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ID</text:p>
          </table:table-cell>
          <table:table-cell office:value-type="string">
            <text:p>英文名稱</text:p>
          </table:table-cell>
          <table:table-cell office:value-type="string">
            <text:p>中文名稱</text:p>
          </table:table-cell>
          <table:table-cell office:value-type="string">
            <text:p>圖片</text:p>
          </table:table-cell>
          <table:table-cell office:value-type="string">
            <text:p>中國大陸譯名</text:p>
          </table:table-cell>
          <table:table-cell office:value-type="string">
            <text:p>更新日期</text:p>
          </table:table-cell>
        </table:table-row>
        <table:table-row>
          <table:table-cell office:value-type="string">
            <text:p>1251100</text:p>
          </table:table-cell>
          <table:table-cell office:value-type="string">
            <text:p>[absolute] frequency deviation</text:p>
          </table:table-cell>
          <table:table-cell office:value-type="string">
            <text:p>（絕對）頻（率偏）差</text:p>
          </table:table-cell>
          <table:table-cell office:value-type="string">
            <text:p/>
          </table:table-cell>
          <table:table-cell office:value-type="string">
            <text:p>[绝对]频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01</text:p>
          </table:table-cell>
          <table:table-cell office:value-type="string">
            <text:p>[absolute] permeability</text:p>
          </table:table-cell>
          <table:table-cell office:value-type="string">
            <text:p>（絕對）磁導率</text:p>
          </table:table-cell>
          <table:table-cell office:value-type="string">
            <text:p/>
          </table:table-cell>
          <table:table-cell office:value-type="string">
            <text:p>[绝对]磁导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02</text:p>
          </table:table-cell>
          <table:table-cell office:value-type="string">
            <text:p>[absolute] permeability of vacuum</text:p>
          </table:table-cell>
          <table:table-cell office:value-type="string">
            <text:p>真空（絕對）磁導率</text:p>
          </table:table-cell>
          <table:table-cell office:value-type="string">
            <text:p/>
          </table:table-cell>
          <table:table-cell office:value-type="string">
            <text:p>真空[绝对]磁导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03</text:p>
          </table:table-cell>
          <table:table-cell office:value-type="string">
            <text:p>[absolute] permittivity</text:p>
          </table:table-cell>
          <table:table-cell office:value-type="string">
            <text:p>（絕對）電容率 ；（絕對）介電係數</text:p>
          </table:table-cell>
          <table:table-cell office:value-type="string">
            <text:p/>
          </table:table-cell>
          <table:table-cell office:value-type="string">
            <text:p>[绝对]电容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04</text:p>
          </table:table-cell>
          <table:table-cell office:value-type="string">
            <text:p>[absorbed] dose ratemeter</text:p>
          </table:table-cell>
          <table:table-cell office:value-type="string">
            <text:p>吸收劑量率儀</text:p>
          </table:table-cell>
          <table:table-cell office:value-type="string">
            <text:p/>
          </table:table-cell>
          <table:table-cell office:value-type="string">
            <text:p>吸收剂量率仪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05</text:p>
          </table:table-cell>
          <table:table-cell office:value-type="string">
            <text:p>[accelerated] ageing test</text:p>
          </table:table-cell>
          <table:table-cell office:value-type="string">
            <text:p>（加速）老化試驗</text:p>
          </table:table-cell>
          <table:table-cell office:value-type="string">
            <text:p/>
          </table:table-cell>
          <table:table-cell office:value-type="string">
            <text:p>[加速]老化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06</text:p>
          </table:table-cell>
          <table:table-cell office:value-type="string">
            <text:p>[actinic] erythema</text:p>
          </table:table-cell>
          <table:table-cell office:value-type="string">
            <text:p>（光化學）紅斑</text:p>
          </table:table-cell>
          <table:table-cell office:value-type="string">
            <text:p/>
          </table:table-cell>
          <table:table-cell office:value-type="string">
            <text:p>[光化学]红斑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08</text:p>
          </table:table-cell>
          <table:table-cell office:value-type="string">
            <text:p>[aircraft] navigation lights</text:p>
          </table:table-cell>
          <table:table-cell office:value-type="string">
            <text:p>（飛機）導航燈</text:p>
          </table:table-cell>
          <table:table-cell office:value-type="string">
            <text:p/>
          </table:table-cell>
          <table:table-cell office:value-type="string">
            <text:p>[飞机]航行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09</text:p>
          </table:table-cell>
          <table:table-cell office:value-type="string">
            <text:p>[ammonia] absorber</text:p>
          </table:table-cell>
          <table:table-cell office:value-type="string">
            <text:p>（氨氣）吸收器</text:p>
          </table:table-cell>
          <table:table-cell office:value-type="string">
            <text:p/>
          </table:table-cell>
          <table:table-cell office:value-type="string">
            <text:p>[氨气]吸收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10</text:p>
          </table:table-cell>
          <table:table-cell office:value-type="string">
            <text:p>[ammonia] generator</text:p>
          </table:table-cell>
          <table:table-cell office:value-type="string">
            <text:p>（氨氣）產生器</text:p>
          </table:table-cell>
          <table:table-cell office:value-type="string">
            <text:p/>
          </table:table-cell>
          <table:table-cell office:value-type="string">
            <text:p>[氨气]发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11</text:p>
          </table:table-cell>
          <table:table-cell office:value-type="string">
            <text:p>[analogue] magnetic recorder</text:p>
          </table:table-cell>
          <table:table-cell office:value-type="string">
            <text:p>（模擬）磁記錄儀</text:p>
          </table:table-cell>
          <table:table-cell office:value-type="string">
            <text:p/>
          </table:table-cell>
          <table:table-cell office:value-type="string">
            <text:p>[模拟]磁记录仪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12</text:p>
          </table:table-cell>
          <table:table-cell office:value-type="string">
            <text:p>[arc] current zero period</text:p>
          </table:table-cell>
          <table:table-cell office:value-type="string">
            <text:p>（電弧）電流零區</text:p>
          </table:table-cell>
          <table:table-cell office:value-type="string">
            <text:p/>
          </table:table-cell>
          <table:table-cell office:value-type="string">
            <text:p>[电弧]电流零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14</text:p>
          </table:table-cell>
          <table:table-cell office:value-type="string">
            <text:p>[biological] shield</text:p>
          </table:table-cell>
          <table:table-cell office:value-type="string">
            <text:p>生物遮罩（體）</text:p>
          </table:table-cell>
          <table:table-cell office:value-type="string">
            <text:p/>
          </table:table-cell>
          <table:table-cell office:value-type="string">
            <text:p>生物屏蔽[体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15</text:p>
          </table:table-cell>
          <table:table-cell office:value-type="string">
            <text:p>[brush holder] rocker gear</text:p>
          </table:table-cell>
          <table:table-cell office:value-type="string">
            <text:p>（刷握）架調節裝置</text:p>
          </table:table-cell>
          <table:table-cell office:value-type="string">
            <text:p/>
          </table:table-cell>
          <table:table-cell office:value-type="string">
            <text:p>[刷握]架调节装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16</text:p>
          </table:table-cell>
          <table:table-cell office:value-type="string">
            <text:p>[brush holder] rocker yoke</text:p>
          </table:table-cell>
          <table:table-cell office:value-type="string">
            <text:p>（刷握）架座</text:p>
          </table:table-cell>
          <table:table-cell office:value-type="string">
            <text:p/>
          </table:table-cell>
          <table:table-cell office:value-type="string">
            <text:p>[刷握]架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17</text:p>
          </table:table-cell>
          <table:table-cell office:value-type="string">
            <text:p>[cell] electrode</text:p>
          </table:table-cell>
          <table:table-cell office:value-type="string">
            <text:p>（單體電池）電極</text:p>
          </table:table-cell>
          <table:table-cell office:value-type="string">
            <text:p/>
          </table:table-cell>
          <table:table-cell office:value-type="string">
            <text:p>[单体电池]电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18</text:p>
          </table:table-cell>
          <table:table-cell office:value-type="string">
            <text:p>[cell] source voltage</text:p>
          </table:table-cell>
          <table:table-cell office:value-type="string">
            <text:p>（電池）源電壓</text:p>
          </table:table-cell>
          <table:table-cell office:value-type="string">
            <text:p/>
          </table:table-cell>
          <table:table-cell office:value-type="string">
            <text:p>[电池]源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19</text:p>
          </table:table-cell>
          <table:table-cell office:value-type="string">
            <text:p>[charge] carrier</text:p>
          </table:table-cell>
          <table:table-cell office:value-type="string">
            <text:p>載體</text:p>
          </table:table-cell>
          <table:table-cell office:value-type="string">
            <text:p/>
          </table:table-cell>
          <table:table-cell office:value-type="string">
            <text:p>载流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20</text:p>
          </table:table-cell>
          <table:table-cell office:value-type="string">
            <text:p>[circuit] valve</text:p>
          </table:table-cell>
          <table:table-cell office:value-type="string">
            <text:p>（電路）閥</text:p>
          </table:table-cell>
          <table:table-cell office:value-type="string">
            <text:p/>
          </table:table-cell>
          <table:table-cell office:value-type="string">
            <text:p>[电路]阀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21</text:p>
          </table:table-cell>
          <table:table-cell office:value-type="string">
            <text:p>[cleaner] nozzle</text:p>
          </table:table-cell>
          <table:table-cell office:value-type="string">
            <text:p>（吸塵器）吸嘴</text:p>
          </table:table-cell>
          <table:table-cell office:value-type="string">
            <text:p/>
          </table:table-cell>
          <table:table-cell office:value-type="string">
            <text:p>[吸尘器]吸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22</text:p>
          </table:table-cell>
          <table:table-cell office:value-type="string">
            <text:p>[commutation] margin angle</text:p>
          </table:table-cell>
          <table:table-cell office:value-type="string">
            <text:p>裕度角</text:p>
          </table:table-cell>
          <table:table-cell office:value-type="string">
            <text:p/>
          </table:table-cell>
          <table:table-cell office:value-type="string">
            <text:p>裕度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23</text:p>
          </table:table-cell>
          <table:table-cell office:value-type="string">
            <text:p>[compressed] air brake</text:p>
          </table:table-cell>
          <table:table-cell office:value-type="string">
            <text:p>（壓縮）空氣制動</text:p>
          </table:table-cell>
          <table:table-cell office:value-type="string">
            <text:p/>
          </table:table-cell>
          <table:table-cell office:value-type="string">
            <text:p>[压缩]空气制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24</text:p>
          </table:table-cell>
          <table:table-cell office:value-type="string">
            <text:p>[contact] bouncing</text:p>
          </table:table-cell>
          <table:table-cell office:value-type="string">
            <text:p>（觸點）回跳</text:p>
          </table:table-cell>
          <table:table-cell office:value-type="string">
            <text:p/>
          </table:table-cell>
          <table:table-cell office:value-type="string">
            <text:p>[触点]回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26</text:p>
          </table:table-cell>
          <table:table-cell office:value-type="string">
            <text:p>[d.c.] high-speed circuit-breaker</text:p>
          </table:table-cell>
          <table:table-cell office:value-type="string">
            <text:p>（直流）高速斷路器</text:p>
          </table:table-cell>
          <table:table-cell office:value-type="string">
            <text:p/>
          </table:table-cell>
          <table:table-cell office:value-type="string">
            <text:p>[直流]高速断路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27</text:p>
          </table:table-cell>
          <table:table-cell office:value-type="string">
            <text:p>[d.c.] main generator</text:p>
          </table:table-cell>
          <table:table-cell office:value-type="string">
            <text:p>（直流）主發電機</text:p>
          </table:table-cell>
          <table:table-cell office:value-type="string">
            <text:p/>
          </table:table-cell>
          <table:table-cell office:value-type="string">
            <text:p>[直流]主发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28</text:p>
          </table:table-cell>
          <table:table-cell office:value-type="string">
            <text:p>[dielectric] loss index</text:p>
          </table:table-cell>
          <table:table-cell office:value-type="string">
            <text:p>（介質）損耗指數</text:p>
          </table:table-cell>
          <table:table-cell office:value-type="string">
            <text:p/>
          </table:table-cell>
          <table:table-cell office:value-type="string">
            <text:p>[介质]损耗指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29</text:p>
          </table:table-cell>
          <table:table-cell office:value-type="string">
            <text:p>[dish washer] rated dishwasher capacity</text:p>
          </table:table-cell>
          <table:table-cell office:value-type="string">
            <text:p>（洗碗機）額定洗滌容量</text:p>
          </table:table-cell>
          <table:table-cell office:value-type="string">
            <text:p/>
          </table:table-cell>
          <table:table-cell office:value-type="string">
            <text:p>[洗碗机]额定洗涤容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30</text:p>
          </table:table-cell>
          <table:table-cell office:value-type="string">
            <text:p>[dryer] cycle</text:p>
          </table:table-cell>
          <table:table-cell office:value-type="string">
            <text:p>（乾衣機）週期</text:p>
          </table:table-cell>
          <table:table-cell office:value-type="string">
            <text:p/>
          </table:table-cell>
          <table:table-cell office:value-type="string">
            <text:p>[干衣机]周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31</text:p>
          </table:table-cell>
          <table:table-cell office:value-type="string">
            <text:p>[dryer] rated capacity</text:p>
          </table:table-cell>
          <table:table-cell office:value-type="string">
            <text:p>（乾衣機）額定容量</text:p>
          </table:table-cell>
          <table:table-cell office:value-type="string">
            <text:p/>
          </table:table-cell>
          <table:table-cell office:value-type="string">
            <text:p>[干衣机]额定容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32</text:p>
          </table:table-cell>
          <table:table-cell office:value-type="string">
            <text:p>[effective] field ratio</text:p>
          </table:table-cell>
          <table:table-cell office:value-type="string">
            <text:p>（有效）勵磁率</text:p>
          </table:table-cell>
          <table:table-cell office:value-type="string">
            <text:p/>
          </table:table-cell>
          <table:table-cell office:value-type="string">
            <text:p>[有效]励磁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33</text:p>
          </table:table-cell>
          <table:table-cell office:value-type="string">
            <text:p>[effective] touch voltage</text:p>
          </table:table-cell>
          <table:table-cell office:value-type="string">
            <text:p>（有效）接觸電壓</text:p>
          </table:table-cell>
          <table:table-cell office:value-type="string">
            <text:p/>
          </table:table-cell>
          <table:table-cell office:value-type="string">
            <text:p>[有效]接触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34</text:p>
          </table:table-cell>
          <table:table-cell office:value-type="string">
            <text:p>[electomagnetic] compatibility margin</text:p>
          </table:table-cell>
          <table:table-cell office:value-type="string">
            <text:p>（電磁）相容裕量</text:p>
          </table:table-cell>
          <table:table-cell office:value-type="string">
            <text:p/>
          </table:table-cell>
          <table:table-cell office:value-type="string">
            <text:p>[电磁]兼容裕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35</text:p>
          </table:table-cell>
          <table:table-cell office:value-type="string">
            <text:p>[electric] actuator</text:p>
          </table:table-cell>
          <table:table-cell office:value-type="string">
            <text:p>（電）執行器</text:p>
          </table:table-cell>
          <table:table-cell office:value-type="string">
            <text:p/>
          </table:table-cell>
          <table:table-cell office:value-type="string">
            <text:p>[电]执行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36</text:p>
          </table:table-cell>
          <table:table-cell office:value-type="string">
            <text:p>[electric] arc</text:p>
          </table:table-cell>
          <table:table-cell office:value-type="string">
            <text:p>（電）弧</text:p>
          </table:table-cell>
          <table:table-cell office:value-type="string">
            <text:p/>
          </table:table-cell>
          <table:table-cell office:value-type="string">
            <text:p>[电]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37</text:p>
          </table:table-cell>
          <table:table-cell office:value-type="string">
            <text:p>[electric] blanket</text:p>
          </table:table-cell>
          <table:table-cell office:value-type="string">
            <text:p>電熱毯</text:p>
          </table:table-cell>
          <table:table-cell office:value-type="string">
            <text:p/>
          </table:table-cell>
          <table:table-cell office:value-type="string">
            <text:p>电热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38</text:p>
          </table:table-cell>
          <table:table-cell office:value-type="string">
            <text:p>[electric] breakdown</text:p>
          </table:table-cell>
          <table:table-cell office:value-type="string">
            <text:p>（電氣）擊穿</text:p>
          </table:table-cell>
          <table:table-cell office:value-type="string">
            <text:p/>
          </table:table-cell>
          <table:table-cell office:value-type="string">
            <text:p>[电气]击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39</text:p>
          </table:table-cell>
          <table:table-cell office:value-type="string">
            <text:p>[electric] charging</text:p>
          </table:table-cell>
          <table:table-cell office:value-type="string">
            <text:p>充電</text:p>
          </table:table-cell>
          <table:table-cell office:value-type="string">
            <text:p/>
          </table:table-cell>
          <table:table-cell office:value-type="string">
            <text:p>充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40</text:p>
          </table:table-cell>
          <table:table-cell office:value-type="string">
            <text:p>[electric] circuit [of an electrical installation]</text:p>
          </table:table-cell>
          <table:table-cell office:value-type="string">
            <text:p>（電氣裝置的）電氣回路</text:p>
          </table:table-cell>
          <table:table-cell office:value-type="string">
            <text:p/>
          </table:table-cell>
          <table:table-cell office:value-type="string">
            <text:p>[电气装置的]电气回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41</text:p>
          </table:table-cell>
          <table:table-cell office:value-type="string">
            <text:p>[electric] coffee grinder</text:p>
          </table:table-cell>
          <table:table-cell office:value-type="string">
            <text:p>電動咖啡磨碎機</text:p>
          </table:table-cell>
          <table:table-cell office:value-type="string">
            <text:p/>
          </table:table-cell>
          <table:table-cell office:value-type="string">
            <text:p>电动咖啡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42</text:p>
          </table:table-cell>
          <table:table-cell office:value-type="string">
            <text:p>[electric] coffee maker</text:p>
          </table:table-cell>
          <table:table-cell office:value-type="string">
            <text:p>電咖啡壺</text:p>
          </table:table-cell>
          <table:table-cell office:value-type="string">
            <text:p/>
          </table:table-cell>
          <table:table-cell office:value-type="string">
            <text:p>电咖啡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43</text:p>
          </table:table-cell>
          <table:table-cell office:value-type="string">
            <text:p>[electric] coffee mill</text:p>
          </table:table-cell>
          <table:table-cell office:value-type="string">
            <text:p>電動咖啡碾</text:p>
          </table:table-cell>
          <table:table-cell office:value-type="string">
            <text:p/>
          </table:table-cell>
          <table:table-cell office:value-type="string">
            <text:p>电动咖啡碾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44</text:p>
          </table:table-cell>
          <table:table-cell office:value-type="string">
            <text:p>[electric] discharge</text:p>
          </table:table-cell>
          <table:table-cell office:value-type="string">
            <text:p>放電</text:p>
          </table:table-cell>
          <table:table-cell office:value-type="string">
            <text:p/>
          </table:table-cell>
          <table:table-cell office:value-type="string">
            <text:p>放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45</text:p>
          </table:table-cell>
          <table:table-cell office:value-type="string">
            <text:p>[electric] kettle</text:p>
          </table:table-cell>
          <table:table-cell office:value-type="string">
            <text:p>電水壺</text:p>
          </table:table-cell>
          <table:table-cell office:value-type="string">
            <text:p/>
          </table:table-cell>
          <table:table-cell office:value-type="string">
            <text:p>电水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46</text:p>
          </table:table-cell>
          <table:table-cell office:value-type="string">
            <text:p>[electric] motor coach</text:p>
          </table:table-cell>
          <table:table-cell office:value-type="string">
            <text:p>電動客車</text:p>
          </table:table-cell>
          <table:table-cell office:value-type="string">
            <text:p/>
          </table:table-cell>
          <table:table-cell office:value-type="string">
            <text:p>电动客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47</text:p>
          </table:table-cell>
          <table:table-cell office:value-type="string">
            <text:p>[electric] motor luggage car</text:p>
          </table:table-cell>
          <table:table-cell office:value-type="string">
            <text:p>電動行李車</text:p>
          </table:table-cell>
          <table:table-cell office:value-type="string">
            <text:p/>
          </table:table-cell>
          <table:table-cell office:value-type="string">
            <text:p>电动行李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48</text:p>
          </table:table-cell>
          <table:table-cell office:value-type="string">
            <text:p>[electric] motor train unit</text:p>
          </table:table-cell>
          <table:table-cell office:value-type="string">
            <text:p>電動車組</text:p>
          </table:table-cell>
          <table:table-cell office:value-type="string">
            <text:p/>
          </table:table-cell>
          <table:table-cell office:value-type="string">
            <text:p>电动车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49</text:p>
          </table:table-cell>
          <table:table-cell office:value-type="string">
            <text:p>[electric] motor vehicle</text:p>
          </table:table-cell>
          <table:table-cell office:value-type="string">
            <text:p>電動車輛</text:p>
          </table:table-cell>
          <table:table-cell office:value-type="string">
            <text:p/>
          </table:table-cell>
          <table:table-cell office:value-type="string">
            <text:p>电动车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50</text:p>
          </table:table-cell>
          <table:table-cell office:value-type="string">
            <text:p>[electric] overblanket</text:p>
          </table:table-cell>
          <table:table-cell office:value-type="string">
            <text:p>電熱被</text:p>
          </table:table-cell>
          <table:table-cell office:value-type="string">
            <text:p/>
          </table:table-cell>
          <table:table-cell office:value-type="string">
            <text:p>电热被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51</text:p>
          </table:table-cell>
          <table:table-cell office:value-type="string">
            <text:p>[electric] potential difference</text:p>
          </table:table-cell>
          <table:table-cell office:value-type="string">
            <text:p>電位差；電勢差</text:p>
          </table:table-cell>
          <table:table-cell office:value-type="string">
            <text:p/>
          </table:table-cell>
          <table:table-cell office:value-type="string">
            <text:p>电位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52</text:p>
          </table:table-cell>
          <table:table-cell office:value-type="string">
            <text:p>[electric] refrigerator</text:p>
          </table:table-cell>
          <table:table-cell office:value-type="string">
            <text:p>（電）冰箱</text:p>
          </table:table-cell>
          <table:table-cell office:value-type="string">
            <text:p/>
          </table:table-cell>
          <table:table-cell office:value-type="string">
            <text:p>[电]冰箱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53</text:p>
          </table:table-cell>
          <table:table-cell office:value-type="string">
            <text:p>[electric] resolver</text:p>
          </table:table-cell>
          <table:table-cell office:value-type="string">
            <text:p>旋轉變壓器</text:p>
          </table:table-cell>
          <table:table-cell office:value-type="string">
            <text:p/>
          </table:table-cell>
          <table:table-cell office:value-type="string">
            <text:p>旋转变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54</text:p>
          </table:table-cell>
          <table:table-cell office:value-type="string">
            <text:p>[electric] sensor</text:p>
          </table:table-cell>
          <table:table-cell office:value-type="string">
            <text:p>敏感元件</text:p>
          </table:table-cell>
          <table:table-cell office:value-type="string">
            <text:p/>
          </table:table-cell>
          <table:table-cell office:value-type="string">
            <text:p>敏感元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55</text:p>
          </table:table-cell>
          <table:table-cell office:value-type="string">
            <text:p>[electric] shoe polisher</text:p>
          </table:table-cell>
          <table:table-cell office:value-type="string">
            <text:p>（電動）擦鞋機</text:p>
          </table:table-cell>
          <table:table-cell office:value-type="string">
            <text:p/>
          </table:table-cell>
          <table:table-cell office:value-type="string">
            <text:p>[电动]擦鞋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56</text:p>
          </table:table-cell>
          <table:table-cell office:value-type="string">
            <text:p>[electric] shunt</text:p>
          </table:table-cell>
          <table:table-cell office:value-type="string">
            <text:p>（電）分流器</text:p>
          </table:table-cell>
          <table:table-cell office:value-type="string">
            <text:p/>
          </table:table-cell>
          <table:table-cell office:value-type="string">
            <text:p>[电]分流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57</text:p>
          </table:table-cell>
          <table:table-cell office:value-type="string">
            <text:p>[electric] tea kettle</text:p>
          </table:table-cell>
          <table:table-cell office:value-type="string">
            <text:p>電茶壺</text:p>
          </table:table-cell>
          <table:table-cell office:value-type="string">
            <text:p/>
          </table:table-cell>
          <table:table-cell office:value-type="string">
            <text:p>电茶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58</text:p>
          </table:table-cell>
          <table:table-cell office:value-type="string">
            <text:p>[electric] tin opener</text:p>
          </table:table-cell>
          <table:table-cell office:value-type="string">
            <text:p>（電動）開罐頭器</text:p>
          </table:table-cell>
          <table:table-cell office:value-type="string">
            <text:p/>
          </table:table-cell>
          <table:table-cell office:value-type="string">
            <text:p>[电动]开罐头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59</text:p>
          </table:table-cell>
          <table:table-cell office:value-type="string">
            <text:p>[electric] tramway</text:p>
          </table:table-cell>
          <table:table-cell office:value-type="string">
            <text:p>有軌電車運輸方式</text:p>
          </table:table-cell>
          <table:table-cell office:value-type="string">
            <text:p/>
          </table:table-cell>
          <table:table-cell office:value-type="string">
            <text:p>有轨电车运输方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60</text:p>
          </table:table-cell>
          <table:table-cell office:value-type="string">
            <text:p>[electric] transducer</text:p>
          </table:table-cell>
          <table:table-cell office:value-type="string">
            <text:p>（電）感測器</text:p>
          </table:table-cell>
          <table:table-cell office:value-type="string">
            <text:p/>
          </table:table-cell>
          <table:table-cell office:value-type="string">
            <text:p>[电]传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61</text:p>
          </table:table-cell>
          <table:table-cell office:value-type="string">
            <text:p>[electric] underblanket</text:p>
          </table:table-cell>
          <table:table-cell office:value-type="string">
            <text:p>電熱褥</text:p>
          </table:table-cell>
          <table:table-cell office:value-type="string">
            <text:p/>
          </table:table-cell>
          <table:table-cell office:value-type="string">
            <text:p>电热褥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62</text:p>
          </table:table-cell>
          <table:table-cell office:value-type="string">
            <text:p>[electrical measuring] transducer</text:p>
          </table:table-cell>
          <table:table-cell office:value-type="string">
            <text:p>（電測量）變送器</text:p>
          </table:table-cell>
          <table:table-cell office:value-type="string">
            <text:p/>
          </table:table-cell>
          <table:table-cell office:value-type="string">
            <text:p>[电测量]变送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63</text:p>
          </table:table-cell>
          <table:table-cell office:value-type="string">
            <text:p>[electrical] insulating material</text:p>
          </table:table-cell>
          <table:table-cell office:value-type="string">
            <text:p>（電氣）絕緣材料</text:p>
          </table:table-cell>
          <table:table-cell office:value-type="string">
            <text:p/>
          </table:table-cell>
          <table:table-cell office:value-type="string">
            <text:p>[电气]绝缘材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64</text:p>
          </table:table-cell>
          <table:table-cell office:value-type="string">
            <text:p>[electrical] relay</text:p>
          </table:table-cell>
          <table:table-cell office:value-type="string">
            <text:p>（電氣）繼電器</text:p>
          </table:table-cell>
          <table:table-cell office:value-type="string">
            <text:p/>
          </table:table-cell>
          <table:table-cell office:value-type="string">
            <text:p>[电气]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65</text:p>
          </table:table-cell>
          <table:table-cell office:value-type="string">
            <text:p>[electrical] separation</text:p>
          </table:table-cell>
          <table:table-cell office:value-type="string">
            <text:p>電氣分隔</text:p>
          </table:table-cell>
          <table:table-cell office:value-type="string">
            <text:p/>
          </table:table-cell>
          <table:table-cell office:value-type="string">
            <text:p>电气分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66</text:p>
          </table:table-cell>
          <table:table-cell office:value-type="string">
            <text:p>[electrical] winding</text:p>
          </table:table-cell>
          <table:table-cell office:value-type="string">
            <text:p>（電氣）繞組</text:p>
          </table:table-cell>
          <table:table-cell office:value-type="string">
            <text:p/>
          </table:table-cell>
          <table:table-cell office:value-type="string">
            <text:p>[电气]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67</text:p>
          </table:table-cell>
          <table:table-cell office:value-type="string">
            <text:p>[electrically] instructed person</text:p>
          </table:table-cell>
          <table:table-cell office:value-type="string">
            <text:p>受過培訓的（電氣）人員</text:p>
          </table:table-cell>
          <table:table-cell office:value-type="string">
            <text:p/>
          </table:table-cell>
          <table:table-cell office:value-type="string">
            <text:p>受过培训的[电气]人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68</text:p>
          </table:table-cell>
          <table:table-cell office:value-type="string">
            <text:p>[electrically] protective barrier</text:p>
          </table:table-cell>
          <table:table-cell office:value-type="string">
            <text:p>（電氣）保護遮欄</text:p>
          </table:table-cell>
          <table:table-cell office:value-type="string">
            <text:p/>
          </table:table-cell>
          <table:table-cell office:value-type="string">
            <text:p>[电气]保护遮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69</text:p>
          </table:table-cell>
          <table:table-cell office:value-type="string">
            <text:p>[electrically] protective enclosure</text:p>
          </table:table-cell>
          <table:table-cell office:value-type="string">
            <text:p>（電氣）保護外殼</text:p>
          </table:table-cell>
          <table:table-cell office:value-type="string">
            <text:p/>
          </table:table-cell>
          <table:table-cell office:value-type="string">
            <text:p>[电气]保护外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70</text:p>
          </table:table-cell>
          <table:table-cell office:value-type="string">
            <text:p>[electrically] protective obstacle</text:p>
          </table:table-cell>
          <table:table-cell office:value-type="string">
            <text:p>（電氣）保護阻擋物</text:p>
          </table:table-cell>
          <table:table-cell office:value-type="string">
            <text:p/>
          </table:table-cell>
          <table:table-cell office:value-type="string">
            <text:p>[电气]保护阻挡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71</text:p>
          </table:table-cell>
          <table:table-cell office:value-type="string">
            <text:p>[electrically] protective screen, [electrically] protective shield</text:p>
          </table:table-cell>
          <table:table-cell office:value-type="string">
            <text:p>（電氣）保護遮罩（體）</text:p>
          </table:table-cell>
          <table:table-cell office:value-type="string">
            <text:p/>
          </table:table-cell>
          <table:table-cell office:value-type="string">
            <text:p>[电气]保护屏蔽[体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72</text:p>
          </table:table-cell>
          <table:table-cell office:value-type="string">
            <text:p>[electrically] protective screening, [electrically] protective shielding</text:p>
          </table:table-cell>
          <table:table-cell office:value-type="string">
            <text:p>（電氣）保護遮罩</text:p>
          </table:table-cell>
          <table:table-cell office:value-type="string">
            <text:p/>
          </table:table-cell>
          <table:table-cell office:value-type="string">
            <text:p>[电气]保护屏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73</text:p>
          </table:table-cell>
          <table:table-cell office:value-type="string">
            <text:p>[electrically] protective separation</text:p>
          </table:table-cell>
          <table:table-cell office:value-type="string">
            <text:p>（電氣）保護分隔</text:p>
          </table:table-cell>
          <table:table-cell office:value-type="string">
            <text:p/>
          </table:table-cell>
          <table:table-cell office:value-type="string">
            <text:p>[电气]保护分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74</text:p>
          </table:table-cell>
          <table:table-cell office:value-type="string">
            <text:p>[electrically] skilled person</text:p>
          </table:table-cell>
          <table:table-cell office:value-type="string">
            <text:p>熟練（電氣）技術人員</text:p>
          </table:table-cell>
          <table:table-cell office:value-type="string">
            <text:p/>
          </table:table-cell>
          <table:table-cell office:value-type="string">
            <text:p>熟练[电气]技术人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75</text:p>
          </table:table-cell>
          <table:table-cell office:value-type="string">
            <text:p>[electrochemical] cell</text:p>
          </table:table-cell>
          <table:table-cell office:value-type="string">
            <text:p>（電化學）電池</text:p>
          </table:table-cell>
          <table:table-cell office:value-type="string">
            <text:p/>
          </table:table-cell>
          <table:table-cell office:value-type="string">
            <text:p>[电化学]电池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76</text:p>
          </table:table-cell>
          <table:table-cell office:value-type="string">
            <text:p>[electrochemical] immunity</text:p>
          </table:table-cell>
          <table:table-cell office:value-type="string">
            <text:p>（電化學）免疫</text:p>
          </table:table-cell>
          <table:table-cell office:value-type="string">
            <text:p/>
          </table:table-cell>
          <table:table-cell office:value-type="string">
            <text:p>[电化学]免疫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77</text:p>
          </table:table-cell>
          <table:table-cell office:value-type="string">
            <text:p>[electrochemical] migration</text:p>
          </table:table-cell>
          <table:table-cell office:value-type="string">
            <text:p>（電化學）遷移</text:p>
          </table:table-cell>
          <table:table-cell office:value-type="string">
            <text:p/>
          </table:table-cell>
          <table:table-cell office:value-type="string">
            <text:p>[电化学]迁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78</text:p>
          </table:table-cell>
          <table:table-cell office:value-type="string">
            <text:p>[electrochemical] passivity</text:p>
          </table:table-cell>
          <table:table-cell office:value-type="string">
            <text:p>（電化學）鈍態</text:p>
          </table:table-cell>
          <table:table-cell office:value-type="string">
            <text:p/>
          </table:table-cell>
          <table:table-cell office:value-type="string">
            <text:p>[电化学]钝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79</text:p>
          </table:table-cell>
          <table:table-cell office:value-type="string">
            <text:p>[electrochemical] separator</text:p>
          </table:table-cell>
          <table:table-cell office:value-type="string">
            <text:p>（電化學）隔板</text:p>
          </table:table-cell>
          <table:table-cell office:value-type="string">
            <text:p/>
          </table:table-cell>
          <table:table-cell office:value-type="string">
            <text:p>[电化学]隔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80</text:p>
          </table:table-cell>
          <table:table-cell office:value-type="string">
            <text:p>[electrochemically] active material</text:p>
          </table:table-cell>
          <table:table-cell office:value-type="string">
            <text:p>（電化學）活性物質</text:p>
          </table:table-cell>
          <table:table-cell office:value-type="string">
            <text:p/>
          </table:table-cell>
          <table:table-cell office:value-type="string">
            <text:p>[电化学]活性物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81</text:p>
          </table:table-cell>
          <table:table-cell office:value-type="string">
            <text:p>[electromagnetic] compatibility level</text:p>
          </table:table-cell>
          <table:table-cell office:value-type="string">
            <text:p>（電磁）相容性電平</text:p>
          </table:table-cell>
          <table:table-cell office:value-type="string">
            <text:p/>
          </table:table-cell>
          <table:table-cell office:value-type="string">
            <text:p>[电磁]兼容性电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82</text:p>
          </table:table-cell>
          <table:table-cell office:value-type="string">
            <text:p>[electromagnetic] disturbance level</text:p>
          </table:table-cell>
          <table:table-cell office:value-type="string">
            <text:p>（電磁）騷擾電平</text:p>
          </table:table-cell>
          <table:table-cell office:value-type="string">
            <text:p/>
          </table:table-cell>
          <table:table-cell office:value-type="string">
            <text:p>[电磁]骚扰电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83</text:p>
          </table:table-cell>
          <table:table-cell office:value-type="string">
            <text:p>[electromagnetic] emission</text:p>
          </table:table-cell>
          <table:table-cell office:value-type="string">
            <text:p>（電磁）發射</text:p>
          </table:table-cell>
          <table:table-cell office:value-type="string">
            <text:p/>
          </table:table-cell>
          <table:table-cell office:value-type="string">
            <text:p>[电磁]发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84</text:p>
          </table:table-cell>
          <table:table-cell office:value-type="string">
            <text:p>[electromagnetic] radiation</text:p>
          </table:table-cell>
          <table:table-cell office:value-type="string">
            <text:p>（電磁）輻射</text:p>
          </table:table-cell>
          <table:table-cell office:value-type="string">
            <text:p/>
          </table:table-cell>
          <table:table-cell office:value-type="string">
            <text:p>[电磁]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85</text:p>
          </table:table-cell>
          <table:table-cell office:value-type="string">
            <text:p>[electron beam] oscilloscope</text:p>
          </table:table-cell>
          <table:table-cell office:value-type="string">
            <text:p>（電子束）示波器</text:p>
          </table:table-cell>
          <table:table-cell office:value-type="string">
            <text:p/>
          </table:table-cell>
          <table:table-cell office:value-type="string">
            <text:p>[电子束]示波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86</text:p>
          </table:table-cell>
          <table:table-cell office:value-type="string">
            <text:p>[electron] avalanche</text:p>
          </table:table-cell>
          <table:table-cell office:value-type="string">
            <text:p>（電子）雪崩</text:p>
          </table:table-cell>
          <table:table-cell office:value-type="string">
            <text:p/>
          </table:table-cell>
          <table:table-cell office:value-type="string">
            <text:p>[电子]雪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87</text:p>
          </table:table-cell>
          <table:table-cell office:value-type="string">
            <text:p>[electron] pair production</text:p>
          </table:table-cell>
          <table:table-cell office:value-type="string">
            <text:p>電子對產生</text:p>
          </table:table-cell>
          <table:table-cell office:value-type="string">
            <text:p/>
          </table:table-cell>
          <table:table-cell office:value-type="string">
            <text:p>电子对产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88</text:p>
          </table:table-cell>
          <table:table-cell office:value-type="string">
            <text:p>[electronic power] AC conversion</text:p>
          </table:table-cell>
          <table:table-cell office:value-type="string">
            <text:p>（電力電子）交流變流</text:p>
          </table:table-cell>
          <table:table-cell office:value-type="string">
            <text:p/>
          </table:table-cell>
          <table:table-cell office:value-type="string">
            <text:p>[电力电子]交流变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89</text:p>
          </table:table-cell>
          <table:table-cell office:value-type="string">
            <text:p>[electronic power] conversion</text:p>
          </table:table-cell>
          <table:table-cell office:value-type="string">
            <text:p>（電力電子）變流</text:p>
          </table:table-cell>
          <table:table-cell office:value-type="string">
            <text:p/>
          </table:table-cell>
          <table:table-cell office:value-type="string">
            <text:p>[电力电子]变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90</text:p>
          </table:table-cell>
          <table:table-cell office:value-type="string">
            <text:p>[electronic power] convertor</text:p>
          </table:table-cell>
          <table:table-cell office:value-type="string">
            <text:p>（電力電子）變流器</text:p>
          </table:table-cell>
          <table:table-cell office:value-type="string">
            <text:p/>
          </table:table-cell>
          <table:table-cell office:value-type="string">
            <text:p>[电力电子]变流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91</text:p>
          </table:table-cell>
          <table:table-cell office:value-type="string">
            <text:p>[electronic power] convertor equipment</text:p>
          </table:table-cell>
          <table:table-cell office:value-type="string">
            <text:p>（電力電子）變流設備</text:p>
          </table:table-cell>
          <table:table-cell office:value-type="string">
            <text:p/>
          </table:table-cell>
          <table:table-cell office:value-type="string">
            <text:p>[电力电子]变流设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92</text:p>
          </table:table-cell>
          <table:table-cell office:value-type="string">
            <text:p>[electronic power] DC conversion</text:p>
          </table:table-cell>
          <table:table-cell office:value-type="string">
            <text:p>（電力電子）直流變流</text:p>
          </table:table-cell>
          <table:table-cell office:value-type="string">
            <text:p/>
          </table:table-cell>
          <table:table-cell office:value-type="string">
            <text:p>[电力电子]直流变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93</text:p>
          </table:table-cell>
          <table:table-cell office:value-type="string">
            <text:p>[electronic power] inversion</text:p>
          </table:table-cell>
          <table:table-cell office:value-type="string">
            <text:p>（電力電子）逆變</text:p>
          </table:table-cell>
          <table:table-cell office:value-type="string">
            <text:p/>
          </table:table-cell>
          <table:table-cell office:value-type="string">
            <text:p>[电力电子]逆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94</text:p>
          </table:table-cell>
          <table:table-cell office:value-type="string">
            <text:p>[electronic power] inverter</text:p>
          </table:table-cell>
          <table:table-cell office:value-type="string">
            <text:p>（電力電子）反向器</text:p>
          </table:table-cell>
          <table:table-cell office:value-type="string">
            <text:p/>
          </table:table-cell>
          <table:table-cell office:value-type="string">
            <text:p>[电力电子]逆变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95</text:p>
          </table:table-cell>
          <table:table-cell office:value-type="string">
            <text:p>[electronic power] rectification</text:p>
          </table:table-cell>
          <table:table-cell office:value-type="string">
            <text:p>（電力電子）整流</text:p>
          </table:table-cell>
          <table:table-cell office:value-type="string">
            <text:p/>
          </table:table-cell>
          <table:table-cell office:value-type="string">
            <text:p>[电力电子]整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96</text:p>
          </table:table-cell>
          <table:table-cell office:value-type="string">
            <text:p>[electronic power] rectifier</text:p>
          </table:table-cell>
          <table:table-cell office:value-type="string">
            <text:p>（電力電子）整流器</text:p>
          </table:table-cell>
          <table:table-cell office:value-type="string">
            <text:p/>
          </table:table-cell>
          <table:table-cell office:value-type="string">
            <text:p>[电力电子]整流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97</text:p>
          </table:table-cell>
          <table:table-cell office:value-type="string">
            <text:p>[electronic power] resistance control</text:p>
          </table:table-cell>
          <table:table-cell office:value-type="string">
            <text:p>（電力電子）電阻控制</text:p>
          </table:table-cell>
          <table:table-cell office:value-type="string">
            <text:p/>
          </table:table-cell>
          <table:table-cell office:value-type="string">
            <text:p>[电力电子]电阻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98</text:p>
          </table:table-cell>
          <table:table-cell office:value-type="string">
            <text:p>[electronic power] switching</text:p>
          </table:table-cell>
          <table:table-cell office:value-type="string">
            <text:p>（電力電子）通斷</text:p>
          </table:table-cell>
          <table:table-cell office:value-type="string">
            <text:p/>
          </table:table-cell>
          <table:table-cell office:value-type="string">
            <text:p>[电力电子]通断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199</text:p>
          </table:table-cell>
          <table:table-cell office:value-type="string">
            <text:p>[electronic] [power] converter</text:p>
          </table:table-cell>
          <table:table-cell office:value-type="string">
            <text:p>（電子式）（功率）變流器</text:p>
          </table:table-cell>
          <table:table-cell office:value-type="string">
            <text:p/>
          </table:table-cell>
          <table:table-cell office:value-type="string">
            <text:p>[电子式][功率]变流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00</text:p>
          </table:table-cell>
          <table:table-cell office:value-type="string">
            <text:p>[electronic] AC convertor</text:p>
          </table:table-cell>
          <table:table-cell office:value-type="string">
            <text:p>電子式交流變流器</text:p>
          </table:table-cell>
          <table:table-cell office:value-type="string">
            <text:p/>
          </table:table-cell>
          <table:table-cell office:value-type="string">
            <text:p>交流变流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01</text:p>
          </table:table-cell>
          <table:table-cell office:value-type="string">
            <text:p>[electronic] AC voltage convertor</text:p>
          </table:table-cell>
          <table:table-cell office:value-type="string">
            <text:p>電子式交流電壓變換器</text:p>
          </table:table-cell>
          <table:table-cell office:value-type="string">
            <text:p/>
          </table:table-cell>
          <table:table-cell office:value-type="string">
            <text:p>交流电压变换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02</text:p>
          </table:table-cell>
          <table:table-cell office:value-type="string">
            <text:p>[electronic] DC convertor</text:p>
          </table:table-cell>
          <table:table-cell office:value-type="string">
            <text:p>電子式直流轉換器</text:p>
          </table:table-cell>
          <table:table-cell office:value-type="string">
            <text:p/>
          </table:table-cell>
          <table:table-cell office:value-type="string">
            <text:p>直流变流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03</text:p>
          </table:table-cell>
          <table:table-cell office:value-type="string">
            <text:p>[electronic] frequency convertor</text:p>
          </table:table-cell>
          <table:table-cell office:value-type="string">
            <text:p>（電力電子）變頻器</text:p>
          </table:table-cell>
          <table:table-cell office:value-type="string">
            <text:p/>
          </table:table-cell>
          <table:table-cell office:value-type="string">
            <text:p>[电力电子]变频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04</text:p>
          </table:table-cell>
          <table:table-cell office:value-type="string">
            <text:p>[electronic] phase convertor</text:p>
          </table:table-cell>
          <table:table-cell office:value-type="string">
            <text:p>（電力電子）變相器</text:p>
          </table:table-cell>
          <table:table-cell office:value-type="string">
            <text:p/>
          </table:table-cell>
          <table:table-cell office:value-type="string">
            <text:p>[电力电子]变相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05</text:p>
          </table:table-cell>
          <table:table-cell office:value-type="string">
            <text:p>[electronic] valve</text:p>
          </table:table-cell>
          <table:table-cell office:value-type="string">
            <text:p>（電子）閥</text:p>
          </table:table-cell>
          <table:table-cell office:value-type="string">
            <text:p/>
          </table:table-cell>
          <table:table-cell office:value-type="string">
            <text:p>[电子]阀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06</text:p>
          </table:table-cell>
          <table:table-cell office:value-type="string">
            <text:p>[electronic] valve device</text:p>
          </table:table-cell>
          <table:table-cell office:value-type="string">
            <text:p>（電子）閥器件</text:p>
          </table:table-cell>
          <table:table-cell office:value-type="string">
            <text:p/>
          </table:table-cell>
          <table:table-cell office:value-type="string">
            <text:p>[电子]阀器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07</text:p>
          </table:table-cell>
          <table:table-cell office:value-type="string">
            <text:p>[electronics] [power] conversion</text:p>
          </table:table-cell>
          <table:table-cell office:value-type="string">
            <text:p>（電力）（電子）換流</text:p>
          </table:table-cell>
          <table:table-cell office:value-type="string">
            <text:p/>
          </table:table-cell>
          <table:table-cell office:value-type="string">
            <text:p>[电力][电子]换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08</text:p>
          </table:table-cell>
          <table:table-cell office:value-type="string">
            <text:p>[electronics] [power] inversion</text:p>
          </table:table-cell>
          <table:table-cell office:value-type="string">
            <text:p>（電子式）（功率）逆變</text:p>
          </table:table-cell>
          <table:table-cell office:value-type="string">
            <text:p/>
          </table:table-cell>
          <table:table-cell office:value-type="string">
            <text:p>[电子式][功率]逆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09</text:p>
          </table:table-cell>
          <table:table-cell office:value-type="string">
            <text:p>[electronics] [power] rectification</text:p>
          </table:table-cell>
          <table:table-cell office:value-type="string">
            <text:p>（電子式）（功率）整流</text:p>
          </table:table-cell>
          <table:table-cell office:value-type="string">
            <text:p/>
          </table:table-cell>
          <table:table-cell office:value-type="string">
            <text:p>[电子式][功率]整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10</text:p>
          </table:table-cell>
          <table:table-cell office:value-type="string">
            <text:p>[electronics] [power] resistance control</text:p>
          </table:table-cell>
          <table:table-cell office:value-type="string">
            <text:p>（電子式）（功率）電阻控制</text:p>
          </table:table-cell>
          <table:table-cell office:value-type="string">
            <text:p/>
          </table:table-cell>
          <table:table-cell office:value-type="string">
            <text:p>[电子式][功率]电阻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11</text:p>
          </table:table-cell>
          <table:table-cell office:value-type="string">
            <text:p>[electronics] a.c. [power] conversion</text:p>
          </table:table-cell>
          <table:table-cell office:value-type="string">
            <text:p>（電子式）交流（功率）變流</text:p>
          </table:table-cell>
          <table:table-cell office:value-type="string">
            <text:p/>
          </table:table-cell>
          <table:table-cell office:value-type="string">
            <text:p>[电子式]交流[功率]变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12</text:p>
          </table:table-cell>
          <table:table-cell office:value-type="string">
            <text:p>[electronics] a.c./d.c.[power] conversion</text:p>
          </table:table-cell>
          <table:table-cell office:value-type="string">
            <text:p>（電子式）交流/直流（功率）變流</text:p>
          </table:table-cell>
          <table:table-cell office:value-type="string">
            <text:p/>
          </table:table-cell>
          <table:table-cell office:value-type="string">
            <text:p>[电子式]交流/直流[功率]变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13</text:p>
          </table:table-cell>
          <table:table-cell office:value-type="string">
            <text:p>[electronics] d.c. [power] conversion</text:p>
          </table:table-cell>
          <table:table-cell office:value-type="string">
            <text:p>（電子式）直流（功率）變流</text:p>
          </table:table-cell>
          <table:table-cell office:value-type="string">
            <text:p/>
          </table:table-cell>
          <table:table-cell office:value-type="string">
            <text:p>[电子式]直流[功率]变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14</text:p>
          </table:table-cell>
          <table:table-cell office:value-type="string">
            <text:p>[eletromagnetic] compatibility level</text:p>
          </table:table-cell>
          <table:table-cell office:value-type="string">
            <text:p>（電磁）相容位準</text:p>
          </table:table-cell>
          <table:table-cell office:value-type="string">
            <text:p/>
          </table:table-cell>
          <table:table-cell office:value-type="string">
            <text:p>[电磁]兼容电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15</text:p>
          </table:table-cell>
          <table:table-cell office:value-type="string">
            <text:p>[energy] absorption</text:p>
          </table:table-cell>
          <table:table-cell office:value-type="string">
            <text:p>（能量）吸收</text:p>
          </table:table-cell>
          <table:table-cell office:value-type="string">
            <text:p/>
          </table:table-cell>
          <table:table-cell office:value-type="string">
            <text:p>[能量]吸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16</text:p>
          </table:table-cell>
          <table:table-cell office:value-type="string">
            <text:p>[energy] transducer</text:p>
          </table:table-cell>
          <table:table-cell office:value-type="string">
            <text:p>（能量）轉換器</text:p>
          </table:table-cell>
          <table:table-cell office:value-type="string">
            <text:p/>
          </table:table-cell>
          <table:table-cell office:value-type="string">
            <text:p>[能量]转换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17</text:p>
          </table:table-cell>
          <table:table-cell office:value-type="string">
            <text:p>[equipotential] frame</text:p>
          </table:table-cell>
          <table:table-cell office:value-type="string">
            <text:p>（等電位）機架</text:p>
          </table:table-cell>
          <table:table-cell office:value-type="string">
            <text:p/>
          </table:table-cell>
          <table:table-cell office:value-type="string">
            <text:p>[等电位]机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18</text:p>
          </table:table-cell>
          <table:table-cell office:value-type="string">
            <text:p>[fan] air delivery</text:p>
          </table:table-cell>
          <table:table-cell office:value-type="string">
            <text:p>（風扇）風量</text:p>
          </table:table-cell>
          <table:table-cell office:value-type="string">
            <text:p/>
          </table:table-cell>
          <table:table-cell office:value-type="string">
            <text:p>[电风扇]风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19</text:p>
          </table:table-cell>
          <table:table-cell office:value-type="string">
            <text:p>[fiber] cladding</text:p>
          </table:table-cell>
          <table:table-cell office:value-type="string">
            <text:p>（光纖）包層</text:p>
          </table:table-cell>
          <table:table-cell office:value-type="string">
            <text:p/>
          </table:table-cell>
          <table:table-cell office:value-type="string">
            <text:p>[光纤]包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20</text:p>
          </table:table-cell>
          <table:table-cell office:value-type="string">
            <text:p>[field] weakening ratio</text:p>
          </table:table-cell>
          <table:table-cell office:value-type="string">
            <text:p>（磁場）減弱比</text:p>
          </table:table-cell>
          <table:table-cell office:value-type="string">
            <text:p/>
          </table:table-cell>
          <table:table-cell office:value-type="string">
            <text:p>[磁场]减弱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21</text:p>
          </table:table-cell>
          <table:table-cell office:value-type="string">
            <text:p>[forward] slope resistance</text:p>
          </table:table-cell>
          <table:table-cell office:value-type="string">
            <text:p>（正向）斜率電阻</text:p>
          </table:table-cell>
          <table:table-cell office:value-type="string">
            <text:p/>
          </table:table-cell>
          <table:table-cell office:value-type="string">
            <text:p>[正向]斜率电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22</text:p>
          </table:table-cell>
          <table:table-cell office:value-type="string">
            <text:p>[forward] threshold voltage</text:p>
          </table:table-cell>
          <table:table-cell office:value-type="string">
            <text:p>（正向）閾值電壓</text:p>
          </table:table-cell>
          <table:table-cell office:value-type="string">
            <text:p/>
          </table:table-cell>
          <table:table-cell office:value-type="string">
            <text:p>[正向]阈值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23</text:p>
          </table:table-cell>
          <table:table-cell office:value-type="string">
            <text:p>[frequency] mixer</text:p>
          </table:table-cell>
          <table:table-cell office:value-type="string">
            <text:p>混頻器</text:p>
          </table:table-cell>
          <table:table-cell office:value-type="string">
            <text:p/>
          </table:table-cell>
          <table:table-cell office:value-type="string">
            <text:p>混频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24</text:p>
          </table:table-cell>
          <table:table-cell office:value-type="string">
            <text:p>[frequency] spectrum</text:p>
          </table:table-cell>
          <table:table-cell office:value-type="string">
            <text:p>頻譜</text:p>
          </table:table-cell>
          <table:table-cell office:value-type="string">
            <text:p/>
          </table:table-cell>
          <table:table-cell office:value-type="string">
            <text:p>频谱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25</text:p>
          </table:table-cell>
          <table:table-cell office:value-type="string">
            <text:p>[furnace] casing, [furnace] shell</text:p>
          </table:table-cell>
          <table:table-cell office:value-type="string">
            <text:p>爐殼</text:p>
          </table:table-cell>
          <table:table-cell office:value-type="string">
            <text:p/>
          </table:table-cell>
          <table:table-cell office:value-type="string">
            <text:p>炉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26</text:p>
          </table:table-cell>
          <table:table-cell office:value-type="string">
            <text:p>[furnace] chamber</text:p>
          </table:table-cell>
          <table:table-cell office:value-type="string">
            <text:p>爐室</text:p>
          </table:table-cell>
          <table:table-cell office:value-type="string">
            <text:p/>
          </table:table-cell>
          <table:table-cell office:value-type="string">
            <text:p>炉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27</text:p>
          </table:table-cell>
          <table:table-cell office:value-type="string">
            <text:p>[furnace] door</text:p>
          </table:table-cell>
          <table:table-cell office:value-type="string">
            <text:p>爐門</text:p>
          </table:table-cell>
          <table:table-cell office:value-type="string">
            <text:p/>
          </table:table-cell>
          <table:table-cell office:value-type="string">
            <text:p>炉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28</text:p>
          </table:table-cell>
          <table:table-cell office:value-type="string">
            <text:p>[furnace] lining</text:p>
          </table:table-cell>
          <table:table-cell office:value-type="string">
            <text:p>爐襯</text:p>
          </table:table-cell>
          <table:table-cell office:value-type="string">
            <text:p/>
          </table:table-cell>
          <table:table-cell office:value-type="string">
            <text:p>炉衬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29</text:p>
          </table:table-cell>
          <table:table-cell office:value-type="string">
            <text:p>[furnace] roof</text:p>
          </table:table-cell>
          <table:table-cell office:value-type="string">
            <text:p>爐頂</text:p>
          </table:table-cell>
          <table:table-cell office:value-type="string">
            <text:p/>
          </table:table-cell>
          <table:table-cell office:value-type="string">
            <text:p>炉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30</text:p>
          </table:table-cell>
          <table:table-cell office:value-type="string">
            <text:p>[furnace] roof ring</text:p>
          </table:table-cell>
          <table:table-cell office:value-type="string">
            <text:p>爐頂圈</text:p>
          </table:table-cell>
          <table:table-cell office:value-type="string">
            <text:p/>
          </table:table-cell>
          <table:table-cell office:value-type="string">
            <text:p>炉顶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31</text:p>
          </table:table-cell>
          <table:table-cell office:value-type="string">
            <text:p>[glass] bulb</text:p>
          </table:table-cell>
          <table:table-cell office:value-type="string">
            <text:p>玻殼</text:p>
          </table:table-cell>
          <table:table-cell office:value-type="string">
            <text:p/>
          </table:table-cell>
          <table:table-cell office:value-type="string">
            <text:p>玻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32</text:p>
          </table:table-cell>
          <table:table-cell office:value-type="string">
            <text:p>[Heaviside] unit step</text:p>
          </table:table-cell>
          <table:table-cell office:value-type="string">
            <text:p>（赫維賽德）單位階躍函數</text:p>
          </table:table-cell>
          <table:table-cell office:value-type="string">
            <text:p/>
          </table:table-cell>
          <table:table-cell office:value-type="string">
            <text:p>[赫维赛德]单位阶跃函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33</text:p>
          </table:table-cell>
          <table:table-cell office:value-type="string">
            <text:p>[Helmholtz] free energy</text:p>
          </table:table-cell>
          <table:table-cell office:value-type="string">
            <text:p>亥姆霍茲自由能</text:p>
          </table:table-cell>
          <table:table-cell office:value-type="string">
            <text:p/>
          </table:table-cell>
          <table:table-cell office:value-type="string">
            <text:p>亥姆霍兹自由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34</text:p>
          </table:table-cell>
          <table:table-cell office:value-type="string">
            <text:p>[hemispherical] emissivity [of a thermal radiator]</text:p>
          </table:table-cell>
          <table:table-cell office:value-type="string">
            <text:p>（熱輻射體的）（半球）發射率</text:p>
          </table:table-cell>
          <table:table-cell office:value-type="string">
            <text:p/>
          </table:table-cell>
          <table:table-cell office:value-type="string">
            <text:p>[热辐射体的][半球]发射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35</text:p>
          </table:table-cell>
          <table:table-cell office:value-type="string">
            <text:p>[independent] current source</text:p>
          </table:table-cell>
          <table:table-cell office:value-type="string">
            <text:p>（獨立）電流源</text:p>
          </table:table-cell>
          <table:table-cell office:value-type="string">
            <text:p/>
          </table:table-cell>
          <table:table-cell office:value-type="string">
            <text:p>[独立]电流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36</text:p>
          </table:table-cell>
          <table:table-cell office:value-type="string">
            <text:p>[independent] voltage source</text:p>
          </table:table-cell>
          <table:table-cell office:value-type="string">
            <text:p>（獨立）電壓源</text:p>
          </table:table-cell>
          <table:table-cell office:value-type="string">
            <text:p/>
          </table:table-cell>
          <table:table-cell office:value-type="string">
            <text:p>[独立]电压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37</text:p>
          </table:table-cell>
          <table:table-cell office:value-type="string">
            <text:p>[inductive] coupling factor</text:p>
          </table:table-cell>
          <table:table-cell office:value-type="string">
            <text:p>（感應）耦合因數</text:p>
          </table:table-cell>
          <table:table-cell office:value-type="string">
            <text:p/>
          </table:table-cell>
          <table:table-cell office:value-type="string">
            <text:p>[感应]耦合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38</text:p>
          </table:table-cell>
          <table:table-cell office:value-type="string">
            <text:p>[inherent] closing time</text:p>
          </table:table-cell>
          <table:table-cell office:value-type="string">
            <text:p>（固有）閉合時間</text:p>
          </table:table-cell>
          <table:table-cell office:value-type="string">
            <text:p/>
          </table:table-cell>
          <table:table-cell office:value-type="string">
            <text:p>[固有]闭合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39</text:p>
          </table:table-cell>
          <table:table-cell office:value-type="string">
            <text:p>[inherent] opening time</text:p>
          </table:table-cell>
          <table:table-cell office:value-type="string">
            <text:p>（固有）斷開時間</text:p>
          </table:table-cell>
          <table:table-cell office:value-type="string">
            <text:p/>
          </table:table-cell>
          <table:table-cell office:value-type="string">
            <text:p>[固有]断开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40</text:p>
          </table:table-cell>
          <table:table-cell office:value-type="string">
            <text:p>[ink] jet recorder</text:p>
          </table:table-cell>
          <table:table-cell office:value-type="string">
            <text:p>噴墨記錄儀</text:p>
          </table:table-cell>
          <table:table-cell office:value-type="string">
            <text:p/>
          </table:table-cell>
          <table:table-cell office:value-type="string">
            <text:p>喷墨记录仪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41</text:p>
          </table:table-cell>
          <table:table-cell office:value-type="string">
            <text:p>[instantaneous] failure intensity</text:p>
          </table:table-cell>
          <table:table-cell office:value-type="string">
            <text:p>（暫態）失效強度</text:p>
          </table:table-cell>
          <table:table-cell office:value-type="string">
            <text:p/>
          </table:table-cell>
          <table:table-cell office:value-type="string">
            <text:p>[瞬时]失效强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42</text:p>
          </table:table-cell>
          <table:table-cell office:value-type="string">
            <text:p>[instantaneous] failure rate</text:p>
          </table:table-cell>
          <table:table-cell office:value-type="string">
            <text:p>（暫態）失效率</text:p>
          </table:table-cell>
          <table:table-cell office:value-type="string">
            <text:p/>
          </table:table-cell>
          <table:table-cell office:value-type="string">
            <text:p>[瞬时]失效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43</text:p>
          </table:table-cell>
          <table:table-cell office:value-type="string">
            <text:p>[instantaneous] repair rate</text:p>
          </table:table-cell>
          <table:table-cell office:value-type="string">
            <text:p>（暫態）修復率</text:p>
          </table:table-cell>
          <table:table-cell office:value-type="string">
            <text:p/>
          </table:table-cell>
          <table:table-cell office:value-type="string">
            <text:p>[瞬时]修复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44</text:p>
          </table:table-cell>
          <table:table-cell office:value-type="string">
            <text:p>[insulating] bushing</text:p>
          </table:table-cell>
          <table:table-cell office:value-type="string">
            <text:p>（絕緣）套管</text:p>
          </table:table-cell>
          <table:table-cell office:value-type="string">
            <text:p/>
          </table:table-cell>
          <table:table-cell office:value-type="string">
            <text:p>[绝缘]套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45</text:p>
          </table:table-cell>
          <table:table-cell office:value-type="string">
            <text:p>[insulation] cylinder</text:p>
          </table:table-cell>
          <table:table-cell office:value-type="string">
            <text:p>（絕緣）筒</text:p>
          </table:table-cell>
          <table:table-cell office:value-type="string">
            <text:p/>
          </table:table-cell>
          <table:table-cell office:value-type="string">
            <text:p>[绝缘]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46</text:p>
          </table:table-cell>
          <table:table-cell office:value-type="string">
            <text:p>[lamp] connector</text:p>
          </table:table-cell>
          <table:table-cell office:value-type="string">
            <text:p>（燈的）連接器</text:p>
          </table:table-cell>
          <table:table-cell office:value-type="string">
            <text:p/>
          </table:table-cell>
          <table:table-cell office:value-type="string">
            <text:p>[灯的]连接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47</text:p>
          </table:table-cell>
          <table:table-cell office:value-type="string">
            <text:p>[light] exposing</text:p>
          </table:table-cell>
          <table:table-cell office:value-type="string">
            <text:p>曝光</text:p>
          </table:table-cell>
          <table:table-cell office:value-type="string">
            <text:p/>
          </table:table-cell>
          <table:table-cell office:value-type="string">
            <text:p>曝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48</text:p>
          </table:table-cell>
          <table:table-cell office:value-type="string">
            <text:p>[light] exposure</text:p>
          </table:table-cell>
          <table:table-cell office:value-type="string">
            <text:p>曝光量</text:p>
          </table:table-cell>
          <table:table-cell office:value-type="string">
            <text:p/>
          </table:table-cell>
          <table:table-cell office:value-type="string">
            <text:p>曝光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49</text:p>
          </table:table-cell>
          <table:table-cell office:value-type="string">
            <text:p>[light] spectrum</text:p>
          </table:table-cell>
          <table:table-cell office:value-type="string">
            <text:p>光譜</text:p>
          </table:table-cell>
          <table:table-cell office:value-type="string">
            <text:p/>
          </table:table-cell>
          <table:table-cell office:value-type="string">
            <text:p>光谱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50</text:p>
          </table:table-cell>
          <table:table-cell office:value-type="string">
            <text:p>[liquid] abnormal leakage</text:p>
          </table:table-cell>
          <table:table-cell office:value-type="string">
            <text:p>（液體）異常洩漏</text:p>
          </table:table-cell>
          <table:table-cell office:value-type="string">
            <text:p/>
          </table:table-cell>
          <table:table-cell office:value-type="string">
            <text:p>[液体]异常泄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51</text:p>
          </table:table-cell>
          <table:table-cell office:value-type="string">
            <text:p>[liquid] allowable leakage</text:p>
          </table:table-cell>
          <table:table-cell office:value-type="string">
            <text:p>容許（液體）洩漏</text:p>
          </table:table-cell>
          <table:table-cell office:value-type="string">
            <text:p/>
          </table:table-cell>
          <table:table-cell office:value-type="string">
            <text:p>容许[液体]泄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52</text:p>
          </table:table-cell>
          <table:table-cell office:value-type="string">
            <text:p>[liquid] identified leakage</text:p>
          </table:table-cell>
          <table:table-cell office:value-type="string">
            <text:p>已識別（液體）洩漏</text:p>
          </table:table-cell>
          <table:table-cell office:value-type="string">
            <text:p/>
          </table:table-cell>
          <table:table-cell office:value-type="string">
            <text:p>已识别[液体]泄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53</text:p>
          </table:table-cell>
          <table:table-cell office:value-type="string">
            <text:p>[liquid] leakage</text:p>
          </table:table-cell>
          <table:table-cell office:value-type="string">
            <text:p>（液體）洩漏</text:p>
          </table:table-cell>
          <table:table-cell office:value-type="string">
            <text:p/>
          </table:table-cell>
          <table:table-cell office:value-type="string">
            <text:p>[液体]泄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54</text:p>
          </table:table-cell>
          <table:table-cell office:value-type="string">
            <text:p>[liquid] leakage rate</text:p>
          </table:table-cell>
          <table:table-cell office:value-type="string">
            <text:p>（液體）洩漏率</text:p>
          </table:table-cell>
          <table:table-cell office:value-type="string">
            <text:p/>
          </table:table-cell>
          <table:table-cell office:value-type="string">
            <text:p>[液体]泄漏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55</text:p>
          </table:table-cell>
          <table:table-cell office:value-type="string">
            <text:p>[liquid] unidentified leakage</text:p>
          </table:table-cell>
          <table:table-cell office:value-type="string">
            <text:p>未識別（液體）洩漏</text:p>
          </table:table-cell>
          <table:table-cell office:value-type="string">
            <text:p/>
          </table:table-cell>
          <table:table-cell office:value-type="string">
            <text:p>未识别[液体]泄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56</text:p>
          </table:table-cell>
          <table:table-cell office:value-type="string">
            <text:p>[local] earth, [local] ground</text:p>
          </table:table-cell>
          <table:table-cell office:value-type="string">
            <text:p>（局部）地</text:p>
          </table:table-cell>
          <table:table-cell office:value-type="string">
            <text:p/>
          </table:table-cell>
          <table:table-cell office:value-type="string">
            <text:p>[局部]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57</text:p>
          </table:table-cell>
          <table:table-cell office:value-type="string">
            <text:p>[luminescence] emission spectrum</text:p>
          </table:table-cell>
          <table:table-cell office:value-type="string">
            <text:p>（發光）發射光譜</text:p>
          </table:table-cell>
          <table:table-cell office:value-type="string">
            <text:p/>
          </table:table-cell>
          <table:table-cell office:value-type="string">
            <text:p>[发光]发射光谱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58</text:p>
          </table:table-cell>
          <table:table-cell office:value-type="string">
            <text:p>[magnetic] ferrite</text:p>
          </table:table-cell>
          <table:table-cell office:value-type="string">
            <text:p>鐵氧體</text:p>
          </table:table-cell>
          <table:table-cell office:value-type="string">
            <text:p/>
          </table:table-cell>
          <table:table-cell office:value-type="string">
            <text:p>铁氧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59</text:p>
          </table:table-cell>
          <table:table-cell office:value-type="string">
            <text:p>[magnetic] flux linkage</text:p>
          </table:table-cell>
          <table:table-cell office:value-type="string">
            <text:p>磁鏈</text:p>
          </table:table-cell>
          <table:table-cell office:value-type="string">
            <text:p/>
          </table:table-cell>
          <table:table-cell office:value-type="string">
            <text:p>磁链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60</text:p>
          </table:table-cell>
          <table:table-cell office:value-type="string">
            <text:p>[magnetic] loss angle</text:p>
          </table:table-cell>
          <table:table-cell office:value-type="string">
            <text:p>（磁）損耗角</text:p>
          </table:table-cell>
          <table:table-cell office:value-type="string">
            <text:p/>
          </table:table-cell>
          <table:table-cell office:value-type="string">
            <text:p>[磁]损耗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61</text:p>
          </table:table-cell>
          <table:table-cell office:value-type="string">
            <text:p>[magnetic] loss ractor</text:p>
          </table:table-cell>
          <table:table-cell office:value-type="string">
            <text:p>（磁）損耗因數</text:p>
          </table:table-cell>
          <table:table-cell office:value-type="string">
            <text:p/>
          </table:table-cell>
          <table:table-cell office:value-type="string">
            <text:p>[磁]损耗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62</text:p>
          </table:table-cell>
          <table:table-cell office:value-type="string">
            <text:p>[magnetic] quality factor</text:p>
          </table:table-cell>
          <table:table-cell office:value-type="string">
            <text:p>（磁）品質因數</text:p>
          </table:table-cell>
          <table:table-cell office:value-type="string">
            <text:p/>
          </table:table-cell>
          <table:table-cell office:value-type="string">
            <text:p>[磁]品质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64</text:p>
          </table:table-cell>
          <table:table-cell office:value-type="string">
            <text:p>[magnetic] total harmonic distortion</text:p>
          </table:table-cell>
          <table:table-cell office:value-type="string">
            <text:p>（磁）總諧波失真</text:p>
          </table:table-cell>
          <table:table-cell office:value-type="string">
            <text:p/>
          </table:table-cell>
          <table:table-cell office:value-type="string">
            <text:p>[磁]总谐波失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65</text:p>
          </table:table-cell>
          <table:table-cell office:value-type="string">
            <text:p>[magnetic] total harmonic distortion factor</text:p>
          </table:table-cell>
          <table:table-cell office:value-type="string">
            <text:p>（磁）總諧波失真因數</text:p>
          </table:table-cell>
          <table:table-cell office:value-type="string">
            <text:p/>
          </table:table-cell>
          <table:table-cell office:value-type="string">
            <text:p>[磁]总谐波失真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66</text:p>
          </table:table-cell>
          <table:table-cell office:value-type="string">
            <text:p>[magnetic] variability</text:p>
          </table:table-cell>
          <table:table-cell office:value-type="string">
            <text:p>磁變異性</text:p>
          </table:table-cell>
          <table:table-cell office:value-type="string">
            <text:p/>
          </table:table-cell>
          <table:table-cell office:value-type="string">
            <text:p>磁变异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67</text:p>
          </table:table-cell>
          <table:table-cell office:value-type="string">
            <text:p>[measurable] quantity</text:p>
          </table:table-cell>
          <table:table-cell office:value-type="string">
            <text:p>（可測）量</text:p>
          </table:table-cell>
          <table:table-cell office:value-type="string">
            <text:p/>
          </table:table-cell>
          <table:table-cell office:value-type="string">
            <text:p>[可测]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68</text:p>
          </table:table-cell>
          <table:table-cell office:value-type="string">
            <text:p>[measurement] compatibility</text:p>
          </table:table-cell>
          <table:table-cell office:value-type="string">
            <text:p>（測量）相容性</text:p>
          </table:table-cell>
          <table:table-cell office:value-type="string">
            <text:p/>
          </table:table-cell>
          <table:table-cell office:value-type="string">
            <text:p>[测量]兼容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69</text:p>
          </table:table-cell>
          <table:table-cell office:value-type="string">
            <text:p>[measurement] standard</text:p>
          </table:table-cell>
          <table:table-cell office:value-type="string">
            <text:p>（測量）標準</text:p>
          </table:table-cell>
          <table:table-cell office:value-type="string">
            <text:p/>
          </table:table-cell>
          <table:table-cell office:value-type="string">
            <text:p>[测量]标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71</text:p>
          </table:table-cell>
          <table:table-cell office:value-type="string">
            <text:p>[measuring] potentiometer</text:p>
          </table:table-cell>
          <table:table-cell office:value-type="string">
            <text:p>（測量）電位計</text:p>
          </table:table-cell>
          <table:table-cell office:value-type="string">
            <text:p/>
          </table:table-cell>
          <table:table-cell office:value-type="string">
            <text:p>[测量]电位差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72</text:p>
          </table:table-cell>
          <table:table-cell office:value-type="string">
            <text:p>[measuring] transmitter</text:p>
          </table:table-cell>
          <table:table-cell office:value-type="string">
            <text:p>（測量）傳輸器</text:p>
          </table:table-cell>
          <table:table-cell office:value-type="string">
            <text:p/>
          </table:table-cell>
          <table:table-cell office:value-type="string">
            <text:p>[测量]变送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73</text:p>
          </table:table-cell>
          <table:table-cell office:value-type="string">
            <text:p>[mechanical] contactor</text:p>
          </table:table-cell>
          <table:table-cell office:value-type="string">
            <text:p>接觸器</text:p>
          </table:table-cell>
          <table:table-cell office:value-type="string">
            <text:p/>
          </table:table-cell>
          <table:table-cell office:value-type="string">
            <text:p>接触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74</text:p>
          </table:table-cell>
          <table:table-cell office:value-type="string">
            <text:p>[mechanical] switch</text:p>
          </table:table-cell>
          <table:table-cell office:value-type="string">
            <text:p>（機械的）開關</text:p>
          </table:table-cell>
          <table:table-cell office:value-type="string">
            <text:p/>
          </table:table-cell>
          <table:table-cell office:value-type="string">
            <text:p>[机械的]开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75</text:p>
          </table:table-cell>
          <table:table-cell office:value-type="string">
            <text:p>[meter] constant</text:p>
          </table:table-cell>
          <table:table-cell office:value-type="string">
            <text:p>（電表）常數</text:p>
          </table:table-cell>
          <table:table-cell office:value-type="string">
            <text:p/>
          </table:table-cell>
          <table:table-cell office:value-type="string">
            <text:p>[电能表]常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76</text:p>
          </table:table-cell>
          <table:table-cell office:value-type="string">
            <text:p>[microwave] isolator</text:p>
          </table:table-cell>
          <table:table-cell office:value-type="string">
            <text:p>（微波）隔離器</text:p>
          </table:table-cell>
          <table:table-cell office:value-type="string">
            <text:p/>
          </table:table-cell>
          <table:table-cell office:value-type="string">
            <text:p>[微波]隔离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77</text:p>
          </table:table-cell>
          <table:table-cell office:value-type="string">
            <text:p>[mono] filament</text:p>
          </table:table-cell>
          <table:table-cell office:value-type="string">
            <text:p>（單）絲</text:p>
          </table:table-cell>
          <table:table-cell office:value-type="string">
            <text:p/>
          </table:table-cell>
          <table:table-cell office:value-type="string">
            <text:p>[单]丝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78</text:p>
          </table:table-cell>
          <table:table-cell office:value-type="string">
            <text:p>[monochromatic] radiance temperature [of a thermal radiator, for a specified wavelength]</text:p>
          </table:table-cell>
          <table:table-cell office:value-type="string">
            <text:p>（單色光）輻射溫度</text:p>
          </table:table-cell>
          <table:table-cell office:value-type="string">
            <text:p/>
          </table:table-cell>
          <table:table-cell office:value-type="string">
            <text:p>[热辐射体对规定波长的][单色]辐射亮度温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79</text:p>
          </table:table-cell>
          <table:table-cell office:value-type="string">
            <text:p>[motor] combination</text:p>
          </table:table-cell>
          <table:table-cell office:value-type="string">
            <text:p>（電動機）組合調速</text:p>
          </table:table-cell>
          <table:table-cell office:value-type="string">
            <text:p/>
          </table:table-cell>
          <table:table-cell office:value-type="string">
            <text:p>[电动机]组合调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80</text:p>
          </table:table-cell>
          <table:table-cell office:value-type="string">
            <text:p>[motor] train-unit</text:p>
          </table:table-cell>
          <table:table-cell office:value-type="string">
            <text:p>（電動）列車單元</text:p>
          </table:table-cell>
          <table:table-cell office:value-type="string">
            <text:p/>
          </table:table-cell>
          <table:table-cell office:value-type="string">
            <text:p>[电动]列车单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81</text:p>
          </table:table-cell>
          <table:table-cell office:value-type="string">
            <text:p>[mower] cutting head</text:p>
          </table:table-cell>
          <table:table-cell office:value-type="string">
            <text:p>（割草機）切割頭</text:p>
          </table:table-cell>
          <table:table-cell office:value-type="string">
            <text:p/>
          </table:table-cell>
          <table:table-cell office:value-type="string">
            <text:p>[割草机]切割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82</text:p>
          </table:table-cell>
          <table:table-cell office:value-type="string">
            <text:p>[mutual] exchange coefficient [between two surfaces S1 and S2]</text:p>
          </table:table-cell>
          <table:table-cell office:value-type="string">
            <text:p>互換係數</text:p>
          </table:table-cell>
          <table:table-cell office:value-type="string">
            <text:p/>
          </table:table-cell>
          <table:table-cell office:value-type="string">
            <text:p>[相互]传递系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83</text:p>
          </table:table-cell>
          <table:table-cell office:value-type="string">
            <text:p>[navigation] mark</text:p>
          </table:table-cell>
          <table:table-cell office:value-type="string">
            <text:p>（導航）標誌</text:p>
          </table:table-cell>
          <table:table-cell office:value-type="string">
            <text:p/>
          </table:table-cell>
          <table:table-cell office:value-type="string">
            <text:p>[导航]标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84</text:p>
          </table:table-cell>
          <table:table-cell office:value-type="string">
            <text:p>[neutron] albedo</text:p>
          </table:table-cell>
          <table:table-cell office:value-type="string">
            <text:p>中子反照率</text:p>
          </table:table-cell>
          <table:table-cell office:value-type="string">
            <text:p/>
          </table:table-cell>
          <table:table-cell office:value-type="string">
            <text:p>中子反照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86</text:p>
          </table:table-cell>
          <table:table-cell office:value-type="string">
            <text:p>[non-selective] quantum detector</text:p>
          </table:table-cell>
          <table:table-cell office:value-type="string">
            <text:p>（非選擇性）量子探測器</text:p>
          </table:table-cell>
          <table:table-cell office:value-type="string">
            <text:p/>
          </table:table-cell>
          <table:table-cell office:value-type="string">
            <text:p>[非选择性]量子探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87</text:p>
          </table:table-cell>
          <table:table-cell office:value-type="string">
            <text:p>[nuclear] fission</text:p>
          </table:table-cell>
          <table:table-cell office:value-type="string">
            <text:p>（核）裂變</text:p>
          </table:table-cell>
          <table:table-cell office:value-type="string">
            <text:p/>
          </table:table-cell>
          <table:table-cell office:value-type="string">
            <text:p>[核]裂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88</text:p>
          </table:table-cell>
          <table:table-cell office:value-type="string">
            <text:p>[on state] threshold voltage</text:p>
          </table:table-cell>
          <table:table-cell office:value-type="string">
            <text:p>（通態）閾值電壓</text:p>
          </table:table-cell>
          <table:table-cell office:value-type="string">
            <text:p/>
          </table:table-cell>
          <table:table-cell office:value-type="string">
            <text:p>[通态]阈值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89</text:p>
          </table:table-cell>
          <table:table-cell office:value-type="string">
            <text:p>[on-off] switch</text:p>
          </table:table-cell>
          <table:table-cell office:value-type="string">
            <text:p>（通-斷）開關</text:p>
          </table:table-cell>
          <table:table-cell office:value-type="string">
            <text:p/>
          </table:table-cell>
          <table:table-cell office:value-type="string">
            <text:p>[通-断]开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90</text:p>
          </table:table-cell>
          <table:table-cell office:value-type="string">
            <text:p>[particle] fluence rate</text:p>
          </table:table-cell>
          <table:table-cell office:value-type="string">
            <text:p>（粒子）注量率</text:p>
          </table:table-cell>
          <table:table-cell office:value-type="string">
            <text:p/>
          </table:table-cell>
          <table:table-cell office:value-type="string">
            <text:p>[粒子]注量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91</text:p>
          </table:table-cell>
          <table:table-cell office:value-type="string">
            <text:p>[particle] flux</text:p>
          </table:table-cell>
          <table:table-cell office:value-type="string">
            <text:p>（粒子）通量</text:p>
          </table:table-cell>
          <table:table-cell office:value-type="string">
            <text:p/>
          </table:table-cell>
          <table:table-cell office:value-type="string">
            <text:p>[粒子]通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92</text:p>
          </table:table-cell>
          <table:table-cell office:value-type="string">
            <text:p>[perceived] light</text:p>
          </table:table-cell>
          <table:table-cell office:value-type="string">
            <text:p>（知覺的）光</text:p>
          </table:table-cell>
          <table:table-cell office:value-type="string">
            <text:p/>
          </table:table-cell>
          <table:table-cell office:value-type="string">
            <text:p>[知觉的]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93</text:p>
          </table:table-cell>
          <table:table-cell office:value-type="string">
            <text:p>[plastic] extruding</text:p>
          </table:table-cell>
          <table:table-cell office:value-type="string">
            <text:p>擠塑</text:p>
          </table:table-cell>
          <table:table-cell office:value-type="string">
            <text:p/>
          </table:table-cell>
          <table:table-cell office:value-type="string">
            <text:p>挤塑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94</text:p>
          </table:table-cell>
          <table:table-cell office:value-type="string">
            <text:p>[power] loss</text:p>
          </table:table-cell>
          <table:table-cell office:value-type="string">
            <text:p>（功率）損耗</text:p>
          </table:table-cell>
          <table:table-cell office:value-type="string">
            <text:p/>
          </table:table-cell>
          <table:table-cell office:value-type="string">
            <text:p>[功率]损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95</text:p>
          </table:table-cell>
          <table:table-cell office:value-type="string">
            <text:p>[power] semiconductor diode</text:p>
          </table:table-cell>
          <table:table-cell office:value-type="string">
            <text:p>（電力）半導體二極體</text:p>
          </table:table-cell>
          <table:table-cell office:value-type="string">
            <text:p/>
          </table:table-cell>
          <table:table-cell office:value-type="string">
            <text:p>[电力]半导体二极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96</text:p>
          </table:table-cell>
          <table:table-cell office:value-type="string">
            <text:p>[power] transmission line</text:p>
          </table:table-cell>
          <table:table-cell office:value-type="string">
            <text:p>輸電線路</text:p>
          </table:table-cell>
          <table:table-cell office:value-type="string">
            <text:p/>
          </table:table-cell>
          <table:table-cell office:value-type="string">
            <text:p>输电线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97</text:p>
          </table:table-cell>
          <table:table-cell office:value-type="string">
            <text:p>[power] unipolar transistor</text:p>
          </table:table-cell>
          <table:table-cell office:value-type="string">
            <text:p>（電力）單極電晶體</text:p>
          </table:table-cell>
          <table:table-cell office:value-type="string">
            <text:p/>
          </table:table-cell>
          <table:table-cell office:value-type="string">
            <text:p>[电力]单极晶体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98</text:p>
          </table:table-cell>
          <table:table-cell office:value-type="string">
            <text:p>[pulse] selector</text:p>
          </table:table-cell>
          <table:table-cell office:value-type="string">
            <text:p>脈衝選擇器</text:p>
          </table:table-cell>
          <table:table-cell office:value-type="string">
            <text:p/>
          </table:table-cell>
          <table:table-cell office:value-type="string">
            <text:p>脉冲选择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299</text:p>
          </table:table-cell>
          <table:table-cell office:value-type="string">
            <text:p>[quantity of] heat</text:p>
          </table:table-cell>
          <table:table-cell office:value-type="string">
            <text:p>熱量</text:p>
          </table:table-cell>
          <table:table-cell office:value-type="string">
            <text:p/>
          </table:table-cell>
          <table:table-cell office:value-type="string">
            <text:p>热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00</text:p>
          </table:table-cell>
          <table:table-cell office:value-type="string">
            <text:p>[radiation] alarm system, [radiation] warning apparatus</text:p>
          </table:table-cell>
          <table:table-cell office:value-type="string">
            <text:p>輻射報警系統</text:p>
          </table:table-cell>
          <table:table-cell office:value-type="string">
            <text:p/>
          </table:table-cell>
          <table:table-cell office:value-type="string">
            <text:p>辐射报警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01</text:p>
          </table:table-cell>
          <table:table-cell office:value-type="string">
            <text:p>[radiation] spectrometer</text:p>
          </table:table-cell>
          <table:table-cell office:value-type="string">
            <text:p>輻射譜儀</text:p>
          </table:table-cell>
          <table:table-cell office:value-type="string">
            <text:p/>
          </table:table-cell>
          <table:table-cell office:value-type="string">
            <text:p>辐射谱仪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02</text:p>
          </table:table-cell>
          <table:table-cell office:value-type="string">
            <text:p>[radiation] test site</text:p>
          </table:table-cell>
          <table:table-cell office:value-type="string">
            <text:p>（輻射）測試場地</text:p>
          </table:table-cell>
          <table:table-cell office:value-type="string">
            <text:p/>
          </table:table-cell>
          <table:table-cell office:value-type="string">
            <text:p>[辐射]测试场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03</text:p>
          </table:table-cell>
          <table:table-cell office:value-type="string">
            <text:p>[radiation] thermocouple</text:p>
          </table:table-cell>
          <table:table-cell office:value-type="string">
            <text:p>（輻射）熱電偶</text:p>
          </table:table-cell>
          <table:table-cell office:value-type="string">
            <text:p/>
          </table:table-cell>
          <table:table-cell office:value-type="string">
            <text:p>[辐射]热电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04</text:p>
          </table:table-cell>
          <table:table-cell office:value-type="string">
            <text:p>[radiation] thermopile</text:p>
          </table:table-cell>
          <table:table-cell office:value-type="string">
            <text:p>（輻射）熱電堆</text:p>
          </table:table-cell>
          <table:table-cell office:value-type="string">
            <text:p/>
          </table:table-cell>
          <table:table-cell office:value-type="string">
            <text:p>[辐射]热电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05</text:p>
          </table:table-cell>
          <table:table-cell office:value-type="string">
            <text:p>[radioactive] waste management</text:p>
          </table:table-cell>
          <table:table-cell office:value-type="string">
            <text:p>（放射性）廢物管理</text:p>
          </table:table-cell>
          <table:table-cell office:value-type="string">
            <text:p/>
          </table:table-cell>
          <table:table-cell office:value-type="string">
            <text:p>[放射性]废物管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06</text:p>
          </table:table-cell>
          <table:table-cell office:value-type="string">
            <text:p>[range hood] airflow</text:p>
          </table:table-cell>
          <table:table-cell office:value-type="string">
            <text:p>（吸油煙機）風量</text:p>
          </table:table-cell>
          <table:table-cell office:value-type="string">
            <text:p/>
          </table:table-cell>
          <table:table-cell office:value-type="string">
            <text:p>[吸油烟机]风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07</text:p>
          </table:table-cell>
          <table:table-cell office:value-type="string">
            <text:p>[relaying] protection equipment</text:p>
          </table:table-cell>
          <table:table-cell office:value-type="string">
            <text:p>（繼電）保護裝置</text:p>
          </table:table-cell>
          <table:table-cell office:value-type="string">
            <text:p/>
          </table:table-cell>
          <table:table-cell office:value-type="string">
            <text:p>[继电]保护装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08</text:p>
          </table:table-cell>
          <table:table-cell office:value-type="string">
            <text:p>[result of a] measurement</text:p>
          </table:table-cell>
          <table:table-cell office:value-type="string">
            <text:p>測量結果</text:p>
          </table:table-cell>
          <table:table-cell office:value-type="string">
            <text:p/>
          </table:table-cell>
          <table:table-cell office:value-type="string">
            <text:p>测量结果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09</text:p>
          </table:table-cell>
          <table:table-cell office:value-type="string">
            <text:p>[rotating] frequency convertor</text:p>
          </table:table-cell>
          <table:table-cell office:value-type="string">
            <text:p>（旋轉）變頻機</text:p>
          </table:table-cell>
          <table:table-cell office:value-type="string">
            <text:p/>
          </table:table-cell>
          <table:table-cell office:value-type="string">
            <text:p>[旋转]变频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10</text:p>
          </table:table-cell>
          <table:table-cell office:value-type="string">
            <text:p>[rotating] generator</text:p>
          </table:table-cell>
          <table:table-cell office:value-type="string">
            <text:p>（旋轉）發電機</text:p>
          </table:table-cell>
          <table:table-cell office:value-type="string">
            <text:p/>
          </table:table-cell>
          <table:table-cell office:value-type="string">
            <text:p>[旋转]发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11</text:p>
          </table:table-cell>
          <table:table-cell office:value-type="string">
            <text:p>[rotating] phase convertor</text:p>
          </table:table-cell>
          <table:table-cell office:value-type="string">
            <text:p>（旋轉）變相機</text:p>
          </table:table-cell>
          <table:table-cell office:value-type="string">
            <text:p/>
          </table:table-cell>
          <table:table-cell office:value-type="string">
            <text:p>[旋转]变相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12</text:p>
          </table:table-cell>
          <table:table-cell office:value-type="string">
            <text:p>[self] demagnetizing field</text:p>
          </table:table-cell>
          <table:table-cell office:value-type="string">
            <text:p>（自）退磁場</text:p>
          </table:table-cell>
          <table:table-cell office:value-type="string">
            <text:p/>
          </table:table-cell>
          <table:table-cell office:value-type="string">
            <text:p>[自]退磁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13</text:p>
          </table:table-cell>
          <table:table-cell office:value-type="string">
            <text:p>[shaver] cutting head</text:p>
          </table:table-cell>
          <table:table-cell office:value-type="string">
            <text:p>（剃鬚刀）切割刀頭</text:p>
          </table:table-cell>
          <table:table-cell office:value-type="string">
            <text:p/>
          </table:table-cell>
          <table:table-cell office:value-type="string">
            <text:p>[剃须刀]切割刀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15</text:p>
          </table:table-cell>
          <table:table-cell office:value-type="string">
            <text:p>[siphon] oil filter</text:p>
          </table:table-cell>
          <table:table-cell office:value-type="string">
            <text:p>（虹吸）淨油器</text:p>
          </table:table-cell>
          <table:table-cell office:value-type="string">
            <text:p/>
          </table:table-cell>
          <table:table-cell office:value-type="string">
            <text:p>[虹吸]净油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16</text:p>
          </table:table-cell>
          <table:table-cell office:value-type="string">
            <text:p>[spatial] distribution of luminous intensity [of a source]</text:p>
          </table:table-cell>
          <table:table-cell office:value-type="string">
            <text:p>（光源的）發光強度（的空間）分佈</text:p>
          </table:table-cell>
          <table:table-cell office:value-type="string">
            <text:p/>
          </table:table-cell>
          <table:table-cell office:value-type="string">
            <text:p>[光源的]发光强度[的空间]分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17</text:p>
          </table:table-cell>
          <table:table-cell office:value-type="string">
            <text:p>[stator or rotor] lamination</text:p>
          </table:table-cell>
          <table:table-cell office:value-type="string">
            <text:p>（定子或轉子）疊片</text:p>
          </table:table-cell>
          <table:table-cell office:value-type="string">
            <text:p/>
          </table:table-cell>
          <table:table-cell office:value-type="string">
            <text:p>[定子或转子]叠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18</text:p>
          </table:table-cell>
          <table:table-cell office:value-type="string">
            <text:p>[steady-state] availability</text:p>
          </table:table-cell>
          <table:table-cell office:value-type="string">
            <text:p>（穩態）可用度</text:p>
          </table:table-cell>
          <table:table-cell office:value-type="string">
            <text:p/>
          </table:table-cell>
          <table:table-cell office:value-type="string">
            <text:p>[稳态]可用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19</text:p>
          </table:table-cell>
          <table:table-cell office:value-type="string">
            <text:p>[steady-state] unavailability</text:p>
          </table:table-cell>
          <table:table-cell office:value-type="string">
            <text:p>穩態不可用度</text:p>
          </table:table-cell>
          <table:table-cell office:value-type="string">
            <text:p/>
          </table:table-cell>
          <table:table-cell office:value-type="string">
            <text:p>稳态不可用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20</text:p>
          </table:table-cell>
          <table:table-cell office:value-type="string">
            <text:p>[subcritical] multiplication</text:p>
          </table:table-cell>
          <table:table-cell office:value-type="string">
            <text:p>（次臨界）增殖</text:p>
          </table:table-cell>
          <table:table-cell office:value-type="string">
            <text:p/>
          </table:table-cell>
          <table:table-cell office:value-type="string">
            <text:p>[次临界]增殖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21</text:p>
          </table:table-cell>
          <table:table-cell office:value-type="string">
            <text:p>[thermal] storage room heater</text:p>
          </table:table-cell>
          <table:table-cell office:value-type="string">
            <text:p>貯熱式房間電暖器</text:p>
          </table:table-cell>
          <table:table-cell office:value-type="string">
            <text:p/>
          </table:table-cell>
          <table:table-cell office:value-type="string">
            <text:p>贮热式房间电暖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22</text:p>
          </table:table-cell>
          <table:table-cell office:value-type="string">
            <text:p>[total] conversion time</text:p>
          </table:table-cell>
          <table:table-cell office:value-type="string">
            <text:p>（總）轉換時間</text:p>
          </table:table-cell>
          <table:table-cell office:value-type="string">
            <text:p/>
          </table:table-cell>
          <table:table-cell office:value-type="string">
            <text:p>[总]转换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23</text:p>
          </table:table-cell>
          <table:table-cell office:value-type="string">
            <text:p>[track] jumper table</text:p>
          </table:table-cell>
          <table:table-cell office:value-type="string">
            <text:p>（軌道）跨接電纜</text:p>
          </table:table-cell>
          <table:table-cell office:value-type="string">
            <text:p/>
          </table:table-cell>
          <table:table-cell office:value-type="string">
            <text:p>[轨道]跨接电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24</text:p>
          </table:table-cell>
          <table:table-cell office:value-type="string">
            <text:p>[traction] substation</text:p>
          </table:table-cell>
          <table:table-cell office:value-type="string">
            <text:p>牽引變電所</text:p>
          </table:table-cell>
          <table:table-cell office:value-type="string">
            <text:p/>
          </table:table-cell>
          <table:table-cell office:value-type="string">
            <text:p>牵引变电所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25</text:p>
          </table:table-cell>
          <table:table-cell office:value-type="string">
            <text:p>[traffic] bollard</text:p>
          </table:table-cell>
          <table:table-cell office:value-type="string">
            <text:p>（交通）標柱</text:p>
          </table:table-cell>
          <table:table-cell office:value-type="string">
            <text:p/>
          </table:table-cell>
          <table:table-cell office:value-type="string">
            <text:p>[交通]标柱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26</text:p>
          </table:table-cell>
          <table:table-cell office:value-type="string">
            <text:p>[train] heating winding</text:p>
          </table:table-cell>
          <table:table-cell office:value-type="string">
            <text:p>（列車）採暖繞組</text:p>
          </table:table-cell>
          <table:table-cell office:value-type="string">
            <text:p/>
          </table:table-cell>
          <table:table-cell office:value-type="string">
            <text:p>[列车]采暖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27</text:p>
          </table:table-cell>
          <table:table-cell office:value-type="string">
            <text:p>[valve device] stack</text:p>
          </table:table-cell>
          <table:table-cell office:value-type="string">
            <text:p>（閥器件）堆</text:p>
          </table:table-cell>
          <table:table-cell office:value-type="string">
            <text:p/>
          </table:table-cell>
          <table:table-cell office:value-type="string">
            <text:p>[阀器件]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28</text:p>
          </table:table-cell>
          <table:table-cell office:value-type="string">
            <text:p>[valve] arm</text:p>
          </table:table-cell>
          <table:table-cell office:value-type="string">
            <text:p>（閥）臂</text:p>
          </table:table-cell>
          <table:table-cell office:value-type="string">
            <text:p/>
          </table:table-cell>
          <table:table-cell office:value-type="string">
            <text:p>[阀]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29</text:p>
          </table:table-cell>
          <table:table-cell office:value-type="string">
            <text:p>[viscous] damping coefficient</text:p>
          </table:table-cell>
          <table:table-cell office:value-type="string">
            <text:p>（黏性）阻尼係數</text:p>
          </table:table-cell>
          <table:table-cell office:value-type="string">
            <text:p/>
          </table:table-cell>
          <table:table-cell office:value-type="string">
            <text:p>[黏性]阻尼系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30</text:p>
          </table:table-cell>
          <table:table-cell office:value-type="string">
            <text:p>[vision] saturation</text:p>
          </table:table-cell>
          <table:table-cell office:value-type="string">
            <text:p>（視覺）飽和度</text:p>
          </table:table-cell>
          <table:table-cell office:value-type="string">
            <text:p/>
          </table:table-cell>
          <table:table-cell office:value-type="string">
            <text:p>[视觉]饱和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31</text:p>
          </table:table-cell>
          <table:table-cell office:value-type="string">
            <text:p>[volume] d.c.resistance</text:p>
          </table:table-cell>
          <table:table-cell office:value-type="string">
            <text:p>（體積）直流電阻</text:p>
          </table:table-cell>
          <table:table-cell office:value-type="string">
            <text:p/>
          </table:table-cell>
          <table:table-cell office:value-type="string">
            <text:p>[体积]直流电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32</text:p>
          </table:table-cell>
          <table:table-cell office:value-type="string">
            <text:p>[volume] d.c.resistivity</text:p>
          </table:table-cell>
          <table:table-cell office:value-type="string">
            <text:p>（體積）直流電阻率</text:p>
          </table:table-cell>
          <table:table-cell office:value-type="string">
            <text:p/>
          </table:table-cell>
          <table:table-cell office:value-type="string">
            <text:p>[体积]直流电阻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33</text:p>
          </table:table-cell>
          <table:table-cell office:value-type="string">
            <text:p>[washing machine] rated washing capacity</text:p>
          </table:table-cell>
          <table:table-cell office:value-type="string">
            <text:p>（洗衣機）額定洗滌容量</text:p>
          </table:table-cell>
          <table:table-cell office:value-type="string">
            <text:p/>
          </table:table-cell>
          <table:table-cell office:value-type="string">
            <text:p>[洗衣机]额定洗涤容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34</text:p>
          </table:table-cell>
          <table:table-cell office:value-type="string">
            <text:p>[wave] rotation circulator</text:p>
          </table:table-cell>
          <table:table-cell office:value-type="string">
            <text:p>（波）旋轉式環行器</text:p>
          </table:table-cell>
          <table:table-cell office:value-type="string">
            <text:p/>
          </table:table-cell>
          <table:table-cell office:value-type="string">
            <text:p>[波]旋转式环行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35</text:p>
          </table:table-cell>
          <table:table-cell office:value-type="string">
            <text:p>[wave] rotation isolator</text:p>
          </table:table-cell>
          <table:table-cell office:value-type="string">
            <text:p>（波）旋轉式隔離器</text:p>
          </table:table-cell>
          <table:table-cell office:value-type="string">
            <text:p/>
          </table:table-cell>
          <table:table-cell office:value-type="string">
            <text:p>[波]旋转式隔离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36</text:p>
          </table:table-cell>
          <table:table-cell office:value-type="string">
            <text:p>2π/4π ionization chamber</text:p>
          </table:table-cell>
          <table:table-cell office:value-type="string">
            <text:p>2π/4π電離室</text:p>
          </table:table-cell>
          <table:table-cell office:value-type="string">
            <text:p/>
          </table:table-cell>
          <table:table-cell office:value-type="string">
            <text:p>2π/4π电离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37</text:p>
          </table:table-cell>
          <table:table-cell office:value-type="string">
            <text:p>2π/4π radiation detector</text:p>
          </table:table-cell>
          <table:table-cell office:value-type="string">
            <text:p>2π/4π輻射探測器</text:p>
          </table:table-cell>
          <table:table-cell office:value-type="string">
            <text:p/>
          </table:table-cell>
          <table:table-cell office:value-type="string">
            <text:p>2π/4π辐射探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38</text:p>
          </table:table-cell>
          <table:table-cell office:value-type="string">
            <text:p>3-way sharp cutting blade</text:p>
          </table:table-cell>
          <table:table-cell office:value-type="string">
            <text:p>三叉型可動刀片</text:p>
          </table:table-cell>
          <table:table-cell office:value-type="string">
            <text:p/>
          </table:table-cell>
          <table:table-cell office:value-type="string">
            <text:p>三叉型可动刀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39</text:p>
          </table:table-cell>
          <table:table-cell office:value-type="string">
            <text:p>4 port circulator</text:p>
          </table:table-cell>
          <table:table-cell office:value-type="string">
            <text:p>四端環流器</text:p>
          </table:table-cell>
          <table:table-cell office:value-type="string">
            <text:p/>
          </table:table-cell>
          <table:table-cell office:value-type="string">
            <text:p>四端环流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40</text:p>
          </table:table-cell>
          <table:table-cell office:value-type="string">
            <text:p>a spot</text:p>
          </table:table-cell>
          <table:table-cell office:value-type="string">
            <text:p>a斑點</text:p>
          </table:table-cell>
          <table:table-cell office:value-type="string">
            <text:p/>
          </table:table-cell>
          <table:table-cell office:value-type="string">
            <text:p>a斑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41</text:p>
          </table:table-cell>
          <table:table-cell office:value-type="string">
            <text:p>a.c. voltage converter</text:p>
          </table:table-cell>
          <table:table-cell office:value-type="string">
            <text:p>交流電壓變流器</text:p>
          </table:table-cell>
          <table:table-cell office:value-type="string">
            <text:p/>
          </table:table-cell>
          <table:table-cell office:value-type="string">
            <text:p>交流电压变流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42</text:p>
          </table:table-cell>
          <table:table-cell office:value-type="string">
            <text:p>a.c./d.c. converter</text:p>
          </table:table-cell>
          <table:table-cell office:value-type="string">
            <text:p>交流/直流變流器</text:p>
          </table:table-cell>
          <table:table-cell office:value-type="string">
            <text:p/>
          </table:table-cell>
          <table:table-cell office:value-type="string">
            <text:p>交流/直流变流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43</text:p>
          </table:table-cell>
          <table:table-cell office:value-type="string">
            <text:p>A.C.bias magnetic recording technique</text:p>
          </table:table-cell>
          <table:table-cell office:value-type="string">
            <text:p>交流偏磁記錄技術</text:p>
          </table:table-cell>
          <table:table-cell office:value-type="string">
            <text:p/>
          </table:table-cell>
          <table:table-cell office:value-type="string">
            <text:p>交流偏磁记录技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44</text:p>
          </table:table-cell>
          <table:table-cell office:value-type="string">
            <text:p>Abney phenomenon</text:p>
          </table:table-cell>
          <table:table-cell office:value-type="string">
            <text:p>阿布尼現象</text:p>
          </table:table-cell>
          <table:table-cell office:value-type="string">
            <text:p/>
          </table:table-cell>
          <table:table-cell office:value-type="string">
            <text:p>阿布尼现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45</text:p>
          </table:table-cell>
          <table:table-cell office:value-type="string">
            <text:p>Abney`s law</text:p>
          </table:table-cell>
          <table:table-cell office:value-type="string">
            <text:p>阿布尼定律</text:p>
          </table:table-cell>
          <table:table-cell office:value-type="string">
            <text:p/>
          </table:table-cell>
          <table:table-cell office:value-type="string">
            <text:p>阿布尼定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46</text:p>
          </table:table-cell>
          <table:table-cell office:value-type="string">
            <text:p>abnormal cathode fall</text:p>
          </table:table-cell>
          <table:table-cell office:value-type="string">
            <text:p>異常陰極降落</text:p>
          </table:table-cell>
          <table:table-cell office:value-type="string">
            <text:p/>
          </table:table-cell>
          <table:table-cell office:value-type="string">
            <text:p>异常阴极电压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47</text:p>
          </table:table-cell>
          <table:table-cell office:value-type="string">
            <text:p>abnormal glow-discharge</text:p>
          </table:table-cell>
          <table:table-cell office:value-type="string">
            <text:p>異常輝光放電</text:p>
          </table:table-cell>
          <table:table-cell office:value-type="string">
            <text:p/>
          </table:table-cell>
          <table:table-cell office:value-type="string">
            <text:p>异常辉光放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48</text:p>
          </table:table-cell>
          <table:table-cell office:value-type="string">
            <text:p>abnormal operation test</text:p>
          </table:table-cell>
          <table:table-cell office:value-type="string">
            <text:p>非正常工作試驗</text:p>
          </table:table-cell>
          <table:table-cell office:value-type="string">
            <text:p/>
          </table:table-cell>
          <table:table-cell office:value-type="string">
            <text:p>非正常工作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49</text:p>
          </table:table-cell>
          <table:table-cell office:value-type="string">
            <text:p>abrasion</text:p>
          </table:table-cell>
          <table:table-cell office:value-type="string">
            <text:p>磨耗；磨損</text:p>
          </table:table-cell>
          <table:table-cell office:value-type="string">
            <text:p/>
          </table:table-cell>
          <table:table-cell office:value-type="string">
            <text:p>磨蚀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50</text:p>
          </table:table-cell>
          <table:table-cell office:value-type="string">
            <text:p>abrupt junction</text:p>
          </table:table-cell>
          <table:table-cell office:value-type="string">
            <text:p>陡接面</text:p>
          </table:table-cell>
          <table:table-cell office:value-type="string">
            <text:p/>
          </table:table-cell>
          <table:table-cell office:value-type="string">
            <text:p>突变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51</text:p>
          </table:table-cell>
          <table:table-cell office:value-type="string">
            <text:p>abscissa [along a curve]</text:p>
          </table:table-cell>
          <table:table-cell office:value-type="string">
            <text:p>（沿曲線的）座標</text:p>
          </table:table-cell>
          <table:table-cell office:value-type="string">
            <text:p/>
          </table:table-cell>
          <table:table-cell office:value-type="string">
            <text:p>[沿曲线的]坐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52</text:p>
          </table:table-cell>
          <table:table-cell office:value-type="string">
            <text:p>absolute error</text:p>
          </table:table-cell>
          <table:table-cell office:value-type="string">
            <text:p>絕對誤差</text:p>
          </table:table-cell>
          <table:table-cell office:value-type="string">
            <text:p/>
          </table:table-cell>
          <table:table-cell office:value-type="string">
            <text:p>绝对误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53</text:p>
          </table:table-cell>
          <table:table-cell office:value-type="string">
            <text:p>absolute humidity</text:p>
          </table:table-cell>
          <table:table-cell office:value-type="string">
            <text:p>絕對濕度</text:p>
          </table:table-cell>
          <table:table-cell office:value-type="string">
            <text:p/>
          </table:table-cell>
          <table:table-cell office:value-type="string">
            <text:p>绝对湿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54</text:p>
          </table:table-cell>
          <table:table-cell office:value-type="string">
            <text:p>absolute thermal detector</text:p>
          </table:table-cell>
          <table:table-cell office:value-type="string">
            <text:p>絕對熱檢測器</text:p>
          </table:table-cell>
          <table:table-cell office:value-type="string">
            <text:p/>
          </table:table-cell>
          <table:table-cell office:value-type="string">
            <text:p>绝对热探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55</text:p>
          </table:table-cell>
          <table:table-cell office:value-type="string">
            <text:p>absolute time error</text:p>
          </table:table-cell>
          <table:table-cell office:value-type="string">
            <text:p>絕對時間誤差</text:p>
          </table:table-cell>
          <table:table-cell office:value-type="string">
            <text:p/>
          </table:table-cell>
          <table:table-cell office:value-type="string">
            <text:p>绝对时间误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56</text:p>
          </table:table-cell>
          <table:table-cell office:value-type="string">
            <text:p>absolute value</text:p>
          </table:table-cell>
          <table:table-cell office:value-type="string">
            <text:p>絕對值</text:p>
          </table:table-cell>
          <table:table-cell office:value-type="string">
            <text:p/>
          </table:table-cell>
          <table:table-cell office:value-type="string">
            <text:p>绝对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57</text:p>
          </table:table-cell>
          <table:table-cell office:value-type="string">
            <text:p>absorbed dose</text:p>
          </table:table-cell>
          <table:table-cell office:value-type="string">
            <text:p>吸收劑量</text:p>
          </table:table-cell>
          <table:table-cell office:value-type="string">
            <text:p/>
          </table:table-cell>
          <table:table-cell office:value-type="string">
            <text:p>吸收剂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58</text:p>
          </table:table-cell>
          <table:table-cell office:value-type="string">
            <text:p>absorbed dose rate</text:p>
          </table:table-cell>
          <table:table-cell office:value-type="string">
            <text:p>吸收劑量率</text:p>
          </table:table-cell>
          <table:table-cell office:value-type="string">
            <text:p/>
          </table:table-cell>
          <table:table-cell office:value-type="string">
            <text:p>吸收剂量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59</text:p>
          </table:table-cell>
          <table:table-cell office:value-type="string">
            <text:p>absorbed radiation dose</text:p>
          </table:table-cell>
          <table:table-cell office:value-type="string">
            <text:p>輻射吸收劑量</text:p>
          </table:table-cell>
          <table:table-cell office:value-type="string">
            <text:p/>
          </table:table-cell>
          <table:table-cell office:value-type="string">
            <text:p>辐射吸收剂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60</text:p>
          </table:table-cell>
          <table:table-cell office:value-type="string">
            <text:p>absorber</text:p>
          </table:table-cell>
          <table:table-cell office:value-type="string">
            <text:p>吸收器；吸收體</text:p>
          </table:table-cell>
          <table:table-cell office:value-type="string">
            <text:p/>
          </table:table-cell>
          <table:table-cell office:value-type="string">
            <text:p>吸收材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61</text:p>
          </table:table-cell>
          <table:table-cell office:value-type="string">
            <text:p>absorbing clamp</text:p>
          </table:table-cell>
          <table:table-cell office:value-type="string">
            <text:p>吸收鉗</text:p>
          </table:table-cell>
          <table:table-cell office:value-type="string">
            <text:p/>
          </table:table-cell>
          <table:table-cell office:value-type="string">
            <text:p>吸收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62</text:p>
          </table:table-cell>
          <table:table-cell office:value-type="string">
            <text:p>absorptance</text:p>
          </table:table-cell>
          <table:table-cell office:value-type="string">
            <text:p>吸收率；吸收比</text:p>
          </table:table-cell>
          <table:table-cell office:value-type="string">
            <text:p/>
          </table:table-cell>
          <table:table-cell office:value-type="string">
            <text:p>吸收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63</text:p>
          </table:table-cell>
          <table:table-cell office:value-type="string">
            <text:p>absorption</text:p>
          </table:table-cell>
          <table:table-cell office:value-type="string">
            <text:p>吸收</text:p>
          </table:table-cell>
          <table:table-cell office:value-type="string">
            <text:p/>
          </table:table-cell>
          <table:table-cell office:value-type="string">
            <text:p>吸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64</text:p>
          </table:table-cell>
          <table:table-cell office:value-type="string">
            <text:p>absorption coefficient</text:p>
          </table:table-cell>
          <table:table-cell office:value-type="string">
            <text:p>吸收係數</text:p>
          </table:table-cell>
          <table:table-cell office:value-type="string">
            <text:p/>
          </table:table-cell>
          <table:table-cell office:value-type="string">
            <text:p>吸收系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65</text:p>
          </table:table-cell>
          <table:table-cell office:value-type="string">
            <text:p>absorption current</text:p>
          </table:table-cell>
          <table:table-cell office:value-type="string">
            <text:p>吸收電流</text:p>
          </table:table-cell>
          <table:table-cell office:value-type="string">
            <text:p/>
          </table:table-cell>
          <table:table-cell office:value-type="string">
            <text:p>吸收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66</text:p>
          </table:table-cell>
          <table:table-cell office:value-type="string">
            <text:p>absorption type refrigerator</text:p>
          </table:table-cell>
          <table:table-cell office:value-type="string">
            <text:p>吸收式冰箱</text:p>
          </table:table-cell>
          <table:table-cell office:value-type="string">
            <text:p/>
          </table:table-cell>
          <table:table-cell office:value-type="string">
            <text:p>吸收式冰箱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67</text:p>
          </table:table-cell>
          <table:table-cell office:value-type="string">
            <text:p>absorption-type refrigerating appliance</text:p>
          </table:table-cell>
          <table:table-cell office:value-type="string">
            <text:p>吸收式製冷器具</text:p>
          </table:table-cell>
          <table:table-cell office:value-type="string">
            <text:p/>
          </table:table-cell>
          <table:table-cell office:value-type="string">
            <text:p>吸收式制冷器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68</text:p>
          </table:table-cell>
          <table:table-cell office:value-type="string">
            <text:p>absorptivity</text:p>
          </table:table-cell>
          <table:table-cell office:value-type="string">
            <text:p>吸收率</text:p>
          </table:table-cell>
          <table:table-cell office:value-type="string">
            <text:p/>
          </table:table-cell>
          <table:table-cell office:value-type="string">
            <text:p>吸收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69</text:p>
          </table:table-cell>
          <table:table-cell office:value-type="string">
            <text:p>AC commutator machine</text:p>
          </table:table-cell>
          <table:table-cell office:value-type="string">
            <text:p>交流換向器式電機</text:p>
          </table:table-cell>
          <table:table-cell office:value-type="string">
            <text:p/>
          </table:table-cell>
          <table:table-cell office:value-type="string">
            <text:p>交流换向器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70</text:p>
          </table:table-cell>
          <table:table-cell office:value-type="string">
            <text:p>AC commutator motor</text:p>
          </table:table-cell>
          <table:table-cell office:value-type="string">
            <text:p>交流換向器式電動機</text:p>
          </table:table-cell>
          <table:table-cell office:value-type="string">
            <text:p/>
          </table:table-cell>
          <table:table-cell office:value-type="string">
            <text:p>交流换向器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71</text:p>
          </table:table-cell>
          <table:table-cell office:value-type="string">
            <text:p>AC conversion factor</text:p>
          </table:table-cell>
          <table:table-cell office:value-type="string">
            <text:p>交流變流因數</text:p>
          </table:table-cell>
          <table:table-cell office:value-type="string">
            <text:p/>
          </table:table-cell>
          <table:table-cell office:value-type="string">
            <text:p>交流变流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72</text:p>
          </table:table-cell>
          <table:table-cell office:value-type="string">
            <text:p>AC filter</text:p>
          </table:table-cell>
          <table:table-cell office:value-type="string">
            <text:p>交流濾波器</text:p>
          </table:table-cell>
          <table:table-cell office:value-type="string">
            <text:p/>
          </table:table-cell>
          <table:table-cell office:value-type="string">
            <text:p>交流滤波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73</text:p>
          </table:table-cell>
          <table:table-cell office:value-type="string">
            <text:p>accelerated ageing</text:p>
          </table:table-cell>
          <table:table-cell office:value-type="string">
            <text:p>加速老化</text:p>
          </table:table-cell>
          <table:table-cell office:value-type="string">
            <text:p/>
          </table:table-cell>
          <table:table-cell office:value-type="string">
            <text:p>加速老化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74</text:p>
          </table:table-cell>
          <table:table-cell office:value-type="string">
            <text:p>accelerated electron</text:p>
          </table:table-cell>
          <table:table-cell office:value-type="string">
            <text:p>加速電子</text:p>
          </table:table-cell>
          <table:table-cell office:value-type="string">
            <text:p/>
          </table:table-cell>
          <table:table-cell office:value-type="string">
            <text:p>加速电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75</text:p>
          </table:table-cell>
          <table:table-cell office:value-type="string">
            <text:p>accelerated life test</text:p>
          </table:table-cell>
          <table:table-cell office:value-type="string">
            <text:p>加速壽命試驗</text:p>
          </table:table-cell>
          <table:table-cell office:value-type="string">
            <text:p/>
          </table:table-cell>
          <table:table-cell office:value-type="string">
            <text:p>加速寿命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76</text:p>
          </table:table-cell>
          <table:table-cell office:value-type="string">
            <text:p>accelerated test</text:p>
          </table:table-cell>
          <table:table-cell office:value-type="string">
            <text:p>加速試驗</text:p>
          </table:table-cell>
          <table:table-cell office:value-type="string">
            <text:p/>
          </table:table-cell>
          <table:table-cell office:value-type="string">
            <text:p>加速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77</text:p>
          </table:table-cell>
          <table:table-cell office:value-type="string">
            <text:p>accelerating</text:p>
          </table:table-cell>
          <table:table-cell office:value-type="string">
            <text:p>加速</text:p>
          </table:table-cell>
          <table:table-cell office:value-type="string">
            <text:p/>
          </table:table-cell>
          <table:table-cell office:value-type="string">
            <text:p>加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78</text:p>
          </table:table-cell>
          <table:table-cell office:value-type="string">
            <text:p>accelerating cavity</text:p>
          </table:table-cell>
          <table:table-cell office:value-type="string">
            <text:p>加速空腔</text:p>
          </table:table-cell>
          <table:table-cell office:value-type="string">
            <text:p/>
          </table:table-cell>
          <table:table-cell office:value-type="string">
            <text:p>加速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79</text:p>
          </table:table-cell>
          <table:table-cell office:value-type="string">
            <text:p>accelerating chamber</text:p>
          </table:table-cell>
          <table:table-cell office:value-type="string">
            <text:p>加速腔；加速室</text:p>
          </table:table-cell>
          <table:table-cell office:value-type="string">
            <text:p/>
          </table:table-cell>
          <table:table-cell office:value-type="string">
            <text:p>加速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80</text:p>
          </table:table-cell>
          <table:table-cell office:value-type="string">
            <text:p>accelerating electrode</text:p>
          </table:table-cell>
          <table:table-cell office:value-type="string">
            <text:p>加速電極</text:p>
          </table:table-cell>
          <table:table-cell office:value-type="string">
            <text:p/>
          </table:table-cell>
          <table:table-cell office:value-type="string">
            <text:p>加速电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81</text:p>
          </table:table-cell>
          <table:table-cell office:value-type="string">
            <text:p>accelerating field</text:p>
          </table:table-cell>
          <table:table-cell office:value-type="string">
            <text:p>加速場</text:p>
          </table:table-cell>
          <table:table-cell office:value-type="string">
            <text:p/>
          </table:table-cell>
          <table:table-cell office:value-type="string">
            <text:p>加速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82</text:p>
          </table:table-cell>
          <table:table-cell office:value-type="string">
            <text:p>accelerating field frequency</text:p>
          </table:table-cell>
          <table:table-cell office:value-type="string">
            <text:p>加速場頻率</text:p>
          </table:table-cell>
          <table:table-cell office:value-type="string">
            <text:p/>
          </table:table-cell>
          <table:table-cell office:value-type="string">
            <text:p>加速场频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83</text:p>
          </table:table-cell>
          <table:table-cell office:value-type="string">
            <text:p>accelerating gap</text:p>
          </table:table-cell>
          <table:table-cell office:value-type="string">
            <text:p>加速間隙</text:p>
          </table:table-cell>
          <table:table-cell office:value-type="string">
            <text:p/>
          </table:table-cell>
          <table:table-cell office:value-type="string">
            <text:p>加速间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84</text:p>
          </table:table-cell>
          <table:table-cell office:value-type="string">
            <text:p>accelerating gradient</text:p>
          </table:table-cell>
          <table:table-cell office:value-type="string">
            <text:p>加速梯度</text:p>
          </table:table-cell>
          <table:table-cell office:value-type="string">
            <text:p/>
          </table:table-cell>
          <table:table-cell office:value-type="string">
            <text:p>加速梯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85</text:p>
          </table:table-cell>
          <table:table-cell office:value-type="string">
            <text:p>accelerating length</text:p>
          </table:table-cell>
          <table:table-cell office:value-type="string">
            <text:p>加速長度</text:p>
          </table:table-cell>
          <table:table-cell office:value-type="string">
            <text:p/>
          </table:table-cell>
          <table:table-cell office:value-type="string">
            <text:p>加速长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86</text:p>
          </table:table-cell>
          <table:table-cell office:value-type="string">
            <text:p>accelerating phase</text:p>
          </table:table-cell>
          <table:table-cell office:value-type="string">
            <text:p>加速相位</text:p>
          </table:table-cell>
          <table:table-cell office:value-type="string">
            <text:p/>
          </table:table-cell>
          <table:table-cell office:value-type="string">
            <text:p>加速相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87</text:p>
          </table:table-cell>
          <table:table-cell office:value-type="string">
            <text:p>accelerating time</text:p>
          </table:table-cell>
          <table:table-cell office:value-type="string">
            <text:p>加速時間</text:p>
          </table:table-cell>
          <table:table-cell office:value-type="string">
            <text:p/>
          </table:table-cell>
          <table:table-cell office:value-type="string">
            <text:p>加速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88</text:p>
          </table:table-cell>
          <table:table-cell office:value-type="string">
            <text:p>accelerating torque</text:p>
          </table:table-cell>
          <table:table-cell office:value-type="string">
            <text:p>加速轉矩</text:p>
          </table:table-cell>
          <table:table-cell office:value-type="string">
            <text:p/>
          </table:table-cell>
          <table:table-cell office:value-type="string">
            <text:p>加速转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89</text:p>
          </table:table-cell>
          <table:table-cell office:value-type="string">
            <text:p>accelerating tube</text:p>
          </table:table-cell>
          <table:table-cell office:value-type="string">
            <text:p>加速管</text:p>
          </table:table-cell>
          <table:table-cell office:value-type="string">
            <text:p/>
          </table:table-cell>
          <table:table-cell office:value-type="string">
            <text:p>加速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90</text:p>
          </table:table-cell>
          <table:table-cell office:value-type="string">
            <text:p>accelerating voltage</text:p>
          </table:table-cell>
          <table:table-cell office:value-type="string">
            <text:p>加速電壓</text:p>
          </table:table-cell>
          <table:table-cell office:value-type="string">
            <text:p/>
          </table:table-cell>
          <table:table-cell office:value-type="string">
            <text:p>加速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91</text:p>
          </table:table-cell>
          <table:table-cell office:value-type="string">
            <text:p>acceleration of gravity</text:p>
          </table:table-cell>
          <table:table-cell office:value-type="string">
            <text:p>重力加速度</text:p>
          </table:table-cell>
          <table:table-cell office:value-type="string">
            <text:p/>
          </table:table-cell>
          <table:table-cell office:value-type="string">
            <text:p>重力加速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92</text:p>
          </table:table-cell>
          <table:table-cell office:value-type="string">
            <text:p>acceleration test</text:p>
          </table:table-cell>
          <table:table-cell office:value-type="string">
            <text:p>加速度試驗</text:p>
          </table:table-cell>
          <table:table-cell office:value-type="string">
            <text:p/>
          </table:table-cell>
          <table:table-cell office:value-type="string">
            <text:p>加速度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93</text:p>
          </table:table-cell>
          <table:table-cell office:value-type="string">
            <text:p>accelerative force</text:p>
          </table:table-cell>
          <table:table-cell office:value-type="string">
            <text:p>加速力</text:p>
          </table:table-cell>
          <table:table-cell office:value-type="string">
            <text:p/>
          </table:table-cell>
          <table:table-cell office:value-type="string">
            <text:p>加速力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94</text:p>
          </table:table-cell>
          <table:table-cell office:value-type="string">
            <text:p>accelerator</text:p>
          </table:table-cell>
          <table:table-cell office:value-type="string">
            <text:p>加速器</text:p>
          </table:table-cell>
          <table:table-cell office:value-type="string">
            <text:p/>
          </table:table-cell>
          <table:table-cell office:value-type="string">
            <text:p>加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95</text:p>
          </table:table-cell>
          <table:table-cell office:value-type="string">
            <text:p>accelerator</text:p>
          </table:table-cell>
          <table:table-cell office:value-type="string">
            <text:p>加速器</text:p>
          </table:table-cell>
          <table:table-cell office:value-type="string">
            <text:p/>
          </table:table-cell>
          <table:table-cell office:value-type="string">
            <text:p>催化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96</text:p>
          </table:table-cell>
          <table:table-cell office:value-type="string">
            <text:p>accelerator control system</text:p>
          </table:table-cell>
          <table:table-cell office:value-type="string">
            <text:p>加速器控制系統</text:p>
          </table:table-cell>
          <table:table-cell office:value-type="string">
            <text:p/>
          </table:table-cell>
          <table:table-cell office:value-type="string">
            <text:p>加速器控制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97</text:p>
          </table:table-cell>
          <table:table-cell office:value-type="string">
            <text:p>accelerator driven system</text:p>
          </table:table-cell>
          <table:table-cell office:value-type="string">
            <text:p>加速器驅動系統</text:p>
          </table:table-cell>
          <table:table-cell office:value-type="string">
            <text:p/>
          </table:table-cell>
          <table:table-cell office:value-type="string">
            <text:p>加速器驱动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98</text:p>
          </table:table-cell>
          <table:table-cell office:value-type="string">
            <text:p>accent lighting</text:p>
          </table:table-cell>
          <table:table-cell office:value-type="string">
            <text:p>補強照明</text:p>
          </table:table-cell>
          <table:table-cell office:value-type="string">
            <text:p/>
          </table:table-cell>
          <table:table-cell office:value-type="string">
            <text:p>重点照明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399</text:p>
          </table:table-cell>
          <table:table-cell office:value-type="string">
            <text:p>acceptance inspection</text:p>
          </table:table-cell>
          <table:table-cell office:value-type="string">
            <text:p>驗收檢驗</text:p>
          </table:table-cell>
          <table:table-cell office:value-type="string">
            <text:p/>
          </table:table-cell>
          <table:table-cell office:value-type="string">
            <text:p>验收检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00</text:p>
          </table:table-cell>
          <table:table-cell office:value-type="string">
            <text:p>acceptance test</text:p>
          </table:table-cell>
          <table:table-cell office:value-type="string">
            <text:p>驗收試驗</text:p>
          </table:table-cell>
          <table:table-cell office:value-type="string">
            <text:p/>
          </table:table-cell>
          <table:table-cell office:value-type="string">
            <text:p>验收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01</text:p>
          </table:table-cell>
          <table:table-cell office:value-type="string">
            <text:p>acceptor</text:p>
          </table:table-cell>
          <table:table-cell office:value-type="string">
            <text:p>受體；接受器</text:p>
          </table:table-cell>
          <table:table-cell office:value-type="string">
            <text:p/>
          </table:table-cell>
          <table:table-cell office:value-type="string">
            <text:p>受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02</text:p>
          </table:table-cell>
          <table:table-cell office:value-type="string">
            <text:p>access opening</text:p>
          </table:table-cell>
          <table:table-cell office:value-type="string">
            <text:p>進出口</text:p>
          </table:table-cell>
          <table:table-cell office:value-type="string">
            <text:p/>
          </table:table-cell>
          <table:table-cell office:value-type="string">
            <text:p>进出口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03</text:p>
          </table:table-cell>
          <table:table-cell office:value-type="string">
            <text:p>accessible surface</text:p>
          </table:table-cell>
          <table:table-cell office:value-type="string">
            <text:p>可及面</text:p>
          </table:table-cell>
          <table:table-cell office:value-type="string">
            <text:p/>
          </table:table-cell>
          <table:table-cell office:value-type="string">
            <text:p>可及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04</text:p>
          </table:table-cell>
          <table:table-cell office:value-type="string">
            <text:p>accessory of limited interchangeability</text:p>
          </table:table-cell>
          <table:table-cell office:value-type="string">
            <text:p>有限互換附件</text:p>
          </table:table-cell>
          <table:table-cell office:value-type="string">
            <text:p/>
          </table:table-cell>
          <table:table-cell office:value-type="string">
            <text:p>有限互换附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05</text:p>
          </table:table-cell>
          <table:table-cell office:value-type="string">
            <text:p>accident</text:p>
          </table:table-cell>
          <table:table-cell office:value-type="string">
            <text:p>事故；故障；意外</text:p>
          </table:table-cell>
          <table:table-cell office:value-type="string">
            <text:p/>
          </table:table-cell>
          <table:table-cell office:value-type="string">
            <text:p>事故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06</text:p>
          </table:table-cell>
          <table:table-cell office:value-type="string">
            <text:p>accident analysis</text:p>
          </table:table-cell>
          <table:table-cell office:value-type="string">
            <text:p>事故分析</text:p>
          </table:table-cell>
          <table:table-cell office:value-type="string">
            <text:p/>
          </table:table-cell>
          <table:table-cell office:value-type="string">
            <text:p>事故分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07</text:p>
          </table:table-cell>
          <table:table-cell office:value-type="string">
            <text:p>accident cause</text:p>
          </table:table-cell>
          <table:table-cell office:value-type="string">
            <text:p>事故原因</text:p>
          </table:table-cell>
          <table:table-cell office:value-type="string">
            <text:p/>
          </table:table-cell>
          <table:table-cell office:value-type="string">
            <text:p>事故原因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08</text:p>
          </table:table-cell>
          <table:table-cell office:value-type="string">
            <text:p>accident free</text:p>
          </table:table-cell>
          <table:table-cell office:value-type="string">
            <text:p>無事故</text:p>
          </table:table-cell>
          <table:table-cell office:value-type="string">
            <text:p/>
          </table:table-cell>
          <table:table-cell office:value-type="string">
            <text:p>无事故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09</text:p>
          </table:table-cell>
          <table:table-cell office:value-type="string">
            <text:p>accident hazard</text:p>
          </table:table-cell>
          <table:table-cell office:value-type="string">
            <text:p>事故危險</text:p>
          </table:table-cell>
          <table:table-cell office:value-type="string">
            <text:p/>
          </table:table-cell>
          <table:table-cell office:value-type="string">
            <text:p>事故危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10</text:p>
          </table:table-cell>
          <table:table-cell office:value-type="string">
            <text:p>accident moniter</text:p>
          </table:table-cell>
          <table:table-cell office:value-type="string">
            <text:p>事故監測儀</text:p>
          </table:table-cell>
          <table:table-cell office:value-type="string">
            <text:p/>
          </table:table-cell>
          <table:table-cell office:value-type="string">
            <text:p>事故监测仪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11</text:p>
          </table:table-cell>
          <table:table-cell office:value-type="string">
            <text:p>accident rate</text:p>
          </table:table-cell>
          <table:table-cell office:value-type="string">
            <text:p>事故率</text:p>
          </table:table-cell>
          <table:table-cell office:value-type="string">
            <text:p/>
          </table:table-cell>
          <table:table-cell office:value-type="string">
            <text:p>事故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12</text:p>
          </table:table-cell>
          <table:table-cell office:value-type="string">
            <text:p>accidental failure period</text:p>
          </table:table-cell>
          <table:table-cell office:value-type="string">
            <text:p>偶然失效期</text:p>
          </table:table-cell>
          <table:table-cell office:value-type="string">
            <text:p/>
          </table:table-cell>
          <table:table-cell office:value-type="string">
            <text:p>偶然失效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13</text:p>
          </table:table-cell>
          <table:table-cell office:value-type="string">
            <text:p>accidental failure, random failure</text:p>
          </table:table-cell>
          <table:table-cell office:value-type="string">
            <text:p>偶然失效</text:p>
          </table:table-cell>
          <table:table-cell office:value-type="string">
            <text:p/>
          </table:table-cell>
          <table:table-cell office:value-type="string">
            <text:p>偶然失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14</text:p>
          </table:table-cell>
          <table:table-cell office:value-type="string">
            <text:p>accommodation</text:p>
          </table:table-cell>
          <table:table-cell office:value-type="string">
            <text:p>調節</text:p>
          </table:table-cell>
          <table:table-cell office:value-type="string">
            <text:p/>
          </table:table-cell>
          <table:table-cell office:value-type="string">
            <text:p>调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15</text:p>
          </table:table-cell>
          <table:table-cell office:value-type="string">
            <text:p>accumulated heat</text:p>
          </table:table-cell>
          <table:table-cell office:value-type="string">
            <text:p>積蓄熱</text:p>
          </table:table-cell>
          <table:table-cell office:value-type="string">
            <text:p/>
          </table:table-cell>
          <table:table-cell office:value-type="string">
            <text:p>积蓄热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16</text:p>
          </table:table-cell>
          <table:table-cell office:value-type="string">
            <text:p>accumulated time</text:p>
          </table:table-cell>
          <table:table-cell office:value-type="string">
            <text:p>累計時間</text:p>
          </table:table-cell>
          <table:table-cell office:value-type="string">
            <text:p/>
          </table:table-cell>
          <table:table-cell office:value-type="string">
            <text:p>累计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17</text:p>
          </table:table-cell>
          <table:table-cell office:value-type="string">
            <text:p>accuracy</text:p>
          </table:table-cell>
          <table:table-cell office:value-type="string">
            <text:p>準確度；精確度</text:p>
          </table:table-cell>
          <table:table-cell office:value-type="string">
            <text:p/>
          </table:table-cell>
          <table:table-cell office:value-type="string">
            <text:p>准确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18</text:p>
          </table:table-cell>
          <table:table-cell office:value-type="string">
            <text:p>accuracy class</text:p>
          </table:table-cell>
          <table:table-cell office:value-type="string">
            <text:p>準確等級</text:p>
          </table:table-cell>
          <table:table-cell office:value-type="string">
            <text:p/>
          </table:table-cell>
          <table:table-cell office:value-type="string">
            <text:p>准确度等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19</text:p>
          </table:table-cell>
          <table:table-cell office:value-type="string">
            <text:p>accuracy of measurement</text:p>
          </table:table-cell>
          <table:table-cell office:value-type="string">
            <text:p>測量精度</text:p>
          </table:table-cell>
          <table:table-cell office:value-type="string">
            <text:p/>
          </table:table-cell>
          <table:table-cell office:value-type="string">
            <text:p>测量的准确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20</text:p>
          </table:table-cell>
          <table:table-cell office:value-type="string">
            <text:p>achromatic stimulus</text:p>
          </table:table-cell>
          <table:table-cell office:value-type="string">
            <text:p>無彩色刺激</text:p>
          </table:table-cell>
          <table:table-cell office:value-type="string">
            <text:p/>
          </table:table-cell>
          <table:table-cell office:value-type="string">
            <text:p>非彩色刺激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21</text:p>
          </table:table-cell>
          <table:table-cell office:value-type="string">
            <text:p>acid number</text:p>
          </table:table-cell>
          <table:table-cell office:value-type="string">
            <text:p>酸價</text:p>
          </table:table-cell>
          <table:table-cell office:value-type="string">
            <text:p/>
          </table:table-cell>
          <table:table-cell office:value-type="string">
            <text:p>酸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22</text:p>
          </table:table-cell>
          <table:table-cell office:value-type="string">
            <text:p>actinic</text:p>
          </table:table-cell>
          <table:table-cell office:value-type="string">
            <text:p>光化的</text:p>
          </table:table-cell>
          <table:table-cell office:value-type="string">
            <text:p/>
          </table:table-cell>
          <table:table-cell office:value-type="string">
            <text:p>光化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23</text:p>
          </table:table-cell>
          <table:table-cell office:value-type="string">
            <text:p>actinic dose</text:p>
          </table:table-cell>
          <table:table-cell office:value-type="string">
            <text:p>光化學照射量</text:p>
          </table:table-cell>
          <table:table-cell office:value-type="string">
            <text:p/>
          </table:table-cell>
          <table:table-cell office:value-type="string">
            <text:p>光化学剂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24</text:p>
          </table:table-cell>
          <table:table-cell office:value-type="string">
            <text:p>actinism</text:p>
          </table:table-cell>
          <table:table-cell office:value-type="string">
            <text:p>光化度； 光化作用；射線化學</text:p>
          </table:table-cell>
          <table:table-cell office:value-type="string">
            <text:p/>
          </table:table-cell>
          <table:table-cell office:value-type="string">
            <text:p>感光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25</text:p>
          </table:table-cell>
          <table:table-cell office:value-type="string">
            <text:p>action</text:p>
          </table:table-cell>
          <table:table-cell office:value-type="string">
            <text:p>動作；作用；作用量；主動力</text:p>
          </table:table-cell>
          <table:table-cell office:value-type="string">
            <text:p/>
          </table:table-cell>
          <table:table-cell office:value-type="string">
            <text:p>作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26</text:p>
          </table:table-cell>
          <table:table-cell office:value-type="string">
            <text:p>action line</text:p>
          </table:table-cell>
          <table:table-cell office:value-type="string">
            <text:p>作用線</text:p>
          </table:table-cell>
          <table:table-cell office:value-type="string">
            <text:p/>
          </table:table-cell>
          <table:table-cell office:value-type="string">
            <text:p>作用连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27</text:p>
          </table:table-cell>
          <table:table-cell office:value-type="string">
            <text:p>activation</text:p>
          </table:table-cell>
          <table:table-cell office:value-type="string">
            <text:p>激化；活化；啟動</text:p>
          </table:table-cell>
          <table:table-cell office:value-type="string">
            <text:p/>
          </table:table-cell>
          <table:table-cell office:value-type="string">
            <text:p>活化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28</text:p>
          </table:table-cell>
          <table:table-cell office:value-type="string">
            <text:p>activation analysis</text:p>
          </table:table-cell>
          <table:table-cell office:value-type="string">
            <text:p>活化分析</text:p>
          </table:table-cell>
          <table:table-cell office:value-type="string">
            <text:p/>
          </table:table-cell>
          <table:table-cell office:value-type="string">
            <text:p>活化分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29</text:p>
          </table:table-cell>
          <table:table-cell office:value-type="string">
            <text:p>activator</text:p>
          </table:table-cell>
          <table:table-cell office:value-type="string">
            <text:p>活化劑；活化體；活化器</text:p>
          </table:table-cell>
          <table:table-cell office:value-type="string">
            <text:p/>
          </table:table-cell>
          <table:table-cell office:value-type="string">
            <text:p>激活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30</text:p>
          </table:table-cell>
          <table:table-cell office:value-type="string">
            <text:p>active</text:p>
          </table:table-cell>
          <table:table-cell office:value-type="string">
            <text:p>有效；主動；有源；現用</text:p>
          </table:table-cell>
          <table:table-cell office:value-type="string">
            <text:p/>
          </table:table-cell>
          <table:table-cell office:value-type="string">
            <text:p>有源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31</text:p>
          </table:table-cell>
          <table:table-cell office:value-type="string">
            <text:p>active current</text:p>
          </table:table-cell>
          <table:table-cell office:value-type="string">
            <text:p>有效電流</text:p>
          </table:table-cell>
          <table:table-cell office:value-type="string">
            <text:p/>
          </table:table-cell>
          <table:table-cell office:value-type="string">
            <text:p>有功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32</text:p>
          </table:table-cell>
          <table:table-cell office:value-type="string">
            <text:p>active mass</text:p>
          </table:table-cell>
          <table:table-cell office:value-type="string">
            <text:p>有效質量；活性質量</text:p>
          </table:table-cell>
          <table:table-cell office:value-type="string">
            <text:p/>
          </table:table-cell>
          <table:table-cell office:value-type="string">
            <text:p>有功质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33</text:p>
          </table:table-cell>
          <table:table-cell office:value-type="string">
            <text:p>active material</text:p>
          </table:table-cell>
          <table:table-cell office:value-type="string">
            <text:p>活性材料；活性物質</text:p>
          </table:table-cell>
          <table:table-cell office:value-type="string">
            <text:p/>
          </table:table-cell>
          <table:table-cell office:value-type="string">
            <text:p>活性物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34</text:p>
          </table:table-cell>
          <table:table-cell office:value-type="string">
            <text:p>active power</text:p>
          </table:table-cell>
          <table:table-cell office:value-type="string">
            <text:p>有效電力；有效功率</text:p>
          </table:table-cell>
          <table:table-cell office:value-type="string">
            <text:p/>
          </table:table-cell>
          <table:table-cell office:value-type="string">
            <text:p>有功功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35</text:p>
          </table:table-cell>
          <table:table-cell office:value-type="string">
            <text:p>activity</text:p>
          </table:table-cell>
          <table:table-cell office:value-type="string">
            <text:p>活動性；放射性；放射強度</text:p>
          </table:table-cell>
          <table:table-cell office:value-type="string">
            <text:p/>
          </table:table-cell>
          <table:table-cell office:value-type="string">
            <text:p>活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36</text:p>
          </table:table-cell>
          <table:table-cell office:value-type="string">
            <text:p>activity meter</text:p>
          </table:table-cell>
          <table:table-cell office:value-type="string">
            <text:p>活性計</text:p>
          </table:table-cell>
          <table:table-cell office:value-type="string">
            <text:p/>
          </table:table-cell>
          <table:table-cell office:value-type="string">
            <text:p>活度测量仪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37</text:p>
          </table:table-cell>
          <table:table-cell office:value-type="string">
            <text:p>actuator</text:p>
          </table:table-cell>
          <table:table-cell office:value-type="string">
            <text:p>致動器；調速控制器；傳動裝置</text:p>
          </table:table-cell>
          <table:table-cell office:value-type="string">
            <text:p/>
          </table:table-cell>
          <table:table-cell office:value-type="string">
            <text:p>操动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38</text:p>
          </table:table-cell>
          <table:table-cell office:value-type="string">
            <text:p>actuator</text:p>
          </table:table-cell>
          <table:table-cell office:value-type="string">
            <text:p>致動器；調速控制器；傳動裝置</text:p>
          </table:table-cell>
          <table:table-cell office:value-type="string">
            <text:p/>
          </table:table-cell>
          <table:table-cell office:value-type="string">
            <text:p>执行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39</text:p>
          </table:table-cell>
          <table:table-cell office:value-type="string">
            <text:p>acyclic machine</text:p>
          </table:table-cell>
          <table:table-cell office:value-type="string">
            <text:p>非週期機器</text:p>
          </table:table-cell>
          <table:table-cell office:value-type="string">
            <text:p/>
          </table:table-cell>
          <table:table-cell office:value-type="string">
            <text:p>单极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40</text:p>
          </table:table-cell>
          <table:table-cell office:value-type="string">
            <text:p>adaptation</text:p>
          </table:table-cell>
          <table:table-cell office:value-type="string">
            <text:p>適應</text:p>
          </table:table-cell>
          <table:table-cell office:value-type="string">
            <text:p/>
          </table:table-cell>
          <table:table-cell office:value-type="string">
            <text:p>适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41</text:p>
          </table:table-cell>
          <table:table-cell office:value-type="string">
            <text:p>adaptive colorimetric shift</text:p>
          </table:table-cell>
          <table:table-cell office:value-type="string">
            <text:p>適應彩色刺激偏移</text:p>
          </table:table-cell>
          <table:table-cell office:value-type="string">
            <text:p/>
          </table:table-cell>
          <table:table-cell office:value-type="string">
            <text:p>适应色度位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42</text:p>
          </table:table-cell>
          <table:table-cell office:value-type="string">
            <text:p>adaptive control</text:p>
          </table:table-cell>
          <table:table-cell office:value-type="string">
            <text:p>適應控制</text:p>
          </table:table-cell>
          <table:table-cell office:value-type="string">
            <text:p/>
          </table:table-cell>
          <table:table-cell office:value-type="string">
            <text:p>[自]适应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43</text:p>
          </table:table-cell>
          <table:table-cell office:value-type="string">
            <text:p>adaptive control system</text:p>
          </table:table-cell>
          <table:table-cell office:value-type="string">
            <text:p>適應控制系統</text:p>
          </table:table-cell>
          <table:table-cell office:value-type="string">
            <text:p/>
          </table:table-cell>
          <table:table-cell office:value-type="string">
            <text:p>自适应控制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44</text:p>
          </table:table-cell>
          <table:table-cell office:value-type="string">
            <text:p>addition</text:p>
          </table:table-cell>
          <table:table-cell office:value-type="string">
            <text:p>加；加法；附加</text:p>
          </table:table-cell>
          <table:table-cell office:value-type="string">
            <text:p/>
          </table:table-cell>
          <table:table-cell office:value-type="string">
            <text:p>加法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45</text:p>
          </table:table-cell>
          <table:table-cell office:value-type="string">
            <text:p>additive</text:p>
          </table:table-cell>
          <table:table-cell office:value-type="string">
            <text:p>添加劑；摻和物；附加的</text:p>
          </table:table-cell>
          <table:table-cell office:value-type="string">
            <text:p/>
          </table:table-cell>
          <table:table-cell office:value-type="string">
            <text:p>添加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46</text:p>
          </table:table-cell>
          <table:table-cell office:value-type="string">
            <text:p>additive mixture of colour stimuli</text:p>
          </table:table-cell>
          <table:table-cell office:value-type="string">
            <text:p>加法混色</text:p>
          </table:table-cell>
          <table:table-cell office:value-type="string">
            <text:p/>
          </table:table-cell>
          <table:table-cell office:value-type="string">
            <text:p>色刺激相加混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47</text:p>
          </table:table-cell>
          <table:table-cell office:value-type="string">
            <text:p>adhesion</text:p>
          </table:table-cell>
          <table:table-cell office:value-type="string">
            <text:p>附著</text:p>
          </table:table-cell>
          <table:table-cell office:value-type="string">
            <text:p/>
          </table:table-cell>
          <table:table-cell office:value-type="string">
            <text:p>黏接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48</text:p>
          </table:table-cell>
          <table:table-cell office:value-type="string">
            <text:p>adhesion coefficient</text:p>
          </table:table-cell>
          <table:table-cell office:value-type="string">
            <text:p>黏著係數</text:p>
          </table:table-cell>
          <table:table-cell office:value-type="string">
            <text:p/>
          </table:table-cell>
          <table:table-cell office:value-type="string">
            <text:p>黏着系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49</text:p>
          </table:table-cell>
          <table:table-cell office:value-type="string">
            <text:p>adhesive</text:p>
          </table:table-cell>
          <table:table-cell office:value-type="string">
            <text:p>黏合劑</text:p>
          </table:table-cell>
          <table:table-cell office:value-type="string">
            <text:p/>
          </table:table-cell>
          <table:table-cell office:value-type="string">
            <text:p>胶粘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50</text:p>
          </table:table-cell>
          <table:table-cell office:value-type="string">
            <text:p>adhesive tape</text:p>
          </table:table-cell>
          <table:table-cell office:value-type="string">
            <text:p>膠帶；粘性帶</text:p>
          </table:table-cell>
          <table:table-cell office:value-type="string">
            <text:p/>
          </table:table-cell>
          <table:table-cell office:value-type="string">
            <text:p>黏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51</text:p>
          </table:table-cell>
          <table:table-cell office:value-type="string">
            <text:p>adhesive varnish</text:p>
          </table:table-cell>
          <table:table-cell office:value-type="string">
            <text:p>膠粘漆；膠性漆</text:p>
          </table:table-cell>
          <table:table-cell office:value-type="string">
            <text:p/>
          </table:table-cell>
          <table:table-cell office:value-type="string">
            <text:p>胶粘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52</text:p>
          </table:table-cell>
          <table:table-cell office:value-type="string">
            <text:p>adjacent channel selectivity</text:p>
          </table:table-cell>
          <table:table-cell office:value-type="string">
            <text:p>鄰近波道選擇性</text:p>
          </table:table-cell>
          <table:table-cell office:value-type="string">
            <text:p/>
          </table:table-cell>
          <table:table-cell office:value-type="string">
            <text:p>邻频道选择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53</text:p>
          </table:table-cell>
          <table:table-cell office:value-type="string">
            <text:p>adjustable luminaire</text:p>
          </table:table-cell>
          <table:table-cell office:value-type="string">
            <text:p>可調照明器具</text:p>
          </table:table-cell>
          <table:table-cell office:value-type="string">
            <text:p/>
          </table:table-cell>
          <table:table-cell office:value-type="string">
            <text:p>可调式灯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54</text:p>
          </table:table-cell>
          <table:table-cell office:value-type="string">
            <text:p>adjustable speed motor</text:p>
          </table:table-cell>
          <table:table-cell office:value-type="string">
            <text:p>調速馬達；調速電動機</text:p>
          </table:table-cell>
          <table:table-cell office:value-type="string">
            <text:p/>
          </table:table-cell>
          <table:table-cell office:value-type="string">
            <text:p>调速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55</text:p>
          </table:table-cell>
          <table:table-cell office:value-type="string">
            <text:p>adjuster</text:p>
          </table:table-cell>
          <table:table-cell office:value-type="string">
            <text:p>調整器；調整設備</text:p>
          </table:table-cell>
          <table:table-cell office:value-type="string">
            <text:p/>
          </table:table-cell>
          <table:table-cell office:value-type="string">
            <text:p>定值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56</text:p>
          </table:table-cell>
          <table:table-cell office:value-type="string">
            <text:p>adjustment</text:p>
          </table:table-cell>
          <table:table-cell office:value-type="string">
            <text:p>調整</text:p>
          </table:table-cell>
          <table:table-cell office:value-type="string">
            <text:p/>
          </table:table-cell>
          <table:table-cell office:value-type="string">
            <text:p>调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57</text:p>
          </table:table-cell>
          <table:table-cell office:value-type="string">
            <text:p>admittance</text:p>
          </table:table-cell>
          <table:table-cell office:value-type="string">
            <text:p>導納</text:p>
          </table:table-cell>
          <table:table-cell office:value-type="string">
            <text:p/>
          </table:table-cell>
          <table:table-cell office:value-type="string">
            <text:p>导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58</text:p>
          </table:table-cell>
          <table:table-cell office:value-type="string">
            <text:p>admittance matrix</text:p>
          </table:table-cell>
          <table:table-cell office:value-type="string">
            <text:p>導納矩陣</text:p>
          </table:table-cell>
          <table:table-cell office:value-type="string">
            <text:p/>
          </table:table-cell>
          <table:table-cell office:value-type="string">
            <text:p>导纳矩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59</text:p>
          </table:table-cell>
          <table:table-cell office:value-type="string">
            <text:p>aerodrome beacon</text:p>
          </table:table-cell>
          <table:table-cell office:value-type="string">
            <text:p>機場燈台</text:p>
          </table:table-cell>
          <table:table-cell office:value-type="string">
            <text:p/>
          </table:table-cell>
          <table:table-cell office:value-type="string">
            <text:p>机场标志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60</text:p>
          </table:table-cell>
          <table:table-cell office:value-type="string">
            <text:p>aerosol</text:p>
          </table:table-cell>
          <table:table-cell office:value-type="string">
            <text:p>氣態懸膠體</text:p>
          </table:table-cell>
          <table:table-cell office:value-type="string">
            <text:p/>
          </table:table-cell>
          <table:table-cell office:value-type="string">
            <text:p>气溶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61</text:p>
          </table:table-cell>
          <table:table-cell office:value-type="string">
            <text:p>after image</text:p>
          </table:table-cell>
          <table:table-cell office:value-type="string">
            <text:p>殘像</text:p>
          </table:table-cell>
          <table:table-cell office:value-type="string">
            <text:p/>
          </table:table-cell>
          <table:table-cell office:value-type="string">
            <text:p>余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62</text:p>
          </table:table-cell>
          <table:table-cell office:value-type="string">
            <text:p>afterglow</text:p>
          </table:table-cell>
          <table:table-cell office:value-type="string">
            <text:p>殘光</text:p>
          </table:table-cell>
          <table:table-cell office:value-type="string">
            <text:p/>
          </table:table-cell>
          <table:table-cell office:value-type="string">
            <text:p>余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63</text:p>
          </table:table-cell>
          <table:table-cell office:value-type="string">
            <text:p>after-heat</text:p>
          </table:table-cell>
          <table:table-cell office:value-type="string">
            <text:p>餘熱</text:p>
          </table:table-cell>
          <table:table-cell office:value-type="string">
            <text:p/>
          </table:table-cell>
          <table:table-cell office:value-type="string">
            <text:p>剩余释热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64</text:p>
          </table:table-cell>
          <table:table-cell office:value-type="string">
            <text:p>ageing</text:p>
          </table:table-cell>
          <table:table-cell office:value-type="string">
            <text:p>老化；陳化；磁性衰退現象</text:p>
          </table:table-cell>
          <table:table-cell office:value-type="string">
            <text:p/>
          </table:table-cell>
          <table:table-cell office:value-type="string">
            <text:p>老化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65</text:p>
          </table:table-cell>
          <table:table-cell office:value-type="string">
            <text:p>ageing failure</text:p>
          </table:table-cell>
          <table:table-cell office:value-type="string">
            <text:p>老化破壞</text:p>
          </table:table-cell>
          <table:table-cell office:value-type="string">
            <text:p/>
          </table:table-cell>
          <table:table-cell office:value-type="string">
            <text:p>老化失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66</text:p>
          </table:table-cell>
          <table:table-cell office:value-type="string">
            <text:p>aggregate equivalent peak interruption duration</text:p>
          </table:table-cell>
          <table:table-cell office:value-type="string">
            <text:p>累計等效尖載停電持續時間</text:p>
          </table:table-cell>
          <table:table-cell office:value-type="string">
            <text:p/>
          </table:table-cell>
          <table:table-cell office:value-type="string">
            <text:p>等效峰荷累计停电持续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67</text:p>
          </table:table-cell>
          <table:table-cell office:value-type="string">
            <text:p>air blast circuit breaker</text:p>
          </table:table-cell>
          <table:table-cell office:value-type="string">
            <text:p>氣衝斷路器</text:p>
          </table:table-cell>
          <table:table-cell office:value-type="string">
            <text:p/>
          </table:table-cell>
          <table:table-cell office:value-type="string">
            <text:p>压缩空气断路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68</text:p>
          </table:table-cell>
          <table:table-cell office:value-type="string">
            <text:p>air circuit breaker</text:p>
          </table:table-cell>
          <table:table-cell office:value-type="string">
            <text:p>空氣斷路器</text:p>
          </table:table-cell>
          <table:table-cell office:value-type="string">
            <text:p/>
          </table:table-cell>
          <table:table-cell office:value-type="string">
            <text:p>空气断路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69</text:p>
          </table:table-cell>
          <table:table-cell office:value-type="string">
            <text:p>air cleaner</text:p>
          </table:table-cell>
          <table:table-cell office:value-type="string">
            <text:p>淨氣機</text:p>
          </table:table-cell>
          <table:table-cell office:value-type="string">
            <text:p/>
          </table:table-cell>
          <table:table-cell office:value-type="string">
            <text:p>空气清洁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70</text:p>
          </table:table-cell>
          <table:table-cell office:value-type="string">
            <text:p>air conditioning</text:p>
          </table:table-cell>
          <table:table-cell office:value-type="string">
            <text:p>空氣調節</text:p>
          </table:table-cell>
          <table:table-cell office:value-type="string">
            <text:p/>
          </table:table-cell>
          <table:table-cell office:value-type="string">
            <text:p>空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71</text:p>
          </table:table-cell>
          <table:table-cell office:value-type="string">
            <text:p>air density correction factor</text:p>
          </table:table-cell>
          <table:table-cell office:value-type="string">
            <text:p>空氣密度校正因數</text:p>
          </table:table-cell>
          <table:table-cell office:value-type="string">
            <text:p/>
          </table:table-cell>
          <table:table-cell office:value-type="string">
            <text:p>空气密度修正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72</text:p>
          </table:table-cell>
          <table:table-cell office:value-type="string">
            <text:p>air filter</text:p>
          </table:table-cell>
          <table:table-cell office:value-type="string">
            <text:p>空氣過濾器；濾氣器</text:p>
          </table:table-cell>
          <table:table-cell office:value-type="string">
            <text:p/>
          </table:table-cell>
          <table:table-cell office:value-type="string">
            <text:p>过滤式空气净化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73</text:p>
          </table:table-cell>
          <table:table-cell office:value-type="string">
            <text:p>air gap</text:p>
          </table:table-cell>
          <table:table-cell office:value-type="string">
            <text:p>氣隙</text:p>
          </table:table-cell>
          <table:table-cell office:value-type="string">
            <text:p/>
          </table:table-cell>
          <table:table-cell office:value-type="string">
            <text:p>气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74</text:p>
          </table:table-cell>
          <table:table-cell office:value-type="string">
            <text:p>air humidity</text:p>
          </table:table-cell>
          <table:table-cell office:value-type="string">
            <text:p>空氣濕度</text:p>
          </table:table-cell>
          <table:table-cell office:value-type="string">
            <text:p/>
          </table:table-cell>
          <table:table-cell office:value-type="string">
            <text:p>空气湿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75</text:p>
          </table:table-cell>
          <table:table-cell office:value-type="string">
            <text:p>air permeability</text:p>
          </table:table-cell>
          <table:table-cell office:value-type="string">
            <text:p>空氣導磁率；透氣性；空氣滲透率</text:p>
          </table:table-cell>
          <table:table-cell office:value-type="string">
            <text:p/>
          </table:table-cell>
          <table:table-cell office:value-type="string">
            <text:p>透气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76</text:p>
          </table:table-cell>
          <table:table-cell office:value-type="string">
            <text:p>air pipe</text:p>
          </table:table-cell>
          <table:table-cell office:value-type="string">
            <text:p>氣管；風管</text:p>
          </table:table-cell>
          <table:table-cell office:value-type="string">
            <text:p/>
          </table:table-cell>
          <table:table-cell office:value-type="string">
            <text:p>通风管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77</text:p>
          </table:table-cell>
          <table:table-cell office:value-type="string">
            <text:p>air sampler</text:p>
          </table:table-cell>
          <table:table-cell office:value-type="string">
            <text:p>空氣取樣器</text:p>
          </table:table-cell>
          <table:table-cell office:value-type="string">
            <text:p/>
          </table:table-cell>
          <table:table-cell office:value-type="string">
            <text:p>空气取样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78</text:p>
          </table:table-cell>
          <table:table-cell office:value-type="string">
            <text:p>air-equivalent ionization chamber</text:p>
          </table:table-cell>
          <table:table-cell office:value-type="string">
            <text:p>空氣當量游離腔</text:p>
          </table:table-cell>
          <table:table-cell office:value-type="string">
            <text:p/>
          </table:table-cell>
          <table:table-cell office:value-type="string">
            <text:p>空气等效电离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79</text:p>
          </table:table-cell>
          <table:table-cell office:value-type="string">
            <text:p>air-to-air cooled machine</text:p>
          </table:table-cell>
          <table:table-cell office:value-type="string">
            <text:p>空-空冷卻式電機</text:p>
          </table:table-cell>
          <table:table-cell office:value-type="string">
            <text:p/>
          </table:table-cell>
          <table:table-cell office:value-type="string">
            <text:p>空-空冷却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80</text:p>
          </table:table-cell>
          <table:table-cell office:value-type="string">
            <text:p>alarm</text:p>
          </table:table-cell>
          <table:table-cell office:value-type="string">
            <text:p>警報</text:p>
          </table:table-cell>
          <table:table-cell office:value-type="string">
            <text:p/>
          </table:table-cell>
          <table:table-cell office:value-type="string">
            <text:p>报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81</text:p>
          </table:table-cell>
          <table:table-cell office:value-type="string">
            <text:p>alarm</text:p>
          </table:table-cell>
          <table:table-cell office:value-type="string">
            <text:p>警報</text:p>
          </table:table-cell>
          <table:table-cell office:value-type="string">
            <text:p/>
          </table:table-cell>
          <table:table-cell office:value-type="string">
            <text:p>报警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82</text:p>
          </table:table-cell>
          <table:table-cell office:value-type="string">
            <text:p>alarm system</text:p>
          </table:table-cell>
          <table:table-cell office:value-type="string">
            <text:p>警報系統</text:p>
          </table:table-cell>
          <table:table-cell office:value-type="string">
            <text:p/>
          </table:table-cell>
          <table:table-cell office:value-type="string">
            <text:p>报警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83</text:p>
          </table:table-cell>
          <table:table-cell office:value-type="string">
            <text:p>algebraic sum</text:p>
          </table:table-cell>
          <table:table-cell office:value-type="string">
            <text:p>代數和</text:p>
          </table:table-cell>
          <table:table-cell office:value-type="string">
            <text:p/>
          </table:table-cell>
          <table:table-cell office:value-type="string">
            <text:p>代数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84</text:p>
          </table:table-cell>
          <table:table-cell office:value-type="string">
            <text:p>algorithm</text:p>
          </table:table-cell>
          <table:table-cell office:value-type="string">
            <text:p>演算法</text:p>
          </table:table-cell>
          <table:table-cell office:value-type="string">
            <text:p/>
          </table:table-cell>
          <table:table-cell office:value-type="string">
            <text:p>算法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85</text:p>
          </table:table-cell>
          <table:table-cell office:value-type="string">
            <text:p>aliasing</text:p>
          </table:table-cell>
          <table:table-cell office:value-type="string">
            <text:p>頻疊；別名；混淆；交接點</text:p>
          </table:table-cell>
          <table:table-cell office:value-type="string">
            <text:p/>
          </table:table-cell>
          <table:table-cell office:value-type="string">
            <text:p>混叠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86</text:p>
          </table:table-cell>
          <table:table-cell office:value-type="string">
            <text:p>alkaline cell</text:p>
          </table:table-cell>
          <table:table-cell office:value-type="string">
            <text:p>鹼性電池</text:p>
          </table:table-cell>
          <table:table-cell office:value-type="string">
            <text:p/>
          </table:table-cell>
          <table:table-cell office:value-type="string">
            <text:p>碱性蓄电池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87</text:p>
          </table:table-cell>
          <table:table-cell office:value-type="string">
            <text:p>alloy junction</text:p>
          </table:table-cell>
          <table:table-cell office:value-type="string">
            <text:p>合金接面</text:p>
          </table:table-cell>
          <table:table-cell office:value-type="string">
            <text:p/>
          </table:table-cell>
          <table:table-cell office:value-type="string">
            <text:p>合金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88</text:p>
          </table:table-cell>
          <table:table-cell office:value-type="string">
            <text:p>alpha particle</text:p>
          </table:table-cell>
          <table:table-cell office:value-type="string">
            <text:p>阿伐粒子</text:p>
          </table:table-cell>
          <table:table-cell office:value-type="string">
            <text:p/>
          </table:table-cell>
          <table:table-cell office:value-type="string">
            <text:p>阿尔法粒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89</text:p>
          </table:table-cell>
          <table:table-cell office:value-type="string">
            <text:p>alpha radiation</text:p>
          </table:table-cell>
          <table:table-cell office:value-type="string">
            <text:p>阿伐輻射</text:p>
          </table:table-cell>
          <table:table-cell office:value-type="string">
            <text:p/>
          </table:table-cell>
          <table:table-cell office:value-type="string">
            <text:p>α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90</text:p>
          </table:table-cell>
          <table:table-cell office:value-type="string">
            <text:p>alternating component</text:p>
          </table:table-cell>
          <table:table-cell office:value-type="string">
            <text:p>交流成分；交變分量</text:p>
          </table:table-cell>
          <table:table-cell office:value-type="string">
            <text:p/>
          </table:table-cell>
          <table:table-cell office:value-type="string">
            <text:p>交流分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91</text:p>
          </table:table-cell>
          <table:table-cell office:value-type="string">
            <text:p>alternating current</text:p>
          </table:table-cell>
          <table:table-cell office:value-type="string">
            <text:p>交流</text:p>
          </table:table-cell>
          <table:table-cell office:value-type="string">
            <text:p/>
          </table:table-cell>
          <table:table-cell office:value-type="string">
            <text:p>交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92</text:p>
          </table:table-cell>
          <table:table-cell office:value-type="string">
            <text:p>alternating current generator</text:p>
          </table:table-cell>
          <table:table-cell office:value-type="string">
            <text:p>交流發電機</text:p>
          </table:table-cell>
          <table:table-cell office:value-type="string">
            <text:p/>
          </table:table-cell>
          <table:table-cell office:value-type="string">
            <text:p>交流发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93</text:p>
          </table:table-cell>
          <table:table-cell office:value-type="string">
            <text:p>alternating current machine</text:p>
          </table:table-cell>
          <table:table-cell office:value-type="string">
            <text:p>交流機</text:p>
          </table:table-cell>
          <table:table-cell office:value-type="string">
            <text:p/>
          </table:table-cell>
          <table:table-cell office:value-type="string">
            <text:p>交流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94</text:p>
          </table:table-cell>
          <table:table-cell office:value-type="string">
            <text:p>alternating current motor</text:p>
          </table:table-cell>
          <table:table-cell office:value-type="string">
            <text:p>交流電動機</text:p>
          </table:table-cell>
          <table:table-cell office:value-type="string">
            <text:p/>
          </table:table-cell>
          <table:table-cell office:value-type="string">
            <text:p>交流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95</text:p>
          </table:table-cell>
          <table:table-cell office:value-type="string">
            <text:p>alternating field</text:p>
          </table:table-cell>
          <table:table-cell office:value-type="string">
            <text:p>交流磁場；交流電場</text:p>
          </table:table-cell>
          <table:table-cell office:value-type="string">
            <text:p/>
          </table:table-cell>
          <table:table-cell office:value-type="string">
            <text:p>交变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96</text:p>
          </table:table-cell>
          <table:table-cell office:value-type="string">
            <text:p>alternating gradient focusing</text:p>
          </table:table-cell>
          <table:table-cell office:value-type="string">
            <text:p>交錯梯度聚焦</text:p>
          </table:table-cell>
          <table:table-cell office:value-type="string">
            <text:p/>
          </table:table-cell>
          <table:table-cell office:value-type="string">
            <text:p>交变梯度聚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97</text:p>
          </table:table-cell>
          <table:table-cell office:value-type="string">
            <text:p>alternating light</text:p>
          </table:table-cell>
          <table:table-cell office:value-type="string">
            <text:p>交變燈</text:p>
          </table:table-cell>
          <table:table-cell office:value-type="string">
            <text:p/>
          </table:table-cell>
          <table:table-cell office:value-type="string">
            <text:p>交变灯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98</text:p>
          </table:table-cell>
          <table:table-cell office:value-type="string">
            <text:p>alternating magnetic field</text:p>
          </table:table-cell>
          <table:table-cell office:value-type="string">
            <text:p>交變磁場</text:p>
          </table:table-cell>
          <table:table-cell office:value-type="string">
            <text:p/>
          </table:table-cell>
          <table:table-cell office:value-type="string">
            <text:p>交变磁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499</text:p>
          </table:table-cell>
          <table:table-cell office:value-type="string">
            <text:p>alternating voltage</text:p>
          </table:table-cell>
          <table:table-cell office:value-type="string">
            <text:p>交流電壓</text:p>
          </table:table-cell>
          <table:table-cell office:value-type="string">
            <text:p/>
          </table:table-cell>
          <table:table-cell office:value-type="string">
            <text:p>交流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00</text:p>
          </table:table-cell>
          <table:table-cell office:value-type="string">
            <text:p>altitude</text:p>
          </table:table-cell>
          <table:table-cell office:value-type="string">
            <text:p>高度；海拔；標高</text:p>
          </table:table-cell>
          <table:table-cell office:value-type="string">
            <text:p/>
          </table:table-cell>
          <table:table-cell office:value-type="string">
            <text:p>海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01</text:p>
          </table:table-cell>
          <table:table-cell office:value-type="string">
            <text:p>alychne</text:p>
          </table:table-cell>
          <table:table-cell office:value-type="string">
            <text:p>無輝面； 無輝線</text:p>
          </table:table-cell>
          <table:table-cell office:value-type="string">
            <text:p/>
          </table:table-cell>
          <table:table-cell office:value-type="string">
            <text:p>零亮度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02</text:p>
          </table:table-cell>
          <table:table-cell office:value-type="string">
            <text:p>ambient temperature</text:p>
          </table:table-cell>
          <table:table-cell office:value-type="string">
            <text:p>周圍溫度</text:p>
          </table:table-cell>
          <table:table-cell office:value-type="string">
            <text:p/>
          </table:table-cell>
          <table:table-cell office:value-type="string">
            <text:p>环境温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03</text:p>
          </table:table-cell>
          <table:table-cell office:value-type="string">
            <text:p>ammeter</text:p>
          </table:table-cell>
          <table:table-cell office:value-type="string">
            <text:p>安培計；電流計</text:p>
          </table:table-cell>
          <table:table-cell office:value-type="string">
            <text:p/>
          </table:table-cell>
          <table:table-cell office:value-type="string">
            <text:p>电流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04</text:p>
          </table:table-cell>
          <table:table-cell office:value-type="string">
            <text:p>ampere</text:p>
          </table:table-cell>
          <table:table-cell office:value-type="string">
            <text:p>安（培）</text:p>
          </table:table-cell>
          <table:table-cell office:value-type="string">
            <text:p/>
          </table:table-cell>
          <table:table-cell office:value-type="string">
            <text:p>安[培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05</text:p>
          </table:table-cell>
          <table:table-cell office:value-type="string">
            <text:p>ampere conductor</text:p>
          </table:table-cell>
          <table:table-cell office:value-type="string">
            <text:p>安培導線</text:p>
          </table:table-cell>
          <table:table-cell office:value-type="string">
            <text:p/>
          </table:table-cell>
          <table:table-cell office:value-type="string">
            <text:p>安培导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06</text:p>
          </table:table-cell>
          <table:table-cell office:value-type="string">
            <text:p>ampere hour meter</text:p>
          </table:table-cell>
          <table:table-cell office:value-type="string">
            <text:p>安培時計；安時計</text:p>
          </table:table-cell>
          <table:table-cell office:value-type="string">
            <text:p/>
          </table:table-cell>
          <table:table-cell office:value-type="string">
            <text:p>安时计</text:p>
          </table:table-cell>
          <table:table-cell office:value-type="string">
            <text:p>2013-05-03</text:p>
          </table:table-cell>
        </table:table-row>
        <table:table-row>
          <table:table-cell office:value-type="string">
            <text:p>1251507</text:p>
          </table:table-cell>
          <table:table-cell office:value-type="string">
            <text:p>ampere turn</text:p>
          </table:table-cell>
          <table:table-cell office:value-type="string">
            <text:p>安培匝（線圈）</text:p>
          </table:table-cell>
          <table:table-cell office:value-type="string">
            <text:p/>
          </table:table-cell>
          <table:table-cell office:value-type="string">
            <text:p>安匝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08</text:p>
          </table:table-cell>
          <table:table-cell office:value-type="string">
            <text:p>amplifier</text:p>
          </table:table-cell>
          <table:table-cell office:value-type="string">
            <text:p>放大器</text:p>
          </table:table-cell>
          <table:table-cell office:value-type="string">
            <text:p/>
          </table:table-cell>
          <table:table-cell office:value-type="string">
            <text:p>放大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09</text:p>
          </table:table-cell>
          <table:table-cell office:value-type="string">
            <text:p>amplitude</text:p>
          </table:table-cell>
          <table:table-cell office:value-type="string">
            <text:p>振幅；波幅</text:p>
          </table:table-cell>
          <table:table-cell office:value-type="string">
            <text:p/>
          </table:table-cell>
          <table:table-cell office:value-type="string">
            <text:p>振幅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10</text:p>
          </table:table-cell>
          <table:table-cell office:value-type="string">
            <text:p>amplitude</text:p>
          </table:table-cell>
          <table:table-cell office:value-type="string">
            <text:p>振幅；波幅</text:p>
          </table:table-cell>
          <table:table-cell office:value-type="string">
            <text:p/>
          </table:table-cell>
          <table:table-cell office:value-type="string">
            <text:p>温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11</text:p>
          </table:table-cell>
          <table:table-cell office:value-type="string">
            <text:p>amplitude control</text:p>
          </table:table-cell>
          <table:table-cell office:value-type="string">
            <text:p>振幅控制</text:p>
          </table:table-cell>
          <table:table-cell office:value-type="string">
            <text:p/>
          </table:table-cell>
          <table:table-cell office:value-type="string">
            <text:p>幅值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12</text:p>
          </table:table-cell>
          <table:table-cell office:value-type="string">
            <text:p>amplitude modulation</text:p>
          </table:table-cell>
          <table:table-cell office:value-type="string">
            <text:p>振幅調變；調幅</text:p>
          </table:table-cell>
          <table:table-cell office:value-type="string">
            <text:p/>
          </table:table-cell>
          <table:table-cell office:value-type="string">
            <text:p>调幅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13</text:p>
          </table:table-cell>
          <table:table-cell office:value-type="string">
            <text:p>amplitude modulation factor</text:p>
          </table:table-cell>
          <table:table-cell office:value-type="string">
            <text:p>振幅調變因數</text:p>
          </table:table-cell>
          <table:table-cell office:value-type="string">
            <text:p/>
          </table:table-cell>
          <table:table-cell office:value-type="string">
            <text:p>调幅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14</text:p>
          </table:table-cell>
          <table:table-cell office:value-type="string">
            <text:p>amplitude permeability</text:p>
          </table:table-cell>
          <table:table-cell office:value-type="string">
            <text:p>振幅磁導率</text:p>
          </table:table-cell>
          <table:table-cell office:value-type="string">
            <text:p/>
          </table:table-cell>
          <table:table-cell office:value-type="string">
            <text:p>振幅磁导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15</text:p>
          </table:table-cell>
          <table:table-cell office:value-type="string">
            <text:p>analogue signal</text:p>
          </table:table-cell>
          <table:table-cell office:value-type="string">
            <text:p>類比信號</text:p>
          </table:table-cell>
          <table:table-cell office:value-type="string">
            <text:p/>
          </table:table-cell>
          <table:table-cell office:value-type="string">
            <text:p>模拟信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16</text:p>
          </table:table-cell>
          <table:table-cell office:value-type="string">
            <text:p>analyzing magnet</text:p>
          </table:table-cell>
          <table:table-cell office:value-type="string">
            <text:p>分析磁鐵</text:p>
          </table:table-cell>
          <table:table-cell office:value-type="string">
            <text:p/>
          </table:table-cell>
          <table:table-cell office:value-type="string">
            <text:p>分析磁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17</text:p>
          </table:table-cell>
          <table:table-cell office:value-type="string">
            <text:p>angle of overlap</text:p>
          </table:table-cell>
          <table:table-cell office:value-type="string">
            <text:p>疊弧角；重疊角</text:p>
          </table:table-cell>
          <table:table-cell office:value-type="string">
            <text:p/>
          </table:table-cell>
          <table:table-cell office:value-type="string">
            <text:p>重叠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18</text:p>
          </table:table-cell>
          <table:table-cell office:value-type="string">
            <text:p>angle of retard</text:p>
          </table:table-cell>
          <table:table-cell office:value-type="string">
            <text:p>滯後角</text:p>
          </table:table-cell>
          <table:table-cell office:value-type="string">
            <text:p/>
          </table:table-cell>
          <table:table-cell office:value-type="string">
            <text:p>滞后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19</text:p>
          </table:table-cell>
          <table:table-cell office:value-type="string">
            <text:p>angular displacement</text:p>
          </table:table-cell>
          <table:table-cell office:value-type="string">
            <text:p>角位移</text:p>
          </table:table-cell>
          <table:table-cell office:value-type="string">
            <text:p/>
          </table:table-cell>
          <table:table-cell office:value-type="string">
            <text:p>角位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20</text:p>
          </table:table-cell>
          <table:table-cell office:value-type="string">
            <text:p>angular frequency</text:p>
          </table:table-cell>
          <table:table-cell office:value-type="string">
            <text:p>角頻；角頻率</text:p>
          </table:table-cell>
          <table:table-cell office:value-type="string">
            <text:p/>
          </table:table-cell>
          <table:table-cell office:value-type="string">
            <text:p>角频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21</text:p>
          </table:table-cell>
          <table:table-cell office:value-type="string">
            <text:p>angular momentum</text:p>
          </table:table-cell>
          <table:table-cell office:value-type="string">
            <text:p>角動量</text:p>
          </table:table-cell>
          <table:table-cell office:value-type="string">
            <text:p/>
          </table:table-cell>
          <table:table-cell office:value-type="string">
            <text:p>角动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22</text:p>
          </table:table-cell>
          <table:table-cell office:value-type="string">
            <text:p>angular variation</text:p>
          </table:table-cell>
          <table:table-cell office:value-type="string">
            <text:p>角度變化；角位差；相角位移</text:p>
          </table:table-cell>
          <table:table-cell office:value-type="string">
            <text:p/>
          </table:table-cell>
          <table:table-cell office:value-type="string">
            <text:p>功角变化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23</text:p>
          </table:table-cell>
          <table:table-cell office:value-type="string">
            <text:p>anion</text:p>
          </table:table-cell>
          <table:table-cell office:value-type="string">
            <text:p>陰離子</text:p>
          </table:table-cell>
          <table:table-cell office:value-type="string">
            <text:p/>
          </table:table-cell>
          <table:table-cell office:value-type="string">
            <text:p>阴离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24</text:p>
          </table:table-cell>
          <table:table-cell office:value-type="string">
            <text:p>anisotropic</text:p>
          </table:table-cell>
          <table:table-cell office:value-type="string">
            <text:p>各向異性的；非均質的</text:p>
          </table:table-cell>
          <table:table-cell office:value-type="string">
            <text:p/>
          </table:table-cell>
          <table:table-cell office:value-type="string">
            <text:p>各向异性[的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25</text:p>
          </table:table-cell>
          <table:table-cell office:value-type="string">
            <text:p>annealing</text:p>
          </table:table-cell>
          <table:table-cell office:value-type="string">
            <text:p>退火</text:p>
          </table:table-cell>
          <table:table-cell office:value-type="string">
            <text:p/>
          </table:table-cell>
          <table:table-cell office:value-type="string">
            <text:p>退火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26</text:p>
          </table:table-cell>
          <table:table-cell office:value-type="string">
            <text:p>annihilation</text:p>
          </table:table-cell>
          <table:table-cell office:value-type="string">
            <text:p>互毀湮沒；湮沒現象；消除</text:p>
          </table:table-cell>
          <table:table-cell office:value-type="string">
            <text:p/>
          </table:table-cell>
          <table:table-cell office:value-type="string">
            <text:p>湮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27</text:p>
          </table:table-cell>
          <table:table-cell office:value-type="string">
            <text:p>annihilation radiation</text:p>
          </table:table-cell>
          <table:table-cell office:value-type="string">
            <text:p>消除輻射；減弱輻射</text:p>
          </table:table-cell>
          <table:table-cell office:value-type="string">
            <text:p/>
          </table:table-cell>
          <table:table-cell office:value-type="string">
            <text:p>湮没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28</text:p>
          </table:table-cell>
          <table:table-cell office:value-type="string">
            <text:p>annunciator</text:p>
          </table:table-cell>
          <table:table-cell office:value-type="string">
            <text:p>信號器；警報器；指示器</text:p>
          </table:table-cell>
          <table:table-cell office:value-type="string">
            <text:p/>
          </table:table-cell>
          <table:table-cell office:value-type="string">
            <text:p>信号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29</text:p>
          </table:table-cell>
          <table:table-cell office:value-type="string">
            <text:p>anode</text:p>
          </table:table-cell>
          <table:table-cell office:value-type="string">
            <text:p>陽極</text:p>
          </table:table-cell>
          <table:table-cell office:value-type="string">
            <text:p/>
          </table:table-cell>
          <table:table-cell office:value-type="string">
            <text:p>阳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30</text:p>
          </table:table-cell>
          <table:table-cell office:value-type="string">
            <text:p>anode effect</text:p>
          </table:table-cell>
          <table:table-cell office:value-type="string">
            <text:p>陽極效應</text:p>
          </table:table-cell>
          <table:table-cell office:value-type="string">
            <text:p/>
          </table:table-cell>
          <table:table-cell office:value-type="string">
            <text:p>阳极效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31</text:p>
          </table:table-cell>
          <table:table-cell office:value-type="string">
            <text:p>anodic polarization</text:p>
          </table:table-cell>
          <table:table-cell office:value-type="string">
            <text:p>陽極極化</text:p>
          </table:table-cell>
          <table:table-cell office:value-type="string">
            <text:p/>
          </table:table-cell>
          <table:table-cell office:value-type="string">
            <text:p>阳极极化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32</text:p>
          </table:table-cell>
          <table:table-cell office:value-type="string">
            <text:p>anticoincidence</text:p>
          </table:table-cell>
          <table:table-cell office:value-type="string">
            <text:p>反符合</text:p>
          </table:table-cell>
          <table:table-cell office:value-type="string">
            <text:p/>
          </table:table-cell>
          <table:table-cell office:value-type="string">
            <text:p>反符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33</text:p>
          </table:table-cell>
          <table:table-cell office:value-type="string">
            <text:p>anti-collision light</text:p>
          </table:table-cell>
          <table:table-cell office:value-type="string">
            <text:p>衝撞防止燈</text:p>
          </table:table-cell>
          <table:table-cell office:value-type="string">
            <text:p/>
          </table:table-cell>
          <table:table-cell office:value-type="string">
            <text:p>防撞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34</text:p>
          </table:table-cell>
          <table:table-cell office:value-type="string">
            <text:p>antiferromagnetism</text:p>
          </table:table-cell>
          <table:table-cell office:value-type="string">
            <text:p>反鐵磁現象；反鐵磁性</text:p>
          </table:table-cell>
          <table:table-cell office:value-type="string">
            <text:p/>
          </table:table-cell>
          <table:table-cell office:value-type="string">
            <text:p>反铁磁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35</text:p>
          </table:table-cell>
          <table:table-cell office:value-type="string">
            <text:p>antinode</text:p>
          </table:table-cell>
          <table:table-cell office:value-type="string">
            <text:p>波腹；腹點</text:p>
          </table:table-cell>
          <table:table-cell office:value-type="string">
            <text:p/>
          </table:table-cell>
          <table:table-cell office:value-type="string">
            <text:p>波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36</text:p>
          </table:table-cell>
          <table:table-cell office:value-type="string">
            <text:p>antiparticle</text:p>
          </table:table-cell>
          <table:table-cell office:value-type="string">
            <text:p>反粒子；反質點</text:p>
          </table:table-cell>
          <table:table-cell office:value-type="string">
            <text:p/>
          </table:table-cell>
          <table:table-cell office:value-type="string">
            <text:p>反粒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37</text:p>
          </table:table-cell>
          <table:table-cell office:value-type="string">
            <text:p>antisymmetric tensor</text:p>
          </table:table-cell>
          <table:table-cell office:value-type="string">
            <text:p>反對稱張量</text:p>
          </table:table-cell>
          <table:table-cell office:value-type="string">
            <text:p/>
          </table:table-cell>
          <table:table-cell office:value-type="string">
            <text:p>反对称张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38</text:p>
          </table:table-cell>
          <table:table-cell office:value-type="string">
            <text:p>aperiodic circuit</text:p>
          </table:table-cell>
          <table:table-cell office:value-type="string">
            <text:p>非周期電路；非調諧電路；非周期振盪電路</text:p>
          </table:table-cell>
          <table:table-cell office:value-type="string">
            <text:p/>
          </table:table-cell>
          <table:table-cell office:value-type="string">
            <text:p>非周期电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39</text:p>
          </table:table-cell>
          <table:table-cell office:value-type="string">
            <text:p>aperiodic component</text:p>
          </table:table-cell>
          <table:table-cell office:value-type="string">
            <text:p>非周期部分；非周期分量</text:p>
          </table:table-cell>
          <table:table-cell office:value-type="string">
            <text:p/>
          </table:table-cell>
          <table:table-cell office:value-type="string">
            <text:p>非周期分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40</text:p>
          </table:table-cell>
          <table:table-cell office:value-type="string">
            <text:p>aperiodic phenomenon</text:p>
          </table:table-cell>
          <table:table-cell office:value-type="string">
            <text:p>非周期現象</text:p>
          </table:table-cell>
          <table:table-cell office:value-type="string">
            <text:p/>
          </table:table-cell>
          <table:table-cell office:value-type="string">
            <text:p>非周期现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41</text:p>
          </table:table-cell>
          <table:table-cell office:value-type="string">
            <text:p>aperiodic time constant</text:p>
          </table:table-cell>
          <table:table-cell office:value-type="string">
            <text:p>非周期時間常數</text:p>
          </table:table-cell>
          <table:table-cell office:value-type="string">
            <text:p/>
          </table:table-cell>
          <table:table-cell office:value-type="string">
            <text:p>非周期时间常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42</text:p>
          </table:table-cell>
          <table:table-cell office:value-type="string">
            <text:p>aperture colour</text:p>
          </table:table-cell>
          <table:table-cell office:value-type="string">
            <text:p>開口色</text:p>
          </table:table-cell>
          <table:table-cell office:value-type="string">
            <text:p/>
          </table:table-cell>
          <table:table-cell office:value-type="string">
            <text:p>小孔色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43</text:p>
          </table:table-cell>
          <table:table-cell office:value-type="string">
            <text:p>apparent charge</text:p>
          </table:table-cell>
          <table:table-cell office:value-type="string">
            <text:p>視在電荷；表觀電荷</text:p>
          </table:table-cell>
          <table:table-cell office:value-type="string">
            <text:p/>
          </table:table-cell>
          <table:table-cell office:value-type="string">
            <text:p>表观电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44</text:p>
          </table:table-cell>
          <table:table-cell office:value-type="string">
            <text:p>apparent impedance</text:p>
          </table:table-cell>
          <table:table-cell office:value-type="string">
            <text:p>表觀阻抗；視在阻抗</text:p>
          </table:table-cell>
          <table:table-cell office:value-type="string">
            <text:p/>
          </table:table-cell>
          <table:table-cell office:value-type="string">
            <text:p>视在阻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45</text:p>
          </table:table-cell>
          <table:table-cell office:value-type="string">
            <text:p>apparent mass</text:p>
          </table:table-cell>
          <table:table-cell office:value-type="string">
            <text:p>表觀質量</text:p>
          </table:table-cell>
          <table:table-cell office:value-type="string">
            <text:p/>
          </table:table-cell>
          <table:table-cell office:value-type="string">
            <text:p>表观质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46</text:p>
          </table:table-cell>
          <table:table-cell office:value-type="string">
            <text:p>apparent power</text:p>
          </table:table-cell>
          <table:table-cell office:value-type="string">
            <text:p>視在功率</text:p>
          </table:table-cell>
          <table:table-cell office:value-type="string">
            <text:p/>
          </table:table-cell>
          <table:table-cell office:value-type="string">
            <text:p>表观功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47</text:p>
          </table:table-cell>
          <table:table-cell office:value-type="string">
            <text:p>applied voltage</text:p>
          </table:table-cell>
          <table:table-cell office:value-type="string">
            <text:p>外加電壓</text:p>
          </table:table-cell>
          <table:table-cell office:value-type="string">
            <text:p/>
          </table:table-cell>
          <table:table-cell office:value-type="string">
            <text:p>外施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48</text:p>
          </table:table-cell>
          <table:table-cell office:value-type="string">
            <text:p>approach lighting system</text:p>
          </table:table-cell>
          <table:table-cell office:value-type="string">
            <text:p>進入燈系統</text:p>
          </table:table-cell>
          <table:table-cell office:value-type="string">
            <text:p/>
          </table:table-cell>
          <table:table-cell office:value-type="string">
            <text:p>着陆指示照明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49</text:p>
          </table:table-cell>
          <table:table-cell office:value-type="string">
            <text:p>arc chute</text:p>
          </table:table-cell>
          <table:table-cell office:value-type="string">
            <text:p>電弧槽；電弧隔板；消弧罩；消弧柵</text:p>
          </table:table-cell>
          <table:table-cell office:value-type="string">
            <text:p/>
          </table:table-cell>
          <table:table-cell office:value-type="string">
            <text:p>灭弧栅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50</text:p>
          </table:table-cell>
          <table:table-cell office:value-type="string">
            <text:p>arc control device</text:p>
          </table:table-cell>
          <table:table-cell office:value-type="string">
            <text:p>電弧控制裝置</text:p>
          </table:table-cell>
          <table:table-cell office:value-type="string">
            <text:p/>
          </table:table-cell>
          <table:table-cell office:value-type="string">
            <text:p>灭弧装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51</text:p>
          </table:table-cell>
          <table:table-cell office:value-type="string">
            <text:p>arc current</text:p>
          </table:table-cell>
          <table:table-cell office:value-type="string">
            <text:p>電弧電流；弧流</text:p>
          </table:table-cell>
          <table:table-cell office:value-type="string">
            <text:p/>
          </table:table-cell>
          <table:table-cell office:value-type="string">
            <text:p>电弧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52</text:p>
          </table:table-cell>
          <table:table-cell office:value-type="string">
            <text:p>arc discharge</text:p>
          </table:table-cell>
          <table:table-cell office:value-type="string">
            <text:p>電弧放電；弧光放電</text:p>
          </table:table-cell>
          <table:table-cell office:value-type="string">
            <text:p/>
          </table:table-cell>
          <table:table-cell office:value-type="string">
            <text:p>弧光放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53</text:p>
          </table:table-cell>
          <table:table-cell office:value-type="string">
            <text:p>arc furnace</text:p>
          </table:table-cell>
          <table:table-cell office:value-type="string">
            <text:p>電弧爐</text:p>
          </table:table-cell>
          <table:table-cell office:value-type="string">
            <text:p/>
          </table:table-cell>
          <table:table-cell office:value-type="string">
            <text:p>电弧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54</text:p>
          </table:table-cell>
          <table:table-cell office:value-type="string">
            <text:p>arc furnace transformer</text:p>
          </table:table-cell>
          <table:table-cell office:value-type="string">
            <text:p>電弧爐變壓器</text:p>
          </table:table-cell>
          <table:table-cell office:value-type="string">
            <text:p/>
          </table:table-cell>
          <table:table-cell office:value-type="string">
            <text:p>电弧炉变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55</text:p>
          </table:table-cell>
          <table:table-cell office:value-type="string">
            <text:p>arc heating</text:p>
          </table:table-cell>
          <table:table-cell office:value-type="string">
            <text:p>電弧加熱</text:p>
          </table:table-cell>
          <table:table-cell office:value-type="string">
            <text:p/>
          </table:table-cell>
          <table:table-cell office:value-type="string">
            <text:p>电弧加热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56</text:p>
          </table:table-cell>
          <table:table-cell office:value-type="string">
            <text:p>arc lamp</text:p>
          </table:table-cell>
          <table:table-cell office:value-type="string">
            <text:p>弧光燈</text:p>
          </table:table-cell>
          <table:table-cell office:value-type="string">
            <text:p/>
          </table:table-cell>
          <table:table-cell office:value-type="string">
            <text:p>弧光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57</text:p>
          </table:table-cell>
          <table:table-cell office:value-type="string">
            <text:p>arc plasma</text:p>
          </table:table-cell>
          <table:table-cell office:value-type="string">
            <text:p>弧電漿</text:p>
          </table:table-cell>
          <table:table-cell office:value-type="string">
            <text:p/>
          </table:table-cell>
          <table:table-cell office:value-type="string">
            <text:p>弧等离子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58</text:p>
          </table:table-cell>
          <table:table-cell office:value-type="string">
            <text:p>arc resistance</text:p>
          </table:table-cell>
          <table:table-cell office:value-type="string">
            <text:p>耐弧性；電弧電阻</text:p>
          </table:table-cell>
          <table:table-cell office:value-type="string">
            <text:p/>
          </table:table-cell>
          <table:table-cell office:value-type="string">
            <text:p>耐电弧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59</text:p>
          </table:table-cell>
          <table:table-cell office:value-type="string">
            <text:p>arc suppression reactor</text:p>
          </table:table-cell>
          <table:table-cell office:value-type="string">
            <text:p>消弧線圈；消弧電抗器</text:p>
          </table:table-cell>
          <table:table-cell office:value-type="string">
            <text:p/>
          </table:table-cell>
          <table:table-cell office:value-type="string">
            <text:p>消弧电抗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60</text:p>
          </table:table-cell>
          <table:table-cell office:value-type="string">
            <text:p>arc tube</text:p>
          </table:table-cell>
          <table:table-cell office:value-type="string">
            <text:p>弧光管</text:p>
          </table:table-cell>
          <table:table-cell office:value-type="string">
            <text:p/>
          </table:table-cell>
          <table:table-cell office:value-type="string">
            <text:p>放电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61</text:p>
          </table:table-cell>
          <table:table-cell office:value-type="string">
            <text:p>arc voltage</text:p>
          </table:table-cell>
          <table:table-cell office:value-type="string">
            <text:p>電弧電壓；弧壓</text:p>
          </table:table-cell>
          <table:table-cell office:value-type="string">
            <text:p/>
          </table:table-cell>
          <table:table-cell office:value-type="string">
            <text:p>电弧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62</text:p>
          </table:table-cell>
          <table:table-cell office:value-type="string">
            <text:p>arc welding</text:p>
          </table:table-cell>
          <table:table-cell office:value-type="string">
            <text:p>電弧焊；電弧熔接</text:p>
          </table:table-cell>
          <table:table-cell office:value-type="string">
            <text:p/>
          </table:table-cell>
          <table:table-cell office:value-type="string">
            <text:p>电弧焊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63</text:p>
          </table:table-cell>
          <table:table-cell office:value-type="string">
            <text:p>arc welding machine</text:p>
          </table:table-cell>
          <table:table-cell office:value-type="string">
            <text:p>電焊機；電弧焊機</text:p>
          </table:table-cell>
          <table:table-cell office:value-type="string">
            <text:p/>
          </table:table-cell>
          <table:table-cell office:value-type="string">
            <text:p>弧焊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64</text:p>
          </table:table-cell>
          <table:table-cell office:value-type="string">
            <text:p>arch</text:p>
          </table:table-cell>
          <table:table-cell office:value-type="string">
            <text:p>拱；弓形</text:p>
          </table:table-cell>
          <table:table-cell office:value-type="string">
            <text:p/>
          </table:table-cell>
          <table:table-cell office:value-type="string">
            <text:p>炉拱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65</text:p>
          </table:table-cell>
          <table:table-cell office:value-type="string">
            <text:p>arcing chamber</text:p>
          </table:table-cell>
          <table:table-cell office:value-type="string">
            <text:p>消弧室</text:p>
          </table:table-cell>
          <table:table-cell office:value-type="string">
            <text:p/>
          </table:table-cell>
          <table:table-cell office:value-type="string">
            <text:p>灭弧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66</text:p>
          </table:table-cell>
          <table:table-cell office:value-type="string">
            <text:p>arcing contact</text:p>
          </table:table-cell>
          <table:table-cell office:value-type="string">
            <text:p>弧接觸；滅弧觸點；飛弧觸點</text:p>
          </table:table-cell>
          <table:table-cell office:value-type="string">
            <text:p/>
          </table:table-cell>
          <table:table-cell office:value-type="string">
            <text:p>弧触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67</text:p>
          </table:table-cell>
          <table:table-cell office:value-type="string">
            <text:p>arcing distance</text:p>
          </table:table-cell>
          <table:table-cell office:value-type="string">
            <text:p>弧距；放電距離</text:p>
          </table:table-cell>
          <table:table-cell office:value-type="string">
            <text:p/>
          </table:table-cell>
          <table:table-cell office:value-type="string">
            <text:p>电弧距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68</text:p>
          </table:table-cell>
          <table:table-cell office:value-type="string">
            <text:p>arcing horn</text:p>
          </table:table-cell>
          <table:table-cell office:value-type="string">
            <text:p>消弧角；角形避雷器；電弧角</text:p>
          </table:table-cell>
          <table:table-cell office:value-type="string">
            <text:p/>
          </table:table-cell>
          <table:table-cell office:value-type="string">
            <text:p>消弧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69</text:p>
          </table:table-cell>
          <table:table-cell office:value-type="string">
            <text:p>arcing ring</text:p>
          </table:table-cell>
          <table:table-cell office:value-type="string">
            <text:p>消弧環；環形消弧器</text:p>
          </table:table-cell>
          <table:table-cell office:value-type="string">
            <text:p/>
          </table:table-cell>
          <table:table-cell office:value-type="string">
            <text:p>引弧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70</text:p>
          </table:table-cell>
          <table:table-cell office:value-type="string">
            <text:p>arcing time</text:p>
          </table:table-cell>
          <table:table-cell office:value-type="string">
            <text:p>發弧時間；閃絡時間</text:p>
          </table:table-cell>
          <table:table-cell office:value-type="string">
            <text:p/>
          </table:table-cell>
          <table:table-cell office:value-type="string">
            <text:p>燃弧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71</text:p>
          </table:table-cell>
          <table:table-cell office:value-type="string">
            <text:p>area</text:p>
          </table:table-cell>
          <table:table-cell office:value-type="string">
            <text:p>面積；區域；範圍</text:p>
          </table:table-cell>
          <table:table-cell office:value-type="string">
            <text:p/>
          </table:table-cell>
          <table:table-cell office:value-type="string">
            <text:p>面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72</text:p>
          </table:table-cell>
          <table:table-cell office:value-type="string">
            <text:p>armature</text:p>
          </table:table-cell>
          <table:table-cell office:value-type="string">
            <text:p>電樞；銜鐵</text:p>
          </table:table-cell>
          <table:table-cell office:value-type="string">
            <text:p/>
          </table:table-cell>
          <table:table-cell office:value-type="string">
            <text:p>电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73</text:p>
          </table:table-cell>
          <table:table-cell office:value-type="string">
            <text:p>armature</text:p>
          </table:table-cell>
          <table:table-cell office:value-type="string">
            <text:p>電樞；銜鐵</text:p>
          </table:table-cell>
          <table:table-cell office:value-type="string">
            <text:p/>
          </table:table-cell>
          <table:table-cell office:value-type="string">
            <text:p>衔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74</text:p>
          </table:table-cell>
          <table:table-cell office:value-type="string">
            <text:p>armature circuit</text:p>
          </table:table-cell>
          <table:table-cell office:value-type="string">
            <text:p>電樞電路</text:p>
          </table:table-cell>
          <table:table-cell office:value-type="string">
            <text:p/>
          </table:table-cell>
          <table:table-cell office:value-type="string">
            <text:p>电枢电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75</text:p>
          </table:table-cell>
          <table:table-cell office:value-type="string">
            <text:p>armature control</text:p>
          </table:table-cell>
          <table:table-cell office:value-type="string">
            <text:p>電樞電壓控制</text:p>
          </table:table-cell>
          <table:table-cell office:value-type="string">
            <text:p/>
          </table:table-cell>
          <table:table-cell office:value-type="string">
            <text:p>电枢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76</text:p>
          </table:table-cell>
          <table:table-cell office:value-type="string">
            <text:p>armature reaction</text:p>
          </table:table-cell>
          <table:table-cell office:value-type="string">
            <text:p>電樞反應</text:p>
          </table:table-cell>
          <table:table-cell office:value-type="string">
            <text:p/>
          </table:table-cell>
          <table:table-cell office:value-type="string">
            <text:p>电枢反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77</text:p>
          </table:table-cell>
          <table:table-cell office:value-type="string">
            <text:p>armature winding</text:p>
          </table:table-cell>
          <table:table-cell office:value-type="string">
            <text:p>電樞線圈；電樞繞組</text:p>
          </table:table-cell>
          <table:table-cell office:value-type="string">
            <text:p/>
          </table:table-cell>
          <table:table-cell office:value-type="string">
            <text:p>电枢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78</text:p>
          </table:table-cell>
          <table:table-cell office:value-type="string">
            <text:p>armour</text:p>
          </table:table-cell>
          <table:table-cell office:value-type="string">
            <text:p>裝甲；鎧裝</text:p>
          </table:table-cell>
          <table:table-cell office:value-type="string">
            <text:p/>
          </table:table-cell>
          <table:table-cell office:value-type="string">
            <text:p>铠装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79</text:p>
          </table:table-cell>
          <table:table-cell office:value-type="string">
            <text:p>armoured cable</text:p>
          </table:table-cell>
          <table:table-cell office:value-type="string">
            <text:p>裝甲電纜；鎧裝電纜</text:p>
          </table:table-cell>
          <table:table-cell office:value-type="string">
            <text:p/>
          </table:table-cell>
          <table:table-cell office:value-type="string">
            <text:p>铠装电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80</text:p>
          </table:table-cell>
          <table:table-cell office:value-type="string">
            <text:p>armouring</text:p>
          </table:table-cell>
          <table:table-cell office:value-type="string">
            <text:p>鎧裝</text:p>
          </table:table-cell>
          <table:table-cell office:value-type="string">
            <text:p/>
          </table:table-cell>
          <table:table-cell office:value-type="string">
            <text:p>装铠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81</text:p>
          </table:table-cell>
          <table:table-cell office:value-type="string">
            <text:p>arrester disconnector</text:p>
          </table:table-cell>
          <table:table-cell office:value-type="string">
            <text:p>避雷器隔離開關</text:p>
          </table:table-cell>
          <table:table-cell office:value-type="string">
            <text:p/>
          </table:table-cell>
          <table:table-cell office:value-type="string">
            <text:p>避雷器脱离装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82</text:p>
          </table:table-cell>
          <table:table-cell office:value-type="string">
            <text:p>askarel</text:p>
          </table:table-cell>
          <table:table-cell office:value-type="string">
            <text:p>多氯聯苯電解液；愛斯開勒電解液體</text:p>
          </table:table-cell>
          <table:table-cell office:value-type="string">
            <text:p/>
          </table:table-cell>
          <table:table-cell office:value-type="string">
            <text:p>氯代联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83</text:p>
          </table:table-cell>
          <table:table-cell office:value-type="string">
            <text:p>assembly</text:p>
          </table:table-cell>
          <table:table-cell office:value-type="string">
            <text:p>組合；裝配；匯編</text:p>
          </table:table-cell>
          <table:table-cell office:value-type="string">
            <text:p/>
          </table:table-cell>
          <table:table-cell office:value-type="string">
            <text:p>组合装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84</text:p>
          </table:table-cell>
          <table:table-cell office:value-type="string">
            <text:p>assigned error</text:p>
          </table:table-cell>
          <table:table-cell office:value-type="string">
            <text:p>給定誤差</text:p>
          </table:table-cell>
          <table:table-cell office:value-type="string">
            <text:p/>
          </table:table-cell>
          <table:table-cell office:value-type="string">
            <text:p>给定误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85</text:p>
          </table:table-cell>
          <table:table-cell office:value-type="string">
            <text:p>astatic control</text:p>
          </table:table-cell>
          <table:table-cell office:value-type="string">
            <text:p>無定向控制</text:p>
          </table:table-cell>
          <table:table-cell office:value-type="string">
            <text:p/>
          </table:table-cell>
          <table:table-cell office:value-type="string">
            <text:p>无静差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86</text:p>
          </table:table-cell>
          <table:table-cell office:value-type="string">
            <text:p>astatic instrument</text:p>
          </table:table-cell>
          <table:table-cell office:value-type="string">
            <text:p>無定位儀表；無靜差儀表</text:p>
          </table:table-cell>
          <table:table-cell office:value-type="string">
            <text:p/>
          </table:table-cell>
          <table:table-cell office:value-type="string">
            <text:p>无定向仪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87</text:p>
          </table:table-cell>
          <table:table-cell office:value-type="string">
            <text:p>astronomical sunshine duration</text:p>
          </table:table-cell>
          <table:table-cell office:value-type="string">
            <text:p>天文學的可照時間</text:p>
          </table:table-cell>
          <table:table-cell office:value-type="string">
            <text:p/>
          </table:table-cell>
          <table:table-cell office:value-type="string">
            <text:p>天文日照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88</text:p>
          </table:table-cell>
          <table:table-cell office:value-type="string">
            <text:p>asymmetrical conductivity</text:p>
          </table:table-cell>
          <table:table-cell office:value-type="string">
            <text:p>非對稱導電性</text:p>
          </table:table-cell>
          <table:table-cell office:value-type="string">
            <text:p/>
          </table:table-cell>
          <table:table-cell office:value-type="string">
            <text:p>非对称导电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89</text:p>
          </table:table-cell>
          <table:table-cell office:value-type="string">
            <text:p>asymmetrical current</text:p>
          </table:table-cell>
          <table:table-cell office:value-type="string">
            <text:p>非對稱電流</text:p>
          </table:table-cell>
          <table:table-cell office:value-type="string">
            <text:p/>
          </table:table-cell>
          <table:table-cell office:value-type="string">
            <text:p>非对称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90</text:p>
          </table:table-cell>
          <table:table-cell office:value-type="string">
            <text:p>asymmetrical luminaire</text:p>
          </table:table-cell>
          <table:table-cell office:value-type="string">
            <text:p>非對稱配光型照明器具</text:p>
          </table:table-cell>
          <table:table-cell office:value-type="string">
            <text:p/>
          </table:table-cell>
          <table:table-cell office:value-type="string">
            <text:p>非对称灯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91</text:p>
          </table:table-cell>
          <table:table-cell office:value-type="string">
            <text:p>asymptotic stability</text:p>
          </table:table-cell>
          <table:table-cell office:value-type="string">
            <text:p>漸近穩定性；漸近穩定度</text:p>
          </table:table-cell>
          <table:table-cell office:value-type="string">
            <text:p/>
          </table:table-cell>
          <table:table-cell office:value-type="string">
            <text:p>渐近稳定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92</text:p>
          </table:table-cell>
          <table:table-cell office:value-type="string">
            <text:p>asynchronous generator</text:p>
          </table:table-cell>
          <table:table-cell office:value-type="string">
            <text:p>非同步發電機</text:p>
          </table:table-cell>
          <table:table-cell office:value-type="string">
            <text:p/>
          </table:table-cell>
          <table:table-cell office:value-type="string">
            <text:p>异步发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93</text:p>
          </table:table-cell>
          <table:table-cell office:value-type="string">
            <text:p>asynchronous impedance</text:p>
          </table:table-cell>
          <table:table-cell office:value-type="string">
            <text:p>異步阻抗</text:p>
          </table:table-cell>
          <table:table-cell office:value-type="string">
            <text:p/>
          </table:table-cell>
          <table:table-cell office:value-type="string">
            <text:p>异步阻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94</text:p>
          </table:table-cell>
          <table:table-cell office:value-type="string">
            <text:p>asynchronous motor</text:p>
          </table:table-cell>
          <table:table-cell office:value-type="string">
            <text:p>非同步電動機；異步電動機</text:p>
          </table:table-cell>
          <table:table-cell office:value-type="string">
            <text:p/>
          </table:table-cell>
          <table:table-cell office:value-type="string">
            <text:p>异步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95</text:p>
          </table:table-cell>
          <table:table-cell office:value-type="string">
            <text:p>asynchronous operation</text:p>
          </table:table-cell>
          <table:table-cell office:value-type="string">
            <text:p>非同步運算；非同步運轉；異步運算；異步運轉</text:p>
          </table:table-cell>
          <table:table-cell office:value-type="string">
            <text:p/>
          </table:table-cell>
          <table:table-cell office:value-type="string">
            <text:p>异步运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96</text:p>
          </table:table-cell>
          <table:table-cell office:value-type="string">
            <text:p>asynchronous reactance</text:p>
          </table:table-cell>
          <table:table-cell office:value-type="string">
            <text:p>異步電抗</text:p>
          </table:table-cell>
          <table:table-cell office:value-type="string">
            <text:p/>
          </table:table-cell>
          <table:table-cell office:value-type="string">
            <text:p>异步电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97</text:p>
          </table:table-cell>
          <table:table-cell office:value-type="string">
            <text:p>asynchronous resistance</text:p>
          </table:table-cell>
          <table:table-cell office:value-type="string">
            <text:p>異步電阻</text:p>
          </table:table-cell>
          <table:table-cell office:value-type="string">
            <text:p/>
          </table:table-cell>
          <table:table-cell office:value-type="string">
            <text:p>异步电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98</text:p>
          </table:table-cell>
          <table:table-cell office:value-type="string">
            <text:p>atmospheric correction factor</text:p>
          </table:table-cell>
          <table:table-cell office:value-type="string">
            <text:p>大氣條件修正因數</text:p>
          </table:table-cell>
          <table:table-cell office:value-type="string">
            <text:p/>
          </table:table-cell>
          <table:table-cell office:value-type="string">
            <text:p>大气条件修正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599</text:p>
          </table:table-cell>
          <table:table-cell office:value-type="string">
            <text:p>atmospheric pressure</text:p>
          </table:table-cell>
          <table:table-cell office:value-type="string">
            <text:p>大氣壓力</text:p>
          </table:table-cell>
          <table:table-cell office:value-type="string">
            <text:p/>
          </table:table-cell>
          <table:table-cell office:value-type="string">
            <text:p>大气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00</text:p>
          </table:table-cell>
          <table:table-cell office:value-type="string">
            <text:p>atom</text:p>
          </table:table-cell>
          <table:table-cell office:value-type="string">
            <text:p>原子</text:p>
          </table:table-cell>
          <table:table-cell office:value-type="string">
            <text:p/>
          </table:table-cell>
          <table:table-cell office:value-type="string">
            <text:p>原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01</text:p>
          </table:table-cell>
          <table:table-cell office:value-type="string">
            <text:p>atomic nucleus</text:p>
          </table:table-cell>
          <table:table-cell office:value-type="string">
            <text:p>原子核</text:p>
          </table:table-cell>
          <table:table-cell office:value-type="string">
            <text:p/>
          </table:table-cell>
          <table:table-cell office:value-type="string">
            <text:p>原子核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02</text:p>
          </table:table-cell>
          <table:table-cell office:value-type="string">
            <text:p>atomic number</text:p>
          </table:table-cell>
          <table:table-cell office:value-type="string">
            <text:p>原子序</text:p>
          </table:table-cell>
          <table:table-cell office:value-type="string">
            <text:p/>
          </table:table-cell>
          <table:table-cell office:value-type="string">
            <text:p>原子序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03</text:p>
          </table:table-cell>
          <table:table-cell office:value-type="string">
            <text:p>attenuation</text:p>
          </table:table-cell>
          <table:table-cell office:value-type="string">
            <text:p>衰減</text:p>
          </table:table-cell>
          <table:table-cell office:value-type="string">
            <text:p/>
          </table:table-cell>
          <table:table-cell office:value-type="string">
            <text:p>衰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04</text:p>
          </table:table-cell>
          <table:table-cell office:value-type="string">
            <text:p>attenuation coefficient</text:p>
          </table:table-cell>
          <table:table-cell office:value-type="string">
            <text:p>衰減係數</text:p>
          </table:table-cell>
          <table:table-cell office:value-type="string">
            <text:p/>
          </table:table-cell>
          <table:table-cell office:value-type="string">
            <text:p>衰减系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05</text:p>
          </table:table-cell>
          <table:table-cell office:value-type="string">
            <text:p>attenuation constant</text:p>
          </table:table-cell>
          <table:table-cell office:value-type="string">
            <text:p>衰減常數</text:p>
          </table:table-cell>
          <table:table-cell office:value-type="string">
            <text:p/>
          </table:table-cell>
          <table:table-cell office:value-type="string">
            <text:p>衰减常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06</text:p>
          </table:table-cell>
          <table:table-cell office:value-type="string">
            <text:p>attenuation factor</text:p>
          </table:table-cell>
          <table:table-cell office:value-type="string">
            <text:p>衰減因數</text:p>
          </table:table-cell>
          <table:table-cell office:value-type="string">
            <text:p/>
          </table:table-cell>
          <table:table-cell office:value-type="string">
            <text:p>衰减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07</text:p>
          </table:table-cell>
          <table:table-cell office:value-type="string">
            <text:p>attenuator</text:p>
          </table:table-cell>
          <table:table-cell office:value-type="string">
            <text:p>衰減器</text:p>
          </table:table-cell>
          <table:table-cell office:value-type="string">
            <text:p/>
          </table:table-cell>
          <table:table-cell office:value-type="string">
            <text:p>衰减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08</text:p>
          </table:table-cell>
          <table:table-cell office:value-type="string">
            <text:p>Auger effect</text:p>
          </table:table-cell>
          <table:table-cell office:value-type="string">
            <text:p>鄂惹效應</text:p>
          </table:table-cell>
          <table:table-cell office:value-type="string">
            <text:p/>
          </table:table-cell>
          <table:table-cell office:value-type="string">
            <text:p>俄歇效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09</text:p>
          </table:table-cell>
          <table:table-cell office:value-type="string">
            <text:p>Auger electron</text:p>
          </table:table-cell>
          <table:table-cell office:value-type="string">
            <text:p>鄂惹電子</text:p>
          </table:table-cell>
          <table:table-cell office:value-type="string">
            <text:p/>
          </table:table-cell>
          <table:table-cell office:value-type="string">
            <text:p>俄歇电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10</text:p>
          </table:table-cell>
          <table:table-cell office:value-type="string">
            <text:p>auto transformer</text:p>
          </table:table-cell>
          <table:table-cell office:value-type="string">
            <text:p>自耦變壓器</text:p>
          </table:table-cell>
          <table:table-cell office:value-type="string">
            <text:p/>
          </table:table-cell>
          <table:table-cell office:value-type="string">
            <text:p>自耦变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11</text:p>
          </table:table-cell>
          <table:table-cell office:value-type="string">
            <text:p>automatic</text:p>
          </table:table-cell>
          <table:table-cell office:value-type="string">
            <text:p>自動</text:p>
          </table:table-cell>
          <table:table-cell office:value-type="string">
            <text:p/>
          </table:table-cell>
          <table:table-cell office:value-type="string">
            <text:p>自动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12</text:p>
          </table:table-cell>
          <table:table-cell office:value-type="string">
            <text:p>automatic circuit recloser</text:p>
          </table:table-cell>
          <table:table-cell office:value-type="string">
            <text:p>自動電路重合閘裝置</text:p>
          </table:table-cell>
          <table:table-cell office:value-type="string">
            <text:p/>
          </table:table-cell>
          <table:table-cell office:value-type="string">
            <text:p>重合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13</text:p>
          </table:table-cell>
          <table:table-cell office:value-type="string">
            <text:p>automatic control</text:p>
          </table:table-cell>
          <table:table-cell office:value-type="string">
            <text:p>自動控制</text:p>
          </table:table-cell>
          <table:table-cell office:value-type="string">
            <text:p/>
          </table:table-cell>
          <table:table-cell office:value-type="string">
            <text:p>自动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14</text:p>
          </table:table-cell>
          <table:table-cell office:value-type="string">
            <text:p>automatic control equipment</text:p>
          </table:table-cell>
          <table:table-cell office:value-type="string">
            <text:p>自動控制設備</text:p>
          </table:table-cell>
          <table:table-cell office:value-type="string">
            <text:p/>
          </table:table-cell>
          <table:table-cell office:value-type="string">
            <text:p>自动控制装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15</text:p>
          </table:table-cell>
          <table:table-cell office:value-type="string">
            <text:p>automatic controller</text:p>
          </table:table-cell>
          <table:table-cell office:value-type="string">
            <text:p>自動控制器</text:p>
          </table:table-cell>
          <table:table-cell office:value-type="string">
            <text:p/>
          </table:table-cell>
          <table:table-cell office:value-type="string">
            <text:p>自动控制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16</text:p>
          </table:table-cell>
          <table:table-cell office:value-type="string">
            <text:p>automatic field weakening</text:p>
          </table:table-cell>
          <table:table-cell office:value-type="string">
            <text:p>自動減弱磁場；自動減磁</text:p>
          </table:table-cell>
          <table:table-cell office:value-type="string">
            <text:p/>
          </table:table-cell>
          <table:table-cell office:value-type="string">
            <text:p>自动磁场减弱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17</text:p>
          </table:table-cell>
          <table:table-cell office:value-type="string">
            <text:p>automatic operation</text:p>
          </table:table-cell>
          <table:table-cell office:value-type="string">
            <text:p>自動操作；自動運算</text:p>
          </table:table-cell>
          <table:table-cell office:value-type="string">
            <text:p/>
          </table:table-cell>
          <table:table-cell office:value-type="string">
            <text:p>自动操作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18</text:p>
          </table:table-cell>
          <table:table-cell office:value-type="string">
            <text:p>automatic tension regulator</text:p>
          </table:table-cell>
          <table:table-cell office:value-type="string">
            <text:p>自動電壓調整器</text:p>
          </table:table-cell>
          <table:table-cell office:value-type="string">
            <text:p/>
          </table:table-cell>
          <table:table-cell office:value-type="string">
            <text:p>自动张力调整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19</text:p>
          </table:table-cell>
          <table:table-cell office:value-type="string">
            <text:p>automatic transfer equipment</text:p>
          </table:table-cell>
          <table:table-cell office:value-type="string">
            <text:p>自動轉換裝置</text:p>
          </table:table-cell>
          <table:table-cell office:value-type="string">
            <text:p/>
          </table:table-cell>
          <table:table-cell office:value-type="string">
            <text:p>自动转接设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20</text:p>
          </table:table-cell>
          <table:table-cell office:value-type="string">
            <text:p>automation</text:p>
          </table:table-cell>
          <table:table-cell office:value-type="string">
            <text:p>自動化</text:p>
          </table:table-cell>
          <table:table-cell office:value-type="string">
            <text:p/>
          </table:table-cell>
          <table:table-cell office:value-type="string">
            <text:p>自动化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21</text:p>
          </table:table-cell>
          <table:table-cell office:value-type="string">
            <text:p>auto-transformer starter</text:p>
          </table:table-cell>
          <table:table-cell office:value-type="string">
            <text:p>自耦變壓起動器</text:p>
          </table:table-cell>
          <table:table-cell office:value-type="string">
            <text:p/>
          </table:table-cell>
          <table:table-cell office:value-type="string">
            <text:p>自耦减压起动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22</text:p>
          </table:table-cell>
          <table:table-cell office:value-type="string">
            <text:p>auxiliary cathode</text:p>
          </table:table-cell>
          <table:table-cell office:value-type="string">
            <text:p>輔助陰極</text:p>
          </table:table-cell>
          <table:table-cell office:value-type="string">
            <text:p/>
          </table:table-cell>
          <table:table-cell office:value-type="string">
            <text:p>辅助阴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23</text:p>
          </table:table-cell>
          <table:table-cell office:value-type="string">
            <text:p>auxiliary circuit</text:p>
          </table:table-cell>
          <table:table-cell office:value-type="string">
            <text:p>輔助電路</text:p>
          </table:table-cell>
          <table:table-cell office:value-type="string">
            <text:p/>
          </table:table-cell>
          <table:table-cell office:value-type="string">
            <text:p>辅[助]电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24</text:p>
          </table:table-cell>
          <table:table-cell office:value-type="string">
            <text:p>auxiliary contact</text:p>
          </table:table-cell>
          <table:table-cell office:value-type="string">
            <text:p>副觸點；輔助接觸</text:p>
          </table:table-cell>
          <table:table-cell office:value-type="string">
            <text:p/>
          </table:table-cell>
          <table:table-cell office:value-type="string">
            <text:p>辅助触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25</text:p>
          </table:table-cell>
          <table:table-cell office:value-type="string">
            <text:p>auxiliary equipment</text:p>
          </table:table-cell>
          <table:table-cell office:value-type="string">
            <text:p>輔助設備</text:p>
          </table:table-cell>
          <table:table-cell office:value-type="string">
            <text:p/>
          </table:table-cell>
          <table:table-cell office:value-type="string">
            <text:p>辅助设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26</text:p>
          </table:table-cell>
          <table:table-cell office:value-type="string">
            <text:p>auxiliary generator set</text:p>
          </table:table-cell>
          <table:table-cell office:value-type="string">
            <text:p>輔助發電機組；備用發電機組</text:p>
          </table:table-cell>
          <table:table-cell office:value-type="string">
            <text:p/>
          </table:table-cell>
          <table:table-cell office:value-type="string">
            <text:p>辅助发电机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27</text:p>
          </table:table-cell>
          <table:table-cell office:value-type="string">
            <text:p>auxiliary relay</text:p>
          </table:table-cell>
          <table:table-cell office:value-type="string">
            <text:p>輔助電驛（器）</text:p>
          </table:table-cell>
          <table:table-cell office:value-type="string">
            <text:p/>
          </table:table-cell>
          <table:table-cell office:value-type="string">
            <text:p>中间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28</text:p>
          </table:table-cell>
          <table:table-cell office:value-type="string">
            <text:p>auxiliary starting winding</text:p>
          </table:table-cell>
          <table:table-cell office:value-type="string">
            <text:p>附加起動繞組</text:p>
          </table:table-cell>
          <table:table-cell office:value-type="string">
            <text:p/>
          </table:table-cell>
          <table:table-cell office:value-type="string">
            <text:p>辅助起动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29</text:p>
          </table:table-cell>
          <table:table-cell office:value-type="string">
            <text:p>auxiliary switch</text:p>
          </table:table-cell>
          <table:table-cell office:value-type="string">
            <text:p>輔助開關</text:p>
          </table:table-cell>
          <table:table-cell office:value-type="string">
            <text:p/>
          </table:table-cell>
          <table:table-cell office:value-type="string">
            <text:p>辅助开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30</text:p>
          </table:table-cell>
          <table:table-cell office:value-type="string">
            <text:p>auxiliary winding</text:p>
          </table:table-cell>
          <table:table-cell office:value-type="string">
            <text:p>輔助繞組；附加繞組</text:p>
          </table:table-cell>
          <table:table-cell office:value-type="string">
            <text:p/>
          </table:table-cell>
          <table:table-cell office:value-type="string">
            <text:p>附加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31</text:p>
          </table:table-cell>
          <table:table-cell office:value-type="string">
            <text:p>availability</text:p>
          </table:table-cell>
          <table:table-cell office:value-type="string">
            <text:p>可用性；可用率</text:p>
          </table:table-cell>
          <table:table-cell office:value-type="string">
            <text:p/>
          </table:table-cell>
          <table:table-cell office:value-type="string">
            <text:p>可用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32</text:p>
          </table:table-cell>
          <table:table-cell office:value-type="string">
            <text:p>availability</text:p>
          </table:table-cell>
          <table:table-cell office:value-type="string">
            <text:p>可用性；可用率</text:p>
          </table:table-cell>
          <table:table-cell office:value-type="string">
            <text:p/>
          </table:table-cell>
          <table:table-cell office:value-type="string">
            <text:p>可用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33</text:p>
          </table:table-cell>
          <table:table-cell office:value-type="string">
            <text:p>avalanche breakdown</text:p>
          </table:table-cell>
          <table:table-cell office:value-type="string">
            <text:p>突崩潰</text:p>
          </table:table-cell>
          <table:table-cell office:value-type="string">
            <text:p/>
          </table:table-cell>
          <table:table-cell office:value-type="string">
            <text:p>雪崩击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34</text:p>
          </table:table-cell>
          <table:table-cell office:value-type="string">
            <text:p>avalanche voltage</text:p>
          </table:table-cell>
          <table:table-cell office:value-type="string">
            <text:p>突崩電壓</text:p>
          </table:table-cell>
          <table:table-cell office:value-type="string">
            <text:p/>
          </table:table-cell>
          <table:table-cell office:value-type="string">
            <text:p>雪崩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35</text:p>
          </table:table-cell>
          <table:table-cell office:value-type="string">
            <text:p>Avogadro constant</text:p>
          </table:table-cell>
          <table:table-cell office:value-type="string">
            <text:p>亞佛加厥常數</text:p>
          </table:table-cell>
          <table:table-cell office:value-type="string">
            <text:p/>
          </table:table-cell>
          <table:table-cell office:value-type="string">
            <text:p>阿伏伽德罗常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36</text:p>
          </table:table-cell>
          <table:table-cell office:value-type="string">
            <text:p>axial vector</text:p>
          </table:table-cell>
          <table:table-cell office:value-type="string">
            <text:p>軸向量</text:p>
          </table:table-cell>
          <table:table-cell office:value-type="string">
            <text:p/>
          </table:table-cell>
          <table:table-cell office:value-type="string">
            <text:p>轴向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37</text:p>
          </table:table-cell>
          <table:table-cell office:value-type="string">
            <text:p>axial ventilation</text:p>
          </table:table-cell>
          <table:table-cell office:value-type="string">
            <text:p>軸向通風</text:p>
          </table:table-cell>
          <table:table-cell office:value-type="string">
            <text:p/>
          </table:table-cell>
          <table:table-cell office:value-type="string">
            <text:p>轴向通风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38</text:p>
          </table:table-cell>
          <table:table-cell office:value-type="string">
            <text:p>axis</text:p>
          </table:table-cell>
          <table:table-cell office:value-type="string">
            <text:p>軸</text:p>
          </table:table-cell>
          <table:table-cell office:value-type="string">
            <text:p/>
          </table:table-cell>
          <table:table-cell office:value-type="string">
            <text:p>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39</text:p>
          </table:table-cell>
          <table:table-cell office:value-type="string">
            <text:p>axis of symmetry</text:p>
          </table:table-cell>
          <table:table-cell office:value-type="string">
            <text:p>對稱軸</text:p>
          </table:table-cell>
          <table:table-cell office:value-type="string">
            <text:p/>
          </table:table-cell>
          <table:table-cell office:value-type="string">
            <text:p>对称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40</text:p>
          </table:table-cell>
          <table:table-cell office:value-type="string">
            <text:p>axle circuit</text:p>
          </table:table-cell>
          <table:table-cell office:value-type="string">
            <text:p>車軸電路</text:p>
          </table:table-cell>
          <table:table-cell office:value-type="string">
            <text:p/>
          </table:table-cell>
          <table:table-cell office:value-type="string">
            <text:p>车轴电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41</text:p>
          </table:table-cell>
          <table:table-cell office:value-type="string">
            <text:p>axle hung motor</text:p>
          </table:table-cell>
          <table:table-cell office:value-type="string">
            <text:p>懸軸型電動機</text:p>
          </table:table-cell>
          <table:table-cell office:value-type="string">
            <text:p/>
          </table:table-cell>
          <table:table-cell office:value-type="string">
            <text:p>轴挂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42</text:p>
          </table:table-cell>
          <table:table-cell office:value-type="string">
            <text:p>back electromotive force</text:p>
          </table:table-cell>
          <table:table-cell office:value-type="string">
            <text:p>反電動勢</text:p>
          </table:table-cell>
          <table:table-cell office:value-type="string">
            <text:p/>
          </table:table-cell>
          <table:table-cell office:value-type="string">
            <text:p>反电动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43</text:p>
          </table:table-cell>
          <table:table-cell office:value-type="string">
            <text:p>background noise</text:p>
          </table:table-cell>
          <table:table-cell office:value-type="string">
            <text:p>背景雜訊</text:p>
          </table:table-cell>
          <table:table-cell office:value-type="string">
            <text:p/>
          </table:table-cell>
          <table:table-cell office:value-type="string">
            <text:p>背景噪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44</text:p>
          </table:table-cell>
          <table:table-cell office:value-type="string">
            <text:p>background radiation</text:p>
          </table:table-cell>
          <table:table-cell office:value-type="string">
            <text:p>背景輻射</text:p>
          </table:table-cell>
          <table:table-cell office:value-type="string">
            <text:p/>
          </table:table-cell>
          <table:table-cell office:value-type="string">
            <text:p>本底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45</text:p>
          </table:table-cell>
          <table:table-cell office:value-type="string">
            <text:p>backup protection</text:p>
          </table:table-cell>
          <table:table-cell office:value-type="string">
            <text:p>後備保護</text:p>
          </table:table-cell>
          <table:table-cell office:value-type="string">
            <text:p/>
          </table:table-cell>
          <table:table-cell office:value-type="string">
            <text:p>后备保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46</text:p>
          </table:table-cell>
          <table:table-cell office:value-type="string">
            <text:p>backward wave</text:p>
          </table:table-cell>
          <table:table-cell office:value-type="string">
            <text:p>反向波</text:p>
          </table:table-cell>
          <table:table-cell office:value-type="string">
            <text:p/>
          </table:table-cell>
          <table:table-cell office:value-type="string">
            <text:p>后向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47</text:p>
          </table:table-cell>
          <table:table-cell office:value-type="string">
            <text:p>bactericidal radiation</text:p>
          </table:table-cell>
          <table:table-cell office:value-type="string">
            <text:p>殺菌輻射</text:p>
          </table:table-cell>
          <table:table-cell office:value-type="string">
            <text:p/>
          </table:table-cell>
          <table:table-cell office:value-type="string">
            <text:p>杀菌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48</text:p>
          </table:table-cell>
          <table:table-cell office:value-type="string">
            <text:p>baffle</text:p>
          </table:table-cell>
          <table:table-cell office:value-type="string">
            <text:p>檔板；反射面；反射體</text:p>
          </table:table-cell>
          <table:table-cell office:value-type="string">
            <text:p/>
          </table:table-cell>
          <table:table-cell office:value-type="string">
            <text:p>挡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49</text:p>
          </table:table-cell>
          <table:table-cell office:value-type="string">
            <text:p>balance relay</text:p>
          </table:table-cell>
          <table:table-cell office:value-type="string">
            <text:p>平衡電驛</text:p>
          </table:table-cell>
          <table:table-cell office:value-type="string">
            <text:p/>
          </table:table-cell>
          <table:table-cell office:value-type="string">
            <text:p>平衡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50</text:p>
          </table:table-cell>
          <table:table-cell office:value-type="string">
            <text:p>balance test</text:p>
          </table:table-cell>
          <table:table-cell office:value-type="string">
            <text:p>平衡試驗</text:p>
          </table:table-cell>
          <table:table-cell office:value-type="string">
            <text:p/>
          </table:table-cell>
          <table:table-cell office:value-type="string">
            <text:p>平衡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51</text:p>
          </table:table-cell>
          <table:table-cell office:value-type="string">
            <text:p>balanced load</text:p>
          </table:table-cell>
          <table:table-cell office:value-type="string">
            <text:p>平衡負載</text:p>
          </table:table-cell>
          <table:table-cell office:value-type="string">
            <text:p/>
          </table:table-cell>
          <table:table-cell office:value-type="string">
            <text:p>平衡负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52</text:p>
          </table:table-cell>
          <table:table-cell office:value-type="string">
            <text:p>balanced polyphase system</text:p>
          </table:table-cell>
          <table:table-cell office:value-type="string">
            <text:p>平衡多相制；平衡多相系統</text:p>
          </table:table-cell>
          <table:table-cell office:value-type="string">
            <text:p/>
          </table:table-cell>
          <table:table-cell office:value-type="string">
            <text:p>平衡多相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53</text:p>
          </table:table-cell>
          <table:table-cell office:value-type="string">
            <text:p>balancing speed</text:p>
          </table:table-cell>
          <table:table-cell office:value-type="string">
            <text:p>均衡速度；穩定速度</text:p>
          </table:table-cell>
          <table:table-cell office:value-type="string">
            <text:p/>
          </table:table-cell>
          <table:table-cell office:value-type="string">
            <text:p>均衡速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54</text:p>
          </table:table-cell>
          <table:table-cell office:value-type="string">
            <text:p>ball bearing</text:p>
          </table:table-cell>
          <table:table-cell office:value-type="string">
            <text:p>球軸承</text:p>
          </table:table-cell>
          <table:table-cell office:value-type="string">
            <text:p/>
          </table:table-cell>
          <table:table-cell office:value-type="string">
            <text:p>球轴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55</text:p>
          </table:table-cell>
          <table:table-cell office:value-type="string">
            <text:p>ballast</text:p>
          </table:table-cell>
          <table:table-cell office:value-type="string">
            <text:p>安定器</text:p>
          </table:table-cell>
          <table:table-cell office:value-type="string">
            <text:p/>
          </table:table-cell>
          <table:table-cell office:value-type="string">
            <text:p>镇流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56</text:p>
          </table:table-cell>
          <table:table-cell office:value-type="string">
            <text:p>ballast lumen factor</text:p>
          </table:table-cell>
          <table:table-cell office:value-type="string">
            <text:p>安定器光流明因數</text:p>
          </table:table-cell>
          <table:table-cell office:value-type="string">
            <text:p/>
          </table:table-cell>
          <table:table-cell office:value-type="string">
            <text:p>镇流器流明系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57</text:p>
          </table:table-cell>
          <table:table-cell office:value-type="string">
            <text:p>ballistic galvanometer</text:p>
          </table:table-cell>
          <table:table-cell office:value-type="string">
            <text:p>衝擊電流計</text:p>
          </table:table-cell>
          <table:table-cell office:value-type="string">
            <text:p/>
          </table:table-cell>
          <table:table-cell office:value-type="string">
            <text:p>冲击检流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58</text:p>
          </table:table-cell>
          <table:table-cell office:value-type="string">
            <text:p>balun</text:p>
          </table:table-cell>
          <table:table-cell office:value-type="string">
            <text:p>平衡-不平衡轉換器</text:p>
          </table:table-cell>
          <table:table-cell office:value-type="string">
            <text:p/>
          </table:table-cell>
          <table:table-cell office:value-type="string">
            <text:p>平衡-不平衡转换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59</text:p>
          </table:table-cell>
          <table:table-cell office:value-type="string">
            <text:p>banding insulation</text:p>
          </table:table-cell>
          <table:table-cell office:value-type="string">
            <text:p>綁帶絕緣</text:p>
          </table:table-cell>
          <table:table-cell office:value-type="string">
            <text:p/>
          </table:table-cell>
          <table:table-cell office:value-type="string">
            <text:p>端箍绝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60</text:p>
          </table:table-cell>
          <table:table-cell office:value-type="string">
            <text:p>bar</text:p>
          </table:table-cell>
          <table:table-cell office:value-type="string">
            <text:p>棒；桿；條；巴（壓力單位）；匯流條</text:p>
          </table:table-cell>
          <table:table-cell office:value-type="string">
            <text:p/>
          </table:table-cell>
          <table:table-cell office:value-type="string">
            <text:p>杆状导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61</text:p>
          </table:table-cell>
          <table:table-cell office:value-type="string">
            <text:p>bar insulation</text:p>
          </table:table-cell>
          <table:table-cell office:value-type="string">
            <text:p>線棒絕緣</text:p>
          </table:table-cell>
          <table:table-cell office:value-type="string">
            <text:p/>
          </table:table-cell>
          <table:table-cell office:value-type="string">
            <text:p>线棒绝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62</text:p>
          </table:table-cell>
          <table:table-cell office:value-type="string">
            <text:p>bare conductor</text:p>
          </table:table-cell>
          <table:table-cell office:value-type="string">
            <text:p>裸導體</text:p>
          </table:table-cell>
          <table:table-cell office:value-type="string">
            <text:p/>
          </table:table-cell>
          <table:table-cell office:value-type="string">
            <text:p>裸导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63</text:p>
          </table:table-cell>
          <table:table-cell office:value-type="string">
            <text:p>bare wire</text:p>
          </table:table-cell>
          <table:table-cell office:value-type="string">
            <text:p>裸線</text:p>
          </table:table-cell>
          <table:table-cell office:value-type="string">
            <text:p/>
          </table:table-cell>
          <table:table-cell office:value-type="string">
            <text:p>裸电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64</text:p>
          </table:table-cell>
          <table:table-cell office:value-type="string">
            <text:p>barrier</text:p>
          </table:table-cell>
          <table:table-cell office:value-type="string">
            <text:p>障壁；障礙物</text:p>
          </table:table-cell>
          <table:table-cell office:value-type="string">
            <text:p/>
          </table:table-cell>
          <table:table-cell office:value-type="string">
            <text:p>[隔离]栅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65</text:p>
          </table:table-cell>
          <table:table-cell office:value-type="string">
            <text:p>barrier</text:p>
          </table:table-cell>
          <table:table-cell office:value-type="string">
            <text:p>障壁；障礙物</text:p>
          </table:table-cell>
          <table:table-cell office:value-type="string">
            <text:p/>
          </table:table-cell>
          <table:table-cell office:value-type="string">
            <text:p>遮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66</text:p>
          </table:table-cell>
          <table:table-cell office:value-type="string">
            <text:p>bar-type current transformer</text:p>
          </table:table-cell>
          <table:table-cell office:value-type="string">
            <text:p>條形比流器</text:p>
          </table:table-cell>
          <table:table-cell office:value-type="string">
            <text:p/>
          </table:table-cell>
          <table:table-cell office:value-type="string">
            <text:p>棒式电流互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67</text:p>
          </table:table-cell>
          <table:table-cell office:value-type="string">
            <text:p>base</text:p>
          </table:table-cell>
          <table:table-cell office:value-type="string">
            <text:p>基底；基座；基極；基數；基</text:p>
          </table:table-cell>
          <table:table-cell office:value-type="string">
            <text:p/>
          </table:table-cell>
          <table:table-cell office:value-type="string">
            <text:p>管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68</text:p>
          </table:table-cell>
          <table:table-cell office:value-type="string">
            <text:p>base layer</text:p>
          </table:table-cell>
          <table:table-cell office:value-type="string">
            <text:p>基極層</text:p>
          </table:table-cell>
          <table:table-cell office:value-type="string">
            <text:p/>
          </table:table-cell>
          <table:table-cell office:value-type="string">
            <text:p>基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69</text:p>
          </table:table-cell>
          <table:table-cell office:value-type="string">
            <text:p>base quantity</text:p>
          </table:table-cell>
          <table:table-cell office:value-type="string">
            <text:p>基礎量</text:p>
          </table:table-cell>
          <table:table-cell office:value-type="string">
            <text:p/>
          </table:table-cell>
          <table:table-cell office:value-type="string">
            <text:p>基本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70</text:p>
          </table:table-cell>
          <table:table-cell office:value-type="string">
            <text:p>base region</text:p>
          </table:table-cell>
          <table:table-cell office:value-type="string">
            <text:p>基極區</text:p>
          </table:table-cell>
          <table:table-cell office:value-type="string">
            <text:p/>
          </table:table-cell>
          <table:table-cell office:value-type="string">
            <text:p>基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71</text:p>
          </table:table-cell>
          <table:table-cell office:value-type="string">
            <text:p>base speed</text:p>
          </table:table-cell>
          <table:table-cell office:value-type="string">
            <text:p>基本速率</text:p>
          </table:table-cell>
          <table:table-cell office:value-type="string">
            <text:p/>
          </table:table-cell>
          <table:table-cell office:value-type="string">
            <text:p>基点速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72</text:p>
          </table:table-cell>
          <table:table-cell office:value-type="string">
            <text:p>battery box</text:p>
          </table:table-cell>
          <table:table-cell office:value-type="string">
            <text:p>電池箱</text:p>
          </table:table-cell>
          <table:table-cell office:value-type="string">
            <text:p/>
          </table:table-cell>
          <table:table-cell office:value-type="string">
            <text:p>电池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73</text:p>
          </table:table-cell>
          <table:table-cell office:value-type="string">
            <text:p>battery capacity</text:p>
          </table:table-cell>
          <table:table-cell office:value-type="string">
            <text:p>電池容量</text:p>
          </table:table-cell>
          <table:table-cell office:value-type="string">
            <text:p/>
          </table:table-cell>
          <table:table-cell office:value-type="string">
            <text:p>蓄电池容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74</text:p>
          </table:table-cell>
          <table:table-cell office:value-type="string">
            <text:p>battery charger</text:p>
          </table:table-cell>
          <table:table-cell office:value-type="string">
            <text:p>蓄電池充電器</text:p>
          </table:table-cell>
          <table:table-cell office:value-type="string">
            <text:p/>
          </table:table-cell>
          <table:table-cell office:value-type="string">
            <text:p>电池充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75</text:p>
          </table:table-cell>
          <table:table-cell office:value-type="string">
            <text:p>battery rack</text:p>
          </table:table-cell>
          <table:table-cell office:value-type="string">
            <text:p>電池架</text:p>
          </table:table-cell>
          <table:table-cell office:value-type="string">
            <text:p/>
          </table:table-cell>
          <table:table-cell office:value-type="string">
            <text:p>电池组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76</text:p>
          </table:table-cell>
          <table:table-cell office:value-type="string">
            <text:p>bayonet pin</text:p>
          </table:table-cell>
          <table:table-cell office:value-type="string">
            <text:p>插入針</text:p>
          </table:table-cell>
          <table:table-cell office:value-type="string">
            <text:p/>
          </table:table-cell>
          <table:table-cell office:value-type="string">
            <text:p>卡口销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77</text:p>
          </table:table-cell>
          <table:table-cell office:value-type="string">
            <text:p>beacon</text:p>
          </table:table-cell>
          <table:table-cell office:value-type="string">
            <text:p>燈台；信號台；指向標</text:p>
          </table:table-cell>
          <table:table-cell office:value-type="string">
            <text:p/>
          </table:table-cell>
          <table:table-cell office:value-type="string">
            <text:p>灯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78</text:p>
          </table:table-cell>
          <table:table-cell office:value-type="string">
            <text:p>beam</text:p>
          </table:table-cell>
          <table:table-cell office:value-type="string">
            <text:p>波束；射束；束；樑</text:p>
          </table:table-cell>
          <table:table-cell office:value-type="string">
            <text:p/>
          </table:table-cell>
          <table:table-cell office:value-type="string">
            <text:p>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79</text:p>
          </table:table-cell>
          <table:table-cell office:value-type="string">
            <text:p>beam energy</text:p>
          </table:table-cell>
          <table:table-cell office:value-type="string">
            <text:p>射柱能量</text:p>
          </table:table-cell>
          <table:table-cell office:value-type="string">
            <text:p/>
          </table:table-cell>
          <table:table-cell office:value-type="string">
            <text:p>束流能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80</text:p>
          </table:table-cell>
          <table:table-cell office:value-type="string">
            <text:p>beam hole</text:p>
          </table:table-cell>
          <table:table-cell office:value-type="string">
            <text:p>射柱孔</text:p>
          </table:table-cell>
          <table:table-cell office:value-type="string">
            <text:p/>
          </table:table-cell>
          <table:table-cell office:value-type="string">
            <text:p>束流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81</text:p>
          </table:table-cell>
          <table:table-cell office:value-type="string">
            <text:p>beam intensity</text:p>
          </table:table-cell>
          <table:table-cell office:value-type="string">
            <text:p>電子束強度</text:p>
          </table:table-cell>
          <table:table-cell office:value-type="string">
            <text:p/>
          </table:table-cell>
          <table:table-cell office:value-type="string">
            <text:p>束流强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82</text:p>
          </table:table-cell>
          <table:table-cell office:value-type="string">
            <text:p>beam loading</text:p>
          </table:table-cell>
          <table:table-cell office:value-type="string">
            <text:p>電子注加載</text:p>
          </table:table-cell>
          <table:table-cell office:value-type="string">
            <text:p/>
          </table:table-cell>
          <table:table-cell office:value-type="string">
            <text:p>束负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83</text:p>
          </table:table-cell>
          <table:table-cell office:value-type="string">
            <text:p>bearing</text:p>
          </table:table-cell>
          <table:table-cell office:value-type="string">
            <text:p>軸承；方位</text:p>
          </table:table-cell>
          <table:table-cell office:value-type="string">
            <text:p/>
          </table:table-cell>
          <table:table-cell office:value-type="string">
            <text:p>轴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84</text:p>
          </table:table-cell>
          <table:table-cell office:value-type="string">
            <text:p>bearing clearance</text:p>
          </table:table-cell>
          <table:table-cell office:value-type="string">
            <text:p>軸承間隙</text:p>
          </table:table-cell>
          <table:table-cell office:value-type="string">
            <text:p/>
          </table:table-cell>
          <table:table-cell office:value-type="string">
            <text:p>轴承间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85</text:p>
          </table:table-cell>
          <table:table-cell office:value-type="string">
            <text:p>bearing housing</text:p>
          </table:table-cell>
          <table:table-cell office:value-type="string">
            <text:p>軸承箱</text:p>
          </table:table-cell>
          <table:table-cell office:value-type="string">
            <text:p/>
          </table:table-cell>
          <table:table-cell office:value-type="string">
            <text:p>轴承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86</text:p>
          </table:table-cell>
          <table:table-cell office:value-type="string">
            <text:p>bearing liner</text:p>
          </table:table-cell>
          <table:table-cell office:value-type="string">
            <text:p>軸瓦；軸襯</text:p>
          </table:table-cell>
          <table:table-cell office:value-type="string">
            <text:p/>
          </table:table-cell>
          <table:table-cell office:value-type="string">
            <text:p>轴[承]衬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87</text:p>
          </table:table-cell>
          <table:table-cell office:value-type="string">
            <text:p>bearing lining</text:p>
          </table:table-cell>
          <table:table-cell office:value-type="string">
            <text:p>軸承襯面</text:p>
          </table:table-cell>
          <table:table-cell office:value-type="string">
            <text:p/>
          </table:table-cell>
          <table:table-cell office:value-type="string">
            <text:p>轴承衬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88</text:p>
          </table:table-cell>
          <table:table-cell office:value-type="string">
            <text:p>bearing pedestal</text:p>
          </table:table-cell>
          <table:table-cell office:value-type="string">
            <text:p>軸承座</text:p>
          </table:table-cell>
          <table:table-cell office:value-type="string">
            <text:p/>
          </table:table-cell>
          <table:table-cell office:value-type="string">
            <text:p>轴承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89</text:p>
          </table:table-cell>
          <table:table-cell office:value-type="string">
            <text:p>bearing shell</text:p>
          </table:table-cell>
          <table:table-cell office:value-type="string">
            <text:p>軸承殼</text:p>
          </table:table-cell>
          <table:table-cell office:value-type="string">
            <text:p/>
          </table:table-cell>
          <table:table-cell office:value-type="string">
            <text:p>轴承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90</text:p>
          </table:table-cell>
          <table:table-cell office:value-type="string">
            <text:p>beat</text:p>
          </table:table-cell>
          <table:table-cell office:value-type="string">
            <text:p>拍；差拍</text:p>
          </table:table-cell>
          <table:table-cell office:value-type="string">
            <text:p/>
          </table:table-cell>
          <table:table-cell office:value-type="string">
            <text:p>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91</text:p>
          </table:table-cell>
          <table:table-cell office:value-type="string">
            <text:p>beat frequency</text:p>
          </table:table-cell>
          <table:table-cell office:value-type="string">
            <text:p>差頻；拍頻</text:p>
          </table:table-cell>
          <table:table-cell office:value-type="string">
            <text:p/>
          </table:table-cell>
          <table:table-cell office:value-type="string">
            <text:p>拍频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92</text:p>
          </table:table-cell>
          <table:table-cell office:value-type="string">
            <text:p>becquerel</text:p>
          </table:table-cell>
          <table:table-cell office:value-type="string">
            <text:p>﹝Bq﹞貝克</text:p>
          </table:table-cell>
          <table:table-cell office:value-type="string">
            <text:p/>
          </table:table-cell>
          <table:table-cell office:value-type="string">
            <text:p>贝可[勒尔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93</text:p>
          </table:table-cell>
          <table:table-cell office:value-type="string">
            <text:p>bedding</text:p>
          </table:table-cell>
          <table:table-cell office:value-type="string">
            <text:p>底層</text:p>
          </table:table-cell>
          <table:table-cell office:value-type="string">
            <text:p/>
          </table:table-cell>
          <table:table-cell office:value-type="string">
            <text:p>垫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94</text:p>
          </table:table-cell>
          <table:table-cell office:value-type="string">
            <text:p>bell transformer</text:p>
          </table:table-cell>
          <table:table-cell office:value-type="string">
            <text:p>電鈴變壓器</text:p>
          </table:table-cell>
          <table:table-cell office:value-type="string">
            <text:p/>
          </table:table-cell>
          <table:table-cell office:value-type="string">
            <text:p>电铃变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95</text:p>
          </table:table-cell>
          <table:table-cell office:value-type="string">
            <text:p>belt insulation</text:p>
          </table:table-cell>
          <table:table-cell office:value-type="string">
            <text:p>層間絕緣</text:p>
          </table:table-cell>
          <table:table-cell office:value-type="string">
            <text:p/>
          </table:table-cell>
          <table:table-cell office:value-type="string">
            <text:p>带形绝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96</text:p>
          </table:table-cell>
          <table:table-cell office:value-type="string">
            <text:p>belted cable</text:p>
          </table:table-cell>
          <table:table-cell office:value-type="string">
            <text:p>帶紮電纜</text:p>
          </table:table-cell>
          <table:table-cell office:value-type="string">
            <text:p/>
          </table:table-cell>
          <table:table-cell office:value-type="string">
            <text:p>带绝缘电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97</text:p>
          </table:table-cell>
          <table:table-cell office:value-type="string">
            <text:p>beta particle</text:p>
          </table:table-cell>
          <table:table-cell office:value-type="string">
            <text:p>貝他粒子；β質點；β粒子</text:p>
          </table:table-cell>
          <table:table-cell office:value-type="string">
            <text:p/>
          </table:table-cell>
          <table:table-cell office:value-type="string">
            <text:p>贝塔粒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98</text:p>
          </table:table-cell>
          <table:table-cell office:value-type="string">
            <text:p>beta radiation</text:p>
          </table:table-cell>
          <table:table-cell office:value-type="string">
            <text:p>貝他輻射；β輻射</text:p>
          </table:table-cell>
          <table:table-cell office:value-type="string">
            <text:p/>
          </table:table-cell>
          <table:table-cell office:value-type="string">
            <text:p>β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699</text:p>
          </table:table-cell>
          <table:table-cell office:value-type="string">
            <text:p>betatron</text:p>
          </table:table-cell>
          <table:table-cell office:value-type="string">
            <text:p>貝他加速器</text:p>
          </table:table-cell>
          <table:table-cell office:value-type="string">
            <text:p/>
          </table:table-cell>
          <table:table-cell office:value-type="string">
            <text:p>电子感应加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00</text:p>
          </table:table-cell>
          <table:table-cell office:value-type="string">
            <text:p>betatron oscillation</text:p>
          </table:table-cell>
          <table:table-cell office:value-type="string">
            <text:p>貝他創振盪</text:p>
          </table:table-cell>
          <table:table-cell office:value-type="string">
            <text:p/>
          </table:table-cell>
          <table:table-cell office:value-type="string">
            <text:p>电子感应加速器振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01</text:p>
          </table:table-cell>
          <table:table-cell office:value-type="string">
            <text:p>biased amplifier</text:p>
          </table:table-cell>
          <table:table-cell office:value-type="string">
            <text:p>偏壓放大器</text:p>
          </table:table-cell>
          <table:table-cell office:value-type="string">
            <text:p/>
          </table:table-cell>
          <table:table-cell office:value-type="string">
            <text:p>偏置放大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02</text:p>
          </table:table-cell>
          <table:table-cell office:value-type="string">
            <text:p>biased relay</text:p>
          </table:table-cell>
          <table:table-cell office:value-type="string">
            <text:p>偏壓繼電器；極化繼電器</text:p>
          </table:table-cell>
          <table:table-cell office:value-type="string">
            <text:p/>
          </table:table-cell>
          <table:table-cell office:value-type="string">
            <text:p>偏置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03</text:p>
          </table:table-cell>
          <table:table-cell office:value-type="string">
            <text:p>bidirectional transistor</text:p>
          </table:table-cell>
          <table:table-cell office:value-type="string">
            <text:p>雙向電晶體</text:p>
          </table:table-cell>
          <table:table-cell office:value-type="string">
            <text:p/>
          </table:table-cell>
          <table:table-cell office:value-type="string">
            <text:p>双向晶体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04</text:p>
          </table:table-cell>
          <table:table-cell office:value-type="string">
            <text:p>bifilar winding</text:p>
          </table:table-cell>
          <table:table-cell office:value-type="string">
            <text:p>雙線（無感）繞組；雙線無感繞法</text:p>
          </table:table-cell>
          <table:table-cell office:value-type="string">
            <text:p/>
          </table:table-cell>
          <table:table-cell office:value-type="string">
            <text:p>双线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05</text:p>
          </table:table-cell>
          <table:table-cell office:value-type="string">
            <text:p>bifurcated contact</text:p>
          </table:table-cell>
          <table:table-cell office:value-type="string">
            <text:p>分叉接觸；雙叉觸點；雙叉接插件</text:p>
          </table:table-cell>
          <table:table-cell office:value-type="string">
            <text:p/>
          </table:table-cell>
          <table:table-cell office:value-type="string">
            <text:p>开槽触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06</text:p>
          </table:table-cell>
          <table:table-cell office:value-type="string">
            <text:p>bilinear form</text:p>
          </table:table-cell>
          <table:table-cell office:value-type="string">
            <text:p>雙線性形</text:p>
          </table:table-cell>
          <table:table-cell office:value-type="string">
            <text:p/>
          </table:table-cell>
          <table:table-cell office:value-type="string">
            <text:p>双线性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07</text:p>
          </table:table-cell>
          <table:table-cell office:value-type="string">
            <text:p>bimetallic conductor</text:p>
          </table:table-cell>
          <table:table-cell office:value-type="string">
            <text:p>雙金屬導體</text:p>
          </table:table-cell>
          <table:table-cell office:value-type="string">
            <text:p/>
          </table:table-cell>
          <table:table-cell office:value-type="string">
            <text:p>双金属导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08</text:p>
          </table:table-cell>
          <table:table-cell office:value-type="string">
            <text:p>bin</text:p>
          </table:table-cell>
          <table:table-cell office:value-type="string">
            <text:p>筐；箱</text:p>
          </table:table-cell>
          <table:table-cell office:value-type="string">
            <text:p/>
          </table:table-cell>
          <table:table-cell office:value-type="string">
            <text:p>NIM机箱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09</text:p>
          </table:table-cell>
          <table:table-cell office:value-type="string">
            <text:p>binary hue</text:p>
          </table:table-cell>
          <table:table-cell office:value-type="string">
            <text:p>二元色相；中間色相</text:p>
          </table:table-cell>
          <table:table-cell office:value-type="string">
            <text:p/>
          </table:table-cell>
          <table:table-cell office:value-type="string">
            <text:p>二元色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10</text:p>
          </table:table-cell>
          <table:table-cell office:value-type="string">
            <text:p>binary signal</text:p>
          </table:table-cell>
          <table:table-cell office:value-type="string">
            <text:p>雙信號</text:p>
          </table:table-cell>
          <table:table-cell office:value-type="string">
            <text:p/>
          </table:table-cell>
          <table:table-cell office:value-type="string">
            <text:p>二进制信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11</text:p>
          </table:table-cell>
          <table:table-cell office:value-type="string">
            <text:p>binary system</text:p>
          </table:table-cell>
          <table:table-cell office:value-type="string">
            <text:p>二進制系統；二元系統</text:p>
          </table:table-cell>
          <table:table-cell office:value-type="string">
            <text:p/>
          </table:table-cell>
          <table:table-cell office:value-type="string">
            <text:p>二进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12</text:p>
          </table:table-cell>
          <table:table-cell office:value-type="string">
            <text:p>binary variable</text:p>
          </table:table-cell>
          <table:table-cell office:value-type="string">
            <text:p>二元變數；二態變數</text:p>
          </table:table-cell>
          <table:table-cell office:value-type="string">
            <text:p/>
          </table:table-cell>
          <table:table-cell office:value-type="string">
            <text:p>二进制变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13</text:p>
          </table:table-cell>
          <table:table-cell office:value-type="string">
            <text:p>binary-logic element</text:p>
          </table:table-cell>
          <table:table-cell office:value-type="string">
            <text:p>二進制邏輯元件</text:p>
          </table:table-cell>
          <table:table-cell office:value-type="string">
            <text:p/>
          </table:table-cell>
          <table:table-cell office:value-type="string">
            <text:p>二进制逻辑元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14</text:p>
          </table:table-cell>
          <table:table-cell office:value-type="string">
            <text:p>binder</text:p>
          </table:table-cell>
          <table:table-cell office:value-type="string">
            <text:p>黏合劑；綴合物；包紮物</text:p>
          </table:table-cell>
          <table:table-cell office:value-type="string">
            <text:p/>
          </table:table-cell>
          <table:table-cell office:value-type="string">
            <text:p>黏合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15</text:p>
          </table:table-cell>
          <table:table-cell office:value-type="string">
            <text:p>binding band</text:p>
          </table:table-cell>
          <table:table-cell office:value-type="string">
            <text:p>綁帶</text:p>
          </table:table-cell>
          <table:table-cell office:value-type="string">
            <text:p/>
          </table:table-cell>
          <table:table-cell office:value-type="string">
            <text:p>绑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16</text:p>
          </table:table-cell>
          <table:table-cell office:value-type="string">
            <text:p>binding energy</text:p>
          </table:table-cell>
          <table:table-cell office:value-type="string">
            <text:p>束縛能；結合能</text:p>
          </table:table-cell>
          <table:table-cell office:value-type="string">
            <text:p/>
          </table:table-cell>
          <table:table-cell office:value-type="string">
            <text:p>结合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17</text:p>
          </table:table-cell>
          <table:table-cell office:value-type="string">
            <text:p>binomial distribution</text:p>
          </table:table-cell>
          <table:table-cell office:value-type="string">
            <text:p>二項式分布</text:p>
          </table:table-cell>
          <table:table-cell office:value-type="string">
            <text:p/>
          </table:table-cell>
          <table:table-cell office:value-type="string">
            <text:p>二项分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18</text:p>
          </table:table-cell>
          <table:table-cell office:value-type="string">
            <text:p>biological rhythm</text:p>
          </table:table-cell>
          <table:table-cell office:value-type="string">
            <text:p>生物的節拍</text:p>
          </table:table-cell>
          <table:table-cell office:value-type="string">
            <text:p/>
          </table:table-cell>
          <table:table-cell office:value-type="string">
            <text:p>生物节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19</text:p>
          </table:table-cell>
          <table:table-cell office:value-type="string">
            <text:p>bioluminescence</text:p>
          </table:table-cell>
          <table:table-cell office:value-type="string">
            <text:p>生物冷光；生物發光；生物體發光</text:p>
          </table:table-cell>
          <table:table-cell office:value-type="string">
            <text:p/>
          </table:table-cell>
          <table:table-cell office:value-type="string">
            <text:p>生物发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20</text:p>
          </table:table-cell>
          <table:table-cell office:value-type="string">
            <text:p>bistable element</text:p>
          </table:table-cell>
          <table:table-cell office:value-type="string">
            <text:p>雙穩態元件</text:p>
          </table:table-cell>
          <table:table-cell office:value-type="string">
            <text:p/>
          </table:table-cell>
          <table:table-cell office:value-type="string">
            <text:p>双稳态元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21</text:p>
          </table:table-cell>
          <table:table-cell office:value-type="string">
            <text:p>black light</text:p>
          </table:table-cell>
          <table:table-cell office:value-type="string">
            <text:p>不可見光</text:p>
          </table:table-cell>
          <table:table-cell office:value-type="string">
            <text:p/>
          </table:table-cell>
          <table:table-cell office:value-type="string">
            <text:p>黑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22</text:p>
          </table:table-cell>
          <table:table-cell office:value-type="string">
            <text:p>black light lamp</text:p>
          </table:table-cell>
          <table:table-cell office:value-type="string">
            <text:p>黑光燈；不可見光燈</text:p>
          </table:table-cell>
          <table:table-cell office:value-type="string">
            <text:p/>
          </table:table-cell>
          <table:table-cell office:value-type="string">
            <text:p>黑光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23</text:p>
          </table:table-cell>
          <table:table-cell office:value-type="string">
            <text:p>blanket</text:p>
          </table:table-cell>
          <table:table-cell office:value-type="string">
            <text:p>層；敷層；外殼；套；熄火裝置</text:p>
          </table:table-cell>
          <table:table-cell office:value-type="string">
            <text:p/>
          </table:table-cell>
          <table:table-cell office:value-type="string">
            <text:p>转换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24</text:p>
          </table:table-cell>
          <table:table-cell office:value-type="string">
            <text:p>blended lamp</text:p>
          </table:table-cell>
          <table:table-cell office:value-type="string">
            <text:p>安定器內藏型水銀燈</text:p>
          </table:table-cell>
          <table:table-cell office:value-type="string">
            <text:p/>
          </table:table-cell>
          <table:table-cell office:value-type="string">
            <text:p>复合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25</text:p>
          </table:table-cell>
          <table:table-cell office:value-type="string">
            <text:p>blender</text:p>
          </table:table-cell>
          <table:table-cell office:value-type="string">
            <text:p>攪拌器</text:p>
          </table:table-cell>
          <table:table-cell office:value-type="string">
            <text:p/>
          </table:table-cell>
          <table:table-cell office:value-type="string">
            <text:p>搅拌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26</text:p>
          </table:table-cell>
          <table:table-cell office:value-type="string">
            <text:p>Bloch wall</text:p>
          </table:table-cell>
          <table:table-cell office:value-type="string">
            <text:p>布洛赫壁</text:p>
          </table:table-cell>
          <table:table-cell office:value-type="string">
            <text:p/>
          </table:table-cell>
          <table:table-cell office:value-type="string">
            <text:p>布洛赫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27</text:p>
          </table:table-cell>
          <table:table-cell office:value-type="string">
            <text:p>block</text:p>
          </table:table-cell>
          <table:table-cell office:value-type="string">
            <text:p>閉塞；阻塞；字組；段</text:p>
          </table:table-cell>
          <table:table-cell office:value-type="string">
            <text:p/>
          </table:table-cell>
          <table:table-cell office:value-type="string">
            <text:p>毛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28</text:p>
          </table:table-cell>
          <table:table-cell office:value-type="string">
            <text:p>block diagram</text:p>
          </table:table-cell>
          <table:table-cell office:value-type="string">
            <text:p>方塊圖</text:p>
          </table:table-cell>
          <table:table-cell office:value-type="string">
            <text:p/>
          </table:table-cell>
          <table:table-cell office:value-type="string">
            <text:p>框图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29</text:p>
          </table:table-cell>
          <table:table-cell office:value-type="string">
            <text:p>block mica</text:p>
          </table:table-cell>
          <table:table-cell office:value-type="string">
            <text:p>塊雲母；雲母塊</text:p>
          </table:table-cell>
          <table:table-cell office:value-type="string">
            <text:p/>
          </table:table-cell>
          <table:table-cell office:value-type="string">
            <text:p>云母厚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30</text:p>
          </table:table-cell>
          <table:table-cell office:value-type="string">
            <text:p>blocking capacitor</text:p>
          </table:table-cell>
          <table:table-cell office:value-type="string">
            <text:p>阻隔(直流)電容器</text:p>
          </table:table-cell>
          <table:table-cell office:value-type="string">
            <text:p/>
          </table:table-cell>
          <table:table-cell office:value-type="string">
            <text:p>分隔电容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31</text:p>
          </table:table-cell>
          <table:table-cell office:value-type="string">
            <text:p>blocking relay</text:p>
          </table:table-cell>
          <table:table-cell office:value-type="string">
            <text:p>阻隔電驛；閉鎖繼電器</text:p>
          </table:table-cell>
          <table:table-cell office:value-type="string">
            <text:p/>
          </table:table-cell>
          <table:table-cell office:value-type="string">
            <text:p>闭锁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32</text:p>
          </table:table-cell>
          <table:table-cell office:value-type="string">
            <text:p>blow out coil</text:p>
          </table:table-cell>
          <table:table-cell office:value-type="string">
            <text:p>熄弧線圈</text:p>
          </table:table-cell>
          <table:table-cell office:value-type="string">
            <text:p/>
          </table:table-cell>
          <table:table-cell office:value-type="string">
            <text:p>吹弧线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33</text:p>
          </table:table-cell>
          <table:table-cell office:value-type="string">
            <text:p>board</text:p>
          </table:table-cell>
          <table:table-cell office:value-type="string">
            <text:p>電盤；板</text:p>
          </table:table-cell>
          <table:table-cell office:value-type="string">
            <text:p/>
          </table:table-cell>
          <table:table-cell office:value-type="string">
            <text:p>纸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34</text:p>
          </table:table-cell>
          <table:table-cell office:value-type="string">
            <text:p>boiler</text:p>
          </table:table-cell>
          <table:table-cell office:value-type="string">
            <text:p>鍋爐；汽鍋</text:p>
          </table:table-cell>
          <table:table-cell office:value-type="string">
            <text:p/>
          </table:table-cell>
          <table:table-cell office:value-type="string">
            <text:p>开水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35</text:p>
          </table:table-cell>
          <table:table-cell office:value-type="string">
            <text:p>boiling point</text:p>
          </table:table-cell>
          <table:table-cell office:value-type="string">
            <text:p>沸點</text:p>
          </table:table-cell>
          <table:table-cell office:value-type="string">
            <text:p/>
          </table:table-cell>
          <table:table-cell office:value-type="string">
            <text:p>沸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36</text:p>
          </table:table-cell>
          <table:table-cell office:value-type="string">
            <text:p>bolometer</text:p>
          </table:table-cell>
          <table:table-cell office:value-type="string">
            <text:p>輻射熱計；輻射熱測定器</text:p>
          </table:table-cell>
          <table:table-cell office:value-type="string">
            <text:p/>
          </table:table-cell>
          <table:table-cell office:value-type="string">
            <text:p>辐射热测量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37</text:p>
          </table:table-cell>
          <table:table-cell office:value-type="string">
            <text:p>Boolean operation</text:p>
          </table:table-cell>
          <table:table-cell office:value-type="string">
            <text:p>布耳運算</text:p>
          </table:table-cell>
          <table:table-cell office:value-type="string">
            <text:p/>
          </table:table-cell>
          <table:table-cell office:value-type="string">
            <text:p>布尔运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38</text:p>
          </table:table-cell>
          <table:table-cell office:value-type="string">
            <text:p>boost charge</text:p>
          </table:table-cell>
          <table:table-cell office:value-type="string">
            <text:p>快速充電；升壓充電；加強充電</text:p>
          </table:table-cell>
          <table:table-cell office:value-type="string">
            <text:p/>
          </table:table-cell>
          <table:table-cell office:value-type="string">
            <text:p>急充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39</text:p>
          </table:table-cell>
          <table:table-cell office:value-type="string">
            <text:p>booster</text:p>
          </table:table-cell>
          <table:table-cell office:value-type="string">
            <text:p>升壓器；增壓器；升壓線圈；快中子倍增裝置</text:p>
          </table:table-cell>
          <table:table-cell office:value-type="string">
            <text:p/>
          </table:table-cell>
          <table:table-cell office:value-type="string">
            <text:p>升压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40</text:p>
          </table:table-cell>
          <table:table-cell office:value-type="string">
            <text:p>booster transformer</text:p>
          </table:table-cell>
          <table:table-cell office:value-type="string">
            <text:p>升壓變器；增壓變壓器</text:p>
          </table:table-cell>
          <table:table-cell office:value-type="string">
            <text:p/>
          </table:table-cell>
          <table:table-cell office:value-type="string">
            <text:p>增压变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41</text:p>
          </table:table-cell>
          <table:table-cell office:value-type="string">
            <text:p>boron-lined ionization chamber</text:p>
          </table:table-cell>
          <table:table-cell office:value-type="string">
            <text:p>襯硼游離腔</text:p>
          </table:table-cell>
          <table:table-cell office:value-type="string">
            <text:p/>
          </table:table-cell>
          <table:table-cell office:value-type="string">
            <text:p>衬硼电离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42</text:p>
          </table:table-cell>
          <table:table-cell office:value-type="string">
            <text:p>bound electron</text:p>
          </table:table-cell>
          <table:table-cell office:value-type="string">
            <text:p>束縛電子</text:p>
          </table:table-cell>
          <table:table-cell office:value-type="string">
            <text:p/>
          </table:table-cell>
          <table:table-cell office:value-type="string">
            <text:p>束缚电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43</text:p>
          </table:table-cell>
          <table:table-cell office:value-type="string">
            <text:p>bow</text:p>
          </table:table-cell>
          <table:table-cell office:value-type="string">
            <text:p>弓弧；滑板弓架；集電弓（電車的）</text:p>
          </table:table-cell>
          <table:table-cell office:value-type="string">
            <text:p/>
          </table:table-cell>
          <table:table-cell office:value-type="string">
            <text:p>弓形受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44</text:p>
          </table:table-cell>
          <table:table-cell office:value-type="string">
            <text:p>bowl</text:p>
          </table:table-cell>
          <table:table-cell office:value-type="string">
            <text:p>盤〔照明器具用〕；滾球；杯；碗</text:p>
          </table:table-cell>
          <table:table-cell office:value-type="string">
            <text:p/>
          </table:table-cell>
          <table:table-cell office:value-type="string">
            <text:p>碗形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45</text:p>
          </table:table-cell>
          <table:table-cell office:value-type="string">
            <text:p>box frame</text:p>
          </table:table-cell>
          <table:table-cell office:value-type="string">
            <text:p>箱形機座；盒形框架</text:p>
          </table:table-cell>
          <table:table-cell office:value-type="string">
            <text:p/>
          </table:table-cell>
          <table:table-cell office:value-type="string">
            <text:p>箱式机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46</text:p>
          </table:table-cell>
          <table:table-cell office:value-type="string">
            <text:p>Bragg-Gray cavity</text:p>
          </table:table-cell>
          <table:table-cell office:value-type="string">
            <text:p>布勒格-戈雷空腔</text:p>
          </table:table-cell>
          <table:table-cell office:value-type="string">
            <text:p/>
          </table:table-cell>
          <table:table-cell office:value-type="string">
            <text:p>布拉格－戈瑞空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47</text:p>
          </table:table-cell>
          <table:table-cell office:value-type="string">
            <text:p>Bragg-Gray cavity ionization chamber</text:p>
          </table:table-cell>
          <table:table-cell office:value-type="string">
            <text:p>布勒格-戈雷空穴游離腔</text:p>
          </table:table-cell>
          <table:table-cell office:value-type="string">
            <text:p/>
          </table:table-cell>
          <table:table-cell office:value-type="string">
            <text:p>布拉格-戈瑞空腔电离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48</text:p>
          </table:table-cell>
          <table:table-cell office:value-type="string">
            <text:p>braid</text:p>
          </table:table-cell>
          <table:table-cell office:value-type="string">
            <text:p>編織層；編織物；編織</text:p>
          </table:table-cell>
          <table:table-cell office:value-type="string">
            <text:p/>
          </table:table-cell>
          <table:table-cell office:value-type="string">
            <text:p>编织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49</text:p>
          </table:table-cell>
          <table:table-cell office:value-type="string">
            <text:p>braiding</text:p>
          </table:table-cell>
          <table:table-cell office:value-type="string">
            <text:p>編織；編包；纖維編織保護層（電纜的）</text:p>
          </table:table-cell>
          <table:table-cell office:value-type="string">
            <text:p/>
          </table:table-cell>
          <table:table-cell office:value-type="string">
            <text:p>编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50</text:p>
          </table:table-cell>
          <table:table-cell office:value-type="string">
            <text:p>braiding machine</text:p>
          </table:table-cell>
          <table:table-cell office:value-type="string">
            <text:p>編織機；編包機</text:p>
          </table:table-cell>
          <table:table-cell office:value-type="string">
            <text:p/>
          </table:table-cell>
          <table:table-cell office:value-type="string">
            <text:p>编织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51</text:p>
          </table:table-cell>
          <table:table-cell office:value-type="string">
            <text:p>brake motor</text:p>
          </table:table-cell>
          <table:table-cell office:value-type="string">
            <text:p>制動馬達</text:p>
          </table:table-cell>
          <table:table-cell office:value-type="string">
            <text:p/>
          </table:table-cell>
          <table:table-cell office:value-type="string">
            <text:p>制动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52</text:p>
          </table:table-cell>
          <table:table-cell office:value-type="string">
            <text:p>braking force</text:p>
          </table:table-cell>
          <table:table-cell office:value-type="string">
            <text:p>制動力</text:p>
          </table:table-cell>
          <table:table-cell office:value-type="string">
            <text:p/>
          </table:table-cell>
          <table:table-cell office:value-type="string">
            <text:p>制动力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53</text:p>
          </table:table-cell>
          <table:table-cell office:value-type="string">
            <text:p>branch</text:p>
          </table:table-cell>
          <table:table-cell office:value-type="string">
            <text:p>分支；支流；支線；支路</text:p>
          </table:table-cell>
          <table:table-cell office:value-type="string">
            <text:p/>
          </table:table-cell>
          <table:table-cell office:value-type="string">
            <text:p>支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54</text:p>
          </table:table-cell>
          <table:table-cell office:value-type="string">
            <text:p>branch circuit</text:p>
          </table:table-cell>
          <table:table-cell office:value-type="string">
            <text:p>支路；分流電路</text:p>
          </table:table-cell>
          <table:table-cell office:value-type="string">
            <text:p/>
          </table:table-cell>
          <table:table-cell office:value-type="string">
            <text:p>分支回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55</text:p>
          </table:table-cell>
          <table:table-cell office:value-type="string">
            <text:p>branch joint</text:p>
          </table:table-cell>
          <table:table-cell office:value-type="string">
            <text:p>分支連接；三通接頭；分支接頭；分支套管</text:p>
          </table:table-cell>
          <table:table-cell office:value-type="string">
            <text:p/>
          </table:table-cell>
          <table:table-cell office:value-type="string">
            <text:p>分支接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56</text:p>
          </table:table-cell>
          <table:table-cell office:value-type="string">
            <text:p>branching point</text:p>
          </table:table-cell>
          <table:table-cell office:value-type="string">
            <text:p>分支點</text:p>
          </table:table-cell>
          <table:table-cell office:value-type="string">
            <text:p/>
          </table:table-cell>
          <table:table-cell office:value-type="string">
            <text:p>分支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57</text:p>
          </table:table-cell>
          <table:table-cell office:value-type="string">
            <text:p>branching ratio</text:p>
          </table:table-cell>
          <table:table-cell office:value-type="string">
            <text:p>分支比</text:p>
          </table:table-cell>
          <table:table-cell office:value-type="string">
            <text:p/>
          </table:table-cell>
          <table:table-cell office:value-type="string">
            <text:p>份额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58</text:p>
          </table:table-cell>
          <table:table-cell office:value-type="string">
            <text:p>brazing</text:p>
          </table:table-cell>
          <table:table-cell office:value-type="string">
            <text:p>焊；銅焊；硬焊</text:p>
          </table:table-cell>
          <table:table-cell office:value-type="string">
            <text:p/>
          </table:table-cell>
          <table:table-cell office:value-type="string">
            <text:p>硬钎焊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59</text:p>
          </table:table-cell>
          <table:table-cell office:value-type="string">
            <text:p>break contact</text:p>
          </table:table-cell>
          <table:table-cell office:value-type="string">
            <text:p>斷開接點</text:p>
          </table:table-cell>
          <table:table-cell office:value-type="string">
            <text:p/>
          </table:table-cell>
          <table:table-cell office:value-type="string">
            <text:p>动断触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60</text:p>
          </table:table-cell>
          <table:table-cell office:value-type="string">
            <text:p>break contact</text:p>
          </table:table-cell>
          <table:table-cell office:value-type="string">
            <text:p>斷開接點</text:p>
          </table:table-cell>
          <table:table-cell office:value-type="string">
            <text:p/>
          </table:table-cell>
          <table:table-cell office:value-type="string">
            <text:p>动断触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61</text:p>
          </table:table-cell>
          <table:table-cell office:value-type="string">
            <text:p>break through</text:p>
          </table:table-cell>
          <table:table-cell office:value-type="string">
            <text:p>擊穿</text:p>
          </table:table-cell>
          <table:table-cell office:value-type="string">
            <text:p/>
          </table:table-cell>
          <table:table-cell office:value-type="string">
            <text:p>穿通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62</text:p>
          </table:table-cell>
          <table:table-cell office:value-type="string">
            <text:p>break time</text:p>
          </table:table-cell>
          <table:table-cell office:value-type="string">
            <text:p>切斷時間</text:p>
          </table:table-cell>
          <table:table-cell office:value-type="string">
            <text:p/>
          </table:table-cell>
          <table:table-cell office:value-type="string">
            <text:p>分断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63</text:p>
          </table:table-cell>
          <table:table-cell office:value-type="string">
            <text:p>breakaway</text:p>
          </table:table-cell>
          <table:table-cell office:value-type="string">
            <text:p>脫離；突偏；分離</text:p>
          </table:table-cell>
          <table:table-cell office:value-type="string">
            <text:p/>
          </table:table-cell>
          <table:table-cell office:value-type="string">
            <text:p>始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64</text:p>
          </table:table-cell>
          <table:table-cell office:value-type="string">
            <text:p>breakaway force</text:p>
          </table:table-cell>
          <table:table-cell office:value-type="string">
            <text:p>動力；脫離點</text:p>
          </table:table-cell>
          <table:table-cell office:value-type="string">
            <text:p/>
          </table:table-cell>
          <table:table-cell office:value-type="string">
            <text:p>起步阻力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65</text:p>
          </table:table-cell>
          <table:table-cell office:value-type="string">
            <text:p>breakaway starting current</text:p>
          </table:table-cell>
          <table:table-cell office:value-type="string">
            <text:p>起動電流；起步轉矩</text:p>
          </table:table-cell>
          <table:table-cell office:value-type="string">
            <text:p/>
          </table:table-cell>
          <table:table-cell office:value-type="string">
            <text:p>最初起动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66</text:p>
          </table:table-cell>
          <table:table-cell office:value-type="string">
            <text:p>breakaway torque</text:p>
          </table:table-cell>
          <table:table-cell office:value-type="string">
            <text:p>起動轉矩</text:p>
          </table:table-cell>
          <table:table-cell office:value-type="string">
            <text:p/>
          </table:table-cell>
          <table:table-cell office:value-type="string">
            <text:p>最初起动转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67</text:p>
          </table:table-cell>
          <table:table-cell office:value-type="string">
            <text:p>breakdown torque</text:p>
          </table:table-cell>
          <table:table-cell office:value-type="string">
            <text:p>失步轉矩；停轉轉矩；脫載轉矩</text:p>
          </table:table-cell>
          <table:table-cell office:value-type="string">
            <text:p/>
          </table:table-cell>
          <table:table-cell office:value-type="string">
            <text:p>最大转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68</text:p>
          </table:table-cell>
          <table:table-cell office:value-type="string">
            <text:p>breaking</text:p>
          </table:table-cell>
          <table:table-cell office:value-type="string">
            <text:p>斷路；斷裂</text:p>
          </table:table-cell>
          <table:table-cell office:value-type="string">
            <text:p/>
          </table:table-cell>
          <table:table-cell office:value-type="string">
            <text:p>分断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69</text:p>
          </table:table-cell>
          <table:table-cell office:value-type="string">
            <text:p>breaking capacity</text:p>
          </table:table-cell>
          <table:table-cell office:value-type="string">
            <text:p>斷路容量</text:p>
          </table:table-cell>
          <table:table-cell office:value-type="string">
            <text:p/>
          </table:table-cell>
          <table:table-cell office:value-type="string">
            <text:p>分断能力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70</text:p>
          </table:table-cell>
          <table:table-cell office:value-type="string">
            <text:p>breaking capacity test</text:p>
          </table:table-cell>
          <table:table-cell office:value-type="string">
            <text:p>遮斷容量試驗；斷路容量試驗</text:p>
          </table:table-cell>
          <table:table-cell office:value-type="string">
            <text:p/>
          </table:table-cell>
          <table:table-cell office:value-type="string">
            <text:p>分断能力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71</text:p>
          </table:table-cell>
          <table:table-cell office:value-type="string">
            <text:p>breaking current</text:p>
          </table:table-cell>
          <table:table-cell office:value-type="string">
            <text:p>遮斷電流</text:p>
          </table:table-cell>
          <table:table-cell office:value-type="string">
            <text:p/>
          </table:table-cell>
          <table:table-cell office:value-type="string">
            <text:p>分断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72</text:p>
          </table:table-cell>
          <table:table-cell office:value-type="string">
            <text:p>breakover current</text:p>
          </table:table-cell>
          <table:table-cell office:value-type="string">
            <text:p>導通電流；轉折電流</text:p>
          </table:table-cell>
          <table:table-cell office:value-type="string">
            <text:p/>
          </table:table-cell>
          <table:table-cell office:value-type="string">
            <text:p>转折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73</text:p>
          </table:table-cell>
          <table:table-cell office:value-type="string">
            <text:p>breakover point</text:p>
          </table:table-cell>
          <table:table-cell office:value-type="string">
            <text:p>導通點；轉折點</text:p>
          </table:table-cell>
          <table:table-cell office:value-type="string">
            <text:p/>
          </table:table-cell>
          <table:table-cell office:value-type="string">
            <text:p>转折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74</text:p>
          </table:table-cell>
          <table:table-cell office:value-type="string">
            <text:p>breakover voltage</text:p>
          </table:table-cell>
          <table:table-cell office:value-type="string">
            <text:p>導通電壓</text:p>
          </table:table-cell>
          <table:table-cell office:value-type="string">
            <text:p/>
          </table:table-cell>
          <table:table-cell office:value-type="string">
            <text:p>转折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75</text:p>
          </table:table-cell>
          <table:table-cell office:value-type="string">
            <text:p>breather</text:p>
          </table:table-cell>
          <table:table-cell office:value-type="string">
            <text:p>通氣口</text:p>
          </table:table-cell>
          <table:table-cell office:value-type="string">
            <text:p/>
          </table:table-cell>
          <table:table-cell office:value-type="string">
            <text:p>呼吸装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76</text:p>
          </table:table-cell>
          <table:table-cell office:value-type="string">
            <text:p>breeder reactor</text:p>
          </table:table-cell>
          <table:table-cell office:value-type="string">
            <text:p>滋生反應器</text:p>
          </table:table-cell>
          <table:table-cell office:value-type="string">
            <text:p/>
          </table:table-cell>
          <table:table-cell office:value-type="string">
            <text:p>增殖[反应]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77</text:p>
          </table:table-cell>
          <table:table-cell office:value-type="string">
            <text:p>breeding</text:p>
          </table:table-cell>
          <table:table-cell office:value-type="string">
            <text:p>增殖（反應器的）；倍增；再生；滋生</text:p>
          </table:table-cell>
          <table:table-cell office:value-type="string">
            <text:p/>
          </table:table-cell>
          <table:table-cell office:value-type="string">
            <text:p>增殖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78</text:p>
          </table:table-cell>
          <table:table-cell office:value-type="string">
            <text:p>breeding gain</text:p>
          </table:table-cell>
          <table:table-cell office:value-type="string">
            <text:p>滋生收益；滋生增益</text:p>
          </table:table-cell>
          <table:table-cell office:value-type="string">
            <text:p/>
          </table:table-cell>
          <table:table-cell office:value-type="string">
            <text:p>增殖增益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79</text:p>
          </table:table-cell>
          <table:table-cell office:value-type="string">
            <text:p>breeding ratio</text:p>
          </table:table-cell>
          <table:table-cell office:value-type="string">
            <text:p>滋生比；增殖比</text:p>
          </table:table-cell>
          <table:table-cell office:value-type="string">
            <text:p/>
          </table:table-cell>
          <table:table-cell office:value-type="string">
            <text:p>增殖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80</text:p>
          </table:table-cell>
          <table:table-cell office:value-type="string">
            <text:p>bremsstrahlung</text:p>
          </table:table-cell>
          <table:table-cell office:value-type="string">
            <text:p>制動蝠射</text:p>
          </table:table-cell>
          <table:table-cell office:value-type="string">
            <text:p/>
          </table:table-cell>
          <table:table-cell office:value-type="string">
            <text:p>轫致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81</text:p>
          </table:table-cell>
          <table:table-cell office:value-type="string">
            <text:p>bridge connection</text:p>
          </table:table-cell>
          <table:table-cell office:value-type="string">
            <text:p>橋接</text:p>
          </table:table-cell>
          <table:table-cell office:value-type="string">
            <text:p/>
          </table:table-cell>
          <table:table-cell office:value-type="string">
            <text:p>桥式联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82</text:p>
          </table:table-cell>
          <table:table-cell office:value-type="string">
            <text:p>bridge network</text:p>
          </table:table-cell>
          <table:table-cell office:value-type="string">
            <text:p>橋型網路</text:p>
          </table:table-cell>
          <table:table-cell office:value-type="string">
            <text:p/>
          </table:table-cell>
          <table:table-cell office:value-type="string">
            <text:p>桥接网络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83</text:p>
          </table:table-cell>
          <table:table-cell office:value-type="string">
            <text:p>bridge transition</text:p>
          </table:table-cell>
          <table:table-cell office:value-type="string">
            <text:p>橋式換接過程</text:p>
          </table:table-cell>
          <table:table-cell office:value-type="string">
            <text:p/>
          </table:table-cell>
          <table:table-cell office:value-type="string">
            <text:p>桥式转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84</text:p>
          </table:table-cell>
          <table:table-cell office:value-type="string">
            <text:p>bridging time</text:p>
          </table:table-cell>
          <table:table-cell office:value-type="string">
            <text:p>橋接時間；過渡時間</text:p>
          </table:table-cell>
          <table:table-cell office:value-type="string">
            <text:p/>
          </table:table-cell>
          <table:table-cell office:value-type="string">
            <text:p>桥接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85</text:p>
          </table:table-cell>
          <table:table-cell office:value-type="string">
            <text:p>bright</text:p>
          </table:table-cell>
          <table:table-cell office:value-type="string">
            <text:p>亮度</text:p>
          </table:table-cell>
          <table:table-cell office:value-type="string">
            <text:p/>
          </table:table-cell>
          <table:table-cell office:value-type="string">
            <text:p>明亮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86</text:p>
          </table:table-cell>
          <table:table-cell office:value-type="string">
            <text:p>brush</text:p>
          </table:table-cell>
          <table:table-cell office:value-type="string">
            <text:p>刷；電刷</text:p>
          </table:table-cell>
          <table:table-cell office:value-type="string">
            <text:p/>
          </table:table-cell>
          <table:table-cell office:value-type="string">
            <text:p>电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87</text:p>
          </table:table-cell>
          <table:table-cell office:value-type="string">
            <text:p>brush box</text:p>
          </table:table-cell>
          <table:table-cell office:value-type="string">
            <text:p>刷盒</text:p>
          </table:table-cell>
          <table:table-cell office:value-type="string">
            <text:p/>
          </table:table-cell>
          <table:table-cell office:value-type="string">
            <text:p>刷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88</text:p>
          </table:table-cell>
          <table:table-cell office:value-type="string">
            <text:p>brush discharge</text:p>
          </table:table-cell>
          <table:table-cell office:value-type="string">
            <text:p>電刷放電</text:p>
          </table:table-cell>
          <table:table-cell office:value-type="string">
            <text:p/>
          </table:table-cell>
          <table:table-cell office:value-type="string">
            <text:p>刷形放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89</text:p>
          </table:table-cell>
          <table:table-cell office:value-type="string">
            <text:p>brush holder</text:p>
          </table:table-cell>
          <table:table-cell office:value-type="string">
            <text:p>刷座；刷握</text:p>
          </table:table-cell>
          <table:table-cell office:value-type="string">
            <text:p/>
          </table:table-cell>
          <table:table-cell office:value-type="string">
            <text:p>刷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90</text:p>
          </table:table-cell>
          <table:table-cell office:value-type="string">
            <text:p>brush ring</text:p>
          </table:table-cell>
          <table:table-cell office:value-type="string">
            <text:p>刷架環</text:p>
          </table:table-cell>
          <table:table-cell office:value-type="string">
            <text:p/>
          </table:table-cell>
          <table:table-cell office:value-type="string">
            <text:p>刷架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91</text:p>
          </table:table-cell>
          <table:table-cell office:value-type="string">
            <text:p>brushless</text:p>
          </table:table-cell>
          <table:table-cell office:value-type="string">
            <text:p>無電刷的</text:p>
          </table:table-cell>
          <table:table-cell office:value-type="string">
            <text:p/>
          </table:table-cell>
          <table:table-cell office:value-type="string">
            <text:p>无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92</text:p>
          </table:table-cell>
          <table:table-cell office:value-type="string">
            <text:p>brushless exciter</text:p>
          </table:table-cell>
          <table:table-cell office:value-type="string">
            <text:p>無刷勵磁機；無刷激磁機</text:p>
          </table:table-cell>
          <table:table-cell office:value-type="string">
            <text:p/>
          </table:table-cell>
          <table:table-cell office:value-type="string">
            <text:p>无刷励磁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93</text:p>
          </table:table-cell>
          <table:table-cell office:value-type="string">
            <text:p>bubble chamber</text:p>
          </table:table-cell>
          <table:table-cell office:value-type="string">
            <text:p>氣泡室；氣泡腔</text:p>
          </table:table-cell>
          <table:table-cell office:value-type="string">
            <text:p/>
          </table:table-cell>
          <table:table-cell office:value-type="string">
            <text:p>气泡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94</text:p>
          </table:table-cell>
          <table:table-cell office:value-type="string">
            <text:p>buildup factor</text:p>
          </table:table-cell>
          <table:table-cell office:value-type="string">
            <text:p>增建因數</text:p>
          </table:table-cell>
          <table:table-cell office:value-type="string">
            <text:p/>
          </table:table-cell>
          <table:table-cell office:value-type="string">
            <text:p>积累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95</text:p>
          </table:table-cell>
          <table:table-cell office:value-type="string">
            <text:p>bulkhead fitting</text:p>
          </table:table-cell>
          <table:table-cell office:value-type="string">
            <text:p>艙壁（電燈）裝置</text:p>
          </table:table-cell>
          <table:table-cell office:value-type="string">
            <text:p/>
          </table:table-cell>
          <table:table-cell office:value-type="string">
            <text:p>舱壁灯[具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96</text:p>
          </table:table-cell>
          <table:table-cell office:value-type="string">
            <text:p>bulkhead luminaire</text:p>
          </table:table-cell>
          <table:table-cell office:value-type="string">
            <text:p>隔壁燈具</text:p>
          </table:table-cell>
          <table:table-cell office:value-type="string">
            <text:p/>
          </table:table-cell>
          <table:table-cell office:value-type="string">
            <text:p>壁灯灯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97</text:p>
          </table:table-cell>
          <table:table-cell office:value-type="string">
            <text:p>bump</text:p>
          </table:table-cell>
          <table:table-cell office:value-type="string">
            <text:p>撞擊；碰撞；衝擊；顛簸；擾動；凸緣</text:p>
          </table:table-cell>
          <table:table-cell office:value-type="string">
            <text:p/>
          </table:table-cell>
          <table:table-cell office:value-type="string">
            <text:p>碰撞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98</text:p>
          </table:table-cell>
          <table:table-cell office:value-type="string">
            <text:p>bump test</text:p>
          </table:table-cell>
          <table:table-cell office:value-type="string">
            <text:p>碰撞試驗；撞擊試驗；衝撞試驗</text:p>
          </table:table-cell>
          <table:table-cell office:value-type="string">
            <text:p/>
          </table:table-cell>
          <table:table-cell office:value-type="string">
            <text:p>碰撞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799</text:p>
          </table:table-cell>
          <table:table-cell office:value-type="string">
            <text:p>buncher</text:p>
          </table:table-cell>
          <table:table-cell office:value-type="string">
            <text:p>（電子）聚柵；（電子）聚束器；調變腔（速調管的）；無級變速器；束線機；合股機</text:p>
          </table:table-cell>
          <table:table-cell office:value-type="string">
            <text:p/>
          </table:table-cell>
          <table:table-cell office:value-type="string">
            <text:p>聚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00</text:p>
          </table:table-cell>
          <table:table-cell office:value-type="string">
            <text:p>bunching</text:p>
          </table:table-cell>
          <table:table-cell office:value-type="string">
            <text:p>（電子）聚束；成組；成群</text:p>
          </table:table-cell>
          <table:table-cell office:value-type="string">
            <text:p/>
          </table:table-cell>
          <table:table-cell office:value-type="string">
            <text:p>束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01</text:p>
          </table:table-cell>
          <table:table-cell office:value-type="string">
            <text:p>bunching</text:p>
          </table:table-cell>
          <table:table-cell office:value-type="string">
            <text:p>（電子）聚束；成組；成群</text:p>
          </table:table-cell>
          <table:table-cell office:value-type="string">
            <text:p/>
          </table:table-cell>
          <table:table-cell office:value-type="string">
            <text:p>群聚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02</text:p>
          </table:table-cell>
          <table:table-cell office:value-type="string">
            <text:p>buoy</text:p>
          </table:table-cell>
          <table:table-cell office:value-type="string">
            <text:p>浮子；浮體；浮標；漂浮</text:p>
          </table:table-cell>
          <table:table-cell office:value-type="string">
            <text:p/>
          </table:table-cell>
          <table:table-cell office:value-type="string">
            <text:p>浮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03</text:p>
          </table:table-cell>
          <table:table-cell office:value-type="string">
            <text:p>burden</text:p>
          </table:table-cell>
          <table:table-cell office:value-type="string">
            <text:p>負載；裝載量；載重；（儀用互感器）二次側負載；裝載</text:p>
          </table:table-cell>
          <table:table-cell office:value-type="string">
            <text:p/>
          </table:table-cell>
          <table:table-cell office:value-type="string">
            <text:p>负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04</text:p>
          </table:table-cell>
          <table:table-cell office:value-type="string">
            <text:p>burnable poison</text:p>
          </table:table-cell>
          <table:table-cell office:value-type="string">
            <text:p>可燃毒物</text:p>
          </table:table-cell>
          <table:table-cell office:value-type="string">
            <text:p/>
          </table:table-cell>
          <table:table-cell office:value-type="string">
            <text:p>可燃毒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05</text:p>
          </table:table-cell>
          <table:table-cell office:value-type="string">
            <text:p>burn-up</text:p>
          </table:table-cell>
          <table:table-cell office:value-type="string">
            <text:p>燃耗</text:p>
          </table:table-cell>
          <table:table-cell office:value-type="string">
            <text:p/>
          </table:table-cell>
          <table:table-cell office:value-type="string">
            <text:p>燃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06</text:p>
          </table:table-cell>
          <table:table-cell office:value-type="string">
            <text:p>burn-up fraction</text:p>
          </table:table-cell>
          <table:table-cell office:value-type="string">
            <text:p>燃耗分數</text:p>
          </table:table-cell>
          <table:table-cell office:value-type="string">
            <text:p/>
          </table:table-cell>
          <table:table-cell office:value-type="string">
            <text:p>燃耗份额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07</text:p>
          </table:table-cell>
          <table:table-cell office:value-type="string">
            <text:p>burst</text:p>
          </table:table-cell>
          <table:table-cell office:value-type="string">
            <text:p>突發；脈衝串；無線電脈衝；爆裂</text:p>
          </table:table-cell>
          <table:table-cell office:value-type="string">
            <text:p/>
          </table:table-cell>
          <table:table-cell office:value-type="string">
            <text:p>猝发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08</text:p>
          </table:table-cell>
          <table:table-cell office:value-type="string">
            <text:p>bus</text:p>
          </table:table-cell>
          <table:table-cell office:value-type="string">
            <text:p>匯流排；母線</text:p>
          </table:table-cell>
          <table:table-cell office:value-type="string">
            <text:p/>
          </table:table-cell>
          <table:table-cell office:value-type="string">
            <text:p>总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09</text:p>
          </table:table-cell>
          <table:table-cell office:value-type="string">
            <text:p>bus admittance matrix</text:p>
          </table:table-cell>
          <table:table-cell office:value-type="string">
            <text:p>匯流排導納矩陣；節點導納矩陣；母線導納矩陣</text:p>
          </table:table-cell>
          <table:table-cell office:value-type="string">
            <text:p/>
          </table:table-cell>
          <table:table-cell office:value-type="string">
            <text:p>母线导纳矩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10</text:p>
          </table:table-cell>
          <table:table-cell office:value-type="string">
            <text:p>bus coupler</text:p>
          </table:table-cell>
          <table:table-cell office:value-type="string">
            <text:p>匯流排耦合器；母線耦合器</text:p>
          </table:table-cell>
          <table:table-cell office:value-type="string">
            <text:p/>
          </table:table-cell>
          <table:table-cell office:value-type="string">
            <text:p>总线耦合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11</text:p>
          </table:table-cell>
          <table:table-cell office:value-type="string">
            <text:p>bus impedance matrix</text:p>
          </table:table-cell>
          <table:table-cell office:value-type="string">
            <text:p>匯流排阻抗矩陣；母線阻抗矩陣</text:p>
          </table:table-cell>
          <table:table-cell office:value-type="string">
            <text:p/>
          </table:table-cell>
          <table:table-cell office:value-type="string">
            <text:p>母线阻抗矩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12</text:p>
          </table:table-cell>
          <table:table-cell office:value-type="string">
            <text:p>bus line</text:p>
          </table:table-cell>
          <table:table-cell office:value-type="string">
            <text:p>匯流線；母線；總線；公共汽車路線</text:p>
          </table:table-cell>
          <table:table-cell office:value-type="string">
            <text:p/>
          </table:table-cell>
          <table:table-cell office:value-type="string">
            <text:p>汇流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13</text:p>
          </table:table-cell>
          <table:table-cell office:value-type="string">
            <text:p>bus type current transformer</text:p>
          </table:table-cell>
          <table:table-cell office:value-type="string">
            <text:p>匯流排式比流器；母線式比流器</text:p>
          </table:table-cell>
          <table:table-cell office:value-type="string">
            <text:p/>
          </table:table-cell>
          <table:table-cell office:value-type="string">
            <text:p>母线式电流互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14</text:p>
          </table:table-cell>
          <table:table-cell office:value-type="string">
            <text:p>bushing</text:p>
          </table:table-cell>
          <table:table-cell office:value-type="string">
            <text:p>絕緣套管；軸套；軸襯</text:p>
          </table:table-cell>
          <table:table-cell office:value-type="string">
            <text:p/>
          </table:table-cell>
          <table:table-cell office:value-type="string">
            <text:p>绝缘套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15</text:p>
          </table:table-cell>
          <table:table-cell office:value-type="string">
            <text:p>bushing test tap</text:p>
          </table:table-cell>
          <table:table-cell office:value-type="string">
            <text:p>套管試驗抽頭</text:p>
          </table:table-cell>
          <table:table-cell office:value-type="string">
            <text:p/>
          </table:table-cell>
          <table:table-cell office:value-type="string">
            <text:p>套管试验分接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16</text:p>
          </table:table-cell>
          <table:table-cell office:value-type="string">
            <text:p>bushing type current transformer</text:p>
          </table:table-cell>
          <table:table-cell office:value-type="string">
            <text:p>套管式比流器</text:p>
          </table:table-cell>
          <table:table-cell office:value-type="string">
            <text:p/>
          </table:table-cell>
          <table:table-cell office:value-type="string">
            <text:p>套管式电流互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17</text:p>
          </table:table-cell>
          <table:table-cell office:value-type="string">
            <text:p>butt contact</text:p>
          </table:table-cell>
          <table:table-cell office:value-type="string">
            <text:p>對接接點；壓接式接點</text:p>
          </table:table-cell>
          <table:table-cell office:value-type="string">
            <text:p/>
          </table:table-cell>
          <table:table-cell office:value-type="string">
            <text:p>对接接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18</text:p>
          </table:table-cell>
          <table:table-cell office:value-type="string">
            <text:p>butt contact</text:p>
          </table:table-cell>
          <table:table-cell office:value-type="string">
            <text:p>對接接點；壓接式接點</text:p>
          </table:table-cell>
          <table:table-cell office:value-type="string">
            <text:p/>
          </table:table-cell>
          <table:table-cell office:value-type="string">
            <text:p>对接触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19</text:p>
          </table:table-cell>
          <table:table-cell office:value-type="string">
            <text:p>buzz stick</text:p>
          </table:table-cell>
          <table:table-cell office:value-type="string">
            <text:p>絕緣子測試棒；礙子試驗桿</text:p>
          </table:table-cell>
          <table:table-cell office:value-type="string">
            <text:p/>
          </table:table-cell>
          <table:table-cell office:value-type="string">
            <text:p>蜂音检验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20</text:p>
          </table:table-cell>
          <table:table-cell office:value-type="string">
            <text:p>buzzer</text:p>
          </table:table-cell>
          <table:table-cell office:value-type="string">
            <text:p>蜂鳴器；蜂音器</text:p>
          </table:table-cell>
          <table:table-cell office:value-type="string">
            <text:p/>
          </table:table-cell>
          <table:table-cell office:value-type="string">
            <text:p>蜂鸣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21</text:p>
          </table:table-cell>
          <table:table-cell office:value-type="string">
            <text:p>cable</text:p>
          </table:table-cell>
          <table:table-cell office:value-type="string">
            <text:p>纜；電纜</text:p>
          </table:table-cell>
          <table:table-cell office:value-type="string">
            <text:p/>
          </table:table-cell>
          <table:table-cell office:value-type="string">
            <text:p>电缆/光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22</text:p>
          </table:table-cell>
          <table:table-cell office:value-type="string">
            <text:p>cable bond</text:p>
          </table:table-cell>
          <table:table-cell office:value-type="string">
            <text:p>電纜連接器；電纜搭接</text:p>
          </table:table-cell>
          <table:table-cell office:value-type="string">
            <text:p/>
          </table:table-cell>
          <table:table-cell office:value-type="string">
            <text:p>电缆互连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23</text:p>
          </table:table-cell>
          <table:table-cell office:value-type="string">
            <text:p>cable connector</text:p>
          </table:table-cell>
          <table:table-cell office:value-type="string">
            <text:p>電纜連接器</text:p>
          </table:table-cell>
          <table:table-cell office:value-type="string">
            <text:p/>
          </table:table-cell>
          <table:table-cell office:value-type="string">
            <text:p>电缆连接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24</text:p>
          </table:table-cell>
          <table:table-cell office:value-type="string">
            <text:p>cable duct</text:p>
          </table:table-cell>
          <table:table-cell office:value-type="string">
            <text:p>電纜溝；電纜槽</text:p>
          </table:table-cell>
          <table:table-cell office:value-type="string">
            <text:p/>
          </table:table-cell>
          <table:table-cell office:value-type="string">
            <text:p>电缆管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25</text:p>
          </table:table-cell>
          <table:table-cell office:value-type="string">
            <text:p>cable entry</text:p>
          </table:table-cell>
          <table:table-cell office:value-type="string">
            <text:p>電纜入口</text:p>
          </table:table-cell>
          <table:table-cell office:value-type="string">
            <text:p/>
          </table:table-cell>
          <table:table-cell office:value-type="string">
            <text:p>电缆引入装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26</text:p>
          </table:table-cell>
          <table:table-cell office:value-type="string">
            <text:p>cable joint</text:p>
          </table:table-cell>
          <table:table-cell office:value-type="string">
            <text:p>電纜接頭</text:p>
          </table:table-cell>
          <table:table-cell office:value-type="string">
            <text:p/>
          </table:table-cell>
          <table:table-cell office:value-type="string">
            <text:p>电缆接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27</text:p>
          </table:table-cell>
          <table:table-cell office:value-type="string">
            <text:p>cable reel</text:p>
          </table:table-cell>
          <table:table-cell office:value-type="string">
            <text:p>電纜捲盤；電纜捲軸</text:p>
          </table:table-cell>
          <table:table-cell office:value-type="string">
            <text:p/>
          </table:table-cell>
          <table:table-cell office:value-type="string">
            <text:p>电缆卷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28</text:p>
          </table:table-cell>
          <table:table-cell office:value-type="string">
            <text:p>cable sealing box</text:p>
          </table:table-cell>
          <table:table-cell office:value-type="string">
            <text:p>電纜密封盒</text:p>
          </table:table-cell>
          <table:table-cell office:value-type="string">
            <text:p/>
          </table:table-cell>
          <table:table-cell office:value-type="string">
            <text:p>电缆密封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29</text:p>
          </table:table-cell>
          <table:table-cell office:value-type="string">
            <text:p>cable tunnel</text:p>
          </table:table-cell>
          <table:table-cell office:value-type="string">
            <text:p>電纜隧道；纜道</text:p>
          </table:table-cell>
          <table:table-cell office:value-type="string">
            <text:p/>
          </table:table-cell>
          <table:table-cell office:value-type="string">
            <text:p>电缆隧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30</text:p>
          </table:table-cell>
          <table:table-cell office:value-type="string">
            <text:p>cabling</text:p>
          </table:table-cell>
          <table:table-cell office:value-type="string">
            <text:p>敷設電纜</text:p>
          </table:table-cell>
          <table:table-cell office:value-type="string">
            <text:p/>
          </table:table-cell>
          <table:table-cell office:value-type="string">
            <text:p>成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31</text:p>
          </table:table-cell>
          <table:table-cell office:value-type="string">
            <text:p>calcination</text:p>
          </table:table-cell>
          <table:table-cell office:value-type="string">
            <text:p>焙燒；鍛燒</text:p>
          </table:table-cell>
          <table:table-cell office:value-type="string">
            <text:p/>
          </table:table-cell>
          <table:table-cell office:value-type="string">
            <text:p>煅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32</text:p>
          </table:table-cell>
          <table:table-cell office:value-type="string">
            <text:p>calciner</text:p>
          </table:table-cell>
          <table:table-cell office:value-type="string">
            <text:p>焙燒爐</text:p>
          </table:table-cell>
          <table:table-cell office:value-type="string">
            <text:p/>
          </table:table-cell>
          <table:table-cell office:value-type="string">
            <text:p>煅烧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33</text:p>
          </table:table-cell>
          <table:table-cell office:value-type="string">
            <text:p>calibration</text:p>
          </table:table-cell>
          <table:table-cell office:value-type="string">
            <text:p>校準；校正；定標；刻度；校驗</text:p>
          </table:table-cell>
          <table:table-cell office:value-type="string">
            <text:p/>
          </table:table-cell>
          <table:table-cell office:value-type="string">
            <text:p>校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34</text:p>
          </table:table-cell>
          <table:table-cell office:value-type="string">
            <text:p>calibration curve</text:p>
          </table:table-cell>
          <table:table-cell office:value-type="string">
            <text:p>校準曲線；定標曲線</text:p>
          </table:table-cell>
          <table:table-cell office:value-type="string">
            <text:p/>
          </table:table-cell>
          <table:table-cell office:value-type="string">
            <text:p>校准曲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35</text:p>
          </table:table-cell>
          <table:table-cell office:value-type="string">
            <text:p>calorimetric test</text:p>
          </table:table-cell>
          <table:table-cell office:value-type="string">
            <text:p>熱值測定試驗；測熱試驗</text:p>
          </table:table-cell>
          <table:table-cell office:value-type="string">
            <text:p/>
          </table:table-cell>
          <table:table-cell office:value-type="string">
            <text:p>热量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36</text:p>
          </table:table-cell>
          <table:table-cell office:value-type="string">
            <text:p>cam controller</text:p>
          </table:table-cell>
          <table:table-cell office:value-type="string">
            <text:p>凸輪式控制器</text:p>
          </table:table-cell>
          <table:table-cell office:value-type="string">
            <text:p/>
          </table:table-cell>
          <table:table-cell office:value-type="string">
            <text:p>凸轮控制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37</text:p>
          </table:table-cell>
          <table:table-cell office:value-type="string">
            <text:p>camber</text:p>
          </table:table-cell>
          <table:table-cell office:value-type="string">
            <text:p>彎度；曲度；反撓度；向上彎；翹起</text:p>
          </table:table-cell>
          <table:table-cell office:value-type="string">
            <text:p/>
          </table:table-cell>
          <table:table-cell office:value-type="string">
            <text:p>侧向弯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38</text:p>
          </table:table-cell>
          <table:table-cell office:value-type="string">
            <text:p>camber</text:p>
          </table:table-cell>
          <table:table-cell office:value-type="string">
            <text:p>彎度；曲度；反撓度；向上彎；翹起</text:p>
          </table:table-cell>
          <table:table-cell office:value-type="string">
            <text:p/>
          </table:table-cell>
          <table:table-cell office:value-type="string">
            <text:p>弯曲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39</text:p>
          </table:table-cell>
          <table:table-cell office:value-type="string">
            <text:p>can</text:p>
          </table:table-cell>
          <table:table-cell office:value-type="string">
            <text:p>容器；箱；殼；罩</text:p>
          </table:table-cell>
          <table:table-cell office:value-type="string">
            <text:p/>
          </table:table-cell>
          <table:table-cell office:value-type="string">
            <text:p>密封容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40</text:p>
          </table:table-cell>
          <table:table-cell office:value-type="string">
            <text:p>candela per square metre</text:p>
          </table:table-cell>
          <table:table-cell office:value-type="string">
            <text:p>每平方公尺燭光</text:p>
          </table:table-cell>
          <table:table-cell office:value-type="string">
            <text:p/>
          </table:table-cell>
          <table:table-cell office:value-type="string">
            <text:p>坎德拉每平方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41</text:p>
          </table:table-cell>
          <table:table-cell office:value-type="string">
            <text:p>candle lamp</text:p>
          </table:table-cell>
          <table:table-cell office:value-type="string">
            <text:p>燭形燈</text:p>
          </table:table-cell>
          <table:table-cell office:value-type="string">
            <text:p/>
          </table:table-cell>
          <table:table-cell office:value-type="string">
            <text:p>烛形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42</text:p>
          </table:table-cell>
          <table:table-cell office:value-type="string">
            <text:p>cap</text:p>
          </table:table-cell>
          <table:table-cell office:value-type="string">
            <text:p>基座；蓋</text:p>
          </table:table-cell>
          <table:table-cell office:value-type="string">
            <text:p/>
          </table:table-cell>
          <table:table-cell office:value-type="string">
            <text:p>管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43</text:p>
          </table:table-cell>
          <table:table-cell office:value-type="string">
            <text:p>cap lamp</text:p>
          </table:table-cell>
          <table:table-cell office:value-type="string">
            <text:p>基座燈</text:p>
          </table:table-cell>
          <table:table-cell office:value-type="string">
            <text:p/>
          </table:table-cell>
          <table:table-cell office:value-type="string">
            <text:p>头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44</text:p>
          </table:table-cell>
          <table:table-cell office:value-type="string">
            <text:p>capability</text:p>
          </table:table-cell>
          <table:table-cell office:value-type="string">
            <text:p>能力</text:p>
          </table:table-cell>
          <table:table-cell office:value-type="string">
            <text:p/>
          </table:table-cell>
          <table:table-cell office:value-type="string">
            <text:p>固有能力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45</text:p>
          </table:table-cell>
          <table:table-cell office:value-type="string">
            <text:p>capacitance</text:p>
          </table:table-cell>
          <table:table-cell office:value-type="string">
            <text:p>電容</text:p>
          </table:table-cell>
          <table:table-cell office:value-type="string">
            <text:p/>
          </table:table-cell>
          <table:table-cell office:value-type="string">
            <text:p>电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46</text:p>
          </table:table-cell>
          <table:table-cell office:value-type="string">
            <text:p>capacitance current</text:p>
          </table:table-cell>
          <table:table-cell office:value-type="string">
            <text:p>電容電流</text:p>
          </table:table-cell>
          <table:table-cell office:value-type="string">
            <text:p/>
          </table:table-cell>
          <table:table-cell office:value-type="string">
            <text:p>电容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47</text:p>
          </table:table-cell>
          <table:table-cell office:value-type="string">
            <text:p>capacitance meter</text:p>
          </table:table-cell>
          <table:table-cell office:value-type="string">
            <text:p>電容計</text:p>
          </table:table-cell>
          <table:table-cell office:value-type="string">
            <text:p/>
          </table:table-cell>
          <table:table-cell office:value-type="string">
            <text:p>电容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48</text:p>
          </table:table-cell>
          <table:table-cell office:value-type="string">
            <text:p>capacitance tolerance</text:p>
          </table:table-cell>
          <table:table-cell office:value-type="string">
            <text:p>電容公差</text:p>
          </table:table-cell>
          <table:table-cell office:value-type="string">
            <text:p/>
          </table:table-cell>
          <table:table-cell office:value-type="string">
            <text:p>电容允[许偏]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49</text:p>
          </table:table-cell>
          <table:table-cell office:value-type="string">
            <text:p>capacitive</text:p>
          </table:table-cell>
          <table:table-cell office:value-type="string">
            <text:p>電容的</text:p>
          </table:table-cell>
          <table:table-cell office:value-type="string">
            <text:p/>
          </table:table-cell>
          <table:table-cell office:value-type="string">
            <text:p>电容性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50</text:p>
          </table:table-cell>
          <table:table-cell office:value-type="string">
            <text:p>capacitive coupling</text:p>
          </table:table-cell>
          <table:table-cell office:value-type="string">
            <text:p>電容耦合</text:p>
          </table:table-cell>
          <table:table-cell office:value-type="string">
            <text:p/>
          </table:table-cell>
          <table:table-cell office:value-type="string">
            <text:p>电容耦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51</text:p>
          </table:table-cell>
          <table:table-cell office:value-type="string">
            <text:p>capacitive current</text:p>
          </table:table-cell>
          <table:table-cell office:value-type="string">
            <text:p>電容電流</text:p>
          </table:table-cell>
          <table:table-cell office:value-type="string">
            <text:p/>
          </table:table-cell>
          <table:table-cell office:value-type="string">
            <text:p>[电]容性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52</text:p>
          </table:table-cell>
          <table:table-cell office:value-type="string">
            <text:p>capacitive reactance</text:p>
          </table:table-cell>
          <table:table-cell office:value-type="string">
            <text:p>電容電抗</text:p>
          </table:table-cell>
          <table:table-cell office:value-type="string">
            <text:p/>
          </table:table-cell>
          <table:table-cell office:value-type="string">
            <text:p>容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53</text:p>
          </table:table-cell>
          <table:table-cell office:value-type="string">
            <text:p>capacitive susceptance</text:p>
          </table:table-cell>
          <table:table-cell office:value-type="string">
            <text:p>（電）容（電）納；容納</text:p>
          </table:table-cell>
          <table:table-cell office:value-type="string">
            <text:p/>
          </table:table-cell>
          <table:table-cell office:value-type="string">
            <text:p>容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54</text:p>
          </table:table-cell>
          <table:table-cell office:value-type="string">
            <text:p>capacitor</text:p>
          </table:table-cell>
          <table:table-cell office:value-type="string">
            <text:p>電容器</text:p>
          </table:table-cell>
          <table:table-cell office:value-type="string">
            <text:p/>
          </table:table-cell>
          <table:table-cell office:value-type="string">
            <text:p>电容[器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55</text:p>
          </table:table-cell>
          <table:table-cell office:value-type="string">
            <text:p>capacitor bank</text:p>
          </table:table-cell>
          <table:table-cell office:value-type="string">
            <text:p>電容器組</text:p>
          </table:table-cell>
          <table:table-cell office:value-type="string">
            <text:p/>
          </table:table-cell>
          <table:table-cell office:value-type="string">
            <text:p>电容器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56</text:p>
          </table:table-cell>
          <table:table-cell office:value-type="string">
            <text:p>capacitor braking</text:p>
          </table:table-cell>
          <table:table-cell office:value-type="string">
            <text:p>電容器制動</text:p>
          </table:table-cell>
          <table:table-cell office:value-type="string">
            <text:p/>
          </table:table-cell>
          <table:table-cell office:value-type="string">
            <text:p>电容器制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57</text:p>
          </table:table-cell>
          <table:table-cell office:value-type="string">
            <text:p>capacitor motor</text:p>
          </table:table-cell>
          <table:table-cell office:value-type="string">
            <text:p>電容器式電動機</text:p>
          </table:table-cell>
          <table:table-cell office:value-type="string">
            <text:p/>
          </table:table-cell>
          <table:table-cell office:value-type="string">
            <text:p>电容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58</text:p>
          </table:table-cell>
          <table:table-cell office:value-type="string">
            <text:p>capacitor voltage transformer</text:p>
          </table:table-cell>
          <table:table-cell office:value-type="string">
            <text:p>電容型比壓器</text:p>
          </table:table-cell>
          <table:table-cell office:value-type="string">
            <text:p/>
          </table:table-cell>
          <table:table-cell office:value-type="string">
            <text:p>电容式电压互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59</text:p>
          </table:table-cell>
          <table:table-cell office:value-type="string">
            <text:p>capture</text:p>
          </table:table-cell>
          <table:table-cell office:value-type="string">
            <text:p>捕獲；捕捉</text:p>
          </table:table-cell>
          <table:table-cell office:value-type="string">
            <text:p/>
          </table:table-cell>
          <table:table-cell office:value-type="string">
            <text:p>俘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60</text:p>
          </table:table-cell>
          <table:table-cell office:value-type="string">
            <text:p>carbon filament lamp</text:p>
          </table:table-cell>
          <table:table-cell office:value-type="string">
            <text:p>碳絲燈泡</text:p>
          </table:table-cell>
          <table:table-cell office:value-type="string">
            <text:p/>
          </table:table-cell>
          <table:table-cell office:value-type="string">
            <text:p>碳丝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61</text:p>
          </table:table-cell>
          <table:table-cell office:value-type="string">
            <text:p>cardinal light</text:p>
          </table:table-cell>
          <table:table-cell office:value-type="string">
            <text:p>座標燈光；方位燈光</text:p>
          </table:table-cell>
          <table:table-cell office:value-type="string">
            <text:p/>
          </table:table-cell>
          <table:table-cell office:value-type="string">
            <text:p>主灯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62</text:p>
          </table:table-cell>
          <table:table-cell office:value-type="string">
            <text:p>cardinal mark</text:p>
          </table:table-cell>
          <table:table-cell office:value-type="string">
            <text:p>座標標識；方位標識</text:p>
          </table:table-cell>
          <table:table-cell office:value-type="string">
            <text:p/>
          </table:table-cell>
          <table:table-cell office:value-type="string">
            <text:p>主标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63</text:p>
          </table:table-cell>
          <table:table-cell office:value-type="string">
            <text:p>cartridge</text:p>
          </table:table-cell>
          <table:table-cell office:value-type="string">
            <text:p>盒式磁盤；盒式磁帶；（拾音器）心座；膠卷；燃料元件；熔絲盒；管；筒；盒</text:p>
          </table:table-cell>
          <table:table-cell office:value-type="string">
            <text:p/>
          </table:table-cell>
          <table:table-cell office:value-type="string">
            <text:p>熔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64</text:p>
          </table:table-cell>
          <table:table-cell office:value-type="string">
            <text:p>cartridge fuse</text:p>
          </table:table-cell>
          <table:table-cell office:value-type="string">
            <text:p>管裝熔絲；管形熔線</text:p>
          </table:table-cell>
          <table:table-cell office:value-type="string">
            <text:p/>
          </table:table-cell>
          <table:table-cell office:value-type="string">
            <text:p>管式熔断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65</text:p>
          </table:table-cell>
          <table:table-cell office:value-type="string">
            <text:p>cartridge type bearing</text:p>
          </table:table-cell>
          <table:table-cell office:value-type="string">
            <text:p>盒式滾動軸承</text:p>
          </table:table-cell>
          <table:table-cell office:value-type="string">
            <text:p/>
          </table:table-cell>
          <table:table-cell office:value-type="string">
            <text:p>盒式滚动轴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66</text:p>
          </table:table-cell>
          <table:table-cell office:value-type="string">
            <text:p>cascade connection</text:p>
          </table:table-cell>
          <table:table-cell office:value-type="string">
            <text:p>梯級接法；串連連接</text:p>
          </table:table-cell>
          <table:table-cell office:value-type="string">
            <text:p/>
          </table:table-cell>
          <table:table-cell office:value-type="string">
            <text:p>级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67</text:p>
          </table:table-cell>
          <table:table-cell office:value-type="string">
            <text:p>cascade control</text:p>
          </table:table-cell>
          <table:table-cell office:value-type="string">
            <text:p>串級控制；梯級控制</text:p>
          </table:table-cell>
          <table:table-cell office:value-type="string">
            <text:p/>
          </table:table-cell>
          <table:table-cell office:value-type="string">
            <text:p>串级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68</text:p>
          </table:table-cell>
          <table:table-cell office:value-type="string">
            <text:p>case</text:p>
          </table:table-cell>
          <table:table-cell office:value-type="string">
            <text:p>盒；箱；外殼；機殼；罩；套管；情況；事例；表面</text:p>
          </table:table-cell>
          <table:table-cell office:value-type="string">
            <text:p/>
          </table:table-cell>
          <table:table-cell office:value-type="string">
            <text:p>管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69</text:p>
          </table:table-cell>
          <table:table-cell office:value-type="string">
            <text:p>casting</text:p>
          </table:table-cell>
          <table:table-cell office:value-type="string">
            <text:p>鑄造；鑄件</text:p>
          </table:table-cell>
          <table:table-cell office:value-type="string">
            <text:p/>
          </table:table-cell>
          <table:table-cell office:value-type="string">
            <text:p>流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70</text:p>
          </table:table-cell>
          <table:table-cell office:value-type="string">
            <text:p>casting</text:p>
          </table:table-cell>
          <table:table-cell office:value-type="string">
            <text:p>鑄造；鑄件</text:p>
          </table:table-cell>
          <table:table-cell office:value-type="string">
            <text:p/>
          </table:table-cell>
          <table:table-cell office:value-type="string">
            <text:p>浇铸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71</text:p>
          </table:table-cell>
          <table:table-cell office:value-type="string">
            <text:p>catcher</text:p>
          </table:table-cell>
          <table:table-cell office:value-type="string">
            <text:p>捕獲器；捕獲極；接收器</text:p>
          </table:table-cell>
          <table:table-cell office:value-type="string">
            <text:p/>
          </table:table-cell>
          <table:table-cell office:value-type="string">
            <text:p>集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72</text:p>
          </table:table-cell>
          <table:table-cell office:value-type="string">
            <text:p>cathode</text:p>
          </table:table-cell>
          <table:table-cell office:value-type="string">
            <text:p>陰極；負極</text:p>
          </table:table-cell>
          <table:table-cell office:value-type="string">
            <text:p/>
          </table:table-cell>
          <table:table-cell office:value-type="string">
            <text:p>阴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73</text:p>
          </table:table-cell>
          <table:table-cell office:value-type="string">
            <text:p>cathode fall, cathode drop</text:p>
          </table:table-cell>
          <table:table-cell office:value-type="string">
            <text:p>陰極位降</text:p>
          </table:table-cell>
          <table:table-cell office:value-type="string">
            <text:p/>
          </table:table-cell>
          <table:table-cell office:value-type="string">
            <text:p>阴极电压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74</text:p>
          </table:table-cell>
          <table:table-cell office:value-type="string">
            <text:p>cathodic polarization</text:p>
          </table:table-cell>
          <table:table-cell office:value-type="string">
            <text:p>陰極極化</text:p>
          </table:table-cell>
          <table:table-cell office:value-type="string">
            <text:p/>
          </table:table-cell>
          <table:table-cell office:value-type="string">
            <text:p>阴极极化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75</text:p>
          </table:table-cell>
          <table:table-cell office:value-type="string">
            <text:p>cathodic protection</text:p>
          </table:table-cell>
          <table:table-cell office:value-type="string">
            <text:p>陰極保護</text:p>
          </table:table-cell>
          <table:table-cell office:value-type="string">
            <text:p/>
          </table:table-cell>
          <table:table-cell office:value-type="string">
            <text:p>阴极保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76</text:p>
          </table:table-cell>
          <table:table-cell office:value-type="string">
            <text:p>cathodoluminescence</text:p>
          </table:table-cell>
          <table:table-cell office:value-type="string">
            <text:p>陰極發光</text:p>
          </table:table-cell>
          <table:table-cell office:value-type="string">
            <text:p/>
          </table:table-cell>
          <table:table-cell office:value-type="string">
            <text:p>阴极发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77</text:p>
          </table:table-cell>
          <table:table-cell office:value-type="string">
            <text:p>cation</text:p>
          </table:table-cell>
          <table:table-cell office:value-type="string">
            <text:p>陽離子</text:p>
          </table:table-cell>
          <table:table-cell office:value-type="string">
            <text:p/>
          </table:table-cell>
          <table:table-cell office:value-type="string">
            <text:p>阳离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78</text:p>
          </table:table-cell>
          <table:table-cell office:value-type="string">
            <text:p>ceiling fan</text:p>
          </table:table-cell>
          <table:table-cell office:value-type="string">
            <text:p>吊扇</text:p>
          </table:table-cell>
          <table:table-cell office:value-type="string">
            <text:p/>
          </table:table-cell>
          <table:table-cell office:value-type="string">
            <text:p>吊[式电风]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79</text:p>
          </table:table-cell>
          <table:table-cell office:value-type="string">
            <text:p>ceiling voltage</text:p>
          </table:table-cell>
          <table:table-cell office:value-type="string">
            <text:p>頂值電壓；峰值電壓</text:p>
          </table:table-cell>
          <table:table-cell office:value-type="string">
            <text:p/>
          </table:table-cell>
          <table:table-cell office:value-type="string">
            <text:p>顶值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80</text:p>
          </table:table-cell>
          <table:table-cell office:value-type="string">
            <text:p>cell</text:p>
          </table:table-cell>
          <table:table-cell office:value-type="string">
            <text:p>電池</text:p>
          </table:table-cell>
          <table:table-cell office:value-type="string">
            <text:p/>
          </table:table-cell>
          <table:table-cell office:value-type="string">
            <text:p>栅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81</text:p>
          </table:table-cell>
          <table:table-cell office:value-type="string">
            <text:p>cell</text:p>
          </table:table-cell>
          <table:table-cell office:value-type="string">
            <text:p>電池</text:p>
          </table:table-cell>
          <table:table-cell office:value-type="string">
            <text:p/>
          </table:table-cell>
          <table:table-cell office:value-type="string">
            <text:p>电池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82</text:p>
          </table:table-cell>
          <table:table-cell office:value-type="string">
            <text:p>cellulosic paper</text:p>
          </table:table-cell>
          <table:table-cell office:value-type="string">
            <text:p>纖維素紙</text:p>
          </table:table-cell>
          <table:table-cell office:value-type="string">
            <text:p/>
          </table:table-cell>
          <table:table-cell office:value-type="string">
            <text:p>纤维素纸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83</text:p>
          </table:table-cell>
          <table:table-cell office:value-type="string">
            <text:p>Celsius temperature</text:p>
          </table:table-cell>
          <table:table-cell office:value-type="string">
            <text:p>攝氏溫度</text:p>
          </table:table-cell>
          <table:table-cell office:value-type="string">
            <text:p/>
          </table:table-cell>
          <table:table-cell office:value-type="string">
            <text:p>摄氏温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84</text:p>
          </table:table-cell>
          <table:table-cell office:value-type="string">
            <text:p>cementing</text:p>
          </table:table-cell>
          <table:table-cell office:value-type="string">
            <text:p>膠接</text:p>
          </table:table-cell>
          <table:table-cell office:value-type="string">
            <text:p/>
          </table:table-cell>
          <table:table-cell office:value-type="string">
            <text:p>胶装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85</text:p>
          </table:table-cell>
          <table:table-cell office:value-type="string">
            <text:p>centralized control</text:p>
          </table:table-cell>
          <table:table-cell office:value-type="string">
            <text:p>集控；集中控制；中心控制</text:p>
          </table:table-cell>
          <table:table-cell office:value-type="string">
            <text:p/>
          </table:table-cell>
          <table:table-cell office:value-type="string">
            <text:p>集中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86</text:p>
          </table:table-cell>
          <table:table-cell office:value-type="string">
            <text:p>centrifugal fan</text:p>
          </table:table-cell>
          <table:table-cell office:value-type="string">
            <text:p>離心風扇</text:p>
          </table:table-cell>
          <table:table-cell office:value-type="string">
            <text:p/>
          </table:table-cell>
          <table:table-cell office:value-type="string">
            <text:p>离心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87</text:p>
          </table:table-cell>
          <table:table-cell office:value-type="string">
            <text:p>centrifugal governor</text:p>
          </table:table-cell>
          <table:table-cell office:value-type="string">
            <text:p>離心式調速器</text:p>
          </table:table-cell>
          <table:table-cell office:value-type="string">
            <text:p/>
          </table:table-cell>
          <table:table-cell office:value-type="string">
            <text:p>离心稳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88</text:p>
          </table:table-cell>
          <table:table-cell office:value-type="string">
            <text:p>ceramic</text:p>
          </table:table-cell>
          <table:table-cell office:value-type="string">
            <text:p>陶瓷；陶瓷的；陶質的</text:p>
          </table:table-cell>
          <table:table-cell office:value-type="string">
            <text:p/>
          </table:table-cell>
          <table:table-cell office:value-type="string">
            <text:p>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89</text:p>
          </table:table-cell>
          <table:table-cell office:value-type="string">
            <text:p>Cerenkov detector</text:p>
          </table:table-cell>
          <table:table-cell office:value-type="string">
            <text:p>契忍可夫檢測器</text:p>
          </table:table-cell>
          <table:table-cell office:value-type="string">
            <text:p/>
          </table:table-cell>
          <table:table-cell office:value-type="string">
            <text:p>切伦科夫探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90</text:p>
          </table:table-cell>
          <table:table-cell office:value-type="string">
            <text:p>Cerenkov effect</text:p>
          </table:table-cell>
          <table:table-cell office:value-type="string">
            <text:p>契忍可夫效應</text:p>
          </table:table-cell>
          <table:table-cell office:value-type="string">
            <text:p/>
          </table:table-cell>
          <table:table-cell office:value-type="string">
            <text:p>切连科夫效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91</text:p>
          </table:table-cell>
          <table:table-cell office:value-type="string">
            <text:p>Cerenkov radiation</text:p>
          </table:table-cell>
          <table:table-cell office:value-type="string">
            <text:p>契忍可夫輻射</text:p>
          </table:table-cell>
          <table:table-cell office:value-type="string">
            <text:p/>
          </table:table-cell>
          <table:table-cell office:value-type="string">
            <text:p>切连科夫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92</text:p>
          </table:table-cell>
          <table:table-cell office:value-type="string">
            <text:p>certification</text:p>
          </table:table-cell>
          <table:table-cell office:value-type="string">
            <text:p>認證；證明；證書</text:p>
          </table:table-cell>
          <table:table-cell office:value-type="string">
            <text:p/>
          </table:table-cell>
          <table:table-cell office:value-type="string">
            <text:p>认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93</text:p>
          </table:table-cell>
          <table:table-cell office:value-type="string">
            <text:p>chain conveyor</text:p>
          </table:table-cell>
          <table:table-cell office:value-type="string">
            <text:p>鏈條式輸送極；鏈條式輸送帶</text:p>
          </table:table-cell>
          <table:table-cell office:value-type="string">
            <text:p/>
          </table:table-cell>
          <table:table-cell office:value-type="string">
            <text:p>链条输送装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94</text:p>
          </table:table-cell>
          <table:table-cell office:value-type="string">
            <text:p>chain winding</text:p>
          </table:table-cell>
          <table:table-cell office:value-type="string">
            <text:p>鏈形繞組</text:p>
          </table:table-cell>
          <table:table-cell office:value-type="string">
            <text:p/>
          </table:table-cell>
          <table:table-cell office:value-type="string">
            <text:p>链式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95</text:p>
          </table:table-cell>
          <table:table-cell office:value-type="string">
            <text:p>change over contact</text:p>
          </table:table-cell>
          <table:table-cell office:value-type="string">
            <text:p>轉換接點</text:p>
          </table:table-cell>
          <table:table-cell office:value-type="string">
            <text:p/>
          </table:table-cell>
          <table:table-cell office:value-type="string">
            <text:p>转换触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96</text:p>
          </table:table-cell>
          <table:table-cell office:value-type="string">
            <text:p>change over contact</text:p>
          </table:table-cell>
          <table:table-cell office:value-type="string">
            <text:p>轉換接點</text:p>
          </table:table-cell>
          <table:table-cell office:value-type="string">
            <text:p/>
          </table:table-cell>
          <table:table-cell office:value-type="string">
            <text:p>转换触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97</text:p>
          </table:table-cell>
          <table:table-cell office:value-type="string">
            <text:p>change over switch</text:p>
          </table:table-cell>
          <table:table-cell office:value-type="string">
            <text:p>換向開關；換路開關</text:p>
          </table:table-cell>
          <table:table-cell office:value-type="string">
            <text:p/>
          </table:table-cell>
          <table:table-cell office:value-type="string">
            <text:p>转换开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98</text:p>
          </table:table-cell>
          <table:table-cell office:value-type="string">
            <text:p>channel</text:p>
          </table:table-cell>
          <table:table-cell office:value-type="string">
            <text:p>通道；槽路；通道作用</text:p>
          </table:table-cell>
          <table:table-cell office:value-type="string">
            <text:p/>
          </table:table-cell>
          <table:table-cell office:value-type="string">
            <text:p>熔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899</text:p>
          </table:table-cell>
          <table:table-cell office:value-type="string">
            <text:p>channel</text:p>
          </table:table-cell>
          <table:table-cell office:value-type="string">
            <text:p>通道；槽路；通道作用</text:p>
          </table:table-cell>
          <table:table-cell office:value-type="string">
            <text:p/>
          </table:table-cell>
          <table:table-cell office:value-type="string">
            <text:p>沟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00</text:p>
          </table:table-cell>
          <table:table-cell office:value-type="string">
            <text:p>character light</text:p>
          </table:table-cell>
          <table:table-cell office:value-type="string">
            <text:p>電碼燈</text:p>
          </table:table-cell>
          <table:table-cell office:value-type="string">
            <text:p/>
          </table:table-cell>
          <table:table-cell office:value-type="string">
            <text:p>特征标志光信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01</text:p>
          </table:table-cell>
          <table:table-cell office:value-type="string">
            <text:p>characteristic</text:p>
          </table:table-cell>
          <table:table-cell office:value-type="string">
            <text:p>特性；特徵</text:p>
          </table:table-cell>
          <table:table-cell office:value-type="string">
            <text:p/>
          </table:table-cell>
          <table:table-cell office:value-type="string">
            <text:p>特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02</text:p>
          </table:table-cell>
          <table:table-cell office:value-type="string">
            <text:p>characteristic angle</text:p>
          </table:table-cell>
          <table:table-cell office:value-type="string">
            <text:p>特性角</text:p>
          </table:table-cell>
          <table:table-cell office:value-type="string">
            <text:p/>
          </table:table-cell>
          <table:table-cell office:value-type="string">
            <text:p>特性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03</text:p>
          </table:table-cell>
          <table:table-cell office:value-type="string">
            <text:p>characteristic curve</text:p>
          </table:table-cell>
          <table:table-cell office:value-type="string">
            <text:p>特性曲線</text:p>
          </table:table-cell>
          <table:table-cell office:value-type="string">
            <text:p/>
          </table:table-cell>
          <table:table-cell office:value-type="string">
            <text:p>特性曲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04</text:p>
          </table:table-cell>
          <table:table-cell office:value-type="string">
            <text:p>characteristic equation</text:p>
          </table:table-cell>
          <table:table-cell office:value-type="string">
            <text:p>特性方程式</text:p>
          </table:table-cell>
          <table:table-cell office:value-type="string">
            <text:p/>
          </table:table-cell>
          <table:table-cell office:value-type="string">
            <text:p>特征方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05</text:p>
          </table:table-cell>
          <table:table-cell office:value-type="string">
            <text:p>characteristic frequency</text:p>
          </table:table-cell>
          <table:table-cell office:value-type="string">
            <text:p>特性頻率</text:p>
          </table:table-cell>
          <table:table-cell office:value-type="string">
            <text:p/>
          </table:table-cell>
          <table:table-cell office:value-type="string">
            <text:p>特征频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06</text:p>
          </table:table-cell>
          <table:table-cell office:value-type="string">
            <text:p>characteristic impedance</text:p>
          </table:table-cell>
          <table:table-cell office:value-type="string">
            <text:p>特性阻抗</text:p>
          </table:table-cell>
          <table:table-cell office:value-type="string">
            <text:p/>
          </table:table-cell>
          <table:table-cell office:value-type="string">
            <text:p>特性阻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07</text:p>
          </table:table-cell>
          <table:table-cell office:value-type="string">
            <text:p>characteristic quantity</text:p>
          </table:table-cell>
          <table:table-cell office:value-type="string">
            <text:p>特性量</text:p>
          </table:table-cell>
          <table:table-cell office:value-type="string">
            <text:p/>
          </table:table-cell>
          <table:table-cell office:value-type="string">
            <text:p>特性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08</text:p>
          </table:table-cell>
          <table:table-cell office:value-type="string">
            <text:p>characteristic radiation</text:p>
          </table:table-cell>
          <table:table-cell office:value-type="string">
            <text:p>特性輻射</text:p>
          </table:table-cell>
          <table:table-cell office:value-type="string">
            <text:p/>
          </table:table-cell>
          <table:table-cell office:value-type="string">
            <text:p>特征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09</text:p>
          </table:table-cell>
          <table:table-cell office:value-type="string">
            <text:p>characteristic value</text:p>
          </table:table-cell>
          <table:table-cell office:value-type="string">
            <text:p>特性值</text:p>
          </table:table-cell>
          <table:table-cell office:value-type="string">
            <text:p/>
          </table:table-cell>
          <table:table-cell office:value-type="string">
            <text:p>特性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10</text:p>
          </table:table-cell>
          <table:table-cell office:value-type="string">
            <text:p>charge</text:p>
          </table:table-cell>
          <table:table-cell office:value-type="string">
            <text:p>電荷；充電；費用</text:p>
          </table:table-cell>
          <table:table-cell office:value-type="string">
            <text:p/>
          </table:table-cell>
          <table:table-cell office:value-type="string">
            <text:p>炉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11</text:p>
          </table:table-cell>
          <table:table-cell office:value-type="string">
            <text:p>charge</text:p>
          </table:table-cell>
          <table:table-cell office:value-type="string">
            <text:p>電荷；充電；費用</text:p>
          </table:table-cell>
          <table:table-cell office:value-type="string">
            <text:p/>
          </table:table-cell>
          <table:table-cell office:value-type="string">
            <text:p>装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12</text:p>
          </table:table-cell>
          <table:table-cell office:value-type="string">
            <text:p>charge efficiency</text:p>
          </table:table-cell>
          <table:table-cell office:value-type="string">
            <text:p>充電效率；充氣效率</text:p>
          </table:table-cell>
          <table:table-cell office:value-type="string">
            <text:p/>
          </table:table-cell>
          <table:table-cell office:value-type="string">
            <text:p>充电效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13</text:p>
          </table:table-cell>
          <table:table-cell office:value-type="string">
            <text:p>charge rate</text:p>
          </table:table-cell>
          <table:table-cell office:value-type="string">
            <text:p>充電率</text:p>
          </table:table-cell>
          <table:table-cell office:value-type="string">
            <text:p/>
          </table:table-cell>
          <table:table-cell office:value-type="string">
            <text:p>充电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14</text:p>
          </table:table-cell>
          <table:table-cell office:value-type="string">
            <text:p>charge time</text:p>
          </table:table-cell>
          <table:table-cell office:value-type="string">
            <text:p>充電時間</text:p>
          </table:table-cell>
          <table:table-cell office:value-type="string">
            <text:p/>
          </table:table-cell>
          <table:table-cell office:value-type="string">
            <text:p>装料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15</text:p>
          </table:table-cell>
          <table:table-cell office:value-type="string">
            <text:p>charging current</text:p>
          </table:table-cell>
          <table:table-cell office:value-type="string">
            <text:p>充電電流；電容電流</text:p>
          </table:table-cell>
          <table:table-cell office:value-type="string">
            <text:p/>
          </table:table-cell>
          <table:table-cell office:value-type="string">
            <text:p>充电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16</text:p>
          </table:table-cell>
          <table:table-cell office:value-type="string">
            <text:p>charging resistor</text:p>
          </table:table-cell>
          <table:table-cell office:value-type="string">
            <text:p>充電電阻器</text:p>
          </table:table-cell>
          <table:table-cell office:value-type="string">
            <text:p/>
          </table:table-cell>
          <table:table-cell office:value-type="string">
            <text:p>充电电阻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17</text:p>
          </table:table-cell>
          <table:table-cell office:value-type="string">
            <text:p>chart</text:p>
          </table:table-cell>
          <table:table-cell office:value-type="string">
            <text:p>圖；表；圖表</text:p>
          </table:table-cell>
          <table:table-cell office:value-type="string">
            <text:p/>
          </table:table-cell>
          <table:table-cell office:value-type="string">
            <text:p>表图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18</text:p>
          </table:table-cell>
          <table:table-cell office:value-type="string">
            <text:p>chassis</text:p>
          </table:table-cell>
          <table:table-cell office:value-type="string">
            <text:p>底盤；框架</text:p>
          </table:table-cell>
          <table:table-cell office:value-type="string">
            <text:p/>
          </table:table-cell>
          <table:table-cell office:value-type="string">
            <text:p>机箱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19</text:p>
          </table:table-cell>
          <table:table-cell office:value-type="string">
            <text:p>check source</text:p>
          </table:table-cell>
          <table:table-cell office:value-type="string">
            <text:p>核對射源</text:p>
          </table:table-cell>
          <table:table-cell office:value-type="string">
            <text:p/>
          </table:table-cell>
          <table:table-cell office:value-type="string">
            <text:p>检查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20</text:p>
          </table:table-cell>
          <table:table-cell office:value-type="string">
            <text:p>chemical corrosion</text:p>
          </table:table-cell>
          <table:table-cell office:value-type="string">
            <text:p>化學侵蝕；化學腐蝕</text:p>
          </table:table-cell>
          <table:table-cell office:value-type="string">
            <text:p/>
          </table:table-cell>
          <table:table-cell office:value-type="string">
            <text:p>化学腐蚀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21</text:p>
          </table:table-cell>
          <table:table-cell office:value-type="string">
            <text:p>chemical effect</text:p>
          </table:table-cell>
          <table:table-cell office:value-type="string">
            <text:p>化學效應</text:p>
          </table:table-cell>
          <table:table-cell office:value-type="string">
            <text:p/>
          </table:table-cell>
          <table:table-cell office:value-type="string">
            <text:p>化学效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22</text:p>
          </table:table-cell>
          <table:table-cell office:value-type="string">
            <text:p>chemical element</text:p>
          </table:table-cell>
          <table:table-cell office:value-type="string">
            <text:p>化學元素</text:p>
          </table:table-cell>
          <table:table-cell office:value-type="string">
            <text:p/>
          </table:table-cell>
          <table:table-cell office:value-type="string">
            <text:p>化学元素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23</text:p>
          </table:table-cell>
          <table:table-cell office:value-type="string">
            <text:p>chemiluminescence</text:p>
          </table:table-cell>
          <table:table-cell office:value-type="string">
            <text:p>化學光</text:p>
          </table:table-cell>
          <table:table-cell office:value-type="string">
            <text:p/>
          </table:table-cell>
          <table:table-cell office:value-type="string">
            <text:p>化学发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24</text:p>
          </table:table-cell>
          <table:table-cell office:value-type="string">
            <text:p>choke</text:p>
          </table:table-cell>
          <table:table-cell office:value-type="string">
            <text:p>抗流；抑制；扼流圈；抗流器</text:p>
          </table:table-cell>
          <table:table-cell office:value-type="string">
            <text:p/>
          </table:table-cell>
          <table:table-cell office:value-type="string">
            <text:p>扼流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25</text:p>
          </table:table-cell>
          <table:table-cell office:value-type="string">
            <text:p>chopped impulse</text:p>
          </table:table-cell>
          <table:table-cell office:value-type="string">
            <text:p>截尾脈衝</text:p>
          </table:table-cell>
          <table:table-cell office:value-type="string">
            <text:p/>
          </table:table-cell>
          <table:table-cell office:value-type="string">
            <text:p>[冲击]截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26</text:p>
          </table:table-cell>
          <table:table-cell office:value-type="string">
            <text:p>chopped lightning impulse test</text:p>
          </table:table-cell>
          <table:table-cell office:value-type="string">
            <text:p>雷電衝擊截波試驗</text:p>
          </table:table-cell>
          <table:table-cell office:value-type="string">
            <text:p/>
          </table:table-cell>
          <table:table-cell office:value-type="string">
            <text:p>雷电冲击截波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27</text:p>
          </table:table-cell>
          <table:table-cell office:value-type="string">
            <text:p>chopper</text:p>
          </table:table-cell>
          <table:table-cell office:value-type="string">
            <text:p>斬波器；截波器</text:p>
          </table:table-cell>
          <table:table-cell office:value-type="string">
            <text:p/>
          </table:table-cell>
          <table:table-cell office:value-type="string">
            <text:p>斩波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28</text:p>
          </table:table-cell>
          <table:table-cell office:value-type="string">
            <text:p>chroma</text:p>
          </table:table-cell>
          <table:table-cell office:value-type="string">
            <text:p>色度；色品</text:p>
          </table:table-cell>
          <table:table-cell office:value-type="string">
            <text:p/>
          </table:table-cell>
          <table:table-cell office:value-type="string">
            <text:p>彩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29</text:p>
          </table:table-cell>
          <table:table-cell office:value-type="string">
            <text:p>chromatic adaptation</text:p>
          </table:table-cell>
          <table:table-cell office:value-type="string">
            <text:p>色適應</text:p>
          </table:table-cell>
          <table:table-cell office:value-type="string">
            <text:p/>
          </table:table-cell>
          <table:table-cell office:value-type="string">
            <text:p>色适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30</text:p>
          </table:table-cell>
          <table:table-cell office:value-type="string">
            <text:p>chromatic stimulus</text:p>
          </table:table-cell>
          <table:table-cell office:value-type="string">
            <text:p>具彩色刺激</text:p>
          </table:table-cell>
          <table:table-cell office:value-type="string">
            <text:p/>
          </table:table-cell>
          <table:table-cell office:value-type="string">
            <text:p>彩色刺激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31</text:p>
          </table:table-cell>
          <table:table-cell office:value-type="string">
            <text:p>chromaticity</text:p>
          </table:table-cell>
          <table:table-cell office:value-type="string">
            <text:p>色度；色品</text:p>
          </table:table-cell>
          <table:table-cell office:value-type="string">
            <text:p/>
          </table:table-cell>
          <table:table-cell office:value-type="string">
            <text:p>色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32</text:p>
          </table:table-cell>
          <table:table-cell office:value-type="string">
            <text:p>chromaticity coordinates</text:p>
          </table:table-cell>
          <table:table-cell office:value-type="string">
            <text:p>色度座標</text:p>
          </table:table-cell>
          <table:table-cell office:value-type="string">
            <text:p/>
          </table:table-cell>
          <table:table-cell office:value-type="string">
            <text:p>色[品]坐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33</text:p>
          </table:table-cell>
          <table:table-cell office:value-type="string">
            <text:p>chromaticity diagram</text:p>
          </table:table-cell>
          <table:table-cell office:value-type="string">
            <text:p>色度圖；色品圖</text:p>
          </table:table-cell>
          <table:table-cell office:value-type="string">
            <text:p/>
          </table:table-cell>
          <table:table-cell office:value-type="string">
            <text:p>色品图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34</text:p>
          </table:table-cell>
          <table:table-cell office:value-type="string">
            <text:p>chromaticness</text:p>
          </table:table-cell>
          <table:table-cell office:value-type="string">
            <text:p>色相；彩度</text:p>
          </table:table-cell>
          <table:table-cell office:value-type="string">
            <text:p/>
          </table:table-cell>
          <table:table-cell office:value-type="string">
            <text:p>色品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35</text:p>
          </table:table-cell>
          <table:table-cell office:value-type="string">
            <text:p>chrominance</text:p>
          </table:table-cell>
          <table:table-cell office:value-type="string">
            <text:p>色彩；色訊</text:p>
          </table:table-cell>
          <table:table-cell office:value-type="string">
            <text:p/>
          </table:table-cell>
          <table:table-cell office:value-type="string">
            <text:p>色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36</text:p>
          </table:table-cell>
          <table:table-cell office:value-type="string">
            <text:p>chute</text:p>
          </table:table-cell>
          <table:table-cell office:value-type="string">
            <text:p>斜槽；陡槽；滑運道</text:p>
          </table:table-cell>
          <table:table-cell office:value-type="string">
            <text:p/>
          </table:table-cell>
          <table:table-cell office:value-type="string">
            <text:p>溜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37</text:p>
          </table:table-cell>
          <table:table-cell office:value-type="string">
            <text:p>CIE 1931 standard colorimetric observer</text:p>
          </table:table-cell>
          <table:table-cell office:value-type="string">
            <text:p>CIE (1931) 測色標準觀測者</text:p>
          </table:table-cell>
          <table:table-cell office:value-type="string">
            <text:p/>
          </table:table-cell>
          <table:table-cell office:value-type="string">
            <text:p>CIE1931标准色度观测者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38</text:p>
          </table:table-cell>
          <table:table-cell office:value-type="string">
            <text:p>CIE 1964 supplementary standard colorimetric observer</text:p>
          </table:table-cell>
          <table:table-cell office:value-type="string">
            <text:p>CIE (1964) 測色輔助標準觀測者</text:p>
          </table:table-cell>
          <table:table-cell office:value-type="string">
            <text:p/>
          </table:table-cell>
          <table:table-cell office:value-type="string">
            <text:p>CIE1964补充标准色度观测者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39</text:p>
          </table:table-cell>
          <table:table-cell office:value-type="string">
            <text:p>CIE 1974 general colour rendering index</text:p>
          </table:table-cell>
          <table:table-cell office:value-type="string">
            <text:p>CIE (1974) 通用顯色指數</text:p>
          </table:table-cell>
          <table:table-cell office:value-type="string">
            <text:p/>
          </table:table-cell>
          <table:table-cell office:value-type="string">
            <text:p>CIE1974平均显色指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40</text:p>
          </table:table-cell>
          <table:table-cell office:value-type="string">
            <text:p>CIE 1974 special colour rendering index</text:p>
          </table:table-cell>
          <table:table-cell office:value-type="string">
            <text:p>CIE (1974) 特殊顯色指數</text:p>
          </table:table-cell>
          <table:table-cell office:value-type="string">
            <text:p/>
          </table:table-cell>
          <table:table-cell office:value-type="string">
            <text:p>CIE1974特殊显色指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41</text:p>
          </table:table-cell>
          <table:table-cell office:value-type="string">
            <text:p>CIE standard clear sky</text:p>
          </table:table-cell>
          <table:table-cell office:value-type="string">
            <text:p>CIE 標準晴天空</text:p>
          </table:table-cell>
          <table:table-cell office:value-type="string">
            <text:p/>
          </table:table-cell>
          <table:table-cell office:value-type="string">
            <text:p>CIE标准晴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42</text:p>
          </table:table-cell>
          <table:table-cell office:value-type="string">
            <text:p>CIE standard illuminant</text:p>
          </table:table-cell>
          <table:table-cell office:value-type="string">
            <text:p>CIE 標準光源</text:p>
          </table:table-cell>
          <table:table-cell office:value-type="string">
            <text:p/>
          </table:table-cell>
          <table:table-cell office:value-type="string">
            <text:p>CIE标准施照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43</text:p>
          </table:table-cell>
          <table:table-cell office:value-type="string">
            <text:p>CIE standard overcast sky</text:p>
          </table:table-cell>
          <table:table-cell office:value-type="string">
            <text:p>CIE 標準陰天空</text:p>
          </table:table-cell>
          <table:table-cell office:value-type="string">
            <text:p/>
          </table:table-cell>
          <table:table-cell office:value-type="string">
            <text:p>CIE标准阴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44</text:p>
          </table:table-cell>
          <table:table-cell office:value-type="string">
            <text:p>CIE standard photometric observer</text:p>
          </table:table-cell>
          <table:table-cell office:value-type="string">
            <text:p>CIE 標準測光觀測者</text:p>
          </table:table-cell>
          <table:table-cell office:value-type="string">
            <text:p/>
          </table:table-cell>
          <table:table-cell office:value-type="string">
            <text:p>CIE标准光度观测者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45</text:p>
          </table:table-cell>
          <table:table-cell office:value-type="string">
            <text:p>circle</text:p>
          </table:table-cell>
          <table:table-cell office:value-type="string">
            <text:p>圓；圓周；環；周期；旋轉；循環</text:p>
          </table:table-cell>
          <table:table-cell office:value-type="string">
            <text:p/>
          </table:table-cell>
          <table:table-cell office:value-type="string">
            <text:p>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46</text:p>
          </table:table-cell>
          <table:table-cell office:value-type="string">
            <text:p>circle diagram</text:p>
          </table:table-cell>
          <table:table-cell office:value-type="string">
            <text:p>圓線圖</text:p>
          </table:table-cell>
          <table:table-cell office:value-type="string">
            <text:p/>
          </table:table-cell>
          <table:table-cell office:value-type="string">
            <text:p>圆图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47</text:p>
          </table:table-cell>
          <table:table-cell office:value-type="string">
            <text:p>circuit angle</text:p>
          </table:table-cell>
          <table:table-cell office:value-type="string">
            <text:p>換流器相位角；變流器相位角</text:p>
          </table:table-cell>
          <table:table-cell office:value-type="string">
            <text:p/>
          </table:table-cell>
          <table:table-cell office:value-type="string">
            <text:p>电路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48</text:p>
          </table:table-cell>
          <table:table-cell office:value-type="string">
            <text:p>circuit board</text:p>
          </table:table-cell>
          <table:table-cell office:value-type="string">
            <text:p>電路板</text:p>
          </table:table-cell>
          <table:table-cell office:value-type="string">
            <text:p/>
          </table:table-cell>
          <table:table-cell office:value-type="string">
            <text:p>电路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49</text:p>
          </table:table-cell>
          <table:table-cell office:value-type="string">
            <text:p>circuit breaker</text:p>
          </table:table-cell>
          <table:table-cell office:value-type="string">
            <text:p>斷路器</text:p>
          </table:table-cell>
          <table:table-cell office:value-type="string">
            <text:p/>
          </table:table-cell>
          <table:table-cell office:value-type="string">
            <text:p>断路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50</text:p>
          </table:table-cell>
          <table:table-cell office:value-type="string">
            <text:p>circuit diagram</text:p>
          </table:table-cell>
          <table:table-cell office:value-type="string">
            <text:p>電路圖</text:p>
          </table:table-cell>
          <table:table-cell office:value-type="string">
            <text:p/>
          </table:table-cell>
          <table:table-cell office:value-type="string">
            <text:p>电路图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51</text:p>
          </table:table-cell>
          <table:table-cell office:value-type="string">
            <text:p>circuit element</text:p>
          </table:table-cell>
          <table:table-cell office:value-type="string">
            <text:p>電路元件</text:p>
          </table:table-cell>
          <table:table-cell office:value-type="string">
            <text:p/>
          </table:table-cell>
          <table:table-cell office:value-type="string">
            <text:p>电路元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52</text:p>
          </table:table-cell>
          <table:table-cell office:value-type="string">
            <text:p>circuit theory</text:p>
          </table:table-cell>
          <table:table-cell office:value-type="string">
            <text:p>電路理論</text:p>
          </table:table-cell>
          <table:table-cell office:value-type="string">
            <text:p/>
          </table:table-cell>
          <table:table-cell office:value-type="string">
            <text:p>电路理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53</text:p>
          </table:table-cell>
          <table:table-cell office:value-type="string">
            <text:p>circulating current</text:p>
          </table:table-cell>
          <table:table-cell office:value-type="string">
            <text:p>循環電流；環流</text:p>
          </table:table-cell>
          <table:table-cell office:value-type="string">
            <text:p/>
          </table:table-cell>
          <table:table-cell office:value-type="string">
            <text:p>循环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54</text:p>
          </table:table-cell>
          <table:table-cell office:value-type="string">
            <text:p>circulating reactor</text:p>
          </table:table-cell>
          <table:table-cell office:value-type="string">
            <text:p>循環反應器</text:p>
          </table:table-cell>
          <table:table-cell office:value-type="string">
            <text:p/>
          </table:table-cell>
          <table:table-cell office:value-type="string">
            <text:p>循环[反应]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55</text:p>
          </table:table-cell>
          <table:table-cell office:value-type="string">
            <text:p>circulation</text:p>
          </table:table-cell>
          <table:table-cell office:value-type="string">
            <text:p>循環；環流</text:p>
          </table:table-cell>
          <table:table-cell office:value-type="string">
            <text:p/>
          </table:table-cell>
          <table:table-cell office:value-type="string">
            <text:p>环流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56</text:p>
          </table:table-cell>
          <table:table-cell office:value-type="string">
            <text:p>circulator</text:p>
          </table:table-cell>
          <table:table-cell office:value-type="string">
            <text:p>循環泵；循環器</text:p>
          </table:table-cell>
          <table:table-cell office:value-type="string">
            <text:p/>
          </table:table-cell>
          <table:table-cell office:value-type="string">
            <text:p>环行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57</text:p>
          </table:table-cell>
          <table:table-cell office:value-type="string">
            <text:p>cladding</text:p>
          </table:table-cell>
          <table:table-cell office:value-type="string">
            <text:p>護套；襯；塗；包層</text:p>
          </table:table-cell>
          <table:table-cell office:value-type="string">
            <text:p/>
          </table:table-cell>
          <table:table-cell office:value-type="string">
            <text:p>包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58</text:p>
          </table:table-cell>
          <table:table-cell office:value-type="string">
            <text:p>cladding temperature computer</text:p>
          </table:table-cell>
          <table:table-cell office:value-type="string">
            <text:p>護套溫度計算機</text:p>
          </table:table-cell>
          <table:table-cell office:value-type="string">
            <text:p/>
          </table:table-cell>
          <table:table-cell office:value-type="string">
            <text:p>包壳温度计算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59</text:p>
          </table:table-cell>
          <table:table-cell office:value-type="string">
            <text:p>clamping</text:p>
          </table:table-cell>
          <table:table-cell office:value-type="string">
            <text:p>定位</text:p>
          </table:table-cell>
          <table:table-cell office:value-type="string">
            <text:p/>
          </table:table-cell>
          <table:table-cell office:value-type="string">
            <text:p>卡装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60</text:p>
          </table:table-cell>
          <table:table-cell office:value-type="string">
            <text:p>class 0 equipment</text:p>
          </table:table-cell>
          <table:table-cell office:value-type="string">
            <text:p>類設備</text:p>
          </table:table-cell>
          <table:table-cell office:value-type="string">
            <text:p/>
          </table:table-cell>
          <table:table-cell office:value-type="string">
            <text:p>0类设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61</text:p>
          </table:table-cell>
          <table:table-cell office:value-type="string">
            <text:p>class Ⅲ equipment</text:p>
          </table:table-cell>
          <table:table-cell office:value-type="string">
            <text:p>Ⅲ類設備</text:p>
          </table:table-cell>
          <table:table-cell office:value-type="string">
            <text:p/>
          </table:table-cell>
          <table:table-cell office:value-type="string">
            <text:p>Ⅲ类设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62</text:p>
          </table:table-cell>
          <table:table-cell office:value-type="string">
            <text:p>class of insulation</text:p>
          </table:table-cell>
          <table:table-cell office:value-type="string">
            <text:p>絕緣等級</text:p>
          </table:table-cell>
          <table:table-cell office:value-type="string">
            <text:p/>
          </table:table-cell>
          <table:table-cell office:value-type="string">
            <text:p>绝缘等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63</text:p>
          </table:table-cell>
          <table:table-cell office:value-type="string">
            <text:p>clear bulb</text:p>
          </table:table-cell>
          <table:table-cell office:value-type="string">
            <text:p>光面燈泡；透明燈泡</text:p>
          </table:table-cell>
          <table:table-cell office:value-type="string">
            <text:p/>
          </table:table-cell>
          <table:table-cell office:value-type="string">
            <text:p>透明玻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64</text:p>
          </table:table-cell>
          <table:table-cell office:value-type="string">
            <text:p>clearance</text:p>
          </table:table-cell>
          <table:table-cell office:value-type="string">
            <text:p>間隙；空隙；排除；淨空</text:p>
          </table:table-cell>
          <table:table-cell office:value-type="string">
            <text:p/>
          </table:table-cell>
          <table:table-cell office:value-type="string">
            <text:p>[电气]间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65</text:p>
          </table:table-cell>
          <table:table-cell office:value-type="string">
            <text:p>clearance between open contacts</text:p>
          </table:table-cell>
          <table:table-cell office:value-type="string">
            <text:p>觸頭間距</text:p>
          </table:table-cell>
          <table:table-cell office:value-type="string">
            <text:p/>
          </table:table-cell>
          <table:table-cell office:value-type="string">
            <text:p>触头开距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66</text:p>
          </table:table-cell>
          <table:table-cell office:value-type="string">
            <text:p>clearance level</text:p>
          </table:table-cell>
          <table:table-cell office:value-type="string">
            <text:p>間距位準</text:p>
          </table:table-cell>
          <table:table-cell office:value-type="string">
            <text:p/>
          </table:table-cell>
          <table:table-cell office:value-type="string">
            <text:p>清洁解控水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67</text:p>
          </table:table-cell>
          <table:table-cell office:value-type="string">
            <text:p>clevis</text:p>
          </table:table-cell>
          <table:table-cell office:value-type="string">
            <text:p>U 形線夾；U 形掛鉤；馬蹄形鉤</text:p>
          </table:table-cell>
          <table:table-cell office:value-type="string">
            <text:p/>
          </table:table-cell>
          <table:table-cell office:value-type="string">
            <text:p>帽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68</text:p>
          </table:table-cell>
          <table:table-cell office:value-type="string">
            <text:p>click</text:p>
          </table:table-cell>
          <table:table-cell office:value-type="string">
            <text:p>滴答聲；插銷；定位銷；掣子</text:p>
          </table:table-cell>
          <table:table-cell office:value-type="string">
            <text:p/>
          </table:table-cell>
          <table:table-cell office:value-type="string">
            <text:p>喀呖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69</text:p>
          </table:table-cell>
          <table:table-cell office:value-type="string">
            <text:p>climate</text:p>
          </table:table-cell>
          <table:table-cell office:value-type="string">
            <text:p>氣候</text:p>
          </table:table-cell>
          <table:table-cell office:value-type="string">
            <text:p/>
          </table:table-cell>
          <table:table-cell office:value-type="string">
            <text:p>气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70</text:p>
          </table:table-cell>
          <table:table-cell office:value-type="string">
            <text:p>clipping time</text:p>
          </table:table-cell>
          <table:table-cell office:value-type="string">
            <text:p>削波時間；限制時間</text:p>
          </table:table-cell>
          <table:table-cell office:value-type="string">
            <text:p/>
          </table:table-cell>
          <table:table-cell office:value-type="string">
            <text:p>限幅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71</text:p>
          </table:table-cell>
          <table:table-cell office:value-type="string">
            <text:p>clockwise rotation</text:p>
          </table:table-cell>
          <table:table-cell office:value-type="string">
            <text:p>順時針旋轉</text:p>
          </table:table-cell>
          <table:table-cell office:value-type="string">
            <text:p/>
          </table:table-cell>
          <table:table-cell office:value-type="string">
            <text:p>顺时针方向旋转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72</text:p>
          </table:table-cell>
          <table:table-cell office:value-type="string">
            <text:p>closed circuit</text:p>
          </table:table-cell>
          <table:table-cell office:value-type="string">
            <text:p>閉合電路</text:p>
          </table:table-cell>
          <table:table-cell office:value-type="string">
            <text:p/>
          </table:table-cell>
          <table:table-cell office:value-type="string">
            <text:p>闭[合电]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73</text:p>
          </table:table-cell>
          <table:table-cell office:value-type="string">
            <text:p>closed curve</text:p>
          </table:table-cell>
          <table:table-cell office:value-type="string">
            <text:p>閉合曲線</text:p>
          </table:table-cell>
          <table:table-cell office:value-type="string">
            <text:p/>
          </table:table-cell>
          <table:table-cell office:value-type="string">
            <text:p>闭曲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74</text:p>
          </table:table-cell>
          <table:table-cell office:value-type="string">
            <text:p>closed loop control</text:p>
          </table:table-cell>
          <table:table-cell office:value-type="string">
            <text:p>閉環控制</text:p>
          </table:table-cell>
          <table:table-cell office:value-type="string">
            <text:p/>
          </table:table-cell>
          <table:table-cell office:value-type="string">
            <text:p>闭环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75</text:p>
          </table:table-cell>
          <table:table-cell office:value-type="string">
            <text:p>closed path</text:p>
          </table:table-cell>
          <table:table-cell office:value-type="string">
            <text:p>通路</text:p>
          </table:table-cell>
          <table:table-cell office:value-type="string">
            <text:p/>
          </table:table-cell>
          <table:table-cell office:value-type="string">
            <text:p>闭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76</text:p>
          </table:table-cell>
          <table:table-cell office:value-type="string">
            <text:p>closed position</text:p>
          </table:table-cell>
          <table:table-cell office:value-type="string">
            <text:p>閉合位置；閉路位置</text:p>
          </table:table-cell>
          <table:table-cell office:value-type="string">
            <text:p/>
          </table:table-cell>
          <table:table-cell office:value-type="string">
            <text:p>[闭]合位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77</text:p>
          </table:table-cell>
          <table:table-cell office:value-type="string">
            <text:p>closing</text:p>
          </table:table-cell>
          <table:table-cell office:value-type="string">
            <text:p>閉合；結束</text:p>
          </table:table-cell>
          <table:table-cell office:value-type="string">
            <text:p/>
          </table:table-cell>
          <table:table-cell office:value-type="string">
            <text:p>[闭]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78</text:p>
          </table:table-cell>
          <table:table-cell office:value-type="string">
            <text:p>closing time</text:p>
          </table:table-cell>
          <table:table-cell office:value-type="string">
            <text:p>閉合時間</text:p>
          </table:table-cell>
          <table:table-cell office:value-type="string">
            <text:p/>
          </table:table-cell>
          <table:table-cell office:value-type="string">
            <text:p>闭合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79</text:p>
          </table:table-cell>
          <table:table-cell office:value-type="string">
            <text:p>cloud chamber</text:p>
          </table:table-cell>
          <table:table-cell office:value-type="string">
            <text:p>雲室；霧室</text:p>
          </table:table-cell>
          <table:table-cell office:value-type="string">
            <text:p/>
          </table:table-cell>
          <table:table-cell office:value-type="string">
            <text:p>云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80</text:p>
          </table:table-cell>
          <table:table-cell office:value-type="string">
            <text:p>clutch motor</text:p>
          </table:table-cell>
          <table:table-cell office:value-type="string">
            <text:p>離合器電動機</text:p>
          </table:table-cell>
          <table:table-cell office:value-type="string">
            <text:p/>
          </table:table-cell>
          <table:table-cell office:value-type="string">
            <text:p>离合器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81</text:p>
          </table:table-cell>
          <table:table-cell office:value-type="string">
            <text:p>coarse synchronizing</text:p>
          </table:table-cell>
          <table:table-cell office:value-type="string">
            <text:p>粗同步</text:p>
          </table:table-cell>
          <table:table-cell office:value-type="string">
            <text:p/>
          </table:table-cell>
          <table:table-cell office:value-type="string">
            <text:p>粗整步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82</text:p>
          </table:table-cell>
          <table:table-cell office:value-type="string">
            <text:p>coasting</text:p>
          </table:table-cell>
          <table:table-cell office:value-type="string">
            <text:p>惰轉；惰行；滑行；滑翔</text:p>
          </table:table-cell>
          <table:table-cell office:value-type="string">
            <text:p/>
          </table:table-cell>
          <table:table-cell office:value-type="string">
            <text:p>惰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83</text:p>
          </table:table-cell>
          <table:table-cell office:value-type="string">
            <text:p>coated bulb</text:p>
          </table:table-cell>
          <table:table-cell office:value-type="string">
            <text:p>霧燈泡</text:p>
          </table:table-cell>
          <table:table-cell office:value-type="string">
            <text:p/>
          </table:table-cell>
          <table:table-cell office:value-type="string">
            <text:p>涂层玻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84</text:p>
          </table:table-cell>
          <table:table-cell office:value-type="string">
            <text:p>coated electrode</text:p>
          </table:table-cell>
          <table:table-cell office:value-type="string">
            <text:p>敷料電極；敷料焊條</text:p>
          </table:table-cell>
          <table:table-cell office:value-type="string">
            <text:p/>
          </table:table-cell>
          <table:table-cell office:value-type="string">
            <text:p>涂层电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85</text:p>
          </table:table-cell>
          <table:table-cell office:value-type="string">
            <text:p>coating</text:p>
          </table:table-cell>
          <table:table-cell office:value-type="string">
            <text:p>塗層；鍍層；敷層；塗料</text:p>
          </table:table-cell>
          <table:table-cell office:value-type="string">
            <text:p/>
          </table:table-cell>
          <table:table-cell office:value-type="string">
            <text:p>涂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86</text:p>
          </table:table-cell>
          <table:table-cell office:value-type="string">
            <text:p>coaxial cable</text:p>
          </table:table-cell>
          <table:table-cell office:value-type="string">
            <text:p>同軸電纜</text:p>
          </table:table-cell>
          <table:table-cell office:value-type="string">
            <text:p/>
          </table:table-cell>
          <table:table-cell office:value-type="string">
            <text:p>同轴电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87</text:p>
          </table:table-cell>
          <table:table-cell office:value-type="string">
            <text:p>code</text:p>
          </table:table-cell>
          <table:table-cell office:value-type="string">
            <text:p>法規；規則；電碼；程式</text:p>
          </table:table-cell>
          <table:table-cell office:value-type="string">
            <text:p/>
          </table:table-cell>
          <table:table-cell office:value-type="string">
            <text:p>[代]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88</text:p>
          </table:table-cell>
          <table:table-cell office:value-type="string">
            <text:p>coefficient</text:p>
          </table:table-cell>
          <table:table-cell office:value-type="string">
            <text:p>係數</text:p>
          </table:table-cell>
          <table:table-cell office:value-type="string">
            <text:p/>
          </table:table-cell>
          <table:table-cell office:value-type="string">
            <text:p>系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89</text:p>
          </table:table-cell>
          <table:table-cell office:value-type="string">
            <text:p>coefficient of linear expansion</text:p>
          </table:table-cell>
          <table:table-cell office:value-type="string">
            <text:p>線膨脹係數</text:p>
          </table:table-cell>
          <table:table-cell office:value-type="string">
            <text:p/>
          </table:table-cell>
          <table:table-cell office:value-type="string">
            <text:p>线膨胀系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90</text:p>
          </table:table-cell>
          <table:table-cell office:value-type="string">
            <text:p>coercive field strength</text:p>
          </table:table-cell>
          <table:table-cell office:value-type="string">
            <text:p>矯頑磁場強度</text:p>
          </table:table-cell>
          <table:table-cell office:value-type="string">
            <text:p/>
          </table:table-cell>
          <table:table-cell office:value-type="string">
            <text:p>矫顽场强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91</text:p>
          </table:table-cell>
          <table:table-cell office:value-type="string">
            <text:p>coercive force</text:p>
          </table:table-cell>
          <table:table-cell office:value-type="string">
            <text:p>矯頑（磁）力</text:p>
          </table:table-cell>
          <table:table-cell office:value-type="string">
            <text:p/>
          </table:table-cell>
          <table:table-cell office:value-type="string">
            <text:p>矫顽力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92</text:p>
          </table:table-cell>
          <table:table-cell office:value-type="string">
            <text:p>coercivity</text:p>
          </table:table-cell>
          <table:table-cell office:value-type="string">
            <text:p>矯頑磁力；矯頑磁性</text:p>
          </table:table-cell>
          <table:table-cell office:value-type="string">
            <text:p/>
          </table:table-cell>
          <table:table-cell office:value-type="string">
            <text:p>矫顽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93</text:p>
          </table:table-cell>
          <table:table-cell office:value-type="string">
            <text:p>coffer</text:p>
          </table:table-cell>
          <table:table-cell office:value-type="string">
            <text:p>保險箱</text:p>
          </table:table-cell>
          <table:table-cell office:value-type="string">
            <text:p/>
          </table:table-cell>
          <table:table-cell office:value-type="string">
            <text:p>格栅灯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94</text:p>
          </table:table-cell>
          <table:table-cell office:value-type="string">
            <text:p>cogging torque</text:p>
          </table:table-cell>
          <table:table-cell office:value-type="string">
            <text:p>齒槽效應轉矩</text:p>
          </table:table-cell>
          <table:table-cell office:value-type="string">
            <text:p/>
          </table:table-cell>
          <table:table-cell office:value-type="string">
            <text:p>齿槽转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95</text:p>
          </table:table-cell>
          <table:table-cell office:value-type="string">
            <text:p>coherent radiation</text:p>
          </table:table-cell>
          <table:table-cell office:value-type="string">
            <text:p>相干輻射；同步輻射</text:p>
          </table:table-cell>
          <table:table-cell office:value-type="string">
            <text:p/>
          </table:table-cell>
          <table:table-cell office:value-type="string">
            <text:p>相干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96</text:p>
          </table:table-cell>
          <table:table-cell office:value-type="string">
            <text:p>coherent scattering</text:p>
          </table:table-cell>
          <table:table-cell office:value-type="string">
            <text:p>相干散射</text:p>
          </table:table-cell>
          <table:table-cell office:value-type="string">
            <text:p/>
          </table:table-cell>
          <table:table-cell office:value-type="string">
            <text:p>相干散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97</text:p>
          </table:table-cell>
          <table:table-cell office:value-type="string">
            <text:p>coil</text:p>
          </table:table-cell>
          <table:table-cell office:value-type="string">
            <text:p>線圈</text:p>
          </table:table-cell>
          <table:table-cell office:value-type="string">
            <text:p/>
          </table:table-cell>
          <table:table-cell office:value-type="string">
            <text:p>线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98</text:p>
          </table:table-cell>
          <table:table-cell office:value-type="string">
            <text:p>coil insulation</text:p>
          </table:table-cell>
          <table:table-cell office:value-type="string">
            <text:p>線圈絕緣</text:p>
          </table:table-cell>
          <table:table-cell office:value-type="string">
            <text:p/>
          </table:table-cell>
          <table:table-cell office:value-type="string">
            <text:p>线圈绝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1999</text:p>
          </table:table-cell>
          <table:table-cell office:value-type="string">
            <text:p>coil section</text:p>
          </table:table-cell>
          <table:table-cell office:value-type="string">
            <text:p>線圈截面</text:p>
          </table:table-cell>
          <table:table-cell office:value-type="string">
            <text:p/>
          </table:table-cell>
          <table:table-cell office:value-type="string">
            <text:p>线圈单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00</text:p>
          </table:table-cell>
          <table:table-cell office:value-type="string">
            <text:p>coil side</text:p>
          </table:table-cell>
          <table:table-cell office:value-type="string">
            <text:p>線圈邊</text:p>
          </table:table-cell>
          <table:table-cell office:value-type="string">
            <text:p/>
          </table:table-cell>
          <table:table-cell office:value-type="string">
            <text:p>线圈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01</text:p>
          </table:table-cell>
          <table:table-cell office:value-type="string">
            <text:p>coil spreading machine</text:p>
          </table:table-cell>
          <table:table-cell office:value-type="string">
            <text:p>線圈拉型機</text:p>
          </table:table-cell>
          <table:table-cell office:value-type="string">
            <text:p/>
          </table:table-cell>
          <table:table-cell office:value-type="string">
            <text:p>线圈涨形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02</text:p>
          </table:table-cell>
          <table:table-cell office:value-type="string">
            <text:p>coil winding machine</text:p>
          </table:table-cell>
          <table:table-cell office:value-type="string">
            <text:p>線圈繞製機</text:p>
          </table:table-cell>
          <table:table-cell office:value-type="string">
            <text:p/>
          </table:table-cell>
          <table:table-cell office:value-type="string">
            <text:p>绕线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03</text:p>
          </table:table-cell>
          <table:table-cell office:value-type="string">
            <text:p>coincidence circuit</text:p>
          </table:table-cell>
          <table:table-cell office:value-type="string">
            <text:p>符合電路</text:p>
          </table:table-cell>
          <table:table-cell office:value-type="string">
            <text:p/>
          </table:table-cell>
          <table:table-cell office:value-type="string">
            <text:p>符合电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04</text:p>
          </table:table-cell>
          <table:table-cell office:value-type="string">
            <text:p>coining</text:p>
          </table:table-cell>
          <table:table-cell office:value-type="string">
            <text:p>精壓；壓花；壓紋</text:p>
          </table:table-cell>
          <table:table-cell office:value-type="string">
            <text:p/>
          </table:table-cell>
          <table:table-cell office:value-type="string">
            <text:p>整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05</text:p>
          </table:table-cell>
          <table:table-cell office:value-type="string">
            <text:p>cold cathode</text:p>
          </table:table-cell>
          <table:table-cell office:value-type="string">
            <text:p>冷陰極</text:p>
          </table:table-cell>
          <table:table-cell office:value-type="string">
            <text:p/>
          </table:table-cell>
          <table:table-cell office:value-type="string">
            <text:p>冷阴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06</text:p>
          </table:table-cell>
          <table:table-cell office:value-type="string">
            <text:p>cold cathode lamp</text:p>
          </table:table-cell>
          <table:table-cell office:value-type="string">
            <text:p>冷陰極燈</text:p>
          </table:table-cell>
          <table:table-cell office:value-type="string">
            <text:p/>
          </table:table-cell>
          <table:table-cell office:value-type="string">
            <text:p>冷阴极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07</text:p>
          </table:table-cell>
          <table:table-cell office:value-type="string">
            <text:p>cold plasma</text:p>
          </table:table-cell>
          <table:table-cell office:value-type="string">
            <text:p>冷電漿</text:p>
          </table:table-cell>
          <table:table-cell office:value-type="string">
            <text:p/>
          </table:table-cell>
          <table:table-cell office:value-type="string">
            <text:p>冷等离子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08</text:p>
          </table:table-cell>
          <table:table-cell office:value-type="string">
            <text:p>cold shutdown</text:p>
          </table:table-cell>
          <table:table-cell office:value-type="string">
            <text:p>冷停機﹝爐﹞</text:p>
          </table:table-cell>
          <table:table-cell office:value-type="string">
            <text:p/>
          </table:table-cell>
          <table:table-cell office:value-type="string">
            <text:p>冷停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09</text:p>
          </table:table-cell>
          <table:table-cell office:value-type="string">
            <text:p>cold test</text:p>
          </table:table-cell>
          <table:table-cell office:value-type="string">
            <text:p>冷態試驗；無源試驗；不通電試驗</text:p>
          </table:table-cell>
          <table:table-cell office:value-type="string">
            <text:p/>
          </table:table-cell>
          <table:table-cell office:value-type="string">
            <text:p>寒冷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10</text:p>
          </table:table-cell>
          <table:table-cell office:value-type="string">
            <text:p>cold welding</text:p>
          </table:table-cell>
          <table:table-cell office:value-type="string">
            <text:p>冷焊</text:p>
          </table:table-cell>
          <table:table-cell office:value-type="string">
            <text:p/>
          </table:table-cell>
          <table:table-cell office:value-type="string">
            <text:p>冷焊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11</text:p>
          </table:table-cell>
          <table:table-cell office:value-type="string">
            <text:p>collecting electrode</text:p>
          </table:table-cell>
          <table:table-cell office:value-type="string">
            <text:p>集電極</text:p>
          </table:table-cell>
          <table:table-cell office:value-type="string">
            <text:p/>
          </table:table-cell>
          <table:table-cell office:value-type="string">
            <text:p>收集电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12</text:p>
          </table:table-cell>
          <table:table-cell office:value-type="string">
            <text:p>collector junction</text:p>
          </table:table-cell>
          <table:table-cell office:value-type="string">
            <text:p>集極接面</text:p>
          </table:table-cell>
          <table:table-cell office:value-type="string">
            <text:p/>
          </table:table-cell>
          <table:table-cell office:value-type="string">
            <text:p>集电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13</text:p>
          </table:table-cell>
          <table:table-cell office:value-type="string">
            <text:p>collector ring</text:p>
          </table:table-cell>
          <table:table-cell office:value-type="string">
            <text:p>匯流環；集流環；集電環</text:p>
          </table:table-cell>
          <table:table-cell office:value-type="string">
            <text:p/>
          </table:table-cell>
          <table:table-cell office:value-type="string">
            <text:p>集电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14</text:p>
          </table:table-cell>
          <table:table-cell office:value-type="string">
            <text:p>collimation</text:p>
          </table:table-cell>
          <table:table-cell office:value-type="string">
            <text:p>準直；瞄準；平行光管</text:p>
          </table:table-cell>
          <table:table-cell office:value-type="string">
            <text:p/>
          </table:table-cell>
          <table:table-cell office:value-type="string">
            <text:p>准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15</text:p>
          </table:table-cell>
          <table:table-cell office:value-type="string">
            <text:p>collinear</text:p>
          </table:table-cell>
          <table:table-cell office:value-type="string">
            <text:p>同線的；共線的</text:p>
          </table:table-cell>
          <table:table-cell office:value-type="string">
            <text:p/>
          </table:table-cell>
          <table:table-cell office:value-type="string">
            <text:p>共线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16</text:p>
          </table:table-cell>
          <table:table-cell office:value-type="string">
            <text:p>color</text:p>
          </table:table-cell>
          <table:table-cell office:value-type="string">
            <text:p>色；顏色；顏料；染料</text:p>
          </table:table-cell>
          <table:table-cell office:value-type="string">
            <text:p/>
          </table:table-cell>
          <table:table-cell office:value-type="string">
            <text:p>[颜]色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17</text:p>
          </table:table-cell>
          <table:table-cell office:value-type="string">
            <text:p>color code</text:p>
          </table:table-cell>
          <table:table-cell office:value-type="string">
            <text:p>顏色標記；色碼</text:p>
          </table:table-cell>
          <table:table-cell office:value-type="string">
            <text:p/>
          </table:table-cell>
          <table:table-cell office:value-type="string">
            <text:p>颜色代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18</text:p>
          </table:table-cell>
          <table:table-cell office:value-type="string">
            <text:p>color matching</text:p>
          </table:table-cell>
          <table:table-cell office:value-type="string">
            <text:p>配色</text:p>
          </table:table-cell>
          <table:table-cell office:value-type="string">
            <text:p/>
          </table:table-cell>
          <table:table-cell office:value-type="string">
            <text:p>颜色匹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19</text:p>
          </table:table-cell>
          <table:table-cell office:value-type="string">
            <text:p>color temperature</text:p>
          </table:table-cell>
          <table:table-cell office:value-type="string">
            <text:p>色彩溫度</text:p>
          </table:table-cell>
          <table:table-cell office:value-type="string">
            <text:p/>
          </table:table-cell>
          <table:table-cell office:value-type="string">
            <text:p>色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20</text:p>
          </table:table-cell>
          <table:table-cell office:value-type="string">
            <text:p>colorimeter</text:p>
          </table:table-cell>
          <table:table-cell office:value-type="string">
            <text:p>色度計；比色計</text:p>
          </table:table-cell>
          <table:table-cell office:value-type="string">
            <text:p/>
          </table:table-cell>
          <table:table-cell office:value-type="string">
            <text:p>色度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21</text:p>
          </table:table-cell>
          <table:table-cell office:value-type="string">
            <text:p>colorimetric purity</text:p>
          </table:table-cell>
          <table:table-cell office:value-type="string">
            <text:p>色純度；輝度純度</text:p>
          </table:table-cell>
          <table:table-cell office:value-type="string">
            <text:p/>
          </table:table-cell>
          <table:table-cell office:value-type="string">
            <text:p>色纯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22</text:p>
          </table:table-cell>
          <table:table-cell office:value-type="string">
            <text:p>colorimetry</text:p>
          </table:table-cell>
          <table:table-cell office:value-type="string">
            <text:p>比色法；色度學</text:p>
          </table:table-cell>
          <table:table-cell office:value-type="string">
            <text:p/>
          </table:table-cell>
          <table:table-cell office:value-type="string">
            <text:p>色度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23</text:p>
          </table:table-cell>
          <table:table-cell office:value-type="string">
            <text:p>colorimetry</text:p>
          </table:table-cell>
          <table:table-cell office:value-type="string">
            <text:p>比色法；色度學</text:p>
          </table:table-cell>
          <table:table-cell office:value-type="string">
            <text:p/>
          </table:table-cell>
          <table:table-cell office:value-type="string">
            <text:p>色度测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24</text:p>
          </table:table-cell>
          <table:table-cell office:value-type="string">
            <text:p>colour atlas</text:p>
          </table:table-cell>
          <table:table-cell office:value-type="string">
            <text:p>色票集</text:p>
          </table:table-cell>
          <table:table-cell office:value-type="string">
            <text:p/>
          </table:table-cell>
          <table:table-cell office:value-type="string">
            <text:p>色[谱]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25</text:p>
          </table:table-cell>
          <table:table-cell office:value-type="string">
            <text:p>colour equation</text:p>
          </table:table-cell>
          <table:table-cell office:value-type="string">
            <text:p>等色式</text:p>
          </table:table-cell>
          <table:table-cell office:value-type="string">
            <text:p/>
          </table:table-cell>
          <table:table-cell office:value-type="string">
            <text:p>色方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26</text:p>
          </table:table-cell>
          <table:table-cell office:value-type="string">
            <text:p>colour matching</text:p>
          </table:table-cell>
          <table:table-cell office:value-type="string">
            <text:p>等色；色匹配</text:p>
          </table:table-cell>
          <table:table-cell office:value-type="string">
            <text:p/>
          </table:table-cell>
          <table:table-cell office:value-type="string">
            <text:p>色匹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27</text:p>
          </table:table-cell>
          <table:table-cell office:value-type="string">
            <text:p>colour solid</text:p>
          </table:table-cell>
          <table:table-cell office:value-type="string">
            <text:p>色立體</text:p>
          </table:table-cell>
          <table:table-cell office:value-type="string">
            <text:p/>
          </table:table-cell>
          <table:table-cell office:value-type="string">
            <text:p>色立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28</text:p>
          </table:table-cell>
          <table:table-cell office:value-type="string">
            <text:p>colour stimulus function</text:p>
          </table:table-cell>
          <table:table-cell office:value-type="string">
            <text:p>色刺激函數</text:p>
          </table:table-cell>
          <table:table-cell office:value-type="string">
            <text:p/>
          </table:table-cell>
          <table:table-cell office:value-type="string">
            <text:p>色刺激函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29</text:p>
          </table:table-cell>
          <table:table-cell office:value-type="string">
            <text:p>colour temperature</text:p>
          </table:table-cell>
          <table:table-cell office:value-type="string">
            <text:p>色溫度</text:p>
          </table:table-cell>
          <table:table-cell office:value-type="string">
            <text:p/>
          </table:table-cell>
          <table:table-cell office:value-type="string">
            <text:p>颜色温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30</text:p>
          </table:table-cell>
          <table:table-cell office:value-type="string">
            <text:p>coloured bulb</text:p>
          </table:table-cell>
          <table:table-cell office:value-type="string">
            <text:p>色燈泡</text:p>
          </table:table-cell>
          <table:table-cell office:value-type="string">
            <text:p/>
          </table:table-cell>
          <table:table-cell office:value-type="string">
            <text:p>彩色玻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31</text:p>
          </table:table-cell>
          <table:table-cell office:value-type="string">
            <text:p>comb</text:p>
          </table:table-cell>
          <table:table-cell office:value-type="string">
            <text:p>梳；梳形插頭；梳形端子；刷子</text:p>
          </table:table-cell>
          <table:table-cell office:value-type="string">
            <text:p/>
          </table:table-cell>
          <table:table-cell office:value-type="string">
            <text:p>梳形衬垫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32</text:p>
          </table:table-cell>
          <table:table-cell office:value-type="string">
            <text:p>combined mechanical and electrical strength</text:p>
          </table:table-cell>
          <table:table-cell office:value-type="string">
            <text:p>機電綜合強度</text:p>
          </table:table-cell>
          <table:table-cell office:value-type="string">
            <text:p/>
          </table:table-cell>
          <table:table-cell office:value-type="string">
            <text:p>机-电联合强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33</text:p>
          </table:table-cell>
          <table:table-cell office:value-type="string">
            <text:p>command</text:p>
          </table:table-cell>
          <table:table-cell office:value-type="string">
            <text:p>命令</text:p>
          </table:table-cell>
          <table:table-cell office:value-type="string">
            <text:p/>
          </table:table-cell>
          <table:table-cell office:value-type="string">
            <text:p>命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34</text:p>
          </table:table-cell>
          <table:table-cell office:value-type="string">
            <text:p>commissioning test</text:p>
          </table:table-cell>
          <table:table-cell office:value-type="string">
            <text:p>交接試驗；投產試驗；試運行；試車</text:p>
          </table:table-cell>
          <table:table-cell office:value-type="string">
            <text:p/>
          </table:table-cell>
          <table:table-cell office:value-type="string">
            <text:p>投运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35</text:p>
          </table:table-cell>
          <table:table-cell office:value-type="string">
            <text:p>common mode voltage</text:p>
          </table:table-cell>
          <table:table-cell office:value-type="string">
            <text:p>共模電壓</text:p>
          </table:table-cell>
          <table:table-cell office:value-type="string">
            <text:p/>
          </table:table-cell>
          <table:table-cell office:value-type="string">
            <text:p>共模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36</text:p>
          </table:table-cell>
          <table:table-cell office:value-type="string">
            <text:p>commutating group</text:p>
          </table:table-cell>
          <table:table-cell office:value-type="string">
            <text:p>換向組</text:p>
          </table:table-cell>
          <table:table-cell office:value-type="string">
            <text:p/>
          </table:table-cell>
          <table:table-cell office:value-type="string">
            <text:p>换相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37</text:p>
          </table:table-cell>
          <table:table-cell office:value-type="string">
            <text:p>commutating impedance</text:p>
          </table:table-cell>
          <table:table-cell office:value-type="string">
            <text:p>換向阻抗</text:p>
          </table:table-cell>
          <table:table-cell office:value-type="string">
            <text:p/>
          </table:table-cell>
          <table:table-cell office:value-type="string">
            <text:p>换相阻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38</text:p>
          </table:table-cell>
          <table:table-cell office:value-type="string">
            <text:p>commutating period</text:p>
          </table:table-cell>
          <table:table-cell office:value-type="string">
            <text:p>換向時間；換向週期</text:p>
          </table:table-cell>
          <table:table-cell office:value-type="string">
            <text:p/>
          </table:table-cell>
          <table:table-cell office:value-type="string">
            <text:p>换相周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39</text:p>
          </table:table-cell>
          <table:table-cell office:value-type="string">
            <text:p>commutating pole</text:p>
          </table:table-cell>
          <table:table-cell office:value-type="string">
            <text:p>換向極；整流極；輔助極</text:p>
          </table:table-cell>
          <table:table-cell office:value-type="string">
            <text:p/>
          </table:table-cell>
          <table:table-cell office:value-type="string">
            <text:p>换向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40</text:p>
          </table:table-cell>
          <table:table-cell office:value-type="string">
            <text:p>commutating reactance</text:p>
          </table:table-cell>
          <table:table-cell office:value-type="string">
            <text:p>換向電抗</text:p>
          </table:table-cell>
          <table:table-cell office:value-type="string">
            <text:p/>
          </table:table-cell>
          <table:table-cell office:value-type="string">
            <text:p>换相电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41</text:p>
          </table:table-cell>
          <table:table-cell office:value-type="string">
            <text:p>commutating reactor</text:p>
          </table:table-cell>
          <table:table-cell office:value-type="string">
            <text:p>整流電抗器；換向電抗器</text:p>
          </table:table-cell>
          <table:table-cell office:value-type="string">
            <text:p/>
          </table:table-cell>
          <table:table-cell office:value-type="string">
            <text:p>换相电抗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42</text:p>
          </table:table-cell>
          <table:table-cell office:value-type="string">
            <text:p>commutating resistance</text:p>
          </table:table-cell>
          <table:table-cell office:value-type="string">
            <text:p>換向電阻</text:p>
          </table:table-cell>
          <table:table-cell office:value-type="string">
            <text:p/>
          </table:table-cell>
          <table:table-cell office:value-type="string">
            <text:p>换相电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43</text:p>
          </table:table-cell>
          <table:table-cell office:value-type="string">
            <text:p>commutating winding</text:p>
          </table:table-cell>
          <table:table-cell office:value-type="string">
            <text:p>換向繞組；換向線圈</text:p>
          </table:table-cell>
          <table:table-cell office:value-type="string">
            <text:p/>
          </table:table-cell>
          <table:table-cell office:value-type="string">
            <text:p>换向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44</text:p>
          </table:table-cell>
          <table:table-cell office:value-type="string">
            <text:p>commutation</text:p>
          </table:table-cell>
          <table:table-cell office:value-type="string">
            <text:p>整流；換向</text:p>
          </table:table-cell>
          <table:table-cell office:value-type="string">
            <text:p/>
          </table:table-cell>
          <table:table-cell office:value-type="string">
            <text:p>换向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45</text:p>
          </table:table-cell>
          <table:table-cell office:value-type="string">
            <text:p>commutation</text:p>
          </table:table-cell>
          <table:table-cell office:value-type="string">
            <text:p>整流；換向</text:p>
          </table:table-cell>
          <table:table-cell office:value-type="string">
            <text:p/>
          </table:table-cell>
          <table:table-cell office:value-type="string">
            <text:p>换相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46</text:p>
          </table:table-cell>
          <table:table-cell office:value-type="string">
            <text:p>commutation circuit</text:p>
          </table:table-cell>
          <table:table-cell office:value-type="string">
            <text:p>換向電路</text:p>
          </table:table-cell>
          <table:table-cell office:value-type="string">
            <text:p/>
          </table:table-cell>
          <table:table-cell office:value-type="string">
            <text:p>换相电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47</text:p>
          </table:table-cell>
          <table:table-cell office:value-type="string">
            <text:p>commutation curve</text:p>
          </table:table-cell>
          <table:table-cell office:value-type="string">
            <text:p>換向曲線</text:p>
          </table:table-cell>
          <table:table-cell office:value-type="string">
            <text:p/>
          </table:table-cell>
          <table:table-cell office:value-type="string">
            <text:p>换向曲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48</text:p>
          </table:table-cell>
          <table:table-cell office:value-type="string">
            <text:p>commutation failure</text:p>
          </table:table-cell>
          <table:table-cell office:value-type="string">
            <text:p>整流破壞；換向失靈</text:p>
          </table:table-cell>
          <table:table-cell office:value-type="string">
            <text:p/>
          </table:table-cell>
          <table:table-cell office:value-type="string">
            <text:p>换相失败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49</text:p>
          </table:table-cell>
          <table:table-cell office:value-type="string">
            <text:p>commutation interval</text:p>
          </table:table-cell>
          <table:table-cell office:value-type="string">
            <text:p>換向間隔；整流間隔</text:p>
          </table:table-cell>
          <table:table-cell office:value-type="string">
            <text:p/>
          </table:table-cell>
          <table:table-cell office:value-type="string">
            <text:p>换相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50</text:p>
          </table:table-cell>
          <table:table-cell office:value-type="string">
            <text:p>commutator</text:p>
          </table:table-cell>
          <table:table-cell office:value-type="string">
            <text:p>換向器；整流器</text:p>
          </table:table-cell>
          <table:table-cell office:value-type="string">
            <text:p/>
          </table:table-cell>
          <table:table-cell office:value-type="string">
            <text:p>换向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51</text:p>
          </table:table-cell>
          <table:table-cell office:value-type="string">
            <text:p>commutator pitch</text:p>
          </table:table-cell>
          <table:table-cell office:value-type="string">
            <text:p>換向器節距；整流片距</text:p>
          </table:table-cell>
          <table:table-cell office:value-type="string">
            <text:p/>
          </table:table-cell>
          <table:table-cell office:value-type="string">
            <text:p>换向器节距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52</text:p>
          </table:table-cell>
          <table:table-cell office:value-type="string">
            <text:p>commutator riser</text:p>
          </table:table-cell>
          <table:table-cell office:value-type="string">
            <text:p>換向器升高片；整流子豎片</text:p>
          </table:table-cell>
          <table:table-cell office:value-type="string">
            <text:p/>
          </table:table-cell>
          <table:table-cell office:value-type="string">
            <text:p>换向片升高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53</text:p>
          </table:table-cell>
          <table:table-cell office:value-type="string">
            <text:p>commutator segment</text:p>
          </table:table-cell>
          <table:table-cell office:value-type="string">
            <text:p>整流片；換向片</text:p>
          </table:table-cell>
          <table:table-cell office:value-type="string">
            <text:p/>
          </table:table-cell>
          <table:table-cell office:value-type="string">
            <text:p>换向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54</text:p>
          </table:table-cell>
          <table:table-cell office:value-type="string">
            <text:p>compact</text:p>
          </table:table-cell>
          <table:table-cell office:value-type="string">
            <text:p>粉質壓成體；緊密；壓緊；精緻</text:p>
          </table:table-cell>
          <table:table-cell office:value-type="string">
            <text:p/>
          </table:table-cell>
          <table:table-cell office:value-type="string">
            <text:p>压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55</text:p>
          </table:table-cell>
          <table:table-cell office:value-type="string">
            <text:p>comparator</text:p>
          </table:table-cell>
          <table:table-cell office:value-type="string">
            <text:p>比較器；比較電路</text:p>
          </table:table-cell>
          <table:table-cell office:value-type="string">
            <text:p/>
          </table:table-cell>
          <table:table-cell office:value-type="string">
            <text:p>比较仪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56</text:p>
          </table:table-cell>
          <table:table-cell office:value-type="string">
            <text:p>comparing element</text:p>
          </table:table-cell>
          <table:table-cell office:value-type="string">
            <text:p>比較元件</text:p>
          </table:table-cell>
          <table:table-cell office:value-type="string">
            <text:p/>
          </table:table-cell>
          <table:table-cell office:value-type="string">
            <text:p>比较元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57</text:p>
          </table:table-cell>
          <table:table-cell office:value-type="string">
            <text:p>comparing unit</text:p>
          </table:table-cell>
          <table:table-cell office:value-type="string">
            <text:p>比較器；比較單元</text:p>
          </table:table-cell>
          <table:table-cell office:value-type="string">
            <text:p/>
          </table:table-cell>
          <table:table-cell office:value-type="string">
            <text:p>比较单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58</text:p>
          </table:table-cell>
          <table:table-cell office:value-type="string">
            <text:p>comparison lamp</text:p>
          </table:table-cell>
          <table:table-cell office:value-type="string">
            <text:p>對比用燈； 參照燈</text:p>
          </table:table-cell>
          <table:table-cell office:value-type="string">
            <text:p/>
          </table:table-cell>
          <table:table-cell office:value-type="string">
            <text:p>比较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59</text:p>
          </table:table-cell>
          <table:table-cell office:value-type="string">
            <text:p>compartment</text:p>
          </table:table-cell>
          <table:table-cell office:value-type="string">
            <text:p>間隔；隔室；區間</text:p>
          </table:table-cell>
          <table:table-cell office:value-type="string">
            <text:p/>
          </table:table-cell>
          <table:table-cell office:value-type="string">
            <text:p>隔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60</text:p>
          </table:table-cell>
          <table:table-cell office:value-type="string">
            <text:p>compatibility</text:p>
          </table:table-cell>
          <table:table-cell office:value-type="string">
            <text:p>相容性；互換性</text:p>
          </table:table-cell>
          <table:table-cell office:value-type="string">
            <text:p/>
          </table:table-cell>
          <table:table-cell office:value-type="string">
            <text:p>相容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61</text:p>
          </table:table-cell>
          <table:table-cell office:value-type="string">
            <text:p>compensated ionization chamber</text:p>
          </table:table-cell>
          <table:table-cell office:value-type="string">
            <text:p>補償游離腔</text:p>
          </table:table-cell>
          <table:table-cell office:value-type="string">
            <text:p/>
          </table:table-cell>
          <table:table-cell office:value-type="string">
            <text:p>补偿电离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62</text:p>
          </table:table-cell>
          <table:table-cell office:value-type="string">
            <text:p>compensated motor</text:p>
          </table:table-cell>
          <table:table-cell office:value-type="string">
            <text:p>補償式電動機</text:p>
          </table:table-cell>
          <table:table-cell office:value-type="string">
            <text:p/>
          </table:table-cell>
          <table:table-cell office:value-type="string">
            <text:p>补偿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63</text:p>
          </table:table-cell>
          <table:table-cell office:value-type="string">
            <text:p>compensated repulsion motor</text:p>
          </table:table-cell>
          <table:table-cell office:value-type="string">
            <text:p>補償式推斥電動機</text:p>
          </table:table-cell>
          <table:table-cell office:value-type="string">
            <text:p/>
          </table:table-cell>
          <table:table-cell office:value-type="string">
            <text:p>补偿式推斥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64</text:p>
          </table:table-cell>
          <table:table-cell office:value-type="string">
            <text:p>compensating inductance</text:p>
          </table:table-cell>
          <table:table-cell office:value-type="string">
            <text:p>補償電感</text:p>
          </table:table-cell>
          <table:table-cell office:value-type="string">
            <text:p/>
          </table:table-cell>
          <table:table-cell office:value-type="string">
            <text:p>补偿电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65</text:p>
          </table:table-cell>
          <table:table-cell office:value-type="string">
            <text:p>compensating resistance</text:p>
          </table:table-cell>
          <table:table-cell office:value-type="string">
            <text:p>補償電阻</text:p>
          </table:table-cell>
          <table:table-cell office:value-type="string">
            <text:p/>
          </table:table-cell>
          <table:table-cell office:value-type="string">
            <text:p>补偿电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66</text:p>
          </table:table-cell>
          <table:table-cell office:value-type="string">
            <text:p>compensating winding</text:p>
          </table:table-cell>
          <table:table-cell office:value-type="string">
            <text:p>補償繞組</text:p>
          </table:table-cell>
          <table:table-cell office:value-type="string">
            <text:p/>
          </table:table-cell>
          <table:table-cell office:value-type="string">
            <text:p>补偿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67</text:p>
          </table:table-cell>
          <table:table-cell office:value-type="string">
            <text:p>compensation theorem</text:p>
          </table:table-cell>
          <table:table-cell office:value-type="string">
            <text:p>補償定理</text:p>
          </table:table-cell>
          <table:table-cell office:value-type="string">
            <text:p/>
          </table:table-cell>
          <table:table-cell office:value-type="string">
            <text:p>补偿定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68</text:p>
          </table:table-cell>
          <table:table-cell office:value-type="string">
            <text:p>compensator</text:p>
          </table:table-cell>
          <table:table-cell office:value-type="string">
            <text:p>補償器</text:p>
          </table:table-cell>
          <table:table-cell office:value-type="string">
            <text:p/>
          </table:table-cell>
          <table:table-cell office:value-type="string">
            <text:p>补偿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69</text:p>
          </table:table-cell>
          <table:table-cell office:value-type="string">
            <text:p>complementary colour stimuli</text:p>
          </table:table-cell>
          <table:table-cell office:value-type="string">
            <text:p>補色刺激</text:p>
          </table:table-cell>
          <table:table-cell office:value-type="string">
            <text:p/>
          </table:table-cell>
          <table:table-cell office:value-type="string">
            <text:p>互补色刺激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70</text:p>
          </table:table-cell>
          <table:table-cell office:value-type="string">
            <text:p>complete failure</text:p>
          </table:table-cell>
          <table:table-cell office:value-type="string">
            <text:p>完全故障</text:p>
          </table:table-cell>
          <table:table-cell office:value-type="string">
            <text:p/>
          </table:table-cell>
          <table:table-cell office:value-type="string">
            <text:p>完全失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71</text:p>
          </table:table-cell>
          <table:table-cell office:value-type="string">
            <text:p>complex admittance</text:p>
          </table:table-cell>
          <table:table-cell office:value-type="string">
            <text:p>複數導納；導納複量</text:p>
          </table:table-cell>
          <table:table-cell office:value-type="string">
            <text:p/>
          </table:table-cell>
          <table:table-cell office:value-type="string">
            <text:p>复导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72</text:p>
          </table:table-cell>
          <table:table-cell office:value-type="string">
            <text:p>complex conjugate matrix</text:p>
          </table:table-cell>
          <table:table-cell office:value-type="string">
            <text:p>複共軛矩陣</text:p>
          </table:table-cell>
          <table:table-cell office:value-type="string">
            <text:p/>
          </table:table-cell>
          <table:table-cell office:value-type="string">
            <text:p>复共轭矩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73</text:p>
          </table:table-cell>
          <table:table-cell office:value-type="string">
            <text:p>complex impedance</text:p>
          </table:table-cell>
          <table:table-cell office:value-type="string">
            <text:p>複數阻抗</text:p>
          </table:table-cell>
          <table:table-cell office:value-type="string">
            <text:p/>
          </table:table-cell>
          <table:table-cell office:value-type="string">
            <text:p>复阻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74</text:p>
          </table:table-cell>
          <table:table-cell office:value-type="string">
            <text:p>complex number</text:p>
          </table:table-cell>
          <table:table-cell office:value-type="string">
            <text:p>複數</text:p>
          </table:table-cell>
          <table:table-cell office:value-type="string">
            <text:p/>
          </table:table-cell>
          <table:table-cell office:value-type="string">
            <text:p>复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75</text:p>
          </table:table-cell>
          <table:table-cell office:value-type="string">
            <text:p>complex permeability</text:p>
          </table:table-cell>
          <table:table-cell office:value-type="string">
            <text:p>複導磁率；複介電係數</text:p>
          </table:table-cell>
          <table:table-cell office:value-type="string">
            <text:p/>
          </table:table-cell>
          <table:table-cell office:value-type="string">
            <text:p>复磁导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76</text:p>
          </table:table-cell>
          <table:table-cell office:value-type="string">
            <text:p>complex power</text:p>
          </table:table-cell>
          <table:table-cell office:value-type="string">
            <text:p>複數功率</text:p>
          </table:table-cell>
          <table:table-cell office:value-type="string">
            <text:p/>
          </table:table-cell>
          <table:table-cell office:value-type="string">
            <text:p>复功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77</text:p>
          </table:table-cell>
          <table:table-cell office:value-type="string">
            <text:p>complex variable</text:p>
          </table:table-cell>
          <table:table-cell office:value-type="string">
            <text:p>複變量；複變數</text:p>
          </table:table-cell>
          <table:table-cell office:value-type="string">
            <text:p/>
          </table:table-cell>
          <table:table-cell office:value-type="string">
            <text:p>复变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78</text:p>
          </table:table-cell>
          <table:table-cell office:value-type="string">
            <text:p>compliance voltage</text:p>
          </table:table-cell>
          <table:table-cell office:value-type="string">
            <text:p>恒流輸出電壓</text:p>
          </table:table-cell>
          <table:table-cell office:value-type="string">
            <text:p/>
          </table:table-cell>
          <table:table-cell office:value-type="string">
            <text:p>恒流制输出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80</text:p>
          </table:table-cell>
          <table:table-cell office:value-type="string">
            <text:p>component</text:p>
          </table:table-cell>
          <table:table-cell office:value-type="string">
            <text:p>元件；組件</text:p>
          </table:table-cell>
          <table:table-cell office:value-type="string">
            <text:p/>
          </table:table-cell>
          <table:table-cell office:value-type="string">
            <text:p>元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82</text:p>
          </table:table-cell>
          <table:table-cell office:value-type="string">
            <text:p>component part</text:p>
          </table:table-cell>
          <table:table-cell office:value-type="string">
            <text:p>零件</text:p>
          </table:table-cell>
          <table:table-cell office:value-type="string">
            <text:p/>
          </table:table-cell>
          <table:table-cell office:value-type="string">
            <text:p>零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83</text:p>
          </table:table-cell>
          <table:table-cell office:value-type="string">
            <text:p>composite bushing</text:p>
          </table:table-cell>
          <table:table-cell office:value-type="string">
            <text:p>複合套管</text:p>
          </table:table-cell>
          <table:table-cell office:value-type="string">
            <text:p/>
          </table:table-cell>
          <table:table-cell office:value-type="string">
            <text:p>复合套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84</text:p>
          </table:table-cell>
          <table:table-cell office:value-type="string">
            <text:p>composite characteristic</text:p>
          </table:table-cell>
          <table:table-cell office:value-type="string">
            <text:p>組合特性</text:p>
          </table:table-cell>
          <table:table-cell office:value-type="string">
            <text:p/>
          </table:table-cell>
          <table:table-cell office:value-type="string">
            <text:p>综合特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85</text:p>
          </table:table-cell>
          <table:table-cell office:value-type="string">
            <text:p>composite error</text:p>
          </table:table-cell>
          <table:table-cell office:value-type="string">
            <text:p>綜合誤差</text:p>
          </table:table-cell>
          <table:table-cell office:value-type="string">
            <text:p/>
          </table:table-cell>
          <table:table-cell office:value-type="string">
            <text:p>复合误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86</text:p>
          </table:table-cell>
          <table:table-cell office:value-type="string">
            <text:p>compound</text:p>
          </table:table-cell>
          <table:table-cell office:value-type="string">
            <text:p>化合物</text:p>
          </table:table-cell>
          <table:table-cell office:value-type="string">
            <text:p/>
          </table:table-cell>
          <table:table-cell office:value-type="string">
            <text:p>复合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87</text:p>
          </table:table-cell>
          <table:table-cell office:value-type="string">
            <text:p>compound semiconductor</text:p>
          </table:table-cell>
          <table:table-cell office:value-type="string">
            <text:p>化合物半導體；複合半導體</text:p>
          </table:table-cell>
          <table:table-cell office:value-type="string">
            <text:p/>
          </table:table-cell>
          <table:table-cell office:value-type="string">
            <text:p>化合物半导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88</text:p>
          </table:table-cell>
          <table:table-cell office:value-type="string">
            <text:p>compound winding</text:p>
          </table:table-cell>
          <table:table-cell office:value-type="string">
            <text:p>複激繞組；複繞組</text:p>
          </table:table-cell>
          <table:table-cell office:value-type="string">
            <text:p/>
          </table:table-cell>
          <table:table-cell office:value-type="string">
            <text:p>复励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89</text:p>
          </table:table-cell>
          <table:table-cell office:value-type="string">
            <text:p>compression ratio</text:p>
          </table:table-cell>
          <table:table-cell office:value-type="string">
            <text:p>壓縮比；壓縮率</text:p>
          </table:table-cell>
          <table:table-cell office:value-type="string">
            <text:p/>
          </table:table-cell>
          <table:table-cell office:value-type="string">
            <text:p>压缩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90</text:p>
          </table:table-cell>
          <table:table-cell office:value-type="string">
            <text:p>Compton effect</text:p>
          </table:table-cell>
          <table:table-cell office:value-type="string">
            <text:p>康卜吞效應</text:p>
          </table:table-cell>
          <table:table-cell office:value-type="string">
            <text:p/>
          </table:table-cell>
          <table:table-cell office:value-type="string">
            <text:p>康普顿效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91</text:p>
          </table:table-cell>
          <table:table-cell office:value-type="string">
            <text:p>Compton electron</text:p>
          </table:table-cell>
          <table:table-cell office:value-type="string">
            <text:p>康卜吞電子</text:p>
          </table:table-cell>
          <table:table-cell office:value-type="string">
            <text:p/>
          </table:table-cell>
          <table:table-cell office:value-type="string">
            <text:p>康普顿电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92</text:p>
          </table:table-cell>
          <table:table-cell office:value-type="string">
            <text:p>computer control</text:p>
          </table:table-cell>
          <table:table-cell office:value-type="string">
            <text:p>計算機控制</text:p>
          </table:table-cell>
          <table:table-cell office:value-type="string">
            <text:p/>
          </table:table-cell>
          <table:table-cell office:value-type="string">
            <text:p>计算机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93</text:p>
          </table:table-cell>
          <table:table-cell office:value-type="string">
            <text:p>concentrated winding</text:p>
          </table:table-cell>
          <table:table-cell office:value-type="string">
            <text:p>集中繞組；密集繞組</text:p>
          </table:table-cell>
          <table:table-cell office:value-type="string">
            <text:p/>
          </table:table-cell>
          <table:table-cell office:value-type="string">
            <text:p>集中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94</text:p>
          </table:table-cell>
          <table:table-cell office:value-type="string">
            <text:p>concentration</text:p>
          </table:table-cell>
          <table:table-cell office:value-type="string">
            <text:p>濃度；密集度；集中；濃縮</text:p>
          </table:table-cell>
          <table:table-cell office:value-type="string">
            <text:p/>
          </table:table-cell>
          <table:table-cell office:value-type="string">
            <text:p>浓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95</text:p>
          </table:table-cell>
          <table:table-cell office:value-type="string">
            <text:p>concentrator</text:p>
          </table:table-cell>
          <table:table-cell office:value-type="string">
            <text:p>集中器；濃縮器</text:p>
          </table:table-cell>
          <table:table-cell office:value-type="string">
            <text:p/>
          </table:table-cell>
          <table:table-cell office:value-type="string">
            <text:p>集中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98</text:p>
          </table:table-cell>
          <table:table-cell office:value-type="string">
            <text:p>concentric coil</text:p>
          </table:table-cell>
          <table:table-cell office:value-type="string">
            <text:p>同心線圈</text:p>
          </table:table-cell>
          <table:table-cell office:value-type="string">
            <text:p/>
          </table:table-cell>
          <table:table-cell office:value-type="string">
            <text:p>同心式线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099</text:p>
          </table:table-cell>
          <table:table-cell office:value-type="string">
            <text:p>concentric winding</text:p>
          </table:table-cell>
          <table:table-cell office:value-type="string">
            <text:p>同心式繞組</text:p>
          </table:table-cell>
          <table:table-cell office:value-type="string">
            <text:p/>
          </table:table-cell>
          <table:table-cell office:value-type="string">
            <text:p>同心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00</text:p>
          </table:table-cell>
          <table:table-cell office:value-type="string">
            <text:p>condensation</text:p>
          </table:table-cell>
          <table:table-cell office:value-type="string">
            <text:p>冷凝；凝結</text:p>
          </table:table-cell>
          <table:table-cell office:value-type="string">
            <text:p/>
          </table:table-cell>
          <table:table-cell office:value-type="string">
            <text:p>凝露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01</text:p>
          </table:table-cell>
          <table:table-cell office:value-type="string">
            <text:p>condensation point</text:p>
          </table:table-cell>
          <table:table-cell office:value-type="string">
            <text:p>凝點；凝聚點</text:p>
          </table:table-cell>
          <table:table-cell office:value-type="string">
            <text:p/>
          </table:table-cell>
          <table:table-cell office:value-type="string">
            <text:p>冷凝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02</text:p>
          </table:table-cell>
          <table:table-cell office:value-type="string">
            <text:p>condenser</text:p>
          </table:table-cell>
          <table:table-cell office:value-type="string">
            <text:p>電容器</text:p>
          </table:table-cell>
          <table:table-cell office:value-type="string">
            <text:p/>
          </table:table-cell>
          <table:table-cell office:value-type="string">
            <text:p>冷凝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03</text:p>
          </table:table-cell>
          <table:table-cell office:value-type="string">
            <text:p>conditioning</text:p>
          </table:table-cell>
          <table:table-cell office:value-type="string">
            <text:p>調節；工況調整；整修；處理；性能改善</text:p>
          </table:table-cell>
          <table:table-cell office:value-type="string">
            <text:p/>
          </table:table-cell>
          <table:table-cell office:value-type="string">
            <text:p>条件处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04</text:p>
          </table:table-cell>
          <table:table-cell office:value-type="string">
            <text:p>conductance</text:p>
          </table:table-cell>
          <table:table-cell office:value-type="string">
            <text:p>電導</text:p>
          </table:table-cell>
          <table:table-cell office:value-type="string">
            <text:p/>
          </table:table-cell>
          <table:table-cell office:value-type="string">
            <text:p>电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05</text:p>
          </table:table-cell>
          <table:table-cell office:value-type="string">
            <text:p>conducted interference</text:p>
          </table:table-cell>
          <table:table-cell office:value-type="string">
            <text:p>傳導界面</text:p>
          </table:table-cell>
          <table:table-cell office:value-type="string">
            <text:p/>
          </table:table-cell>
          <table:table-cell office:value-type="string">
            <text:p>传导干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06</text:p>
          </table:table-cell>
          <table:table-cell office:value-type="string">
            <text:p>conducted noise</text:p>
          </table:table-cell>
          <table:table-cell office:value-type="string">
            <text:p>傳導雜訊</text:p>
          </table:table-cell>
          <table:table-cell office:value-type="string">
            <text:p/>
          </table:table-cell>
          <table:table-cell office:value-type="string">
            <text:p>传导噪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07</text:p>
          </table:table-cell>
          <table:table-cell office:value-type="string">
            <text:p>conducting</text:p>
          </table:table-cell>
          <table:table-cell office:value-type="string">
            <text:p>導電的</text:p>
          </table:table-cell>
          <table:table-cell office:value-type="string">
            <text:p/>
          </table:table-cell>
          <table:table-cell office:value-type="string">
            <text:p>通电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08</text:p>
          </table:table-cell>
          <table:table-cell office:value-type="string">
            <text:p>conducting direction</text:p>
          </table:table-cell>
          <table:table-cell office:value-type="string">
            <text:p>傳導方向；導電方向</text:p>
          </table:table-cell>
          <table:table-cell office:value-type="string">
            <text:p/>
          </table:table-cell>
          <table:table-cell office:value-type="string">
            <text:p>导通方向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09</text:p>
          </table:table-cell>
          <table:table-cell office:value-type="string">
            <text:p>conducting varnish</text:p>
          </table:table-cell>
          <table:table-cell office:value-type="string">
            <text:p>導電清漆</text:p>
          </table:table-cell>
          <table:table-cell office:value-type="string">
            <text:p/>
          </table:table-cell>
          <table:table-cell office:value-type="string">
            <text:p>导电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10</text:p>
          </table:table-cell>
          <table:table-cell office:value-type="string">
            <text:p>conduction band</text:p>
          </table:table-cell>
          <table:table-cell office:value-type="string">
            <text:p>傳導帶；導帶</text:p>
          </table:table-cell>
          <table:table-cell office:value-type="string">
            <text:p/>
          </table:table-cell>
          <table:table-cell office:value-type="string">
            <text:p>导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11</text:p>
          </table:table-cell>
          <table:table-cell office:value-type="string">
            <text:p>conduction current</text:p>
          </table:table-cell>
          <table:table-cell office:value-type="string">
            <text:p>傳導電流</text:p>
          </table:table-cell>
          <table:table-cell office:value-type="string">
            <text:p/>
          </table:table-cell>
          <table:table-cell office:value-type="string">
            <text:p>传导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12</text:p>
          </table:table-cell>
          <table:table-cell office:value-type="string">
            <text:p>conduction electron</text:p>
          </table:table-cell>
          <table:table-cell office:value-type="string">
            <text:p>傳導電子</text:p>
          </table:table-cell>
          <table:table-cell office:value-type="string">
            <text:p/>
          </table:table-cell>
          <table:table-cell office:value-type="string">
            <text:p>传导电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13</text:p>
          </table:table-cell>
          <table:table-cell office:value-type="string">
            <text:p>conduction interval</text:p>
          </table:table-cell>
          <table:table-cell office:value-type="string">
            <text:p>導電期間</text:p>
          </table:table-cell>
          <table:table-cell office:value-type="string">
            <text:p/>
          </table:table-cell>
          <table:table-cell office:value-type="string">
            <text:p>导通间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14</text:p>
          </table:table-cell>
          <table:table-cell office:value-type="string">
            <text:p>conduction through</text:p>
          </table:table-cell>
          <table:table-cell office:value-type="string">
            <text:p>不熄弧；不滅弧；貫通導電</text:p>
          </table:table-cell>
          <table:table-cell office:value-type="string">
            <text:p/>
          </table:table-cell>
          <table:table-cell office:value-type="string">
            <text:p>直通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15</text:p>
          </table:table-cell>
          <table:table-cell office:value-type="string">
            <text:p>conductive</text:p>
          </table:table-cell>
          <table:table-cell office:value-type="string">
            <text:p>傳導的；導電的</text:p>
          </table:table-cell>
          <table:table-cell office:value-type="string">
            <text:p/>
          </table:table-cell>
          <table:table-cell office:value-type="string">
            <text:p>导电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16</text:p>
          </table:table-cell>
          <table:table-cell office:value-type="string">
            <text:p>conductivity</text:p>
          </table:table-cell>
          <table:table-cell office:value-type="string">
            <text:p>導電性；導電率；傳導性；傳導率</text:p>
          </table:table-cell>
          <table:table-cell office:value-type="string">
            <text:p/>
          </table:table-cell>
          <table:table-cell office:value-type="string">
            <text:p>导电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17</text:p>
          </table:table-cell>
          <table:table-cell office:value-type="string">
            <text:p>conductivity</text:p>
          </table:table-cell>
          <table:table-cell office:value-type="string">
            <text:p>導電性；導電率；傳導性；傳導率</text:p>
          </table:table-cell>
          <table:table-cell office:value-type="string">
            <text:p/>
          </table:table-cell>
          <table:table-cell office:value-type="string">
            <text:p>电导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18</text:p>
          </table:table-cell>
          <table:table-cell office:value-type="string">
            <text:p>conductivity modulation</text:p>
          </table:table-cell>
          <table:table-cell office:value-type="string">
            <text:p>電導調變</text:p>
          </table:table-cell>
          <table:table-cell office:value-type="string">
            <text:p/>
          </table:table-cell>
          <table:table-cell office:value-type="string">
            <text:p>电导率调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19</text:p>
          </table:table-cell>
          <table:table-cell office:value-type="string">
            <text:p>conductor</text:p>
          </table:table-cell>
          <table:table-cell office:value-type="string">
            <text:p>導體；導線</text:p>
          </table:table-cell>
          <table:table-cell office:value-type="string">
            <text:p/>
          </table:table-cell>
          <table:table-cell office:value-type="string">
            <text:p>导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20</text:p>
          </table:table-cell>
          <table:table-cell office:value-type="string">
            <text:p>conductor</text:p>
          </table:table-cell>
          <table:table-cell office:value-type="string">
            <text:p>導體；導線</text:p>
          </table:table-cell>
          <table:table-cell office:value-type="string">
            <text:p/>
          </table:table-cell>
          <table:table-cell office:value-type="string">
            <text:p>导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21</text:p>
          </table:table-cell>
          <table:table-cell office:value-type="string">
            <text:p>conductor insulation</text:p>
          </table:table-cell>
          <table:table-cell office:value-type="string">
            <text:p>導線絕緣；導體絕緣</text:p>
          </table:table-cell>
          <table:table-cell office:value-type="string">
            <text:p/>
          </table:table-cell>
          <table:table-cell office:value-type="string">
            <text:p>导体绝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22</text:p>
          </table:table-cell>
          <table:table-cell office:value-type="string">
            <text:p>conductor rail</text:p>
          </table:table-cell>
          <table:table-cell office:value-type="string">
            <text:p>接觸軌；導電軌</text:p>
          </table:table-cell>
          <table:table-cell office:value-type="string">
            <text:p/>
          </table:table-cell>
          <table:table-cell office:value-type="string">
            <text:p>导电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23</text:p>
          </table:table-cell>
          <table:table-cell office:value-type="string">
            <text:p>conductor screen</text:p>
          </table:table-cell>
          <table:table-cell office:value-type="string">
            <text:p>導體遮罩</text:p>
          </table:table-cell>
          <table:table-cell office:value-type="string">
            <text:p/>
          </table:table-cell>
          <table:table-cell office:value-type="string">
            <text:p>导体屏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24</text:p>
          </table:table-cell>
          <table:table-cell office:value-type="string">
            <text:p>conduit</text:p>
          </table:table-cell>
          <table:table-cell office:value-type="string">
            <text:p>導管；管道；導線管</text:p>
          </table:table-cell>
          <table:table-cell office:value-type="string">
            <text:p/>
          </table:table-cell>
          <table:table-cell office:value-type="string">
            <text:p>导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25</text:p>
          </table:table-cell>
          <table:table-cell office:value-type="string">
            <text:p>conduit system</text:p>
          </table:table-cell>
          <table:table-cell office:value-type="string">
            <text:p>暗管系統</text:p>
          </table:table-cell>
          <table:table-cell office:value-type="string">
            <text:p/>
          </table:table-cell>
          <table:table-cell office:value-type="string">
            <text:p>导管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26</text:p>
          </table:table-cell>
          <table:table-cell office:value-type="string">
            <text:p>cone</text:p>
          </table:table-cell>
          <table:table-cell office:value-type="string">
            <text:p>圓錐體；圓錐面；錐形物；錐體</text:p>
          </table:table-cell>
          <table:table-cell office:value-type="string">
            <text:p/>
          </table:table-cell>
          <table:table-cell office:value-type="string">
            <text:p>锥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27</text:p>
          </table:table-cell>
          <table:table-cell office:value-type="string">
            <text:p>cones</text:p>
          </table:table-cell>
          <table:table-cell office:value-type="string">
            <text:p>錐體</text:p>
          </table:table-cell>
          <table:table-cell office:value-type="string">
            <text:p/>
          </table:table-cell>
          <table:table-cell office:value-type="string">
            <text:p>锥状细胞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28</text:p>
          </table:table-cell>
          <table:table-cell office:value-type="string">
            <text:p>confidence level</text:p>
          </table:table-cell>
          <table:table-cell office:value-type="string">
            <text:p>置信水平；置信程度；置信度</text:p>
          </table:table-cell>
          <table:table-cell office:value-type="string">
            <text:p/>
          </table:table-cell>
          <table:table-cell office:value-type="string">
            <text:p>置信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29</text:p>
          </table:table-cell>
          <table:table-cell office:value-type="string">
            <text:p>configuration control</text:p>
          </table:table-cell>
          <table:table-cell office:value-type="string">
            <text:p>組態控制</text:p>
          </table:table-cell>
          <table:table-cell office:value-type="string">
            <text:p/>
          </table:table-cell>
          <table:table-cell office:value-type="string">
            <text:p>构形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30</text:p>
          </table:table-cell>
          <table:table-cell office:value-type="string">
            <text:p>conformity</text:p>
          </table:table-cell>
          <table:table-cell office:value-type="string">
            <text:p>一致；符合；相似；遵照；依從</text:p>
          </table:table-cell>
          <table:table-cell office:value-type="string">
            <text:p/>
          </table:table-cell>
          <table:table-cell office:value-type="string">
            <text:p>合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31</text:p>
          </table:table-cell>
          <table:table-cell office:value-type="string">
            <text:p>connection</text:p>
          </table:table-cell>
          <table:table-cell office:value-type="string">
            <text:p>接線；接法；連接</text:p>
          </table:table-cell>
          <table:table-cell office:value-type="string">
            <text:p/>
          </table:table-cell>
          <table:table-cell office:value-type="string">
            <text:p>联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32</text:p>
          </table:table-cell>
          <table:table-cell office:value-type="string">
            <text:p>connection diagram</text:p>
          </table:table-cell>
          <table:table-cell office:value-type="string">
            <text:p>接線圖</text:p>
          </table:table-cell>
          <table:table-cell office:value-type="string">
            <text:p/>
          </table:table-cell>
          <table:table-cell office:value-type="string">
            <text:p>接线图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33</text:p>
          </table:table-cell>
          <table:table-cell office:value-type="string">
            <text:p>connector</text:p>
          </table:table-cell>
          <table:table-cell office:value-type="string">
            <text:p>連接器；插頭；接頭；線夾</text:p>
          </table:table-cell>
          <table:table-cell office:value-type="string">
            <text:p/>
          </table:table-cell>
          <table:table-cell office:value-type="string">
            <text:p>[电缆]连接金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34</text:p>
          </table:table-cell>
          <table:table-cell office:value-type="string">
            <text:p>connector</text:p>
          </table:table-cell>
          <table:table-cell office:value-type="string">
            <text:p>連接器；插頭；接頭；線夾</text:p>
          </table:table-cell>
          <table:table-cell office:value-type="string">
            <text:p/>
          </table:table-cell>
          <table:table-cell office:value-type="string">
            <text:p>连接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35</text:p>
          </table:table-cell>
          <table:table-cell office:value-type="string">
            <text:p>consistency</text:p>
          </table:table-cell>
          <table:table-cell office:value-type="string">
            <text:p>一致性；恒定性；稠度；濃度</text:p>
          </table:table-cell>
          <table:table-cell office:value-type="string">
            <text:p/>
          </table:table-cell>
          <table:table-cell office:value-type="string">
            <text:p>一致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36</text:p>
          </table:table-cell>
          <table:table-cell office:value-type="string">
            <text:p>constant current generator</text:p>
          </table:table-cell>
          <table:table-cell office:value-type="string">
            <text:p>定流發電機</text:p>
          </table:table-cell>
          <table:table-cell office:value-type="string">
            <text:p/>
          </table:table-cell>
          <table:table-cell office:value-type="string">
            <text:p>恒流发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37</text:p>
          </table:table-cell>
          <table:table-cell office:value-type="string">
            <text:p>constant current transformer</text:p>
          </table:table-cell>
          <table:table-cell office:value-type="string">
            <text:p>定流變壓器</text:p>
          </table:table-cell>
          <table:table-cell office:value-type="string">
            <text:p/>
          </table:table-cell>
          <table:table-cell office:value-type="string">
            <text:p>恒流变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38</text:p>
          </table:table-cell>
          <table:table-cell office:value-type="string">
            <text:p>constant speed motor</text:p>
          </table:table-cell>
          <table:table-cell office:value-type="string">
            <text:p>恒速電動機；定速電動機</text:p>
          </table:table-cell>
          <table:table-cell office:value-type="string">
            <text:p/>
          </table:table-cell>
          <table:table-cell office:value-type="string">
            <text:p>恒速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39</text:p>
          </table:table-cell>
          <table:table-cell office:value-type="string">
            <text:p>constant voltage generator</text:p>
          </table:table-cell>
          <table:table-cell office:value-type="string">
            <text:p>定壓發電機</text:p>
          </table:table-cell>
          <table:table-cell office:value-type="string">
            <text:p/>
          </table:table-cell>
          <table:table-cell office:value-type="string">
            <text:p>恒压发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40</text:p>
          </table:table-cell>
          <table:table-cell office:value-type="string">
            <text:p>constant voltage transformer</text:p>
          </table:table-cell>
          <table:table-cell office:value-type="string">
            <text:p>恒壓變壓器；定壓變壓器</text:p>
          </table:table-cell>
          <table:table-cell office:value-type="string">
            <text:p/>
          </table:table-cell>
          <table:table-cell office:value-type="string">
            <text:p>恒压变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41</text:p>
          </table:table-cell>
          <table:table-cell office:value-type="string">
            <text:p>constantan</text:p>
          </table:table-cell>
          <table:table-cell office:value-type="string">
            <text:p>康銅</text:p>
          </table:table-cell>
          <table:table-cell office:value-type="string">
            <text:p/>
          </table:table-cell>
          <table:table-cell office:value-type="string">
            <text:p>康铜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42</text:p>
          </table:table-cell>
          <table:table-cell office:value-type="string">
            <text:p>constriction resistance</text:p>
          </table:table-cell>
          <table:table-cell office:value-type="string">
            <text:p>集中電阻</text:p>
          </table:table-cell>
          <table:table-cell office:value-type="string">
            <text:p/>
          </table:table-cell>
          <table:table-cell office:value-type="string">
            <text:p>收缩电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43</text:p>
          </table:table-cell>
          <table:table-cell office:value-type="string">
            <text:p>consumable electrode</text:p>
          </table:table-cell>
          <table:table-cell office:value-type="string">
            <text:p>自耗電極</text:p>
          </table:table-cell>
          <table:table-cell office:value-type="string">
            <text:p/>
          </table:table-cell>
          <table:table-cell office:value-type="string">
            <text:p>自耗电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44</text:p>
          </table:table-cell>
          <table:table-cell office:value-type="string">
            <text:p>contact</text:p>
          </table:table-cell>
          <table:table-cell office:value-type="string">
            <text:p>接點；接觸</text:p>
          </table:table-cell>
          <table:table-cell office:value-type="string">
            <text:p/>
          </table:table-cell>
          <table:table-cell office:value-type="string">
            <text:p>触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45</text:p>
          </table:table-cell>
          <table:table-cell office:value-type="string">
            <text:p>contact chatter</text:p>
          </table:table-cell>
          <table:table-cell office:value-type="string">
            <text:p>觸點抖動；觸點震顫</text:p>
          </table:table-cell>
          <table:table-cell office:value-type="string">
            <text:p/>
          </table:table-cell>
          <table:table-cell office:value-type="string">
            <text:p>触点抖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46</text:p>
          </table:table-cell>
          <table:table-cell office:value-type="string">
            <text:p>contact current</text:p>
          </table:table-cell>
          <table:table-cell office:value-type="string">
            <text:p>觸點電流</text:p>
          </table:table-cell>
          <table:table-cell office:value-type="string">
            <text:p/>
          </table:table-cell>
          <table:table-cell office:value-type="string">
            <text:p>触点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47</text:p>
          </table:table-cell>
          <table:table-cell office:value-type="string">
            <text:p>contact electromotive force</text:p>
          </table:table-cell>
          <table:table-cell office:value-type="string">
            <text:p>接觸電動勢</text:p>
          </table:table-cell>
          <table:table-cell office:value-type="string">
            <text:p/>
          </table:table-cell>
          <table:table-cell office:value-type="string">
            <text:p>接触电动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48</text:p>
          </table:table-cell>
          <table:table-cell office:value-type="string">
            <text:p>contact follow</text:p>
          </table:table-cell>
          <table:table-cell office:value-type="string">
            <text:p>觸點跟蹤；觸點超程</text:p>
          </table:table-cell>
          <table:table-cell office:value-type="string">
            <text:p/>
          </table:table-cell>
          <table:table-cell office:value-type="string">
            <text:p>触点跟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49</text:p>
          </table:table-cell>
          <table:table-cell office:value-type="string">
            <text:p>contact force</text:p>
          </table:table-cell>
          <table:table-cell office:value-type="string">
            <text:p>觸點壓力</text:p>
          </table:table-cell>
          <table:table-cell office:value-type="string">
            <text:p/>
          </table:table-cell>
          <table:table-cell office:value-type="string">
            <text:p>接触力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50</text:p>
          </table:table-cell>
          <table:table-cell office:value-type="string">
            <text:p>contact gap</text:p>
          </table:table-cell>
          <table:table-cell office:value-type="string">
            <text:p>觸點間隙</text:p>
          </table:table-cell>
          <table:table-cell office:value-type="string">
            <text:p/>
          </table:table-cell>
          <table:table-cell office:value-type="string">
            <text:p>触点间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51</text:p>
          </table:table-cell>
          <table:table-cell office:value-type="string">
            <text:p>contact line</text:p>
          </table:table-cell>
          <table:table-cell office:value-type="string">
            <text:p>接觸線</text:p>
          </table:table-cell>
          <table:table-cell office:value-type="string">
            <text:p/>
          </table:table-cell>
          <table:table-cell office:value-type="string">
            <text:p>接触网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52</text:p>
          </table:table-cell>
          <table:table-cell office:value-type="string">
            <text:p>contact load</text:p>
          </table:table-cell>
          <table:table-cell office:value-type="string">
            <text:p>觸點負載</text:p>
          </table:table-cell>
          <table:table-cell office:value-type="string">
            <text:p/>
          </table:table-cell>
          <table:table-cell office:value-type="string">
            <text:p>触点负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53</text:p>
          </table:table-cell>
          <table:table-cell office:value-type="string">
            <text:p>contact member</text:p>
          </table:table-cell>
          <table:table-cell office:value-type="string">
            <text:p>觸點元件</text:p>
          </table:table-cell>
          <table:table-cell office:value-type="string">
            <text:p/>
          </table:table-cell>
          <table:table-cell office:value-type="string">
            <text:p>接触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54</text:p>
          </table:table-cell>
          <table:table-cell office:value-type="string">
            <text:p>contact noise</text:p>
          </table:table-cell>
          <table:table-cell office:value-type="string">
            <text:p>接觸噪聲</text:p>
          </table:table-cell>
          <table:table-cell office:value-type="string">
            <text:p/>
          </table:table-cell>
          <table:table-cell office:value-type="string">
            <text:p>触点噪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55</text:p>
          </table:table-cell>
          <table:table-cell office:value-type="string">
            <text:p>contact potential difference</text:p>
          </table:table-cell>
          <table:table-cell office:value-type="string">
            <text:p>接觸電位差</text:p>
          </table:table-cell>
          <table:table-cell office:value-type="string">
            <text:p/>
          </table:table-cell>
          <table:table-cell office:value-type="string">
            <text:p>接触电位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56</text:p>
          </table:table-cell>
          <table:table-cell office:value-type="string">
            <text:p>contact resistance</text:p>
          </table:table-cell>
          <table:table-cell office:value-type="string">
            <text:p>接觸電阻；觸點電阻</text:p>
          </table:table-cell>
          <table:table-cell office:value-type="string">
            <text:p/>
          </table:table-cell>
          <table:table-cell office:value-type="string">
            <text:p>接触电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57</text:p>
          </table:table-cell>
          <table:table-cell office:value-type="string">
            <text:p>contact set</text:p>
          </table:table-cell>
          <table:table-cell office:value-type="string">
            <text:p>觸點組</text:p>
          </table:table-cell>
          <table:table-cell office:value-type="string">
            <text:p/>
          </table:table-cell>
          <table:table-cell office:value-type="string">
            <text:p>成套触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58</text:p>
          </table:table-cell>
          <table:table-cell office:value-type="string">
            <text:p>contact shoe</text:p>
          </table:table-cell>
          <table:table-cell office:value-type="string">
            <text:p>觸靴</text:p>
          </table:table-cell>
          <table:table-cell office:value-type="string">
            <text:p/>
          </table:table-cell>
          <table:table-cell office:value-type="string">
            <text:p>触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59</text:p>
          </table:table-cell>
          <table:table-cell office:value-type="string">
            <text:p>contact travel</text:p>
          </table:table-cell>
          <table:table-cell office:value-type="string">
            <text:p>觸點行程；觸頭行程</text:p>
          </table:table-cell>
          <table:table-cell office:value-type="string">
            <text:p/>
          </table:table-cell>
          <table:table-cell office:value-type="string">
            <text:p>触点行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60</text:p>
          </table:table-cell>
          <table:table-cell office:value-type="string">
            <text:p>contact voltage</text:p>
          </table:table-cell>
          <table:table-cell office:value-type="string">
            <text:p>接觸電壓；觸點電壓</text:p>
          </table:table-cell>
          <table:table-cell office:value-type="string">
            <text:p/>
          </table:table-cell>
          <table:table-cell office:value-type="string">
            <text:p>触点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61</text:p>
          </table:table-cell>
          <table:table-cell office:value-type="string">
            <text:p>contact voltage drop</text:p>
          </table:table-cell>
          <table:table-cell office:value-type="string">
            <text:p>接觸電壓降；觸點電壓降</text:p>
          </table:table-cell>
          <table:table-cell office:value-type="string">
            <text:p/>
          </table:table-cell>
          <table:table-cell office:value-type="string">
            <text:p>接触压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62</text:p>
          </table:table-cell>
          <table:table-cell office:value-type="string">
            <text:p>contact wear</text:p>
          </table:table-cell>
          <table:table-cell office:value-type="string">
            <text:p>觸點磨損</text:p>
          </table:table-cell>
          <table:table-cell office:value-type="string">
            <text:p/>
          </table:table-cell>
          <table:table-cell office:value-type="string">
            <text:p>触头机械磨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63</text:p>
          </table:table-cell>
          <table:table-cell office:value-type="string">
            <text:p>contact wipe</text:p>
          </table:table-cell>
          <table:table-cell office:value-type="string">
            <text:p>觸點擦拭</text:p>
          </table:table-cell>
          <table:table-cell office:value-type="string">
            <text:p/>
          </table:table-cell>
          <table:table-cell office:value-type="string">
            <text:p>触点滑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64</text:p>
          </table:table-cell>
          <table:table-cell office:value-type="string">
            <text:p>contact wire</text:p>
          </table:table-cell>
          <table:table-cell office:value-type="string">
            <text:p>接觸導線</text:p>
          </table:table-cell>
          <table:table-cell office:value-type="string">
            <text:p/>
          </table:table-cell>
          <table:table-cell office:value-type="string">
            <text:p>接触导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65</text:p>
          </table:table-cell>
          <table:table-cell office:value-type="string">
            <text:p>container</text:p>
          </table:table-cell>
          <table:table-cell office:value-type="string">
            <text:p>容器；罐；外殼；集裝箱</text:p>
          </table:table-cell>
          <table:table-cell office:value-type="string">
            <text:p/>
          </table:table-cell>
          <table:table-cell office:value-type="string">
            <text:p>蓄电池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66</text:p>
          </table:table-cell>
          <table:table-cell office:value-type="string">
            <text:p>containment</text:p>
          </table:table-cell>
          <table:table-cell office:value-type="string">
            <text:p>反應器的安全殼；圍阻體；密封器</text:p>
          </table:table-cell>
          <table:table-cell office:value-type="string">
            <text:p/>
          </table:table-cell>
          <table:table-cell office:value-type="string">
            <text:p>[放射性]包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67</text:p>
          </table:table-cell>
          <table:table-cell office:value-type="string">
            <text:p>contaminant</text:p>
          </table:table-cell>
          <table:table-cell office:value-type="string">
            <text:p>沾染物；污垢物；染質；污染物</text:p>
          </table:table-cell>
          <table:table-cell office:value-type="string">
            <text:p/>
          </table:table-cell>
          <table:table-cell office:value-type="string">
            <text:p>污染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68</text:p>
          </table:table-cell>
          <table:table-cell office:value-type="string">
            <text:p>continuous coil</text:p>
          </table:table-cell>
          <table:table-cell office:value-type="string">
            <text:p>連續式線圈</text:p>
          </table:table-cell>
          <table:table-cell office:value-type="string">
            <text:p/>
          </table:table-cell>
          <table:table-cell office:value-type="string">
            <text:p>连续线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69</text:p>
          </table:table-cell>
          <table:table-cell office:value-type="string">
            <text:p>continuous control</text:p>
          </table:table-cell>
          <table:table-cell office:value-type="string">
            <text:p>持續控制；連續控制；連續調節</text:p>
          </table:table-cell>
          <table:table-cell office:value-type="string">
            <text:p/>
          </table:table-cell>
          <table:table-cell office:value-type="string">
            <text:p>连续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70</text:p>
          </table:table-cell>
          <table:table-cell office:value-type="string">
            <text:p>continuous current</text:p>
          </table:table-cell>
          <table:table-cell office:value-type="string">
            <text:p>連續電流</text:p>
          </table:table-cell>
          <table:table-cell office:value-type="string">
            <text:p/>
          </table:table-cell>
          <table:table-cell office:value-type="string">
            <text:p>持续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71</text:p>
          </table:table-cell>
          <table:table-cell office:value-type="string">
            <text:p>continuous discharge</text:p>
          </table:table-cell>
          <table:table-cell office:value-type="string">
            <text:p>連續放電</text:p>
          </table:table-cell>
          <table:table-cell office:value-type="string">
            <text:p/>
          </table:table-cell>
          <table:table-cell office:value-type="string">
            <text:p>连续放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72</text:p>
          </table:table-cell>
          <table:table-cell office:value-type="string">
            <text:p>continuous duty</text:p>
          </table:table-cell>
          <table:table-cell office:value-type="string">
            <text:p>連續任務</text:p>
          </table:table-cell>
          <table:table-cell office:value-type="string">
            <text:p/>
          </table:table-cell>
          <table:table-cell office:value-type="string">
            <text:p>连续工作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73</text:p>
          </table:table-cell>
          <table:table-cell office:value-type="string">
            <text:p>continuous electrode</text:p>
          </table:table-cell>
          <table:table-cell office:value-type="string">
            <text:p>連續電極</text:p>
          </table:table-cell>
          <table:table-cell office:value-type="string">
            <text:p/>
          </table:table-cell>
          <table:table-cell office:value-type="string">
            <text:p>连续电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74</text:p>
          </table:table-cell>
          <table:table-cell office:value-type="string">
            <text:p>continuous flow</text:p>
          </table:table-cell>
          <table:table-cell office:value-type="string">
            <text:p>連續流量</text:p>
          </table:table-cell>
          <table:table-cell office:value-type="string">
            <text:p/>
          </table:table-cell>
          <table:table-cell office:value-type="string">
            <text:p>连续流通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75</text:p>
          </table:table-cell>
          <table:table-cell office:value-type="string">
            <text:p>continuous output</text:p>
          </table:table-cell>
          <table:table-cell office:value-type="string">
            <text:p>連續輸出</text:p>
          </table:table-cell>
          <table:table-cell office:value-type="string">
            <text:p/>
          </table:table-cell>
          <table:table-cell office:value-type="string">
            <text:p>持续输出功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76</text:p>
          </table:table-cell>
          <table:table-cell office:value-type="string">
            <text:p>continuous power</text:p>
          </table:table-cell>
          <table:table-cell office:value-type="string">
            <text:p>持續功率；連續電力</text:p>
          </table:table-cell>
          <table:table-cell office:value-type="string">
            <text:p/>
          </table:table-cell>
          <table:table-cell office:value-type="string">
            <text:p>连续功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77</text:p>
          </table:table-cell>
          <table:table-cell office:value-type="string">
            <text:p>continuous rating</text:p>
          </table:table-cell>
          <table:table-cell office:value-type="string">
            <text:p>連續額定</text:p>
          </table:table-cell>
          <table:table-cell office:value-type="string">
            <text:p/>
          </table:table-cell>
          <table:table-cell office:value-type="string">
            <text:p>持续定额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78</text:p>
          </table:table-cell>
          <table:table-cell office:value-type="string">
            <text:p>continuous X radiation</text:p>
          </table:table-cell>
          <table:table-cell office:value-type="string">
            <text:p>連續X輻射</text:p>
          </table:table-cell>
          <table:table-cell office:value-type="string">
            <text:p/>
          </table:table-cell>
          <table:table-cell office:value-type="string">
            <text:p>连续X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79</text:p>
          </table:table-cell>
          <table:table-cell office:value-type="string">
            <text:p>contrast</text:p>
          </table:table-cell>
          <table:table-cell office:value-type="string">
            <text:p>對比；對照；對比度；對比率；反差；對襯；對照物</text:p>
          </table:table-cell>
          <table:table-cell office:value-type="string">
            <text:p/>
          </table:table-cell>
          <table:table-cell office:value-type="string">
            <text:p>反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80</text:p>
          </table:table-cell>
          <table:table-cell office:value-type="string">
            <text:p>contrast sensitivity</text:p>
          </table:table-cell>
          <table:table-cell office:value-type="string">
            <text:p>對比敏感度；對比靈敏度</text:p>
          </table:table-cell>
          <table:table-cell office:value-type="string">
            <text:p/>
          </table:table-cell>
          <table:table-cell office:value-type="string">
            <text:p>对比灵敏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81</text:p>
          </table:table-cell>
          <table:table-cell office:value-type="string">
            <text:p>control</text:p>
          </table:table-cell>
          <table:table-cell office:value-type="string">
            <text:p>控制；操縱</text:p>
          </table:table-cell>
          <table:table-cell office:value-type="string">
            <text:p/>
          </table:table-cell>
          <table:table-cell office:value-type="string">
            <text:p>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82</text:p>
          </table:table-cell>
          <table:table-cell office:value-type="string">
            <text:p>control accuracy</text:p>
          </table:table-cell>
          <table:table-cell office:value-type="string">
            <text:p>控制精度；控制準確度</text:p>
          </table:table-cell>
          <table:table-cell office:value-type="string">
            <text:p/>
          </table:table-cell>
          <table:table-cell office:value-type="string">
            <text:p>控制准确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83</text:p>
          </table:table-cell>
          <table:table-cell office:value-type="string">
            <text:p>control action</text:p>
          </table:table-cell>
          <table:table-cell office:value-type="string">
            <text:p>控制作用；控制動作；調節作用</text:p>
          </table:table-cell>
          <table:table-cell office:value-type="string">
            <text:p/>
          </table:table-cell>
          <table:table-cell office:value-type="string">
            <text:p>控制作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84</text:p>
          </table:table-cell>
          <table:table-cell office:value-type="string">
            <text:p>control apparatus</text:p>
          </table:table-cell>
          <table:table-cell office:value-type="string">
            <text:p>控制裝置；調節器；控制器</text:p>
          </table:table-cell>
          <table:table-cell office:value-type="string">
            <text:p/>
          </table:table-cell>
          <table:table-cell office:value-type="string">
            <text:p>控制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85</text:p>
          </table:table-cell>
          <table:table-cell office:value-type="string">
            <text:p>control board</text:p>
          </table:table-cell>
          <table:table-cell office:value-type="string">
            <text:p>控制台；控制盤；控制屏</text:p>
          </table:table-cell>
          <table:table-cell office:value-type="string">
            <text:p/>
          </table:table-cell>
          <table:table-cell office:value-type="string">
            <text:p>控制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86</text:p>
          </table:table-cell>
          <table:table-cell office:value-type="string">
            <text:p>control cable</text:p>
          </table:table-cell>
          <table:table-cell office:value-type="string">
            <text:p>控制電纜</text:p>
          </table:table-cell>
          <table:table-cell office:value-type="string">
            <text:p/>
          </table:table-cell>
          <table:table-cell office:value-type="string">
            <text:p>控制电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87</text:p>
          </table:table-cell>
          <table:table-cell office:value-type="string">
            <text:p>control characteristic</text:p>
          </table:table-cell>
          <table:table-cell office:value-type="string">
            <text:p>控制特性</text:p>
          </table:table-cell>
          <table:table-cell office:value-type="string">
            <text:p/>
          </table:table-cell>
          <table:table-cell office:value-type="string">
            <text:p>控制特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88</text:p>
          </table:table-cell>
          <table:table-cell office:value-type="string">
            <text:p>control circuit</text:p>
          </table:table-cell>
          <table:table-cell office:value-type="string">
            <text:p>控制電路</text:p>
          </table:table-cell>
          <table:table-cell office:value-type="string">
            <text:p/>
          </table:table-cell>
          <table:table-cell office:value-type="string">
            <text:p>控制电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89</text:p>
          </table:table-cell>
          <table:table-cell office:value-type="string">
            <text:p>control cubicle</text:p>
          </table:table-cell>
          <table:table-cell office:value-type="string">
            <text:p>操縱室；控制室</text:p>
          </table:table-cell>
          <table:table-cell office:value-type="string">
            <text:p/>
          </table:table-cell>
          <table:table-cell office:value-type="string">
            <text:p>控制柜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90</text:p>
          </table:table-cell>
          <table:table-cell office:value-type="string">
            <text:p>control desk</text:p>
          </table:table-cell>
          <table:table-cell office:value-type="string">
            <text:p>控制台</text:p>
          </table:table-cell>
          <table:table-cell office:value-type="string">
            <text:p/>
          </table:table-cell>
          <table:table-cell office:value-type="string">
            <text:p>控制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91</text:p>
          </table:table-cell>
          <table:table-cell office:value-type="string">
            <text:p>control electrode</text:p>
          </table:table-cell>
          <table:table-cell office:value-type="string">
            <text:p>控制電極</text:p>
          </table:table-cell>
          <table:table-cell office:value-type="string">
            <text:p/>
          </table:table-cell>
          <table:table-cell office:value-type="string">
            <text:p>控制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92</text:p>
          </table:table-cell>
          <table:table-cell office:value-type="string">
            <text:p>control exciter</text:p>
          </table:table-cell>
          <table:table-cell office:value-type="string">
            <text:p>控制勵磁機</text:p>
          </table:table-cell>
          <table:table-cell office:value-type="string">
            <text:p/>
          </table:table-cell>
          <table:table-cell office:value-type="string">
            <text:p>控制励磁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93</text:p>
          </table:table-cell>
          <table:table-cell office:value-type="string">
            <text:p>control frequency</text:p>
          </table:table-cell>
          <table:table-cell office:value-type="string">
            <text:p>控制頻率</text:p>
          </table:table-cell>
          <table:table-cell office:value-type="string">
            <text:p/>
          </table:table-cell>
          <table:table-cell office:value-type="string">
            <text:p>控制频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94</text:p>
          </table:table-cell>
          <table:table-cell office:value-type="string">
            <text:p>control loop</text:p>
          </table:table-cell>
          <table:table-cell office:value-type="string">
            <text:p>控制環路；控制迴路</text:p>
          </table:table-cell>
          <table:table-cell office:value-type="string">
            <text:p/>
          </table:table-cell>
          <table:table-cell office:value-type="string">
            <text:p>控制回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95</text:p>
          </table:table-cell>
          <table:table-cell office:value-type="string">
            <text:p>control mechanism</text:p>
          </table:table-cell>
          <table:table-cell office:value-type="string">
            <text:p>操作機構；控制機構</text:p>
          </table:table-cell>
          <table:table-cell office:value-type="string">
            <text:p/>
          </table:table-cell>
          <table:table-cell office:value-type="string">
            <text:p>控制机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96</text:p>
          </table:table-cell>
          <table:table-cell office:value-type="string">
            <text:p>control member</text:p>
          </table:table-cell>
          <table:table-cell office:value-type="string">
            <text:p>控制組件；控制構件</text:p>
          </table:table-cell>
          <table:table-cell office:value-type="string">
            <text:p/>
          </table:table-cell>
          <table:table-cell office:value-type="string">
            <text:p>控制组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97</text:p>
          </table:table-cell>
          <table:table-cell office:value-type="string">
            <text:p>control precision</text:p>
          </table:table-cell>
          <table:table-cell office:value-type="string">
            <text:p>控制精度</text:p>
          </table:table-cell>
          <table:table-cell office:value-type="string">
            <text:p/>
          </table:table-cell>
          <table:table-cell office:value-type="string">
            <text:p>控制精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98</text:p>
          </table:table-cell>
          <table:table-cell office:value-type="string">
            <text:p>control relay</text:p>
          </table:table-cell>
          <table:table-cell office:value-type="string">
            <text:p>控制繼電器；監測繼電器</text:p>
          </table:table-cell>
          <table:table-cell office:value-type="string">
            <text:p/>
          </table:table-cell>
          <table:table-cell office:value-type="string">
            <text:p>控制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199</text:p>
          </table:table-cell>
          <table:table-cell office:value-type="string">
            <text:p>control rod</text:p>
          </table:table-cell>
          <table:table-cell office:value-type="string">
            <text:p>控制棒；控制桿</text:p>
          </table:table-cell>
          <table:table-cell office:value-type="string">
            <text:p/>
          </table:table-cell>
          <table:table-cell office:value-type="string">
            <text:p>控制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00</text:p>
          </table:table-cell>
          <table:table-cell office:value-type="string">
            <text:p>control room</text:p>
          </table:table-cell>
          <table:table-cell office:value-type="string">
            <text:p>控制室；操縱室</text:p>
          </table:table-cell>
          <table:table-cell office:value-type="string">
            <text:p/>
          </table:table-cell>
          <table:table-cell office:value-type="string">
            <text:p>控制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01</text:p>
          </table:table-cell>
          <table:table-cell office:value-type="string">
            <text:p>control station</text:p>
          </table:table-cell>
          <table:table-cell office:value-type="string">
            <text:p>控制站；控制台</text:p>
          </table:table-cell>
          <table:table-cell office:value-type="string">
            <text:p/>
          </table:table-cell>
          <table:table-cell office:value-type="string">
            <text:p>控制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02</text:p>
          </table:table-cell>
          <table:table-cell office:value-type="string">
            <text:p>control switch</text:p>
          </table:table-cell>
          <table:table-cell office:value-type="string">
            <text:p>控制開關</text:p>
          </table:table-cell>
          <table:table-cell office:value-type="string">
            <text:p/>
          </table:table-cell>
          <table:table-cell office:value-type="string">
            <text:p>控制开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03</text:p>
          </table:table-cell>
          <table:table-cell office:value-type="string">
            <text:p>control switchgroup</text:p>
          </table:table-cell>
          <table:table-cell office:value-type="string">
            <text:p>控制組合開關</text:p>
          </table:table-cell>
          <table:table-cell office:value-type="string">
            <text:p/>
          </table:table-cell>
          <table:table-cell office:value-type="string">
            <text:p>控制组合开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04</text:p>
          </table:table-cell>
          <table:table-cell office:value-type="string">
            <text:p>control synchro</text:p>
          </table:table-cell>
          <table:table-cell office:value-type="string">
            <text:p>控制同步器；控制自動同步機</text:p>
          </table:table-cell>
          <table:table-cell office:value-type="string">
            <text:p/>
          </table:table-cell>
          <table:table-cell office:value-type="string">
            <text:p>控制式自整角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05</text:p>
          </table:table-cell>
          <table:table-cell office:value-type="string">
            <text:p>control system</text:p>
          </table:table-cell>
          <table:table-cell office:value-type="string">
            <text:p>控制系統</text:p>
          </table:table-cell>
          <table:table-cell office:value-type="string">
            <text:p/>
          </table:table-cell>
          <table:table-cell office:value-type="string">
            <text:p>控制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06</text:p>
          </table:table-cell>
          <table:table-cell office:value-type="string">
            <text:p>control transformer</text:p>
          </table:table-cell>
          <table:table-cell office:value-type="string">
            <text:p>控制變壓器</text:p>
          </table:table-cell>
          <table:table-cell office:value-type="string">
            <text:p/>
          </table:table-cell>
          <table:table-cell office:value-type="string">
            <text:p>控制变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07</text:p>
          </table:table-cell>
          <table:table-cell office:value-type="string">
            <text:p>control voltage</text:p>
          </table:table-cell>
          <table:table-cell office:value-type="string">
            <text:p>控制電壓</text:p>
          </table:table-cell>
          <table:table-cell office:value-type="string">
            <text:p/>
          </table:table-cell>
          <table:table-cell office:value-type="string">
            <text:p>控制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08</text:p>
          </table:table-cell>
          <table:table-cell office:value-type="string">
            <text:p>control winding</text:p>
          </table:table-cell>
          <table:table-cell office:value-type="string">
            <text:p>控制繞組</text:p>
          </table:table-cell>
          <table:table-cell office:value-type="string">
            <text:p/>
          </table:table-cell>
          <table:table-cell office:value-type="string">
            <text:p>控制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09</text:p>
          </table:table-cell>
          <table:table-cell office:value-type="string">
            <text:p>controllability</text:p>
          </table:table-cell>
          <table:table-cell office:value-type="string">
            <text:p>可控性</text:p>
          </table:table-cell>
          <table:table-cell office:value-type="string">
            <text:p/>
          </table:table-cell>
          <table:table-cell office:value-type="string">
            <text:p>可控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10</text:p>
          </table:table-cell>
          <table:table-cell office:value-type="string">
            <text:p>controlled area</text:p>
          </table:table-cell>
          <table:table-cell office:value-type="string">
            <text:p>管制區；受控區域</text:p>
          </table:table-cell>
          <table:table-cell office:value-type="string">
            <text:p/>
          </table:table-cell>
          <table:table-cell office:value-type="string">
            <text:p>控制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11</text:p>
          </table:table-cell>
          <table:table-cell office:value-type="string">
            <text:p>controlled current source</text:p>
          </table:table-cell>
          <table:table-cell office:value-type="string">
            <text:p>控流電流源</text:p>
          </table:table-cell>
          <table:table-cell office:value-type="string">
            <text:p/>
          </table:table-cell>
          <table:table-cell office:value-type="string">
            <text:p>受控电流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12</text:p>
          </table:table-cell>
          <table:table-cell office:value-type="string">
            <text:p>controlled rectifier</text:p>
          </table:table-cell>
          <table:table-cell office:value-type="string">
            <text:p>可控整流器</text:p>
          </table:table-cell>
          <table:table-cell office:value-type="string">
            <text:p/>
          </table:table-cell>
          <table:table-cell office:value-type="string">
            <text:p>可控整流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13</text:p>
          </table:table-cell>
          <table:table-cell office:value-type="string">
            <text:p>controlled source</text:p>
          </table:table-cell>
          <table:table-cell office:value-type="string">
            <text:p>受控源；受控電源</text:p>
          </table:table-cell>
          <table:table-cell office:value-type="string">
            <text:p/>
          </table:table-cell>
          <table:table-cell office:value-type="string">
            <text:p>受控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14</text:p>
          </table:table-cell>
          <table:table-cell office:value-type="string">
            <text:p>controlled system</text:p>
          </table:table-cell>
          <table:table-cell office:value-type="string">
            <text:p>受控系統</text:p>
          </table:table-cell>
          <table:table-cell office:value-type="string">
            <text:p/>
          </table:table-cell>
          <table:table-cell office:value-type="string">
            <text:p>受控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15</text:p>
          </table:table-cell>
          <table:table-cell office:value-type="string">
            <text:p>controlled variable</text:p>
          </table:table-cell>
          <table:table-cell office:value-type="string">
            <text:p>受控變數；受控變量</text:p>
          </table:table-cell>
          <table:table-cell office:value-type="string">
            <text:p/>
          </table:table-cell>
          <table:table-cell office:value-type="string">
            <text:p>受控[变]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16</text:p>
          </table:table-cell>
          <table:table-cell office:value-type="string">
            <text:p>controlled voltage source</text:p>
          </table:table-cell>
          <table:table-cell office:value-type="string">
            <text:p>受控電壓源</text:p>
          </table:table-cell>
          <table:table-cell office:value-type="string">
            <text:p/>
          </table:table-cell>
          <table:table-cell office:value-type="string">
            <text:p>受控电压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17</text:p>
          </table:table-cell>
          <table:table-cell office:value-type="string">
            <text:p>controller</text:p>
          </table:table-cell>
          <table:table-cell office:value-type="string">
            <text:p>控制器；調節器；操縱器；操縱桿</text:p>
          </table:table-cell>
          <table:table-cell office:value-type="string">
            <text:p/>
          </table:table-cell>
          <table:table-cell office:value-type="string">
            <text:p>控制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18</text:p>
          </table:table-cell>
          <table:table-cell office:value-type="string">
            <text:p>controlling element</text:p>
          </table:table-cell>
          <table:table-cell office:value-type="string">
            <text:p>控制元件</text:p>
          </table:table-cell>
          <table:table-cell office:value-type="string">
            <text:p/>
          </table:table-cell>
          <table:table-cell office:value-type="string">
            <text:p>施控元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19</text:p>
          </table:table-cell>
          <table:table-cell office:value-type="string">
            <text:p>convection coefficient</text:p>
          </table:table-cell>
          <table:table-cell office:value-type="string">
            <text:p>對流係數</text:p>
          </table:table-cell>
          <table:table-cell office:value-type="string">
            <text:p/>
          </table:table-cell>
          <table:table-cell office:value-type="string">
            <text:p>对流系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20</text:p>
          </table:table-cell>
          <table:table-cell office:value-type="string">
            <text:p>convection current</text:p>
          </table:table-cell>
          <table:table-cell office:value-type="string">
            <text:p>對流電流；對流；對流氣流</text:p>
          </table:table-cell>
          <table:table-cell office:value-type="string">
            <text:p/>
          </table:table-cell>
          <table:table-cell office:value-type="string">
            <text:p>运流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21</text:p>
          </table:table-cell>
          <table:table-cell office:value-type="string">
            <text:p>convergence</text:p>
          </table:table-cell>
          <table:table-cell office:value-type="string">
            <text:p>收歛</text:p>
          </table:table-cell>
          <table:table-cell office:value-type="string">
            <text:p/>
          </table:table-cell>
          <table:table-cell office:value-type="string">
            <text:p>会聚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22</text:p>
          </table:table-cell>
          <table:table-cell office:value-type="string">
            <text:p>convergent reaction</text:p>
          </table:table-cell>
          <table:table-cell office:value-type="string">
            <text:p>會聚反應；收斂反應</text:p>
          </table:table-cell>
          <table:table-cell office:value-type="string">
            <text:p/>
          </table:table-cell>
          <table:table-cell office:value-type="string">
            <text:p>次临界反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23</text:p>
          </table:table-cell>
          <table:table-cell office:value-type="string">
            <text:p>conversion coefficient</text:p>
          </table:table-cell>
          <table:table-cell office:value-type="string">
            <text:p>轉換係數；變換係數</text:p>
          </table:table-cell>
          <table:table-cell office:value-type="string">
            <text:p/>
          </table:table-cell>
          <table:table-cell office:value-type="string">
            <text:p>变换系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24</text:p>
          </table:table-cell>
          <table:table-cell office:value-type="string">
            <text:p>conversion electron</text:p>
          </table:table-cell>
          <table:table-cell office:value-type="string">
            <text:p>轉換電子</text:p>
          </table:table-cell>
          <table:table-cell office:value-type="string">
            <text:p/>
          </table:table-cell>
          <table:table-cell office:value-type="string">
            <text:p>转换电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25</text:p>
          </table:table-cell>
          <table:table-cell office:value-type="string">
            <text:p>conversion factor</text:p>
          </table:table-cell>
          <table:table-cell office:value-type="string">
            <text:p>變換因數；轉換因數</text:p>
          </table:table-cell>
          <table:table-cell office:value-type="string">
            <text:p/>
          </table:table-cell>
          <table:table-cell office:value-type="string">
            <text:p>变流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26</text:p>
          </table:table-cell>
          <table:table-cell office:value-type="string">
            <text:p>conversion rate</text:p>
          </table:table-cell>
          <table:table-cell office:value-type="string">
            <text:p>變換率；兌換率</text:p>
          </table:table-cell>
          <table:table-cell office:value-type="string">
            <text:p/>
          </table:table-cell>
          <table:table-cell office:value-type="string">
            <text:p>转换速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27</text:p>
          </table:table-cell>
          <table:table-cell office:value-type="string">
            <text:p>conversion ratio</text:p>
          </table:table-cell>
          <table:table-cell office:value-type="string">
            <text:p>變換比；轉化比</text:p>
          </table:table-cell>
          <table:table-cell office:value-type="string">
            <text:p/>
          </table:table-cell>
          <table:table-cell office:value-type="string">
            <text:p>转换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28</text:p>
          </table:table-cell>
          <table:table-cell office:value-type="string">
            <text:p>converter</text:p>
          </table:table-cell>
          <table:table-cell office:value-type="string">
            <text:p>轉換器；變換器；變頻器</text:p>
          </table:table-cell>
          <table:table-cell office:value-type="string">
            <text:p/>
          </table:table-cell>
          <table:table-cell office:value-type="string">
            <text:p>转换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29</text:p>
          </table:table-cell>
          <table:table-cell office:value-type="string">
            <text:p>converter reactor</text:p>
          </table:table-cell>
          <table:table-cell office:value-type="string">
            <text:p>轉化反應器；轉換反應器</text:p>
          </table:table-cell>
          <table:table-cell office:value-type="string">
            <text:p/>
          </table:table-cell>
          <table:table-cell office:value-type="string">
            <text:p>转换[反应]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30</text:p>
          </table:table-cell>
          <table:table-cell office:value-type="string">
            <text:p>convertor</text:p>
          </table:table-cell>
          <table:table-cell office:value-type="string">
            <text:p>轉換器</text:p>
          </table:table-cell>
          <table:table-cell office:value-type="string">
            <text:p/>
          </table:table-cell>
          <table:table-cell office:value-type="string">
            <text:p>变流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31</text:p>
          </table:table-cell>
          <table:table-cell office:value-type="string">
            <text:p>coolant</text:p>
          </table:table-cell>
          <table:table-cell office:value-type="string">
            <text:p>冷卻劑；冷媒</text:p>
          </table:table-cell>
          <table:table-cell office:value-type="string">
            <text:p/>
          </table:table-cell>
          <table:table-cell office:value-type="string">
            <text:p>冷却介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32</text:p>
          </table:table-cell>
          <table:table-cell office:value-type="string">
            <text:p>coolant gross activity monitor</text:p>
          </table:table-cell>
          <table:table-cell office:value-type="string">
            <text:p>冷卻劑總活性偵測器</text:p>
          </table:table-cell>
          <table:table-cell office:value-type="string">
            <text:p/>
          </table:table-cell>
          <table:table-cell office:value-type="string">
            <text:p>冷却剂总活度监测仪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33</text:p>
          </table:table-cell>
          <table:table-cell office:value-type="string">
            <text:p>cooler</text:p>
          </table:table-cell>
          <table:table-cell office:value-type="string">
            <text:p>冷卻器</text:p>
          </table:table-cell>
          <table:table-cell office:value-type="string">
            <text:p/>
          </table:table-cell>
          <table:table-cell office:value-type="string">
            <text:p>冷却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34</text:p>
          </table:table-cell>
          <table:table-cell office:value-type="string">
            <text:p>cooling</text:p>
          </table:table-cell>
          <table:table-cell office:value-type="string">
            <text:p>冷卻</text:p>
          </table:table-cell>
          <table:table-cell office:value-type="string">
            <text:p/>
          </table:table-cell>
          <table:table-cell office:value-type="string">
            <text:p>冷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35</text:p>
          </table:table-cell>
          <table:table-cell office:value-type="string">
            <text:p>cooling medium</text:p>
          </table:table-cell>
          <table:table-cell office:value-type="string">
            <text:p>冷卻介質</text:p>
          </table:table-cell>
          <table:table-cell office:value-type="string">
            <text:p/>
          </table:table-cell>
          <table:table-cell office:value-type="string">
            <text:p>冷却媒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36</text:p>
          </table:table-cell>
          <table:table-cell office:value-type="string">
            <text:p>cooling system</text:p>
          </table:table-cell>
          <table:table-cell office:value-type="string">
            <text:p>冷卻系統</text:p>
          </table:table-cell>
          <table:table-cell office:value-type="string">
            <text:p/>
          </table:table-cell>
          <table:table-cell office:value-type="string">
            <text:p>冷却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37</text:p>
          </table:table-cell>
          <table:table-cell office:value-type="string">
            <text:p>cooling time</text:p>
          </table:table-cell>
          <table:table-cell office:value-type="string">
            <text:p>冷卻時間</text:p>
          </table:table-cell>
          <table:table-cell office:value-type="string">
            <text:p/>
          </table:table-cell>
          <table:table-cell office:value-type="string">
            <text:p>冷却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38</text:p>
          </table:table-cell>
          <table:table-cell office:value-type="string">
            <text:p>coplanar</text:p>
          </table:table-cell>
          <table:table-cell office:value-type="string">
            <text:p>共面的；同面的</text:p>
          </table:table-cell>
          <table:table-cell office:value-type="string">
            <text:p/>
          </table:table-cell>
          <table:table-cell office:value-type="string">
            <text:p>共面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39</text:p>
          </table:table-cell>
          <table:table-cell office:value-type="string">
            <text:p>copper contact</text:p>
          </table:table-cell>
          <table:table-cell office:value-type="string">
            <text:p>銅觸點</text:p>
          </table:table-cell>
          <table:table-cell office:value-type="string">
            <text:p/>
          </table:table-cell>
          <table:table-cell office:value-type="string">
            <text:p>铜触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40</text:p>
          </table:table-cell>
          <table:table-cell office:value-type="string">
            <text:p>copper loss</text:p>
          </table:table-cell>
          <table:table-cell office:value-type="string">
            <text:p>銅損</text:p>
          </table:table-cell>
          <table:table-cell office:value-type="string">
            <text:p/>
          </table:table-cell>
          <table:table-cell office:value-type="string">
            <text:p>铜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41</text:p>
          </table:table-cell>
          <table:table-cell office:value-type="string">
            <text:p>cord</text:p>
          </table:table-cell>
          <table:table-cell office:value-type="string">
            <text:p>軟（電）線；電線；塞繩；繩；索；線；導火線</text:p>
          </table:table-cell>
          <table:table-cell office:value-type="string">
            <text:p/>
          </table:table-cell>
          <table:table-cell office:value-type="string">
            <text:p>软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42</text:p>
          </table:table-cell>
          <table:table-cell office:value-type="string">
            <text:p>cord switch</text:p>
          </table:table-cell>
          <table:table-cell office:value-type="string">
            <text:p>拉線開關</text:p>
          </table:table-cell>
          <table:table-cell office:value-type="string">
            <text:p/>
          </table:table-cell>
          <table:table-cell office:value-type="string">
            <text:p>软线开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45</text:p>
          </table:table-cell>
          <table:table-cell office:value-type="string">
            <text:p>core</text:p>
          </table:table-cell>
          <table:table-cell office:value-type="string">
            <text:p>鐵心；核心</text:p>
          </table:table-cell>
          <table:table-cell office:value-type="string">
            <text:p/>
          </table:table-cell>
          <table:table-cell office:value-type="string">
            <text:p>线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46</text:p>
          </table:table-cell>
          <table:table-cell office:value-type="string">
            <text:p>core limb</text:p>
          </table:table-cell>
          <table:table-cell office:value-type="string">
            <text:p>鐵心柱（變壓器的）</text:p>
          </table:table-cell>
          <table:table-cell office:value-type="string">
            <text:p/>
          </table:table-cell>
          <table:table-cell office:value-type="string">
            <text:p>铁心柱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47</text:p>
          </table:table-cell>
          <table:table-cell office:value-type="string">
            <text:p>core test</text:p>
          </table:table-cell>
          <table:table-cell office:value-type="string">
            <text:p>鐵心試驗</text:p>
          </table:table-cell>
          <table:table-cell office:value-type="string">
            <text:p/>
          </table:table-cell>
          <table:table-cell office:value-type="string">
            <text:p>铁心[损耗]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48</text:p>
          </table:table-cell>
          <table:table-cell office:value-type="string">
            <text:p>core type transformer</text:p>
          </table:table-cell>
          <table:table-cell office:value-type="string">
            <text:p>內鐵型變壓器</text:p>
          </table:table-cell>
          <table:table-cell office:value-type="string">
            <text:p/>
          </table:table-cell>
          <table:table-cell office:value-type="string">
            <text:p>心式变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49</text:p>
          </table:table-cell>
          <table:table-cell office:value-type="string">
            <text:p>cornice lighting</text:p>
          </table:table-cell>
          <table:table-cell office:value-type="string">
            <text:p>檐板照明；壁帶照明；簷燈</text:p>
          </table:table-cell>
          <table:table-cell office:value-type="string">
            <text:p/>
          </table:table-cell>
          <table:table-cell office:value-type="string">
            <text:p>檐板照明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50</text:p>
          </table:table-cell>
          <table:table-cell office:value-type="string">
            <text:p>corona</text:p>
          </table:table-cell>
          <table:table-cell office:value-type="string">
            <text:p>電暈</text:p>
          </table:table-cell>
          <table:table-cell office:value-type="string">
            <text:p/>
          </table:table-cell>
          <table:table-cell office:value-type="string">
            <text:p>电晕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51</text:p>
          </table:table-cell>
          <table:table-cell office:value-type="string">
            <text:p>corona discharge</text:p>
          </table:table-cell>
          <table:table-cell office:value-type="string">
            <text:p>電暈放電</text:p>
          </table:table-cell>
          <table:table-cell office:value-type="string">
            <text:p/>
          </table:table-cell>
          <table:table-cell office:value-type="string">
            <text:p>电晕放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52</text:p>
          </table:table-cell>
          <table:table-cell office:value-type="string">
            <text:p>corona ring</text:p>
          </table:table-cell>
          <table:table-cell office:value-type="string">
            <text:p>電暈環</text:p>
          </table:table-cell>
          <table:table-cell office:value-type="string">
            <text:p/>
          </table:table-cell>
          <table:table-cell office:value-type="string">
            <text:p>电晕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53</text:p>
          </table:table-cell>
          <table:table-cell office:value-type="string">
            <text:p>corona shielding</text:p>
          </table:table-cell>
          <table:table-cell office:value-type="string">
            <text:p>電暈屏蔽</text:p>
          </table:table-cell>
          <table:table-cell office:value-type="string">
            <text:p/>
          </table:table-cell>
          <table:table-cell office:value-type="string">
            <text:p>电晕屏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54</text:p>
          </table:table-cell>
          <table:table-cell office:value-type="string">
            <text:p>corpuscle</text:p>
          </table:table-cell>
          <table:table-cell office:value-type="string">
            <text:p>粒子；微粒</text:p>
          </table:table-cell>
          <table:table-cell office:value-type="string">
            <text:p/>
          </table:table-cell>
          <table:table-cell office:value-type="string">
            <text:p>微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55</text:p>
          </table:table-cell>
          <table:table-cell office:value-type="string">
            <text:p>corpuscular radiation</text:p>
          </table:table-cell>
          <table:table-cell office:value-type="string">
            <text:p>微粒輻射</text:p>
          </table:table-cell>
          <table:table-cell office:value-type="string">
            <text:p/>
          </table:table-cell>
          <table:table-cell office:value-type="string">
            <text:p>微粒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56</text:p>
          </table:table-cell>
          <table:table-cell office:value-type="string">
            <text:p>correction factor</text:p>
          </table:table-cell>
          <table:table-cell office:value-type="string">
            <text:p>改正因數；修正因數</text:p>
          </table:table-cell>
          <table:table-cell office:value-type="string">
            <text:p/>
          </table:table-cell>
          <table:table-cell office:value-type="string">
            <text:p>修正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57</text:p>
          </table:table-cell>
          <table:table-cell office:value-type="string">
            <text:p>correction factor</text:p>
          </table:table-cell>
          <table:table-cell office:value-type="string">
            <text:p>改正因數；修正因數</text:p>
          </table:table-cell>
          <table:table-cell office:value-type="string">
            <text:p/>
          </table:table-cell>
          <table:table-cell office:value-type="string">
            <text:p>校正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58</text:p>
          </table:table-cell>
          <table:table-cell office:value-type="string">
            <text:p>corrective action</text:p>
          </table:table-cell>
          <table:table-cell office:value-type="string">
            <text:p>校正動作；調整作用</text:p>
          </table:table-cell>
          <table:table-cell office:value-type="string">
            <text:p/>
          </table:table-cell>
          <table:table-cell office:value-type="string">
            <text:p>校正作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59</text:p>
          </table:table-cell>
          <table:table-cell office:value-type="string">
            <text:p>corrective maintenance</text:p>
          </table:table-cell>
          <table:table-cell office:value-type="string">
            <text:p>故障檢修；設備保養</text:p>
          </table:table-cell>
          <table:table-cell office:value-type="string">
            <text:p/>
          </table:table-cell>
          <table:table-cell office:value-type="string">
            <text:p>修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60</text:p>
          </table:table-cell>
          <table:table-cell office:value-type="string">
            <text:p>correlated colour temperature</text:p>
          </table:table-cell>
          <table:table-cell office:value-type="string">
            <text:p>相關色溫度</text:p>
          </table:table-cell>
          <table:table-cell office:value-type="string">
            <text:p/>
          </table:table-cell>
          <table:table-cell office:value-type="string">
            <text:p>相关色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61</text:p>
          </table:table-cell>
          <table:table-cell office:value-type="string">
            <text:p>corrosion test</text:p>
          </table:table-cell>
          <table:table-cell office:value-type="string">
            <text:p>腐蝕試驗</text:p>
          </table:table-cell>
          <table:table-cell office:value-type="string">
            <text:p/>
          </table:table-cell>
          <table:table-cell office:value-type="string">
            <text:p>腐蚀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62</text:p>
          </table:table-cell>
          <table:table-cell office:value-type="string">
            <text:p>cosmic radiation</text:p>
          </table:table-cell>
          <table:table-cell office:value-type="string">
            <text:p>宇宙輻射</text:p>
          </table:table-cell>
          <table:table-cell office:value-type="string">
            <text:p/>
          </table:table-cell>
          <table:table-cell office:value-type="string">
            <text:p>宇宙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63</text:p>
          </table:table-cell>
          <table:table-cell office:value-type="string">
            <text:p>cotree</text:p>
          </table:table-cell>
          <table:table-cell office:value-type="string">
            <text:p>餘樹</text:p>
          </table:table-cell>
          <table:table-cell office:value-type="string">
            <text:p/>
          </table:table-cell>
          <table:table-cell office:value-type="string">
            <text:p>余树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64</text:p>
          </table:table-cell>
          <table:table-cell office:value-type="string">
            <text:p>cotton covered wire</text:p>
          </table:table-cell>
          <table:table-cell office:value-type="string">
            <text:p>紗包線</text:p>
          </table:table-cell>
          <table:table-cell office:value-type="string">
            <text:p/>
          </table:table-cell>
          <table:table-cell office:value-type="string">
            <text:p>纱包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65</text:p>
          </table:table-cell>
          <table:table-cell office:value-type="string">
            <text:p>coulometer</text:p>
          </table:table-cell>
          <table:table-cell office:value-type="string">
            <text:p>電量計；庫侖計</text:p>
          </table:table-cell>
          <table:table-cell office:value-type="string">
            <text:p/>
          </table:table-cell>
          <table:table-cell office:value-type="string">
            <text:p>库仑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66</text:p>
          </table:table-cell>
          <table:table-cell office:value-type="string">
            <text:p>count</text:p>
          </table:table-cell>
          <table:table-cell office:value-type="string">
            <text:p>計算；計數</text:p>
          </table:table-cell>
          <table:table-cell office:value-type="string">
            <text:p/>
          </table:table-cell>
          <table:table-cell office:value-type="string">
            <text:p>计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67</text:p>
          </table:table-cell>
          <table:table-cell office:value-type="string">
            <text:p>counter</text:p>
          </table:table-cell>
          <table:table-cell office:value-type="string">
            <text:p>計量器；計數器；計算器</text:p>
          </table:table-cell>
          <table:table-cell office:value-type="string">
            <text:p/>
          </table:table-cell>
          <table:table-cell office:value-type="string">
            <text:p>计数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68</text:p>
          </table:table-cell>
          <table:table-cell office:value-type="string">
            <text:p>counter range</text:p>
          </table:table-cell>
          <table:table-cell office:value-type="string">
            <text:p>計數器範圍</text:p>
          </table:table-cell>
          <table:table-cell office:value-type="string">
            <text:p/>
          </table:table-cell>
          <table:table-cell office:value-type="string">
            <text:p>计数管区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69</text:p>
          </table:table-cell>
          <table:table-cell office:value-type="string">
            <text:p>counter tube</text:p>
          </table:table-cell>
          <table:table-cell office:value-type="string">
            <text:p>計數器管</text:p>
          </table:table-cell>
          <table:table-cell office:value-type="string">
            <text:p/>
          </table:table-cell>
          <table:table-cell office:value-type="string">
            <text:p>计数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70</text:p>
          </table:table-cell>
          <table:table-cell office:value-type="string">
            <text:p>counting device</text:p>
          </table:table-cell>
          <table:table-cell office:value-type="string">
            <text:p>計數器；計數裝置</text:p>
          </table:table-cell>
          <table:table-cell office:value-type="string">
            <text:p/>
          </table:table-cell>
          <table:table-cell office:value-type="string">
            <text:p>计数机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71</text:p>
          </table:table-cell>
          <table:table-cell office:value-type="string">
            <text:p>coupling</text:p>
          </table:table-cell>
          <table:table-cell office:value-type="string">
            <text:p>耦合</text:p>
          </table:table-cell>
          <table:table-cell office:value-type="string">
            <text:p/>
          </table:table-cell>
          <table:table-cell office:value-type="string">
            <text:p>耦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72</text:p>
          </table:table-cell>
          <table:table-cell office:value-type="string">
            <text:p>coupling capacitor</text:p>
          </table:table-cell>
          <table:table-cell office:value-type="string">
            <text:p>耦合電容器</text:p>
          </table:table-cell>
          <table:table-cell office:value-type="string">
            <text:p/>
          </table:table-cell>
          <table:table-cell office:value-type="string">
            <text:p>耦合电容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73</text:p>
          </table:table-cell>
          <table:table-cell office:value-type="string">
            <text:p>coupling factor</text:p>
          </table:table-cell>
          <table:table-cell office:value-type="string">
            <text:p>耦合因數</text:p>
          </table:table-cell>
          <table:table-cell office:value-type="string">
            <text:p/>
          </table:table-cell>
          <table:table-cell office:value-type="string">
            <text:p>耦合系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74</text:p>
          </table:table-cell>
          <table:table-cell office:value-type="string">
            <text:p>cove lighting</text:p>
          </table:table-cell>
          <table:table-cell office:value-type="string">
            <text:p>內凹照明；隱蔽照明</text:p>
          </table:table-cell>
          <table:table-cell office:value-type="string">
            <text:p/>
          </table:table-cell>
          <table:table-cell office:value-type="string">
            <text:p>穹顶照明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75</text:p>
          </table:table-cell>
          <table:table-cell office:value-type="string">
            <text:p>crack</text:p>
          </table:table-cell>
          <table:table-cell office:value-type="string">
            <text:p>劈啪聲；裂縫；裂痕；裂化；破裂</text:p>
          </table:table-cell>
          <table:table-cell office:value-type="string">
            <text:p/>
          </table:table-cell>
          <table:table-cell office:value-type="string">
            <text:p>裂缝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76</text:p>
          </table:table-cell>
          <table:table-cell office:value-type="string">
            <text:p>cradle</text:p>
          </table:table-cell>
          <table:table-cell office:value-type="string">
            <text:p>搖架；托板；保護網（線路穿過道路時用）</text:p>
          </table:table-cell>
          <table:table-cell office:value-type="string">
            <text:p/>
          </table:table-cell>
          <table:table-cell office:value-type="string">
            <text:p>摇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77</text:p>
          </table:table-cell>
          <table:table-cell office:value-type="string">
            <text:p>cranked coil</text:p>
          </table:table-cell>
          <table:table-cell office:value-type="string">
            <text:p>彎線圈</text:p>
          </table:table-cell>
          <table:table-cell office:value-type="string">
            <text:p/>
          </table:table-cell>
          <table:table-cell office:value-type="string">
            <text:p>跨越线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78</text:p>
          </table:table-cell>
          <table:table-cell office:value-type="string">
            <text:p>crawling</text:p>
          </table:table-cell>
          <table:table-cell office:value-type="string">
            <text:p>爬行；蠕動</text:p>
          </table:table-cell>
          <table:table-cell office:value-type="string">
            <text:p/>
          </table:table-cell>
          <table:table-cell office:value-type="string">
            <text:p>蠕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79</text:p>
          </table:table-cell>
          <table:table-cell office:value-type="string">
            <text:p>creep</text:p>
          </table:table-cell>
          <table:table-cell office:value-type="string">
            <text:p>潛動；蠕動</text:p>
          </table:table-cell>
          <table:table-cell office:value-type="string">
            <text:p/>
          </table:table-cell>
          <table:table-cell office:value-type="string">
            <text:p>蠕滑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80</text:p>
          </table:table-cell>
          <table:table-cell office:value-type="string">
            <text:p>creepage distance</text:p>
          </table:table-cell>
          <table:table-cell office:value-type="string">
            <text:p>爬行距離</text:p>
          </table:table-cell>
          <table:table-cell office:value-type="string">
            <text:p/>
          </table:table-cell>
          <table:table-cell office:value-type="string">
            <text:p>爬电距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81</text:p>
          </table:table-cell>
          <table:table-cell office:value-type="string">
            <text:p>critical angle</text:p>
          </table:table-cell>
          <table:table-cell office:value-type="string">
            <text:p>臨界角</text:p>
          </table:table-cell>
          <table:table-cell office:value-type="string">
            <text:p/>
          </table:table-cell>
          <table:table-cell office:value-type="string">
            <text:p>临界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82</text:p>
          </table:table-cell>
          <table:table-cell office:value-type="string">
            <text:p>critical current</text:p>
          </table:table-cell>
          <table:table-cell office:value-type="string">
            <text:p>臨界電流</text:p>
          </table:table-cell>
          <table:table-cell office:value-type="string">
            <text:p/>
          </table:table-cell>
          <table:table-cell office:value-type="string">
            <text:p>临界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83</text:p>
          </table:table-cell>
          <table:table-cell office:value-type="string">
            <text:p>critical damping</text:p>
          </table:table-cell>
          <table:table-cell office:value-type="string">
            <text:p>臨界阻尼</text:p>
          </table:table-cell>
          <table:table-cell office:value-type="string">
            <text:p/>
          </table:table-cell>
          <table:table-cell office:value-type="string">
            <text:p>临界阻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84</text:p>
          </table:table-cell>
          <table:table-cell office:value-type="string">
            <text:p>critical equation</text:p>
          </table:table-cell>
          <table:table-cell office:value-type="string">
            <text:p>臨界方程式</text:p>
          </table:table-cell>
          <table:table-cell office:value-type="string">
            <text:p/>
          </table:table-cell>
          <table:table-cell office:value-type="string">
            <text:p>临界方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85</text:p>
          </table:table-cell>
          <table:table-cell office:value-type="string">
            <text:p>critical experiment</text:p>
          </table:table-cell>
          <table:table-cell office:value-type="string">
            <text:p>臨界實驗</text:p>
          </table:table-cell>
          <table:table-cell office:value-type="string">
            <text:p/>
          </table:table-cell>
          <table:table-cell office:value-type="string">
            <text:p>临界实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86</text:p>
          </table:table-cell>
          <table:table-cell office:value-type="string">
            <text:p>critical failure</text:p>
          </table:table-cell>
          <table:table-cell office:value-type="string">
            <text:p>致命故障</text:p>
          </table:table-cell>
          <table:table-cell office:value-type="string">
            <text:p/>
          </table:table-cell>
          <table:table-cell office:value-type="string">
            <text:p>致命失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87</text:p>
          </table:table-cell>
          <table:table-cell office:value-type="string">
            <text:p>critical frequency</text:p>
          </table:table-cell>
          <table:table-cell office:value-type="string">
            <text:p>臨界頻率</text:p>
          </table:table-cell>
          <table:table-cell office:value-type="string">
            <text:p/>
          </table:table-cell>
          <table:table-cell office:value-type="string">
            <text:p>临界频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88</text:p>
          </table:table-cell>
          <table:table-cell office:value-type="string">
            <text:p>critical magnetic field</text:p>
          </table:table-cell>
          <table:table-cell office:value-type="string">
            <text:p>臨界磁場</text:p>
          </table:table-cell>
          <table:table-cell office:value-type="string">
            <text:p/>
          </table:table-cell>
          <table:table-cell office:value-type="string">
            <text:p>临界磁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89</text:p>
          </table:table-cell>
          <table:table-cell office:value-type="string">
            <text:p>critical mass</text:p>
          </table:table-cell>
          <table:table-cell office:value-type="string">
            <text:p>臨界質量</text:p>
          </table:table-cell>
          <table:table-cell office:value-type="string">
            <text:p/>
          </table:table-cell>
          <table:table-cell office:value-type="string">
            <text:p>临界质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90</text:p>
          </table:table-cell>
          <table:table-cell office:value-type="string">
            <text:p>critical reactor</text:p>
          </table:table-cell>
          <table:table-cell office:value-type="string">
            <text:p>臨界反應器</text:p>
          </table:table-cell>
          <table:table-cell office:value-type="string">
            <text:p/>
          </table:table-cell>
          <table:table-cell office:value-type="string">
            <text:p>临界反应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91</text:p>
          </table:table-cell>
          <table:table-cell office:value-type="string">
            <text:p>critical resistance</text:p>
          </table:table-cell>
          <table:table-cell office:value-type="string">
            <text:p>臨界電阻</text:p>
          </table:table-cell>
          <table:table-cell office:value-type="string">
            <text:p/>
          </table:table-cell>
          <table:table-cell office:value-type="string">
            <text:p>临界电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92</text:p>
          </table:table-cell>
          <table:table-cell office:value-type="string">
            <text:p>critical size</text:p>
          </table:table-cell>
          <table:table-cell office:value-type="string">
            <text:p>臨界尺寸</text:p>
          </table:table-cell>
          <table:table-cell office:value-type="string">
            <text:p/>
          </table:table-cell>
          <table:table-cell office:value-type="string">
            <text:p>临界尺寸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93</text:p>
          </table:table-cell>
          <table:table-cell office:value-type="string">
            <text:p>critical state</text:p>
          </table:table-cell>
          <table:table-cell office:value-type="string">
            <text:p>臨界狀態</text:p>
          </table:table-cell>
          <table:table-cell office:value-type="string">
            <text:p/>
          </table:table-cell>
          <table:table-cell office:value-type="string">
            <text:p>致命状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94</text:p>
          </table:table-cell>
          <table:table-cell office:value-type="string">
            <text:p>critical temperature</text:p>
          </table:table-cell>
          <table:table-cell office:value-type="string">
            <text:p>臨界溫度</text:p>
          </table:table-cell>
          <table:table-cell office:value-type="string">
            <text:p/>
          </table:table-cell>
          <table:table-cell office:value-type="string">
            <text:p>临界温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95</text:p>
          </table:table-cell>
          <table:table-cell office:value-type="string">
            <text:p>critical torsional speed</text:p>
          </table:table-cell>
          <table:table-cell office:value-type="string">
            <text:p>臨界扭轉速</text:p>
          </table:table-cell>
          <table:table-cell office:value-type="string">
            <text:p/>
          </table:table-cell>
          <table:table-cell office:value-type="string">
            <text:p>临界扭力转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96</text:p>
          </table:table-cell>
          <table:table-cell office:value-type="string">
            <text:p>critical voltage</text:p>
          </table:table-cell>
          <table:table-cell office:value-type="string">
            <text:p>臨界電壓</text:p>
          </table:table-cell>
          <table:table-cell office:value-type="string">
            <text:p/>
          </table:table-cell>
          <table:table-cell office:value-type="string">
            <text:p>临界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97</text:p>
          </table:table-cell>
          <table:table-cell office:value-type="string">
            <text:p>criticality</text:p>
          </table:table-cell>
          <table:table-cell office:value-type="string">
            <text:p>臨界狀態</text:p>
          </table:table-cell>
          <table:table-cell office:value-type="string">
            <text:p/>
          </table:table-cell>
          <table:table-cell office:value-type="string">
            <text:p>临界状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98</text:p>
          </table:table-cell>
          <table:table-cell office:value-type="string">
            <text:p>cross-linked insulation</text:p>
          </table:table-cell>
          <table:table-cell office:value-type="string">
            <text:p>交鏈絕緣</text:p>
          </table:table-cell>
          <table:table-cell office:value-type="string">
            <text:p/>
          </table:table-cell>
          <table:table-cell office:value-type="string">
            <text:p>交联绝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299</text:p>
          </table:table-cell>
          <table:table-cell office:value-type="string">
            <text:p>crossover point</text:p>
          </table:table-cell>
          <table:table-cell office:value-type="string">
            <text:p>交叉點；交越點</text:p>
          </table:table-cell>
          <table:table-cell office:value-type="string">
            <text:p/>
          </table:table-cell>
          <table:table-cell office:value-type="string">
            <text:p>交叉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00</text:p>
          </table:table-cell>
          <table:table-cell office:value-type="string">
            <text:p>cross-section</text:p>
          </table:table-cell>
          <table:table-cell office:value-type="string">
            <text:p>橫斷面；橫截面；剖面；截面</text:p>
          </table:table-cell>
          <table:table-cell office:value-type="string">
            <text:p/>
          </table:table-cell>
          <table:table-cell office:value-type="string">
            <text:p>截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01</text:p>
          </table:table-cell>
          <table:table-cell office:value-type="string">
            <text:p>crosstalk</text:p>
          </table:table-cell>
          <table:table-cell office:value-type="string">
            <text:p>串電；交擾；串音</text:p>
          </table:table-cell>
          <table:table-cell office:value-type="string">
            <text:p/>
          </table:table-cell>
          <table:table-cell office:value-type="string">
            <text:p>串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02</text:p>
          </table:table-cell>
          <table:table-cell office:value-type="string">
            <text:p>crucible</text:p>
          </table:table-cell>
          <table:table-cell office:value-type="string">
            <text:p>坩堝</text:p>
          </table:table-cell>
          <table:table-cell office:value-type="string">
            <text:p/>
          </table:table-cell>
          <table:table-cell office:value-type="string">
            <text:p>坩埚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03</text:p>
          </table:table-cell>
          <table:table-cell office:value-type="string">
            <text:p>Curie</text:p>
          </table:table-cell>
          <table:table-cell office:value-type="string">
            <text:p>居里</text:p>
          </table:table-cell>
          <table:table-cell office:value-type="string">
            <text:p/>
          </table:table-cell>
          <table:table-cell office:value-type="string">
            <text:p>居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04</text:p>
          </table:table-cell>
          <table:table-cell office:value-type="string">
            <text:p>Curie point</text:p>
          </table:table-cell>
          <table:table-cell office:value-type="string">
            <text:p>居里點</text:p>
          </table:table-cell>
          <table:table-cell office:value-type="string">
            <text:p/>
          </table:table-cell>
          <table:table-cell office:value-type="string">
            <text:p>居里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05</text:p>
          </table:table-cell>
          <table:table-cell office:value-type="string">
            <text:p>curing</text:p>
          </table:table-cell>
          <table:table-cell office:value-type="string">
            <text:p>熟化；固化；養護</text:p>
          </table:table-cell>
          <table:table-cell office:value-type="string">
            <text:p/>
          </table:table-cell>
          <table:table-cell office:value-type="string">
            <text:p>固化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06</text:p>
          </table:table-cell>
          <table:table-cell office:value-type="string">
            <text:p>current balance relay</text:p>
          </table:table-cell>
          <table:table-cell office:value-type="string">
            <text:p>衡流電驛；電流平衝電驛</text:p>
          </table:table-cell>
          <table:table-cell office:value-type="string">
            <text:p/>
          </table:table-cell>
          <table:table-cell office:value-type="string">
            <text:p>电流平衡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07</text:p>
          </table:table-cell>
          <table:table-cell office:value-type="string">
            <text:p>current chopping</text:p>
          </table:table-cell>
          <table:table-cell office:value-type="string">
            <text:p>電流切斷</text:p>
          </table:table-cell>
          <table:table-cell office:value-type="string">
            <text:p/>
          </table:table-cell>
          <table:table-cell office:value-type="string">
            <text:p>电流截断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08</text:p>
          </table:table-cell>
          <table:table-cell office:value-type="string">
            <text:p>current circuit</text:p>
          </table:table-cell>
          <table:table-cell office:value-type="string">
            <text:p>電流迴路；電流回路</text:p>
          </table:table-cell>
          <table:table-cell office:value-type="string">
            <text:p/>
          </table:table-cell>
          <table:table-cell office:value-type="string">
            <text:p>电流回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09</text:p>
          </table:table-cell>
          <table:table-cell office:value-type="string">
            <text:p>current collector</text:p>
          </table:table-cell>
          <table:table-cell office:value-type="string">
            <text:p>受電器；集電器</text:p>
          </table:table-cell>
          <table:table-cell office:value-type="string">
            <text:p/>
          </table:table-cell>
          <table:table-cell office:value-type="string">
            <text:p>受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10</text:p>
          </table:table-cell>
          <table:table-cell office:value-type="string">
            <text:p>current density</text:p>
          </table:table-cell>
          <table:table-cell office:value-type="string">
            <text:p>電流密度</text:p>
          </table:table-cell>
          <table:table-cell office:value-type="string">
            <text:p/>
          </table:table-cell>
          <table:table-cell office:value-type="string">
            <text:p>电流密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11</text:p>
          </table:table-cell>
          <table:table-cell office:value-type="string">
            <text:p>current element</text:p>
          </table:table-cell>
          <table:table-cell office:value-type="string">
            <text:p>電流元件</text:p>
          </table:table-cell>
          <table:table-cell office:value-type="string">
            <text:p/>
          </table:table-cell>
          <table:table-cell office:value-type="string">
            <text:p>电流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12</text:p>
          </table:table-cell>
          <table:table-cell office:value-type="string">
            <text:p>current injection</text:p>
          </table:table-cell>
          <table:table-cell office:value-type="string">
            <text:p>電流注入</text:p>
          </table:table-cell>
          <table:table-cell office:value-type="string">
            <text:p/>
          </table:table-cell>
          <table:table-cell office:value-type="string">
            <text:p>电流引入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13</text:p>
          </table:table-cell>
          <table:table-cell office:value-type="string">
            <text:p>current ionization chamber</text:p>
          </table:table-cell>
          <table:table-cell office:value-type="string">
            <text:p>電流游離腔</text:p>
          </table:table-cell>
          <table:table-cell office:value-type="string">
            <text:p/>
          </table:table-cell>
          <table:table-cell office:value-type="string">
            <text:p>电流电离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14</text:p>
          </table:table-cell>
          <table:table-cell office:value-type="string">
            <text:p>current limiting reactor</text:p>
          </table:table-cell>
          <table:table-cell office:value-type="string">
            <text:p>限流電抗器</text:p>
          </table:table-cell>
          <table:table-cell office:value-type="string">
            <text:p/>
          </table:table-cell>
          <table:table-cell office:value-type="string">
            <text:p>限流电抗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15</text:p>
          </table:table-cell>
          <table:table-cell office:value-type="string">
            <text:p>current matching transformer</text:p>
          </table:table-cell>
          <table:table-cell office:value-type="string">
            <text:p>中間式電流互感器；匹配式電流互感器；電流匹配互感器</text:p>
          </table:table-cell>
          <table:table-cell office:value-type="string">
            <text:p/>
          </table:table-cell>
          <table:table-cell office:value-type="string">
            <text:p>匹配用电流互感器[中间式电流互感器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16</text:p>
          </table:table-cell>
          <table:table-cell office:value-type="string">
            <text:p>current pulsation</text:p>
          </table:table-cell>
          <table:table-cell office:value-type="string">
            <text:p>電流脈動；電流雙幅值</text:p>
          </table:table-cell>
          <table:table-cell office:value-type="string">
            <text:p/>
          </table:table-cell>
          <table:table-cell office:value-type="string">
            <text:p>电流脉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17</text:p>
          </table:table-cell>
          <table:table-cell office:value-type="string">
            <text:p>current ratio</text:p>
          </table:table-cell>
          <table:table-cell office:value-type="string">
            <text:p>電流比</text:p>
          </table:table-cell>
          <table:table-cell office:value-type="string">
            <text:p/>
          </table:table-cell>
          <table:table-cell office:value-type="string">
            <text:p>电流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18</text:p>
          </table:table-cell>
          <table:table-cell office:value-type="string">
            <text:p>current relay</text:p>
          </table:table-cell>
          <table:table-cell office:value-type="string">
            <text:p>電流電驛</text:p>
          </table:table-cell>
          <table:table-cell office:value-type="string">
            <text:p/>
          </table:table-cell>
          <table:table-cell office:value-type="string">
            <text:p>电流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19</text:p>
          </table:table-cell>
          <table:table-cell office:value-type="string">
            <text:p>current setting</text:p>
          </table:table-cell>
          <table:table-cell office:value-type="string">
            <text:p>電流設定；電流標置</text:p>
          </table:table-cell>
          <table:table-cell office:value-type="string">
            <text:p/>
          </table:table-cell>
          <table:table-cell office:value-type="string">
            <text:p>电流整定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20</text:p>
          </table:table-cell>
          <table:table-cell office:value-type="string">
            <text:p>current transducer</text:p>
          </table:table-cell>
          <table:table-cell office:value-type="string">
            <text:p>電流轉換器；電流傳感器</text:p>
          </table:table-cell>
          <table:table-cell office:value-type="string">
            <text:p/>
          </table:table-cell>
          <table:table-cell office:value-type="string">
            <text:p>电流变送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21</text:p>
          </table:table-cell>
          <table:table-cell office:value-type="string">
            <text:p>current transformer</text:p>
          </table:table-cell>
          <table:table-cell office:value-type="string">
            <text:p>比流器</text:p>
          </table:table-cell>
          <table:table-cell office:value-type="string">
            <text:p/>
          </table:table-cell>
          <table:table-cell office:value-type="string">
            <text:p>电流互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22</text:p>
          </table:table-cell>
          <table:table-cell office:value-type="string">
            <text:p>current zero</text:p>
          </table:table-cell>
          <table:table-cell office:value-type="string">
            <text:p>電流零值</text:p>
          </table:table-cell>
          <table:table-cell office:value-type="string">
            <text:p/>
          </table:table-cell>
          <table:table-cell office:value-type="string">
            <text:p>电流零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23</text:p>
          </table:table-cell>
          <table:table-cell office:value-type="string">
            <text:p>curve</text:p>
          </table:table-cell>
          <table:table-cell office:value-type="string">
            <text:p>曲線</text:p>
          </table:table-cell>
          <table:table-cell office:value-type="string">
            <text:p/>
          </table:table-cell>
          <table:table-cell office:value-type="string">
            <text:p>曲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24</text:p>
          </table:table-cell>
          <table:table-cell office:value-type="string">
            <text:p>cut off</text:p>
          </table:table-cell>
          <table:table-cell office:value-type="string">
            <text:p>截止；斷絕</text:p>
          </table:table-cell>
          <table:table-cell office:value-type="string">
            <text:p/>
          </table:table-cell>
          <table:table-cell office:value-type="string">
            <text:p>截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25</text:p>
          </table:table-cell>
          <table:table-cell office:value-type="string">
            <text:p>cut off</text:p>
          </table:table-cell>
          <table:table-cell office:value-type="string">
            <text:p>截止；斷絕</text:p>
          </table:table-cell>
          <table:table-cell office:value-type="string">
            <text:p/>
          </table:table-cell>
          <table:table-cell office:value-type="string">
            <text:p>遮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26</text:p>
          </table:table-cell>
          <table:table-cell office:value-type="string">
            <text:p>cut set</text:p>
          </table:table-cell>
          <table:table-cell office:value-type="string">
            <text:p>切集</text:p>
          </table:table-cell>
          <table:table-cell office:value-type="string">
            <text:p/>
          </table:table-cell>
          <table:table-cell office:value-type="string">
            <text:p>割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27</text:p>
          </table:table-cell>
          <table:table-cell office:value-type="string">
            <text:p>cybernetics</text:p>
          </table:table-cell>
          <table:table-cell office:value-type="string">
            <text:p>模控學；攝控學說</text:p>
          </table:table-cell>
          <table:table-cell office:value-type="string">
            <text:p/>
          </table:table-cell>
          <table:table-cell office:value-type="string">
            <text:p>控制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28</text:p>
          </table:table-cell>
          <table:table-cell office:value-type="string">
            <text:p>cycle</text:p>
          </table:table-cell>
          <table:table-cell office:value-type="string">
            <text:p>循環；週</text:p>
          </table:table-cell>
          <table:table-cell office:value-type="string">
            <text:p/>
          </table:table-cell>
          <table:table-cell office:value-type="string">
            <text:p>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29</text:p>
          </table:table-cell>
          <table:table-cell office:value-type="string">
            <text:p>cycle</text:p>
          </table:table-cell>
          <table:table-cell office:value-type="string">
            <text:p>循環；週</text:p>
          </table:table-cell>
          <table:table-cell office:value-type="string">
            <text:p/>
          </table:table-cell>
          <table:table-cell office:value-type="string">
            <text:p>循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30</text:p>
          </table:table-cell>
          <table:table-cell office:value-type="string">
            <text:p>cycle time</text:p>
          </table:table-cell>
          <table:table-cell office:value-type="string">
            <text:p>循環時間；週期時間</text:p>
          </table:table-cell>
          <table:table-cell office:value-type="string">
            <text:p/>
          </table:table-cell>
          <table:table-cell office:value-type="string">
            <text:p>周期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31</text:p>
          </table:table-cell>
          <table:table-cell office:value-type="string">
            <text:p>cyclic admittance</text:p>
          </table:table-cell>
          <table:table-cell office:value-type="string">
            <text:p>相序導納</text:p>
          </table:table-cell>
          <table:table-cell office:value-type="string">
            <text:p/>
          </table:table-cell>
          <table:table-cell office:value-type="string">
            <text:p>相序导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32</text:p>
          </table:table-cell>
          <table:table-cell office:value-type="string">
            <text:p>cyclic duration factor</text:p>
          </table:table-cell>
          <table:table-cell office:value-type="string">
            <text:p>周期持續因數</text:p>
          </table:table-cell>
          <table:table-cell office:value-type="string">
            <text:p/>
          </table:table-cell>
          <table:table-cell office:value-type="string">
            <text:p>负载持续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33</text:p>
          </table:table-cell>
          <table:table-cell office:value-type="string">
            <text:p>cyclic impedance</text:p>
          </table:table-cell>
          <table:table-cell office:value-type="string">
            <text:p>相序阻抗</text:p>
          </table:table-cell>
          <table:table-cell office:value-type="string">
            <text:p/>
          </table:table-cell>
          <table:table-cell office:value-type="string">
            <text:p>相序阻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34</text:p>
          </table:table-cell>
          <table:table-cell office:value-type="string">
            <text:p>cyclic irregularity</text:p>
          </table:table-cell>
          <table:table-cell office:value-type="string">
            <text:p>週期不規則性；週期不規則率</text:p>
          </table:table-cell>
          <table:table-cell office:value-type="string">
            <text:p/>
          </table:table-cell>
          <table:table-cell office:value-type="string">
            <text:p>转速周期性波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35</text:p>
          </table:table-cell>
          <table:table-cell office:value-type="string">
            <text:p>cyclic reactance</text:p>
          </table:table-cell>
          <table:table-cell office:value-type="string">
            <text:p>相序電抗</text:p>
          </table:table-cell>
          <table:table-cell office:value-type="string">
            <text:p/>
          </table:table-cell>
          <table:table-cell office:value-type="string">
            <text:p>相序电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36</text:p>
          </table:table-cell>
          <table:table-cell office:value-type="string">
            <text:p>cylinder</text:p>
          </table:table-cell>
          <table:table-cell office:value-type="string">
            <text:p>圓柱體；圓筒；汽缸</text:p>
          </table:table-cell>
          <table:table-cell office:value-type="string">
            <text:p/>
          </table:table-cell>
          <table:table-cell office:value-type="string">
            <text:p>柱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37</text:p>
          </table:table-cell>
          <table:table-cell office:value-type="string">
            <text:p>damped oscillation</text:p>
          </table:table-cell>
          <table:table-cell office:value-type="string">
            <text:p>阻尼振盪；減幅振盪</text:p>
          </table:table-cell>
          <table:table-cell office:value-type="string">
            <text:p/>
          </table:table-cell>
          <table:table-cell office:value-type="string">
            <text:p>阻尼振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38</text:p>
          </table:table-cell>
          <table:table-cell office:value-type="string">
            <text:p>damped sinusoidal quantity</text:p>
          </table:table-cell>
          <table:table-cell office:value-type="string">
            <text:p>衰減正弦量；阻尼正弦量</text:p>
          </table:table-cell>
          <table:table-cell office:value-type="string">
            <text:p/>
          </table:table-cell>
          <table:table-cell office:value-type="string">
            <text:p>衰减正弦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39</text:p>
          </table:table-cell>
          <table:table-cell office:value-type="string">
            <text:p>damping</text:p>
          </table:table-cell>
          <table:table-cell office:value-type="string">
            <text:p>阻尼；減幅</text:p>
          </table:table-cell>
          <table:table-cell office:value-type="string">
            <text:p/>
          </table:table-cell>
          <table:table-cell office:value-type="string">
            <text:p>阻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40</text:p>
          </table:table-cell>
          <table:table-cell office:value-type="string">
            <text:p>damping coefficient</text:p>
          </table:table-cell>
          <table:table-cell office:value-type="string">
            <text:p>阻尼係數；減幅係數</text:p>
          </table:table-cell>
          <table:table-cell office:value-type="string">
            <text:p/>
          </table:table-cell>
          <table:table-cell office:value-type="string">
            <text:p>阻尼系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41</text:p>
          </table:table-cell>
          <table:table-cell office:value-type="string">
            <text:p>damping device</text:p>
          </table:table-cell>
          <table:table-cell office:value-type="string">
            <text:p>阻尼裝置</text:p>
          </table:table-cell>
          <table:table-cell office:value-type="string">
            <text:p/>
          </table:table-cell>
          <table:table-cell office:value-type="string">
            <text:p>阻尼装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42</text:p>
          </table:table-cell>
          <table:table-cell office:value-type="string">
            <text:p>damping ratio</text:p>
          </table:table-cell>
          <table:table-cell office:value-type="string">
            <text:p>阻尼比；減幅比</text:p>
          </table:table-cell>
          <table:table-cell office:value-type="string">
            <text:p/>
          </table:table-cell>
          <table:table-cell office:value-type="string">
            <text:p>阻尼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43</text:p>
          </table:table-cell>
          <table:table-cell office:value-type="string">
            <text:p>damping resistor</text:p>
          </table:table-cell>
          <table:table-cell office:value-type="string">
            <text:p>阻尼電阻</text:p>
          </table:table-cell>
          <table:table-cell office:value-type="string">
            <text:p/>
          </table:table-cell>
          <table:table-cell office:value-type="string">
            <text:p>阻尼电阻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44</text:p>
          </table:table-cell>
          <table:table-cell office:value-type="string">
            <text:p>damping torque</text:p>
          </table:table-cell>
          <table:table-cell office:value-type="string">
            <text:p>阻尼力矩</text:p>
          </table:table-cell>
          <table:table-cell office:value-type="string">
            <text:p/>
          </table:table-cell>
          <table:table-cell office:value-type="string">
            <text:p>阻尼力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45</text:p>
          </table:table-cell>
          <table:table-cell office:value-type="string">
            <text:p>damping winding, amortisseur winding</text:p>
          </table:table-cell>
          <table:table-cell office:value-type="string">
            <text:p>阻尼繞組</text:p>
          </table:table-cell>
          <table:table-cell office:value-type="string">
            <text:p/>
          </table:table-cell>
          <table:table-cell office:value-type="string">
            <text:p>阻尼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46</text:p>
          </table:table-cell>
          <table:table-cell office:value-type="string">
            <text:p>danger signal</text:p>
          </table:table-cell>
          <table:table-cell office:value-type="string">
            <text:p>危險信號</text:p>
          </table:table-cell>
          <table:table-cell office:value-type="string">
            <text:p/>
          </table:table-cell>
          <table:table-cell office:value-type="string">
            <text:p>危险信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47</text:p>
          </table:table-cell>
          <table:table-cell office:value-type="string">
            <text:p>dark</text:p>
          </table:table-cell>
          <table:table-cell office:value-type="string">
            <text:p>黑的；暗的；黑暗</text:p>
          </table:table-cell>
          <table:table-cell office:value-type="string">
            <text:p/>
          </table:table-cell>
          <table:table-cell office:value-type="string">
            <text:p>黑暗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48</text:p>
          </table:table-cell>
          <table:table-cell office:value-type="string">
            <text:p>dark adaptation</text:p>
          </table:table-cell>
          <table:table-cell office:value-type="string">
            <text:p>黑暗適應</text:p>
          </table:table-cell>
          <table:table-cell office:value-type="string">
            <text:p/>
          </table:table-cell>
          <table:table-cell office:value-type="string">
            <text:p>暗适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49</text:p>
          </table:table-cell>
          <table:table-cell office:value-type="string">
            <text:p>dark current</text:p>
          </table:table-cell>
          <table:table-cell office:value-type="string">
            <text:p>無光電流；暗流</text:p>
          </table:table-cell>
          <table:table-cell office:value-type="string">
            <text:p/>
          </table:table-cell>
          <table:table-cell office:value-type="string">
            <text:p>暗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50</text:p>
          </table:table-cell>
          <table:table-cell office:value-type="string">
            <text:p>data</text:p>
          </table:table-cell>
          <table:table-cell office:value-type="string">
            <text:p>資料；數據</text:p>
          </table:table-cell>
          <table:table-cell office:value-type="string">
            <text:p/>
          </table:table-cell>
          <table:table-cell office:value-type="string">
            <text:p>日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51</text:p>
          </table:table-cell>
          <table:table-cell office:value-type="string">
            <text:p>data sheet</text:p>
          </table:table-cell>
          <table:table-cell office:value-type="string">
            <text:p>數據表</text:p>
          </table:table-cell>
          <table:table-cell office:value-type="string">
            <text:p/>
          </table:table-cell>
          <table:table-cell office:value-type="string">
            <text:p>数据单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52</text:p>
          </table:table-cell>
          <table:table-cell office:value-type="string">
            <text:p>daughter product</text:p>
          </table:table-cell>
          <table:table-cell office:value-type="string">
            <text:p>子體產物</text:p>
          </table:table-cell>
          <table:table-cell office:value-type="string">
            <text:p/>
          </table:table-cell>
          <table:table-cell office:value-type="string">
            <text:p>子体[产物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53</text:p>
          </table:table-cell>
          <table:table-cell office:value-type="string">
            <text:p>daylight factor</text:p>
          </table:table-cell>
          <table:table-cell office:value-type="string">
            <text:p>晝光因數</text:p>
          </table:table-cell>
          <table:table-cell office:value-type="string">
            <text:p/>
          </table:table-cell>
          <table:table-cell office:value-type="string">
            <text:p>昼光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54</text:p>
          </table:table-cell>
          <table:table-cell office:value-type="string">
            <text:p>daylight illuminant</text:p>
          </table:table-cell>
          <table:table-cell office:value-type="string">
            <text:p>晝光照度</text:p>
          </table:table-cell>
          <table:table-cell office:value-type="string">
            <text:p/>
          </table:table-cell>
          <table:table-cell office:value-type="string">
            <text:p>日光照明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55</text:p>
          </table:table-cell>
          <table:table-cell office:value-type="string">
            <text:p>daylight lamp</text:p>
          </table:table-cell>
          <table:table-cell office:value-type="string">
            <text:p>晝光色燈</text:p>
          </table:table-cell>
          <table:table-cell office:value-type="string">
            <text:p/>
          </table:table-cell>
          <table:table-cell office:value-type="string">
            <text:p>昼光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56</text:p>
          </table:table-cell>
          <table:table-cell office:value-type="string">
            <text:p>daylight locus</text:p>
          </table:table-cell>
          <table:table-cell office:value-type="string">
            <text:p>晝光軌跡</text:p>
          </table:table-cell>
          <table:table-cell office:value-type="string">
            <text:p/>
          </table:table-cell>
          <table:table-cell office:value-type="string">
            <text:p>日光轨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57</text:p>
          </table:table-cell>
          <table:table-cell office:value-type="string">
            <text:p>daylight opening</text:p>
          </table:table-cell>
          <table:table-cell office:value-type="string">
            <text:p>採光口</text:p>
          </table:table-cell>
          <table:table-cell office:value-type="string">
            <text:p/>
          </table:table-cell>
          <table:table-cell office:value-type="string">
            <text:p>昼光进口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58</text:p>
          </table:table-cell>
          <table:table-cell office:value-type="string">
            <text:p>daylight*</text:p>
          </table:table-cell>
          <table:table-cell office:value-type="string">
            <text:p>晝光因數</text:p>
          </table:table-cell>
          <table:table-cell office:value-type="string">
            <text:p/>
          </table:table-cell>
          <table:table-cell office:value-type="string">
            <text:p>昼光*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59</text:p>
          </table:table-cell>
          <table:table-cell office:value-type="string">
            <text:p>DC circuit breaker</text:p>
          </table:table-cell>
          <table:table-cell office:value-type="string">
            <text:p>直流斷路器</text:p>
          </table:table-cell>
          <table:table-cell office:value-type="string">
            <text:p/>
          </table:table-cell>
          <table:table-cell office:value-type="string">
            <text:p>直流断路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60</text:p>
          </table:table-cell>
          <table:table-cell office:value-type="string">
            <text:p>DC filter</text:p>
          </table:table-cell>
          <table:table-cell office:value-type="string">
            <text:p>直流濾波器</text:p>
          </table:table-cell>
          <table:table-cell office:value-type="string">
            <text:p/>
          </table:table-cell>
          <table:table-cell office:value-type="string">
            <text:p>直流滤波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61</text:p>
          </table:table-cell>
          <table:table-cell office:value-type="string">
            <text:p>DC form factor</text:p>
          </table:table-cell>
          <table:table-cell office:value-type="string">
            <text:p>直流電流的波形因數</text:p>
          </table:table-cell>
          <table:table-cell office:value-type="string">
            <text:p/>
          </table:table-cell>
          <table:table-cell office:value-type="string">
            <text:p>直流波形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62</text:p>
          </table:table-cell>
          <table:table-cell office:value-type="string">
            <text:p>DC generator</text:p>
          </table:table-cell>
          <table:table-cell office:value-type="string">
            <text:p>直流發電機</text:p>
          </table:table-cell>
          <table:table-cell office:value-type="string">
            <text:p/>
          </table:table-cell>
          <table:table-cell office:value-type="string">
            <text:p>直流发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63</text:p>
          </table:table-cell>
          <table:table-cell office:value-type="string">
            <text:p>DC motor</text:p>
          </table:table-cell>
          <table:table-cell office:value-type="string">
            <text:p>直流馬達；直流電動機</text:p>
          </table:table-cell>
          <table:table-cell office:value-type="string">
            <text:p/>
          </table:table-cell>
          <table:table-cell office:value-type="string">
            <text:p>直流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64</text:p>
          </table:table-cell>
          <table:table-cell office:value-type="string">
            <text:p>dead</text:p>
          </table:table-cell>
          <table:table-cell office:value-type="string">
            <text:p>靜的；固定連接；終止</text:p>
          </table:table-cell>
          <table:table-cell office:value-type="string">
            <text:p/>
          </table:table-cell>
          <table:table-cell office:value-type="string">
            <text:p>未带电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65</text:p>
          </table:table-cell>
          <table:table-cell office:value-type="string">
            <text:p>dead tank circuit breaker</text:p>
          </table:table-cell>
          <table:table-cell office:value-type="string">
            <text:p>死槽斷路器；落地箱式斷路器</text:p>
          </table:table-cell>
          <table:table-cell office:value-type="string">
            <text:p/>
          </table:table-cell>
          <table:table-cell office:value-type="string">
            <text:p>接地箱壳断路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66</text:p>
          </table:table-cell>
          <table:table-cell office:value-type="string">
            <text:p>dead time</text:p>
          </table:table-cell>
          <table:table-cell office:value-type="string">
            <text:p>空檔時間；死時；呆時</text:p>
          </table:table-cell>
          <table:table-cell office:value-type="string">
            <text:p/>
          </table:table-cell>
          <table:table-cell office:value-type="string">
            <text:p>无电流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67</text:p>
          </table:table-cell>
          <table:table-cell office:value-type="string">
            <text:p>dead time</text:p>
          </table:table-cell>
          <table:table-cell office:value-type="string">
            <text:p>空檔時間；死時；呆時</text:p>
          </table:table-cell>
          <table:table-cell office:value-type="string">
            <text:p/>
          </table:table-cell>
          <table:table-cell office:value-type="string">
            <text:p>纯时滞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68</text:p>
          </table:table-cell>
          <table:table-cell office:value-type="string">
            <text:p>dead zone</text:p>
          </table:table-cell>
          <table:table-cell office:value-type="string">
            <text:p>死角地帶；不靈敏區</text:p>
          </table:table-cell>
          <table:table-cell office:value-type="string">
            <text:p/>
          </table:table-cell>
          <table:table-cell office:value-type="string">
            <text:p>死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69</text:p>
          </table:table-cell>
          <table:table-cell office:value-type="string">
            <text:p>Debye length</text:p>
          </table:table-cell>
          <table:table-cell office:value-type="string">
            <text:p>德拜長度</text:p>
          </table:table-cell>
          <table:table-cell office:value-type="string">
            <text:p/>
          </table:table-cell>
          <table:table-cell office:value-type="string">
            <text:p>德拜长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70</text:p>
          </table:table-cell>
          <table:table-cell office:value-type="string">
            <text:p>decay constant</text:p>
          </table:table-cell>
          <table:table-cell office:value-type="string">
            <text:p>衰變常數</text:p>
          </table:table-cell>
          <table:table-cell office:value-type="string">
            <text:p/>
          </table:table-cell>
          <table:table-cell office:value-type="string">
            <text:p>衰变常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71</text:p>
          </table:table-cell>
          <table:table-cell office:value-type="string">
            <text:p>decay curve</text:p>
          </table:table-cell>
          <table:table-cell office:value-type="string">
            <text:p>衰變曲線</text:p>
          </table:table-cell>
          <table:table-cell office:value-type="string">
            <text:p/>
          </table:table-cell>
          <table:table-cell office:value-type="string">
            <text:p>衰变曲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72</text:p>
          </table:table-cell>
          <table:table-cell office:value-type="string">
            <text:p>decentralized control</text:p>
          </table:table-cell>
          <table:table-cell office:value-type="string">
            <text:p>非集中控制</text:p>
          </table:table-cell>
          <table:table-cell office:value-type="string">
            <text:p/>
          </table:table-cell>
          <table:table-cell office:value-type="string">
            <text:p>分散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73</text:p>
          </table:table-cell>
          <table:table-cell office:value-type="string">
            <text:p>decibel, dB</text:p>
          </table:table-cell>
          <table:table-cell office:value-type="string">
            <text:p>分貝</text:p>
          </table:table-cell>
          <table:table-cell office:value-type="string">
            <text:p/>
          </table:table-cell>
          <table:table-cell office:value-type="string">
            <text:p>分贝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74</text:p>
          </table:table-cell>
          <table:table-cell office:value-type="string">
            <text:p>decision table</text:p>
          </table:table-cell>
          <table:table-cell office:value-type="string">
            <text:p>決定表</text:p>
          </table:table-cell>
          <table:table-cell office:value-type="string">
            <text:p/>
          </table:table-cell>
          <table:table-cell office:value-type="string">
            <text:p>判定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75</text:p>
          </table:table-cell>
          <table:table-cell office:value-type="string">
            <text:p>decontamination</text:p>
          </table:table-cell>
          <table:table-cell office:value-type="string">
            <text:p>清除；消除污染</text:p>
          </table:table-cell>
          <table:table-cell office:value-type="string">
            <text:p/>
          </table:table-cell>
          <table:table-cell office:value-type="string">
            <text:p>去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76</text:p>
          </table:table-cell>
          <table:table-cell office:value-type="string">
            <text:p>decontamination factor</text:p>
          </table:table-cell>
          <table:table-cell office:value-type="string">
            <text:p>除污因數</text:p>
          </table:table-cell>
          <table:table-cell office:value-type="string">
            <text:p/>
          </table:table-cell>
          <table:table-cell office:value-type="string">
            <text:p>去污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77</text:p>
          </table:table-cell>
          <table:table-cell office:value-type="string">
            <text:p>decoupling</text:p>
          </table:table-cell>
          <table:table-cell office:value-type="string">
            <text:p>解耦合</text:p>
          </table:table-cell>
          <table:table-cell office:value-type="string">
            <text:p/>
          </table:table-cell>
          <table:table-cell office:value-type="string">
            <text:p>解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78</text:p>
          </table:table-cell>
          <table:table-cell office:value-type="string">
            <text:p>defect</text:p>
          </table:table-cell>
          <table:table-cell office:value-type="string">
            <text:p>缺陷；缺點</text:p>
          </table:table-cell>
          <table:table-cell office:value-type="string">
            <text:p/>
          </table:table-cell>
          <table:table-cell office:value-type="string">
            <text:p>缺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79</text:p>
          </table:table-cell>
          <table:table-cell office:value-type="string">
            <text:p>defective colour vision</text:p>
          </table:table-cell>
          <table:table-cell office:value-type="string">
            <text:p>色覺異常</text:p>
          </table:table-cell>
          <table:table-cell office:value-type="string">
            <text:p/>
          </table:table-cell>
          <table:table-cell office:value-type="string">
            <text:p>色觉缺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80</text:p>
          </table:table-cell>
          <table:table-cell office:value-type="string">
            <text:p>definite purpose motor</text:p>
          </table:table-cell>
          <table:table-cell office:value-type="string">
            <text:p>專用電動機</text:p>
          </table:table-cell>
          <table:table-cell office:value-type="string">
            <text:p/>
          </table:table-cell>
          <table:table-cell office:value-type="string">
            <text:p>专用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81</text:p>
          </table:table-cell>
          <table:table-cell office:value-type="string">
            <text:p>deflecting coil</text:p>
          </table:table-cell>
          <table:table-cell office:value-type="string">
            <text:p>偏向線圈</text:p>
          </table:table-cell>
          <table:table-cell office:value-type="string">
            <text:p/>
          </table:table-cell>
          <table:table-cell office:value-type="string">
            <text:p>偏转线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82</text:p>
          </table:table-cell>
          <table:table-cell office:value-type="string">
            <text:p>deflecting electrode</text:p>
          </table:table-cell>
          <table:table-cell office:value-type="string">
            <text:p>偏轉電極</text:p>
          </table:table-cell>
          <table:table-cell office:value-type="string">
            <text:p/>
          </table:table-cell>
          <table:table-cell office:value-type="string">
            <text:p>偏转电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83</text:p>
          </table:table-cell>
          <table:table-cell office:value-type="string">
            <text:p>deflecting magnet</text:p>
          </table:table-cell>
          <table:table-cell office:value-type="string">
            <text:p>致偏磁鐵</text:p>
          </table:table-cell>
          <table:table-cell office:value-type="string">
            <text:p/>
          </table:table-cell>
          <table:table-cell office:value-type="string">
            <text:p>偏转磁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84</text:p>
          </table:table-cell>
          <table:table-cell office:value-type="string">
            <text:p>deflecting torque</text:p>
          </table:table-cell>
          <table:table-cell office:value-type="string">
            <text:p>致偏力矩；偏轉力矩</text:p>
          </table:table-cell>
          <table:table-cell office:value-type="string">
            <text:p/>
          </table:table-cell>
          <table:table-cell office:value-type="string">
            <text:p>驱动力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85</text:p>
          </table:table-cell>
          <table:table-cell office:value-type="string">
            <text:p>deflecting voltage</text:p>
          </table:table-cell>
          <table:table-cell office:value-type="string">
            <text:p>偏轉電壓</text:p>
          </table:table-cell>
          <table:table-cell office:value-type="string">
            <text:p/>
          </table:table-cell>
          <table:table-cell office:value-type="string">
            <text:p>偏转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86</text:p>
          </table:table-cell>
          <table:table-cell office:value-type="string">
            <text:p>deflection</text:p>
          </table:table-cell>
          <table:table-cell office:value-type="string">
            <text:p>偏轉；偏向</text:p>
          </table:table-cell>
          <table:table-cell office:value-type="string">
            <text:p/>
          </table:table-cell>
          <table:table-cell office:value-type="string">
            <text:p>偏转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87</text:p>
          </table:table-cell>
          <table:table-cell office:value-type="string">
            <text:p>deflector</text:p>
          </table:table-cell>
          <table:table-cell office:value-type="string">
            <text:p>偏轉板；折向器；偏向器</text:p>
          </table:table-cell>
          <table:table-cell office:value-type="string">
            <text:p/>
          </table:table-cell>
          <table:table-cell office:value-type="string">
            <text:p>偏转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88</text:p>
          </table:table-cell>
          <table:table-cell office:value-type="string">
            <text:p>defocusing</text:p>
          </table:table-cell>
          <table:table-cell office:value-type="string">
            <text:p>散焦（現象）；去焦</text:p>
          </table:table-cell>
          <table:table-cell office:value-type="string">
            <text:p/>
          </table:table-cell>
          <table:table-cell office:value-type="string">
            <text:p>散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89</text:p>
          </table:table-cell>
          <table:table-cell office:value-type="string">
            <text:p>degassing</text:p>
          </table:table-cell>
          <table:table-cell office:value-type="string">
            <text:p>除氣</text:p>
          </table:table-cell>
          <table:table-cell office:value-type="string">
            <text:p/>
          </table:table-cell>
          <table:table-cell office:value-type="string">
            <text:p>除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90</text:p>
          </table:table-cell>
          <table:table-cell office:value-type="string">
            <text:p>degenerate semiconductor</text:p>
          </table:table-cell>
          <table:table-cell office:value-type="string">
            <text:p>退化半導體</text:p>
          </table:table-cell>
          <table:table-cell office:value-type="string">
            <text:p/>
          </table:table-cell>
          <table:table-cell office:value-type="string">
            <text:p>简并半导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91</text:p>
          </table:table-cell>
          <table:table-cell office:value-type="string">
            <text:p>degradation failure</text:p>
          </table:table-cell>
          <table:table-cell office:value-type="string">
            <text:p>劣化故障</text:p>
          </table:table-cell>
          <table:table-cell office:value-type="string">
            <text:p/>
          </table:table-cell>
          <table:table-cell office:value-type="string">
            <text:p>退化失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92</text:p>
          </table:table-cell>
          <table:table-cell office:value-type="string">
            <text:p>degree of enrichment</text:p>
          </table:table-cell>
          <table:table-cell office:value-type="string">
            <text:p>濃化度；濃縮度</text:p>
          </table:table-cell>
          <table:table-cell office:value-type="string">
            <text:p/>
          </table:table-cell>
          <table:table-cell office:value-type="string">
            <text:p>富集程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93</text:p>
          </table:table-cell>
          <table:table-cell office:value-type="string">
            <text:p>dehumidifier</text:p>
          </table:table-cell>
          <table:table-cell office:value-type="string">
            <text:p>去濕器；除濕器</text:p>
          </table:table-cell>
          <table:table-cell office:value-type="string">
            <text:p/>
          </table:table-cell>
          <table:table-cell office:value-type="string">
            <text:p>除湿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94</text:p>
          </table:table-cell>
          <table:table-cell office:value-type="string">
            <text:p>dehydrator</text:p>
          </table:table-cell>
          <table:table-cell office:value-type="string">
            <text:p>脫水器；烘乾機；乾燥機</text:p>
          </table:table-cell>
          <table:table-cell office:value-type="string">
            <text:p/>
          </table:table-cell>
          <table:table-cell office:value-type="string">
            <text:p>除水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95</text:p>
          </table:table-cell>
          <table:table-cell office:value-type="string">
            <text:p>de-ionization</text:p>
          </table:table-cell>
          <table:table-cell office:value-type="string">
            <text:p>去游離</text:p>
          </table:table-cell>
          <table:table-cell office:value-type="string">
            <text:p/>
          </table:table-cell>
          <table:table-cell office:value-type="string">
            <text:p>消电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96</text:p>
          </table:table-cell>
          <table:table-cell office:value-type="string">
            <text:p>de-ionization rate</text:p>
          </table:table-cell>
          <table:table-cell office:value-type="string">
            <text:p>去游離率</text:p>
          </table:table-cell>
          <table:table-cell office:value-type="string">
            <text:p/>
          </table:table-cell>
          <table:table-cell office:value-type="string">
            <text:p>消电离速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97</text:p>
          </table:table-cell>
          <table:table-cell office:value-type="string">
            <text:p>delamination</text:p>
          </table:table-cell>
          <table:table-cell office:value-type="string">
            <text:p>分層；脫層；剝落</text:p>
          </table:table-cell>
          <table:table-cell office:value-type="string">
            <text:p/>
          </table:table-cell>
          <table:table-cell office:value-type="string">
            <text:p>分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98</text:p>
          </table:table-cell>
          <table:table-cell office:value-type="string">
            <text:p>delay angle</text:p>
          </table:table-cell>
          <table:table-cell office:value-type="string">
            <text:p>延遲角；滯後角</text:p>
          </table:table-cell>
          <table:table-cell office:value-type="string">
            <text:p/>
          </table:table-cell>
          <table:table-cell office:value-type="string">
            <text:p>延迟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399</text:p>
          </table:table-cell>
          <table:table-cell office:value-type="string">
            <text:p>delay line</text:p>
          </table:table-cell>
          <table:table-cell office:value-type="string">
            <text:p>延遲線</text:p>
          </table:table-cell>
          <table:table-cell office:value-type="string">
            <text:p/>
          </table:table-cell>
          <table:table-cell office:value-type="string">
            <text:p>延迟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00</text:p>
          </table:table-cell>
          <table:table-cell office:value-type="string">
            <text:p>delayed neutron</text:p>
          </table:table-cell>
          <table:table-cell office:value-type="string">
            <text:p>遲延中子</text:p>
          </table:table-cell>
          <table:table-cell office:value-type="string">
            <text:p/>
          </table:table-cell>
          <table:table-cell office:value-type="string">
            <text:p>缓发中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01</text:p>
          </table:table-cell>
          <table:table-cell office:value-type="string">
            <text:p>delineator</text:p>
          </table:table-cell>
          <table:table-cell office:value-type="string">
            <text:p>視線誘導標</text:p>
          </table:table-cell>
          <table:table-cell office:value-type="string">
            <text:p/>
          </table:table-cell>
          <table:table-cell office:value-type="string">
            <text:p>界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02</text:p>
          </table:table-cell>
          <table:table-cell office:value-type="string">
            <text:p>delta connection</text:p>
          </table:table-cell>
          <table:table-cell office:value-type="string">
            <text:p>三角形接法</text:p>
          </table:table-cell>
          <table:table-cell office:value-type="string">
            <text:p/>
          </table:table-cell>
          <table:table-cell office:value-type="string">
            <text:p>三角形联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03</text:p>
          </table:table-cell>
          <table:table-cell office:value-type="string">
            <text:p>delta network</text:p>
          </table:table-cell>
          <table:table-cell office:value-type="string">
            <text:p>三角形網路；△ 形網路</text:p>
          </table:table-cell>
          <table:table-cell office:value-type="string">
            <text:p/>
          </table:table-cell>
          <table:table-cell office:value-type="string">
            <text:p>Δ形网络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04</text:p>
          </table:table-cell>
          <table:table-cell office:value-type="string">
            <text:p>demagnetization</text:p>
          </table:table-cell>
          <table:table-cell office:value-type="string">
            <text:p>去磁；退磁；滅磁</text:p>
          </table:table-cell>
          <table:table-cell office:value-type="string">
            <text:p/>
          </table:table-cell>
          <table:table-cell office:value-type="string">
            <text:p>退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05</text:p>
          </table:table-cell>
          <table:table-cell office:value-type="string">
            <text:p>demagnetization curve</text:p>
          </table:table-cell>
          <table:table-cell office:value-type="string">
            <text:p>去磁曲線；退磁曲線</text:p>
          </table:table-cell>
          <table:table-cell office:value-type="string">
            <text:p/>
          </table:table-cell>
          <table:table-cell office:value-type="string">
            <text:p>退磁曲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06</text:p>
          </table:table-cell>
          <table:table-cell office:value-type="string">
            <text:p>demagnetization factor</text:p>
          </table:table-cell>
          <table:table-cell office:value-type="string">
            <text:p>去磁因數；退磁因數</text:p>
          </table:table-cell>
          <table:table-cell office:value-type="string">
            <text:p/>
          </table:table-cell>
          <table:table-cell office:value-type="string">
            <text:p>退磁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07</text:p>
          </table:table-cell>
          <table:table-cell office:value-type="string">
            <text:p>demagnetizing field</text:p>
          </table:table-cell>
          <table:table-cell office:value-type="string">
            <text:p>去磁場</text:p>
          </table:table-cell>
          <table:table-cell office:value-type="string">
            <text:p/>
          </table:table-cell>
          <table:table-cell office:value-type="string">
            <text:p>退磁磁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08</text:p>
          </table:table-cell>
          <table:table-cell office:value-type="string">
            <text:p>demister</text:p>
          </table:table-cell>
          <table:table-cell office:value-type="string">
            <text:p>除濕器</text:p>
          </table:table-cell>
          <table:table-cell office:value-type="string">
            <text:p/>
          </table:table-cell>
          <table:table-cell office:value-type="string">
            <text:p>除雾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09</text:p>
          </table:table-cell>
          <table:table-cell office:value-type="string">
            <text:p>demodulator</text:p>
          </table:table-cell>
          <table:table-cell office:value-type="string">
            <text:p>解調（變）器</text:p>
          </table:table-cell>
          <table:table-cell office:value-type="string">
            <text:p/>
          </table:table-cell>
          <table:table-cell office:value-type="string">
            <text:p>解调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10</text:p>
          </table:table-cell>
          <table:table-cell office:value-type="string">
            <text:p>dendrite</text:p>
          </table:table-cell>
          <table:table-cell office:value-type="string">
            <text:p>樹枝石；樹枝狀晶體；枝蔓體</text:p>
          </table:table-cell>
          <table:table-cell office:value-type="string">
            <text:p/>
          </table:table-cell>
          <table:table-cell office:value-type="string">
            <text:p>树枝状晶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11</text:p>
          </table:table-cell>
          <table:table-cell office:value-type="string">
            <text:p>densitometer</text:p>
          </table:table-cell>
          <table:table-cell office:value-type="string">
            <text:p>比重計；密度計；濃度計</text:p>
          </table:table-cell>
          <table:table-cell office:value-type="string">
            <text:p/>
          </table:table-cell>
          <table:table-cell office:value-type="string">
            <text:p>密度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12</text:p>
          </table:table-cell>
          <table:table-cell office:value-type="string">
            <text:p>density distribution</text:p>
          </table:table-cell>
          <table:table-cell office:value-type="string">
            <text:p>密度分布</text:p>
          </table:table-cell>
          <table:table-cell office:value-type="string">
            <text:p/>
          </table:table-cell>
          <table:table-cell office:value-type="string">
            <text:p>密度分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13</text:p>
          </table:table-cell>
          <table:table-cell office:value-type="string">
            <text:p>dependability</text:p>
          </table:table-cell>
          <table:table-cell office:value-type="string">
            <text:p>可靠性強度；堅固度</text:p>
          </table:table-cell>
          <table:table-cell office:value-type="string">
            <text:p/>
          </table:table-cell>
          <table:table-cell office:value-type="string">
            <text:p>可信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14</text:p>
          </table:table-cell>
          <table:table-cell office:value-type="string">
            <text:p>dependent manual operating mechanism</text:p>
          </table:table-cell>
          <table:table-cell office:value-type="string">
            <text:p>人力操作機構</text:p>
          </table:table-cell>
          <table:table-cell office:value-type="string">
            <text:p/>
          </table:table-cell>
          <table:table-cell office:value-type="string">
            <text:p>人力操作机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15</text:p>
          </table:table-cell>
          <table:table-cell office:value-type="string">
            <text:p>dependent power operating mechanism</text:p>
          </table:table-cell>
          <table:table-cell office:value-type="string">
            <text:p>動力操作機構</text:p>
          </table:table-cell>
          <table:table-cell office:value-type="string">
            <text:p/>
          </table:table-cell>
          <table:table-cell office:value-type="string">
            <text:p>动力操作机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16</text:p>
          </table:table-cell>
          <table:table-cell office:value-type="string">
            <text:p>depletion</text:p>
          </table:table-cell>
          <table:table-cell office:value-type="string">
            <text:p>耗乏；虧損</text:p>
          </table:table-cell>
          <table:table-cell office:value-type="string">
            <text:p/>
          </table:table-cell>
          <table:table-cell office:value-type="string">
            <text:p>贫化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17</text:p>
          </table:table-cell>
          <table:table-cell office:value-type="string">
            <text:p>depletion layer</text:p>
          </table:table-cell>
          <table:table-cell office:value-type="string">
            <text:p>乏層</text:p>
          </table:table-cell>
          <table:table-cell office:value-type="string">
            <text:p/>
          </table:table-cell>
          <table:table-cell office:value-type="string">
            <text:p>耗尽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18</text:p>
          </table:table-cell>
          <table:table-cell office:value-type="string">
            <text:p>depreciation factor</text:p>
          </table:table-cell>
          <table:table-cell office:value-type="string">
            <text:p>減光補償因數；折舊率</text:p>
          </table:table-cell>
          <table:table-cell office:value-type="string">
            <text:p/>
          </table:table-cell>
          <table:table-cell office:value-type="string">
            <text:p>减光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19</text:p>
          </table:table-cell>
          <table:table-cell office:value-type="string">
            <text:p>depth of penetration</text:p>
          </table:table-cell>
          <table:table-cell office:value-type="string">
            <text:p>透入深度；有效膚深</text:p>
          </table:table-cell>
          <table:table-cell office:value-type="string">
            <text:p/>
          </table:table-cell>
          <table:table-cell office:value-type="string">
            <text:p>透入深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20</text:p>
          </table:table-cell>
          <table:table-cell office:value-type="string">
            <text:p>derated state</text:p>
          </table:table-cell>
          <table:table-cell office:value-type="string">
            <text:p>限額狀態</text:p>
          </table:table-cell>
          <table:table-cell office:value-type="string">
            <text:p/>
          </table:table-cell>
          <table:table-cell office:value-type="string">
            <text:p>限额状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21</text:p>
          </table:table-cell>
          <table:table-cell office:value-type="string">
            <text:p>derating</text:p>
          </table:table-cell>
          <table:table-cell office:value-type="string">
            <text:p>減載；降低額定；減少額定值</text:p>
          </table:table-cell>
          <table:table-cell office:value-type="string">
            <text:p/>
          </table:table-cell>
          <table:table-cell office:value-type="string">
            <text:p>降额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22</text:p>
          </table:table-cell>
          <table:table-cell office:value-type="string">
            <text:p>derivative action</text:p>
          </table:table-cell>
          <table:table-cell office:value-type="string">
            <text:p>誘導作用；微分作用</text:p>
          </table:table-cell>
          <table:table-cell office:value-type="string">
            <text:p/>
          </table:table-cell>
          <table:table-cell office:value-type="string">
            <text:p>微分作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23</text:p>
          </table:table-cell>
          <table:table-cell office:value-type="string">
            <text:p>derivative control</text:p>
          </table:table-cell>
          <table:table-cell office:value-type="string">
            <text:p>微分控制；導數調節</text:p>
          </table:table-cell>
          <table:table-cell office:value-type="string">
            <text:p/>
          </table:table-cell>
          <table:table-cell office:value-type="string">
            <text:p>微分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24</text:p>
          </table:table-cell>
          <table:table-cell office:value-type="string">
            <text:p>derived unit</text:p>
          </table:table-cell>
          <table:table-cell office:value-type="string">
            <text:p>導出單位</text:p>
          </table:table-cell>
          <table:table-cell office:value-type="string">
            <text:p/>
          </table:table-cell>
          <table:table-cell office:value-type="string">
            <text:p>导出单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25</text:p>
          </table:table-cell>
          <table:table-cell office:value-type="string">
            <text:p>describing function</text:p>
          </table:table-cell>
          <table:table-cell office:value-type="string">
            <text:p>描述函數</text:p>
          </table:table-cell>
          <table:table-cell office:value-type="string">
            <text:p/>
          </table:table-cell>
          <table:table-cell office:value-type="string">
            <text:p>描述函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26</text:p>
          </table:table-cell>
          <table:table-cell office:value-type="string">
            <text:p>design basis accident</text:p>
          </table:table-cell>
          <table:table-cell office:value-type="string">
            <text:p>設計基礎事故</text:p>
          </table:table-cell>
          <table:table-cell office:value-type="string">
            <text:p/>
          </table:table-cell>
          <table:table-cell office:value-type="string">
            <text:p>设计基准事故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27</text:p>
          </table:table-cell>
          <table:table-cell office:value-type="string">
            <text:p>design review</text:p>
          </table:table-cell>
          <table:table-cell office:value-type="string">
            <text:p>設計審核；設計審查</text:p>
          </table:table-cell>
          <table:table-cell office:value-type="string">
            <text:p/>
          </table:table-cell>
          <table:table-cell office:value-type="string">
            <text:p>设计评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28</text:p>
          </table:table-cell>
          <table:table-cell office:value-type="string">
            <text:p>desired value</text:p>
          </table:table-cell>
          <table:table-cell office:value-type="string">
            <text:p>預定值；所需值；期望值</text:p>
          </table:table-cell>
          <table:table-cell office:value-type="string">
            <text:p/>
          </table:table-cell>
          <table:table-cell office:value-type="string">
            <text:p>期望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29</text:p>
          </table:table-cell>
          <table:table-cell office:value-type="string">
            <text:p>destructive test</text:p>
          </table:table-cell>
          <table:table-cell office:value-type="string">
            <text:p>破壞性測試</text:p>
          </table:table-cell>
          <table:table-cell office:value-type="string">
            <text:p/>
          </table:table-cell>
          <table:table-cell office:value-type="string">
            <text:p>破坏性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30</text:p>
          </table:table-cell>
          <table:table-cell office:value-type="string">
            <text:p>detecting element</text:p>
          </table:table-cell>
          <table:table-cell office:value-type="string">
            <text:p>檢測元件</text:p>
          </table:table-cell>
          <table:table-cell office:value-type="string">
            <text:p/>
          </table:table-cell>
          <table:table-cell office:value-type="string">
            <text:p>检测元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31</text:p>
          </table:table-cell>
          <table:table-cell office:value-type="string">
            <text:p>detecting instrument</text:p>
          </table:table-cell>
          <table:table-cell office:value-type="string">
            <text:p>探測儀器</text:p>
          </table:table-cell>
          <table:table-cell office:value-type="string">
            <text:p/>
          </table:table-cell>
          <table:table-cell office:value-type="string">
            <text:p>检测仪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32</text:p>
          </table:table-cell>
          <table:table-cell office:value-type="string">
            <text:p>detection efficiency</text:p>
          </table:table-cell>
          <table:table-cell office:value-type="string">
            <text:p>偵檢效率；檢測效率</text:p>
          </table:table-cell>
          <table:table-cell office:value-type="string">
            <text:p/>
          </table:table-cell>
          <table:table-cell office:value-type="string">
            <text:p>探测效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33</text:p>
          </table:table-cell>
          <table:table-cell office:value-type="string">
            <text:p>detent torque</text:p>
          </table:table-cell>
          <table:table-cell office:value-type="string">
            <text:p>掣動力矩；起動轉矩</text:p>
          </table:table-cell>
          <table:table-cell office:value-type="string">
            <text:p/>
          </table:table-cell>
          <table:table-cell office:value-type="string">
            <text:p>阻滞转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34</text:p>
          </table:table-cell>
          <table:table-cell office:value-type="string">
            <text:p>deterioration</text:p>
          </table:table-cell>
          <table:table-cell office:value-type="string">
            <text:p>劣化</text:p>
          </table:table-cell>
          <table:table-cell office:value-type="string">
            <text:p/>
          </table:table-cell>
          <table:table-cell office:value-type="string">
            <text:p>劣化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35</text:p>
          </table:table-cell>
          <table:table-cell office:value-type="string">
            <text:p>deuteron</text:p>
          </table:table-cell>
          <table:table-cell office:value-type="string">
            <text:p>重氫核；氘核</text:p>
          </table:table-cell>
          <table:table-cell office:value-type="string">
            <text:p/>
          </table:table-cell>
          <table:table-cell office:value-type="string">
            <text:p>氘核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36</text:p>
          </table:table-cell>
          <table:table-cell office:value-type="string">
            <text:p>deviation</text:p>
          </table:table-cell>
          <table:table-cell office:value-type="string">
            <text:p>誤差</text:p>
          </table:table-cell>
          <table:table-cell office:value-type="string">
            <text:p/>
          </table:table-cell>
          <table:table-cell office:value-type="string">
            <text:p>偏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37</text:p>
          </table:table-cell>
          <table:table-cell office:value-type="string">
            <text:p>dew point</text:p>
          </table:table-cell>
          <table:table-cell office:value-type="string">
            <text:p>露點</text:p>
          </table:table-cell>
          <table:table-cell office:value-type="string">
            <text:p/>
          </table:table-cell>
          <table:table-cell office:value-type="string">
            <text:p>露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38</text:p>
          </table:table-cell>
          <table:table-cell office:value-type="string">
            <text:p>diagnostic test</text:p>
          </table:table-cell>
          <table:table-cell office:value-type="string">
            <text:p>診斷測試</text:p>
          </table:table-cell>
          <table:table-cell office:value-type="string">
            <text:p/>
          </table:table-cell>
          <table:table-cell office:value-type="string">
            <text:p>诊断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39</text:p>
          </table:table-cell>
          <table:table-cell office:value-type="string">
            <text:p>diagram</text:p>
          </table:table-cell>
          <table:table-cell office:value-type="string">
            <text:p>圖；圖表；曲線圖；圖解</text:p>
          </table:table-cell>
          <table:table-cell office:value-type="string">
            <text:p/>
          </table:table-cell>
          <table:table-cell office:value-type="string">
            <text:p>简图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40</text:p>
          </table:table-cell>
          <table:table-cell office:value-type="string">
            <text:p>dial</text:p>
          </table:table-cell>
          <table:table-cell office:value-type="string">
            <text:p>撥號盤；標度板；刻度盤</text:p>
          </table:table-cell>
          <table:table-cell office:value-type="string">
            <text:p/>
          </table:table-cell>
          <table:table-cell office:value-type="string">
            <text:p>标度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41</text:p>
          </table:table-cell>
          <table:table-cell office:value-type="string">
            <text:p>diamagnetism</text:p>
          </table:table-cell>
          <table:table-cell office:value-type="string">
            <text:p>抗磁性；反磁性</text:p>
          </table:table-cell>
          <table:table-cell office:value-type="string">
            <text:p/>
          </table:table-cell>
          <table:table-cell office:value-type="string">
            <text:p>抗磁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42</text:p>
          </table:table-cell>
          <table:table-cell office:value-type="string">
            <text:p>diametral voltage</text:p>
          </table:table-cell>
          <table:table-cell office:value-type="string">
            <text:p>對徑電壓</text:p>
          </table:table-cell>
          <table:table-cell office:value-type="string">
            <text:p/>
          </table:table-cell>
          <table:table-cell office:value-type="string">
            <text:p>径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43</text:p>
          </table:table-cell>
          <table:table-cell office:value-type="string">
            <text:p>diametrical voltage</text:p>
          </table:table-cell>
          <table:table-cell office:value-type="string">
            <text:p>對徑電壓；正負對向電壓</text:p>
          </table:table-cell>
          <table:table-cell office:value-type="string">
            <text:p/>
          </table:table-cell>
          <table:table-cell office:value-type="string">
            <text:p>对径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44</text:p>
          </table:table-cell>
          <table:table-cell office:value-type="string">
            <text:p>diamond winding</text:p>
          </table:table-cell>
          <table:table-cell office:value-type="string">
            <text:p>模繞繞組；菱形繞組</text:p>
          </table:table-cell>
          <table:table-cell office:value-type="string">
            <text:p/>
          </table:table-cell>
          <table:table-cell office:value-type="string">
            <text:p>框式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45</text:p>
          </table:table-cell>
          <table:table-cell office:value-type="string">
            <text:p>die</text:p>
          </table:table-cell>
          <table:table-cell office:value-type="string">
            <text:p>模；螺模；衝模</text:p>
          </table:table-cell>
          <table:table-cell office:value-type="string">
            <text:p/>
          </table:table-cell>
          <table:table-cell office:value-type="string">
            <text:p>管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46</text:p>
          </table:table-cell>
          <table:table-cell office:value-type="string">
            <text:p>dielectric</text:p>
          </table:table-cell>
          <table:table-cell office:value-type="string">
            <text:p>電介質；電介體</text:p>
          </table:table-cell>
          <table:table-cell office:value-type="string">
            <text:p/>
          </table:table-cell>
          <table:table-cell office:value-type="string">
            <text:p>[电]介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47</text:p>
          </table:table-cell>
          <table:table-cell office:value-type="string">
            <text:p>dielectric breakdown</text:p>
          </table:table-cell>
          <table:table-cell office:value-type="string">
            <text:p>介質擊穿；介質破壞；絕緣崩潰</text:p>
          </table:table-cell>
          <table:table-cell office:value-type="string">
            <text:p/>
          </table:table-cell>
          <table:table-cell office:value-type="string">
            <text:p>介质击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48</text:p>
          </table:table-cell>
          <table:table-cell office:value-type="string">
            <text:p>dielectric heating</text:p>
          </table:table-cell>
          <table:table-cell office:value-type="string">
            <text:p>電介質加熱法</text:p>
          </table:table-cell>
          <table:table-cell office:value-type="string">
            <text:p/>
          </table:table-cell>
          <table:table-cell office:value-type="string">
            <text:p>介质加热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49</text:p>
          </table:table-cell>
          <table:table-cell office:value-type="string">
            <text:p>dielectric loss</text:p>
          </table:table-cell>
          <table:table-cell office:value-type="string">
            <text:p>介電損失</text:p>
          </table:table-cell>
          <table:table-cell office:value-type="string">
            <text:p/>
          </table:table-cell>
          <table:table-cell office:value-type="string">
            <text:p>介质耗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50</text:p>
          </table:table-cell>
          <table:table-cell office:value-type="string">
            <text:p>dielectric loss</text:p>
          </table:table-cell>
          <table:table-cell office:value-type="string">
            <text:p>介電損失</text:p>
          </table:table-cell>
          <table:table-cell office:value-type="string">
            <text:p/>
          </table:table-cell>
          <table:table-cell office:value-type="string">
            <text:p>介质损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51</text:p>
          </table:table-cell>
          <table:table-cell office:value-type="string">
            <text:p>dielectric loss angle</text:p>
          </table:table-cell>
          <table:table-cell office:value-type="string">
            <text:p>介質損失角</text:p>
          </table:table-cell>
          <table:table-cell office:value-type="string">
            <text:p/>
          </table:table-cell>
          <table:table-cell office:value-type="string">
            <text:p>介质损耗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52</text:p>
          </table:table-cell>
          <table:table-cell office:value-type="string">
            <text:p>dielectric polarization</text:p>
          </table:table-cell>
          <table:table-cell office:value-type="string">
            <text:p>介質極化</text:p>
          </table:table-cell>
          <table:table-cell office:value-type="string">
            <text:p/>
          </table:table-cell>
          <table:table-cell office:value-type="string">
            <text:p>介质极化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53</text:p>
          </table:table-cell>
          <table:table-cell office:value-type="string">
            <text:p>dielectric strength</text:p>
          </table:table-cell>
          <table:table-cell office:value-type="string">
            <text:p>介質強度</text:p>
          </table:table-cell>
          <table:table-cell office:value-type="string">
            <text:p/>
          </table:table-cell>
          <table:table-cell office:value-type="string">
            <text:p>介质强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54</text:p>
          </table:table-cell>
          <table:table-cell office:value-type="string">
            <text:p>dielectric test</text:p>
          </table:table-cell>
          <table:table-cell office:value-type="string">
            <text:p>介質性能試驗；絕緣強度試驗</text:p>
          </table:table-cell>
          <table:table-cell office:value-type="string">
            <text:p/>
          </table:table-cell>
          <table:table-cell office:value-type="string">
            <text:p>介质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55</text:p>
          </table:table-cell>
          <table:table-cell office:value-type="string">
            <text:p>difference</text:p>
          </table:table-cell>
          <table:table-cell office:value-type="string">
            <text:p>差；差別；差分</text:p>
          </table:table-cell>
          <table:table-cell office:value-type="string">
            <text:p/>
          </table:table-cell>
          <table:table-cell office:value-type="string">
            <text:p>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56</text:p>
          </table:table-cell>
          <table:table-cell office:value-type="string">
            <text:p>differential gap</text:p>
          </table:table-cell>
          <table:table-cell office:value-type="string">
            <text:p>偏差間隙；微分間隙</text:p>
          </table:table-cell>
          <table:table-cell office:value-type="string">
            <text:p/>
          </table:table-cell>
          <table:table-cell office:value-type="string">
            <text:p>切换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57</text:p>
          </table:table-cell>
          <table:table-cell office:value-type="string">
            <text:p>differential ionization chamber</text:p>
          </table:table-cell>
          <table:table-cell office:value-type="string">
            <text:p>差別游離腔；微分游離室</text:p>
          </table:table-cell>
          <table:table-cell office:value-type="string">
            <text:p/>
          </table:table-cell>
          <table:table-cell office:value-type="string">
            <text:p>差分电离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58</text:p>
          </table:table-cell>
          <table:table-cell office:value-type="string">
            <text:p>differential permeability</text:p>
          </table:table-cell>
          <table:table-cell office:value-type="string">
            <text:p>微分導磁係數；微分導磁率</text:p>
          </table:table-cell>
          <table:table-cell office:value-type="string">
            <text:p/>
          </table:table-cell>
          <table:table-cell office:value-type="string">
            <text:p>微分磁导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59</text:p>
          </table:table-cell>
          <table:table-cell office:value-type="string">
            <text:p>differential relay</text:p>
          </table:table-cell>
          <table:table-cell office:value-type="string">
            <text:p>差動電驛</text:p>
          </table:table-cell>
          <table:table-cell office:value-type="string">
            <text:p/>
          </table:table-cell>
          <table:table-cell office:value-type="string">
            <text:p>差动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60</text:p>
          </table:table-cell>
          <table:table-cell office:value-type="string">
            <text:p>differential resistance</text:p>
          </table:table-cell>
          <table:table-cell office:value-type="string">
            <text:p>微分電阻</text:p>
          </table:table-cell>
          <table:table-cell office:value-type="string">
            <text:p/>
          </table:table-cell>
          <table:table-cell office:value-type="string">
            <text:p>微分电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61</text:p>
          </table:table-cell>
          <table:table-cell office:value-type="string">
            <text:p>differentiating circuit</text:p>
          </table:table-cell>
          <table:table-cell office:value-type="string">
            <text:p>微分電路</text:p>
          </table:table-cell>
          <table:table-cell office:value-type="string">
            <text:p/>
          </table:table-cell>
          <table:table-cell office:value-type="string">
            <text:p>微分电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62</text:p>
          </table:table-cell>
          <table:table-cell office:value-type="string">
            <text:p>diffraction</text:p>
          </table:table-cell>
          <table:table-cell office:value-type="string">
            <text:p>繞射</text:p>
          </table:table-cell>
          <table:table-cell office:value-type="string">
            <text:p/>
          </table:table-cell>
          <table:table-cell office:value-type="string">
            <text:p>衍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63</text:p>
          </table:table-cell>
          <table:table-cell office:value-type="string">
            <text:p>diffuse reflectance</text:p>
          </table:table-cell>
          <table:table-cell office:value-type="string">
            <text:p>漫反射率</text:p>
          </table:table-cell>
          <table:table-cell office:value-type="string">
            <text:p/>
          </table:table-cell>
          <table:table-cell office:value-type="string">
            <text:p>漫反射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64</text:p>
          </table:table-cell>
          <table:table-cell office:value-type="string">
            <text:p>diffuse reflection</text:p>
          </table:table-cell>
          <table:table-cell office:value-type="string">
            <text:p>漫反射</text:p>
          </table:table-cell>
          <table:table-cell office:value-type="string">
            <text:p/>
          </table:table-cell>
          <table:table-cell office:value-type="string">
            <text:p>漫反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65</text:p>
          </table:table-cell>
          <table:table-cell office:value-type="string">
            <text:p>diffuse transmission</text:p>
          </table:table-cell>
          <table:table-cell office:value-type="string">
            <text:p>漫透射</text:p>
          </table:table-cell>
          <table:table-cell office:value-type="string">
            <text:p/>
          </table:table-cell>
          <table:table-cell office:value-type="string">
            <text:p>漫透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66</text:p>
          </table:table-cell>
          <table:table-cell office:value-type="string">
            <text:p>diffuse transmittance</text:p>
          </table:table-cell>
          <table:table-cell office:value-type="string">
            <text:p>漫透射率</text:p>
          </table:table-cell>
          <table:table-cell office:value-type="string">
            <text:p/>
          </table:table-cell>
          <table:table-cell office:value-type="string">
            <text:p>漫透射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67</text:p>
          </table:table-cell>
          <table:table-cell office:value-type="string">
            <text:p>diffused lighting</text:p>
          </table:table-cell>
          <table:table-cell office:value-type="string">
            <text:p>漫照；擴散照明</text:p>
          </table:table-cell>
          <table:table-cell office:value-type="string">
            <text:p/>
          </table:table-cell>
          <table:table-cell office:value-type="string">
            <text:p>漫射照明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68</text:p>
          </table:table-cell>
          <table:table-cell office:value-type="string">
            <text:p>diffuser</text:p>
          </table:table-cell>
          <table:table-cell office:value-type="string">
            <text:p>擴散體；漫射器；散光器</text:p>
          </table:table-cell>
          <table:table-cell office:value-type="string">
            <text:p/>
          </table:table-cell>
          <table:table-cell office:value-type="string">
            <text:p>漫射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69</text:p>
          </table:table-cell>
          <table:table-cell office:value-type="string">
            <text:p>diffuser</text:p>
          </table:table-cell>
          <table:table-cell office:value-type="string">
            <text:p>擴散體；漫射器；散光器</text:p>
          </table:table-cell>
          <table:table-cell office:value-type="string">
            <text:p/>
          </table:table-cell>
          <table:table-cell office:value-type="string">
            <text:p>扩散风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70</text:p>
          </table:table-cell>
          <table:table-cell office:value-type="string">
            <text:p>diffusion</text:p>
          </table:table-cell>
          <table:table-cell office:value-type="string">
            <text:p>擴散；漫射</text:p>
          </table:table-cell>
          <table:table-cell office:value-type="string">
            <text:p/>
          </table:table-cell>
          <table:table-cell office:value-type="string">
            <text:p>漫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71</text:p>
          </table:table-cell>
          <table:table-cell office:value-type="string">
            <text:p>diffusion</text:p>
          </table:table-cell>
          <table:table-cell office:value-type="string">
            <text:p>擴散；漫射</text:p>
          </table:table-cell>
          <table:table-cell office:value-type="string">
            <text:p/>
          </table:table-cell>
          <table:table-cell office:value-type="string">
            <text:p>扩散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72</text:p>
          </table:table-cell>
          <table:table-cell office:value-type="string">
            <text:p>diffusion area</text:p>
          </table:table-cell>
          <table:table-cell office:value-type="string">
            <text:p>擴散面積</text:p>
          </table:table-cell>
          <table:table-cell office:value-type="string">
            <text:p/>
          </table:table-cell>
          <table:table-cell office:value-type="string">
            <text:p>扩散面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73</text:p>
          </table:table-cell>
          <table:table-cell office:value-type="string">
            <text:p>diffusion constant</text:p>
          </table:table-cell>
          <table:table-cell office:value-type="string">
            <text:p>擴散常數</text:p>
          </table:table-cell>
          <table:table-cell office:value-type="string">
            <text:p/>
          </table:table-cell>
          <table:table-cell office:value-type="string">
            <text:p>扩散常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74</text:p>
          </table:table-cell>
          <table:table-cell office:value-type="string">
            <text:p>diffusion factor</text:p>
          </table:table-cell>
          <table:table-cell office:value-type="string">
            <text:p>擴散因數</text:p>
          </table:table-cell>
          <table:table-cell office:value-type="string">
            <text:p/>
          </table:table-cell>
          <table:table-cell office:value-type="string">
            <text:p>漫射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75</text:p>
          </table:table-cell>
          <table:table-cell office:value-type="string">
            <text:p>diffusion length</text:p>
          </table:table-cell>
          <table:table-cell office:value-type="string">
            <text:p>擴散長度</text:p>
          </table:table-cell>
          <table:table-cell office:value-type="string">
            <text:p/>
          </table:table-cell>
          <table:table-cell office:value-type="string">
            <text:p>扩散长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76</text:p>
          </table:table-cell>
          <table:table-cell office:value-type="string">
            <text:p>diffusion technique</text:p>
          </table:table-cell>
          <table:table-cell office:value-type="string">
            <text:p>擴散技術</text:p>
          </table:table-cell>
          <table:table-cell office:value-type="string">
            <text:p/>
          </table:table-cell>
          <table:table-cell office:value-type="string">
            <text:p>扩散工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77</text:p>
          </table:table-cell>
          <table:table-cell office:value-type="string">
            <text:p>digital device</text:p>
          </table:table-cell>
          <table:table-cell office:value-type="string">
            <text:p>數位裝置</text:p>
          </table:table-cell>
          <table:table-cell office:value-type="string">
            <text:p/>
          </table:table-cell>
          <table:table-cell office:value-type="string">
            <text:p>数字器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78</text:p>
          </table:table-cell>
          <table:table-cell office:value-type="string">
            <text:p>digital display</text:p>
          </table:table-cell>
          <table:table-cell office:value-type="string">
            <text:p>數位顯示</text:p>
          </table:table-cell>
          <table:table-cell office:value-type="string">
            <text:p/>
          </table:table-cell>
          <table:table-cell office:value-type="string">
            <text:p>数字显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79</text:p>
          </table:table-cell>
          <table:table-cell office:value-type="string">
            <text:p>digital ohmmeter</text:p>
          </table:table-cell>
          <table:table-cell office:value-type="string">
            <text:p>數位計歐姆計</text:p>
          </table:table-cell>
          <table:table-cell office:value-type="string">
            <text:p/>
          </table:table-cell>
          <table:table-cell office:value-type="string">
            <text:p>数字电阻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80</text:p>
          </table:table-cell>
          <table:table-cell office:value-type="string">
            <text:p>digital recorder</text:p>
          </table:table-cell>
          <table:table-cell office:value-type="string">
            <text:p>數字記錄器</text:p>
          </table:table-cell>
          <table:table-cell office:value-type="string">
            <text:p/>
          </table:table-cell>
          <table:table-cell office:value-type="string">
            <text:p>数字记录仪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81</text:p>
          </table:table-cell>
          <table:table-cell office:value-type="string">
            <text:p>digital relay</text:p>
          </table:table-cell>
          <table:table-cell office:value-type="string">
            <text:p>數位繼電器</text:p>
          </table:table-cell>
          <table:table-cell office:value-type="string">
            <text:p/>
          </table:table-cell>
          <table:table-cell office:value-type="string">
            <text:p>数字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82</text:p>
          </table:table-cell>
          <table:table-cell office:value-type="string">
            <text:p>digital signal</text:p>
          </table:table-cell>
          <table:table-cell office:value-type="string">
            <text:p>數位信號</text:p>
          </table:table-cell>
          <table:table-cell office:value-type="string">
            <text:p/>
          </table:table-cell>
          <table:table-cell office:value-type="string">
            <text:p>数字信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83</text:p>
          </table:table-cell>
          <table:table-cell office:value-type="string">
            <text:p>digital telemetering</text:p>
          </table:table-cell>
          <table:table-cell office:value-type="string">
            <text:p>數位式遙測</text:p>
          </table:table-cell>
          <table:table-cell office:value-type="string">
            <text:p/>
          </table:table-cell>
          <table:table-cell office:value-type="string">
            <text:p>数字遥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84</text:p>
          </table:table-cell>
          <table:table-cell office:value-type="string">
            <text:p>digital voltmeter</text:p>
          </table:table-cell>
          <table:table-cell office:value-type="string">
            <text:p>數字式電壓計；數字式伏特計</text:p>
          </table:table-cell>
          <table:table-cell office:value-type="string">
            <text:p/>
          </table:table-cell>
          <table:table-cell office:value-type="string">
            <text:p>数字电压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85</text:p>
          </table:table-cell>
          <table:table-cell office:value-type="string">
            <text:p>dilution</text:p>
          </table:table-cell>
          <table:table-cell office:value-type="string">
            <text:p>稀釋</text:p>
          </table:table-cell>
          <table:table-cell office:value-type="string">
            <text:p/>
          </table:table-cell>
          <table:table-cell office:value-type="string">
            <text:p>稀释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86</text:p>
          </table:table-cell>
          <table:table-cell office:value-type="string">
            <text:p>dim</text:p>
          </table:table-cell>
          <table:table-cell office:value-type="string">
            <text:p>暗</text:p>
          </table:table-cell>
          <table:table-cell office:value-type="string">
            <text:p/>
          </table:table-cell>
          <table:table-cell office:value-type="string">
            <text:p>暗淡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87</text:p>
          </table:table-cell>
          <table:table-cell office:value-type="string">
            <text:p>dimensional output</text:p>
          </table:table-cell>
          <table:table-cell office:value-type="string">
            <text:p>公稱輸出功率</text:p>
          </table:table-cell>
          <table:table-cell office:value-type="string">
            <text:p/>
          </table:table-cell>
          <table:table-cell office:value-type="string">
            <text:p>公称输出功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88</text:p>
          </table:table-cell>
          <table:table-cell office:value-type="string">
            <text:p>dimmer</text:p>
          </table:table-cell>
          <table:table-cell office:value-type="string">
            <text:p>調光器；減光器</text:p>
          </table:table-cell>
          <table:table-cell office:value-type="string">
            <text:p/>
          </table:table-cell>
          <table:table-cell office:value-type="string">
            <text:p>调光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89</text:p>
          </table:table-cell>
          <table:table-cell office:value-type="string">
            <text:p>dip counter tube</text:p>
          </table:table-cell>
          <table:table-cell office:value-type="string">
            <text:p>液浸式計數器管</text:p>
          </table:table-cell>
          <table:table-cell office:value-type="string">
            <text:p/>
          </table:table-cell>
          <table:table-cell office:value-type="string">
            <text:p>浸入式计数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90</text:p>
          </table:table-cell>
          <table:table-cell office:value-type="string">
            <text:p>direct actinic effect</text:p>
          </table:table-cell>
          <table:table-cell office:value-type="string">
            <text:p>直接光化學效果</text:p>
          </table:table-cell>
          <table:table-cell office:value-type="string">
            <text:p/>
          </table:table-cell>
          <table:table-cell office:value-type="string">
            <text:p>直接光化学效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91</text:p>
          </table:table-cell>
          <table:table-cell office:value-type="string">
            <text:p>direct axis component</text:p>
          </table:table-cell>
          <table:table-cell office:value-type="string">
            <text:p>直軸分量</text:p>
          </table:table-cell>
          <table:table-cell office:value-type="string">
            <text:p/>
          </table:table-cell>
          <table:table-cell office:value-type="string">
            <text:p>直轴分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92</text:p>
          </table:table-cell>
          <table:table-cell office:value-type="string">
            <text:p>direct component</text:p>
          </table:table-cell>
          <table:table-cell office:value-type="string">
            <text:p>直流部分；直流分量</text:p>
          </table:table-cell>
          <table:table-cell office:value-type="string">
            <text:p/>
          </table:table-cell>
          <table:table-cell office:value-type="string">
            <text:p>直流分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93</text:p>
          </table:table-cell>
          <table:table-cell office:value-type="string">
            <text:p>direct cooling</text:p>
          </table:table-cell>
          <table:table-cell office:value-type="string">
            <text:p>直接冷卻</text:p>
          </table:table-cell>
          <table:table-cell office:value-type="string">
            <text:p/>
          </table:table-cell>
          <table:table-cell office:value-type="string">
            <text:p>直接冷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94</text:p>
          </table:table-cell>
          <table:table-cell office:value-type="string">
            <text:p>direct current</text:p>
          </table:table-cell>
          <table:table-cell office:value-type="string">
            <text:p>直流</text:p>
          </table:table-cell>
          <table:table-cell office:value-type="string">
            <text:p/>
          </table:table-cell>
          <table:table-cell office:value-type="string">
            <text:p>直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95</text:p>
          </table:table-cell>
          <table:table-cell office:value-type="string">
            <text:p>direct current machine</text:p>
          </table:table-cell>
          <table:table-cell office:value-type="string">
            <text:p>直流機</text:p>
          </table:table-cell>
          <table:table-cell office:value-type="string">
            <text:p/>
          </table:table-cell>
          <table:table-cell office:value-type="string">
            <text:p>直流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96</text:p>
          </table:table-cell>
          <table:table-cell office:value-type="string">
            <text:p>direct drive</text:p>
          </table:table-cell>
          <table:table-cell office:value-type="string">
            <text:p>直接驅動</text:p>
          </table:table-cell>
          <table:table-cell office:value-type="string">
            <text:p/>
          </table:table-cell>
          <table:table-cell office:value-type="string">
            <text:p>直接驱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97</text:p>
          </table:table-cell>
          <table:table-cell office:value-type="string">
            <text:p>direct glare</text:p>
          </table:table-cell>
          <table:table-cell office:value-type="string">
            <text:p>直接眩光</text:p>
          </table:table-cell>
          <table:table-cell office:value-type="string">
            <text:p/>
          </table:table-cell>
          <table:table-cell office:value-type="string">
            <text:p>直接眩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98</text:p>
          </table:table-cell>
          <table:table-cell office:value-type="string">
            <text:p>direct lighting</text:p>
          </table:table-cell>
          <table:table-cell office:value-type="string">
            <text:p>直接照明</text:p>
          </table:table-cell>
          <table:table-cell office:value-type="string">
            <text:p/>
          </table:table-cell>
          <table:table-cell office:value-type="string">
            <text:p>直接照明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499</text:p>
          </table:table-cell>
          <table:table-cell office:value-type="string">
            <text:p>direct measurement</text:p>
          </table:table-cell>
          <table:table-cell office:value-type="string">
            <text:p>直接測量；直接量法；直接量度</text:p>
          </table:table-cell>
          <table:table-cell office:value-type="string">
            <text:p/>
          </table:table-cell>
          <table:table-cell office:value-type="string">
            <text:p>直接测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00</text:p>
          </table:table-cell>
          <table:table-cell office:value-type="string">
            <text:p>direct solar radiation</text:p>
          </table:table-cell>
          <table:table-cell office:value-type="string">
            <text:p>直接日射</text:p>
          </table:table-cell>
          <table:table-cell office:value-type="string">
            <text:p/>
          </table:table-cell>
          <table:table-cell office:value-type="string">
            <text:p>直接太阳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01</text:p>
          </table:table-cell>
          <table:table-cell office:value-type="string">
            <text:p>direct transmission</text:p>
          </table:table-cell>
          <table:table-cell office:value-type="string">
            <text:p>單向透射；直接輸送；直接傳送</text:p>
          </table:table-cell>
          <table:table-cell office:value-type="string">
            <text:p/>
          </table:table-cell>
          <table:table-cell office:value-type="string">
            <text:p>直接透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02</text:p>
          </table:table-cell>
          <table:table-cell office:value-type="string">
            <text:p>direct voltage</text:p>
          </table:table-cell>
          <table:table-cell office:value-type="string">
            <text:p>正向電壓；直流電壓</text:p>
          </table:table-cell>
          <table:table-cell office:value-type="string">
            <text:p/>
          </table:table-cell>
          <table:table-cell office:value-type="string">
            <text:p>直流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03</text:p>
          </table:table-cell>
          <table:table-cell office:value-type="string">
            <text:p>direct-axis transient reactance</text:p>
          </table:table-cell>
          <table:table-cell office:value-type="string">
            <text:p>直軸暫態電抗</text:p>
          </table:table-cell>
          <table:table-cell office:value-type="string">
            <text:p/>
          </table:table-cell>
          <table:table-cell office:value-type="string">
            <text:p>直轴瞬态电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04</text:p>
          </table:table-cell>
          <table:table-cell office:value-type="string">
            <text:p>direction</text:p>
          </table:table-cell>
          <table:table-cell office:value-type="string">
            <text:p>方向；方位；指示</text:p>
          </table:table-cell>
          <table:table-cell office:value-type="string">
            <text:p/>
          </table:table-cell>
          <table:table-cell office:value-type="string">
            <text:p>方向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05</text:p>
          </table:table-cell>
          <table:table-cell office:value-type="string">
            <text:p>direction light</text:p>
          </table:table-cell>
          <table:table-cell office:value-type="string">
            <text:p>指向燈</text:p>
          </table:table-cell>
          <table:table-cell office:value-type="string">
            <text:p/>
          </table:table-cell>
          <table:table-cell office:value-type="string">
            <text:p>定向灯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06</text:p>
          </table:table-cell>
          <table:table-cell office:value-type="string">
            <text:p>direction of lay</text:p>
          </table:table-cell>
          <table:table-cell office:value-type="string">
            <text:p>絞向</text:p>
          </table:table-cell>
          <table:table-cell office:value-type="string">
            <text:p/>
          </table:table-cell>
          <table:table-cell office:value-type="string">
            <text:p>绞[合方]向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07</text:p>
          </table:table-cell>
          <table:table-cell office:value-type="string">
            <text:p>direction of rotation</text:p>
          </table:table-cell>
          <table:table-cell office:value-type="string">
            <text:p>旋轉方向</text:p>
          </table:table-cell>
          <table:table-cell office:value-type="string">
            <text:p/>
          </table:table-cell>
          <table:table-cell office:value-type="string">
            <text:p>旋转方向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08</text:p>
          </table:table-cell>
          <table:table-cell office:value-type="string">
            <text:p>directional current protection</text:p>
          </table:table-cell>
          <table:table-cell office:value-type="string">
            <text:p>方向電流保護</text:p>
          </table:table-cell>
          <table:table-cell office:value-type="string">
            <text:p/>
          </table:table-cell>
          <table:table-cell office:value-type="string">
            <text:p>电流方向保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09</text:p>
          </table:table-cell>
          <table:table-cell office:value-type="string">
            <text:p>directional lighting</text:p>
          </table:table-cell>
          <table:table-cell office:value-type="string">
            <text:p>指向性照明</text:p>
          </table:table-cell>
          <table:table-cell office:value-type="string">
            <text:p/>
          </table:table-cell>
          <table:table-cell office:value-type="string">
            <text:p>定向照明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10</text:p>
          </table:table-cell>
          <table:table-cell office:value-type="string">
            <text:p>directional power relay</text:p>
          </table:table-cell>
          <table:table-cell office:value-type="string">
            <text:p>定向功率繼電器</text:p>
          </table:table-cell>
          <table:table-cell office:value-type="string">
            <text:p/>
          </table:table-cell>
          <table:table-cell office:value-type="string">
            <text:p>功率方向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11</text:p>
          </table:table-cell>
          <table:table-cell office:value-type="string">
            <text:p>directional relay</text:p>
          </table:table-cell>
          <table:table-cell office:value-type="string">
            <text:p>方向電驛；測向電驛；定向電驛</text:p>
          </table:table-cell>
          <table:table-cell office:value-type="string">
            <text:p/>
          </table:table-cell>
          <table:table-cell office:value-type="string">
            <text:p>方向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12</text:p>
          </table:table-cell>
          <table:table-cell office:value-type="string">
            <text:p>directly ionizing particle</text:p>
          </table:table-cell>
          <table:table-cell office:value-type="string">
            <text:p>直接游離粒子</text:p>
          </table:table-cell>
          <table:table-cell office:value-type="string">
            <text:p/>
          </table:table-cell>
          <table:table-cell office:value-type="string">
            <text:p>直接[致]电离粒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13</text:p>
          </table:table-cell>
          <table:table-cell office:value-type="string">
            <text:p>disability glare</text:p>
          </table:table-cell>
          <table:table-cell office:value-type="string">
            <text:p>減能眩光</text:p>
          </table:table-cell>
          <table:table-cell office:value-type="string">
            <text:p/>
          </table:table-cell>
          <table:table-cell office:value-type="string">
            <text:p>失能眩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14</text:p>
          </table:table-cell>
          <table:table-cell office:value-type="string">
            <text:p>disadvantage factor</text:p>
          </table:table-cell>
          <table:table-cell office:value-type="string">
            <text:p>不利因數</text:p>
          </table:table-cell>
          <table:table-cell office:value-type="string">
            <text:p/>
          </table:table-cell>
          <table:table-cell office:value-type="string">
            <text:p>不利因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15</text:p>
          </table:table-cell>
          <table:table-cell office:value-type="string">
            <text:p>disc</text:p>
          </table:table-cell>
          <table:table-cell office:value-type="string">
            <text:p>磁碟</text:p>
          </table:table-cell>
          <table:table-cell office:value-type="string">
            <text:p/>
          </table:table-cell>
          <table:table-cell office:value-type="string">
            <text:p>碟形元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16</text:p>
          </table:table-cell>
          <table:table-cell office:value-type="string">
            <text:p>disc coil</text:p>
          </table:table-cell>
          <table:table-cell office:value-type="string">
            <text:p>碟形線圈</text:p>
          </table:table-cell>
          <table:table-cell office:value-type="string">
            <text:p/>
          </table:table-cell>
          <table:table-cell office:value-type="string">
            <text:p>饼式线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17</text:p>
          </table:table-cell>
          <table:table-cell office:value-type="string">
            <text:p>disc recorder</text:p>
          </table:table-cell>
          <table:table-cell office:value-type="string">
            <text:p>圓盤錄音機；唱片錄音機</text:p>
          </table:table-cell>
          <table:table-cell office:value-type="string">
            <text:p/>
          </table:table-cell>
          <table:table-cell office:value-type="string">
            <text:p>圆盘形记录仪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18</text:p>
          </table:table-cell>
          <table:table-cell office:value-type="string">
            <text:p>discharge capacity</text:p>
          </table:table-cell>
          <table:table-cell office:value-type="string">
            <text:p>放電容量；流量</text:p>
          </table:table-cell>
          <table:table-cell office:value-type="string">
            <text:p/>
          </table:table-cell>
          <table:table-cell office:value-type="string">
            <text:p>放电容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19</text:p>
          </table:table-cell>
          <table:table-cell office:value-type="string">
            <text:p>discharge capacity</text:p>
          </table:table-cell>
          <table:table-cell office:value-type="string">
            <text:p>放電容量；流量</text:p>
          </table:table-cell>
          <table:table-cell office:value-type="string">
            <text:p/>
          </table:table-cell>
          <table:table-cell office:value-type="string">
            <text:p>通流容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20</text:p>
          </table:table-cell>
          <table:table-cell office:value-type="string">
            <text:p>discharge chute</text:p>
          </table:table-cell>
          <table:table-cell office:value-type="string">
            <text:p>卸料槽</text:p>
          </table:table-cell>
          <table:table-cell office:value-type="string">
            <text:p/>
          </table:table-cell>
          <table:table-cell office:value-type="string">
            <text:p>排料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21</text:p>
          </table:table-cell>
          <table:table-cell office:value-type="string">
            <text:p>discharge curve</text:p>
          </table:table-cell>
          <table:table-cell office:value-type="string">
            <text:p>放電曲線</text:p>
          </table:table-cell>
          <table:table-cell office:value-type="string">
            <text:p/>
          </table:table-cell>
          <table:table-cell office:value-type="string">
            <text:p>放电曲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22</text:p>
          </table:table-cell>
          <table:table-cell office:value-type="string">
            <text:p>discharge energy test</text:p>
          </table:table-cell>
          <table:table-cell office:value-type="string">
            <text:p>放電能量試驗</text:p>
          </table:table-cell>
          <table:table-cell office:value-type="string">
            <text:p/>
          </table:table-cell>
          <table:table-cell office:value-type="string">
            <text:p>放电能量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23</text:p>
          </table:table-cell>
          <table:table-cell office:value-type="string">
            <text:p>discharge inception test</text:p>
          </table:table-cell>
          <table:table-cell office:value-type="string">
            <text:p>起暈試驗；開始放電試驗</text:p>
          </table:table-cell>
          <table:table-cell office:value-type="string">
            <text:p/>
          </table:table-cell>
          <table:table-cell office:value-type="string">
            <text:p>放电起始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24</text:p>
          </table:table-cell>
          <table:table-cell office:value-type="string">
            <text:p>discharge lamp</text:p>
          </table:table-cell>
          <table:table-cell office:value-type="string">
            <text:p>放電燈</text:p>
          </table:table-cell>
          <table:table-cell office:value-type="string">
            <text:p/>
          </table:table-cell>
          <table:table-cell office:value-type="string">
            <text:p>放电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25</text:p>
          </table:table-cell>
          <table:table-cell office:value-type="string">
            <text:p>discharge opening</text:p>
          </table:table-cell>
          <table:table-cell office:value-type="string">
            <text:p>出風口；出料孔；泄水口</text:p>
          </table:table-cell>
          <table:table-cell office:value-type="string">
            <text:p/>
          </table:table-cell>
          <table:table-cell office:value-type="string">
            <text:p>排料口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26</text:p>
          </table:table-cell>
          <table:table-cell office:value-type="string">
            <text:p>discharge rate</text:p>
          </table:table-cell>
          <table:table-cell office:value-type="string">
            <text:p>放電率</text:p>
          </table:table-cell>
          <table:table-cell office:value-type="string">
            <text:p/>
          </table:table-cell>
          <table:table-cell office:value-type="string">
            <text:p>放电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27</text:p>
          </table:table-cell>
          <table:table-cell office:value-type="string">
            <text:p>discharge resistor</text:p>
          </table:table-cell>
          <table:table-cell office:value-type="string">
            <text:p>放電電阻器</text:p>
          </table:table-cell>
          <table:table-cell office:value-type="string">
            <text:p/>
          </table:table-cell>
          <table:table-cell office:value-type="string">
            <text:p>放电电阻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28</text:p>
          </table:table-cell>
          <table:table-cell office:value-type="string">
            <text:p>discharge test</text:p>
          </table:table-cell>
          <table:table-cell office:value-type="string">
            <text:p>放電試驗</text:p>
          </table:table-cell>
          <table:table-cell office:value-type="string">
            <text:p/>
          </table:table-cell>
          <table:table-cell office:value-type="string">
            <text:p>放电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29</text:p>
          </table:table-cell>
          <table:table-cell office:value-type="string">
            <text:p>discomfort glare</text:p>
          </table:table-cell>
          <table:table-cell office:value-type="string">
            <text:p>不舒適眩光</text:p>
          </table:table-cell>
          <table:table-cell office:value-type="string">
            <text:p/>
          </table:table-cell>
          <table:table-cell office:value-type="string">
            <text:p>不舒适眩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30</text:p>
          </table:table-cell>
          <table:table-cell office:value-type="string">
            <text:p>discontinuous control</text:p>
          </table:table-cell>
          <table:table-cell office:value-type="string">
            <text:p>不連續控制</text:p>
          </table:table-cell>
          <table:table-cell office:value-type="string">
            <text:p/>
          </table:table-cell>
          <table:table-cell office:value-type="string">
            <text:p>断续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31</text:p>
          </table:table-cell>
          <table:table-cell office:value-type="string">
            <text:p>discriminating element</text:p>
          </table:table-cell>
          <table:table-cell office:value-type="string">
            <text:p>鑑別元件</text:p>
          </table:table-cell>
          <table:table-cell office:value-type="string">
            <text:p/>
          </table:table-cell>
          <table:table-cell office:value-type="string">
            <text:p>判别元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32</text:p>
          </table:table-cell>
          <table:table-cell office:value-type="string">
            <text:p>discriminator</text:p>
          </table:table-cell>
          <table:table-cell office:value-type="string">
            <text:p>鑑別器</text:p>
          </table:table-cell>
          <table:table-cell office:value-type="string">
            <text:p/>
          </table:table-cell>
          <table:table-cell office:value-type="string">
            <text:p>甄别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33</text:p>
          </table:table-cell>
          <table:table-cell office:value-type="string">
            <text:p>dishwasher</text:p>
          </table:table-cell>
          <table:table-cell office:value-type="string">
            <text:p>洗碟機</text:p>
          </table:table-cell>
          <table:table-cell office:value-type="string">
            <text:p/>
          </table:table-cell>
          <table:table-cell office:value-type="string">
            <text:p>洗碗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34</text:p>
          </table:table-cell>
          <table:table-cell office:value-type="string">
            <text:p>disintegration energy</text:p>
          </table:table-cell>
          <table:table-cell office:value-type="string">
            <text:p>衰變能</text:p>
          </table:table-cell>
          <table:table-cell office:value-type="string">
            <text:p/>
          </table:table-cell>
          <table:table-cell office:value-type="string">
            <text:p>蜕变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35</text:p>
          </table:table-cell>
          <table:table-cell office:value-type="string">
            <text:p>dismantling</text:p>
          </table:table-cell>
          <table:table-cell office:value-type="string">
            <text:p>拆卸</text:p>
          </table:table-cell>
          <table:table-cell office:value-type="string">
            <text:p/>
          </table:table-cell>
          <table:table-cell office:value-type="string">
            <text:p>拆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36</text:p>
          </table:table-cell>
          <table:table-cell office:value-type="string">
            <text:p>dispersion</text:p>
          </table:table-cell>
          <table:table-cell office:value-type="string">
            <text:p>分散；色散；頻散布</text:p>
          </table:table-cell>
          <table:table-cell office:value-type="string">
            <text:p/>
          </table:table-cell>
          <table:table-cell office:value-type="string">
            <text:p>色散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37</text:p>
          </table:table-cell>
          <table:table-cell office:value-type="string">
            <text:p>dispersive medium</text:p>
          </table:table-cell>
          <table:table-cell office:value-type="string">
            <text:p>雜散介質</text:p>
          </table:table-cell>
          <table:table-cell office:value-type="string">
            <text:p/>
          </table:table-cell>
          <table:table-cell office:value-type="string">
            <text:p>色散媒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38</text:p>
          </table:table-cell>
          <table:table-cell office:value-type="string">
            <text:p>displacement angle</text:p>
          </table:table-cell>
          <table:table-cell office:value-type="string">
            <text:p>位移角</text:p>
          </table:table-cell>
          <table:table-cell office:value-type="string">
            <text:p/>
          </table:table-cell>
          <table:table-cell office:value-type="string">
            <text:p>相位移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39</text:p>
          </table:table-cell>
          <table:table-cell office:value-type="string">
            <text:p>displacement current</text:p>
          </table:table-cell>
          <table:table-cell office:value-type="string">
            <text:p>位移電流</text:p>
          </table:table-cell>
          <table:table-cell office:value-type="string">
            <text:p/>
          </table:table-cell>
          <table:table-cell office:value-type="string">
            <text:p>位移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40</text:p>
          </table:table-cell>
          <table:table-cell office:value-type="string">
            <text:p>displacement factor</text:p>
          </table:table-cell>
          <table:table-cell office:value-type="string">
            <text:p>位移因數</text:p>
          </table:table-cell>
          <table:table-cell office:value-type="string">
            <text:p/>
          </table:table-cell>
          <table:table-cell office:value-type="string">
            <text:p>位移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41</text:p>
          </table:table-cell>
          <table:table-cell office:value-type="string">
            <text:p>disruptive discharge</text:p>
          </table:table-cell>
          <table:table-cell office:value-type="string">
            <text:p>擊穿放電；火花放電</text:p>
          </table:table-cell>
          <table:table-cell office:value-type="string">
            <text:p/>
          </table:table-cell>
          <table:table-cell office:value-type="string">
            <text:p>破坏性放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42</text:p>
          </table:table-cell>
          <table:table-cell office:value-type="string">
            <text:p>dissipation factor test</text:p>
          </table:table-cell>
          <table:table-cell office:value-type="string">
            <text:p>損耗因數試驗</text:p>
          </table:table-cell>
          <table:table-cell office:value-type="string">
            <text:p/>
          </table:table-cell>
          <table:table-cell office:value-type="string">
            <text:p>[介质]损耗因数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43</text:p>
          </table:table-cell>
          <table:table-cell office:value-type="string">
            <text:p>distance</text:p>
          </table:table-cell>
          <table:table-cell office:value-type="string">
            <text:p>距離</text:p>
          </table:table-cell>
          <table:table-cell office:value-type="string">
            <text:p/>
          </table:table-cell>
          <table:table-cell office:value-type="string">
            <text:p>距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44</text:p>
          </table:table-cell>
          <table:table-cell office:value-type="string">
            <text:p>distance protection</text:p>
          </table:table-cell>
          <table:table-cell office:value-type="string">
            <text:p>測距保護</text:p>
          </table:table-cell>
          <table:table-cell office:value-type="string">
            <text:p/>
          </table:table-cell>
          <table:table-cell office:value-type="string">
            <text:p>距离保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45</text:p>
          </table:table-cell>
          <table:table-cell office:value-type="string">
            <text:p>distance relay</text:p>
          </table:table-cell>
          <table:table-cell office:value-type="string">
            <text:p>測距電驛</text:p>
          </table:table-cell>
          <table:table-cell office:value-type="string">
            <text:p/>
          </table:table-cell>
          <table:table-cell office:value-type="string">
            <text:p>距离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46</text:p>
          </table:table-cell>
          <table:table-cell office:value-type="string">
            <text:p>distortion</text:p>
          </table:table-cell>
          <table:table-cell office:value-type="string">
            <text:p>失真；畸變</text:p>
          </table:table-cell>
          <table:table-cell office:value-type="string">
            <text:p/>
          </table:table-cell>
          <table:table-cell office:value-type="string">
            <text:p>畸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47</text:p>
          </table:table-cell>
          <table:table-cell office:value-type="string">
            <text:p>distortion power</text:p>
          </table:table-cell>
          <table:table-cell office:value-type="string">
            <text:p>畸變功率；畸變電力</text:p>
          </table:table-cell>
          <table:table-cell office:value-type="string">
            <text:p/>
          </table:table-cell>
          <table:table-cell office:value-type="string">
            <text:p>畸变功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48</text:p>
          </table:table-cell>
          <table:table-cell office:value-type="string">
            <text:p>distributed circuit</text:p>
          </table:table-cell>
          <table:table-cell office:value-type="string">
            <text:p>分布參數電路</text:p>
          </table:table-cell>
          <table:table-cell office:value-type="string">
            <text:p/>
          </table:table-cell>
          <table:table-cell office:value-type="string">
            <text:p>分布参数电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49</text:p>
          </table:table-cell>
          <table:table-cell office:value-type="string">
            <text:p>distributed resistance</text:p>
          </table:table-cell>
          <table:table-cell office:value-type="string">
            <text:p>分布電阻</text:p>
          </table:table-cell>
          <table:table-cell office:value-type="string">
            <text:p/>
          </table:table-cell>
          <table:table-cell office:value-type="string">
            <text:p>分布电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50</text:p>
          </table:table-cell>
          <table:table-cell office:value-type="string">
            <text:p>distributed winding</text:p>
          </table:table-cell>
          <table:table-cell office:value-type="string">
            <text:p>分布繞組</text:p>
          </table:table-cell>
          <table:table-cell office:value-type="string">
            <text:p/>
          </table:table-cell>
          <table:table-cell office:value-type="string">
            <text:p>分布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51</text:p>
          </table:table-cell>
          <table:table-cell office:value-type="string">
            <text:p>distributed-parameter system</text:p>
          </table:table-cell>
          <table:table-cell office:value-type="string">
            <text:p>分布參數系統</text:p>
          </table:table-cell>
          <table:table-cell office:value-type="string">
            <text:p/>
          </table:table-cell>
          <table:table-cell office:value-type="string">
            <text:p>分布参数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52</text:p>
          </table:table-cell>
          <table:table-cell office:value-type="string">
            <text:p>distribution board</text:p>
          </table:table-cell>
          <table:table-cell office:value-type="string">
            <text:p>配電板；配電盤</text:p>
          </table:table-cell>
          <table:table-cell office:value-type="string">
            <text:p/>
          </table:table-cell>
          <table:table-cell office:value-type="string">
            <text:p>配电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53</text:p>
          </table:table-cell>
          <table:table-cell office:value-type="string">
            <text:p>distribution circuit</text:p>
          </table:table-cell>
          <table:table-cell office:value-type="string">
            <text:p>配電線路</text:p>
          </table:table-cell>
          <table:table-cell office:value-type="string">
            <text:p/>
          </table:table-cell>
          <table:table-cell office:value-type="string">
            <text:p>配电回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54</text:p>
          </table:table-cell>
          <table:table-cell office:value-type="string">
            <text:p>distribution function</text:p>
          </table:table-cell>
          <table:table-cell office:value-type="string">
            <text:p>分布函數</text:p>
          </table:table-cell>
          <table:table-cell office:value-type="string">
            <text:p/>
          </table:table-cell>
          <table:table-cell office:value-type="string">
            <text:p>分布函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55</text:p>
          </table:table-cell>
          <table:table-cell office:value-type="string">
            <text:p>distribution switchboard</text:p>
          </table:table-cell>
          <table:table-cell office:value-type="string">
            <text:p>配電開關板</text:p>
          </table:table-cell>
          <table:table-cell office:value-type="string">
            <text:p/>
          </table:table-cell>
          <table:table-cell office:value-type="string">
            <text:p>配电开关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56</text:p>
          </table:table-cell>
          <table:table-cell office:value-type="string">
            <text:p>distribution temperature</text:p>
          </table:table-cell>
          <table:table-cell office:value-type="string">
            <text:p>分布溫度</text:p>
          </table:table-cell>
          <table:table-cell office:value-type="string">
            <text:p/>
          </table:table-cell>
          <table:table-cell office:value-type="string">
            <text:p>分布温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57</text:p>
          </table:table-cell>
          <table:table-cell office:value-type="string">
            <text:p>distribution transformer</text:p>
          </table:table-cell>
          <table:table-cell office:value-type="string">
            <text:p>配電變壓器</text:p>
          </table:table-cell>
          <table:table-cell office:value-type="string">
            <text:p/>
          </table:table-cell>
          <table:table-cell office:value-type="string">
            <text:p>配电变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58</text:p>
          </table:table-cell>
          <table:table-cell office:value-type="string">
            <text:p>distributor box</text:p>
          </table:table-cell>
          <table:table-cell office:value-type="string">
            <text:p>配電箱；分線箱</text:p>
          </table:table-cell>
          <table:table-cell office:value-type="string">
            <text:p/>
          </table:table-cell>
          <table:table-cell office:value-type="string">
            <text:p>分配箱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59</text:p>
          </table:table-cell>
          <table:table-cell office:value-type="string">
            <text:p>disturbance</text:p>
          </table:table-cell>
          <table:table-cell office:value-type="string">
            <text:p>擾動；干擾</text:p>
          </table:table-cell>
          <table:table-cell office:value-type="string">
            <text:p/>
          </table:table-cell>
          <table:table-cell office:value-type="string">
            <text:p>扰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60</text:p>
          </table:table-cell>
          <table:table-cell office:value-type="string">
            <text:p>divergence</text:p>
          </table:table-cell>
          <table:table-cell office:value-type="string">
            <text:p>散度；發散；擴散</text:p>
          </table:table-cell>
          <table:table-cell office:value-type="string">
            <text:p/>
          </table:table-cell>
          <table:table-cell office:value-type="string">
            <text:p>散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61</text:p>
          </table:table-cell>
          <table:table-cell office:value-type="string">
            <text:p>divergence theorem</text:p>
          </table:table-cell>
          <table:table-cell office:value-type="string">
            <text:p>散度定理；發散定理</text:p>
          </table:table-cell>
          <table:table-cell office:value-type="string">
            <text:p/>
          </table:table-cell>
          <table:table-cell office:value-type="string">
            <text:p>散度定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62</text:p>
          </table:table-cell>
          <table:table-cell office:value-type="string">
            <text:p>divergent reaction</text:p>
          </table:table-cell>
          <table:table-cell office:value-type="string">
            <text:p>發散反應</text:p>
          </table:table-cell>
          <table:table-cell office:value-type="string">
            <text:p/>
          </table:table-cell>
          <table:table-cell office:value-type="string">
            <text:p>超临界反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63</text:p>
          </table:table-cell>
          <table:table-cell office:value-type="string">
            <text:p>dividing box</text:p>
          </table:table-cell>
          <table:table-cell office:value-type="string">
            <text:p>電纜頭；電纜分箱</text:p>
          </table:table-cell>
          <table:table-cell office:value-type="string">
            <text:p/>
          </table:table-cell>
          <table:table-cell office:value-type="string">
            <text:p>分线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64</text:p>
          </table:table-cell>
          <table:table-cell office:value-type="string">
            <text:p>division</text:p>
          </table:table-cell>
          <table:table-cell office:value-type="string">
            <text:p>分度；除；除法；劃分；分；部門；部分；擋板；間隔</text:p>
          </table:table-cell>
          <table:table-cell office:value-type="string">
            <text:p/>
          </table:table-cell>
          <table:table-cell office:value-type="string">
            <text:p>除法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65</text:p>
          </table:table-cell>
          <table:table-cell office:value-type="string">
            <text:p>domain wall</text:p>
          </table:table-cell>
          <table:table-cell office:value-type="string">
            <text:p>疇壁</text:p>
          </table:table-cell>
          <table:table-cell office:value-type="string">
            <text:p/>
          </table:table-cell>
          <table:table-cell office:value-type="string">
            <text:p>畴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66</text:p>
          </table:table-cell>
          <table:table-cell office:value-type="string">
            <text:p>dominant wavelength</text:p>
          </table:table-cell>
          <table:table-cell office:value-type="string">
            <text:p>主模波長；主波長</text:p>
          </table:table-cell>
          <table:table-cell office:value-type="string">
            <text:p/>
          </table:table-cell>
          <table:table-cell office:value-type="string">
            <text:p>主波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67</text:p>
          </table:table-cell>
          <table:table-cell office:value-type="string">
            <text:p>donor</text:p>
          </table:table-cell>
          <table:table-cell office:value-type="string">
            <text:p>施子；施體</text:p>
          </table:table-cell>
          <table:table-cell office:value-type="string">
            <text:p/>
          </table:table-cell>
          <table:table-cell office:value-type="string">
            <text:p>施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68</text:p>
          </table:table-cell>
          <table:table-cell office:value-type="string">
            <text:p>door switch</text:p>
          </table:table-cell>
          <table:table-cell office:value-type="string">
            <text:p>門開關</text:p>
          </table:table-cell>
          <table:table-cell office:value-type="string">
            <text:p/>
          </table:table-cell>
          <table:table-cell office:value-type="string">
            <text:p>门开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69</text:p>
          </table:table-cell>
          <table:table-cell office:value-type="string">
            <text:p>doping</text:p>
          </table:table-cell>
          <table:table-cell office:value-type="string">
            <text:p>摻雜</text:p>
          </table:table-cell>
          <table:table-cell office:value-type="string">
            <text:p/>
          </table:table-cell>
          <table:table-cell office:value-type="string">
            <text:p>掺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70</text:p>
          </table:table-cell>
          <table:table-cell office:value-type="string">
            <text:p>dose</text:p>
          </table:table-cell>
          <table:table-cell office:value-type="string">
            <text:p>劑量；用量；配量；放射性劑量</text:p>
          </table:table-cell>
          <table:table-cell office:value-type="string">
            <text:p/>
          </table:table-cell>
          <table:table-cell office:value-type="string">
            <text:p>剂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71</text:p>
          </table:table-cell>
          <table:table-cell office:value-type="string">
            <text:p>dose equivalent</text:p>
          </table:table-cell>
          <table:table-cell office:value-type="string">
            <text:p>等效劑量</text:p>
          </table:table-cell>
          <table:table-cell office:value-type="string">
            <text:p/>
          </table:table-cell>
          <table:table-cell office:value-type="string">
            <text:p>剂量当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72</text:p>
          </table:table-cell>
          <table:table-cell office:value-type="string">
            <text:p>dose rate</text:p>
          </table:table-cell>
          <table:table-cell office:value-type="string">
            <text:p>劑量率</text:p>
          </table:table-cell>
          <table:table-cell office:value-type="string">
            <text:p/>
          </table:table-cell>
          <table:table-cell office:value-type="string">
            <text:p>剂量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73</text:p>
          </table:table-cell>
          <table:table-cell office:value-type="string">
            <text:p>double commutator motor</text:p>
          </table:table-cell>
          <table:table-cell office:value-type="string">
            <text:p>雙換向器電動機</text:p>
          </table:table-cell>
          <table:table-cell office:value-type="string">
            <text:p/>
          </table:table-cell>
          <table:table-cell office:value-type="string">
            <text:p>双换向器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74</text:p>
          </table:table-cell>
          <table:table-cell office:value-type="string">
            <text:p>double contact wire system</text:p>
          </table:table-cell>
          <table:table-cell office:value-type="string">
            <text:p>雙接觸導線系統</text:p>
          </table:table-cell>
          <table:table-cell office:value-type="string">
            <text:p/>
          </table:table-cell>
          <table:table-cell office:value-type="string">
            <text:p>双接触导线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75</text:p>
          </table:table-cell>
          <table:table-cell office:value-type="string">
            <text:p>double insulation</text:p>
          </table:table-cell>
          <table:table-cell office:value-type="string">
            <text:p>雙層絕緣；雙重絕緣</text:p>
          </table:table-cell>
          <table:table-cell office:value-type="string">
            <text:p/>
          </table:table-cell>
          <table:table-cell office:value-type="string">
            <text:p>双重绝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76</text:p>
          </table:table-cell>
          <table:table-cell office:value-type="string">
            <text:p>double layer</text:p>
          </table:table-cell>
          <table:table-cell office:value-type="string">
            <text:p>雙層</text:p>
          </table:table-cell>
          <table:table-cell office:value-type="string">
            <text:p/>
          </table:table-cell>
          <table:table-cell office:value-type="string">
            <text:p>[电]双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77</text:p>
          </table:table-cell>
          <table:table-cell office:value-type="string">
            <text:p>double wound synchronous generator</text:p>
          </table:table-cell>
          <table:table-cell office:value-type="string">
            <text:p>雙線繞式同步發電機</text:p>
          </table:table-cell>
          <table:table-cell office:value-type="string">
            <text:p/>
          </table:table-cell>
          <table:table-cell office:value-type="string">
            <text:p>双绕组同步发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78</text:p>
          </table:table-cell>
          <table:table-cell office:value-type="string">
            <text:p>down time</text:p>
          </table:table-cell>
          <table:table-cell office:value-type="string">
            <text:p>停機時間；停工時間；故障時間</text:p>
          </table:table-cell>
          <table:table-cell office:value-type="string">
            <text:p/>
          </table:table-cell>
          <table:table-cell office:value-type="string">
            <text:p>不能工作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79</text:p>
          </table:table-cell>
          <table:table-cell office:value-type="string">
            <text:p>downlight</text:p>
          </table:table-cell>
          <table:table-cell office:value-type="string">
            <text:p>下向光；下照燈</text:p>
          </table:table-cell>
          <table:table-cell office:value-type="string">
            <text:p/>
          </table:table-cell>
          <table:table-cell office:value-type="string">
            <text:p>嵌顶灯[具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80</text:p>
          </table:table-cell>
          <table:table-cell office:value-type="string">
            <text:p>drain</text:p>
          </table:table-cell>
          <table:table-cell office:value-type="string">
            <text:p>汲極；洩流</text:p>
          </table:table-cell>
          <table:table-cell office:value-type="string">
            <text:p/>
          </table:table-cell>
          <table:table-cell office:value-type="string">
            <text:p>排液装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81</text:p>
          </table:table-cell>
          <table:table-cell office:value-type="string">
            <text:p>drain valve</text:p>
          </table:table-cell>
          <table:table-cell office:value-type="string">
            <text:p>排水閥；排流閥</text:p>
          </table:table-cell>
          <table:table-cell office:value-type="string">
            <text:p/>
          </table:table-cell>
          <table:table-cell office:value-type="string">
            <text:p>排水阀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82</text:p>
          </table:table-cell>
          <table:table-cell office:value-type="string">
            <text:p>drawing</text:p>
          </table:table-cell>
          <table:table-cell office:value-type="string">
            <text:p>拉；抽；牽引；拉制；回火；退火；繪圖；圖</text:p>
          </table:table-cell>
          <table:table-cell office:value-type="string">
            <text:p/>
          </table:table-cell>
          <table:table-cell office:value-type="string">
            <text:p>图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83</text:p>
          </table:table-cell>
          <table:table-cell office:value-type="string">
            <text:p>drawing furnace</text:p>
          </table:table-cell>
          <table:table-cell office:value-type="string">
            <text:p>回火爐；退火爐</text:p>
          </table:table-cell>
          <table:table-cell office:value-type="string">
            <text:p/>
          </table:table-cell>
          <table:table-cell office:value-type="string">
            <text:p>牵引式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84</text:p>
          </table:table-cell>
          <table:table-cell office:value-type="string">
            <text:p>drier</text:p>
          </table:table-cell>
          <table:table-cell office:value-type="string">
            <text:p>烘箱；乾燥機；乾燥劑</text:p>
          </table:table-cell>
          <table:table-cell office:value-type="string">
            <text:p/>
          </table:table-cell>
          <table:table-cell office:value-type="string">
            <text:p>干燥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85</text:p>
          </table:table-cell>
          <table:table-cell office:value-type="string">
            <text:p>drift</text:p>
          </table:table-cell>
          <table:table-cell office:value-type="string">
            <text:p>漂移</text:p>
          </table:table-cell>
          <table:table-cell office:value-type="string">
            <text:p/>
          </table:table-cell>
          <table:table-cell office:value-type="string">
            <text:p>漂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86</text:p>
          </table:table-cell>
          <table:table-cell office:value-type="string">
            <text:p>drift tube</text:p>
          </table:table-cell>
          <table:table-cell office:value-type="string">
            <text:p>漂移管</text:p>
          </table:table-cell>
          <table:table-cell office:value-type="string">
            <text:p/>
          </table:table-cell>
          <table:table-cell office:value-type="string">
            <text:p>漂移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87</text:p>
          </table:table-cell>
          <table:table-cell office:value-type="string">
            <text:p>driving</text:p>
          </table:table-cell>
          <table:table-cell office:value-type="string">
            <text:p>激勵；傳動；驅動</text:p>
          </table:table-cell>
          <table:table-cell office:value-type="string">
            <text:p/>
          </table:table-cell>
          <table:table-cell office:value-type="string">
            <text:p>驾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88</text:p>
          </table:table-cell>
          <table:table-cell office:value-type="string">
            <text:p>driving mechanism</text:p>
          </table:table-cell>
          <table:table-cell office:value-type="string">
            <text:p>驅動機構</text:p>
          </table:table-cell>
          <table:table-cell office:value-type="string">
            <text:p/>
          </table:table-cell>
          <table:table-cell office:value-type="string">
            <text:p>驱动机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89</text:p>
          </table:table-cell>
          <table:table-cell office:value-type="string">
            <text:p>driving point impedance</text:p>
          </table:table-cell>
          <table:table-cell office:value-type="string">
            <text:p>驅動點阻抗</text:p>
          </table:table-cell>
          <table:table-cell office:value-type="string">
            <text:p/>
          </table:table-cell>
          <table:table-cell office:value-type="string">
            <text:p>策动点阻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90</text:p>
          </table:table-cell>
          <table:table-cell office:value-type="string">
            <text:p>drooping characteristic</text:p>
          </table:table-cell>
          <table:table-cell office:value-type="string">
            <text:p>下降特性</text:p>
          </table:table-cell>
          <table:table-cell office:value-type="string">
            <text:p/>
          </table:table-cell>
          <table:table-cell office:value-type="string">
            <text:p>压降特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91</text:p>
          </table:table-cell>
          <table:table-cell office:value-type="string">
            <text:p>drum controller</text:p>
          </table:table-cell>
          <table:table-cell office:value-type="string">
            <text:p>鼓形控制器</text:p>
          </table:table-cell>
          <table:table-cell office:value-type="string">
            <text:p/>
          </table:table-cell>
          <table:table-cell office:value-type="string">
            <text:p>鼓形控制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92</text:p>
          </table:table-cell>
          <table:table-cell office:value-type="string">
            <text:p>drum recorder</text:p>
          </table:table-cell>
          <table:table-cell office:value-type="string">
            <text:p>筒式記錄器</text:p>
          </table:table-cell>
          <table:table-cell office:value-type="string">
            <text:p/>
          </table:table-cell>
          <table:table-cell office:value-type="string">
            <text:p>鼓形[纸]记录仪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93</text:p>
          </table:table-cell>
          <table:table-cell office:value-type="string">
            <text:p>dry cell</text:p>
          </table:table-cell>
          <table:table-cell office:value-type="string">
            <text:p>乾電池</text:p>
          </table:table-cell>
          <table:table-cell office:value-type="string">
            <text:p/>
          </table:table-cell>
          <table:table-cell office:value-type="string">
            <text:p>干电池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94</text:p>
          </table:table-cell>
          <table:table-cell office:value-type="string">
            <text:p>dryer</text:p>
          </table:table-cell>
          <table:table-cell office:value-type="string">
            <text:p>乾燥器；烘箱；乾燥劑</text:p>
          </table:table-cell>
          <table:table-cell office:value-type="string">
            <text:p/>
          </table:table-cell>
          <table:table-cell office:value-type="string">
            <text:p>干衣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95</text:p>
          </table:table-cell>
          <table:table-cell office:value-type="string">
            <text:p>dry-type transformer</text:p>
          </table:table-cell>
          <table:table-cell office:value-type="string">
            <text:p>乾式變壓器</text:p>
          </table:table-cell>
          <table:table-cell office:value-type="string">
            <text:p/>
          </table:table-cell>
          <table:table-cell office:value-type="string">
            <text:p>干式变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96</text:p>
          </table:table-cell>
          <table:table-cell office:value-type="string">
            <text:p>dual network</text:p>
          </table:table-cell>
          <table:table-cell office:value-type="string">
            <text:p>對偶網路；互易網路</text:p>
          </table:table-cell>
          <table:table-cell office:value-type="string">
            <text:p/>
          </table:table-cell>
          <table:table-cell office:value-type="string">
            <text:p>对偶网络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97</text:p>
          </table:table-cell>
          <table:table-cell office:value-type="string">
            <text:p>dual purpose voltage transformer</text:p>
          </table:table-cell>
          <table:table-cell office:value-type="string">
            <text:p>雙功能電壓互感器</text:p>
          </table:table-cell>
          <table:table-cell office:value-type="string">
            <text:p/>
          </table:table-cell>
          <table:table-cell office:value-type="string">
            <text:p>双功能电压互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98</text:p>
          </table:table-cell>
          <table:table-cell office:value-type="string">
            <text:p>dual-cycle reactor</text:p>
          </table:table-cell>
          <table:table-cell office:value-type="string">
            <text:p>雙循環反應器</text:p>
          </table:table-cell>
          <table:table-cell office:value-type="string">
            <text:p/>
          </table:table-cell>
          <table:table-cell office:value-type="string">
            <text:p>双循环[反应]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599</text:p>
          </table:table-cell>
          <table:table-cell office:value-type="string">
            <text:p>duct spacer</text:p>
          </table:table-cell>
          <table:table-cell office:value-type="string">
            <text:p>風道隔片</text:p>
          </table:table-cell>
          <table:table-cell office:value-type="string">
            <text:p/>
          </table:table-cell>
          <table:table-cell office:value-type="string">
            <text:p>通风槽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00</text:p>
          </table:table-cell>
          <table:table-cell office:value-type="string">
            <text:p>dummy coil</text:p>
          </table:table-cell>
          <table:table-cell office:value-type="string">
            <text:p>虛擬線圈；仿真線圈</text:p>
          </table:table-cell>
          <table:table-cell office:value-type="string">
            <text:p/>
          </table:table-cell>
          <table:table-cell office:value-type="string">
            <text:p>死线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01</text:p>
          </table:table-cell>
          <table:table-cell office:value-type="string">
            <text:p>duplex lap winding</text:p>
          </table:table-cell>
          <table:table-cell office:value-type="string">
            <text:p>雙疊繞組</text:p>
          </table:table-cell>
          <table:table-cell office:value-type="string">
            <text:p/>
          </table:table-cell>
          <table:table-cell office:value-type="string">
            <text:p>双叠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02</text:p>
          </table:table-cell>
          <table:table-cell office:value-type="string">
            <text:p>duplex wave winding</text:p>
          </table:table-cell>
          <table:table-cell office:value-type="string">
            <text:p>雙波繞組</text:p>
          </table:table-cell>
          <table:table-cell office:value-type="string">
            <text:p/>
          </table:table-cell>
          <table:table-cell office:value-type="string">
            <text:p>双波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03</text:p>
          </table:table-cell>
          <table:table-cell office:value-type="string">
            <text:p>durability</text:p>
          </table:table-cell>
          <table:table-cell office:value-type="string">
            <text:p>耐久性；耐受性；壽命；強度</text:p>
          </table:table-cell>
          <table:table-cell office:value-type="string">
            <text:p/>
          </table:table-cell>
          <table:table-cell office:value-type="string">
            <text:p>耐久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04</text:p>
          </table:table-cell>
          <table:table-cell office:value-type="string">
            <text:p>dust seal</text:p>
          </table:table-cell>
          <table:table-cell office:value-type="string">
            <text:p>防塵密封；防塵圈</text:p>
          </table:table-cell>
          <table:table-cell office:value-type="string">
            <text:p/>
          </table:table-cell>
          <table:table-cell office:value-type="string">
            <text:p>尘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05</text:p>
          </table:table-cell>
          <table:table-cell office:value-type="string">
            <text:p>dusting</text:p>
          </table:table-cell>
          <table:table-cell office:value-type="string">
            <text:p>成塵；起塵；除塵；吸塵；塗粉；撒粉</text:p>
          </table:table-cell>
          <table:table-cell office:value-type="string">
            <text:p/>
          </table:table-cell>
          <table:table-cell office:value-type="string">
            <text:p>粉化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06</text:p>
          </table:table-cell>
          <table:table-cell office:value-type="string">
            <text:p>duty</text:p>
          </table:table-cell>
          <table:table-cell office:value-type="string">
            <text:p>能率；工作；職責；負載</text:p>
          </table:table-cell>
          <table:table-cell office:value-type="string">
            <text:p/>
          </table:table-cell>
          <table:table-cell office:value-type="string">
            <text:p>工作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07</text:p>
          </table:table-cell>
          <table:table-cell office:value-type="string">
            <text:p>duty cycle</text:p>
          </table:table-cell>
          <table:table-cell office:value-type="string">
            <text:p>工作週期；責任週期；負載循環</text:p>
          </table:table-cell>
          <table:table-cell office:value-type="string">
            <text:p/>
          </table:table-cell>
          <table:table-cell office:value-type="string">
            <text:p>工作循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08</text:p>
          </table:table-cell>
          <table:table-cell office:value-type="string">
            <text:p>duty factor</text:p>
          </table:table-cell>
          <table:table-cell office:value-type="string">
            <text:p>任務因數；工作因數</text:p>
          </table:table-cell>
          <table:table-cell office:value-type="string">
            <text:p/>
          </table:table-cell>
          <table:table-cell office:value-type="string">
            <text:p>占空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09</text:p>
          </table:table-cell>
          <table:table-cell office:value-type="string">
            <text:p>duty ratio</text:p>
          </table:table-cell>
          <table:table-cell office:value-type="string">
            <text:p>工作比；任務比；負載比</text:p>
          </table:table-cell>
          <table:table-cell office:value-type="string">
            <text:p/>
          </table:table-cell>
          <table:table-cell office:value-type="string">
            <text:p>负载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10</text:p>
          </table:table-cell>
          <table:table-cell office:value-type="string">
            <text:p>duty type</text:p>
          </table:table-cell>
          <table:table-cell office:value-type="string">
            <text:p>工作方式類型</text:p>
          </table:table-cell>
          <table:table-cell office:value-type="string">
            <text:p/>
          </table:table-cell>
          <table:table-cell office:value-type="string">
            <text:p>工作制类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11</text:p>
          </table:table-cell>
          <table:table-cell office:value-type="string">
            <text:p>dynamic braking</text:p>
          </table:table-cell>
          <table:table-cell office:value-type="string">
            <text:p>動力煞車；動力制動</text:p>
          </table:table-cell>
          <table:table-cell office:value-type="string">
            <text:p/>
          </table:table-cell>
          <table:table-cell office:value-type="string">
            <text:p>能耗制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12</text:p>
          </table:table-cell>
          <table:table-cell office:value-type="string">
            <text:p>dynamic current</text:p>
          </table:table-cell>
          <table:table-cell office:value-type="string">
            <text:p>動態電流</text:p>
          </table:table-cell>
          <table:table-cell office:value-type="string">
            <text:p/>
          </table:table-cell>
          <table:table-cell office:value-type="string">
            <text:p>动稳定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13</text:p>
          </table:table-cell>
          <table:table-cell office:value-type="string">
            <text:p>dynamic range</text:p>
          </table:table-cell>
          <table:table-cell office:value-type="string">
            <text:p>動態範圍</text:p>
          </table:table-cell>
          <table:table-cell office:value-type="string">
            <text:p/>
          </table:table-cell>
          <table:table-cell office:value-type="string">
            <text:p>动态范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14</text:p>
          </table:table-cell>
          <table:table-cell office:value-type="string">
            <text:p>dynamic test</text:p>
          </table:table-cell>
          <table:table-cell office:value-type="string">
            <text:p>動力試驗</text:p>
          </table:table-cell>
          <table:table-cell office:value-type="string">
            <text:p/>
          </table:table-cell>
          <table:table-cell office:value-type="string">
            <text:p>动态力学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15</text:p>
          </table:table-cell>
          <table:table-cell office:value-type="string">
            <text:p>dynamic viscosity</text:p>
          </table:table-cell>
          <table:table-cell office:value-type="string">
            <text:p>動力黏性；動力黏度</text:p>
          </table:table-cell>
          <table:table-cell office:value-type="string">
            <text:p/>
          </table:table-cell>
          <table:table-cell office:value-type="string">
            <text:p>动力黏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16</text:p>
          </table:table-cell>
          <table:table-cell office:value-type="string">
            <text:p>dynamometer test</text:p>
          </table:table-cell>
          <table:table-cell office:value-type="string">
            <text:p>測功機試驗</text:p>
          </table:table-cell>
          <table:table-cell office:value-type="string">
            <text:p/>
          </table:table-cell>
          <table:table-cell office:value-type="string">
            <text:p>测功机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17</text:p>
          </table:table-cell>
          <table:table-cell office:value-type="string">
            <text:p>dynamotor</text:p>
          </table:table-cell>
          <table:table-cell office:value-type="string">
            <text:p>電動發電機</text:p>
          </table:table-cell>
          <table:table-cell office:value-type="string">
            <text:p/>
          </table:table-cell>
          <table:table-cell office:value-type="string">
            <text:p>直流电动发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18</text:p>
          </table:table-cell>
          <table:table-cell office:value-type="string">
            <text:p>dynode</text:p>
          </table:table-cell>
          <table:table-cell office:value-type="string">
            <text:p>中間極；二次發射極</text:p>
          </table:table-cell>
          <table:table-cell office:value-type="string">
            <text:p/>
          </table:table-cell>
          <table:table-cell office:value-type="string">
            <text:p>倍增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19</text:p>
          </table:table-cell>
          <table:table-cell office:value-type="string">
            <text:p>early failure</text:p>
          </table:table-cell>
          <table:table-cell office:value-type="string">
            <text:p>早期故障</text:p>
          </table:table-cell>
          <table:table-cell office:value-type="string">
            <text:p/>
          </table:table-cell>
          <table:table-cell office:value-type="string">
            <text:p>早期失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20</text:p>
          </table:table-cell>
          <table:table-cell office:value-type="string">
            <text:p>early failure period</text:p>
          </table:table-cell>
          <table:table-cell office:value-type="string">
            <text:p>早期故障期</text:p>
          </table:table-cell>
          <table:table-cell office:value-type="string">
            <text:p/>
          </table:table-cell>
          <table:table-cell office:value-type="string">
            <text:p>早期失效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21</text:p>
          </table:table-cell>
          <table:table-cell office:value-type="string">
            <text:p>earth electrode</text:p>
          </table:table-cell>
          <table:table-cell office:value-type="string">
            <text:p>接地電極</text:p>
          </table:table-cell>
          <table:table-cell office:value-type="string">
            <text:p/>
          </table:table-cell>
          <table:table-cell office:value-type="string">
            <text:p>接地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22</text:p>
          </table:table-cell>
          <table:table-cell office:value-type="string">
            <text:p>earth fault current</text:p>
          </table:table-cell>
          <table:table-cell office:value-type="string">
            <text:p>接地故障電流</text:p>
          </table:table-cell>
          <table:table-cell office:value-type="string">
            <text:p/>
          </table:table-cell>
          <table:table-cell office:value-type="string">
            <text:p>接地故障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23</text:p>
          </table:table-cell>
          <table:table-cell office:value-type="string">
            <text:p>earth fault relay</text:p>
          </table:table-cell>
          <table:table-cell office:value-type="string">
            <text:p>接地故障電驛；接地故障繼電器</text:p>
          </table:table-cell>
          <table:table-cell office:value-type="string">
            <text:p/>
          </table:table-cell>
          <table:table-cell office:value-type="string">
            <text:p>接地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24</text:p>
          </table:table-cell>
          <table:table-cell office:value-type="string">
            <text:p>earth leakage current</text:p>
          </table:table-cell>
          <table:table-cell office:value-type="string">
            <text:p>對地洩漏電流</text:p>
          </table:table-cell>
          <table:table-cell office:value-type="string">
            <text:p/>
          </table:table-cell>
          <table:table-cell office:value-type="string">
            <text:p>对地泄漏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25</text:p>
          </table:table-cell>
          <table:table-cell office:value-type="string">
            <text:p>earth resistance</text:p>
          </table:table-cell>
          <table:table-cell office:value-type="string">
            <text:p>接地電阻</text:p>
          </table:table-cell>
          <table:table-cell office:value-type="string">
            <text:p/>
          </table:table-cell>
          <table:table-cell office:value-type="string">
            <text:p>接地电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26</text:p>
          </table:table-cell>
          <table:table-cell office:value-type="string">
            <text:p>earth resistance meter</text:p>
          </table:table-cell>
          <table:table-cell office:value-type="string">
            <text:p>接地電阻計</text:p>
          </table:table-cell>
          <table:table-cell office:value-type="string">
            <text:p/>
          </table:table-cell>
          <table:table-cell office:value-type="string">
            <text:p>接地电阻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27</text:p>
          </table:table-cell>
          <table:table-cell office:value-type="string">
            <text:p>earth wire</text:p>
          </table:table-cell>
          <table:table-cell office:value-type="string">
            <text:p>接地線</text:p>
          </table:table-cell>
          <table:table-cell office:value-type="string">
            <text:p/>
          </table:table-cell>
          <table:table-cell office:value-type="string">
            <text:p>接地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28</text:p>
          </table:table-cell>
          <table:table-cell office:value-type="string">
            <text:p>earth, ground</text:p>
          </table:table-cell>
          <table:table-cell office:value-type="string">
            <text:p>地；接地</text:p>
          </table:table-cell>
          <table:table-cell office:value-type="string">
            <text:p/>
          </table:table-cell>
          <table:table-cell office:value-type="string">
            <text:p>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29</text:p>
          </table:table-cell>
          <table:table-cell office:value-type="string">
            <text:p>earthed circuit</text:p>
          </table:table-cell>
          <table:table-cell office:value-type="string">
            <text:p>接地電路</text:p>
          </table:table-cell>
          <table:table-cell office:value-type="string">
            <text:p/>
          </table:table-cell>
          <table:table-cell office:value-type="string">
            <text:p>接地电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30</text:p>
          </table:table-cell>
          <table:table-cell office:value-type="string">
            <text:p>earthed voltage transformer</text:p>
          </table:table-cell>
          <table:table-cell office:value-type="string">
            <text:p>接地比壓器</text:p>
          </table:table-cell>
          <table:table-cell office:value-type="string">
            <text:p/>
          </table:table-cell>
          <table:table-cell office:value-type="string">
            <text:p>接地电压互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31</text:p>
          </table:table-cell>
          <table:table-cell office:value-type="string">
            <text:p>earthing conductor</text:p>
          </table:table-cell>
          <table:table-cell office:value-type="string">
            <text:p>接地導線</text:p>
          </table:table-cell>
          <table:table-cell office:value-type="string">
            <text:p/>
          </table:table-cell>
          <table:table-cell office:value-type="string">
            <text:p>接地导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32</text:p>
          </table:table-cell>
          <table:table-cell office:value-type="string">
            <text:p>earthing reactor</text:p>
          </table:table-cell>
          <table:table-cell office:value-type="string">
            <text:p>接地電抗器</text:p>
          </table:table-cell>
          <table:table-cell office:value-type="string">
            <text:p/>
          </table:table-cell>
          <table:table-cell office:value-type="string">
            <text:p>接地电抗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33</text:p>
          </table:table-cell>
          <table:table-cell office:value-type="string">
            <text:p>earthquake</text:p>
          </table:table-cell>
          <table:table-cell office:value-type="string">
            <text:p>地面震動</text:p>
          </table:table-cell>
          <table:table-cell office:value-type="string">
            <text:p/>
          </table:table-cell>
          <table:table-cell office:value-type="string">
            <text:p>地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34</text:p>
          </table:table-cell>
          <table:table-cell office:value-type="string">
            <text:p>eddy current</text:p>
          </table:table-cell>
          <table:table-cell office:value-type="string">
            <text:p>渦流</text:p>
          </table:table-cell>
          <table:table-cell office:value-type="string">
            <text:p/>
          </table:table-cell>
          <table:table-cell office:value-type="string">
            <text:p>涡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35</text:p>
          </table:table-cell>
          <table:table-cell office:value-type="string">
            <text:p>eddy current braking</text:p>
          </table:table-cell>
          <table:table-cell office:value-type="string">
            <text:p>渦流制動；渦流制動器</text:p>
          </table:table-cell>
          <table:table-cell office:value-type="string">
            <text:p/>
          </table:table-cell>
          <table:table-cell office:value-type="string">
            <text:p>涡流制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36</text:p>
          </table:table-cell>
          <table:table-cell office:value-type="string">
            <text:p>eddy current loss</text:p>
          </table:table-cell>
          <table:table-cell office:value-type="string">
            <text:p>渦流損失</text:p>
          </table:table-cell>
          <table:table-cell office:value-type="string">
            <text:p/>
          </table:table-cell>
          <table:table-cell office:value-type="string">
            <text:p>涡流损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37</text:p>
          </table:table-cell>
          <table:table-cell office:value-type="string">
            <text:p>edge effect</text:p>
          </table:table-cell>
          <table:table-cell office:value-type="string">
            <text:p>邊緣效應</text:p>
          </table:table-cell>
          <table:table-cell office:value-type="string">
            <text:p/>
          </table:table-cell>
          <table:table-cell office:value-type="string">
            <text:p>边缘效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38</text:p>
          </table:table-cell>
          <table:table-cell office:value-type="string">
            <text:p>effective atomic number</text:p>
          </table:table-cell>
          <table:table-cell office:value-type="string">
            <text:p>有效原子序數</text:p>
          </table:table-cell>
          <table:table-cell office:value-type="string">
            <text:p/>
          </table:table-cell>
          <table:table-cell office:value-type="string">
            <text:p>有效原子序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39</text:p>
          </table:table-cell>
          <table:table-cell office:value-type="string">
            <text:p>effective dose</text:p>
          </table:table-cell>
          <table:table-cell office:value-type="string">
            <text:p>有效劑量</text:p>
          </table:table-cell>
          <table:table-cell office:value-type="string">
            <text:p/>
          </table:table-cell>
          <table:table-cell office:value-type="string">
            <text:p>有效剂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40</text:p>
          </table:table-cell>
          <table:table-cell office:value-type="string">
            <text:p>effective dose equivalent</text:p>
          </table:table-cell>
          <table:table-cell office:value-type="string">
            <text:p>有效等效劑量</text:p>
          </table:table-cell>
          <table:table-cell office:value-type="string">
            <text:p/>
          </table:table-cell>
          <table:table-cell office:value-type="string">
            <text:p>有效剂量当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41</text:p>
          </table:table-cell>
          <table:table-cell office:value-type="string">
            <text:p>effective multiplication factor</text:p>
          </table:table-cell>
          <table:table-cell office:value-type="string">
            <text:p>有效倍增因數</text:p>
          </table:table-cell>
          <table:table-cell office:value-type="string">
            <text:p/>
          </table:table-cell>
          <table:table-cell office:value-type="string">
            <text:p>有效增殖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42</text:p>
          </table:table-cell>
          <table:table-cell office:value-type="string">
            <text:p>effective range</text:p>
          </table:table-cell>
          <table:table-cell office:value-type="string">
            <text:p>有效範圍；有效距離</text:p>
          </table:table-cell>
          <table:table-cell office:value-type="string">
            <text:p/>
          </table:table-cell>
          <table:table-cell office:value-type="string">
            <text:p>有效量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43</text:p>
          </table:table-cell>
          <table:table-cell office:value-type="string">
            <text:p>effective reactance</text:p>
          </table:table-cell>
          <table:table-cell office:value-type="string">
            <text:p>有效電抗</text:p>
          </table:table-cell>
          <table:table-cell office:value-type="string">
            <text:p/>
          </table:table-cell>
          <table:table-cell office:value-type="string">
            <text:p>有效电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44</text:p>
          </table:table-cell>
          <table:table-cell office:value-type="string">
            <text:p>effective resistance</text:p>
          </table:table-cell>
          <table:table-cell office:value-type="string">
            <text:p>有效電阻</text:p>
          </table:table-cell>
          <table:table-cell office:value-type="string">
            <text:p/>
          </table:table-cell>
          <table:table-cell office:value-type="string">
            <text:p>有效电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45</text:p>
          </table:table-cell>
          <table:table-cell office:value-type="string">
            <text:p>effects projector</text:p>
          </table:table-cell>
          <table:table-cell office:value-type="string">
            <text:p>均勻投影機</text:p>
          </table:table-cell>
          <table:table-cell office:value-type="string">
            <text:p/>
          </table:table-cell>
          <table:table-cell office:value-type="string">
            <text:p>效果散光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46</text:p>
          </table:table-cell>
          <table:table-cell office:value-type="string">
            <text:p>efficiency</text:p>
          </table:table-cell>
          <table:table-cell office:value-type="string">
            <text:p>效率</text:p>
          </table:table-cell>
          <table:table-cell office:value-type="string">
            <text:p/>
          </table:table-cell>
          <table:table-cell office:value-type="string">
            <text:p>效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47</text:p>
          </table:table-cell>
          <table:table-cell office:value-type="string">
            <text:p>eigenvalue</text:p>
          </table:table-cell>
          <table:table-cell office:value-type="string">
            <text:p>特徵值</text:p>
          </table:table-cell>
          <table:table-cell office:value-type="string">
            <text:p/>
          </table:table-cell>
          <table:table-cell office:value-type="string">
            <text:p>本征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48</text:p>
          </table:table-cell>
          <table:table-cell office:value-type="string">
            <text:p>eigenvector</text:p>
          </table:table-cell>
          <table:table-cell office:value-type="string">
            <text:p>特徵向量</text:p>
          </table:table-cell>
          <table:table-cell office:value-type="string">
            <text:p/>
          </table:table-cell>
          <table:table-cell office:value-type="string">
            <text:p>本征向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49</text:p>
          </table:table-cell>
          <table:table-cell office:value-type="string">
            <text:p>elastic collision</text:p>
          </table:table-cell>
          <table:table-cell office:value-type="string">
            <text:p>彈性碰撞</text:p>
          </table:table-cell>
          <table:table-cell office:value-type="string">
            <text:p/>
          </table:table-cell>
          <table:table-cell office:value-type="string">
            <text:p>弹性碰撞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50</text:p>
          </table:table-cell>
          <table:table-cell office:value-type="string">
            <text:p>elastic scattering</text:p>
          </table:table-cell>
          <table:table-cell office:value-type="string">
            <text:p>彈性散射</text:p>
          </table:table-cell>
          <table:table-cell office:value-type="string">
            <text:p/>
          </table:table-cell>
          <table:table-cell office:value-type="string">
            <text:p>弹性散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51</text:p>
          </table:table-cell>
          <table:table-cell office:value-type="string">
            <text:p>elastomer</text:p>
          </table:table-cell>
          <table:table-cell office:value-type="string">
            <text:p>彈性體；合成橡膠</text:p>
          </table:table-cell>
          <table:table-cell office:value-type="string">
            <text:p/>
          </table:table-cell>
          <table:table-cell office:value-type="string">
            <text:p>弹性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52</text:p>
          </table:table-cell>
          <table:table-cell office:value-type="string">
            <text:p>electric</text:p>
          </table:table-cell>
          <table:table-cell office:value-type="string">
            <text:p>電的；電氣的</text:p>
          </table:table-cell>
          <table:table-cell office:value-type="string">
            <text:p/>
          </table:table-cell>
          <table:table-cell office:value-type="string">
            <text:p>电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53</text:p>
          </table:table-cell>
          <table:table-cell office:value-type="string">
            <text:p>electric apparatus</text:p>
          </table:table-cell>
          <table:table-cell office:value-type="string">
            <text:p>電氣設備；電氣裝置</text:p>
          </table:table-cell>
          <table:table-cell office:value-type="string">
            <text:p/>
          </table:table-cell>
          <table:table-cell office:value-type="string">
            <text:p>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54</text:p>
          </table:table-cell>
          <table:table-cell office:value-type="string">
            <text:p>electric appliance</text:p>
          </table:table-cell>
          <table:table-cell office:value-type="string">
            <text:p>電氣用具；電氣設備</text:p>
          </table:table-cell>
          <table:table-cell office:value-type="string">
            <text:p/>
          </table:table-cell>
          <table:table-cell office:value-type="string">
            <text:p>电器[具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55</text:p>
          </table:table-cell>
          <table:table-cell office:value-type="string">
            <text:p>electric bell</text:p>
          </table:table-cell>
          <table:table-cell office:value-type="string">
            <text:p>電鈴</text:p>
          </table:table-cell>
          <table:table-cell office:value-type="string">
            <text:p/>
          </table:table-cell>
          <table:table-cell office:value-type="string">
            <text:p>电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56</text:p>
          </table:table-cell>
          <table:table-cell office:value-type="string">
            <text:p>electric braking</text:p>
          </table:table-cell>
          <table:table-cell office:value-type="string">
            <text:p>電制動</text:p>
          </table:table-cell>
          <table:table-cell office:value-type="string">
            <text:p/>
          </table:table-cell>
          <table:table-cell office:value-type="string">
            <text:p>电制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57</text:p>
          </table:table-cell>
          <table:table-cell office:value-type="string">
            <text:p>electric burn</text:p>
          </table:table-cell>
          <table:table-cell office:value-type="string">
            <text:p>電灼傷</text:p>
          </table:table-cell>
          <table:table-cell office:value-type="string">
            <text:p/>
          </table:table-cell>
          <table:table-cell office:value-type="string">
            <text:p>电灼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58</text:p>
          </table:table-cell>
          <table:table-cell office:value-type="string">
            <text:p>electric cable</text:p>
          </table:table-cell>
          <table:table-cell office:value-type="string">
            <text:p>電纜</text:p>
          </table:table-cell>
          <table:table-cell office:value-type="string">
            <text:p/>
          </table:table-cell>
          <table:table-cell office:value-type="string">
            <text:p>电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59</text:p>
          </table:table-cell>
          <table:table-cell office:value-type="string">
            <text:p>electric charge</text:p>
          </table:table-cell>
          <table:table-cell office:value-type="string">
            <text:p>電荷</text:p>
          </table:table-cell>
          <table:table-cell office:value-type="string">
            <text:p/>
          </table:table-cell>
          <table:table-cell office:value-type="string">
            <text:p>电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60</text:p>
          </table:table-cell>
          <table:table-cell office:value-type="string">
            <text:p>electric circuit</text:p>
          </table:table-cell>
          <table:table-cell office:value-type="string">
            <text:p>電路</text:p>
          </table:table-cell>
          <table:table-cell office:value-type="string">
            <text:p/>
          </table:table-cell>
          <table:table-cell office:value-type="string">
            <text:p>电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61</text:p>
          </table:table-cell>
          <table:table-cell office:value-type="string">
            <text:p>electric contact</text:p>
          </table:table-cell>
          <table:table-cell office:value-type="string">
            <text:p>電接點；電接觸</text:p>
          </table:table-cell>
          <table:table-cell office:value-type="string">
            <text:p/>
          </table:table-cell>
          <table:table-cell office:value-type="string">
            <text:p>电接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62</text:p>
          </table:table-cell>
          <table:table-cell office:value-type="string">
            <text:p>electric coupling</text:p>
          </table:table-cell>
          <table:table-cell office:value-type="string">
            <text:p>電耦合；電連接</text:p>
          </table:table-cell>
          <table:table-cell office:value-type="string">
            <text:p/>
          </table:table-cell>
          <table:table-cell office:value-type="string">
            <text:p>电耦合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63</text:p>
          </table:table-cell>
          <table:table-cell office:value-type="string">
            <text:p>electric dipole</text:p>
          </table:table-cell>
          <table:table-cell office:value-type="string">
            <text:p>電偶極</text:p>
          </table:table-cell>
          <table:table-cell office:value-type="string">
            <text:p/>
          </table:table-cell>
          <table:table-cell office:value-type="string">
            <text:p>电偶极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64</text:p>
          </table:table-cell>
          <table:table-cell office:value-type="string">
            <text:p>electric dipole moment</text:p>
          </table:table-cell>
          <table:table-cell office:value-type="string">
            <text:p>電偶極矩</text:p>
          </table:table-cell>
          <table:table-cell office:value-type="string">
            <text:p/>
          </table:table-cell>
          <table:table-cell office:value-type="string">
            <text:p>电偶极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65</text:p>
          </table:table-cell>
          <table:table-cell office:value-type="string">
            <text:p>electric drill</text:p>
          </table:table-cell>
          <table:table-cell office:value-type="string">
            <text:p>電鑽</text:p>
          </table:table-cell>
          <table:table-cell office:value-type="string">
            <text:p/>
          </table:table-cell>
          <table:table-cell office:value-type="string">
            <text:p>电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66</text:p>
          </table:table-cell>
          <table:table-cell office:value-type="string">
            <text:p>electric drive</text:p>
          </table:table-cell>
          <table:table-cell office:value-type="string">
            <text:p>電力傳動；電力驅動</text:p>
          </table:table-cell>
          <table:table-cell office:value-type="string">
            <text:p/>
          </table:table-cell>
          <table:table-cell office:value-type="string">
            <text:p>电气传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67</text:p>
          </table:table-cell>
          <table:table-cell office:value-type="string">
            <text:p>electric fan</text:p>
          </table:table-cell>
          <table:table-cell office:value-type="string">
            <text:p>電扇</text:p>
          </table:table-cell>
          <table:table-cell office:value-type="string">
            <text:p/>
          </table:table-cell>
          <table:table-cell office:value-type="string">
            <text:p>电[风]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68</text:p>
          </table:table-cell>
          <table:table-cell office:value-type="string">
            <text:p>electric field</text:p>
          </table:table-cell>
          <table:table-cell office:value-type="string">
            <text:p>電場</text:p>
          </table:table-cell>
          <table:table-cell office:value-type="string">
            <text:p/>
          </table:table-cell>
          <table:table-cell office:value-type="string">
            <text:p>电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69</text:p>
          </table:table-cell>
          <table:table-cell office:value-type="string">
            <text:p>electric field strength</text:p>
          </table:table-cell>
          <table:table-cell office:value-type="string">
            <text:p>電場強度</text:p>
          </table:table-cell>
          <table:table-cell office:value-type="string">
            <text:p/>
          </table:table-cell>
          <table:table-cell office:value-type="string">
            <text:p>电场强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70</text:p>
          </table:table-cell>
          <table:table-cell office:value-type="string">
            <text:p>electric flux</text:p>
          </table:table-cell>
          <table:table-cell office:value-type="string">
            <text:p>電通量</text:p>
          </table:table-cell>
          <table:table-cell office:value-type="string">
            <text:p/>
          </table:table-cell>
          <table:table-cell office:value-type="string">
            <text:p>电通[量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71</text:p>
          </table:table-cell>
          <table:table-cell office:value-type="string">
            <text:p>electric flux density</text:p>
          </table:table-cell>
          <table:table-cell office:value-type="string">
            <text:p>電通量密度</text:p>
          </table:table-cell>
          <table:table-cell office:value-type="string">
            <text:p/>
          </table:table-cell>
          <table:table-cell office:value-type="string">
            <text:p>电通密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72</text:p>
          </table:table-cell>
          <table:table-cell office:value-type="string">
            <text:p>electric furnace</text:p>
          </table:table-cell>
          <table:table-cell office:value-type="string">
            <text:p>電爐</text:p>
          </table:table-cell>
          <table:table-cell office:value-type="string">
            <text:p/>
          </table:table-cell>
          <table:table-cell office:value-type="string">
            <text:p>电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73</text:p>
          </table:table-cell>
          <table:table-cell office:value-type="string">
            <text:p>electric heater</text:p>
          </table:table-cell>
          <table:table-cell office:value-type="string">
            <text:p>電熱器</text:p>
          </table:table-cell>
          <table:table-cell office:value-type="string">
            <text:p/>
          </table:table-cell>
          <table:table-cell office:value-type="string">
            <text:p>电加热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74</text:p>
          </table:table-cell>
          <table:table-cell office:value-type="string">
            <text:p>electric heating</text:p>
          </table:table-cell>
          <table:table-cell office:value-type="string">
            <text:p>電熱</text:p>
          </table:table-cell>
          <table:table-cell office:value-type="string">
            <text:p/>
          </table:table-cell>
          <table:table-cell office:value-type="string">
            <text:p>电加热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75</text:p>
          </table:table-cell>
          <table:table-cell office:value-type="string">
            <text:p>electric induction</text:p>
          </table:table-cell>
          <table:table-cell office:value-type="string">
            <text:p>電感應</text:p>
          </table:table-cell>
          <table:table-cell office:value-type="string">
            <text:p/>
          </table:table-cell>
          <table:table-cell office:value-type="string">
            <text:p>电感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76</text:p>
          </table:table-cell>
          <table:table-cell office:value-type="string">
            <text:p>electric installation</text:p>
          </table:table-cell>
          <table:table-cell office:value-type="string">
            <text:p>電氣裝置</text:p>
          </table:table-cell>
          <table:table-cell office:value-type="string">
            <text:p/>
          </table:table-cell>
          <table:table-cell office:value-type="string">
            <text:p>电气设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77</text:p>
          </table:table-cell>
          <table:table-cell office:value-type="string">
            <text:p>electric light source</text:p>
          </table:table-cell>
          <table:table-cell office:value-type="string">
            <text:p>電光源</text:p>
          </table:table-cell>
          <table:table-cell office:value-type="string">
            <text:p/>
          </table:table-cell>
          <table:table-cell office:value-type="string">
            <text:p>电光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78</text:p>
          </table:table-cell>
          <table:table-cell office:value-type="string">
            <text:p>electric loading</text:p>
          </table:table-cell>
          <table:table-cell office:value-type="string">
            <text:p>電負載</text:p>
          </table:table-cell>
          <table:table-cell office:value-type="string">
            <text:p/>
          </table:table-cell>
          <table:table-cell office:value-type="string">
            <text:p>电负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79</text:p>
          </table:table-cell>
          <table:table-cell office:value-type="string">
            <text:p>electric locomotive</text:p>
          </table:table-cell>
          <table:table-cell office:value-type="string">
            <text:p>電（力）機車；電（力）車頭；電氣機車</text:p>
          </table:table-cell>
          <table:table-cell office:value-type="string">
            <text:p/>
          </table:table-cell>
          <table:table-cell office:value-type="string">
            <text:p>电力机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80</text:p>
          </table:table-cell>
          <table:table-cell office:value-type="string">
            <text:p>electric machine</text:p>
          </table:table-cell>
          <table:table-cell office:value-type="string">
            <text:p>電機；電氣機器</text:p>
          </table:table-cell>
          <table:table-cell office:value-type="string">
            <text:p/>
          </table:table-cell>
          <table:table-cell office:value-type="string">
            <text:p>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81</text:p>
          </table:table-cell>
          <table:table-cell office:value-type="string">
            <text:p>electric moment</text:p>
          </table:table-cell>
          <table:table-cell office:value-type="string">
            <text:p>電矩</text:p>
          </table:table-cell>
          <table:table-cell office:value-type="string">
            <text:p/>
          </table:table-cell>
          <table:table-cell office:value-type="string">
            <text:p>电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82</text:p>
          </table:table-cell>
          <table:table-cell office:value-type="string">
            <text:p>electric network</text:p>
          </table:table-cell>
          <table:table-cell office:value-type="string">
            <text:p>電力網；（電）網路</text:p>
          </table:table-cell>
          <table:table-cell office:value-type="string">
            <text:p/>
          </table:table-cell>
          <table:table-cell office:value-type="string">
            <text:p>电网络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83</text:p>
          </table:table-cell>
          <table:table-cell office:value-type="string">
            <text:p>electric polarization</text:p>
          </table:table-cell>
          <table:table-cell office:value-type="string">
            <text:p>電極化</text:p>
          </table:table-cell>
          <table:table-cell office:value-type="string">
            <text:p/>
          </table:table-cell>
          <table:table-cell office:value-type="string">
            <text:p>电极化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84</text:p>
          </table:table-cell>
          <table:table-cell office:value-type="string">
            <text:p>electric polarization</text:p>
          </table:table-cell>
          <table:table-cell office:value-type="string">
            <text:p>電極化</text:p>
          </table:table-cell>
          <table:table-cell office:value-type="string">
            <text:p/>
          </table:table-cell>
          <table:table-cell office:value-type="string">
            <text:p>电极化强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85</text:p>
          </table:table-cell>
          <table:table-cell office:value-type="string">
            <text:p>electric polarization curve</text:p>
          </table:table-cell>
          <table:table-cell office:value-type="string">
            <text:p>電極化曲線</text:p>
          </table:table-cell>
          <table:table-cell office:value-type="string">
            <text:p/>
          </table:table-cell>
          <table:table-cell office:value-type="string">
            <text:p>电极化曲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86</text:p>
          </table:table-cell>
          <table:table-cell office:value-type="string">
            <text:p>electric potential</text:p>
          </table:table-cell>
          <table:table-cell office:value-type="string">
            <text:p>電位</text:p>
          </table:table-cell>
          <table:table-cell office:value-type="string">
            <text:p/>
          </table:table-cell>
          <table:table-cell office:value-type="string">
            <text:p>电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87</text:p>
          </table:table-cell>
          <table:table-cell office:value-type="string">
            <text:p>electric range</text:p>
          </table:table-cell>
          <table:table-cell office:value-type="string">
            <text:p>電爐</text:p>
          </table:table-cell>
          <table:table-cell office:value-type="string">
            <text:p/>
          </table:table-cell>
          <table:table-cell office:value-type="string">
            <text:p>电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88</text:p>
          </table:table-cell>
          <table:table-cell office:value-type="string">
            <text:p>electric screen</text:p>
          </table:table-cell>
          <table:table-cell office:value-type="string">
            <text:p>電屏</text:p>
          </table:table-cell>
          <table:table-cell office:value-type="string">
            <text:p/>
          </table:table-cell>
          <table:table-cell office:value-type="string">
            <text:p>电屏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89</text:p>
          </table:table-cell>
          <table:table-cell office:value-type="string">
            <text:p>electric shock</text:p>
          </table:table-cell>
          <table:table-cell office:value-type="string">
            <text:p>電擊；觸電</text:p>
          </table:table-cell>
          <table:table-cell office:value-type="string">
            <text:p/>
          </table:table-cell>
          <table:table-cell office:value-type="string">
            <text:p>电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90</text:p>
          </table:table-cell>
          <table:table-cell office:value-type="string">
            <text:p>electric spark</text:p>
          </table:table-cell>
          <table:table-cell office:value-type="string">
            <text:p>電火花</text:p>
          </table:table-cell>
          <table:table-cell office:value-type="string">
            <text:p/>
          </table:table-cell>
          <table:table-cell office:value-type="string">
            <text:p>电火花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91</text:p>
          </table:table-cell>
          <table:table-cell office:value-type="string">
            <text:p>electric strength</text:p>
          </table:table-cell>
          <table:table-cell office:value-type="string">
            <text:p>電場強度</text:p>
          </table:table-cell>
          <table:table-cell office:value-type="string">
            <text:p/>
          </table:table-cell>
          <table:table-cell office:value-type="string">
            <text:p>电气强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92</text:p>
          </table:table-cell>
          <table:table-cell office:value-type="string">
            <text:p>electric telemeter</text:p>
          </table:table-cell>
          <table:table-cell office:value-type="string">
            <text:p>電遙測器</text:p>
          </table:table-cell>
          <table:table-cell office:value-type="string">
            <text:p/>
          </table:table-cell>
          <table:table-cell office:value-type="string">
            <text:p>电遥测仪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93</text:p>
          </table:table-cell>
          <table:table-cell office:value-type="string">
            <text:p>electric tool</text:p>
          </table:table-cell>
          <table:table-cell office:value-type="string">
            <text:p>電動工具</text:p>
          </table:table-cell>
          <table:table-cell office:value-type="string">
            <text:p/>
          </table:table-cell>
          <table:table-cell office:value-type="string">
            <text:p>电动工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94</text:p>
          </table:table-cell>
          <table:table-cell office:value-type="string">
            <text:p>electric traction</text:p>
          </table:table-cell>
          <table:table-cell office:value-type="string">
            <text:p>電力牽引</text:p>
          </table:table-cell>
          <table:table-cell office:value-type="string">
            <text:p/>
          </table:table-cell>
          <table:table-cell office:value-type="string">
            <text:p>电力牵引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95</text:p>
          </table:table-cell>
          <table:table-cell office:value-type="string">
            <text:p>electric typewriter</text:p>
          </table:table-cell>
          <table:table-cell office:value-type="string">
            <text:p>電動打字機</text:p>
          </table:table-cell>
          <table:table-cell office:value-type="string">
            <text:p/>
          </table:table-cell>
          <table:table-cell office:value-type="string">
            <text:p>电动打字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96</text:p>
          </table:table-cell>
          <table:table-cell office:value-type="string">
            <text:p>electric welding machine</text:p>
          </table:table-cell>
          <table:table-cell office:value-type="string">
            <text:p>電焊機</text:p>
          </table:table-cell>
          <table:table-cell office:value-type="string">
            <text:p/>
          </table:table-cell>
          <table:table-cell office:value-type="string">
            <text:p>电焊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97</text:p>
          </table:table-cell>
          <table:table-cell office:value-type="string">
            <text:p>electric wire</text:p>
          </table:table-cell>
          <table:table-cell office:value-type="string">
            <text:p>電線</text:p>
          </table:table-cell>
          <table:table-cell office:value-type="string">
            <text:p/>
          </table:table-cell>
          <table:table-cell office:value-type="string">
            <text:p>电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98</text:p>
          </table:table-cell>
          <table:table-cell office:value-type="string">
            <text:p>electrical</text:p>
          </table:table-cell>
          <table:table-cell office:value-type="string">
            <text:p>電的；電氣</text:p>
          </table:table-cell>
          <table:table-cell office:value-type="string">
            <text:p/>
          </table:table-cell>
          <table:table-cell office:value-type="string">
            <text:p>电气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699</text:p>
          </table:table-cell>
          <table:table-cell office:value-type="string">
            <text:p>electrical degree</text:p>
          </table:table-cell>
          <table:table-cell office:value-type="string">
            <text:p>電角度</text:p>
          </table:table-cell>
          <table:table-cell office:value-type="string">
            <text:p/>
          </table:table-cell>
          <table:table-cell office:value-type="string">
            <text:p>电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00</text:p>
          </table:table-cell>
          <table:table-cell office:value-type="string">
            <text:p>electrical disturbance</text:p>
          </table:table-cell>
          <table:table-cell office:value-type="string">
            <text:p>電氣干擾；電氣騷動</text:p>
          </table:table-cell>
          <table:table-cell office:value-type="string">
            <text:p/>
          </table:table-cell>
          <table:table-cell office:value-type="string">
            <text:p>电气骚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01</text:p>
          </table:table-cell>
          <table:table-cell office:value-type="string">
            <text:p>electrical endurance test</text:p>
          </table:table-cell>
          <table:table-cell office:value-type="string">
            <text:p>電耐久性試驗</text:p>
          </table:table-cell>
          <table:table-cell office:value-type="string">
            <text:p/>
          </table:table-cell>
          <table:table-cell office:value-type="string">
            <text:p>电耐久性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02</text:p>
          </table:table-cell>
          <table:table-cell office:value-type="string">
            <text:p>electrical engineering</text:p>
          </table:table-cell>
          <table:table-cell office:value-type="string">
            <text:p>電工學；電機工程</text:p>
          </table:table-cell>
          <table:table-cell office:value-type="string">
            <text:p/>
          </table:table-cell>
          <table:table-cell office:value-type="string">
            <text:p>电气工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03</text:p>
          </table:table-cell>
          <table:table-cell office:value-type="string">
            <text:p>electrical insulation</text:p>
          </table:table-cell>
          <table:table-cell office:value-type="string">
            <text:p>電氣絕緣</text:p>
          </table:table-cell>
          <table:table-cell office:value-type="string">
            <text:p/>
          </table:table-cell>
          <table:table-cell office:value-type="string">
            <text:p>电气绝缘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04</text:p>
          </table:table-cell>
          <table:table-cell office:value-type="string">
            <text:p>electrical noise</text:p>
          </table:table-cell>
          <table:table-cell office:value-type="string">
            <text:p>電氣干擾；電氣雜訊</text:p>
          </table:table-cell>
          <table:table-cell office:value-type="string">
            <text:p/>
          </table:table-cell>
          <table:table-cell office:value-type="string">
            <text:p>电气噪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05</text:p>
          </table:table-cell>
          <table:table-cell office:value-type="string">
            <text:p>electrical safety</text:p>
          </table:table-cell>
          <table:table-cell office:value-type="string">
            <text:p>電氣安全</text:p>
          </table:table-cell>
          <table:table-cell office:value-type="string">
            <text:p/>
          </table:table-cell>
          <table:table-cell office:value-type="string">
            <text:p>电气安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06</text:p>
          </table:table-cell>
          <table:table-cell office:value-type="string">
            <text:p>electrical zero</text:p>
          </table:table-cell>
          <table:table-cell office:value-type="string">
            <text:p>電零位；電零度</text:p>
          </table:table-cell>
          <table:table-cell office:value-type="string">
            <text:p/>
          </table:table-cell>
          <table:table-cell office:value-type="string">
            <text:p>电零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07</text:p>
          </table:table-cell>
          <table:table-cell office:value-type="string">
            <text:p>electricity</text:p>
          </table:table-cell>
          <table:table-cell office:value-type="string">
            <text:p>電；電學</text:p>
          </table:table-cell>
          <table:table-cell office:value-type="string">
            <text:p/>
          </table:table-cell>
          <table:table-cell office:value-type="string">
            <text:p>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08</text:p>
          </table:table-cell>
          <table:table-cell office:value-type="string">
            <text:p>electricity</text:p>
          </table:table-cell>
          <table:table-cell office:value-type="string">
            <text:p>電；電學</text:p>
          </table:table-cell>
          <table:table-cell office:value-type="string">
            <text:p/>
          </table:table-cell>
          <table:table-cell office:value-type="string">
            <text:p>电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09</text:p>
          </table:table-cell>
          <table:table-cell office:value-type="string">
            <text:p>electrification</text:p>
          </table:table-cell>
          <table:table-cell office:value-type="string">
            <text:p>充電；起電；電氣化；帶電</text:p>
          </table:table-cell>
          <table:table-cell office:value-type="string">
            <text:p/>
          </table:table-cell>
          <table:table-cell office:value-type="string">
            <text:p>起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10</text:p>
          </table:table-cell>
          <table:table-cell office:value-type="string">
            <text:p>electrochemical equivalent</text:p>
          </table:table-cell>
          <table:table-cell office:value-type="string">
            <text:p>電化當量</text:p>
          </table:table-cell>
          <table:table-cell office:value-type="string">
            <text:p/>
          </table:table-cell>
          <table:table-cell office:value-type="string">
            <text:p>电化当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11</text:p>
          </table:table-cell>
          <table:table-cell office:value-type="string">
            <text:p>electrochemistry</text:p>
          </table:table-cell>
          <table:table-cell office:value-type="string">
            <text:p>電化學</text:p>
          </table:table-cell>
          <table:table-cell office:value-type="string">
            <text:p/>
          </table:table-cell>
          <table:table-cell office:value-type="string">
            <text:p>电化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12</text:p>
          </table:table-cell>
          <table:table-cell office:value-type="string">
            <text:p>electrocution</text:p>
          </table:table-cell>
          <table:table-cell office:value-type="string">
            <text:p>電刑</text:p>
          </table:table-cell>
          <table:table-cell office:value-type="string">
            <text:p/>
          </table:table-cell>
          <table:table-cell office:value-type="string">
            <text:p>电击致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13</text:p>
          </table:table-cell>
          <table:table-cell office:value-type="string">
            <text:p>electrode</text:p>
          </table:table-cell>
          <table:table-cell office:value-type="string">
            <text:p>電極；電焊條</text:p>
          </table:table-cell>
          <table:table-cell office:value-type="string">
            <text:p/>
          </table:table-cell>
          <table:table-cell office:value-type="string">
            <text:p>电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14</text:p>
          </table:table-cell>
          <table:table-cell office:value-type="string">
            <text:p>electrode furnace</text:p>
          </table:table-cell>
          <table:table-cell office:value-type="string">
            <text:p>電極爐</text:p>
          </table:table-cell>
          <table:table-cell office:value-type="string">
            <text:p/>
          </table:table-cell>
          <table:table-cell office:value-type="string">
            <text:p>电极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15</text:p>
          </table:table-cell>
          <table:table-cell office:value-type="string">
            <text:p>electrode potential</text:p>
          </table:table-cell>
          <table:table-cell office:value-type="string">
            <text:p>電極電位</text:p>
          </table:table-cell>
          <table:table-cell office:value-type="string">
            <text:p/>
          </table:table-cell>
          <table:table-cell office:value-type="string">
            <text:p>电极电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16</text:p>
          </table:table-cell>
          <table:table-cell office:value-type="string">
            <text:p>electrodynamic instrument</text:p>
          </table:table-cell>
          <table:table-cell office:value-type="string">
            <text:p>電動式儀表；力測儀表</text:p>
          </table:table-cell>
          <table:table-cell office:value-type="string">
            <text:p/>
          </table:table-cell>
          <table:table-cell office:value-type="string">
            <text:p>电动系仪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17</text:p>
          </table:table-cell>
          <table:table-cell office:value-type="string">
            <text:p>electrodynamic meter</text:p>
          </table:table-cell>
          <table:table-cell office:value-type="string">
            <text:p>電動式儀表</text:p>
          </table:table-cell>
          <table:table-cell office:value-type="string">
            <text:p/>
          </table:table-cell>
          <table:table-cell office:value-type="string">
            <text:p>电动式电能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18</text:p>
          </table:table-cell>
          <table:table-cell office:value-type="string">
            <text:p>electrodynamics</text:p>
          </table:table-cell>
          <table:table-cell office:value-type="string">
            <text:p>電動力學</text:p>
          </table:table-cell>
          <table:table-cell office:value-type="string">
            <text:p/>
          </table:table-cell>
          <table:table-cell office:value-type="string">
            <text:p>电动力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19</text:p>
          </table:table-cell>
          <table:table-cell office:value-type="string">
            <text:p>electrographite brush</text:p>
          </table:table-cell>
          <table:table-cell office:value-type="string">
            <text:p>電化石墨刷</text:p>
          </table:table-cell>
          <table:table-cell office:value-type="string">
            <text:p/>
          </table:table-cell>
          <table:table-cell office:value-type="string">
            <text:p>电化石墨电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20</text:p>
          </table:table-cell>
          <table:table-cell office:value-type="string">
            <text:p>electroheat</text:p>
          </table:table-cell>
          <table:table-cell office:value-type="string">
            <text:p>電熱</text:p>
          </table:table-cell>
          <table:table-cell office:value-type="string">
            <text:p/>
          </table:table-cell>
          <table:table-cell office:value-type="string">
            <text:p>电热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21</text:p>
          </table:table-cell>
          <table:table-cell office:value-type="string">
            <text:p>electroheat</text:p>
          </table:table-cell>
          <table:table-cell office:value-type="string">
            <text:p>電熱</text:p>
          </table:table-cell>
          <table:table-cell office:value-type="string">
            <text:p/>
          </table:table-cell>
          <table:table-cell office:value-type="string">
            <text:p>电热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22</text:p>
          </table:table-cell>
          <table:table-cell office:value-type="string">
            <text:p>electrokinetics</text:p>
          </table:table-cell>
          <table:table-cell office:value-type="string">
            <text:p>動電學；電動力學</text:p>
          </table:table-cell>
          <table:table-cell office:value-type="string">
            <text:p/>
          </table:table-cell>
          <table:table-cell office:value-type="string">
            <text:p>动电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23</text:p>
          </table:table-cell>
          <table:table-cell office:value-type="string">
            <text:p>electroluminescence</text:p>
          </table:table-cell>
          <table:table-cell office:value-type="string">
            <text:p>電發光；場發光；電螢光</text:p>
          </table:table-cell>
          <table:table-cell office:value-type="string">
            <text:p/>
          </table:table-cell>
          <table:table-cell office:value-type="string">
            <text:p>场致发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24</text:p>
          </table:table-cell>
          <table:table-cell office:value-type="string">
            <text:p>electroluminescent lamp</text:p>
          </table:table-cell>
          <table:table-cell office:value-type="string">
            <text:p>電發光燈</text:p>
          </table:table-cell>
          <table:table-cell office:value-type="string">
            <text:p/>
          </table:table-cell>
          <table:table-cell office:value-type="string">
            <text:p>电致发光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25</text:p>
          </table:table-cell>
          <table:table-cell office:value-type="string">
            <text:p>electroluminescent panel</text:p>
          </table:table-cell>
          <table:table-cell office:value-type="string">
            <text:p>電發光盤</text:p>
          </table:table-cell>
          <table:table-cell office:value-type="string">
            <text:p/>
          </table:table-cell>
          <table:table-cell office:value-type="string">
            <text:p>场致发光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26</text:p>
          </table:table-cell>
          <table:table-cell office:value-type="string">
            <text:p>electroluminescent source</text:p>
          </table:table-cell>
          <table:table-cell office:value-type="string">
            <text:p>電發光源</text:p>
          </table:table-cell>
          <table:table-cell office:value-type="string">
            <text:p/>
          </table:table-cell>
          <table:table-cell office:value-type="string">
            <text:p>场致发光光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27</text:p>
          </table:table-cell>
          <table:table-cell office:value-type="string">
            <text:p>electrolysis</text:p>
          </table:table-cell>
          <table:table-cell office:value-type="string">
            <text:p>電解</text:p>
          </table:table-cell>
          <table:table-cell office:value-type="string">
            <text:p/>
          </table:table-cell>
          <table:table-cell office:value-type="string">
            <text:p>电解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28</text:p>
          </table:table-cell>
          <table:table-cell office:value-type="string">
            <text:p>electrolyte</text:p>
          </table:table-cell>
          <table:table-cell office:value-type="string">
            <text:p>電解質；電解液</text:p>
          </table:table-cell>
          <table:table-cell office:value-type="string">
            <text:p/>
          </table:table-cell>
          <table:table-cell office:value-type="string">
            <text:p>电解液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29</text:p>
          </table:table-cell>
          <table:table-cell office:value-type="string">
            <text:p>electrolytic cell</text:p>
          </table:table-cell>
          <table:table-cell office:value-type="string">
            <text:p>電解槽；電解電池</text:p>
          </table:table-cell>
          <table:table-cell office:value-type="string">
            <text:p/>
          </table:table-cell>
          <table:table-cell office:value-type="string">
            <text:p>电解电池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30</text:p>
          </table:table-cell>
          <table:table-cell office:value-type="string">
            <text:p>electrolytic cleaning</text:p>
          </table:table-cell>
          <table:table-cell office:value-type="string">
            <text:p>電解淨化；電解去污</text:p>
          </table:table-cell>
          <table:table-cell office:value-type="string">
            <text:p/>
          </table:table-cell>
          <table:table-cell office:value-type="string">
            <text:p>电解清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31</text:p>
          </table:table-cell>
          <table:table-cell office:value-type="string">
            <text:p>electrolytic corrosion</text:p>
          </table:table-cell>
          <table:table-cell office:value-type="string">
            <text:p>電解腐蝕</text:p>
          </table:table-cell>
          <table:table-cell office:value-type="string">
            <text:p/>
          </table:table-cell>
          <table:table-cell office:value-type="string">
            <text:p>电解腐蚀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32</text:p>
          </table:table-cell>
          <table:table-cell office:value-type="string">
            <text:p>electromagnet</text:p>
          </table:table-cell>
          <table:table-cell office:value-type="string">
            <text:p>電磁鐵；電磁體</text:p>
          </table:table-cell>
          <table:table-cell office:value-type="string">
            <text:p/>
          </table:table-cell>
          <table:table-cell office:value-type="string">
            <text:p>电磁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33</text:p>
          </table:table-cell>
          <table:table-cell office:value-type="string">
            <text:p>electromagnet</text:p>
          </table:table-cell>
          <table:table-cell office:value-type="string">
            <text:p>電磁鐵；電磁體</text:p>
          </table:table-cell>
          <table:table-cell office:value-type="string">
            <text:p/>
          </table:table-cell>
          <table:table-cell office:value-type="string">
            <text:p>电磁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34</text:p>
          </table:table-cell>
          <table:table-cell office:value-type="string">
            <text:p>electromagnetic</text:p>
          </table:table-cell>
          <table:table-cell office:value-type="string">
            <text:p>電磁的</text:p>
          </table:table-cell>
          <table:table-cell office:value-type="string">
            <text:p/>
          </table:table-cell>
          <table:table-cell office:value-type="string">
            <text:p>电磁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35</text:p>
          </table:table-cell>
          <table:table-cell office:value-type="string">
            <text:p>electromagnetic contactor</text:p>
          </table:table-cell>
          <table:table-cell office:value-type="string">
            <text:p>電磁接觸器</text:p>
          </table:table-cell>
          <table:table-cell office:value-type="string">
            <text:p/>
          </table:table-cell>
          <table:table-cell office:value-type="string">
            <text:p>电磁接触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36</text:p>
          </table:table-cell>
          <table:table-cell office:value-type="string">
            <text:p>electromagnetic energy</text:p>
          </table:table-cell>
          <table:table-cell office:value-type="string">
            <text:p>電磁能</text:p>
          </table:table-cell>
          <table:table-cell office:value-type="string">
            <text:p/>
          </table:table-cell>
          <table:table-cell office:value-type="string">
            <text:p>电磁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37</text:p>
          </table:table-cell>
          <table:table-cell office:value-type="string">
            <text:p>electromagnetic field</text:p>
          </table:table-cell>
          <table:table-cell office:value-type="string">
            <text:p>電磁場</text:p>
          </table:table-cell>
          <table:table-cell office:value-type="string">
            <text:p/>
          </table:table-cell>
          <table:table-cell office:value-type="string">
            <text:p>电磁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38</text:p>
          </table:table-cell>
          <table:table-cell office:value-type="string">
            <text:p>electromagnetic induction</text:p>
          </table:table-cell>
          <table:table-cell office:value-type="string">
            <text:p>電磁感應</text:p>
          </table:table-cell>
          <table:table-cell office:value-type="string">
            <text:p/>
          </table:table-cell>
          <table:table-cell office:value-type="string">
            <text:p>电磁感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39</text:p>
          </table:table-cell>
          <table:table-cell office:value-type="string">
            <text:p>electromagnetic lens</text:p>
          </table:table-cell>
          <table:table-cell office:value-type="string">
            <text:p>電磁透鏡</text:p>
          </table:table-cell>
          <table:table-cell office:value-type="string">
            <text:p/>
          </table:table-cell>
          <table:table-cell office:value-type="string">
            <text:p>电磁透镜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40</text:p>
          </table:table-cell>
          <table:table-cell office:value-type="string">
            <text:p>electromagnetic noise</text:p>
          </table:table-cell>
          <table:table-cell office:value-type="string">
            <text:p>電磁干擾；電磁噪音</text:p>
          </table:table-cell>
          <table:table-cell office:value-type="string">
            <text:p/>
          </table:table-cell>
          <table:table-cell office:value-type="string">
            <text:p>电磁噪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41</text:p>
          </table:table-cell>
          <table:table-cell office:value-type="string">
            <text:p>electromagnetic relay</text:p>
          </table:table-cell>
          <table:table-cell office:value-type="string">
            <text:p>電磁式繼電器</text:p>
          </table:table-cell>
          <table:table-cell office:value-type="string">
            <text:p/>
          </table:table-cell>
          <table:table-cell office:value-type="string">
            <text:p>电磁[式]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42</text:p>
          </table:table-cell>
          <table:table-cell office:value-type="string">
            <text:p>electromagnetic screen</text:p>
          </table:table-cell>
          <table:table-cell office:value-type="string">
            <text:p>電磁屏蔽</text:p>
          </table:table-cell>
          <table:table-cell office:value-type="string">
            <text:p/>
          </table:table-cell>
          <table:table-cell office:value-type="string">
            <text:p>电磁屏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43</text:p>
          </table:table-cell>
          <table:table-cell office:value-type="string">
            <text:p>electromagnetic spectrum</text:p>
          </table:table-cell>
          <table:table-cell office:value-type="string">
            <text:p>電磁頻譜</text:p>
          </table:table-cell>
          <table:table-cell office:value-type="string">
            <text:p/>
          </table:table-cell>
          <table:table-cell office:value-type="string">
            <text:p>电磁频谱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44</text:p>
          </table:table-cell>
          <table:table-cell office:value-type="string">
            <text:p>electromagnetic system</text:p>
          </table:table-cell>
          <table:table-cell office:value-type="string">
            <text:p>電磁系統</text:p>
          </table:table-cell>
          <table:table-cell office:value-type="string">
            <text:p/>
          </table:table-cell>
          <table:table-cell office:value-type="string">
            <text:p>电磁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45</text:p>
          </table:table-cell>
          <table:table-cell office:value-type="string">
            <text:p>electromagnetic unit</text:p>
          </table:table-cell>
          <table:table-cell office:value-type="string">
            <text:p>電磁單位</text:p>
          </table:table-cell>
          <table:table-cell office:value-type="string">
            <text:p/>
          </table:table-cell>
          <table:table-cell office:value-type="string">
            <text:p>电磁单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46</text:p>
          </table:table-cell>
          <table:table-cell office:value-type="string">
            <text:p>electromagnetic wave</text:p>
          </table:table-cell>
          <table:table-cell office:value-type="string">
            <text:p>電磁波</text:p>
          </table:table-cell>
          <table:table-cell office:value-type="string">
            <text:p/>
          </table:table-cell>
          <table:table-cell office:value-type="string">
            <text:p>电磁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47</text:p>
          </table:table-cell>
          <table:table-cell office:value-type="string">
            <text:p>electromechanical</text:p>
          </table:table-cell>
          <table:table-cell office:value-type="string">
            <text:p>機電的；電動機械的</text:p>
          </table:table-cell>
          <table:table-cell office:value-type="string">
            <text:p/>
          </table:table-cell>
          <table:table-cell office:value-type="string">
            <text:p>机电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48</text:p>
          </table:table-cell>
          <table:table-cell office:value-type="string">
            <text:p>electromechanical device</text:p>
          </table:table-cell>
          <table:table-cell office:value-type="string">
            <text:p>機電裝置；機電設備</text:p>
          </table:table-cell>
          <table:table-cell office:value-type="string">
            <text:p/>
          </table:table-cell>
          <table:table-cell office:value-type="string">
            <text:p>机电器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49</text:p>
          </table:table-cell>
          <table:table-cell office:value-type="string">
            <text:p>electromechanical relay</text:p>
          </table:table-cell>
          <table:table-cell office:value-type="string">
            <text:p>機電繼電器</text:p>
          </table:table-cell>
          <table:table-cell office:value-type="string">
            <text:p/>
          </table:table-cell>
          <table:table-cell office:value-type="string">
            <text:p>机电[式]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50</text:p>
          </table:table-cell>
          <table:table-cell office:value-type="string">
            <text:p>electrometer</text:p>
          </table:table-cell>
          <table:table-cell office:value-type="string">
            <text:p>靜電計</text:p>
          </table:table-cell>
          <table:table-cell office:value-type="string">
            <text:p/>
          </table:table-cell>
          <table:table-cell office:value-type="string">
            <text:p>静电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51</text:p>
          </table:table-cell>
          <table:table-cell office:value-type="string">
            <text:p>electron</text:p>
          </table:table-cell>
          <table:table-cell office:value-type="string">
            <text:p>電子</text:p>
          </table:table-cell>
          <table:table-cell office:value-type="string">
            <text:p/>
          </table:table-cell>
          <table:table-cell office:value-type="string">
            <text:p>电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52</text:p>
          </table:table-cell>
          <table:table-cell office:value-type="string">
            <text:p>electron accelerator</text:p>
          </table:table-cell>
          <table:table-cell office:value-type="string">
            <text:p>電子加速器</text:p>
          </table:table-cell>
          <table:table-cell office:value-type="string">
            <text:p/>
          </table:table-cell>
          <table:table-cell office:value-type="string">
            <text:p>电子加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53</text:p>
          </table:table-cell>
          <table:table-cell office:value-type="string">
            <text:p>electron beam</text:p>
          </table:table-cell>
          <table:table-cell office:value-type="string">
            <text:p>電子射束；電子束</text:p>
          </table:table-cell>
          <table:table-cell office:value-type="string">
            <text:p/>
          </table:table-cell>
          <table:table-cell office:value-type="string">
            <text:p>电子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54</text:p>
          </table:table-cell>
          <table:table-cell office:value-type="string">
            <text:p>electron collection time</text:p>
          </table:table-cell>
          <table:table-cell office:value-type="string">
            <text:p>電子收集時間</text:p>
          </table:table-cell>
          <table:table-cell office:value-type="string">
            <text:p/>
          </table:table-cell>
          <table:table-cell office:value-type="string">
            <text:p>电子收集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55</text:p>
          </table:table-cell>
          <table:table-cell office:value-type="string">
            <text:p>electron emission</text:p>
          </table:table-cell>
          <table:table-cell office:value-type="string">
            <text:p>電子發射</text:p>
          </table:table-cell>
          <table:table-cell office:value-type="string">
            <text:p/>
          </table:table-cell>
          <table:table-cell office:value-type="string">
            <text:p>电子发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56</text:p>
          </table:table-cell>
          <table:table-cell office:value-type="string">
            <text:p>electron gas</text:p>
          </table:table-cell>
          <table:table-cell office:value-type="string">
            <text:p>電子氣；電子氣體</text:p>
          </table:table-cell>
          <table:table-cell office:value-type="string">
            <text:p/>
          </table:table-cell>
          <table:table-cell office:value-type="string">
            <text:p>电子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57</text:p>
          </table:table-cell>
          <table:table-cell office:value-type="string">
            <text:p>electron gun</text:p>
          </table:table-cell>
          <table:table-cell office:value-type="string">
            <text:p>電子槍</text:p>
          </table:table-cell>
          <table:table-cell office:value-type="string">
            <text:p/>
          </table:table-cell>
          <table:table-cell office:value-type="string">
            <text:p>电子枪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58</text:p>
          </table:table-cell>
          <table:table-cell office:value-type="string">
            <text:p>electron multiplier</text:p>
          </table:table-cell>
          <table:table-cell office:value-type="string">
            <text:p>電子倍增器</text:p>
          </table:table-cell>
          <table:table-cell office:value-type="string">
            <text:p/>
          </table:table-cell>
          <table:table-cell office:value-type="string">
            <text:p>电子倍增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59</text:p>
          </table:table-cell>
          <table:table-cell office:value-type="string">
            <text:p>electronegative gas</text:p>
          </table:table-cell>
          <table:table-cell office:value-type="string">
            <text:p>陰電性氣體</text:p>
          </table:table-cell>
          <table:table-cell office:value-type="string">
            <text:p/>
          </table:table-cell>
          <table:table-cell office:value-type="string">
            <text:p>电负性气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60</text:p>
          </table:table-cell>
          <table:table-cell office:value-type="string">
            <text:p>electron-hole pair</text:p>
          </table:table-cell>
          <table:table-cell office:value-type="string">
            <text:p>電子-電洞對</text:p>
          </table:table-cell>
          <table:table-cell office:value-type="string">
            <text:p/>
          </table:table-cell>
          <table:table-cell office:value-type="string">
            <text:p>电子空穴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61</text:p>
          </table:table-cell>
          <table:table-cell office:value-type="string">
            <text:p>electronic</text:p>
          </table:table-cell>
          <table:table-cell office:value-type="string">
            <text:p>電子的；電子學的</text:p>
          </table:table-cell>
          <table:table-cell office:value-type="string">
            <text:p/>
          </table:table-cell>
          <table:table-cell office:value-type="string">
            <text:p>电子[的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62</text:p>
          </table:table-cell>
          <table:table-cell office:value-type="string">
            <text:p>electronic circuit</text:p>
          </table:table-cell>
          <table:table-cell office:value-type="string">
            <text:p>電子電路</text:p>
          </table:table-cell>
          <table:table-cell office:value-type="string">
            <text:p/>
          </table:table-cell>
          <table:table-cell office:value-type="string">
            <text:p>电子电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63</text:p>
          </table:table-cell>
          <table:table-cell office:value-type="string">
            <text:p>electronic controller</text:p>
          </table:table-cell>
          <table:table-cell office:value-type="string">
            <text:p>電子控制器</text:p>
          </table:table-cell>
          <table:table-cell office:value-type="string">
            <text:p/>
          </table:table-cell>
          <table:table-cell office:value-type="string">
            <text:p>电子控制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64</text:p>
          </table:table-cell>
          <table:table-cell office:value-type="string">
            <text:p>electronic current</text:p>
          </table:table-cell>
          <table:table-cell office:value-type="string">
            <text:p>電子（電）流</text:p>
          </table:table-cell>
          <table:table-cell office:value-type="string">
            <text:p/>
          </table:table-cell>
          <table:table-cell office:value-type="string">
            <text:p>电子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65</text:p>
          </table:table-cell>
          <table:table-cell office:value-type="string">
            <text:p>electronic governor</text:p>
          </table:table-cell>
          <table:table-cell office:value-type="string">
            <text:p>電子調速器</text:p>
          </table:table-cell>
          <table:table-cell office:value-type="string">
            <text:p/>
          </table:table-cell>
          <table:table-cell office:value-type="string">
            <text:p>电子稳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66</text:p>
          </table:table-cell>
          <table:table-cell office:value-type="string">
            <text:p>electronic transformer</text:p>
          </table:table-cell>
          <table:table-cell office:value-type="string">
            <text:p>電子電路變壓器；電子電路變換器</text:p>
          </table:table-cell>
          <table:table-cell office:value-type="string">
            <text:p/>
          </table:table-cell>
          <table:table-cell office:value-type="string">
            <text:p>电子变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67</text:p>
          </table:table-cell>
          <table:table-cell office:value-type="string">
            <text:p>electronic tube</text:p>
          </table:table-cell>
          <table:table-cell office:value-type="string">
            <text:p>電子管</text:p>
          </table:table-cell>
          <table:table-cell office:value-type="string">
            <text:p/>
          </table:table-cell>
          <table:table-cell office:value-type="string">
            <text:p>电子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68</text:p>
          </table:table-cell>
          <table:table-cell office:value-type="string">
            <text:p>electronics</text:p>
          </table:table-cell>
          <table:table-cell office:value-type="string">
            <text:p>電子學</text:p>
          </table:table-cell>
          <table:table-cell office:value-type="string">
            <text:p/>
          </table:table-cell>
          <table:table-cell office:value-type="string">
            <text:p>电子技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69</text:p>
          </table:table-cell>
          <table:table-cell office:value-type="string">
            <text:p>electronics</text:p>
          </table:table-cell>
          <table:table-cell office:value-type="string">
            <text:p>電子學</text:p>
          </table:table-cell>
          <table:table-cell office:value-type="string">
            <text:p/>
          </table:table-cell>
          <table:table-cell office:value-type="string">
            <text:p>电子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70</text:p>
          </table:table-cell>
          <table:table-cell office:value-type="string">
            <text:p>electro-osmosis</text:p>
          </table:table-cell>
          <table:table-cell office:value-type="string">
            <text:p>電滲</text:p>
          </table:table-cell>
          <table:table-cell office:value-type="string">
            <text:p/>
          </table:table-cell>
          <table:table-cell office:value-type="string">
            <text:p>电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71</text:p>
          </table:table-cell>
          <table:table-cell office:value-type="string">
            <text:p>electrophoresis</text:p>
          </table:table-cell>
          <table:table-cell office:value-type="string">
            <text:p>電泳；電泳（現象）</text:p>
          </table:table-cell>
          <table:table-cell office:value-type="string">
            <text:p/>
          </table:table-cell>
          <table:table-cell office:value-type="string">
            <text:p>电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72</text:p>
          </table:table-cell>
          <table:table-cell office:value-type="string">
            <text:p>electroplating</text:p>
          </table:table-cell>
          <table:table-cell office:value-type="string">
            <text:p>電鍍術；電鍍學；電鍍</text:p>
          </table:table-cell>
          <table:table-cell office:value-type="string">
            <text:p/>
          </table:table-cell>
          <table:table-cell office:value-type="string">
            <text:p>电镀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73</text:p>
          </table:table-cell>
          <table:table-cell office:value-type="string">
            <text:p>electroplating bath</text:p>
          </table:table-cell>
          <table:table-cell office:value-type="string">
            <text:p>電鍍槽</text:p>
          </table:table-cell>
          <table:table-cell office:value-type="string">
            <text:p/>
          </table:table-cell>
          <table:table-cell office:value-type="string">
            <text:p>电镀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74</text:p>
          </table:table-cell>
          <table:table-cell office:value-type="string">
            <text:p>electropolishing</text:p>
          </table:table-cell>
          <table:table-cell office:value-type="string">
            <text:p>電解拋光</text:p>
          </table:table-cell>
          <table:table-cell office:value-type="string">
            <text:p/>
          </table:table-cell>
          <table:table-cell office:value-type="string">
            <text:p>电抛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75</text:p>
          </table:table-cell>
          <table:table-cell office:value-type="string">
            <text:p>electrorefining</text:p>
          </table:table-cell>
          <table:table-cell office:value-type="string">
            <text:p>電精鍊</text:p>
          </table:table-cell>
          <table:table-cell office:value-type="string">
            <text:p/>
          </table:table-cell>
          <table:table-cell office:value-type="string">
            <text:p>电解精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76</text:p>
          </table:table-cell>
          <table:table-cell office:value-type="string">
            <text:p>electroscope</text:p>
          </table:table-cell>
          <table:table-cell office:value-type="string">
            <text:p>驗電器</text:p>
          </table:table-cell>
          <table:table-cell office:value-type="string">
            <text:p/>
          </table:table-cell>
          <table:table-cell office:value-type="string">
            <text:p>验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77</text:p>
          </table:table-cell>
          <table:table-cell office:value-type="string">
            <text:p>electrostatic accelerator</text:p>
          </table:table-cell>
          <table:table-cell office:value-type="string">
            <text:p>靜電加速器</text:p>
          </table:table-cell>
          <table:table-cell office:value-type="string">
            <text:p/>
          </table:table-cell>
          <table:table-cell office:value-type="string">
            <text:p>静电加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78</text:p>
          </table:table-cell>
          <table:table-cell office:value-type="string">
            <text:p>electrostatic deflection</text:p>
          </table:table-cell>
          <table:table-cell office:value-type="string">
            <text:p>靜電偏轉</text:p>
          </table:table-cell>
          <table:table-cell office:value-type="string">
            <text:p/>
          </table:table-cell>
          <table:table-cell office:value-type="string">
            <text:p>静电偏转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79</text:p>
          </table:table-cell>
          <table:table-cell office:value-type="string">
            <text:p>electrostatic focusing</text:p>
          </table:table-cell>
          <table:table-cell office:value-type="string">
            <text:p>靜電聚焦</text:p>
          </table:table-cell>
          <table:table-cell office:value-type="string">
            <text:p/>
          </table:table-cell>
          <table:table-cell office:value-type="string">
            <text:p>静电聚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80</text:p>
          </table:table-cell>
          <table:table-cell office:value-type="string">
            <text:p>electrostatic induction</text:p>
          </table:table-cell>
          <table:table-cell office:value-type="string">
            <text:p>靜電感應</text:p>
          </table:table-cell>
          <table:table-cell office:value-type="string">
            <text:p/>
          </table:table-cell>
          <table:table-cell office:value-type="string">
            <text:p>静电感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81</text:p>
          </table:table-cell>
          <table:table-cell office:value-type="string">
            <text:p>electrostatic instrument</text:p>
          </table:table-cell>
          <table:table-cell office:value-type="string">
            <text:p>靜電儀器</text:p>
          </table:table-cell>
          <table:table-cell office:value-type="string">
            <text:p/>
          </table:table-cell>
          <table:table-cell office:value-type="string">
            <text:p>静电系仪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82</text:p>
          </table:table-cell>
          <table:table-cell office:value-type="string">
            <text:p>electrostatic lens</text:p>
          </table:table-cell>
          <table:table-cell office:value-type="string">
            <text:p>靜電透鏡</text:p>
          </table:table-cell>
          <table:table-cell office:value-type="string">
            <text:p/>
          </table:table-cell>
          <table:table-cell office:value-type="string">
            <text:p>静电透镜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83</text:p>
          </table:table-cell>
          <table:table-cell office:value-type="string">
            <text:p>electrostatic potential</text:p>
          </table:table-cell>
          <table:table-cell office:value-type="string">
            <text:p>靜電勢；靜電位</text:p>
          </table:table-cell>
          <table:table-cell office:value-type="string">
            <text:p/>
          </table:table-cell>
          <table:table-cell office:value-type="string">
            <text:p>静电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84</text:p>
          </table:table-cell>
          <table:table-cell office:value-type="string">
            <text:p>electrostatic relay</text:p>
          </table:table-cell>
          <table:table-cell office:value-type="string">
            <text:p>靜電式繼電器</text:p>
          </table:table-cell>
          <table:table-cell office:value-type="string">
            <text:p/>
          </table:table-cell>
          <table:table-cell office:value-type="string">
            <text:p>静电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85</text:p>
          </table:table-cell>
          <table:table-cell office:value-type="string">
            <text:p>electrostatic shielding</text:p>
          </table:table-cell>
          <table:table-cell office:value-type="string">
            <text:p>靜電屏蔽</text:p>
          </table:table-cell>
          <table:table-cell office:value-type="string">
            <text:p/>
          </table:table-cell>
          <table:table-cell office:value-type="string">
            <text:p>静电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86</text:p>
          </table:table-cell>
          <table:table-cell office:value-type="string">
            <text:p>electrostatic voltmeter</text:p>
          </table:table-cell>
          <table:table-cell office:value-type="string">
            <text:p>靜電電壓計；靜電伏特計</text:p>
          </table:table-cell>
          <table:table-cell office:value-type="string">
            <text:p/>
          </table:table-cell>
          <table:table-cell office:value-type="string">
            <text:p>静电电压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87</text:p>
          </table:table-cell>
          <table:table-cell office:value-type="string">
            <text:p>electrostatics</text:p>
          </table:table-cell>
          <table:table-cell office:value-type="string">
            <text:p>靜電學</text:p>
          </table:table-cell>
          <table:table-cell office:value-type="string">
            <text:p/>
          </table:table-cell>
          <table:table-cell office:value-type="string">
            <text:p>静电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88</text:p>
          </table:table-cell>
          <table:table-cell office:value-type="string">
            <text:p>electrostriction</text:p>
          </table:table-cell>
          <table:table-cell office:value-type="string">
            <text:p>電伸縮（現象）</text:p>
          </table:table-cell>
          <table:table-cell office:value-type="string">
            <text:p/>
          </table:table-cell>
          <table:table-cell office:value-type="string">
            <text:p>电致伸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89</text:p>
          </table:table-cell>
          <table:table-cell office:value-type="string">
            <text:p>electrotechnical</text:p>
          </table:table-cell>
          <table:table-cell office:value-type="string">
            <text:p>電工的；電工學的；電工技術的</text:p>
          </table:table-cell>
          <table:table-cell office:value-type="string">
            <text:p/>
          </table:table-cell>
          <table:table-cell office:value-type="string">
            <text:p>电气技术[的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90</text:p>
          </table:table-cell>
          <table:table-cell office:value-type="string">
            <text:p>electrothermal</text:p>
          </table:table-cell>
          <table:table-cell office:value-type="string">
            <text:p>電熱的</text:p>
          </table:table-cell>
          <table:table-cell office:value-type="string">
            <text:p/>
          </table:table-cell>
          <table:table-cell office:value-type="string">
            <text:p>电热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91</text:p>
          </table:table-cell>
          <table:table-cell office:value-type="string">
            <text:p>electrothermal efficiency</text:p>
          </table:table-cell>
          <table:table-cell office:value-type="string">
            <text:p>電熱效率</text:p>
          </table:table-cell>
          <table:table-cell office:value-type="string">
            <text:p/>
          </table:table-cell>
          <table:table-cell office:value-type="string">
            <text:p>电热效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92</text:p>
          </table:table-cell>
          <table:table-cell office:value-type="string">
            <text:p>elementary particle</text:p>
          </table:table-cell>
          <table:table-cell office:value-type="string">
            <text:p>基本粒子</text:p>
          </table:table-cell>
          <table:table-cell office:value-type="string">
            <text:p/>
          </table:table-cell>
          <table:table-cell office:value-type="string">
            <text:p>基本粒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93</text:p>
          </table:table-cell>
          <table:table-cell office:value-type="string">
            <text:p>emergency brake</text:p>
          </table:table-cell>
          <table:table-cell office:value-type="string">
            <text:p>緊急制動；緊急煞車</text:p>
          </table:table-cell>
          <table:table-cell office:value-type="string">
            <text:p/>
          </table:table-cell>
          <table:table-cell office:value-type="string">
            <text:p>紧急制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94</text:p>
          </table:table-cell>
          <table:table-cell office:value-type="string">
            <text:p>emergency lighting</text:p>
          </table:table-cell>
          <table:table-cell office:value-type="string">
            <text:p>緊急照明</text:p>
          </table:table-cell>
          <table:table-cell office:value-type="string">
            <text:p/>
          </table:table-cell>
          <table:table-cell office:value-type="string">
            <text:p>应急照明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95</text:p>
          </table:table-cell>
          <table:table-cell office:value-type="string">
            <text:p>emergency plan</text:p>
          </table:table-cell>
          <table:table-cell office:value-type="string">
            <text:p>緊急計畫</text:p>
          </table:table-cell>
          <table:table-cell office:value-type="string">
            <text:p/>
          </table:table-cell>
          <table:table-cell office:value-type="string">
            <text:p>应急计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96</text:p>
          </table:table-cell>
          <table:table-cell office:value-type="string">
            <text:p>emergency switching-off</text:p>
          </table:table-cell>
          <table:table-cell office:value-type="string">
            <text:p>緊急切斷</text:p>
          </table:table-cell>
          <table:table-cell office:value-type="string">
            <text:p/>
          </table:table-cell>
          <table:table-cell office:value-type="string">
            <text:p>紧急分闸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97</text:p>
          </table:table-cell>
          <table:table-cell office:value-type="string">
            <text:p>emergency system</text:p>
          </table:table-cell>
          <table:table-cell office:value-type="string">
            <text:p>緊急系統</text:p>
          </table:table-cell>
          <table:table-cell office:value-type="string">
            <text:p/>
          </table:table-cell>
          <table:table-cell office:value-type="string">
            <text:p>应急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98</text:p>
          </table:table-cell>
          <table:table-cell office:value-type="string">
            <text:p>emission</text:p>
          </table:table-cell>
          <table:table-cell office:value-type="string">
            <text:p>發射</text:p>
          </table:table-cell>
          <table:table-cell office:value-type="string">
            <text:p/>
          </table:table-cell>
          <table:table-cell office:value-type="string">
            <text:p>发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799</text:p>
          </table:table-cell>
          <table:table-cell office:value-type="string">
            <text:p>emission spectrum</text:p>
          </table:table-cell>
          <table:table-cell office:value-type="string">
            <text:p>發射光譜</text:p>
          </table:table-cell>
          <table:table-cell office:value-type="string">
            <text:p/>
          </table:table-cell>
          <table:table-cell office:value-type="string">
            <text:p>发射频谱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00</text:p>
          </table:table-cell>
          <table:table-cell office:value-type="string">
            <text:p>emissive material</text:p>
          </table:table-cell>
          <table:table-cell office:value-type="string">
            <text:p>放射物質；放射材料</text:p>
          </table:table-cell>
          <table:table-cell office:value-type="string">
            <text:p/>
          </table:table-cell>
          <table:table-cell office:value-type="string">
            <text:p>发射物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01</text:p>
          </table:table-cell>
          <table:table-cell office:value-type="string">
            <text:p>emissivity</text:p>
          </table:table-cell>
          <table:table-cell office:value-type="string">
            <text:p>發射係數；發射率</text:p>
          </table:table-cell>
          <table:table-cell office:value-type="string">
            <text:p/>
          </table:table-cell>
          <table:table-cell office:value-type="string">
            <text:p>发射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02</text:p>
          </table:table-cell>
          <table:table-cell office:value-type="string">
            <text:p>emitter junction</text:p>
          </table:table-cell>
          <table:table-cell office:value-type="string">
            <text:p>射極接面</text:p>
          </table:table-cell>
          <table:table-cell office:value-type="string">
            <text:p/>
          </table:table-cell>
          <table:table-cell office:value-type="string">
            <text:p>发射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03</text:p>
          </table:table-cell>
          <table:table-cell office:value-type="string">
            <text:p>emitter region</text:p>
          </table:table-cell>
          <table:table-cell office:value-type="string">
            <text:p>射極區</text:p>
          </table:table-cell>
          <table:table-cell office:value-type="string">
            <text:p/>
          </table:table-cell>
          <table:table-cell office:value-type="string">
            <text:p>发射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04</text:p>
          </table:table-cell>
          <table:table-cell office:value-type="string">
            <text:p>emitter terminal</text:p>
          </table:table-cell>
          <table:table-cell office:value-type="string">
            <text:p>射極引接頭</text:p>
          </table:table-cell>
          <table:table-cell office:value-type="string">
            <text:p/>
          </table:table-cell>
          <table:table-cell office:value-type="string">
            <text:p>发射极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05</text:p>
          </table:table-cell>
          <table:table-cell office:value-type="string">
            <text:p>empty band</text:p>
          </table:table-cell>
          <table:table-cell office:value-type="string">
            <text:p>空帶</text:p>
          </table:table-cell>
          <table:table-cell office:value-type="string">
            <text:p/>
          </table:table-cell>
          <table:table-cell office:value-type="string">
            <text:p>空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06</text:p>
          </table:table-cell>
          <table:table-cell office:value-type="string">
            <text:p>empty running</text:p>
          </table:table-cell>
          <table:table-cell office:value-type="string">
            <text:p>空載運行；空轉</text:p>
          </table:table-cell>
          <table:table-cell office:value-type="string">
            <text:p/>
          </table:table-cell>
          <table:table-cell office:value-type="string">
            <text:p>空载[荷]运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07</text:p>
          </table:table-cell>
          <table:table-cell office:value-type="string">
            <text:p>enabling signal</text:p>
          </table:table-cell>
          <table:table-cell office:value-type="string">
            <text:p>恢復操作信號；起動信號</text:p>
          </table:table-cell>
          <table:table-cell office:value-type="string">
            <text:p/>
          </table:table-cell>
          <table:table-cell office:value-type="string">
            <text:p>使能信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08</text:p>
          </table:table-cell>
          <table:table-cell office:value-type="string">
            <text:p>enamel</text:p>
          </table:table-cell>
          <table:table-cell office:value-type="string">
            <text:p>瓷漆；搪瓷；琺琅</text:p>
          </table:table-cell>
          <table:table-cell office:value-type="string">
            <text:p/>
          </table:table-cell>
          <table:table-cell office:value-type="string">
            <text:p>瓷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09</text:p>
          </table:table-cell>
          <table:table-cell office:value-type="string">
            <text:p>enamel insulation</text:p>
          </table:table-cell>
          <table:table-cell office:value-type="string">
            <text:p>瓷漆絕緣</text:p>
          </table:table-cell>
          <table:table-cell office:value-type="string">
            <text:p/>
          </table:table-cell>
          <table:table-cell office:value-type="string">
            <text:p>漆包绝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10</text:p>
          </table:table-cell>
          <table:table-cell office:value-type="string">
            <text:p>enamelled bulb</text:p>
          </table:table-cell>
          <table:table-cell office:value-type="string">
            <text:p>漆包燈泡</text:p>
          </table:table-cell>
          <table:table-cell office:value-type="string">
            <text:p/>
          </table:table-cell>
          <table:table-cell office:value-type="string">
            <text:p>漆膜玻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11</text:p>
          </table:table-cell>
          <table:table-cell office:value-type="string">
            <text:p>enamelled wire</text:p>
          </table:table-cell>
          <table:table-cell office:value-type="string">
            <text:p>漆包線</text:p>
          </table:table-cell>
          <table:table-cell office:value-type="string">
            <text:p/>
          </table:table-cell>
          <table:table-cell office:value-type="string">
            <text:p>漆包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12</text:p>
          </table:table-cell>
          <table:table-cell office:value-type="string">
            <text:p>encapsulated winding</text:p>
          </table:table-cell>
          <table:table-cell office:value-type="string">
            <text:p>密封繞組；澆注繞組</text:p>
          </table:table-cell>
          <table:table-cell office:value-type="string">
            <text:p/>
          </table:table-cell>
          <table:table-cell office:value-type="string">
            <text:p>囊封式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13</text:p>
          </table:table-cell>
          <table:table-cell office:value-type="string">
            <text:p>encapsulation</text:p>
          </table:table-cell>
          <table:table-cell office:value-type="string">
            <text:p>封裝</text:p>
          </table:table-cell>
          <table:table-cell office:value-type="string">
            <text:p/>
          </table:table-cell>
          <table:table-cell office:value-type="string">
            <text:p>浇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14</text:p>
          </table:table-cell>
          <table:table-cell office:value-type="string">
            <text:p>enclosed switchboard</text:p>
          </table:table-cell>
          <table:table-cell office:value-type="string">
            <text:p>封閉式配電盤；封閉開關板</text:p>
          </table:table-cell>
          <table:table-cell office:value-type="string">
            <text:p/>
          </table:table-cell>
          <table:table-cell office:value-type="string">
            <text:p>封闭式开关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15</text:p>
          </table:table-cell>
          <table:table-cell office:value-type="string">
            <text:p>enclosure</text:p>
          </table:table-cell>
          <table:table-cell office:value-type="string">
            <text:p>封閉；外殼；包圍；圍繞；封入</text:p>
          </table:table-cell>
          <table:table-cell office:value-type="string">
            <text:p/>
          </table:table-cell>
          <table:table-cell office:value-type="string">
            <text:p>外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16</text:p>
          </table:table-cell>
          <table:table-cell office:value-type="string">
            <text:p>end effect</text:p>
          </table:table-cell>
          <table:table-cell office:value-type="string">
            <text:p>末端效應</text:p>
          </table:table-cell>
          <table:table-cell office:value-type="string">
            <text:p/>
          </table:table-cell>
          <table:table-cell office:value-type="string">
            <text:p>端部效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17</text:p>
          </table:table-cell>
          <table:table-cell office:value-type="string">
            <text:p>end winding</text:p>
          </table:table-cell>
          <table:table-cell office:value-type="string">
            <text:p>端（部）繞組</text:p>
          </table:table-cell>
          <table:table-cell office:value-type="string">
            <text:p/>
          </table:table-cell>
          <table:table-cell office:value-type="string">
            <text:p>线圈端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18</text:p>
          </table:table-cell>
          <table:table-cell office:value-type="string">
            <text:p>endurance</text:p>
          </table:table-cell>
          <table:table-cell office:value-type="string">
            <text:p>耐久性；持續性；強度；疲勞強度</text:p>
          </table:table-cell>
          <table:table-cell office:value-type="string">
            <text:p/>
          </table:table-cell>
          <table:table-cell office:value-type="string">
            <text:p>耐久能力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19</text:p>
          </table:table-cell>
          <table:table-cell office:value-type="string">
            <text:p>endurance test</text:p>
          </table:table-cell>
          <table:table-cell office:value-type="string">
            <text:p>耐勞試驗；耐力試驗；疲勞強度試驗；壽命試驗</text:p>
          </table:table-cell>
          <table:table-cell office:value-type="string">
            <text:p/>
          </table:table-cell>
          <table:table-cell office:value-type="string">
            <text:p>耐久性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20</text:p>
          </table:table-cell>
          <table:table-cell office:value-type="string">
            <text:p>energizing quantity</text:p>
          </table:table-cell>
          <table:table-cell office:value-type="string">
            <text:p>激勵量；激勵值</text:p>
          </table:table-cell>
          <table:table-cell office:value-type="string">
            <text:p/>
          </table:table-cell>
          <table:table-cell office:value-type="string">
            <text:p>激励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21</text:p>
          </table:table-cell>
          <table:table-cell office:value-type="string">
            <text:p>energy</text:p>
          </table:table-cell>
          <table:table-cell office:value-type="string">
            <text:p>能量；能</text:p>
          </table:table-cell>
          <table:table-cell office:value-type="string">
            <text:p/>
          </table:table-cell>
          <table:table-cell office:value-type="string">
            <text:p>能[量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22</text:p>
          </table:table-cell>
          <table:table-cell office:value-type="string">
            <text:p>energy band</text:p>
          </table:table-cell>
          <table:table-cell office:value-type="string">
            <text:p>能帶</text:p>
          </table:table-cell>
          <table:table-cell office:value-type="string">
            <text:p/>
          </table:table-cell>
          <table:table-cell office:value-type="string">
            <text:p>能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23</text:p>
          </table:table-cell>
          <table:table-cell office:value-type="string">
            <text:p>energy consumption</text:p>
          </table:table-cell>
          <table:table-cell office:value-type="string">
            <text:p>能量消耗</text:p>
          </table:table-cell>
          <table:table-cell office:value-type="string">
            <text:p/>
          </table:table-cell>
          <table:table-cell office:value-type="string">
            <text:p>耗电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24</text:p>
          </table:table-cell>
          <table:table-cell office:value-type="string">
            <text:p>energy efficiency</text:p>
          </table:table-cell>
          <table:table-cell office:value-type="string">
            <text:p>能量效率</text:p>
          </table:table-cell>
          <table:table-cell office:value-type="string">
            <text:p/>
          </table:table-cell>
          <table:table-cell office:value-type="string">
            <text:p>能量效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25</text:p>
          </table:table-cell>
          <table:table-cell office:value-type="string">
            <text:p>energy fluence</text:p>
          </table:table-cell>
          <table:table-cell office:value-type="string">
            <text:p>能通量</text:p>
          </table:table-cell>
          <table:table-cell office:value-type="string">
            <text:p/>
          </table:table-cell>
          <table:table-cell office:value-type="string">
            <text:p>能注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26</text:p>
          </table:table-cell>
          <table:table-cell office:value-type="string">
            <text:p>energy fluence rate</text:p>
          </table:table-cell>
          <table:table-cell office:value-type="string">
            <text:p>能通量率</text:p>
          </table:table-cell>
          <table:table-cell office:value-type="string">
            <text:p/>
          </table:table-cell>
          <table:table-cell office:value-type="string">
            <text:p>能注量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27</text:p>
          </table:table-cell>
          <table:table-cell office:value-type="string">
            <text:p>energy gap</text:p>
          </table:table-cell>
          <table:table-cell office:value-type="string">
            <text:p>能隙；能量間隙</text:p>
          </table:table-cell>
          <table:table-cell office:value-type="string">
            <text:p/>
          </table:table-cell>
          <table:table-cell office:value-type="string">
            <text:p>能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28</text:p>
          </table:table-cell>
          <table:table-cell office:value-type="string">
            <text:p>energy gradient</text:p>
          </table:table-cell>
          <table:table-cell office:value-type="string">
            <text:p>能量梯度</text:p>
          </table:table-cell>
          <table:table-cell office:value-type="string">
            <text:p/>
          </table:table-cell>
          <table:table-cell office:value-type="string">
            <text:p>能量梯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29</text:p>
          </table:table-cell>
          <table:table-cell office:value-type="string">
            <text:p>energy level</text:p>
          </table:table-cell>
          <table:table-cell office:value-type="string">
            <text:p>能階</text:p>
          </table:table-cell>
          <table:table-cell office:value-type="string">
            <text:p/>
          </table:table-cell>
          <table:table-cell office:value-type="string">
            <text:p>能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30</text:p>
          </table:table-cell>
          <table:table-cell office:value-type="string">
            <text:p>energy loss</text:p>
          </table:table-cell>
          <table:table-cell office:value-type="string">
            <text:p>能量損失</text:p>
          </table:table-cell>
          <table:table-cell office:value-type="string">
            <text:p/>
          </table:table-cell>
          <table:table-cell office:value-type="string">
            <text:p>能量损失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31</text:p>
          </table:table-cell>
          <table:table-cell office:value-type="string">
            <text:p>energy meter</text:p>
          </table:table-cell>
          <table:table-cell office:value-type="string">
            <text:p>能量表；電度表</text:p>
          </table:table-cell>
          <table:table-cell office:value-type="string">
            <text:p/>
          </table:table-cell>
          <table:table-cell office:value-type="string">
            <text:p>电能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32</text:p>
          </table:table-cell>
          <table:table-cell office:value-type="string">
            <text:p>energy range</text:p>
          </table:table-cell>
          <table:table-cell office:value-type="string">
            <text:p>能量範圍</text:p>
          </table:table-cell>
          <table:table-cell office:value-type="string">
            <text:p/>
          </table:table-cell>
          <table:table-cell office:value-type="string">
            <text:p>能量范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33</text:p>
          </table:table-cell>
          <table:table-cell office:value-type="string">
            <text:p>energy ratio</text:p>
          </table:table-cell>
          <table:table-cell office:value-type="string">
            <text:p>能量比</text:p>
          </table:table-cell>
          <table:table-cell office:value-type="string">
            <text:p/>
          </table:table-cell>
          <table:table-cell office:value-type="string">
            <text:p>能量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34</text:p>
          </table:table-cell>
          <table:table-cell office:value-type="string">
            <text:p>energy storage capacitor</text:p>
          </table:table-cell>
          <table:table-cell office:value-type="string">
            <text:p>蓄能電容器</text:p>
          </table:table-cell>
          <table:table-cell office:value-type="string">
            <text:p/>
          </table:table-cell>
          <table:table-cell office:value-type="string">
            <text:p>储能电容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35</text:p>
          </table:table-cell>
          <table:table-cell office:value-type="string">
            <text:p>enriched fuel reactor</text:p>
          </table:table-cell>
          <table:table-cell office:value-type="string">
            <text:p>濃化燃料反應器</text:p>
          </table:table-cell>
          <table:table-cell office:value-type="string">
            <text:p/>
          </table:table-cell>
          <table:table-cell office:value-type="string">
            <text:p>富集燃料[反应]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36</text:p>
          </table:table-cell>
          <table:table-cell office:value-type="string">
            <text:p>enriched material</text:p>
          </table:table-cell>
          <table:table-cell office:value-type="string">
            <text:p>濃化物料；濃化材料</text:p>
          </table:table-cell>
          <table:table-cell office:value-type="string">
            <text:p/>
          </table:table-cell>
          <table:table-cell office:value-type="string">
            <text:p>富集材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37</text:p>
          </table:table-cell>
          <table:table-cell office:value-type="string">
            <text:p>enrichment</text:p>
          </table:table-cell>
          <table:table-cell office:value-type="string">
            <text:p>濃縮；縮化；濃化</text:p>
          </table:table-cell>
          <table:table-cell office:value-type="string">
            <text:p/>
          </table:table-cell>
          <table:table-cell office:value-type="string">
            <text:p>富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38</text:p>
          </table:table-cell>
          <table:table-cell office:value-type="string">
            <text:p>enrichment factor</text:p>
          </table:table-cell>
          <table:table-cell office:value-type="string">
            <text:p>濃化因數；濃縮因數</text:p>
          </table:table-cell>
          <table:table-cell office:value-type="string">
            <text:p/>
          </table:table-cell>
          <table:table-cell office:value-type="string">
            <text:p>富集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39</text:p>
          </table:table-cell>
          <table:table-cell office:value-type="string">
            <text:p>enthalpy</text:p>
          </table:table-cell>
          <table:table-cell office:value-type="string">
            <text:p>焓；熱焓</text:p>
          </table:table-cell>
          <table:table-cell office:value-type="string">
            <text:p/>
          </table:table-cell>
          <table:table-cell office:value-type="string">
            <text:p>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40</text:p>
          </table:table-cell>
          <table:table-cell office:value-type="string">
            <text:p>entropy</text:p>
          </table:table-cell>
          <table:table-cell office:value-type="string">
            <text:p>熵</text:p>
          </table:table-cell>
          <table:table-cell office:value-type="string">
            <text:p/>
          </table:table-cell>
          <table:table-cell office:value-type="string">
            <text:p>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41</text:p>
          </table:table-cell>
          <table:table-cell office:value-type="string">
            <text:p>environment</text:p>
          </table:table-cell>
          <table:table-cell office:value-type="string">
            <text:p>環境</text:p>
          </table:table-cell>
          <table:table-cell office:value-type="string">
            <text:p/>
          </table:table-cell>
          <table:table-cell office:value-type="string">
            <text:p>环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42</text:p>
          </table:table-cell>
          <table:table-cell office:value-type="string">
            <text:p>environmental condition</text:p>
          </table:table-cell>
          <table:table-cell office:value-type="string">
            <text:p>環境情況；環境條件</text:p>
          </table:table-cell>
          <table:table-cell office:value-type="string">
            <text:p/>
          </table:table-cell>
          <table:table-cell office:value-type="string">
            <text:p>环境条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43</text:p>
          </table:table-cell>
          <table:table-cell office:value-type="string">
            <text:p>environmental protection</text:p>
          </table:table-cell>
          <table:table-cell office:value-type="string">
            <text:p>環境保護</text:p>
          </table:table-cell>
          <table:table-cell office:value-type="string">
            <text:p/>
          </table:table-cell>
          <table:table-cell office:value-type="string">
            <text:p>环境防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44</text:p>
          </table:table-cell>
          <table:table-cell office:value-type="string">
            <text:p>environmental test</text:p>
          </table:table-cell>
          <table:table-cell office:value-type="string">
            <text:p>環境試驗</text:p>
          </table:table-cell>
          <table:table-cell office:value-type="string">
            <text:p/>
          </table:table-cell>
          <table:table-cell office:value-type="string">
            <text:p>环境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45</text:p>
          </table:table-cell>
          <table:table-cell office:value-type="string">
            <text:p>epicadmium neutron</text:p>
          </table:table-cell>
          <table:table-cell office:value-type="string">
            <text:p>超鎘中子</text:p>
          </table:table-cell>
          <table:table-cell office:value-type="string">
            <text:p/>
          </table:table-cell>
          <table:table-cell office:value-type="string">
            <text:p>超镉中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46</text:p>
          </table:table-cell>
          <table:table-cell office:value-type="string">
            <text:p>epitaxy</text:p>
          </table:table-cell>
          <table:table-cell office:value-type="string">
            <text:p>（磊）晶術；晶膜術</text:p>
          </table:table-cell>
          <table:table-cell office:value-type="string">
            <text:p/>
          </table:table-cell>
          <table:table-cell office:value-type="string">
            <text:p>外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47</text:p>
          </table:table-cell>
          <table:table-cell office:value-type="string">
            <text:p>epithermal neutron</text:p>
          </table:table-cell>
          <table:table-cell office:value-type="string">
            <text:p>超熱中子</text:p>
          </table:table-cell>
          <table:table-cell office:value-type="string">
            <text:p/>
          </table:table-cell>
          <table:table-cell office:value-type="string">
            <text:p>超热中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48</text:p>
          </table:table-cell>
          <table:table-cell office:value-type="string">
            <text:p>epithermal reactor</text:p>
          </table:table-cell>
          <table:table-cell office:value-type="string">
            <text:p>超熱中子反應器</text:p>
          </table:table-cell>
          <table:table-cell office:value-type="string">
            <text:p/>
          </table:table-cell>
          <table:table-cell office:value-type="string">
            <text:p>超热中子[反应]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49</text:p>
          </table:table-cell>
          <table:table-cell office:value-type="string">
            <text:p>Epstein square</text:p>
          </table:table-cell>
          <table:table-cell office:value-type="string">
            <text:p>愛普斯坦磁鐵方</text:p>
          </table:table-cell>
          <table:table-cell office:value-type="string">
            <text:p/>
          </table:table-cell>
          <table:table-cell office:value-type="string">
            <text:p>爱泼斯坦方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50</text:p>
          </table:table-cell>
          <table:table-cell office:value-type="string">
            <text:p>equality</text:p>
          </table:table-cell>
          <table:table-cell office:value-type="string">
            <text:p>等式；相等；均一</text:p>
          </table:table-cell>
          <table:table-cell office:value-type="string">
            <text:p/>
          </table:table-cell>
          <table:table-cell office:value-type="string">
            <text:p>相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51</text:p>
          </table:table-cell>
          <table:table-cell office:value-type="string">
            <text:p>equality of brightness photometer</text:p>
          </table:table-cell>
          <table:table-cell office:value-type="string">
            <text:p>等亮度測光器；等輝度測光器</text:p>
          </table:table-cell>
          <table:table-cell office:value-type="string">
            <text:p/>
          </table:table-cell>
          <table:table-cell office:value-type="string">
            <text:p>等视亮度光度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52</text:p>
          </table:table-cell>
          <table:table-cell office:value-type="string">
            <text:p>equality of contrast photometer</text:p>
          </table:table-cell>
          <table:table-cell office:value-type="string">
            <text:p>等對比測光器； 對比平衡測光器</text:p>
          </table:table-cell>
          <table:table-cell office:value-type="string">
            <text:p/>
          </table:table-cell>
          <table:table-cell office:value-type="string">
            <text:p>等对比度光度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53</text:p>
          </table:table-cell>
          <table:table-cell office:value-type="string">
            <text:p>equalizer</text:p>
          </table:table-cell>
          <table:table-cell office:value-type="string">
            <text:p>均衡器；均壓器；等化器</text:p>
          </table:table-cell>
          <table:table-cell office:value-type="string">
            <text:p/>
          </table:table-cell>
          <table:table-cell office:value-type="string">
            <text:p>均衡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54</text:p>
          </table:table-cell>
          <table:table-cell office:value-type="string">
            <text:p>equalizer</text:p>
          </table:table-cell>
          <table:table-cell office:value-type="string">
            <text:p>均衡器；均壓器；等化器</text:p>
          </table:table-cell>
          <table:table-cell office:value-type="string">
            <text:p/>
          </table:table-cell>
          <table:table-cell office:value-type="string">
            <text:p>均压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55</text:p>
          </table:table-cell>
          <table:table-cell office:value-type="string">
            <text:p>equalizing charge</text:p>
          </table:table-cell>
          <table:table-cell office:value-type="string">
            <text:p>均衡充電</text:p>
          </table:table-cell>
          <table:table-cell office:value-type="string">
            <text:p/>
          </table:table-cell>
          <table:table-cell office:value-type="string">
            <text:p>均衡充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56</text:p>
          </table:table-cell>
          <table:table-cell office:value-type="string">
            <text:p>equation</text:p>
          </table:table-cell>
          <table:table-cell office:value-type="string">
            <text:p>方程式</text:p>
          </table:table-cell>
          <table:table-cell office:value-type="string">
            <text:p/>
          </table:table-cell>
          <table:table-cell office:value-type="string">
            <text:p>方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57</text:p>
          </table:table-cell>
          <table:table-cell office:value-type="string">
            <text:p>equilibrium orbit</text:p>
          </table:table-cell>
          <table:table-cell office:value-type="string">
            <text:p>平衡軌道；穩定軌道</text:p>
          </table:table-cell>
          <table:table-cell office:value-type="string">
            <text:p/>
          </table:table-cell>
          <table:table-cell office:value-type="string">
            <text:p>平衡轨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58</text:p>
          </table:table-cell>
          <table:table-cell office:value-type="string">
            <text:p>equipment</text:p>
          </table:table-cell>
          <table:table-cell office:value-type="string">
            <text:p>設備；裝備</text:p>
          </table:table-cell>
          <table:table-cell office:value-type="string">
            <text:p/>
          </table:table-cell>
          <table:table-cell office:value-type="string">
            <text:p>设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59</text:p>
          </table:table-cell>
          <table:table-cell office:value-type="string">
            <text:p>equipotential line</text:p>
          </table:table-cell>
          <table:table-cell office:value-type="string">
            <text:p>等位線；等勢線</text:p>
          </table:table-cell>
          <table:table-cell office:value-type="string">
            <text:p/>
          </table:table-cell>
          <table:table-cell office:value-type="string">
            <text:p>等位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60</text:p>
          </table:table-cell>
          <table:table-cell office:value-type="string">
            <text:p>equipotential surface</text:p>
          </table:table-cell>
          <table:table-cell office:value-type="string">
            <text:p>等位面</text:p>
          </table:table-cell>
          <table:table-cell office:value-type="string">
            <text:p/>
          </table:table-cell>
          <table:table-cell office:value-type="string">
            <text:p>等位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61</text:p>
          </table:table-cell>
          <table:table-cell office:value-type="string">
            <text:p>equivalent circuit diagram</text:p>
          </table:table-cell>
          <table:table-cell office:value-type="string">
            <text:p>等值電路圖</text:p>
          </table:table-cell>
          <table:table-cell office:value-type="string">
            <text:p/>
          </table:table-cell>
          <table:table-cell office:value-type="string">
            <text:p>等效电路图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62</text:p>
          </table:table-cell>
          <table:table-cell office:value-type="string">
            <text:p>equivalent conductance</text:p>
          </table:table-cell>
          <table:table-cell office:value-type="string">
            <text:p>等效電導；等值電導</text:p>
          </table:table-cell>
          <table:table-cell office:value-type="string">
            <text:p/>
          </table:table-cell>
          <table:table-cell office:value-type="string">
            <text:p>等效电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63</text:p>
          </table:table-cell>
          <table:table-cell office:value-type="string">
            <text:p>equivalent peak interruption duration</text:p>
          </table:table-cell>
          <table:table-cell office:value-type="string">
            <text:p>等效峰載停電持續時間；等效峰荷停電持續時間</text:p>
          </table:table-cell>
          <table:table-cell office:value-type="string">
            <text:p/>
          </table:table-cell>
          <table:table-cell office:value-type="string">
            <text:p>等效峰荷停电持续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64</text:p>
          </table:table-cell>
          <table:table-cell office:value-type="string">
            <text:p>equivalent resistance</text:p>
          </table:table-cell>
          <table:table-cell office:value-type="string">
            <text:p>等效電阻；等值電阻</text:p>
          </table:table-cell>
          <table:table-cell office:value-type="string">
            <text:p/>
          </table:table-cell>
          <table:table-cell office:value-type="string">
            <text:p>等效电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65</text:p>
          </table:table-cell>
          <table:table-cell office:value-type="string">
            <text:p>equivalent salt deposit density</text:p>
          </table:table-cell>
          <table:table-cell office:value-type="string">
            <text:p>等值鹽沉積密度</text:p>
          </table:table-cell>
          <table:table-cell office:value-type="string">
            <text:p/>
          </table:table-cell>
          <table:table-cell office:value-type="string">
            <text:p>等值附盐密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66</text:p>
          </table:table-cell>
          <table:table-cell office:value-type="string">
            <text:p>equivalent series resistance</text:p>
          </table:table-cell>
          <table:table-cell office:value-type="string">
            <text:p>等效串連電阻</text:p>
          </table:table-cell>
          <table:table-cell office:value-type="string">
            <text:p/>
          </table:table-cell>
          <table:table-cell office:value-type="string">
            <text:p>等效串联电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67</text:p>
          </table:table-cell>
          <table:table-cell office:value-type="string">
            <text:p>equivalent thermal network</text:p>
          </table:table-cell>
          <table:table-cell office:value-type="string">
            <text:p>等值熱網路</text:p>
          </table:table-cell>
          <table:table-cell office:value-type="string">
            <text:p/>
          </table:table-cell>
          <table:table-cell office:value-type="string">
            <text:p>[等效]热网络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68</text:p>
          </table:table-cell>
          <table:table-cell office:value-type="string">
            <text:p>error</text:p>
          </table:table-cell>
          <table:table-cell office:value-type="string">
            <text:p>誤差</text:p>
          </table:table-cell>
          <table:table-cell office:value-type="string">
            <text:p/>
          </table:table-cell>
          <table:table-cell office:value-type="string">
            <text:p>误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69</text:p>
          </table:table-cell>
          <table:table-cell office:value-type="string">
            <text:p>error compensation</text:p>
          </table:table-cell>
          <table:table-cell office:value-type="string">
            <text:p>誤差補償</text:p>
          </table:table-cell>
          <table:table-cell office:value-type="string">
            <text:p/>
          </table:table-cell>
          <table:table-cell office:value-type="string">
            <text:p>误差补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70</text:p>
          </table:table-cell>
          <table:table-cell office:value-type="string">
            <text:p>error signal</text:p>
          </table:table-cell>
          <table:table-cell office:value-type="string">
            <text:p>誤差信號</text:p>
          </table:table-cell>
          <table:table-cell office:value-type="string">
            <text:p/>
          </table:table-cell>
          <table:table-cell office:value-type="string">
            <text:p>误差信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71</text:p>
          </table:table-cell>
          <table:table-cell office:value-type="string">
            <text:p>erythemal radiation</text:p>
          </table:table-cell>
          <table:table-cell office:value-type="string">
            <text:p>紅斑放射</text:p>
          </table:table-cell>
          <table:table-cell office:value-type="string">
            <text:p/>
          </table:table-cell>
          <table:table-cell office:value-type="string">
            <text:p>红斑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72</text:p>
          </table:table-cell>
          <table:table-cell office:value-type="string">
            <text:p>escape lighting</text:p>
          </table:table-cell>
          <table:table-cell office:value-type="string">
            <text:p>避難照明；逃生照明</text:p>
          </table:table-cell>
          <table:table-cell office:value-type="string">
            <text:p/>
          </table:table-cell>
          <table:table-cell office:value-type="string">
            <text:p>太平门照明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73</text:p>
          </table:table-cell>
          <table:table-cell office:value-type="string">
            <text:p>etch pit</text:p>
          </table:table-cell>
          <table:table-cell office:value-type="string">
            <text:p>腐蝕坑；蝕刻斑</text:p>
          </table:table-cell>
          <table:table-cell office:value-type="string">
            <text:p/>
          </table:table-cell>
          <table:table-cell office:value-type="string">
            <text:p>蚀刻斑痕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74</text:p>
          </table:table-cell>
          <table:table-cell office:value-type="string">
            <text:p>Euclidean space</text:p>
          </table:table-cell>
          <table:table-cell office:value-type="string">
            <text:p>歐幾里德空間</text:p>
          </table:table-cell>
          <table:table-cell office:value-type="string">
            <text:p/>
          </table:table-cell>
          <table:table-cell office:value-type="string">
            <text:p>欧几里得空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75</text:p>
          </table:table-cell>
          <table:table-cell office:value-type="string">
            <text:p>evaporation</text:p>
          </table:table-cell>
          <table:table-cell office:value-type="string">
            <text:p>蒸發</text:p>
          </table:table-cell>
          <table:table-cell office:value-type="string">
            <text:p/>
          </table:table-cell>
          <table:table-cell office:value-type="string">
            <text:p>蒸镀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76</text:p>
          </table:table-cell>
          <table:table-cell office:value-type="string">
            <text:p>evaporator</text:p>
          </table:table-cell>
          <table:table-cell office:value-type="string">
            <text:p>蒸發器</text:p>
          </table:table-cell>
          <table:table-cell office:value-type="string">
            <text:p/>
          </table:table-cell>
          <table:table-cell office:value-type="string">
            <text:p>蒸发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77</text:p>
          </table:table-cell>
          <table:table-cell office:value-type="string">
            <text:p>event</text:p>
          </table:table-cell>
          <table:table-cell office:value-type="string">
            <text:p>事件</text:p>
          </table:table-cell>
          <table:table-cell office:value-type="string">
            <text:p/>
          </table:table-cell>
          <table:table-cell office:value-type="string">
            <text:p>事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78</text:p>
          </table:table-cell>
          <table:table-cell office:value-type="string">
            <text:p>excess carrier</text:p>
          </table:table-cell>
          <table:table-cell office:value-type="string">
            <text:p>多餘載子</text:p>
          </table:table-cell>
          <table:table-cell office:value-type="string">
            <text:p/>
          </table:table-cell>
          <table:table-cell office:value-type="string">
            <text:p>过剩载流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81</text:p>
          </table:table-cell>
          <table:table-cell office:value-type="string">
            <text:p>excitation</text:p>
          </table:table-cell>
          <table:table-cell office:value-type="string">
            <text:p>激磁；激發；激勵</text:p>
          </table:table-cell>
          <table:table-cell office:value-type="string">
            <text:p/>
          </table:table-cell>
          <table:table-cell office:value-type="string">
            <text:p>励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82</text:p>
          </table:table-cell>
          <table:table-cell office:value-type="string">
            <text:p>excitation band</text:p>
          </table:table-cell>
          <table:table-cell office:value-type="string">
            <text:p>激發（能）帶</text:p>
          </table:table-cell>
          <table:table-cell office:value-type="string">
            <text:p/>
          </table:table-cell>
          <table:table-cell office:value-type="string">
            <text:p>激发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83</text:p>
          </table:table-cell>
          <table:table-cell office:value-type="string">
            <text:p>excitation energy</text:p>
          </table:table-cell>
          <table:table-cell office:value-type="string">
            <text:p>激磁能；激發能</text:p>
          </table:table-cell>
          <table:table-cell office:value-type="string">
            <text:p/>
          </table:table-cell>
          <table:table-cell office:value-type="string">
            <text:p>激发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84</text:p>
          </table:table-cell>
          <table:table-cell office:value-type="string">
            <text:p>excitation purity</text:p>
          </table:table-cell>
          <table:table-cell office:value-type="string">
            <text:p>刺激純度；激發純度</text:p>
          </table:table-cell>
          <table:table-cell office:value-type="string">
            <text:p/>
          </table:table-cell>
          <table:table-cell office:value-type="string">
            <text:p>兴奋纯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85</text:p>
          </table:table-cell>
          <table:table-cell office:value-type="string">
            <text:p>excitation response</text:p>
          </table:table-cell>
          <table:table-cell office:value-type="string">
            <text:p>激磁響應</text:p>
          </table:table-cell>
          <table:table-cell office:value-type="string">
            <text:p/>
          </table:table-cell>
          <table:table-cell office:value-type="string">
            <text:p>励磁响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86</text:p>
          </table:table-cell>
          <table:table-cell office:value-type="string">
            <text:p>excitation response ratio</text:p>
          </table:table-cell>
          <table:table-cell office:value-type="string">
            <text:p>激磁響應率</text:p>
          </table:table-cell>
          <table:table-cell office:value-type="string">
            <text:p/>
          </table:table-cell>
          <table:table-cell office:value-type="string">
            <text:p>励磁响应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87</text:p>
          </table:table-cell>
          <table:table-cell office:value-type="string">
            <text:p>excitation system</text:p>
          </table:table-cell>
          <table:table-cell office:value-type="string">
            <text:p>激磁系統</text:p>
          </table:table-cell>
          <table:table-cell office:value-type="string">
            <text:p/>
          </table:table-cell>
          <table:table-cell office:value-type="string">
            <text:p>励磁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88</text:p>
          </table:table-cell>
          <table:table-cell office:value-type="string">
            <text:p>excited state</text:p>
          </table:table-cell>
          <table:table-cell office:value-type="string">
            <text:p>激發態</text:p>
          </table:table-cell>
          <table:table-cell office:value-type="string">
            <text:p/>
          </table:table-cell>
          <table:table-cell office:value-type="string">
            <text:p>激发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89</text:p>
          </table:table-cell>
          <table:table-cell office:value-type="string">
            <text:p>exciter</text:p>
          </table:table-cell>
          <table:table-cell office:value-type="string">
            <text:p>激磁機；激發器</text:p>
          </table:table-cell>
          <table:table-cell office:value-type="string">
            <text:p/>
          </table:table-cell>
          <table:table-cell office:value-type="string">
            <text:p>励磁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90</text:p>
          </table:table-cell>
          <table:table-cell office:value-type="string">
            <text:p>exciter response</text:p>
          </table:table-cell>
          <table:table-cell office:value-type="string">
            <text:p>勵磁機響應速度；勵磁機電壓上升速度</text:p>
          </table:table-cell>
          <table:table-cell office:value-type="string">
            <text:p/>
          </table:table-cell>
          <table:table-cell office:value-type="string">
            <text:p>励磁机响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91</text:p>
          </table:table-cell>
          <table:table-cell office:value-type="string">
            <text:p>exciting current</text:p>
          </table:table-cell>
          <table:table-cell office:value-type="string">
            <text:p>激磁電流；激發電流</text:p>
          </table:table-cell>
          <table:table-cell office:value-type="string">
            <text:p/>
          </table:table-cell>
          <table:table-cell office:value-type="string">
            <text:p>励磁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92</text:p>
          </table:table-cell>
          <table:table-cell office:value-type="string">
            <text:p>exciting voltage</text:p>
          </table:table-cell>
          <table:table-cell office:value-type="string">
            <text:p>勵磁電壓；激發電壓</text:p>
          </table:table-cell>
          <table:table-cell office:value-type="string">
            <text:p/>
          </table:table-cell>
          <table:table-cell office:value-type="string">
            <text:p>励磁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93</text:p>
          </table:table-cell>
          <table:table-cell office:value-type="string">
            <text:p>excitron</text:p>
          </table:table-cell>
          <table:table-cell office:value-type="string">
            <text:p>激弧管；激磁管；汞氣整流管</text:p>
          </table:table-cell>
          <table:table-cell office:value-type="string">
            <text:p/>
          </table:table-cell>
          <table:table-cell office:value-type="string">
            <text:p>励弧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94</text:p>
          </table:table-cell>
          <table:table-cell office:value-type="string">
            <text:p>exoelectron</text:p>
          </table:table-cell>
          <table:table-cell office:value-type="string">
            <text:p>外激電子</text:p>
          </table:table-cell>
          <table:table-cell office:value-type="string">
            <text:p/>
          </table:table-cell>
          <table:table-cell office:value-type="string">
            <text:p>外[逸]电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95</text:p>
          </table:table-cell>
          <table:table-cell office:value-type="string">
            <text:p>expander</text:p>
          </table:table-cell>
          <table:table-cell office:value-type="string">
            <text:p>擴張器；擴展器；擴展電路；脹管器</text:p>
          </table:table-cell>
          <table:table-cell office:value-type="string">
            <text:p/>
          </table:table-cell>
          <table:table-cell office:value-type="string">
            <text:p>膨胀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96</text:p>
          </table:table-cell>
          <table:table-cell office:value-type="string">
            <text:p>experimental reactor</text:p>
          </table:table-cell>
          <table:table-cell office:value-type="string">
            <text:p>實驗反應器</text:p>
          </table:table-cell>
          <table:table-cell office:value-type="string">
            <text:p/>
          </table:table-cell>
          <table:table-cell office:value-type="string">
            <text:p>实验[反应]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97</text:p>
          </table:table-cell>
          <table:table-cell office:value-type="string">
            <text:p>explosion</text:p>
          </table:table-cell>
          <table:table-cell office:value-type="string">
            <text:p>爆炸</text:p>
          </table:table-cell>
          <table:table-cell office:value-type="string">
            <text:p/>
          </table:table-cell>
          <table:table-cell office:value-type="string">
            <text:p>爆炸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98</text:p>
          </table:table-cell>
          <table:table-cell office:value-type="string">
            <text:p>explosion hazard</text:p>
          </table:table-cell>
          <table:table-cell office:value-type="string">
            <text:p>爆炸危險</text:p>
          </table:table-cell>
          <table:table-cell office:value-type="string">
            <text:p/>
          </table:table-cell>
          <table:table-cell office:value-type="string">
            <text:p>爆炸危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899</text:p>
          </table:table-cell>
          <table:table-cell office:value-type="string">
            <text:p>explosive atmosphere</text:p>
          </table:table-cell>
          <table:table-cell office:value-type="string">
            <text:p>爆炸氣體</text:p>
          </table:table-cell>
          <table:table-cell office:value-type="string">
            <text:p/>
          </table:table-cell>
          <table:table-cell office:value-type="string">
            <text:p>爆炸性环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00</text:p>
          </table:table-cell>
          <table:table-cell office:value-type="string">
            <text:p>explosive mixture</text:p>
          </table:table-cell>
          <table:table-cell office:value-type="string">
            <text:p>爆炸性混合物</text:p>
          </table:table-cell>
          <table:table-cell office:value-type="string">
            <text:p/>
          </table:table-cell>
          <table:table-cell office:value-type="string">
            <text:p>爆炸性混合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01</text:p>
          </table:table-cell>
          <table:table-cell office:value-type="string">
            <text:p>exponential assembly</text:p>
          </table:table-cell>
          <table:table-cell office:value-type="string">
            <text:p>指數組合；指數裝置</text:p>
          </table:table-cell>
          <table:table-cell office:value-type="string">
            <text:p/>
          </table:table-cell>
          <table:table-cell office:value-type="string">
            <text:p>指数装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02</text:p>
          </table:table-cell>
          <table:table-cell office:value-type="string">
            <text:p>exponential distribution</text:p>
          </table:table-cell>
          <table:table-cell office:value-type="string">
            <text:p>指數分布</text:p>
          </table:table-cell>
          <table:table-cell office:value-type="string">
            <text:p/>
          </table:table-cell>
          <table:table-cell office:value-type="string">
            <text:p>指数分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03</text:p>
          </table:table-cell>
          <table:table-cell office:value-type="string">
            <text:p>exponential experiment</text:p>
          </table:table-cell>
          <table:table-cell office:value-type="string">
            <text:p>指數實驗</text:p>
          </table:table-cell>
          <table:table-cell office:value-type="string">
            <text:p/>
          </table:table-cell>
          <table:table-cell office:value-type="string">
            <text:p>指数实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04</text:p>
          </table:table-cell>
          <table:table-cell office:value-type="string">
            <text:p>exponentiation</text:p>
          </table:table-cell>
          <table:table-cell office:value-type="string">
            <text:p>取冪</text:p>
          </table:table-cell>
          <table:table-cell office:value-type="string">
            <text:p/>
          </table:table-cell>
          <table:table-cell office:value-type="string">
            <text:p>指数运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05</text:p>
          </table:table-cell>
          <table:table-cell office:value-type="string">
            <text:p>exposure</text:p>
          </table:table-cell>
          <table:table-cell office:value-type="string">
            <text:p>照射；暴露；曝光</text:p>
          </table:table-cell>
          <table:table-cell office:value-type="string">
            <text:p/>
          </table:table-cell>
          <table:table-cell office:value-type="string">
            <text:p>照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08</text:p>
          </table:table-cell>
          <table:table-cell office:value-type="string">
            <text:p>exposure dose</text:p>
          </table:table-cell>
          <table:table-cell office:value-type="string">
            <text:p>曝露劑量</text:p>
          </table:table-cell>
          <table:table-cell office:value-type="string">
            <text:p/>
          </table:table-cell>
          <table:table-cell office:value-type="string">
            <text:p>照射剂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09</text:p>
          </table:table-cell>
          <table:table-cell office:value-type="string">
            <text:p>exposure meter</text:p>
          </table:table-cell>
          <table:table-cell office:value-type="string">
            <text:p>曝露計</text:p>
          </table:table-cell>
          <table:table-cell office:value-type="string">
            <text:p/>
          </table:table-cell>
          <table:table-cell office:value-type="string">
            <text:p>照射量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10</text:p>
          </table:table-cell>
          <table:table-cell office:value-type="string">
            <text:p>exposure meter</text:p>
          </table:table-cell>
          <table:table-cell office:value-type="string">
            <text:p>曝露計</text:p>
          </table:table-cell>
          <table:table-cell office:value-type="string">
            <text:p/>
          </table:table-cell>
          <table:table-cell office:value-type="string">
            <text:p>曝光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11</text:p>
          </table:table-cell>
          <table:table-cell office:value-type="string">
            <text:p>exposure rate</text:p>
          </table:table-cell>
          <table:table-cell office:value-type="string">
            <text:p>曝露率</text:p>
          </table:table-cell>
          <table:table-cell office:value-type="string">
            <text:p/>
          </table:table-cell>
          <table:table-cell office:value-type="string">
            <text:p>照射量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12</text:p>
          </table:table-cell>
          <table:table-cell office:value-type="string">
            <text:p>exposure ratemeter</text:p>
          </table:table-cell>
          <table:table-cell office:value-type="string">
            <text:p>曝露率計</text:p>
          </table:table-cell>
          <table:table-cell office:value-type="string">
            <text:p/>
          </table:table-cell>
          <table:table-cell office:value-type="string">
            <text:p>照射量率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13</text:p>
          </table:table-cell>
          <table:table-cell office:value-type="string">
            <text:p>exposure test</text:p>
          </table:table-cell>
          <table:table-cell office:value-type="string">
            <text:p>曝露試驗</text:p>
          </table:table-cell>
          <table:table-cell office:value-type="string">
            <text:p/>
          </table:table-cell>
          <table:table-cell office:value-type="string">
            <text:p>大气暴露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14</text:p>
          </table:table-cell>
          <table:table-cell office:value-type="string">
            <text:p>expulsion element</text:p>
          </table:table-cell>
          <table:table-cell office:value-type="string">
            <text:p>驅弧元件</text:p>
          </table:table-cell>
          <table:table-cell office:value-type="string">
            <text:p/>
          </table:table-cell>
          <table:table-cell office:value-type="string">
            <text:p>排气元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15</text:p>
          </table:table-cell>
          <table:table-cell office:value-type="string">
            <text:p>expulsion fuse</text:p>
          </table:table-cell>
          <table:table-cell office:value-type="string">
            <text:p>驅弧式熔絲；沖出式熔絲</text:p>
          </table:table-cell>
          <table:table-cell office:value-type="string">
            <text:p/>
          </table:table-cell>
          <table:table-cell office:value-type="string">
            <text:p>喷射式熔断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16</text:p>
          </table:table-cell>
          <table:table-cell office:value-type="string">
            <text:p>expulsion type arrester</text:p>
          </table:table-cell>
          <table:table-cell office:value-type="string">
            <text:p>驅弧型避雷器</text:p>
          </table:table-cell>
          <table:table-cell office:value-type="string">
            <text:p/>
          </table:table-cell>
          <table:table-cell office:value-type="string">
            <text:p>排气式避雷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17</text:p>
          </table:table-cell>
          <table:table-cell office:value-type="string">
            <text:p>extended delta connection</text:p>
          </table:table-cell>
          <table:table-cell office:value-type="string">
            <text:p>延伸Δ接線</text:p>
          </table:table-cell>
          <table:table-cell office:value-type="string">
            <text:p/>
          </table:table-cell>
          <table:table-cell office:value-type="string">
            <text:p>延长三角形联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18</text:p>
          </table:table-cell>
          <table:table-cell office:value-type="string">
            <text:p>extender</text:p>
          </table:table-cell>
          <table:table-cell office:value-type="string">
            <text:p>延展器；延伸器</text:p>
          </table:table-cell>
          <table:table-cell office:value-type="string">
            <text:p/>
          </table:table-cell>
          <table:table-cell office:value-type="string">
            <text:p>增量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19</text:p>
          </table:table-cell>
          <table:table-cell office:value-type="string">
            <text:p>external cathode counter tube</text:p>
          </table:table-cell>
          <table:table-cell office:value-type="string">
            <text:p>外部陰極計數器管</text:p>
          </table:table-cell>
          <table:table-cell office:value-type="string">
            <text:p/>
          </table:table-cell>
          <table:table-cell office:value-type="string">
            <text:p>外阴极计数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20</text:p>
          </table:table-cell>
          <table:table-cell office:value-type="string">
            <text:p>external characteristic</text:p>
          </table:table-cell>
          <table:table-cell office:value-type="string">
            <text:p>外部特性</text:p>
          </table:table-cell>
          <table:table-cell office:value-type="string">
            <text:p/>
          </table:table-cell>
          <table:table-cell office:value-type="string">
            <text:p>外特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21</text:p>
          </table:table-cell>
          <table:table-cell office:value-type="string">
            <text:p>external conductor</text:p>
          </table:table-cell>
          <table:table-cell office:value-type="string">
            <text:p>外層接地導體</text:p>
          </table:table-cell>
          <table:table-cell office:value-type="string">
            <text:p/>
          </table:table-cell>
          <table:table-cell office:value-type="string">
            <text:p>外连导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22</text:p>
          </table:table-cell>
          <table:table-cell office:value-type="string">
            <text:p>external exposure</text:p>
          </table:table-cell>
          <table:table-cell office:value-type="string">
            <text:p>體外曝露</text:p>
          </table:table-cell>
          <table:table-cell office:value-type="string">
            <text:p/>
          </table:table-cell>
          <table:table-cell office:value-type="string">
            <text:p>外照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23</text:p>
          </table:table-cell>
          <table:table-cell office:value-type="string">
            <text:p>external insulation</text:p>
          </table:table-cell>
          <table:table-cell office:value-type="string">
            <text:p>外絕緣</text:p>
          </table:table-cell>
          <table:table-cell office:value-type="string">
            <text:p/>
          </table:table-cell>
          <table:table-cell office:value-type="string">
            <text:p>外绝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24</text:p>
          </table:table-cell>
          <table:table-cell office:value-type="string">
            <text:p>external quenching</text:p>
          </table:table-cell>
          <table:table-cell office:value-type="string">
            <text:p>外淬熄</text:p>
          </table:table-cell>
          <table:table-cell office:value-type="string">
            <text:p/>
          </table:table-cell>
          <table:table-cell office:value-type="string">
            <text:p>外部熄断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25</text:p>
          </table:table-cell>
          <table:table-cell office:value-type="string">
            <text:p>external series gap</text:p>
          </table:table-cell>
          <table:table-cell office:value-type="string">
            <text:p>外串聯間隙</text:p>
          </table:table-cell>
          <table:table-cell office:value-type="string">
            <text:p/>
          </table:table-cell>
          <table:table-cell office:value-type="string">
            <text:p>隔离间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26</text:p>
          </table:table-cell>
          <table:table-cell office:value-type="string">
            <text:p>externally reflected component of daylight factor</text:p>
          </table:table-cell>
          <table:table-cell office:value-type="string">
            <text:p>晝光率的屋外反射成分</text:p>
          </table:table-cell>
          <table:table-cell office:value-type="string">
            <text:p/>
          </table:table-cell>
          <table:table-cell office:value-type="string">
            <text:p>昼光系数的外反射分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27</text:p>
          </table:table-cell>
          <table:table-cell office:value-type="string">
            <text:p>extinction</text:p>
          </table:table-cell>
          <table:table-cell office:value-type="string">
            <text:p>熄火；熄滅</text:p>
          </table:table-cell>
          <table:table-cell office:value-type="string">
            <text:p/>
          </table:table-cell>
          <table:table-cell office:value-type="string">
            <text:p>熄灭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28</text:p>
          </table:table-cell>
          <table:table-cell office:value-type="string">
            <text:p>extraction</text:p>
          </table:table-cell>
          <table:table-cell office:value-type="string">
            <text:p>提煉；萃取；選取；摘錄</text:p>
          </table:table-cell>
          <table:table-cell office:value-type="string">
            <text:p/>
          </table:table-cell>
          <table:table-cell office:value-type="string">
            <text:p>引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29</text:p>
          </table:table-cell>
          <table:table-cell office:value-type="string">
            <text:p>extractor</text:p>
          </table:table-cell>
          <table:table-cell office:value-type="string">
            <text:p>萃取器</text:p>
          </table:table-cell>
          <table:table-cell office:value-type="string">
            <text:p/>
          </table:table-cell>
          <table:table-cell office:value-type="string">
            <text:p>脱水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30</text:p>
          </table:table-cell>
          <table:table-cell office:value-type="string">
            <text:p>extrapolated boundary</text:p>
          </table:table-cell>
          <table:table-cell office:value-type="string">
            <text:p>外推邊界</text:p>
          </table:table-cell>
          <table:table-cell office:value-type="string">
            <text:p/>
          </table:table-cell>
          <table:table-cell office:value-type="string">
            <text:p>外推边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31</text:p>
          </table:table-cell>
          <table:table-cell office:value-type="string">
            <text:p>extrapolation ionization chamber</text:p>
          </table:table-cell>
          <table:table-cell office:value-type="string">
            <text:p>外推游離腔</text:p>
          </table:table-cell>
          <table:table-cell office:value-type="string">
            <text:p/>
          </table:table-cell>
          <table:table-cell office:value-type="string">
            <text:p>外推电离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32</text:p>
          </table:table-cell>
          <table:table-cell office:value-type="string">
            <text:p>extraterrestrial solar radiation</text:p>
          </table:table-cell>
          <table:table-cell office:value-type="string">
            <text:p>大氣外日射</text:p>
          </table:table-cell>
          <table:table-cell office:value-type="string">
            <text:p/>
          </table:table-cell>
          <table:table-cell office:value-type="string">
            <text:p>地球外的太阳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33</text:p>
          </table:table-cell>
          <table:table-cell office:value-type="string">
            <text:p>extrinsic semiconductor</text:p>
          </table:table-cell>
          <table:table-cell office:value-type="string">
            <text:p>外質半導體；含雜質半導體</text:p>
          </table:table-cell>
          <table:table-cell office:value-type="string">
            <text:p/>
          </table:table-cell>
          <table:table-cell office:value-type="string">
            <text:p>非本征半导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34</text:p>
          </table:table-cell>
          <table:table-cell office:value-type="string">
            <text:p>extrusion</text:p>
          </table:table-cell>
          <table:table-cell office:value-type="string">
            <text:p>壓擠；擠製</text:p>
          </table:table-cell>
          <table:table-cell office:value-type="string">
            <text:p/>
          </table:table-cell>
          <table:table-cell office:value-type="string">
            <text:p>挤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35</text:p>
          </table:table-cell>
          <table:table-cell office:value-type="string">
            <text:p>fabric</text:p>
          </table:table-cell>
          <table:table-cell office:value-type="string">
            <text:p>織品；結構；裝配</text:p>
          </table:table-cell>
          <table:table-cell office:value-type="string">
            <text:p/>
          </table:table-cell>
          <table:table-cell office:value-type="string">
            <text:p>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36</text:p>
          </table:table-cell>
          <table:table-cell office:value-type="string">
            <text:p>face luminaire</text:p>
          </table:table-cell>
          <table:table-cell office:value-type="string">
            <text:p>坑用頭燈</text:p>
          </table:table-cell>
          <table:table-cell office:value-type="string">
            <text:p/>
          </table:table-cell>
          <table:table-cell office:value-type="string">
            <text:p>采掘面灯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37</text:p>
          </table:table-cell>
          <table:table-cell office:value-type="string">
            <text:p>face shield</text:p>
          </table:table-cell>
          <table:table-cell office:value-type="string">
            <text:p>面罩</text:p>
          </table:table-cell>
          <table:table-cell office:value-type="string">
            <text:p/>
          </table:table-cell>
          <table:table-cell office:value-type="string">
            <text:p>[手持]面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38</text:p>
          </table:table-cell>
          <table:table-cell office:value-type="string">
            <text:p>factor</text:p>
          </table:table-cell>
          <table:table-cell office:value-type="string">
            <text:p>因數；因子</text:p>
          </table:table-cell>
          <table:table-cell office:value-type="string">
            <text:p/>
          </table:table-cell>
          <table:table-cell office:value-type="string">
            <text:p>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39</text:p>
          </table:table-cell>
          <table:table-cell office:value-type="string">
            <text:p>fading</text:p>
          </table:table-cell>
          <table:table-cell office:value-type="string">
            <text:p>衰弱；衰減；消失</text:p>
          </table:table-cell>
          <table:table-cell office:value-type="string">
            <text:p/>
          </table:table-cell>
          <table:table-cell office:value-type="string">
            <text:p>信息损失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40</text:p>
          </table:table-cell>
          <table:table-cell office:value-type="string">
            <text:p>failure</text:p>
          </table:table-cell>
          <table:table-cell office:value-type="string">
            <text:p>失靈；故障；損壞；失效</text:p>
          </table:table-cell>
          <table:table-cell office:value-type="string">
            <text:p/>
          </table:table-cell>
          <table:table-cell office:value-type="string">
            <text:p>失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41</text:p>
          </table:table-cell>
          <table:table-cell office:value-type="string">
            <text:p>failure analysis</text:p>
          </table:table-cell>
          <table:table-cell office:value-type="string">
            <text:p>故障分析；失靈分析</text:p>
          </table:table-cell>
          <table:table-cell office:value-type="string">
            <text:p/>
          </table:table-cell>
          <table:table-cell office:value-type="string">
            <text:p>失效分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42</text:p>
          </table:table-cell>
          <table:table-cell office:value-type="string">
            <text:p>failure criteria</text:p>
          </table:table-cell>
          <table:table-cell office:value-type="string">
            <text:p>損壞基準；故障準則</text:p>
          </table:table-cell>
          <table:table-cell office:value-type="string">
            <text:p/>
          </table:table-cell>
          <table:table-cell office:value-type="string">
            <text:p>失效判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43</text:p>
          </table:table-cell>
          <table:table-cell office:value-type="string">
            <text:p>failure mechanism</text:p>
          </table:table-cell>
          <table:table-cell office:value-type="string">
            <text:p>故障機構</text:p>
          </table:table-cell>
          <table:table-cell office:value-type="string">
            <text:p/>
          </table:table-cell>
          <table:table-cell office:value-type="string">
            <text:p>失效机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44</text:p>
          </table:table-cell>
          <table:table-cell office:value-type="string">
            <text:p>failure mode</text:p>
          </table:table-cell>
          <table:table-cell office:value-type="string">
            <text:p>故障類型；故障模式</text:p>
          </table:table-cell>
          <table:table-cell office:value-type="string">
            <text:p/>
          </table:table-cell>
          <table:table-cell office:value-type="string">
            <text:p>失效模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45</text:p>
          </table:table-cell>
          <table:table-cell office:value-type="string">
            <text:p>failure rate</text:p>
          </table:table-cell>
          <table:table-cell office:value-type="string">
            <text:p>失效率；故障率；事故率；平均故障率</text:p>
          </table:table-cell>
          <table:table-cell office:value-type="string">
            <text:p/>
          </table:table-cell>
          <table:table-cell office:value-type="string">
            <text:p>失效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46</text:p>
          </table:table-cell>
          <table:table-cell office:value-type="string">
            <text:p>failure rate acceleration factor</text:p>
          </table:table-cell>
          <table:table-cell office:value-type="string">
            <text:p>故障率加速係數</text:p>
          </table:table-cell>
          <table:table-cell office:value-type="string">
            <text:p/>
          </table:table-cell>
          <table:table-cell office:value-type="string">
            <text:p>失效率加速因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47</text:p>
          </table:table-cell>
          <table:table-cell office:value-type="string">
            <text:p>falling characteristic</text:p>
          </table:table-cell>
          <table:table-cell office:value-type="string">
            <text:p>下降特性</text:p>
          </table:table-cell>
          <table:table-cell office:value-type="string">
            <text:p/>
          </table:table-cell>
          <table:table-cell office:value-type="string">
            <text:p>下降特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48</text:p>
          </table:table-cell>
          <table:table-cell office:value-type="string">
            <text:p>false firing</text:p>
          </table:table-cell>
          <table:table-cell office:value-type="string">
            <text:p>誤觸發；誤燃</text:p>
          </table:table-cell>
          <table:table-cell office:value-type="string">
            <text:p/>
          </table:table-cell>
          <table:table-cell office:value-type="string">
            <text:p>误通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49</text:p>
          </table:table-cell>
          <table:table-cell office:value-type="string">
            <text:p>fan shroud</text:p>
          </table:table-cell>
          <table:table-cell office:value-type="string">
            <text:p>風扇罩</text:p>
          </table:table-cell>
          <table:table-cell office:value-type="string">
            <text:p/>
          </table:table-cell>
          <table:table-cell office:value-type="string">
            <text:p>挡风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50</text:p>
          </table:table-cell>
          <table:table-cell office:value-type="string">
            <text:p>Faraday constant</text:p>
          </table:table-cell>
          <table:table-cell office:value-type="string">
            <text:p>法拉第常數</text:p>
          </table:table-cell>
          <table:table-cell office:value-type="string">
            <text:p/>
          </table:table-cell>
          <table:table-cell office:value-type="string">
            <text:p>法拉第常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51</text:p>
          </table:table-cell>
          <table:table-cell office:value-type="string">
            <text:p>Faraday cup</text:p>
          </table:table-cell>
          <table:table-cell office:value-type="string">
            <text:p>法拉第杯；法拉第筒</text:p>
          </table:table-cell>
          <table:table-cell office:value-type="string">
            <text:p/>
          </table:table-cell>
          <table:table-cell office:value-type="string">
            <text:p>法拉第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52</text:p>
          </table:table-cell>
          <table:table-cell office:value-type="string">
            <text:p>Faraday effect</text:p>
          </table:table-cell>
          <table:table-cell office:value-type="string">
            <text:p>法拉第效應</text:p>
          </table:table-cell>
          <table:table-cell office:value-type="string">
            <text:p/>
          </table:table-cell>
          <table:table-cell office:value-type="string">
            <text:p>法拉第效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53</text:p>
          </table:table-cell>
          <table:table-cell office:value-type="string">
            <text:p>fast fission</text:p>
          </table:table-cell>
          <table:table-cell office:value-type="string">
            <text:p>快分裂</text:p>
          </table:table-cell>
          <table:table-cell office:value-type="string">
            <text:p/>
          </table:table-cell>
          <table:table-cell office:value-type="string">
            <text:p>快裂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54</text:p>
          </table:table-cell>
          <table:table-cell office:value-type="string">
            <text:p>fast fission factor</text:p>
          </table:table-cell>
          <table:table-cell office:value-type="string">
            <text:p>高速（中子引發）分裂因數</text:p>
          </table:table-cell>
          <table:table-cell office:value-type="string">
            <text:p/>
          </table:table-cell>
          <table:table-cell office:value-type="string">
            <text:p>快裂变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55</text:p>
          </table:table-cell>
          <table:table-cell office:value-type="string">
            <text:p>fast neutron</text:p>
          </table:table-cell>
          <table:table-cell office:value-type="string">
            <text:p>高速中子</text:p>
          </table:table-cell>
          <table:table-cell office:value-type="string">
            <text:p/>
          </table:table-cell>
          <table:table-cell office:value-type="string">
            <text:p>快中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56</text:p>
          </table:table-cell>
          <table:table-cell office:value-type="string">
            <text:p>fast reactor</text:p>
          </table:table-cell>
          <table:table-cell office:value-type="string">
            <text:p>快中子反應器</text:p>
          </table:table-cell>
          <table:table-cell office:value-type="string">
            <text:p/>
          </table:table-cell>
          <table:table-cell office:value-type="string">
            <text:p>快中子[反应]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57</text:p>
          </table:table-cell>
          <table:table-cell office:value-type="string">
            <text:p>fault</text:p>
          </table:table-cell>
          <table:table-cell office:value-type="string">
            <text:p>故障；障礙；缺點；錯誤</text:p>
          </table:table-cell>
          <table:table-cell office:value-type="string">
            <text:p/>
          </table:table-cell>
          <table:table-cell office:value-type="string">
            <text:p>故障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58</text:p>
          </table:table-cell>
          <table:table-cell office:value-type="string">
            <text:p>fault analysis</text:p>
          </table:table-cell>
          <table:table-cell office:value-type="string">
            <text:p>故障分析</text:p>
          </table:table-cell>
          <table:table-cell office:value-type="string">
            <text:p/>
          </table:table-cell>
          <table:table-cell office:value-type="string">
            <text:p>故障分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59</text:p>
          </table:table-cell>
          <table:table-cell office:value-type="string">
            <text:p>fault current</text:p>
          </table:table-cell>
          <table:table-cell office:value-type="string">
            <text:p>故障電流</text:p>
          </table:table-cell>
          <table:table-cell office:value-type="string">
            <text:p/>
          </table:table-cell>
          <table:table-cell office:value-type="string">
            <text:p>故障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60</text:p>
          </table:table-cell>
          <table:table-cell office:value-type="string">
            <text:p>fault localization</text:p>
          </table:table-cell>
          <table:table-cell office:value-type="string">
            <text:p>故障局部化；確定故障點</text:p>
          </table:table-cell>
          <table:table-cell office:value-type="string">
            <text:p/>
          </table:table-cell>
          <table:table-cell office:value-type="string">
            <text:p>故障定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61</text:p>
          </table:table-cell>
          <table:table-cell office:value-type="string">
            <text:p>fault protection</text:p>
          </table:table-cell>
          <table:table-cell office:value-type="string">
            <text:p>故障保護；防止故障</text:p>
          </table:table-cell>
          <table:table-cell office:value-type="string">
            <text:p/>
          </table:table-cell>
          <table:table-cell office:value-type="string">
            <text:p>故障防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62</text:p>
          </table:table-cell>
          <table:table-cell office:value-type="string">
            <text:p>fault tree</text:p>
          </table:table-cell>
          <table:table-cell office:value-type="string">
            <text:p>故障樹</text:p>
          </table:table-cell>
          <table:table-cell office:value-type="string">
            <text:p/>
          </table:table-cell>
          <table:table-cell office:value-type="string">
            <text:p>故障树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63</text:p>
          </table:table-cell>
          <table:table-cell office:value-type="string">
            <text:p>faulty</text:p>
          </table:table-cell>
          <table:table-cell office:value-type="string">
            <text:p>有故障的；不合格的；無用的</text:p>
          </table:table-cell>
          <table:table-cell office:value-type="string">
            <text:p/>
          </table:table-cell>
          <table:table-cell office:value-type="string">
            <text:p>有故障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64</text:p>
          </table:table-cell>
          <table:table-cell office:value-type="string">
            <text:p>Faure plate</text:p>
          </table:table-cell>
          <table:table-cell office:value-type="string">
            <text:p>佛耳極板</text:p>
          </table:table-cell>
          <table:table-cell office:value-type="string">
            <text:p/>
          </table:table-cell>
          <table:table-cell office:value-type="string">
            <text:p>富尔极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65</text:p>
          </table:table-cell>
          <table:table-cell office:value-type="string">
            <text:p>feed forward control</text:p>
          </table:table-cell>
          <table:table-cell office:value-type="string">
            <text:p>前授控制</text:p>
          </table:table-cell>
          <table:table-cell office:value-type="string">
            <text:p/>
          </table:table-cell>
          <table:table-cell office:value-type="string">
            <text:p>前馈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66</text:p>
          </table:table-cell>
          <table:table-cell office:value-type="string">
            <text:p>feedback control system</text:p>
          </table:table-cell>
          <table:table-cell office:value-type="string">
            <text:p>反饋控制系統</text:p>
          </table:table-cell>
          <table:table-cell office:value-type="string">
            <text:p/>
          </table:table-cell>
          <table:table-cell office:value-type="string">
            <text:p>反馈控制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67</text:p>
          </table:table-cell>
          <table:table-cell office:value-type="string">
            <text:p>feedback path</text:p>
          </table:table-cell>
          <table:table-cell office:value-type="string">
            <text:p>反饋通路</text:p>
          </table:table-cell>
          <table:table-cell office:value-type="string">
            <text:p/>
          </table:table-cell>
          <table:table-cell office:value-type="string">
            <text:p>反馈通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68</text:p>
          </table:table-cell>
          <table:table-cell office:value-type="string">
            <text:p>feedback signal</text:p>
          </table:table-cell>
          <table:table-cell office:value-type="string">
            <text:p>反饋信號；回授信號</text:p>
          </table:table-cell>
          <table:table-cell office:value-type="string">
            <text:p/>
          </table:table-cell>
          <table:table-cell office:value-type="string">
            <text:p>反馈信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69</text:p>
          </table:table-cell>
          <table:table-cell office:value-type="string">
            <text:p>feeder cable</text:p>
          </table:table-cell>
          <table:table-cell office:value-type="string">
            <text:p>饋電電纜</text:p>
          </table:table-cell>
          <table:table-cell office:value-type="string">
            <text:p/>
          </table:table-cell>
          <table:table-cell office:value-type="string">
            <text:p>馈电电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70</text:p>
          </table:table-cell>
          <table:table-cell office:value-type="string">
            <text:p>ferrimagnetism</text:p>
          </table:table-cell>
          <table:table-cell office:value-type="string">
            <text:p>亞鐵磁性；鐵氧體磁性；鐵酸鹽磁性</text:p>
          </table:table-cell>
          <table:table-cell office:value-type="string">
            <text:p/>
          </table:table-cell>
          <table:table-cell office:value-type="string">
            <text:p>亚铁磁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71</text:p>
          </table:table-cell>
          <table:table-cell office:value-type="string">
            <text:p>ferromagnetism</text:p>
          </table:table-cell>
          <table:table-cell office:value-type="string">
            <text:p>強磁性；鐵磁性</text:p>
          </table:table-cell>
          <table:table-cell office:value-type="string">
            <text:p/>
          </table:table-cell>
          <table:table-cell office:value-type="string">
            <text:p>铁磁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72</text:p>
          </table:table-cell>
          <table:table-cell office:value-type="string">
            <text:p>fertile material</text:p>
          </table:table-cell>
          <table:table-cell office:value-type="string">
            <text:p>可孕（分裂）材料</text:p>
          </table:table-cell>
          <table:table-cell office:value-type="string">
            <text:p/>
          </table:table-cell>
          <table:table-cell office:value-type="string">
            <text:p>可转换材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73</text:p>
          </table:table-cell>
          <table:table-cell office:value-type="string">
            <text:p>fertile nuclide</text:p>
          </table:table-cell>
          <table:table-cell office:value-type="string">
            <text:p>可轉換核素</text:p>
          </table:table-cell>
          <table:table-cell office:value-type="string">
            <text:p/>
          </table:table-cell>
          <table:table-cell office:value-type="string">
            <text:p>可转换核素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74</text:p>
          </table:table-cell>
          <table:table-cell office:value-type="string">
            <text:p>fictitious power</text:p>
          </table:table-cell>
          <table:table-cell office:value-type="string">
            <text:p>無孕率</text:p>
          </table:table-cell>
          <table:table-cell office:value-type="string">
            <text:p/>
          </table:table-cell>
          <table:table-cell office:value-type="string">
            <text:p>虚假功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75</text:p>
          </table:table-cell>
          <table:table-cell office:value-type="string">
            <text:p>field</text:p>
          </table:table-cell>
          <table:table-cell office:value-type="string">
            <text:p>場；電場；磁場；工場；領域；字段；體</text:p>
          </table:table-cell>
          <table:table-cell office:value-type="string">
            <text:p/>
          </table:table-cell>
          <table:table-cell office:value-type="string">
            <text:p>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76</text:p>
          </table:table-cell>
          <table:table-cell office:value-type="string">
            <text:p>field coil</text:p>
          </table:table-cell>
          <table:table-cell office:value-type="string">
            <text:p>磁場線圈；勵磁線圈</text:p>
          </table:table-cell>
          <table:table-cell office:value-type="string">
            <text:p/>
          </table:table-cell>
          <table:table-cell office:value-type="string">
            <text:p>磁极线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77</text:p>
          </table:table-cell>
          <table:table-cell office:value-type="string">
            <text:p>field control</text:p>
          </table:table-cell>
          <table:table-cell office:value-type="string">
            <text:p>磁場控制</text:p>
          </table:table-cell>
          <table:table-cell office:value-type="string">
            <text:p/>
          </table:table-cell>
          <table:table-cell office:value-type="string">
            <text:p>磁场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78</text:p>
          </table:table-cell>
          <table:table-cell office:value-type="string">
            <text:p>field data</text:p>
          </table:table-cell>
          <table:table-cell office:value-type="string">
            <text:p>現場數據</text:p>
          </table:table-cell>
          <table:table-cell office:value-type="string">
            <text:p/>
          </table:table-cell>
          <table:table-cell office:value-type="string">
            <text:p>现场数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79</text:p>
          </table:table-cell>
          <table:table-cell office:value-type="string">
            <text:p>field emission</text:p>
          </table:table-cell>
          <table:table-cell office:value-type="string">
            <text:p>場放射</text:p>
          </table:table-cell>
          <table:table-cell office:value-type="string">
            <text:p/>
          </table:table-cell>
          <table:table-cell office:value-type="string">
            <text:p>场致发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80</text:p>
          </table:table-cell>
          <table:table-cell office:value-type="string">
            <text:p>field index</text:p>
          </table:table-cell>
          <table:table-cell office:value-type="string">
            <text:p>場指標</text:p>
          </table:table-cell>
          <table:table-cell office:value-type="string">
            <text:p/>
          </table:table-cell>
          <table:table-cell office:value-type="string">
            <text:p>磁场指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81</text:p>
          </table:table-cell>
          <table:table-cell office:value-type="string">
            <text:p>field intensity meter</text:p>
          </table:table-cell>
          <table:table-cell office:value-type="string">
            <text:p>場強度計</text:p>
          </table:table-cell>
          <table:table-cell office:value-type="string">
            <text:p/>
          </table:table-cell>
          <table:table-cell office:value-type="string">
            <text:p>场强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82</text:p>
          </table:table-cell>
          <table:table-cell office:value-type="string">
            <text:p>field line</text:p>
          </table:table-cell>
          <table:table-cell office:value-type="string">
            <text:p>場力線</text:p>
          </table:table-cell>
          <table:table-cell office:value-type="string">
            <text:p/>
          </table:table-cell>
          <table:table-cell office:value-type="string">
            <text:p>场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83</text:p>
          </table:table-cell>
          <table:table-cell office:value-type="string">
            <text:p>field pole</text:p>
          </table:table-cell>
          <table:table-cell office:value-type="string">
            <text:p>場磁極；磁場線圈架</text:p>
          </table:table-cell>
          <table:table-cell office:value-type="string">
            <text:p/>
          </table:table-cell>
          <table:table-cell office:value-type="string">
            <text:p>磁[场]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84</text:p>
          </table:table-cell>
          <table:table-cell office:value-type="string">
            <text:p>field regulator</text:p>
          </table:table-cell>
          <table:table-cell office:value-type="string">
            <text:p>磁場調整器</text:p>
          </table:table-cell>
          <table:table-cell office:value-type="string">
            <text:p/>
          </table:table-cell>
          <table:table-cell office:value-type="string">
            <text:p>励磁调节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85</text:p>
          </table:table-cell>
          <table:table-cell office:value-type="string">
            <text:p>field reliability test</text:p>
          </table:table-cell>
          <table:table-cell office:value-type="string">
            <text:p>實地可靠度試驗</text:p>
          </table:table-cell>
          <table:table-cell office:value-type="string">
            <text:p/>
          </table:table-cell>
          <table:table-cell office:value-type="string">
            <text:p>现场可靠性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86</text:p>
          </table:table-cell>
          <table:table-cell office:value-type="string">
            <text:p>field rheostat</text:p>
          </table:table-cell>
          <table:table-cell office:value-type="string">
            <text:p>磁場調整器</text:p>
          </table:table-cell>
          <table:table-cell office:value-type="string">
            <text:p/>
          </table:table-cell>
          <table:table-cell office:value-type="string">
            <text:p>励磁变阻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87</text:p>
          </table:table-cell>
          <table:table-cell office:value-type="string">
            <text:p>field shunting</text:p>
          </table:table-cell>
          <table:table-cell office:value-type="string">
            <text:p>磁場分流</text:p>
          </table:table-cell>
          <table:table-cell office:value-type="string">
            <text:p/>
          </table:table-cell>
          <table:table-cell office:value-type="string">
            <text:p>磁场分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88</text:p>
          </table:table-cell>
          <table:table-cell office:value-type="string">
            <text:p>field spool</text:p>
          </table:table-cell>
          <table:table-cell office:value-type="string">
            <text:p>激磁線圈架</text:p>
          </table:table-cell>
          <table:table-cell office:value-type="string">
            <text:p/>
          </table:table-cell>
          <table:table-cell office:value-type="string">
            <text:p>磁极线圈框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89</text:p>
          </table:table-cell>
          <table:table-cell office:value-type="string">
            <text:p>field test</text:p>
          </table:table-cell>
          <table:table-cell office:value-type="string">
            <text:p>野外試驗；現場試驗</text:p>
          </table:table-cell>
          <table:table-cell office:value-type="string">
            <text:p/>
          </table:table-cell>
          <table:table-cell office:value-type="string">
            <text:p>现场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90</text:p>
          </table:table-cell>
          <table:table-cell office:value-type="string">
            <text:p>field weakening</text:p>
          </table:table-cell>
          <table:table-cell office:value-type="string">
            <text:p>磁場削弱；磁場減弱</text:p>
          </table:table-cell>
          <table:table-cell office:value-type="string">
            <text:p/>
          </table:table-cell>
          <table:table-cell office:value-type="string">
            <text:p>磁场减弱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91</text:p>
          </table:table-cell>
          <table:table-cell office:value-type="string">
            <text:p>field winding</text:p>
          </table:table-cell>
          <table:table-cell office:value-type="string">
            <text:p>磁場繞組；磁極繞組</text:p>
          </table:table-cell>
          <table:table-cell office:value-type="string">
            <text:p/>
          </table:table-cell>
          <table:table-cell office:value-type="string">
            <text:p>磁场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92</text:p>
          </table:table-cell>
          <table:table-cell office:value-type="string">
            <text:p>filament</text:p>
          </table:table-cell>
          <table:table-cell office:value-type="string">
            <text:p>燈絲</text:p>
          </table:table-cell>
          <table:table-cell office:value-type="string">
            <text:p/>
          </table:table-cell>
          <table:table-cell office:value-type="string">
            <text:p>灯丝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93</text:p>
          </table:table-cell>
          <table:table-cell office:value-type="string">
            <text:p>filled band</text:p>
          </table:table-cell>
          <table:table-cell office:value-type="string">
            <text:p>占滿能帶</text:p>
          </table:table-cell>
          <table:table-cell office:value-type="string">
            <text:p/>
          </table:table-cell>
          <table:table-cell office:value-type="string">
            <text:p>满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94</text:p>
          </table:table-cell>
          <table:table-cell office:value-type="string">
            <text:p>filler</text:p>
          </table:table-cell>
          <table:table-cell office:value-type="string">
            <text:p>填充物；注入器；漏斗；填充符</text:p>
          </table:table-cell>
          <table:table-cell office:value-type="string">
            <text:p/>
          </table:table-cell>
          <table:table-cell office:value-type="string">
            <text:p>填充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95</text:p>
          </table:table-cell>
          <table:table-cell office:value-type="string">
            <text:p>film boiling</text:p>
          </table:table-cell>
          <table:table-cell office:value-type="string">
            <text:p>膜態沸騰；膜層沸騰</text:p>
          </table:table-cell>
          <table:table-cell office:value-type="string">
            <text:p/>
          </table:table-cell>
          <table:table-cell office:value-type="string">
            <text:p>膜态沸腾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96</text:p>
          </table:table-cell>
          <table:table-cell office:value-type="string">
            <text:p>film breakdown</text:p>
          </table:table-cell>
          <table:table-cell office:value-type="string">
            <text:p>薄膜擊穿</text:p>
          </table:table-cell>
          <table:table-cell office:value-type="string">
            <text:p/>
          </table:table-cell>
          <table:table-cell office:value-type="string">
            <text:p>膜击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2997</text:p>
          </table:table-cell>
          <table:table-cell office:value-type="string">
            <text:p>filter</text:p>
          </table:table-cell>
          <table:table-cell office:value-type="string">
            <text:p>過濾器；濾波器；濾光鏡</text:p>
          </table:table-cell>
          <table:table-cell office:value-type="string">
            <text:p/>
          </table:table-cell>
          <table:table-cell office:value-type="string">
            <text:p>滤光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00</text:p>
          </table:table-cell>
          <table:table-cell office:value-type="string">
            <text:p>filter capacitor</text:p>
          </table:table-cell>
          <table:table-cell office:value-type="string">
            <text:p>濾波電容器</text:p>
          </table:table-cell>
          <table:table-cell office:value-type="string">
            <text:p/>
          </table:table-cell>
          <table:table-cell office:value-type="string">
            <text:p>滤波电容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01</text:p>
          </table:table-cell>
          <table:table-cell office:value-type="string">
            <text:p>filter element</text:p>
          </table:table-cell>
          <table:table-cell office:value-type="string">
            <text:p>濾芯</text:p>
          </table:table-cell>
          <table:table-cell office:value-type="string">
            <text:p/>
          </table:table-cell>
          <table:table-cell office:value-type="string">
            <text:p>滤波元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02</text:p>
          </table:table-cell>
          <table:table-cell office:value-type="string">
            <text:p>final controlling element</text:p>
          </table:table-cell>
          <table:table-cell office:value-type="string">
            <text:p>執行元件</text:p>
          </table:table-cell>
          <table:table-cell office:value-type="string">
            <text:p/>
          </table:table-cell>
          <table:table-cell office:value-type="string">
            <text:p>执行装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03</text:p>
          </table:table-cell>
          <table:table-cell office:value-type="string">
            <text:p>fine control</text:p>
          </table:table-cell>
          <table:table-cell office:value-type="string">
            <text:p>精密控制</text:p>
          </table:table-cell>
          <table:table-cell office:value-type="string">
            <text:p/>
          </table:table-cell>
          <table:table-cell office:value-type="string">
            <text:p>微调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04</text:p>
          </table:table-cell>
          <table:table-cell office:value-type="string">
            <text:p>fire hazard</text:p>
          </table:table-cell>
          <table:table-cell office:value-type="string">
            <text:p>火災危害；火災隱患</text:p>
          </table:table-cell>
          <table:table-cell office:value-type="string">
            <text:p/>
          </table:table-cell>
          <table:table-cell office:value-type="string">
            <text:p>着火危险</text:p>
          </table:table-cell>
          <table:table-cell office:value-type="string">
            <text:p>2021-10-28</text:p>
          </table:table-cell>
        </table:table-row>
        <table:table-row>
          <table:table-cell office:value-type="string">
            <text:p>1253005</text:p>
          </table:table-cell>
          <table:table-cell office:value-type="string">
            <text:p>firedamp</text:p>
          </table:table-cell>
          <table:table-cell office:value-type="string">
            <text:p>坑氣；沼氣；甲浣</text:p>
          </table:table-cell>
          <table:table-cell office:value-type="string">
            <text:p/>
          </table:table-cell>
          <table:table-cell office:value-type="string">
            <text:p>瓦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06</text:p>
          </table:table-cell>
          <table:table-cell office:value-type="string">
            <text:p>firing</text:p>
          </table:table-cell>
          <table:table-cell office:value-type="string">
            <text:p>點火；投安全棒</text:p>
          </table:table-cell>
          <table:table-cell office:value-type="string">
            <text:p/>
          </table:table-cell>
          <table:table-cell office:value-type="string">
            <text:p>开通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07</text:p>
          </table:table-cell>
          <table:table-cell office:value-type="string">
            <text:p>firing failure</text:p>
          </table:table-cell>
          <table:table-cell office:value-type="string">
            <text:p>引燃失敗；點弧失敗</text:p>
          </table:table-cell>
          <table:table-cell office:value-type="string">
            <text:p/>
          </table:table-cell>
          <table:table-cell office:value-type="string">
            <text:p>失通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08</text:p>
          </table:table-cell>
          <table:table-cell office:value-type="string">
            <text:p>fissile material</text:p>
          </table:table-cell>
          <table:table-cell office:value-type="string">
            <text:p>可裂材料</text:p>
          </table:table-cell>
          <table:table-cell office:value-type="string">
            <text:p/>
          </table:table-cell>
          <table:table-cell office:value-type="string">
            <text:p>易裂变材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09</text:p>
          </table:table-cell>
          <table:table-cell office:value-type="string">
            <text:p>fission counter tube</text:p>
          </table:table-cell>
          <table:table-cell office:value-type="string">
            <text:p>分裂計數管</text:p>
          </table:table-cell>
          <table:table-cell office:value-type="string">
            <text:p/>
          </table:table-cell>
          <table:table-cell office:value-type="string">
            <text:p>裂变计数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10</text:p>
          </table:table-cell>
          <table:table-cell office:value-type="string">
            <text:p>fission energy</text:p>
          </table:table-cell>
          <table:table-cell office:value-type="string">
            <text:p>分裂能；分裂能量</text:p>
          </table:table-cell>
          <table:table-cell office:value-type="string">
            <text:p/>
          </table:table-cell>
          <table:table-cell office:value-type="string">
            <text:p>裂变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11</text:p>
          </table:table-cell>
          <table:table-cell office:value-type="string">
            <text:p>fission neutron</text:p>
          </table:table-cell>
          <table:table-cell office:value-type="string">
            <text:p>裂變中子；分裂中子</text:p>
          </table:table-cell>
          <table:table-cell office:value-type="string">
            <text:p/>
          </table:table-cell>
          <table:table-cell office:value-type="string">
            <text:p>裂变中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12</text:p>
          </table:table-cell>
          <table:table-cell office:value-type="string">
            <text:p>fission spectrum</text:p>
          </table:table-cell>
          <table:table-cell office:value-type="string">
            <text:p>分裂光譜；分裂能譜</text:p>
          </table:table-cell>
          <table:table-cell office:value-type="string">
            <text:p/>
          </table:table-cell>
          <table:table-cell office:value-type="string">
            <text:p>裂变谱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13</text:p>
          </table:table-cell>
          <table:table-cell office:value-type="string">
            <text:p>fission yield</text:p>
          </table:table-cell>
          <table:table-cell office:value-type="string">
            <text:p>分裂產（物百分）率</text:p>
          </table:table-cell>
          <table:table-cell office:value-type="string">
            <text:p/>
          </table:table-cell>
          <table:table-cell office:value-type="string">
            <text:p>裂变产额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14</text:p>
          </table:table-cell>
          <table:table-cell office:value-type="string">
            <text:p>fixed</text:p>
          </table:table-cell>
          <table:table-cell office:value-type="string">
            <text:p>固定；穩定；不變動</text:p>
          </table:table-cell>
          <table:table-cell office:value-type="string">
            <text:p/>
          </table:table-cell>
          <table:table-cell office:value-type="string">
            <text:p>固定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15</text:p>
          </table:table-cell>
          <table:table-cell office:value-type="string">
            <text:p>fixed contact</text:p>
          </table:table-cell>
          <table:table-cell office:value-type="string">
            <text:p>固定觸點</text:p>
          </table:table-cell>
          <table:table-cell office:value-type="string">
            <text:p/>
          </table:table-cell>
          <table:table-cell office:value-type="string">
            <text:p>静触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16</text:p>
          </table:table-cell>
          <table:table-cell office:value-type="string">
            <text:p>fixed contact</text:p>
          </table:table-cell>
          <table:table-cell office:value-type="string">
            <text:p>固定觸點</text:p>
          </table:table-cell>
          <table:table-cell office:value-type="string">
            <text:p/>
          </table:table-cell>
          <table:table-cell office:value-type="string">
            <text:p>静触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17</text:p>
          </table:table-cell>
          <table:table-cell office:value-type="string">
            <text:p>fixed light</text:p>
          </table:table-cell>
          <table:table-cell office:value-type="string">
            <text:p>固定燈；不動燈</text:p>
          </table:table-cell>
          <table:table-cell office:value-type="string">
            <text:p/>
          </table:table-cell>
          <table:table-cell office:value-type="string">
            <text:p>不变光信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18</text:p>
          </table:table-cell>
          <table:table-cell office:value-type="string">
            <text:p>fixture</text:p>
          </table:table-cell>
          <table:table-cell office:value-type="string">
            <text:p>夾具；裝置夾</text:p>
          </table:table-cell>
          <table:table-cell office:value-type="string">
            <text:p/>
          </table:table-cell>
          <table:table-cell office:value-type="string">
            <text:p>夹持机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19</text:p>
          </table:table-cell>
          <table:table-cell office:value-type="string">
            <text:p>flame arc lamp</text:p>
          </table:table-cell>
          <table:table-cell office:value-type="string">
            <text:p>焰弧燈；弧光燈</text:p>
          </table:table-cell>
          <table:table-cell office:value-type="string">
            <text:p/>
          </table:table-cell>
          <table:table-cell office:value-type="string">
            <text:p>火焰弧光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20</text:p>
          </table:table-cell>
          <table:table-cell office:value-type="string">
            <text:p>flameproof enclosure</text:p>
          </table:table-cell>
          <table:table-cell office:value-type="string">
            <text:p>防爆外殼；防爆機座</text:p>
          </table:table-cell>
          <table:table-cell office:value-type="string">
            <text:p/>
          </table:table-cell>
          <table:table-cell office:value-type="string">
            <text:p>隔爆外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21</text:p>
          </table:table-cell>
          <table:table-cell office:value-type="string">
            <text:p>flash point</text:p>
          </table:table-cell>
          <table:table-cell office:value-type="string">
            <text:p>閃燃點；著火點；閃點</text:p>
          </table:table-cell>
          <table:table-cell office:value-type="string">
            <text:p/>
          </table:table-cell>
          <table:table-cell office:value-type="string">
            <text:p>闪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22</text:p>
          </table:table-cell>
          <table:table-cell office:value-type="string">
            <text:p>flasher relay</text:p>
          </table:table-cell>
          <table:table-cell office:value-type="string">
            <text:p>閃光繼電器；斷續繼電器</text:p>
          </table:table-cell>
          <table:table-cell office:value-type="string">
            <text:p/>
          </table:table-cell>
          <table:table-cell office:value-type="string">
            <text:p>闪光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23</text:p>
          </table:table-cell>
          <table:table-cell office:value-type="string">
            <text:p>flashing light</text:p>
          </table:table-cell>
          <table:table-cell office:value-type="string">
            <text:p>閃光；電筒</text:p>
          </table:table-cell>
          <table:table-cell office:value-type="string">
            <text:p/>
          </table:table-cell>
          <table:table-cell office:value-type="string">
            <text:p>闪光信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24</text:p>
          </table:table-cell>
          <table:table-cell office:value-type="string">
            <text:p>flashover</text:p>
          </table:table-cell>
          <table:table-cell office:value-type="string">
            <text:p>閃絡；飛弧；跳火</text:p>
          </table:table-cell>
          <table:table-cell office:value-type="string">
            <text:p/>
          </table:table-cell>
          <table:table-cell office:value-type="string">
            <text:p>闪络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25</text:p>
          </table:table-cell>
          <table:table-cell office:value-type="string">
            <text:p>flexibility ratio</text:p>
          </table:table-cell>
          <table:table-cell office:value-type="string">
            <text:p>調速伸縮率；彎曲度；靈活度</text:p>
          </table:table-cell>
          <table:table-cell office:value-type="string">
            <text:p/>
          </table:table-cell>
          <table:table-cell office:value-type="string">
            <text:p>调磁变速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26</text:p>
          </table:table-cell>
          <table:table-cell office:value-type="string">
            <text:p>flexible cable</text:p>
          </table:table-cell>
          <table:table-cell office:value-type="string">
            <text:p>柔性電纜；可繞電纜；軟電纜</text:p>
          </table:table-cell>
          <table:table-cell office:value-type="string">
            <text:p/>
          </table:table-cell>
          <table:table-cell office:value-type="string">
            <text:p>软电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27</text:p>
          </table:table-cell>
          <table:table-cell office:value-type="string">
            <text:p>flexible conductor</text:p>
          </table:table-cell>
          <table:table-cell office:value-type="string">
            <text:p>軟線</text:p>
          </table:table-cell>
          <table:table-cell office:value-type="string">
            <text:p/>
          </table:table-cell>
          <table:table-cell office:value-type="string">
            <text:p>软导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28</text:p>
          </table:table-cell>
          <table:table-cell office:value-type="string">
            <text:p>flexible conduit</text:p>
          </table:table-cell>
          <table:table-cell office:value-type="string">
            <text:p>軟線管</text:p>
          </table:table-cell>
          <table:table-cell office:value-type="string">
            <text:p/>
          </table:table-cell>
          <table:table-cell office:value-type="string">
            <text:p>柔性导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29</text:p>
          </table:table-cell>
          <table:table-cell office:value-type="string">
            <text:p>flexible connection</text:p>
          </table:table-cell>
          <table:table-cell office:value-type="string">
            <text:p>活動連接；撓性連接</text:p>
          </table:table-cell>
          <table:table-cell office:value-type="string">
            <text:p/>
          </table:table-cell>
          <table:table-cell office:value-type="string">
            <text:p>软联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30</text:p>
          </table:table-cell>
          <table:table-cell office:value-type="string">
            <text:p>flexible drive</text:p>
          </table:table-cell>
          <table:table-cell office:value-type="string">
            <text:p>軟性傳動；軟軸傳動</text:p>
          </table:table-cell>
          <table:table-cell office:value-type="string">
            <text:p/>
          </table:table-cell>
          <table:table-cell office:value-type="string">
            <text:p>弹性传动装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31</text:p>
          </table:table-cell>
          <table:table-cell office:value-type="string">
            <text:p>flexible support</text:p>
          </table:table-cell>
          <table:table-cell office:value-type="string">
            <text:p>撓性支持；彈性支撐</text:p>
          </table:table-cell>
          <table:table-cell office:value-type="string">
            <text:p/>
          </table:table-cell>
          <table:table-cell office:value-type="string">
            <text:p>弹性固定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32</text:p>
          </table:table-cell>
          <table:table-cell office:value-type="string">
            <text:p>flicker</text:p>
          </table:table-cell>
          <table:table-cell office:value-type="string">
            <text:p>閃爍</text:p>
          </table:table-cell>
          <table:table-cell office:value-type="string">
            <text:p/>
          </table:table-cell>
          <table:table-cell office:value-type="string">
            <text:p>闪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33</text:p>
          </table:table-cell>
          <table:table-cell office:value-type="string">
            <text:p>flicker photometer</text:p>
          </table:table-cell>
          <table:table-cell office:value-type="string">
            <text:p>閃爍光度計</text:p>
          </table:table-cell>
          <table:table-cell office:value-type="string">
            <text:p/>
          </table:table-cell>
          <table:table-cell office:value-type="string">
            <text:p>闪烁光度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34</text:p>
          </table:table-cell>
          <table:table-cell office:value-type="string">
            <text:p>float</text:p>
          </table:table-cell>
          <table:table-cell office:value-type="string">
            <text:p>浮動；浮標</text:p>
          </table:table-cell>
          <table:table-cell office:value-type="string">
            <text:p/>
          </table:table-cell>
          <table:table-cell office:value-type="string">
            <text:p>浮体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35</text:p>
          </table:table-cell>
          <table:table-cell office:value-type="string">
            <text:p>floating charge</text:p>
          </table:table-cell>
          <table:table-cell office:value-type="string">
            <text:p>浮接充電</text:p>
          </table:table-cell>
          <table:table-cell office:value-type="string">
            <text:p/>
          </table:table-cell>
          <table:table-cell office:value-type="string">
            <text:p>浮充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36</text:p>
          </table:table-cell>
          <table:table-cell office:value-type="string">
            <text:p>floating control</text:p>
          </table:table-cell>
          <table:table-cell office:value-type="string">
            <text:p>浮動控制</text:p>
          </table:table-cell>
          <table:table-cell office:value-type="string">
            <text:p/>
          </table:table-cell>
          <table:table-cell office:value-type="string">
            <text:p>浮动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37</text:p>
          </table:table-cell>
          <table:table-cell office:value-type="string">
            <text:p>floodlight</text:p>
          </table:table-cell>
          <table:table-cell office:value-type="string">
            <text:p>泛光燈；探照燈</text:p>
          </table:table-cell>
          <table:table-cell office:value-type="string">
            <text:p/>
          </table:table-cell>
          <table:table-cell office:value-type="string">
            <text:p>投光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38</text:p>
          </table:table-cell>
          <table:table-cell office:value-type="string">
            <text:p>floodlighting</text:p>
          </table:table-cell>
          <table:table-cell office:value-type="string">
            <text:p>泛光照明</text:p>
          </table:table-cell>
          <table:table-cell office:value-type="string">
            <text:p/>
          </table:table-cell>
          <table:table-cell office:value-type="string">
            <text:p>投光照明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39</text:p>
          </table:table-cell>
          <table:table-cell office:value-type="string">
            <text:p>fluctuating power</text:p>
          </table:table-cell>
          <table:table-cell office:value-type="string">
            <text:p>波動功率</text:p>
          </table:table-cell>
          <table:table-cell office:value-type="string">
            <text:p/>
          </table:table-cell>
          <table:table-cell office:value-type="string">
            <text:p>波动功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40</text:p>
          </table:table-cell>
          <table:table-cell office:value-type="string">
            <text:p>fluid poison control</text:p>
          </table:table-cell>
          <table:table-cell office:value-type="string">
            <text:p>液態毒物控制</text:p>
          </table:table-cell>
          <table:table-cell office:value-type="string">
            <text:p/>
          </table:table-cell>
          <table:table-cell office:value-type="string">
            <text:p>流体毒物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41</text:p>
          </table:table-cell>
          <table:table-cell office:value-type="string">
            <text:p>fluidization</text:p>
          </table:table-cell>
          <table:table-cell office:value-type="string">
            <text:p>流體化；液化</text:p>
          </table:table-cell>
          <table:table-cell office:value-type="string">
            <text:p/>
          </table:table-cell>
          <table:table-cell office:value-type="string">
            <text:p>流态化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42</text:p>
          </table:table-cell>
          <table:table-cell office:value-type="string">
            <text:p>fluidized reactor</text:p>
          </table:table-cell>
          <table:table-cell office:value-type="string">
            <text:p>準流體燃料反應器</text:p>
          </table:table-cell>
          <table:table-cell office:value-type="string">
            <text:p/>
          </table:table-cell>
          <table:table-cell office:value-type="string">
            <text:p>流化[反应]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43</text:p>
          </table:table-cell>
          <table:table-cell office:value-type="string">
            <text:p>fluorescence</text:p>
          </table:table-cell>
          <table:table-cell office:value-type="string">
            <text:p>螢光</text:p>
          </table:table-cell>
          <table:table-cell office:value-type="string">
            <text:p/>
          </table:table-cell>
          <table:table-cell office:value-type="string">
            <text:p>荧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44</text:p>
          </table:table-cell>
          <table:table-cell office:value-type="string">
            <text:p>fluorescent lamp</text:p>
          </table:table-cell>
          <table:table-cell office:value-type="string">
            <text:p>螢光燈</text:p>
          </table:table-cell>
          <table:table-cell office:value-type="string">
            <text:p/>
          </table:table-cell>
          <table:table-cell office:value-type="string">
            <text:p>荧光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45</text:p>
          </table:table-cell>
          <table:table-cell office:value-type="string">
            <text:p>fluorocarbon oil</text:p>
          </table:table-cell>
          <table:table-cell office:value-type="string">
            <text:p>氟代烴油；氟油</text:p>
          </table:table-cell>
          <table:table-cell office:value-type="string">
            <text:p/>
          </table:table-cell>
          <table:table-cell office:value-type="string">
            <text:p>氟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46</text:p>
          </table:table-cell>
          <table:table-cell office:value-type="string">
            <text:p>flush type</text:p>
          </table:table-cell>
          <table:table-cell office:value-type="string">
            <text:p>平裝型；埋裝式；嵌入式</text:p>
          </table:table-cell>
          <table:table-cell office:value-type="string">
            <text:p/>
          </table:table-cell>
          <table:table-cell office:value-type="string">
            <text:p>嵌入安装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47</text:p>
          </table:table-cell>
          <table:table-cell office:value-type="string">
            <text:p>flux</text:p>
          </table:table-cell>
          <table:table-cell office:value-type="string">
            <text:p>通量；（助）焊劑；（助）熔劑；磁通量；電通量</text:p>
          </table:table-cell>
          <table:table-cell office:value-type="string">
            <text:p/>
          </table:table-cell>
          <table:table-cell office:value-type="string">
            <text:p>通[量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48</text:p>
          </table:table-cell>
          <table:table-cell office:value-type="string">
            <text:p>flux meter</text:p>
          </table:table-cell>
          <table:table-cell office:value-type="string">
            <text:p>通量計</text:p>
          </table:table-cell>
          <table:table-cell office:value-type="string">
            <text:p/>
          </table:table-cell>
          <table:table-cell office:value-type="string">
            <text:p>磁通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49</text:p>
          </table:table-cell>
          <table:table-cell office:value-type="string">
            <text:p>flyback converter</text:p>
          </table:table-cell>
          <table:table-cell office:value-type="string">
            <text:p>返馳變換器</text:p>
          </table:table-cell>
          <table:table-cell office:value-type="string">
            <text:p/>
          </table:table-cell>
          <table:table-cell office:value-type="string">
            <text:p>反激变流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50</text:p>
          </table:table-cell>
          <table:table-cell office:value-type="string">
            <text:p>focal spot</text:p>
          </table:table-cell>
          <table:table-cell office:value-type="string">
            <text:p>焦點</text:p>
          </table:table-cell>
          <table:table-cell office:value-type="string">
            <text:p/>
          </table:table-cell>
          <table:table-cell office:value-type="string">
            <text:p>焦斑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51</text:p>
          </table:table-cell>
          <table:table-cell office:value-type="string">
            <text:p>focusing</text:p>
          </table:table-cell>
          <table:table-cell office:value-type="string">
            <text:p>聚焦；調焦；聚焦的</text:p>
          </table:table-cell>
          <table:table-cell office:value-type="string">
            <text:p/>
          </table:table-cell>
          <table:table-cell office:value-type="string">
            <text:p>聚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52</text:p>
          </table:table-cell>
          <table:table-cell office:value-type="string">
            <text:p>focusing coil</text:p>
          </table:table-cell>
          <table:table-cell office:value-type="string">
            <text:p>聚焦線圈</text:p>
          </table:table-cell>
          <table:table-cell office:value-type="string">
            <text:p/>
          </table:table-cell>
          <table:table-cell office:value-type="string">
            <text:p>聚焦线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53</text:p>
          </table:table-cell>
          <table:table-cell office:value-type="string">
            <text:p>focusing electrode</text:p>
          </table:table-cell>
          <table:table-cell office:value-type="string">
            <text:p>聚焦電極</text:p>
          </table:table-cell>
          <table:table-cell office:value-type="string">
            <text:p/>
          </table:table-cell>
          <table:table-cell office:value-type="string">
            <text:p>聚焦电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54</text:p>
          </table:table-cell>
          <table:table-cell office:value-type="string">
            <text:p>focusing magnet</text:p>
          </table:table-cell>
          <table:table-cell office:value-type="string">
            <text:p>聚焦磁鐵</text:p>
          </table:table-cell>
          <table:table-cell office:value-type="string">
            <text:p/>
          </table:table-cell>
          <table:table-cell office:value-type="string">
            <text:p>聚焦磁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55</text:p>
          </table:table-cell>
          <table:table-cell office:value-type="string">
            <text:p>foil coil</text:p>
          </table:table-cell>
          <table:table-cell office:value-type="string">
            <text:p>箔線圈</text:p>
          </table:table-cell>
          <table:table-cell office:value-type="string">
            <text:p/>
          </table:table-cell>
          <table:table-cell office:value-type="string">
            <text:p>箔式线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56</text:p>
          </table:table-cell>
          <table:table-cell office:value-type="string">
            <text:p>follow current</text:p>
          </table:table-cell>
          <table:table-cell office:value-type="string">
            <text:p>跟蹤電流；殘餘電流</text:p>
          </table:table-cell>
          <table:table-cell office:value-type="string">
            <text:p/>
          </table:table-cell>
          <table:table-cell office:value-type="string">
            <text:p>续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57</text:p>
          </table:table-cell>
          <table:table-cell office:value-type="string">
            <text:p>foot switch</text:p>
          </table:table-cell>
          <table:table-cell office:value-type="string">
            <text:p>腳踏開關</text:p>
          </table:table-cell>
          <table:table-cell office:value-type="string">
            <text:p/>
          </table:table-cell>
          <table:table-cell office:value-type="string">
            <text:p>脚踏开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58</text:p>
          </table:table-cell>
          <table:table-cell office:value-type="string">
            <text:p>forbidden band</text:p>
          </table:table-cell>
          <table:table-cell office:value-type="string">
            <text:p>禁帶</text:p>
          </table:table-cell>
          <table:table-cell office:value-type="string">
            <text:p/>
          </table:table-cell>
          <table:table-cell office:value-type="string">
            <text:p>禁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59</text:p>
          </table:table-cell>
          <table:table-cell office:value-type="string">
            <text:p>force</text:p>
          </table:table-cell>
          <table:table-cell office:value-type="string">
            <text:p>力；強制；強迫</text:p>
          </table:table-cell>
          <table:table-cell office:value-type="string">
            <text:p/>
          </table:table-cell>
          <table:table-cell office:value-type="string">
            <text:p>力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60</text:p>
          </table:table-cell>
          <table:table-cell office:value-type="string">
            <text:p>forced air cooling</text:p>
          </table:table-cell>
          <table:table-cell office:value-type="string">
            <text:p>強制空冷；強制風冷卻</text:p>
          </table:table-cell>
          <table:table-cell office:value-type="string">
            <text:p/>
          </table:table-cell>
          <table:table-cell office:value-type="string">
            <text:p>风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61</text:p>
          </table:table-cell>
          <table:table-cell office:value-type="string">
            <text:p>forced circulation</text:p>
          </table:table-cell>
          <table:table-cell office:value-type="string">
            <text:p>強制循環</text:p>
          </table:table-cell>
          <table:table-cell office:value-type="string">
            <text:p/>
          </table:table-cell>
          <table:table-cell office:value-type="string">
            <text:p>强迫循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62</text:p>
          </table:table-cell>
          <table:table-cell office:value-type="string">
            <text:p>forced commutation</text:p>
          </table:table-cell>
          <table:table-cell office:value-type="string">
            <text:p>強迫換向</text:p>
          </table:table-cell>
          <table:table-cell office:value-type="string">
            <text:p/>
          </table:table-cell>
          <table:table-cell office:value-type="string">
            <text:p>强迫换相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63</text:p>
          </table:table-cell>
          <table:table-cell office:value-type="string">
            <text:p>forced convection</text:p>
          </table:table-cell>
          <table:table-cell office:value-type="string">
            <text:p>強迫對流；強制對流</text:p>
          </table:table-cell>
          <table:table-cell office:value-type="string">
            <text:p/>
          </table:table-cell>
          <table:table-cell office:value-type="string">
            <text:p>强迫对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64</text:p>
          </table:table-cell>
          <table:table-cell office:value-type="string">
            <text:p>forced cooling</text:p>
          </table:table-cell>
          <table:table-cell office:value-type="string">
            <text:p>迫冷</text:p>
          </table:table-cell>
          <table:table-cell office:value-type="string">
            <text:p/>
          </table:table-cell>
          <table:table-cell office:value-type="string">
            <text:p>强迫冷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65</text:p>
          </table:table-cell>
          <table:table-cell office:value-type="string">
            <text:p>forced oscillation</text:p>
          </table:table-cell>
          <table:table-cell office:value-type="string">
            <text:p>強迫振盪</text:p>
          </table:table-cell>
          <table:table-cell office:value-type="string">
            <text:p/>
          </table:table-cell>
          <table:table-cell office:value-type="string">
            <text:p>强迫振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66</text:p>
          </table:table-cell>
          <table:table-cell office:value-type="string">
            <text:p>forced outage</text:p>
          </table:table-cell>
          <table:table-cell office:value-type="string">
            <text:p>強制停機；強制停堆</text:p>
          </table:table-cell>
          <table:table-cell office:value-type="string">
            <text:p/>
          </table:table-cell>
          <table:table-cell office:value-type="string">
            <text:p>强迫停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67</text:p>
          </table:table-cell>
          <table:table-cell office:value-type="string">
            <text:p>forced response</text:p>
          </table:table-cell>
          <table:table-cell office:value-type="string">
            <text:p>強迫響應</text:p>
          </table:table-cell>
          <table:table-cell office:value-type="string">
            <text:p/>
          </table:table-cell>
          <table:table-cell office:value-type="string">
            <text:p>强迫响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68</text:p>
          </table:table-cell>
          <table:table-cell office:value-type="string">
            <text:p>forced ventilation</text:p>
          </table:table-cell>
          <table:table-cell office:value-type="string">
            <text:p>強制通風；強迫通風</text:p>
          </table:table-cell>
          <table:table-cell office:value-type="string">
            <text:p/>
          </table:table-cell>
          <table:table-cell office:value-type="string">
            <text:p>强迫通风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69</text:p>
          </table:table-cell>
          <table:table-cell office:value-type="string">
            <text:p>forcing</text:p>
          </table:table-cell>
          <table:table-cell office:value-type="string">
            <text:p>強迫；強制；加壓力</text:p>
          </table:table-cell>
          <table:table-cell office:value-type="string">
            <text:p/>
          </table:table-cell>
          <table:table-cell office:value-type="string">
            <text:p>强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70</text:p>
          </table:table-cell>
          <table:table-cell office:value-type="string">
            <text:p>form factor</text:p>
          </table:table-cell>
          <table:table-cell office:value-type="string">
            <text:p>波形因數</text:p>
          </table:table-cell>
          <table:table-cell office:value-type="string">
            <text:p/>
          </table:table-cell>
          <table:table-cell office:value-type="string">
            <text:p>形状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71</text:p>
          </table:table-cell>
          <table:table-cell office:value-type="string">
            <text:p>form factor</text:p>
          </table:table-cell>
          <table:table-cell office:value-type="string">
            <text:p>波形因數</text:p>
          </table:table-cell>
          <table:table-cell office:value-type="string">
            <text:p/>
          </table:table-cell>
          <table:table-cell office:value-type="string">
            <text:p>波形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72</text:p>
          </table:table-cell>
          <table:table-cell office:value-type="string">
            <text:p>forming</text:p>
          </table:table-cell>
          <table:table-cell office:value-type="string">
            <text:p>成形；造形；仿形；模鍛；沖壓</text:p>
          </table:table-cell>
          <table:table-cell office:value-type="string">
            <text:p/>
          </table:table-cell>
          <table:table-cell office:value-type="string">
            <text:p>成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73</text:p>
          </table:table-cell>
          <table:table-cell office:value-type="string">
            <text:p>forward breakdown</text:p>
          </table:table-cell>
          <table:table-cell office:value-type="string">
            <text:p>正向擊穿</text:p>
          </table:table-cell>
          <table:table-cell office:value-type="string">
            <text:p/>
          </table:table-cell>
          <table:table-cell office:value-type="string">
            <text:p>正向击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74</text:p>
          </table:table-cell>
          <table:table-cell office:value-type="string">
            <text:p>forward breakover</text:p>
          </table:table-cell>
          <table:table-cell office:value-type="string">
            <text:p>正向轉折</text:p>
          </table:table-cell>
          <table:table-cell office:value-type="string">
            <text:p/>
          </table:table-cell>
          <table:table-cell office:value-type="string">
            <text:p>正向转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75</text:p>
          </table:table-cell>
          <table:table-cell office:value-type="string">
            <text:p>forward converter</text:p>
          </table:table-cell>
          <table:table-cell office:value-type="string">
            <text:p>順向變換器</text:p>
          </table:table-cell>
          <table:table-cell office:value-type="string">
            <text:p/>
          </table:table-cell>
          <table:table-cell office:value-type="string">
            <text:p>正激变流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76</text:p>
          </table:table-cell>
          <table:table-cell office:value-type="string">
            <text:p>forward current</text:p>
          </table:table-cell>
          <table:table-cell office:value-type="string">
            <text:p>正向電流；前向電流</text:p>
          </table:table-cell>
          <table:table-cell office:value-type="string">
            <text:p/>
          </table:table-cell>
          <table:table-cell office:value-type="string">
            <text:p>正向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77</text:p>
          </table:table-cell>
          <table:table-cell office:value-type="string">
            <text:p>forward direction</text:p>
          </table:table-cell>
          <table:table-cell office:value-type="string">
            <text:p>導通方向；正向</text:p>
          </table:table-cell>
          <table:table-cell office:value-type="string">
            <text:p/>
          </table:table-cell>
          <table:table-cell office:value-type="string">
            <text:p>正向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78</text:p>
          </table:table-cell>
          <table:table-cell office:value-type="string">
            <text:p>forward path</text:p>
          </table:table-cell>
          <table:table-cell office:value-type="string">
            <text:p>正向路徑；前向路徑</text:p>
          </table:table-cell>
          <table:table-cell office:value-type="string">
            <text:p/>
          </table:table-cell>
          <table:table-cell office:value-type="string">
            <text:p>正向通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79</text:p>
          </table:table-cell>
          <table:table-cell office:value-type="string">
            <text:p>forward recovery time</text:p>
          </table:table-cell>
          <table:table-cell office:value-type="string">
            <text:p>順向恢復時間</text:p>
          </table:table-cell>
          <table:table-cell office:value-type="string">
            <text:p/>
          </table:table-cell>
          <table:table-cell office:value-type="string">
            <text:p>正向恢复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80</text:p>
          </table:table-cell>
          <table:table-cell office:value-type="string">
            <text:p>forward recovery voltage</text:p>
          </table:table-cell>
          <table:table-cell office:value-type="string">
            <text:p>順向回復電壓</text:p>
          </table:table-cell>
          <table:table-cell office:value-type="string">
            <text:p/>
          </table:table-cell>
          <table:table-cell office:value-type="string">
            <text:p>正向恢复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81</text:p>
          </table:table-cell>
          <table:table-cell office:value-type="string">
            <text:p>forward voltage</text:p>
          </table:table-cell>
          <table:table-cell office:value-type="string">
            <text:p>正向電壓；順向電壓；前向電壓</text:p>
          </table:table-cell>
          <table:table-cell office:value-type="string">
            <text:p/>
          </table:table-cell>
          <table:table-cell office:value-type="string">
            <text:p>正向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82</text:p>
          </table:table-cell>
          <table:table-cell office:value-type="string">
            <text:p>forward wave</text:p>
          </table:table-cell>
          <table:table-cell office:value-type="string">
            <text:p>正向波；前向波</text:p>
          </table:table-cell>
          <table:table-cell office:value-type="string">
            <text:p/>
          </table:table-cell>
          <table:table-cell office:value-type="string">
            <text:p>前向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83</text:p>
          </table:table-cell>
          <table:table-cell office:value-type="string">
            <text:p>Fourier integral</text:p>
          </table:table-cell>
          <table:table-cell office:value-type="string">
            <text:p>傅立葉積分；傅氏積分</text:p>
          </table:table-cell>
          <table:table-cell office:value-type="string">
            <text:p/>
          </table:table-cell>
          <table:table-cell office:value-type="string">
            <text:p>傅里叶积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84</text:p>
          </table:table-cell>
          <table:table-cell office:value-type="string">
            <text:p>Fourier series</text:p>
          </table:table-cell>
          <table:table-cell office:value-type="string">
            <text:p>傅立葉級數</text:p>
          </table:table-cell>
          <table:table-cell office:value-type="string">
            <text:p/>
          </table:table-cell>
          <table:table-cell office:value-type="string">
            <text:p>傅里叶级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85</text:p>
          </table:table-cell>
          <table:table-cell office:value-type="string">
            <text:p>Fourier transform</text:p>
          </table:table-cell>
          <table:table-cell office:value-type="string">
            <text:p>傅立葉轉換</text:p>
          </table:table-cell>
          <table:table-cell office:value-type="string">
            <text:p/>
          </table:table-cell>
          <table:table-cell office:value-type="string">
            <text:p>傅里叶变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86</text:p>
          </table:table-cell>
          <table:table-cell office:value-type="string">
            <text:p>foveola</text:p>
          </table:table-cell>
          <table:table-cell office:value-type="string">
            <text:p>小窩</text:p>
          </table:table-cell>
          <table:table-cell office:value-type="string">
            <text:p/>
          </table:table-cell>
          <table:table-cell office:value-type="string">
            <text:p>小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87</text:p>
          </table:table-cell>
          <table:table-cell office:value-type="string">
            <text:p>fraction</text:p>
          </table:table-cell>
          <table:table-cell office:value-type="string">
            <text:p>分數；分式；小數；部分；分餾物</text:p>
          </table:table-cell>
          <table:table-cell office:value-type="string">
            <text:p/>
          </table:table-cell>
          <table:table-cell office:value-type="string">
            <text:p>分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88</text:p>
          </table:table-cell>
          <table:table-cell office:value-type="string">
            <text:p>frame yoke</text:p>
          </table:table-cell>
          <table:table-cell office:value-type="string">
            <text:p>磁軛</text:p>
          </table:table-cell>
          <table:table-cell office:value-type="string">
            <text:p/>
          </table:table-cell>
          <table:table-cell office:value-type="string">
            <text:p>机座磁轭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89</text:p>
          </table:table-cell>
          <table:table-cell office:value-type="string">
            <text:p>free air ionization chamber</text:p>
          </table:table-cell>
          <table:table-cell office:value-type="string">
            <text:p>空氣游離腔</text:p>
          </table:table-cell>
          <table:table-cell office:value-type="string">
            <text:p/>
          </table:table-cell>
          <table:table-cell office:value-type="string">
            <text:p>自由空气电离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90</text:p>
          </table:table-cell>
          <table:table-cell office:value-type="string">
            <text:p>free charge carrier</text:p>
          </table:table-cell>
          <table:table-cell office:value-type="string">
            <text:p>自由帶電體</text:p>
          </table:table-cell>
          <table:table-cell office:value-type="string">
            <text:p/>
          </table:table-cell>
          <table:table-cell office:value-type="string">
            <text:p>自由载流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91</text:p>
          </table:table-cell>
          <table:table-cell office:value-type="string">
            <text:p>free electron</text:p>
          </table:table-cell>
          <table:table-cell office:value-type="string">
            <text:p>自由電子</text:p>
          </table:table-cell>
          <table:table-cell office:value-type="string">
            <text:p/>
          </table:table-cell>
          <table:table-cell office:value-type="string">
            <text:p>自由电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92</text:p>
          </table:table-cell>
          <table:table-cell office:value-type="string">
            <text:p>free oscillation</text:p>
          </table:table-cell>
          <table:table-cell office:value-type="string">
            <text:p>自由振盪</text:p>
          </table:table-cell>
          <table:table-cell office:value-type="string">
            <text:p/>
          </table:table-cell>
          <table:table-cell office:value-type="string">
            <text:p>自由振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93</text:p>
          </table:table-cell>
          <table:table-cell office:value-type="string">
            <text:p>free space</text:p>
          </table:table-cell>
          <table:table-cell office:value-type="string">
            <text:p>自由空間</text:p>
          </table:table-cell>
          <table:table-cell office:value-type="string">
            <text:p/>
          </table:table-cell>
          <table:table-cell office:value-type="string">
            <text:p>净空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94</text:p>
          </table:table-cell>
          <table:table-cell office:value-type="string">
            <text:p>free volume</text:p>
          </table:table-cell>
          <table:table-cell office:value-type="string">
            <text:p>自由容積</text:p>
          </table:table-cell>
          <table:table-cell office:value-type="string">
            <text:p/>
          </table:table-cell>
          <table:table-cell office:value-type="string">
            <text:p>净容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95</text:p>
          </table:table-cell>
          <table:table-cell office:value-type="string">
            <text:p>frequency</text:p>
          </table:table-cell>
          <table:table-cell office:value-type="string">
            <text:p>頻率</text:p>
          </table:table-cell>
          <table:table-cell office:value-type="string">
            <text:p/>
          </table:table-cell>
          <table:table-cell office:value-type="string">
            <text:p>频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96</text:p>
          </table:table-cell>
          <table:table-cell office:value-type="string">
            <text:p>frequency band</text:p>
          </table:table-cell>
          <table:table-cell office:value-type="string">
            <text:p>頻帶；波段</text:p>
          </table:table-cell>
          <table:table-cell office:value-type="string">
            <text:p/>
          </table:table-cell>
          <table:table-cell office:value-type="string">
            <text:p>频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97</text:p>
          </table:table-cell>
          <table:table-cell office:value-type="string">
            <text:p>frequency domain</text:p>
          </table:table-cell>
          <table:table-cell office:value-type="string">
            <text:p>頻率域</text:p>
          </table:table-cell>
          <table:table-cell office:value-type="string">
            <text:p/>
          </table:table-cell>
          <table:table-cell office:value-type="string">
            <text:p>频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98</text:p>
          </table:table-cell>
          <table:table-cell office:value-type="string">
            <text:p>frequency meter</text:p>
          </table:table-cell>
          <table:table-cell office:value-type="string">
            <text:p>頻率計</text:p>
          </table:table-cell>
          <table:table-cell office:value-type="string">
            <text:p/>
          </table:table-cell>
          <table:table-cell office:value-type="string">
            <text:p>频率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099</text:p>
          </table:table-cell>
          <table:table-cell office:value-type="string">
            <text:p>frequency modulation</text:p>
          </table:table-cell>
          <table:table-cell office:value-type="string">
            <text:p>頻率調變</text:p>
          </table:table-cell>
          <table:table-cell office:value-type="string">
            <text:p/>
          </table:table-cell>
          <table:table-cell office:value-type="string">
            <text:p>调频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00</text:p>
          </table:table-cell>
          <table:table-cell office:value-type="string">
            <text:p>frequency range</text:p>
          </table:table-cell>
          <table:table-cell office:value-type="string">
            <text:p>頻率範圍</text:p>
          </table:table-cell>
          <table:table-cell office:value-type="string">
            <text:p/>
          </table:table-cell>
          <table:table-cell office:value-type="string">
            <text:p>频率范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01</text:p>
          </table:table-cell>
          <table:table-cell office:value-type="string">
            <text:p>frequency relay</text:p>
          </table:table-cell>
          <table:table-cell office:value-type="string">
            <text:p>頻率電驛</text:p>
          </table:table-cell>
          <table:table-cell office:value-type="string">
            <text:p/>
          </table:table-cell>
          <table:table-cell office:value-type="string">
            <text:p>频率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02</text:p>
          </table:table-cell>
          <table:table-cell office:value-type="string">
            <text:p>frequency response</text:p>
          </table:table-cell>
          <table:table-cell office:value-type="string">
            <text:p>頻率響應</text:p>
          </table:table-cell>
          <table:table-cell office:value-type="string">
            <text:p/>
          </table:table-cell>
          <table:table-cell office:value-type="string">
            <text:p>频率响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03</text:p>
          </table:table-cell>
          <table:table-cell office:value-type="string">
            <text:p>frequency response characteristic</text:p>
          </table:table-cell>
          <table:table-cell office:value-type="string">
            <text:p>頻率響應特性曲線</text:p>
          </table:table-cell>
          <table:table-cell office:value-type="string">
            <text:p/>
          </table:table-cell>
          <table:table-cell office:value-type="string">
            <text:p>频率响应特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04</text:p>
          </table:table-cell>
          <table:table-cell office:value-type="string">
            <text:p>frequency selective voltmeter</text:p>
          </table:table-cell>
          <table:table-cell office:value-type="string">
            <text:p>選頻電壓計</text:p>
          </table:table-cell>
          <table:table-cell office:value-type="string">
            <text:p/>
          </table:table-cell>
          <table:table-cell office:value-type="string">
            <text:p>选频电压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05</text:p>
          </table:table-cell>
          <table:table-cell office:value-type="string">
            <text:p>frequency sensitivity</text:p>
          </table:table-cell>
          <table:table-cell office:value-type="string">
            <text:p>頻率靈敏度</text:p>
          </table:table-cell>
          <table:table-cell office:value-type="string">
            <text:p/>
          </table:table-cell>
          <table:table-cell office:value-type="string">
            <text:p>频率敏感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06</text:p>
          </table:table-cell>
          <table:table-cell office:value-type="string">
            <text:p>Fresnel spotlight</text:p>
          </table:table-cell>
          <table:table-cell office:value-type="string">
            <text:p>夫瑞奈探照燈</text:p>
          </table:table-cell>
          <table:table-cell office:value-type="string">
            <text:p/>
          </table:table-cell>
          <table:table-cell office:value-type="string">
            <text:p>菲涅尔透镜聚光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07</text:p>
          </table:table-cell>
          <table:table-cell office:value-type="string">
            <text:p>frog leg winding</text:p>
          </table:table-cell>
          <table:table-cell office:value-type="string">
            <text:p>蛙足式繞組</text:p>
          </table:table-cell>
          <table:table-cell office:value-type="string">
            <text:p/>
          </table:table-cell>
          <table:table-cell office:value-type="string">
            <text:p>蛙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08</text:p>
          </table:table-cell>
          <table:table-cell office:value-type="string">
            <text:p>front span</text:p>
          </table:table-cell>
          <table:table-cell office:value-type="string">
            <text:p>前節距</text:p>
          </table:table-cell>
          <table:table-cell office:value-type="string">
            <text:p/>
          </table:table-cell>
          <table:table-cell office:value-type="string">
            <text:p>前节距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09</text:p>
          </table:table-cell>
          <table:table-cell office:value-type="string">
            <text:p>frosted bulb</text:p>
          </table:table-cell>
          <table:table-cell office:value-type="string">
            <text:p>磨砂燈泡</text:p>
          </table:table-cell>
          <table:table-cell office:value-type="string">
            <text:p/>
          </table:table-cell>
          <table:table-cell office:value-type="string">
            <text:p>磨砂玻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10</text:p>
          </table:table-cell>
          <table:table-cell office:value-type="string">
            <text:p>fuel assembly</text:p>
          </table:table-cell>
          <table:table-cell office:value-type="string">
            <text:p>燃料組合；燃料組件</text:p>
          </table:table-cell>
          <table:table-cell office:value-type="string">
            <text:p/>
          </table:table-cell>
          <table:table-cell office:value-type="string">
            <text:p>燃料组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11</text:p>
          </table:table-cell>
          <table:table-cell office:value-type="string">
            <text:p>fuel battery</text:p>
          </table:table-cell>
          <table:table-cell office:value-type="string">
            <text:p>燃料電池</text:p>
          </table:table-cell>
          <table:table-cell office:value-type="string">
            <text:p/>
          </table:table-cell>
          <table:table-cell office:value-type="string">
            <text:p>燃料电池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12</text:p>
          </table:table-cell>
          <table:table-cell office:value-type="string">
            <text:p>fuel burn-out</text:p>
          </table:table-cell>
          <table:table-cell office:value-type="string">
            <text:p>燃料熔損</text:p>
          </table:table-cell>
          <table:table-cell office:value-type="string">
            <text:p/>
          </table:table-cell>
          <table:table-cell office:value-type="string">
            <text:p>燃料烧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13</text:p>
          </table:table-cell>
          <table:table-cell office:value-type="string">
            <text:p>fuel cell</text:p>
          </table:table-cell>
          <table:table-cell office:value-type="string">
            <text:p>燃料電池</text:p>
          </table:table-cell>
          <table:table-cell office:value-type="string">
            <text:p/>
          </table:table-cell>
          <table:table-cell office:value-type="string">
            <text:p>燃料电池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14</text:p>
          </table:table-cell>
          <table:table-cell office:value-type="string">
            <text:p>fuel control</text:p>
          </table:table-cell>
          <table:table-cell office:value-type="string">
            <text:p>燃料控制</text:p>
          </table:table-cell>
          <table:table-cell office:value-type="string">
            <text:p/>
          </table:table-cell>
          <table:table-cell office:value-type="string">
            <text:p>燃料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15</text:p>
          </table:table-cell>
          <table:table-cell office:value-type="string">
            <text:p>fuel cycle</text:p>
          </table:table-cell>
          <table:table-cell office:value-type="string">
            <text:p>燃料循環</text:p>
          </table:table-cell>
          <table:table-cell office:value-type="string">
            <text:p/>
          </table:table-cell>
          <table:table-cell office:value-type="string">
            <text:p>燃料循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16</text:p>
          </table:table-cell>
          <table:table-cell office:value-type="string">
            <text:p>fuel element</text:p>
          </table:table-cell>
          <table:table-cell office:value-type="string">
            <text:p>燃料元件</text:p>
          </table:table-cell>
          <table:table-cell office:value-type="string">
            <text:p/>
          </table:table-cell>
          <table:table-cell office:value-type="string">
            <text:p>燃料元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17</text:p>
          </table:table-cell>
          <table:table-cell office:value-type="string">
            <text:p>fuel rod</text:p>
          </table:table-cell>
          <table:table-cell office:value-type="string">
            <text:p>燃料棒</text:p>
          </table:table-cell>
          <table:table-cell office:value-type="string">
            <text:p/>
          </table:table-cell>
          <table:table-cell office:value-type="string">
            <text:p>燃料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18</text:p>
          </table:table-cell>
          <table:table-cell office:value-type="string">
            <text:p>full charge</text:p>
          </table:table-cell>
          <table:table-cell office:value-type="string">
            <text:p>滿量充電</text:p>
          </table:table-cell>
          <table:table-cell office:value-type="string">
            <text:p/>
          </table:table-cell>
          <table:table-cell office:value-type="string">
            <text:p>完全充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19</text:p>
          </table:table-cell>
          <table:table-cell office:value-type="string">
            <text:p>full field</text:p>
          </table:table-cell>
          <table:table-cell office:value-type="string">
            <text:p>全磁場；滿載磁場</text:p>
          </table:table-cell>
          <table:table-cell office:value-type="string">
            <text:p/>
          </table:table-cell>
          <table:table-cell office:value-type="string">
            <text:p>满磁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20</text:p>
          </table:table-cell>
          <table:table-cell office:value-type="string">
            <text:p>full load</text:p>
          </table:table-cell>
          <table:table-cell office:value-type="string">
            <text:p>滿載</text:p>
          </table:table-cell>
          <table:table-cell office:value-type="string">
            <text:p/>
          </table:table-cell>
          <table:table-cell office:value-type="string">
            <text:p>满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21</text:p>
          </table:table-cell>
          <table:table-cell office:value-type="string">
            <text:p>full pitch winding</text:p>
          </table:table-cell>
          <table:table-cell office:value-type="string">
            <text:p>全距繞組</text:p>
          </table:table-cell>
          <table:table-cell office:value-type="string">
            <text:p/>
          </table:table-cell>
          <table:table-cell office:value-type="string">
            <text:p>整距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22</text:p>
          </table:table-cell>
          <table:table-cell office:value-type="string">
            <text:p>full radiator</text:p>
          </table:table-cell>
          <table:table-cell office:value-type="string">
            <text:p>全輻射體</text:p>
          </table:table-cell>
          <table:table-cell office:value-type="string">
            <text:p/>
          </table:table-cell>
          <table:table-cell office:value-type="string">
            <text:p>全辐射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23</text:p>
          </table:table-cell>
          <table:table-cell office:value-type="string">
            <text:p>fully controllable connection</text:p>
          </table:table-cell>
          <table:table-cell office:value-type="string">
            <text:p>全控聯結</text:p>
          </table:table-cell>
          <table:table-cell office:value-type="string">
            <text:p/>
          </table:table-cell>
          <table:table-cell office:value-type="string">
            <text:p>全控联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24</text:p>
          </table:table-cell>
          <table:table-cell office:value-type="string">
            <text:p>fume hood</text:p>
          </table:table-cell>
          <table:table-cell office:value-type="string">
            <text:p>排氣罩；氣櫃</text:p>
          </table:table-cell>
          <table:table-cell office:value-type="string">
            <text:p/>
          </table:table-cell>
          <table:table-cell office:value-type="string">
            <text:p>排烟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25</text:p>
          </table:table-cell>
          <table:table-cell office:value-type="string">
            <text:p>function</text:p>
          </table:table-cell>
          <table:table-cell office:value-type="string">
            <text:p>函數；功能</text:p>
          </table:table-cell>
          <table:table-cell office:value-type="string">
            <text:p/>
          </table:table-cell>
          <table:table-cell office:value-type="string">
            <text:p>函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26</text:p>
          </table:table-cell>
          <table:table-cell office:value-type="string">
            <text:p>function diagram</text:p>
          </table:table-cell>
          <table:table-cell office:value-type="string">
            <text:p>功能圖</text:p>
          </table:table-cell>
          <table:table-cell office:value-type="string">
            <text:p/>
          </table:table-cell>
          <table:table-cell office:value-type="string">
            <text:p>功能图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27</text:p>
          </table:table-cell>
          <table:table-cell office:value-type="string">
            <text:p>function generator</text:p>
          </table:table-cell>
          <table:table-cell office:value-type="string">
            <text:p>函數產生器</text:p>
          </table:table-cell>
          <table:table-cell office:value-type="string">
            <text:p/>
          </table:table-cell>
          <table:table-cell office:value-type="string">
            <text:p>函数发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28</text:p>
          </table:table-cell>
          <table:table-cell office:value-type="string">
            <text:p>functional analysis</text:p>
          </table:table-cell>
          <table:table-cell office:value-type="string">
            <text:p>泛函分析</text:p>
          </table:table-cell>
          <table:table-cell office:value-type="string">
            <text:p/>
          </table:table-cell>
          <table:table-cell office:value-type="string">
            <text:p>功能分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29</text:p>
          </table:table-cell>
          <table:table-cell office:value-type="string">
            <text:p>functional block</text:p>
          </table:table-cell>
          <table:table-cell office:value-type="string">
            <text:p>功能方塊；功能塊</text:p>
          </table:table-cell>
          <table:table-cell office:value-type="string">
            <text:p/>
          </table:table-cell>
          <table:table-cell office:value-type="string">
            <text:p>功能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30</text:p>
          </table:table-cell>
          <table:table-cell office:value-type="string">
            <text:p>functional chain</text:p>
          </table:table-cell>
          <table:table-cell office:value-type="string">
            <text:p>功能鏈；作用鍊</text:p>
          </table:table-cell>
          <table:table-cell office:value-type="string">
            <text:p/>
          </table:table-cell>
          <table:table-cell office:value-type="string">
            <text:p>功能链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31</text:p>
          </table:table-cell>
          <table:table-cell office:value-type="string">
            <text:p>functional insulation</text:p>
          </table:table-cell>
          <table:table-cell office:value-type="string">
            <text:p>功能絕緣；內絕緣</text:p>
          </table:table-cell>
          <table:table-cell office:value-type="string">
            <text:p/>
          </table:table-cell>
          <table:table-cell office:value-type="string">
            <text:p>功能性绝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32</text:p>
          </table:table-cell>
          <table:table-cell office:value-type="string">
            <text:p>functional test</text:p>
          </table:table-cell>
          <table:table-cell office:value-type="string">
            <text:p>功能試驗</text:p>
          </table:table-cell>
          <table:table-cell office:value-type="string">
            <text:p/>
          </table:table-cell>
          <table:table-cell office:value-type="string">
            <text:p>功能性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33</text:p>
          </table:table-cell>
          <table:table-cell office:value-type="string">
            <text:p>fundamental frequency</text:p>
          </table:table-cell>
          <table:table-cell office:value-type="string">
            <text:p>基（本）頻（率）</text:p>
          </table:table-cell>
          <table:table-cell office:value-type="string">
            <text:p/>
          </table:table-cell>
          <table:table-cell office:value-type="string">
            <text:p>基波频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34</text:p>
          </table:table-cell>
          <table:table-cell office:value-type="string">
            <text:p>fundamental power</text:p>
          </table:table-cell>
          <table:table-cell office:value-type="string">
            <text:p>基波功率</text:p>
          </table:table-cell>
          <table:table-cell office:value-type="string">
            <text:p/>
          </table:table-cell>
          <table:table-cell office:value-type="string">
            <text:p>基波功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35</text:p>
          </table:table-cell>
          <table:table-cell office:value-type="string">
            <text:p>furnace transformer</text:p>
          </table:table-cell>
          <table:table-cell office:value-type="string">
            <text:p>電爐變壓器</text:p>
          </table:table-cell>
          <table:table-cell office:value-type="string">
            <text:p/>
          </table:table-cell>
          <table:table-cell office:value-type="string">
            <text:p>电炉变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36</text:p>
          </table:table-cell>
          <table:table-cell office:value-type="string">
            <text:p>fuse</text:p>
          </table:table-cell>
          <table:table-cell office:value-type="string">
            <text:p>熔線；保險絲；熔斷器</text:p>
          </table:table-cell>
          <table:table-cell office:value-type="string">
            <text:p/>
          </table:table-cell>
          <table:table-cell office:value-type="string">
            <text:p>熔断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37</text:p>
          </table:table-cell>
          <table:table-cell office:value-type="string">
            <text:p>fuse element</text:p>
          </table:table-cell>
          <table:table-cell office:value-type="string">
            <text:p>熔線元件</text:p>
          </table:table-cell>
          <table:table-cell office:value-type="string">
            <text:p/>
          </table:table-cell>
          <table:table-cell office:value-type="string">
            <text:p>熔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38</text:p>
          </table:table-cell>
          <table:table-cell office:value-type="string">
            <text:p>fuse link</text:p>
          </table:table-cell>
          <table:table-cell office:value-type="string">
            <text:p>熔絲鏈；保險絲管；熔斷片</text:p>
          </table:table-cell>
          <table:table-cell office:value-type="string">
            <text:p/>
          </table:table-cell>
          <table:table-cell office:value-type="string">
            <text:p>熔断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39</text:p>
          </table:table-cell>
          <table:table-cell office:value-type="string">
            <text:p>fuse switch</text:p>
          </table:table-cell>
          <table:table-cell office:value-type="string">
            <text:p>熔線開關</text:p>
          </table:table-cell>
          <table:table-cell office:value-type="string">
            <text:p/>
          </table:table-cell>
          <table:table-cell office:value-type="string">
            <text:p>熔断体-开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40</text:p>
          </table:table-cell>
          <table:table-cell office:value-type="string">
            <text:p>fuse-carrier</text:p>
          </table:table-cell>
          <table:table-cell office:value-type="string">
            <text:p>熔體架；熔線架；熔線座</text:p>
          </table:table-cell>
          <table:table-cell office:value-type="string">
            <text:p/>
          </table:table-cell>
          <table:table-cell office:value-type="string">
            <text:p>载熔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41</text:p>
          </table:table-cell>
          <table:table-cell office:value-type="string">
            <text:p>fused salt electrolysis</text:p>
          </table:table-cell>
          <table:table-cell office:value-type="string">
            <text:p>熔鹽電解</text:p>
          </table:table-cell>
          <table:table-cell office:value-type="string">
            <text:p/>
          </table:table-cell>
          <table:table-cell office:value-type="string">
            <text:p>熔融盐电解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42</text:p>
          </table:table-cell>
          <table:table-cell office:value-type="string">
            <text:p>fuse-element</text:p>
          </table:table-cell>
          <table:table-cell office:value-type="string">
            <text:p>熔體；熔絲；熔片</text:p>
          </table:table-cell>
          <table:table-cell office:value-type="string">
            <text:p/>
          </table:table-cell>
          <table:table-cell office:value-type="string">
            <text:p>熔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44</text:p>
          </table:table-cell>
          <table:table-cell office:value-type="string">
            <text:p>fusion frequency</text:p>
          </table:table-cell>
          <table:table-cell office:value-type="string">
            <text:p>熔合頻率</text:p>
          </table:table-cell>
          <table:table-cell office:value-type="string">
            <text:p/>
          </table:table-cell>
          <table:table-cell office:value-type="string">
            <text:p>停闪频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45</text:p>
          </table:table-cell>
          <table:table-cell office:value-type="string">
            <text:p>fuzzy control</text:p>
          </table:table-cell>
          <table:table-cell office:value-type="string">
            <text:p>模糊控制</text:p>
          </table:table-cell>
          <table:table-cell office:value-type="string">
            <text:p/>
          </table:table-cell>
          <table:table-cell office:value-type="string">
            <text:p>模糊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46</text:p>
          </table:table-cell>
          <table:table-cell office:value-type="string">
            <text:p>gain</text:p>
          </table:table-cell>
          <table:table-cell office:value-type="string">
            <text:p>增益；放大；獲得；漸增；利益</text:p>
          </table:table-cell>
          <table:table-cell office:value-type="string">
            <text:p/>
          </table:table-cell>
          <table:table-cell office:value-type="string">
            <text:p>增益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47</text:p>
          </table:table-cell>
          <table:table-cell office:value-type="string">
            <text:p>gain margin</text:p>
          </table:table-cell>
          <table:table-cell office:value-type="string">
            <text:p>增益容限</text:p>
          </table:table-cell>
          <table:table-cell office:value-type="string">
            <text:p/>
          </table:table-cell>
          <table:table-cell office:value-type="string">
            <text:p>增益裕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48</text:p>
          </table:table-cell>
          <table:table-cell office:value-type="string">
            <text:p>galvanic cell</text:p>
          </table:table-cell>
          <table:table-cell office:value-type="string">
            <text:p>伏打電池；原電池</text:p>
          </table:table-cell>
          <table:table-cell office:value-type="string">
            <text:p/>
          </table:table-cell>
          <table:table-cell office:value-type="string">
            <text:p>伽伐尼电池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49</text:p>
          </table:table-cell>
          <table:table-cell office:value-type="string">
            <text:p>galvanic corrosion</text:p>
          </table:table-cell>
          <table:table-cell office:value-type="string">
            <text:p>電流腐蝕</text:p>
          </table:table-cell>
          <table:table-cell office:value-type="string">
            <text:p/>
          </table:table-cell>
          <table:table-cell office:value-type="string">
            <text:p>原电池腐蚀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50</text:p>
          </table:table-cell>
          <table:table-cell office:value-type="string">
            <text:p>galvanometer</text:p>
          </table:table-cell>
          <table:table-cell office:value-type="string">
            <text:p>電流計；檢流計；微流計</text:p>
          </table:table-cell>
          <table:table-cell office:value-type="string">
            <text:p/>
          </table:table-cell>
          <table:table-cell office:value-type="string">
            <text:p>检流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51</text:p>
          </table:table-cell>
          <table:table-cell office:value-type="string">
            <text:p>gamma radiation</text:p>
          </table:table-cell>
          <table:table-cell office:value-type="string">
            <text:p>伽瑪輻射</text:p>
          </table:table-cell>
          <table:table-cell office:value-type="string">
            <text:p/>
          </table:table-cell>
          <table:table-cell office:value-type="string">
            <text:p>γ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52</text:p>
          </table:table-cell>
          <table:table-cell office:value-type="string">
            <text:p>gas multiplication</text:p>
          </table:table-cell>
          <table:table-cell office:value-type="string">
            <text:p>氣體增殖</text:p>
          </table:table-cell>
          <table:table-cell office:value-type="string">
            <text:p/>
          </table:table-cell>
          <table:table-cell office:value-type="string">
            <text:p>气体放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53</text:p>
          </table:table-cell>
          <table:table-cell office:value-type="string">
            <text:p>gas multiplication factor</text:p>
          </table:table-cell>
          <table:table-cell office:value-type="string">
            <text:p>氣體增殖因數</text:p>
          </table:table-cell>
          <table:table-cell office:value-type="string">
            <text:p/>
          </table:table-cell>
          <table:table-cell office:value-type="string">
            <text:p>气体放大因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54</text:p>
          </table:table-cell>
          <table:table-cell office:value-type="string">
            <text:p>gas-flow ionization chamber</text:p>
          </table:table-cell>
          <table:table-cell office:value-type="string">
            <text:p>通氣游離腔</text:p>
          </table:table-cell>
          <table:table-cell office:value-type="string">
            <text:p/>
          </table:table-cell>
          <table:table-cell office:value-type="string">
            <text:p>流气式电离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55</text:p>
          </table:table-cell>
          <table:table-cell office:value-type="string">
            <text:p>gassing</text:p>
          </table:table-cell>
          <table:table-cell office:value-type="string">
            <text:p>氣化；充氣；出氣</text:p>
          </table:table-cell>
          <table:table-cell office:value-type="string">
            <text:p/>
          </table:table-cell>
          <table:table-cell office:value-type="string">
            <text:p>析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56</text:p>
          </table:table-cell>
          <table:table-cell office:value-type="string">
            <text:p>gate current</text:p>
          </table:table-cell>
          <table:table-cell office:value-type="string">
            <text:p>閘極電流</text:p>
          </table:table-cell>
          <table:table-cell office:value-type="string">
            <text:p/>
          </table:table-cell>
          <table:table-cell office:value-type="string">
            <text:p>门极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57</text:p>
          </table:table-cell>
          <table:table-cell office:value-type="string">
            <text:p>gate trigger current</text:p>
          </table:table-cell>
          <table:table-cell office:value-type="string">
            <text:p>柵極觸發電流</text:p>
          </table:table-cell>
          <table:table-cell office:value-type="string">
            <text:p/>
          </table:table-cell>
          <table:table-cell office:value-type="string">
            <text:p>门极触发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58</text:p>
          </table:table-cell>
          <table:table-cell office:value-type="string">
            <text:p>gate trigger voltage</text:p>
          </table:table-cell>
          <table:table-cell office:value-type="string">
            <text:p>柵極觸發電壓</text:p>
          </table:table-cell>
          <table:table-cell office:value-type="string">
            <text:p/>
          </table:table-cell>
          <table:table-cell office:value-type="string">
            <text:p>门极触发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59</text:p>
          </table:table-cell>
          <table:table-cell office:value-type="string">
            <text:p>gate voltage</text:p>
          </table:table-cell>
          <table:table-cell office:value-type="string">
            <text:p>閘電壓；觸發電壓</text:p>
          </table:table-cell>
          <table:table-cell office:value-type="string">
            <text:p/>
          </table:table-cell>
          <table:table-cell office:value-type="string">
            <text:p>门极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60</text:p>
          </table:table-cell>
          <table:table-cell office:value-type="string">
            <text:p>gauge</text:p>
          </table:table-cell>
          <table:table-cell office:value-type="string">
            <text:p>規；線規；計</text:p>
          </table:table-cell>
          <table:table-cell office:value-type="string">
            <text:p/>
          </table:table-cell>
          <table:table-cell office:value-type="string">
            <text:p>限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61</text:p>
          </table:table-cell>
          <table:table-cell office:value-type="string">
            <text:p>Gaussian process</text:p>
          </table:table-cell>
          <table:table-cell office:value-type="string">
            <text:p>高斯程序</text:p>
          </table:table-cell>
          <table:table-cell office:value-type="string">
            <text:p/>
          </table:table-cell>
          <table:table-cell office:value-type="string">
            <text:p>高斯过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62</text:p>
          </table:table-cell>
          <table:table-cell office:value-type="string">
            <text:p>gear case</text:p>
          </table:table-cell>
          <table:table-cell office:value-type="string">
            <text:p>齒輪箱</text:p>
          </table:table-cell>
          <table:table-cell office:value-type="string">
            <text:p/>
          </table:table-cell>
          <table:table-cell office:value-type="string">
            <text:p>齿轮箱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63</text:p>
          </table:table-cell>
          <table:table-cell office:value-type="string">
            <text:p>general diffused lighting</text:p>
          </table:table-cell>
          <table:table-cell office:value-type="string">
            <text:p>一般擴散照明</text:p>
          </table:table-cell>
          <table:table-cell office:value-type="string">
            <text:p/>
          </table:table-cell>
          <table:table-cell office:value-type="string">
            <text:p>一般漫射照明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64</text:p>
          </table:table-cell>
          <table:table-cell office:value-type="string">
            <text:p>general lighting</text:p>
          </table:table-cell>
          <table:table-cell office:value-type="string">
            <text:p>一般照明</text:p>
          </table:table-cell>
          <table:table-cell office:value-type="string">
            <text:p/>
          </table:table-cell>
          <table:table-cell office:value-type="string">
            <text:p>一般照明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65</text:p>
          </table:table-cell>
          <table:table-cell office:value-type="string">
            <text:p>general purpose</text:p>
          </table:table-cell>
          <table:table-cell office:value-type="string">
            <text:p>通用的</text:p>
          </table:table-cell>
          <table:table-cell office:value-type="string">
            <text:p/>
          </table:table-cell>
          <table:table-cell office:value-type="string">
            <text:p>通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66</text:p>
          </table:table-cell>
          <table:table-cell office:value-type="string">
            <text:p>general purpose motor</text:p>
          </table:table-cell>
          <table:table-cell office:value-type="string">
            <text:p>通用馬達</text:p>
          </table:table-cell>
          <table:table-cell office:value-type="string">
            <text:p/>
          </table:table-cell>
          <table:table-cell office:value-type="string">
            <text:p>通用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67</text:p>
          </table:table-cell>
          <table:table-cell office:value-type="string">
            <text:p>generation time</text:p>
          </table:table-cell>
          <table:table-cell office:value-type="string">
            <text:p>代間時間</text:p>
          </table:table-cell>
          <table:table-cell office:value-type="string">
            <text:p/>
          </table:table-cell>
          <table:table-cell office:value-type="string">
            <text:p>代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68</text:p>
          </table:table-cell>
          <table:table-cell office:value-type="string">
            <text:p>generator</text:p>
          </table:table-cell>
          <table:table-cell office:value-type="string">
            <text:p>產生器；發電機</text:p>
          </table:table-cell>
          <table:table-cell office:value-type="string">
            <text:p/>
          </table:table-cell>
          <table:table-cell office:value-type="string">
            <text:p>发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69</text:p>
          </table:table-cell>
          <table:table-cell office:value-type="string">
            <text:p>generator transformer</text:p>
          </table:table-cell>
          <table:table-cell office:value-type="string">
            <text:p>發電機出口終端變壓器</text:p>
          </table:table-cell>
          <table:table-cell office:value-type="string">
            <text:p/>
          </table:table-cell>
          <table:table-cell office:value-type="string">
            <text:p>发电机变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70</text:p>
          </table:table-cell>
          <table:table-cell office:value-type="string">
            <text:p>geometric attenuation</text:p>
          </table:table-cell>
          <table:table-cell office:value-type="string">
            <text:p>幾何衰減</text:p>
          </table:table-cell>
          <table:table-cell office:value-type="string">
            <text:p/>
          </table:table-cell>
          <table:table-cell office:value-type="string">
            <text:p>几何衰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71</text:p>
          </table:table-cell>
          <table:table-cell office:value-type="string">
            <text:p>geometric buckling</text:p>
          </table:table-cell>
          <table:table-cell office:value-type="string">
            <text:p>幾何曲度</text:p>
          </table:table-cell>
          <table:table-cell office:value-type="string">
            <text:p/>
          </table:table-cell>
          <table:table-cell office:value-type="string">
            <text:p>几何曲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72</text:p>
          </table:table-cell>
          <table:table-cell office:value-type="string">
            <text:p>germicidal radiation</text:p>
          </table:table-cell>
          <table:table-cell office:value-type="string">
            <text:p>殺菌放射</text:p>
          </table:table-cell>
          <table:table-cell office:value-type="string">
            <text:p/>
          </table:table-cell>
          <table:table-cell office:value-type="string">
            <text:p>灭菌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73</text:p>
          </table:table-cell>
          <table:table-cell office:value-type="string">
            <text:p>giant pulse</text:p>
          </table:table-cell>
          <table:table-cell office:value-type="string">
            <text:p>巨脈波</text:p>
          </table:table-cell>
          <table:table-cell office:value-type="string">
            <text:p/>
          </table:table-cell>
          <table:table-cell office:value-type="string">
            <text:p>巨脉冲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74</text:p>
          </table:table-cell>
          <table:table-cell office:value-type="string">
            <text:p>glare</text:p>
          </table:table-cell>
          <table:table-cell office:value-type="string">
            <text:p>眩光</text:p>
          </table:table-cell>
          <table:table-cell office:value-type="string">
            <text:p/>
          </table:table-cell>
          <table:table-cell office:value-type="string">
            <text:p>眩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75</text:p>
          </table:table-cell>
          <table:table-cell office:value-type="string">
            <text:p>glare by reflection</text:p>
          </table:table-cell>
          <table:table-cell office:value-type="string">
            <text:p>反射眩光</text:p>
          </table:table-cell>
          <table:table-cell office:value-type="string">
            <text:p/>
          </table:table-cell>
          <table:table-cell office:value-type="string">
            <text:p>反射眩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76</text:p>
          </table:table-cell>
          <table:table-cell office:value-type="string">
            <text:p>glass</text:p>
          </table:table-cell>
          <table:table-cell office:value-type="string">
            <text:p>玻璃</text:p>
          </table:table-cell>
          <table:table-cell office:value-type="string">
            <text:p/>
          </table:table-cell>
          <table:table-cell office:value-type="string">
            <text:p>玻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77</text:p>
          </table:table-cell>
          <table:table-cell office:value-type="string">
            <text:p>glass bushing</text:p>
          </table:table-cell>
          <table:table-cell office:value-type="string">
            <text:p>玻璃套管</text:p>
          </table:table-cell>
          <table:table-cell office:value-type="string">
            <text:p/>
          </table:table-cell>
          <table:table-cell office:value-type="string">
            <text:p>玻璃套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78</text:p>
          </table:table-cell>
          <table:table-cell office:value-type="string">
            <text:p>glass fiber</text:p>
          </table:table-cell>
          <table:table-cell office:value-type="string">
            <text:p>玻璃纖維；玻璃絲</text:p>
          </table:table-cell>
          <table:table-cell office:value-type="string">
            <text:p/>
          </table:table-cell>
          <table:table-cell office:value-type="string">
            <text:p>玻璃纤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79</text:p>
          </table:table-cell>
          <table:table-cell office:value-type="string">
            <text:p>glass insulator</text:p>
          </table:table-cell>
          <table:table-cell office:value-type="string">
            <text:p>玻璃絕緣器；玻璃絕緣體；玻璃絕緣礙子</text:p>
          </table:table-cell>
          <table:table-cell office:value-type="string">
            <text:p/>
          </table:table-cell>
          <table:table-cell office:value-type="string">
            <text:p>玻璃绝缘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80</text:p>
          </table:table-cell>
          <table:table-cell office:value-type="string">
            <text:p>global illuminance</text:p>
          </table:table-cell>
          <table:table-cell office:value-type="string">
            <text:p>全晝光照度</text:p>
          </table:table-cell>
          <table:table-cell office:value-type="string">
            <text:p/>
          </table:table-cell>
          <table:table-cell office:value-type="string">
            <text:p>全球照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81</text:p>
          </table:table-cell>
          <table:table-cell office:value-type="string">
            <text:p>global radiation</text:p>
          </table:table-cell>
          <table:table-cell office:value-type="string">
            <text:p>總體輻射</text:p>
          </table:table-cell>
          <table:table-cell office:value-type="string">
            <text:p/>
          </table:table-cell>
          <table:table-cell office:value-type="string">
            <text:p>总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82</text:p>
          </table:table-cell>
          <table:table-cell office:value-type="string">
            <text:p>globe</text:p>
          </table:table-cell>
          <table:table-cell office:value-type="string">
            <text:p>球</text:p>
          </table:table-cell>
          <table:table-cell office:value-type="string">
            <text:p/>
          </table:table-cell>
          <table:table-cell office:value-type="string">
            <text:p>球形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83</text:p>
          </table:table-cell>
          <table:table-cell office:value-type="string">
            <text:p>gloss</text:p>
          </table:table-cell>
          <table:table-cell office:value-type="string">
            <text:p>光澤</text:p>
          </table:table-cell>
          <table:table-cell office:value-type="string">
            <text:p/>
          </table:table-cell>
          <table:table-cell office:value-type="string">
            <text:p>光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84</text:p>
          </table:table-cell>
          <table:table-cell office:value-type="string">
            <text:p>glossmeter</text:p>
          </table:table-cell>
          <table:table-cell office:value-type="string">
            <text:p>光澤度計</text:p>
          </table:table-cell>
          <table:table-cell office:value-type="string">
            <text:p/>
          </table:table-cell>
          <table:table-cell office:value-type="string">
            <text:p>光泽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85</text:p>
          </table:table-cell>
          <table:table-cell office:value-type="string">
            <text:p>glow discharge</text:p>
          </table:table-cell>
          <table:table-cell office:value-type="string">
            <text:p>輝光放電</text:p>
          </table:table-cell>
          <table:table-cell office:value-type="string">
            <text:p/>
          </table:table-cell>
          <table:table-cell office:value-type="string">
            <text:p>辉光放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86</text:p>
          </table:table-cell>
          <table:table-cell office:value-type="string">
            <text:p>goniophotometer</text:p>
          </table:table-cell>
          <table:table-cell office:value-type="string">
            <text:p>配光測定器</text:p>
          </table:table-cell>
          <table:table-cell office:value-type="string">
            <text:p/>
          </table:table-cell>
          <table:table-cell office:value-type="string">
            <text:p>分布光度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87</text:p>
          </table:table-cell>
          <table:table-cell office:value-type="string">
            <text:p>gonioradiometer</text:p>
          </table:table-cell>
          <table:table-cell office:value-type="string">
            <text:p>放射配光測定器</text:p>
          </table:table-cell>
          <table:table-cell office:value-type="string">
            <text:p/>
          </table:table-cell>
          <table:table-cell office:value-type="string">
            <text:p>分布辐射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88</text:p>
          </table:table-cell>
          <table:table-cell office:value-type="string">
            <text:p>graceful degradation</text:p>
          </table:table-cell>
          <table:table-cell office:value-type="string">
            <text:p>工作可靠但性能下降</text:p>
          </table:table-cell>
          <table:table-cell office:value-type="string">
            <text:p/>
          </table:table-cell>
          <table:table-cell office:value-type="string">
            <text:p>功能适度劣化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89</text:p>
          </table:table-cell>
          <table:table-cell office:value-type="string">
            <text:p>grade</text:p>
          </table:table-cell>
          <table:table-cell office:value-type="string">
            <text:p>程度；類別；品級；等級；傾斜度；梯度</text:p>
          </table:table-cell>
          <table:table-cell office:value-type="string">
            <text:p/>
          </table:table-cell>
          <table:table-cell office:value-type="string">
            <text:p>等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90</text:p>
          </table:table-cell>
          <table:table-cell office:value-type="string">
            <text:p>gradient</text:p>
          </table:table-cell>
          <table:table-cell office:value-type="string">
            <text:p>梯度；陡度；斜度</text:p>
          </table:table-cell>
          <table:table-cell office:value-type="string">
            <text:p/>
          </table:table-cell>
          <table:table-cell office:value-type="string">
            <text:p>梯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91</text:p>
          </table:table-cell>
          <table:table-cell office:value-type="string">
            <text:p>grading shield</text:p>
          </table:table-cell>
          <table:table-cell office:value-type="string">
            <text:p>分段屏蔽</text:p>
          </table:table-cell>
          <table:table-cell office:value-type="string">
            <text:p/>
          </table:table-cell>
          <table:table-cell office:value-type="string">
            <text:p>均压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92</text:p>
          </table:table-cell>
          <table:table-cell office:value-type="string">
            <text:p>gradual failure</text:p>
          </table:table-cell>
          <table:table-cell office:value-type="string">
            <text:p>劣化故障</text:p>
          </table:table-cell>
          <table:table-cell office:value-type="string">
            <text:p/>
          </table:table-cell>
          <table:table-cell office:value-type="string">
            <text:p>渐变失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93</text:p>
          </table:table-cell>
          <table:table-cell office:value-type="string">
            <text:p>graphite electrode</text:p>
          </table:table-cell>
          <table:table-cell office:value-type="string">
            <text:p>石墨電極</text:p>
          </table:table-cell>
          <table:table-cell office:value-type="string">
            <text:p/>
          </table:table-cell>
          <table:table-cell office:value-type="string">
            <text:p>石墨电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94</text:p>
          </table:table-cell>
          <table:table-cell office:value-type="string">
            <text:p>graphitization</text:p>
          </table:table-cell>
          <table:table-cell office:value-type="string">
            <text:p>石墨化</text:p>
          </table:table-cell>
          <table:table-cell office:value-type="string">
            <text:p/>
          </table:table-cell>
          <table:table-cell office:value-type="string">
            <text:p>石墨化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95</text:p>
          </table:table-cell>
          <table:table-cell office:value-type="string">
            <text:p>Grassmann`s laws</text:p>
          </table:table-cell>
          <table:table-cell office:value-type="string">
            <text:p>葛拉斯曼定律</text:p>
          </table:table-cell>
          <table:table-cell office:value-type="string">
            <text:p/>
          </table:table-cell>
          <table:table-cell office:value-type="string">
            <text:p>格拉斯曼定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96</text:p>
          </table:table-cell>
          <table:table-cell office:value-type="string">
            <text:p>gray</text:p>
          </table:table-cell>
          <table:table-cell office:value-type="string">
            <text:p>灰度 &amp;#65339;反應器技術&amp;#65341;；戈雷 &amp;#65339;吸收劑量國際單位&amp;#65341;</text:p>
          </table:table-cell>
          <table:table-cell office:value-type="string">
            <text:p/>
          </table:table-cell>
          <table:table-cell office:value-type="string">
            <text:p>戈[瑞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97</text:p>
          </table:table-cell>
          <table:table-cell office:value-type="string">
            <text:p>grey body</text:p>
          </table:table-cell>
          <table:table-cell office:value-type="string">
            <text:p>灰色體</text:p>
          </table:table-cell>
          <table:table-cell office:value-type="string">
            <text:p/>
          </table:table-cell>
          <table:table-cell office:value-type="string">
            <text:p>灰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98</text:p>
          </table:table-cell>
          <table:table-cell office:value-type="string">
            <text:p>grid ionization chamber</text:p>
          </table:table-cell>
          <table:table-cell office:value-type="string">
            <text:p>柵極游離腔</text:p>
          </table:table-cell>
          <table:table-cell office:value-type="string">
            <text:p/>
          </table:table-cell>
          <table:table-cell office:value-type="string">
            <text:p>屏栅电离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199</text:p>
          </table:table-cell>
          <table:table-cell office:value-type="string">
            <text:p>ground detector</text:p>
          </table:table-cell>
          <table:table-cell office:value-type="string">
            <text:p>接地檢測器</text:p>
          </table:table-cell>
          <table:table-cell office:value-type="string">
            <text:p/>
          </table:table-cell>
          <table:table-cell office:value-type="string">
            <text:p>接地探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00</text:p>
          </table:table-cell>
          <table:table-cell office:value-type="string">
            <text:p>ground indication</text:p>
          </table:table-cell>
          <table:table-cell office:value-type="string">
            <text:p>接地指示</text:p>
          </table:table-cell>
          <table:table-cell office:value-type="string">
            <text:p/>
          </table:table-cell>
          <table:table-cell office:value-type="string">
            <text:p>接地指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01</text:p>
          </table:table-cell>
          <table:table-cell office:value-type="string">
            <text:p>ground state</text:p>
          </table:table-cell>
          <table:table-cell office:value-type="string">
            <text:p>基態</text:p>
          </table:table-cell>
          <table:table-cell office:value-type="string">
            <text:p/>
          </table:table-cell>
          <table:table-cell office:value-type="string">
            <text:p>基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02</text:p>
          </table:table-cell>
          <table:table-cell office:value-type="string">
            <text:p>group control</text:p>
          </table:table-cell>
          <table:table-cell office:value-type="string">
            <text:p>分組控制；群控</text:p>
          </table:table-cell>
          <table:table-cell office:value-type="string">
            <text:p/>
          </table:table-cell>
          <table:table-cell office:value-type="string">
            <text:p>群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03</text:p>
          </table:table-cell>
          <table:table-cell office:value-type="string">
            <text:p>group velocity</text:p>
          </table:table-cell>
          <table:table-cell office:value-type="string">
            <text:p>群速度</text:p>
          </table:table-cell>
          <table:table-cell office:value-type="string">
            <text:p/>
          </table:table-cell>
          <table:table-cell office:value-type="string">
            <text:p>群速[度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04</text:p>
          </table:table-cell>
          <table:table-cell office:value-type="string">
            <text:p>grown junction</text:p>
          </table:table-cell>
          <table:table-cell office:value-type="string">
            <text:p>生長接面</text:p>
          </table:table-cell>
          <table:table-cell office:value-type="string">
            <text:p/>
          </table:table-cell>
          <table:table-cell office:value-type="string">
            <text:p>生长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05</text:p>
          </table:table-cell>
          <table:table-cell office:value-type="string">
            <text:p>guard</text:p>
          </table:table-cell>
          <table:table-cell office:value-type="string">
            <text:p>保護；防護；保護裝置</text:p>
          </table:table-cell>
          <table:table-cell office:value-type="string">
            <text:p/>
          </table:table-cell>
          <table:table-cell office:value-type="string">
            <text:p>网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06</text:p>
          </table:table-cell>
          <table:table-cell office:value-type="string">
            <text:p>guard plate</text:p>
          </table:table-cell>
          <table:table-cell office:value-type="string">
            <text:p>防護板</text:p>
          </table:table-cell>
          <table:table-cell office:value-type="string">
            <text:p/>
          </table:table-cell>
          <table:table-cell office:value-type="string">
            <text:p>防护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07</text:p>
          </table:table-cell>
          <table:table-cell office:value-type="string">
            <text:p>guard ring</text:p>
          </table:table-cell>
          <table:table-cell office:value-type="string">
            <text:p>保護環</text:p>
          </table:table-cell>
          <table:table-cell office:value-type="string">
            <text:p/>
          </table:table-cell>
          <table:table-cell office:value-type="string">
            <text:p>保护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08</text:p>
          </table:table-cell>
          <table:table-cell office:value-type="string">
            <text:p>guide bearing</text:p>
          </table:table-cell>
          <table:table-cell office:value-type="string">
            <text:p>導軸承</text:p>
          </table:table-cell>
          <table:table-cell office:value-type="string">
            <text:p/>
          </table:table-cell>
          <table:table-cell office:value-type="string">
            <text:p>导轴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09</text:p>
          </table:table-cell>
          <table:table-cell office:value-type="string">
            <text:p>guy insulator</text:p>
          </table:table-cell>
          <table:table-cell office:value-type="string">
            <text:p>支線絕緣器；拉線絕緣體</text:p>
          </table:table-cell>
          <table:table-cell office:value-type="string">
            <text:p/>
          </table:table-cell>
          <table:table-cell office:value-type="string">
            <text:p>拉线绝缘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10</text:p>
          </table:table-cell>
          <table:table-cell office:value-type="string">
            <text:p>gyromagnetic effect</text:p>
          </table:table-cell>
          <table:table-cell office:value-type="string">
            <text:p>旋磁效應</text:p>
          </table:table-cell>
          <table:table-cell office:value-type="string">
            <text:p/>
          </table:table-cell>
          <table:table-cell office:value-type="string">
            <text:p>旋磁效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11</text:p>
          </table:table-cell>
          <table:table-cell office:value-type="string">
            <text:p>gyromagnetic ratio</text:p>
          </table:table-cell>
          <table:table-cell office:value-type="string">
            <text:p>迴轉磁比率</text:p>
          </table:table-cell>
          <table:table-cell office:value-type="string">
            <text:p/>
          </table:table-cell>
          <table:table-cell office:value-type="string">
            <text:p>旋磁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12</text:p>
          </table:table-cell>
          <table:table-cell office:value-type="string">
            <text:p>hail</text:p>
          </table:table-cell>
          <table:table-cell office:value-type="string">
            <text:p>雹；冰雹；下雹</text:p>
          </table:table-cell>
          <table:table-cell office:value-type="string">
            <text:p/>
          </table:table-cell>
          <table:table-cell office:value-type="string">
            <text:p>冰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13</text:p>
          </table:table-cell>
          <table:table-cell office:value-type="string">
            <text:p>hairpin coil</text:p>
          </table:table-cell>
          <table:table-cell office:value-type="string">
            <text:p>髮夾式線圈</text:p>
          </table:table-cell>
          <table:table-cell office:value-type="string">
            <text:p/>
          </table:table-cell>
          <table:table-cell office:value-type="string">
            <text:p>发夹式线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14</text:p>
          </table:table-cell>
          <table:table-cell office:value-type="string">
            <text:p>Hall angle</text:p>
          </table:table-cell>
          <table:table-cell office:value-type="string">
            <text:p>霍耳角；霍爾角</text:p>
          </table:table-cell>
          <table:table-cell office:value-type="string">
            <text:p/>
          </table:table-cell>
          <table:table-cell office:value-type="string">
            <text:p>霍尔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15</text:p>
          </table:table-cell>
          <table:table-cell office:value-type="string">
            <text:p>Hall effect</text:p>
          </table:table-cell>
          <table:table-cell office:value-type="string">
            <text:p>霍耳效應</text:p>
          </table:table-cell>
          <table:table-cell office:value-type="string">
            <text:p/>
          </table:table-cell>
          <table:table-cell office:value-type="string">
            <text:p>霍尔效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16</text:p>
          </table:table-cell>
          <table:table-cell office:value-type="string">
            <text:p>hand lamp</text:p>
          </table:table-cell>
          <table:table-cell office:value-type="string">
            <text:p>手燈；行燈；手提燈</text:p>
          </table:table-cell>
          <table:table-cell office:value-type="string">
            <text:p/>
          </table:table-cell>
          <table:table-cell office:value-type="string">
            <text:p>手提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17</text:p>
          </table:table-cell>
          <table:table-cell office:value-type="string">
            <text:p>hand reset relay</text:p>
          </table:table-cell>
          <table:table-cell office:value-type="string">
            <text:p>手動重置繼電器</text:p>
          </table:table-cell>
          <table:table-cell office:value-type="string">
            <text:p/>
          </table:table-cell>
          <table:table-cell office:value-type="string">
            <text:p>手动复归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18</text:p>
          </table:table-cell>
          <table:table-cell office:value-type="string">
            <text:p>handle</text:p>
          </table:table-cell>
          <table:table-cell office:value-type="string">
            <text:p>手柄；把手</text:p>
          </table:table-cell>
          <table:table-cell office:value-type="string">
            <text:p/>
          </table:table-cell>
          <table:table-cell office:value-type="string">
            <text:p>手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19</text:p>
          </table:table-cell>
          <table:table-cell office:value-type="string">
            <text:p>hard glass bulb</text:p>
          </table:table-cell>
          <table:table-cell office:value-type="string">
            <text:p>硬質玻璃燈泡</text:p>
          </table:table-cell>
          <table:table-cell office:value-type="string">
            <text:p/>
          </table:table-cell>
          <table:table-cell office:value-type="string">
            <text:p>硬料玻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20</text:p>
          </table:table-cell>
          <table:table-cell office:value-type="string">
            <text:p>hardening</text:p>
          </table:table-cell>
          <table:table-cell office:value-type="string">
            <text:p>硬化</text:p>
          </table:table-cell>
          <table:table-cell office:value-type="string">
            <text:p/>
          </table:table-cell>
          <table:table-cell office:value-type="string">
            <text:p>淬火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21</text:p>
          </table:table-cell>
          <table:table-cell office:value-type="string">
            <text:p>harm</text:p>
          </table:table-cell>
          <table:table-cell office:value-type="string">
            <text:p>損害；傷害；危害</text:p>
          </table:table-cell>
          <table:table-cell office:value-type="string">
            <text:p/>
          </table:table-cell>
          <table:table-cell office:value-type="string">
            <text:p>伤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22</text:p>
          </table:table-cell>
          <table:table-cell office:value-type="string">
            <text:p>harmonic component</text:p>
          </table:table-cell>
          <table:table-cell office:value-type="string">
            <text:p>諧波成分；諧波分量</text:p>
          </table:table-cell>
          <table:table-cell office:value-type="string">
            <text:p/>
          </table:table-cell>
          <table:table-cell office:value-type="string">
            <text:p>谐波分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23</text:p>
          </table:table-cell>
          <table:table-cell office:value-type="string">
            <text:p>harmonic content</text:p>
          </table:table-cell>
          <table:table-cell office:value-type="string">
            <text:p>諧波含量</text:p>
          </table:table-cell>
          <table:table-cell office:value-type="string">
            <text:p/>
          </table:table-cell>
          <table:table-cell office:value-type="string">
            <text:p>谐波含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24</text:p>
          </table:table-cell>
          <table:table-cell office:value-type="string">
            <text:p>harmonic factor</text:p>
          </table:table-cell>
          <table:table-cell office:value-type="string">
            <text:p>諧波因數</text:p>
          </table:table-cell>
          <table:table-cell office:value-type="string">
            <text:p/>
          </table:table-cell>
          <table:table-cell office:value-type="string">
            <text:p>谐波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25</text:p>
          </table:table-cell>
          <table:table-cell office:value-type="string">
            <text:p>harmonic frequency</text:p>
          </table:table-cell>
          <table:table-cell office:value-type="string">
            <text:p>諧（波）頻（率）</text:p>
          </table:table-cell>
          <table:table-cell office:value-type="string">
            <text:p/>
          </table:table-cell>
          <table:table-cell office:value-type="string">
            <text:p>谐波频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26</text:p>
          </table:table-cell>
          <table:table-cell office:value-type="string">
            <text:p>harmonic test</text:p>
          </table:table-cell>
          <table:table-cell office:value-type="string">
            <text:p>諧波試驗</text:p>
          </table:table-cell>
          <table:table-cell office:value-type="string">
            <text:p/>
          </table:table-cell>
          <table:table-cell office:value-type="string">
            <text:p>谐波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27</text:p>
          </table:table-cell>
          <table:table-cell office:value-type="string">
            <text:p>haulageway luminaire</text:p>
          </table:table-cell>
          <table:table-cell office:value-type="string">
            <text:p>搬運坑道用照明器具</text:p>
          </table:table-cell>
          <table:table-cell office:value-type="string">
            <text:p/>
          </table:table-cell>
          <table:table-cell office:value-type="string">
            <text:p>地道灯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28</text:p>
          </table:table-cell>
          <table:table-cell office:value-type="string">
            <text:p>hazard</text:p>
          </table:table-cell>
          <table:table-cell office:value-type="string">
            <text:p>危害；危險；易爆性；災害</text:p>
          </table:table-cell>
          <table:table-cell office:value-type="string">
            <text:p/>
          </table:table-cell>
          <table:table-cell office:value-type="string">
            <text:p>危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29</text:p>
          </table:table-cell>
          <table:table-cell office:value-type="string">
            <text:p>hazardous area</text:p>
          </table:table-cell>
          <table:table-cell office:value-type="string">
            <text:p>危險場所；危險範圍</text:p>
          </table:table-cell>
          <table:table-cell office:value-type="string">
            <text:p/>
          </table:table-cell>
          <table:table-cell office:value-type="string">
            <text:p>危险区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30</text:p>
          </table:table-cell>
          <table:table-cell office:value-type="string">
            <text:p>headlamp</text:p>
          </table:table-cell>
          <table:table-cell office:value-type="string">
            <text:p>前照燈</text:p>
          </table:table-cell>
          <table:table-cell office:value-type="string">
            <text:p/>
          </table:table-cell>
          <table:table-cell office:value-type="string">
            <text:p>前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31</text:p>
          </table:table-cell>
          <table:table-cell office:value-type="string">
            <text:p>hearth</text:p>
          </table:table-cell>
          <table:table-cell office:value-type="string">
            <text:p>爐床</text:p>
          </table:table-cell>
          <table:table-cell office:value-type="string">
            <text:p/>
          </table:table-cell>
          <table:table-cell office:value-type="string">
            <text:p>炉底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32</text:p>
          </table:table-cell>
          <table:table-cell office:value-type="string">
            <text:p>heat</text:p>
          </table:table-cell>
          <table:table-cell office:value-type="string">
            <text:p>熱</text:p>
          </table:table-cell>
          <table:table-cell office:value-type="string">
            <text:p/>
          </table:table-cell>
          <table:table-cell office:value-type="string">
            <text:p>热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33</text:p>
          </table:table-cell>
          <table:table-cell office:value-type="string">
            <text:p>heat capacity</text:p>
          </table:table-cell>
          <table:table-cell office:value-type="string">
            <text:p>熱容量</text:p>
          </table:table-cell>
          <table:table-cell office:value-type="string">
            <text:p/>
          </table:table-cell>
          <table:table-cell office:value-type="string">
            <text:p>热容[量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34</text:p>
          </table:table-cell>
          <table:table-cell office:value-type="string">
            <text:p>heat conduction</text:p>
          </table:table-cell>
          <table:table-cell office:value-type="string">
            <text:p>熱傳導</text:p>
          </table:table-cell>
          <table:table-cell office:value-type="string">
            <text:p/>
          </table:table-cell>
          <table:table-cell office:value-type="string">
            <text:p>热传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35</text:p>
          </table:table-cell>
          <table:table-cell office:value-type="string">
            <text:p>heat exchanger</text:p>
          </table:table-cell>
          <table:table-cell office:value-type="string">
            <text:p>熱交換器；換熱器</text:p>
          </table:table-cell>
          <table:table-cell office:value-type="string">
            <text:p/>
          </table:table-cell>
          <table:table-cell office:value-type="string">
            <text:p>热交换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36</text:p>
          </table:table-cell>
          <table:table-cell office:value-type="string">
            <text:p>heat output</text:p>
          </table:table-cell>
          <table:table-cell office:value-type="string">
            <text:p>熱輸出</text:p>
          </table:table-cell>
          <table:table-cell office:value-type="string">
            <text:p/>
          </table:table-cell>
          <table:table-cell office:value-type="string">
            <text:p>输出热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37</text:p>
          </table:table-cell>
          <table:table-cell office:value-type="string">
            <text:p>heat shield</text:p>
          </table:table-cell>
          <table:table-cell office:value-type="string">
            <text:p>熱屏</text:p>
          </table:table-cell>
          <table:table-cell office:value-type="string">
            <text:p/>
          </table:table-cell>
          <table:table-cell office:value-type="string">
            <text:p>隔热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38</text:p>
          </table:table-cell>
          <table:table-cell office:value-type="string">
            <text:p>heat sink</text:p>
          </table:table-cell>
          <table:table-cell office:value-type="string">
            <text:p>散熱坐；吸熱設備</text:p>
          </table:table-cell>
          <table:table-cell office:value-type="string">
            <text:p/>
          </table:table-cell>
          <table:table-cell office:value-type="string">
            <text:p>散热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39</text:p>
          </table:table-cell>
          <table:table-cell office:value-type="string">
            <text:p>heat treatment</text:p>
          </table:table-cell>
          <table:table-cell office:value-type="string">
            <text:p>熱處理</text:p>
          </table:table-cell>
          <table:table-cell office:value-type="string">
            <text:p/>
          </table:table-cell>
          <table:table-cell office:value-type="string">
            <text:p>热处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40</text:p>
          </table:table-cell>
          <table:table-cell office:value-type="string">
            <text:p>heater</text:p>
          </table:table-cell>
          <table:table-cell office:value-type="string">
            <text:p>加熱器；電熱器；燈絲</text:p>
          </table:table-cell>
          <table:table-cell office:value-type="string">
            <text:p/>
          </table:table-cell>
          <table:table-cell office:value-type="string">
            <text:p>加热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41</text:p>
          </table:table-cell>
          <table:table-cell office:value-type="string">
            <text:p>heating</text:p>
          </table:table-cell>
          <table:table-cell office:value-type="string">
            <text:p>加熱</text:p>
          </table:table-cell>
          <table:table-cell office:value-type="string">
            <text:p/>
          </table:table-cell>
          <table:table-cell office:value-type="string">
            <text:p>加热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42</text:p>
          </table:table-cell>
          <table:table-cell office:value-type="string">
            <text:p>heating element</text:p>
          </table:table-cell>
          <table:table-cell office:value-type="string">
            <text:p>發熱元件</text:p>
          </table:table-cell>
          <table:table-cell office:value-type="string">
            <text:p/>
          </table:table-cell>
          <table:table-cell office:value-type="string">
            <text:p>加热元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43</text:p>
          </table:table-cell>
          <table:table-cell office:value-type="string">
            <text:p>heating pad</text:p>
          </table:table-cell>
          <table:table-cell office:value-type="string">
            <text:p>加熱墊</text:p>
          </table:table-cell>
          <table:table-cell office:value-type="string">
            <text:p/>
          </table:table-cell>
          <table:table-cell office:value-type="string">
            <text:p>伴热垫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44</text:p>
          </table:table-cell>
          <table:table-cell office:value-type="string">
            <text:p>heating power</text:p>
          </table:table-cell>
          <table:table-cell office:value-type="string">
            <text:p>熱力</text:p>
          </table:table-cell>
          <table:table-cell office:value-type="string">
            <text:p/>
          </table:table-cell>
          <table:table-cell office:value-type="string">
            <text:p>加热功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45</text:p>
          </table:table-cell>
          <table:table-cell office:value-type="string">
            <text:p>heating resistor</text:p>
          </table:table-cell>
          <table:table-cell office:value-type="string">
            <text:p>加熱電阻</text:p>
          </table:table-cell>
          <table:table-cell office:value-type="string">
            <text:p/>
          </table:table-cell>
          <table:table-cell office:value-type="string">
            <text:p>加热电阻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46</text:p>
          </table:table-cell>
          <table:table-cell office:value-type="string">
            <text:p>heating time</text:p>
          </table:table-cell>
          <table:table-cell office:value-type="string">
            <text:p>加熱時間</text:p>
          </table:table-cell>
          <table:table-cell office:value-type="string">
            <text:p/>
          </table:table-cell>
          <table:table-cell office:value-type="string">
            <text:p>加热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47</text:p>
          </table:table-cell>
          <table:table-cell office:value-type="string">
            <text:p>heating up time</text:p>
          </table:table-cell>
          <table:table-cell office:value-type="string">
            <text:p>升熱時間</text:p>
          </table:table-cell>
          <table:table-cell office:value-type="string">
            <text:p/>
          </table:table-cell>
          <table:table-cell office:value-type="string">
            <text:p>升温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48</text:p>
          </table:table-cell>
          <table:table-cell office:value-type="string">
            <text:p>heavy water content meter</text:p>
          </table:table-cell>
          <table:table-cell office:value-type="string">
            <text:p>重水含量計</text:p>
          </table:table-cell>
          <table:table-cell office:value-type="string">
            <text:p/>
          </table:table-cell>
          <table:table-cell office:value-type="string">
            <text:p>重水含量仪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49</text:p>
          </table:table-cell>
          <table:table-cell office:value-type="string">
            <text:p>helical coil</text:p>
          </table:table-cell>
          <table:table-cell office:value-type="string">
            <text:p>螺旋形線圈</text:p>
          </table:table-cell>
          <table:table-cell office:value-type="string">
            <text:p/>
          </table:table-cell>
          <table:table-cell office:value-type="string">
            <text:p>螺旋线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50</text:p>
          </table:table-cell>
          <table:table-cell office:value-type="string">
            <text:p>heliotherapy</text:p>
          </table:table-cell>
          <table:table-cell office:value-type="string">
            <text:p>日光療法</text:p>
          </table:table-cell>
          <table:table-cell office:value-type="string">
            <text:p/>
          </table:table-cell>
          <table:table-cell office:value-type="string">
            <text:p>日光疗法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51</text:p>
          </table:table-cell>
          <table:table-cell office:value-type="string">
            <text:p>helium counter tube</text:p>
          </table:table-cell>
          <table:table-cell office:value-type="string">
            <text:p>氦計數器管</text:p>
          </table:table-cell>
          <table:table-cell office:value-type="string">
            <text:p/>
          </table:table-cell>
          <table:table-cell office:value-type="string">
            <text:p>氦计数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52</text:p>
          </table:table-cell>
          <table:table-cell office:value-type="string">
            <text:p>Helmholtz-Kohlrausch phenomenon</text:p>
          </table:table-cell>
          <table:table-cell office:value-type="string">
            <text:p>亥姆霍茲─柯勞許現象</text:p>
          </table:table-cell>
          <table:table-cell office:value-type="string">
            <text:p/>
          </table:table-cell>
          <table:table-cell office:value-type="string">
            <text:p>亥姆霍兹——柯尔劳什现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53</text:p>
          </table:table-cell>
          <table:table-cell office:value-type="string">
            <text:p>Hermitian matrix</text:p>
          </table:table-cell>
          <table:table-cell office:value-type="string">
            <text:p>厄米特矩陣</text:p>
          </table:table-cell>
          <table:table-cell office:value-type="string">
            <text:p/>
          </table:table-cell>
          <table:table-cell office:value-type="string">
            <text:p>埃尔米特矩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54</text:p>
          </table:table-cell>
          <table:table-cell office:value-type="string">
            <text:p>heterogeneous reactor</text:p>
          </table:table-cell>
          <table:table-cell office:value-type="string">
            <text:p>非均勻反應器；混質反應器</text:p>
          </table:table-cell>
          <table:table-cell office:value-type="string">
            <text:p/>
          </table:table-cell>
          <table:table-cell office:value-type="string">
            <text:p>非均匀[反应]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55</text:p>
          </table:table-cell>
          <table:table-cell office:value-type="string">
            <text:p>hierarchical control</text:p>
          </table:table-cell>
          <table:table-cell office:value-type="string">
            <text:p>階層控制</text:p>
          </table:table-cell>
          <table:table-cell office:value-type="string">
            <text:p/>
          </table:table-cell>
          <table:table-cell office:value-type="string">
            <text:p>递阶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56</text:p>
          </table:table-cell>
          <table:table-cell office:value-type="string">
            <text:p>high frequency</text:p>
          </table:table-cell>
          <table:table-cell office:value-type="string">
            <text:p>高頻（率）</text:p>
          </table:table-cell>
          <table:table-cell office:value-type="string">
            <text:p/>
          </table:table-cell>
          <table:table-cell office:value-type="string">
            <text:p>高频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57</text:p>
          </table:table-cell>
          <table:table-cell office:value-type="string">
            <text:p>high frequency capacitance</text:p>
          </table:table-cell>
          <table:table-cell office:value-type="string">
            <text:p>高頻電容</text:p>
          </table:table-cell>
          <table:table-cell office:value-type="string">
            <text:p/>
          </table:table-cell>
          <table:table-cell office:value-type="string">
            <text:p>高频电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58</text:p>
          </table:table-cell>
          <table:table-cell office:value-type="string">
            <text:p>high power factor transformer</text:p>
          </table:table-cell>
          <table:table-cell office:value-type="string">
            <text:p>高功率因數變壓器</text:p>
          </table:table-cell>
          <table:table-cell office:value-type="string">
            <text:p/>
          </table:table-cell>
          <table:table-cell office:value-type="string">
            <text:p>高功率因数变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59</text:p>
          </table:table-cell>
          <table:table-cell office:value-type="string">
            <text:p>high speed circuit breaker</text:p>
          </table:table-cell>
          <table:table-cell office:value-type="string">
            <text:p>高速斷路器</text:p>
          </table:table-cell>
          <table:table-cell office:value-type="string">
            <text:p/>
          </table:table-cell>
          <table:table-cell office:value-type="string">
            <text:p>快速断路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60</text:p>
          </table:table-cell>
          <table:table-cell office:value-type="string">
            <text:p>high speed relay</text:p>
          </table:table-cell>
          <table:table-cell office:value-type="string">
            <text:p>高速電驛</text:p>
          </table:table-cell>
          <table:table-cell office:value-type="string">
            <text:p/>
          </table:table-cell>
          <table:table-cell office:value-type="string">
            <text:p>高速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61</text:p>
          </table:table-cell>
          <table:table-cell office:value-type="string">
            <text:p>high voltage</text:p>
          </table:table-cell>
          <table:table-cell office:value-type="string">
            <text:p>高電壓</text:p>
          </table:table-cell>
          <table:table-cell office:value-type="string">
            <text:p/>
          </table:table-cell>
          <table:table-cell office:value-type="string">
            <text:p>高[电]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62</text:p>
          </table:table-cell>
          <table:table-cell office:value-type="string">
            <text:p>high voltage standard capacitor</text:p>
          </table:table-cell>
          <table:table-cell office:value-type="string">
            <text:p>高壓標準電容器</text:p>
          </table:table-cell>
          <table:table-cell office:value-type="string">
            <text:p/>
          </table:table-cell>
          <table:table-cell office:value-type="string">
            <text:p>高压标准电容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63</text:p>
          </table:table-cell>
          <table:table-cell office:value-type="string">
            <text:p>high voltage switching device</text:p>
          </table:table-cell>
          <table:table-cell office:value-type="string">
            <text:p>高壓開關裝置</text:p>
          </table:table-cell>
          <table:table-cell office:value-type="string">
            <text:p/>
          </table:table-cell>
          <table:table-cell office:value-type="string">
            <text:p>高压开关装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64</text:p>
          </table:table-cell>
          <table:table-cell office:value-type="string">
            <text:p>high voltage test</text:p>
          </table:table-cell>
          <table:table-cell office:value-type="string">
            <text:p>高壓試驗</text:p>
          </table:table-cell>
          <table:table-cell office:value-type="string">
            <text:p/>
          </table:table-cell>
          <table:table-cell office:value-type="string">
            <text:p>高[电]压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65</text:p>
          </table:table-cell>
          <table:table-cell office:value-type="string">
            <text:p>high voltage testing equipment</text:p>
          </table:table-cell>
          <table:table-cell office:value-type="string">
            <text:p>高電壓試驗設備</text:p>
          </table:table-cell>
          <table:table-cell office:value-type="string">
            <text:p/>
          </table:table-cell>
          <table:table-cell office:value-type="string">
            <text:p>高电压试验设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66</text:p>
          </table:table-cell>
          <table:table-cell office:value-type="string">
            <text:p>high-voltage winding</text:p>
          </table:table-cell>
          <table:table-cell office:value-type="string">
            <text:p>高壓繞組</text:p>
          </table:table-cell>
          <table:table-cell office:value-type="string">
            <text:p/>
          </table:table-cell>
          <table:table-cell office:value-type="string">
            <text:p>高压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67</text:p>
          </table:table-cell>
          <table:table-cell office:value-type="string">
            <text:p>hinged cantilever</text:p>
          </table:table-cell>
          <table:table-cell office:value-type="string">
            <text:p>旋轉腕臂</text:p>
          </table:table-cell>
          <table:table-cell office:value-type="string">
            <text:p/>
          </table:table-cell>
          <table:table-cell office:value-type="string">
            <text:p>旋转悬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68</text:p>
          </table:table-cell>
          <table:table-cell office:value-type="string">
            <text:p>H-matrix</text:p>
          </table:table-cell>
          <table:table-cell office:value-type="string">
            <text:p>h-矩陣</text:p>
          </table:table-cell>
          <table:table-cell office:value-type="string">
            <text:p/>
          </table:table-cell>
          <table:table-cell office:value-type="string">
            <text:p>H矩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69</text:p>
          </table:table-cell>
          <table:table-cell office:value-type="string">
            <text:p>hob</text:p>
          </table:table-cell>
          <table:table-cell office:value-type="string">
            <text:p>轂；輪轂；滾刀；擠壓母模</text:p>
          </table:table-cell>
          <table:table-cell office:value-type="string">
            <text:p/>
          </table:table-cell>
          <table:table-cell office:value-type="string">
            <text:p>灶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70</text:p>
          </table:table-cell>
          <table:table-cell office:value-type="string">
            <text:p>holding</text:p>
          </table:table-cell>
          <table:table-cell office:value-type="string">
            <text:p>保持；吸持</text:p>
          </table:table-cell>
          <table:table-cell office:value-type="string">
            <text:p/>
          </table:table-cell>
          <table:table-cell office:value-type="string">
            <text:p>保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71</text:p>
          </table:table-cell>
          <table:table-cell office:value-type="string">
            <text:p>holding action</text:p>
          </table:table-cell>
          <table:table-cell office:value-type="string">
            <text:p>保持作用</text:p>
          </table:table-cell>
          <table:table-cell office:value-type="string">
            <text:p/>
          </table:table-cell>
          <table:table-cell office:value-type="string">
            <text:p>保持作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72</text:p>
          </table:table-cell>
          <table:table-cell office:value-type="string">
            <text:p>holding current</text:p>
          </table:table-cell>
          <table:table-cell office:value-type="string">
            <text:p>吸持電流；保持電流</text:p>
          </table:table-cell>
          <table:table-cell office:value-type="string">
            <text:p/>
          </table:table-cell>
          <table:table-cell office:value-type="string">
            <text:p>维持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73</text:p>
          </table:table-cell>
          <table:table-cell office:value-type="string">
            <text:p>hold-off interval</text:p>
          </table:table-cell>
          <table:table-cell office:value-type="string">
            <text:p>關斷間隔</text:p>
          </table:table-cell>
          <table:table-cell office:value-type="string">
            <text:p/>
          </table:table-cell>
          <table:table-cell office:value-type="string">
            <text:p>关断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74</text:p>
          </table:table-cell>
          <table:table-cell office:value-type="string">
            <text:p>hole</text:p>
          </table:table-cell>
          <table:table-cell office:value-type="string">
            <text:p>電洞；洞</text:p>
          </table:table-cell>
          <table:table-cell office:value-type="string">
            <text:p/>
          </table:table-cell>
          <table:table-cell office:value-type="string">
            <text:p>空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75</text:p>
          </table:table-cell>
          <table:table-cell office:value-type="string">
            <text:p>hole conduction</text:p>
          </table:table-cell>
          <table:table-cell office:value-type="string">
            <text:p>電洞傳導</text:p>
          </table:table-cell>
          <table:table-cell office:value-type="string">
            <text:p/>
          </table:table-cell>
          <table:table-cell office:value-type="string">
            <text:p>空穴导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76</text:p>
          </table:table-cell>
          <table:table-cell office:value-type="string">
            <text:p>hollow conductor</text:p>
          </table:table-cell>
          <table:table-cell office:value-type="string">
            <text:p>空心導體</text:p>
          </table:table-cell>
          <table:table-cell office:value-type="string">
            <text:p/>
          </table:table-cell>
          <table:table-cell office:value-type="string">
            <text:p>空心导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77</text:p>
          </table:table-cell>
          <table:table-cell office:value-type="string">
            <text:p>homogeneous</text:p>
          </table:table-cell>
          <table:table-cell office:value-type="string">
            <text:p>均勻的；單一的；齊次的</text:p>
          </table:table-cell>
          <table:table-cell office:value-type="string">
            <text:p/>
          </table:table-cell>
          <table:table-cell office:value-type="string">
            <text:p>均匀[的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78</text:p>
          </table:table-cell>
          <table:table-cell office:value-type="string">
            <text:p>homogeneous reactor</text:p>
          </table:table-cell>
          <table:table-cell office:value-type="string">
            <text:p>均質反應器</text:p>
          </table:table-cell>
          <table:table-cell office:value-type="string">
            <text:p/>
          </table:table-cell>
          <table:table-cell office:value-type="string">
            <text:p>均匀[反应]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79</text:p>
          </table:table-cell>
          <table:table-cell office:value-type="string">
            <text:p>homopolar machine</text:p>
          </table:table-cell>
          <table:table-cell office:value-type="string">
            <text:p>單極電機</text:p>
          </table:table-cell>
          <table:table-cell office:value-type="string">
            <text:p/>
          </table:table-cell>
          <table:table-cell office:value-type="string">
            <text:p>同极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80</text:p>
          </table:table-cell>
          <table:table-cell office:value-type="string">
            <text:p>horn</text:p>
          </table:table-cell>
          <table:table-cell office:value-type="string">
            <text:p>角；弓角；喇叭（筒）；喇叭形揚聲器；避雷器角；口承</text:p>
          </table:table-cell>
          <table:table-cell office:value-type="string">
            <text:p/>
          </table:table-cell>
          <table:table-cell office:value-type="string">
            <text:p>电极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81</text:p>
          </table:table-cell>
          <table:table-cell office:value-type="string">
            <text:p>hot cathode</text:p>
          </table:table-cell>
          <table:table-cell office:value-type="string">
            <text:p>熱陰極</text:p>
          </table:table-cell>
          <table:table-cell office:value-type="string">
            <text:p/>
          </table:table-cell>
          <table:table-cell office:value-type="string">
            <text:p>热阴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82</text:p>
          </table:table-cell>
          <table:table-cell office:value-type="string">
            <text:p>hot cathode lamp</text:p>
          </table:table-cell>
          <table:table-cell office:value-type="string">
            <text:p>熱陰極燈泡</text:p>
          </table:table-cell>
          <table:table-cell office:value-type="string">
            <text:p/>
          </table:table-cell>
          <table:table-cell office:value-type="string">
            <text:p>热阴极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83</text:p>
          </table:table-cell>
          <table:table-cell office:value-type="string">
            <text:p>hot pressing</text:p>
          </table:table-cell>
          <table:table-cell office:value-type="string">
            <text:p>熱壓</text:p>
          </table:table-cell>
          <table:table-cell office:value-type="string">
            <text:p/>
          </table:table-cell>
          <table:table-cell office:value-type="string">
            <text:p>热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84</text:p>
          </table:table-cell>
          <table:table-cell office:value-type="string">
            <text:p>hot resistance</text:p>
          </table:table-cell>
          <table:table-cell office:value-type="string">
            <text:p>熱電阻</text:p>
          </table:table-cell>
          <table:table-cell office:value-type="string">
            <text:p/>
          </table:table-cell>
          <table:table-cell office:value-type="string">
            <text:p>热态电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85</text:p>
          </table:table-cell>
          <table:table-cell office:value-type="string">
            <text:p>hot shutdown</text:p>
          </table:table-cell>
          <table:table-cell office:value-type="string">
            <text:p>熱停機</text:p>
          </table:table-cell>
          <table:table-cell office:value-type="string">
            <text:p/>
          </table:table-cell>
          <table:table-cell office:value-type="string">
            <text:p>热停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86</text:p>
          </table:table-cell>
          <table:table-cell office:value-type="string">
            <text:p>hottest spot temperature</text:p>
          </table:table-cell>
          <table:table-cell office:value-type="string">
            <text:p>最熱點溫度</text:p>
          </table:table-cell>
          <table:table-cell office:value-type="string">
            <text:p/>
          </table:table-cell>
          <table:table-cell office:value-type="string">
            <text:p>最热点温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87</text:p>
          </table:table-cell>
          <table:table-cell office:value-type="string">
            <text:p>hue</text:p>
          </table:table-cell>
          <table:table-cell office:value-type="string">
            <text:p>色相；色調</text:p>
          </table:table-cell>
          <table:table-cell office:value-type="string">
            <text:p/>
          </table:table-cell>
          <table:table-cell office:value-type="string">
            <text:p>色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88</text:p>
          </table:table-cell>
          <table:table-cell office:value-type="string">
            <text:p>hum</text:p>
          </table:table-cell>
          <table:table-cell office:value-type="string">
            <text:p>交流聲；嗡嗡聲</text:p>
          </table:table-cell>
          <table:table-cell office:value-type="string">
            <text:p/>
          </table:table-cell>
          <table:table-cell office:value-type="string">
            <text:p>交流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89</text:p>
          </table:table-cell>
          <table:table-cell office:value-type="string">
            <text:p>humidifier</text:p>
          </table:table-cell>
          <table:table-cell office:value-type="string">
            <text:p>濕潤機</text:p>
          </table:table-cell>
          <table:table-cell office:value-type="string">
            <text:p/>
          </table:table-cell>
          <table:table-cell office:value-type="string">
            <text:p>加湿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90</text:p>
          </table:table-cell>
          <table:table-cell office:value-type="string">
            <text:p>humidity correction factor</text:p>
          </table:table-cell>
          <table:table-cell office:value-type="string">
            <text:p>濕度修正因數</text:p>
          </table:table-cell>
          <table:table-cell office:value-type="string">
            <text:p/>
          </table:table-cell>
          <table:table-cell office:value-type="string">
            <text:p>湿度修正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91</text:p>
          </table:table-cell>
          <table:table-cell office:value-type="string">
            <text:p>hunting</text:p>
          </table:table-cell>
          <table:table-cell office:value-type="string">
            <text:p>追逐；搜尋</text:p>
          </table:table-cell>
          <table:table-cell office:value-type="string">
            <text:p/>
          </table:table-cell>
          <table:table-cell office:value-type="string">
            <text:p>追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92</text:p>
          </table:table-cell>
          <table:table-cell office:value-type="string">
            <text:p>hybrid system</text:p>
          </table:table-cell>
          <table:table-cell office:value-type="string">
            <text:p>混合系統</text:p>
          </table:table-cell>
          <table:table-cell office:value-type="string">
            <text:p/>
          </table:table-cell>
          <table:table-cell office:value-type="string">
            <text:p>混合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93</text:p>
          </table:table-cell>
          <table:table-cell office:value-type="string">
            <text:p>hydraulic generator</text:p>
          </table:table-cell>
          <table:table-cell office:value-type="string">
            <text:p>水輪發電機</text:p>
          </table:table-cell>
          <table:table-cell office:value-type="string">
            <text:p/>
          </table:table-cell>
          <table:table-cell office:value-type="string">
            <text:p>水轮发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94</text:p>
          </table:table-cell>
          <table:table-cell office:value-type="string">
            <text:p>hydrogen electrode</text:p>
          </table:table-cell>
          <table:table-cell office:value-type="string">
            <text:p>氫電極</text:p>
          </table:table-cell>
          <table:table-cell office:value-type="string">
            <text:p/>
          </table:table-cell>
          <table:table-cell office:value-type="string">
            <text:p>氢电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95</text:p>
          </table:table-cell>
          <table:table-cell office:value-type="string">
            <text:p>hydrogen oxygen fuel cell</text:p>
          </table:table-cell>
          <table:table-cell office:value-type="string">
            <text:p>氫氧燃料電池</text:p>
          </table:table-cell>
          <table:table-cell office:value-type="string">
            <text:p/>
          </table:table-cell>
          <table:table-cell office:value-type="string">
            <text:p>氢氧燃料电池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96</text:p>
          </table:table-cell>
          <table:table-cell office:value-type="string">
            <text:p>hyperon</text:p>
          </table:table-cell>
          <table:table-cell office:value-type="string">
            <text:p>超介子</text:p>
          </table:table-cell>
          <table:table-cell office:value-type="string">
            <text:p/>
          </table:table-cell>
          <table:table-cell office:value-type="string">
            <text:p>超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97</text:p>
          </table:table-cell>
          <table:table-cell office:value-type="string">
            <text:p>hysteresis</text:p>
          </table:table-cell>
          <table:table-cell office:value-type="string">
            <text:p>磁滯（現象）</text:p>
          </table:table-cell>
          <table:table-cell office:value-type="string">
            <text:p/>
          </table:table-cell>
          <table:table-cell office:value-type="string">
            <text:p>回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98</text:p>
          </table:table-cell>
          <table:table-cell office:value-type="string">
            <text:p>hysteresis constant</text:p>
          </table:table-cell>
          <table:table-cell office:value-type="string">
            <text:p>磁滯常數</text:p>
          </table:table-cell>
          <table:table-cell office:value-type="string">
            <text:p/>
          </table:table-cell>
          <table:table-cell office:value-type="string">
            <text:p>磁滞常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299</text:p>
          </table:table-cell>
          <table:table-cell office:value-type="string">
            <text:p>hysteresis loop</text:p>
          </table:table-cell>
          <table:table-cell office:value-type="string">
            <text:p>磁滯迴線；磁滯迴路</text:p>
          </table:table-cell>
          <table:table-cell office:value-type="string">
            <text:p/>
          </table:table-cell>
          <table:table-cell office:value-type="string">
            <text:p>磁滞回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00</text:p>
          </table:table-cell>
          <table:table-cell office:value-type="string">
            <text:p>hysteresis loss</text:p>
          </table:table-cell>
          <table:table-cell office:value-type="string">
            <text:p>磁滯損失；磁滯損</text:p>
          </table:table-cell>
          <table:table-cell office:value-type="string">
            <text:p/>
          </table:table-cell>
          <table:table-cell office:value-type="string">
            <text:p>磁滞损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01</text:p>
          </table:table-cell>
          <table:table-cell office:value-type="string">
            <text:p>hysteresis material</text:p>
          </table:table-cell>
          <table:table-cell office:value-type="string">
            <text:p>磁滯材料</text:p>
          </table:table-cell>
          <table:table-cell office:value-type="string">
            <text:p/>
          </table:table-cell>
          <table:table-cell office:value-type="string">
            <text:p>磁滞材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02</text:p>
          </table:table-cell>
          <table:table-cell office:value-type="string">
            <text:p>hysteresis motor</text:p>
          </table:table-cell>
          <table:table-cell office:value-type="string">
            <text:p>磁滯電動機</text:p>
          </table:table-cell>
          <table:table-cell office:value-type="string">
            <text:p/>
          </table:table-cell>
          <table:table-cell office:value-type="string">
            <text:p>磁滞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03</text:p>
          </table:table-cell>
          <table:table-cell office:value-type="string">
            <text:p>hysteresis synchronous motor</text:p>
          </table:table-cell>
          <table:table-cell office:value-type="string">
            <text:p>磁滯同步電動機</text:p>
          </table:table-cell>
          <table:table-cell office:value-type="string">
            <text:p/>
          </table:table-cell>
          <table:table-cell office:value-type="string">
            <text:p>磁滞同步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04</text:p>
          </table:table-cell>
          <table:table-cell office:value-type="string">
            <text:p>ideal crystal</text:p>
          </table:table-cell>
          <table:table-cell office:value-type="string">
            <text:p>理想晶體</text:p>
          </table:table-cell>
          <table:table-cell office:value-type="string">
            <text:p/>
          </table:table-cell>
          <table:table-cell office:value-type="string">
            <text:p>理想晶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05</text:p>
          </table:table-cell>
          <table:table-cell office:value-type="string">
            <text:p>ideal current source</text:p>
          </table:table-cell>
          <table:table-cell office:value-type="string">
            <text:p>理想電流源</text:p>
          </table:table-cell>
          <table:table-cell office:value-type="string">
            <text:p/>
          </table:table-cell>
          <table:table-cell office:value-type="string">
            <text:p>理想电流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06</text:p>
          </table:table-cell>
          <table:table-cell office:value-type="string">
            <text:p>ideal inductor</text:p>
          </table:table-cell>
          <table:table-cell office:value-type="string">
            <text:p>理想感應器</text:p>
          </table:table-cell>
          <table:table-cell office:value-type="string">
            <text:p/>
          </table:table-cell>
          <table:table-cell office:value-type="string">
            <text:p>理想电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07</text:p>
          </table:table-cell>
          <table:table-cell office:value-type="string">
            <text:p>ideal paralleling</text:p>
          </table:table-cell>
          <table:table-cell office:value-type="string">
            <text:p>理想並聯</text:p>
          </table:table-cell>
          <table:table-cell office:value-type="string">
            <text:p/>
          </table:table-cell>
          <table:table-cell office:value-type="string">
            <text:p>理想并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08</text:p>
          </table:table-cell>
          <table:table-cell office:value-type="string">
            <text:p>ideal synchronizing</text:p>
          </table:table-cell>
          <table:table-cell office:value-type="string">
            <text:p>理想同步</text:p>
          </table:table-cell>
          <table:table-cell office:value-type="string">
            <text:p/>
          </table:table-cell>
          <table:table-cell office:value-type="string">
            <text:p>理想整步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09</text:p>
          </table:table-cell>
          <table:table-cell office:value-type="string">
            <text:p>ideal transformer</text:p>
          </table:table-cell>
          <table:table-cell office:value-type="string">
            <text:p>理想變壓器</text:p>
          </table:table-cell>
          <table:table-cell office:value-type="string">
            <text:p/>
          </table:table-cell>
          <table:table-cell office:value-type="string">
            <text:p>理想变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10</text:p>
          </table:table-cell>
          <table:table-cell office:value-type="string">
            <text:p>ideal voltage source</text:p>
          </table:table-cell>
          <table:table-cell office:value-type="string">
            <text:p>理想電壓電源</text:p>
          </table:table-cell>
          <table:table-cell office:value-type="string">
            <text:p/>
          </table:table-cell>
          <table:table-cell office:value-type="string">
            <text:p>理想电压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11</text:p>
          </table:table-cell>
          <table:table-cell office:value-type="string">
            <text:p>identification beacon</text:p>
          </table:table-cell>
          <table:table-cell office:value-type="string">
            <text:p>識別燈台</text:p>
          </table:table-cell>
          <table:table-cell office:value-type="string">
            <text:p/>
          </table:table-cell>
          <table:table-cell office:value-type="string">
            <text:p>识别标志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12</text:p>
          </table:table-cell>
          <table:table-cell office:value-type="string">
            <text:p>identification mark</text:p>
          </table:table-cell>
          <table:table-cell office:value-type="string">
            <text:p>識別標誌</text:p>
          </table:table-cell>
          <table:table-cell office:value-type="string">
            <text:p/>
          </table:table-cell>
          <table:table-cell office:value-type="string">
            <text:p>识别标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13</text:p>
          </table:table-cell>
          <table:table-cell office:value-type="string">
            <text:p>identity</text:p>
          </table:table-cell>
          <table:table-cell office:value-type="string">
            <text:p>同一；恒等；一致；同一性；恒等式</text:p>
          </table:table-cell>
          <table:table-cell office:value-type="string">
            <text:p/>
          </table:table-cell>
          <table:table-cell office:value-type="string">
            <text:p>恒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14</text:p>
          </table:table-cell>
          <table:table-cell office:value-type="string">
            <text:p>idle period</text:p>
          </table:table-cell>
          <table:table-cell office:value-type="string">
            <text:p>不導電週期；無功週期</text:p>
          </table:table-cell>
          <table:table-cell office:value-type="string">
            <text:p/>
          </table:table-cell>
          <table:table-cell office:value-type="string">
            <text:p>关断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15</text:p>
          </table:table-cell>
          <table:table-cell office:value-type="string">
            <text:p>idle state</text:p>
          </table:table-cell>
          <table:table-cell office:value-type="string">
            <text:p>靜止狀態；空載狀態</text:p>
          </table:table-cell>
          <table:table-cell office:value-type="string">
            <text:p/>
          </table:table-cell>
          <table:table-cell office:value-type="string">
            <text:p>闲置状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16</text:p>
          </table:table-cell>
          <table:table-cell office:value-type="string">
            <text:p>idle time</text:p>
          </table:table-cell>
          <table:table-cell office:value-type="string">
            <text:p>閒時；閒置時間；空載時間；不生產時間；停機時間</text:p>
          </table:table-cell>
          <table:table-cell office:value-type="string">
            <text:p/>
          </table:table-cell>
          <table:table-cell office:value-type="string">
            <text:p>闲置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17</text:p>
          </table:table-cell>
          <table:table-cell office:value-type="string">
            <text:p>ignition</text:p>
          </table:table-cell>
          <table:table-cell office:value-type="string">
            <text:p>點火；點燃；引燃</text:p>
          </table:table-cell>
          <table:table-cell office:value-type="string">
            <text:p/>
          </table:table-cell>
          <table:table-cell office:value-type="string">
            <text:p>引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18</text:p>
          </table:table-cell>
          <table:table-cell office:value-type="string">
            <text:p>ignition temperature</text:p>
          </table:table-cell>
          <table:table-cell office:value-type="string">
            <text:p>引燃溫度</text:p>
          </table:table-cell>
          <table:table-cell office:value-type="string">
            <text:p/>
          </table:table-cell>
          <table:table-cell office:value-type="string">
            <text:p>引燃温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19</text:p>
          </table:table-cell>
          <table:table-cell office:value-type="string">
            <text:p>ignition wire</text:p>
          </table:table-cell>
          <table:table-cell office:value-type="string">
            <text:p>點火線</text:p>
          </table:table-cell>
          <table:table-cell office:value-type="string">
            <text:p/>
          </table:table-cell>
          <table:table-cell office:value-type="string">
            <text:p>点火电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20</text:p>
          </table:table-cell>
          <table:table-cell office:value-type="string">
            <text:p>ignitor</text:p>
          </table:table-cell>
          <table:table-cell office:value-type="string">
            <text:p>電花點火器</text:p>
          </table:table-cell>
          <table:table-cell office:value-type="string">
            <text:p/>
          </table:table-cell>
          <table:table-cell office:value-type="string">
            <text:p>触发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21</text:p>
          </table:table-cell>
          <table:table-cell office:value-type="string">
            <text:p>ignitron</text:p>
          </table:table-cell>
          <table:table-cell office:value-type="string">
            <text:p>點火器；引燃極；放電管</text:p>
          </table:table-cell>
          <table:table-cell office:value-type="string">
            <text:p/>
          </table:table-cell>
          <table:table-cell office:value-type="string">
            <text:p>引燃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22</text:p>
          </table:table-cell>
          <table:table-cell office:value-type="string">
            <text:p>Ilgner system</text:p>
          </table:table-cell>
          <table:table-cell office:value-type="string">
            <text:p>依稱格納系統；帶飛輪的直流發電機-電動機變速系統</text:p>
          </table:table-cell>
          <table:table-cell office:value-type="string">
            <text:p/>
          </table:table-cell>
          <table:table-cell office:value-type="string">
            <text:p>伊尔格纳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23</text:p>
          </table:table-cell>
          <table:table-cell office:value-type="string">
            <text:p>illuminance</text:p>
          </table:table-cell>
          <table:table-cell office:value-type="string">
            <text:p>照度；照明</text:p>
          </table:table-cell>
          <table:table-cell office:value-type="string">
            <text:p/>
          </table:table-cell>
          <table:table-cell office:value-type="string">
            <text:p>[光]照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24</text:p>
          </table:table-cell>
          <table:table-cell office:value-type="string">
            <text:p>illuminance meter</text:p>
          </table:table-cell>
          <table:table-cell office:value-type="string">
            <text:p>照度計</text:p>
          </table:table-cell>
          <table:table-cell office:value-type="string">
            <text:p/>
          </table:table-cell>
          <table:table-cell office:value-type="string">
            <text:p>照度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25</text:p>
          </table:table-cell>
          <table:table-cell office:value-type="string">
            <text:p>illuminant</text:p>
          </table:table-cell>
          <table:table-cell office:value-type="string">
            <text:p>施照體；照明體</text:p>
          </table:table-cell>
          <table:table-cell office:value-type="string">
            <text:p/>
          </table:table-cell>
          <table:table-cell office:value-type="string">
            <text:p>施照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26</text:p>
          </table:table-cell>
          <table:table-cell office:value-type="string">
            <text:p>illuminant colorimetric shift</text:p>
          </table:table-cell>
          <table:table-cell office:value-type="string">
            <text:p>測色光色刺激值移動</text:p>
          </table:table-cell>
          <table:table-cell office:value-type="string">
            <text:p/>
          </table:table-cell>
          <table:table-cell office:value-type="string">
            <text:p>照明体色度位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27</text:p>
          </table:table-cell>
          <table:table-cell office:value-type="string">
            <text:p>illumination</text:p>
          </table:table-cell>
          <table:table-cell office:value-type="string">
            <text:p>照度；照明</text:p>
          </table:table-cell>
          <table:table-cell office:value-type="string">
            <text:p/>
          </table:table-cell>
          <table:table-cell office:value-type="string">
            <text:p>光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28</text:p>
          </table:table-cell>
          <table:table-cell office:value-type="string">
            <text:p>image impedance</text:p>
          </table:table-cell>
          <table:table-cell office:value-type="string">
            <text:p>影像阻抗</text:p>
          </table:table-cell>
          <table:table-cell office:value-type="string">
            <text:p/>
          </table:table-cell>
          <table:table-cell office:value-type="string">
            <text:p>影像阻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29</text:p>
          </table:table-cell>
          <table:table-cell office:value-type="string">
            <text:p>imaginary number</text:p>
          </table:table-cell>
          <table:table-cell office:value-type="string">
            <text:p>虛數</text:p>
          </table:table-cell>
          <table:table-cell office:value-type="string">
            <text:p/>
          </table:table-cell>
          <table:table-cell office:value-type="string">
            <text:p>虚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30</text:p>
          </table:table-cell>
          <table:table-cell office:value-type="string">
            <text:p>imaginary part</text:p>
          </table:table-cell>
          <table:table-cell office:value-type="string">
            <text:p>虛數部分</text:p>
          </table:table-cell>
          <table:table-cell office:value-type="string">
            <text:p/>
          </table:table-cell>
          <table:table-cell office:value-type="string">
            <text:p>虚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31</text:p>
          </table:table-cell>
          <table:table-cell office:value-type="string">
            <text:p>imaginary unit</text:p>
          </table:table-cell>
          <table:table-cell office:value-type="string">
            <text:p>虛數單位</text:p>
          </table:table-cell>
          <table:table-cell office:value-type="string">
            <text:p/>
          </table:table-cell>
          <table:table-cell office:value-type="string">
            <text:p>虚数单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32</text:p>
          </table:table-cell>
          <table:table-cell office:value-type="string">
            <text:p>immittance</text:p>
          </table:table-cell>
          <table:table-cell office:value-type="string">
            <text:p>導抗；阻納</text:p>
          </table:table-cell>
          <table:table-cell office:value-type="string">
            <text:p/>
          </table:table-cell>
          <table:table-cell office:value-type="string">
            <text:p>导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33</text:p>
          </table:table-cell>
          <table:table-cell office:value-type="string">
            <text:p>immunity</text:p>
          </table:table-cell>
          <table:table-cell office:value-type="string">
            <text:p>免疫；免除</text:p>
          </table:table-cell>
          <table:table-cell office:value-type="string">
            <text:p/>
          </table:table-cell>
          <table:table-cell office:value-type="string">
            <text:p>抗[骚]扰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34</text:p>
          </table:table-cell>
          <table:table-cell office:value-type="string">
            <text:p>impact energy</text:p>
          </table:table-cell>
          <table:table-cell office:value-type="string">
            <text:p>撞擊能量</text:p>
          </table:table-cell>
          <table:table-cell office:value-type="string">
            <text:p/>
          </table:table-cell>
          <table:table-cell office:value-type="string">
            <text:p>冲击能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35</text:p>
          </table:table-cell>
          <table:table-cell office:value-type="string">
            <text:p>impact strength</text:p>
          </table:table-cell>
          <table:table-cell office:value-type="string">
            <text:p>抗衝擊強度；衝擊強度；衝擊軔性係數</text:p>
          </table:table-cell>
          <table:table-cell office:value-type="string">
            <text:p/>
          </table:table-cell>
          <table:table-cell office:value-type="string">
            <text:p>冲击强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36</text:p>
          </table:table-cell>
          <table:table-cell office:value-type="string">
            <text:p>impedance</text:p>
          </table:table-cell>
          <table:table-cell office:value-type="string">
            <text:p>阻抗</text:p>
          </table:table-cell>
          <table:table-cell office:value-type="string">
            <text:p/>
          </table:table-cell>
          <table:table-cell office:value-type="string">
            <text:p>阻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37</text:p>
          </table:table-cell>
          <table:table-cell office:value-type="string">
            <text:p>impedance angle</text:p>
          </table:table-cell>
          <table:table-cell office:value-type="string">
            <text:p>阻抗相角</text:p>
          </table:table-cell>
          <table:table-cell office:value-type="string">
            <text:p/>
          </table:table-cell>
          <table:table-cell office:value-type="string">
            <text:p>阻抗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38</text:p>
          </table:table-cell>
          <table:table-cell office:value-type="string">
            <text:p>impedance drop</text:p>
          </table:table-cell>
          <table:table-cell office:value-type="string">
            <text:p>阻抗位降；阻抗壓降</text:p>
          </table:table-cell>
          <table:table-cell office:value-type="string">
            <text:p/>
          </table:table-cell>
          <table:table-cell office:value-type="string">
            <text:p>阻抗压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39</text:p>
          </table:table-cell>
          <table:table-cell office:value-type="string">
            <text:p>impedance matrix</text:p>
          </table:table-cell>
          <table:table-cell office:value-type="string">
            <text:p>阻抗矩陣</text:p>
          </table:table-cell>
          <table:table-cell office:value-type="string">
            <text:p/>
          </table:table-cell>
          <table:table-cell office:value-type="string">
            <text:p>阻抗矩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40</text:p>
          </table:table-cell>
          <table:table-cell office:value-type="string">
            <text:p>impedance relay</text:p>
          </table:table-cell>
          <table:table-cell office:value-type="string">
            <text:p>阻抗電驛；阻抗繼電器</text:p>
          </table:table-cell>
          <table:table-cell office:value-type="string">
            <text:p/>
          </table:table-cell>
          <table:table-cell office:value-type="string">
            <text:p>阻抗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41</text:p>
          </table:table-cell>
          <table:table-cell office:value-type="string">
            <text:p>impedance voltage</text:p>
          </table:table-cell>
          <table:table-cell office:value-type="string">
            <text:p>阻抗電壓</text:p>
          </table:table-cell>
          <table:table-cell office:value-type="string">
            <text:p/>
          </table:table-cell>
          <table:table-cell office:value-type="string">
            <text:p>阻抗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42</text:p>
          </table:table-cell>
          <table:table-cell office:value-type="string">
            <text:p>impeller</text:p>
          </table:table-cell>
          <table:table-cell office:value-type="string">
            <text:p>動葉輪；推動葉輪</text:p>
          </table:table-cell>
          <table:table-cell office:value-type="string">
            <text:p/>
          </table:table-cell>
          <table:table-cell office:value-type="string">
            <text:p>波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43</text:p>
          </table:table-cell>
          <table:table-cell office:value-type="string">
            <text:p>importance function</text:p>
          </table:table-cell>
          <table:table-cell office:value-type="string">
            <text:p>重要函數</text:p>
          </table:table-cell>
          <table:table-cell office:value-type="string">
            <text:p/>
          </table:table-cell>
          <table:table-cell office:value-type="string">
            <text:p>价值函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44</text:p>
          </table:table-cell>
          <table:table-cell office:value-type="string">
            <text:p>impregnated paper</text:p>
          </table:table-cell>
          <table:table-cell office:value-type="string">
            <text:p>浸漬紙</text:p>
          </table:table-cell>
          <table:table-cell office:value-type="string">
            <text:p/>
          </table:table-cell>
          <table:table-cell office:value-type="string">
            <text:p>浸渍纸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45</text:p>
          </table:table-cell>
          <table:table-cell office:value-type="string">
            <text:p>impregnating resin</text:p>
          </table:table-cell>
          <table:table-cell office:value-type="string">
            <text:p>浸漬樹脂</text:p>
          </table:table-cell>
          <table:table-cell office:value-type="string">
            <text:p/>
          </table:table-cell>
          <table:table-cell office:value-type="string">
            <text:p>浸渍树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46</text:p>
          </table:table-cell>
          <table:table-cell office:value-type="string">
            <text:p>impregnating varnish</text:p>
          </table:table-cell>
          <table:table-cell office:value-type="string">
            <text:p>浸漬漆</text:p>
          </table:table-cell>
          <table:table-cell office:value-type="string">
            <text:p/>
          </table:table-cell>
          <table:table-cell office:value-type="string">
            <text:p>浸渍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47</text:p>
          </table:table-cell>
          <table:table-cell office:value-type="string">
            <text:p>impulse</text:p>
          </table:table-cell>
          <table:table-cell office:value-type="string">
            <text:p>衝擊；脈衝</text:p>
          </table:table-cell>
          <table:table-cell office:value-type="string">
            <text:p/>
          </table:table-cell>
          <table:table-cell office:value-type="string">
            <text:p>冲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48</text:p>
          </table:table-cell>
          <table:table-cell office:value-type="string">
            <text:p>impulse current</text:p>
          </table:table-cell>
          <table:table-cell office:value-type="string">
            <text:p>脈衝電流；衝擊電流</text:p>
          </table:table-cell>
          <table:table-cell office:value-type="string">
            <text:p/>
          </table:table-cell>
          <table:table-cell office:value-type="string">
            <text:p>冲击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49</text:p>
          </table:table-cell>
          <table:table-cell office:value-type="string">
            <text:p>impulse current generator</text:p>
          </table:table-cell>
          <table:table-cell office:value-type="string">
            <text:p>衝擊電流產生器</text:p>
          </table:table-cell>
          <table:table-cell office:value-type="string">
            <text:p/>
          </table:table-cell>
          <table:table-cell office:value-type="string">
            <text:p>冲击电流发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50</text:p>
          </table:table-cell>
          <table:table-cell office:value-type="string">
            <text:p>impulse current test</text:p>
          </table:table-cell>
          <table:table-cell office:value-type="string">
            <text:p>衝擊電流試驗</text:p>
          </table:table-cell>
          <table:table-cell office:value-type="string">
            <text:p/>
          </table:table-cell>
          <table:table-cell office:value-type="string">
            <text:p>冲击电流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51</text:p>
          </table:table-cell>
          <table:table-cell office:value-type="string">
            <text:p>impulse flashover voltage</text:p>
          </table:table-cell>
          <table:table-cell office:value-type="string">
            <text:p>衝擊閃絡電壓</text:p>
          </table:table-cell>
          <table:table-cell office:value-type="string">
            <text:p/>
          </table:table-cell>
          <table:table-cell office:value-type="string">
            <text:p>冲击闪络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52</text:p>
          </table:table-cell>
          <table:table-cell office:value-type="string">
            <text:p>impulse inertia</text:p>
          </table:table-cell>
          <table:table-cell office:value-type="string">
            <text:p>衝擊慣性</text:p>
          </table:table-cell>
          <table:table-cell office:value-type="string">
            <text:p/>
          </table:table-cell>
          <table:table-cell office:value-type="string">
            <text:p>冲击惯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53</text:p>
          </table:table-cell>
          <table:table-cell office:value-type="string">
            <text:p>impulse ratio</text:p>
          </table:table-cell>
          <table:table-cell office:value-type="string">
            <text:p>脈衝比；衝擊比</text:p>
          </table:table-cell>
          <table:table-cell office:value-type="string">
            <text:p/>
          </table:table-cell>
          <table:table-cell office:value-type="string">
            <text:p>冲击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54</text:p>
          </table:table-cell>
          <table:table-cell office:value-type="string">
            <text:p>impulse response</text:p>
          </table:table-cell>
          <table:table-cell office:value-type="string">
            <text:p>脈衝響應</text:p>
          </table:table-cell>
          <table:table-cell office:value-type="string">
            <text:p/>
          </table:table-cell>
          <table:table-cell office:value-type="string">
            <text:p>冲击响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55</text:p>
          </table:table-cell>
          <table:table-cell office:value-type="string">
            <text:p>impulse response</text:p>
          </table:table-cell>
          <table:table-cell office:value-type="string">
            <text:p>脈衝響應</text:p>
          </table:table-cell>
          <table:table-cell office:value-type="string">
            <text:p/>
          </table:table-cell>
          <table:table-cell office:value-type="string">
            <text:p>脉冲响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56</text:p>
          </table:table-cell>
          <table:table-cell office:value-type="string">
            <text:p>impulse sparkover voltage</text:p>
          </table:table-cell>
          <table:table-cell office:value-type="string">
            <text:p>衝擊閃絡電壓</text:p>
          </table:table-cell>
          <table:table-cell office:value-type="string">
            <text:p/>
          </table:table-cell>
          <table:table-cell office:value-type="string">
            <text:p>冲击放电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57</text:p>
          </table:table-cell>
          <table:table-cell office:value-type="string">
            <text:p>impulse voltage generator</text:p>
          </table:table-cell>
          <table:table-cell office:value-type="string">
            <text:p>脈衝擊電壓發生器；脈衝擊電壓產生器</text:p>
          </table:table-cell>
          <table:table-cell office:value-type="string">
            <text:p/>
          </table:table-cell>
          <table:table-cell office:value-type="string">
            <text:p>冲击电压发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58</text:p>
          </table:table-cell>
          <table:table-cell office:value-type="string">
            <text:p>impulse voltage test</text:p>
          </table:table-cell>
          <table:table-cell office:value-type="string">
            <text:p>衝擊電壓試驗</text:p>
          </table:table-cell>
          <table:table-cell office:value-type="string">
            <text:p/>
          </table:table-cell>
          <table:table-cell office:value-type="string">
            <text:p>冲击电压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59</text:p>
          </table:table-cell>
          <table:table-cell office:value-type="string">
            <text:p>impulse withstand voltage</text:p>
          </table:table-cell>
          <table:table-cell office:value-type="string">
            <text:p>耐衝擊電壓</text:p>
          </table:table-cell>
          <table:table-cell office:value-type="string">
            <text:p/>
          </table:table-cell>
          <table:table-cell office:value-type="string">
            <text:p>冲击耐受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60</text:p>
          </table:table-cell>
          <table:table-cell office:value-type="string">
            <text:p>impurity</text:p>
          </table:table-cell>
          <table:table-cell office:value-type="string">
            <text:p>雜質</text:p>
          </table:table-cell>
          <table:table-cell office:value-type="string">
            <text:p/>
          </table:table-cell>
          <table:table-cell office:value-type="string">
            <text:p>杂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61</text:p>
          </table:table-cell>
          <table:table-cell office:value-type="string">
            <text:p>impurity band</text:p>
          </table:table-cell>
          <table:table-cell office:value-type="string">
            <text:p>雜質能帶</text:p>
          </table:table-cell>
          <table:table-cell office:value-type="string">
            <text:p/>
          </table:table-cell>
          <table:table-cell office:value-type="string">
            <text:p>杂质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62</text:p>
          </table:table-cell>
          <table:table-cell office:value-type="string">
            <text:p>in phase</text:p>
          </table:table-cell>
          <table:table-cell office:value-type="string">
            <text:p>同相；同相位</text:p>
          </table:table-cell>
          <table:table-cell office:value-type="string">
            <text:p/>
          </table:table-cell>
          <table:table-cell office:value-type="string">
            <text:p>同相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63</text:p>
          </table:table-cell>
          <table:table-cell office:value-type="string">
            <text:p>in quadrature</text:p>
          </table:table-cell>
          <table:table-cell office:value-type="string">
            <text:p>正交</text:p>
          </table:table-cell>
          <table:table-cell office:value-type="string">
            <text:p/>
          </table:table-cell>
          <table:table-cell office:value-type="string">
            <text:p>正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64</text:p>
          </table:table-cell>
          <table:table-cell office:value-type="string">
            <text:p>incandescence</text:p>
          </table:table-cell>
          <table:table-cell office:value-type="string">
            <text:p>白熾；白熱</text:p>
          </table:table-cell>
          <table:table-cell office:value-type="string">
            <text:p/>
          </table:table-cell>
          <table:table-cell office:value-type="string">
            <text:p>白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65</text:p>
          </table:table-cell>
          <table:table-cell office:value-type="string">
            <text:p>inching</text:p>
          </table:table-cell>
          <table:table-cell office:value-type="string">
            <text:p>寸動</text:p>
          </table:table-cell>
          <table:table-cell office:value-type="string">
            <text:p/>
          </table:table-cell>
          <table:table-cell office:value-type="string">
            <text:p>点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66</text:p>
          </table:table-cell>
          <table:table-cell office:value-type="string">
            <text:p>incoherent scattering</text:p>
          </table:table-cell>
          <table:table-cell office:value-type="string">
            <text:p>不相干散射；不定相散射</text:p>
          </table:table-cell>
          <table:table-cell office:value-type="string">
            <text:p/>
          </table:table-cell>
          <table:table-cell office:value-type="string">
            <text:p>非相干散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67</text:p>
          </table:table-cell>
          <table:table-cell office:value-type="string">
            <text:p>incorrect operation</text:p>
          </table:table-cell>
          <table:table-cell office:value-type="string">
            <text:p>不正確動作；誤動作；誤操作</text:p>
          </table:table-cell>
          <table:table-cell office:value-type="string">
            <text:p/>
          </table:table-cell>
          <table:table-cell office:value-type="string">
            <text:p>不正确动作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68</text:p>
          </table:table-cell>
          <table:table-cell office:value-type="string">
            <text:p>incremental hysteresis loop</text:p>
          </table:table-cell>
          <table:table-cell office:value-type="string">
            <text:p>增量磁滯迴路</text:p>
          </table:table-cell>
          <table:table-cell office:value-type="string">
            <text:p/>
          </table:table-cell>
          <table:table-cell office:value-type="string">
            <text:p>增量磁滞回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69</text:p>
          </table:table-cell>
          <table:table-cell office:value-type="string">
            <text:p>incremental permeability</text:p>
          </table:table-cell>
          <table:table-cell office:value-type="string">
            <text:p>增分導磁率</text:p>
          </table:table-cell>
          <table:table-cell office:value-type="string">
            <text:p/>
          </table:table-cell>
          <table:table-cell office:value-type="string">
            <text:p>增量磁导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70</text:p>
          </table:table-cell>
          <table:table-cell office:value-type="string">
            <text:p>independent manual operation</text:p>
          </table:table-cell>
          <table:table-cell office:value-type="string">
            <text:p>獨立手動操作</text:p>
          </table:table-cell>
          <table:table-cell office:value-type="string">
            <text:p/>
          </table:table-cell>
          <table:table-cell office:value-type="string">
            <text:p>人力储能操作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71</text:p>
          </table:table-cell>
          <table:table-cell office:value-type="string">
            <text:p>independent source</text:p>
          </table:table-cell>
          <table:table-cell office:value-type="string">
            <text:p>獨立電源</text:p>
          </table:table-cell>
          <table:table-cell office:value-type="string">
            <text:p/>
          </table:table-cell>
          <table:table-cell office:value-type="string">
            <text:p>独立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72</text:p>
          </table:table-cell>
          <table:table-cell office:value-type="string">
            <text:p>indicating fuse</text:p>
          </table:table-cell>
          <table:table-cell office:value-type="string">
            <text:p>指示熔斷；指示熔絲</text:p>
          </table:table-cell>
          <table:table-cell office:value-type="string">
            <text:p/>
          </table:table-cell>
          <table:table-cell office:value-type="string">
            <text:p>指示熔断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73</text:p>
          </table:table-cell>
          <table:table-cell office:value-type="string">
            <text:p>indication</text:p>
          </table:table-cell>
          <table:table-cell office:value-type="string">
            <text:p>指示</text:p>
          </table:table-cell>
          <table:table-cell office:value-type="string">
            <text:p/>
          </table:table-cell>
          <table:table-cell office:value-type="string">
            <text:p>标示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74</text:p>
          </table:table-cell>
          <table:table-cell office:value-type="string">
            <text:p>indicator light</text:p>
          </table:table-cell>
          <table:table-cell office:value-type="string">
            <text:p>指示器燈</text:p>
          </table:table-cell>
          <table:table-cell office:value-type="string">
            <text:p/>
          </table:table-cell>
          <table:table-cell office:value-type="string">
            <text:p>指示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75</text:p>
          </table:table-cell>
          <table:table-cell office:value-type="string">
            <text:p>indicatrix of diffusion</text:p>
          </table:table-cell>
          <table:table-cell office:value-type="string">
            <text:p>漫射指示量</text:p>
          </table:table-cell>
          <table:table-cell office:value-type="string">
            <text:p/>
          </table:table-cell>
          <table:table-cell office:value-type="string">
            <text:p>漫射特性曲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76</text:p>
          </table:table-cell>
          <table:table-cell office:value-type="string">
            <text:p>indirect actinic effect</text:p>
          </table:table-cell>
          <table:table-cell office:value-type="string">
            <text:p>間接光化學效果</text:p>
          </table:table-cell>
          <table:table-cell office:value-type="string">
            <text:p/>
          </table:table-cell>
          <table:table-cell office:value-type="string">
            <text:p>间接光化学效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77</text:p>
          </table:table-cell>
          <table:table-cell office:value-type="string">
            <text:p>indirect contact</text:p>
          </table:table-cell>
          <table:table-cell office:value-type="string">
            <text:p>間接接觸</text:p>
          </table:table-cell>
          <table:table-cell office:value-type="string">
            <text:p/>
          </table:table-cell>
          <table:table-cell office:value-type="string">
            <text:p>间接接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78</text:p>
          </table:table-cell>
          <table:table-cell office:value-type="string">
            <text:p>indirect cooling</text:p>
          </table:table-cell>
          <table:table-cell office:value-type="string">
            <text:p>間接冷卻；外冷</text:p>
          </table:table-cell>
          <table:table-cell office:value-type="string">
            <text:p/>
          </table:table-cell>
          <table:table-cell office:value-type="string">
            <text:p>间接冷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79</text:p>
          </table:table-cell>
          <table:table-cell office:value-type="string">
            <text:p>indirect lighting</text:p>
          </table:table-cell>
          <table:table-cell office:value-type="string">
            <text:p>間接照明</text:p>
          </table:table-cell>
          <table:table-cell office:value-type="string">
            <text:p/>
          </table:table-cell>
          <table:table-cell office:value-type="string">
            <text:p>间接照明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80</text:p>
          </table:table-cell>
          <table:table-cell office:value-type="string">
            <text:p>indirect measurement</text:p>
          </table:table-cell>
          <table:table-cell office:value-type="string">
            <text:p>間接測定；間接測量</text:p>
          </table:table-cell>
          <table:table-cell office:value-type="string">
            <text:p/>
          </table:table-cell>
          <table:table-cell office:value-type="string">
            <text:p>间接测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81</text:p>
          </table:table-cell>
          <table:table-cell office:value-type="string">
            <text:p>indirectly controlled system</text:p>
          </table:table-cell>
          <table:table-cell office:value-type="string">
            <text:p>間接被控制系統</text:p>
          </table:table-cell>
          <table:table-cell office:value-type="string">
            <text:p/>
          </table:table-cell>
          <table:table-cell office:value-type="string">
            <text:p>间接受控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82</text:p>
          </table:table-cell>
          <table:table-cell office:value-type="string">
            <text:p>individual drive</text:p>
          </table:table-cell>
          <table:table-cell office:value-type="string">
            <text:p>單獨拖動；單獨傳動</text:p>
          </table:table-cell>
          <table:table-cell office:value-type="string">
            <text:p/>
          </table:table-cell>
          <table:table-cell office:value-type="string">
            <text:p>单独驱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83</text:p>
          </table:table-cell>
          <table:table-cell office:value-type="string">
            <text:p>indoor</text:p>
          </table:table-cell>
          <table:table-cell office:value-type="string">
            <text:p>室內的；戶內的</text:p>
          </table:table-cell>
          <table:table-cell office:value-type="string">
            <text:p/>
          </table:table-cell>
          <table:table-cell office:value-type="string">
            <text:p>户内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84</text:p>
          </table:table-cell>
          <table:table-cell office:value-type="string">
            <text:p>induced radioactivity</text:p>
          </table:table-cell>
          <table:table-cell office:value-type="string">
            <text:p>感應放射性；誘發放射性</text:p>
          </table:table-cell>
          <table:table-cell office:value-type="string">
            <text:p/>
          </table:table-cell>
          <table:table-cell office:value-type="string">
            <text:p>感生放射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85</text:p>
          </table:table-cell>
          <table:table-cell office:value-type="string">
            <text:p>induced voltage</text:p>
          </table:table-cell>
          <table:table-cell office:value-type="string">
            <text:p>感應電壓</text:p>
          </table:table-cell>
          <table:table-cell office:value-type="string">
            <text:p/>
          </table:table-cell>
          <table:table-cell office:value-type="string">
            <text:p>感应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86</text:p>
          </table:table-cell>
          <table:table-cell office:value-type="string">
            <text:p>induced voltage test</text:p>
          </table:table-cell>
          <table:table-cell office:value-type="string">
            <text:p>感應電壓試驗</text:p>
          </table:table-cell>
          <table:table-cell office:value-type="string">
            <text:p/>
          </table:table-cell>
          <table:table-cell office:value-type="string">
            <text:p>感应电压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87</text:p>
          </table:table-cell>
          <table:table-cell office:value-type="string">
            <text:p>inductance</text:p>
          </table:table-cell>
          <table:table-cell office:value-type="string">
            <text:p>電感</text:p>
          </table:table-cell>
          <table:table-cell office:value-type="string">
            <text:p/>
          </table:table-cell>
          <table:table-cell office:value-type="string">
            <text:p>电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88</text:p>
          </table:table-cell>
          <table:table-cell office:value-type="string">
            <text:p>inductance meter</text:p>
          </table:table-cell>
          <table:table-cell office:value-type="string">
            <text:p>享利計；電感表</text:p>
          </table:table-cell>
          <table:table-cell office:value-type="string">
            <text:p/>
          </table:table-cell>
          <table:table-cell office:value-type="string">
            <text:p>电感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89</text:p>
          </table:table-cell>
          <table:table-cell office:value-type="string">
            <text:p>induction coupling</text:p>
          </table:table-cell>
          <table:table-cell office:value-type="string">
            <text:p>電感耦合</text:p>
          </table:table-cell>
          <table:table-cell office:value-type="string">
            <text:p/>
          </table:table-cell>
          <table:table-cell office:value-type="string">
            <text:p>感应耦合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90</text:p>
          </table:table-cell>
          <table:table-cell office:value-type="string">
            <text:p>induction furnace</text:p>
          </table:table-cell>
          <table:table-cell office:value-type="string">
            <text:p>感應電爐</text:p>
          </table:table-cell>
          <table:table-cell office:value-type="string">
            <text:p/>
          </table:table-cell>
          <table:table-cell office:value-type="string">
            <text:p>感应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91</text:p>
          </table:table-cell>
          <table:table-cell office:value-type="string">
            <text:p>induction generator</text:p>
          </table:table-cell>
          <table:table-cell office:value-type="string">
            <text:p>感應發電機</text:p>
          </table:table-cell>
          <table:table-cell office:value-type="string">
            <text:p/>
          </table:table-cell>
          <table:table-cell office:value-type="string">
            <text:p>感应发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92</text:p>
          </table:table-cell>
          <table:table-cell office:value-type="string">
            <text:p>induction heater</text:p>
          </table:table-cell>
          <table:table-cell office:value-type="string">
            <text:p>感應加熱器</text:p>
          </table:table-cell>
          <table:table-cell office:value-type="string">
            <text:p/>
          </table:table-cell>
          <table:table-cell office:value-type="string">
            <text:p>感应加热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93</text:p>
          </table:table-cell>
          <table:table-cell office:value-type="string">
            <text:p>induction heating</text:p>
          </table:table-cell>
          <table:table-cell office:value-type="string">
            <text:p>感應加熱</text:p>
          </table:table-cell>
          <table:table-cell office:value-type="string">
            <text:p/>
          </table:table-cell>
          <table:table-cell office:value-type="string">
            <text:p>感应加热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94</text:p>
          </table:table-cell>
          <table:table-cell office:value-type="string">
            <text:p>induction instrument</text:p>
          </table:table-cell>
          <table:table-cell office:value-type="string">
            <text:p>感應儀表；感應式儀表</text:p>
          </table:table-cell>
          <table:table-cell office:value-type="string">
            <text:p/>
          </table:table-cell>
          <table:table-cell office:value-type="string">
            <text:p>感应系仪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95</text:p>
          </table:table-cell>
          <table:table-cell office:value-type="string">
            <text:p>induction luminaire</text:p>
          </table:table-cell>
          <table:table-cell office:value-type="string">
            <text:p>感應型燈具</text:p>
          </table:table-cell>
          <table:table-cell office:value-type="string">
            <text:p/>
          </table:table-cell>
          <table:table-cell office:value-type="string">
            <text:p>感应式灯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96</text:p>
          </table:table-cell>
          <table:table-cell office:value-type="string">
            <text:p>induction machine</text:p>
          </table:table-cell>
          <table:table-cell office:value-type="string">
            <text:p>感應電機</text:p>
          </table:table-cell>
          <table:table-cell office:value-type="string">
            <text:p/>
          </table:table-cell>
          <table:table-cell office:value-type="string">
            <text:p>感应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97</text:p>
          </table:table-cell>
          <table:table-cell office:value-type="string">
            <text:p>induction meter</text:p>
          </table:table-cell>
          <table:table-cell office:value-type="string">
            <text:p>感應式儀表；感應計</text:p>
          </table:table-cell>
          <table:table-cell office:value-type="string">
            <text:p/>
          </table:table-cell>
          <table:table-cell office:value-type="string">
            <text:p>感应系电能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98</text:p>
          </table:table-cell>
          <table:table-cell office:value-type="string">
            <text:p>induction motor</text:p>
          </table:table-cell>
          <table:table-cell office:value-type="string">
            <text:p>感應電動機</text:p>
          </table:table-cell>
          <table:table-cell office:value-type="string">
            <text:p/>
          </table:table-cell>
          <table:table-cell office:value-type="string">
            <text:p>感应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399</text:p>
          </table:table-cell>
          <table:table-cell office:value-type="string">
            <text:p>induction relay</text:p>
          </table:table-cell>
          <table:table-cell office:value-type="string">
            <text:p>感應電驛</text:p>
          </table:table-cell>
          <table:table-cell office:value-type="string">
            <text:p/>
          </table:table-cell>
          <table:table-cell office:value-type="string">
            <text:p>感应[式]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00</text:p>
          </table:table-cell>
          <table:table-cell office:value-type="string">
            <text:p>induction voltage regulator</text:p>
          </table:table-cell>
          <table:table-cell office:value-type="string">
            <text:p>感應式電壓調整器</text:p>
          </table:table-cell>
          <table:table-cell office:value-type="string">
            <text:p/>
          </table:table-cell>
          <table:table-cell office:value-type="string">
            <text:p>感应调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01</text:p>
          </table:table-cell>
          <table:table-cell office:value-type="string">
            <text:p>inductive</text:p>
          </table:table-cell>
          <table:table-cell office:value-type="string">
            <text:p>有感的；感應的</text:p>
          </table:table-cell>
          <table:table-cell office:value-type="string">
            <text:p/>
          </table:table-cell>
          <table:table-cell office:value-type="string">
            <text:p>电感性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02</text:p>
          </table:table-cell>
          <table:table-cell office:value-type="string">
            <text:p>inductive circuit</text:p>
          </table:table-cell>
          <table:table-cell office:value-type="string">
            <text:p>電感性電路</text:p>
          </table:table-cell>
          <table:table-cell office:value-type="string">
            <text:p/>
          </table:table-cell>
          <table:table-cell office:value-type="string">
            <text:p>感性电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03</text:p>
          </table:table-cell>
          <table:table-cell office:value-type="string">
            <text:p>inductive coupling</text:p>
          </table:table-cell>
          <table:table-cell office:value-type="string">
            <text:p>電感性耦合</text:p>
          </table:table-cell>
          <table:table-cell office:value-type="string">
            <text:p/>
          </table:table-cell>
          <table:table-cell office:value-type="string">
            <text:p>电感性耦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04</text:p>
          </table:table-cell>
          <table:table-cell office:value-type="string">
            <text:p>inductive current</text:p>
          </table:table-cell>
          <table:table-cell office:value-type="string">
            <text:p>電感性電流；感應電流</text:p>
          </table:table-cell>
          <table:table-cell office:value-type="string">
            <text:p/>
          </table:table-cell>
          <table:table-cell office:value-type="string">
            <text:p>[电]感性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05</text:p>
          </table:table-cell>
          <table:table-cell office:value-type="string">
            <text:p>inductive reactance</text:p>
          </table:table-cell>
          <table:table-cell office:value-type="string">
            <text:p>有感性電抗</text:p>
          </table:table-cell>
          <table:table-cell office:value-type="string">
            <text:p/>
          </table:table-cell>
          <table:table-cell office:value-type="string">
            <text:p>感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06</text:p>
          </table:table-cell>
          <table:table-cell office:value-type="string">
            <text:p>inductive shunt</text:p>
          </table:table-cell>
          <table:table-cell office:value-type="string">
            <text:p>有感分流器</text:p>
          </table:table-cell>
          <table:table-cell office:value-type="string">
            <text:p/>
          </table:table-cell>
          <table:table-cell office:value-type="string">
            <text:p>感应分流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07</text:p>
          </table:table-cell>
          <table:table-cell office:value-type="string">
            <text:p>inductive susceptance</text:p>
          </table:table-cell>
          <table:table-cell office:value-type="string">
            <text:p>電感性電納</text:p>
          </table:table-cell>
          <table:table-cell office:value-type="string">
            <text:p/>
          </table:table-cell>
          <table:table-cell office:value-type="string">
            <text:p>感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08</text:p>
          </table:table-cell>
          <table:table-cell office:value-type="string">
            <text:p>inductor</text:p>
          </table:table-cell>
          <table:table-cell office:value-type="string">
            <text:p>感應器；電感器</text:p>
          </table:table-cell>
          <table:table-cell office:value-type="string">
            <text:p/>
          </table:table-cell>
          <table:table-cell office:value-type="string">
            <text:p>感应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09</text:p>
          </table:table-cell>
          <table:table-cell office:value-type="string">
            <text:p>inductor</text:p>
          </table:table-cell>
          <table:table-cell office:value-type="string">
            <text:p>感應器；電感器</text:p>
          </table:table-cell>
          <table:table-cell office:value-type="string">
            <text:p/>
          </table:table-cell>
          <table:table-cell office:value-type="string">
            <text:p>电感[器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10</text:p>
          </table:table-cell>
          <table:table-cell office:value-type="string">
            <text:p>inductor coil</text:p>
          </table:table-cell>
          <table:table-cell office:value-type="string">
            <text:p>電感器線圈</text:p>
          </table:table-cell>
          <table:table-cell office:value-type="string">
            <text:p/>
          </table:table-cell>
          <table:table-cell office:value-type="string">
            <text:p>感应器线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11</text:p>
          </table:table-cell>
          <table:table-cell office:value-type="string">
            <text:p>inductor generator</text:p>
          </table:table-cell>
          <table:table-cell office:value-type="string">
            <text:p>感應子發電機；感應式轉子發電機</text:p>
          </table:table-cell>
          <table:table-cell office:value-type="string">
            <text:p/>
          </table:table-cell>
          <table:table-cell office:value-type="string">
            <text:p>感应子发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12</text:p>
          </table:table-cell>
          <table:table-cell office:value-type="string">
            <text:p>inductor machine</text:p>
          </table:table-cell>
          <table:table-cell office:value-type="string">
            <text:p>感應式轉子同步電機</text:p>
          </table:table-cell>
          <table:table-cell office:value-type="string">
            <text:p/>
          </table:table-cell>
          <table:table-cell office:value-type="string">
            <text:p>感应子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13</text:p>
          </table:table-cell>
          <table:table-cell office:value-type="string">
            <text:p>inductosyn</text:p>
          </table:table-cell>
          <table:table-cell office:value-type="string">
            <text:p>感應式傳感器</text:p>
          </table:table-cell>
          <table:table-cell office:value-type="string">
            <text:p/>
          </table:table-cell>
          <table:table-cell office:value-type="string">
            <text:p>感应同步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14</text:p>
          </table:table-cell>
          <table:table-cell office:value-type="string">
            <text:p>inelastic collision</text:p>
          </table:table-cell>
          <table:table-cell office:value-type="string">
            <text:p>非彈性碰撞</text:p>
          </table:table-cell>
          <table:table-cell office:value-type="string">
            <text:p/>
          </table:table-cell>
          <table:table-cell office:value-type="string">
            <text:p>非弹性碰撞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15</text:p>
          </table:table-cell>
          <table:table-cell office:value-type="string">
            <text:p>inelastic scattering</text:p>
          </table:table-cell>
          <table:table-cell office:value-type="string">
            <text:p>非彈性散射</text:p>
          </table:table-cell>
          <table:table-cell office:value-type="string">
            <text:p/>
          </table:table-cell>
          <table:table-cell office:value-type="string">
            <text:p>非弹性散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16</text:p>
          </table:table-cell>
          <table:table-cell office:value-type="string">
            <text:p>inertia</text:p>
          </table:table-cell>
          <table:table-cell office:value-type="string">
            <text:p>慣性；慣量</text:p>
          </table:table-cell>
          <table:table-cell office:value-type="string">
            <text:p/>
          </table:table-cell>
          <table:table-cell office:value-type="string">
            <text:p>惯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17</text:p>
          </table:table-cell>
          <table:table-cell office:value-type="string">
            <text:p>inertia constant</text:p>
          </table:table-cell>
          <table:table-cell office:value-type="string">
            <text:p>慣性常數</text:p>
          </table:table-cell>
          <table:table-cell office:value-type="string">
            <text:p/>
          </table:table-cell>
          <table:table-cell office:value-type="string">
            <text:p>惯性常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18</text:p>
          </table:table-cell>
          <table:table-cell office:value-type="string">
            <text:p>infiltration</text:p>
          </table:table-cell>
          <table:table-cell office:value-type="string">
            <text:p>滲入</text:p>
          </table:table-cell>
          <table:table-cell office:value-type="string">
            <text:p/>
          </table:table-cell>
          <table:table-cell office:value-type="string">
            <text:p>熔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19</text:p>
          </table:table-cell>
          <table:table-cell office:value-type="string">
            <text:p>infinite multiplication factor</text:p>
          </table:table-cell>
          <table:table-cell office:value-type="string">
            <text:p>無限增殖因數</text:p>
          </table:table-cell>
          <table:table-cell office:value-type="string">
            <text:p/>
          </table:table-cell>
          <table:table-cell office:value-type="string">
            <text:p>无限介质增殖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20</text:p>
          </table:table-cell>
          <table:table-cell office:value-type="string">
            <text:p>infrared drying</text:p>
          </table:table-cell>
          <table:table-cell office:value-type="string">
            <text:p>紅外線乾燥</text:p>
          </table:table-cell>
          <table:table-cell office:value-type="string">
            <text:p/>
          </table:table-cell>
          <table:table-cell office:value-type="string">
            <text:p>红外干燥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21</text:p>
          </table:table-cell>
          <table:table-cell office:value-type="string">
            <text:p>infrared heater</text:p>
          </table:table-cell>
          <table:table-cell office:value-type="string">
            <text:p>紅外線加熱器</text:p>
          </table:table-cell>
          <table:table-cell office:value-type="string">
            <text:p/>
          </table:table-cell>
          <table:table-cell office:value-type="string">
            <text:p>红外加热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22</text:p>
          </table:table-cell>
          <table:table-cell office:value-type="string">
            <text:p>infrared heating</text:p>
          </table:table-cell>
          <table:table-cell office:value-type="string">
            <text:p>紅外線加熱</text:p>
          </table:table-cell>
          <table:table-cell office:value-type="string">
            <text:p/>
          </table:table-cell>
          <table:table-cell office:value-type="string">
            <text:p>红外加热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23</text:p>
          </table:table-cell>
          <table:table-cell office:value-type="string">
            <text:p>infrared lamp</text:p>
          </table:table-cell>
          <table:table-cell office:value-type="string">
            <text:p>紅外光燈</text:p>
          </table:table-cell>
          <table:table-cell office:value-type="string">
            <text:p/>
          </table:table-cell>
          <table:table-cell office:value-type="string">
            <text:p>红外线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24</text:p>
          </table:table-cell>
          <table:table-cell office:value-type="string">
            <text:p>infrared oven</text:p>
          </table:table-cell>
          <table:table-cell office:value-type="string">
            <text:p>紅外線爐</text:p>
          </table:table-cell>
          <table:table-cell office:value-type="string">
            <text:p/>
          </table:table-cell>
          <table:table-cell office:value-type="string">
            <text:p>红外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25</text:p>
          </table:table-cell>
          <table:table-cell office:value-type="string">
            <text:p>infrared radiation</text:p>
          </table:table-cell>
          <table:table-cell office:value-type="string">
            <text:p>紅外線放射</text:p>
          </table:table-cell>
          <table:table-cell office:value-type="string">
            <text:p/>
          </table:table-cell>
          <table:table-cell office:value-type="string">
            <text:p>红外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26</text:p>
          </table:table-cell>
          <table:table-cell office:value-type="string">
            <text:p>inherent characteristic</text:p>
          </table:table-cell>
          <table:table-cell office:value-type="string">
            <text:p>固有特性</text:p>
          </table:table-cell>
          <table:table-cell office:value-type="string">
            <text:p/>
          </table:table-cell>
          <table:table-cell office:value-type="string">
            <text:p>固有特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27</text:p>
          </table:table-cell>
          <table:table-cell office:value-type="string">
            <text:p>inherent delay angle</text:p>
          </table:table-cell>
          <table:table-cell office:value-type="string">
            <text:p>固有引燃角；固有點弧角</text:p>
          </table:table-cell>
          <table:table-cell office:value-type="string">
            <text:p/>
          </table:table-cell>
          <table:table-cell office:value-type="string">
            <text:p>固有延迟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28</text:p>
          </table:table-cell>
          <table:table-cell office:value-type="string">
            <text:p>inherent voltage regulation</text:p>
          </table:table-cell>
          <table:table-cell office:value-type="string">
            <text:p>固有電壓調整率</text:p>
          </table:table-cell>
          <table:table-cell office:value-type="string">
            <text:p/>
          </table:table-cell>
          <table:table-cell office:value-type="string">
            <text:p>固有电压调整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29</text:p>
          </table:table-cell>
          <table:table-cell office:value-type="string">
            <text:p>inhibited oil</text:p>
          </table:table-cell>
          <table:table-cell office:value-type="string">
            <text:p>加有抗氧化劑的變壓器油；抗氧化油</text:p>
          </table:table-cell>
          <table:table-cell office:value-type="string">
            <text:p/>
          </table:table-cell>
          <table:table-cell office:value-type="string">
            <text:p>阻化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30</text:p>
          </table:table-cell>
          <table:table-cell office:value-type="string">
            <text:p>inhibitor</text:p>
          </table:table-cell>
          <table:table-cell office:value-type="string">
            <text:p>抑制劑</text:p>
          </table:table-cell>
          <table:table-cell office:value-type="string">
            <text:p/>
          </table:table-cell>
          <table:table-cell office:value-type="string">
            <text:p>抑制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31</text:p>
          </table:table-cell>
          <table:table-cell office:value-type="string">
            <text:p>initial charge</text:p>
          </table:table-cell>
          <table:table-cell office:value-type="string">
            <text:p>原始電荷；初充電</text:p>
          </table:table-cell>
          <table:table-cell office:value-type="string">
            <text:p/>
          </table:table-cell>
          <table:table-cell office:value-type="string">
            <text:p>初充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32</text:p>
          </table:table-cell>
          <table:table-cell office:value-type="string">
            <text:p>initial condition</text:p>
          </table:table-cell>
          <table:table-cell office:value-type="string">
            <text:p>起始情況</text:p>
          </table:table-cell>
          <table:table-cell office:value-type="string">
            <text:p/>
          </table:table-cell>
          <table:table-cell office:value-type="string">
            <text:p>初始状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33</text:p>
          </table:table-cell>
          <table:table-cell office:value-type="string">
            <text:p>initial magnetization curve</text:p>
          </table:table-cell>
          <table:table-cell office:value-type="string">
            <text:p>初始磁化曲線</text:p>
          </table:table-cell>
          <table:table-cell office:value-type="string">
            <text:p/>
          </table:table-cell>
          <table:table-cell office:value-type="string">
            <text:p>起始磁化曲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34</text:p>
          </table:table-cell>
          <table:table-cell office:value-type="string">
            <text:p>initial permeability</text:p>
          </table:table-cell>
          <table:table-cell office:value-type="string">
            <text:p>初磁導率；起始磁導率</text:p>
          </table:table-cell>
          <table:table-cell office:value-type="string">
            <text:p/>
          </table:table-cell>
          <table:table-cell office:value-type="string">
            <text:p>起始磁导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35</text:p>
          </table:table-cell>
          <table:table-cell office:value-type="string">
            <text:p>initial phase</text:p>
          </table:table-cell>
          <table:table-cell office:value-type="string">
            <text:p>起始相位</text:p>
          </table:table-cell>
          <table:table-cell office:value-type="string">
            <text:p/>
          </table:table-cell>
          <table:table-cell office:value-type="string">
            <text:p>初相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36</text:p>
          </table:table-cell>
          <table:table-cell office:value-type="string">
            <text:p>initial susceptibility</text:p>
          </table:table-cell>
          <table:table-cell office:value-type="string">
            <text:p>起始磁化率</text:p>
          </table:table-cell>
          <table:table-cell office:value-type="string">
            <text:p/>
          </table:table-cell>
          <table:table-cell office:value-type="string">
            <text:p>起始磁化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37</text:p>
          </table:table-cell>
          <table:table-cell office:value-type="string">
            <text:p>initial temperature</text:p>
          </table:table-cell>
          <table:table-cell office:value-type="string">
            <text:p>初溫；起始溫度</text:p>
          </table:table-cell>
          <table:table-cell office:value-type="string">
            <text:p/>
          </table:table-cell>
          <table:table-cell office:value-type="string">
            <text:p>初始温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38</text:p>
          </table:table-cell>
          <table:table-cell office:value-type="string">
            <text:p>initial voltage</text:p>
          </table:table-cell>
          <table:table-cell office:value-type="string">
            <text:p>初始電壓</text:p>
          </table:table-cell>
          <table:table-cell office:value-type="string">
            <text:p/>
          </table:table-cell>
          <table:table-cell office:value-type="string">
            <text:p>初始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39</text:p>
          </table:table-cell>
          <table:table-cell office:value-type="string">
            <text:p>injection</text:p>
          </table:table-cell>
          <table:table-cell office:value-type="string">
            <text:p>注入</text:p>
          </table:table-cell>
          <table:table-cell office:value-type="string">
            <text:p/>
          </table:table-cell>
          <table:table-cell office:value-type="string">
            <text:p>注入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40</text:p>
          </table:table-cell>
          <table:table-cell office:value-type="string">
            <text:p>injector</text:p>
          </table:table-cell>
          <table:table-cell office:value-type="string">
            <text:p>注入器；注射器</text:p>
          </table:table-cell>
          <table:table-cell office:value-type="string">
            <text:p/>
          </table:table-cell>
          <table:table-cell office:value-type="string">
            <text:p>注入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41</text:p>
          </table:table-cell>
          <table:table-cell office:value-type="string">
            <text:p>injury due to electromagnetic field</text:p>
          </table:table-cell>
          <table:table-cell office:value-type="string">
            <text:p>電磁場傷害</text:p>
          </table:table-cell>
          <table:table-cell office:value-type="string">
            <text:p/>
          </table:table-cell>
          <table:table-cell office:value-type="string">
            <text:p>电磁场伤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42</text:p>
          </table:table-cell>
          <table:table-cell office:value-type="string">
            <text:p>input</text:p>
          </table:table-cell>
          <table:table-cell office:value-type="string">
            <text:p>輸入；輸入量</text:p>
          </table:table-cell>
          <table:table-cell office:value-type="string">
            <text:p/>
          </table:table-cell>
          <table:table-cell office:value-type="string">
            <text:p>输入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43</text:p>
          </table:table-cell>
          <table:table-cell office:value-type="string">
            <text:p>input admittance</text:p>
          </table:table-cell>
          <table:table-cell office:value-type="string">
            <text:p>輸入導納</text:p>
          </table:table-cell>
          <table:table-cell office:value-type="string">
            <text:p/>
          </table:table-cell>
          <table:table-cell office:value-type="string">
            <text:p>输入导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44</text:p>
          </table:table-cell>
          <table:table-cell office:value-type="string">
            <text:p>input capacitance</text:p>
          </table:table-cell>
          <table:table-cell office:value-type="string">
            <text:p>輸入電容</text:p>
          </table:table-cell>
          <table:table-cell office:value-type="string">
            <text:p/>
          </table:table-cell>
          <table:table-cell office:value-type="string">
            <text:p>输入电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45</text:p>
          </table:table-cell>
          <table:table-cell office:value-type="string">
            <text:p>input circuit</text:p>
          </table:table-cell>
          <table:table-cell office:value-type="string">
            <text:p>輸入電路</text:p>
          </table:table-cell>
          <table:table-cell office:value-type="string">
            <text:p/>
          </table:table-cell>
          <table:table-cell office:value-type="string">
            <text:p>输入电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46</text:p>
          </table:table-cell>
          <table:table-cell office:value-type="string">
            <text:p>input impedance</text:p>
          </table:table-cell>
          <table:table-cell office:value-type="string">
            <text:p>輸入阻抗</text:p>
          </table:table-cell>
          <table:table-cell office:value-type="string">
            <text:p/>
          </table:table-cell>
          <table:table-cell office:value-type="string">
            <text:p>输入阻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47</text:p>
          </table:table-cell>
          <table:table-cell office:value-type="string">
            <text:p>input port</text:p>
          </table:table-cell>
          <table:table-cell office:value-type="string">
            <text:p>輸入埠</text:p>
          </table:table-cell>
          <table:table-cell office:value-type="string">
            <text:p/>
          </table:table-cell>
          <table:table-cell office:value-type="string">
            <text:p>输入端口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48</text:p>
          </table:table-cell>
          <table:table-cell office:value-type="string">
            <text:p>input terminal</text:p>
          </table:table-cell>
          <table:table-cell office:value-type="string">
            <text:p>進線端子；輸入端子</text:p>
          </table:table-cell>
          <table:table-cell office:value-type="string">
            <text:p/>
          </table:table-cell>
          <table:table-cell office:value-type="string">
            <text:p>输入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49</text:p>
          </table:table-cell>
          <table:table-cell office:value-type="string">
            <text:p>input unit</text:p>
          </table:table-cell>
          <table:table-cell office:value-type="string">
            <text:p>輸入單位</text:p>
          </table:table-cell>
          <table:table-cell office:value-type="string">
            <text:p/>
          </table:table-cell>
          <table:table-cell office:value-type="string">
            <text:p>输入单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50</text:p>
          </table:table-cell>
          <table:table-cell office:value-type="string">
            <text:p>input variable</text:p>
          </table:table-cell>
          <table:table-cell office:value-type="string">
            <text:p>輸入變數；輸入變量</text:p>
          </table:table-cell>
          <table:table-cell office:value-type="string">
            <text:p/>
          </table:table-cell>
          <table:table-cell office:value-type="string">
            <text:p>输入[变]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51</text:p>
          </table:table-cell>
          <table:table-cell office:value-type="string">
            <text:p>input voltage</text:p>
          </table:table-cell>
          <table:table-cell office:value-type="string">
            <text:p>輸入電壓</text:p>
          </table:table-cell>
          <table:table-cell office:value-type="string">
            <text:p/>
          </table:table-cell>
          <table:table-cell office:value-type="string">
            <text:p>输入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52</text:p>
          </table:table-cell>
          <table:table-cell office:value-type="string">
            <text:p>inspection</text:p>
          </table:table-cell>
          <table:table-cell office:value-type="string">
            <text:p>檢查；檢驗</text:p>
          </table:table-cell>
          <table:table-cell office:value-type="string">
            <text:p/>
          </table:table-cell>
          <table:table-cell office:value-type="string">
            <text:p>检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53</text:p>
          </table:table-cell>
          <table:table-cell office:value-type="string">
            <text:p>inspection hole</text:p>
          </table:table-cell>
          <table:table-cell office:value-type="string">
            <text:p>檢查孔；人孔；觀察孔</text:p>
          </table:table-cell>
          <table:table-cell office:value-type="string">
            <text:p/>
          </table:table-cell>
          <table:table-cell office:value-type="string">
            <text:p>观察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54</text:p>
          </table:table-cell>
          <table:table-cell office:value-type="string">
            <text:p>instantaneous availability</text:p>
          </table:table-cell>
          <table:table-cell office:value-type="string">
            <text:p>暫態可用度</text:p>
          </table:table-cell>
          <table:table-cell office:value-type="string">
            <text:p/>
          </table:table-cell>
          <table:table-cell office:value-type="string">
            <text:p>瞬时可用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55</text:p>
          </table:table-cell>
          <table:table-cell office:value-type="string">
            <text:p>instantaneous power</text:p>
          </table:table-cell>
          <table:table-cell office:value-type="string">
            <text:p>瞬時功率</text:p>
          </table:table-cell>
          <table:table-cell office:value-type="string">
            <text:p/>
          </table:table-cell>
          <table:table-cell office:value-type="string">
            <text:p>瞬时功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56</text:p>
          </table:table-cell>
          <table:table-cell office:value-type="string">
            <text:p>instantaneous release</text:p>
          </table:table-cell>
          <table:table-cell office:value-type="string">
            <text:p>瞬時釋放</text:p>
          </table:table-cell>
          <table:table-cell office:value-type="string">
            <text:p/>
          </table:table-cell>
          <table:table-cell office:value-type="string">
            <text:p>瞬时脱扣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57</text:p>
          </table:table-cell>
          <table:table-cell office:value-type="string">
            <text:p>instantaneous unavailability</text:p>
          </table:table-cell>
          <table:table-cell office:value-type="string">
            <text:p>暫態不可用度</text:p>
          </table:table-cell>
          <table:table-cell office:value-type="string">
            <text:p/>
          </table:table-cell>
          <table:table-cell office:value-type="string">
            <text:p>瞬时不可用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58</text:p>
          </table:table-cell>
          <table:table-cell office:value-type="string">
            <text:p>instantaneous value</text:p>
          </table:table-cell>
          <table:table-cell office:value-type="string">
            <text:p>瞬時值</text:p>
          </table:table-cell>
          <table:table-cell office:value-type="string">
            <text:p/>
          </table:table-cell>
          <table:table-cell office:value-type="string">
            <text:p>瞬时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59</text:p>
          </table:table-cell>
          <table:table-cell office:value-type="string">
            <text:p>instruction</text:p>
          </table:table-cell>
          <table:table-cell office:value-type="string">
            <text:p>指令；指示；規程</text:p>
          </table:table-cell>
          <table:table-cell office:value-type="string">
            <text:p/>
          </table:table-cell>
          <table:table-cell office:value-type="string">
            <text:p>指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60</text:p>
          </table:table-cell>
          <table:table-cell office:value-type="string">
            <text:p>instrument transformer</text:p>
          </table:table-cell>
          <table:table-cell office:value-type="string">
            <text:p>儀器用互感器；儀器用變比器</text:p>
          </table:table-cell>
          <table:table-cell office:value-type="string">
            <text:p/>
          </table:table-cell>
          <table:table-cell office:value-type="string">
            <text:p>互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61</text:p>
          </table:table-cell>
          <table:table-cell office:value-type="string">
            <text:p>instrument with suppressed zero</text:p>
          </table:table-cell>
          <table:table-cell office:value-type="string">
            <text:p>無零位刻度儀表</text:p>
          </table:table-cell>
          <table:table-cell office:value-type="string">
            <text:p/>
          </table:table-cell>
          <table:table-cell office:value-type="string">
            <text:p>压缩零位仪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62</text:p>
          </table:table-cell>
          <table:table-cell office:value-type="string">
            <text:p>insulant</text:p>
          </table:table-cell>
          <table:table-cell office:value-type="string">
            <text:p>絕緣材料；絕緣物質</text:p>
          </table:table-cell>
          <table:table-cell office:value-type="string">
            <text:p/>
          </table:table-cell>
          <table:table-cell office:value-type="string">
            <text:p>绝缘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63</text:p>
          </table:table-cell>
          <table:table-cell office:value-type="string">
            <text:p>insulated bearing pedestal</text:p>
          </table:table-cell>
          <table:table-cell office:value-type="string">
            <text:p>絕緣軸承座</text:p>
          </table:table-cell>
          <table:table-cell office:value-type="string">
            <text:p/>
          </table:table-cell>
          <table:table-cell office:value-type="string">
            <text:p>绝缘轴承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64</text:p>
          </table:table-cell>
          <table:table-cell office:value-type="string">
            <text:p>insulated cable</text:p>
          </table:table-cell>
          <table:table-cell office:value-type="string">
            <text:p>絕緣電纜</text:p>
          </table:table-cell>
          <table:table-cell office:value-type="string">
            <text:p/>
          </table:table-cell>
          <table:table-cell office:value-type="string">
            <text:p>绝缘电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65</text:p>
          </table:table-cell>
          <table:table-cell office:value-type="string">
            <text:p>insulated rail joint</text:p>
          </table:table-cell>
          <table:table-cell office:value-type="string">
            <text:p>軌道絕緣接頭</text:p>
          </table:table-cell>
          <table:table-cell office:value-type="string">
            <text:p/>
          </table:table-cell>
          <table:table-cell office:value-type="string">
            <text:p>绝缘式轨隙连接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66</text:p>
          </table:table-cell>
          <table:table-cell office:value-type="string">
            <text:p>insulated return system</text:p>
          </table:table-cell>
          <table:table-cell office:value-type="string">
            <text:p>絕緣回流制</text:p>
          </table:table-cell>
          <table:table-cell office:value-type="string">
            <text:p/>
          </table:table-cell>
          <table:table-cell office:value-type="string">
            <text:p>绝缘回流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67</text:p>
          </table:table-cell>
          <table:table-cell office:value-type="string">
            <text:p>insulating gas</text:p>
          </table:table-cell>
          <table:table-cell office:value-type="string">
            <text:p>絕緣氣體</text:p>
          </table:table-cell>
          <table:table-cell office:value-type="string">
            <text:p/>
          </table:table-cell>
          <table:table-cell office:value-type="string">
            <text:p>绝缘气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68</text:p>
          </table:table-cell>
          <table:table-cell office:value-type="string">
            <text:p>insulating liquid</text:p>
          </table:table-cell>
          <table:table-cell office:value-type="string">
            <text:p>絕緣液體</text:p>
          </table:table-cell>
          <table:table-cell office:value-type="string">
            <text:p/>
          </table:table-cell>
          <table:table-cell office:value-type="string">
            <text:p>绝缘液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69</text:p>
          </table:table-cell>
          <table:table-cell office:value-type="string">
            <text:p>insulating oil</text:p>
          </table:table-cell>
          <table:table-cell office:value-type="string">
            <text:p>絕緣油</text:p>
          </table:table-cell>
          <table:table-cell office:value-type="string">
            <text:p/>
          </table:table-cell>
          <table:table-cell office:value-type="string">
            <text:p>绝缘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70</text:p>
          </table:table-cell>
          <table:table-cell office:value-type="string">
            <text:p>insulating paper</text:p>
          </table:table-cell>
          <table:table-cell office:value-type="string">
            <text:p>絕緣紙</text:p>
          </table:table-cell>
          <table:table-cell office:value-type="string">
            <text:p/>
          </table:table-cell>
          <table:table-cell office:value-type="string">
            <text:p>绝缘纸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71</text:p>
          </table:table-cell>
          <table:table-cell office:value-type="string">
            <text:p>insulating varnish</text:p>
          </table:table-cell>
          <table:table-cell office:value-type="string">
            <text:p>絕緣（清）漆</text:p>
          </table:table-cell>
          <table:table-cell office:value-type="string">
            <text:p/>
          </table:table-cell>
          <table:table-cell office:value-type="string">
            <text:p>绝缘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72</text:p>
          </table:table-cell>
          <table:table-cell office:value-type="string">
            <text:p>insulation</text:p>
          </table:table-cell>
          <table:table-cell office:value-type="string">
            <text:p>絕緣</text:p>
          </table:table-cell>
          <table:table-cell office:value-type="string">
            <text:p/>
          </table:table-cell>
          <table:table-cell office:value-type="string">
            <text:p>绝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73</text:p>
          </table:table-cell>
          <table:table-cell office:value-type="string">
            <text:p>insulation</text:p>
          </table:table-cell>
          <table:table-cell office:value-type="string">
            <text:p>絕緣</text:p>
          </table:table-cell>
          <table:table-cell office:value-type="string">
            <text:p/>
          </table:table-cell>
          <table:table-cell office:value-type="string">
            <text:p>绝缘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74</text:p>
          </table:table-cell>
          <table:table-cell office:value-type="string">
            <text:p>insulation breakdown</text:p>
          </table:table-cell>
          <table:table-cell office:value-type="string">
            <text:p>絕緣破壤</text:p>
          </table:table-cell>
          <table:table-cell office:value-type="string">
            <text:p/>
          </table:table-cell>
          <table:table-cell office:value-type="string">
            <text:p>绝缘击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75</text:p>
          </table:table-cell>
          <table:table-cell office:value-type="string">
            <text:p>insulation coordination</text:p>
          </table:table-cell>
          <table:table-cell office:value-type="string">
            <text:p>絕緣協調</text:p>
          </table:table-cell>
          <table:table-cell office:value-type="string">
            <text:p/>
          </table:table-cell>
          <table:table-cell office:value-type="string">
            <text:p>绝缘配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76</text:p>
          </table:table-cell>
          <table:table-cell office:value-type="string">
            <text:p>insulation fault</text:p>
          </table:table-cell>
          <table:table-cell office:value-type="string">
            <text:p>絕緣故障；絕緣事故</text:p>
          </table:table-cell>
          <table:table-cell office:value-type="string">
            <text:p/>
          </table:table-cell>
          <table:table-cell office:value-type="string">
            <text:p>绝缘故障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77</text:p>
          </table:table-cell>
          <table:table-cell office:value-type="string">
            <text:p>insulation level</text:p>
          </table:table-cell>
          <table:table-cell office:value-type="string">
            <text:p>絕緣水平（準）；絕緣等級</text:p>
          </table:table-cell>
          <table:table-cell office:value-type="string">
            <text:p/>
          </table:table-cell>
          <table:table-cell office:value-type="string">
            <text:p>绝缘水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78</text:p>
          </table:table-cell>
          <table:table-cell office:value-type="string">
            <text:p>insulation power factor</text:p>
          </table:table-cell>
          <table:table-cell office:value-type="string">
            <text:p>絕緣功率因數</text:p>
          </table:table-cell>
          <table:table-cell office:value-type="string">
            <text:p/>
          </table:table-cell>
          <table:table-cell office:value-type="string">
            <text:p>绝缘功率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79</text:p>
          </table:table-cell>
          <table:table-cell office:value-type="string">
            <text:p>insulation resistance</text:p>
          </table:table-cell>
          <table:table-cell office:value-type="string">
            <text:p>絕緣電阻</text:p>
          </table:table-cell>
          <table:table-cell office:value-type="string">
            <text:p/>
          </table:table-cell>
          <table:table-cell office:value-type="string">
            <text:p>绝缘电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80</text:p>
          </table:table-cell>
          <table:table-cell office:value-type="string">
            <text:p>insulation shielding</text:p>
          </table:table-cell>
          <table:table-cell office:value-type="string">
            <text:p>絕緣屏蔽；絕緣遮罩</text:p>
          </table:table-cell>
          <table:table-cell office:value-type="string">
            <text:p/>
          </table:table-cell>
          <table:table-cell office:value-type="string">
            <text:p>绝缘屏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81</text:p>
          </table:table-cell>
          <table:table-cell office:value-type="string">
            <text:p>insulator</text:p>
          </table:table-cell>
          <table:table-cell office:value-type="string">
            <text:p>絕緣器；礙子</text:p>
          </table:table-cell>
          <table:table-cell office:value-type="string">
            <text:p/>
          </table:table-cell>
          <table:table-cell office:value-type="string">
            <text:p>绝缘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82</text:p>
          </table:table-cell>
          <table:table-cell office:value-type="string">
            <text:p>insulator set</text:p>
          </table:table-cell>
          <table:table-cell office:value-type="string">
            <text:p>絕緣器組</text:p>
          </table:table-cell>
          <table:table-cell office:value-type="string">
            <text:p/>
          </table:table-cell>
          <table:table-cell office:value-type="string">
            <text:p>绝缘子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83</text:p>
          </table:table-cell>
          <table:table-cell office:value-type="string">
            <text:p>insulator string</text:p>
          </table:table-cell>
          <table:table-cell office:value-type="string">
            <text:p>礙子連；礙子串</text:p>
          </table:table-cell>
          <table:table-cell office:value-type="string">
            <text:p/>
          </table:table-cell>
          <table:table-cell office:value-type="string">
            <text:p>绝缘子串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84</text:p>
          </table:table-cell>
          <table:table-cell office:value-type="string">
            <text:p>integer</text:p>
          </table:table-cell>
          <table:table-cell office:value-type="string">
            <text:p>整數；總數；整體</text:p>
          </table:table-cell>
          <table:table-cell office:value-type="string">
            <text:p/>
          </table:table-cell>
          <table:table-cell office:value-type="string">
            <text:p>整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85</text:p>
          </table:table-cell>
          <table:table-cell office:value-type="string">
            <text:p>integral action</text:p>
          </table:table-cell>
          <table:table-cell office:value-type="string">
            <text:p>積分作用</text:p>
          </table:table-cell>
          <table:table-cell office:value-type="string">
            <text:p/>
          </table:table-cell>
          <table:table-cell office:value-type="string">
            <text:p>积分作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86</text:p>
          </table:table-cell>
          <table:table-cell office:value-type="string">
            <text:p>integral control</text:p>
          </table:table-cell>
          <table:table-cell office:value-type="string">
            <text:p>積分控制</text:p>
          </table:table-cell>
          <table:table-cell office:value-type="string">
            <text:p/>
          </table:table-cell>
          <table:table-cell office:value-type="string">
            <text:p>积分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87</text:p>
          </table:table-cell>
          <table:table-cell office:value-type="string">
            <text:p>integrating circuit</text:p>
          </table:table-cell>
          <table:table-cell office:value-type="string">
            <text:p>積分電路</text:p>
          </table:table-cell>
          <table:table-cell office:value-type="string">
            <text:p/>
          </table:table-cell>
          <table:table-cell office:value-type="string">
            <text:p>积分电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88</text:p>
          </table:table-cell>
          <table:table-cell office:value-type="string">
            <text:p>integrating ionization chamber</text:p>
          </table:table-cell>
          <table:table-cell office:value-type="string">
            <text:p>積算游離腔</text:p>
          </table:table-cell>
          <table:table-cell office:value-type="string">
            <text:p/>
          </table:table-cell>
          <table:table-cell office:value-type="string">
            <text:p>积分电离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89</text:p>
          </table:table-cell>
          <table:table-cell office:value-type="string">
            <text:p>integrating photometer</text:p>
          </table:table-cell>
          <table:table-cell office:value-type="string">
            <text:p>積分光度計</text:p>
          </table:table-cell>
          <table:table-cell office:value-type="string">
            <text:p/>
          </table:table-cell>
          <table:table-cell office:value-type="string">
            <text:p>积分光度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90</text:p>
          </table:table-cell>
          <table:table-cell office:value-type="string">
            <text:p>integrating sphere</text:p>
          </table:table-cell>
          <table:table-cell office:value-type="string">
            <text:p>積分球</text:p>
          </table:table-cell>
          <table:table-cell office:value-type="string">
            <text:p/>
          </table:table-cell>
          <table:table-cell office:value-type="string">
            <text:p>积分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91</text:p>
          </table:table-cell>
          <table:table-cell office:value-type="string">
            <text:p>interchangeability</text:p>
          </table:table-cell>
          <table:table-cell office:value-type="string">
            <text:p>可交換性</text:p>
          </table:table-cell>
          <table:table-cell office:value-type="string">
            <text:p/>
          </table:table-cell>
          <table:table-cell office:value-type="string">
            <text:p>互换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92</text:p>
          </table:table-cell>
          <table:table-cell office:value-type="string">
            <text:p>interchangeable</text:p>
          </table:table-cell>
          <table:table-cell office:value-type="string">
            <text:p>可互換性；交換的；交替的</text:p>
          </table:table-cell>
          <table:table-cell office:value-type="string">
            <text:p/>
          </table:table-cell>
          <table:table-cell office:value-type="string">
            <text:p>可互换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93</text:p>
          </table:table-cell>
          <table:table-cell office:value-type="string">
            <text:p>interconnected delta connection</text:p>
          </table:table-cell>
          <table:table-cell office:value-type="string">
            <text:p>互連三角形連接</text:p>
          </table:table-cell>
          <table:table-cell office:value-type="string">
            <text:p/>
          </table:table-cell>
          <table:table-cell office:value-type="string">
            <text:p>互连三角形联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94</text:p>
          </table:table-cell>
          <table:table-cell office:value-type="string">
            <text:p>interconnection</text:p>
          </table:table-cell>
          <table:table-cell office:value-type="string">
            <text:p>互連；互通；互接</text:p>
          </table:table-cell>
          <table:table-cell office:value-type="string">
            <text:p/>
          </table:table-cell>
          <table:table-cell office:value-type="string">
            <text:p>互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95</text:p>
          </table:table-cell>
          <table:table-cell office:value-type="string">
            <text:p>interconnection diagram</text:p>
          </table:table-cell>
          <table:table-cell office:value-type="string">
            <text:p>接線圖</text:p>
          </table:table-cell>
          <table:table-cell office:value-type="string">
            <text:p/>
          </table:table-cell>
          <table:table-cell office:value-type="string">
            <text:p>互连接线图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96</text:p>
          </table:table-cell>
          <table:table-cell office:value-type="string">
            <text:p>intercrystalline corrosion</text:p>
          </table:table-cell>
          <table:table-cell office:value-type="string">
            <text:p>晶間腐蝕</text:p>
          </table:table-cell>
          <table:table-cell office:value-type="string">
            <text:p/>
          </table:table-cell>
          <table:table-cell office:value-type="string">
            <text:p>晶间腐蚀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97</text:p>
          </table:table-cell>
          <table:table-cell office:value-type="string">
            <text:p>interface</text:p>
          </table:table-cell>
          <table:table-cell office:value-type="string">
            <text:p>介面；界面</text:p>
          </table:table-cell>
          <table:table-cell office:value-type="string">
            <text:p/>
          </table:table-cell>
          <table:table-cell office:value-type="string">
            <text:p>接口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98</text:p>
          </table:table-cell>
          <table:table-cell office:value-type="string">
            <text:p>interfacial tension</text:p>
          </table:table-cell>
          <table:table-cell office:value-type="string">
            <text:p>界面張力</text:p>
          </table:table-cell>
          <table:table-cell office:value-type="string">
            <text:p/>
          </table:table-cell>
          <table:table-cell office:value-type="string">
            <text:p>界面张力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499</text:p>
          </table:table-cell>
          <table:table-cell office:value-type="string">
            <text:p>interference</text:p>
          </table:table-cell>
          <table:table-cell office:value-type="string">
            <text:p>干擾</text:p>
          </table:table-cell>
          <table:table-cell office:value-type="string">
            <text:p/>
          </table:table-cell>
          <table:table-cell office:value-type="string">
            <text:p>干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00</text:p>
          </table:table-cell>
          <table:table-cell office:value-type="string">
            <text:p>interference</text:p>
          </table:table-cell>
          <table:table-cell office:value-type="string">
            <text:p>干擾</text:p>
          </table:table-cell>
          <table:table-cell office:value-type="string">
            <text:p/>
          </table:table-cell>
          <table:table-cell office:value-type="string">
            <text:p>干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01</text:p>
          </table:table-cell>
          <table:table-cell office:value-type="string">
            <text:p>interference power</text:p>
          </table:table-cell>
          <table:table-cell office:value-type="string">
            <text:p>干擾功率；噪聲功率</text:p>
          </table:table-cell>
          <table:table-cell office:value-type="string">
            <text:p/>
          </table:table-cell>
          <table:table-cell office:value-type="string">
            <text:p>干扰功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02</text:p>
          </table:table-cell>
          <table:table-cell office:value-type="string">
            <text:p>interference signal</text:p>
          </table:table-cell>
          <table:table-cell office:value-type="string">
            <text:p>干擾信號</text:p>
          </table:table-cell>
          <table:table-cell office:value-type="string">
            <text:p/>
          </table:table-cell>
          <table:table-cell office:value-type="string">
            <text:p>干扰信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03</text:p>
          </table:table-cell>
          <table:table-cell office:value-type="string">
            <text:p>interference source</text:p>
          </table:table-cell>
          <table:table-cell office:value-type="string">
            <text:p>干擾源</text:p>
          </table:table-cell>
          <table:table-cell office:value-type="string">
            <text:p/>
          </table:table-cell>
          <table:table-cell office:value-type="string">
            <text:p>干扰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04</text:p>
          </table:table-cell>
          <table:table-cell office:value-type="string">
            <text:p>interference voltage</text:p>
          </table:table-cell>
          <table:table-cell office:value-type="string">
            <text:p>干擾電壓</text:p>
          </table:table-cell>
          <table:table-cell office:value-type="string">
            <text:p/>
          </table:table-cell>
          <table:table-cell office:value-type="string">
            <text:p>干扰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05</text:p>
          </table:table-cell>
          <table:table-cell office:value-type="string">
            <text:p>interharmonic component</text:p>
          </table:table-cell>
          <table:table-cell office:value-type="string">
            <text:p>間諧波成分</text:p>
          </table:table-cell>
          <table:table-cell office:value-type="string">
            <text:p/>
          </table:table-cell>
          <table:table-cell office:value-type="string">
            <text:p>间谐波分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06</text:p>
          </table:table-cell>
          <table:table-cell office:value-type="string">
            <text:p>interleaved coil</text:p>
          </table:table-cell>
          <table:table-cell office:value-type="string">
            <text:p>交錯式線圈；糾結式線圈</text:p>
          </table:table-cell>
          <table:table-cell office:value-type="string">
            <text:p/>
          </table:table-cell>
          <table:table-cell office:value-type="string">
            <text:p>纠结线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07</text:p>
          </table:table-cell>
          <table:table-cell office:value-type="string">
            <text:p>interlock</text:p>
          </table:table-cell>
          <table:table-cell office:value-type="string">
            <text:p>互鎖；連鎖</text:p>
          </table:table-cell>
          <table:table-cell office:value-type="string">
            <text:p/>
          </table:table-cell>
          <table:table-cell office:value-type="string">
            <text:p>[触头]咬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08</text:p>
          </table:table-cell>
          <table:table-cell office:value-type="string">
            <text:p>interlock</text:p>
          </table:table-cell>
          <table:table-cell office:value-type="string">
            <text:p>互鎖；連鎖</text:p>
          </table:table-cell>
          <table:table-cell office:value-type="string">
            <text:p/>
          </table:table-cell>
          <table:table-cell office:value-type="string">
            <text:p>联锁装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09</text:p>
          </table:table-cell>
          <table:table-cell office:value-type="string">
            <text:p>interlock circuit</text:p>
          </table:table-cell>
          <table:table-cell office:value-type="string">
            <text:p>聯鎖電路</text:p>
          </table:table-cell>
          <table:table-cell office:value-type="string">
            <text:p/>
          </table:table-cell>
          <table:table-cell office:value-type="string">
            <text:p>联锁电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10</text:p>
          </table:table-cell>
          <table:table-cell office:value-type="string">
            <text:p>interlocking</text:p>
          </table:table-cell>
          <table:table-cell office:value-type="string">
            <text:p>互鎖</text:p>
          </table:table-cell>
          <table:table-cell office:value-type="string">
            <text:p/>
          </table:table-cell>
          <table:table-cell office:value-type="string">
            <text:p>联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11</text:p>
          </table:table-cell>
          <table:table-cell office:value-type="string">
            <text:p>interlocking device</text:p>
          </table:table-cell>
          <table:table-cell office:value-type="string">
            <text:p>連鎖裝置</text:p>
          </table:table-cell>
          <table:table-cell office:value-type="string">
            <text:p/>
          </table:table-cell>
          <table:table-cell office:value-type="string">
            <text:p>联锁机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12</text:p>
          </table:table-cell>
          <table:table-cell office:value-type="string">
            <text:p>interlocking relay</text:p>
          </table:table-cell>
          <table:table-cell office:value-type="string">
            <text:p>互鎖電驛</text:p>
          </table:table-cell>
          <table:table-cell office:value-type="string">
            <text:p/>
          </table:table-cell>
          <table:table-cell office:value-type="string">
            <text:p>联锁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13</text:p>
          </table:table-cell>
          <table:table-cell office:value-type="string">
            <text:p>intermediate neutron</text:p>
          </table:table-cell>
          <table:table-cell office:value-type="string">
            <text:p>中速中子</text:p>
          </table:table-cell>
          <table:table-cell office:value-type="string">
            <text:p/>
          </table:table-cell>
          <table:table-cell office:value-type="string">
            <text:p>中能中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14</text:p>
          </table:table-cell>
          <table:table-cell office:value-type="string">
            <text:p>intermediate-voltage winding</text:p>
          </table:table-cell>
          <table:table-cell office:value-type="string">
            <text:p>中壓線圈</text:p>
          </table:table-cell>
          <table:table-cell office:value-type="string">
            <text:p/>
          </table:table-cell>
          <table:table-cell office:value-type="string">
            <text:p>中压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15</text:p>
          </table:table-cell>
          <table:table-cell office:value-type="string">
            <text:p>intermittent discharge</text:p>
          </table:table-cell>
          <table:table-cell office:value-type="string">
            <text:p>間歇放電；斷續放電</text:p>
          </table:table-cell>
          <table:table-cell office:value-type="string">
            <text:p/>
          </table:table-cell>
          <table:table-cell office:value-type="string">
            <text:p>间歇放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16</text:p>
          </table:table-cell>
          <table:table-cell office:value-type="string">
            <text:p>intermittent duty</text:p>
          </table:table-cell>
          <table:table-cell office:value-type="string">
            <text:p>斷續工作制；間歇負載</text:p>
          </table:table-cell>
          <table:table-cell office:value-type="string">
            <text:p/>
          </table:table-cell>
          <table:table-cell office:value-type="string">
            <text:p>断续工作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17</text:p>
          </table:table-cell>
          <table:table-cell office:value-type="string">
            <text:p>intermittent failure</text:p>
          </table:table-cell>
          <table:table-cell office:value-type="string">
            <text:p>閒歇故障</text:p>
          </table:table-cell>
          <table:table-cell office:value-type="string">
            <text:p/>
          </table:table-cell>
          <table:table-cell office:value-type="string">
            <text:p>间歇失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18</text:p>
          </table:table-cell>
          <table:table-cell office:value-type="string">
            <text:p>intermittent fault</text:p>
          </table:table-cell>
          <table:table-cell office:value-type="string">
            <text:p>斷續故障；間歇故障</text:p>
          </table:table-cell>
          <table:table-cell office:value-type="string">
            <text:p/>
          </table:table-cell>
          <table:table-cell office:value-type="string">
            <text:p>间歇故障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19</text:p>
          </table:table-cell>
          <table:table-cell office:value-type="string">
            <text:p>intermittent flow</text:p>
          </table:table-cell>
          <table:table-cell office:value-type="string">
            <text:p>斷續流通</text:p>
          </table:table-cell>
          <table:table-cell office:value-type="string">
            <text:p/>
          </table:table-cell>
          <table:table-cell office:value-type="string">
            <text:p>断续流通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20</text:p>
          </table:table-cell>
          <table:table-cell office:value-type="string">
            <text:p>intermittent periodic duty</text:p>
          </table:table-cell>
          <table:table-cell office:value-type="string">
            <text:p>斷續周期工作方式</text:p>
          </table:table-cell>
          <table:table-cell office:value-type="string">
            <text:p/>
          </table:table-cell>
          <table:table-cell office:value-type="string">
            <text:p>断续周期工作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21</text:p>
          </table:table-cell>
          <table:table-cell office:value-type="string">
            <text:p>intermittent rating</text:p>
          </table:table-cell>
          <table:table-cell office:value-type="string">
            <text:p>斷續負載額定出力</text:p>
          </table:table-cell>
          <table:table-cell office:value-type="string">
            <text:p/>
          </table:table-cell>
          <table:table-cell office:value-type="string">
            <text:p>断续定额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22</text:p>
          </table:table-cell>
          <table:table-cell office:value-type="string">
            <text:p>internal conversion coefficient</text:p>
          </table:table-cell>
          <table:table-cell office:value-type="string">
            <text:p>內轉換係數</text:p>
          </table:table-cell>
          <table:table-cell office:value-type="string">
            <text:p/>
          </table:table-cell>
          <table:table-cell office:value-type="string">
            <text:p>内转换系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23</text:p>
          </table:table-cell>
          <table:table-cell office:value-type="string">
            <text:p>internal discharge</text:p>
          </table:table-cell>
          <table:table-cell office:value-type="string">
            <text:p>內部放電</text:p>
          </table:table-cell>
          <table:table-cell office:value-type="string">
            <text:p/>
          </table:table-cell>
          <table:table-cell office:value-type="string">
            <text:p>内部放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24</text:p>
          </table:table-cell>
          <table:table-cell office:value-type="string">
            <text:p>internal exposure</text:p>
          </table:table-cell>
          <table:table-cell office:value-type="string">
            <text:p>內部曝露</text:p>
          </table:table-cell>
          <table:table-cell office:value-type="string">
            <text:p/>
          </table:table-cell>
          <table:table-cell office:value-type="string">
            <text:p>内照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25</text:p>
          </table:table-cell>
          <table:table-cell office:value-type="string">
            <text:p>internal insulation</text:p>
          </table:table-cell>
          <table:table-cell office:value-type="string">
            <text:p>內部絕緣</text:p>
          </table:table-cell>
          <table:table-cell office:value-type="string">
            <text:p/>
          </table:table-cell>
          <table:table-cell office:value-type="string">
            <text:p>内绝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26</text:p>
          </table:table-cell>
          <table:table-cell office:value-type="string">
            <text:p>internally reflected component of daylight factor</text:p>
          </table:table-cell>
          <table:table-cell office:value-type="string">
            <text:p>晝光率的屋內反射成分</text:p>
          </table:table-cell>
          <table:table-cell office:value-type="string">
            <text:p/>
          </table:table-cell>
          <table:table-cell office:value-type="string">
            <text:p>昼光系数的内反射分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27</text:p>
          </table:table-cell>
          <table:table-cell office:value-type="string">
            <text:p>international standard</text:p>
          </table:table-cell>
          <table:table-cell office:value-type="string">
            <text:p>國際標準</text:p>
          </table:table-cell>
          <table:table-cell office:value-type="string">
            <text:p/>
          </table:table-cell>
          <table:table-cell office:value-type="string">
            <text:p>国际标准[器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28</text:p>
          </table:table-cell>
          <table:table-cell office:value-type="string">
            <text:p>interphase reactor</text:p>
          </table:table-cell>
          <table:table-cell office:value-type="string">
            <text:p>相間反應器</text:p>
          </table:table-cell>
          <table:table-cell office:value-type="string">
            <text:p/>
          </table:table-cell>
          <table:table-cell office:value-type="string">
            <text:p>平衡电抗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29</text:p>
          </table:table-cell>
          <table:table-cell office:value-type="string">
            <text:p>interphase transformer</text:p>
          </table:table-cell>
          <table:table-cell office:value-type="string">
            <text:p>相間變壓器；目位平衡器；吸收電抗器</text:p>
          </table:table-cell>
          <table:table-cell office:value-type="string">
            <text:p/>
          </table:table-cell>
          <table:table-cell office:value-type="string">
            <text:p>相间变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30</text:p>
          </table:table-cell>
          <table:table-cell office:value-type="string">
            <text:p>interreflection ratio</text:p>
          </table:table-cell>
          <table:table-cell office:value-type="string">
            <text:p>相互反射比</text:p>
          </table:table-cell>
          <table:table-cell office:value-type="string">
            <text:p/>
          </table:table-cell>
          <table:table-cell office:value-type="string">
            <text:p>内反射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31</text:p>
          </table:table-cell>
          <table:table-cell office:value-type="string">
            <text:p>interruption</text:p>
          </table:table-cell>
          <table:table-cell office:value-type="string">
            <text:p>停止；中斷；斷開；斷流；中斷期</text:p>
          </table:table-cell>
          <table:table-cell office:value-type="string">
            <text:p/>
          </table:table-cell>
          <table:table-cell office:value-type="string">
            <text:p>中断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32</text:p>
          </table:table-cell>
          <table:table-cell office:value-type="string">
            <text:p>interturn insulation</text:p>
          </table:table-cell>
          <table:table-cell office:value-type="string">
            <text:p>匝間絕緣</text:p>
          </table:table-cell>
          <table:table-cell office:value-type="string">
            <text:p/>
          </table:table-cell>
          <table:table-cell office:value-type="string">
            <text:p>匝间绝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33</text:p>
          </table:table-cell>
          <table:table-cell office:value-type="string">
            <text:p>intrinsic conduction</text:p>
          </table:table-cell>
          <table:table-cell office:value-type="string">
            <text:p>本質電導</text:p>
          </table:table-cell>
          <table:table-cell office:value-type="string">
            <text:p/>
          </table:table-cell>
          <table:table-cell office:value-type="string">
            <text:p>本征导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34</text:p>
          </table:table-cell>
          <table:table-cell office:value-type="string">
            <text:p>intrinsic error</text:p>
          </table:table-cell>
          <table:table-cell office:value-type="string">
            <text:p>基本誤差；固有誤差</text:p>
          </table:table-cell>
          <table:table-cell office:value-type="string">
            <text:p/>
          </table:table-cell>
          <table:table-cell office:value-type="string">
            <text:p>固有误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35</text:p>
          </table:table-cell>
          <table:table-cell office:value-type="string">
            <text:p>intrinsic safety</text:p>
          </table:table-cell>
          <table:table-cell office:value-type="string">
            <text:p>固有的安全性</text:p>
          </table:table-cell>
          <table:table-cell office:value-type="string">
            <text:p/>
          </table:table-cell>
          <table:table-cell office:value-type="string">
            <text:p>固有安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36</text:p>
          </table:table-cell>
          <table:table-cell office:value-type="string">
            <text:p>inverse</text:p>
          </table:table-cell>
          <table:table-cell office:value-type="string">
            <text:p>逆的；反數；反量；倒數；使倒轉</text:p>
          </table:table-cell>
          <table:table-cell office:value-type="string">
            <text:p/>
          </table:table-cell>
          <table:table-cell office:value-type="string">
            <text:p>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37</text:p>
          </table:table-cell>
          <table:table-cell office:value-type="string">
            <text:p>inverse Laplace transform</text:p>
          </table:table-cell>
          <table:table-cell office:value-type="string">
            <text:p>拉普拉斯逆變換</text:p>
          </table:table-cell>
          <table:table-cell office:value-type="string">
            <text:p/>
          </table:table-cell>
          <table:table-cell office:value-type="string">
            <text:p>拉普拉斯逆变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38</text:p>
          </table:table-cell>
          <table:table-cell office:value-type="string">
            <text:p>inverse time relay</text:p>
          </table:table-cell>
          <table:table-cell office:value-type="string">
            <text:p>反時限繼電器</text:p>
          </table:table-cell>
          <table:table-cell office:value-type="string">
            <text:p/>
          </table:table-cell>
          <table:table-cell office:value-type="string">
            <text:p>反时限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39</text:p>
          </table:table-cell>
          <table:table-cell office:value-type="string">
            <text:p>inversion layer</text:p>
          </table:table-cell>
          <table:table-cell office:value-type="string">
            <text:p>倒轉層</text:p>
          </table:table-cell>
          <table:table-cell office:value-type="string">
            <text:p/>
          </table:table-cell>
          <table:table-cell office:value-type="string">
            <text:p>反型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40</text:p>
          </table:table-cell>
          <table:table-cell office:value-type="string">
            <text:p>inverted</text:p>
          </table:table-cell>
          <table:table-cell office:value-type="string">
            <text:p>反的；逆的；倒轉的；反向的</text:p>
          </table:table-cell>
          <table:table-cell office:value-type="string">
            <text:p/>
          </table:table-cell>
          <table:table-cell office:value-type="string">
            <text:p>逆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41</text:p>
          </table:table-cell>
          <table:table-cell office:value-type="string">
            <text:p>inverter</text:p>
          </table:table-cell>
          <table:table-cell office:value-type="string">
            <text:p>反向器；反換（流）器</text:p>
          </table:table-cell>
          <table:table-cell office:value-type="string">
            <text:p/>
          </table:table-cell>
          <table:table-cell office:value-type="string">
            <text:p>逆变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42</text:p>
          </table:table-cell>
          <table:table-cell office:value-type="string">
            <text:p>involute core</text:p>
          </table:table-cell>
          <table:table-cell office:value-type="string">
            <text:p>漸開線鐵心</text:p>
          </table:table-cell>
          <table:table-cell office:value-type="string">
            <text:p/>
          </table:table-cell>
          <table:table-cell office:value-type="string">
            <text:p>渐开线铁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43</text:p>
          </table:table-cell>
          <table:table-cell office:value-type="string">
            <text:p>ion</text:p>
          </table:table-cell>
          <table:table-cell office:value-type="string">
            <text:p>離子</text:p>
          </table:table-cell>
          <table:table-cell office:value-type="string">
            <text:p/>
          </table:table-cell>
          <table:table-cell office:value-type="string">
            <text:p>离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44</text:p>
          </table:table-cell>
          <table:table-cell office:value-type="string">
            <text:p>ion accelerator</text:p>
          </table:table-cell>
          <table:table-cell office:value-type="string">
            <text:p>離子加速器</text:p>
          </table:table-cell>
          <table:table-cell office:value-type="string">
            <text:p/>
          </table:table-cell>
          <table:table-cell office:value-type="string">
            <text:p>离子加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45</text:p>
          </table:table-cell>
          <table:table-cell office:value-type="string">
            <text:p>ion activity</text:p>
          </table:table-cell>
          <table:table-cell office:value-type="string">
            <text:p>離子活性</text:p>
          </table:table-cell>
          <table:table-cell office:value-type="string">
            <text:p/>
          </table:table-cell>
          <table:table-cell office:value-type="string">
            <text:p>离子活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46</text:p>
          </table:table-cell>
          <table:table-cell office:value-type="string">
            <text:p>ion beam</text:p>
          </table:table-cell>
          <table:table-cell office:value-type="string">
            <text:p>離子束；離子注</text:p>
          </table:table-cell>
          <table:table-cell office:value-type="string">
            <text:p/>
          </table:table-cell>
          <table:table-cell office:value-type="string">
            <text:p>离子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47</text:p>
          </table:table-cell>
          <table:table-cell office:value-type="string">
            <text:p>ion collection time</text:p>
          </table:table-cell>
          <table:table-cell office:value-type="string">
            <text:p>離子收集時間</text:p>
          </table:table-cell>
          <table:table-cell office:value-type="string">
            <text:p/>
          </table:table-cell>
          <table:table-cell office:value-type="string">
            <text:p>离子收集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48</text:p>
          </table:table-cell>
          <table:table-cell office:value-type="string">
            <text:p>ion concentration</text:p>
          </table:table-cell>
          <table:table-cell office:value-type="string">
            <text:p>離子濃度</text:p>
          </table:table-cell>
          <table:table-cell office:value-type="string">
            <text:p/>
          </table:table-cell>
          <table:table-cell office:value-type="string">
            <text:p>离子浓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49</text:p>
          </table:table-cell>
          <table:table-cell office:value-type="string">
            <text:p>ion implantation</text:p>
          </table:table-cell>
          <table:table-cell office:value-type="string">
            <text:p>離子植入；離子注入</text:p>
          </table:table-cell>
          <table:table-cell office:value-type="string">
            <text:p/>
          </table:table-cell>
          <table:table-cell office:value-type="string">
            <text:p>离子注入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50</text:p>
          </table:table-cell>
          <table:table-cell office:value-type="string">
            <text:p>ion source</text:p>
          </table:table-cell>
          <table:table-cell office:value-type="string">
            <text:p>離子源</text:p>
          </table:table-cell>
          <table:table-cell office:value-type="string">
            <text:p/>
          </table:table-cell>
          <table:table-cell office:value-type="string">
            <text:p>离子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51</text:p>
          </table:table-cell>
          <table:table-cell office:value-type="string">
            <text:p>ionic conduction</text:p>
          </table:table-cell>
          <table:table-cell office:value-type="string">
            <text:p>離子傳導</text:p>
          </table:table-cell>
          <table:table-cell office:value-type="string">
            <text:p/>
          </table:table-cell>
          <table:table-cell office:value-type="string">
            <text:p>离子导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52</text:p>
          </table:table-cell>
          <table:table-cell office:value-type="string">
            <text:p>ionic current</text:p>
          </table:table-cell>
          <table:table-cell office:value-type="string">
            <text:p>離子電流</text:p>
          </table:table-cell>
          <table:table-cell office:value-type="string">
            <text:p/>
          </table:table-cell>
          <table:table-cell office:value-type="string">
            <text:p>离子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53</text:p>
          </table:table-cell>
          <table:table-cell office:value-type="string">
            <text:p>ionic strength</text:p>
          </table:table-cell>
          <table:table-cell office:value-type="string">
            <text:p>離子強度</text:p>
          </table:table-cell>
          <table:table-cell office:value-type="string">
            <text:p/>
          </table:table-cell>
          <table:table-cell office:value-type="string">
            <text:p>离子强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54</text:p>
          </table:table-cell>
          <table:table-cell office:value-type="string">
            <text:p>ionization</text:p>
          </table:table-cell>
          <table:table-cell office:value-type="string">
            <text:p>游離；電離（作用）；離子化</text:p>
          </table:table-cell>
          <table:table-cell office:value-type="string">
            <text:p/>
          </table:table-cell>
          <table:table-cell office:value-type="string">
            <text:p>电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55</text:p>
          </table:table-cell>
          <table:table-cell office:value-type="string">
            <text:p>ionization chamber</text:p>
          </table:table-cell>
          <table:table-cell office:value-type="string">
            <text:p>游離室</text:p>
          </table:table-cell>
          <table:table-cell office:value-type="string">
            <text:p/>
          </table:table-cell>
          <table:table-cell office:value-type="string">
            <text:p>电离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56</text:p>
          </table:table-cell>
          <table:table-cell office:value-type="string">
            <text:p>ionization current</text:p>
          </table:table-cell>
          <table:table-cell office:value-type="string">
            <text:p>游離電流</text:p>
          </table:table-cell>
          <table:table-cell office:value-type="string">
            <text:p/>
          </table:table-cell>
          <table:table-cell office:value-type="string">
            <text:p>电离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57</text:p>
          </table:table-cell>
          <table:table-cell office:value-type="string">
            <text:p>ionization detector</text:p>
          </table:table-cell>
          <table:table-cell office:value-type="string">
            <text:p>電離檢測器</text:p>
          </table:table-cell>
          <table:table-cell office:value-type="string">
            <text:p/>
          </table:table-cell>
          <table:table-cell office:value-type="string">
            <text:p>电离探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58</text:p>
          </table:table-cell>
          <table:table-cell office:value-type="string">
            <text:p>ionization energy</text:p>
          </table:table-cell>
          <table:table-cell office:value-type="string">
            <text:p>游離能（量）；電離能量</text:p>
          </table:table-cell>
          <table:table-cell office:value-type="string">
            <text:p/>
          </table:table-cell>
          <table:table-cell office:value-type="string">
            <text:p>电离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59</text:p>
          </table:table-cell>
          <table:table-cell office:value-type="string">
            <text:p>ionization event</text:p>
          </table:table-cell>
          <table:table-cell office:value-type="string">
            <text:p>游離事件</text:p>
          </table:table-cell>
          <table:table-cell office:value-type="string">
            <text:p/>
          </table:table-cell>
          <table:table-cell office:value-type="string">
            <text:p>电离事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60</text:p>
          </table:table-cell>
          <table:table-cell office:value-type="string">
            <text:p>ionization rate</text:p>
          </table:table-cell>
          <table:table-cell office:value-type="string">
            <text:p>游離率</text:p>
          </table:table-cell>
          <table:table-cell office:value-type="string">
            <text:p/>
          </table:table-cell>
          <table:table-cell office:value-type="string">
            <text:p>电离速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61</text:p>
          </table:table-cell>
          <table:table-cell office:value-type="string">
            <text:p>ionization track</text:p>
          </table:table-cell>
          <table:table-cell office:value-type="string">
            <text:p>游離行程；游離徑</text:p>
          </table:table-cell>
          <table:table-cell office:value-type="string">
            <text:p/>
          </table:table-cell>
          <table:table-cell office:value-type="string">
            <text:p>电离径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62</text:p>
          </table:table-cell>
          <table:table-cell office:value-type="string">
            <text:p>ionization voltage</text:p>
          </table:table-cell>
          <table:table-cell office:value-type="string">
            <text:p>游離電壓；電離電壓</text:p>
          </table:table-cell>
          <table:table-cell office:value-type="string">
            <text:p/>
          </table:table-cell>
          <table:table-cell office:value-type="string">
            <text:p>电离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63</text:p>
          </table:table-cell>
          <table:table-cell office:value-type="string">
            <text:p>ionizing radiation</text:p>
          </table:table-cell>
          <table:table-cell office:value-type="string">
            <text:p>游離輻射</text:p>
          </table:table-cell>
          <table:table-cell office:value-type="string">
            <text:p/>
          </table:table-cell>
          <table:table-cell office:value-type="string">
            <text:p>[致]电离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64</text:p>
          </table:table-cell>
          <table:table-cell office:value-type="string">
            <text:p>iron loss</text:p>
          </table:table-cell>
          <table:table-cell office:value-type="string">
            <text:p>鐵損</text:p>
          </table:table-cell>
          <table:table-cell office:value-type="string">
            <text:p/>
          </table:table-cell>
          <table:table-cell office:value-type="string">
            <text:p>铁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65</text:p>
          </table:table-cell>
          <table:table-cell office:value-type="string">
            <text:p>ironer</text:p>
          </table:table-cell>
          <table:table-cell office:value-type="string">
            <text:p>熨斗</text:p>
          </table:table-cell>
          <table:table-cell office:value-type="string">
            <text:p/>
          </table:table-cell>
          <table:table-cell office:value-type="string">
            <text:p>夹烫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66</text:p>
          </table:table-cell>
          <table:table-cell office:value-type="string">
            <text:p>irradiance</text:p>
          </table:table-cell>
          <table:table-cell office:value-type="string">
            <text:p>放射照度</text:p>
          </table:table-cell>
          <table:table-cell office:value-type="string">
            <text:p/>
          </table:table-cell>
          <table:table-cell office:value-type="string">
            <text:p>辐照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67</text:p>
          </table:table-cell>
          <table:table-cell office:value-type="string">
            <text:p>irradiation</text:p>
          </table:table-cell>
          <table:table-cell office:value-type="string">
            <text:p>照射；輻射</text:p>
          </table:table-cell>
          <table:table-cell office:value-type="string">
            <text:p/>
          </table:table-cell>
          <table:table-cell office:value-type="string">
            <text:p>辐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68</text:p>
          </table:table-cell>
          <table:table-cell office:value-type="string">
            <text:p>irradiation channel</text:p>
          </table:table-cell>
          <table:table-cell office:value-type="string">
            <text:p>照射通道</text:p>
          </table:table-cell>
          <table:table-cell office:value-type="string">
            <text:p/>
          </table:table-cell>
          <table:table-cell office:value-type="string">
            <text:p>辐照孔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69</text:p>
          </table:table-cell>
          <table:table-cell office:value-type="string">
            <text:p>irrotational field</text:p>
          </table:table-cell>
          <table:table-cell office:value-type="string">
            <text:p>非旋轉場</text:p>
          </table:table-cell>
          <table:table-cell office:value-type="string">
            <text:p/>
          </table:table-cell>
          <table:table-cell office:value-type="string">
            <text:p>无旋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70</text:p>
          </table:table-cell>
          <table:table-cell office:value-type="string">
            <text:p>isobar</text:p>
          </table:table-cell>
          <table:table-cell office:value-type="string">
            <text:p>同量異位素；等壓線</text:p>
          </table:table-cell>
          <table:table-cell office:value-type="string">
            <text:p/>
          </table:table-cell>
          <table:table-cell office:value-type="string">
            <text:p>同量异位素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71</text:p>
          </table:table-cell>
          <table:table-cell office:value-type="string">
            <text:p>isodose</text:p>
          </table:table-cell>
          <table:table-cell office:value-type="string">
            <text:p>等劑量</text:p>
          </table:table-cell>
          <table:table-cell office:value-type="string">
            <text:p/>
          </table:table-cell>
          <table:table-cell office:value-type="string">
            <text:p>等剂量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72</text:p>
          </table:table-cell>
          <table:table-cell office:value-type="string">
            <text:p>isodose curve</text:p>
          </table:table-cell>
          <table:table-cell office:value-type="string">
            <text:p>等劑量曲線</text:p>
          </table:table-cell>
          <table:table-cell office:value-type="string">
            <text:p/>
          </table:table-cell>
          <table:table-cell office:value-type="string">
            <text:p>等剂量曲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73</text:p>
          </table:table-cell>
          <table:table-cell office:value-type="string">
            <text:p>isolate</text:p>
          </table:table-cell>
          <table:table-cell office:value-type="string">
            <text:p>隔離；孤立；絕緣</text:p>
          </table:table-cell>
          <table:table-cell office:value-type="string">
            <text:p/>
          </table:table-cell>
          <table:table-cell office:value-type="string">
            <text:p>隔断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74</text:p>
          </table:table-cell>
          <table:table-cell office:value-type="string">
            <text:p>isolated neutral system</text:p>
          </table:table-cell>
          <table:table-cell office:value-type="string">
            <text:p>中性點絕緣制；中性點不接地系統</text:p>
          </table:table-cell>
          <table:table-cell office:value-type="string">
            <text:p/>
          </table:table-cell>
          <table:table-cell office:value-type="string">
            <text:p>中性点绝缘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75</text:p>
          </table:table-cell>
          <table:table-cell office:value-type="string">
            <text:p>isolating transformer</text:p>
          </table:table-cell>
          <table:table-cell office:value-type="string">
            <text:p>隔離變壓器</text:p>
          </table:table-cell>
          <table:table-cell office:value-type="string">
            <text:p/>
          </table:table-cell>
          <table:table-cell office:value-type="string">
            <text:p>隔离变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76</text:p>
          </table:table-cell>
          <table:table-cell office:value-type="string">
            <text:p>isolation</text:p>
          </table:table-cell>
          <table:table-cell office:value-type="string">
            <text:p>隔離；絕緣</text:p>
          </table:table-cell>
          <table:table-cell office:value-type="string">
            <text:p/>
          </table:table-cell>
          <table:table-cell office:value-type="string">
            <text:p>隔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77</text:p>
          </table:table-cell>
          <table:table-cell office:value-type="string">
            <text:p>isophase light</text:p>
          </table:table-cell>
          <table:table-cell office:value-type="string">
            <text:p>等相位燈</text:p>
          </table:table-cell>
          <table:table-cell office:value-type="string">
            <text:p/>
          </table:table-cell>
          <table:table-cell office:value-type="string">
            <text:p>等相灯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78</text:p>
          </table:table-cell>
          <table:table-cell office:value-type="string">
            <text:p>isotone</text:p>
          </table:table-cell>
          <table:table-cell office:value-type="string">
            <text:p>等中子核種</text:p>
          </table:table-cell>
          <table:table-cell office:value-type="string">
            <text:p/>
          </table:table-cell>
          <table:table-cell office:value-type="string">
            <text:p>同中子[异位]素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79</text:p>
          </table:table-cell>
          <table:table-cell office:value-type="string">
            <text:p>isotope</text:p>
          </table:table-cell>
          <table:table-cell office:value-type="string">
            <text:p>同位素</text:p>
          </table:table-cell>
          <table:table-cell office:value-type="string">
            <text:p/>
          </table:table-cell>
          <table:table-cell office:value-type="string">
            <text:p>同位素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80</text:p>
          </table:table-cell>
          <table:table-cell office:value-type="string">
            <text:p>isotropic</text:p>
          </table:table-cell>
          <table:table-cell office:value-type="string">
            <text:p>均質；各向同性；各向同性晶體</text:p>
          </table:table-cell>
          <table:table-cell office:value-type="string">
            <text:p/>
          </table:table-cell>
          <table:table-cell office:value-type="string">
            <text:p>各向同性[的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81</text:p>
          </table:table-cell>
          <table:table-cell office:value-type="string">
            <text:p>isotropic diffuse reflection</text:p>
          </table:table-cell>
          <table:table-cell office:value-type="string">
            <text:p>均勻擴散反射</text:p>
          </table:table-cell>
          <table:table-cell office:value-type="string">
            <text:p/>
          </table:table-cell>
          <table:table-cell office:value-type="string">
            <text:p>各向同性漫反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82</text:p>
          </table:table-cell>
          <table:table-cell office:value-type="string">
            <text:p>isotropic diffuse transmission</text:p>
          </table:table-cell>
          <table:table-cell office:value-type="string">
            <text:p>均勻擴散透射</text:p>
          </table:table-cell>
          <table:table-cell office:value-type="string">
            <text:p/>
          </table:table-cell>
          <table:table-cell office:value-type="string">
            <text:p>各向同性漫透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83</text:p>
          </table:table-cell>
          <table:table-cell office:value-type="string">
            <text:p>IT system</text:p>
          </table:table-cell>
          <table:table-cell office:value-type="string">
            <text:p>IT系統</text:p>
          </table:table-cell>
          <table:table-cell office:value-type="string">
            <text:p/>
          </table:table-cell>
          <table:table-cell office:value-type="string">
            <text:p>IT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84</text:p>
          </table:table-cell>
          <table:table-cell office:value-type="string">
            <text:p>iterated fission expectation</text:p>
          </table:table-cell>
          <table:table-cell office:value-type="string">
            <text:p>重分裂期待值</text:p>
          </table:table-cell>
          <table:table-cell office:value-type="string">
            <text:p/>
          </table:table-cell>
          <table:table-cell office:value-type="string">
            <text:p>迭代裂变期望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85</text:p>
          </table:table-cell>
          <table:table-cell office:value-type="string">
            <text:p>iterative impedance</text:p>
          </table:table-cell>
          <table:table-cell office:value-type="string">
            <text:p>累（複）接阻抗；迭接阻抗</text:p>
          </table:table-cell>
          <table:table-cell office:value-type="string">
            <text:p/>
          </table:table-cell>
          <table:table-cell office:value-type="string">
            <text:p>累接阻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86</text:p>
          </table:table-cell>
          <table:table-cell office:value-type="string">
            <text:p>jack</text:p>
          </table:table-cell>
          <table:table-cell office:value-type="string">
            <text:p>插座；插孔；彈簧開關；起重機；千斤頂；頂起</text:p>
          </table:table-cell>
          <table:table-cell office:value-type="string">
            <text:p/>
          </table:table-cell>
          <table:table-cell office:value-type="string">
            <text:p>插口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87</text:p>
          </table:table-cell>
          <table:table-cell office:value-type="string">
            <text:p>jack shaft</text:p>
          </table:table-cell>
          <table:table-cell office:value-type="string">
            <text:p>中間軸；轉動軸；起重器軸</text:p>
          </table:table-cell>
          <table:table-cell office:value-type="string">
            <text:p/>
          </table:table-cell>
          <table:table-cell office:value-type="string">
            <text:p>中间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88</text:p>
          </table:table-cell>
          <table:table-cell office:value-type="string">
            <text:p>jacket</text:p>
          </table:table-cell>
          <table:table-cell office:value-type="string">
            <text:p>護套</text:p>
          </table:table-cell>
          <table:table-cell office:value-type="string">
            <text:p/>
          </table:table-cell>
          <table:table-cell office:value-type="string">
            <text:p>外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89</text:p>
          </table:table-cell>
          <table:table-cell office:value-type="string">
            <text:p>Joule effect</text:p>
          </table:table-cell>
          <table:table-cell office:value-type="string">
            <text:p>焦耳效應</text:p>
          </table:table-cell>
          <table:table-cell office:value-type="string">
            <text:p/>
          </table:table-cell>
          <table:table-cell office:value-type="string">
            <text:p>焦耳效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90</text:p>
          </table:table-cell>
          <table:table-cell office:value-type="string">
            <text:p>journal bearing</text:p>
          </table:table-cell>
          <table:table-cell office:value-type="string">
            <text:p>軸頸軸承</text:p>
          </table:table-cell>
          <table:table-cell office:value-type="string">
            <text:p/>
          </table:table-cell>
          <table:table-cell office:value-type="string">
            <text:p>轴颈轴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91</text:p>
          </table:table-cell>
          <table:table-cell office:value-type="string">
            <text:p>jumper cable</text:p>
          </table:table-cell>
          <table:table-cell office:value-type="string">
            <text:p>跨接電纜；跳接電纜</text:p>
          </table:table-cell>
          <table:table-cell office:value-type="string">
            <text:p/>
          </table:table-cell>
          <table:table-cell office:value-type="string">
            <text:p>跨接电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92</text:p>
          </table:table-cell>
          <table:table-cell office:value-type="string">
            <text:p>junction</text:p>
          </table:table-cell>
          <table:table-cell office:value-type="string">
            <text:p>接合</text:p>
          </table:table-cell>
          <table:table-cell office:value-type="string">
            <text:p/>
          </table:table-cell>
          <table:table-cell office:value-type="string">
            <text:p>端接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93</text:p>
          </table:table-cell>
          <table:table-cell office:value-type="string">
            <text:p>junction</text:p>
          </table:table-cell>
          <table:table-cell office:value-type="string">
            <text:p>接合</text:p>
          </table:table-cell>
          <table:table-cell office:value-type="string">
            <text:p/>
          </table:table-cell>
          <table:table-cell office:value-type="string">
            <text:p>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94</text:p>
          </table:table-cell>
          <table:table-cell office:value-type="string">
            <text:p>junction box</text:p>
          </table:table-cell>
          <table:table-cell office:value-type="string">
            <text:p>接線盒；分線盒</text:p>
          </table:table-cell>
          <table:table-cell office:value-type="string">
            <text:p/>
          </table:table-cell>
          <table:table-cell office:value-type="string">
            <text:p>端接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95</text:p>
          </table:table-cell>
          <table:table-cell office:value-type="string">
            <text:p>Kelvin bridge</text:p>
          </table:table-cell>
          <table:table-cell office:value-type="string">
            <text:p>克耳文電橋</text:p>
          </table:table-cell>
          <table:table-cell office:value-type="string">
            <text:p/>
          </table:table-cell>
          <table:table-cell office:value-type="string">
            <text:p>开尔文电桥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96</text:p>
          </table:table-cell>
          <table:table-cell office:value-type="string">
            <text:p>kerma</text:p>
          </table:table-cell>
          <table:table-cell office:value-type="string">
            <text:p>克馬</text:p>
          </table:table-cell>
          <table:table-cell office:value-type="string">
            <text:p/>
          </table:table-cell>
          <table:table-cell office:value-type="string">
            <text:p>比释动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97</text:p>
          </table:table-cell>
          <table:table-cell office:value-type="string">
            <text:p>kerma rate</text:p>
          </table:table-cell>
          <table:table-cell office:value-type="string">
            <text:p>克馬率</text:p>
          </table:table-cell>
          <table:table-cell office:value-type="string">
            <text:p/>
          </table:table-cell>
          <table:table-cell office:value-type="string">
            <text:p>比释动能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98</text:p>
          </table:table-cell>
          <table:table-cell office:value-type="string">
            <text:p>Kerr effect</text:p>
          </table:table-cell>
          <table:table-cell office:value-type="string">
            <text:p>克爾效應</text:p>
          </table:table-cell>
          <table:table-cell office:value-type="string">
            <text:p/>
          </table:table-cell>
          <table:table-cell office:value-type="string">
            <text:p>克尔效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599</text:p>
          </table:table-cell>
          <table:table-cell office:value-type="string">
            <text:p>key</text:p>
          </table:table-cell>
          <table:table-cell office:value-type="string">
            <text:p>電鍵；鍵</text:p>
          </table:table-cell>
          <table:table-cell office:value-type="string">
            <text:p/>
          </table:table-cell>
          <table:table-cell office:value-type="string">
            <text:p>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00</text:p>
          </table:table-cell>
          <table:table-cell office:value-type="string">
            <text:p>kilogram</text:p>
          </table:table-cell>
          <table:table-cell office:value-type="string">
            <text:p>公斤</text:p>
          </table:table-cell>
          <table:table-cell office:value-type="string">
            <text:p/>
          </table:table-cell>
          <table:table-cell office:value-type="string">
            <text:p>千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01</text:p>
          </table:table-cell>
          <table:table-cell office:value-type="string">
            <text:p>kindling point</text:p>
          </table:table-cell>
          <table:table-cell office:value-type="string">
            <text:p>燃點</text:p>
          </table:table-cell>
          <table:table-cell office:value-type="string">
            <text:p/>
          </table:table-cell>
          <table:table-cell office:value-type="string">
            <text:p>燃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02</text:p>
          </table:table-cell>
          <table:table-cell office:value-type="string">
            <text:p>kinematic viscosity</text:p>
          </table:table-cell>
          <table:table-cell office:value-type="string">
            <text:p>動黏滯率</text:p>
          </table:table-cell>
          <table:table-cell office:value-type="string">
            <text:p/>
          </table:table-cell>
          <table:table-cell office:value-type="string">
            <text:p>运动黏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03</text:p>
          </table:table-cell>
          <table:table-cell office:value-type="string">
            <text:p>knee point voltage</text:p>
          </table:table-cell>
          <table:table-cell office:value-type="string">
            <text:p>拐點電壓</text:p>
          </table:table-cell>
          <table:table-cell office:value-type="string">
            <text:p/>
          </table:table-cell>
          <table:table-cell office:value-type="string">
            <text:p>拐点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04</text:p>
          </table:table-cell>
          <table:table-cell office:value-type="string">
            <text:p>knife switch</text:p>
          </table:table-cell>
          <table:table-cell office:value-type="string">
            <text:p>閘刀開關；刀形開關</text:p>
          </table:table-cell>
          <table:table-cell office:value-type="string">
            <text:p/>
          </table:table-cell>
          <table:table-cell office:value-type="string">
            <text:p>刀开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05</text:p>
          </table:table-cell>
          <table:table-cell office:value-type="string">
            <text:p>knob</text:p>
          </table:table-cell>
          <table:table-cell office:value-type="string">
            <text:p>旋鈕</text:p>
          </table:table-cell>
          <table:table-cell office:value-type="string">
            <text:p/>
          </table:table-cell>
          <table:table-cell office:value-type="string">
            <text:p>旋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06</text:p>
          </table:table-cell>
          <table:table-cell office:value-type="string">
            <text:p>knob insulator</text:p>
          </table:table-cell>
          <table:table-cell office:value-type="string">
            <text:p>旋鈕絕緣器；捻頭絕緣器；瓷柱絕緣器</text:p>
          </table:table-cell>
          <table:table-cell office:value-type="string">
            <text:p/>
          </table:table-cell>
          <table:table-cell office:value-type="string">
            <text:p>鼓形绝缘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07</text:p>
          </table:table-cell>
          <table:table-cell office:value-type="string">
            <text:p>Kraemer system</text:p>
          </table:table-cell>
          <table:table-cell office:value-type="string">
            <text:p>克雷莫調速系統</text:p>
          </table:table-cell>
          <table:table-cell office:value-type="string">
            <text:p/>
          </table:table-cell>
          <table:table-cell office:value-type="string">
            <text:p>克雷默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08</text:p>
          </table:table-cell>
          <table:table-cell office:value-type="string">
            <text:p>kraft paper</text:p>
          </table:table-cell>
          <table:table-cell office:value-type="string">
            <text:p>牛皮紙</text:p>
          </table:table-cell>
          <table:table-cell office:value-type="string">
            <text:p/>
          </table:table-cell>
          <table:table-cell office:value-type="string">
            <text:p>牛皮纸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09</text:p>
          </table:table-cell>
          <table:table-cell office:value-type="string">
            <text:p>laboratory reliability test</text:p>
          </table:table-cell>
          <table:table-cell office:value-type="string">
            <text:p>實驗室可靠度試驗</text:p>
          </table:table-cell>
          <table:table-cell office:value-type="string">
            <text:p/>
          </table:table-cell>
          <table:table-cell office:value-type="string">
            <text:p>试验室可靠性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10</text:p>
          </table:table-cell>
          <table:table-cell office:value-type="string">
            <text:p>lacquer</text:p>
          </table:table-cell>
          <table:table-cell office:value-type="string">
            <text:p>漆；塗漆；噴漆</text:p>
          </table:table-cell>
          <table:table-cell office:value-type="string">
            <text:p/>
          </table:table-cell>
          <table:table-cell office:value-type="string">
            <text:p>晾干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11</text:p>
          </table:table-cell>
          <table:table-cell office:value-type="string">
            <text:p>ladder network</text:p>
          </table:table-cell>
          <table:table-cell office:value-type="string">
            <text:p>梯形網路</text:p>
          </table:table-cell>
          <table:table-cell office:value-type="string">
            <text:p/>
          </table:table-cell>
          <table:table-cell office:value-type="string">
            <text:p>梯形网络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12</text:p>
          </table:table-cell>
          <table:table-cell office:value-type="string">
            <text:p>ladle</text:p>
          </table:table-cell>
          <table:table-cell office:value-type="string">
            <text:p>桶</text:p>
          </table:table-cell>
          <table:table-cell office:value-type="string">
            <text:p/>
          </table:table-cell>
          <table:table-cell office:value-type="string">
            <text:p>钢包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13</text:p>
          </table:table-cell>
          <table:table-cell office:value-type="string">
            <text:p>lag</text:p>
          </table:table-cell>
          <table:table-cell office:value-type="string">
            <text:p>滯後</text:p>
          </table:table-cell>
          <table:table-cell office:value-type="string">
            <text:p/>
          </table:table-cell>
          <table:table-cell office:value-type="string">
            <text:p>滞后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14</text:p>
          </table:table-cell>
          <table:table-cell office:value-type="string">
            <text:p>lagging</text:p>
          </table:table-cell>
          <table:table-cell office:value-type="string">
            <text:p>滯後</text:p>
          </table:table-cell>
          <table:table-cell office:value-type="string">
            <text:p/>
          </table:table-cell>
          <table:table-cell office:value-type="string">
            <text:p>护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15</text:p>
          </table:table-cell>
          <table:table-cell office:value-type="string">
            <text:p>Lambertian surface</text:p>
          </table:table-cell>
          <table:table-cell office:value-type="string">
            <text:p>均勻擴散面</text:p>
          </table:table-cell>
          <table:table-cell office:value-type="string">
            <text:p/>
          </table:table-cell>
          <table:table-cell office:value-type="string">
            <text:p>朗伯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16</text:p>
          </table:table-cell>
          <table:table-cell office:value-type="string">
            <text:p>laminated core</text:p>
          </table:table-cell>
          <table:table-cell office:value-type="string">
            <text:p>疊片鐵心</text:p>
          </table:table-cell>
          <table:table-cell office:value-type="string">
            <text:p/>
          </table:table-cell>
          <table:table-cell office:value-type="string">
            <text:p>叠片铁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17</text:p>
          </table:table-cell>
          <table:table-cell office:value-type="string">
            <text:p>laminated frame</text:p>
          </table:table-cell>
          <table:table-cell office:value-type="string">
            <text:p>疊片機座</text:p>
          </table:table-cell>
          <table:table-cell office:value-type="string">
            <text:p/>
          </table:table-cell>
          <table:table-cell office:value-type="string">
            <text:p>叠片机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18</text:p>
          </table:table-cell>
          <table:table-cell office:value-type="string">
            <text:p>laminated sheet</text:p>
          </table:table-cell>
          <table:table-cell office:value-type="string">
            <text:p>層壓板</text:p>
          </table:table-cell>
          <table:table-cell office:value-type="string">
            <text:p/>
          </table:table-cell>
          <table:table-cell office:value-type="string">
            <text:p>层压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19</text:p>
          </table:table-cell>
          <table:table-cell office:value-type="string">
            <text:p>lamination</text:p>
          </table:table-cell>
          <table:table-cell office:value-type="string">
            <text:p>疊片</text:p>
          </table:table-cell>
          <table:table-cell office:value-type="string">
            <text:p/>
          </table:table-cell>
          <table:table-cell office:value-type="string">
            <text:p>成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20</text:p>
          </table:table-cell>
          <table:table-cell office:value-type="string">
            <text:p>lamination insulation</text:p>
          </table:table-cell>
          <table:table-cell office:value-type="string">
            <text:p>疊片絕緣</text:p>
          </table:table-cell>
          <table:table-cell office:value-type="string">
            <text:p/>
          </table:table-cell>
          <table:table-cell office:value-type="string">
            <text:p>片间绝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21</text:p>
          </table:table-cell>
          <table:table-cell office:value-type="string">
            <text:p>lamp</text:p>
          </table:table-cell>
          <table:table-cell office:value-type="string">
            <text:p>燈</text:p>
          </table:table-cell>
          <table:table-cell office:value-type="string">
            <text:p/>
          </table:table-cell>
          <table:table-cell office:value-type="string">
            <text:p>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22</text:p>
          </table:table-cell>
          <table:table-cell office:value-type="string">
            <text:p>landing light</text:p>
          </table:table-cell>
          <table:table-cell office:value-type="string">
            <text:p>著陸燈；跑道燈</text:p>
          </table:table-cell>
          <table:table-cell office:value-type="string">
            <text:p/>
          </table:table-cell>
          <table:table-cell office:value-type="string">
            <text:p>着陆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23</text:p>
          </table:table-cell>
          <table:table-cell office:value-type="string">
            <text:p>lap winding</text:p>
          </table:table-cell>
          <table:table-cell office:value-type="string">
            <text:p>疊繞法；疊繞組；摺捲</text:p>
          </table:table-cell>
          <table:table-cell office:value-type="string">
            <text:p/>
          </table:table-cell>
          <table:table-cell office:value-type="string">
            <text:p>叠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24</text:p>
          </table:table-cell>
          <table:table-cell office:value-type="string">
            <text:p>Laplace transform</text:p>
          </table:table-cell>
          <table:table-cell office:value-type="string">
            <text:p>拉普拉斯變換</text:p>
          </table:table-cell>
          <table:table-cell office:value-type="string">
            <text:p/>
          </table:table-cell>
          <table:table-cell office:value-type="string">
            <text:p>拉普拉斯变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25</text:p>
          </table:table-cell>
          <table:table-cell office:value-type="string">
            <text:p>Laplacian</text:p>
          </table:table-cell>
          <table:table-cell office:value-type="string">
            <text:p>拉普拉斯算子；調合算子</text:p>
          </table:table-cell>
          <table:table-cell office:value-type="string">
            <text:p/>
          </table:table-cell>
          <table:table-cell office:value-type="string">
            <text:p>拉普拉斯算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26</text:p>
          </table:table-cell>
          <table:table-cell office:value-type="string">
            <text:p>lapping</text:p>
          </table:table-cell>
          <table:table-cell office:value-type="string">
            <text:p>搭接；重疊；余面；研磨；拋光；疊包；疊繞</text:p>
          </table:table-cell>
          <table:table-cell office:value-type="string">
            <text:p/>
          </table:table-cell>
          <table:table-cell office:value-type="string">
            <text:p>绕包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27</text:p>
          </table:table-cell>
          <table:table-cell office:value-type="string">
            <text:p>laser</text:p>
          </table:table-cell>
          <table:table-cell office:value-type="string">
            <text:p>雷射</text:p>
          </table:table-cell>
          <table:table-cell office:value-type="string">
            <text:p/>
          </table:table-cell>
          <table:table-cell office:value-type="string">
            <text:p>激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28</text:p>
          </table:table-cell>
          <table:table-cell office:value-type="string">
            <text:p>latching current</text:p>
          </table:table-cell>
          <table:table-cell office:value-type="string">
            <text:p>閉鎖電流；阻塞電流</text:p>
          </table:table-cell>
          <table:table-cell office:value-type="string">
            <text:p/>
          </table:table-cell>
          <table:table-cell office:value-type="string">
            <text:p>擎住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29</text:p>
          </table:table-cell>
          <table:table-cell office:value-type="string">
            <text:p>latent heat</text:p>
          </table:table-cell>
          <table:table-cell office:value-type="string">
            <text:p>潛熱</text:p>
          </table:table-cell>
          <table:table-cell office:value-type="string">
            <text:p/>
          </table:table-cell>
          <table:table-cell office:value-type="string">
            <text:p>潜热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30</text:p>
          </table:table-cell>
          <table:table-cell office:value-type="string">
            <text:p>latent time</text:p>
          </table:table-cell>
          <table:table-cell office:value-type="string">
            <text:p>潛伏時間</text:p>
          </table:table-cell>
          <table:table-cell office:value-type="string">
            <text:p/>
          </table:table-cell>
          <table:table-cell office:value-type="string">
            <text:p>滞后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31</text:p>
          </table:table-cell>
          <table:table-cell office:value-type="string">
            <text:p>lateral light</text:p>
          </table:table-cell>
          <table:table-cell office:value-type="string">
            <text:p>側面標誌燈</text:p>
          </table:table-cell>
          <table:table-cell office:value-type="string">
            <text:p/>
          </table:table-cell>
          <table:table-cell office:value-type="string">
            <text:p>横向灯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32</text:p>
          </table:table-cell>
          <table:table-cell office:value-type="string">
            <text:p>lateral mark</text:p>
          </table:table-cell>
          <table:table-cell office:value-type="string">
            <text:p>側面標誌</text:p>
          </table:table-cell>
          <table:table-cell office:value-type="string">
            <text:p/>
          </table:table-cell>
          <table:table-cell office:value-type="string">
            <text:p>横向标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33</text:p>
          </table:table-cell>
          <table:table-cell office:value-type="string">
            <text:p>latex</text:p>
          </table:table-cell>
          <table:table-cell office:value-type="string">
            <text:p>膠乳；乳狀液；乳汁</text:p>
          </table:table-cell>
          <table:table-cell office:value-type="string">
            <text:p/>
          </table:table-cell>
          <table:table-cell office:value-type="string">
            <text:p>乳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34</text:p>
          </table:table-cell>
          <table:table-cell office:value-type="string">
            <text:p>lattice</text:p>
          </table:table-cell>
          <table:table-cell office:value-type="string">
            <text:p>晶格；格子</text:p>
          </table:table-cell>
          <table:table-cell office:value-type="string">
            <text:p/>
          </table:table-cell>
          <table:table-cell office:value-type="string">
            <text:p>晶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35</text:p>
          </table:table-cell>
          <table:table-cell office:value-type="string">
            <text:p>lay ratio</text:p>
          </table:table-cell>
          <table:table-cell office:value-type="string">
            <text:p>扭鉸係數（鉸距和心線平均直徑的比）；節徑比</text:p>
          </table:table-cell>
          <table:table-cell office:value-type="string">
            <text:p/>
          </table:table-cell>
          <table:table-cell office:value-type="string">
            <text:p>节径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36</text:p>
          </table:table-cell>
          <table:table-cell office:value-type="string">
            <text:p>layer insulation</text:p>
          </table:table-cell>
          <table:table-cell office:value-type="string">
            <text:p>層間絕緣；層際絕緣</text:p>
          </table:table-cell>
          <table:table-cell office:value-type="string">
            <text:p/>
          </table:table-cell>
          <table:table-cell office:value-type="string">
            <text:p>层间绝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37</text:p>
          </table:table-cell>
          <table:table-cell office:value-type="string">
            <text:p>layout plan</text:p>
          </table:table-cell>
          <table:table-cell office:value-type="string">
            <text:p>佈局計劃；配置計劃</text:p>
          </table:table-cell>
          <table:table-cell office:value-type="string">
            <text:p/>
          </table:table-cell>
          <table:table-cell office:value-type="string">
            <text:p>布置图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38</text:p>
          </table:table-cell>
          <table:table-cell office:value-type="string">
            <text:p>lead</text:p>
          </table:table-cell>
          <table:table-cell office:value-type="string">
            <text:p>越前；領前；鉛</text:p>
          </table:table-cell>
          <table:table-cell office:value-type="string">
            <text:p/>
          </table:table-cell>
          <table:table-cell office:value-type="string">
            <text:p>超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39</text:p>
          </table:table-cell>
          <table:table-cell office:value-type="string">
            <text:p>lead covered cable</text:p>
          </table:table-cell>
          <table:table-cell office:value-type="string">
            <text:p>鉛包電纜</text:p>
          </table:table-cell>
          <table:table-cell office:value-type="string">
            <text:p/>
          </table:table-cell>
          <table:table-cell office:value-type="string">
            <text:p>铅包电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40</text:p>
          </table:table-cell>
          <table:table-cell office:value-type="string">
            <text:p>leading lights</text:p>
          </table:table-cell>
          <table:table-cell office:value-type="string">
            <text:p>引導燈</text:p>
          </table:table-cell>
          <table:table-cell office:value-type="string">
            <text:p/>
          </table:table-cell>
          <table:table-cell office:value-type="string">
            <text:p>导航标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41</text:p>
          </table:table-cell>
          <table:table-cell office:value-type="string">
            <text:p>leading marks</text:p>
          </table:table-cell>
          <table:table-cell office:value-type="string">
            <text:p>引導標誌</text:p>
          </table:table-cell>
          <table:table-cell office:value-type="string">
            <text:p/>
          </table:table-cell>
          <table:table-cell office:value-type="string">
            <text:p>方向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42</text:p>
          </table:table-cell>
          <table:table-cell office:value-type="string">
            <text:p>leak</text:p>
          </table:table-cell>
          <table:table-cell office:value-type="string">
            <text:p>滲漏；漏</text:p>
          </table:table-cell>
          <table:table-cell office:value-type="string">
            <text:p/>
          </table:table-cell>
          <table:table-cell office:value-type="string">
            <text:p>漏缝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43</text:p>
          </table:table-cell>
          <table:table-cell office:value-type="string">
            <text:p>leakage</text:p>
          </table:table-cell>
          <table:table-cell office:value-type="string">
            <text:p>漏電；漏磁</text:p>
          </table:table-cell>
          <table:table-cell office:value-type="string">
            <text:p/>
          </table:table-cell>
          <table:table-cell office:value-type="string">
            <text:p>漏液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44</text:p>
          </table:table-cell>
          <table:table-cell office:value-type="string">
            <text:p>leakage current</text:p>
          </table:table-cell>
          <table:table-cell office:value-type="string">
            <text:p>漏電流</text:p>
          </table:table-cell>
          <table:table-cell office:value-type="string">
            <text:p/>
          </table:table-cell>
          <table:table-cell office:value-type="string">
            <text:p>泄漏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45</text:p>
          </table:table-cell>
          <table:table-cell office:value-type="string">
            <text:p>leakage flux</text:p>
          </table:table-cell>
          <table:table-cell office:value-type="string">
            <text:p>漏磁通</text:p>
          </table:table-cell>
          <table:table-cell office:value-type="string">
            <text:p/>
          </table:table-cell>
          <table:table-cell office:value-type="string">
            <text:p>漏磁通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46</text:p>
          </table:table-cell>
          <table:table-cell office:value-type="string">
            <text:p>leakage permeance</text:p>
          </table:table-cell>
          <table:table-cell office:value-type="string">
            <text:p>漏磁導；漏導磁率</text:p>
          </table:table-cell>
          <table:table-cell office:value-type="string">
            <text:p/>
          </table:table-cell>
          <table:table-cell office:value-type="string">
            <text:p>漏磁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47</text:p>
          </table:table-cell>
          <table:table-cell office:value-type="string">
            <text:p>leakproof</text:p>
          </table:table-cell>
          <table:table-cell office:value-type="string">
            <text:p>防漏</text:p>
          </table:table-cell>
          <table:table-cell office:value-type="string">
            <text:p/>
          </table:table-cell>
          <table:table-cell office:value-type="string">
            <text:p>耐漏液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48</text:p>
          </table:table-cell>
          <table:table-cell office:value-type="string">
            <text:p>Leblanc connection</text:p>
          </table:table-cell>
          <table:table-cell office:value-type="string">
            <text:p>勒布朗克接線法</text:p>
          </table:table-cell>
          <table:table-cell office:value-type="string">
            <text:p/>
          </table:table-cell>
          <table:table-cell office:value-type="string">
            <text:p>勒布朗克联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49</text:p>
          </table:table-cell>
          <table:table-cell office:value-type="string">
            <text:p>lens spotlight</text:p>
          </table:table-cell>
          <table:table-cell office:value-type="string">
            <text:p>透鏡探照燈</text:p>
          </table:table-cell>
          <table:table-cell office:value-type="string">
            <text:p/>
          </table:table-cell>
          <table:table-cell office:value-type="string">
            <text:p>透镜式聚光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50</text:p>
          </table:table-cell>
          <table:table-cell office:value-type="string">
            <text:p>level gauge</text:p>
          </table:table-cell>
          <table:table-cell office:value-type="string">
            <text:p>準位規</text:p>
          </table:table-cell>
          <table:table-cell office:value-type="string">
            <text:p/>
          </table:table-cell>
          <table:table-cell office:value-type="string">
            <text:p>料位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51</text:p>
          </table:table-cell>
          <table:table-cell office:value-type="string">
            <text:p>lever switch</text:p>
          </table:table-cell>
          <table:table-cell office:value-type="string">
            <text:p>槓桿操縱開關</text:p>
          </table:table-cell>
          <table:table-cell office:value-type="string">
            <text:p/>
          </table:table-cell>
          <table:table-cell office:value-type="string">
            <text:p>倒扳开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52</text:p>
          </table:table-cell>
          <table:table-cell office:value-type="string">
            <text:p>life</text:p>
          </table:table-cell>
          <table:table-cell office:value-type="string">
            <text:p>生命；壽命</text:p>
          </table:table-cell>
          <table:table-cell office:value-type="string">
            <text:p/>
          </table:table-cell>
          <table:table-cell office:value-type="string">
            <text:p>寿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53</text:p>
          </table:table-cell>
          <table:table-cell office:value-type="string">
            <text:p>life test</text:p>
          </table:table-cell>
          <table:table-cell office:value-type="string">
            <text:p>壽命試驗</text:p>
          </table:table-cell>
          <table:table-cell office:value-type="string">
            <text:p/>
          </table:table-cell>
          <table:table-cell office:value-type="string">
            <text:p>寿命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54</text:p>
          </table:table-cell>
          <table:table-cell office:value-type="string">
            <text:p>lifting electromagnet</text:p>
          </table:table-cell>
          <table:table-cell office:value-type="string">
            <text:p>起重電磁鐵</text:p>
          </table:table-cell>
          <table:table-cell office:value-type="string">
            <text:p/>
          </table:table-cell>
          <table:table-cell office:value-type="string">
            <text:p>起重电磁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55</text:p>
          </table:table-cell>
          <table:table-cell office:value-type="string">
            <text:p>light</text:p>
          </table:table-cell>
          <table:table-cell office:value-type="string">
            <text:p>光；輕的</text:p>
          </table:table-cell>
          <table:table-cell office:value-type="string">
            <text:p/>
          </table:table-cell>
          <table:table-cell office:value-type="string">
            <text:p>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56</text:p>
          </table:table-cell>
          <table:table-cell office:value-type="string">
            <text:p>light</text:p>
          </table:table-cell>
          <table:table-cell office:value-type="string">
            <text:p>光；輕的</text:p>
          </table:table-cell>
          <table:table-cell office:value-type="string">
            <text:p/>
          </table:table-cell>
          <table:table-cell office:value-type="string">
            <text:p>光亮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57</text:p>
          </table:table-cell>
          <table:table-cell office:value-type="string">
            <text:p>light center</text:p>
          </table:table-cell>
          <table:table-cell office:value-type="string">
            <text:p>光心</text:p>
          </table:table-cell>
          <table:table-cell office:value-type="string">
            <text:p/>
          </table:table-cell>
          <table:table-cell office:value-type="string">
            <text:p>光中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58</text:p>
          </table:table-cell>
          <table:table-cell office:value-type="string">
            <text:p>light guide</text:p>
          </table:table-cell>
          <table:table-cell office:value-type="string">
            <text:p>光導</text:p>
          </table:table-cell>
          <table:table-cell office:value-type="string">
            <text:p/>
          </table:table-cell>
          <table:table-cell office:value-type="string">
            <text:p>光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59</text:p>
          </table:table-cell>
          <table:table-cell office:value-type="string">
            <text:p>light loss factor</text:p>
          </table:table-cell>
          <table:table-cell office:value-type="string">
            <text:p>光損耗因數</text:p>
          </table:table-cell>
          <table:table-cell office:value-type="string">
            <text:p/>
          </table:table-cell>
          <table:table-cell office:value-type="string">
            <text:p>光损失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60</text:p>
          </table:table-cell>
          <table:table-cell office:value-type="string">
            <text:p>light running</text:p>
          </table:table-cell>
          <table:table-cell office:value-type="string">
            <text:p>輕載運行</text:p>
          </table:table-cell>
          <table:table-cell office:value-type="string">
            <text:p/>
          </table:table-cell>
          <table:table-cell office:value-type="string">
            <text:p>单机运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61</text:p>
          </table:table-cell>
          <table:table-cell office:value-type="string">
            <text:p>light signal</text:p>
          </table:table-cell>
          <table:table-cell office:value-type="string">
            <text:p>燈火信號</text:p>
          </table:table-cell>
          <table:table-cell office:value-type="string">
            <text:p/>
          </table:table-cell>
          <table:table-cell office:value-type="string">
            <text:p>光信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62</text:p>
          </table:table-cell>
          <table:table-cell office:value-type="string">
            <text:p>light stimulus</text:p>
          </table:table-cell>
          <table:table-cell office:value-type="string">
            <text:p>光刺激；光激發</text:p>
          </table:table-cell>
          <table:table-cell office:value-type="string">
            <text:p/>
          </table:table-cell>
          <table:table-cell office:value-type="string">
            <text:p>光刺激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63</text:p>
          </table:table-cell>
          <table:table-cell office:value-type="string">
            <text:p>lighted buoy</text:p>
          </table:table-cell>
          <table:table-cell office:value-type="string">
            <text:p>燈浮標</text:p>
          </table:table-cell>
          <table:table-cell office:value-type="string">
            <text:p/>
          </table:table-cell>
          <table:table-cell office:value-type="string">
            <text:p>灯浮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64</text:p>
          </table:table-cell>
          <table:table-cell office:value-type="string">
            <text:p>lighthouse</text:p>
          </table:table-cell>
          <table:table-cell office:value-type="string">
            <text:p>旋轉光束；燈塔</text:p>
          </table:table-cell>
          <table:table-cell office:value-type="string">
            <text:p/>
          </table:table-cell>
          <table:table-cell office:value-type="string">
            <text:p>灯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65</text:p>
          </table:table-cell>
          <table:table-cell office:value-type="string">
            <text:p>lighting</text:p>
          </table:table-cell>
          <table:table-cell office:value-type="string">
            <text:p>照明；照相；點燈；閃電</text:p>
          </table:table-cell>
          <table:table-cell office:value-type="string">
            <text:p/>
          </table:table-cell>
          <table:table-cell office:value-type="string">
            <text:p>照明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66</text:p>
          </table:table-cell>
          <table:table-cell office:value-type="string">
            <text:p>lighting circuit</text:p>
          </table:table-cell>
          <table:table-cell office:value-type="string">
            <text:p>照明電路</text:p>
          </table:table-cell>
          <table:table-cell office:value-type="string">
            <text:p/>
          </table:table-cell>
          <table:table-cell office:value-type="string">
            <text:p>照明电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67</text:p>
          </table:table-cell>
          <table:table-cell office:value-type="string">
            <text:p>lighting technology</text:p>
          </table:table-cell>
          <table:table-cell office:value-type="string">
            <text:p>照明技術</text:p>
          </table:table-cell>
          <table:table-cell office:value-type="string">
            <text:p/>
          </table:table-cell>
          <table:table-cell office:value-type="string">
            <text:p>照明技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68</text:p>
          </table:table-cell>
          <table:table-cell office:value-type="string">
            <text:p>lightning current</text:p>
          </table:table-cell>
          <table:table-cell office:value-type="string">
            <text:p>雷電流</text:p>
          </table:table-cell>
          <table:table-cell office:value-type="string">
            <text:p/>
          </table:table-cell>
          <table:table-cell office:value-type="string">
            <text:p>雷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69</text:p>
          </table:table-cell>
          <table:table-cell office:value-type="string">
            <text:p>lightning impulse</text:p>
          </table:table-cell>
          <table:table-cell office:value-type="string">
            <text:p>閃電脈衝</text:p>
          </table:table-cell>
          <table:table-cell office:value-type="string">
            <text:p/>
          </table:table-cell>
          <table:table-cell office:value-type="string">
            <text:p>雷电冲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70</text:p>
          </table:table-cell>
          <table:table-cell office:value-type="string">
            <text:p>lightning surge</text:p>
          </table:table-cell>
          <table:table-cell office:value-type="string">
            <text:p>雷電突波；雷電過電壓</text:p>
          </table:table-cell>
          <table:table-cell office:value-type="string">
            <text:p/>
          </table:table-cell>
          <table:table-cell office:value-type="string">
            <text:p>雷电浪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71</text:p>
          </table:table-cell>
          <table:table-cell office:value-type="string">
            <text:p>limit switch</text:p>
          </table:table-cell>
          <table:table-cell office:value-type="string">
            <text:p>限制開關</text:p>
          </table:table-cell>
          <table:table-cell office:value-type="string">
            <text:p/>
          </table:table-cell>
          <table:table-cell office:value-type="string">
            <text:p>限位开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72</text:p>
          </table:table-cell>
          <table:table-cell office:value-type="string">
            <text:p>limitation</text:p>
          </table:table-cell>
          <table:table-cell office:value-type="string">
            <text:p>限制</text:p>
          </table:table-cell>
          <table:table-cell office:value-type="string">
            <text:p/>
          </table:table-cell>
          <table:table-cell office:value-type="string">
            <text:p>限幅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73</text:p>
          </table:table-cell>
          <table:table-cell office:value-type="string">
            <text:p>limiting current</text:p>
          </table:table-cell>
          <table:table-cell office:value-type="string">
            <text:p>限制電流</text:p>
          </table:table-cell>
          <table:table-cell office:value-type="string">
            <text:p/>
          </table:table-cell>
          <table:table-cell office:value-type="string">
            <text:p>极限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74</text:p>
          </table:table-cell>
          <table:table-cell office:value-type="string">
            <text:p>limiting temperature</text:p>
          </table:table-cell>
          <table:table-cell office:value-type="string">
            <text:p>限定溫度；極限溫度</text:p>
          </table:table-cell>
          <table:table-cell office:value-type="string">
            <text:p/>
          </table:table-cell>
          <table:table-cell office:value-type="string">
            <text:p>极限温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75</text:p>
          </table:table-cell>
          <table:table-cell office:value-type="string">
            <text:p>limiting value</text:p>
          </table:table-cell>
          <table:table-cell office:value-type="string">
            <text:p>極限值</text:p>
          </table:table-cell>
          <table:table-cell office:value-type="string">
            <text:p/>
          </table:table-cell>
          <table:table-cell office:value-type="string">
            <text:p>[极]限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76</text:p>
          </table:table-cell>
          <table:table-cell office:value-type="string">
            <text:p>limiting voltage</text:p>
          </table:table-cell>
          <table:table-cell office:value-type="string">
            <text:p>限制電壓</text:p>
          </table:table-cell>
          <table:table-cell office:value-type="string">
            <text:p/>
          </table:table-cell>
          <table:table-cell office:value-type="string">
            <text:p>极限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77</text:p>
          </table:table-cell>
          <table:table-cell office:value-type="string">
            <text:p>line</text:p>
          </table:table-cell>
          <table:table-cell office:value-type="string">
            <text:p>線；線路</text:p>
          </table:table-cell>
          <table:table-cell office:value-type="string">
            <text:p/>
          </table:table-cell>
          <table:table-cell office:value-type="string">
            <text:p>线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78</text:p>
          </table:table-cell>
          <table:table-cell office:value-type="string">
            <text:p>line contact</text:p>
          </table:table-cell>
          <table:table-cell office:value-type="string">
            <text:p>線接觸</text:p>
          </table:table-cell>
          <table:table-cell office:value-type="string">
            <text:p/>
          </table:table-cell>
          <table:table-cell office:value-type="string">
            <text:p>线接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79</text:p>
          </table:table-cell>
          <table:table-cell office:value-type="string">
            <text:p>line drop compensator</text:p>
          </table:table-cell>
          <table:table-cell office:value-type="string">
            <text:p>線路壓降補償器</text:p>
          </table:table-cell>
          <table:table-cell office:value-type="string">
            <text:p/>
          </table:table-cell>
          <table:table-cell office:value-type="string">
            <text:p>线路压降补偿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80</text:p>
          </table:table-cell>
          <table:table-cell office:value-type="string">
            <text:p>line feeder</text:p>
          </table:table-cell>
          <table:table-cell office:value-type="string">
            <text:p>饋電導線</text:p>
          </table:table-cell>
          <table:table-cell office:value-type="string">
            <text:p/>
          </table:table-cell>
          <table:table-cell office:value-type="string">
            <text:p>加强馈电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81</text:p>
          </table:table-cell>
          <table:table-cell office:value-type="string">
            <text:p>line integral</text:p>
          </table:table-cell>
          <table:table-cell office:value-type="string">
            <text:p>線積分</text:p>
          </table:table-cell>
          <table:table-cell office:value-type="string">
            <text:p/>
          </table:table-cell>
          <table:table-cell office:value-type="string">
            <text:p>线积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82</text:p>
          </table:table-cell>
          <table:table-cell office:value-type="string">
            <text:p>line of force</text:p>
          </table:table-cell>
          <table:table-cell office:value-type="string">
            <text:p>力線；磁力線</text:p>
          </table:table-cell>
          <table:table-cell office:value-type="string">
            <text:p/>
          </table:table-cell>
          <table:table-cell office:value-type="string">
            <text:p>力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83</text:p>
          </table:table-cell>
          <table:table-cell office:value-type="string">
            <text:p>line terminal</text:p>
          </table:table-cell>
          <table:table-cell office:value-type="string">
            <text:p>線路終端</text:p>
          </table:table-cell>
          <table:table-cell office:value-type="string">
            <text:p/>
          </table:table-cell>
          <table:table-cell office:value-type="string">
            <text:p>线路端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84</text:p>
          </table:table-cell>
          <table:table-cell office:value-type="string">
            <text:p>linear</text:p>
          </table:table-cell>
          <table:table-cell office:value-type="string">
            <text:p>線性的；直線的；線的</text:p>
          </table:table-cell>
          <table:table-cell office:value-type="string">
            <text:p/>
          </table:table-cell>
          <table:table-cell office:value-type="string">
            <text:p>线性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85</text:p>
          </table:table-cell>
          <table:table-cell office:value-type="string">
            <text:p>linear absorption coefficient</text:p>
          </table:table-cell>
          <table:table-cell office:value-type="string">
            <text:p>線性吸收係數</text:p>
          </table:table-cell>
          <table:table-cell office:value-type="string">
            <text:p/>
          </table:table-cell>
          <table:table-cell office:value-type="string">
            <text:p>线性吸收系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86</text:p>
          </table:table-cell>
          <table:table-cell office:value-type="string">
            <text:p>linear algebra</text:p>
          </table:table-cell>
          <table:table-cell office:value-type="string">
            <text:p>線性代數</text:p>
          </table:table-cell>
          <table:table-cell office:value-type="string">
            <text:p/>
          </table:table-cell>
          <table:table-cell office:value-type="string">
            <text:p>线性代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87</text:p>
          </table:table-cell>
          <table:table-cell office:value-type="string">
            <text:p>linear attenuation coefficient</text:p>
          </table:table-cell>
          <table:table-cell office:value-type="string">
            <text:p>直線衰減係數</text:p>
          </table:table-cell>
          <table:table-cell office:value-type="string">
            <text:p/>
          </table:table-cell>
          <table:table-cell office:value-type="string">
            <text:p>线性衰减系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88</text:p>
          </table:table-cell>
          <table:table-cell office:value-type="string">
            <text:p>linear detector</text:p>
          </table:table-cell>
          <table:table-cell office:value-type="string">
            <text:p>線性檢波器</text:p>
          </table:table-cell>
          <table:table-cell office:value-type="string">
            <text:p/>
          </table:table-cell>
          <table:table-cell office:value-type="string">
            <text:p>线性探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89</text:p>
          </table:table-cell>
          <table:table-cell office:value-type="string">
            <text:p>linear energy transfer</text:p>
          </table:table-cell>
          <table:table-cell office:value-type="string">
            <text:p>直線能量轉移</text:p>
          </table:table-cell>
          <table:table-cell office:value-type="string">
            <text:p/>
          </table:table-cell>
          <table:table-cell office:value-type="string">
            <text:p>传能线密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90</text:p>
          </table:table-cell>
          <table:table-cell office:value-type="string">
            <text:p>linear ion density</text:p>
          </table:table-cell>
          <table:table-cell office:value-type="string">
            <text:p>直線離子密度</text:p>
          </table:table-cell>
          <table:table-cell office:value-type="string">
            <text:p/>
          </table:table-cell>
          <table:table-cell office:value-type="string">
            <text:p>线离子密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91</text:p>
          </table:table-cell>
          <table:table-cell office:value-type="string">
            <text:p>linear ionization</text:p>
          </table:table-cell>
          <table:table-cell office:value-type="string">
            <text:p>直線游離</text:p>
          </table:table-cell>
          <table:table-cell office:value-type="string">
            <text:p/>
          </table:table-cell>
          <table:table-cell office:value-type="string">
            <text:p>线电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92</text:p>
          </table:table-cell>
          <table:table-cell office:value-type="string">
            <text:p>linear motor</text:p>
          </table:table-cell>
          <table:table-cell office:value-type="string">
            <text:p>線性電動機；線性馬達；直線電動機</text:p>
          </table:table-cell>
          <table:table-cell office:value-type="string">
            <text:p/>
          </table:table-cell>
          <table:table-cell office:value-type="string">
            <text:p>直线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93</text:p>
          </table:table-cell>
          <table:table-cell office:value-type="string">
            <text:p>linear reluctance motor</text:p>
          </table:table-cell>
          <table:table-cell office:value-type="string">
            <text:p>直線式磁阻電動機</text:p>
          </table:table-cell>
          <table:table-cell office:value-type="string">
            <text:p/>
          </table:table-cell>
          <table:table-cell office:value-type="string">
            <text:p>直线磁阻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94</text:p>
          </table:table-cell>
          <table:table-cell office:value-type="string">
            <text:p>linear system</text:p>
          </table:table-cell>
          <table:table-cell office:value-type="string">
            <text:p>線性系統</text:p>
          </table:table-cell>
          <table:table-cell office:value-type="string">
            <text:p/>
          </table:table-cell>
          <table:table-cell office:value-type="string">
            <text:p>线性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95</text:p>
          </table:table-cell>
          <table:table-cell office:value-type="string">
            <text:p>linearity error</text:p>
          </table:table-cell>
          <table:table-cell office:value-type="string">
            <text:p>線性誤差</text:p>
          </table:table-cell>
          <table:table-cell office:value-type="string">
            <text:p/>
          </table:table-cell>
          <table:table-cell office:value-type="string">
            <text:p>线性误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96</text:p>
          </table:table-cell>
          <table:table-cell office:value-type="string">
            <text:p>linearly dependent</text:p>
          </table:table-cell>
          <table:table-cell office:value-type="string">
            <text:p>線性相關</text:p>
          </table:table-cell>
          <table:table-cell office:value-type="string">
            <text:p/>
          </table:table-cell>
          <table:table-cell office:value-type="string">
            <text:p>线性相关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97</text:p>
          </table:table-cell>
          <table:table-cell office:value-type="string">
            <text:p>line-post insulator</text:p>
          </table:table-cell>
          <table:table-cell office:value-type="string">
            <text:p>裝腳型絕緣子</text:p>
          </table:table-cell>
          <table:table-cell office:value-type="string">
            <text:p/>
          </table:table-cell>
          <table:table-cell office:value-type="string">
            <text:p>线路柱式绝缘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98</text:p>
          </table:table-cell>
          <table:table-cell office:value-type="string">
            <text:p>liner</text:p>
          </table:table-cell>
          <table:table-cell office:value-type="string">
            <text:p>襯墊；襯料；襯套</text:p>
          </table:table-cell>
          <table:table-cell office:value-type="string">
            <text:p/>
          </table:table-cell>
          <table:table-cell office:value-type="string">
            <text:p>送丝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699</text:p>
          </table:table-cell>
          <table:table-cell office:value-type="string">
            <text:p>link</text:p>
          </table:table-cell>
          <table:table-cell office:value-type="string">
            <text:p>環；鏈；連接；連桿</text:p>
          </table:table-cell>
          <table:table-cell office:value-type="string">
            <text:p/>
          </table:table-cell>
          <table:table-cell office:value-type="string">
            <text:p>连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00</text:p>
          </table:table-cell>
          <table:table-cell office:value-type="string">
            <text:p>liquid counter tube</text:p>
          </table:table-cell>
          <table:table-cell office:value-type="string">
            <text:p>液體計數器管</text:p>
          </table:table-cell>
          <table:table-cell office:value-type="string">
            <text:p/>
          </table:table-cell>
          <table:table-cell office:value-type="string">
            <text:p>液体计数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01</text:p>
          </table:table-cell>
          <table:table-cell office:value-type="string">
            <text:p>liquid crystal display</text:p>
          </table:table-cell>
          <table:table-cell office:value-type="string">
            <text:p>液晶顯示器</text:p>
          </table:table-cell>
          <table:table-cell office:value-type="string">
            <text:p/>
          </table:table-cell>
          <table:table-cell office:value-type="string">
            <text:p>液晶显示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02</text:p>
          </table:table-cell>
          <table:table-cell office:value-type="string">
            <text:p>liquid-wall ionization chamber</text:p>
          </table:table-cell>
          <table:table-cell office:value-type="string">
            <text:p>液壁游離腔</text:p>
          </table:table-cell>
          <table:table-cell office:value-type="string">
            <text:p/>
          </table:table-cell>
          <table:table-cell office:value-type="string">
            <text:p>液体壁电离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03</text:p>
          </table:table-cell>
          <table:table-cell office:value-type="string">
            <text:p>live</text:p>
          </table:table-cell>
          <table:table-cell office:value-type="string">
            <text:p>有電的；帶電的；有效的；放射性的；活動的</text:p>
          </table:table-cell>
          <table:table-cell office:value-type="string">
            <text:p/>
          </table:table-cell>
          <table:table-cell office:value-type="string">
            <text:p>带电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04</text:p>
          </table:table-cell>
          <table:table-cell office:value-type="string">
            <text:p>live part</text:p>
          </table:table-cell>
          <table:table-cell office:value-type="string">
            <text:p>轉動部分；帶電部分</text:p>
          </table:table-cell>
          <table:table-cell office:value-type="string">
            <text:p/>
          </table:table-cell>
          <table:table-cell office:value-type="string">
            <text:p>带电部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05</text:p>
          </table:table-cell>
          <table:table-cell office:value-type="string">
            <text:p>live tank circuit breaker</text:p>
          </table:table-cell>
          <table:table-cell office:value-type="string">
            <text:p>活（油）槽斷路器</text:p>
          </table:table-cell>
          <table:table-cell office:value-type="string">
            <text:p/>
          </table:table-cell>
          <table:table-cell office:value-type="string">
            <text:p>带电箱壳断路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06</text:p>
          </table:table-cell>
          <table:table-cell office:value-type="string">
            <text:p>live time</text:p>
          </table:table-cell>
          <table:table-cell office:value-type="string">
            <text:p>活動時間</text:p>
          </table:table-cell>
          <table:table-cell office:value-type="string">
            <text:p/>
          </table:table-cell>
          <table:table-cell office:value-type="string">
            <text:p>活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07</text:p>
          </table:table-cell>
          <table:table-cell office:value-type="string">
            <text:p>load</text:p>
          </table:table-cell>
          <table:table-cell office:value-type="string">
            <text:p>負載</text:p>
          </table:table-cell>
          <table:table-cell office:value-type="string">
            <text:p/>
          </table:table-cell>
          <table:table-cell office:value-type="string">
            <text:p>负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08</text:p>
          </table:table-cell>
          <table:table-cell office:value-type="string">
            <text:p>load admittance</text:p>
          </table:table-cell>
          <table:table-cell office:value-type="string">
            <text:p>負載導納</text:p>
          </table:table-cell>
          <table:table-cell office:value-type="string">
            <text:p/>
          </table:table-cell>
          <table:table-cell office:value-type="string">
            <text:p>负载导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09</text:p>
          </table:table-cell>
          <table:table-cell office:value-type="string">
            <text:p>load angle</text:p>
          </table:table-cell>
          <table:table-cell office:value-type="string">
            <text:p>轉矩角；負載角</text:p>
          </table:table-cell>
          <table:table-cell office:value-type="string">
            <text:p/>
          </table:table-cell>
          <table:table-cell office:value-type="string">
            <text:p>功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10</text:p>
          </table:table-cell>
          <table:table-cell office:value-type="string">
            <text:p>load characteristic</text:p>
          </table:table-cell>
          <table:table-cell office:value-type="string">
            <text:p>負載特性</text:p>
          </table:table-cell>
          <table:table-cell office:value-type="string">
            <text:p/>
          </table:table-cell>
          <table:table-cell office:value-type="string">
            <text:p>负载特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11</text:p>
          </table:table-cell>
          <table:table-cell office:value-type="string">
            <text:p>load impedance</text:p>
          </table:table-cell>
          <table:table-cell office:value-type="string">
            <text:p>負載阻抗</text:p>
          </table:table-cell>
          <table:table-cell office:value-type="string">
            <text:p/>
          </table:table-cell>
          <table:table-cell office:value-type="string">
            <text:p>负载阻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12</text:p>
          </table:table-cell>
          <table:table-cell office:value-type="string">
            <text:p>load line</text:p>
          </table:table-cell>
          <table:table-cell office:value-type="string">
            <text:p>負載線；加感線路</text:p>
          </table:table-cell>
          <table:table-cell office:value-type="string">
            <text:p/>
          </table:table-cell>
          <table:table-cell office:value-type="string">
            <text:p>负载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13</text:p>
          </table:table-cell>
          <table:table-cell office:value-type="string">
            <text:p>load loss</text:p>
          </table:table-cell>
          <table:table-cell office:value-type="string">
            <text:p>負載損失</text:p>
          </table:table-cell>
          <table:table-cell office:value-type="string">
            <text:p/>
          </table:table-cell>
          <table:table-cell office:value-type="string">
            <text:p>负载损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14</text:p>
          </table:table-cell>
          <table:table-cell office:value-type="string">
            <text:p>load reduction</text:p>
          </table:table-cell>
          <table:table-cell office:value-type="string">
            <text:p>減載；負載減少；減負載</text:p>
          </table:table-cell>
          <table:table-cell office:value-type="string">
            <text:p/>
          </table:table-cell>
          <table:table-cell office:value-type="string">
            <text:p>减负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15</text:p>
          </table:table-cell>
          <table:table-cell office:value-type="string">
            <text:p>load speed</text:p>
          </table:table-cell>
          <table:table-cell office:value-type="string">
            <text:p>負載轉速；負載速度</text:p>
          </table:table-cell>
          <table:table-cell office:value-type="string">
            <text:p/>
          </table:table-cell>
          <table:table-cell office:value-type="string">
            <text:p>负载转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16</text:p>
          </table:table-cell>
          <table:table-cell office:value-type="string">
            <text:p>load test</text:p>
          </table:table-cell>
          <table:table-cell office:value-type="string">
            <text:p>負載試驗</text:p>
          </table:table-cell>
          <table:table-cell office:value-type="string">
            <text:p/>
          </table:table-cell>
          <table:table-cell office:value-type="string">
            <text:p>负载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17</text:p>
          </table:table-cell>
          <table:table-cell office:value-type="string">
            <text:p>load torque</text:p>
          </table:table-cell>
          <table:table-cell office:value-type="string">
            <text:p>負載轉矩</text:p>
          </table:table-cell>
          <table:table-cell office:value-type="string">
            <text:p/>
          </table:table-cell>
          <table:table-cell office:value-type="string">
            <text:p>负载转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18</text:p>
          </table:table-cell>
          <table:table-cell office:value-type="string">
            <text:p>load voltage</text:p>
          </table:table-cell>
          <table:table-cell office:value-type="string">
            <text:p>負載電壓</text:p>
          </table:table-cell>
          <table:table-cell office:value-type="string">
            <text:p/>
          </table:table-cell>
          <table:table-cell office:value-type="string">
            <text:p>负载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19</text:p>
          </table:table-cell>
          <table:table-cell office:value-type="string">
            <text:p>loading</text:p>
          </table:table-cell>
          <table:table-cell office:value-type="string">
            <text:p>加負載；加（電）感；裝載</text:p>
          </table:table-cell>
          <table:table-cell office:value-type="string">
            <text:p/>
          </table:table-cell>
          <table:table-cell office:value-type="string">
            <text:p>加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20</text:p>
          </table:table-cell>
          <table:table-cell office:value-type="string">
            <text:p>loading</text:p>
          </table:table-cell>
          <table:table-cell office:value-type="string">
            <text:p>加負載；加（電）感；裝載</text:p>
          </table:table-cell>
          <table:table-cell office:value-type="string">
            <text:p/>
          </table:table-cell>
          <table:table-cell office:value-type="string">
            <text:p>装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21</text:p>
          </table:table-cell>
          <table:table-cell office:value-type="string">
            <text:p>local control</text:p>
          </table:table-cell>
          <table:table-cell office:value-type="string">
            <text:p>局部控制</text:p>
          </table:table-cell>
          <table:table-cell office:value-type="string">
            <text:p/>
          </table:table-cell>
          <table:table-cell office:value-type="string">
            <text:p>就地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22</text:p>
          </table:table-cell>
          <table:table-cell office:value-type="string">
            <text:p>localized lighting</text:p>
          </table:table-cell>
          <table:table-cell office:value-type="string">
            <text:p>局部化照明</text:p>
          </table:table-cell>
          <table:table-cell office:value-type="string">
            <text:p/>
          </table:table-cell>
          <table:table-cell office:value-type="string">
            <text:p>局部照明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23</text:p>
          </table:table-cell>
          <table:table-cell office:value-type="string">
            <text:p>lock chamber</text:p>
          </table:table-cell>
          <table:table-cell office:value-type="string">
            <text:p>閘廂；（船閘）閘室</text:p>
          </table:table-cell>
          <table:table-cell office:value-type="string">
            <text:p/>
          </table:table-cell>
          <table:table-cell office:value-type="string">
            <text:p>闸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24</text:p>
          </table:table-cell>
          <table:table-cell office:value-type="string">
            <text:p>locked rotor test</text:p>
          </table:table-cell>
          <table:table-cell office:value-type="string">
            <text:p>堵轉（子）試驗</text:p>
          </table:table-cell>
          <table:table-cell office:value-type="string">
            <text:p/>
          </table:table-cell>
          <table:table-cell office:value-type="string">
            <text:p>堵转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25</text:p>
          </table:table-cell>
          <table:table-cell office:value-type="string">
            <text:p>locomotive</text:p>
          </table:table-cell>
          <table:table-cell office:value-type="string">
            <text:p>火車</text:p>
          </table:table-cell>
          <table:table-cell office:value-type="string">
            <text:p/>
          </table:table-cell>
          <table:table-cell office:value-type="string">
            <text:p>机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26</text:p>
          </table:table-cell>
          <table:table-cell office:value-type="string">
            <text:p>logarithmic decrement</text:p>
          </table:table-cell>
          <table:table-cell office:value-type="string">
            <text:p>對數減輻（率）</text:p>
          </table:table-cell>
          <table:table-cell office:value-type="string">
            <text:p/>
          </table:table-cell>
          <table:table-cell office:value-type="string">
            <text:p>对数减缩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27</text:p>
          </table:table-cell>
          <table:table-cell office:value-type="string">
            <text:p>logarithmic gain</text:p>
          </table:table-cell>
          <table:table-cell office:value-type="string">
            <text:p>對數增益</text:p>
          </table:table-cell>
          <table:table-cell office:value-type="string">
            <text:p/>
          </table:table-cell>
          <table:table-cell office:value-type="string">
            <text:p>对数增益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28</text:p>
          </table:table-cell>
          <table:table-cell office:value-type="string">
            <text:p>logic diagram</text:p>
          </table:table-cell>
          <table:table-cell office:value-type="string">
            <text:p>邏輯圖</text:p>
          </table:table-cell>
          <table:table-cell office:value-type="string">
            <text:p/>
          </table:table-cell>
          <table:table-cell office:value-type="string">
            <text:p>逻辑图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29</text:p>
          </table:table-cell>
          <table:table-cell office:value-type="string">
            <text:p>logic system</text:p>
          </table:table-cell>
          <table:table-cell office:value-type="string">
            <text:p>邏輯系統</text:p>
          </table:table-cell>
          <table:table-cell office:value-type="string">
            <text:p/>
          </table:table-cell>
          <table:table-cell office:value-type="string">
            <text:p>逻辑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30</text:p>
          </table:table-cell>
          <table:table-cell office:value-type="string">
            <text:p>long arc lamp</text:p>
          </table:table-cell>
          <table:table-cell office:value-type="string">
            <text:p>長弧光燈</text:p>
          </table:table-cell>
          <table:table-cell office:value-type="string">
            <text:p/>
          </table:table-cell>
          <table:table-cell office:value-type="string">
            <text:p>长弧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31</text:p>
          </table:table-cell>
          <table:table-cell office:value-type="string">
            <text:p>longitudinal wave</text:p>
          </table:table-cell>
          <table:table-cell office:value-type="string">
            <text:p>縱波</text:p>
          </table:table-cell>
          <table:table-cell office:value-type="string">
            <text:p/>
          </table:table-cell>
          <table:table-cell office:value-type="string">
            <text:p>纵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32</text:p>
          </table:table-cell>
          <table:table-cell office:value-type="string">
            <text:p>loop</text:p>
          </table:table-cell>
          <table:table-cell office:value-type="string">
            <text:p>迴路（線）；循環；環；環路</text:p>
          </table:table-cell>
          <table:table-cell office:value-type="string">
            <text:p/>
          </table:table-cell>
          <table:table-cell office:value-type="string">
            <text:p>半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33</text:p>
          </table:table-cell>
          <table:table-cell office:value-type="string">
            <text:p>loss</text:p>
          </table:table-cell>
          <table:table-cell office:value-type="string">
            <text:p>損失；耗損</text:p>
          </table:table-cell>
          <table:table-cell office:value-type="string">
            <text:p/>
          </table:table-cell>
          <table:table-cell office:value-type="string">
            <text:p>损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34</text:p>
          </table:table-cell>
          <table:table-cell office:value-type="string">
            <text:p>loss angle</text:p>
          </table:table-cell>
          <table:table-cell office:value-type="string">
            <text:p>損失角；衰減角</text:p>
          </table:table-cell>
          <table:table-cell office:value-type="string">
            <text:p/>
          </table:table-cell>
          <table:table-cell office:value-type="string">
            <text:p>损耗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35</text:p>
          </table:table-cell>
          <table:table-cell office:value-type="string">
            <text:p>loss ratio</text:p>
          </table:table-cell>
          <table:table-cell office:value-type="string">
            <text:p>損失比</text:p>
          </table:table-cell>
          <table:table-cell office:value-type="string">
            <text:p/>
          </table:table-cell>
          <table:table-cell office:value-type="string">
            <text:p>损耗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36</text:p>
          </table:table-cell>
          <table:table-cell office:value-type="string">
            <text:p>louver</text:p>
          </table:table-cell>
          <table:table-cell office:value-type="string">
            <text:p>遮光體；百葉窗</text:p>
          </table:table-cell>
          <table:table-cell office:value-type="string">
            <text:p/>
          </table:table-cell>
          <table:table-cell office:value-type="string">
            <text:p>漫射格网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37</text:p>
          </table:table-cell>
          <table:table-cell office:value-type="string">
            <text:p>low frequency</text:p>
          </table:table-cell>
          <table:table-cell office:value-type="string">
            <text:p>低頻（率）</text:p>
          </table:table-cell>
          <table:table-cell office:value-type="string">
            <text:p/>
          </table:table-cell>
          <table:table-cell office:value-type="string">
            <text:p>低频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38</text:p>
          </table:table-cell>
          <table:table-cell office:value-type="string">
            <text:p>low voltage</text:p>
          </table:table-cell>
          <table:table-cell office:value-type="string">
            <text:p>低（電）壓</text:p>
          </table:table-cell>
          <table:table-cell office:value-type="string">
            <text:p/>
          </table:table-cell>
          <table:table-cell office:value-type="string">
            <text:p>低[电]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39</text:p>
          </table:table-cell>
          <table:table-cell office:value-type="string">
            <text:p>low-pass filter</text:p>
          </table:table-cell>
          <table:table-cell office:value-type="string">
            <text:p>低通濾波器</text:p>
          </table:table-cell>
          <table:table-cell office:value-type="string">
            <text:p/>
          </table:table-cell>
          <table:table-cell office:value-type="string">
            <text:p>低通滤波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40</text:p>
          </table:table-cell>
          <table:table-cell office:value-type="string">
            <text:p>low-voltage winding</text:p>
          </table:table-cell>
          <table:table-cell office:value-type="string">
            <text:p>低壓繞組；低壓線圈</text:p>
          </table:table-cell>
          <table:table-cell office:value-type="string">
            <text:p/>
          </table:table-cell>
          <table:table-cell office:value-type="string">
            <text:p>低压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41</text:p>
          </table:table-cell>
          <table:table-cell office:value-type="string">
            <text:p>luminaire efficiency</text:p>
          </table:table-cell>
          <table:table-cell office:value-type="string">
            <text:p>發光效率；照明器效率；燈具效率</text:p>
          </table:table-cell>
          <table:table-cell office:value-type="string">
            <text:p/>
          </table:table-cell>
          <table:table-cell office:value-type="string">
            <text:p>灯具效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42</text:p>
          </table:table-cell>
          <table:table-cell office:value-type="string">
            <text:p>luminaire guard</text:p>
          </table:table-cell>
          <table:table-cell office:value-type="string">
            <text:p>照明器具防護罩</text:p>
          </table:table-cell>
          <table:table-cell office:value-type="string">
            <text:p/>
          </table:table-cell>
          <table:table-cell office:value-type="string">
            <text:p>灯具防护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43</text:p>
          </table:table-cell>
          <table:table-cell office:value-type="string">
            <text:p>luminance</text:p>
          </table:table-cell>
          <table:table-cell office:value-type="string">
            <text:p>亮度；輝度；發光度</text:p>
          </table:table-cell>
          <table:table-cell office:value-type="string">
            <text:p/>
          </table:table-cell>
          <table:table-cell office:value-type="string">
            <text:p>亮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44</text:p>
          </table:table-cell>
          <table:table-cell office:value-type="string">
            <text:p>luminance difference threshold</text:p>
          </table:table-cell>
          <table:table-cell office:value-type="string">
            <text:p>亮度識別閾</text:p>
          </table:table-cell>
          <table:table-cell office:value-type="string">
            <text:p/>
          </table:table-cell>
          <table:table-cell office:value-type="string">
            <text:p>光亮度差阈</text:p>
          </table:table-cell>
          <table:table-cell office:value-type="string">
            <text:p>2016-04-18</text:p>
          </table:table-cell>
        </table:table-row>
        <table:table-row>
          <table:table-cell office:value-type="string">
            <text:p>1253745</text:p>
          </table:table-cell>
          <table:table-cell office:value-type="string">
            <text:p>luminance factor</text:p>
          </table:table-cell>
          <table:table-cell office:value-type="string">
            <text:p>亮度因數</text:p>
          </table:table-cell>
          <table:table-cell office:value-type="string">
            <text:p/>
          </table:table-cell>
          <table:table-cell office:value-type="string">
            <text:p>亮度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46</text:p>
          </table:table-cell>
          <table:table-cell office:value-type="string">
            <text:p>luminance meter</text:p>
          </table:table-cell>
          <table:table-cell office:value-type="string">
            <text:p>亮度計</text:p>
          </table:table-cell>
          <table:table-cell office:value-type="string">
            <text:p/>
          </table:table-cell>
          <table:table-cell office:value-type="string">
            <text:p>亮度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47</text:p>
          </table:table-cell>
          <table:table-cell office:value-type="string">
            <text:p>luminance threshold</text:p>
          </table:table-cell>
          <table:table-cell office:value-type="string">
            <text:p>亮度閾</text:p>
          </table:table-cell>
          <table:table-cell office:value-type="string">
            <text:p/>
          </table:table-cell>
          <table:table-cell office:value-type="string">
            <text:p>光亮度阈值</text:p>
          </table:table-cell>
          <table:table-cell office:value-type="string">
            <text:p>2016-04-18</text:p>
          </table:table-cell>
        </table:table-row>
        <table:table-row>
          <table:table-cell office:value-type="string">
            <text:p>1253748</text:p>
          </table:table-cell>
          <table:table-cell office:value-type="string">
            <text:p>luminescence</text:p>
          </table:table-cell>
          <table:table-cell office:value-type="string">
            <text:p>發光</text:p>
          </table:table-cell>
          <table:table-cell office:value-type="string">
            <text:p/>
          </table:table-cell>
          <table:table-cell office:value-type="string">
            <text:p>发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49</text:p>
          </table:table-cell>
          <table:table-cell office:value-type="string">
            <text:p>luminescence center</text:p>
          </table:table-cell>
          <table:table-cell office:value-type="string">
            <text:p>發光中心</text:p>
          </table:table-cell>
          <table:table-cell office:value-type="string">
            <text:p/>
          </table:table-cell>
          <table:table-cell office:value-type="string">
            <text:p>发光中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50</text:p>
          </table:table-cell>
          <table:table-cell office:value-type="string">
            <text:p>luminous ceiling</text:p>
          </table:table-cell>
          <table:table-cell office:value-type="string">
            <text:p>發光天花板</text:p>
          </table:table-cell>
          <table:table-cell office:value-type="string">
            <text:p/>
          </table:table-cell>
          <table:table-cell office:value-type="string">
            <text:p>发光顶棚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51</text:p>
          </table:table-cell>
          <table:table-cell office:value-type="string">
            <text:p>luminous efficacy of a source</text:p>
          </table:table-cell>
          <table:table-cell office:value-type="string">
            <text:p>光源發光效力</text:p>
          </table:table-cell>
          <table:table-cell office:value-type="string">
            <text:p/>
          </table:table-cell>
          <table:table-cell office:value-type="string">
            <text:p>光源的光视效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52</text:p>
          </table:table-cell>
          <table:table-cell office:value-type="string">
            <text:p>luminous efficacy of radiation</text:p>
          </table:table-cell>
          <table:table-cell office:value-type="string">
            <text:p>輻射發光效力</text:p>
          </table:table-cell>
          <table:table-cell office:value-type="string">
            <text:p/>
          </table:table-cell>
          <table:table-cell office:value-type="string">
            <text:p>辐射的光视效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53</text:p>
          </table:table-cell>
          <table:table-cell office:value-type="string">
            <text:p>luminous efficiency</text:p>
          </table:table-cell>
          <table:table-cell office:value-type="string">
            <text:p>發光效率</text:p>
          </table:table-cell>
          <table:table-cell office:value-type="string">
            <text:p/>
          </table:table-cell>
          <table:table-cell office:value-type="string">
            <text:p>光视效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54</text:p>
          </table:table-cell>
          <table:table-cell office:value-type="string">
            <text:p>luminous element</text:p>
          </table:table-cell>
          <table:table-cell office:value-type="string">
            <text:p>發光元件；發光體</text:p>
          </table:table-cell>
          <table:table-cell office:value-type="string">
            <text:p/>
          </table:table-cell>
          <table:table-cell office:value-type="string">
            <text:p>发光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55</text:p>
          </table:table-cell>
          <table:table-cell office:value-type="string">
            <text:p>luminous environment</text:p>
          </table:table-cell>
          <table:table-cell office:value-type="string">
            <text:p>照明環境</text:p>
          </table:table-cell>
          <table:table-cell office:value-type="string">
            <text:p/>
          </table:table-cell>
          <table:table-cell office:value-type="string">
            <text:p>光环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56</text:p>
          </table:table-cell>
          <table:table-cell office:value-type="string">
            <text:p>luminous exitance</text:p>
          </table:table-cell>
          <table:table-cell office:value-type="string">
            <text:p>光束發散度</text:p>
          </table:table-cell>
          <table:table-cell office:value-type="string">
            <text:p/>
          </table:table-cell>
          <table:table-cell office:value-type="string">
            <text:p>光出射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57</text:p>
          </table:table-cell>
          <table:table-cell office:value-type="string">
            <text:p>luminous flux</text:p>
          </table:table-cell>
          <table:table-cell office:value-type="string">
            <text:p>光束；光通量</text:p>
          </table:table-cell>
          <table:table-cell office:value-type="string">
            <text:p/>
          </table:table-cell>
          <table:table-cell office:value-type="string">
            <text:p>光通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58</text:p>
          </table:table-cell>
          <table:table-cell office:value-type="string">
            <text:p>luminous flux maintenance factor</text:p>
          </table:table-cell>
          <table:table-cell office:value-type="string">
            <text:p>光束維持因數</text:p>
          </table:table-cell>
          <table:table-cell office:value-type="string">
            <text:p/>
          </table:table-cell>
          <table:table-cell office:value-type="string">
            <text:p>光通量维护系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59</text:p>
          </table:table-cell>
          <table:table-cell office:value-type="string">
            <text:p>luminous intensity</text:p>
          </table:table-cell>
          <table:table-cell office:value-type="string">
            <text:p>光強（度）；發光強度</text:p>
          </table:table-cell>
          <table:table-cell office:value-type="string">
            <text:p/>
          </table:table-cell>
          <table:table-cell office:value-type="string">
            <text:p>发光强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60</text:p>
          </table:table-cell>
          <table:table-cell office:value-type="string">
            <text:p>luminous range</text:p>
          </table:table-cell>
          <table:table-cell office:value-type="string">
            <text:p>可視距離；光達距離</text:p>
          </table:table-cell>
          <table:table-cell office:value-type="string">
            <text:p/>
          </table:table-cell>
          <table:table-cell office:value-type="string">
            <text:p>发光范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61</text:p>
          </table:table-cell>
          <table:table-cell office:value-type="string">
            <text:p>luminous reflectance</text:p>
          </table:table-cell>
          <table:table-cell office:value-type="string">
            <text:p>視感反射率</text:p>
          </table:table-cell>
          <table:table-cell office:value-type="string">
            <text:p/>
          </table:table-cell>
          <table:table-cell office:value-type="string">
            <text:p>光反射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62</text:p>
          </table:table-cell>
          <table:table-cell office:value-type="string">
            <text:p>luminous transmittance</text:p>
          </table:table-cell>
          <table:table-cell office:value-type="string">
            <text:p>視感透過率</text:p>
          </table:table-cell>
          <table:table-cell office:value-type="string">
            <text:p/>
          </table:table-cell>
          <table:table-cell office:value-type="string">
            <text:p>光透射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63</text:p>
          </table:table-cell>
          <table:table-cell office:value-type="string">
            <text:p>lumped</text:p>
          </table:table-cell>
          <table:table-cell office:value-type="string">
            <text:p>集中的；集總的</text:p>
          </table:table-cell>
          <table:table-cell office:value-type="string">
            <text:p/>
          </table:table-cell>
          <table:table-cell office:value-type="string">
            <text:p>集总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64</text:p>
          </table:table-cell>
          <table:table-cell office:value-type="string">
            <text:p>lumped circuit</text:p>
          </table:table-cell>
          <table:table-cell office:value-type="string">
            <text:p>集總電路</text:p>
          </table:table-cell>
          <table:table-cell office:value-type="string">
            <text:p/>
          </table:table-cell>
          <table:table-cell office:value-type="string">
            <text:p>集中参数电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65</text:p>
          </table:table-cell>
          <table:table-cell office:value-type="string">
            <text:p>macroscopic cross-section</text:p>
          </table:table-cell>
          <table:table-cell office:value-type="string">
            <text:p>巨觀截面</text:p>
          </table:table-cell>
          <table:table-cell office:value-type="string">
            <text:p/>
          </table:table-cell>
          <table:table-cell office:value-type="string">
            <text:p>宏观截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66</text:p>
          </table:table-cell>
          <table:table-cell office:value-type="string">
            <text:p>magnet</text:p>
          </table:table-cell>
          <table:table-cell office:value-type="string">
            <text:p>磁鐵</text:p>
          </table:table-cell>
          <table:table-cell office:value-type="string">
            <text:p/>
          </table:table-cell>
          <table:table-cell office:value-type="string">
            <text:p>磁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67</text:p>
          </table:table-cell>
          <table:table-cell office:value-type="string">
            <text:p>magnet valve</text:p>
          </table:table-cell>
          <table:table-cell office:value-type="string">
            <text:p>磁閥</text:p>
          </table:table-cell>
          <table:table-cell office:value-type="string">
            <text:p/>
          </table:table-cell>
          <table:table-cell office:value-type="string">
            <text:p>电磁阀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68</text:p>
          </table:table-cell>
          <table:table-cell office:value-type="string">
            <text:p>magnetic</text:p>
          </table:table-cell>
          <table:table-cell office:value-type="string">
            <text:p>磁性的；磁的</text:p>
          </table:table-cell>
          <table:table-cell office:value-type="string">
            <text:p/>
          </table:table-cell>
          <table:table-cell office:value-type="string">
            <text:p>磁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69</text:p>
          </table:table-cell>
          <table:table-cell office:value-type="string">
            <text:p>magnetic after effect</text:p>
          </table:table-cell>
          <table:table-cell office:value-type="string">
            <text:p>磁後效應；剩磁效應</text:p>
          </table:table-cell>
          <table:table-cell office:value-type="string">
            <text:p/>
          </table:table-cell>
          <table:table-cell office:value-type="string">
            <text:p>磁后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70</text:p>
          </table:table-cell>
          <table:table-cell office:value-type="string">
            <text:p>magnetic ageing</text:p>
          </table:table-cell>
          <table:table-cell office:value-type="string">
            <text:p>磁之老化</text:p>
          </table:table-cell>
          <table:table-cell office:value-type="string">
            <text:p/>
          </table:table-cell>
          <table:table-cell office:value-type="string">
            <text:p>磁老化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71</text:p>
          </table:table-cell>
          <table:table-cell office:value-type="string">
            <text:p>magnetic amplifier</text:p>
          </table:table-cell>
          <table:table-cell office:value-type="string">
            <text:p>磁性放大器；磁力放大器</text:p>
          </table:table-cell>
          <table:table-cell office:value-type="string">
            <text:p/>
          </table:table-cell>
          <table:table-cell office:value-type="string">
            <text:p>磁放大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72</text:p>
          </table:table-cell>
          <table:table-cell office:value-type="string">
            <text:p>magnetic anisotropy</text:p>
          </table:table-cell>
          <table:table-cell office:value-type="string">
            <text:p>磁各向異性</text:p>
          </table:table-cell>
          <table:table-cell office:value-type="string">
            <text:p/>
          </table:table-cell>
          <table:table-cell office:value-type="string">
            <text:p>磁各向异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73</text:p>
          </table:table-cell>
          <table:table-cell office:value-type="string">
            <text:p>magnetic axis</text:p>
          </table:table-cell>
          <table:table-cell office:value-type="string">
            <text:p>磁軸線</text:p>
          </table:table-cell>
          <table:table-cell office:value-type="string">
            <text:p/>
          </table:table-cell>
          <table:table-cell office:value-type="string">
            <text:p>磁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74</text:p>
          </table:table-cell>
          <table:table-cell office:value-type="string">
            <text:p>magnetic circuit</text:p>
          </table:table-cell>
          <table:table-cell office:value-type="string">
            <text:p>磁路</text:p>
          </table:table-cell>
          <table:table-cell office:value-type="string">
            <text:p/>
          </table:table-cell>
          <table:table-cell office:value-type="string">
            <text:p>磁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75</text:p>
          </table:table-cell>
          <table:table-cell office:value-type="string">
            <text:p>magnetic clutch</text:p>
          </table:table-cell>
          <table:table-cell office:value-type="string">
            <text:p>磁性離合器</text:p>
          </table:table-cell>
          <table:table-cell office:value-type="string">
            <text:p/>
          </table:table-cell>
          <table:table-cell office:value-type="string">
            <text:p>磁[性]离合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76</text:p>
          </table:table-cell>
          <table:table-cell office:value-type="string">
            <text:p>magnetic damping</text:p>
          </table:table-cell>
          <table:table-cell office:value-type="string">
            <text:p>磁阻尼</text:p>
          </table:table-cell>
          <table:table-cell office:value-type="string">
            <text:p/>
          </table:table-cell>
          <table:table-cell office:value-type="string">
            <text:p>磁阻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77</text:p>
          </table:table-cell>
          <table:table-cell office:value-type="string">
            <text:p>magnetic deflection</text:p>
          </table:table-cell>
          <table:table-cell office:value-type="string">
            <text:p>磁偏轉</text:p>
          </table:table-cell>
          <table:table-cell office:value-type="string">
            <text:p/>
          </table:table-cell>
          <table:table-cell office:value-type="string">
            <text:p>磁偏转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78</text:p>
          </table:table-cell>
          <table:table-cell office:value-type="string">
            <text:p>magnetic deflector</text:p>
          </table:table-cell>
          <table:table-cell office:value-type="string">
            <text:p>磁致偏器</text:p>
          </table:table-cell>
          <table:table-cell office:value-type="string">
            <text:p/>
          </table:table-cell>
          <table:table-cell office:value-type="string">
            <text:p>磁偏转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79</text:p>
          </table:table-cell>
          <table:table-cell office:value-type="string">
            <text:p>magnetic dipole</text:p>
          </table:table-cell>
          <table:table-cell office:value-type="string">
            <text:p>磁偶極子</text:p>
          </table:table-cell>
          <table:table-cell office:value-type="string">
            <text:p/>
          </table:table-cell>
          <table:table-cell office:value-type="string">
            <text:p>磁偶极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80</text:p>
          </table:table-cell>
          <table:table-cell office:value-type="string">
            <text:p>magnetic dipole moment</text:p>
          </table:table-cell>
          <table:table-cell office:value-type="string">
            <text:p>磁偶極矩</text:p>
          </table:table-cell>
          <table:table-cell office:value-type="string">
            <text:p/>
          </table:table-cell>
          <table:table-cell office:value-type="string">
            <text:p>磁偶极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81</text:p>
          </table:table-cell>
          <table:table-cell office:value-type="string">
            <text:p>magnetic domain</text:p>
          </table:table-cell>
          <table:table-cell office:value-type="string">
            <text:p>磁疇</text:p>
          </table:table-cell>
          <table:table-cell office:value-type="string">
            <text:p/>
          </table:table-cell>
          <table:table-cell office:value-type="string">
            <text:p>磁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82</text:p>
          </table:table-cell>
          <table:table-cell office:value-type="string">
            <text:p>magnetic field</text:p>
          </table:table-cell>
          <table:table-cell office:value-type="string">
            <text:p>磁場</text:p>
          </table:table-cell>
          <table:table-cell office:value-type="string">
            <text:p/>
          </table:table-cell>
          <table:table-cell office:value-type="string">
            <text:p>磁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83</text:p>
          </table:table-cell>
          <table:table-cell office:value-type="string">
            <text:p>magnetic flux</text:p>
          </table:table-cell>
          <table:table-cell office:value-type="string">
            <text:p>磁通；磁通量</text:p>
          </table:table-cell>
          <table:table-cell office:value-type="string">
            <text:p/>
          </table:table-cell>
          <table:table-cell office:value-type="string">
            <text:p>磁通[量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84</text:p>
          </table:table-cell>
          <table:table-cell office:value-type="string">
            <text:p>magnetic flux density</text:p>
          </table:table-cell>
          <table:table-cell office:value-type="string">
            <text:p>磁通密度</text:p>
          </table:table-cell>
          <table:table-cell office:value-type="string">
            <text:p/>
          </table:table-cell>
          <table:table-cell office:value-type="string">
            <text:p>磁通密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85</text:p>
          </table:table-cell>
          <table:table-cell office:value-type="string">
            <text:p>magnetic focusing</text:p>
          </table:table-cell>
          <table:table-cell office:value-type="string">
            <text:p>磁聚焦</text:p>
          </table:table-cell>
          <table:table-cell office:value-type="string">
            <text:p/>
          </table:table-cell>
          <table:table-cell office:value-type="string">
            <text:p>磁聚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86</text:p>
          </table:table-cell>
          <table:table-cell office:value-type="string">
            <text:p>magnetic frequency multiplier</text:p>
          </table:table-cell>
          <table:table-cell office:value-type="string">
            <text:p>磁性倍頻器</text:p>
          </table:table-cell>
          <table:table-cell office:value-type="string">
            <text:p/>
          </table:table-cell>
          <table:table-cell office:value-type="string">
            <text:p>磁倍频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87</text:p>
          </table:table-cell>
          <table:table-cell office:value-type="string">
            <text:p>magnetic hysteresis</text:p>
          </table:table-cell>
          <table:table-cell office:value-type="string">
            <text:p>磁滯</text:p>
          </table:table-cell>
          <table:table-cell office:value-type="string">
            <text:p/>
          </table:table-cell>
          <table:table-cell office:value-type="string">
            <text:p>磁滞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88</text:p>
          </table:table-cell>
          <table:table-cell office:value-type="string">
            <text:p>magnetic induction</text:p>
          </table:table-cell>
          <table:table-cell office:value-type="string">
            <text:p>磁感應；磁感應強度</text:p>
          </table:table-cell>
          <table:table-cell office:value-type="string">
            <text:p/>
          </table:table-cell>
          <table:table-cell office:value-type="string">
            <text:p>磁感[应]强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89</text:p>
          </table:table-cell>
          <table:table-cell office:value-type="string">
            <text:p>magnetic loading</text:p>
          </table:table-cell>
          <table:table-cell office:value-type="string">
            <text:p>磁性負載</text:p>
          </table:table-cell>
          <table:table-cell office:value-type="string">
            <text:p/>
          </table:table-cell>
          <table:table-cell office:value-type="string">
            <text:p>磁负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90</text:p>
          </table:table-cell>
          <table:table-cell office:value-type="string">
            <text:p>magnetic material</text:p>
          </table:table-cell>
          <table:table-cell office:value-type="string">
            <text:p>磁性材料</text:p>
          </table:table-cell>
          <table:table-cell office:value-type="string">
            <text:p/>
          </table:table-cell>
          <table:table-cell office:value-type="string">
            <text:p>磁性材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91</text:p>
          </table:table-cell>
          <table:table-cell office:value-type="string">
            <text:p>magnetic moment</text:p>
          </table:table-cell>
          <table:table-cell office:value-type="string">
            <text:p>磁矩</text:p>
          </table:table-cell>
          <table:table-cell office:value-type="string">
            <text:p/>
          </table:table-cell>
          <table:table-cell office:value-type="string">
            <text:p>磁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92</text:p>
          </table:table-cell>
          <table:table-cell office:value-type="string">
            <text:p>magnetic polarization</text:p>
          </table:table-cell>
          <table:table-cell office:value-type="string">
            <text:p>磁極化</text:p>
          </table:table-cell>
          <table:table-cell office:value-type="string">
            <text:p/>
          </table:table-cell>
          <table:table-cell office:value-type="string">
            <text:p>磁极化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93</text:p>
          </table:table-cell>
          <table:table-cell office:value-type="string">
            <text:p>magnetic polarization</text:p>
          </table:table-cell>
          <table:table-cell office:value-type="string">
            <text:p>磁極化</text:p>
          </table:table-cell>
          <table:table-cell office:value-type="string">
            <text:p/>
          </table:table-cell>
          <table:table-cell office:value-type="string">
            <text:p>磁极化强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94</text:p>
          </table:table-cell>
          <table:table-cell office:value-type="string">
            <text:p>magnetic pole</text:p>
          </table:table-cell>
          <table:table-cell office:value-type="string">
            <text:p>磁極</text:p>
          </table:table-cell>
          <table:table-cell office:value-type="string">
            <text:p/>
          </table:table-cell>
          <table:table-cell office:value-type="string">
            <text:p>磁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95</text:p>
          </table:table-cell>
          <table:table-cell office:value-type="string">
            <text:p>magnetic potential</text:p>
          </table:table-cell>
          <table:table-cell office:value-type="string">
            <text:p>磁位</text:p>
          </table:table-cell>
          <table:table-cell office:value-type="string">
            <text:p/>
          </table:table-cell>
          <table:table-cell office:value-type="string">
            <text:p>磁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96</text:p>
          </table:table-cell>
          <table:table-cell office:value-type="string">
            <text:p>magnetic potential difference</text:p>
          </table:table-cell>
          <table:table-cell office:value-type="string">
            <text:p>磁位差</text:p>
          </table:table-cell>
          <table:table-cell office:value-type="string">
            <text:p/>
          </table:table-cell>
          <table:table-cell office:value-type="string">
            <text:p>磁位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97</text:p>
          </table:table-cell>
          <table:table-cell office:value-type="string">
            <text:p>magnetic potentiometer</text:p>
          </table:table-cell>
          <table:table-cell office:value-type="string">
            <text:p>磁位計</text:p>
          </table:table-cell>
          <table:table-cell office:value-type="string">
            <text:p/>
          </table:table-cell>
          <table:table-cell office:value-type="string">
            <text:p>磁位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98</text:p>
          </table:table-cell>
          <table:table-cell office:value-type="string">
            <text:p>magnetic powder core</text:p>
          </table:table-cell>
          <table:table-cell office:value-type="string">
            <text:p>壓粉磁心；磁性鐵粉心</text:p>
          </table:table-cell>
          <table:table-cell office:value-type="string">
            <text:p/>
          </table:table-cell>
          <table:table-cell office:value-type="string">
            <text:p>磁[铁]粉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799</text:p>
          </table:table-cell>
          <table:table-cell office:value-type="string">
            <text:p>magnetic pull</text:p>
          </table:table-cell>
          <table:table-cell office:value-type="string">
            <text:p>磁引力；磁拉力</text:p>
          </table:table-cell>
          <table:table-cell office:value-type="string">
            <text:p/>
          </table:table-cell>
          <table:table-cell office:value-type="string">
            <text:p>磁拉力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00</text:p>
          </table:table-cell>
          <table:table-cell office:value-type="string">
            <text:p>magnetic recording</text:p>
          </table:table-cell>
          <table:table-cell office:value-type="string">
            <text:p>磁性記錄</text:p>
          </table:table-cell>
          <table:table-cell office:value-type="string">
            <text:p/>
          </table:table-cell>
          <table:table-cell office:value-type="string">
            <text:p>磁记录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01</text:p>
          </table:table-cell>
          <table:table-cell office:value-type="string">
            <text:p>magnetic recording medium</text:p>
          </table:table-cell>
          <table:table-cell office:value-type="string">
            <text:p>磁載聲體</text:p>
          </table:table-cell>
          <table:table-cell office:value-type="string">
            <text:p/>
          </table:table-cell>
          <table:table-cell office:value-type="string">
            <text:p>磁记录介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02</text:p>
          </table:table-cell>
          <table:table-cell office:value-type="string">
            <text:p>magnetic remanence</text:p>
          </table:table-cell>
          <table:table-cell office:value-type="string">
            <text:p>剩磁；頑磁</text:p>
          </table:table-cell>
          <table:table-cell office:value-type="string">
            <text:p/>
          </table:table-cell>
          <table:table-cell office:value-type="string">
            <text:p>顽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03</text:p>
          </table:table-cell>
          <table:table-cell office:value-type="string">
            <text:p>magnetic rigidity</text:p>
          </table:table-cell>
          <table:table-cell office:value-type="string">
            <text:p>磁剛性</text:p>
          </table:table-cell>
          <table:table-cell office:value-type="string">
            <text:p/>
          </table:table-cell>
          <table:table-cell office:value-type="string">
            <text:p>磁刚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04</text:p>
          </table:table-cell>
          <table:table-cell office:value-type="string">
            <text:p>magnetic saturation</text:p>
          </table:table-cell>
          <table:table-cell office:value-type="string">
            <text:p>磁性飽和</text:p>
          </table:table-cell>
          <table:table-cell office:value-type="string">
            <text:p/>
          </table:table-cell>
          <table:table-cell office:value-type="string">
            <text:p>磁饱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05</text:p>
          </table:table-cell>
          <table:table-cell office:value-type="string">
            <text:p>magnetic screen</text:p>
          </table:table-cell>
          <table:table-cell office:value-type="string">
            <text:p>磁屏</text:p>
          </table:table-cell>
          <table:table-cell office:value-type="string">
            <text:p/>
          </table:table-cell>
          <table:table-cell office:value-type="string">
            <text:p>磁屏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06</text:p>
          </table:table-cell>
          <table:table-cell office:value-type="string">
            <text:p>magnetic separation</text:p>
          </table:table-cell>
          <table:table-cell office:value-type="string">
            <text:p>磁分離</text:p>
          </table:table-cell>
          <table:table-cell office:value-type="string">
            <text:p/>
          </table:table-cell>
          <table:table-cell office:value-type="string">
            <text:p>磁分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07</text:p>
          </table:table-cell>
          <table:table-cell office:value-type="string">
            <text:p>magnetic shell</text:p>
          </table:table-cell>
          <table:table-cell office:value-type="string">
            <text:p>磁殼</text:p>
          </table:table-cell>
          <table:table-cell office:value-type="string">
            <text:p/>
          </table:table-cell>
          <table:table-cell office:value-type="string">
            <text:p>磁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08</text:p>
          </table:table-cell>
          <table:table-cell office:value-type="string">
            <text:p>magnetic shunt</text:p>
          </table:table-cell>
          <table:table-cell office:value-type="string">
            <text:p>磁分路；分磁器</text:p>
          </table:table-cell>
          <table:table-cell office:value-type="string">
            <text:p/>
          </table:table-cell>
          <table:table-cell office:value-type="string">
            <text:p>磁分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09</text:p>
          </table:table-cell>
          <table:table-cell office:value-type="string">
            <text:p>magnetic spectrum</text:p>
          </table:table-cell>
          <table:table-cell office:value-type="string">
            <text:p>磁譜</text:p>
          </table:table-cell>
          <table:table-cell office:value-type="string">
            <text:p/>
          </table:table-cell>
          <table:table-cell office:value-type="string">
            <text:p>磁谱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10</text:p>
          </table:table-cell>
          <table:table-cell office:value-type="string">
            <text:p>magnetic susceptibility</text:p>
          </table:table-cell>
          <table:table-cell office:value-type="string">
            <text:p>磁化率；磁化係數</text:p>
          </table:table-cell>
          <table:table-cell office:value-type="string">
            <text:p/>
          </table:table-cell>
          <table:table-cell office:value-type="string">
            <text:p>磁化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11</text:p>
          </table:table-cell>
          <table:table-cell office:value-type="string">
            <text:p>magnetic viscosity</text:p>
          </table:table-cell>
          <table:table-cell office:value-type="string">
            <text:p>磁黏性</text:p>
          </table:table-cell>
          <table:table-cell office:value-type="string">
            <text:p/>
          </table:table-cell>
          <table:table-cell office:value-type="string">
            <text:p>磁黏滞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12</text:p>
          </table:table-cell>
          <table:table-cell office:value-type="string">
            <text:p>magnetism</text:p>
          </table:table-cell>
          <table:table-cell office:value-type="string">
            <text:p>磁性；磁學；磁力</text:p>
          </table:table-cell>
          <table:table-cell office:value-type="string">
            <text:p/>
          </table:table-cell>
          <table:table-cell office:value-type="string">
            <text:p>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13</text:p>
          </table:table-cell>
          <table:table-cell office:value-type="string">
            <text:p>magnetization</text:p>
          </table:table-cell>
          <table:table-cell office:value-type="string">
            <text:p>磁化；起磁</text:p>
          </table:table-cell>
          <table:table-cell office:value-type="string">
            <text:p/>
          </table:table-cell>
          <table:table-cell office:value-type="string">
            <text:p>磁化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14</text:p>
          </table:table-cell>
          <table:table-cell office:value-type="string">
            <text:p>magnetization</text:p>
          </table:table-cell>
          <table:table-cell office:value-type="string">
            <text:p>磁化；起磁</text:p>
          </table:table-cell>
          <table:table-cell office:value-type="string">
            <text:p/>
          </table:table-cell>
          <table:table-cell office:value-type="string">
            <text:p>磁化强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15</text:p>
          </table:table-cell>
          <table:table-cell office:value-type="string">
            <text:p>magnetization curve</text:p>
          </table:table-cell>
          <table:table-cell office:value-type="string">
            <text:p>磁化曲線</text:p>
          </table:table-cell>
          <table:table-cell office:value-type="string">
            <text:p/>
          </table:table-cell>
          <table:table-cell office:value-type="string">
            <text:p>磁化曲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16</text:p>
          </table:table-cell>
          <table:table-cell office:value-type="string">
            <text:p>magnetizing current</text:p>
          </table:table-cell>
          <table:table-cell office:value-type="string">
            <text:p>磁化電流</text:p>
          </table:table-cell>
          <table:table-cell office:value-type="string">
            <text:p/>
          </table:table-cell>
          <table:table-cell office:value-type="string">
            <text:p>磁化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17</text:p>
          </table:table-cell>
          <table:table-cell office:value-type="string">
            <text:p>magnetizing field</text:p>
          </table:table-cell>
          <table:table-cell office:value-type="string">
            <text:p>磁化磁場</text:p>
          </table:table-cell>
          <table:table-cell office:value-type="string">
            <text:p/>
          </table:table-cell>
          <table:table-cell office:value-type="string">
            <text:p>磁化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18</text:p>
          </table:table-cell>
          <table:table-cell office:value-type="string">
            <text:p>magnetometer</text:p>
          </table:table-cell>
          <table:table-cell office:value-type="string">
            <text:p>地磁儀</text:p>
          </table:table-cell>
          <table:table-cell office:value-type="string">
            <text:p/>
          </table:table-cell>
          <table:table-cell office:value-type="string">
            <text:p>磁强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19</text:p>
          </table:table-cell>
          <table:table-cell office:value-type="string">
            <text:p>magnetostriction</text:p>
          </table:table-cell>
          <table:table-cell office:value-type="string">
            <text:p>磁伸縮；磁致伸縮</text:p>
          </table:table-cell>
          <table:table-cell office:value-type="string">
            <text:p/>
          </table:table-cell>
          <table:table-cell office:value-type="string">
            <text:p>磁致伸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20</text:p>
          </table:table-cell>
          <table:table-cell office:value-type="string">
            <text:p>main circuit</text:p>
          </table:table-cell>
          <table:table-cell office:value-type="string">
            <text:p>主電路；幹線</text:p>
          </table:table-cell>
          <table:table-cell office:value-type="string">
            <text:p/>
          </table:table-cell>
          <table:table-cell office:value-type="string">
            <text:p>主电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21</text:p>
          </table:table-cell>
          <table:table-cell office:value-type="string">
            <text:p>main contact</text:p>
          </table:table-cell>
          <table:table-cell office:value-type="string">
            <text:p>主接點</text:p>
          </table:table-cell>
          <table:table-cell office:value-type="string">
            <text:p/>
          </table:table-cell>
          <table:table-cell office:value-type="string">
            <text:p>主触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22</text:p>
          </table:table-cell>
          <table:table-cell office:value-type="string">
            <text:p>main contact</text:p>
          </table:table-cell>
          <table:table-cell office:value-type="string">
            <text:p>主接點</text:p>
          </table:table-cell>
          <table:table-cell office:value-type="string">
            <text:p/>
          </table:table-cell>
          <table:table-cell office:value-type="string">
            <text:p>主触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23</text:p>
          </table:table-cell>
          <table:table-cell office:value-type="string">
            <text:p>main electrode</text:p>
          </table:table-cell>
          <table:table-cell office:value-type="string">
            <text:p>主電極</text:p>
          </table:table-cell>
          <table:table-cell office:value-type="string">
            <text:p/>
          </table:table-cell>
          <table:table-cell office:value-type="string">
            <text:p>主电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24</text:p>
          </table:table-cell>
          <table:table-cell office:value-type="string">
            <text:p>main exciter</text:p>
          </table:table-cell>
          <table:table-cell office:value-type="string">
            <text:p>主激磁機；主勵磁機</text:p>
          </table:table-cell>
          <table:table-cell office:value-type="string">
            <text:p/>
          </table:table-cell>
          <table:table-cell office:value-type="string">
            <text:p>主励磁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25</text:p>
          </table:table-cell>
          <table:table-cell office:value-type="string">
            <text:p>main feedback path</text:p>
          </table:table-cell>
          <table:table-cell office:value-type="string">
            <text:p>主反饋路徑</text:p>
          </table:table-cell>
          <table:table-cell office:value-type="string">
            <text:p/>
          </table:table-cell>
          <table:table-cell office:value-type="string">
            <text:p>主反馈通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26</text:p>
          </table:table-cell>
          <table:table-cell office:value-type="string">
            <text:p>main flux</text:p>
          </table:table-cell>
          <table:table-cell office:value-type="string">
            <text:p>主磁通量</text:p>
          </table:table-cell>
          <table:table-cell office:value-type="string">
            <text:p/>
          </table:table-cell>
          <table:table-cell office:value-type="string">
            <text:p>主磁通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27</text:p>
          </table:table-cell>
          <table:table-cell office:value-type="string">
            <text:p>main generator</text:p>
          </table:table-cell>
          <table:table-cell office:value-type="string">
            <text:p>主發電機</text:p>
          </table:table-cell>
          <table:table-cell office:value-type="string">
            <text:p/>
          </table:table-cell>
          <table:table-cell office:value-type="string">
            <text:p>主发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28</text:p>
          </table:table-cell>
          <table:table-cell office:value-type="string">
            <text:p>main pole</text:p>
          </table:table-cell>
          <table:table-cell office:value-type="string">
            <text:p>主磁極</text:p>
          </table:table-cell>
          <table:table-cell office:value-type="string">
            <text:p/>
          </table:table-cell>
          <table:table-cell office:value-type="string">
            <text:p>主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29</text:p>
          </table:table-cell>
          <table:table-cell office:value-type="string">
            <text:p>main protection</text:p>
          </table:table-cell>
          <table:table-cell office:value-type="string">
            <text:p>主保護</text:p>
          </table:table-cell>
          <table:table-cell office:value-type="string">
            <text:p/>
          </table:table-cell>
          <table:table-cell office:value-type="string">
            <text:p>主保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30</text:p>
          </table:table-cell>
          <table:table-cell office:value-type="string">
            <text:p>main terminal</text:p>
          </table:table-cell>
          <table:table-cell office:value-type="string">
            <text:p>主端子</text:p>
          </table:table-cell>
          <table:table-cell office:value-type="string">
            <text:p/>
          </table:table-cell>
          <table:table-cell office:value-type="string">
            <text:p>主端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31</text:p>
          </table:table-cell>
          <table:table-cell office:value-type="string">
            <text:p>main transformer</text:p>
          </table:table-cell>
          <table:table-cell office:value-type="string">
            <text:p>主變壓器</text:p>
          </table:table-cell>
          <table:table-cell office:value-type="string">
            <text:p/>
          </table:table-cell>
          <table:table-cell office:value-type="string">
            <text:p>主变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32</text:p>
          </table:table-cell>
          <table:table-cell office:value-type="string">
            <text:p>main winding</text:p>
          </table:table-cell>
          <table:table-cell office:value-type="string">
            <text:p>主繞組</text:p>
          </table:table-cell>
          <table:table-cell office:value-type="string">
            <text:p/>
          </table:table-cell>
          <table:table-cell office:value-type="string">
            <text:p>主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33</text:p>
          </table:table-cell>
          <table:table-cell office:value-type="string">
            <text:p>maintainability</text:p>
          </table:table-cell>
          <table:table-cell office:value-type="string">
            <text:p>維護度</text:p>
          </table:table-cell>
          <table:table-cell office:value-type="string">
            <text:p/>
          </table:table-cell>
          <table:table-cell office:value-type="string">
            <text:p>[可]维修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34</text:p>
          </table:table-cell>
          <table:table-cell office:value-type="string">
            <text:p>maintainability</text:p>
          </table:table-cell>
          <table:table-cell office:value-type="string">
            <text:p>維護度</text:p>
          </table:table-cell>
          <table:table-cell office:value-type="string">
            <text:p/>
          </table:table-cell>
          <table:table-cell office:value-type="string">
            <text:p>[可]维修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35</text:p>
          </table:table-cell>
          <table:table-cell office:value-type="string">
            <text:p>maintenance</text:p>
          </table:table-cell>
          <table:table-cell office:value-type="string">
            <text:p>維護；保養；檢修</text:p>
          </table:table-cell>
          <table:table-cell office:value-type="string">
            <text:p/>
          </table:table-cell>
          <table:table-cell office:value-type="string">
            <text:p>维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36</text:p>
          </table:table-cell>
          <table:table-cell office:value-type="string">
            <text:p>maintenance</text:p>
          </table:table-cell>
          <table:table-cell office:value-type="string">
            <text:p>維護；保養；檢修</text:p>
          </table:table-cell>
          <table:table-cell office:value-type="string">
            <text:p/>
          </table:table-cell>
          <table:table-cell office:value-type="string">
            <text:p>维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37</text:p>
          </table:table-cell>
          <table:table-cell office:value-type="string">
            <text:p>maintenance factor</text:p>
          </table:table-cell>
          <table:table-cell office:value-type="string">
            <text:p>維護因數</text:p>
          </table:table-cell>
          <table:table-cell office:value-type="string">
            <text:p/>
          </table:table-cell>
          <table:table-cell office:value-type="string">
            <text:p>维持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38</text:p>
          </table:table-cell>
          <table:table-cell office:value-type="string">
            <text:p>maintenance test</text:p>
          </table:table-cell>
          <table:table-cell office:value-type="string">
            <text:p>維護試驗</text:p>
          </table:table-cell>
          <table:table-cell office:value-type="string">
            <text:p/>
          </table:table-cell>
          <table:table-cell office:value-type="string">
            <text:p>维护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39</text:p>
          </table:table-cell>
          <table:table-cell office:value-type="string">
            <text:p>maintenance time</text:p>
          </table:table-cell>
          <table:table-cell office:value-type="string">
            <text:p>維護時間</text:p>
          </table:table-cell>
          <table:table-cell office:value-type="string">
            <text:p/>
          </table:table-cell>
          <table:table-cell office:value-type="string">
            <text:p>维修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40</text:p>
          </table:table-cell>
          <table:table-cell office:value-type="string">
            <text:p>major loop</text:p>
          </table:table-cell>
          <table:table-cell office:value-type="string">
            <text:p>主迴路</text:p>
          </table:table-cell>
          <table:table-cell office:value-type="string">
            <text:p/>
          </table:table-cell>
          <table:table-cell office:value-type="string">
            <text:p>大半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41</text:p>
          </table:table-cell>
          <table:table-cell office:value-type="string">
            <text:p>majority carrier</text:p>
          </table:table-cell>
          <table:table-cell office:value-type="string">
            <text:p>多數載子</text:p>
          </table:table-cell>
          <table:table-cell office:value-type="string">
            <text:p/>
          </table:table-cell>
          <table:table-cell office:value-type="string">
            <text:p>多数载流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42</text:p>
          </table:table-cell>
          <table:table-cell office:value-type="string">
            <text:p>make contact</text:p>
          </table:table-cell>
          <table:table-cell office:value-type="string">
            <text:p>閉合接點；閉路接點</text:p>
          </table:table-cell>
          <table:table-cell office:value-type="string">
            <text:p/>
          </table:table-cell>
          <table:table-cell office:value-type="string">
            <text:p>动合触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43</text:p>
          </table:table-cell>
          <table:table-cell office:value-type="string">
            <text:p>make contact</text:p>
          </table:table-cell>
          <table:table-cell office:value-type="string">
            <text:p>閉合接點；閉路接點</text:p>
          </table:table-cell>
          <table:table-cell office:value-type="string">
            <text:p/>
          </table:table-cell>
          <table:table-cell office:value-type="string">
            <text:p>动合触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44</text:p>
          </table:table-cell>
          <table:table-cell office:value-type="string">
            <text:p>make time</text:p>
          </table:table-cell>
          <table:table-cell office:value-type="string">
            <text:p>閉合時間；接通時間</text:p>
          </table:table-cell>
          <table:table-cell office:value-type="string">
            <text:p/>
          </table:table-cell>
          <table:table-cell office:value-type="string">
            <text:p>接通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45</text:p>
          </table:table-cell>
          <table:table-cell office:value-type="string">
            <text:p>make-break time</text:p>
          </table:table-cell>
          <table:table-cell office:value-type="string">
            <text:p>關合-開斷時間</text:p>
          </table:table-cell>
          <table:table-cell office:value-type="string">
            <text:p/>
          </table:table-cell>
          <table:table-cell office:value-type="string">
            <text:p>通断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46</text:p>
          </table:table-cell>
          <table:table-cell office:value-type="string">
            <text:p>making</text:p>
          </table:table-cell>
          <table:table-cell office:value-type="string">
            <text:p>製作；接通；閉合</text:p>
          </table:table-cell>
          <table:table-cell office:value-type="string">
            <text:p/>
          </table:table-cell>
          <table:table-cell office:value-type="string">
            <text:p>接通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47</text:p>
          </table:table-cell>
          <table:table-cell office:value-type="string">
            <text:p>making capacity</text:p>
          </table:table-cell>
          <table:table-cell office:value-type="string">
            <text:p>閉合容量</text:p>
          </table:table-cell>
          <table:table-cell office:value-type="string">
            <text:p/>
          </table:table-cell>
          <table:table-cell office:value-type="string">
            <text:p>接通能力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48</text:p>
          </table:table-cell>
          <table:table-cell office:value-type="string">
            <text:p>making current</text:p>
          </table:table-cell>
          <table:table-cell office:value-type="string">
            <text:p>接通電流</text:p>
          </table:table-cell>
          <table:table-cell office:value-type="string">
            <text:p/>
          </table:table-cell>
          <table:table-cell office:value-type="string">
            <text:p>接通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49</text:p>
          </table:table-cell>
          <table:table-cell office:value-type="string">
            <text:p>manganin</text:p>
          </table:table-cell>
          <table:table-cell office:value-type="string">
            <text:p>錳鎳銅合金</text:p>
          </table:table-cell>
          <table:table-cell office:value-type="string">
            <text:p/>
          </table:table-cell>
          <table:table-cell office:value-type="string">
            <text:p>锰铜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50</text:p>
          </table:table-cell>
          <table:table-cell office:value-type="string">
            <text:p>manipulated variable</text:p>
          </table:table-cell>
          <table:table-cell office:value-type="string">
            <text:p>受控變數</text:p>
          </table:table-cell>
          <table:table-cell office:value-type="string">
            <text:p/>
          </table:table-cell>
          <table:table-cell office:value-type="string">
            <text:p>操纵[变]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51</text:p>
          </table:table-cell>
          <table:table-cell office:value-type="string">
            <text:p>man-machine interface</text:p>
          </table:table-cell>
          <table:table-cell office:value-type="string">
            <text:p>人機介面</text:p>
          </table:table-cell>
          <table:table-cell office:value-type="string">
            <text:p/>
          </table:table-cell>
          <table:table-cell office:value-type="string">
            <text:p>人机接口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52</text:p>
          </table:table-cell>
          <table:table-cell office:value-type="string">
            <text:p>manual control</text:p>
          </table:table-cell>
          <table:table-cell office:value-type="string">
            <text:p>人力控制；手動控制</text:p>
          </table:table-cell>
          <table:table-cell office:value-type="string">
            <text:p/>
          </table:table-cell>
          <table:table-cell office:value-type="string">
            <text:p>人力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53</text:p>
          </table:table-cell>
          <table:table-cell office:value-type="string">
            <text:p>mark</text:p>
          </table:table-cell>
          <table:table-cell office:value-type="string">
            <text:p>標誌；符號；標記</text:p>
          </table:table-cell>
          <table:table-cell office:value-type="string">
            <text:p/>
          </table:table-cell>
          <table:table-cell office:value-type="string">
            <text:p>标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54</text:p>
          </table:table-cell>
          <table:table-cell office:value-type="string">
            <text:p>marker post</text:p>
          </table:table-cell>
          <table:table-cell office:value-type="string">
            <text:p>標示桿</text:p>
          </table:table-cell>
          <table:table-cell office:value-type="string">
            <text:p/>
          </table:table-cell>
          <table:table-cell office:value-type="string">
            <text:p>标志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55</text:p>
          </table:table-cell>
          <table:table-cell office:value-type="string">
            <text:p>mass</text:p>
          </table:table-cell>
          <table:table-cell office:value-type="string">
            <text:p>質量；大量</text:p>
          </table:table-cell>
          <table:table-cell office:value-type="string">
            <text:p/>
          </table:table-cell>
          <table:table-cell office:value-type="string">
            <text:p>质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56</text:p>
          </table:table-cell>
          <table:table-cell office:value-type="string">
            <text:p>mass attenuation coefficient</text:p>
          </table:table-cell>
          <table:table-cell office:value-type="string">
            <text:p>質量衰減係數</text:p>
          </table:table-cell>
          <table:table-cell office:value-type="string">
            <text:p/>
          </table:table-cell>
          <table:table-cell office:value-type="string">
            <text:p>质量衰减系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57</text:p>
          </table:table-cell>
          <table:table-cell office:value-type="string">
            <text:p>mass energy absorption coefficient</text:p>
          </table:table-cell>
          <table:table-cell office:value-type="string">
            <text:p>質能吸收係數</text:p>
          </table:table-cell>
          <table:table-cell office:value-type="string">
            <text:p/>
          </table:table-cell>
          <table:table-cell office:value-type="string">
            <text:p>质量吸能系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58</text:p>
          </table:table-cell>
          <table:table-cell office:value-type="string">
            <text:p>mass energy transfer coefficient</text:p>
          </table:table-cell>
          <table:table-cell office:value-type="string">
            <text:p>質能轉移係數</text:p>
          </table:table-cell>
          <table:table-cell office:value-type="string">
            <text:p/>
          </table:table-cell>
          <table:table-cell office:value-type="string">
            <text:p>质量传能系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59</text:p>
          </table:table-cell>
          <table:table-cell office:value-type="string">
            <text:p>mass number</text:p>
          </table:table-cell>
          <table:table-cell office:value-type="string">
            <text:p>質量數</text:p>
          </table:table-cell>
          <table:table-cell office:value-type="string">
            <text:p/>
          </table:table-cell>
          <table:table-cell office:value-type="string">
            <text:p>质量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60</text:p>
          </table:table-cell>
          <table:table-cell office:value-type="string">
            <text:p>mass resistivity</text:p>
          </table:table-cell>
          <table:table-cell office:value-type="string">
            <text:p>質量電阻係數</text:p>
          </table:table-cell>
          <table:table-cell office:value-type="string">
            <text:p/>
          </table:table-cell>
          <table:table-cell office:value-type="string">
            <text:p>质量电阻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61</text:p>
          </table:table-cell>
          <table:table-cell office:value-type="string">
            <text:p>mass spectrograph</text:p>
          </table:table-cell>
          <table:table-cell office:value-type="string">
            <text:p>質譜法</text:p>
          </table:table-cell>
          <table:table-cell office:value-type="string">
            <text:p/>
          </table:table-cell>
          <table:table-cell office:value-type="string">
            <text:p>质谱摄谱仪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62</text:p>
          </table:table-cell>
          <table:table-cell office:value-type="string">
            <text:p>mass spectrometer</text:p>
          </table:table-cell>
          <table:table-cell office:value-type="string">
            <text:p>質譜分光計；質譜儀</text:p>
          </table:table-cell>
          <table:table-cell office:value-type="string">
            <text:p/>
          </table:table-cell>
          <table:table-cell office:value-type="string">
            <text:p>质谱仪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63</text:p>
          </table:table-cell>
          <table:table-cell office:value-type="string">
            <text:p>master controller</text:p>
          </table:table-cell>
          <table:table-cell office:value-type="string">
            <text:p>主控制器</text:p>
          </table:table-cell>
          <table:table-cell office:value-type="string">
            <text:p/>
          </table:table-cell>
          <table:table-cell office:value-type="string">
            <text:p>主令控制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64</text:p>
          </table:table-cell>
          <table:table-cell office:value-type="string">
            <text:p>master switch</text:p>
          </table:table-cell>
          <table:table-cell office:value-type="string">
            <text:p>主控尋線機；主控開關；總開關</text:p>
          </table:table-cell>
          <table:table-cell office:value-type="string">
            <text:p/>
          </table:table-cell>
          <table:table-cell office:value-type="string">
            <text:p>主令开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65</text:p>
          </table:table-cell>
          <table:table-cell office:value-type="string">
            <text:p>mast-head light</text:p>
          </table:table-cell>
          <table:table-cell office:value-type="string">
            <text:p>桅桿上頭燈</text:p>
          </table:table-cell>
          <table:table-cell office:value-type="string">
            <text:p/>
          </table:table-cell>
          <table:table-cell office:value-type="string">
            <text:p>桅杆顶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66</text:p>
          </table:table-cell>
          <table:table-cell office:value-type="string">
            <text:p>mat</text:p>
          </table:table-cell>
          <table:table-cell office:value-type="string">
            <text:p>墊塊；墊子；底板</text:p>
          </table:table-cell>
          <table:table-cell office:value-type="string">
            <text:p/>
          </table:table-cell>
          <table:table-cell office:value-type="string">
            <text:p>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67</text:p>
          </table:table-cell>
          <table:table-cell office:value-type="string">
            <text:p>matching network</text:p>
          </table:table-cell>
          <table:table-cell office:value-type="string">
            <text:p>匹配網路</text:p>
          </table:table-cell>
          <table:table-cell office:value-type="string">
            <text:p/>
          </table:table-cell>
          <table:table-cell office:value-type="string">
            <text:p>匹配网络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68</text:p>
          </table:table-cell>
          <table:table-cell office:value-type="string">
            <text:p>material buckling</text:p>
          </table:table-cell>
          <table:table-cell office:value-type="string">
            <text:p>材料曲度</text:p>
          </table:table-cell>
          <table:table-cell office:value-type="string">
            <text:p/>
          </table:table-cell>
          <table:table-cell office:value-type="string">
            <text:p>材料曲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69</text:p>
          </table:table-cell>
          <table:table-cell office:value-type="string">
            <text:p>matrix</text:p>
          </table:table-cell>
          <table:table-cell office:value-type="string">
            <text:p>矩陣</text:p>
          </table:table-cell>
          <table:table-cell office:value-type="string">
            <text:p/>
          </table:table-cell>
          <table:table-cell office:value-type="string">
            <text:p>矩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70</text:p>
          </table:table-cell>
          <table:table-cell office:value-type="string">
            <text:p>matrix sign</text:p>
          </table:table-cell>
          <table:table-cell office:value-type="string">
            <text:p>矩陣標識；陣列標識</text:p>
          </table:table-cell>
          <table:table-cell office:value-type="string">
            <text:p/>
          </table:table-cell>
          <table:table-cell office:value-type="string">
            <text:p>矩阵标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71</text:p>
          </table:table-cell>
          <table:table-cell office:value-type="string">
            <text:p>maximum continuous rating</text:p>
          </table:table-cell>
          <table:table-cell office:value-type="string">
            <text:p>最大持續額定</text:p>
          </table:table-cell>
          <table:table-cell office:value-type="string">
            <text:p/>
          </table:table-cell>
          <table:table-cell office:value-type="string">
            <text:p>最大连续定额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72</text:p>
          </table:table-cell>
          <table:table-cell office:value-type="string">
            <text:p>maximum current</text:p>
          </table:table-cell>
          <table:table-cell office:value-type="string">
            <text:p>最大電流</text:p>
          </table:table-cell>
          <table:table-cell office:value-type="string">
            <text:p/>
          </table:table-cell>
          <table:table-cell office:value-type="string">
            <text:p>最大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73</text:p>
          </table:table-cell>
          <table:table-cell office:value-type="string">
            <text:p>maximum demand meter</text:p>
          </table:table-cell>
          <table:table-cell office:value-type="string">
            <text:p>最大需量計</text:p>
          </table:table-cell>
          <table:table-cell office:value-type="string">
            <text:p/>
          </table:table-cell>
          <table:table-cell office:value-type="string">
            <text:p>最大需量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74</text:p>
          </table:table-cell>
          <table:table-cell office:value-type="string">
            <text:p>maximum load</text:p>
          </table:table-cell>
          <table:table-cell office:value-type="string">
            <text:p>最大負載</text:p>
          </table:table-cell>
          <table:table-cell office:value-type="string">
            <text:p/>
          </table:table-cell>
          <table:table-cell office:value-type="string">
            <text:p>最大载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75</text:p>
          </table:table-cell>
          <table:table-cell office:value-type="string">
            <text:p>maximum permeability</text:p>
          </table:table-cell>
          <table:table-cell office:value-type="string">
            <text:p>最大磁導率</text:p>
          </table:table-cell>
          <table:table-cell office:value-type="string">
            <text:p/>
          </table:table-cell>
          <table:table-cell office:value-type="string">
            <text:p>最大磁导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76</text:p>
          </table:table-cell>
          <table:table-cell office:value-type="string">
            <text:p>maximum permissible dose</text:p>
          </table:table-cell>
          <table:table-cell office:value-type="string">
            <text:p>最大容許劑量</text:p>
          </table:table-cell>
          <table:table-cell office:value-type="string">
            <text:p/>
          </table:table-cell>
          <table:table-cell office:value-type="string">
            <text:p>最大允许剂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77</text:p>
          </table:table-cell>
          <table:table-cell office:value-type="string">
            <text:p>maximum permissible temperature</text:p>
          </table:table-cell>
          <table:table-cell office:value-type="string">
            <text:p>最高容許溫度</text:p>
          </table:table-cell>
          <table:table-cell office:value-type="string">
            <text:p/>
          </table:table-cell>
          <table:table-cell office:value-type="string">
            <text:p>最高允许温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78</text:p>
          </table:table-cell>
          <table:table-cell office:value-type="string">
            <text:p>maximum voltage</text:p>
          </table:table-cell>
          <table:table-cell office:value-type="string">
            <text:p>最高電壓</text:p>
          </table:table-cell>
          <table:table-cell office:value-type="string">
            <text:p/>
          </table:table-cell>
          <table:table-cell office:value-type="string">
            <text:p>最高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79</text:p>
          </table:table-cell>
          <table:table-cell office:value-type="string">
            <text:p>mean availability</text:p>
          </table:table-cell>
          <table:table-cell office:value-type="string">
            <text:p>平均可用度</text:p>
          </table:table-cell>
          <table:table-cell office:value-type="string">
            <text:p/>
          </table:table-cell>
          <table:table-cell office:value-type="string">
            <text:p>平均可用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80</text:p>
          </table:table-cell>
          <table:table-cell office:value-type="string">
            <text:p>mean cylindrical illuminance</text:p>
          </table:table-cell>
          <table:table-cell office:value-type="string">
            <text:p>平均圓柱面照度</text:p>
          </table:table-cell>
          <table:table-cell office:value-type="string">
            <text:p/>
          </table:table-cell>
          <table:table-cell office:value-type="string">
            <text:p>平均柱面照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81</text:p>
          </table:table-cell>
          <table:table-cell office:value-type="string">
            <text:p>mean error</text:p>
          </table:table-cell>
          <table:table-cell office:value-type="string">
            <text:p>平均誤差</text:p>
          </table:table-cell>
          <table:table-cell office:value-type="string">
            <text:p/>
          </table:table-cell>
          <table:table-cell office:value-type="string">
            <text:p>平均误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82</text:p>
          </table:table-cell>
          <table:table-cell office:value-type="string">
            <text:p>mean free path</text:p>
          </table:table-cell>
          <table:table-cell office:value-type="string">
            <text:p>平均自由（路）徑</text:p>
          </table:table-cell>
          <table:table-cell office:value-type="string">
            <text:p/>
          </table:table-cell>
          <table:table-cell office:value-type="string">
            <text:p>平均自由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83</text:p>
          </table:table-cell>
          <table:table-cell office:value-type="string">
            <text:p>mean repair rate</text:p>
          </table:table-cell>
          <table:table-cell office:value-type="string">
            <text:p>平均修復率</text:p>
          </table:table-cell>
          <table:table-cell office:value-type="string">
            <text:p/>
          </table:table-cell>
          <table:table-cell office:value-type="string">
            <text:p>平均修复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84</text:p>
          </table:table-cell>
          <table:table-cell office:value-type="string">
            <text:p>mean unavailability</text:p>
          </table:table-cell>
          <table:table-cell office:value-type="string">
            <text:p>平均不可用度</text:p>
          </table:table-cell>
          <table:table-cell office:value-type="string">
            <text:p/>
          </table:table-cell>
          <table:table-cell office:value-type="string">
            <text:p>平均不可用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85</text:p>
          </table:table-cell>
          <table:table-cell office:value-type="string">
            <text:p>mean value</text:p>
          </table:table-cell>
          <table:table-cell office:value-type="string">
            <text:p>平均值</text:p>
          </table:table-cell>
          <table:table-cell office:value-type="string">
            <text:p/>
          </table:table-cell>
          <table:table-cell office:value-type="string">
            <text:p>平均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86</text:p>
          </table:table-cell>
          <table:table-cell office:value-type="string">
            <text:p>measuring bridge</text:p>
          </table:table-cell>
          <table:table-cell office:value-type="string">
            <text:p>測量電橋</text:p>
          </table:table-cell>
          <table:table-cell office:value-type="string">
            <text:p/>
          </table:table-cell>
          <table:table-cell office:value-type="string">
            <text:p>测量电桥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87</text:p>
          </table:table-cell>
          <table:table-cell office:value-type="string">
            <text:p>measuring channel</text:p>
          </table:table-cell>
          <table:table-cell office:value-type="string">
            <text:p>測量通道</text:p>
          </table:table-cell>
          <table:table-cell office:value-type="string">
            <text:p/>
          </table:table-cell>
          <table:table-cell office:value-type="string">
            <text:p>测量通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88</text:p>
          </table:table-cell>
          <table:table-cell office:value-type="string">
            <text:p>measuring instrument</text:p>
          </table:table-cell>
          <table:table-cell office:value-type="string">
            <text:p>測量儀器</text:p>
          </table:table-cell>
          <table:table-cell office:value-type="string">
            <text:p/>
          </table:table-cell>
          <table:table-cell office:value-type="string">
            <text:p>测量仪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89</text:p>
          </table:table-cell>
          <table:table-cell office:value-type="string">
            <text:p>measuring junction</text:p>
          </table:table-cell>
          <table:table-cell office:value-type="string">
            <text:p>測量結；熱接點；高溫接點</text:p>
          </table:table-cell>
          <table:table-cell office:value-type="string">
            <text:p/>
          </table:table-cell>
          <table:table-cell office:value-type="string">
            <text:p>测温接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90</text:p>
          </table:table-cell>
          <table:table-cell office:value-type="string">
            <text:p>measuring range</text:p>
          </table:table-cell>
          <table:table-cell office:value-type="string">
            <text:p>測量範圍；量程</text:p>
          </table:table-cell>
          <table:table-cell office:value-type="string">
            <text:p/>
          </table:table-cell>
          <table:table-cell office:value-type="string">
            <text:p>测量范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91</text:p>
          </table:table-cell>
          <table:table-cell office:value-type="string">
            <text:p>measuring relay</text:p>
          </table:table-cell>
          <table:table-cell office:value-type="string">
            <text:p>測量用電驛</text:p>
          </table:table-cell>
          <table:table-cell office:value-type="string">
            <text:p/>
          </table:table-cell>
          <table:table-cell office:value-type="string">
            <text:p>量度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92</text:p>
          </table:table-cell>
          <table:table-cell office:value-type="string">
            <text:p>measuring span</text:p>
          </table:table-cell>
          <table:table-cell office:value-type="string">
            <text:p>量程</text:p>
          </table:table-cell>
          <table:table-cell office:value-type="string">
            <text:p/>
          </table:table-cell>
          <table:table-cell office:value-type="string">
            <text:p>测量量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93</text:p>
          </table:table-cell>
          <table:table-cell office:value-type="string">
            <text:p>mechanical braking</text:p>
          </table:table-cell>
          <table:table-cell office:value-type="string">
            <text:p>機械制動</text:p>
          </table:table-cell>
          <table:table-cell office:value-type="string">
            <text:p/>
          </table:table-cell>
          <table:table-cell office:value-type="string">
            <text:p>机械制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94</text:p>
          </table:table-cell>
          <table:table-cell office:value-type="string">
            <text:p>mechanical deformation</text:p>
          </table:table-cell>
          <table:table-cell office:value-type="string">
            <text:p>機械形變</text:p>
          </table:table-cell>
          <table:table-cell office:value-type="string">
            <text:p/>
          </table:table-cell>
          <table:table-cell office:value-type="string">
            <text:p>机械变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95</text:p>
          </table:table-cell>
          <table:table-cell office:value-type="string">
            <text:p>mechanical effect</text:p>
          </table:table-cell>
          <table:table-cell office:value-type="string">
            <text:p>機械效應；機械作用</text:p>
          </table:table-cell>
          <table:table-cell office:value-type="string">
            <text:p/>
          </table:table-cell>
          <table:table-cell office:value-type="string">
            <text:p>机械效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96</text:p>
          </table:table-cell>
          <table:table-cell office:value-type="string">
            <text:p>mechanical endurance test</text:p>
          </table:table-cell>
          <table:table-cell office:value-type="string">
            <text:p>機械耐久性試驗</text:p>
          </table:table-cell>
          <table:table-cell office:value-type="string">
            <text:p/>
          </table:table-cell>
          <table:table-cell office:value-type="string">
            <text:p>机械耐久性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97</text:p>
          </table:table-cell>
          <table:table-cell office:value-type="string">
            <text:p>medium frequency</text:p>
          </table:table-cell>
          <table:table-cell office:value-type="string">
            <text:p>中頻（率）</text:p>
          </table:table-cell>
          <table:table-cell office:value-type="string">
            <text:p/>
          </table:table-cell>
          <table:table-cell office:value-type="string">
            <text:p>中频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98</text:p>
          </table:table-cell>
          <table:table-cell office:value-type="string">
            <text:p>megohmmeter</text:p>
          </table:table-cell>
          <table:table-cell office:value-type="string">
            <text:p>高阻計</text:p>
          </table:table-cell>
          <table:table-cell office:value-type="string">
            <text:p/>
          </table:table-cell>
          <table:table-cell office:value-type="string">
            <text:p>兆欧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899</text:p>
          </table:table-cell>
          <table:table-cell office:value-type="string">
            <text:p>melting</text:p>
          </table:table-cell>
          <table:table-cell office:value-type="string">
            <text:p>熔化</text:p>
          </table:table-cell>
          <table:table-cell office:value-type="string">
            <text:p/>
          </table:table-cell>
          <table:table-cell office:value-type="string">
            <text:p>熔化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00</text:p>
          </table:table-cell>
          <table:table-cell office:value-type="string">
            <text:p>melting point</text:p>
          </table:table-cell>
          <table:table-cell office:value-type="string">
            <text:p>熔點</text:p>
          </table:table-cell>
          <table:table-cell office:value-type="string">
            <text:p/>
          </table:table-cell>
          <table:table-cell office:value-type="string">
            <text:p>熔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01</text:p>
          </table:table-cell>
          <table:table-cell office:value-type="string">
            <text:p>memory</text:p>
          </table:table-cell>
          <table:table-cell office:value-type="string">
            <text:p>記憶；記憶力；存儲；存儲器；記憶裝置</text:p>
          </table:table-cell>
          <table:table-cell office:value-type="string">
            <text:p/>
          </table:table-cell>
          <table:table-cell office:value-type="string">
            <text:p>存储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02</text:p>
          </table:table-cell>
          <table:table-cell office:value-type="string">
            <text:p>memory capacity</text:p>
          </table:table-cell>
          <table:table-cell office:value-type="string">
            <text:p>存儲器容量；存儲容量；記憶容量</text:p>
          </table:table-cell>
          <table:table-cell office:value-type="string">
            <text:p/>
          </table:table-cell>
          <table:table-cell office:value-type="string">
            <text:p>存储容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03</text:p>
          </table:table-cell>
          <table:table-cell office:value-type="string">
            <text:p>meniscus</text:p>
          </table:table-cell>
          <table:table-cell office:value-type="string">
            <text:p>彎月面；凹凸透鏡；彎液面</text:p>
          </table:table-cell>
          <table:table-cell office:value-type="string">
            <text:p/>
          </table:table-cell>
          <table:table-cell office:value-type="string">
            <text:p>驼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04</text:p>
          </table:table-cell>
          <table:table-cell office:value-type="string">
            <text:p>mesh</text:p>
          </table:table-cell>
          <table:table-cell office:value-type="string">
            <text:p>網目</text:p>
          </table:table-cell>
          <table:table-cell office:value-type="string">
            <text:p/>
          </table:table-cell>
          <table:table-cell office:value-type="string">
            <text:p>网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05</text:p>
          </table:table-cell>
          <table:table-cell office:value-type="string">
            <text:p>mesh current</text:p>
          </table:table-cell>
          <table:table-cell office:value-type="string">
            <text:p>網目電流</text:p>
          </table:table-cell>
          <table:table-cell office:value-type="string">
            <text:p/>
          </table:table-cell>
          <table:table-cell office:value-type="string">
            <text:p>网孔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06</text:p>
          </table:table-cell>
          <table:table-cell office:value-type="string">
            <text:p>meson</text:p>
          </table:table-cell>
          <table:table-cell office:value-type="string">
            <text:p>介子</text:p>
          </table:table-cell>
          <table:table-cell office:value-type="string">
            <text:p/>
          </table:table-cell>
          <table:table-cell office:value-type="string">
            <text:p>介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07</text:p>
          </table:table-cell>
          <table:table-cell office:value-type="string">
            <text:p>mesopic vision</text:p>
          </table:table-cell>
          <table:table-cell office:value-type="string">
            <text:p>中間視覺</text:p>
          </table:table-cell>
          <table:table-cell office:value-type="string">
            <text:p/>
          </table:table-cell>
          <table:table-cell office:value-type="string">
            <text:p>中间视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08</text:p>
          </table:table-cell>
          <table:table-cell office:value-type="string">
            <text:p>metal clad switchgear</text:p>
          </table:table-cell>
          <table:table-cell office:value-type="string">
            <text:p>鎧裝開關裝置</text:p>
          </table:table-cell>
          <table:table-cell office:value-type="string">
            <text:p/>
          </table:table-cell>
          <table:table-cell office:value-type="string">
            <text:p>金属铠装开关设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09</text:p>
          </table:table-cell>
          <table:table-cell office:value-type="string">
            <text:p>metal conduit</text:p>
          </table:table-cell>
          <table:table-cell office:value-type="string">
            <text:p>金屬導管</text:p>
          </table:table-cell>
          <table:table-cell office:value-type="string">
            <text:p/>
          </table:table-cell>
          <table:table-cell office:value-type="string">
            <text:p>金属导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10</text:p>
          </table:table-cell>
          <table:table-cell office:value-type="string">
            <text:p>metal enclosed switchgear</text:p>
          </table:table-cell>
          <table:table-cell office:value-type="string">
            <text:p>金屬鎧裝開關設備</text:p>
          </table:table-cell>
          <table:table-cell office:value-type="string">
            <text:p/>
          </table:table-cell>
          <table:table-cell office:value-type="string">
            <text:p>金属封闭开关设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11</text:p>
          </table:table-cell>
          <table:table-cell office:value-type="string">
            <text:p>metal filament lamp</text:p>
          </table:table-cell>
          <table:table-cell office:value-type="string">
            <text:p>金屬燈絲管</text:p>
          </table:table-cell>
          <table:table-cell office:value-type="string">
            <text:p/>
          </table:table-cell>
          <table:table-cell office:value-type="string">
            <text:p>金属丝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12</text:p>
          </table:table-cell>
          <table:table-cell office:value-type="string">
            <text:p>metal foil capacitor</text:p>
          </table:table-cell>
          <table:table-cell office:value-type="string">
            <text:p>金屬箔電容器</text:p>
          </table:table-cell>
          <table:table-cell office:value-type="string">
            <text:p/>
          </table:table-cell>
          <table:table-cell office:value-type="string">
            <text:p>金属箔电容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13</text:p>
          </table:table-cell>
          <table:table-cell office:value-type="string">
            <text:p>metal graphite brush</text:p>
          </table:table-cell>
          <table:table-cell office:value-type="string">
            <text:p>金屬石墨（電）刷</text:p>
          </table:table-cell>
          <table:table-cell office:value-type="string">
            <text:p/>
          </table:table-cell>
          <table:table-cell office:value-type="string">
            <text:p>金属石墨电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14</text:p>
          </table:table-cell>
          <table:table-cell office:value-type="string">
            <text:p>metal halide lamp</text:p>
          </table:table-cell>
          <table:table-cell office:value-type="string">
            <text:p>金屬鹵素燈</text:p>
          </table:table-cell>
          <table:table-cell office:value-type="string">
            <text:p/>
          </table:table-cell>
          <table:table-cell office:value-type="string">
            <text:p>金属卤化物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15</text:p>
          </table:table-cell>
          <table:table-cell office:value-type="string">
            <text:p>metal oxide arrester</text:p>
          </table:table-cell>
          <table:table-cell office:value-type="string">
            <text:p>金屬氧化物避雷器</text:p>
          </table:table-cell>
          <table:table-cell office:value-type="string">
            <text:p/>
          </table:table-cell>
          <table:table-cell office:value-type="string">
            <text:p>金属氧化物避雷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16</text:p>
          </table:table-cell>
          <table:table-cell office:value-type="string">
            <text:p>metallic conductor</text:p>
          </table:table-cell>
          <table:table-cell office:value-type="string">
            <text:p>金屬導體</text:p>
          </table:table-cell>
          <table:table-cell office:value-type="string">
            <text:p/>
          </table:table-cell>
          <table:table-cell office:value-type="string">
            <text:p>金属导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17</text:p>
          </table:table-cell>
          <table:table-cell office:value-type="string">
            <text:p>metastable state</text:p>
          </table:table-cell>
          <table:table-cell office:value-type="string">
            <text:p>介穩狀態；亞穩態；準穩態</text:p>
          </table:table-cell>
          <table:table-cell office:value-type="string">
            <text:p/>
          </table:table-cell>
          <table:table-cell office:value-type="string">
            <text:p>亚稳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18</text:p>
          </table:table-cell>
          <table:table-cell office:value-type="string">
            <text:p>metre</text:p>
          </table:table-cell>
          <table:table-cell office:value-type="string">
            <text:p>米</text:p>
          </table:table-cell>
          <table:table-cell office:value-type="string">
            <text:p/>
          </table:table-cell>
          <table:table-cell office:value-type="string">
            <text:p>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19</text:p>
          </table:table-cell>
          <table:table-cell office:value-type="string">
            <text:p>mica</text:p>
          </table:table-cell>
          <table:table-cell office:value-type="string">
            <text:p>雲母</text:p>
          </table:table-cell>
          <table:table-cell office:value-type="string">
            <text:p/>
          </table:table-cell>
          <table:table-cell office:value-type="string">
            <text:p>云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20</text:p>
          </table:table-cell>
          <table:table-cell office:value-type="string">
            <text:p>mica paper</text:p>
          </table:table-cell>
          <table:table-cell office:value-type="string">
            <text:p>雲母紙</text:p>
          </table:table-cell>
          <table:table-cell office:value-type="string">
            <text:p/>
          </table:table-cell>
          <table:table-cell office:value-type="string">
            <text:p>粉云母纸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21</text:p>
          </table:table-cell>
          <table:table-cell office:value-type="string">
            <text:p>mica splitting</text:p>
          </table:table-cell>
          <table:table-cell office:value-type="string">
            <text:p>雲母剝片；雲母薄片</text:p>
          </table:table-cell>
          <table:table-cell office:value-type="string">
            <text:p/>
          </table:table-cell>
          <table:table-cell office:value-type="string">
            <text:p>片云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22</text:p>
          </table:table-cell>
          <table:table-cell office:value-type="string">
            <text:p>mica tape</text:p>
          </table:table-cell>
          <table:table-cell office:value-type="string">
            <text:p>雲母片帶</text:p>
          </table:table-cell>
          <table:table-cell office:value-type="string">
            <text:p/>
          </table:table-cell>
          <table:table-cell office:value-type="string">
            <text:p>云母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23</text:p>
          </table:table-cell>
          <table:table-cell office:value-type="string">
            <text:p>microammeter</text:p>
          </table:table-cell>
          <table:table-cell office:value-type="string">
            <text:p>微安計</text:p>
          </table:table-cell>
          <table:table-cell office:value-type="string">
            <text:p/>
          </table:table-cell>
          <table:table-cell office:value-type="string">
            <text:p>微安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24</text:p>
          </table:table-cell>
          <table:table-cell office:value-type="string">
            <text:p>microscopic cross-section</text:p>
          </table:table-cell>
          <table:table-cell office:value-type="string">
            <text:p>微觀截面</text:p>
          </table:table-cell>
          <table:table-cell office:value-type="string">
            <text:p/>
          </table:table-cell>
          <table:table-cell office:value-type="string">
            <text:p>微观截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25</text:p>
          </table:table-cell>
          <table:table-cell office:value-type="string">
            <text:p>microvoltmeter</text:p>
          </table:table-cell>
          <table:table-cell office:value-type="string">
            <text:p>微伏計</text:p>
          </table:table-cell>
          <table:table-cell office:value-type="string">
            <text:p/>
          </table:table-cell>
          <table:table-cell office:value-type="string">
            <text:p>微伏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26</text:p>
          </table:table-cell>
          <table:table-cell office:value-type="string">
            <text:p>microwave cavity</text:p>
          </table:table-cell>
          <table:table-cell office:value-type="string">
            <text:p>微波諧振腔</text:p>
          </table:table-cell>
          <table:table-cell office:value-type="string">
            <text:p/>
          </table:table-cell>
          <table:table-cell office:value-type="string">
            <text:p>微波谐振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27</text:p>
          </table:table-cell>
          <table:table-cell office:value-type="string">
            <text:p>microwave generator</text:p>
          </table:table-cell>
          <table:table-cell office:value-type="string">
            <text:p>微波信號發生器</text:p>
          </table:table-cell>
          <table:table-cell office:value-type="string">
            <text:p/>
          </table:table-cell>
          <table:table-cell office:value-type="string">
            <text:p>微波发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28</text:p>
          </table:table-cell>
          <table:table-cell office:value-type="string">
            <text:p>microwave gyrator</text:p>
          </table:table-cell>
          <table:table-cell office:value-type="string">
            <text:p>微波回轉器</text:p>
          </table:table-cell>
          <table:table-cell office:value-type="string">
            <text:p/>
          </table:table-cell>
          <table:table-cell office:value-type="string">
            <text:p>微波回转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29</text:p>
          </table:table-cell>
          <table:table-cell office:value-type="string">
            <text:p>migration area</text:p>
          </table:table-cell>
          <table:table-cell office:value-type="string">
            <text:p>移動面積</text:p>
          </table:table-cell>
          <table:table-cell office:value-type="string">
            <text:p/>
          </table:table-cell>
          <table:table-cell office:value-type="string">
            <text:p>徙动面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30</text:p>
          </table:table-cell>
          <table:table-cell office:value-type="string">
            <text:p>migration length</text:p>
          </table:table-cell>
          <table:table-cell office:value-type="string">
            <text:p>遷移長度</text:p>
          </table:table-cell>
          <table:table-cell office:value-type="string">
            <text:p/>
          </table:table-cell>
          <table:table-cell office:value-type="string">
            <text:p>徙动长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31</text:p>
          </table:table-cell>
          <table:table-cell office:value-type="string">
            <text:p>mine luminaire</text:p>
          </table:table-cell>
          <table:table-cell office:value-type="string">
            <text:p>礦坑照明器具</text:p>
          </table:table-cell>
          <table:table-cell office:value-type="string">
            <text:p/>
          </table:table-cell>
          <table:table-cell office:value-type="string">
            <text:p>矿井用灯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32</text:p>
          </table:table-cell>
          <table:table-cell office:value-type="string">
            <text:p>mine rescue luminaire</text:p>
          </table:table-cell>
          <table:table-cell office:value-type="string">
            <text:p>礦坑救護照明器具</text:p>
          </table:table-cell>
          <table:table-cell office:value-type="string">
            <text:p/>
          </table:table-cell>
          <table:table-cell office:value-type="string">
            <text:p>矿井营救灯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33</text:p>
          </table:table-cell>
          <table:table-cell office:value-type="string">
            <text:p>mine safety lamp</text:p>
          </table:table-cell>
          <table:table-cell office:value-type="string">
            <text:p>礦坑安全燈</text:p>
          </table:table-cell>
          <table:table-cell office:value-type="string">
            <text:p/>
          </table:table-cell>
          <table:table-cell office:value-type="string">
            <text:p>矿井安全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34</text:p>
          </table:table-cell>
          <table:table-cell office:value-type="string">
            <text:p>miniature lamp</text:p>
          </table:table-cell>
          <table:table-cell office:value-type="string">
            <text:p>小型燈</text:p>
          </table:table-cell>
          <table:table-cell office:value-type="string">
            <text:p/>
          </table:table-cell>
          <table:table-cell office:value-type="string">
            <text:p>微型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35</text:p>
          </table:table-cell>
          <table:table-cell office:value-type="string">
            <text:p>minimum erythema dose</text:p>
          </table:table-cell>
          <table:table-cell office:value-type="string">
            <text:p>最小紅斑照射量</text:p>
          </table:table-cell>
          <table:table-cell office:value-type="string">
            <text:p/>
          </table:table-cell>
          <table:table-cell office:value-type="string">
            <text:p>最小红斑剂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36</text:p>
          </table:table-cell>
          <table:table-cell office:value-type="string">
            <text:p>minor loop</text:p>
          </table:table-cell>
          <table:table-cell office:value-type="string">
            <text:p>小磁滯回線；局部磁滯回線</text:p>
          </table:table-cell>
          <table:table-cell office:value-type="string">
            <text:p/>
          </table:table-cell>
          <table:table-cell office:value-type="string">
            <text:p>小半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37</text:p>
          </table:table-cell>
          <table:table-cell office:value-type="string">
            <text:p>minority carrier</text:p>
          </table:table-cell>
          <table:table-cell office:value-type="string">
            <text:p>少數載子</text:p>
          </table:table-cell>
          <table:table-cell office:value-type="string">
            <text:p/>
          </table:table-cell>
          <table:table-cell office:value-type="string">
            <text:p>少数载流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38</text:p>
          </table:table-cell>
          <table:table-cell office:value-type="string">
            <text:p>minus tapping</text:p>
          </table:table-cell>
          <table:table-cell office:value-type="string">
            <text:p>負號分接頭；負號抽頭</text:p>
          </table:table-cell>
          <table:table-cell office:value-type="string">
            <text:p/>
          </table:table-cell>
          <table:table-cell office:value-type="string">
            <text:p>负分接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39</text:p>
          </table:table-cell>
          <table:table-cell office:value-type="string">
            <text:p>misoperation</text:p>
          </table:table-cell>
          <table:table-cell office:value-type="string">
            <text:p>誤操作</text:p>
          </table:table-cell>
          <table:table-cell office:value-type="string">
            <text:p/>
          </table:table-cell>
          <table:table-cell office:value-type="string">
            <text:p>误动作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40</text:p>
          </table:table-cell>
          <table:table-cell office:value-type="string">
            <text:p>mistake</text:p>
          </table:table-cell>
          <table:table-cell office:value-type="string">
            <text:p>錯誤</text:p>
          </table:table-cell>
          <table:table-cell office:value-type="string">
            <text:p/>
          </table:table-cell>
          <table:table-cell office:value-type="string">
            <text:p>失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41</text:p>
          </table:table-cell>
          <table:table-cell office:value-type="string">
            <text:p>misuse failure</text:p>
          </table:table-cell>
          <table:table-cell office:value-type="string">
            <text:p>誤用故障</text:p>
          </table:table-cell>
          <table:table-cell office:value-type="string">
            <text:p/>
          </table:table-cell>
          <table:table-cell office:value-type="string">
            <text:p>误用失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42</text:p>
          </table:table-cell>
          <table:table-cell office:value-type="string">
            <text:p>mixed reflection</text:p>
          </table:table-cell>
          <table:table-cell office:value-type="string">
            <text:p>混合反射</text:p>
          </table:table-cell>
          <table:table-cell office:value-type="string">
            <text:p/>
          </table:table-cell>
          <table:table-cell office:value-type="string">
            <text:p>混合反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43</text:p>
          </table:table-cell>
          <table:table-cell office:value-type="string">
            <text:p>mixed transmission</text:p>
          </table:table-cell>
          <table:table-cell office:value-type="string">
            <text:p>混合透射；混合傳輸</text:p>
          </table:table-cell>
          <table:table-cell office:value-type="string">
            <text:p/>
          </table:table-cell>
          <table:table-cell office:value-type="string">
            <text:p>混合透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44</text:p>
          </table:table-cell>
          <table:table-cell office:value-type="string">
            <text:p>mobile</text:p>
          </table:table-cell>
          <table:table-cell office:value-type="string">
            <text:p>運動的；活動的；易變的</text:p>
          </table:table-cell>
          <table:table-cell office:value-type="string">
            <text:p/>
          </table:table-cell>
          <table:table-cell office:value-type="string">
            <text:p>移动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45</text:p>
          </table:table-cell>
          <table:table-cell office:value-type="string">
            <text:p>mobility</text:p>
          </table:table-cell>
          <table:table-cell office:value-type="string">
            <text:p>移動率</text:p>
          </table:table-cell>
          <table:table-cell office:value-type="string">
            <text:p/>
          </table:table-cell>
          <table:table-cell office:value-type="string">
            <text:p>迁移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46</text:p>
          </table:table-cell>
          <table:table-cell office:value-type="string">
            <text:p>mode of operation</text:p>
          </table:table-cell>
          <table:table-cell office:value-type="string">
            <text:p>操作方式</text:p>
          </table:table-cell>
          <table:table-cell office:value-type="string">
            <text:p/>
          </table:table-cell>
          <table:table-cell office:value-type="string">
            <text:p>操作状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47</text:p>
          </table:table-cell>
          <table:table-cell office:value-type="string">
            <text:p>model</text:p>
          </table:table-cell>
          <table:table-cell office:value-type="string">
            <text:p>模式；模型</text:p>
          </table:table-cell>
          <table:table-cell office:value-type="string">
            <text:p/>
          </table:table-cell>
          <table:table-cell office:value-type="string">
            <text:p>模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48</text:p>
          </table:table-cell>
          <table:table-cell office:value-type="string">
            <text:p>moderation</text:p>
          </table:table-cell>
          <table:table-cell office:value-type="string">
            <text:p>減速（作用）；緩和</text:p>
          </table:table-cell>
          <table:table-cell office:value-type="string">
            <text:p/>
          </table:table-cell>
          <table:table-cell office:value-type="string">
            <text:p>慢化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49</text:p>
          </table:table-cell>
          <table:table-cell office:value-type="string">
            <text:p>moderator</text:p>
          </table:table-cell>
          <table:table-cell office:value-type="string">
            <text:p>減速劑；緩和劑</text:p>
          </table:table-cell>
          <table:table-cell office:value-type="string">
            <text:p/>
          </table:table-cell>
          <table:table-cell office:value-type="string">
            <text:p>慢化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50</text:p>
          </table:table-cell>
          <table:table-cell office:value-type="string">
            <text:p>moderator control</text:p>
          </table:table-cell>
          <table:table-cell office:value-type="string">
            <text:p>緩和劑控制</text:p>
          </table:table-cell>
          <table:table-cell office:value-type="string">
            <text:p/>
          </table:table-cell>
          <table:table-cell office:value-type="string">
            <text:p>慢化剂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51</text:p>
          </table:table-cell>
          <table:table-cell office:value-type="string">
            <text:p>modulator</text:p>
          </table:table-cell>
          <table:table-cell office:value-type="string">
            <text:p>調變器</text:p>
          </table:table-cell>
          <table:table-cell office:value-type="string">
            <text:p/>
          </table:table-cell>
          <table:table-cell office:value-type="string">
            <text:p>调制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52</text:p>
          </table:table-cell>
          <table:table-cell office:value-type="string">
            <text:p>module</text:p>
          </table:table-cell>
          <table:table-cell office:value-type="string">
            <text:p>模組</text:p>
          </table:table-cell>
          <table:table-cell office:value-type="string">
            <text:p/>
          </table:table-cell>
          <table:table-cell office:value-type="string">
            <text:p>插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53</text:p>
          </table:table-cell>
          <table:table-cell office:value-type="string">
            <text:p>module</text:p>
          </table:table-cell>
          <table:table-cell office:value-type="string">
            <text:p>模組</text:p>
          </table:table-cell>
          <table:table-cell office:value-type="string">
            <text:p/>
          </table:table-cell>
          <table:table-cell office:value-type="string">
            <text:p>模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54</text:p>
          </table:table-cell>
          <table:table-cell office:value-type="string">
            <text:p>modulus of elasticity</text:p>
          </table:table-cell>
          <table:table-cell office:value-type="string">
            <text:p>彈性模數</text:p>
          </table:table-cell>
          <table:table-cell office:value-type="string">
            <text:p/>
          </table:table-cell>
          <table:table-cell office:value-type="string">
            <text:p>弹性模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55</text:p>
          </table:table-cell>
          <table:table-cell office:value-type="string">
            <text:p>modulus of impedance</text:p>
          </table:table-cell>
          <table:table-cell office:value-type="string">
            <text:p>阻抗模數</text:p>
          </table:table-cell>
          <table:table-cell office:value-type="string">
            <text:p/>
          </table:table-cell>
          <table:table-cell office:value-type="string">
            <text:p>阻抗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56</text:p>
          </table:table-cell>
          <table:table-cell office:value-type="string">
            <text:p>Moessbauer effect</text:p>
          </table:table-cell>
          <table:table-cell office:value-type="string">
            <text:p>毛士包效應</text:p>
          </table:table-cell>
          <table:table-cell office:value-type="string">
            <text:p/>
          </table:table-cell>
          <table:table-cell office:value-type="string">
            <text:p>穆斯堡尔效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57</text:p>
          </table:table-cell>
          <table:table-cell office:value-type="string">
            <text:p>moisture absorption</text:p>
          </table:table-cell>
          <table:table-cell office:value-type="string">
            <text:p>吸濕；吸濕性</text:p>
          </table:table-cell>
          <table:table-cell office:value-type="string">
            <text:p/>
          </table:table-cell>
          <table:table-cell office:value-type="string">
            <text:p>吸湿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58</text:p>
          </table:table-cell>
          <table:table-cell office:value-type="string">
            <text:p>molality</text:p>
          </table:table-cell>
          <table:table-cell office:value-type="string">
            <text:p>克分子溶度</text:p>
          </table:table-cell>
          <table:table-cell office:value-type="string">
            <text:p/>
          </table:table-cell>
          <table:table-cell office:value-type="string">
            <text:p>质量摩尔浓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59</text:p>
          </table:table-cell>
          <table:table-cell office:value-type="string">
            <text:p>molar</text:p>
          </table:table-cell>
          <table:table-cell office:value-type="string">
            <text:p>體積克分子</text:p>
          </table:table-cell>
          <table:table-cell office:value-type="string">
            <text:p/>
          </table:table-cell>
          <table:table-cell office:value-type="string">
            <text:p>摩尔[的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60</text:p>
          </table:table-cell>
          <table:table-cell office:value-type="string">
            <text:p>molecule</text:p>
          </table:table-cell>
          <table:table-cell office:value-type="string">
            <text:p>分子</text:p>
          </table:table-cell>
          <table:table-cell office:value-type="string">
            <text:p/>
          </table:table-cell>
          <table:table-cell office:value-type="string">
            <text:p>分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61</text:p>
          </table:table-cell>
          <table:table-cell office:value-type="string">
            <text:p>moment of force</text:p>
          </table:table-cell>
          <table:table-cell office:value-type="string">
            <text:p>力矩</text:p>
          </table:table-cell>
          <table:table-cell office:value-type="string">
            <text:p/>
          </table:table-cell>
          <table:table-cell office:value-type="string">
            <text:p>力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62</text:p>
          </table:table-cell>
          <table:table-cell office:value-type="string">
            <text:p>moment of inertia</text:p>
          </table:table-cell>
          <table:table-cell office:value-type="string">
            <text:p>慣性矩</text:p>
          </table:table-cell>
          <table:table-cell office:value-type="string">
            <text:p/>
          </table:table-cell>
          <table:table-cell office:value-type="string">
            <text:p>转动惯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63</text:p>
          </table:table-cell>
          <table:table-cell office:value-type="string">
            <text:p>momentum</text:p>
          </table:table-cell>
          <table:table-cell office:value-type="string">
            <text:p>動量</text:p>
          </table:table-cell>
          <table:table-cell office:value-type="string">
            <text:p/>
          </table:table-cell>
          <table:table-cell office:value-type="string">
            <text:p>动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64</text:p>
          </table:table-cell>
          <table:table-cell office:value-type="string">
            <text:p>momentum compaction</text:p>
          </table:table-cell>
          <table:table-cell office:value-type="string">
            <text:p>動量壓縮</text:p>
          </table:table-cell>
          <table:table-cell office:value-type="string">
            <text:p/>
          </table:table-cell>
          <table:table-cell office:value-type="string">
            <text:p>动量压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65</text:p>
          </table:table-cell>
          <table:table-cell office:value-type="string">
            <text:p>monitoring</text:p>
          </table:table-cell>
          <table:table-cell office:value-type="string">
            <text:p>監聽；監視</text:p>
          </table:table-cell>
          <table:table-cell office:value-type="string">
            <text:p/>
          </table:table-cell>
          <table:table-cell office:value-type="string">
            <text:p>监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66</text:p>
          </table:table-cell>
          <table:table-cell office:value-type="string">
            <text:p>monochromatic radiation</text:p>
          </table:table-cell>
          <table:table-cell office:value-type="string">
            <text:p>單色輻射</text:p>
          </table:table-cell>
          <table:table-cell office:value-type="string">
            <text:p/>
          </table:table-cell>
          <table:table-cell office:value-type="string">
            <text:p>单色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67</text:p>
          </table:table-cell>
          <table:table-cell office:value-type="string">
            <text:p>monochromatic stimulus</text:p>
          </table:table-cell>
          <table:table-cell office:value-type="string">
            <text:p>單色刺激</text:p>
          </table:table-cell>
          <table:table-cell office:value-type="string">
            <text:p/>
          </table:table-cell>
          <table:table-cell office:value-type="string">
            <text:p>单色刺激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68</text:p>
          </table:table-cell>
          <table:table-cell office:value-type="string">
            <text:p>monoenergetic radiation</text:p>
          </table:table-cell>
          <table:table-cell office:value-type="string">
            <text:p>單能輻射</text:p>
          </table:table-cell>
          <table:table-cell office:value-type="string">
            <text:p/>
          </table:table-cell>
          <table:table-cell office:value-type="string">
            <text:p>单能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69</text:p>
          </table:table-cell>
          <table:table-cell office:value-type="string">
            <text:p>monomode fiber</text:p>
          </table:table-cell>
          <table:table-cell office:value-type="string">
            <text:p>單模光纖</text:p>
          </table:table-cell>
          <table:table-cell office:value-type="string">
            <text:p/>
          </table:table-cell>
          <table:table-cell office:value-type="string">
            <text:p>单模光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70</text:p>
          </table:table-cell>
          <table:table-cell office:value-type="string">
            <text:p>monostable multivibrator</text:p>
          </table:table-cell>
          <table:table-cell office:value-type="string">
            <text:p>單穩態多諧振盪器</text:p>
          </table:table-cell>
          <table:table-cell office:value-type="string">
            <text:p/>
          </table:table-cell>
          <table:table-cell office:value-type="string">
            <text:p>单稳态多谐振荡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71</text:p>
          </table:table-cell>
          <table:table-cell office:value-type="string">
            <text:p>motion picture projector</text:p>
          </table:table-cell>
          <table:table-cell office:value-type="string">
            <text:p>電影放映機</text:p>
          </table:table-cell>
          <table:table-cell office:value-type="string">
            <text:p/>
          </table:table-cell>
          <table:table-cell office:value-type="string">
            <text:p>电影放映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72</text:p>
          </table:table-cell>
          <table:table-cell office:value-type="string">
            <text:p>motor</text:p>
          </table:table-cell>
          <table:table-cell office:value-type="string">
            <text:p>電動機；馬達</text:p>
          </table:table-cell>
          <table:table-cell office:value-type="string">
            <text:p/>
          </table:table-cell>
          <table:table-cell office:value-type="string">
            <text:p>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73</text:p>
          </table:table-cell>
          <table:table-cell office:value-type="string">
            <text:p>motor generator set</text:p>
          </table:table-cell>
          <table:table-cell office:value-type="string">
            <text:p>馬達發電機組</text:p>
          </table:table-cell>
          <table:table-cell office:value-type="string">
            <text:p/>
          </table:table-cell>
          <table:table-cell office:value-type="string">
            <text:p>电动发电机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74</text:p>
          </table:table-cell>
          <table:table-cell office:value-type="string">
            <text:p>motor timer</text:p>
          </table:table-cell>
          <table:table-cell office:value-type="string">
            <text:p>電動機驅動計時器；電動機驅動定時裝置</text:p>
          </table:table-cell>
          <table:table-cell office:value-type="string">
            <text:p/>
          </table:table-cell>
          <table:table-cell office:value-type="string">
            <text:p>电动机定时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75</text:p>
          </table:table-cell>
          <table:table-cell office:value-type="string">
            <text:p>moulding</text:p>
          </table:table-cell>
          <table:table-cell office:value-type="string">
            <text:p>模壓；模制</text:p>
          </table:table-cell>
          <table:table-cell office:value-type="string">
            <text:p/>
          </table:table-cell>
          <table:table-cell office:value-type="string">
            <text:p>模塑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76</text:p>
          </table:table-cell>
          <table:table-cell office:value-type="string">
            <text:p>movable electric contact</text:p>
          </table:table-cell>
          <table:table-cell office:value-type="string">
            <text:p>可動電接觸</text:p>
          </table:table-cell>
          <table:table-cell office:value-type="string">
            <text:p/>
          </table:table-cell>
          <table:table-cell office:value-type="string">
            <text:p>可动电接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77</text:p>
          </table:table-cell>
          <table:table-cell office:value-type="string">
            <text:p>mover</text:p>
          </table:table-cell>
          <table:table-cell office:value-type="string">
            <text:p>驅動器</text:p>
          </table:table-cell>
          <table:table-cell office:value-type="string">
            <text:p/>
          </table:table-cell>
          <table:table-cell office:value-type="string">
            <text:p>动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78</text:p>
          </table:table-cell>
          <table:table-cell office:value-type="string">
            <text:p>moving contact</text:p>
          </table:table-cell>
          <table:table-cell office:value-type="string">
            <text:p>可動接頭</text:p>
          </table:table-cell>
          <table:table-cell office:value-type="string">
            <text:p/>
          </table:table-cell>
          <table:table-cell office:value-type="string">
            <text:p>动触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79</text:p>
          </table:table-cell>
          <table:table-cell office:value-type="string">
            <text:p>moving contact</text:p>
          </table:table-cell>
          <table:table-cell office:value-type="string">
            <text:p>可動接頭</text:p>
          </table:table-cell>
          <table:table-cell office:value-type="string">
            <text:p/>
          </table:table-cell>
          <table:table-cell office:value-type="string">
            <text:p>动触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80</text:p>
          </table:table-cell>
          <table:table-cell office:value-type="string">
            <text:p>moving element</text:p>
          </table:table-cell>
          <table:table-cell office:value-type="string">
            <text:p>活動元件；可動元件</text:p>
          </table:table-cell>
          <table:table-cell office:value-type="string">
            <text:p/>
          </table:table-cell>
          <table:table-cell office:value-type="string">
            <text:p>可动元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81</text:p>
          </table:table-cell>
          <table:table-cell office:value-type="string">
            <text:p>muffle furnace</text:p>
          </table:table-cell>
          <table:table-cell office:value-type="string">
            <text:p>套爐；回熱爐；膛式爐；隔焰爐</text:p>
          </table:table-cell>
          <table:table-cell office:value-type="string">
            <text:p/>
          </table:table-cell>
          <table:table-cell office:value-type="string">
            <text:p>马弗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82</text:p>
          </table:table-cell>
          <table:table-cell office:value-type="string">
            <text:p>muffler</text:p>
          </table:table-cell>
          <table:table-cell office:value-type="string">
            <text:p>消聲器；減聲器</text:p>
          </table:table-cell>
          <table:table-cell office:value-type="string">
            <text:p/>
          </table:table-cell>
          <table:table-cell office:value-type="string">
            <text:p>限弧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83</text:p>
          </table:table-cell>
          <table:table-cell office:value-type="string">
            <text:p>multiconductor cable</text:p>
          </table:table-cell>
          <table:table-cell office:value-type="string">
            <text:p>多心電纜</text:p>
          </table:table-cell>
          <table:table-cell office:value-type="string">
            <text:p/>
          </table:table-cell>
          <table:table-cell office:value-type="string">
            <text:p>多导体电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84</text:p>
          </table:table-cell>
          <table:table-cell office:value-type="string">
            <text:p>multicore cable</text:p>
          </table:table-cell>
          <table:table-cell office:value-type="string">
            <text:p>多心電纜</text:p>
          </table:table-cell>
          <table:table-cell office:value-type="string">
            <text:p/>
          </table:table-cell>
          <table:table-cell office:value-type="string">
            <text:p>多芯电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85</text:p>
          </table:table-cell>
          <table:table-cell office:value-type="string">
            <text:p>multimeter</text:p>
          </table:table-cell>
          <table:table-cell office:value-type="string">
            <text:p>萬用表</text:p>
          </table:table-cell>
          <table:table-cell office:value-type="string">
            <text:p/>
          </table:table-cell>
          <table:table-cell office:value-type="string">
            <text:p>多用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86</text:p>
          </table:table-cell>
          <table:table-cell office:value-type="string">
            <text:p>multipacting</text:p>
          </table:table-cell>
          <table:table-cell office:value-type="string">
            <text:p>次級電子</text:p>
          </table:table-cell>
          <table:table-cell office:value-type="string">
            <text:p/>
          </table:table-cell>
          <table:table-cell office:value-type="string">
            <text:p>次级电子倍增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87</text:p>
          </table:table-cell>
          <table:table-cell office:value-type="string">
            <text:p>multiple connection</text:p>
          </table:table-cell>
          <table:table-cell office:value-type="string">
            <text:p>複聯；複接</text:p>
          </table:table-cell>
          <table:table-cell office:value-type="string">
            <text:p/>
          </table:table-cell>
          <table:table-cell office:value-type="string">
            <text:p>多重联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88</text:p>
          </table:table-cell>
          <table:table-cell office:value-type="string">
            <text:p>multiple twin quad</text:p>
          </table:table-cell>
          <table:table-cell office:value-type="string">
            <text:p>雙股扭絞四芯電纜</text:p>
          </table:table-cell>
          <table:table-cell office:value-type="string">
            <text:p/>
          </table:table-cell>
          <table:table-cell office:value-type="string">
            <text:p>复对四线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89</text:p>
          </table:table-cell>
          <table:table-cell office:value-type="string">
            <text:p>multiplexing</text:p>
          </table:table-cell>
          <table:table-cell office:value-type="string">
            <text:p>多工；多路調變</text:p>
          </table:table-cell>
          <table:table-cell office:value-type="string">
            <text:p/>
          </table:table-cell>
          <table:table-cell office:value-type="string">
            <text:p>多路传输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90</text:p>
          </table:table-cell>
          <table:table-cell office:value-type="string">
            <text:p>multiplication</text:p>
          </table:table-cell>
          <table:table-cell office:value-type="string">
            <text:p>乘法；相乘；倍增；放大</text:p>
          </table:table-cell>
          <table:table-cell office:value-type="string">
            <text:p/>
          </table:table-cell>
          <table:table-cell office:value-type="string">
            <text:p>乘法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91</text:p>
          </table:table-cell>
          <table:table-cell office:value-type="string">
            <text:p>multiplication factor</text:p>
          </table:table-cell>
          <table:table-cell office:value-type="string">
            <text:p>倍增因數</text:p>
          </table:table-cell>
          <table:table-cell office:value-type="string">
            <text:p/>
          </table:table-cell>
          <table:table-cell office:value-type="string">
            <text:p>增殖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92</text:p>
          </table:table-cell>
          <table:table-cell office:value-type="string">
            <text:p>mutual inductance</text:p>
          </table:table-cell>
          <table:table-cell office:value-type="string">
            <text:p>互感</text:p>
          </table:table-cell>
          <table:table-cell office:value-type="string">
            <text:p/>
          </table:table-cell>
          <table:table-cell office:value-type="string">
            <text:p>互感[系数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93</text:p>
          </table:table-cell>
          <table:table-cell office:value-type="string">
            <text:p>mutual induction</text:p>
          </table:table-cell>
          <table:table-cell office:value-type="string">
            <text:p>互感應</text:p>
          </table:table-cell>
          <table:table-cell office:value-type="string">
            <text:p/>
          </table:table-cell>
          <table:table-cell office:value-type="string">
            <text:p>互感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94</text:p>
          </table:table-cell>
          <table:table-cell office:value-type="string">
            <text:p>natural actinic effect</text:p>
          </table:table-cell>
          <table:table-cell office:value-type="string">
            <text:p>自然光化效應</text:p>
          </table:table-cell>
          <table:table-cell office:value-type="string">
            <text:p/>
          </table:table-cell>
          <table:table-cell office:value-type="string">
            <text:p>自然光化学效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95</text:p>
          </table:table-cell>
          <table:table-cell office:value-type="string">
            <text:p>natural attenuation</text:p>
          </table:table-cell>
          <table:table-cell office:value-type="string">
            <text:p>固有衰減</text:p>
          </table:table-cell>
          <table:table-cell office:value-type="string">
            <text:p/>
          </table:table-cell>
          <table:table-cell office:value-type="string">
            <text:p>固有衰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96</text:p>
          </table:table-cell>
          <table:table-cell office:value-type="string">
            <text:p>natural circulation</text:p>
          </table:table-cell>
          <table:table-cell office:value-type="string">
            <text:p>自然循環</text:p>
          </table:table-cell>
          <table:table-cell office:value-type="string">
            <text:p/>
          </table:table-cell>
          <table:table-cell office:value-type="string">
            <text:p>自然循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97</text:p>
          </table:table-cell>
          <table:table-cell office:value-type="string">
            <text:p>natural cooling</text:p>
          </table:table-cell>
          <table:table-cell office:value-type="string">
            <text:p>自然冷卻</text:p>
          </table:table-cell>
          <table:table-cell office:value-type="string">
            <text:p/>
          </table:table-cell>
          <table:table-cell office:value-type="string">
            <text:p>自然冷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98</text:p>
          </table:table-cell>
          <table:table-cell office:value-type="string">
            <text:p>natural environment</text:p>
          </table:table-cell>
          <table:table-cell office:value-type="string">
            <text:p>自然環境</text:p>
          </table:table-cell>
          <table:table-cell office:value-type="string">
            <text:p/>
          </table:table-cell>
          <table:table-cell office:value-type="string">
            <text:p>自然环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3999</text:p>
          </table:table-cell>
          <table:table-cell office:value-type="string">
            <text:p>natural noise</text:p>
          </table:table-cell>
          <table:table-cell office:value-type="string">
            <text:p>自然噪音</text:p>
          </table:table-cell>
          <table:table-cell office:value-type="string">
            <text:p/>
          </table:table-cell>
          <table:table-cell office:value-type="string">
            <text:p>自然噪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00</text:p>
          </table:table-cell>
          <table:table-cell office:value-type="string">
            <text:p>natural radioactivity</text:p>
          </table:table-cell>
          <table:table-cell office:value-type="string">
            <text:p>自然放射性；天然放射性</text:p>
          </table:table-cell>
          <table:table-cell office:value-type="string">
            <text:p/>
          </table:table-cell>
          <table:table-cell office:value-type="string">
            <text:p>天然放射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01</text:p>
          </table:table-cell>
          <table:table-cell office:value-type="string">
            <text:p>natural radioelement</text:p>
          </table:table-cell>
          <table:table-cell office:value-type="string">
            <text:p>天然放射元素</text:p>
          </table:table-cell>
          <table:table-cell office:value-type="string">
            <text:p/>
          </table:table-cell>
          <table:table-cell office:value-type="string">
            <text:p>天然放射性元素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02</text:p>
          </table:table-cell>
          <table:table-cell office:value-type="string">
            <text:p>near end crosstalk</text:p>
          </table:table-cell>
          <table:table-cell office:value-type="string">
            <text:p>近端串音</text:p>
          </table:table-cell>
          <table:table-cell office:value-type="string">
            <text:p/>
          </table:table-cell>
          <table:table-cell office:value-type="string">
            <text:p>近端串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03</text:p>
          </table:table-cell>
          <table:table-cell office:value-type="string">
            <text:p>negative</text:p>
          </table:table-cell>
          <table:table-cell office:value-type="string">
            <text:p>陰性的；負的；負數；底片；負片</text:p>
          </table:table-cell>
          <table:table-cell office:value-type="string">
            <text:p/>
          </table:table-cell>
          <table:table-cell office:value-type="string">
            <text:p>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04</text:p>
          </table:table-cell>
          <table:table-cell office:value-type="string">
            <text:p>negative electrode</text:p>
          </table:table-cell>
          <table:table-cell office:value-type="string">
            <text:p>陰極；負極</text:p>
          </table:table-cell>
          <table:table-cell office:value-type="string">
            <text:p/>
          </table:table-cell>
          <table:table-cell office:value-type="string">
            <text:p>负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05</text:p>
          </table:table-cell>
          <table:table-cell office:value-type="string">
            <text:p>negative glow lamp</text:p>
          </table:table-cell>
          <table:table-cell office:value-type="string">
            <text:p>陰極輝光燈；負輝光燈</text:p>
          </table:table-cell>
          <table:table-cell office:value-type="string">
            <text:p/>
          </table:table-cell>
          <table:table-cell office:value-type="string">
            <text:p>负辉光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06</text:p>
          </table:table-cell>
          <table:table-cell office:value-type="string">
            <text:p>negative ion beam</text:p>
          </table:table-cell>
          <table:table-cell office:value-type="string">
            <text:p>負離子束</text:p>
          </table:table-cell>
          <table:table-cell office:value-type="string">
            <text:p/>
          </table:table-cell>
          <table:table-cell office:value-type="string">
            <text:p>负离子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07</text:p>
          </table:table-cell>
          <table:table-cell office:value-type="string">
            <text:p>negative phase sequence relay</text:p>
          </table:table-cell>
          <table:table-cell office:value-type="string">
            <text:p>負相序電驛</text:p>
          </table:table-cell>
          <table:table-cell office:value-type="string">
            <text:p/>
          </table:table-cell>
          <table:table-cell office:value-type="string">
            <text:p>负序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08</text:p>
          </table:table-cell>
          <table:table-cell office:value-type="string">
            <text:p>negative plate</text:p>
          </table:table-cell>
          <table:table-cell office:value-type="string">
            <text:p>負極板；陰極板；底片</text:p>
          </table:table-cell>
          <table:table-cell office:value-type="string">
            <text:p/>
          </table:table-cell>
          <table:table-cell office:value-type="string">
            <text:p>负极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09</text:p>
          </table:table-cell>
          <table:table-cell office:value-type="string">
            <text:p>negative reactivity</text:p>
          </table:table-cell>
          <table:table-cell office:value-type="string">
            <text:p>負反應度</text:p>
          </table:table-cell>
          <table:table-cell office:value-type="string">
            <text:p/>
          </table:table-cell>
          <table:table-cell office:value-type="string">
            <text:p>负反应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10</text:p>
          </table:table-cell>
          <table:table-cell office:value-type="string">
            <text:p>negative sequence</text:p>
          </table:table-cell>
          <table:table-cell office:value-type="string">
            <text:p>負序；逆序</text:p>
          </table:table-cell>
          <table:table-cell office:value-type="string">
            <text:p/>
          </table:table-cell>
          <table:table-cell office:value-type="string">
            <text:p>负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11</text:p>
          </table:table-cell>
          <table:table-cell office:value-type="string">
            <text:p>negative sequence component</text:p>
          </table:table-cell>
          <table:table-cell office:value-type="string">
            <text:p>逆序部分</text:p>
          </table:table-cell>
          <table:table-cell office:value-type="string">
            <text:p/>
          </table:table-cell>
          <table:table-cell office:value-type="string">
            <text:p>负序分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12</text:p>
          </table:table-cell>
          <table:table-cell office:value-type="string">
            <text:p>negative sequence impedance</text:p>
          </table:table-cell>
          <table:table-cell office:value-type="string">
            <text:p>負相序阻抗</text:p>
          </table:table-cell>
          <table:table-cell office:value-type="string">
            <text:p/>
          </table:table-cell>
          <table:table-cell office:value-type="string">
            <text:p>负序阻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13</text:p>
          </table:table-cell>
          <table:table-cell office:value-type="string">
            <text:p>negative terminal</text:p>
          </table:table-cell>
          <table:table-cell office:value-type="string">
            <text:p>負端；負極端子</text:p>
          </table:table-cell>
          <table:table-cell office:value-type="string">
            <text:p/>
          </table:table-cell>
          <table:table-cell office:value-type="string">
            <text:p>负极柱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14</text:p>
          </table:table-cell>
          <table:table-cell office:value-type="string">
            <text:p>neon tube</text:p>
          </table:table-cell>
          <table:table-cell office:value-type="string">
            <text:p>氖管；霓虹燈管</text:p>
          </table:table-cell>
          <table:table-cell office:value-type="string">
            <text:p/>
          </table:table-cell>
          <table:table-cell office:value-type="string">
            <text:p>氖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15</text:p>
          </table:table-cell>
          <table:table-cell office:value-type="string">
            <text:p>network</text:p>
          </table:table-cell>
          <table:table-cell office:value-type="string">
            <text:p>網路</text:p>
          </table:table-cell>
          <table:table-cell office:value-type="string">
            <text:p/>
          </table:table-cell>
          <table:table-cell office:value-type="string">
            <text:p>网络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16</text:p>
          </table:table-cell>
          <table:table-cell office:value-type="string">
            <text:p>network analyzer</text:p>
          </table:table-cell>
          <table:table-cell office:value-type="string">
            <text:p>網路分析器</text:p>
          </table:table-cell>
          <table:table-cell office:value-type="string">
            <text:p/>
          </table:table-cell>
          <table:table-cell office:value-type="string">
            <text:p>网络分析仪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17</text:p>
          </table:table-cell>
          <table:table-cell office:value-type="string">
            <text:p>network synthesis</text:p>
          </table:table-cell>
          <table:table-cell office:value-type="string">
            <text:p>網路合成</text:p>
          </table:table-cell>
          <table:table-cell office:value-type="string">
            <text:p/>
          </table:table-cell>
          <table:table-cell office:value-type="string">
            <text:p>网络综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18</text:p>
          </table:table-cell>
          <table:table-cell office:value-type="string">
            <text:p>neutral conductor</text:p>
          </table:table-cell>
          <table:table-cell office:value-type="string">
            <text:p>中性導體</text:p>
          </table:table-cell>
          <table:table-cell office:value-type="string">
            <text:p/>
          </table:table-cell>
          <table:table-cell office:value-type="string">
            <text:p>中性导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19</text:p>
          </table:table-cell>
          <table:table-cell office:value-type="string">
            <text:p>neutral current</text:p>
          </table:table-cell>
          <table:table-cell office:value-type="string">
            <text:p>中線電流</text:p>
          </table:table-cell>
          <table:table-cell office:value-type="string">
            <text:p/>
          </table:table-cell>
          <table:table-cell office:value-type="string">
            <text:p>中[性]线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20</text:p>
          </table:table-cell>
          <table:table-cell office:value-type="string">
            <text:p>neutral line</text:p>
          </table:table-cell>
          <table:table-cell office:value-type="string">
            <text:p>中性線</text:p>
          </table:table-cell>
          <table:table-cell office:value-type="string">
            <text:p/>
          </table:table-cell>
          <table:table-cell office:value-type="string">
            <text:p>中[性]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21</text:p>
          </table:table-cell>
          <table:table-cell office:value-type="string">
            <text:p>neutral point</text:p>
          </table:table-cell>
          <table:table-cell office:value-type="string">
            <text:p>中性點</text:p>
          </table:table-cell>
          <table:table-cell office:value-type="string">
            <text:p/>
          </table:table-cell>
          <table:table-cell office:value-type="string">
            <text:p>中性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22</text:p>
          </table:table-cell>
          <table:table-cell office:value-type="string">
            <text:p>neutral step wedge</text:p>
          </table:table-cell>
          <table:table-cell office:value-type="string">
            <text:p>光學步階楔</text:p>
          </table:table-cell>
          <table:table-cell office:value-type="string">
            <text:p/>
          </table:table-cell>
          <table:table-cell office:value-type="string">
            <text:p>中性阶梯光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23</text:p>
          </table:table-cell>
          <table:table-cell office:value-type="string">
            <text:p>neutral wedge</text:p>
          </table:table-cell>
          <table:table-cell office:value-type="string">
            <text:p>中性楔</text:p>
          </table:table-cell>
          <table:table-cell office:value-type="string">
            <text:p/>
          </table:table-cell>
          <table:table-cell office:value-type="string">
            <text:p>中性光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24</text:p>
          </table:table-cell>
          <table:table-cell office:value-type="string">
            <text:p>neutralization</text:p>
          </table:table-cell>
          <table:table-cell office:value-type="string">
            <text:p>中和；平衡</text:p>
          </table:table-cell>
          <table:table-cell office:value-type="string">
            <text:p/>
          </table:table-cell>
          <table:table-cell office:value-type="string">
            <text:p>中性化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25</text:p>
          </table:table-cell>
          <table:table-cell office:value-type="string">
            <text:p>neutrino</text:p>
          </table:table-cell>
          <table:table-cell office:value-type="string">
            <text:p>中微子；微中子</text:p>
          </table:table-cell>
          <table:table-cell office:value-type="string">
            <text:p/>
          </table:table-cell>
          <table:table-cell office:value-type="string">
            <text:p>中微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26</text:p>
          </table:table-cell>
          <table:table-cell office:value-type="string">
            <text:p>neutron</text:p>
          </table:table-cell>
          <table:table-cell office:value-type="string">
            <text:p>中子</text:p>
          </table:table-cell>
          <table:table-cell office:value-type="string">
            <text:p/>
          </table:table-cell>
          <table:table-cell office:value-type="string">
            <text:p>中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27</text:p>
          </table:table-cell>
          <table:table-cell office:value-type="string">
            <text:p>neutron absorber</text:p>
          </table:table-cell>
          <table:table-cell office:value-type="string">
            <text:p>中子吸收劑； 中子吸收器</text:p>
          </table:table-cell>
          <table:table-cell office:value-type="string">
            <text:p/>
          </table:table-cell>
          <table:table-cell office:value-type="string">
            <text:p>中子吸收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28</text:p>
          </table:table-cell>
          <table:table-cell office:value-type="string">
            <text:p>neutron beam</text:p>
          </table:table-cell>
          <table:table-cell office:value-type="string">
            <text:p>中子束；中子射柱</text:p>
          </table:table-cell>
          <table:table-cell office:value-type="string">
            <text:p/>
          </table:table-cell>
          <table:table-cell office:value-type="string">
            <text:p>中子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29</text:p>
          </table:table-cell>
          <table:table-cell office:value-type="string">
            <text:p>neutron burst</text:p>
          </table:table-cell>
          <table:table-cell office:value-type="string">
            <text:p>中子爆發</text:p>
          </table:table-cell>
          <table:table-cell office:value-type="string">
            <text:p/>
          </table:table-cell>
          <table:table-cell office:value-type="string">
            <text:p>中子爆发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30</text:p>
          </table:table-cell>
          <table:table-cell office:value-type="string">
            <text:p>neutron converter</text:p>
          </table:table-cell>
          <table:table-cell office:value-type="string">
            <text:p>中子轉換器</text:p>
          </table:table-cell>
          <table:table-cell office:value-type="string">
            <text:p/>
          </table:table-cell>
          <table:table-cell office:value-type="string">
            <text:p>中子转换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31</text:p>
          </table:table-cell>
          <table:table-cell office:value-type="string">
            <text:p>neutron cycle</text:p>
          </table:table-cell>
          <table:table-cell office:value-type="string">
            <text:p>中子循環</text:p>
          </table:table-cell>
          <table:table-cell office:value-type="string">
            <text:p/>
          </table:table-cell>
          <table:table-cell office:value-type="string">
            <text:p>中子循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32</text:p>
          </table:table-cell>
          <table:table-cell office:value-type="string">
            <text:p>neutron density</text:p>
          </table:table-cell>
          <table:table-cell office:value-type="string">
            <text:p>中子密度</text:p>
          </table:table-cell>
          <table:table-cell office:value-type="string">
            <text:p/>
          </table:table-cell>
          <table:table-cell office:value-type="string">
            <text:p>中子密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33</text:p>
          </table:table-cell>
          <table:table-cell office:value-type="string">
            <text:p>neutron diffusion</text:p>
          </table:table-cell>
          <table:table-cell office:value-type="string">
            <text:p>中子擴散</text:p>
          </table:table-cell>
          <table:table-cell office:value-type="string">
            <text:p/>
          </table:table-cell>
          <table:table-cell office:value-type="string">
            <text:p>中子扩散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34</text:p>
          </table:table-cell>
          <table:table-cell office:value-type="string">
            <text:p>neutron generator</text:p>
          </table:table-cell>
          <table:table-cell office:value-type="string">
            <text:p>中子產生器</text:p>
          </table:table-cell>
          <table:table-cell office:value-type="string">
            <text:p/>
          </table:table-cell>
          <table:table-cell office:value-type="string">
            <text:p>中子发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35</text:p>
          </table:table-cell>
          <table:table-cell office:value-type="string">
            <text:p>neutron multiplication</text:p>
          </table:table-cell>
          <table:table-cell office:value-type="string">
            <text:p>中子增殖</text:p>
          </table:table-cell>
          <table:table-cell office:value-type="string">
            <text:p/>
          </table:table-cell>
          <table:table-cell office:value-type="string">
            <text:p>中子增殖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36</text:p>
          </table:table-cell>
          <table:table-cell office:value-type="string">
            <text:p>neutron number</text:p>
          </table:table-cell>
          <table:table-cell office:value-type="string">
            <text:p>中子數</text:p>
          </table:table-cell>
          <table:table-cell office:value-type="string">
            <text:p/>
          </table:table-cell>
          <table:table-cell office:value-type="string">
            <text:p>中子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37</text:p>
          </table:table-cell>
          <table:table-cell office:value-type="string">
            <text:p>neutron sensitive material</text:p>
          </table:table-cell>
          <table:table-cell office:value-type="string">
            <text:p>中子感敏材料</text:p>
          </table:table-cell>
          <table:table-cell office:value-type="string">
            <text:p/>
          </table:table-cell>
          <table:table-cell office:value-type="string">
            <text:p>中子灵敏材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38</text:p>
          </table:table-cell>
          <table:table-cell office:value-type="string">
            <text:p>neutron thermopile</text:p>
          </table:table-cell>
          <table:table-cell office:value-type="string">
            <text:p>中子熱堆</text:p>
          </table:table-cell>
          <table:table-cell office:value-type="string">
            <text:p/>
          </table:table-cell>
          <table:table-cell office:value-type="string">
            <text:p>热电中子探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39</text:p>
          </table:table-cell>
          <table:table-cell office:value-type="string">
            <text:p>neutron yield per absorption</text:p>
          </table:table-cell>
          <table:table-cell office:value-type="string">
            <text:p>每吸收的中子產率</text:p>
          </table:table-cell>
          <table:table-cell office:value-type="string">
            <text:p/>
          </table:table-cell>
          <table:table-cell office:value-type="string">
            <text:p>每次吸收的中子产额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40</text:p>
          </table:table-cell>
          <table:table-cell office:value-type="string">
            <text:p>nichrome</text:p>
          </table:table-cell>
          <table:table-cell office:value-type="string">
            <text:p>鎳鉻鐵合金；鎳鉻耐熱合金</text:p>
          </table:table-cell>
          <table:table-cell office:value-type="string">
            <text:p/>
          </table:table-cell>
          <table:table-cell office:value-type="string">
            <text:p>镍铬合金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41</text:p>
          </table:table-cell>
          <table:table-cell office:value-type="string">
            <text:p>node</text:p>
          </table:table-cell>
          <table:table-cell office:value-type="string">
            <text:p>（波）節；節點</text:p>
          </table:table-cell>
          <table:table-cell office:value-type="string">
            <text:p/>
          </table:table-cell>
          <table:table-cell office:value-type="string">
            <text:p>波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42</text:p>
          </table:table-cell>
          <table:table-cell office:value-type="string">
            <text:p>noise</text:p>
          </table:table-cell>
          <table:table-cell office:value-type="string">
            <text:p>噪聲；噪音；雜音；雜訊</text:p>
          </table:table-cell>
          <table:table-cell office:value-type="string">
            <text:p/>
          </table:table-cell>
          <table:table-cell office:value-type="string">
            <text:p>噪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43</text:p>
          </table:table-cell>
          <table:table-cell office:value-type="string">
            <text:p>noise test</text:p>
          </table:table-cell>
          <table:table-cell office:value-type="string">
            <text:p>噪音測試</text:p>
          </table:table-cell>
          <table:table-cell office:value-type="string">
            <text:p/>
          </table:table-cell>
          <table:table-cell office:value-type="string">
            <text:p>噪声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44</text:p>
          </table:table-cell>
          <table:table-cell office:value-type="string">
            <text:p>no-load</text:p>
          </table:table-cell>
          <table:table-cell office:value-type="string">
            <text:p>無載；空載</text:p>
          </table:table-cell>
          <table:table-cell office:value-type="string">
            <text:p/>
          </table:table-cell>
          <table:table-cell office:value-type="string">
            <text:p>空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45</text:p>
          </table:table-cell>
          <table:table-cell office:value-type="string">
            <text:p>no-load current</text:p>
          </table:table-cell>
          <table:table-cell office:value-type="string">
            <text:p>無載電流；空載電流</text:p>
          </table:table-cell>
          <table:table-cell office:value-type="string">
            <text:p/>
          </table:table-cell>
          <table:table-cell office:value-type="string">
            <text:p>空载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46</text:p>
          </table:table-cell>
          <table:table-cell office:value-type="string">
            <text:p>nominal range</text:p>
          </table:table-cell>
          <table:table-cell office:value-type="string">
            <text:p>標稱範圍</text:p>
          </table:table-cell>
          <table:table-cell office:value-type="string">
            <text:p/>
          </table:table-cell>
          <table:table-cell office:value-type="string">
            <text:p>标称范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47</text:p>
          </table:table-cell>
          <table:table-cell office:value-type="string">
            <text:p>nominal value</text:p>
          </table:table-cell>
          <table:table-cell office:value-type="string">
            <text:p>標稱值</text:p>
          </table:table-cell>
          <table:table-cell office:value-type="string">
            <text:p/>
          </table:table-cell>
          <table:table-cell office:value-type="string">
            <text:p>标称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48</text:p>
          </table:table-cell>
          <table:table-cell office:value-type="string">
            <text:p>nominal voltage</text:p>
          </table:table-cell>
          <table:table-cell office:value-type="string">
            <text:p>標稱電壓</text:p>
          </table:table-cell>
          <table:table-cell office:value-type="string">
            <text:p/>
          </table:table-cell>
          <table:table-cell office:value-type="string">
            <text:p>标称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49</text:p>
          </table:table-cell>
          <table:table-cell office:value-type="string">
            <text:p>non-conducting environment</text:p>
          </table:table-cell>
          <table:table-cell office:value-type="string">
            <text:p>非導電環境</text:p>
          </table:table-cell>
          <table:table-cell office:value-type="string">
            <text:p/>
          </table:table-cell>
          <table:table-cell office:value-type="string">
            <text:p>非导电环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50</text:p>
          </table:table-cell>
          <table:table-cell office:value-type="string">
            <text:p>non-controllable connection</text:p>
          </table:table-cell>
          <table:table-cell office:value-type="string">
            <text:p>不可控連接</text:p>
          </table:table-cell>
          <table:table-cell office:value-type="string">
            <text:p/>
          </table:table-cell>
          <table:table-cell office:value-type="string">
            <text:p>不可控联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51</text:p>
          </table:table-cell>
          <table:table-cell office:value-type="string">
            <text:p>non-linear</text:p>
          </table:table-cell>
          <table:table-cell office:value-type="string">
            <text:p>非線性的</text:p>
          </table:table-cell>
          <table:table-cell office:value-type="string">
            <text:p/>
          </table:table-cell>
          <table:table-cell office:value-type="string">
            <text:p>非线性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52</text:p>
          </table:table-cell>
          <table:table-cell office:value-type="string">
            <text:p>non-operating time</text:p>
          </table:table-cell>
          <table:table-cell office:value-type="string">
            <text:p>不工作時間；非工作時間</text:p>
          </table:table-cell>
          <table:table-cell office:value-type="string">
            <text:p/>
          </table:table-cell>
          <table:table-cell office:value-type="string">
            <text:p>非工作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53</text:p>
          </table:table-cell>
          <table:table-cell office:value-type="string">
            <text:p>non-operating value</text:p>
          </table:table-cell>
          <table:table-cell office:value-type="string">
            <text:p>不動作值</text:p>
          </table:table-cell>
          <table:table-cell office:value-type="string">
            <text:p/>
          </table:table-cell>
          <table:table-cell office:value-type="string">
            <text:p>不动作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54</text:p>
          </table:table-cell>
          <table:table-cell office:value-type="string">
            <text:p>non-releasing value</text:p>
          </table:table-cell>
          <table:table-cell office:value-type="string">
            <text:p>不釋放值</text:p>
          </table:table-cell>
          <table:table-cell office:value-type="string">
            <text:p/>
          </table:table-cell>
          <table:table-cell office:value-type="string">
            <text:p>不释放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55</text:p>
          </table:table-cell>
          <table:table-cell office:value-type="string">
            <text:p>non-selective radiator</text:p>
          </table:table-cell>
          <table:table-cell office:value-type="string">
            <text:p>非選擇性放射體</text:p>
          </table:table-cell>
          <table:table-cell office:value-type="string">
            <text:p/>
          </table:table-cell>
          <table:table-cell office:value-type="string">
            <text:p>非选择性辐射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56</text:p>
          </table:table-cell>
          <table:table-cell office:value-type="string">
            <text:p>normal cathode fall</text:p>
          </table:table-cell>
          <table:table-cell office:value-type="string">
            <text:p>額定陰極電位降</text:p>
          </table:table-cell>
          <table:table-cell office:value-type="string">
            <text:p/>
          </table:table-cell>
          <table:table-cell office:value-type="string">
            <text:p>正常阴极电压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57</text:p>
          </table:table-cell>
          <table:table-cell office:value-type="string">
            <text:p>normal condition</text:p>
          </table:table-cell>
          <table:table-cell office:value-type="string">
            <text:p>常態</text:p>
          </table:table-cell>
          <table:table-cell office:value-type="string">
            <text:p/>
          </table:table-cell>
          <table:table-cell office:value-type="string">
            <text:p>正常状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58</text:p>
          </table:table-cell>
          <table:table-cell office:value-type="string">
            <text:p>normal distribution</text:p>
          </table:table-cell>
          <table:table-cell office:value-type="string">
            <text:p>常態分布</text:p>
          </table:table-cell>
          <table:table-cell office:value-type="string">
            <text:p/>
          </table:table-cell>
          <table:table-cell office:value-type="string">
            <text:p>正态分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59</text:p>
          </table:table-cell>
          <table:table-cell office:value-type="string">
            <text:p>normal hysteresis loop</text:p>
          </table:table-cell>
          <table:table-cell office:value-type="string">
            <text:p>正規磁滯回路</text:p>
          </table:table-cell>
          <table:table-cell office:value-type="string">
            <text:p/>
          </table:table-cell>
          <table:table-cell office:value-type="string">
            <text:p>正常磁滞回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60</text:p>
          </table:table-cell>
          <table:table-cell office:value-type="string">
            <text:p>normal induction</text:p>
          </table:table-cell>
          <table:table-cell office:value-type="string">
            <text:p>正常感應</text:p>
          </table:table-cell>
          <table:table-cell office:value-type="string">
            <text:p/>
          </table:table-cell>
          <table:table-cell office:value-type="string">
            <text:p>正常磁感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61</text:p>
          </table:table-cell>
          <table:table-cell office:value-type="string">
            <text:p>normal load</text:p>
          </table:table-cell>
          <table:table-cell office:value-type="string">
            <text:p>正常負載</text:p>
          </table:table-cell>
          <table:table-cell office:value-type="string">
            <text:p/>
          </table:table-cell>
          <table:table-cell office:value-type="string">
            <text:p>正常负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62</text:p>
          </table:table-cell>
          <table:table-cell office:value-type="string">
            <text:p>normal load</text:p>
          </table:table-cell>
          <table:table-cell office:value-type="string">
            <text:p>正常負載</text:p>
          </table:table-cell>
          <table:table-cell office:value-type="string">
            <text:p/>
          </table:table-cell>
          <table:table-cell office:value-type="string">
            <text:p>正常载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63</text:p>
          </table:table-cell>
          <table:table-cell office:value-type="string">
            <text:p>normal magnetization curve</text:p>
          </table:table-cell>
          <table:table-cell office:value-type="string">
            <text:p>正常磁化曲線</text:p>
          </table:table-cell>
          <table:table-cell office:value-type="string">
            <text:p/>
          </table:table-cell>
          <table:table-cell office:value-type="string">
            <text:p>正常磁化曲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64</text:p>
          </table:table-cell>
          <table:table-cell office:value-type="string">
            <text:p>normal permeability</text:p>
          </table:table-cell>
          <table:table-cell office:value-type="string">
            <text:p>正規磁導率；公稱磁導率</text:p>
          </table:table-cell>
          <table:table-cell office:value-type="string">
            <text:p/>
          </table:table-cell>
          <table:table-cell office:value-type="string">
            <text:p>正常磁导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65</text:p>
          </table:table-cell>
          <table:table-cell office:value-type="string">
            <text:p>notch</text:p>
          </table:table-cell>
          <table:table-cell office:value-type="string">
            <text:p>凹口；缺口</text:p>
          </table:table-cell>
          <table:table-cell office:value-type="string">
            <text:p/>
          </table:table-cell>
          <table:table-cell office:value-type="string">
            <text:p>级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66</text:p>
          </table:table-cell>
          <table:table-cell office:value-type="string">
            <text:p>no-volt relay</text:p>
          </table:table-cell>
          <table:table-cell office:value-type="string">
            <text:p>無壓繼電器</text:p>
          </table:table-cell>
          <table:table-cell office:value-type="string">
            <text:p/>
          </table:table-cell>
          <table:table-cell office:value-type="string">
            <text:p>零电压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67</text:p>
          </table:table-cell>
          <table:table-cell office:value-type="string">
            <text:p>nozzle</text:p>
          </table:table-cell>
          <table:table-cell office:value-type="string">
            <text:p>噴嘴；管嘴</text:p>
          </table:table-cell>
          <table:table-cell office:value-type="string">
            <text:p/>
          </table:table-cell>
          <table:table-cell office:value-type="string">
            <text:p>喷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68</text:p>
          </table:table-cell>
          <table:table-cell office:value-type="string">
            <text:p>n-port network</text:p>
          </table:table-cell>
          <table:table-cell office:value-type="string">
            <text:p>n埠網路</text:p>
          </table:table-cell>
          <table:table-cell office:value-type="string">
            <text:p/>
          </table:table-cell>
          <table:table-cell office:value-type="string">
            <text:p>n端口网络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69</text:p>
          </table:table-cell>
          <table:table-cell office:value-type="string">
            <text:p>N-type semiconductor</text:p>
          </table:table-cell>
          <table:table-cell office:value-type="string">
            <text:p>N 型半導體</text:p>
          </table:table-cell>
          <table:table-cell office:value-type="string">
            <text:p/>
          </table:table-cell>
          <table:table-cell office:value-type="string">
            <text:p>N型半导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70</text:p>
          </table:table-cell>
          <table:table-cell office:value-type="string">
            <text:p>nuclear chain reaction</text:p>
          </table:table-cell>
          <table:table-cell office:value-type="string">
            <text:p>核鏈反應</text:p>
          </table:table-cell>
          <table:table-cell office:value-type="string">
            <text:p/>
          </table:table-cell>
          <table:table-cell office:value-type="string">
            <text:p>链式核反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71</text:p>
          </table:table-cell>
          <table:table-cell office:value-type="string">
            <text:p>nuclear disintegration</text:p>
          </table:table-cell>
          <table:table-cell office:value-type="string">
            <text:p>核蛻變</text:p>
          </table:table-cell>
          <table:table-cell office:value-type="string">
            <text:p/>
          </table:table-cell>
          <table:table-cell office:value-type="string">
            <text:p>核蜕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72</text:p>
          </table:table-cell>
          <table:table-cell office:value-type="string">
            <text:p>nuclear emulsion</text:p>
          </table:table-cell>
          <table:table-cell office:value-type="string">
            <text:p>核乳膠</text:p>
          </table:table-cell>
          <table:table-cell office:value-type="string">
            <text:p/>
          </table:table-cell>
          <table:table-cell office:value-type="string">
            <text:p>核乳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73</text:p>
          </table:table-cell>
          <table:table-cell office:value-type="string">
            <text:p>nuclear energy</text:p>
          </table:table-cell>
          <table:table-cell office:value-type="string">
            <text:p>核能</text:p>
          </table:table-cell>
          <table:table-cell office:value-type="string">
            <text:p/>
          </table:table-cell>
          <table:table-cell office:value-type="string">
            <text:p>核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74</text:p>
          </table:table-cell>
          <table:table-cell office:value-type="string">
            <text:p>nuclear fuel</text:p>
          </table:table-cell>
          <table:table-cell office:value-type="string">
            <text:p>核燃料</text:p>
          </table:table-cell>
          <table:table-cell office:value-type="string">
            <text:p/>
          </table:table-cell>
          <table:table-cell office:value-type="string">
            <text:p>核燃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75</text:p>
          </table:table-cell>
          <table:table-cell office:value-type="string">
            <text:p>nuclear fusion</text:p>
          </table:table-cell>
          <table:table-cell office:value-type="string">
            <text:p>核融合</text:p>
          </table:table-cell>
          <table:table-cell office:value-type="string">
            <text:p/>
          </table:table-cell>
          <table:table-cell office:value-type="string">
            <text:p>核聚变</text:p>
          </table:table-cell>
          <table:table-cell office:value-type="string">
            <text:p>2019-10-28</text:p>
          </table:table-cell>
        </table:table-row>
        <table:table-row>
          <table:table-cell office:value-type="string">
            <text:p>1254076</text:p>
          </table:table-cell>
          <table:table-cell office:value-type="string">
            <text:p>nuclear graphite</text:p>
          </table:table-cell>
          <table:table-cell office:value-type="string">
            <text:p>核石墨</text:p>
          </table:table-cell>
          <table:table-cell office:value-type="string">
            <text:p/>
          </table:table-cell>
          <table:table-cell office:value-type="string">
            <text:p>核石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77</text:p>
          </table:table-cell>
          <table:table-cell office:value-type="string">
            <text:p>nuclear instrumentation</text:p>
          </table:table-cell>
          <table:table-cell office:value-type="string">
            <text:p>核子儀表應用</text:p>
          </table:table-cell>
          <table:table-cell office:value-type="string">
            <text:p/>
          </table:table-cell>
          <table:table-cell office:value-type="string">
            <text:p>核仪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78</text:p>
          </table:table-cell>
          <table:table-cell office:value-type="string">
            <text:p>nuclear poison</text:p>
          </table:table-cell>
          <table:table-cell office:value-type="string">
            <text:p>核毒物</text:p>
          </table:table-cell>
          <table:table-cell office:value-type="string">
            <text:p/>
          </table:table-cell>
          <table:table-cell office:value-type="string">
            <text:p>核毒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79</text:p>
          </table:table-cell>
          <table:table-cell office:value-type="string">
            <text:p>nuclear radiation</text:p>
          </table:table-cell>
          <table:table-cell office:value-type="string">
            <text:p>核輻射</text:p>
          </table:table-cell>
          <table:table-cell office:value-type="string">
            <text:p/>
          </table:table-cell>
          <table:table-cell office:value-type="string">
            <text:p>核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80</text:p>
          </table:table-cell>
          <table:table-cell office:value-type="string">
            <text:p>nuclear reaction</text:p>
          </table:table-cell>
          <table:table-cell office:value-type="string">
            <text:p>核反應</text:p>
          </table:table-cell>
          <table:table-cell office:value-type="string">
            <text:p/>
          </table:table-cell>
          <table:table-cell office:value-type="string">
            <text:p>核反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81</text:p>
          </table:table-cell>
          <table:table-cell office:value-type="string">
            <text:p>nuclear safety</text:p>
          </table:table-cell>
          <table:table-cell office:value-type="string">
            <text:p>核安全</text:p>
          </table:table-cell>
          <table:table-cell office:value-type="string">
            <text:p/>
          </table:table-cell>
          <table:table-cell office:value-type="string">
            <text:p>核安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82</text:p>
          </table:table-cell>
          <table:table-cell office:value-type="string">
            <text:p>nuclear security</text:p>
          </table:table-cell>
          <table:table-cell office:value-type="string">
            <text:p>核保安</text:p>
          </table:table-cell>
          <table:table-cell office:value-type="string">
            <text:p/>
          </table:table-cell>
          <table:table-cell office:value-type="string">
            <text:p>核保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83</text:p>
          </table:table-cell>
          <table:table-cell office:value-type="string">
            <text:p>nuclear transformation</text:p>
          </table:table-cell>
          <table:table-cell office:value-type="string">
            <text:p>核變化</text:p>
          </table:table-cell>
          <table:table-cell office:value-type="string">
            <text:p/>
          </table:table-cell>
          <table:table-cell office:value-type="string">
            <text:p>核转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84</text:p>
          </table:table-cell>
          <table:table-cell office:value-type="string">
            <text:p>nuclear transition</text:p>
          </table:table-cell>
          <table:table-cell office:value-type="string">
            <text:p>核過渡；核轉變</text:p>
          </table:table-cell>
          <table:table-cell office:value-type="string">
            <text:p/>
          </table:table-cell>
          <table:table-cell office:value-type="string">
            <text:p>核跃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85</text:p>
          </table:table-cell>
          <table:table-cell office:value-type="string">
            <text:p>nucleon</text:p>
          </table:table-cell>
          <table:table-cell office:value-type="string">
            <text:p>核子</text:p>
          </table:table-cell>
          <table:table-cell office:value-type="string">
            <text:p/>
          </table:table-cell>
          <table:table-cell office:value-type="string">
            <text:p>核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86</text:p>
          </table:table-cell>
          <table:table-cell office:value-type="string">
            <text:p>nucleon number</text:p>
          </table:table-cell>
          <table:table-cell office:value-type="string">
            <text:p>核子數</text:p>
          </table:table-cell>
          <table:table-cell office:value-type="string">
            <text:p/>
          </table:table-cell>
          <table:table-cell office:value-type="string">
            <text:p>核子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87</text:p>
          </table:table-cell>
          <table:table-cell office:value-type="string">
            <text:p>nuclide</text:p>
          </table:table-cell>
          <table:table-cell office:value-type="string">
            <text:p>核種</text:p>
          </table:table-cell>
          <table:table-cell office:value-type="string">
            <text:p/>
          </table:table-cell>
          <table:table-cell office:value-type="string">
            <text:p>核素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88</text:p>
          </table:table-cell>
          <table:table-cell office:value-type="string">
            <text:p>observability</text:p>
          </table:table-cell>
          <table:table-cell office:value-type="string">
            <text:p>可觀測性</text:p>
          </table:table-cell>
          <table:table-cell office:value-type="string">
            <text:p/>
          </table:table-cell>
          <table:table-cell office:value-type="string">
            <text:p>可观测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89</text:p>
          </table:table-cell>
          <table:table-cell office:value-type="string">
            <text:p>observer</text:p>
          </table:table-cell>
          <table:table-cell office:value-type="string">
            <text:p>觀察者；觀測員；遵守者 ；評論員</text:p>
          </table:table-cell>
          <table:table-cell office:value-type="string">
            <text:p/>
          </table:table-cell>
          <table:table-cell office:value-type="string">
            <text:p>观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90</text:p>
          </table:table-cell>
          <table:table-cell office:value-type="string">
            <text:p>obstacle</text:p>
          </table:table-cell>
          <table:table-cell office:value-type="string">
            <text:p>干擾；障礙；障礙物</text:p>
          </table:table-cell>
          <table:table-cell office:value-type="string">
            <text:p/>
          </table:table-cell>
          <table:table-cell office:value-type="string">
            <text:p>阻挡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91</text:p>
          </table:table-cell>
          <table:table-cell office:value-type="string">
            <text:p>obstruction</text:p>
          </table:table-cell>
          <table:table-cell office:value-type="string">
            <text:p>障礙；障礙物</text:p>
          </table:table-cell>
          <table:table-cell office:value-type="string">
            <text:p/>
          </table:table-cell>
          <table:table-cell office:value-type="string">
            <text:p>障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92</text:p>
          </table:table-cell>
          <table:table-cell office:value-type="string">
            <text:p>occulting light</text:p>
          </table:table-cell>
          <table:table-cell office:value-type="string">
            <text:p>明暗燈</text:p>
          </table:table-cell>
          <table:table-cell office:value-type="string">
            <text:p/>
          </table:table-cell>
          <table:table-cell office:value-type="string">
            <text:p>隐显灯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93</text:p>
          </table:table-cell>
          <table:table-cell office:value-type="string">
            <text:p>oersted</text:p>
          </table:table-cell>
          <table:table-cell office:value-type="string">
            <text:p>奧斯特（磁場強度單位）</text:p>
          </table:table-cell>
          <table:table-cell office:value-type="string">
            <text:p/>
          </table:table-cell>
          <table:table-cell office:value-type="string">
            <text:p>奥斯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94</text:p>
          </table:table-cell>
          <table:table-cell office:value-type="string">
            <text:p>ohmic contact</text:p>
          </table:table-cell>
          <table:table-cell office:value-type="string">
            <text:p>歐姆接觸</text:p>
          </table:table-cell>
          <table:table-cell office:value-type="string">
            <text:p/>
          </table:table-cell>
          <table:table-cell office:value-type="string">
            <text:p>欧姆接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95</text:p>
          </table:table-cell>
          <table:table-cell office:value-type="string">
            <text:p>ohmmeter</text:p>
          </table:table-cell>
          <table:table-cell office:value-type="string">
            <text:p>歐姆計；電阻計</text:p>
          </table:table-cell>
          <table:table-cell office:value-type="string">
            <text:p/>
          </table:table-cell>
          <table:table-cell office:value-type="string">
            <text:p>电阻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96</text:p>
          </table:table-cell>
          <table:table-cell office:value-type="string">
            <text:p>oil circuit breaker</text:p>
          </table:table-cell>
          <table:table-cell office:value-type="string">
            <text:p>油斷路器</text:p>
          </table:table-cell>
          <table:table-cell office:value-type="string">
            <text:p/>
          </table:table-cell>
          <table:table-cell office:value-type="string">
            <text:p>油断路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97</text:p>
          </table:table-cell>
          <table:table-cell office:value-type="string">
            <text:p>oil conservator</text:p>
          </table:table-cell>
          <table:table-cell office:value-type="string">
            <text:p>貯油器</text:p>
          </table:table-cell>
          <table:table-cell office:value-type="string">
            <text:p/>
          </table:table-cell>
          <table:table-cell office:value-type="string">
            <text:p>储油柜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98</text:p>
          </table:table-cell>
          <table:table-cell office:value-type="string">
            <text:p>oil filled bushing</text:p>
          </table:table-cell>
          <table:table-cell office:value-type="string">
            <text:p>充油套管；油浸套管</text:p>
          </table:table-cell>
          <table:table-cell office:value-type="string">
            <text:p/>
          </table:table-cell>
          <table:table-cell office:value-type="string">
            <text:p>充油套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099</text:p>
          </table:table-cell>
          <table:table-cell office:value-type="string">
            <text:p>oil filled cable</text:p>
          </table:table-cell>
          <table:table-cell office:value-type="string">
            <text:p>充油電纜</text:p>
          </table:table-cell>
          <table:table-cell office:value-type="string">
            <text:p/>
          </table:table-cell>
          <table:table-cell office:value-type="string">
            <text:p>充油电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00</text:p>
          </table:table-cell>
          <table:table-cell office:value-type="string">
            <text:p>oil impregnated paper bushing</text:p>
          </table:table-cell>
          <table:table-cell office:value-type="string">
            <text:p>油浸紙套管</text:p>
          </table:table-cell>
          <table:table-cell office:value-type="string">
            <text:p/>
          </table:table-cell>
          <table:table-cell office:value-type="string">
            <text:p>油浸纸套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01</text:p>
          </table:table-cell>
          <table:table-cell office:value-type="string">
            <text:p>oil level indicator</text:p>
          </table:table-cell>
          <table:table-cell office:value-type="string">
            <text:p>油位指示器</text:p>
          </table:table-cell>
          <table:table-cell office:value-type="string">
            <text:p/>
          </table:table-cell>
          <table:table-cell office:value-type="string">
            <text:p>油位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02</text:p>
          </table:table-cell>
          <table:table-cell office:value-type="string">
            <text:p>oil pump</text:p>
          </table:table-cell>
          <table:table-cell office:value-type="string">
            <text:p>油泵</text:p>
          </table:table-cell>
          <table:table-cell office:value-type="string">
            <text:p/>
          </table:table-cell>
          <table:table-cell office:value-type="string">
            <text:p>油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03</text:p>
          </table:table-cell>
          <table:table-cell office:value-type="string">
            <text:p>oil seal</text:p>
          </table:table-cell>
          <table:table-cell office:value-type="string">
            <text:p>油封；油密封</text:p>
          </table:table-cell>
          <table:table-cell office:value-type="string">
            <text:p/>
          </table:table-cell>
          <table:table-cell office:value-type="string">
            <text:p>油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04</text:p>
          </table:table-cell>
          <table:table-cell office:value-type="string">
            <text:p>oil switch</text:p>
          </table:table-cell>
          <table:table-cell office:value-type="string">
            <text:p>油開關</text:p>
          </table:table-cell>
          <table:table-cell office:value-type="string">
            <text:p/>
          </table:table-cell>
          <table:table-cell office:value-type="string">
            <text:p>油开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05</text:p>
          </table:table-cell>
          <table:table-cell office:value-type="string">
            <text:p>oil thrower</text:p>
          </table:table-cell>
          <table:table-cell office:value-type="string">
            <text:p>擋油圈；拋油圈</text:p>
          </table:table-cell>
          <table:table-cell office:value-type="string">
            <text:p/>
          </table:table-cell>
          <table:table-cell office:value-type="string">
            <text:p>甩油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06</text:p>
          </table:table-cell>
          <table:table-cell office:value-type="string">
            <text:p>one-port</text:p>
          </table:table-cell>
          <table:table-cell office:value-type="string">
            <text:p>單埠</text:p>
          </table:table-cell>
          <table:table-cell office:value-type="string">
            <text:p/>
          </table:table-cell>
          <table:table-cell office:value-type="string">
            <text:p>一端口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07</text:p>
          </table:table-cell>
          <table:table-cell office:value-type="string">
            <text:p>on-load</text:p>
          </table:table-cell>
          <table:table-cell office:value-type="string">
            <text:p>有載；加載</text:p>
          </table:table-cell>
          <table:table-cell office:value-type="string">
            <text:p/>
          </table:table-cell>
          <table:table-cell office:value-type="string">
            <text:p>有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08</text:p>
          </table:table-cell>
          <table:table-cell office:value-type="string">
            <text:p>on-off element</text:p>
          </table:table-cell>
          <table:table-cell office:value-type="string">
            <text:p>開閉元件</text:p>
          </table:table-cell>
          <table:table-cell office:value-type="string">
            <text:p/>
          </table:table-cell>
          <table:table-cell office:value-type="string">
            <text:p>通断元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09</text:p>
          </table:table-cell>
          <table:table-cell office:value-type="string">
            <text:p>opal bulb</text:p>
          </table:table-cell>
          <table:table-cell office:value-type="string">
            <text:p>乳白燈泡</text:p>
          </table:table-cell>
          <table:table-cell office:value-type="string">
            <text:p/>
          </table:table-cell>
          <table:table-cell office:value-type="string">
            <text:p>乳白玻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10</text:p>
          </table:table-cell>
          <table:table-cell office:value-type="string">
            <text:p>opaque body</text:p>
          </table:table-cell>
          <table:table-cell office:value-type="string">
            <text:p>不透明體</text:p>
          </table:table-cell>
          <table:table-cell office:value-type="string">
            <text:p/>
          </table:table-cell>
          <table:table-cell office:value-type="string">
            <text:p>不透明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11</text:p>
          </table:table-cell>
          <table:table-cell office:value-type="string">
            <text:p>opaque medium</text:p>
          </table:table-cell>
          <table:table-cell office:value-type="string">
            <text:p>不透光介質</text:p>
          </table:table-cell>
          <table:table-cell office:value-type="string">
            <text:p/>
          </table:table-cell>
          <table:table-cell office:value-type="string">
            <text:p>不透明媒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12</text:p>
          </table:table-cell>
          <table:table-cell office:value-type="string">
            <text:p>opaque projector</text:p>
          </table:table-cell>
          <table:table-cell office:value-type="string">
            <text:p>圖片放映機</text:p>
          </table:table-cell>
          <table:table-cell office:value-type="string">
            <text:p/>
          </table:table-cell>
          <table:table-cell office:value-type="string">
            <text:p>反射投影仪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13</text:p>
          </table:table-cell>
          <table:table-cell office:value-type="string">
            <text:p>open circuit</text:p>
          </table:table-cell>
          <table:table-cell office:value-type="string">
            <text:p>開路；斷路</text:p>
          </table:table-cell>
          <table:table-cell office:value-type="string">
            <text:p/>
          </table:table-cell>
          <table:table-cell office:value-type="string">
            <text:p>断开电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14</text:p>
          </table:table-cell>
          <table:table-cell office:value-type="string">
            <text:p>open circuit characteristic</text:p>
          </table:table-cell>
          <table:table-cell office:value-type="string">
            <text:p>開路特性</text:p>
          </table:table-cell>
          <table:table-cell office:value-type="string">
            <text:p/>
          </table:table-cell>
          <table:table-cell office:value-type="string">
            <text:p>开路特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15</text:p>
          </table:table-cell>
          <table:table-cell office:value-type="string">
            <text:p>open circuit cooling</text:p>
          </table:table-cell>
          <table:table-cell office:value-type="string">
            <text:p>開路冷卻</text:p>
          </table:table-cell>
          <table:table-cell office:value-type="string">
            <text:p/>
          </table:table-cell>
          <table:table-cell office:value-type="string">
            <text:p>开路冷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16</text:p>
          </table:table-cell>
          <table:table-cell office:value-type="string">
            <text:p>open circuit test</text:p>
          </table:table-cell>
          <table:table-cell office:value-type="string">
            <text:p>開路試驗；斷路試驗</text:p>
          </table:table-cell>
          <table:table-cell office:value-type="string">
            <text:p/>
          </table:table-cell>
          <table:table-cell office:value-type="string">
            <text:p>开路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17</text:p>
          </table:table-cell>
          <table:table-cell office:value-type="string">
            <text:p>open circuit voltage</text:p>
          </table:table-cell>
          <table:table-cell office:value-type="string">
            <text:p>開路電壓</text:p>
          </table:table-cell>
          <table:table-cell office:value-type="string">
            <text:p/>
          </table:table-cell>
          <table:table-cell office:value-type="string">
            <text:p>开路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18</text:p>
          </table:table-cell>
          <table:table-cell office:value-type="string">
            <text:p>open delta connection</text:p>
          </table:table-cell>
          <table:table-cell office:value-type="string">
            <text:p>開三角形接法；V 形接法</text:p>
          </table:table-cell>
          <table:table-cell office:value-type="string">
            <text:p/>
          </table:table-cell>
          <table:table-cell office:value-type="string">
            <text:p>开口三角形联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19</text:p>
          </table:table-cell>
          <table:table-cell office:value-type="string">
            <text:p>open machine</text:p>
          </table:table-cell>
          <table:table-cell office:value-type="string">
            <text:p>開啟型電機</text:p>
          </table:table-cell>
          <table:table-cell office:value-type="string">
            <text:p/>
          </table:table-cell>
          <table:table-cell office:value-type="string">
            <text:p>开启式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20</text:p>
          </table:table-cell>
          <table:table-cell office:value-type="string">
            <text:p>open phase protection</text:p>
          </table:table-cell>
          <table:table-cell office:value-type="string">
            <text:p>斷相保護</text:p>
          </table:table-cell>
          <table:table-cell office:value-type="string">
            <text:p/>
          </table:table-cell>
          <table:table-cell office:value-type="string">
            <text:p>断相保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21</text:p>
          </table:table-cell>
          <table:table-cell office:value-type="string">
            <text:p>open position</text:p>
          </table:table-cell>
          <table:table-cell office:value-type="string">
            <text:p>開閥位；斷路位置</text:p>
          </table:table-cell>
          <table:table-cell office:value-type="string">
            <text:p/>
          </table:table-cell>
          <table:table-cell office:value-type="string">
            <text:p>断开位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22</text:p>
          </table:table-cell>
          <table:table-cell office:value-type="string">
            <text:p>open type</text:p>
          </table:table-cell>
          <table:table-cell office:value-type="string">
            <text:p>開啟式</text:p>
          </table:table-cell>
          <table:table-cell office:value-type="string">
            <text:p/>
          </table:table-cell>
          <table:table-cell office:value-type="string">
            <text:p>开启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23</text:p>
          </table:table-cell>
          <table:table-cell office:value-type="string">
            <text:p>open winding</text:p>
          </table:table-cell>
          <table:table-cell office:value-type="string">
            <text:p>開路繞組</text:p>
          </table:table-cell>
          <table:table-cell office:value-type="string">
            <text:p/>
          </table:table-cell>
          <table:table-cell office:value-type="string">
            <text:p>开口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24</text:p>
          </table:table-cell>
          <table:table-cell office:value-type="string">
            <text:p>opening</text:p>
          </table:table-cell>
          <table:table-cell office:value-type="string">
            <text:p>孔；孔道；開口；通路</text:p>
          </table:table-cell>
          <table:table-cell office:value-type="string">
            <text:p/>
          </table:table-cell>
          <table:table-cell office:value-type="string">
            <text:p>断开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25</text:p>
          </table:table-cell>
          <table:table-cell office:value-type="string">
            <text:p>opening time</text:p>
          </table:table-cell>
          <table:table-cell office:value-type="string">
            <text:p>斷開時間；斷電時間</text:p>
          </table:table-cell>
          <table:table-cell office:value-type="string">
            <text:p/>
          </table:table-cell>
          <table:table-cell office:value-type="string">
            <text:p>断开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26</text:p>
          </table:table-cell>
          <table:table-cell office:value-type="string">
            <text:p>open-loop frequency response</text:p>
          </table:table-cell>
          <table:table-cell office:value-type="string">
            <text:p>開環頻率響應</text:p>
          </table:table-cell>
          <table:table-cell office:value-type="string">
            <text:p/>
          </table:table-cell>
          <table:table-cell office:value-type="string">
            <text:p>开环频率响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27</text:p>
          </table:table-cell>
          <table:table-cell office:value-type="string">
            <text:p>operate time</text:p>
          </table:table-cell>
          <table:table-cell office:value-type="string">
            <text:p>動作時間；工作時間；操作時間</text:p>
          </table:table-cell>
          <table:table-cell office:value-type="string">
            <text:p/>
          </table:table-cell>
          <table:table-cell office:value-type="string">
            <text:p>动作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28</text:p>
          </table:table-cell>
          <table:table-cell office:value-type="string">
            <text:p>operate voltage</text:p>
          </table:table-cell>
          <table:table-cell office:value-type="string">
            <text:p>操作電壓；工作電壓</text:p>
          </table:table-cell>
          <table:table-cell office:value-type="string">
            <text:p/>
          </table:table-cell>
          <table:table-cell office:value-type="string">
            <text:p>动作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29</text:p>
          </table:table-cell>
          <table:table-cell office:value-type="string">
            <text:p>operating</text:p>
          </table:table-cell>
          <table:table-cell office:value-type="string">
            <text:p>運轉的；工作的；操作的</text:p>
          </table:table-cell>
          <table:table-cell office:value-type="string">
            <text:p/>
          </table:table-cell>
          <table:table-cell office:value-type="string">
            <text:p>动作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30</text:p>
          </table:table-cell>
          <table:table-cell office:value-type="string">
            <text:p>operating characteristic</text:p>
          </table:table-cell>
          <table:table-cell office:value-type="string">
            <text:p>動作特性</text:p>
          </table:table-cell>
          <table:table-cell office:value-type="string">
            <text:p/>
          </table:table-cell>
          <table:table-cell office:value-type="string">
            <text:p>动作特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31</text:p>
          </table:table-cell>
          <table:table-cell office:value-type="string">
            <text:p>operating coil</text:p>
          </table:table-cell>
          <table:table-cell office:value-type="string">
            <text:p>動作線圈；工作線圈</text:p>
          </table:table-cell>
          <table:table-cell office:value-type="string">
            <text:p/>
          </table:table-cell>
          <table:table-cell office:value-type="string">
            <text:p>操作线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32</text:p>
          </table:table-cell>
          <table:table-cell office:value-type="string">
            <text:p>operating condition</text:p>
          </table:table-cell>
          <table:table-cell office:value-type="string">
            <text:p>工作條件；運行情況；操作條件</text:p>
          </table:table-cell>
          <table:table-cell office:value-type="string">
            <text:p/>
          </table:table-cell>
          <table:table-cell office:value-type="string">
            <text:p>工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33</text:p>
          </table:table-cell>
          <table:table-cell office:value-type="string">
            <text:p>operating current</text:p>
          </table:table-cell>
          <table:table-cell office:value-type="string">
            <text:p>運用電流；操作電流；工作電流</text:p>
          </table:table-cell>
          <table:table-cell office:value-type="string">
            <text:p/>
          </table:table-cell>
          <table:table-cell office:value-type="string">
            <text:p>动作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34</text:p>
          </table:table-cell>
          <table:table-cell office:value-type="string">
            <text:p>operating cycle</text:p>
          </table:table-cell>
          <table:table-cell office:value-type="string">
            <text:p>運轉循環</text:p>
          </table:table-cell>
          <table:table-cell office:value-type="string">
            <text:p/>
          </table:table-cell>
          <table:table-cell office:value-type="string">
            <text:p>运行周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35</text:p>
          </table:table-cell>
          <table:table-cell office:value-type="string">
            <text:p>operating limit</text:p>
          </table:table-cell>
          <table:table-cell office:value-type="string">
            <text:p>運行極限</text:p>
          </table:table-cell>
          <table:table-cell office:value-type="string">
            <text:p/>
          </table:table-cell>
          <table:table-cell office:value-type="string">
            <text:p>使用极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36</text:p>
          </table:table-cell>
          <table:table-cell office:value-type="string">
            <text:p>operating mechanism</text:p>
          </table:table-cell>
          <table:table-cell office:value-type="string">
            <text:p>操作機構；策動機構</text:p>
          </table:table-cell>
          <table:table-cell office:value-type="string">
            <text:p/>
          </table:table-cell>
          <table:table-cell office:value-type="string">
            <text:p>操作机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37</text:p>
          </table:table-cell>
          <table:table-cell office:value-type="string">
            <text:p>operating mode</text:p>
          </table:table-cell>
          <table:table-cell office:value-type="string">
            <text:p>作業模態</text:p>
          </table:table-cell>
          <table:table-cell office:value-type="string">
            <text:p/>
          </table:table-cell>
          <table:table-cell office:value-type="string">
            <text:p>操作模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38</text:p>
          </table:table-cell>
          <table:table-cell office:value-type="string">
            <text:p>operating procedure</text:p>
          </table:table-cell>
          <table:table-cell office:value-type="string">
            <text:p>操作程序</text:p>
          </table:table-cell>
          <table:table-cell office:value-type="string">
            <text:p/>
          </table:table-cell>
          <table:table-cell office:value-type="string">
            <text:p>运行规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39</text:p>
          </table:table-cell>
          <table:table-cell office:value-type="string">
            <text:p>operating range</text:p>
          </table:table-cell>
          <table:table-cell office:value-type="string">
            <text:p>操作範圍；工作範圍</text:p>
          </table:table-cell>
          <table:table-cell office:value-type="string">
            <text:p/>
          </table:table-cell>
          <table:table-cell office:value-type="string">
            <text:p>运行区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40</text:p>
          </table:table-cell>
          <table:table-cell office:value-type="string">
            <text:p>operating rod</text:p>
          </table:table-cell>
          <table:table-cell office:value-type="string">
            <text:p>動作桿；操作桿</text:p>
          </table:table-cell>
          <table:table-cell office:value-type="string">
            <text:p/>
          </table:table-cell>
          <table:table-cell office:value-type="string">
            <text:p>操纵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41</text:p>
          </table:table-cell>
          <table:table-cell office:value-type="string">
            <text:p>operating sequence</text:p>
          </table:table-cell>
          <table:table-cell office:value-type="string">
            <text:p>操作順序</text:p>
          </table:table-cell>
          <table:table-cell office:value-type="string">
            <text:p/>
          </table:table-cell>
          <table:table-cell office:value-type="string">
            <text:p>操作顺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42</text:p>
          </table:table-cell>
          <table:table-cell office:value-type="string">
            <text:p>operating state</text:p>
          </table:table-cell>
          <table:table-cell office:value-type="string">
            <text:p>工作狀態</text:p>
          </table:table-cell>
          <table:table-cell office:value-type="string">
            <text:p/>
          </table:table-cell>
          <table:table-cell office:value-type="string">
            <text:p>工作状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43</text:p>
          </table:table-cell>
          <table:table-cell office:value-type="string">
            <text:p>operating temperature</text:p>
          </table:table-cell>
          <table:table-cell office:value-type="string">
            <text:p>運轉溫度；工作溫度</text:p>
          </table:table-cell>
          <table:table-cell office:value-type="string">
            <text:p/>
          </table:table-cell>
          <table:table-cell office:value-type="string">
            <text:p>运行温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44</text:p>
          </table:table-cell>
          <table:table-cell office:value-type="string">
            <text:p>operating time</text:p>
          </table:table-cell>
          <table:table-cell office:value-type="string">
            <text:p>操作時間；運轉時間</text:p>
          </table:table-cell>
          <table:table-cell office:value-type="string">
            <text:p/>
          </table:table-cell>
          <table:table-cell office:value-type="string">
            <text:p>工作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45</text:p>
          </table:table-cell>
          <table:table-cell office:value-type="string">
            <text:p>operating time</text:p>
          </table:table-cell>
          <table:table-cell office:value-type="string">
            <text:p>操作時間；運轉時間</text:p>
          </table:table-cell>
          <table:table-cell office:value-type="string">
            <text:p/>
          </table:table-cell>
          <table:table-cell office:value-type="string">
            <text:p>熔断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46</text:p>
          </table:table-cell>
          <table:table-cell office:value-type="string">
            <text:p>operating value</text:p>
          </table:table-cell>
          <table:table-cell office:value-type="string">
            <text:p>動作值</text:p>
          </table:table-cell>
          <table:table-cell office:value-type="string">
            <text:p/>
          </table:table-cell>
          <table:table-cell office:value-type="string">
            <text:p>动作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47</text:p>
          </table:table-cell>
          <table:table-cell office:value-type="string">
            <text:p>operating voltage</text:p>
          </table:table-cell>
          <table:table-cell office:value-type="string">
            <text:p>工作電壓；運轉電壓；操作電壓</text:p>
          </table:table-cell>
          <table:table-cell office:value-type="string">
            <text:p/>
          </table:table-cell>
          <table:table-cell office:value-type="string">
            <text:p>工作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48</text:p>
          </table:table-cell>
          <table:table-cell office:value-type="string">
            <text:p>operation</text:p>
          </table:table-cell>
          <table:table-cell office:value-type="string">
            <text:p>運行；運轉；操作</text:p>
          </table:table-cell>
          <table:table-cell office:value-type="string">
            <text:p/>
          </table:table-cell>
          <table:table-cell office:value-type="string">
            <text:p>操作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49</text:p>
          </table:table-cell>
          <table:table-cell office:value-type="string">
            <text:p>operation counter</text:p>
          </table:table-cell>
          <table:table-cell office:value-type="string">
            <text:p>動作計數器</text:p>
          </table:table-cell>
          <table:table-cell office:value-type="string">
            <text:p/>
          </table:table-cell>
          <table:table-cell office:value-type="string">
            <text:p>操作计数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50</text:p>
          </table:table-cell>
          <table:table-cell office:value-type="string">
            <text:p>operation counter</text:p>
          </table:table-cell>
          <table:table-cell office:value-type="string">
            <text:p>動作計數器</text:p>
          </table:table-cell>
          <table:table-cell office:value-type="string">
            <text:p/>
          </table:table-cell>
          <table:table-cell office:value-type="string">
            <text:p>动作计数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51</text:p>
          </table:table-cell>
          <table:table-cell office:value-type="string">
            <text:p>operation indicator</text:p>
          </table:table-cell>
          <table:table-cell office:value-type="string">
            <text:p>運轉指示器；作業指示器；動作指示器</text:p>
          </table:table-cell>
          <table:table-cell office:value-type="string">
            <text:p/>
          </table:table-cell>
          <table:table-cell office:value-type="string">
            <text:p>动作指示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52</text:p>
          </table:table-cell>
          <table:table-cell office:value-type="string">
            <text:p>operational amplifier</text:p>
          </table:table-cell>
          <table:table-cell office:value-type="string">
            <text:p>運算放大器</text:p>
          </table:table-cell>
          <table:table-cell office:value-type="string">
            <text:p/>
          </table:table-cell>
          <table:table-cell office:value-type="string">
            <text:p>运算放大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53</text:p>
          </table:table-cell>
          <table:table-cell office:value-type="string">
            <text:p>optical fiber</text:p>
          </table:table-cell>
          <table:table-cell office:value-type="string">
            <text:p>光纖</text:p>
          </table:table-cell>
          <table:table-cell office:value-type="string">
            <text:p/>
          </table:table-cell>
          <table:table-cell office:value-type="string">
            <text:p>光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54</text:p>
          </table:table-cell>
          <table:table-cell office:value-type="string">
            <text:p>optical fiber cord</text:p>
          </table:table-cell>
          <table:table-cell office:value-type="string">
            <text:p>光纖軟線</text:p>
          </table:table-cell>
          <table:table-cell office:value-type="string">
            <text:p/>
          </table:table-cell>
          <table:table-cell office:value-type="string">
            <text:p>光纤软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55</text:p>
          </table:table-cell>
          <table:table-cell office:value-type="string">
            <text:p>optical fiber splice</text:p>
          </table:table-cell>
          <table:table-cell office:value-type="string">
            <text:p>光纖接頭</text:p>
          </table:table-cell>
          <table:table-cell office:value-type="string">
            <text:p/>
          </table:table-cell>
          <table:table-cell office:value-type="string">
            <text:p>光纤接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56</text:p>
          </table:table-cell>
          <table:table-cell office:value-type="string">
            <text:p>optical radiation</text:p>
          </table:table-cell>
          <table:table-cell office:value-type="string">
            <text:p>光輻射</text:p>
          </table:table-cell>
          <table:table-cell office:value-type="string">
            <text:p/>
          </table:table-cell>
          <table:table-cell office:value-type="string">
            <text:p>光学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57</text:p>
          </table:table-cell>
          <table:table-cell office:value-type="string">
            <text:p>optical thickness of the atmosphere</text:p>
          </table:table-cell>
          <table:table-cell office:value-type="string">
            <text:p>大氣光厚度</text:p>
          </table:table-cell>
          <table:table-cell office:value-type="string">
            <text:p/>
          </table:table-cell>
          <table:table-cell office:value-type="string">
            <text:p>大气层的光厚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58</text:p>
          </table:table-cell>
          <table:table-cell office:value-type="string">
            <text:p>optimal colour stimuli</text:p>
          </table:table-cell>
          <table:table-cell office:value-type="string">
            <text:p>最適色刺激</text:p>
          </table:table-cell>
          <table:table-cell office:value-type="string">
            <text:p/>
          </table:table-cell>
          <table:table-cell office:value-type="string">
            <text:p>最佳色刺激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59</text:p>
          </table:table-cell>
          <table:table-cell office:value-type="string">
            <text:p>optimal control</text:p>
          </table:table-cell>
          <table:table-cell office:value-type="string">
            <text:p>最佳控制</text:p>
          </table:table-cell>
          <table:table-cell office:value-type="string">
            <text:p/>
          </table:table-cell>
          <table:table-cell office:value-type="string">
            <text:p>最优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60</text:p>
          </table:table-cell>
          <table:table-cell office:value-type="string">
            <text:p>ordinary luminaire</text:p>
          </table:table-cell>
          <table:table-cell office:value-type="string">
            <text:p>普通照明器具</text:p>
          </table:table-cell>
          <table:table-cell office:value-type="string">
            <text:p/>
          </table:table-cell>
          <table:table-cell office:value-type="string">
            <text:p>普通灯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61</text:p>
          </table:table-cell>
          <table:table-cell office:value-type="string">
            <text:p>organic semiconductor</text:p>
          </table:table-cell>
          <table:table-cell office:value-type="string">
            <text:p>有機半導體</text:p>
          </table:table-cell>
          <table:table-cell office:value-type="string">
            <text:p/>
          </table:table-cell>
          <table:table-cell office:value-type="string">
            <text:p>有机半导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62</text:p>
          </table:table-cell>
          <table:table-cell office:value-type="string">
            <text:p>orthogonal</text:p>
          </table:table-cell>
          <table:table-cell office:value-type="string">
            <text:p>正交的；直角的；垂直的</text:p>
          </table:table-cell>
          <table:table-cell office:value-type="string">
            <text:p/>
          </table:table-cell>
          <table:table-cell office:value-type="string">
            <text:p>正交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63</text:p>
          </table:table-cell>
          <table:table-cell office:value-type="string">
            <text:p>orthogonal matrix</text:p>
          </table:table-cell>
          <table:table-cell office:value-type="string">
            <text:p>正交矩陣</text:p>
          </table:table-cell>
          <table:table-cell office:value-type="string">
            <text:p/>
          </table:table-cell>
          <table:table-cell office:value-type="string">
            <text:p>正交矩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64</text:p>
          </table:table-cell>
          <table:table-cell office:value-type="string">
            <text:p>orthonormal</text:p>
          </table:table-cell>
          <table:table-cell office:value-type="string">
            <text:p>正規化</text:p>
          </table:table-cell>
          <table:table-cell office:value-type="string">
            <text:p/>
          </table:table-cell>
          <table:table-cell office:value-type="string">
            <text:p>规范正交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65</text:p>
          </table:table-cell>
          <table:table-cell office:value-type="string">
            <text:p>oscillating quantity</text:p>
          </table:table-cell>
          <table:table-cell office:value-type="string">
            <text:p>振盪量</text:p>
          </table:table-cell>
          <table:table-cell office:value-type="string">
            <text:p/>
          </table:table-cell>
          <table:table-cell office:value-type="string">
            <text:p>振荡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66</text:p>
          </table:table-cell>
          <table:table-cell office:value-type="string">
            <text:p>oscillation</text:p>
          </table:table-cell>
          <table:table-cell office:value-type="string">
            <text:p>振盪；振動</text:p>
          </table:table-cell>
          <table:table-cell office:value-type="string">
            <text:p/>
          </table:table-cell>
          <table:table-cell office:value-type="string">
            <text:p>振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67</text:p>
          </table:table-cell>
          <table:table-cell office:value-type="string">
            <text:p>oscillator</text:p>
          </table:table-cell>
          <table:table-cell office:value-type="string">
            <text:p>振盪器</text:p>
          </table:table-cell>
          <table:table-cell office:value-type="string">
            <text:p/>
          </table:table-cell>
          <table:table-cell office:value-type="string">
            <text:p>振荡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68</text:p>
          </table:table-cell>
          <table:table-cell office:value-type="string">
            <text:p>oscillograph</text:p>
          </table:table-cell>
          <table:table-cell office:value-type="string">
            <text:p>示波器；示波記錄器</text:p>
          </table:table-cell>
          <table:table-cell office:value-type="string">
            <text:p/>
          </table:table-cell>
          <table:table-cell office:value-type="string">
            <text:p>录波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69</text:p>
          </table:table-cell>
          <table:table-cell office:value-type="string">
            <text:p>oscilloscope</text:p>
          </table:table-cell>
          <table:table-cell office:value-type="string">
            <text:p>示波器</text:p>
          </table:table-cell>
          <table:table-cell office:value-type="string">
            <text:p/>
          </table:table-cell>
          <table:table-cell office:value-type="string">
            <text:p>示波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70</text:p>
          </table:table-cell>
          <table:table-cell office:value-type="string">
            <text:p>out of phase</text:p>
          </table:table-cell>
          <table:table-cell office:value-type="string">
            <text:p>失相；異相</text:p>
          </table:table-cell>
          <table:table-cell office:value-type="string">
            <text:p/>
          </table:table-cell>
          <table:table-cell office:value-type="string">
            <text:p>失相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71</text:p>
          </table:table-cell>
          <table:table-cell office:value-type="string">
            <text:p>outdoor</text:p>
          </table:table-cell>
          <table:table-cell office:value-type="string">
            <text:p>屋外；戶外；露天</text:p>
          </table:table-cell>
          <table:table-cell office:value-type="string">
            <text:p/>
          </table:table-cell>
          <table:table-cell office:value-type="string">
            <text:p>户外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72</text:p>
          </table:table-cell>
          <table:table-cell office:value-type="string">
            <text:p>outdoor switchgear and controlgear</text:p>
          </table:table-cell>
          <table:table-cell office:value-type="string">
            <text:p>戶外開關設備和控制設備</text:p>
          </table:table-cell>
          <table:table-cell office:value-type="string">
            <text:p/>
          </table:table-cell>
          <table:table-cell office:value-type="string">
            <text:p>户外开关设备和控制设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73</text:p>
          </table:table-cell>
          <table:table-cell office:value-type="string">
            <text:p>outlet box</text:p>
          </table:table-cell>
          <table:table-cell office:value-type="string">
            <text:p>出線盒；引出箱；出線匣</text:p>
          </table:table-cell>
          <table:table-cell office:value-type="string">
            <text:p/>
          </table:table-cell>
          <table:table-cell office:value-type="string">
            <text:p>出线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74</text:p>
          </table:table-cell>
          <table:table-cell office:value-type="string">
            <text:p>output</text:p>
          </table:table-cell>
          <table:table-cell office:value-type="string">
            <text:p>輸出</text:p>
          </table:table-cell>
          <table:table-cell office:value-type="string">
            <text:p/>
          </table:table-cell>
          <table:table-cell office:value-type="string">
            <text:p>输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75</text:p>
          </table:table-cell>
          <table:table-cell office:value-type="string">
            <text:p>output circuit</text:p>
          </table:table-cell>
          <table:table-cell office:value-type="string">
            <text:p>輸出電路</text:p>
          </table:table-cell>
          <table:table-cell office:value-type="string">
            <text:p/>
          </table:table-cell>
          <table:table-cell office:value-type="string">
            <text:p>输出电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76</text:p>
          </table:table-cell>
          <table:table-cell office:value-type="string">
            <text:p>output current</text:p>
          </table:table-cell>
          <table:table-cell office:value-type="string">
            <text:p>輸出電流</text:p>
          </table:table-cell>
          <table:table-cell office:value-type="string">
            <text:p/>
          </table:table-cell>
          <table:table-cell office:value-type="string">
            <text:p>输出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77</text:p>
          </table:table-cell>
          <table:table-cell office:value-type="string">
            <text:p>output impedance</text:p>
          </table:table-cell>
          <table:table-cell office:value-type="string">
            <text:p>輸出阻抗</text:p>
          </table:table-cell>
          <table:table-cell office:value-type="string">
            <text:p/>
          </table:table-cell>
          <table:table-cell office:value-type="string">
            <text:p>输出阻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78</text:p>
          </table:table-cell>
          <table:table-cell office:value-type="string">
            <text:p>output matrix</text:p>
          </table:table-cell>
          <table:table-cell office:value-type="string">
            <text:p>輸出矩陣</text:p>
          </table:table-cell>
          <table:table-cell office:value-type="string">
            <text:p/>
          </table:table-cell>
          <table:table-cell office:value-type="string">
            <text:p>输出矩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79</text:p>
          </table:table-cell>
          <table:table-cell office:value-type="string">
            <text:p>output port</text:p>
          </table:table-cell>
          <table:table-cell office:value-type="string">
            <text:p>輸出埠</text:p>
          </table:table-cell>
          <table:table-cell office:value-type="string">
            <text:p/>
          </table:table-cell>
          <table:table-cell office:value-type="string">
            <text:p>输出端口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80</text:p>
          </table:table-cell>
          <table:table-cell office:value-type="string">
            <text:p>output signal</text:p>
          </table:table-cell>
          <table:table-cell office:value-type="string">
            <text:p>輸出信號</text:p>
          </table:table-cell>
          <table:table-cell office:value-type="string">
            <text:p/>
          </table:table-cell>
          <table:table-cell office:value-type="string">
            <text:p>输出信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81</text:p>
          </table:table-cell>
          <table:table-cell office:value-type="string">
            <text:p>output terminal</text:p>
          </table:table-cell>
          <table:table-cell office:value-type="string">
            <text:p>輸出端子</text:p>
          </table:table-cell>
          <table:table-cell office:value-type="string">
            <text:p/>
          </table:table-cell>
          <table:table-cell office:value-type="string">
            <text:p>输出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82</text:p>
          </table:table-cell>
          <table:table-cell office:value-type="string">
            <text:p>output variable</text:p>
          </table:table-cell>
          <table:table-cell office:value-type="string">
            <text:p>輸出變數</text:p>
          </table:table-cell>
          <table:table-cell office:value-type="string">
            <text:p/>
          </table:table-cell>
          <table:table-cell office:value-type="string">
            <text:p>输出[变]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83</text:p>
          </table:table-cell>
          <table:table-cell office:value-type="string">
            <text:p>overcharge</text:p>
          </table:table-cell>
          <table:table-cell office:value-type="string">
            <text:p>過量充電；超負載</text:p>
          </table:table-cell>
          <table:table-cell office:value-type="string">
            <text:p/>
          </table:table-cell>
          <table:table-cell office:value-type="string">
            <text:p>过充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84</text:p>
          </table:table-cell>
          <table:table-cell office:value-type="string">
            <text:p>overcurrent</text:p>
          </table:table-cell>
          <table:table-cell office:value-type="string">
            <text:p>超電流</text:p>
          </table:table-cell>
          <table:table-cell office:value-type="string">
            <text:p/>
          </table:table-cell>
          <table:table-cell office:value-type="string">
            <text:p>过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85</text:p>
          </table:table-cell>
          <table:table-cell office:value-type="string">
            <text:p>overcurrent protection</text:p>
          </table:table-cell>
          <table:table-cell office:value-type="string">
            <text:p>過流保護</text:p>
          </table:table-cell>
          <table:table-cell office:value-type="string">
            <text:p/>
          </table:table-cell>
          <table:table-cell office:value-type="string">
            <text:p>过电流保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86</text:p>
          </table:table-cell>
          <table:table-cell office:value-type="string">
            <text:p>overcurrent relay</text:p>
          </table:table-cell>
          <table:table-cell office:value-type="string">
            <text:p>過流電驛</text:p>
          </table:table-cell>
          <table:table-cell office:value-type="string">
            <text:p/>
          </table:table-cell>
          <table:table-cell office:value-type="string">
            <text:p>过电流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87</text:p>
          </table:table-cell>
          <table:table-cell office:value-type="string">
            <text:p>overcurrent release</text:p>
          </table:table-cell>
          <table:table-cell office:value-type="string">
            <text:p>過電流脫扣器；過流釋放</text:p>
          </table:table-cell>
          <table:table-cell office:value-type="string">
            <text:p/>
          </table:table-cell>
          <table:table-cell office:value-type="string">
            <text:p>过[电]流脱扣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88</text:p>
          </table:table-cell>
          <table:table-cell office:value-type="string">
            <text:p>overdischarge</text:p>
          </table:table-cell>
          <table:table-cell office:value-type="string">
            <text:p>過放電</text:p>
          </table:table-cell>
          <table:table-cell office:value-type="string">
            <text:p/>
          </table:table-cell>
          <table:table-cell office:value-type="string">
            <text:p>过放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89</text:p>
          </table:table-cell>
          <table:table-cell office:value-type="string">
            <text:p>overflow</text:p>
          </table:table-cell>
          <table:table-cell office:value-type="string">
            <text:p>溢流</text:p>
          </table:table-cell>
          <table:table-cell office:value-type="string">
            <text:p/>
          </table:table-cell>
          <table:table-cell office:value-type="string">
            <text:p>溢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90</text:p>
          </table:table-cell>
          <table:table-cell office:value-type="string">
            <text:p>overhang packing</text:p>
          </table:table-cell>
          <table:table-cell office:value-type="string">
            <text:p>端部墊塊</text:p>
          </table:table-cell>
          <table:table-cell office:value-type="string">
            <text:p/>
          </table:table-cell>
          <table:table-cell office:value-type="string">
            <text:p>端部衬垫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91</text:p>
          </table:table-cell>
          <table:table-cell office:value-type="string">
            <text:p>overhead crossing</text:p>
          </table:table-cell>
          <table:table-cell office:value-type="string">
            <text:p>架空交叉</text:p>
          </table:table-cell>
          <table:table-cell office:value-type="string">
            <text:p/>
          </table:table-cell>
          <table:table-cell office:value-type="string">
            <text:p>架空线网交叉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92</text:p>
          </table:table-cell>
          <table:table-cell office:value-type="string">
            <text:p>overhead line</text:p>
          </table:table-cell>
          <table:table-cell office:value-type="string">
            <text:p>架空線</text:p>
          </table:table-cell>
          <table:table-cell office:value-type="string">
            <text:p/>
          </table:table-cell>
          <table:table-cell office:value-type="string">
            <text:p>架空线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93</text:p>
          </table:table-cell>
          <table:table-cell office:value-type="string">
            <text:p>overlapping</text:p>
          </table:table-cell>
          <table:table-cell office:value-type="string">
            <text:p>重疊；交疊；搭接</text:p>
          </table:table-cell>
          <table:table-cell office:value-type="string">
            <text:p/>
          </table:table-cell>
          <table:table-cell office:value-type="string">
            <text:p>重叠绕包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94</text:p>
          </table:table-cell>
          <table:table-cell office:value-type="string">
            <text:p>overload</text:p>
          </table:table-cell>
          <table:table-cell office:value-type="string">
            <text:p>超載；過載</text:p>
          </table:table-cell>
          <table:table-cell office:value-type="string">
            <text:p/>
          </table:table-cell>
          <table:table-cell office:value-type="string">
            <text:p>过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95</text:p>
          </table:table-cell>
          <table:table-cell office:value-type="string">
            <text:p>overload characteristic</text:p>
          </table:table-cell>
          <table:table-cell office:value-type="string">
            <text:p>過載特性（曲線）</text:p>
          </table:table-cell>
          <table:table-cell office:value-type="string">
            <text:p/>
          </table:table-cell>
          <table:table-cell office:value-type="string">
            <text:p>过载特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96</text:p>
          </table:table-cell>
          <table:table-cell office:value-type="string">
            <text:p>overload relay</text:p>
          </table:table-cell>
          <table:table-cell office:value-type="string">
            <text:p>過載繼電器</text:p>
          </table:table-cell>
          <table:table-cell office:value-type="string">
            <text:p/>
          </table:table-cell>
          <table:table-cell office:value-type="string">
            <text:p>过载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97</text:p>
          </table:table-cell>
          <table:table-cell office:value-type="string">
            <text:p>overload release</text:p>
          </table:table-cell>
          <table:table-cell office:value-type="string">
            <text:p>過載脫扣器；過載釋放</text:p>
          </table:table-cell>
          <table:table-cell office:value-type="string">
            <text:p/>
          </table:table-cell>
          <table:table-cell office:value-type="string">
            <text:p>过载脱扣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98</text:p>
          </table:table-cell>
          <table:table-cell office:value-type="string">
            <text:p>overload test</text:p>
          </table:table-cell>
          <table:table-cell office:value-type="string">
            <text:p>過載試驗</text:p>
          </table:table-cell>
          <table:table-cell office:value-type="string">
            <text:p/>
          </table:table-cell>
          <table:table-cell office:value-type="string">
            <text:p>过载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199</text:p>
          </table:table-cell>
          <table:table-cell office:value-type="string">
            <text:p>overpotential</text:p>
          </table:table-cell>
          <table:table-cell office:value-type="string">
            <text:p>過電壓；過電勢；過電位；超電勢；超電壓</text:p>
          </table:table-cell>
          <table:table-cell office:value-type="string">
            <text:p/>
          </table:table-cell>
          <table:table-cell office:value-type="string">
            <text:p>过电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00</text:p>
          </table:table-cell>
          <table:table-cell office:value-type="string">
            <text:p>overpressure</text:p>
          </table:table-cell>
          <table:table-cell office:value-type="string">
            <text:p>超壓力</text:p>
          </table:table-cell>
          <table:table-cell office:value-type="string">
            <text:p/>
          </table:table-cell>
          <table:table-cell office:value-type="string">
            <text:p>过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01</text:p>
          </table:table-cell>
          <table:table-cell office:value-type="string">
            <text:p>overshoot</text:p>
          </table:table-cell>
          <table:table-cell office:value-type="string">
            <text:p>超越量</text:p>
          </table:table-cell>
          <table:table-cell office:value-type="string">
            <text:p/>
          </table:table-cell>
          <table:table-cell office:value-type="string">
            <text:p>超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02</text:p>
          </table:table-cell>
          <table:table-cell office:value-type="string">
            <text:p>overshoot</text:p>
          </table:table-cell>
          <table:table-cell office:value-type="string">
            <text:p>超越量</text:p>
          </table:table-cell>
          <table:table-cell office:value-type="string">
            <text:p/>
          </table:table-cell>
          <table:table-cell office:value-type="string">
            <text:p>过冲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03</text:p>
          </table:table-cell>
          <table:table-cell office:value-type="string">
            <text:p>overspeed test</text:p>
          </table:table-cell>
          <table:table-cell office:value-type="string">
            <text:p>超速試驗</text:p>
          </table:table-cell>
          <table:table-cell office:value-type="string">
            <text:p/>
          </table:table-cell>
          <table:table-cell office:value-type="string">
            <text:p>超速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04</text:p>
          </table:table-cell>
          <table:table-cell office:value-type="string">
            <text:p>overvoltage</text:p>
          </table:table-cell>
          <table:table-cell office:value-type="string">
            <text:p>過電壓</text:p>
          </table:table-cell>
          <table:table-cell office:value-type="string">
            <text:p/>
          </table:table-cell>
          <table:table-cell office:value-type="string">
            <text:p>过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05</text:p>
          </table:table-cell>
          <table:table-cell office:value-type="string">
            <text:p>overvoltage protection</text:p>
          </table:table-cell>
          <table:table-cell office:value-type="string">
            <text:p>過電壓保護</text:p>
          </table:table-cell>
          <table:table-cell office:value-type="string">
            <text:p/>
          </table:table-cell>
          <table:table-cell office:value-type="string">
            <text:p>过电压保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06</text:p>
          </table:table-cell>
          <table:table-cell office:value-type="string">
            <text:p>overvoltage relay</text:p>
          </table:table-cell>
          <table:table-cell office:value-type="string">
            <text:p>過電壓電驛</text:p>
          </table:table-cell>
          <table:table-cell office:value-type="string">
            <text:p/>
          </table:table-cell>
          <table:table-cell office:value-type="string">
            <text:p>过电压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07</text:p>
          </table:table-cell>
          <table:table-cell office:value-type="string">
            <text:p>overvoltage suppressor</text:p>
          </table:table-cell>
          <table:table-cell office:value-type="string">
            <text:p>過壓抑制器</text:p>
          </table:table-cell>
          <table:table-cell office:value-type="string">
            <text:p/>
          </table:table-cell>
          <table:table-cell office:value-type="string">
            <text:p>过[电]压抑制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08</text:p>
          </table:table-cell>
          <table:table-cell office:value-type="string">
            <text:p>oxidation</text:p>
          </table:table-cell>
          <table:table-cell office:value-type="string">
            <text:p>氧化；氧化作用</text:p>
          </table:table-cell>
          <table:table-cell office:value-type="string">
            <text:p/>
          </table:table-cell>
          <table:table-cell office:value-type="string">
            <text:p>氧化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09</text:p>
          </table:table-cell>
          <table:table-cell office:value-type="string">
            <text:p>oxidation stability</text:p>
          </table:table-cell>
          <table:table-cell office:value-type="string">
            <text:p>氧化穩定性</text:p>
          </table:table-cell>
          <table:table-cell office:value-type="string">
            <text:p/>
          </table:table-cell>
          <table:table-cell office:value-type="string">
            <text:p>氧化稳定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10</text:p>
          </table:table-cell>
          <table:table-cell office:value-type="string">
            <text:p>oxidizing atmosphere</text:p>
          </table:table-cell>
          <table:table-cell office:value-type="string">
            <text:p>氧化性大氣</text:p>
          </table:table-cell>
          <table:table-cell office:value-type="string">
            <text:p/>
          </table:table-cell>
          <table:table-cell office:value-type="string">
            <text:p>氧化性气氛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11</text:p>
          </table:table-cell>
          <table:table-cell office:value-type="string">
            <text:p>packing</text:p>
          </table:table-cell>
          <table:table-cell office:value-type="string">
            <text:p>填料；襯墊；包裝</text:p>
          </table:table-cell>
          <table:table-cell office:value-type="string">
            <text:p/>
          </table:table-cell>
          <table:table-cell office:value-type="string">
            <text:p>密实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12</text:p>
          </table:table-cell>
          <table:table-cell office:value-type="string">
            <text:p>packing density</text:p>
          </table:table-cell>
          <table:table-cell office:value-type="string">
            <text:p>裝填密度</text:p>
          </table:table-cell>
          <table:table-cell office:value-type="string">
            <text:p/>
          </table:table-cell>
          <table:table-cell office:value-type="string">
            <text:p>堆积密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13</text:p>
          </table:table-cell>
          <table:table-cell office:value-type="string">
            <text:p>pair</text:p>
          </table:table-cell>
          <table:table-cell office:value-type="string">
            <text:p>對；線對</text:p>
          </table:table-cell>
          <table:table-cell office:value-type="string">
            <text:p/>
          </table:table-cell>
          <table:table-cell office:value-type="string">
            <text:p>线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14</text:p>
          </table:table-cell>
          <table:table-cell office:value-type="string">
            <text:p>pantograph</text:p>
          </table:table-cell>
          <table:table-cell office:value-type="string">
            <text:p>比例繪圖儀；縮放儀</text:p>
          </table:table-cell>
          <table:table-cell office:value-type="string">
            <text:p/>
          </table:table-cell>
          <table:table-cell office:value-type="string">
            <text:p>受电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15</text:p>
          </table:table-cell>
          <table:table-cell office:value-type="string">
            <text:p>paper</text:p>
          </table:table-cell>
          <table:table-cell office:value-type="string">
            <text:p>紙</text:p>
          </table:table-cell>
          <table:table-cell office:value-type="string">
            <text:p/>
          </table:table-cell>
          <table:table-cell office:value-type="string">
            <text:p>纸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16</text:p>
          </table:table-cell>
          <table:table-cell office:value-type="string">
            <text:p>paper capacitor</text:p>
          </table:table-cell>
          <table:table-cell office:value-type="string">
            <text:p>紙電容器；紙介質電容器；紙絕緣電容器</text:p>
          </table:table-cell>
          <table:table-cell office:value-type="string">
            <text:p/>
          </table:table-cell>
          <table:table-cell office:value-type="string">
            <text:p>纸介电容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17</text:p>
          </table:table-cell>
          <table:table-cell office:value-type="string">
            <text:p>paper insulated cable</text:p>
          </table:table-cell>
          <table:table-cell office:value-type="string">
            <text:p>紙絕緣電纜</text:p>
          </table:table-cell>
          <table:table-cell office:value-type="string">
            <text:p/>
          </table:table-cell>
          <table:table-cell office:value-type="string">
            <text:p>纸绝缘电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18</text:p>
          </table:table-cell>
          <table:table-cell office:value-type="string">
            <text:p>parallel</text:p>
          </table:table-cell>
          <table:table-cell office:value-type="string">
            <text:p>並聯；平行</text:p>
          </table:table-cell>
          <table:table-cell office:value-type="string">
            <text:p/>
          </table:table-cell>
          <table:table-cell office:value-type="string">
            <text:p>平行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19</text:p>
          </table:table-cell>
          <table:table-cell office:value-type="string">
            <text:p>parallel connection</text:p>
          </table:table-cell>
          <table:table-cell office:value-type="string">
            <text:p>並聯接法</text:p>
          </table:table-cell>
          <table:table-cell office:value-type="string">
            <text:p/>
          </table:table-cell>
          <table:table-cell office:value-type="string">
            <text:p>并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20</text:p>
          </table:table-cell>
          <table:table-cell office:value-type="string">
            <text:p>parallel operation</text:p>
          </table:table-cell>
          <table:table-cell office:value-type="string">
            <text:p>並聯運轉</text:p>
          </table:table-cell>
          <table:table-cell office:value-type="string">
            <text:p/>
          </table:table-cell>
          <table:table-cell office:value-type="string">
            <text:p>并联运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21</text:p>
          </table:table-cell>
          <table:table-cell office:value-type="string">
            <text:p>parallel system</text:p>
          </table:table-cell>
          <table:table-cell office:value-type="string">
            <text:p>並聯系統</text:p>
          </table:table-cell>
          <table:table-cell office:value-type="string">
            <text:p/>
          </table:table-cell>
          <table:table-cell office:value-type="string">
            <text:p>并联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22</text:p>
          </table:table-cell>
          <table:table-cell office:value-type="string">
            <text:p>paramagnetism</text:p>
          </table:table-cell>
          <table:table-cell office:value-type="string">
            <text:p>順磁性</text:p>
          </table:table-cell>
          <table:table-cell office:value-type="string">
            <text:p/>
          </table:table-cell>
          <table:table-cell office:value-type="string">
            <text:p>顺磁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23</text:p>
          </table:table-cell>
          <table:table-cell office:value-type="string">
            <text:p>parasitic oscillation</text:p>
          </table:table-cell>
          <table:table-cell office:value-type="string">
            <text:p>寄生振盪</text:p>
          </table:table-cell>
          <table:table-cell office:value-type="string">
            <text:p/>
          </table:table-cell>
          <table:table-cell office:value-type="string">
            <text:p>寄生振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24</text:p>
          </table:table-cell>
          <table:table-cell office:value-type="string">
            <text:p>partial discharge</text:p>
          </table:table-cell>
          <table:table-cell office:value-type="string">
            <text:p>局部放電</text:p>
          </table:table-cell>
          <table:table-cell office:value-type="string">
            <text:p/>
          </table:table-cell>
          <table:table-cell office:value-type="string">
            <text:p>局部放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25</text:p>
          </table:table-cell>
          <table:table-cell office:value-type="string">
            <text:p>partial discharge extinction voltage</text:p>
          </table:table-cell>
          <table:table-cell office:value-type="string">
            <text:p>局部放電熄滅電壓</text:p>
          </table:table-cell>
          <table:table-cell office:value-type="string">
            <text:p/>
          </table:table-cell>
          <table:table-cell office:value-type="string">
            <text:p>局部放电熄灭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26</text:p>
          </table:table-cell>
          <table:table-cell office:value-type="string">
            <text:p>partial discharge inception voltage</text:p>
          </table:table-cell>
          <table:table-cell office:value-type="string">
            <text:p>局部放電起始電壓</text:p>
          </table:table-cell>
          <table:table-cell office:value-type="string">
            <text:p/>
          </table:table-cell>
          <table:table-cell office:value-type="string">
            <text:p>局部放电起始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27</text:p>
          </table:table-cell>
          <table:table-cell office:value-type="string">
            <text:p>partial failure</text:p>
          </table:table-cell>
          <table:table-cell office:value-type="string">
            <text:p>部分故障</text:p>
          </table:table-cell>
          <table:table-cell office:value-type="string">
            <text:p/>
          </table:table-cell>
          <table:table-cell office:value-type="string">
            <text:p>部分失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28</text:p>
          </table:table-cell>
          <table:table-cell office:value-type="string">
            <text:p>partially occupied band</text:p>
          </table:table-cell>
          <table:table-cell office:value-type="string">
            <text:p>部分占用帶</text:p>
          </table:table-cell>
          <table:table-cell office:value-type="string">
            <text:p/>
          </table:table-cell>
          <table:table-cell office:value-type="string">
            <text:p>部分占有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29</text:p>
          </table:table-cell>
          <table:table-cell office:value-type="string">
            <text:p>particle</text:p>
          </table:table-cell>
          <table:table-cell office:value-type="string">
            <text:p>粒子；質點</text:p>
          </table:table-cell>
          <table:table-cell office:value-type="string">
            <text:p/>
          </table:table-cell>
          <table:table-cell office:value-type="string">
            <text:p>粒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30</text:p>
          </table:table-cell>
          <table:table-cell office:value-type="string">
            <text:p>particle accelerator</text:p>
          </table:table-cell>
          <table:table-cell office:value-type="string">
            <text:p>粒子加速器</text:p>
          </table:table-cell>
          <table:table-cell office:value-type="string">
            <text:p/>
          </table:table-cell>
          <table:table-cell office:value-type="string">
            <text:p>粒子加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31</text:p>
          </table:table-cell>
          <table:table-cell office:value-type="string">
            <text:p>particle size</text:p>
          </table:table-cell>
          <table:table-cell office:value-type="string">
            <text:p>粒子大小</text:p>
          </table:table-cell>
          <table:table-cell office:value-type="string">
            <text:p/>
          </table:table-cell>
          <table:table-cell office:value-type="string">
            <text:p>粉末粒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32</text:p>
          </table:table-cell>
          <table:table-cell office:value-type="string">
            <text:p>particle size distribution</text:p>
          </table:table-cell>
          <table:table-cell office:value-type="string">
            <text:p>粒子大小分布</text:p>
          </table:table-cell>
          <table:table-cell office:value-type="string">
            <text:p/>
          </table:table-cell>
          <table:table-cell office:value-type="string">
            <text:p>粒度分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33</text:p>
          </table:table-cell>
          <table:table-cell office:value-type="string">
            <text:p>parts list</text:p>
          </table:table-cell>
          <table:table-cell office:value-type="string">
            <text:p>零件表</text:p>
          </table:table-cell>
          <table:table-cell office:value-type="string">
            <text:p/>
          </table:table-cell>
          <table:table-cell office:value-type="string">
            <text:p>元件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34</text:p>
          </table:table-cell>
          <table:table-cell office:value-type="string">
            <text:p>pass-band</text:p>
          </table:table-cell>
          <table:table-cell office:value-type="string">
            <text:p>通帶</text:p>
          </table:table-cell>
          <table:table-cell office:value-type="string">
            <text:p/>
          </table:table-cell>
          <table:table-cell office:value-type="string">
            <text:p>通频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35</text:p>
          </table:table-cell>
          <table:table-cell office:value-type="string">
            <text:p>paste</text:p>
          </table:table-cell>
          <table:table-cell office:value-type="string">
            <text:p>糊</text:p>
          </table:table-cell>
          <table:table-cell office:value-type="string">
            <text:p/>
          </table:table-cell>
          <table:table-cell office:value-type="string">
            <text:p>糊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36</text:p>
          </table:table-cell>
          <table:table-cell office:value-type="string">
            <text:p>payload</text:p>
          </table:table-cell>
          <table:table-cell office:value-type="string">
            <text:p>有用負載</text:p>
          </table:table-cell>
          <table:table-cell office:value-type="string">
            <text:p/>
          </table:table-cell>
          <table:table-cell office:value-type="string">
            <text:p>营业载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37</text:p>
          </table:table-cell>
          <table:table-cell office:value-type="string">
            <text:p>peak [value]</text:p>
          </table:table-cell>
          <table:table-cell office:value-type="string">
            <text:p>峰值</text:p>
          </table:table-cell>
          <table:table-cell office:value-type="string">
            <text:p/>
          </table:table-cell>
          <table:table-cell office:value-type="string">
            <text:p>峰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38</text:p>
          </table:table-cell>
          <table:table-cell office:value-type="string">
            <text:p>peak current</text:p>
          </table:table-cell>
          <table:table-cell office:value-type="string">
            <text:p>尖峰電流</text:p>
          </table:table-cell>
          <table:table-cell office:value-type="string">
            <text:p/>
          </table:table-cell>
          <table:table-cell office:value-type="string">
            <text:p>峰值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39</text:p>
          </table:table-cell>
          <table:table-cell office:value-type="string">
            <text:p>peak voltmeter</text:p>
          </table:table-cell>
          <table:table-cell office:value-type="string">
            <text:p>頂值電壓計；峰值電壓計</text:p>
          </table:table-cell>
          <table:table-cell office:value-type="string">
            <text:p/>
          </table:table-cell>
          <table:table-cell office:value-type="string">
            <text:p>峰值电压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40</text:p>
          </table:table-cell>
          <table:table-cell office:value-type="string">
            <text:p>peak working reverse voltage</text:p>
          </table:table-cell>
          <table:table-cell office:value-type="string">
            <text:p>反向工作峰值電壓</text:p>
          </table:table-cell>
          <table:table-cell office:value-type="string">
            <text:p/>
          </table:table-cell>
          <table:table-cell office:value-type="string">
            <text:p>反向工作峰值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41</text:p>
          </table:table-cell>
          <table:table-cell office:value-type="string">
            <text:p>pedestal bearing</text:p>
          </table:table-cell>
          <table:table-cell office:value-type="string">
            <text:p>托架軸承；座式軸承</text:p>
          </table:table-cell>
          <table:table-cell office:value-type="string">
            <text:p/>
          </table:table-cell>
          <table:table-cell office:value-type="string">
            <text:p>座式轴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42</text:p>
          </table:table-cell>
          <table:table-cell office:value-type="string">
            <text:p>Peltier effect</text:p>
          </table:table-cell>
          <table:table-cell office:value-type="string">
            <text:p>泊耳帖效應</text:p>
          </table:table-cell>
          <table:table-cell office:value-type="string">
            <text:p/>
          </table:table-cell>
          <table:table-cell office:value-type="string">
            <text:p>佩尔捷效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43</text:p>
          </table:table-cell>
          <table:table-cell office:value-type="string">
            <text:p>perception</text:p>
          </table:table-cell>
          <table:table-cell office:value-type="string">
            <text:p>感覺器；辨認器</text:p>
          </table:table-cell>
          <table:table-cell office:value-type="string">
            <text:p/>
          </table:table-cell>
          <table:table-cell office:value-type="string">
            <text:p>知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44</text:p>
          </table:table-cell>
          <table:table-cell office:value-type="string">
            <text:p>perfect reflecting diffuser</text:p>
          </table:table-cell>
          <table:table-cell office:value-type="string">
            <text:p>完全反射擴散體</text:p>
          </table:table-cell>
          <table:table-cell office:value-type="string">
            <text:p/>
          </table:table-cell>
          <table:table-cell office:value-type="string">
            <text:p>完全漫反射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45</text:p>
          </table:table-cell>
          <table:table-cell office:value-type="string">
            <text:p>perfect transmitting diffuser</text:p>
          </table:table-cell>
          <table:table-cell office:value-type="string">
            <text:p>完全透射擴散體</text:p>
          </table:table-cell>
          <table:table-cell office:value-type="string">
            <text:p/>
          </table:table-cell>
          <table:table-cell office:value-type="string">
            <text:p>完全漫透射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46</text:p>
          </table:table-cell>
          <table:table-cell office:value-type="string">
            <text:p>performance</text:p>
          </table:table-cell>
          <table:table-cell office:value-type="string">
            <text:p>性能</text:p>
          </table:table-cell>
          <table:table-cell office:value-type="string">
            <text:p/>
          </table:table-cell>
          <table:table-cell office:value-type="string">
            <text:p>性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47</text:p>
          </table:table-cell>
          <table:table-cell office:value-type="string">
            <text:p>performance index</text:p>
          </table:table-cell>
          <table:table-cell office:value-type="string">
            <text:p>性能指數</text:p>
          </table:table-cell>
          <table:table-cell office:value-type="string">
            <text:p/>
          </table:table-cell>
          <table:table-cell office:value-type="string">
            <text:p>性能指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48</text:p>
          </table:table-cell>
          <table:table-cell office:value-type="string">
            <text:p>performance test</text:p>
          </table:table-cell>
          <table:table-cell office:value-type="string">
            <text:p>性能測試</text:p>
          </table:table-cell>
          <table:table-cell office:value-type="string">
            <text:p/>
          </table:table-cell>
          <table:table-cell office:value-type="string">
            <text:p>性能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49</text:p>
          </table:table-cell>
          <table:table-cell office:value-type="string">
            <text:p>period</text:p>
          </table:table-cell>
          <table:table-cell office:value-type="string">
            <text:p>周期</text:p>
          </table:table-cell>
          <table:table-cell office:value-type="string">
            <text:p/>
          </table:table-cell>
          <table:table-cell office:value-type="string">
            <text:p>周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50</text:p>
          </table:table-cell>
          <table:table-cell office:value-type="string">
            <text:p>period meter</text:p>
          </table:table-cell>
          <table:table-cell office:value-type="string">
            <text:p>周期計</text:p>
          </table:table-cell>
          <table:table-cell office:value-type="string">
            <text:p/>
          </table:table-cell>
          <table:table-cell office:value-type="string">
            <text:p>周期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51</text:p>
          </table:table-cell>
          <table:table-cell office:value-type="string">
            <text:p>periodic duty</text:p>
          </table:table-cell>
          <table:table-cell office:value-type="string">
            <text:p>周期（性）任務 ；週期工作制</text:p>
          </table:table-cell>
          <table:table-cell office:value-type="string">
            <text:p/>
          </table:table-cell>
          <table:table-cell office:value-type="string">
            <text:p>周期工作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52</text:p>
          </table:table-cell>
          <table:table-cell office:value-type="string">
            <text:p>peripheral speed</text:p>
          </table:table-cell>
          <table:table-cell office:value-type="string">
            <text:p>沿周速率</text:p>
          </table:table-cell>
          <table:table-cell office:value-type="string">
            <text:p/>
          </table:table-cell>
          <table:table-cell office:value-type="string">
            <text:p>圆周速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53</text:p>
          </table:table-cell>
          <table:table-cell office:value-type="string">
            <text:p>permanent magnet</text:p>
          </table:table-cell>
          <table:table-cell office:value-type="string">
            <text:p>永久磁鐵</text:p>
          </table:table-cell>
          <table:table-cell office:value-type="string">
            <text:p/>
          </table:table-cell>
          <table:table-cell office:value-type="string">
            <text:p>永磁[体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54</text:p>
          </table:table-cell>
          <table:table-cell office:value-type="string">
            <text:p>permanent magnet generator</text:p>
          </table:table-cell>
          <table:table-cell office:value-type="string">
            <text:p>永磁發電機</text:p>
          </table:table-cell>
          <table:table-cell office:value-type="string">
            <text:p/>
          </table:table-cell>
          <table:table-cell office:value-type="string">
            <text:p>永磁发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55</text:p>
          </table:table-cell>
          <table:table-cell office:value-type="string">
            <text:p>permeameter</text:p>
          </table:table-cell>
          <table:table-cell office:value-type="string">
            <text:p>磁導計</text:p>
          </table:table-cell>
          <table:table-cell office:value-type="string">
            <text:p/>
          </table:table-cell>
          <table:table-cell office:value-type="string">
            <text:p>磁导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56</text:p>
          </table:table-cell>
          <table:table-cell office:value-type="string">
            <text:p>permeance</text:p>
          </table:table-cell>
          <table:table-cell office:value-type="string">
            <text:p>磁導</text:p>
          </table:table-cell>
          <table:table-cell office:value-type="string">
            <text:p/>
          </table:table-cell>
          <table:table-cell office:value-type="string">
            <text:p>磁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57</text:p>
          </table:table-cell>
          <table:table-cell office:value-type="string">
            <text:p>permissible luminaire</text:p>
          </table:table-cell>
          <table:table-cell office:value-type="string">
            <text:p>合格照明器具</text:p>
          </table:table-cell>
          <table:table-cell office:value-type="string">
            <text:p/>
          </table:table-cell>
          <table:table-cell office:value-type="string">
            <text:p>许可灯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58</text:p>
          </table:table-cell>
          <table:table-cell office:value-type="string">
            <text:p>permissive protection</text:p>
          </table:table-cell>
          <table:table-cell office:value-type="string">
            <text:p>允許式保護</text:p>
          </table:table-cell>
          <table:table-cell office:value-type="string">
            <text:p/>
          </table:table-cell>
          <table:table-cell office:value-type="string">
            <text:p>允许式保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59</text:p>
          </table:table-cell>
          <table:table-cell office:value-type="string">
            <text:p>personal dose equivalent</text:p>
          </table:table-cell>
          <table:table-cell office:value-type="string">
            <text:p>個人劑量當量</text:p>
          </table:table-cell>
          <table:table-cell office:value-type="string">
            <text:p/>
          </table:table-cell>
          <table:table-cell office:value-type="string">
            <text:p>个人剂量当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60</text:p>
          </table:table-cell>
          <table:table-cell office:value-type="string">
            <text:p>phase</text:p>
          </table:table-cell>
          <table:table-cell office:value-type="string">
            <text:p>相；相位</text:p>
          </table:table-cell>
          <table:table-cell office:value-type="string">
            <text:p/>
          </table:table-cell>
          <table:table-cell office:value-type="string">
            <text:p>相[位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61</text:p>
          </table:table-cell>
          <table:table-cell office:value-type="string">
            <text:p>phase advancer</text:p>
          </table:table-cell>
          <table:table-cell office:value-type="string">
            <text:p>進相機</text:p>
          </table:table-cell>
          <table:table-cell office:value-type="string">
            <text:p/>
          </table:table-cell>
          <table:table-cell office:value-type="string">
            <text:p>进相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62</text:p>
          </table:table-cell>
          <table:table-cell office:value-type="string">
            <text:p>phase angle</text:p>
          </table:table-cell>
          <table:table-cell office:value-type="string">
            <text:p>相角</text:p>
          </table:table-cell>
          <table:table-cell office:value-type="string">
            <text:p/>
          </table:table-cell>
          <table:table-cell office:value-type="string">
            <text:p>相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63</text:p>
          </table:table-cell>
          <table:table-cell office:value-type="string">
            <text:p>phase characteristic</text:p>
          </table:table-cell>
          <table:table-cell office:value-type="string">
            <text:p>相位特性</text:p>
          </table:table-cell>
          <table:table-cell office:value-type="string">
            <text:p/>
          </table:table-cell>
          <table:table-cell office:value-type="string">
            <text:p>相位特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64</text:p>
          </table:table-cell>
          <table:table-cell office:value-type="string">
            <text:p>phase comparison protection</text:p>
          </table:table-cell>
          <table:table-cell office:value-type="string">
            <text:p>比相保護</text:p>
          </table:table-cell>
          <table:table-cell office:value-type="string">
            <text:p/>
          </table:table-cell>
          <table:table-cell office:value-type="string">
            <text:p>相位比较保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65</text:p>
          </table:table-cell>
          <table:table-cell office:value-type="string">
            <text:p>phase control</text:p>
          </table:table-cell>
          <table:table-cell office:value-type="string">
            <text:p>相位控制</text:p>
          </table:table-cell>
          <table:table-cell office:value-type="string">
            <text:p/>
          </table:table-cell>
          <table:table-cell office:value-type="string">
            <text:p>相位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66</text:p>
          </table:table-cell>
          <table:table-cell office:value-type="string">
            <text:p>phase difference</text:p>
          </table:table-cell>
          <table:table-cell office:value-type="string">
            <text:p>相（位）差</text:p>
          </table:table-cell>
          <table:table-cell office:value-type="string">
            <text:p/>
          </table:table-cell>
          <table:table-cell office:value-type="string">
            <text:p>相[位]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67</text:p>
          </table:table-cell>
          <table:table-cell office:value-type="string">
            <text:p>phase displacement</text:p>
          </table:table-cell>
          <table:table-cell office:value-type="string">
            <text:p>相位移</text:p>
          </table:table-cell>
          <table:table-cell office:value-type="string">
            <text:p/>
          </table:table-cell>
          <table:table-cell office:value-type="string">
            <text:p>相[位]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68</text:p>
          </table:table-cell>
          <table:table-cell office:value-type="string">
            <text:p>phase focusing</text:p>
          </table:table-cell>
          <table:table-cell office:value-type="string">
            <text:p>相聚焦</text:p>
          </table:table-cell>
          <table:table-cell office:value-type="string">
            <text:p/>
          </table:table-cell>
          <table:table-cell office:value-type="string">
            <text:p>相[位]聚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69</text:p>
          </table:table-cell>
          <table:table-cell office:value-type="string">
            <text:p>phase margin</text:p>
          </table:table-cell>
          <table:table-cell office:value-type="string">
            <text:p>相位邊限</text:p>
          </table:table-cell>
          <table:table-cell office:value-type="string">
            <text:p/>
          </table:table-cell>
          <table:table-cell office:value-type="string">
            <text:p>相位裕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70</text:p>
          </table:table-cell>
          <table:table-cell office:value-type="string">
            <text:p>phase meter</text:p>
          </table:table-cell>
          <table:table-cell office:value-type="string">
            <text:p>相位計</text:p>
          </table:table-cell>
          <table:table-cell office:value-type="string">
            <text:p/>
          </table:table-cell>
          <table:table-cell office:value-type="string">
            <text:p>相位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71</text:p>
          </table:table-cell>
          <table:table-cell office:value-type="string">
            <text:p>phase modulation</text:p>
          </table:table-cell>
          <table:table-cell office:value-type="string">
            <text:p>相調</text:p>
          </table:table-cell>
          <table:table-cell office:value-type="string">
            <text:p/>
          </table:table-cell>
          <table:table-cell office:value-type="string">
            <text:p>调相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72</text:p>
          </table:table-cell>
          <table:table-cell office:value-type="string">
            <text:p>phase response</text:p>
          </table:table-cell>
          <table:table-cell office:value-type="string">
            <text:p>相響應</text:p>
          </table:table-cell>
          <table:table-cell office:value-type="string">
            <text:p/>
          </table:table-cell>
          <table:table-cell office:value-type="string">
            <text:p>相位响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73</text:p>
          </table:table-cell>
          <table:table-cell office:value-type="string">
            <text:p>phase sequence relay</text:p>
          </table:table-cell>
          <table:table-cell office:value-type="string">
            <text:p>相序電驛</text:p>
          </table:table-cell>
          <table:table-cell office:value-type="string">
            <text:p/>
          </table:table-cell>
          <table:table-cell office:value-type="string">
            <text:p>相序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74</text:p>
          </table:table-cell>
          <table:table-cell office:value-type="string">
            <text:p>phase shifter</text:p>
          </table:table-cell>
          <table:table-cell office:value-type="string">
            <text:p>移相器</text:p>
          </table:table-cell>
          <table:table-cell office:value-type="string">
            <text:p/>
          </table:table-cell>
          <table:table-cell office:value-type="string">
            <text:p>移相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75</text:p>
          </table:table-cell>
          <table:table-cell office:value-type="string">
            <text:p>phase shifting transformer</text:p>
          </table:table-cell>
          <table:table-cell office:value-type="string">
            <text:p>移相變壓器</text:p>
          </table:table-cell>
          <table:table-cell office:value-type="string">
            <text:p/>
          </table:table-cell>
          <table:table-cell office:value-type="string">
            <text:p>移相变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76</text:p>
          </table:table-cell>
          <table:table-cell office:value-type="string">
            <text:p>phase swinging</text:p>
          </table:table-cell>
          <table:table-cell office:value-type="string">
            <text:p>相擺動</text:p>
          </table:table-cell>
          <table:table-cell office:value-type="string">
            <text:p/>
          </table:table-cell>
          <table:table-cell office:value-type="string">
            <text:p>相[位]摆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77</text:p>
          </table:table-cell>
          <table:table-cell office:value-type="string">
            <text:p>phase velocity</text:p>
          </table:table-cell>
          <table:table-cell office:value-type="string">
            <text:p>相（位）速（度）</text:p>
          </table:table-cell>
          <table:table-cell office:value-type="string">
            <text:p/>
          </table:table-cell>
          <table:table-cell office:value-type="string">
            <text:p>相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78</text:p>
          </table:table-cell>
          <table:table-cell office:value-type="string">
            <text:p>phase voltage</text:p>
          </table:table-cell>
          <table:table-cell office:value-type="string">
            <text:p>相電壓</text:p>
          </table:table-cell>
          <table:table-cell office:value-type="string">
            <text:p/>
          </table:table-cell>
          <table:table-cell office:value-type="string">
            <text:p>相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79</text:p>
          </table:table-cell>
          <table:table-cell office:value-type="string">
            <text:p>phase winding</text:p>
          </table:table-cell>
          <table:table-cell office:value-type="string">
            <text:p>相繞組</text:p>
          </table:table-cell>
          <table:table-cell office:value-type="string">
            <text:p/>
          </table:table-cell>
          <table:table-cell office:value-type="string">
            <text:p>相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80</text:p>
          </table:table-cell>
          <table:table-cell office:value-type="string">
            <text:p>phasor</text:p>
          </table:table-cell>
          <table:table-cell office:value-type="string">
            <text:p>相量</text:p>
          </table:table-cell>
          <table:table-cell office:value-type="string">
            <text:p/>
          </table:table-cell>
          <table:table-cell office:value-type="string">
            <text:p>相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81</text:p>
          </table:table-cell>
          <table:table-cell office:value-type="string">
            <text:p>phonon</text:p>
          </table:table-cell>
          <table:table-cell office:value-type="string">
            <text:p>熱子；聲子</text:p>
          </table:table-cell>
          <table:table-cell office:value-type="string">
            <text:p/>
          </table:table-cell>
          <table:table-cell office:value-type="string">
            <text:p>声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82</text:p>
          </table:table-cell>
          <table:table-cell office:value-type="string">
            <text:p>phosphorescence</text:p>
          </table:table-cell>
          <table:table-cell office:value-type="string">
            <text:p>磷光物質</text:p>
          </table:table-cell>
          <table:table-cell office:value-type="string">
            <text:p/>
          </table:table-cell>
          <table:table-cell office:value-type="string">
            <text:p>磷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83</text:p>
          </table:table-cell>
          <table:table-cell office:value-type="string">
            <text:p>photobiology</text:p>
          </table:table-cell>
          <table:table-cell office:value-type="string">
            <text:p>光生物學</text:p>
          </table:table-cell>
          <table:table-cell office:value-type="string">
            <text:p/>
          </table:table-cell>
          <table:table-cell office:value-type="string">
            <text:p>生物光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84</text:p>
          </table:table-cell>
          <table:table-cell office:value-type="string">
            <text:p>photocathode</text:p>
          </table:table-cell>
          <table:table-cell office:value-type="string">
            <text:p>光電陰極</text:p>
          </table:table-cell>
          <table:table-cell office:value-type="string">
            <text:p/>
          </table:table-cell>
          <table:table-cell office:value-type="string">
            <text:p>光阴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85</text:p>
          </table:table-cell>
          <table:table-cell office:value-type="string">
            <text:p>photocurrent</text:p>
          </table:table-cell>
          <table:table-cell office:value-type="string">
            <text:p>光電流</text:p>
          </table:table-cell>
          <table:table-cell office:value-type="string">
            <text:p/>
          </table:table-cell>
          <table:table-cell office:value-type="string">
            <text:p>光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86</text:p>
          </table:table-cell>
          <table:table-cell office:value-type="string">
            <text:p>photodesensitization</text:p>
          </table:table-cell>
          <table:table-cell office:value-type="string">
            <text:p>光減敏</text:p>
          </table:table-cell>
          <table:table-cell office:value-type="string">
            <text:p/>
          </table:table-cell>
          <table:table-cell office:value-type="string">
            <text:p>光退敏作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87</text:p>
          </table:table-cell>
          <table:table-cell office:value-type="string">
            <text:p>photoeffect</text:p>
          </table:table-cell>
          <table:table-cell office:value-type="string">
            <text:p>光效應</text:p>
          </table:table-cell>
          <table:table-cell office:value-type="string">
            <text:p/>
          </table:table-cell>
          <table:table-cell office:value-type="string">
            <text:p>光效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88</text:p>
          </table:table-cell>
          <table:table-cell office:value-type="string">
            <text:p>photoelectric detector</text:p>
          </table:table-cell>
          <table:table-cell office:value-type="string">
            <text:p>光電探測器；光電檢測計</text:p>
          </table:table-cell>
          <table:table-cell office:value-type="string">
            <text:p/>
          </table:table-cell>
          <table:table-cell office:value-type="string">
            <text:p>光电探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89</text:p>
          </table:table-cell>
          <table:table-cell office:value-type="string">
            <text:p>photoelectric effect</text:p>
          </table:table-cell>
          <table:table-cell office:value-type="string">
            <text:p>光電效應</text:p>
          </table:table-cell>
          <table:table-cell office:value-type="string">
            <text:p/>
          </table:table-cell>
          <table:table-cell office:value-type="string">
            <text:p>光电效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90</text:p>
          </table:table-cell>
          <table:table-cell office:value-type="string">
            <text:p>photoelectric emission</text:p>
          </table:table-cell>
          <table:table-cell office:value-type="string">
            <text:p>光電放射</text:p>
          </table:table-cell>
          <table:table-cell office:value-type="string">
            <text:p/>
          </table:table-cell>
          <table:table-cell office:value-type="string">
            <text:p>光电发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91</text:p>
          </table:table-cell>
          <table:table-cell office:value-type="string">
            <text:p>photoelectric peak</text:p>
          </table:table-cell>
          <table:table-cell office:value-type="string">
            <text:p>光電尖峰</text:p>
          </table:table-cell>
          <table:table-cell office:value-type="string">
            <text:p/>
          </table:table-cell>
          <table:table-cell office:value-type="string">
            <text:p>光电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92</text:p>
          </table:table-cell>
          <table:table-cell office:value-type="string">
            <text:p>photoelectric relay</text:p>
          </table:table-cell>
          <table:table-cell office:value-type="string">
            <text:p>光電電驛；光電繼電器</text:p>
          </table:table-cell>
          <table:table-cell office:value-type="string">
            <text:p/>
          </table:table-cell>
          <table:table-cell office:value-type="string">
            <text:p>光电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93</text:p>
          </table:table-cell>
          <table:table-cell office:value-type="string">
            <text:p>photoelectron</text:p>
          </table:table-cell>
          <table:table-cell office:value-type="string">
            <text:p>光電子</text:p>
          </table:table-cell>
          <table:table-cell office:value-type="string">
            <text:p/>
          </table:table-cell>
          <table:table-cell office:value-type="string">
            <text:p>光电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94</text:p>
          </table:table-cell>
          <table:table-cell office:value-type="string">
            <text:p>photoelement</text:p>
          </table:table-cell>
          <table:table-cell office:value-type="string">
            <text:p>光元件</text:p>
          </table:table-cell>
          <table:table-cell office:value-type="string">
            <text:p/>
          </table:table-cell>
          <table:table-cell office:value-type="string">
            <text:p>光电池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95</text:p>
          </table:table-cell>
          <table:table-cell office:value-type="string">
            <text:p>photoemissive cell</text:p>
          </table:table-cell>
          <table:table-cell office:value-type="string">
            <text:p>光電放射管；光電發射管；光電發射器件</text:p>
          </table:table-cell>
          <table:table-cell office:value-type="string">
            <text:p/>
          </table:table-cell>
          <table:table-cell office:value-type="string">
            <text:p>光电发射器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96</text:p>
          </table:table-cell>
          <table:table-cell office:value-type="string">
            <text:p>photoflash lamp</text:p>
          </table:table-cell>
          <table:table-cell office:value-type="string">
            <text:p>閃光燈</text:p>
          </table:table-cell>
          <table:table-cell office:value-type="string">
            <text:p/>
          </table:table-cell>
          <table:table-cell office:value-type="string">
            <text:p>[摄影]闪光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97</text:p>
          </table:table-cell>
          <table:table-cell office:value-type="string">
            <text:p>photoflood lamp</text:p>
          </table:table-cell>
          <table:table-cell office:value-type="string">
            <text:p>攝影燈；照相用泛光燈</text:p>
          </table:table-cell>
          <table:table-cell office:value-type="string">
            <text:p/>
          </table:table-cell>
          <table:table-cell office:value-type="string">
            <text:p>摄影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98</text:p>
          </table:table-cell>
          <table:table-cell office:value-type="string">
            <text:p>photoluminescence</text:p>
          </table:table-cell>
          <table:table-cell office:value-type="string">
            <text:p>光子激發光</text:p>
          </table:table-cell>
          <table:table-cell office:value-type="string">
            <text:p/>
          </table:table-cell>
          <table:table-cell office:value-type="string">
            <text:p>光致发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299</text:p>
          </table:table-cell>
          <table:table-cell office:value-type="string">
            <text:p>photoluminescence quantum yield</text:p>
          </table:table-cell>
          <table:table-cell office:value-type="string">
            <text:p>冷光量子吸收量；光致發光的量子產額</text:p>
          </table:table-cell>
          <table:table-cell office:value-type="string">
            <text:p/>
          </table:table-cell>
          <table:table-cell office:value-type="string">
            <text:p>光致发光的量子产额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00</text:p>
          </table:table-cell>
          <table:table-cell office:value-type="string">
            <text:p>photoluminescence radiant yield</text:p>
          </table:table-cell>
          <table:table-cell office:value-type="string">
            <text:p>冷光放射吸收量</text:p>
          </table:table-cell>
          <table:table-cell office:value-type="string">
            <text:p/>
          </table:table-cell>
          <table:table-cell office:value-type="string">
            <text:p>光致发光的辐射产额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01</text:p>
          </table:table-cell>
          <table:table-cell office:value-type="string">
            <text:p>photometer</text:p>
          </table:table-cell>
          <table:table-cell office:value-type="string">
            <text:p>光度計</text:p>
          </table:table-cell>
          <table:table-cell office:value-type="string">
            <text:p/>
          </table:table-cell>
          <table:table-cell office:value-type="string">
            <text:p>光度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02</text:p>
          </table:table-cell>
          <table:table-cell office:value-type="string">
            <text:p>photometry</text:p>
          </table:table-cell>
          <table:table-cell office:value-type="string">
            <text:p>測光術；光度學</text:p>
          </table:table-cell>
          <table:table-cell office:value-type="string">
            <text:p/>
          </table:table-cell>
          <table:table-cell office:value-type="string">
            <text:p>光度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03</text:p>
          </table:table-cell>
          <table:table-cell office:value-type="string">
            <text:p>photometry</text:p>
          </table:table-cell>
          <table:table-cell office:value-type="string">
            <text:p>測光術；光度學</text:p>
          </table:table-cell>
          <table:table-cell office:value-type="string">
            <text:p/>
          </table:table-cell>
          <table:table-cell office:value-type="string">
            <text:p>光度测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04</text:p>
          </table:table-cell>
          <table:table-cell office:value-type="string">
            <text:p>photon</text:p>
          </table:table-cell>
          <table:table-cell office:value-type="string">
            <text:p>光子</text:p>
          </table:table-cell>
          <table:table-cell office:value-type="string">
            <text:p/>
          </table:table-cell>
          <table:table-cell office:value-type="string">
            <text:p>光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05</text:p>
          </table:table-cell>
          <table:table-cell office:value-type="string">
            <text:p>photon counter</text:p>
          </table:table-cell>
          <table:table-cell office:value-type="string">
            <text:p>光子計數器</text:p>
          </table:table-cell>
          <table:table-cell office:value-type="string">
            <text:p/>
          </table:table-cell>
          <table:table-cell office:value-type="string">
            <text:p>光子计数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06</text:p>
          </table:table-cell>
          <table:table-cell office:value-type="string">
            <text:p>photon flux</text:p>
          </table:table-cell>
          <table:table-cell office:value-type="string">
            <text:p>光子束</text:p>
          </table:table-cell>
          <table:table-cell office:value-type="string">
            <text:p/>
          </table:table-cell>
          <table:table-cell office:value-type="string">
            <text:p>光子通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07</text:p>
          </table:table-cell>
          <table:table-cell office:value-type="string">
            <text:p>photoneutron</text:p>
          </table:table-cell>
          <table:table-cell office:value-type="string">
            <text:p>光中子</text:p>
          </table:table-cell>
          <table:table-cell office:value-type="string">
            <text:p/>
          </table:table-cell>
          <table:table-cell office:value-type="string">
            <text:p>光中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08</text:p>
          </table:table-cell>
          <table:table-cell office:value-type="string">
            <text:p>photonuclear reaction</text:p>
          </table:table-cell>
          <table:table-cell office:value-type="string">
            <text:p>光核反應</text:p>
          </table:table-cell>
          <table:table-cell office:value-type="string">
            <text:p/>
          </table:table-cell>
          <table:table-cell office:value-type="string">
            <text:p>光核反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09</text:p>
          </table:table-cell>
          <table:table-cell office:value-type="string">
            <text:p>photopathology</text:p>
          </table:table-cell>
          <table:table-cell office:value-type="string">
            <text:p>光病理學</text:p>
          </table:table-cell>
          <table:table-cell office:value-type="string">
            <text:p/>
          </table:table-cell>
          <table:table-cell office:value-type="string">
            <text:p>病理光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10</text:p>
          </table:table-cell>
          <table:table-cell office:value-type="string">
            <text:p>photoperiod</text:p>
          </table:table-cell>
          <table:table-cell office:value-type="string">
            <text:p>光周期</text:p>
          </table:table-cell>
          <table:table-cell office:value-type="string">
            <text:p/>
          </table:table-cell>
          <table:table-cell office:value-type="string">
            <text:p>光周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11</text:p>
          </table:table-cell>
          <table:table-cell office:value-type="string">
            <text:p>photopic vision</text:p>
          </table:table-cell>
          <table:table-cell office:value-type="string">
            <text:p>錐體視學</text:p>
          </table:table-cell>
          <table:table-cell office:value-type="string">
            <text:p/>
          </table:table-cell>
          <table:table-cell office:value-type="string">
            <text:p>明视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12</text:p>
          </table:table-cell>
          <table:table-cell office:value-type="string">
            <text:p>photosensitization</text:p>
          </table:table-cell>
          <table:table-cell office:value-type="string">
            <text:p>光敏</text:p>
          </table:table-cell>
          <table:table-cell office:value-type="string">
            <text:p/>
          </table:table-cell>
          <table:table-cell office:value-type="string">
            <text:p>光敏作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13</text:p>
          </table:table-cell>
          <table:table-cell office:value-type="string">
            <text:p>phototherapy</text:p>
          </table:table-cell>
          <table:table-cell office:value-type="string">
            <text:p>光電治療術</text:p>
          </table:table-cell>
          <table:table-cell office:value-type="string">
            <text:p/>
          </table:table-cell>
          <table:table-cell office:value-type="string">
            <text:p>光照疗法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14</text:p>
          </table:table-cell>
          <table:table-cell office:value-type="string">
            <text:p>phototransistor</text:p>
          </table:table-cell>
          <table:table-cell office:value-type="string">
            <text:p>光電晶體</text:p>
          </table:table-cell>
          <table:table-cell office:value-type="string">
            <text:p/>
          </table:table-cell>
          <table:table-cell office:value-type="string">
            <text:p>光电晶体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15</text:p>
          </table:table-cell>
          <table:table-cell office:value-type="string">
            <text:p>photovoltaic effect</text:p>
          </table:table-cell>
          <table:table-cell office:value-type="string">
            <text:p>光電伏效應；光伏效應</text:p>
          </table:table-cell>
          <table:table-cell office:value-type="string">
            <text:p/>
          </table:table-cell>
          <table:table-cell office:value-type="string">
            <text:p>光生伏打效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16</text:p>
          </table:table-cell>
          <table:table-cell office:value-type="string">
            <text:p>physical colorimetry</text:p>
          </table:table-cell>
          <table:table-cell office:value-type="string">
            <text:p>物理測色</text:p>
          </table:table-cell>
          <table:table-cell office:value-type="string">
            <text:p/>
          </table:table-cell>
          <table:table-cell office:value-type="string">
            <text:p>物理色度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17</text:p>
          </table:table-cell>
          <table:table-cell office:value-type="string">
            <text:p>physical photometry</text:p>
          </table:table-cell>
          <table:table-cell office:value-type="string">
            <text:p>物理測光</text:p>
          </table:table-cell>
          <table:table-cell office:value-type="string">
            <text:p/>
          </table:table-cell>
          <table:table-cell office:value-type="string">
            <text:p>物理光度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18</text:p>
          </table:table-cell>
          <table:table-cell office:value-type="string">
            <text:p>physical unit</text:p>
          </table:table-cell>
          <table:table-cell office:value-type="string">
            <text:p>物理單位</text:p>
          </table:table-cell>
          <table:table-cell office:value-type="string">
            <text:p/>
          </table:table-cell>
          <table:table-cell office:value-type="string">
            <text:p>实体单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19</text:p>
          </table:table-cell>
          <table:table-cell office:value-type="string">
            <text:p>piezoelectric effect</text:p>
          </table:table-cell>
          <table:table-cell office:value-type="string">
            <text:p>壓電效應</text:p>
          </table:table-cell>
          <table:table-cell office:value-type="string">
            <text:p/>
          </table:table-cell>
          <table:table-cell office:value-type="string">
            <text:p>压电效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20</text:p>
          </table:table-cell>
          <table:table-cell office:value-type="string">
            <text:p>piezoelectricity</text:p>
          </table:table-cell>
          <table:table-cell office:value-type="string">
            <text:p>壓電；壓電學</text:p>
          </table:table-cell>
          <table:table-cell office:value-type="string">
            <text:p/>
          </table:table-cell>
          <table:table-cell office:value-type="string">
            <text:p>压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21</text:p>
          </table:table-cell>
          <table:table-cell office:value-type="string">
            <text:p>pilot cable</text:p>
          </table:table-cell>
          <table:table-cell office:value-type="string">
            <text:p>引導電纜</text:p>
          </table:table-cell>
          <table:table-cell office:value-type="string">
            <text:p/>
          </table:table-cell>
          <table:table-cell office:value-type="string">
            <text:p>导引电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22</text:p>
          </table:table-cell>
          <table:table-cell office:value-type="string">
            <text:p>pilot cell</text:p>
          </table:table-cell>
          <table:table-cell office:value-type="string">
            <text:p>引示電池</text:p>
          </table:table-cell>
          <table:table-cell office:value-type="string">
            <text:p/>
          </table:table-cell>
          <table:table-cell office:value-type="string">
            <text:p>指示电池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23</text:p>
          </table:table-cell>
          <table:table-cell office:value-type="string">
            <text:p>pilot exciter</text:p>
          </table:table-cell>
          <table:table-cell office:value-type="string">
            <text:p>副激磁機</text:p>
          </table:table-cell>
          <table:table-cell office:value-type="string">
            <text:p/>
          </table:table-cell>
          <table:table-cell office:value-type="string">
            <text:p>副励磁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24</text:p>
          </table:table-cell>
          <table:table-cell office:value-type="string">
            <text:p>pilot wire</text:p>
          </table:table-cell>
          <table:table-cell office:value-type="string">
            <text:p>副線；引示線</text:p>
          </table:table-cell>
          <table:table-cell office:value-type="string">
            <text:p/>
          </table:table-cell>
          <table:table-cell office:value-type="string">
            <text:p>辅助导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25</text:p>
          </table:table-cell>
          <table:table-cell office:value-type="string">
            <text:p>pin</text:p>
          </table:table-cell>
          <table:table-cell office:value-type="string">
            <text:p>接腳；梢</text:p>
          </table:table-cell>
          <table:table-cell office:value-type="string">
            <text:p/>
          </table:table-cell>
          <table:table-cell office:value-type="string">
            <text:p>插销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26</text:p>
          </table:table-cell>
          <table:table-cell office:value-type="string">
            <text:p>pin insulator</text:p>
          </table:table-cell>
          <table:table-cell office:value-type="string">
            <text:p>裝腳絕緣體</text:p>
          </table:table-cell>
          <table:table-cell office:value-type="string">
            <text:p/>
          </table:table-cell>
          <table:table-cell office:value-type="string">
            <text:p>针式绝缘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27</text:p>
          </table:table-cell>
          <table:table-cell office:value-type="string">
            <text:p>pinch effect</text:p>
          </table:table-cell>
          <table:table-cell office:value-type="string">
            <text:p>夾緊效應；緊縮效應；（電磁）收縮效應</text:p>
          </table:table-cell>
          <table:table-cell office:value-type="string">
            <text:p/>
          </table:table-cell>
          <table:table-cell office:value-type="string">
            <text:p>箍缩效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28</text:p>
          </table:table-cell>
          <table:table-cell office:value-type="string">
            <text:p>Pipe</text:p>
          </table:table-cell>
          <table:table-cell office:value-type="string">
            <text:p>管</text:p>
          </table:table-cell>
          <table:table-cell office:value-type="string">
            <text:p/>
          </table:table-cell>
          <table:table-cell office:value-type="string">
            <text:p>通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29</text:p>
          </table:table-cell>
          <table:table-cell office:value-type="string">
            <text:p>pipe type cable</text:p>
          </table:table-cell>
          <table:table-cell office:value-type="string">
            <text:p>管式電纜</text:p>
          </table:table-cell>
          <table:table-cell office:value-type="string">
            <text:p/>
          </table:table-cell>
          <table:table-cell office:value-type="string">
            <text:p>管式电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30</text:p>
          </table:table-cell>
          <table:table-cell office:value-type="string">
            <text:p>pitch factor</text:p>
          </table:table-cell>
          <table:table-cell office:value-type="string">
            <text:p>節距因數</text:p>
          </table:table-cell>
          <table:table-cell office:value-type="string">
            <text:p/>
          </table:table-cell>
          <table:table-cell office:value-type="string">
            <text:p>节距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31</text:p>
          </table:table-cell>
          <table:table-cell office:value-type="string">
            <text:p>pitching</text:p>
          </table:table-cell>
          <table:table-cell office:value-type="string">
            <text:p>選投</text:p>
          </table:table-cell>
          <table:table-cell office:value-type="string">
            <text:p/>
          </table:table-cell>
          <table:table-cell office:value-type="string">
            <text:p>纵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32</text:p>
          </table:table-cell>
          <table:table-cell office:value-type="string">
            <text:p>planar graph</text:p>
          </table:table-cell>
          <table:table-cell office:value-type="string">
            <text:p>平面圖</text:p>
          </table:table-cell>
          <table:table-cell office:value-type="string">
            <text:p/>
          </table:table-cell>
          <table:table-cell office:value-type="string">
            <text:p>网络平面图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33</text:p>
          </table:table-cell>
          <table:table-cell office:value-type="string">
            <text:p>planar technique</text:p>
          </table:table-cell>
          <table:table-cell office:value-type="string">
            <text:p>平面技術</text:p>
          </table:table-cell>
          <table:table-cell office:value-type="string">
            <text:p/>
          </table:table-cell>
          <table:table-cell office:value-type="string">
            <text:p>平面工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34</text:p>
          </table:table-cell>
          <table:table-cell office:value-type="string">
            <text:p>Planck constant</text:p>
          </table:table-cell>
          <table:table-cell office:value-type="string">
            <text:p>蒲郎克常數</text:p>
          </table:table-cell>
          <table:table-cell office:value-type="string">
            <text:p/>
          </table:table-cell>
          <table:table-cell office:value-type="string">
            <text:p>普朗克常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35</text:p>
          </table:table-cell>
          <table:table-cell office:value-type="string">
            <text:p>Planck`s law</text:p>
          </table:table-cell>
          <table:table-cell office:value-type="string">
            <text:p>卜朗克定律；普&amp;#63785;克定&amp;#6396;</text:p>
          </table:table-cell>
          <table:table-cell office:value-type="string">
            <text:p/>
          </table:table-cell>
          <table:table-cell office:value-type="string">
            <text:p>普朗克定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36</text:p>
          </table:table-cell>
          <table:table-cell office:value-type="string">
            <text:p>Planckian locus</text:p>
          </table:table-cell>
          <table:table-cell office:value-type="string">
            <text:p>黑體軌跡；普朗克軌跡</text:p>
          </table:table-cell>
          <table:table-cell office:value-type="string">
            <text:p/>
          </table:table-cell>
          <table:table-cell office:value-type="string">
            <text:p>普朗克轨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37</text:p>
          </table:table-cell>
          <table:table-cell office:value-type="string">
            <text:p>Planckian radiator</text:p>
          </table:table-cell>
          <table:table-cell office:value-type="string">
            <text:p>黑體放射器；普朗克輻射體</text:p>
          </table:table-cell>
          <table:table-cell office:value-type="string">
            <text:p/>
          </table:table-cell>
          <table:table-cell office:value-type="string">
            <text:p>普朗克辐射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38</text:p>
          </table:table-cell>
          <table:table-cell office:value-type="string">
            <text:p>plane</text:p>
          </table:table-cell>
          <table:table-cell office:value-type="string">
            <text:p>平面</text:p>
          </table:table-cell>
          <table:table-cell office:value-type="string">
            <text:p/>
          </table:table-cell>
          <table:table-cell office:value-type="string">
            <text:p>平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39</text:p>
          </table:table-cell>
          <table:table-cell office:value-type="string">
            <text:p>plane wave</text:p>
          </table:table-cell>
          <table:table-cell office:value-type="string">
            <text:p>平面波</text:p>
          </table:table-cell>
          <table:table-cell office:value-type="string">
            <text:p/>
          </table:table-cell>
          <table:table-cell office:value-type="string">
            <text:p>平面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40</text:p>
          </table:table-cell>
          <table:table-cell office:value-type="string">
            <text:p>planned outage</text:p>
          </table:table-cell>
          <table:table-cell office:value-type="string">
            <text:p>計劃性停電</text:p>
          </table:table-cell>
          <table:table-cell office:value-type="string">
            <text:p/>
          </table:table-cell>
          <table:table-cell office:value-type="string">
            <text:p>计划停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41</text:p>
          </table:table-cell>
          <table:table-cell office:value-type="string">
            <text:p>plant</text:p>
          </table:table-cell>
          <table:table-cell office:value-type="string">
            <text:p>電廠</text:p>
          </table:table-cell>
          <table:table-cell office:value-type="string">
            <text:p/>
          </table:table-cell>
          <table:table-cell office:value-type="string">
            <text:p>工厂装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42</text:p>
          </table:table-cell>
          <table:table-cell office:value-type="string">
            <text:p>plasma</text:p>
          </table:table-cell>
          <table:table-cell office:value-type="string">
            <text:p>電漿</text:p>
          </table:table-cell>
          <table:table-cell office:value-type="string">
            <text:p/>
          </table:table-cell>
          <table:table-cell office:value-type="string">
            <text:p>等离子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43</text:p>
          </table:table-cell>
          <table:table-cell office:value-type="string">
            <text:p>plasma gun</text:p>
          </table:table-cell>
          <table:table-cell office:value-type="string">
            <text:p>電漿槍</text:p>
          </table:table-cell>
          <table:table-cell office:value-type="string">
            <text:p/>
          </table:table-cell>
          <table:table-cell office:value-type="string">
            <text:p>等离子焊枪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44</text:p>
          </table:table-cell>
          <table:table-cell office:value-type="string">
            <text:p>plasma heating</text:p>
          </table:table-cell>
          <table:table-cell office:value-type="string">
            <text:p>電漿加熱</text:p>
          </table:table-cell>
          <table:table-cell office:value-type="string">
            <text:p/>
          </table:table-cell>
          <table:table-cell office:value-type="string">
            <text:p>等离子加热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45</text:p>
          </table:table-cell>
          <table:table-cell office:value-type="string">
            <text:p>plasma jet</text:p>
          </table:table-cell>
          <table:table-cell office:value-type="string">
            <text:p>電漿噴射引擎</text:p>
          </table:table-cell>
          <table:table-cell office:value-type="string">
            <text:p/>
          </table:table-cell>
          <table:table-cell office:value-type="string">
            <text:p>等离子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46</text:p>
          </table:table-cell>
          <table:table-cell office:value-type="string">
            <text:p>plasma reactor</text:p>
          </table:table-cell>
          <table:table-cell office:value-type="string">
            <text:p>電漿反應器</text:p>
          </table:table-cell>
          <table:table-cell office:value-type="string">
            <text:p/>
          </table:table-cell>
          <table:table-cell office:value-type="string">
            <text:p>等离子体反应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47</text:p>
          </table:table-cell>
          <table:table-cell office:value-type="string">
            <text:p>plasma torch</text:p>
          </table:table-cell>
          <table:table-cell office:value-type="string">
            <text:p>電漿炬</text:p>
          </table:table-cell>
          <table:table-cell office:value-type="string">
            <text:p/>
          </table:table-cell>
          <table:table-cell office:value-type="string">
            <text:p>等离子焊炬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48</text:p>
          </table:table-cell>
          <table:table-cell office:value-type="string">
            <text:p>plasma torch</text:p>
          </table:table-cell>
          <table:table-cell office:value-type="string">
            <text:p>電漿炬</text:p>
          </table:table-cell>
          <table:table-cell office:value-type="string">
            <text:p/>
          </table:table-cell>
          <table:table-cell office:value-type="string">
            <text:p>等离子枪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49</text:p>
          </table:table-cell>
          <table:table-cell office:value-type="string">
            <text:p>plastic</text:p>
          </table:table-cell>
          <table:table-cell office:value-type="string">
            <text:p>塑膠</text:p>
          </table:table-cell>
          <table:table-cell office:value-type="string">
            <text:p/>
          </table:table-cell>
          <table:table-cell office:value-type="string">
            <text:p>塑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50</text:p>
          </table:table-cell>
          <table:table-cell office:value-type="string">
            <text:p>plate</text:p>
          </table:table-cell>
          <table:table-cell office:value-type="string">
            <text:p>極板；板牌；屏極；片；板；屏</text:p>
          </table:table-cell>
          <table:table-cell office:value-type="string">
            <text:p/>
          </table:table-cell>
          <table:table-cell office:value-type="string">
            <text:p>极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51</text:p>
          </table:table-cell>
          <table:table-cell office:value-type="string">
            <text:p>plateau</text:p>
          </table:table-cell>
          <table:table-cell office:value-type="string">
            <text:p>平線區；高原</text:p>
          </table:table-cell>
          <table:table-cell office:value-type="string">
            <text:p/>
          </table:table-cell>
          <table:table-cell office:value-type="string">
            <text:p>坪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52</text:p>
          </table:table-cell>
          <table:table-cell office:value-type="string">
            <text:p>platen</text:p>
          </table:table-cell>
          <table:table-cell office:value-type="string">
            <text:p>滾筒；台板</text:p>
          </table:table-cell>
          <table:table-cell office:value-type="string">
            <text:p/>
          </table:table-cell>
          <table:table-cell office:value-type="string">
            <text:p>电极台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53</text:p>
          </table:table-cell>
          <table:table-cell office:value-type="string">
            <text:p>plug</text:p>
          </table:table-cell>
          <table:table-cell office:value-type="string">
            <text:p>插頭；（插）塞；栓</text:p>
          </table:table-cell>
          <table:table-cell office:value-type="string">
            <text:p/>
          </table:table-cell>
          <table:table-cell office:value-type="string">
            <text:p>插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54</text:p>
          </table:table-cell>
          <table:table-cell office:value-type="string">
            <text:p>plug-in unit</text:p>
          </table:table-cell>
          <table:table-cell office:value-type="string">
            <text:p>插換元件</text:p>
          </table:table-cell>
          <table:table-cell office:value-type="string">
            <text:p/>
          </table:table-cell>
          <table:table-cell office:value-type="string">
            <text:p>插入单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55</text:p>
          </table:table-cell>
          <table:table-cell office:value-type="string">
            <text:p>plutonium reactor</text:p>
          </table:table-cell>
          <table:table-cell office:value-type="string">
            <text:p>鈽反應器</text:p>
          </table:table-cell>
          <table:table-cell office:value-type="string">
            <text:p/>
          </table:table-cell>
          <table:table-cell office:value-type="string">
            <text:p>钚[反应]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56</text:p>
          </table:table-cell>
          <table:table-cell office:value-type="string">
            <text:p>PN junction</text:p>
          </table:table-cell>
          <table:table-cell office:value-type="string">
            <text:p>PN 接合</text:p>
          </table:table-cell>
          <table:table-cell office:value-type="string">
            <text:p/>
          </table:table-cell>
          <table:table-cell office:value-type="string">
            <text:p>PN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57</text:p>
          </table:table-cell>
          <table:table-cell office:value-type="string">
            <text:p>point</text:p>
          </table:table-cell>
          <table:table-cell office:value-type="string">
            <text:p>點；尖端</text:p>
          </table:table-cell>
          <table:table-cell office:value-type="string">
            <text:p/>
          </table:table-cell>
          <table:table-cell office:value-type="string">
            <text:p>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58</text:p>
          </table:table-cell>
          <table:table-cell office:value-type="string">
            <text:p>point brilliance</text:p>
          </table:table-cell>
          <table:table-cell office:value-type="string">
            <text:p>輝點照度；點耀度</text:p>
          </table:table-cell>
          <table:table-cell office:value-type="string">
            <text:p/>
          </table:table-cell>
          <table:table-cell office:value-type="string">
            <text:p>点耀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59</text:p>
          </table:table-cell>
          <table:table-cell office:value-type="string">
            <text:p>point contact</text:p>
          </table:table-cell>
          <table:table-cell office:value-type="string">
            <text:p>點接觸</text:p>
          </table:table-cell>
          <table:table-cell office:value-type="string">
            <text:p/>
          </table:table-cell>
          <table:table-cell office:value-type="string">
            <text:p>点接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60</text:p>
          </table:table-cell>
          <table:table-cell office:value-type="string">
            <text:p>point source</text:p>
          </table:table-cell>
          <table:table-cell office:value-type="string">
            <text:p>點源；點光源</text:p>
          </table:table-cell>
          <table:table-cell office:value-type="string">
            <text:p/>
          </table:table-cell>
          <table:table-cell office:value-type="string">
            <text:p>点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61</text:p>
          </table:table-cell>
          <table:table-cell office:value-type="string">
            <text:p>point vision</text:p>
          </table:table-cell>
          <table:table-cell office:value-type="string">
            <text:p>點視覺； 點視覺狀態</text:p>
          </table:table-cell>
          <table:table-cell office:value-type="string">
            <text:p/>
          </table:table-cell>
          <table:table-cell office:value-type="string">
            <text:p>点视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62</text:p>
          </table:table-cell>
          <table:table-cell office:value-type="string">
            <text:p>Poisson distribution</text:p>
          </table:table-cell>
          <table:table-cell office:value-type="string">
            <text:p>帕松分布</text:p>
          </table:table-cell>
          <table:table-cell office:value-type="string">
            <text:p/>
          </table:table-cell>
          <table:table-cell office:value-type="string">
            <text:p>泊松分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63</text:p>
          </table:table-cell>
          <table:table-cell office:value-type="string">
            <text:p>polarity</text:p>
          </table:table-cell>
          <table:table-cell office:value-type="string">
            <text:p>極性</text:p>
          </table:table-cell>
          <table:table-cell office:value-type="string">
            <text:p/>
          </table:table-cell>
          <table:table-cell office:value-type="string">
            <text:p>极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64</text:p>
          </table:table-cell>
          <table:table-cell office:value-type="string">
            <text:p>polarity indicator</text:p>
          </table:table-cell>
          <table:table-cell office:value-type="string">
            <text:p>極性指示器</text:p>
          </table:table-cell>
          <table:table-cell office:value-type="string">
            <text:p/>
          </table:table-cell>
          <table:table-cell office:value-type="string">
            <text:p>极性指示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65</text:p>
          </table:table-cell>
          <table:table-cell office:value-type="string">
            <text:p>polarity test</text:p>
          </table:table-cell>
          <table:table-cell office:value-type="string">
            <text:p>極性試驗</text:p>
          </table:table-cell>
          <table:table-cell office:value-type="string">
            <text:p/>
          </table:table-cell>
          <table:table-cell office:value-type="string">
            <text:p>极性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66</text:p>
          </table:table-cell>
          <table:table-cell office:value-type="string">
            <text:p>polarization current</text:p>
          </table:table-cell>
          <table:table-cell office:value-type="string">
            <text:p>極化電流</text:p>
          </table:table-cell>
          <table:table-cell office:value-type="string">
            <text:p/>
          </table:table-cell>
          <table:table-cell office:value-type="string">
            <text:p>极化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67</text:p>
          </table:table-cell>
          <table:table-cell office:value-type="string">
            <text:p>polarization index</text:p>
          </table:table-cell>
          <table:table-cell office:value-type="string">
            <text:p>極化指數</text:p>
          </table:table-cell>
          <table:table-cell office:value-type="string">
            <text:p/>
          </table:table-cell>
          <table:table-cell office:value-type="string">
            <text:p>极化指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68</text:p>
          </table:table-cell>
          <table:table-cell office:value-type="string">
            <text:p>polarized plug</text:p>
          </table:table-cell>
          <table:table-cell office:value-type="string">
            <text:p>定極插頭；帶極性插頭</text:p>
          </table:table-cell>
          <table:table-cell office:value-type="string">
            <text:p/>
          </table:table-cell>
          <table:table-cell office:value-type="string">
            <text:p>带极性插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69</text:p>
          </table:table-cell>
          <table:table-cell office:value-type="string">
            <text:p>polarized radiation</text:p>
          </table:table-cell>
          <table:table-cell office:value-type="string">
            <text:p>偏光輻射；偏振輻射</text:p>
          </table:table-cell>
          <table:table-cell office:value-type="string">
            <text:p/>
          </table:table-cell>
          <table:table-cell office:value-type="string">
            <text:p>偏振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70</text:p>
          </table:table-cell>
          <table:table-cell office:value-type="string">
            <text:p>polarized relay</text:p>
          </table:table-cell>
          <table:table-cell office:value-type="string">
            <text:p>極化電驛；極化繼電器</text:p>
          </table:table-cell>
          <table:table-cell office:value-type="string">
            <text:p/>
          </table:table-cell>
          <table:table-cell office:value-type="string">
            <text:p>极化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71</text:p>
          </table:table-cell>
          <table:table-cell office:value-type="string">
            <text:p>pole</text:p>
          </table:table-cell>
          <table:table-cell office:value-type="string">
            <text:p>（電）桿；極；極（點）；電極；磁極</text:p>
          </table:table-cell>
          <table:table-cell office:value-type="string">
            <text:p/>
          </table:table-cell>
          <table:table-cell office:value-type="string">
            <text:p>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72</text:p>
          </table:table-cell>
          <table:table-cell office:value-type="string">
            <text:p>pole changing [speed] control</text:p>
          </table:table-cell>
          <table:table-cell office:value-type="string">
            <text:p>變極調速</text:p>
          </table:table-cell>
          <table:table-cell office:value-type="string">
            <text:p/>
          </table:table-cell>
          <table:table-cell office:value-type="string">
            <text:p>变极调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73</text:p>
          </table:table-cell>
          <table:table-cell office:value-type="string">
            <text:p>pole face</text:p>
          </table:table-cell>
          <table:table-cell office:value-type="string">
            <text:p>極面</text:p>
          </table:table-cell>
          <table:table-cell office:value-type="string">
            <text:p/>
          </table:table-cell>
          <table:table-cell office:value-type="string">
            <text:p>[磁]极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74</text:p>
          </table:table-cell>
          <table:table-cell office:value-type="string">
            <text:p>pole piece</text:p>
          </table:table-cell>
          <table:table-cell office:value-type="string">
            <text:p>極片</text:p>
          </table:table-cell>
          <table:table-cell office:value-type="string">
            <text:p/>
          </table:table-cell>
          <table:table-cell office:value-type="string">
            <text:p>极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75</text:p>
          </table:table-cell>
          <table:table-cell office:value-type="string">
            <text:p>pole pitch</text:p>
          </table:table-cell>
          <table:table-cell office:value-type="string">
            <text:p>極距</text:p>
          </table:table-cell>
          <table:table-cell office:value-type="string">
            <text:p/>
          </table:table-cell>
          <table:table-cell office:value-type="string">
            <text:p>极距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76</text:p>
          </table:table-cell>
          <table:table-cell office:value-type="string">
            <text:p>pole shoe</text:p>
          </table:table-cell>
          <table:table-cell office:value-type="string">
            <text:p>極靴；（磁）極掌</text:p>
          </table:table-cell>
          <table:table-cell office:value-type="string">
            <text:p/>
          </table:table-cell>
          <table:table-cell office:value-type="string">
            <text:p>极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77</text:p>
          </table:table-cell>
          <table:table-cell office:value-type="string">
            <text:p>pole-zero cancellation</text:p>
          </table:table-cell>
          <table:table-cell office:value-type="string">
            <text:p>極零對消</text:p>
          </table:table-cell>
          <table:table-cell office:value-type="string">
            <text:p/>
          </table:table-cell>
          <table:table-cell office:value-type="string">
            <text:p>极零相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78</text:p>
          </table:table-cell>
          <table:table-cell office:value-type="string">
            <text:p>pollution</text:p>
          </table:table-cell>
          <table:table-cell office:value-type="string">
            <text:p>污染</text:p>
          </table:table-cell>
          <table:table-cell office:value-type="string">
            <text:p/>
          </table:table-cell>
          <table:table-cell office:value-type="string">
            <text:p>污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79</text:p>
          </table:table-cell>
          <table:table-cell office:value-type="string">
            <text:p>pollution flashover</text:p>
          </table:table-cell>
          <table:table-cell office:value-type="string">
            <text:p>污染閃絡</text:p>
          </table:table-cell>
          <table:table-cell office:value-type="string">
            <text:p/>
          </table:table-cell>
          <table:table-cell office:value-type="string">
            <text:p>污闪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80</text:p>
          </table:table-cell>
          <table:table-cell office:value-type="string">
            <text:p>polybutene</text:p>
          </table:table-cell>
          <table:table-cell office:value-type="string">
            <text:p>聚丁烯</text:p>
          </table:table-cell>
          <table:table-cell office:value-type="string">
            <text:p/>
          </table:table-cell>
          <table:table-cell office:value-type="string">
            <text:p>聚丁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81</text:p>
          </table:table-cell>
          <table:table-cell office:value-type="string">
            <text:p>polycrystal</text:p>
          </table:table-cell>
          <table:table-cell office:value-type="string">
            <text:p>多晶體</text:p>
          </table:table-cell>
          <table:table-cell office:value-type="string">
            <text:p/>
          </table:table-cell>
          <table:table-cell office:value-type="string">
            <text:p>多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82</text:p>
          </table:table-cell>
          <table:table-cell office:value-type="string">
            <text:p>polygon connection</text:p>
          </table:table-cell>
          <table:table-cell office:value-type="string">
            <text:p>多邊形連接</text:p>
          </table:table-cell>
          <table:table-cell office:value-type="string">
            <text:p/>
          </table:table-cell>
          <table:table-cell office:value-type="string">
            <text:p>多边形联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83</text:p>
          </table:table-cell>
          <table:table-cell office:value-type="string">
            <text:p>polyphase motor</text:p>
          </table:table-cell>
          <table:table-cell office:value-type="string">
            <text:p>多相電動機</text:p>
          </table:table-cell>
          <table:table-cell office:value-type="string">
            <text:p/>
          </table:table-cell>
          <table:table-cell office:value-type="string">
            <text:p>多相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84</text:p>
          </table:table-cell>
          <table:table-cell office:value-type="string">
            <text:p>polyphase system</text:p>
          </table:table-cell>
          <table:table-cell office:value-type="string">
            <text:p>多相系統</text:p>
          </table:table-cell>
          <table:table-cell office:value-type="string">
            <text:p/>
          </table:table-cell>
          <table:table-cell office:value-type="string">
            <text:p>多相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85</text:p>
          </table:table-cell>
          <table:table-cell office:value-type="string">
            <text:p>porcelain bushing</text:p>
          </table:table-cell>
          <table:table-cell office:value-type="string">
            <text:p>瓷套管</text:p>
          </table:table-cell>
          <table:table-cell office:value-type="string">
            <text:p/>
          </table:table-cell>
          <table:table-cell office:value-type="string">
            <text:p>瓷套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86</text:p>
          </table:table-cell>
          <table:table-cell office:value-type="string">
            <text:p>porcelain cleat</text:p>
          </table:table-cell>
          <table:table-cell office:value-type="string">
            <text:p>瓷夾板</text:p>
          </table:table-cell>
          <table:table-cell office:value-type="string">
            <text:p/>
          </table:table-cell>
          <table:table-cell office:value-type="string">
            <text:p>瓷夹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87</text:p>
          </table:table-cell>
          <table:table-cell office:value-type="string">
            <text:p>porcelain insulator</text:p>
          </table:table-cell>
          <table:table-cell office:value-type="string">
            <text:p>陶瓷礙子；瓷絕緣體；瓷絕緣器</text:p>
          </table:table-cell>
          <table:table-cell office:value-type="string">
            <text:p/>
          </table:table-cell>
          <table:table-cell office:value-type="string">
            <text:p>瓷绝缘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88</text:p>
          </table:table-cell>
          <table:table-cell office:value-type="string">
            <text:p>porcelain tube</text:p>
          </table:table-cell>
          <table:table-cell office:value-type="string">
            <text:p>瓷管</text:p>
          </table:table-cell>
          <table:table-cell office:value-type="string">
            <text:p/>
          </table:table-cell>
          <table:table-cell office:value-type="string">
            <text:p>瓷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89</text:p>
          </table:table-cell>
          <table:table-cell office:value-type="string">
            <text:p>pore</text:p>
          </table:table-cell>
          <table:table-cell office:value-type="string">
            <text:p>細孔</text:p>
          </table:table-cell>
          <table:table-cell office:value-type="string">
            <text:p/>
          </table:table-cell>
          <table:table-cell office:value-type="string">
            <text:p>气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90</text:p>
          </table:table-cell>
          <table:table-cell office:value-type="string">
            <text:p>porosity</text:p>
          </table:table-cell>
          <table:table-cell office:value-type="string">
            <text:p>細孔率；多孔性</text:p>
          </table:table-cell>
          <table:table-cell office:value-type="string">
            <text:p/>
          </table:table-cell>
          <table:table-cell office:value-type="string">
            <text:p>孔隙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91</text:p>
          </table:table-cell>
          <table:table-cell office:value-type="string">
            <text:p>port</text:p>
          </table:table-cell>
          <table:table-cell office:value-type="string">
            <text:p>埠</text:p>
          </table:table-cell>
          <table:table-cell office:value-type="string">
            <text:p/>
          </table:table-cell>
          <table:table-cell office:value-type="string">
            <text:p>端口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92</text:p>
          </table:table-cell>
          <table:table-cell office:value-type="string">
            <text:p>portable luminaire</text:p>
          </table:table-cell>
          <table:table-cell office:value-type="string">
            <text:p>手提式燈具；可搬型照明器具</text:p>
          </table:table-cell>
          <table:table-cell office:value-type="string">
            <text:p/>
          </table:table-cell>
          <table:table-cell office:value-type="string">
            <text:p>可移式灯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93</text:p>
          </table:table-cell>
          <table:table-cell office:value-type="string">
            <text:p>portable mine luminaire</text:p>
          </table:table-cell>
          <table:table-cell office:value-type="string">
            <text:p>手提礦坑照明器具</text:p>
          </table:table-cell>
          <table:table-cell office:value-type="string">
            <text:p/>
          </table:table-cell>
          <table:table-cell office:value-type="string">
            <text:p>便携式矿井用灯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94</text:p>
          </table:table-cell>
          <table:table-cell office:value-type="string">
            <text:p>position switch</text:p>
          </table:table-cell>
          <table:table-cell office:value-type="string">
            <text:p>位置開關</text:p>
          </table:table-cell>
          <table:table-cell office:value-type="string">
            <text:p/>
          </table:table-cell>
          <table:table-cell office:value-type="string">
            <text:p>位置开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95</text:p>
          </table:table-cell>
          <table:table-cell office:value-type="string">
            <text:p>positive definite matrix</text:p>
          </table:table-cell>
          <table:table-cell office:value-type="string">
            <text:p>正定矩陣</text:p>
          </table:table-cell>
          <table:table-cell office:value-type="string">
            <text:p/>
          </table:table-cell>
          <table:table-cell office:value-type="string">
            <text:p>正定矩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96</text:p>
          </table:table-cell>
          <table:table-cell office:value-type="string">
            <text:p>positive electrode</text:p>
          </table:table-cell>
          <table:table-cell office:value-type="string">
            <text:p>正電極；陽電極</text:p>
          </table:table-cell>
          <table:table-cell office:value-type="string">
            <text:p/>
          </table:table-cell>
          <table:table-cell office:value-type="string">
            <text:p>正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97</text:p>
          </table:table-cell>
          <table:table-cell office:value-type="string">
            <text:p>positive phase sequence relay</text:p>
          </table:table-cell>
          <table:table-cell office:value-type="string">
            <text:p>正（相）序電驛（器）</text:p>
          </table:table-cell>
          <table:table-cell office:value-type="string">
            <text:p/>
          </table:table-cell>
          <table:table-cell office:value-type="string">
            <text:p>正序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98</text:p>
          </table:table-cell>
          <table:table-cell office:value-type="string">
            <text:p>positive plate</text:p>
          </table:table-cell>
          <table:table-cell office:value-type="string">
            <text:p>正極板；陽極板</text:p>
          </table:table-cell>
          <table:table-cell office:value-type="string">
            <text:p/>
          </table:table-cell>
          <table:table-cell office:value-type="string">
            <text:p>正极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399</text:p>
          </table:table-cell>
          <table:table-cell office:value-type="string">
            <text:p>positive sequence</text:p>
          </table:table-cell>
          <table:table-cell office:value-type="string">
            <text:p>正（相）序</text:p>
          </table:table-cell>
          <table:table-cell office:value-type="string">
            <text:p/>
          </table:table-cell>
          <table:table-cell office:value-type="string">
            <text:p>正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00</text:p>
          </table:table-cell>
          <table:table-cell office:value-type="string">
            <text:p>positive sequence component</text:p>
          </table:table-cell>
          <table:table-cell office:value-type="string">
            <text:p>正序分量</text:p>
          </table:table-cell>
          <table:table-cell office:value-type="string">
            <text:p/>
          </table:table-cell>
          <table:table-cell office:value-type="string">
            <text:p>正序分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01</text:p>
          </table:table-cell>
          <table:table-cell office:value-type="string">
            <text:p>positron</text:p>
          </table:table-cell>
          <table:table-cell office:value-type="string">
            <text:p>正子；正電子</text:p>
          </table:table-cell>
          <table:table-cell office:value-type="string">
            <text:p/>
          </table:table-cell>
          <table:table-cell office:value-type="string">
            <text:p>正电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02</text:p>
          </table:table-cell>
          <table:table-cell office:value-type="string">
            <text:p>post acceleration</text:p>
          </table:table-cell>
          <table:table-cell office:value-type="string">
            <text:p>後段加速</text:p>
          </table:table-cell>
          <table:table-cell office:value-type="string">
            <text:p/>
          </table:table-cell>
          <table:table-cell office:value-type="string">
            <text:p>后加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03</text:p>
          </table:table-cell>
          <table:table-cell office:value-type="string">
            <text:p>post arc current</text:p>
          </table:table-cell>
          <table:table-cell office:value-type="string">
            <text:p>弧後電流</text:p>
          </table:table-cell>
          <table:table-cell office:value-type="string">
            <text:p/>
          </table:table-cell>
          <table:table-cell office:value-type="string">
            <text:p>弧后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04</text:p>
          </table:table-cell>
          <table:table-cell office:value-type="string">
            <text:p>postulated initiating event</text:p>
          </table:table-cell>
          <table:table-cell office:value-type="string">
            <text:p>假設始發事件</text:p>
          </table:table-cell>
          <table:table-cell office:value-type="string">
            <text:p/>
          </table:table-cell>
          <table:table-cell office:value-type="string">
            <text:p>假设始发事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05</text:p>
          </table:table-cell>
          <table:table-cell office:value-type="string">
            <text:p>potential</text:p>
          </table:table-cell>
          <table:table-cell office:value-type="string">
            <text:p>電位；電勢</text:p>
          </table:table-cell>
          <table:table-cell office:value-type="string">
            <text:p/>
          </table:table-cell>
          <table:table-cell office:value-type="string">
            <text:p>位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06</text:p>
          </table:table-cell>
          <table:table-cell office:value-type="string">
            <text:p>potential barrier</text:p>
          </table:table-cell>
          <table:table-cell office:value-type="string">
            <text:p>電位障</text:p>
          </table:table-cell>
          <table:table-cell office:value-type="string">
            <text:p/>
          </table:table-cell>
          <table:table-cell office:value-type="string">
            <text:p>势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07</text:p>
          </table:table-cell>
          <table:table-cell office:value-type="string">
            <text:p>potentiometer</text:p>
          </table:table-cell>
          <table:table-cell office:value-type="string">
            <text:p>電位計；分壓器</text:p>
          </table:table-cell>
          <table:table-cell office:value-type="string">
            <text:p/>
          </table:table-cell>
          <table:table-cell office:value-type="string">
            <text:p>电位差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08</text:p>
          </table:table-cell>
          <table:table-cell office:value-type="string">
            <text:p>potentiometer</text:p>
          </table:table-cell>
          <table:table-cell office:value-type="string">
            <text:p>電位計；分壓器</text:p>
          </table:table-cell>
          <table:table-cell office:value-type="string">
            <text:p/>
          </table:table-cell>
          <table:table-cell office:value-type="string">
            <text:p>电位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09</text:p>
          </table:table-cell>
          <table:table-cell office:value-type="string">
            <text:p>Potier reactance</text:p>
          </table:table-cell>
          <table:table-cell office:value-type="string">
            <text:p>保梯電抗</text:p>
          </table:table-cell>
          <table:table-cell office:value-type="string">
            <text:p/>
          </table:table-cell>
          <table:table-cell office:value-type="string">
            <text:p>保梯电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10</text:p>
          </table:table-cell>
          <table:table-cell office:value-type="string">
            <text:p>powder coating</text:p>
          </table:table-cell>
          <table:table-cell office:value-type="string">
            <text:p>粉末塗裝</text:p>
          </table:table-cell>
          <table:table-cell office:value-type="string">
            <text:p/>
          </table:table-cell>
          <table:table-cell office:value-type="string">
            <text:p>粉末涂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11</text:p>
          </table:table-cell>
          <table:table-cell office:value-type="string">
            <text:p>powder metallurgy</text:p>
          </table:table-cell>
          <table:table-cell office:value-type="string">
            <text:p>粉末冶金</text:p>
          </table:table-cell>
          <table:table-cell office:value-type="string">
            <text:p/>
          </table:table-cell>
          <table:table-cell office:value-type="string">
            <text:p>粉末冶金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12</text:p>
          </table:table-cell>
          <table:table-cell office:value-type="string">
            <text:p>power</text:p>
          </table:table-cell>
          <table:table-cell office:value-type="string">
            <text:p>電力；功率；動力；率；幕</text:p>
          </table:table-cell>
          <table:table-cell office:value-type="string">
            <text:p/>
          </table:table-cell>
          <table:table-cell office:value-type="string">
            <text:p>功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13</text:p>
          </table:table-cell>
          <table:table-cell office:value-type="string">
            <text:p>power</text:p>
          </table:table-cell>
          <table:table-cell office:value-type="string">
            <text:p>電力；功率；動力；率；幕</text:p>
          </table:table-cell>
          <table:table-cell office:value-type="string">
            <text:p/>
          </table:table-cell>
          <table:table-cell office:value-type="string">
            <text:p>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14</text:p>
          </table:table-cell>
          <table:table-cell office:value-type="string">
            <text:p>power cable</text:p>
          </table:table-cell>
          <table:table-cell office:value-type="string">
            <text:p>電力電纜</text:p>
          </table:table-cell>
          <table:table-cell office:value-type="string">
            <text:p/>
          </table:table-cell>
          <table:table-cell office:value-type="string">
            <text:p>电力电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15</text:p>
          </table:table-cell>
          <table:table-cell office:value-type="string">
            <text:p>power capacitor</text:p>
          </table:table-cell>
          <table:table-cell office:value-type="string">
            <text:p>電力電容器</text:p>
          </table:table-cell>
          <table:table-cell office:value-type="string">
            <text:p/>
          </table:table-cell>
          <table:table-cell office:value-type="string">
            <text:p>电力电容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16</text:p>
          </table:table-cell>
          <table:table-cell office:value-type="string">
            <text:p>power coefficient</text:p>
          </table:table-cell>
          <table:table-cell office:value-type="string">
            <text:p>功率係數</text:p>
          </table:table-cell>
          <table:table-cell office:value-type="string">
            <text:p/>
          </table:table-cell>
          <table:table-cell office:value-type="string">
            <text:p>[反应性]功率系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17</text:p>
          </table:table-cell>
          <table:table-cell office:value-type="string">
            <text:p>power controller</text:p>
          </table:table-cell>
          <table:table-cell office:value-type="string">
            <text:p>功率調節器</text:p>
          </table:table-cell>
          <table:table-cell office:value-type="string">
            <text:p/>
          </table:table-cell>
          <table:table-cell office:value-type="string">
            <text:p>主电路控制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18</text:p>
          </table:table-cell>
          <table:table-cell office:value-type="string">
            <text:p>power density</text:p>
          </table:table-cell>
          <table:table-cell office:value-type="string">
            <text:p>功率密度</text:p>
          </table:table-cell>
          <table:table-cell office:value-type="string">
            <text:p/>
          </table:table-cell>
          <table:table-cell office:value-type="string">
            <text:p>功率密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19</text:p>
          </table:table-cell>
          <table:table-cell office:value-type="string">
            <text:p>power electronic capacitor</text:p>
          </table:table-cell>
          <table:table-cell office:value-type="string">
            <text:p>電力電子電容器</text:p>
          </table:table-cell>
          <table:table-cell office:value-type="string">
            <text:p/>
          </table:table-cell>
          <table:table-cell office:value-type="string">
            <text:p>电力电子电容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20</text:p>
          </table:table-cell>
          <table:table-cell office:value-type="string">
            <text:p>power factor</text:p>
          </table:table-cell>
          <table:table-cell office:value-type="string">
            <text:p>功率因數</text:p>
          </table:table-cell>
          <table:table-cell office:value-type="string">
            <text:p/>
          </table:table-cell>
          <table:table-cell office:value-type="string">
            <text:p>功率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21</text:p>
          </table:table-cell>
          <table:table-cell office:value-type="string">
            <text:p>power factor meter</text:p>
          </table:table-cell>
          <table:table-cell office:value-type="string">
            <text:p>功率因數計</text:p>
          </table:table-cell>
          <table:table-cell office:value-type="string">
            <text:p/>
          </table:table-cell>
          <table:table-cell office:value-type="string">
            <text:p>功率因数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22</text:p>
          </table:table-cell>
          <table:table-cell office:value-type="string">
            <text:p>power frequency</text:p>
          </table:table-cell>
          <table:table-cell office:value-type="string">
            <text:p>商頻﹔電力頻率</text:p>
          </table:table-cell>
          <table:table-cell office:value-type="string">
            <text:p/>
          </table:table-cell>
          <table:table-cell office:value-type="string">
            <text:p>工频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23</text:p>
          </table:table-cell>
          <table:table-cell office:value-type="string">
            <text:p>power frequency testing transformer</text:p>
          </table:table-cell>
          <table:table-cell office:value-type="string">
            <text:p>電力頻率試驗變壓器；商頻試驗變壓器</text:p>
          </table:table-cell>
          <table:table-cell office:value-type="string">
            <text:p/>
          </table:table-cell>
          <table:table-cell office:value-type="string">
            <text:p>工频试验变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24</text:p>
          </table:table-cell>
          <table:table-cell office:value-type="string">
            <text:p>power frequency withstand voltage</text:p>
          </table:table-cell>
          <table:table-cell office:value-type="string">
            <text:p>電力頻率耐受電壓；商頻耐受電壓</text:p>
          </table:table-cell>
          <table:table-cell office:value-type="string">
            <text:p/>
          </table:table-cell>
          <table:table-cell office:value-type="string">
            <text:p>工频耐受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25</text:p>
          </table:table-cell>
          <table:table-cell office:value-type="string">
            <text:p>power fuse</text:p>
          </table:table-cell>
          <table:table-cell office:value-type="string">
            <text:p>電力熔絲；電力熔斷器</text:p>
          </table:table-cell>
          <table:table-cell office:value-type="string">
            <text:p/>
          </table:table-cell>
          <table:table-cell office:value-type="string">
            <text:p>电力熔断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26</text:p>
          </table:table-cell>
          <table:table-cell office:value-type="string">
            <text:p>power gain</text:p>
          </table:table-cell>
          <table:table-cell office:value-type="string">
            <text:p>功率增益</text:p>
          </table:table-cell>
          <table:table-cell office:value-type="string">
            <text:p/>
          </table:table-cell>
          <table:table-cell office:value-type="string">
            <text:p>功率增益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27</text:p>
          </table:table-cell>
          <table:table-cell office:value-type="string">
            <text:p>power range</text:p>
          </table:table-cell>
          <table:table-cell office:value-type="string">
            <text:p>功率範圍</text:p>
          </table:table-cell>
          <table:table-cell office:value-type="string">
            <text:p/>
          </table:table-cell>
          <table:table-cell office:value-type="string">
            <text:p>功率区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28</text:p>
          </table:table-cell>
          <table:table-cell office:value-type="string">
            <text:p>power reactor</text:p>
          </table:table-cell>
          <table:table-cell office:value-type="string">
            <text:p>動力反應器</text:p>
          </table:table-cell>
          <table:table-cell office:value-type="string">
            <text:p/>
          </table:table-cell>
          <table:table-cell office:value-type="string">
            <text:p>动力[反应]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29</text:p>
          </table:table-cell>
          <table:table-cell office:value-type="string">
            <text:p>power relay</text:p>
          </table:table-cell>
          <table:table-cell office:value-type="string">
            <text:p>電力電驛</text:p>
          </table:table-cell>
          <table:table-cell office:value-type="string">
            <text:p/>
          </table:table-cell>
          <table:table-cell office:value-type="string">
            <text:p>功率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30</text:p>
          </table:table-cell>
          <table:table-cell office:value-type="string">
            <text:p>power supply</text:p>
          </table:table-cell>
          <table:table-cell office:value-type="string">
            <text:p>電源；供電；電力供應</text:p>
          </table:table-cell>
          <table:table-cell office:value-type="string">
            <text:p/>
          </table:table-cell>
          <table:table-cell office:value-type="string">
            <text:p>电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31</text:p>
          </table:table-cell>
          <table:table-cell office:value-type="string">
            <text:p>power transformer</text:p>
          </table:table-cell>
          <table:table-cell office:value-type="string">
            <text:p>電力變壓器</text:p>
          </table:table-cell>
          <table:table-cell office:value-type="string">
            <text:p/>
          </table:table-cell>
          <table:table-cell office:value-type="string">
            <text:p>电力变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32</text:p>
          </table:table-cell>
          <table:table-cell office:value-type="string">
            <text:p>Poynting vector</text:p>
          </table:table-cell>
          <table:table-cell office:value-type="string">
            <text:p>坡印廷向量</text:p>
          </table:table-cell>
          <table:table-cell office:value-type="string">
            <text:p/>
          </table:table-cell>
          <table:table-cell office:value-type="string">
            <text:p>坡印亭矢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33</text:p>
          </table:table-cell>
          <table:table-cell office:value-type="string">
            <text:p>precipitation</text:p>
          </table:table-cell>
          <table:table-cell office:value-type="string">
            <text:p>沉澱；析出</text:p>
          </table:table-cell>
          <table:table-cell office:value-type="string">
            <text:p/>
          </table:table-cell>
          <table:table-cell office:value-type="string">
            <text:p>降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34</text:p>
          </table:table-cell>
          <table:table-cell office:value-type="string">
            <text:p>precision</text:p>
          </table:table-cell>
          <table:table-cell office:value-type="string">
            <text:p>精密；精（密）度</text:p>
          </table:table-cell>
          <table:table-cell office:value-type="string">
            <text:p/>
          </table:table-cell>
          <table:table-cell office:value-type="string">
            <text:p>精[密]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35</text:p>
          </table:table-cell>
          <table:table-cell office:value-type="string">
            <text:p>preheater</text:p>
          </table:table-cell>
          <table:table-cell office:value-type="string">
            <text:p>節熱器；預熱器</text:p>
          </table:table-cell>
          <table:table-cell office:value-type="string">
            <text:p/>
          </table:table-cell>
          <table:table-cell office:value-type="string">
            <text:p>预热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36</text:p>
          </table:table-cell>
          <table:table-cell office:value-type="string">
            <text:p>pressboard</text:p>
          </table:table-cell>
          <table:table-cell office:value-type="string">
            <text:p>壓製板</text:p>
          </table:table-cell>
          <table:table-cell office:value-type="string">
            <text:p/>
          </table:table-cell>
          <table:table-cell office:value-type="string">
            <text:p>压纸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37</text:p>
          </table:table-cell>
          <table:table-cell office:value-type="string">
            <text:p>pressed glass lamp</text:p>
          </table:table-cell>
          <table:table-cell office:value-type="string">
            <text:p>加壓成形玻璃燈泡</text:p>
          </table:table-cell>
          <table:table-cell office:value-type="string">
            <text:p/>
          </table:table-cell>
          <table:table-cell office:value-type="string">
            <text:p>压制玻璃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38</text:p>
          </table:table-cell>
          <table:table-cell office:value-type="string">
            <text:p>pressure</text:p>
          </table:table-cell>
          <table:table-cell office:value-type="string">
            <text:p>壓力</text:p>
          </table:table-cell>
          <table:table-cell office:value-type="string">
            <text:p/>
          </table:table-cell>
          <table:table-cell office:value-type="string">
            <text:p>压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39</text:p>
          </table:table-cell>
          <table:table-cell office:value-type="string">
            <text:p>pressure regulator</text:p>
          </table:table-cell>
          <table:table-cell office:value-type="string">
            <text:p>壓力調節器；調壓器</text:p>
          </table:table-cell>
          <table:table-cell office:value-type="string">
            <text:p/>
          </table:table-cell>
          <table:table-cell office:value-type="string">
            <text:p>压力调节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40</text:p>
          </table:table-cell>
          <table:table-cell office:value-type="string">
            <text:p>pressure relay</text:p>
          </table:table-cell>
          <table:table-cell office:value-type="string">
            <text:p>壓力電驛</text:p>
          </table:table-cell>
          <table:table-cell office:value-type="string">
            <text:p/>
          </table:table-cell>
          <table:table-cell office:value-type="string">
            <text:p>压力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41</text:p>
          </table:table-cell>
          <table:table-cell office:value-type="string">
            <text:p>pressure switch</text:p>
          </table:table-cell>
          <table:table-cell office:value-type="string">
            <text:p>壓力開關</text:p>
          </table:table-cell>
          <table:table-cell office:value-type="string">
            <text:p/>
          </table:table-cell>
          <table:table-cell office:value-type="string">
            <text:p>压力开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42</text:p>
          </table:table-cell>
          <table:table-cell office:value-type="string">
            <text:p>pressure test</text:p>
          </table:table-cell>
          <table:table-cell office:value-type="string">
            <text:p>壓力試驗</text:p>
          </table:table-cell>
          <table:table-cell office:value-type="string">
            <text:p/>
          </table:table-cell>
          <table:table-cell office:value-type="string">
            <text:p>压力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43</text:p>
          </table:table-cell>
          <table:table-cell office:value-type="string">
            <text:p>preventive maintenance</text:p>
          </table:table-cell>
          <table:table-cell office:value-type="string">
            <text:p>預防維護</text:p>
          </table:table-cell>
          <table:table-cell office:value-type="string">
            <text:p/>
          </table:table-cell>
          <table:table-cell office:value-type="string">
            <text:p>维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44</text:p>
          </table:table-cell>
          <table:table-cell office:value-type="string">
            <text:p>preventive maintenance time</text:p>
          </table:table-cell>
          <table:table-cell office:value-type="string">
            <text:p>預防維護時間</text:p>
          </table:table-cell>
          <table:table-cell office:value-type="string">
            <text:p/>
          </table:table-cell>
          <table:table-cell office:value-type="string">
            <text:p>维护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45</text:p>
          </table:table-cell>
          <table:table-cell office:value-type="string">
            <text:p>primary circuit</text:p>
          </table:table-cell>
          <table:table-cell office:value-type="string">
            <text:p>一次電路</text:p>
          </table:table-cell>
          <table:table-cell office:value-type="string">
            <text:p/>
          </table:table-cell>
          <table:table-cell office:value-type="string">
            <text:p>初级电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46</text:p>
          </table:table-cell>
          <table:table-cell office:value-type="string">
            <text:p>primary coolant</text:p>
          </table:table-cell>
          <table:table-cell office:value-type="string">
            <text:p>主冷卻劑；一次冷卻劑</text:p>
          </table:table-cell>
          <table:table-cell office:value-type="string">
            <text:p/>
          </table:table-cell>
          <table:table-cell office:value-type="string">
            <text:p>初级冷却介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47</text:p>
          </table:table-cell>
          <table:table-cell office:value-type="string">
            <text:p>primary coolant circuit</text:p>
          </table:table-cell>
          <table:table-cell office:value-type="string">
            <text:p>主冷卻劑&amp;#24315;路</text:p>
          </table:table-cell>
          <table:table-cell office:value-type="string">
            <text:p/>
          </table:table-cell>
          <table:table-cell office:value-type="string">
            <text:p>一[次冷却剂]回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48</text:p>
          </table:table-cell>
          <table:table-cell office:value-type="string">
            <text:p>primary current</text:p>
          </table:table-cell>
          <table:table-cell office:value-type="string">
            <text:p>一次電流</text:p>
          </table:table-cell>
          <table:table-cell office:value-type="string">
            <text:p/>
          </table:table-cell>
          <table:table-cell office:value-type="string">
            <text:p>一次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49</text:p>
          </table:table-cell>
          <table:table-cell office:value-type="string">
            <text:p>primary failure</text:p>
          </table:table-cell>
          <table:table-cell office:value-type="string">
            <text:p>主故障</text:p>
          </table:table-cell>
          <table:table-cell office:value-type="string">
            <text:p/>
          </table:table-cell>
          <table:table-cell office:value-type="string">
            <text:p>原发性失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50</text:p>
          </table:table-cell>
          <table:table-cell office:value-type="string">
            <text:p>primary fission yield</text:p>
          </table:table-cell>
          <table:table-cell office:value-type="string">
            <text:p>原始分裂產率</text:p>
          </table:table-cell>
          <table:table-cell office:value-type="string">
            <text:p/>
          </table:table-cell>
          <table:table-cell office:value-type="string">
            <text:p>初始裂变产额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51</text:p>
          </table:table-cell>
          <table:table-cell office:value-type="string">
            <text:p>primary light source</text:p>
          </table:table-cell>
          <table:table-cell office:value-type="string">
            <text:p>一次光源</text:p>
          </table:table-cell>
          <table:table-cell office:value-type="string">
            <text:p/>
          </table:table-cell>
          <table:table-cell office:value-type="string">
            <text:p>一次光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52</text:p>
          </table:table-cell>
          <table:table-cell office:value-type="string">
            <text:p>primary photometric standard</text:p>
          </table:table-cell>
          <table:table-cell office:value-type="string">
            <text:p>一次測光標準</text:p>
          </table:table-cell>
          <table:table-cell office:value-type="string">
            <text:p/>
          </table:table-cell>
          <table:table-cell office:value-type="string">
            <text:p>原级光度标准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53</text:p>
          </table:table-cell>
          <table:table-cell office:value-type="string">
            <text:p>primary radiation</text:p>
          </table:table-cell>
          <table:table-cell office:value-type="string">
            <text:p>原始輻射</text:p>
          </table:table-cell>
          <table:table-cell office:value-type="string">
            <text:p/>
          </table:table-cell>
          <table:table-cell office:value-type="string">
            <text:p>初级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54</text:p>
          </table:table-cell>
          <table:table-cell office:value-type="string">
            <text:p>primary standard</text:p>
          </table:table-cell>
          <table:table-cell office:value-type="string">
            <text:p>主標準</text:p>
          </table:table-cell>
          <table:table-cell office:value-type="string">
            <text:p/>
          </table:table-cell>
          <table:table-cell office:value-type="string">
            <text:p>基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55</text:p>
          </table:table-cell>
          <table:table-cell office:value-type="string">
            <text:p>primary voltage</text:p>
          </table:table-cell>
          <table:table-cell office:value-type="string">
            <text:p>一次電壓</text:p>
          </table:table-cell>
          <table:table-cell office:value-type="string">
            <text:p/>
          </table:table-cell>
          <table:table-cell office:value-type="string">
            <text:p>一次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56</text:p>
          </table:table-cell>
          <table:table-cell office:value-type="string">
            <text:p>primary winding</text:p>
          </table:table-cell>
          <table:table-cell office:value-type="string">
            <text:p>一次繞組</text:p>
          </table:table-cell>
          <table:table-cell office:value-type="string">
            <text:p/>
          </table:table-cell>
          <table:table-cell office:value-type="string">
            <text:p>一次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57</text:p>
          </table:table-cell>
          <table:table-cell office:value-type="string">
            <text:p>primary winding</text:p>
          </table:table-cell>
          <table:table-cell office:value-type="string">
            <text:p>一次繞組</text:p>
          </table:table-cell>
          <table:table-cell office:value-type="string">
            <text:p/>
          </table:table-cell>
          <table:table-cell office:value-type="string">
            <text:p>初级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58</text:p>
          </table:table-cell>
          <table:table-cell office:value-type="string">
            <text:p>principal tapping</text:p>
          </table:table-cell>
          <table:table-cell office:value-type="string">
            <text:p>主分接</text:p>
          </table:table-cell>
          <table:table-cell office:value-type="string">
            <text:p/>
          </table:table-cell>
          <table:table-cell office:value-type="string">
            <text:p>主分接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59</text:p>
          </table:table-cell>
          <table:table-cell office:value-type="string">
            <text:p>principle of superposition</text:p>
          </table:table-cell>
          <table:table-cell office:value-type="string">
            <text:p>疊合原理</text:p>
          </table:table-cell>
          <table:table-cell office:value-type="string">
            <text:p/>
          </table:table-cell>
          <table:table-cell office:value-type="string">
            <text:p>叠加原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60</text:p>
          </table:table-cell>
          <table:table-cell office:value-type="string">
            <text:p>probability</text:p>
          </table:table-cell>
          <table:table-cell office:value-type="string">
            <text:p>機率</text:p>
          </table:table-cell>
          <table:table-cell office:value-type="string">
            <text:p/>
          </table:table-cell>
          <table:table-cell office:value-type="string">
            <text:p>概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61</text:p>
          </table:table-cell>
          <table:table-cell office:value-type="string">
            <text:p>probability density</text:p>
          </table:table-cell>
          <table:table-cell office:value-type="string">
            <text:p>機率密度</text:p>
          </table:table-cell>
          <table:table-cell office:value-type="string">
            <text:p/>
          </table:table-cell>
          <table:table-cell office:value-type="string">
            <text:p>概率密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62</text:p>
          </table:table-cell>
          <table:table-cell office:value-type="string">
            <text:p>probability distribution</text:p>
          </table:table-cell>
          <table:table-cell office:value-type="string">
            <text:p>機率分布</text:p>
          </table:table-cell>
          <table:table-cell office:value-type="string">
            <text:p/>
          </table:table-cell>
          <table:table-cell office:value-type="string">
            <text:p>概率分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63</text:p>
          </table:table-cell>
          <table:table-cell office:value-type="string">
            <text:p>probe</text:p>
          </table:table-cell>
          <table:table-cell office:value-type="string">
            <text:p>探針；探察電極</text:p>
          </table:table-cell>
          <table:table-cell office:value-type="string">
            <text:p/>
          </table:table-cell>
          <table:table-cell office:value-type="string">
            <text:p>探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64</text:p>
          </table:table-cell>
          <table:table-cell office:value-type="string">
            <text:p>process</text:p>
          </table:table-cell>
          <table:table-cell office:value-type="string">
            <text:p>過程；手續；程序；處理</text:p>
          </table:table-cell>
          <table:table-cell office:value-type="string">
            <text:p/>
          </table:table-cell>
          <table:table-cell office:value-type="string">
            <text:p>过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65</text:p>
          </table:table-cell>
          <table:table-cell office:value-type="string">
            <text:p>process computer</text:p>
          </table:table-cell>
          <table:table-cell office:value-type="string">
            <text:p>資料處理計算機；程序計算機</text:p>
          </table:table-cell>
          <table:table-cell office:value-type="string">
            <text:p/>
          </table:table-cell>
          <table:table-cell office:value-type="string">
            <text:p>过程[控制]计算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66</text:p>
          </table:table-cell>
          <table:table-cell office:value-type="string">
            <text:p>process control</text:p>
          </table:table-cell>
          <table:table-cell office:value-type="string">
            <text:p>處理控制</text:p>
          </table:table-cell>
          <table:table-cell office:value-type="string">
            <text:p/>
          </table:table-cell>
          <table:table-cell office:value-type="string">
            <text:p>过程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67</text:p>
          </table:table-cell>
          <table:table-cell office:value-type="string">
            <text:p>process flow diagram</text:p>
          </table:table-cell>
          <table:table-cell office:value-type="string">
            <text:p>操作流程圖</text:p>
          </table:table-cell>
          <table:table-cell office:value-type="string">
            <text:p/>
          </table:table-cell>
          <table:table-cell office:value-type="string">
            <text:p>过程流程图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68</text:p>
          </table:table-cell>
          <table:table-cell office:value-type="string">
            <text:p>processing unit</text:p>
          </table:table-cell>
          <table:table-cell office:value-type="string">
            <text:p>處理單位</text:p>
          </table:table-cell>
          <table:table-cell office:value-type="string">
            <text:p/>
          </table:table-cell>
          <table:table-cell office:value-type="string">
            <text:p>处理单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69</text:p>
          </table:table-cell>
          <table:table-cell office:value-type="string">
            <text:p>product</text:p>
          </table:table-cell>
          <table:table-cell office:value-type="string">
            <text:p>乘積；產物；出品</text:p>
          </table:table-cell>
          <table:table-cell office:value-type="string">
            <text:p/>
          </table:table-cell>
          <table:table-cell office:value-type="string">
            <text:p>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70</text:p>
          </table:table-cell>
          <table:table-cell office:value-type="string">
            <text:p>production reactor</text:p>
          </table:table-cell>
          <table:table-cell office:value-type="string">
            <text:p>反應器；生產反應器</text:p>
          </table:table-cell>
          <table:table-cell office:value-type="string">
            <text:p/>
          </table:table-cell>
          <table:table-cell office:value-type="string">
            <text:p>生产[反应]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71</text:p>
          </table:table-cell>
          <table:table-cell office:value-type="string">
            <text:p>profile spotlight</text:p>
          </table:table-cell>
          <table:table-cell office:value-type="string">
            <text:p>輪廓投光器；外形投光燈</text:p>
          </table:table-cell>
          <table:table-cell office:value-type="string">
            <text:p/>
          </table:table-cell>
          <table:table-cell office:value-type="string">
            <text:p>投影式聚光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72</text:p>
          </table:table-cell>
          <table:table-cell office:value-type="string">
            <text:p>program</text:p>
          </table:table-cell>
          <table:table-cell office:value-type="string">
            <text:p>程式</text:p>
          </table:table-cell>
          <table:table-cell office:value-type="string">
            <text:p/>
          </table:table-cell>
          <table:table-cell office:value-type="string">
            <text:p>程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73</text:p>
          </table:table-cell>
          <table:table-cell office:value-type="string">
            <text:p>programmed control</text:p>
          </table:table-cell>
          <table:table-cell office:value-type="string">
            <text:p>程式化控制</text:p>
          </table:table-cell>
          <table:table-cell office:value-type="string">
            <text:p/>
          </table:table-cell>
          <table:table-cell office:value-type="string">
            <text:p>程序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74</text:p>
          </table:table-cell>
          <table:table-cell office:value-type="string">
            <text:p>programmer</text:p>
          </table:table-cell>
          <table:table-cell office:value-type="string">
            <text:p>程式設計師</text:p>
          </table:table-cell>
          <table:table-cell office:value-type="string">
            <text:p/>
          </table:table-cell>
          <table:table-cell office:value-type="string">
            <text:p>程序装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75</text:p>
          </table:table-cell>
          <table:table-cell office:value-type="string">
            <text:p>progressive wave</text:p>
          </table:table-cell>
          <table:table-cell office:value-type="string">
            <text:p>前進波</text:p>
          </table:table-cell>
          <table:table-cell office:value-type="string">
            <text:p/>
          </table:table-cell>
          <table:table-cell office:value-type="string">
            <text:p>前进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76</text:p>
          </table:table-cell>
          <table:table-cell office:value-type="string">
            <text:p>projection lamp</text:p>
          </table:table-cell>
          <table:table-cell office:value-type="string">
            <text:p>放映用燈泡</text:p>
          </table:table-cell>
          <table:table-cell office:value-type="string">
            <text:p/>
          </table:table-cell>
          <table:table-cell office:value-type="string">
            <text:p>投影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77</text:p>
          </table:table-cell>
          <table:table-cell office:value-type="string">
            <text:p>projector</text:p>
          </table:table-cell>
          <table:table-cell office:value-type="string">
            <text:p>投影機；投射器</text:p>
          </table:table-cell>
          <table:table-cell office:value-type="string">
            <text:p/>
          </table:table-cell>
          <table:table-cell office:value-type="string">
            <text:p>散光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78</text:p>
          </table:table-cell>
          <table:table-cell office:value-type="string">
            <text:p>projector lamp</text:p>
          </table:table-cell>
          <table:table-cell office:value-type="string">
            <text:p>投影機燈泡；投射器燈泡</text:p>
          </table:table-cell>
          <table:table-cell office:value-type="string">
            <text:p/>
          </table:table-cell>
          <table:table-cell office:value-type="string">
            <text:p>放映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79</text:p>
          </table:table-cell>
          <table:table-cell office:value-type="string">
            <text:p>prompt neutron</text:p>
          </table:table-cell>
          <table:table-cell office:value-type="string">
            <text:p>瞬發中子</text:p>
          </table:table-cell>
          <table:table-cell office:value-type="string">
            <text:p/>
          </table:table-cell>
          <table:table-cell office:value-type="string">
            <text:p>瞬发中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80</text:p>
          </table:table-cell>
          <table:table-cell office:value-type="string">
            <text:p>propagation constant</text:p>
          </table:table-cell>
          <table:table-cell office:value-type="string">
            <text:p>傳播常數</text:p>
          </table:table-cell>
          <table:table-cell office:value-type="string">
            <text:p/>
          </table:table-cell>
          <table:table-cell office:value-type="string">
            <text:p>传播常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81</text:p>
          </table:table-cell>
          <table:table-cell office:value-type="string">
            <text:p>proportional action</text:p>
          </table:table-cell>
          <table:table-cell office:value-type="string">
            <text:p>比例動作</text:p>
          </table:table-cell>
          <table:table-cell office:value-type="string">
            <text:p/>
          </table:table-cell>
          <table:table-cell office:value-type="string">
            <text:p>比例作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82</text:p>
          </table:table-cell>
          <table:table-cell office:value-type="string">
            <text:p>proportional control</text:p>
          </table:table-cell>
          <table:table-cell office:value-type="string">
            <text:p>比例控制</text:p>
          </table:table-cell>
          <table:table-cell office:value-type="string">
            <text:p/>
          </table:table-cell>
          <table:table-cell office:value-type="string">
            <text:p>比例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83</text:p>
          </table:table-cell>
          <table:table-cell office:value-type="string">
            <text:p>proportional counter tube</text:p>
          </table:table-cell>
          <table:table-cell office:value-type="string">
            <text:p>比例計數管</text:p>
          </table:table-cell>
          <table:table-cell office:value-type="string">
            <text:p/>
          </table:table-cell>
          <table:table-cell office:value-type="string">
            <text:p>正比计数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84</text:p>
          </table:table-cell>
          <table:table-cell office:value-type="string">
            <text:p>proportional region</text:p>
          </table:table-cell>
          <table:table-cell office:value-type="string">
            <text:p>比例區</text:p>
          </table:table-cell>
          <table:table-cell office:value-type="string">
            <text:p/>
          </table:table-cell>
          <table:table-cell office:value-type="string">
            <text:p>正比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85</text:p>
          </table:table-cell>
          <table:table-cell office:value-type="string">
            <text:p>protected luminaire</text:p>
          </table:table-cell>
          <table:table-cell office:value-type="string">
            <text:p>保護構造照明器具</text:p>
          </table:table-cell>
          <table:table-cell office:value-type="string">
            <text:p/>
          </table:table-cell>
          <table:table-cell office:value-type="string">
            <text:p>防护灯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86</text:p>
          </table:table-cell>
          <table:table-cell office:value-type="string">
            <text:p>protection factor</text:p>
          </table:table-cell>
          <table:table-cell office:value-type="string">
            <text:p>防護因數</text:p>
          </table:table-cell>
          <table:table-cell office:value-type="string">
            <text:p/>
          </table:table-cell>
          <table:table-cell office:value-type="string">
            <text:p>保护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87</text:p>
          </table:table-cell>
          <table:table-cell office:value-type="string">
            <text:p>protection system</text:p>
          </table:table-cell>
          <table:table-cell office:value-type="string">
            <text:p>防護系統</text:p>
          </table:table-cell>
          <table:table-cell office:value-type="string">
            <text:p/>
          </table:table-cell>
          <table:table-cell office:value-type="string">
            <text:p>保护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88</text:p>
          </table:table-cell>
          <table:table-cell office:value-type="string">
            <text:p>protective conductor</text:p>
          </table:table-cell>
          <table:table-cell office:value-type="string">
            <text:p>保護導體</text:p>
          </table:table-cell>
          <table:table-cell office:value-type="string">
            <text:p/>
          </table:table-cell>
          <table:table-cell office:value-type="string">
            <text:p>保护导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89</text:p>
          </table:table-cell>
          <table:table-cell office:value-type="string">
            <text:p>protective cover</text:p>
          </table:table-cell>
          <table:table-cell office:value-type="string">
            <text:p>防護罩</text:p>
          </table:table-cell>
          <table:table-cell office:value-type="string">
            <text:p/>
          </table:table-cell>
          <table:table-cell office:value-type="string">
            <text:p>防护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90</text:p>
          </table:table-cell>
          <table:table-cell office:value-type="string">
            <text:p>protective current transformer</text:p>
          </table:table-cell>
          <table:table-cell office:value-type="string">
            <text:p>保護電流互感器</text:p>
          </table:table-cell>
          <table:table-cell office:value-type="string">
            <text:p/>
          </table:table-cell>
          <table:table-cell office:value-type="string">
            <text:p>TPZ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91</text:p>
          </table:table-cell>
          <table:table-cell office:value-type="string">
            <text:p>protective current transformer</text:p>
          </table:table-cell>
          <table:table-cell office:value-type="string">
            <text:p>保護電流互感器</text:p>
          </table:table-cell>
          <table:table-cell office:value-type="string">
            <text:p/>
          </table:table-cell>
          <table:table-cell office:value-type="string">
            <text:p>保护电流互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94</text:p>
          </table:table-cell>
          <table:table-cell office:value-type="string">
            <text:p>protective device</text:p>
          </table:table-cell>
          <table:table-cell office:value-type="string">
            <text:p>保護裝置</text:p>
          </table:table-cell>
          <table:table-cell office:value-type="string">
            <text:p/>
          </table:table-cell>
          <table:table-cell office:value-type="string">
            <text:p>保护装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95</text:p>
          </table:table-cell>
          <table:table-cell office:value-type="string">
            <text:p>protective earthing</text:p>
          </table:table-cell>
          <table:table-cell office:value-type="string">
            <text:p>保護接地</text:p>
          </table:table-cell>
          <table:table-cell office:value-type="string">
            <text:p/>
          </table:table-cell>
          <table:table-cell office:value-type="string">
            <text:p>保护接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96</text:p>
          </table:table-cell>
          <table:table-cell office:value-type="string">
            <text:p>protective function</text:p>
          </table:table-cell>
          <table:table-cell office:value-type="string">
            <text:p>保護功能</text:p>
          </table:table-cell>
          <table:table-cell office:value-type="string">
            <text:p/>
          </table:table-cell>
          <table:table-cell office:value-type="string">
            <text:p>保护功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97</text:p>
          </table:table-cell>
          <table:table-cell office:value-type="string">
            <text:p>protective glass</text:p>
          </table:table-cell>
          <table:table-cell office:value-type="string">
            <text:p>玻璃保護罩</text:p>
          </table:table-cell>
          <table:table-cell office:value-type="string">
            <text:p/>
          </table:table-cell>
          <table:table-cell office:value-type="string">
            <text:p>防护玻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98</text:p>
          </table:table-cell>
          <table:table-cell office:value-type="string">
            <text:p>protective ratio</text:p>
          </table:table-cell>
          <table:table-cell office:value-type="string">
            <text:p>保護比</text:p>
          </table:table-cell>
          <table:table-cell office:value-type="string">
            <text:p/>
          </table:table-cell>
          <table:table-cell office:value-type="string">
            <text:p>保护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499</text:p>
          </table:table-cell>
          <table:table-cell office:value-type="string">
            <text:p>protective resistor</text:p>
          </table:table-cell>
          <table:table-cell office:value-type="string">
            <text:p>保護電阻器</text:p>
          </table:table-cell>
          <table:table-cell office:value-type="string">
            <text:p/>
          </table:table-cell>
          <table:table-cell office:value-type="string">
            <text:p>保护电阻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00</text:p>
          </table:table-cell>
          <table:table-cell office:value-type="string">
            <text:p>protective voltage transformer</text:p>
          </table:table-cell>
          <table:table-cell office:value-type="string">
            <text:p>保護比壓器</text:p>
          </table:table-cell>
          <table:table-cell office:value-type="string">
            <text:p/>
          </table:table-cell>
          <table:table-cell office:value-type="string">
            <text:p>保护电压互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01</text:p>
          </table:table-cell>
          <table:table-cell office:value-type="string">
            <text:p>protocol</text:p>
          </table:table-cell>
          <table:table-cell office:value-type="string">
            <text:p>議定；協定</text:p>
          </table:table-cell>
          <table:table-cell office:value-type="string">
            <text:p/>
          </table:table-cell>
          <table:table-cell office:value-type="string">
            <text:p>协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02</text:p>
          </table:table-cell>
          <table:table-cell office:value-type="string">
            <text:p>proton</text:p>
          </table:table-cell>
          <table:table-cell office:value-type="string">
            <text:p>質子</text:p>
          </table:table-cell>
          <table:table-cell office:value-type="string">
            <text:p/>
          </table:table-cell>
          <table:table-cell office:value-type="string">
            <text:p>质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03</text:p>
          </table:table-cell>
          <table:table-cell office:value-type="string">
            <text:p>proton number</text:p>
          </table:table-cell>
          <table:table-cell office:value-type="string">
            <text:p>質子數</text:p>
          </table:table-cell>
          <table:table-cell office:value-type="string">
            <text:p/>
          </table:table-cell>
          <table:table-cell office:value-type="string">
            <text:p>质子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04</text:p>
          </table:table-cell>
          <table:table-cell office:value-type="string">
            <text:p>proximity effect</text:p>
          </table:table-cell>
          <table:table-cell office:value-type="string">
            <text:p>近接效應</text:p>
          </table:table-cell>
          <table:table-cell office:value-type="string">
            <text:p/>
          </table:table-cell>
          <table:table-cell office:value-type="string">
            <text:p>邻近效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05</text:p>
          </table:table-cell>
          <table:table-cell office:value-type="string">
            <text:p>P-type conductivity</text:p>
          </table:table-cell>
          <table:table-cell office:value-type="string">
            <text:p>P型導電性</text:p>
          </table:table-cell>
          <table:table-cell office:value-type="string">
            <text:p/>
          </table:table-cell>
          <table:table-cell office:value-type="string">
            <text:p>P型电导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06</text:p>
          </table:table-cell>
          <table:table-cell office:value-type="string">
            <text:p>public exposure</text:p>
          </table:table-cell>
          <table:table-cell office:value-type="string">
            <text:p>公眾照射；公眾暴露</text:p>
          </table:table-cell>
          <table:table-cell office:value-type="string">
            <text:p/>
          </table:table-cell>
          <table:table-cell office:value-type="string">
            <text:p>公众照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07</text:p>
          </table:table-cell>
          <table:table-cell office:value-type="string">
            <text:p>pull in torque</text:p>
          </table:table-cell>
          <table:table-cell office:value-type="string">
            <text:p>引入轉矩</text:p>
          </table:table-cell>
          <table:table-cell office:value-type="string">
            <text:p/>
          </table:table-cell>
          <table:table-cell office:value-type="string">
            <text:p>牵入转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08</text:p>
          </table:table-cell>
          <table:table-cell office:value-type="string">
            <text:p>pulsating current</text:p>
          </table:table-cell>
          <table:table-cell office:value-type="string">
            <text:p>脈衝電流</text:p>
          </table:table-cell>
          <table:table-cell office:value-type="string">
            <text:p/>
          </table:table-cell>
          <table:table-cell office:value-type="string">
            <text:p>脉动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09</text:p>
          </table:table-cell>
          <table:table-cell office:value-type="string">
            <text:p>pulsation factor</text:p>
          </table:table-cell>
          <table:table-cell office:value-type="string">
            <text:p>脈動因數</text:p>
          </table:table-cell>
          <table:table-cell office:value-type="string">
            <text:p/>
          </table:table-cell>
          <table:table-cell office:value-type="string">
            <text:p>脉动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10</text:p>
          </table:table-cell>
          <table:table-cell office:value-type="string">
            <text:p>pulse</text:p>
          </table:table-cell>
          <table:table-cell office:value-type="string">
            <text:p>脈衝；博</text:p>
          </table:table-cell>
          <table:table-cell office:value-type="string">
            <text:p/>
          </table:table-cell>
          <table:table-cell office:value-type="string">
            <text:p>脉冲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11</text:p>
          </table:table-cell>
          <table:table-cell office:value-type="string">
            <text:p>pulse coincidence</text:p>
          </table:table-cell>
          <table:table-cell office:value-type="string">
            <text:p>脈衝符合</text:p>
          </table:table-cell>
          <table:table-cell office:value-type="string">
            <text:p/>
          </table:table-cell>
          <table:table-cell office:value-type="string">
            <text:p>脉冲符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12</text:p>
          </table:table-cell>
          <table:table-cell office:value-type="string">
            <text:p>pulse control</text:p>
          </table:table-cell>
          <table:table-cell office:value-type="string">
            <text:p>脈衝控制</text:p>
          </table:table-cell>
          <table:table-cell office:value-type="string">
            <text:p/>
          </table:table-cell>
          <table:table-cell office:value-type="string">
            <text:p>脉冲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13</text:p>
          </table:table-cell>
          <table:table-cell office:value-type="string">
            <text:p>pulse generator</text:p>
          </table:table-cell>
          <table:table-cell office:value-type="string">
            <text:p>脈波產生器</text:p>
          </table:table-cell>
          <table:table-cell office:value-type="string">
            <text:p/>
          </table:table-cell>
          <table:table-cell office:value-type="string">
            <text:p>脉冲发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14</text:p>
          </table:table-cell>
          <table:table-cell office:value-type="string">
            <text:p>pulse ionization chamber</text:p>
          </table:table-cell>
          <table:table-cell office:value-type="string">
            <text:p>脈衝游離腔</text:p>
          </table:table-cell>
          <table:table-cell office:value-type="string">
            <text:p/>
          </table:table-cell>
          <table:table-cell office:value-type="string">
            <text:p>脉冲电离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15</text:p>
          </table:table-cell>
          <table:table-cell office:value-type="string">
            <text:p>pulse modulator</text:p>
          </table:table-cell>
          <table:table-cell office:value-type="string">
            <text:p>脈波調變器</text:p>
          </table:table-cell>
          <table:table-cell office:value-type="string">
            <text:p/>
          </table:table-cell>
          <table:table-cell office:value-type="string">
            <text:p>脉冲调制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16</text:p>
          </table:table-cell>
          <table:table-cell office:value-type="string">
            <text:p>pulse number</text:p>
          </table:table-cell>
          <table:table-cell office:value-type="string">
            <text:p>脈動數</text:p>
          </table:table-cell>
          <table:table-cell office:value-type="string">
            <text:p/>
          </table:table-cell>
          <table:table-cell office:value-type="string">
            <text:p>脉波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17</text:p>
          </table:table-cell>
          <table:table-cell office:value-type="string">
            <text:p>pulse rise time</text:p>
          </table:table-cell>
          <table:table-cell office:value-type="string">
            <text:p>脈波上升時間</text:p>
          </table:table-cell>
          <table:table-cell office:value-type="string">
            <text:p/>
          </table:table-cell>
          <table:table-cell office:value-type="string">
            <text:p>脉冲上升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18</text:p>
          </table:table-cell>
          <table:table-cell office:value-type="string">
            <text:p>pulse shaper</text:p>
          </table:table-cell>
          <table:table-cell office:value-type="string">
            <text:p>脈波整形器</text:p>
          </table:table-cell>
          <table:table-cell office:value-type="string">
            <text:p/>
          </table:table-cell>
          <table:table-cell office:value-type="string">
            <text:p>脉冲成形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19</text:p>
          </table:table-cell>
          <table:table-cell office:value-type="string">
            <text:p>pulse transformer</text:p>
          </table:table-cell>
          <table:table-cell office:value-type="string">
            <text:p>脈波變量器</text:p>
          </table:table-cell>
          <table:table-cell office:value-type="string">
            <text:p/>
          </table:table-cell>
          <table:table-cell office:value-type="string">
            <text:p>脉冲变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20</text:p>
          </table:table-cell>
          <table:table-cell office:value-type="string">
            <text:p>pump</text:p>
          </table:table-cell>
          <table:table-cell office:value-type="string">
            <text:p>泵</text:p>
          </table:table-cell>
          <table:table-cell office:value-type="string">
            <text:p/>
          </table:table-cell>
          <table:table-cell office:value-type="string">
            <text:p>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21</text:p>
          </table:table-cell>
          <table:table-cell office:value-type="string">
            <text:p>pumping</text:p>
          </table:table-cell>
          <table:table-cell office:value-type="string">
            <text:p>抽取</text:p>
          </table:table-cell>
          <table:table-cell office:value-type="string">
            <text:p/>
          </table:table-cell>
          <table:table-cell office:value-type="string">
            <text:p>泵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22</text:p>
          </table:table-cell>
          <table:table-cell office:value-type="string">
            <text:p>puncture</text:p>
          </table:table-cell>
          <table:table-cell office:value-type="string">
            <text:p>擊穿；穿孔</text:p>
          </table:table-cell>
          <table:table-cell office:value-type="string">
            <text:p/>
          </table:table-cell>
          <table:table-cell office:value-type="string">
            <text:p>电穿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23</text:p>
          </table:table-cell>
          <table:table-cell office:value-type="string">
            <text:p>purging</text:p>
          </table:table-cell>
          <table:table-cell office:value-type="string">
            <text:p>清洗</text:p>
          </table:table-cell>
          <table:table-cell office:value-type="string">
            <text:p/>
          </table:table-cell>
          <table:table-cell office:value-type="string">
            <text:p>换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24</text:p>
          </table:table-cell>
          <table:table-cell office:value-type="string">
            <text:p>purple boundary</text:p>
          </table:table-cell>
          <table:table-cell office:value-type="string">
            <text:p>純紫邊界；純紫界限</text:p>
          </table:table-cell>
          <table:table-cell office:value-type="string">
            <text:p/>
          </table:table-cell>
          <table:table-cell office:value-type="string">
            <text:p>紫色边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25</text:p>
          </table:table-cell>
          <table:table-cell office:value-type="string">
            <text:p>purple stimulus</text:p>
          </table:table-cell>
          <table:table-cell office:value-type="string">
            <text:p>紫刺激</text:p>
          </table:table-cell>
          <table:table-cell office:value-type="string">
            <text:p/>
          </table:table-cell>
          <table:table-cell office:value-type="string">
            <text:p>紫色刺激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26</text:p>
          </table:table-cell>
          <table:table-cell office:value-type="string">
            <text:p>push button</text:p>
          </table:table-cell>
          <table:table-cell office:value-type="string">
            <text:p>按鈕</text:p>
          </table:table-cell>
          <table:table-cell office:value-type="string">
            <text:p/>
          </table:table-cell>
          <table:table-cell office:value-type="string">
            <text:p>按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27</text:p>
          </table:table-cell>
          <table:table-cell office:value-type="string">
            <text:p>push-button switch</text:p>
          </table:table-cell>
          <table:table-cell office:value-type="string">
            <text:p>按鈕開關</text:p>
          </table:table-cell>
          <table:table-cell office:value-type="string">
            <text:p/>
          </table:table-cell>
          <table:table-cell office:value-type="string">
            <text:p>按钮开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28</text:p>
          </table:table-cell>
          <table:table-cell office:value-type="string">
            <text:p>pyroelectric detector</text:p>
          </table:table-cell>
          <table:table-cell office:value-type="string">
            <text:p>熱感介電質檢出器</text:p>
          </table:table-cell>
          <table:table-cell office:value-type="string">
            <text:p/>
          </table:table-cell>
          <table:table-cell office:value-type="string">
            <text:p>热[释]电探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29</text:p>
          </table:table-cell>
          <table:table-cell office:value-type="string">
            <text:p>pyroelectricity</text:p>
          </table:table-cell>
          <table:table-cell office:value-type="string">
            <text:p>焦熱電</text:p>
          </table:table-cell>
          <table:table-cell office:value-type="string">
            <text:p/>
          </table:table-cell>
          <table:table-cell office:value-type="string">
            <text:p>热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30</text:p>
          </table:table-cell>
          <table:table-cell office:value-type="string">
            <text:p>quad</text:p>
          </table:table-cell>
          <table:table-cell office:value-type="string">
            <text:p>四心導線；四邊形</text:p>
          </table:table-cell>
          <table:table-cell office:value-type="string">
            <text:p/>
          </table:table-cell>
          <table:table-cell office:value-type="string">
            <text:p>星绞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31</text:p>
          </table:table-cell>
          <table:table-cell office:value-type="string">
            <text:p>quadrant electrometer</text:p>
          </table:table-cell>
          <table:table-cell office:value-type="string">
            <text:p>象限靜電計</text:p>
          </table:table-cell>
          <table:table-cell office:value-type="string">
            <text:p/>
          </table:table-cell>
          <table:table-cell office:value-type="string">
            <text:p>象限静电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32</text:p>
          </table:table-cell>
          <table:table-cell office:value-type="string">
            <text:p>quadrature-axis synchronous reactance</text:p>
          </table:table-cell>
          <table:table-cell office:value-type="string">
            <text:p>象限軸同步電抗；正交軸同步電抗</text:p>
          </table:table-cell>
          <table:table-cell office:value-type="string">
            <text:p/>
          </table:table-cell>
          <table:table-cell office:value-type="string">
            <text:p>交轴同步电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33</text:p>
          </table:table-cell>
          <table:table-cell office:value-type="string">
            <text:p>quadrature-axis transient open-circuit time constant</text:p>
          </table:table-cell>
          <table:table-cell office:value-type="string">
            <text:p>交軸暫態開路時間常數</text:p>
          </table:table-cell>
          <table:table-cell office:value-type="string">
            <text:p/>
          </table:table-cell>
          <table:table-cell office:value-type="string">
            <text:p>交轴瞬态开路时间常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34</text:p>
          </table:table-cell>
          <table:table-cell office:value-type="string">
            <text:p>quadrature-axis transient reactance</text:p>
          </table:table-cell>
          <table:table-cell office:value-type="string">
            <text:p>象限軸暫態電抗；正交軸暫態電抗</text:p>
          </table:table-cell>
          <table:table-cell office:value-type="string">
            <text:p/>
          </table:table-cell>
          <table:table-cell office:value-type="string">
            <text:p>交轴瞬态电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35</text:p>
          </table:table-cell>
          <table:table-cell office:value-type="string">
            <text:p>quadrature-axis transient short-circuit time constant</text:p>
          </table:table-cell>
          <table:table-cell office:value-type="string">
            <text:p>交軸暫態短路時間常數</text:p>
          </table:table-cell>
          <table:table-cell office:value-type="string">
            <text:p/>
          </table:table-cell>
          <table:table-cell office:value-type="string">
            <text:p>交轴瞬态短路时间常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36</text:p>
          </table:table-cell>
          <table:table-cell office:value-type="string">
            <text:p>quadrature-axis transient voltage</text:p>
          </table:table-cell>
          <table:table-cell office:value-type="string">
            <text:p>象限軸暫態電壓；正交軸暫態電壓</text:p>
          </table:table-cell>
          <table:table-cell office:value-type="string">
            <text:p/>
          </table:table-cell>
          <table:table-cell office:value-type="string">
            <text:p>交轴瞬态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37</text:p>
          </table:table-cell>
          <table:table-cell office:value-type="string">
            <text:p>qualified person</text:p>
          </table:table-cell>
          <table:table-cell office:value-type="string">
            <text:p>合格人員</text:p>
          </table:table-cell>
          <table:table-cell office:value-type="string">
            <text:p/>
          </table:table-cell>
          <table:table-cell office:value-type="string">
            <text:p>合格人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38</text:p>
          </table:table-cell>
          <table:table-cell office:value-type="string">
            <text:p>quality</text:p>
          </table:table-cell>
          <table:table-cell office:value-type="string">
            <text:p>品質</text:p>
          </table:table-cell>
          <table:table-cell office:value-type="string">
            <text:p/>
          </table:table-cell>
          <table:table-cell office:value-type="string">
            <text:p>品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39</text:p>
          </table:table-cell>
          <table:table-cell office:value-type="string">
            <text:p>quality factor</text:p>
          </table:table-cell>
          <table:table-cell office:value-type="string">
            <text:p>品質因數</text:p>
          </table:table-cell>
          <table:table-cell office:value-type="string">
            <text:p/>
          </table:table-cell>
          <table:table-cell office:value-type="string">
            <text:p>品质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40</text:p>
          </table:table-cell>
          <table:table-cell office:value-type="string">
            <text:p>quality index</text:p>
          </table:table-cell>
          <table:table-cell office:value-type="string">
            <text:p>品質指數</text:p>
          </table:table-cell>
          <table:table-cell office:value-type="string">
            <text:p/>
          </table:table-cell>
          <table:table-cell office:value-type="string">
            <text:p>品质指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41</text:p>
          </table:table-cell>
          <table:table-cell office:value-type="string">
            <text:p>quality of lighting</text:p>
          </table:table-cell>
          <table:table-cell office:value-type="string">
            <text:p>照明品質</text:p>
          </table:table-cell>
          <table:table-cell office:value-type="string">
            <text:p/>
          </table:table-cell>
          <table:table-cell office:value-type="string">
            <text:p>照明品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42</text:p>
          </table:table-cell>
          <table:table-cell office:value-type="string">
            <text:p>quality plan</text:p>
          </table:table-cell>
          <table:table-cell office:value-type="string">
            <text:p>品質計畫</text:p>
          </table:table-cell>
          <table:table-cell office:value-type="string">
            <text:p/>
          </table:table-cell>
          <table:table-cell office:value-type="string">
            <text:p>品质计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43</text:p>
          </table:table-cell>
          <table:table-cell office:value-type="string">
            <text:p>quantity of light</text:p>
          </table:table-cell>
          <table:table-cell office:value-type="string">
            <text:p>光量</text:p>
          </table:table-cell>
          <table:table-cell office:value-type="string">
            <text:p/>
          </table:table-cell>
          <table:table-cell office:value-type="string">
            <text:p>光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44</text:p>
          </table:table-cell>
          <table:table-cell office:value-type="string">
            <text:p>quantization</text:p>
          </table:table-cell>
          <table:table-cell office:value-type="string">
            <text:p>量化</text:p>
          </table:table-cell>
          <table:table-cell office:value-type="string">
            <text:p/>
          </table:table-cell>
          <table:table-cell office:value-type="string">
            <text:p>量化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45</text:p>
          </table:table-cell>
          <table:table-cell office:value-type="string">
            <text:p>quantized signal</text:p>
          </table:table-cell>
          <table:table-cell office:value-type="string">
            <text:p>（數）量化信號</text:p>
          </table:table-cell>
          <table:table-cell office:value-type="string">
            <text:p/>
          </table:table-cell>
          <table:table-cell office:value-type="string">
            <text:p>量化信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46</text:p>
          </table:table-cell>
          <table:table-cell office:value-type="string">
            <text:p>quantum</text:p>
          </table:table-cell>
          <table:table-cell office:value-type="string">
            <text:p>量子</text:p>
          </table:table-cell>
          <table:table-cell office:value-type="string">
            <text:p/>
          </table:table-cell>
          <table:table-cell office:value-type="string">
            <text:p>量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47</text:p>
          </table:table-cell>
          <table:table-cell office:value-type="string">
            <text:p>quench</text:p>
          </table:table-cell>
          <table:table-cell office:value-type="string">
            <text:p>猝熄；猝滅；熄滅；斷開；猝火；抑制；阻尼</text:p>
          </table:table-cell>
          <table:table-cell office:value-type="string">
            <text:p/>
          </table:table-cell>
          <table:table-cell office:value-type="string">
            <text:p>淬冷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48</text:p>
          </table:table-cell>
          <table:table-cell office:value-type="string">
            <text:p>quenching circuit</text:p>
          </table:table-cell>
          <table:table-cell office:value-type="string">
            <text:p>消弧電路；淬熄電路 ；猝滅電路</text:p>
          </table:table-cell>
          <table:table-cell office:value-type="string">
            <text:p/>
          </table:table-cell>
          <table:table-cell office:value-type="string">
            <text:p>猝灭电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49</text:p>
          </table:table-cell>
          <table:table-cell office:value-type="string">
            <text:p>quick break switch</text:p>
          </table:table-cell>
          <table:table-cell office:value-type="string">
            <text:p>快斷開關；急斷開關</text:p>
          </table:table-cell>
          <table:table-cell office:value-type="string">
            <text:p/>
          </table:table-cell>
          <table:table-cell office:value-type="string">
            <text:p>快断开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50</text:p>
          </table:table-cell>
          <table:table-cell office:value-type="string">
            <text:p>quill drive</text:p>
          </table:table-cell>
          <table:table-cell office:value-type="string">
            <text:p>空心軸傳動</text:p>
          </table:table-cell>
          <table:table-cell office:value-type="string">
            <text:p/>
          </table:table-cell>
          <table:table-cell office:value-type="string">
            <text:p>空心轴驱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51</text:p>
          </table:table-cell>
          <table:table-cell office:value-type="string">
            <text:p>quotient</text:p>
          </table:table-cell>
          <table:table-cell office:value-type="string">
            <text:p>商；商數</text:p>
          </table:table-cell>
          <table:table-cell office:value-type="string">
            <text:p/>
          </table:table-cell>
          <table:table-cell office:value-type="string">
            <text:p>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52</text:p>
          </table:table-cell>
          <table:table-cell office:value-type="string">
            <text:p>rack</text:p>
          </table:table-cell>
          <table:table-cell office:value-type="string">
            <text:p>架；座；台</text:p>
          </table:table-cell>
          <table:table-cell office:value-type="string">
            <text:p/>
          </table:table-cell>
          <table:table-cell office:value-type="string">
            <text:p>搁物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53</text:p>
          </table:table-cell>
          <table:table-cell office:value-type="string">
            <text:p>radial brush</text:p>
          </table:table-cell>
          <table:table-cell office:value-type="string">
            <text:p>徑向電刷</text:p>
          </table:table-cell>
          <table:table-cell office:value-type="string">
            <text:p/>
          </table:table-cell>
          <table:table-cell office:value-type="string">
            <text:p>径向式电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54</text:p>
          </table:table-cell>
          <table:table-cell office:value-type="string">
            <text:p>radial ventilation</text:p>
          </table:table-cell>
          <table:table-cell office:value-type="string">
            <text:p>徑向通風；輻式通風</text:p>
          </table:table-cell>
          <table:table-cell office:value-type="string">
            <text:p/>
          </table:table-cell>
          <table:table-cell office:value-type="string">
            <text:p>径向通风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55</text:p>
          </table:table-cell>
          <table:table-cell office:value-type="string">
            <text:p>radian</text:p>
          </table:table-cell>
          <table:table-cell office:value-type="string">
            <text:p>弧度；弳</text:p>
          </table:table-cell>
          <table:table-cell office:value-type="string">
            <text:p/>
          </table:table-cell>
          <table:table-cell office:value-type="string">
            <text:p>弧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56</text:p>
          </table:table-cell>
          <table:table-cell office:value-type="string">
            <text:p>radiance</text:p>
          </table:table-cell>
          <table:table-cell office:value-type="string">
            <text:p>發光強度；輻射輝度</text:p>
          </table:table-cell>
          <table:table-cell office:value-type="string">
            <text:p/>
          </table:table-cell>
          <table:table-cell office:value-type="string">
            <text:p>辐[射]亮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57</text:p>
          </table:table-cell>
          <table:table-cell office:value-type="string">
            <text:p>radiance factor</text:p>
          </table:table-cell>
          <table:table-cell office:value-type="string">
            <text:p>輻射輝度因數</text:p>
          </table:table-cell>
          <table:table-cell office:value-type="string">
            <text:p/>
          </table:table-cell>
          <table:table-cell office:value-type="string">
            <text:p>辐[射]亮度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58</text:p>
          </table:table-cell>
          <table:table-cell office:value-type="string">
            <text:p>radiant energy density</text:p>
          </table:table-cell>
          <table:table-cell office:value-type="string">
            <text:p>輻射能密度</text:p>
          </table:table-cell>
          <table:table-cell office:value-type="string">
            <text:p/>
          </table:table-cell>
          <table:table-cell office:value-type="string">
            <text:p>辐射能密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59</text:p>
          </table:table-cell>
          <table:table-cell office:value-type="string">
            <text:p>radiant exitance</text:p>
          </table:table-cell>
          <table:table-cell office:value-type="string">
            <text:p>輻射發散度</text:p>
          </table:table-cell>
          <table:table-cell office:value-type="string">
            <text:p/>
          </table:table-cell>
          <table:table-cell office:value-type="string">
            <text:p>辐射出射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60</text:p>
          </table:table-cell>
          <table:table-cell office:value-type="string">
            <text:p>radiant exposure</text:p>
          </table:table-cell>
          <table:table-cell office:value-type="string">
            <text:p>輻射曝光量</text:p>
          </table:table-cell>
          <table:table-cell office:value-type="string">
            <text:p/>
          </table:table-cell>
          <table:table-cell office:value-type="string">
            <text:p>辐射曝光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61</text:p>
          </table:table-cell>
          <table:table-cell office:value-type="string">
            <text:p>radiant exposure meter</text:p>
          </table:table-cell>
          <table:table-cell office:value-type="string">
            <text:p>輻射曝光計</text:p>
          </table:table-cell>
          <table:table-cell office:value-type="string">
            <text:p/>
          </table:table-cell>
          <table:table-cell office:value-type="string">
            <text:p>曝辐射量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62</text:p>
          </table:table-cell>
          <table:table-cell office:value-type="string">
            <text:p>radiant flux</text:p>
          </table:table-cell>
          <table:table-cell office:value-type="string">
            <text:p>輻射通量</text:p>
          </table:table-cell>
          <table:table-cell office:value-type="string">
            <text:p/>
          </table:table-cell>
          <table:table-cell office:value-type="string">
            <text:p>辐射通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63</text:p>
          </table:table-cell>
          <table:table-cell office:value-type="string">
            <text:p>radiant heater</text:p>
          </table:table-cell>
          <table:table-cell office:value-type="string">
            <text:p>輻射發熱管；輻射取暖裝置</text:p>
          </table:table-cell>
          <table:table-cell office:value-type="string">
            <text:p/>
          </table:table-cell>
          <table:table-cell office:value-type="string">
            <text:p>辐射式加热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64</text:p>
          </table:table-cell>
          <table:table-cell office:value-type="string">
            <text:p>radiated interference</text:p>
          </table:table-cell>
          <table:table-cell office:value-type="string">
            <text:p>輻射干擾</text:p>
          </table:table-cell>
          <table:table-cell office:value-type="string">
            <text:p/>
          </table:table-cell>
          <table:table-cell office:value-type="string">
            <text:p>辐射干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65</text:p>
          </table:table-cell>
          <table:table-cell office:value-type="string">
            <text:p>radiated noise</text:p>
          </table:table-cell>
          <table:table-cell office:value-type="string">
            <text:p>輻射噪聲</text:p>
          </table:table-cell>
          <table:table-cell office:value-type="string">
            <text:p/>
          </table:table-cell>
          <table:table-cell office:value-type="string">
            <text:p>辐射噪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66</text:p>
          </table:table-cell>
          <table:table-cell office:value-type="string">
            <text:p>radiation</text:p>
          </table:table-cell>
          <table:table-cell office:value-type="string">
            <text:p>輻射</text:p>
          </table:table-cell>
          <table:table-cell office:value-type="string">
            <text:p/>
          </table:table-cell>
          <table:table-cell office:value-type="string">
            <text:p>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67</text:p>
          </table:table-cell>
          <table:table-cell office:value-type="string">
            <text:p>radiation accident</text:p>
          </table:table-cell>
          <table:table-cell office:value-type="string">
            <text:p>輻射事故</text:p>
          </table:table-cell>
          <table:table-cell office:value-type="string">
            <text:p/>
          </table:table-cell>
          <table:table-cell office:value-type="string">
            <text:p>辐射事故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68</text:p>
          </table:table-cell>
          <table:table-cell office:value-type="string">
            <text:p>radiation control</text:p>
          </table:table-cell>
          <table:table-cell office:value-type="string">
            <text:p>輻射管制</text:p>
          </table:table-cell>
          <table:table-cell office:value-type="string">
            <text:p/>
          </table:table-cell>
          <table:table-cell office:value-type="string">
            <text:p>辐射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69</text:p>
          </table:table-cell>
          <table:table-cell office:value-type="string">
            <text:p>radiation damage</text:p>
          </table:table-cell>
          <table:table-cell office:value-type="string">
            <text:p>輻射損害</text:p>
          </table:table-cell>
          <table:table-cell office:value-type="string">
            <text:p/>
          </table:table-cell>
          <table:table-cell office:value-type="string">
            <text:p>辐射损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70</text:p>
          </table:table-cell>
          <table:table-cell office:value-type="string">
            <text:p>radiation detector</text:p>
          </table:table-cell>
          <table:table-cell office:value-type="string">
            <text:p>輻射偵檢器</text:p>
          </table:table-cell>
          <table:table-cell office:value-type="string">
            <text:p/>
          </table:table-cell>
          <table:table-cell office:value-type="string">
            <text:p>辐射探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71</text:p>
          </table:table-cell>
          <table:table-cell office:value-type="string">
            <text:p>radiation dose</text:p>
          </table:table-cell>
          <table:table-cell office:value-type="string">
            <text:p>輻射劑量</text:p>
          </table:table-cell>
          <table:table-cell office:value-type="string">
            <text:p/>
          </table:table-cell>
          <table:table-cell office:value-type="string">
            <text:p>辐射剂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72</text:p>
          </table:table-cell>
          <table:table-cell office:value-type="string">
            <text:p>radiation field</text:p>
          </table:table-cell>
          <table:table-cell office:value-type="string">
            <text:p>輻射場</text:p>
          </table:table-cell>
          <table:table-cell office:value-type="string">
            <text:p/>
          </table:table-cell>
          <table:table-cell office:value-type="string">
            <text:p>辐射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73</text:p>
          </table:table-cell>
          <table:table-cell office:value-type="string">
            <text:p>radiation hazard</text:p>
          </table:table-cell>
          <table:table-cell office:value-type="string">
            <text:p>輻射危害</text:p>
          </table:table-cell>
          <table:table-cell office:value-type="string">
            <text:p/>
          </table:table-cell>
          <table:table-cell office:value-type="string">
            <text:p>辐射危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74</text:p>
          </table:table-cell>
          <table:table-cell office:value-type="string">
            <text:p>radiation indicator</text:p>
          </table:table-cell>
          <table:table-cell office:value-type="string">
            <text:p>輻射指示器</text:p>
          </table:table-cell>
          <table:table-cell office:value-type="string">
            <text:p/>
          </table:table-cell>
          <table:table-cell office:value-type="string">
            <text:p>辐射指示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75</text:p>
          </table:table-cell>
          <table:table-cell office:value-type="string">
            <text:p>radiation leakage</text:p>
          </table:table-cell>
          <table:table-cell office:value-type="string">
            <text:p>輻射漏泄 ；輻射滲漏 ；漏輻射率</text:p>
          </table:table-cell>
          <table:table-cell office:value-type="string">
            <text:p/>
          </table:table-cell>
          <table:table-cell office:value-type="string">
            <text:p>漏辐射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76</text:p>
          </table:table-cell>
          <table:table-cell office:value-type="string">
            <text:p>radiation measurement</text:p>
          </table:table-cell>
          <table:table-cell office:value-type="string">
            <text:p>輻射量測</text:p>
          </table:table-cell>
          <table:table-cell office:value-type="string">
            <text:p/>
          </table:table-cell>
          <table:table-cell office:value-type="string">
            <text:p>辐射测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77</text:p>
          </table:table-cell>
          <table:table-cell office:value-type="string">
            <text:p>radiation monitor</text:p>
          </table:table-cell>
          <table:table-cell office:value-type="string">
            <text:p>輻射偵測器</text:p>
          </table:table-cell>
          <table:table-cell office:value-type="string">
            <text:p/>
          </table:table-cell>
          <table:table-cell office:value-type="string">
            <text:p>辐射监测仪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78</text:p>
          </table:table-cell>
          <table:table-cell office:value-type="string">
            <text:p>radiation physics</text:p>
          </table:table-cell>
          <table:table-cell office:value-type="string">
            <text:p>輻射物理學</text:p>
          </table:table-cell>
          <table:table-cell office:value-type="string">
            <text:p/>
          </table:table-cell>
          <table:table-cell office:value-type="string">
            <text:p>辐射物理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79</text:p>
          </table:table-cell>
          <table:table-cell office:value-type="string">
            <text:p>radiation preservation</text:p>
          </table:table-cell>
          <table:table-cell office:value-type="string">
            <text:p>輻射防腐</text:p>
          </table:table-cell>
          <table:table-cell office:value-type="string">
            <text:p/>
          </table:table-cell>
          <table:table-cell office:value-type="string">
            <text:p>辐射保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80</text:p>
          </table:table-cell>
          <table:table-cell office:value-type="string">
            <text:p>radiation shield</text:p>
          </table:table-cell>
          <table:table-cell office:value-type="string">
            <text:p>輻射屏蔽層；輻射屏蔽；輻射遮罩</text:p>
          </table:table-cell>
          <table:table-cell office:value-type="string">
            <text:p/>
          </table:table-cell>
          <table:table-cell office:value-type="string">
            <text:p>辐射屏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81</text:p>
          </table:table-cell>
          <table:table-cell office:value-type="string">
            <text:p>radiation source</text:p>
          </table:table-cell>
          <table:table-cell office:value-type="string">
            <text:p>輻射源</text:p>
          </table:table-cell>
          <table:table-cell office:value-type="string">
            <text:p/>
          </table:table-cell>
          <table:table-cell office:value-type="string">
            <text:p>辐射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82</text:p>
          </table:table-cell>
          <table:table-cell office:value-type="string">
            <text:p>radiation sterilization</text:p>
          </table:table-cell>
          <table:table-cell office:value-type="string">
            <text:p>輻射滅菌</text:p>
          </table:table-cell>
          <table:table-cell office:value-type="string">
            <text:p/>
          </table:table-cell>
          <table:table-cell office:value-type="string">
            <text:p>辐射灭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83</text:p>
          </table:table-cell>
          <table:table-cell office:value-type="string">
            <text:p>radiative capture</text:p>
          </table:table-cell>
          <table:table-cell office:value-type="string">
            <text:p>輻射捕獲</text:p>
          </table:table-cell>
          <table:table-cell office:value-type="string">
            <text:p/>
          </table:table-cell>
          <table:table-cell office:value-type="string">
            <text:p>辐射俘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84</text:p>
          </table:table-cell>
          <table:table-cell office:value-type="string">
            <text:p>radiative inelastic scattering</text:p>
          </table:table-cell>
          <table:table-cell office:value-type="string">
            <text:p>輻射非彈性散射</text:p>
          </table:table-cell>
          <table:table-cell office:value-type="string">
            <text:p/>
          </table:table-cell>
          <table:table-cell office:value-type="string">
            <text:p>辐射非弹性散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85</text:p>
          </table:table-cell>
          <table:table-cell office:value-type="string">
            <text:p>radiator</text:p>
          </table:table-cell>
          <table:table-cell office:value-type="string">
            <text:p>輻射器；輻射體</text:p>
          </table:table-cell>
          <table:table-cell office:value-type="string">
            <text:p/>
          </table:table-cell>
          <table:table-cell office:value-type="string">
            <text:p>散热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86</text:p>
          </table:table-cell>
          <table:table-cell office:value-type="string">
            <text:p>radiator</text:p>
          </table:table-cell>
          <table:table-cell office:value-type="string">
            <text:p>輻射器；輻射體</text:p>
          </table:table-cell>
          <table:table-cell office:value-type="string">
            <text:p/>
          </table:table-cell>
          <table:table-cell office:value-type="string">
            <text:p>散热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87</text:p>
          </table:table-cell>
          <table:table-cell office:value-type="string">
            <text:p>radio control</text:p>
          </table:table-cell>
          <table:table-cell office:value-type="string">
            <text:p>無線電控制</text:p>
          </table:table-cell>
          <table:table-cell office:value-type="string">
            <text:p/>
          </table:table-cell>
          <table:table-cell office:value-type="string">
            <text:p>无线电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88</text:p>
          </table:table-cell>
          <table:table-cell office:value-type="string">
            <text:p>radio frequency cable</text:p>
          </table:table-cell>
          <table:table-cell office:value-type="string">
            <text:p>射頻電纜；無線電頻率電纜</text:p>
          </table:table-cell>
          <table:table-cell office:value-type="string">
            <text:p/>
          </table:table-cell>
          <table:table-cell office:value-type="string">
            <text:p>射频电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89</text:p>
          </table:table-cell>
          <table:table-cell office:value-type="string">
            <text:p>radioactive contamination</text:p>
          </table:table-cell>
          <table:table-cell office:value-type="string">
            <text:p>放射性污染</text:p>
          </table:table-cell>
          <table:table-cell office:value-type="string">
            <text:p/>
          </table:table-cell>
          <table:table-cell office:value-type="string">
            <text:p>放射性污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90</text:p>
          </table:table-cell>
          <table:table-cell office:value-type="string">
            <text:p>radioactive decay</text:p>
          </table:table-cell>
          <table:table-cell office:value-type="string">
            <text:p>放射衰變</text:p>
          </table:table-cell>
          <table:table-cell office:value-type="string">
            <text:p/>
          </table:table-cell>
          <table:table-cell office:value-type="string">
            <text:p>放射性衰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91</text:p>
          </table:table-cell>
          <table:table-cell office:value-type="string">
            <text:p>radioactive decontamination</text:p>
          </table:table-cell>
          <table:table-cell office:value-type="string">
            <text:p>放射性除污</text:p>
          </table:table-cell>
          <table:table-cell office:value-type="string">
            <text:p/>
          </table:table-cell>
          <table:table-cell office:value-type="string">
            <text:p>放射性去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92</text:p>
          </table:table-cell>
          <table:table-cell office:value-type="string">
            <text:p>radioactive disintegration</text:p>
          </table:table-cell>
          <table:table-cell office:value-type="string">
            <text:p>放射蛻變</text:p>
          </table:table-cell>
          <table:table-cell office:value-type="string">
            <text:p/>
          </table:table-cell>
          <table:table-cell office:value-type="string">
            <text:p>放射性蜕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93</text:p>
          </table:table-cell>
          <table:table-cell office:value-type="string">
            <text:p>radioactive equilibrium</text:p>
          </table:table-cell>
          <table:table-cell office:value-type="string">
            <text:p>放射性平衡</text:p>
          </table:table-cell>
          <table:table-cell office:value-type="string">
            <text:p/>
          </table:table-cell>
          <table:table-cell office:value-type="string">
            <text:p>放射性平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94</text:p>
          </table:table-cell>
          <table:table-cell office:value-type="string">
            <text:p>radioactive half-life</text:p>
          </table:table-cell>
          <table:table-cell office:value-type="string">
            <text:p>放射性半化期</text:p>
          </table:table-cell>
          <table:table-cell office:value-type="string">
            <text:p/>
          </table:table-cell>
          <table:table-cell office:value-type="string">
            <text:p>放射性半衰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95</text:p>
          </table:table-cell>
          <table:table-cell office:value-type="string">
            <text:p>radioactive material</text:p>
          </table:table-cell>
          <table:table-cell office:value-type="string">
            <text:p>放射性物質</text:p>
          </table:table-cell>
          <table:table-cell office:value-type="string">
            <text:p/>
          </table:table-cell>
          <table:table-cell office:value-type="string">
            <text:p>放射性物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96</text:p>
          </table:table-cell>
          <table:table-cell office:value-type="string">
            <text:p>radioactive series</text:p>
          </table:table-cell>
          <table:table-cell office:value-type="string">
            <text:p>放射性系</text:p>
          </table:table-cell>
          <table:table-cell office:value-type="string">
            <text:p/>
          </table:table-cell>
          <table:table-cell office:value-type="string">
            <text:p>放射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97</text:p>
          </table:table-cell>
          <table:table-cell office:value-type="string">
            <text:p>radioactive source</text:p>
          </table:table-cell>
          <table:table-cell office:value-type="string">
            <text:p>放射性源</text:p>
          </table:table-cell>
          <table:table-cell office:value-type="string">
            <text:p/>
          </table:table-cell>
          <table:table-cell office:value-type="string">
            <text:p>放射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98</text:p>
          </table:table-cell>
          <table:table-cell office:value-type="string">
            <text:p>radioactive tracer</text:p>
          </table:table-cell>
          <table:table-cell office:value-type="string">
            <text:p>放射性示蹤劑</text:p>
          </table:table-cell>
          <table:table-cell office:value-type="string">
            <text:p/>
          </table:table-cell>
          <table:table-cell office:value-type="string">
            <text:p>放射性示踪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599</text:p>
          </table:table-cell>
          <table:table-cell office:value-type="string">
            <text:p>radioactive waste</text:p>
          </table:table-cell>
          <table:table-cell office:value-type="string">
            <text:p>放射性廢物；放射性廢料</text:p>
          </table:table-cell>
          <table:table-cell office:value-type="string">
            <text:p/>
          </table:table-cell>
          <table:table-cell office:value-type="string">
            <text:p>放射性废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00</text:p>
          </table:table-cell>
          <table:table-cell office:value-type="string">
            <text:p>radioactivity</text:p>
          </table:table-cell>
          <table:table-cell office:value-type="string">
            <text:p>放射性；放射現象</text:p>
          </table:table-cell>
          <table:table-cell office:value-type="string">
            <text:p/>
          </table:table-cell>
          <table:table-cell office:value-type="string">
            <text:p>放射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01</text:p>
          </table:table-cell>
          <table:table-cell office:value-type="string">
            <text:p>radioisotope</text:p>
          </table:table-cell>
          <table:table-cell office:value-type="string">
            <text:p>放射性同位素</text:p>
          </table:table-cell>
          <table:table-cell office:value-type="string">
            <text:p/>
          </table:table-cell>
          <table:table-cell office:value-type="string">
            <text:p>放射性同位素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02</text:p>
          </table:table-cell>
          <table:table-cell office:value-type="string">
            <text:p>radioluminescence</text:p>
          </table:table-cell>
          <table:table-cell office:value-type="string">
            <text:p>放射發光</text:p>
          </table:table-cell>
          <table:table-cell office:value-type="string">
            <text:p/>
          </table:table-cell>
          <table:table-cell office:value-type="string">
            <text:p>辐射发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03</text:p>
          </table:table-cell>
          <table:table-cell office:value-type="string">
            <text:p>radiometer</text:p>
          </table:table-cell>
          <table:table-cell office:value-type="string">
            <text:p>輻射計；輻射測定器</text:p>
          </table:table-cell>
          <table:table-cell office:value-type="string">
            <text:p/>
          </table:table-cell>
          <table:table-cell office:value-type="string">
            <text:p>辐射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04</text:p>
          </table:table-cell>
          <table:table-cell office:value-type="string">
            <text:p>radiometry</text:p>
          </table:table-cell>
          <table:table-cell office:value-type="string">
            <text:p>放射測定術</text:p>
          </table:table-cell>
          <table:table-cell office:value-type="string">
            <text:p/>
          </table:table-cell>
          <table:table-cell office:value-type="string">
            <text:p>辐射度测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05</text:p>
          </table:table-cell>
          <table:table-cell office:value-type="string">
            <text:p>radionuclide</text:p>
          </table:table-cell>
          <table:table-cell office:value-type="string">
            <text:p>放射核種</text:p>
          </table:table-cell>
          <table:table-cell office:value-type="string">
            <text:p/>
          </table:table-cell>
          <table:table-cell office:value-type="string">
            <text:p>放射性核素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06</text:p>
          </table:table-cell>
          <table:table-cell office:value-type="string">
            <text:p>rain test</text:p>
          </table:table-cell>
          <table:table-cell office:value-type="string">
            <text:p>淋雨試驗</text:p>
          </table:table-cell>
          <table:table-cell office:value-type="string">
            <text:p/>
          </table:table-cell>
          <table:table-cell office:value-type="string">
            <text:p>淋雨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07</text:p>
          </table:table-cell>
          <table:table-cell office:value-type="string">
            <text:p>ramp</text:p>
          </table:table-cell>
          <table:table-cell office:value-type="string">
            <text:p>斜坡</text:p>
          </table:table-cell>
          <table:table-cell office:value-type="string">
            <text:p/>
          </table:table-cell>
          <table:table-cell office:value-type="string">
            <text:p>倾斜端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08</text:p>
          </table:table-cell>
          <table:table-cell office:value-type="string">
            <text:p>ramp response</text:p>
          </table:table-cell>
          <table:table-cell office:value-type="string">
            <text:p>斜坡響應</text:p>
          </table:table-cell>
          <table:table-cell office:value-type="string">
            <text:p/>
          </table:table-cell>
          <table:table-cell office:value-type="string">
            <text:p>斜坡响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09</text:p>
          </table:table-cell>
          <table:table-cell office:value-type="string">
            <text:p>random coincidence</text:p>
          </table:table-cell>
          <table:table-cell office:value-type="string">
            <text:p>無規符合</text:p>
          </table:table-cell>
          <table:table-cell office:value-type="string">
            <text:p/>
          </table:table-cell>
          <table:table-cell office:value-type="string">
            <text:p>偶然符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10</text:p>
          </table:table-cell>
          <table:table-cell office:value-type="string">
            <text:p>random error</text:p>
          </table:table-cell>
          <table:table-cell office:value-type="string">
            <text:p>隨機誤差</text:p>
          </table:table-cell>
          <table:table-cell office:value-type="string">
            <text:p/>
          </table:table-cell>
          <table:table-cell office:value-type="string">
            <text:p>随机误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11</text:p>
          </table:table-cell>
          <table:table-cell office:value-type="string">
            <text:p>random noise</text:p>
          </table:table-cell>
          <table:table-cell office:value-type="string">
            <text:p>（散）亂雜音；雜亂噪聲；無規（則）噪聲</text:p>
          </table:table-cell>
          <table:table-cell office:value-type="string">
            <text:p/>
          </table:table-cell>
          <table:table-cell office:value-type="string">
            <text:p>随机噪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12</text:p>
          </table:table-cell>
          <table:table-cell office:value-type="string">
            <text:p>random sampling</text:p>
          </table:table-cell>
          <table:table-cell office:value-type="string">
            <text:p>隨機抽樣</text:p>
          </table:table-cell>
          <table:table-cell office:value-type="string">
            <text:p/>
          </table:table-cell>
          <table:table-cell office:value-type="string">
            <text:p>随机抽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13</text:p>
          </table:table-cell>
          <table:table-cell office:value-type="string">
            <text:p>random synchronizing</text:p>
          </table:table-cell>
          <table:table-cell office:value-type="string">
            <text:p>隨機同步</text:p>
          </table:table-cell>
          <table:table-cell office:value-type="string">
            <text:p/>
          </table:table-cell>
          <table:table-cell office:value-type="string">
            <text:p>不规则整步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14</text:p>
          </table:table-cell>
          <table:table-cell office:value-type="string">
            <text:p>random winding</text:p>
          </table:table-cell>
          <table:table-cell office:value-type="string">
            <text:p>不規則繞組；散下式繞組</text:p>
          </table:table-cell>
          <table:table-cell office:value-type="string">
            <text:p/>
          </table:table-cell>
          <table:table-cell office:value-type="string">
            <text:p>散嵌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15</text:p>
          </table:table-cell>
          <table:table-cell office:value-type="string">
            <text:p>range of regulation</text:p>
          </table:table-cell>
          <table:table-cell office:value-type="string">
            <text:p>調節範圍</text:p>
          </table:table-cell>
          <table:table-cell office:value-type="string">
            <text:p/>
          </table:table-cell>
          <table:table-cell office:value-type="string">
            <text:p>调压范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16</text:p>
          </table:table-cell>
          <table:table-cell office:value-type="string">
            <text:p>rate of rise</text:p>
          </table:table-cell>
          <table:table-cell office:value-type="string">
            <text:p>陡度；增長速率；上升斜率</text:p>
          </table:table-cell>
          <table:table-cell office:value-type="string">
            <text:p/>
          </table:table-cell>
          <table:table-cell office:value-type="string">
            <text:p>上升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17</text:p>
          </table:table-cell>
          <table:table-cell office:value-type="string">
            <text:p>rate time</text:p>
          </table:table-cell>
          <table:table-cell office:value-type="string">
            <text:p>比率時間</text:p>
          </table:table-cell>
          <table:table-cell office:value-type="string">
            <text:p/>
          </table:table-cell>
          <table:table-cell office:value-type="string">
            <text:p>预调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18</text:p>
          </table:table-cell>
          <table:table-cell office:value-type="string">
            <text:p>rated capacity</text:p>
          </table:table-cell>
          <table:table-cell office:value-type="string">
            <text:p>額定容量</text:p>
          </table:table-cell>
          <table:table-cell office:value-type="string">
            <text:p/>
          </table:table-cell>
          <table:table-cell office:value-type="string">
            <text:p>额定容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19</text:p>
          </table:table-cell>
          <table:table-cell office:value-type="string">
            <text:p>rated current</text:p>
          </table:table-cell>
          <table:table-cell office:value-type="string">
            <text:p>額定電流</text:p>
          </table:table-cell>
          <table:table-cell office:value-type="string">
            <text:p/>
          </table:table-cell>
          <table:table-cell office:value-type="string">
            <text:p>额定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20</text:p>
          </table:table-cell>
          <table:table-cell office:value-type="string">
            <text:p>rated duty</text:p>
          </table:table-cell>
          <table:table-cell office:value-type="string">
            <text:p>額定負載；額定工作方式</text:p>
          </table:table-cell>
          <table:table-cell office:value-type="string">
            <text:p/>
          </table:table-cell>
          <table:table-cell office:value-type="string">
            <text:p>额定工作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21</text:p>
          </table:table-cell>
          <table:table-cell office:value-type="string">
            <text:p>rated frequency</text:p>
          </table:table-cell>
          <table:table-cell office:value-type="string">
            <text:p>額定頻率</text:p>
          </table:table-cell>
          <table:table-cell office:value-type="string">
            <text:p/>
          </table:table-cell>
          <table:table-cell office:value-type="string">
            <text:p>额定频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22</text:p>
          </table:table-cell>
          <table:table-cell office:value-type="string">
            <text:p>rated frequency range</text:p>
          </table:table-cell>
          <table:table-cell office:value-type="string">
            <text:p>額定頻率範圍</text:p>
          </table:table-cell>
          <table:table-cell office:value-type="string">
            <text:p/>
          </table:table-cell>
          <table:table-cell office:value-type="string">
            <text:p>额定频率范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23</text:p>
          </table:table-cell>
          <table:table-cell office:value-type="string">
            <text:p>rated power</text:p>
          </table:table-cell>
          <table:table-cell office:value-type="string">
            <text:p>額定功率</text:p>
          </table:table-cell>
          <table:table-cell office:value-type="string">
            <text:p/>
          </table:table-cell>
          <table:table-cell office:value-type="string">
            <text:p>额定功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24</text:p>
          </table:table-cell>
          <table:table-cell office:value-type="string">
            <text:p>rated quantity</text:p>
          </table:table-cell>
          <table:table-cell office:value-type="string">
            <text:p>額定量</text:p>
          </table:table-cell>
          <table:table-cell office:value-type="string">
            <text:p/>
          </table:table-cell>
          <table:table-cell office:value-type="string">
            <text:p>额定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25</text:p>
          </table:table-cell>
          <table:table-cell office:value-type="string">
            <text:p>rated speed</text:p>
          </table:table-cell>
          <table:table-cell office:value-type="string">
            <text:p>額定速率；額定轉速</text:p>
          </table:table-cell>
          <table:table-cell office:value-type="string">
            <text:p/>
          </table:table-cell>
          <table:table-cell office:value-type="string">
            <text:p>额定转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26</text:p>
          </table:table-cell>
          <table:table-cell office:value-type="string">
            <text:p>rated torque</text:p>
          </table:table-cell>
          <table:table-cell office:value-type="string">
            <text:p>額定轉矩</text:p>
          </table:table-cell>
          <table:table-cell office:value-type="string">
            <text:p/>
          </table:table-cell>
          <table:table-cell office:value-type="string">
            <text:p>额定转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27</text:p>
          </table:table-cell>
          <table:table-cell office:value-type="string">
            <text:p>rated value</text:p>
          </table:table-cell>
          <table:table-cell office:value-type="string">
            <text:p>額定值</text:p>
          </table:table-cell>
          <table:table-cell office:value-type="string">
            <text:p/>
          </table:table-cell>
          <table:table-cell office:value-type="string">
            <text:p>额定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28</text:p>
          </table:table-cell>
          <table:table-cell office:value-type="string">
            <text:p>rated voltage</text:p>
          </table:table-cell>
          <table:table-cell office:value-type="string">
            <text:p>額定電壓</text:p>
          </table:table-cell>
          <table:table-cell office:value-type="string">
            <text:p/>
          </table:table-cell>
          <table:table-cell office:value-type="string">
            <text:p>额定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29</text:p>
          </table:table-cell>
          <table:table-cell office:value-type="string">
            <text:p>ratemeter</text:p>
          </table:table-cell>
          <table:table-cell office:value-type="string">
            <text:p>速率表；測速表</text:p>
          </table:table-cell>
          <table:table-cell office:value-type="string">
            <text:p/>
          </table:table-cell>
          <table:table-cell office:value-type="string">
            <text:p>率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30</text:p>
          </table:table-cell>
          <table:table-cell office:value-type="string">
            <text:p>rating</text:p>
          </table:table-cell>
          <table:table-cell office:value-type="string">
            <text:p>額定容量；定等級</text:p>
          </table:table-cell>
          <table:table-cell office:value-type="string">
            <text:p/>
          </table:table-cell>
          <table:table-cell office:value-type="string">
            <text:p>定额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31</text:p>
          </table:table-cell>
          <table:table-cell office:value-type="string">
            <text:p>rating</text:p>
          </table:table-cell>
          <table:table-cell office:value-type="string">
            <text:p>額定容量；定等級</text:p>
          </table:table-cell>
          <table:table-cell office:value-type="string">
            <text:p/>
          </table:table-cell>
          <table:table-cell office:value-type="string">
            <text:p>额定数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32</text:p>
          </table:table-cell>
          <table:table-cell office:value-type="string">
            <text:p>ratio</text:p>
          </table:table-cell>
          <table:table-cell office:value-type="string">
            <text:p>比例；比值；比；比率</text:p>
          </table:table-cell>
          <table:table-cell office:value-type="string">
            <text:p/>
          </table:table-cell>
          <table:table-cell office:value-type="string">
            <text:p>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33</text:p>
          </table:table-cell>
          <table:table-cell office:value-type="string">
            <text:p>ratio control</text:p>
          </table:table-cell>
          <table:table-cell office:value-type="string">
            <text:p>比率控制</text:p>
          </table:table-cell>
          <table:table-cell office:value-type="string">
            <text:p/>
          </table:table-cell>
          <table:table-cell office:value-type="string">
            <text:p>比值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34</text:p>
          </table:table-cell>
          <table:table-cell office:value-type="string">
            <text:p>ratio correction factor</text:p>
          </table:table-cell>
          <table:table-cell office:value-type="string">
            <text:p>比例校正係數；變比校正係數</text:p>
          </table:table-cell>
          <table:table-cell office:value-type="string">
            <text:p/>
          </table:table-cell>
          <table:table-cell office:value-type="string">
            <text:p>变比校正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35</text:p>
          </table:table-cell>
          <table:table-cell office:value-type="string">
            <text:p>rational number</text:p>
          </table:table-cell>
          <table:table-cell office:value-type="string">
            <text:p>有理數</text:p>
          </table:table-cell>
          <table:table-cell office:value-type="string">
            <text:p/>
          </table:table-cell>
          <table:table-cell office:value-type="string">
            <text:p>有理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36</text:p>
          </table:table-cell>
          <table:table-cell office:value-type="string">
            <text:p>reactance</text:p>
          </table:table-cell>
          <table:table-cell office:value-type="string">
            <text:p>電抗</text:p>
          </table:table-cell>
          <table:table-cell office:value-type="string">
            <text:p/>
          </table:table-cell>
          <table:table-cell office:value-type="string">
            <text:p>电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37</text:p>
          </table:table-cell>
          <table:table-cell office:value-type="string">
            <text:p>reactance relay</text:p>
          </table:table-cell>
          <table:table-cell office:value-type="string">
            <text:p>電抗電驛（器）；電抗繼電器</text:p>
          </table:table-cell>
          <table:table-cell office:value-type="string">
            <text:p/>
          </table:table-cell>
          <table:table-cell office:value-type="string">
            <text:p>电抗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38</text:p>
          </table:table-cell>
          <table:table-cell office:value-type="string">
            <text:p>reactance voltage</text:p>
          </table:table-cell>
          <table:table-cell office:value-type="string">
            <text:p>電抗電壓；電抗電熱</text:p>
          </table:table-cell>
          <table:table-cell office:value-type="string">
            <text:p/>
          </table:table-cell>
          <table:table-cell office:value-type="string">
            <text:p>电抗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39</text:p>
          </table:table-cell>
          <table:table-cell office:value-type="string">
            <text:p>reaction rate</text:p>
          </table:table-cell>
          <table:table-cell office:value-type="string">
            <text:p>反應率</text:p>
          </table:table-cell>
          <table:table-cell office:value-type="string">
            <text:p/>
          </table:table-cell>
          <table:table-cell office:value-type="string">
            <text:p>反应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40</text:p>
          </table:table-cell>
          <table:table-cell office:value-type="string">
            <text:p>reactive</text:p>
          </table:table-cell>
          <table:table-cell office:value-type="string">
            <text:p>無功的；電抗性的；反應的；反饋的</text:p>
          </table:table-cell>
          <table:table-cell office:value-type="string">
            <text:p/>
          </table:table-cell>
          <table:table-cell office:value-type="string">
            <text:p>无功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41</text:p>
          </table:table-cell>
          <table:table-cell office:value-type="string">
            <text:p>reactive</text:p>
          </table:table-cell>
          <table:table-cell office:value-type="string">
            <text:p>無功的；電抗性的；反應的；反饋的</text:p>
          </table:table-cell>
          <table:table-cell office:value-type="string">
            <text:p/>
          </table:table-cell>
          <table:table-cell office:value-type="string">
            <text:p>电抗性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42</text:p>
          </table:table-cell>
          <table:table-cell office:value-type="string">
            <text:p>reactive current</text:p>
          </table:table-cell>
          <table:table-cell office:value-type="string">
            <text:p>無功電流；電抗性電流</text:p>
          </table:table-cell>
          <table:table-cell office:value-type="string">
            <text:p/>
          </table:table-cell>
          <table:table-cell office:value-type="string">
            <text:p>无功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43</text:p>
          </table:table-cell>
          <table:table-cell office:value-type="string">
            <text:p>reactive factor</text:p>
          </table:table-cell>
          <table:table-cell office:value-type="string">
            <text:p>無功因數；電抗因數</text:p>
          </table:table-cell>
          <table:table-cell office:value-type="string">
            <text:p/>
          </table:table-cell>
          <table:table-cell office:value-type="string">
            <text:p>无功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44</text:p>
          </table:table-cell>
          <table:table-cell office:value-type="string">
            <text:p>reactive power</text:p>
          </table:table-cell>
          <table:table-cell office:value-type="string">
            <text:p>無效功率</text:p>
          </table:table-cell>
          <table:table-cell office:value-type="string">
            <text:p/>
          </table:table-cell>
          <table:table-cell office:value-type="string">
            <text:p>无功功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45</text:p>
          </table:table-cell>
          <table:table-cell office:value-type="string">
            <text:p>reactivity</text:p>
          </table:table-cell>
          <table:table-cell office:value-type="string">
            <text:p>反應性；反應度；電抗性；活動性</text:p>
          </table:table-cell>
          <table:table-cell office:value-type="string">
            <text:p/>
          </table:table-cell>
          <table:table-cell office:value-type="string">
            <text:p>反应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46</text:p>
          </table:table-cell>
          <table:table-cell office:value-type="string">
            <text:p>reactivity meter</text:p>
          </table:table-cell>
          <table:table-cell office:value-type="string">
            <text:p>反應度計</text:p>
          </table:table-cell>
          <table:table-cell office:value-type="string">
            <text:p/>
          </table:table-cell>
          <table:table-cell office:value-type="string">
            <text:p>反应性仪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47</text:p>
          </table:table-cell>
          <table:table-cell office:value-type="string">
            <text:p>reactivity temperature coefficient</text:p>
          </table:table-cell>
          <table:table-cell office:value-type="string">
            <text:p>反應度溫度係數</text:p>
          </table:table-cell>
          <table:table-cell office:value-type="string">
            <text:p/>
          </table:table-cell>
          <table:table-cell office:value-type="string">
            <text:p>[反应性]温度系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48</text:p>
          </table:table-cell>
          <table:table-cell office:value-type="string">
            <text:p>reactor</text:p>
          </table:table-cell>
          <table:table-cell office:value-type="string">
            <text:p>反應器；電抗器；電抗線圈</text:p>
          </table:table-cell>
          <table:table-cell office:value-type="string">
            <text:p/>
          </table:table-cell>
          <table:table-cell office:value-type="string">
            <text:p>电抗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49</text:p>
          </table:table-cell>
          <table:table-cell office:value-type="string">
            <text:p>reactor containment</text:p>
          </table:table-cell>
          <table:table-cell office:value-type="string">
            <text:p>反應器圍阻</text:p>
          </table:table-cell>
          <table:table-cell office:value-type="string">
            <text:p/>
          </table:table-cell>
          <table:table-cell office:value-type="string">
            <text:p>反应堆安全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50</text:p>
          </table:table-cell>
          <table:table-cell office:value-type="string">
            <text:p>reactor coolant</text:p>
          </table:table-cell>
          <table:table-cell office:value-type="string">
            <text:p>反應器冷卻劑</text:p>
          </table:table-cell>
          <table:table-cell office:value-type="string">
            <text:p/>
          </table:table-cell>
          <table:table-cell office:value-type="string">
            <text:p>反应堆冷却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51</text:p>
          </table:table-cell>
          <table:table-cell office:value-type="string">
            <text:p>reactor vessel</text:p>
          </table:table-cell>
          <table:table-cell office:value-type="string">
            <text:p>反應器壓力槽</text:p>
          </table:table-cell>
          <table:table-cell office:value-type="string">
            <text:p/>
          </table:table-cell>
          <table:table-cell office:value-type="string">
            <text:p>反应堆容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52</text:p>
          </table:table-cell>
          <table:table-cell office:value-type="string">
            <text:p>real number</text:p>
          </table:table-cell>
          <table:table-cell office:value-type="string">
            <text:p>實數</text:p>
          </table:table-cell>
          <table:table-cell office:value-type="string">
            <text:p/>
          </table:table-cell>
          <table:table-cell office:value-type="string">
            <text:p>实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53</text:p>
          </table:table-cell>
          <table:table-cell office:value-type="string">
            <text:p>real part</text:p>
          </table:table-cell>
          <table:table-cell office:value-type="string">
            <text:p>實數部份</text:p>
          </table:table-cell>
          <table:table-cell office:value-type="string">
            <text:p/>
          </table:table-cell>
          <table:table-cell office:value-type="string">
            <text:p>实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54</text:p>
          </table:table-cell>
          <table:table-cell office:value-type="string">
            <text:p>recalescent point</text:p>
          </table:table-cell>
          <table:table-cell office:value-type="string">
            <text:p>實放熱量臨界溫度；復輝點</text:p>
          </table:table-cell>
          <table:table-cell office:value-type="string">
            <text:p/>
          </table:table-cell>
          <table:table-cell office:value-type="string">
            <text:p>复辉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55</text:p>
          </table:table-cell>
          <table:table-cell office:value-type="string">
            <text:p>recessed luminaire</text:p>
          </table:table-cell>
          <table:table-cell office:value-type="string">
            <text:p>嵌入型照明器具</text:p>
          </table:table-cell>
          <table:table-cell office:value-type="string">
            <text:p/>
          </table:table-cell>
          <table:table-cell office:value-type="string">
            <text:p>嵌入式灯具</text:p>
          </table:table-cell>
          <table:table-cell office:value-type="string">
            <text:p>2017-08-08</text:p>
          </table:table-cell>
        </table:table-row>
        <table:table-row>
          <table:table-cell office:value-type="string">
            <text:p>1254656</text:p>
          </table:table-cell>
          <table:table-cell office:value-type="string">
            <text:p>reciprocal</text:p>
          </table:table-cell>
          <table:table-cell office:value-type="string">
            <text:p>倒數</text:p>
          </table:table-cell>
          <table:table-cell office:value-type="string">
            <text:p/>
          </table:table-cell>
          <table:table-cell office:value-type="string">
            <text:p>互易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57</text:p>
          </table:table-cell>
          <table:table-cell office:value-type="string">
            <text:p>reciprocating compressor</text:p>
          </table:table-cell>
          <table:table-cell office:value-type="string">
            <text:p>往復式壓縮機</text:p>
          </table:table-cell>
          <table:table-cell office:value-type="string">
            <text:p/>
          </table:table-cell>
          <table:table-cell office:value-type="string">
            <text:p>往复式压缩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58</text:p>
          </table:table-cell>
          <table:table-cell office:value-type="string">
            <text:p>reciprocity</text:p>
          </table:table-cell>
          <table:table-cell office:value-type="string">
            <text:p>互易性</text:p>
          </table:table-cell>
          <table:table-cell office:value-type="string">
            <text:p/>
          </table:table-cell>
          <table:table-cell office:value-type="string">
            <text:p>互易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59</text:p>
          </table:table-cell>
          <table:table-cell office:value-type="string">
            <text:p>reciprocity theorem</text:p>
          </table:table-cell>
          <table:table-cell office:value-type="string">
            <text:p>互易定理</text:p>
          </table:table-cell>
          <table:table-cell office:value-type="string">
            <text:p/>
          </table:table-cell>
          <table:table-cell office:value-type="string">
            <text:p>互易定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60</text:p>
          </table:table-cell>
          <table:table-cell office:value-type="string">
            <text:p>reclamation</text:p>
          </table:table-cell>
          <table:table-cell office:value-type="string">
            <text:p>開墾</text:p>
          </table:table-cell>
          <table:table-cell office:value-type="string">
            <text:p/>
          </table:table-cell>
          <table:table-cell office:value-type="string">
            <text:p>修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61</text:p>
          </table:table-cell>
          <table:table-cell office:value-type="string">
            <text:p>reclosing fuse</text:p>
          </table:table-cell>
          <table:table-cell office:value-type="string">
            <text:p>重合熔絲；復閉熔斷器</text:p>
          </table:table-cell>
          <table:table-cell office:value-type="string">
            <text:p/>
          </table:table-cell>
          <table:table-cell office:value-type="string">
            <text:p>重合熔断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62</text:p>
          </table:table-cell>
          <table:table-cell office:value-type="string">
            <text:p>reclosing relay</text:p>
          </table:table-cell>
          <table:table-cell office:value-type="string">
            <text:p>復閉繼電器；重合閘繼電器；自接入繼電器</text:p>
          </table:table-cell>
          <table:table-cell office:value-type="string">
            <text:p/>
          </table:table-cell>
          <table:table-cell office:value-type="string">
            <text:p>重[闭]合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63</text:p>
          </table:table-cell>
          <table:table-cell office:value-type="string">
            <text:p>reclosing time</text:p>
          </table:table-cell>
          <table:table-cell office:value-type="string">
            <text:p>重合時間；再閉路時間；復閉時間</text:p>
          </table:table-cell>
          <table:table-cell office:value-type="string">
            <text:p/>
          </table:table-cell>
          <table:table-cell office:value-type="string">
            <text:p>重[闭]合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64</text:p>
          </table:table-cell>
          <table:table-cell office:value-type="string">
            <text:p>recombination</text:p>
          </table:table-cell>
          <table:table-cell office:value-type="string">
            <text:p>復合；再化合；再結合</text:p>
          </table:table-cell>
          <table:table-cell office:value-type="string">
            <text:p/>
          </table:table-cell>
          <table:table-cell office:value-type="string">
            <text:p>复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65</text:p>
          </table:table-cell>
          <table:table-cell office:value-type="string">
            <text:p>recombination coefficient</text:p>
          </table:table-cell>
          <table:table-cell office:value-type="string">
            <text:p>復合係數</text:p>
          </table:table-cell>
          <table:table-cell office:value-type="string">
            <text:p/>
          </table:table-cell>
          <table:table-cell office:value-type="string">
            <text:p>复合系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66</text:p>
          </table:table-cell>
          <table:table-cell office:value-type="string">
            <text:p>recombination rate</text:p>
          </table:table-cell>
          <table:table-cell office:value-type="string">
            <text:p>復合率</text:p>
          </table:table-cell>
          <table:table-cell office:value-type="string">
            <text:p/>
          </table:table-cell>
          <table:table-cell office:value-type="string">
            <text:p>复合速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67</text:p>
          </table:table-cell>
          <table:table-cell office:value-type="string">
            <text:p>recording</text:p>
          </table:table-cell>
          <table:table-cell office:value-type="string">
            <text:p>記錄</text:p>
          </table:table-cell>
          <table:table-cell office:value-type="string">
            <text:p/>
          </table:table-cell>
          <table:table-cell office:value-type="string">
            <text:p>记录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68</text:p>
          </table:table-cell>
          <table:table-cell office:value-type="string">
            <text:p>recording chart</text:p>
          </table:table-cell>
          <table:table-cell office:value-type="string">
            <text:p>記錄紙</text:p>
          </table:table-cell>
          <table:table-cell office:value-type="string">
            <text:p/>
          </table:table-cell>
          <table:table-cell office:value-type="string">
            <text:p>记录图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69</text:p>
          </table:table-cell>
          <table:table-cell office:value-type="string">
            <text:p>recording density</text:p>
          </table:table-cell>
          <table:table-cell office:value-type="string">
            <text:p>記錄密度</text:p>
          </table:table-cell>
          <table:table-cell office:value-type="string">
            <text:p/>
          </table:table-cell>
          <table:table-cell office:value-type="string">
            <text:p>记录密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70</text:p>
          </table:table-cell>
          <table:table-cell office:value-type="string">
            <text:p>recording medium</text:p>
          </table:table-cell>
          <table:table-cell office:value-type="string">
            <text:p>記錄介質</text:p>
          </table:table-cell>
          <table:table-cell office:value-type="string">
            <text:p/>
          </table:table-cell>
          <table:table-cell office:value-type="string">
            <text:p>记录媒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71</text:p>
          </table:table-cell>
          <table:table-cell office:value-type="string">
            <text:p>recovery</text:p>
          </table:table-cell>
          <table:table-cell office:value-type="string">
            <text:p>收回；回復；還原</text:p>
          </table:table-cell>
          <table:table-cell office:value-type="string">
            <text:p/>
          </table:table-cell>
          <table:table-cell office:value-type="string">
            <text:p>恢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72</text:p>
          </table:table-cell>
          <table:table-cell office:value-type="string">
            <text:p>recovery time</text:p>
          </table:table-cell>
          <table:table-cell office:value-type="string">
            <text:p>恢復時間</text:p>
          </table:table-cell>
          <table:table-cell office:value-type="string">
            <text:p/>
          </table:table-cell>
          <table:table-cell office:value-type="string">
            <text:p>恢复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73</text:p>
          </table:table-cell>
          <table:table-cell office:value-type="string">
            <text:p>recovery voltage</text:p>
          </table:table-cell>
          <table:table-cell office:value-type="string">
            <text:p>回復電壓；恢復電壓；還原電壓</text:p>
          </table:table-cell>
          <table:table-cell office:value-type="string">
            <text:p/>
          </table:table-cell>
          <table:table-cell office:value-type="string">
            <text:p>恢复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74</text:p>
          </table:table-cell>
          <table:table-cell office:value-type="string">
            <text:p>rectangular impulse</text:p>
          </table:table-cell>
          <table:table-cell office:value-type="string">
            <text:p>矩形衝擊波；矩形脈衝</text:p>
          </table:table-cell>
          <table:table-cell office:value-type="string">
            <text:p/>
          </table:table-cell>
          <table:table-cell office:value-type="string">
            <text:p>冲击方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75</text:p>
          </table:table-cell>
          <table:table-cell office:value-type="string">
            <text:p>rectification factor</text:p>
          </table:table-cell>
          <table:table-cell office:value-type="string">
            <text:p>整流因數；整流係數</text:p>
          </table:table-cell>
          <table:table-cell office:value-type="string">
            <text:p/>
          </table:table-cell>
          <table:table-cell office:value-type="string">
            <text:p>整流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76</text:p>
          </table:table-cell>
          <table:table-cell office:value-type="string">
            <text:p>rectifier</text:p>
          </table:table-cell>
          <table:table-cell office:value-type="string">
            <text:p>整流器</text:p>
          </table:table-cell>
          <table:table-cell office:value-type="string">
            <text:p/>
          </table:table-cell>
          <table:table-cell office:value-type="string">
            <text:p>整流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77</text:p>
          </table:table-cell>
          <table:table-cell office:value-type="string">
            <text:p>rectifier instrument</text:p>
          </table:table-cell>
          <table:table-cell office:value-type="string">
            <text:p>整流式儀表</text:p>
          </table:table-cell>
          <table:table-cell office:value-type="string">
            <text:p/>
          </table:table-cell>
          <table:table-cell office:value-type="string">
            <text:p>整流式仪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78</text:p>
          </table:table-cell>
          <table:table-cell office:value-type="string">
            <text:p>rectifier transformer</text:p>
          </table:table-cell>
          <table:table-cell office:value-type="string">
            <text:p>整流器變壓器</text:p>
          </table:table-cell>
          <table:table-cell office:value-type="string">
            <text:p/>
          </table:table-cell>
          <table:table-cell office:value-type="string">
            <text:p>整流变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79</text:p>
          </table:table-cell>
          <table:table-cell office:value-type="string">
            <text:p>rectifying relay</text:p>
          </table:table-cell>
          <table:table-cell office:value-type="string">
            <text:p>整流式繼電器</text:p>
          </table:table-cell>
          <table:table-cell office:value-type="string">
            <text:p/>
          </table:table-cell>
          <table:table-cell office:value-type="string">
            <text:p>整流式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80</text:p>
          </table:table-cell>
          <table:table-cell office:value-type="string">
            <text:p>reduced-power tapping</text:p>
          </table:table-cell>
          <table:table-cell office:value-type="string">
            <text:p>降低功率分接</text:p>
          </table:table-cell>
          <table:table-cell office:value-type="string">
            <text:p/>
          </table:table-cell>
          <table:table-cell office:value-type="string">
            <text:p>降低容量的分接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81</text:p>
          </table:table-cell>
          <table:table-cell office:value-type="string">
            <text:p>reducing atmosphere</text:p>
          </table:table-cell>
          <table:table-cell office:value-type="string">
            <text:p>降低大氣壓　</text:p>
          </table:table-cell>
          <table:table-cell office:value-type="string">
            <text:p/>
          </table:table-cell>
          <table:table-cell office:value-type="string">
            <text:p>还原性气氛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82</text:p>
          </table:table-cell>
          <table:table-cell office:value-type="string">
            <text:p>reduction</text:p>
          </table:table-cell>
          <table:table-cell office:value-type="string">
            <text:p>減少；還原</text:p>
          </table:table-cell>
          <table:table-cell office:value-type="string">
            <text:p/>
          </table:table-cell>
          <table:table-cell office:value-type="string">
            <text:p>还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83</text:p>
          </table:table-cell>
          <table:table-cell office:value-type="string">
            <text:p>redundancy</text:p>
          </table:table-cell>
          <table:table-cell office:value-type="string">
            <text:p>冗餘碼；冗餘位；冗餘；多餘信號；多餘度；剩餘度；重複</text:p>
          </table:table-cell>
          <table:table-cell office:value-type="string">
            <text:p/>
          </table:table-cell>
          <table:table-cell office:value-type="string">
            <text:p>冗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84</text:p>
          </table:table-cell>
          <table:table-cell office:value-type="string">
            <text:p>reed contact</text:p>
          </table:table-cell>
          <table:table-cell office:value-type="string">
            <text:p>簧片觸點</text:p>
          </table:table-cell>
          <table:table-cell office:value-type="string">
            <text:p/>
          </table:table-cell>
          <table:table-cell office:value-type="string">
            <text:p>舌簧触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85</text:p>
          </table:table-cell>
          <table:table-cell office:value-type="string">
            <text:p>reed relay</text:p>
          </table:table-cell>
          <table:table-cell office:value-type="string">
            <text:p>舌簧繼電器；銜鐵繼電器</text:p>
          </table:table-cell>
          <table:table-cell office:value-type="string">
            <text:p/>
          </table:table-cell>
          <table:table-cell office:value-type="string">
            <text:p>舌簧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86</text:p>
          </table:table-cell>
          <table:table-cell office:value-type="string">
            <text:p>reference ballast</text:p>
          </table:table-cell>
          <table:table-cell office:value-type="string">
            <text:p>參考安定器；實驗用安定器</text:p>
          </table:table-cell>
          <table:table-cell office:value-type="string">
            <text:p/>
          </table:table-cell>
          <table:table-cell office:value-type="string">
            <text:p>基准镇流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87</text:p>
          </table:table-cell>
          <table:table-cell office:value-type="string">
            <text:p>reference colour stimuli</text:p>
          </table:table-cell>
          <table:table-cell office:value-type="string">
            <text:p>原色刺激</text:p>
          </table:table-cell>
          <table:table-cell office:value-type="string">
            <text:p/>
          </table:table-cell>
          <table:table-cell office:value-type="string">
            <text:p>参照色刺激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88</text:p>
          </table:table-cell>
          <table:table-cell office:value-type="string">
            <text:p>reference electrode</text:p>
          </table:table-cell>
          <table:table-cell office:value-type="string">
            <text:p>參考電極</text:p>
          </table:table-cell>
          <table:table-cell office:value-type="string">
            <text:p/>
          </table:table-cell>
          <table:table-cell office:value-type="string">
            <text:p>参比电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89</text:p>
          </table:table-cell>
          <table:table-cell office:value-type="string">
            <text:p>reference frequency</text:p>
          </table:table-cell>
          <table:table-cell office:value-type="string">
            <text:p>參考頻率</text:p>
          </table:table-cell>
          <table:table-cell office:value-type="string">
            <text:p/>
          </table:table-cell>
          <table:table-cell office:value-type="string">
            <text:p>参比频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90</text:p>
          </table:table-cell>
          <table:table-cell office:value-type="string">
            <text:p>reference illuminant</text:p>
          </table:table-cell>
          <table:table-cell office:value-type="string">
            <text:p>基準光</text:p>
          </table:table-cell>
          <table:table-cell office:value-type="string">
            <text:p/>
          </table:table-cell>
          <table:table-cell office:value-type="string">
            <text:p>参照照明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91</text:p>
          </table:table-cell>
          <table:table-cell office:value-type="string">
            <text:p>reference junction</text:p>
          </table:table-cell>
          <table:table-cell office:value-type="string">
            <text:p>基準結；參考結</text:p>
          </table:table-cell>
          <table:table-cell office:value-type="string">
            <text:p/>
          </table:table-cell>
          <table:table-cell office:value-type="string">
            <text:p>参比接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92</text:p>
          </table:table-cell>
          <table:table-cell office:value-type="string">
            <text:p>reference lamp</text:p>
          </table:table-cell>
          <table:table-cell office:value-type="string">
            <text:p>試驗用燈泡；參考燈泡</text:p>
          </table:table-cell>
          <table:table-cell office:value-type="string">
            <text:p/>
          </table:table-cell>
          <table:table-cell office:value-type="string">
            <text:p>基准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93</text:p>
          </table:table-cell>
          <table:table-cell office:value-type="string">
            <text:p>reference lighting</text:p>
          </table:table-cell>
          <table:table-cell office:value-type="string">
            <text:p>基準照明</text:p>
          </table:table-cell>
          <table:table-cell office:value-type="string">
            <text:p/>
          </table:table-cell>
          <table:table-cell office:value-type="string">
            <text:p>基准照明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94</text:p>
          </table:table-cell>
          <table:table-cell office:value-type="string">
            <text:p>reference point</text:p>
          </table:table-cell>
          <table:table-cell office:value-type="string">
            <text:p>基準點；參考點</text:p>
          </table:table-cell>
          <table:table-cell office:value-type="string">
            <text:p/>
          </table:table-cell>
          <table:table-cell office:value-type="string">
            <text:p>参考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95</text:p>
          </table:table-cell>
          <table:table-cell office:value-type="string">
            <text:p>reference pressure</text:p>
          </table:table-cell>
          <table:table-cell office:value-type="string">
            <text:p>參考壓力</text:p>
          </table:table-cell>
          <table:table-cell office:value-type="string">
            <text:p/>
          </table:table-cell>
          <table:table-cell office:value-type="string">
            <text:p>参比压力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96</text:p>
          </table:table-cell>
          <table:table-cell office:value-type="string">
            <text:p>reference source</text:p>
          </table:table-cell>
          <table:table-cell office:value-type="string">
            <text:p>參考源</text:p>
          </table:table-cell>
          <table:table-cell office:value-type="string">
            <text:p/>
          </table:table-cell>
          <table:table-cell office:value-type="string">
            <text:p>参考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97</text:p>
          </table:table-cell>
          <table:table-cell office:value-type="string">
            <text:p>reference standard</text:p>
          </table:table-cell>
          <table:table-cell office:value-type="string">
            <text:p>參考標準</text:p>
          </table:table-cell>
          <table:table-cell office:value-type="string">
            <text:p/>
          </table:table-cell>
          <table:table-cell office:value-type="string">
            <text:p>参考标准[器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98</text:p>
          </table:table-cell>
          <table:table-cell office:value-type="string">
            <text:p>reference surface</text:p>
          </table:table-cell>
          <table:table-cell office:value-type="string">
            <text:p>基準面；參考面</text:p>
          </table:table-cell>
          <table:table-cell office:value-type="string">
            <text:p/>
          </table:table-cell>
          <table:table-cell office:value-type="string">
            <text:p>参比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699</text:p>
          </table:table-cell>
          <table:table-cell office:value-type="string">
            <text:p>reference value</text:p>
          </table:table-cell>
          <table:table-cell office:value-type="string">
            <text:p>參考值</text:p>
          </table:table-cell>
          <table:table-cell office:value-type="string">
            <text:p/>
          </table:table-cell>
          <table:table-cell office:value-type="string">
            <text:p>参考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00</text:p>
          </table:table-cell>
          <table:table-cell office:value-type="string">
            <text:p>reference variable</text:p>
          </table:table-cell>
          <table:table-cell office:value-type="string">
            <text:p>基準變量</text:p>
          </table:table-cell>
          <table:table-cell office:value-type="string">
            <text:p/>
          </table:table-cell>
          <table:table-cell office:value-type="string">
            <text:p>参比[变]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01</text:p>
          </table:table-cell>
          <table:table-cell office:value-type="string">
            <text:p>reference voltage</text:p>
          </table:table-cell>
          <table:table-cell office:value-type="string">
            <text:p>參考電壓；基準電壓；標準電壓</text:p>
          </table:table-cell>
          <table:table-cell office:value-type="string">
            <text:p/>
          </table:table-cell>
          <table:table-cell office:value-type="string">
            <text:p>参比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02</text:p>
          </table:table-cell>
          <table:table-cell office:value-type="string">
            <text:p>refining</text:p>
          </table:table-cell>
          <table:table-cell office:value-type="string">
            <text:p>精製；精煉（法）</text:p>
          </table:table-cell>
          <table:table-cell office:value-type="string">
            <text:p/>
          </table:table-cell>
          <table:table-cell office:value-type="string">
            <text:p>精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03</text:p>
          </table:table-cell>
          <table:table-cell office:value-type="string">
            <text:p>reflectance</text:p>
          </table:table-cell>
          <table:table-cell office:value-type="string">
            <text:p>反射率；反射比</text:p>
          </table:table-cell>
          <table:table-cell office:value-type="string">
            <text:p/>
          </table:table-cell>
          <table:table-cell office:value-type="string">
            <text:p>反射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04</text:p>
          </table:table-cell>
          <table:table-cell office:value-type="string">
            <text:p>reflection</text:p>
          </table:table-cell>
          <table:table-cell office:value-type="string">
            <text:p>反射</text:p>
          </table:table-cell>
          <table:table-cell office:value-type="string">
            <text:p/>
          </table:table-cell>
          <table:table-cell office:value-type="string">
            <text:p>反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05</text:p>
          </table:table-cell>
          <table:table-cell office:value-type="string">
            <text:p>reflection loss</text:p>
          </table:table-cell>
          <table:table-cell office:value-type="string">
            <text:p>反射損失</text:p>
          </table:table-cell>
          <table:table-cell office:value-type="string">
            <text:p/>
          </table:table-cell>
          <table:table-cell office:value-type="string">
            <text:p>反射损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06</text:p>
          </table:table-cell>
          <table:table-cell office:value-type="string">
            <text:p>reflectivity</text:p>
          </table:table-cell>
          <table:table-cell office:value-type="string">
            <text:p>反射性；反射能力；反射比</text:p>
          </table:table-cell>
          <table:table-cell office:value-type="string">
            <text:p/>
          </table:table-cell>
          <table:table-cell office:value-type="string">
            <text:p>反射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07</text:p>
          </table:table-cell>
          <table:table-cell office:value-type="string">
            <text:p>reflectometer</text:p>
          </table:table-cell>
          <table:table-cell office:value-type="string">
            <text:p>反射計</text:p>
          </table:table-cell>
          <table:table-cell office:value-type="string">
            <text:p/>
          </table:table-cell>
          <table:table-cell office:value-type="string">
            <text:p>反射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08</text:p>
          </table:table-cell>
          <table:table-cell office:value-type="string">
            <text:p>reflectometer value</text:p>
          </table:table-cell>
          <table:table-cell office:value-type="string">
            <text:p>反射率計值</text:p>
          </table:table-cell>
          <table:table-cell office:value-type="string">
            <text:p/>
          </table:table-cell>
          <table:table-cell office:value-type="string">
            <text:p>反射计测量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09</text:p>
          </table:table-cell>
          <table:table-cell office:value-type="string">
            <text:p>reflector</text:p>
          </table:table-cell>
          <table:table-cell office:value-type="string">
            <text:p>反射器</text:p>
          </table:table-cell>
          <table:table-cell office:value-type="string">
            <text:p/>
          </table:table-cell>
          <table:table-cell office:value-type="string">
            <text:p>反射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10</text:p>
          </table:table-cell>
          <table:table-cell office:value-type="string">
            <text:p>reflector</text:p>
          </table:table-cell>
          <table:table-cell office:value-type="string">
            <text:p>反射器</text:p>
          </table:table-cell>
          <table:table-cell office:value-type="string">
            <text:p/>
          </table:table-cell>
          <table:table-cell office:value-type="string">
            <text:p>反射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11</text:p>
          </table:table-cell>
          <table:table-cell office:value-type="string">
            <text:p>reflector control</text:p>
          </table:table-cell>
          <table:table-cell office:value-type="string">
            <text:p>反射體控制</text:p>
          </table:table-cell>
          <table:table-cell office:value-type="string">
            <text:p/>
          </table:table-cell>
          <table:table-cell office:value-type="string">
            <text:p>反射层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12</text:p>
          </table:table-cell>
          <table:table-cell office:value-type="string">
            <text:p>reflector lamp</text:p>
          </table:table-cell>
          <table:table-cell office:value-type="string">
            <text:p>反射燈</text:p>
          </table:table-cell>
          <table:table-cell office:value-type="string">
            <text:p/>
          </table:table-cell>
          <table:table-cell office:value-type="string">
            <text:p>反射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13</text:p>
          </table:table-cell>
          <table:table-cell office:value-type="string">
            <text:p>reflector spotlight</text:p>
          </table:table-cell>
          <table:table-cell office:value-type="string">
            <text:p>閃光反射器；閃光反射盤</text:p>
          </table:table-cell>
          <table:table-cell office:value-type="string">
            <text:p/>
          </table:table-cell>
          <table:table-cell office:value-type="string">
            <text:p>反射式聚光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14</text:p>
          </table:table-cell>
          <table:table-cell office:value-type="string">
            <text:p>reflectorized bulb</text:p>
          </table:table-cell>
          <table:table-cell office:value-type="string">
            <text:p>反射玻璃球</text:p>
          </table:table-cell>
          <table:table-cell office:value-type="string">
            <text:p/>
          </table:table-cell>
          <table:table-cell office:value-type="string">
            <text:p>反射玻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15</text:p>
          </table:table-cell>
          <table:table-cell office:value-type="string">
            <text:p>refraction</text:p>
          </table:table-cell>
          <table:table-cell office:value-type="string">
            <text:p>折射</text:p>
          </table:table-cell>
          <table:table-cell office:value-type="string">
            <text:p/>
          </table:table-cell>
          <table:table-cell office:value-type="string">
            <text:p>折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16</text:p>
          </table:table-cell>
          <table:table-cell office:value-type="string">
            <text:p>refractive index</text:p>
          </table:table-cell>
          <table:table-cell office:value-type="string">
            <text:p>折射指數</text:p>
          </table:table-cell>
          <table:table-cell office:value-type="string">
            <text:p/>
          </table:table-cell>
          <table:table-cell office:value-type="string">
            <text:p>折射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17</text:p>
          </table:table-cell>
          <table:table-cell office:value-type="string">
            <text:p>refractor</text:p>
          </table:table-cell>
          <table:table-cell office:value-type="string">
            <text:p>折射器；折射望遠鏡</text:p>
          </table:table-cell>
          <table:table-cell office:value-type="string">
            <text:p/>
          </table:table-cell>
          <table:table-cell office:value-type="string">
            <text:p>折射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18</text:p>
          </table:table-cell>
          <table:table-cell office:value-type="string">
            <text:p>refrigerant</text:p>
          </table:table-cell>
          <table:table-cell office:value-type="string">
            <text:p>冷凍劑</text:p>
          </table:table-cell>
          <table:table-cell office:value-type="string">
            <text:p/>
          </table:table-cell>
          <table:table-cell office:value-type="string">
            <text:p>制冷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19</text:p>
          </table:table-cell>
          <table:table-cell office:value-type="string">
            <text:p>refrigerating system</text:p>
          </table:table-cell>
          <table:table-cell office:value-type="string">
            <text:p>冷凍系統；致冷系統</text:p>
          </table:table-cell>
          <table:table-cell office:value-type="string">
            <text:p/>
          </table:table-cell>
          <table:table-cell office:value-type="string">
            <text:p>制冷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20</text:p>
          </table:table-cell>
          <table:table-cell office:value-type="string">
            <text:p>refrigerator</text:p>
          </table:table-cell>
          <table:table-cell office:value-type="string">
            <text:p>冰箱；致冷器；冷凍機；冷藏機</text:p>
          </table:table-cell>
          <table:table-cell office:value-type="string">
            <text:p/>
          </table:table-cell>
          <table:table-cell office:value-type="string">
            <text:p>冷藏箱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21</text:p>
          </table:table-cell>
          <table:table-cell office:value-type="string">
            <text:p>regenerative braking</text:p>
          </table:table-cell>
          <table:table-cell office:value-type="string">
            <text:p>再生制動；再生煞車</text:p>
          </table:table-cell>
          <table:table-cell office:value-type="string">
            <text:p/>
          </table:table-cell>
          <table:table-cell office:value-type="string">
            <text:p>回馈制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22</text:p>
          </table:table-cell>
          <table:table-cell office:value-type="string">
            <text:p>region of limited proportionality</text:p>
          </table:table-cell>
          <table:table-cell office:value-type="string">
            <text:p>有限比例區</text:p>
          </table:table-cell>
          <table:table-cell office:value-type="string">
            <text:p/>
          </table:table-cell>
          <table:table-cell office:value-type="string">
            <text:p>有限正比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23</text:p>
          </table:table-cell>
          <table:table-cell office:value-type="string">
            <text:p>register</text:p>
          </table:table-cell>
          <table:table-cell office:value-type="string">
            <text:p>記錄器</text:p>
          </table:table-cell>
          <table:table-cell office:value-type="string">
            <text:p/>
          </table:table-cell>
          <table:table-cell office:value-type="string">
            <text:p>寄存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24</text:p>
          </table:table-cell>
          <table:table-cell office:value-type="string">
            <text:p>register</text:p>
          </table:table-cell>
          <table:table-cell office:value-type="string">
            <text:p>記錄器</text:p>
          </table:table-cell>
          <table:table-cell office:value-type="string">
            <text:p/>
          </table:table-cell>
          <table:table-cell office:value-type="string">
            <text:p>计度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25</text:p>
          </table:table-cell>
          <table:table-cell office:value-type="string">
            <text:p>regular reflectance</text:p>
          </table:table-cell>
          <table:table-cell office:value-type="string">
            <text:p>正常反射率；單向反射率；正規反射率</text:p>
          </table:table-cell>
          <table:table-cell office:value-type="string">
            <text:p/>
          </table:table-cell>
          <table:table-cell office:value-type="string">
            <text:p>规则反射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26</text:p>
          </table:table-cell>
          <table:table-cell office:value-type="string">
            <text:p>regular reflection</text:p>
          </table:table-cell>
          <table:table-cell office:value-type="string">
            <text:p>正規反射； 鏡面反射；規則反射</text:p>
          </table:table-cell>
          <table:table-cell office:value-type="string">
            <text:p/>
          </table:table-cell>
          <table:table-cell office:value-type="string">
            <text:p>规则反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27</text:p>
          </table:table-cell>
          <table:table-cell office:value-type="string">
            <text:p>regular transmission</text:p>
          </table:table-cell>
          <table:table-cell office:value-type="string">
            <text:p>正穿透；規則透射</text:p>
          </table:table-cell>
          <table:table-cell office:value-type="string">
            <text:p/>
          </table:table-cell>
          <table:table-cell office:value-type="string">
            <text:p>规则透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28</text:p>
          </table:table-cell>
          <table:table-cell office:value-type="string">
            <text:p>regular transmittance</text:p>
          </table:table-cell>
          <table:table-cell office:value-type="string">
            <text:p>正穿透率</text:p>
          </table:table-cell>
          <table:table-cell office:value-type="string">
            <text:p/>
          </table:table-cell>
          <table:table-cell office:value-type="string">
            <text:p>规则透射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29</text:p>
          </table:table-cell>
          <table:table-cell office:value-type="string">
            <text:p>regulating relay</text:p>
          </table:table-cell>
          <table:table-cell office:value-type="string">
            <text:p>調節繼電器</text:p>
          </table:table-cell>
          <table:table-cell office:value-type="string">
            <text:p/>
          </table:table-cell>
          <table:table-cell office:value-type="string">
            <text:p>调节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30</text:p>
          </table:table-cell>
          <table:table-cell office:value-type="string">
            <text:p>regulating resistor</text:p>
          </table:table-cell>
          <table:table-cell office:value-type="string">
            <text:p>調節電阻； 調節電阻器</text:p>
          </table:table-cell>
          <table:table-cell office:value-type="string">
            <text:p/>
          </table:table-cell>
          <table:table-cell office:value-type="string">
            <text:p>调节电阻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31</text:p>
          </table:table-cell>
          <table:table-cell office:value-type="string">
            <text:p>regulating winding</text:p>
          </table:table-cell>
          <table:table-cell office:value-type="string">
            <text:p>調節繞組；調整繞組；調壓繞組</text:p>
          </table:table-cell>
          <table:table-cell office:value-type="string">
            <text:p/>
          </table:table-cell>
          <table:table-cell office:value-type="string">
            <text:p>调压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32</text:p>
          </table:table-cell>
          <table:table-cell office:value-type="string">
            <text:p>reignition</text:p>
          </table:table-cell>
          <table:table-cell office:value-type="string">
            <text:p>二次點燃；逆弧；反點火</text:p>
          </table:table-cell>
          <table:table-cell office:value-type="string">
            <text:p/>
          </table:table-cell>
          <table:table-cell office:value-type="string">
            <text:p>复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33</text:p>
          </table:table-cell>
          <table:table-cell office:value-type="string">
            <text:p>reinforced insulation</text:p>
          </table:table-cell>
          <table:table-cell office:value-type="string">
            <text:p>加強絕緣；補強絕緣</text:p>
          </table:table-cell>
          <table:table-cell office:value-type="string">
            <text:p/>
          </table:table-cell>
          <table:table-cell office:value-type="string">
            <text:p>加强绝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34</text:p>
          </table:table-cell>
          <table:table-cell office:value-type="string">
            <text:p>reinforcement</text:p>
          </table:table-cell>
          <table:table-cell office:value-type="string">
            <text:p>加強；加固；補強；加強物；加強件；鋼筋；加強層</text:p>
          </table:table-cell>
          <table:table-cell office:value-type="string">
            <text:p/>
          </table:table-cell>
          <table:table-cell office:value-type="string">
            <text:p>加强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35</text:p>
          </table:table-cell>
          <table:table-cell office:value-type="string">
            <text:p>reinforcing material</text:p>
          </table:table-cell>
          <table:table-cell office:value-type="string">
            <text:p>補強材料</text:p>
          </table:table-cell>
          <table:table-cell office:value-type="string">
            <text:p/>
          </table:table-cell>
          <table:table-cell office:value-type="string">
            <text:p>增强材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36</text:p>
          </table:table-cell>
          <table:table-cell office:value-type="string">
            <text:p>reinsertion</text:p>
          </table:table-cell>
          <table:table-cell office:value-type="string">
            <text:p>再插入</text:p>
          </table:table-cell>
          <table:table-cell office:value-type="string">
            <text:p/>
          </table:table-cell>
          <table:table-cell office:value-type="string">
            <text:p>再插入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37</text:p>
          </table:table-cell>
          <table:table-cell office:value-type="string">
            <text:p>relative colour stimulus function</text:p>
          </table:table-cell>
          <table:table-cell office:value-type="string">
            <text:p>相對色刺激函數</text:p>
          </table:table-cell>
          <table:table-cell office:value-type="string">
            <text:p/>
          </table:table-cell>
          <table:table-cell office:value-type="string">
            <text:p>相对色刺激函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38</text:p>
          </table:table-cell>
          <table:table-cell office:value-type="string">
            <text:p>relative density</text:p>
          </table:table-cell>
          <table:table-cell office:value-type="string">
            <text:p>相對密度</text:p>
          </table:table-cell>
          <table:table-cell office:value-type="string">
            <text:p/>
          </table:table-cell>
          <table:table-cell office:value-type="string">
            <text:p>相对密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39</text:p>
          </table:table-cell>
          <table:table-cell office:value-type="string">
            <text:p>relative error</text:p>
          </table:table-cell>
          <table:table-cell office:value-type="string">
            <text:p>相對誤差</text:p>
          </table:table-cell>
          <table:table-cell office:value-type="string">
            <text:p/>
          </table:table-cell>
          <table:table-cell office:value-type="string">
            <text:p>相对误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40</text:p>
          </table:table-cell>
          <table:table-cell office:value-type="string">
            <text:p>relative humidity</text:p>
          </table:table-cell>
          <table:table-cell office:value-type="string">
            <text:p>相對濕度</text:p>
          </table:table-cell>
          <table:table-cell office:value-type="string">
            <text:p/>
          </table:table-cell>
          <table:table-cell office:value-type="string">
            <text:p>相对湿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41</text:p>
          </table:table-cell>
          <table:table-cell office:value-type="string">
            <text:p>relative optical air mass</text:p>
          </table:table-cell>
          <table:table-cell office:value-type="string">
            <text:p>相對光學空氣量</text:p>
          </table:table-cell>
          <table:table-cell office:value-type="string">
            <text:p/>
          </table:table-cell>
          <table:table-cell office:value-type="string">
            <text:p>相对光学大气质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42</text:p>
          </table:table-cell>
          <table:table-cell office:value-type="string">
            <text:p>relative permeability</text:p>
          </table:table-cell>
          <table:table-cell office:value-type="string">
            <text:p>相對滲透率；相對磁導率；磁導率</text:p>
          </table:table-cell>
          <table:table-cell office:value-type="string">
            <text:p/>
          </table:table-cell>
          <table:table-cell office:value-type="string">
            <text:p>相对磁导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43</text:p>
          </table:table-cell>
          <table:table-cell office:value-type="string">
            <text:p>relative permittivity</text:p>
          </table:table-cell>
          <table:table-cell office:value-type="string">
            <text:p>相對電容率；相對介電係數</text:p>
          </table:table-cell>
          <table:table-cell office:value-type="string">
            <text:p/>
          </table:table-cell>
          <table:table-cell office:value-type="string">
            <text:p>相对电容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44</text:p>
          </table:table-cell>
          <table:table-cell office:value-type="string">
            <text:p>relative responsivity</text:p>
          </table:table-cell>
          <table:table-cell office:value-type="string">
            <text:p>相對響應度</text:p>
          </table:table-cell>
          <table:table-cell office:value-type="string">
            <text:p/>
          </table:table-cell>
          <table:table-cell office:value-type="string">
            <text:p>相对响应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45</text:p>
          </table:table-cell>
          <table:table-cell office:value-type="string">
            <text:p>relative spectral responsivity</text:p>
          </table:table-cell>
          <table:table-cell office:value-type="string">
            <text:p>相對光譜響應度</text:p>
          </table:table-cell>
          <table:table-cell office:value-type="string">
            <text:p/>
          </table:table-cell>
          <table:table-cell office:value-type="string">
            <text:p>相对光谱响应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46</text:p>
          </table:table-cell>
          <table:table-cell office:value-type="string">
            <text:p>relative sunshine duration</text:p>
          </table:table-cell>
          <table:table-cell office:value-type="string">
            <text:p>相對日照期間</text:p>
          </table:table-cell>
          <table:table-cell office:value-type="string">
            <text:p/>
          </table:table-cell>
          <table:table-cell office:value-type="string">
            <text:p>相对日照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47</text:p>
          </table:table-cell>
          <table:table-cell office:value-type="string">
            <text:p>relaxation oscillation</text:p>
          </table:table-cell>
          <table:table-cell office:value-type="string">
            <text:p>弛緩振盪；張弛振盪</text:p>
          </table:table-cell>
          <table:table-cell office:value-type="string">
            <text:p/>
          </table:table-cell>
          <table:table-cell office:value-type="string">
            <text:p>张弛振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48</text:p>
          </table:table-cell>
          <table:table-cell office:value-type="string">
            <text:p>release</text:p>
          </table:table-cell>
          <table:table-cell office:value-type="string">
            <text:p>解鎖；解鎖器；釋放；釋放器</text:p>
          </table:table-cell>
          <table:table-cell office:value-type="string">
            <text:p/>
          </table:table-cell>
          <table:table-cell office:value-type="string">
            <text:p>脱扣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49</text:p>
          </table:table-cell>
          <table:table-cell office:value-type="string">
            <text:p>release condition</text:p>
          </table:table-cell>
          <table:table-cell office:value-type="string">
            <text:p>釋放狀態</text:p>
          </table:table-cell>
          <table:table-cell office:value-type="string">
            <text:p/>
          </table:table-cell>
          <table:table-cell office:value-type="string">
            <text:p>释放状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50</text:p>
          </table:table-cell>
          <table:table-cell office:value-type="string">
            <text:p>release current</text:p>
          </table:table-cell>
          <table:table-cell office:value-type="string">
            <text:p>釋放電流</text:p>
          </table:table-cell>
          <table:table-cell office:value-type="string">
            <text:p/>
          </table:table-cell>
          <table:table-cell office:value-type="string">
            <text:p>释放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51</text:p>
          </table:table-cell>
          <table:table-cell office:value-type="string">
            <text:p>release rate</text:p>
          </table:table-cell>
          <table:table-cell office:value-type="string">
            <text:p>釋放率</text:p>
          </table:table-cell>
          <table:table-cell office:value-type="string">
            <text:p/>
          </table:table-cell>
          <table:table-cell office:value-type="string">
            <text:p>释放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52</text:p>
          </table:table-cell>
          <table:table-cell office:value-type="string">
            <text:p>release time</text:p>
          </table:table-cell>
          <table:table-cell office:value-type="string">
            <text:p>釋放時間</text:p>
          </table:table-cell>
          <table:table-cell office:value-type="string">
            <text:p/>
          </table:table-cell>
          <table:table-cell office:value-type="string">
            <text:p>释放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53</text:p>
          </table:table-cell>
          <table:table-cell office:value-type="string">
            <text:p>release voltage</text:p>
          </table:table-cell>
          <table:table-cell office:value-type="string">
            <text:p>釋放電壓</text:p>
          </table:table-cell>
          <table:table-cell office:value-type="string">
            <text:p/>
          </table:table-cell>
          <table:table-cell office:value-type="string">
            <text:p>释放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54</text:p>
          </table:table-cell>
          <table:table-cell office:value-type="string">
            <text:p>releasing</text:p>
          </table:table-cell>
          <table:table-cell office:value-type="string">
            <text:p>釋放；解除；脫扣</text:p>
          </table:table-cell>
          <table:table-cell office:value-type="string">
            <text:p/>
          </table:table-cell>
          <table:table-cell office:value-type="string">
            <text:p>释放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55</text:p>
          </table:table-cell>
          <table:table-cell office:value-type="string">
            <text:p>releasing value</text:p>
          </table:table-cell>
          <table:table-cell office:value-type="string">
            <text:p>釋放值</text:p>
          </table:table-cell>
          <table:table-cell office:value-type="string">
            <text:p/>
          </table:table-cell>
          <table:table-cell office:value-type="string">
            <text:p>释放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56</text:p>
          </table:table-cell>
          <table:table-cell office:value-type="string">
            <text:p>reliability</text:p>
          </table:table-cell>
          <table:table-cell office:value-type="string">
            <text:p>可靠度；可靠性</text:p>
          </table:table-cell>
          <table:table-cell office:value-type="string">
            <text:p/>
          </table:table-cell>
          <table:table-cell office:value-type="string">
            <text:p>可靠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57</text:p>
          </table:table-cell>
          <table:table-cell office:value-type="string">
            <text:p>reliability and maintainability assurance</text:p>
          </table:table-cell>
          <table:table-cell office:value-type="string">
            <text:p>可靠性和可維修性保證</text:p>
          </table:table-cell>
          <table:table-cell office:value-type="string">
            <text:p/>
          </table:table-cell>
          <table:table-cell office:value-type="string">
            <text:p>可靠性与维修性保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58</text:p>
          </table:table-cell>
          <table:table-cell office:value-type="string">
            <text:p>reliability and maintainability control</text:p>
          </table:table-cell>
          <table:table-cell office:value-type="string">
            <text:p>可靠性和可維修性控制</text:p>
          </table:table-cell>
          <table:table-cell office:value-type="string">
            <text:p/>
          </table:table-cell>
          <table:table-cell office:value-type="string">
            <text:p>可靠性和维修性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59</text:p>
          </table:table-cell>
          <table:table-cell office:value-type="string">
            <text:p>reliability compliance test</text:p>
          </table:table-cell>
          <table:table-cell office:value-type="string">
            <text:p>可靠度適合試驗</text:p>
          </table:table-cell>
          <table:table-cell office:value-type="string">
            <text:p/>
          </table:table-cell>
          <table:table-cell office:value-type="string">
            <text:p>可靠性验证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60</text:p>
          </table:table-cell>
          <table:table-cell office:value-type="string">
            <text:p>reliability design</text:p>
          </table:table-cell>
          <table:table-cell office:value-type="string">
            <text:p>可靠性設計</text:p>
          </table:table-cell>
          <table:table-cell office:value-type="string">
            <text:p/>
          </table:table-cell>
          <table:table-cell office:value-type="string">
            <text:p>可靠性设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61</text:p>
          </table:table-cell>
          <table:table-cell office:value-type="string">
            <text:p>reliability determination test</text:p>
          </table:table-cell>
          <table:table-cell office:value-type="string">
            <text:p>可靠度決定試驗</text:p>
          </table:table-cell>
          <table:table-cell office:value-type="string">
            <text:p/>
          </table:table-cell>
          <table:table-cell office:value-type="string">
            <text:p>可靠性测定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62</text:p>
          </table:table-cell>
          <table:table-cell office:value-type="string">
            <text:p>reliability management</text:p>
          </table:table-cell>
          <table:table-cell office:value-type="string">
            <text:p>可靠度管理</text:p>
          </table:table-cell>
          <table:table-cell office:value-type="string">
            <text:p/>
          </table:table-cell>
          <table:table-cell office:value-type="string">
            <text:p>可靠性管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63</text:p>
          </table:table-cell>
          <table:table-cell office:value-type="string">
            <text:p>reliability prediction</text:p>
          </table:table-cell>
          <table:table-cell office:value-type="string">
            <text:p>可靠度預測</text:p>
          </table:table-cell>
          <table:table-cell office:value-type="string">
            <text:p/>
          </table:table-cell>
          <table:table-cell office:value-type="string">
            <text:p>可靠性预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64</text:p>
          </table:table-cell>
          <table:table-cell office:value-type="string">
            <text:p>reliability program</text:p>
          </table:table-cell>
          <table:table-cell office:value-type="string">
            <text:p>可靠度方案</text:p>
          </table:table-cell>
          <table:table-cell office:value-type="string">
            <text:p/>
          </table:table-cell>
          <table:table-cell office:value-type="string">
            <text:p>可靠性计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65</text:p>
          </table:table-cell>
          <table:table-cell office:value-type="string">
            <text:p>reliability test</text:p>
          </table:table-cell>
          <table:table-cell office:value-type="string">
            <text:p>可靠性試驗</text:p>
          </table:table-cell>
          <table:table-cell office:value-type="string">
            <text:p/>
          </table:table-cell>
          <table:table-cell office:value-type="string">
            <text:p>可靠性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66</text:p>
          </table:table-cell>
          <table:table-cell office:value-type="string">
            <text:p>reluctance</text:p>
          </table:table-cell>
          <table:table-cell office:value-type="string">
            <text:p>磁阻</text:p>
          </table:table-cell>
          <table:table-cell office:value-type="string">
            <text:p/>
          </table:table-cell>
          <table:table-cell office:value-type="string">
            <text:p>磁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67</text:p>
          </table:table-cell>
          <table:table-cell office:value-type="string">
            <text:p>reluctance machine</text:p>
          </table:table-cell>
          <table:table-cell office:value-type="string">
            <text:p>磁阻電機</text:p>
          </table:table-cell>
          <table:table-cell office:value-type="string">
            <text:p/>
          </table:table-cell>
          <table:table-cell office:value-type="string">
            <text:p>磁阻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68</text:p>
          </table:table-cell>
          <table:table-cell office:value-type="string">
            <text:p>reluctance motor</text:p>
          </table:table-cell>
          <table:table-cell office:value-type="string">
            <text:p>磁阻馬達；磁阻電動機</text:p>
          </table:table-cell>
          <table:table-cell office:value-type="string">
            <text:p/>
          </table:table-cell>
          <table:table-cell office:value-type="string">
            <text:p>磁阻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69</text:p>
          </table:table-cell>
          <table:table-cell office:value-type="string">
            <text:p>reluctance synchronizing</text:p>
          </table:table-cell>
          <table:table-cell office:value-type="string">
            <text:p>磁阻同步化</text:p>
          </table:table-cell>
          <table:table-cell office:value-type="string">
            <text:p/>
          </table:table-cell>
          <table:table-cell office:value-type="string">
            <text:p>磁阻整步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70</text:p>
          </table:table-cell>
          <table:table-cell office:value-type="string">
            <text:p>reluctance torque</text:p>
          </table:table-cell>
          <table:table-cell office:value-type="string">
            <text:p>磁阻轉矩</text:p>
          </table:table-cell>
          <table:table-cell office:value-type="string">
            <text:p/>
          </table:table-cell>
          <table:table-cell office:value-type="string">
            <text:p>磁阻转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71</text:p>
          </table:table-cell>
          <table:table-cell office:value-type="string">
            <text:p>reluctivity</text:p>
          </table:table-cell>
          <table:table-cell office:value-type="string">
            <text:p>磁阻係數；磁阻率</text:p>
          </table:table-cell>
          <table:table-cell office:value-type="string">
            <text:p/>
          </table:table-cell>
          <table:table-cell office:value-type="string">
            <text:p>磁阻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72</text:p>
          </table:table-cell>
          <table:table-cell office:value-type="string">
            <text:p>remanent flux density</text:p>
          </table:table-cell>
          <table:table-cell office:value-type="string">
            <text:p>剩餘磁通密度</text:p>
          </table:table-cell>
          <table:table-cell office:value-type="string">
            <text:p/>
          </table:table-cell>
          <table:table-cell office:value-type="string">
            <text:p>剩余磁通密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73</text:p>
          </table:table-cell>
          <table:table-cell office:value-type="string">
            <text:p>remanent magnetization</text:p>
          </table:table-cell>
          <table:table-cell office:value-type="string">
            <text:p>剩磁磁化</text:p>
          </table:table-cell>
          <table:table-cell office:value-type="string">
            <text:p/>
          </table:table-cell>
          <table:table-cell office:value-type="string">
            <text:p>剩余磁化强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74</text:p>
          </table:table-cell>
          <table:table-cell office:value-type="string">
            <text:p>remote control</text:p>
          </table:table-cell>
          <table:table-cell office:value-type="string">
            <text:p>遙控</text:p>
          </table:table-cell>
          <table:table-cell office:value-type="string">
            <text:p/>
          </table:table-cell>
          <table:table-cell office:value-type="string">
            <text:p>远距离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75</text:p>
          </table:table-cell>
          <table:table-cell office:value-type="string">
            <text:p>remote indication</text:p>
          </table:table-cell>
          <table:table-cell office:value-type="string">
            <text:p>遠距指示</text:p>
          </table:table-cell>
          <table:table-cell office:value-type="string">
            <text:p/>
          </table:table-cell>
          <table:table-cell office:value-type="string">
            <text:p>远距离指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76</text:p>
          </table:table-cell>
          <table:table-cell office:value-type="string">
            <text:p>remote maintenance</text:p>
          </table:table-cell>
          <table:table-cell office:value-type="string">
            <text:p>遙控維護</text:p>
          </table:table-cell>
          <table:table-cell office:value-type="string">
            <text:p/>
          </table:table-cell>
          <table:table-cell office:value-type="string">
            <text:p>遥控维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77</text:p>
          </table:table-cell>
          <table:table-cell office:value-type="string">
            <text:p>remote station</text:p>
          </table:table-cell>
          <table:table-cell office:value-type="string">
            <text:p>遙控站</text:p>
          </table:table-cell>
          <table:table-cell office:value-type="string">
            <text:p/>
          </table:table-cell>
          <table:table-cell office:value-type="string">
            <text:p>遥控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78</text:p>
          </table:table-cell>
          <table:table-cell office:value-type="string">
            <text:p>repair rate</text:p>
          </table:table-cell>
          <table:table-cell office:value-type="string">
            <text:p>修復率</text:p>
          </table:table-cell>
          <table:table-cell office:value-type="string">
            <text:p/>
          </table:table-cell>
          <table:table-cell office:value-type="string">
            <text:p>修复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79</text:p>
          </table:table-cell>
          <table:table-cell office:value-type="string">
            <text:p>repair time</text:p>
          </table:table-cell>
          <table:table-cell office:value-type="string">
            <text:p>檢修時間；修理時間</text:p>
          </table:table-cell>
          <table:table-cell office:value-type="string">
            <text:p/>
          </table:table-cell>
          <table:table-cell office:value-type="string">
            <text:p>修复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80</text:p>
          </table:table-cell>
          <table:table-cell office:value-type="string">
            <text:p>repairer</text:p>
          </table:table-cell>
          <table:table-cell office:value-type="string">
            <text:p>修理工；檢修工</text:p>
          </table:table-cell>
          <table:table-cell office:value-type="string">
            <text:p/>
          </table:table-cell>
          <table:table-cell office:value-type="string">
            <text:p>修理单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81</text:p>
          </table:table-cell>
          <table:table-cell office:value-type="string">
            <text:p>repeatability</text:p>
          </table:table-cell>
          <table:table-cell office:value-type="string">
            <text:p>反復精度；重復性；再現性</text:p>
          </table:table-cell>
          <table:table-cell office:value-type="string">
            <text:p/>
          </table:table-cell>
          <table:table-cell office:value-type="string">
            <text:p>重复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82</text:p>
          </table:table-cell>
          <table:table-cell office:value-type="string">
            <text:p>repeater</text:p>
          </table:table-cell>
          <table:table-cell office:value-type="string">
            <text:p>增音器；轉發器；中繼站</text:p>
          </table:table-cell>
          <table:table-cell office:value-type="string">
            <text:p/>
          </table:table-cell>
          <table:table-cell office:value-type="string">
            <text:p>复示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83</text:p>
          </table:table-cell>
          <table:table-cell office:value-type="string">
            <text:p>repeater lamp</text:p>
          </table:table-cell>
          <table:table-cell office:value-type="string">
            <text:p>復示燈；應示燈；指令應答燈</text:p>
          </table:table-cell>
          <table:table-cell office:value-type="string">
            <text:p/>
          </table:table-cell>
          <table:table-cell office:value-type="string">
            <text:p>监视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84</text:p>
          </table:table-cell>
          <table:table-cell office:value-type="string">
            <text:p>repetitive peak reverse voltage</text:p>
          </table:table-cell>
          <table:table-cell office:value-type="string">
            <text:p>重複尖峰反向電壓</text:p>
          </table:table-cell>
          <table:table-cell office:value-type="string">
            <text:p/>
          </table:table-cell>
          <table:table-cell office:value-type="string">
            <text:p>反向重复峰值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85</text:p>
          </table:table-cell>
          <table:table-cell office:value-type="string">
            <text:p>reproducibility</text:p>
          </table:table-cell>
          <table:table-cell office:value-type="string">
            <text:p>複製性</text:p>
          </table:table-cell>
          <table:table-cell office:value-type="string">
            <text:p/>
          </table:table-cell>
          <table:table-cell office:value-type="string">
            <text:p>再现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86</text:p>
          </table:table-cell>
          <table:table-cell office:value-type="string">
            <text:p>repulsion induction motor</text:p>
          </table:table-cell>
          <table:table-cell office:value-type="string">
            <text:p>推斥式感應電動機</text:p>
          </table:table-cell>
          <table:table-cell office:value-type="string">
            <text:p/>
          </table:table-cell>
          <table:table-cell office:value-type="string">
            <text:p>推斥感应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87</text:p>
          </table:table-cell>
          <table:table-cell office:value-type="string">
            <text:p>repulsion motor</text:p>
          </table:table-cell>
          <table:table-cell office:value-type="string">
            <text:p>推斥電動機</text:p>
          </table:table-cell>
          <table:table-cell office:value-type="string">
            <text:p/>
          </table:table-cell>
          <table:table-cell office:value-type="string">
            <text:p>推斥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88</text:p>
          </table:table-cell>
          <table:table-cell office:value-type="string">
            <text:p>research reactor</text:p>
          </table:table-cell>
          <table:table-cell office:value-type="string">
            <text:p>研究反應器</text:p>
          </table:table-cell>
          <table:table-cell office:value-type="string">
            <text:p/>
          </table:table-cell>
          <table:table-cell office:value-type="string">
            <text:p>研究[反应]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89</text:p>
          </table:table-cell>
          <table:table-cell office:value-type="string">
            <text:p>reset time</text:p>
          </table:table-cell>
          <table:table-cell office:value-type="string">
            <text:p>回復時間</text:p>
          </table:table-cell>
          <table:table-cell office:value-type="string">
            <text:p/>
          </table:table-cell>
          <table:table-cell office:value-type="string">
            <text:p>复归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90</text:p>
          </table:table-cell>
          <table:table-cell office:value-type="string">
            <text:p>resetting</text:p>
          </table:table-cell>
          <table:table-cell office:value-type="string">
            <text:p>零點調整；返回；復位</text:p>
          </table:table-cell>
          <table:table-cell office:value-type="string">
            <text:p/>
          </table:table-cell>
          <table:table-cell office:value-type="string">
            <text:p>复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91</text:p>
          </table:table-cell>
          <table:table-cell office:value-type="string">
            <text:p>resetting device</text:p>
          </table:table-cell>
          <table:table-cell office:value-type="string">
            <text:p>復歸裝置</text:p>
          </table:table-cell>
          <table:table-cell office:value-type="string">
            <text:p/>
          </table:table-cell>
          <table:table-cell office:value-type="string">
            <text:p>复位机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92</text:p>
          </table:table-cell>
          <table:table-cell office:value-type="string">
            <text:p>resetting ratio</text:p>
          </table:table-cell>
          <table:table-cell office:value-type="string">
            <text:p>復歸比率</text:p>
          </table:table-cell>
          <table:table-cell office:value-type="string">
            <text:p/>
          </table:table-cell>
          <table:table-cell office:value-type="string">
            <text:p>复归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93</text:p>
          </table:table-cell>
          <table:table-cell office:value-type="string">
            <text:p>resetting value</text:p>
          </table:table-cell>
          <table:table-cell office:value-type="string">
            <text:p>復歸值</text:p>
          </table:table-cell>
          <table:table-cell office:value-type="string">
            <text:p/>
          </table:table-cell>
          <table:table-cell office:value-type="string">
            <text:p>复归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94</text:p>
          </table:table-cell>
          <table:table-cell office:value-type="string">
            <text:p>residual capacity</text:p>
          </table:table-cell>
          <table:table-cell office:value-type="string">
            <text:p>殘餘容量</text:p>
          </table:table-cell>
          <table:table-cell office:value-type="string">
            <text:p/>
          </table:table-cell>
          <table:table-cell office:value-type="string">
            <text:p>剩余容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95</text:p>
          </table:table-cell>
          <table:table-cell office:value-type="string">
            <text:p>residual current</text:p>
          </table:table-cell>
          <table:table-cell office:value-type="string">
            <text:p>剩餘電流</text:p>
          </table:table-cell>
          <table:table-cell office:value-type="string">
            <text:p/>
          </table:table-cell>
          <table:table-cell office:value-type="string">
            <text:p>剩余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96</text:p>
          </table:table-cell>
          <table:table-cell office:value-type="string">
            <text:p>residual electric polarization</text:p>
          </table:table-cell>
          <table:table-cell office:value-type="string">
            <text:p>殘餘電極化強度</text:p>
          </table:table-cell>
          <table:table-cell office:value-type="string">
            <text:p/>
          </table:table-cell>
          <table:table-cell office:value-type="string">
            <text:p>剩余电极化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97</text:p>
          </table:table-cell>
          <table:table-cell office:value-type="string">
            <text:p>residual electric polarization</text:p>
          </table:table-cell>
          <table:table-cell office:value-type="string">
            <text:p>殘餘電極化強度</text:p>
          </table:table-cell>
          <table:table-cell office:value-type="string">
            <text:p/>
          </table:table-cell>
          <table:table-cell office:value-type="string">
            <text:p>剩余电极化强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98</text:p>
          </table:table-cell>
          <table:table-cell office:value-type="string">
            <text:p>residual operating current</text:p>
          </table:table-cell>
          <table:table-cell office:value-type="string">
            <text:p>殘餘動作電流</text:p>
          </table:table-cell>
          <table:table-cell office:value-type="string">
            <text:p/>
          </table:table-cell>
          <table:table-cell office:value-type="string">
            <text:p>动作剩余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799</text:p>
          </table:table-cell>
          <table:table-cell office:value-type="string">
            <text:p>residual pressure</text:p>
          </table:table-cell>
          <table:table-cell office:value-type="string">
            <text:p>殘壓；餘壓</text:p>
          </table:table-cell>
          <table:table-cell office:value-type="string">
            <text:p/>
          </table:table-cell>
          <table:table-cell office:value-type="string">
            <text:p>剩余压力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00</text:p>
          </table:table-cell>
          <table:table-cell office:value-type="string">
            <text:p>residual voltage</text:p>
          </table:table-cell>
          <table:table-cell office:value-type="string">
            <text:p>剩餘電壓；殘餘電壓</text:p>
          </table:table-cell>
          <table:table-cell office:value-type="string">
            <text:p/>
          </table:table-cell>
          <table:table-cell office:value-type="string">
            <text:p>剩余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01</text:p>
          </table:table-cell>
          <table:table-cell office:value-type="string">
            <text:p>residual voltage</text:p>
          </table:table-cell>
          <table:table-cell office:value-type="string">
            <text:p>剩餘電壓；殘餘電壓</text:p>
          </table:table-cell>
          <table:table-cell office:value-type="string">
            <text:p/>
          </table:table-cell>
          <table:table-cell office:value-type="string">
            <text:p>残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02</text:p>
          </table:table-cell>
          <table:table-cell office:value-type="string">
            <text:p>resin</text:p>
          </table:table-cell>
          <table:table-cell office:value-type="string">
            <text:p>樹脂</text:p>
          </table:table-cell>
          <table:table-cell office:value-type="string">
            <text:p/>
          </table:table-cell>
          <table:table-cell office:value-type="string">
            <text:p>树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03</text:p>
          </table:table-cell>
          <table:table-cell office:value-type="string">
            <text:p>resin binder</text:p>
          </table:table-cell>
          <table:table-cell office:value-type="string">
            <text:p>樹脂黏合劑</text:p>
          </table:table-cell>
          <table:table-cell office:value-type="string">
            <text:p/>
          </table:table-cell>
          <table:table-cell office:value-type="string">
            <text:p>树脂黏合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04</text:p>
          </table:table-cell>
          <table:table-cell office:value-type="string">
            <text:p>resistance</text:p>
          </table:table-cell>
          <table:table-cell office:value-type="string">
            <text:p>電阻；電阻器；阻力；阻尼；抵抗</text:p>
          </table:table-cell>
          <table:table-cell office:value-type="string">
            <text:p/>
          </table:table-cell>
          <table:table-cell office:value-type="string">
            <text:p>电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05</text:p>
          </table:table-cell>
          <table:table-cell office:value-type="string">
            <text:p>resistance alloy</text:p>
          </table:table-cell>
          <table:table-cell office:value-type="string">
            <text:p>電阻合金</text:p>
          </table:table-cell>
          <table:table-cell office:value-type="string">
            <text:p/>
          </table:table-cell>
          <table:table-cell office:value-type="string">
            <text:p>电阻合金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06</text:p>
          </table:table-cell>
          <table:table-cell office:value-type="string">
            <text:p>resistance control</text:p>
          </table:table-cell>
          <table:table-cell office:value-type="string">
            <text:p>電阻控制</text:p>
          </table:table-cell>
          <table:table-cell office:value-type="string">
            <text:p/>
          </table:table-cell>
          <table:table-cell office:value-type="string">
            <text:p>电阻调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07</text:p>
          </table:table-cell>
          <table:table-cell office:value-type="string">
            <text:p>resistance element</text:p>
          </table:table-cell>
          <table:table-cell office:value-type="string">
            <text:p>電阻元件</text:p>
          </table:table-cell>
          <table:table-cell office:value-type="string">
            <text:p/>
          </table:table-cell>
          <table:table-cell office:value-type="string">
            <text:p>电阻元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08</text:p>
          </table:table-cell>
          <table:table-cell office:value-type="string">
            <text:p>resistance furnace</text:p>
          </table:table-cell>
          <table:table-cell office:value-type="string">
            <text:p>電阻式電爐</text:p>
          </table:table-cell>
          <table:table-cell office:value-type="string">
            <text:p/>
          </table:table-cell>
          <table:table-cell office:value-type="string">
            <text:p>电阻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09</text:p>
          </table:table-cell>
          <table:table-cell office:value-type="string">
            <text:p>resistance heating</text:p>
          </table:table-cell>
          <table:table-cell office:value-type="string">
            <text:p>電阻加熱</text:p>
          </table:table-cell>
          <table:table-cell office:value-type="string">
            <text:p/>
          </table:table-cell>
          <table:table-cell office:value-type="string">
            <text:p>电阻加热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10</text:p>
          </table:table-cell>
          <table:table-cell office:value-type="string">
            <text:p>resistance method of temperature determination</text:p>
          </table:table-cell>
          <table:table-cell office:value-type="string">
            <text:p>電阻式溫度測定法</text:p>
          </table:table-cell>
          <table:table-cell office:value-type="string">
            <text:p/>
          </table:table-cell>
          <table:table-cell office:value-type="string">
            <text:p>电阻法测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11</text:p>
          </table:table-cell>
          <table:table-cell office:value-type="string">
            <text:p>resistance relay</text:p>
          </table:table-cell>
          <table:table-cell office:value-type="string">
            <text:p>電阻繼電器</text:p>
          </table:table-cell>
          <table:table-cell office:value-type="string">
            <text:p/>
          </table:table-cell>
          <table:table-cell office:value-type="string">
            <text:p>电阻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12</text:p>
          </table:table-cell>
          <table:table-cell office:value-type="string">
            <text:p>resistance to wear</text:p>
          </table:table-cell>
          <table:table-cell office:value-type="string">
            <text:p>耐磨性</text:p>
          </table:table-cell>
          <table:table-cell office:value-type="string">
            <text:p/>
          </table:table-cell>
          <table:table-cell office:value-type="string">
            <text:p>耐磨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13</text:p>
          </table:table-cell>
          <table:table-cell office:value-type="string">
            <text:p>resistance welding</text:p>
          </table:table-cell>
          <table:table-cell office:value-type="string">
            <text:p>電阻熔接</text:p>
          </table:table-cell>
          <table:table-cell office:value-type="string">
            <text:p/>
          </table:table-cell>
          <table:table-cell office:value-type="string">
            <text:p>电阻焊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14</text:p>
          </table:table-cell>
          <table:table-cell office:value-type="string">
            <text:p>resistive</text:p>
          </table:table-cell>
          <table:table-cell office:value-type="string">
            <text:p>電阻的；有阻力的</text:p>
          </table:table-cell>
          <table:table-cell office:value-type="string">
            <text:p/>
          </table:table-cell>
          <table:table-cell office:value-type="string">
            <text:p>电阻性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15</text:p>
          </table:table-cell>
          <table:table-cell office:value-type="string">
            <text:p>resistivity</text:p>
          </table:table-cell>
          <table:table-cell office:value-type="string">
            <text:p>電阻率；電阻係數；抵抗性；抵抗力</text:p>
          </table:table-cell>
          <table:table-cell office:value-type="string">
            <text:p/>
          </table:table-cell>
          <table:table-cell office:value-type="string">
            <text:p>电阻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16</text:p>
          </table:table-cell>
          <table:table-cell office:value-type="string">
            <text:p>resistor</text:p>
          </table:table-cell>
          <table:table-cell office:value-type="string">
            <text:p>電阻器</text:p>
          </table:table-cell>
          <table:table-cell office:value-type="string">
            <text:p/>
          </table:table-cell>
          <table:table-cell office:value-type="string">
            <text:p>电阻[器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17</text:p>
          </table:table-cell>
          <table:table-cell office:value-type="string">
            <text:p>resolution</text:p>
          </table:table-cell>
          <table:table-cell office:value-type="string">
            <text:p>解析度；解像度</text:p>
          </table:table-cell>
          <table:table-cell office:value-type="string">
            <text:p/>
          </table:table-cell>
          <table:table-cell office:value-type="string">
            <text:p>分辨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18</text:p>
          </table:table-cell>
          <table:table-cell office:value-type="string">
            <text:p>resolving time</text:p>
          </table:table-cell>
          <table:table-cell office:value-type="string">
            <text:p>分解時間</text:p>
          </table:table-cell>
          <table:table-cell office:value-type="string">
            <text:p/>
          </table:table-cell>
          <table:table-cell office:value-type="string">
            <text:p>分辨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19</text:p>
          </table:table-cell>
          <table:table-cell office:value-type="string">
            <text:p>resolving time correction</text:p>
          </table:table-cell>
          <table:table-cell office:value-type="string">
            <text:p>分解時間校正</text:p>
          </table:table-cell>
          <table:table-cell office:value-type="string">
            <text:p/>
          </table:table-cell>
          <table:table-cell office:value-type="string">
            <text:p>分辨时间校正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20</text:p>
          </table:table-cell>
          <table:table-cell office:value-type="string">
            <text:p>resonance</text:p>
          </table:table-cell>
          <table:table-cell office:value-type="string">
            <text:p>共振；諧振</text:p>
          </table:table-cell>
          <table:table-cell office:value-type="string">
            <text:p/>
          </table:table-cell>
          <table:table-cell office:value-type="string">
            <text:p>谐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21</text:p>
          </table:table-cell>
          <table:table-cell office:value-type="string">
            <text:p>resonance escape probability</text:p>
          </table:table-cell>
          <table:table-cell office:value-type="string">
            <text:p>諧振逃逸機率；共振逃逸機率</text:p>
          </table:table-cell>
          <table:table-cell office:value-type="string">
            <text:p/>
          </table:table-cell>
          <table:table-cell office:value-type="string">
            <text:p>逃脱共振俘获概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22</text:p>
          </table:table-cell>
          <table:table-cell office:value-type="string">
            <text:p>resonance frequency</text:p>
          </table:table-cell>
          <table:table-cell office:value-type="string">
            <text:p>諧振頻率；共振頻率</text:p>
          </table:table-cell>
          <table:table-cell office:value-type="string">
            <text:p/>
          </table:table-cell>
          <table:table-cell office:value-type="string">
            <text:p>共振频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23</text:p>
          </table:table-cell>
          <table:table-cell office:value-type="string">
            <text:p>resonance neutron</text:p>
          </table:table-cell>
          <table:table-cell office:value-type="string">
            <text:p>諧振中子；共振中子</text:p>
          </table:table-cell>
          <table:table-cell office:value-type="string">
            <text:p/>
          </table:table-cell>
          <table:table-cell office:value-type="string">
            <text:p>共振中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24</text:p>
          </table:table-cell>
          <table:table-cell office:value-type="string">
            <text:p>resonant cavity</text:p>
          </table:table-cell>
          <table:table-cell office:value-type="string">
            <text:p>諧振腔；共振腔</text:p>
          </table:table-cell>
          <table:table-cell office:value-type="string">
            <text:p/>
          </table:table-cell>
          <table:table-cell office:value-type="string">
            <text:p>共振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25</text:p>
          </table:table-cell>
          <table:table-cell office:value-type="string">
            <text:p>resonant circuit</text:p>
          </table:table-cell>
          <table:table-cell office:value-type="string">
            <text:p>諧振電路</text:p>
          </table:table-cell>
          <table:table-cell office:value-type="string">
            <text:p/>
          </table:table-cell>
          <table:table-cell office:value-type="string">
            <text:p>谐振电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26</text:p>
          </table:table-cell>
          <table:table-cell office:value-type="string">
            <text:p>resonant earthed system</text:p>
          </table:table-cell>
          <table:table-cell office:value-type="string">
            <text:p>諧振接地系統</text:p>
          </table:table-cell>
          <table:table-cell office:value-type="string">
            <text:p/>
          </table:table-cell>
          <table:table-cell office:value-type="string">
            <text:p>谐振接地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27</text:p>
          </table:table-cell>
          <table:table-cell office:value-type="string">
            <text:p>resonant line</text:p>
          </table:table-cell>
          <table:table-cell office:value-type="string">
            <text:p>諧振線路；諧振線</text:p>
          </table:table-cell>
          <table:table-cell office:value-type="string">
            <text:p/>
          </table:table-cell>
          <table:table-cell office:value-type="string">
            <text:p>共振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28</text:p>
          </table:table-cell>
          <table:table-cell office:value-type="string">
            <text:p>resonator</text:p>
          </table:table-cell>
          <table:table-cell office:value-type="string">
            <text:p>諧振器；共振器</text:p>
          </table:table-cell>
          <table:table-cell office:value-type="string">
            <text:p/>
          </table:table-cell>
          <table:table-cell office:value-type="string">
            <text:p>共振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29</text:p>
          </table:table-cell>
          <table:table-cell office:value-type="string">
            <text:p>response time</text:p>
          </table:table-cell>
          <table:table-cell office:value-type="string">
            <text:p>響應時間；反應時間；回應時間</text:p>
          </table:table-cell>
          <table:table-cell office:value-type="string">
            <text:p/>
          </table:table-cell>
          <table:table-cell office:value-type="string">
            <text:p>响应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30</text:p>
          </table:table-cell>
          <table:table-cell office:value-type="string">
            <text:p>responsivity</text:p>
          </table:table-cell>
          <table:table-cell office:value-type="string">
            <text:p>響應度</text:p>
          </table:table-cell>
          <table:table-cell office:value-type="string">
            <text:p/>
          </table:table-cell>
          <table:table-cell office:value-type="string">
            <text:p>响应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31</text:p>
          </table:table-cell>
          <table:table-cell office:value-type="string">
            <text:p>rest mass</text:p>
          </table:table-cell>
          <table:table-cell office:value-type="string">
            <text:p>靜止質量；靜態質量</text:p>
          </table:table-cell>
          <table:table-cell office:value-type="string">
            <text:p/>
          </table:table-cell>
          <table:table-cell office:value-type="string">
            <text:p>静质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32</text:p>
          </table:table-cell>
          <table:table-cell office:value-type="string">
            <text:p>restoration process [of an electric power system]</text:p>
          </table:table-cell>
          <table:table-cell office:value-type="string">
            <text:p>（電力系統的）恢復過程</text:p>
          </table:table-cell>
          <table:table-cell office:value-type="string">
            <text:p/>
          </table:table-cell>
          <table:table-cell office:value-type="string">
            <text:p>电力系统的恢复过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33</text:p>
          </table:table-cell>
          <table:table-cell office:value-type="string">
            <text:p>restoring force</text:p>
          </table:table-cell>
          <table:table-cell office:value-type="string">
            <text:p>回復力；復原力</text:p>
          </table:table-cell>
          <table:table-cell office:value-type="string">
            <text:p/>
          </table:table-cell>
          <table:table-cell office:value-type="string">
            <text:p>恢复力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34</text:p>
          </table:table-cell>
          <table:table-cell office:value-type="string">
            <text:p>restoring torque</text:p>
          </table:table-cell>
          <table:table-cell office:value-type="string">
            <text:p>回復力矩；回復轉矩</text:p>
          </table:table-cell>
          <table:table-cell office:value-type="string">
            <text:p/>
          </table:table-cell>
          <table:table-cell office:value-type="string">
            <text:p>恢复力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35</text:p>
          </table:table-cell>
          <table:table-cell office:value-type="string">
            <text:p>restrike</text:p>
          </table:table-cell>
          <table:table-cell office:value-type="string">
            <text:p>再襲；再觸發；再點火</text:p>
          </table:table-cell>
          <table:table-cell office:value-type="string">
            <text:p/>
          </table:table-cell>
          <table:table-cell office:value-type="string">
            <text:p>重击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36</text:p>
          </table:table-cell>
          <table:table-cell office:value-type="string">
            <text:p>retaining ring</text:p>
          </table:table-cell>
          <table:table-cell office:value-type="string">
            <text:p>擋圈；固定環；支撐環；綁環；護環</text:p>
          </table:table-cell>
          <table:table-cell office:value-type="string">
            <text:p/>
          </table:table-cell>
          <table:table-cell office:value-type="string">
            <text:p>护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37</text:p>
          </table:table-cell>
          <table:table-cell office:value-type="string">
            <text:p>retardation test</text:p>
          </table:table-cell>
          <table:table-cell office:value-type="string">
            <text:p>減速試驗；制動試驗</text:p>
          </table:table-cell>
          <table:table-cell office:value-type="string">
            <text:p/>
          </table:table-cell>
          <table:table-cell office:value-type="string">
            <text:p>自减速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38</text:p>
          </table:table-cell>
          <table:table-cell office:value-type="string">
            <text:p>retina</text:p>
          </table:table-cell>
          <table:table-cell office:value-type="string">
            <text:p>網膜</text:p>
          </table:table-cell>
          <table:table-cell office:value-type="string">
            <text:p/>
          </table:table-cell>
          <table:table-cell office:value-type="string">
            <text:p>视网膜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39</text:p>
          </table:table-cell>
          <table:table-cell office:value-type="string">
            <text:p>retroreflector</text:p>
          </table:table-cell>
          <table:table-cell office:value-type="string">
            <text:p>復歸反射器</text:p>
          </table:table-cell>
          <table:table-cell office:value-type="string">
            <text:p/>
          </table:table-cell>
          <table:table-cell office:value-type="string">
            <text:p>逆反射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40</text:p>
          </table:table-cell>
          <table:table-cell office:value-type="string">
            <text:p>return cable</text:p>
          </table:table-cell>
          <table:table-cell office:value-type="string">
            <text:p>回流線；回流電纜</text:p>
          </table:table-cell>
          <table:table-cell office:value-type="string">
            <text:p/>
          </table:table-cell>
          <table:table-cell office:value-type="string">
            <text:p>回流电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41</text:p>
          </table:table-cell>
          <table:table-cell office:value-type="string">
            <text:p>return circuit</text:p>
          </table:table-cell>
          <table:table-cell office:value-type="string">
            <text:p>回流電路</text:p>
          </table:table-cell>
          <table:table-cell office:value-type="string">
            <text:p/>
          </table:table-cell>
          <table:table-cell office:value-type="string">
            <text:p>回流电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42</text:p>
          </table:table-cell>
          <table:table-cell office:value-type="string">
            <text:p>reverberation</text:p>
          </table:table-cell>
          <table:table-cell office:value-type="string">
            <text:p>（交）混（回）響；反射</text:p>
          </table:table-cell>
          <table:table-cell office:value-type="string">
            <text:p/>
          </table:table-cell>
          <table:table-cell office:value-type="string">
            <text:p>混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43</text:p>
          </table:table-cell>
          <table:table-cell office:value-type="string">
            <text:p>reverberation time</text:p>
          </table:table-cell>
          <table:table-cell office:value-type="string">
            <text:p>（交）混（回）響時間</text:p>
          </table:table-cell>
          <table:table-cell office:value-type="string">
            <text:p/>
          </table:table-cell>
          <table:table-cell office:value-type="string">
            <text:p>混响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44</text:p>
          </table:table-cell>
          <table:table-cell office:value-type="string">
            <text:p>reversal</text:p>
          </table:table-cell>
          <table:table-cell office:value-type="string">
            <text:p>反轉</text:p>
          </table:table-cell>
          <table:table-cell office:value-type="string">
            <text:p/>
          </table:table-cell>
          <table:table-cell office:value-type="string">
            <text:p>反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45</text:p>
          </table:table-cell>
          <table:table-cell office:value-type="string">
            <text:p>reverse blocking interval</text:p>
          </table:table-cell>
          <table:table-cell office:value-type="string">
            <text:p>反向閉鎖期間；反向關斷期間</text:p>
          </table:table-cell>
          <table:table-cell office:value-type="string">
            <text:p/>
          </table:table-cell>
          <table:table-cell office:value-type="string">
            <text:p>反向阻断间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46</text:p>
          </table:table-cell>
          <table:table-cell office:value-type="string">
            <text:p>reverse blocking state</text:p>
          </table:table-cell>
          <table:table-cell office:value-type="string">
            <text:p>反向閉鎖狀態；反向關斷狀態</text:p>
          </table:table-cell>
          <table:table-cell office:value-type="string">
            <text:p/>
          </table:table-cell>
          <table:table-cell office:value-type="string">
            <text:p>反向阻断状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47</text:p>
          </table:table-cell>
          <table:table-cell office:value-type="string">
            <text:p>reverse breakdown</text:p>
          </table:table-cell>
          <table:table-cell office:value-type="string">
            <text:p>反向擊穿</text:p>
          </table:table-cell>
          <table:table-cell office:value-type="string">
            <text:p/>
          </table:table-cell>
          <table:table-cell office:value-type="string">
            <text:p>反向击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48</text:p>
          </table:table-cell>
          <table:table-cell office:value-type="string">
            <text:p>reverse current</text:p>
          </table:table-cell>
          <table:table-cell office:value-type="string">
            <text:p>逆電流；反流；倒流；反向電流</text:p>
          </table:table-cell>
          <table:table-cell office:value-type="string">
            <text:p/>
          </table:table-cell>
          <table:table-cell office:value-type="string">
            <text:p>反向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49</text:p>
          </table:table-cell>
          <table:table-cell office:value-type="string">
            <text:p>reverse current relay</text:p>
          </table:table-cell>
          <table:table-cell office:value-type="string">
            <text:p>反流繼電器；反流電驛</text:p>
          </table:table-cell>
          <table:table-cell office:value-type="string">
            <text:p/>
          </table:table-cell>
          <table:table-cell office:value-type="string">
            <text:p>逆电流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50</text:p>
          </table:table-cell>
          <table:table-cell office:value-type="string">
            <text:p>reverse current release</text:p>
          </table:table-cell>
          <table:table-cell office:value-type="string">
            <text:p>反向電流釋放器；反向電流脫扣器</text:p>
          </table:table-cell>
          <table:table-cell office:value-type="string">
            <text:p/>
          </table:table-cell>
          <table:table-cell office:value-type="string">
            <text:p>逆电流脱扣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51</text:p>
          </table:table-cell>
          <table:table-cell office:value-type="string">
            <text:p>reverse direction</text:p>
          </table:table-cell>
          <table:table-cell office:value-type="string">
            <text:p>反向</text:p>
          </table:table-cell>
          <table:table-cell office:value-type="string">
            <text:p/>
          </table:table-cell>
          <table:table-cell office:value-type="string">
            <text:p>反向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52</text:p>
          </table:table-cell>
          <table:table-cell office:value-type="string">
            <text:p>reverse recovery time</text:p>
          </table:table-cell>
          <table:table-cell office:value-type="string">
            <text:p>反向再現時間</text:p>
          </table:table-cell>
          <table:table-cell office:value-type="string">
            <text:p/>
          </table:table-cell>
          <table:table-cell office:value-type="string">
            <text:p>反向恢复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53</text:p>
          </table:table-cell>
          <table:table-cell office:value-type="string">
            <text:p>reverse transfer admittance</text:p>
          </table:table-cell>
          <table:table-cell office:value-type="string">
            <text:p>反向轉移導納</text:p>
          </table:table-cell>
          <table:table-cell office:value-type="string">
            <text:p/>
          </table:table-cell>
          <table:table-cell office:value-type="string">
            <text:p>反向转移导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54</text:p>
          </table:table-cell>
          <table:table-cell office:value-type="string">
            <text:p>reverse transfer impedance</text:p>
          </table:table-cell>
          <table:table-cell office:value-type="string">
            <text:p>反向轉移阻抗</text:p>
          </table:table-cell>
          <table:table-cell office:value-type="string">
            <text:p/>
          </table:table-cell>
          <table:table-cell office:value-type="string">
            <text:p>反向转移阻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55</text:p>
          </table:table-cell>
          <table:table-cell office:value-type="string">
            <text:p>reverse voltage</text:p>
          </table:table-cell>
          <table:table-cell office:value-type="string">
            <text:p>反向電壓</text:p>
          </table:table-cell>
          <table:table-cell office:value-type="string">
            <text:p/>
          </table:table-cell>
          <table:table-cell office:value-type="string">
            <text:p>反向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56</text:p>
          </table:table-cell>
          <table:table-cell office:value-type="string">
            <text:p>reverser</text:p>
          </table:table-cell>
          <table:table-cell office:value-type="string">
            <text:p>反向器；逆向器</text:p>
          </table:table-cell>
          <table:table-cell office:value-type="string">
            <text:p/>
          </table:table-cell>
          <table:table-cell office:value-type="string">
            <text:p>反向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57</text:p>
          </table:table-cell>
          <table:table-cell office:value-type="string">
            <text:p>reversible permeability</text:p>
          </table:table-cell>
          <table:table-cell office:value-type="string">
            <text:p>可逆導磁率</text:p>
          </table:table-cell>
          <table:table-cell office:value-type="string">
            <text:p/>
          </table:table-cell>
          <table:table-cell office:value-type="string">
            <text:p>可逆磁导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58</text:p>
          </table:table-cell>
          <table:table-cell office:value-type="string">
            <text:p>reversing starter</text:p>
          </table:table-cell>
          <table:table-cell office:value-type="string">
            <text:p>反向起動器</text:p>
          </table:table-cell>
          <table:table-cell office:value-type="string">
            <text:p/>
          </table:table-cell>
          <table:table-cell office:value-type="string">
            <text:p>可逆起动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59</text:p>
          </table:table-cell>
          <table:table-cell office:value-type="string">
            <text:p>reversing switch</text:p>
          </table:table-cell>
          <table:table-cell office:value-type="string">
            <text:p>反向開關</text:p>
          </table:table-cell>
          <table:table-cell office:value-type="string">
            <text:p/>
          </table:table-cell>
          <table:table-cell office:value-type="string">
            <text:p>倒向开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60</text:p>
          </table:table-cell>
          <table:table-cell office:value-type="string">
            <text:p>rheostat</text:p>
          </table:table-cell>
          <table:table-cell office:value-type="string">
            <text:p>可變電阻器</text:p>
          </table:table-cell>
          <table:table-cell office:value-type="string">
            <text:p/>
          </table:table-cell>
          <table:table-cell office:value-type="string">
            <text:p>变阻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61</text:p>
          </table:table-cell>
          <table:table-cell office:value-type="string">
            <text:p>rheostatic starter</text:p>
          </table:table-cell>
          <table:table-cell office:value-type="string">
            <text:p>電阻起動器</text:p>
          </table:table-cell>
          <table:table-cell office:value-type="string">
            <text:p/>
          </table:table-cell>
          <table:table-cell office:value-type="string">
            <text:p>变阻起动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62</text:p>
          </table:table-cell>
          <table:table-cell office:value-type="string">
            <text:p>rhythmic light</text:p>
          </table:table-cell>
          <table:table-cell office:value-type="string">
            <text:p>律動燈</text:p>
          </table:table-cell>
          <table:table-cell office:value-type="string">
            <text:p/>
          </table:table-cell>
          <table:table-cell office:value-type="string">
            <text:p>节律光信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63</text:p>
          </table:table-cell>
          <table:table-cell office:value-type="string">
            <text:p>rime</text:p>
          </table:table-cell>
          <table:table-cell office:value-type="string">
            <text:p>白霜；霧淞；霜淞；霜</text:p>
          </table:table-cell>
          <table:table-cell office:value-type="string">
            <text:p/>
          </table:table-cell>
          <table:table-cell office:value-type="string">
            <text:p>雾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64</text:p>
          </table:table-cell>
          <table:table-cell office:value-type="string">
            <text:p>ring</text:p>
          </table:table-cell>
          <table:table-cell office:value-type="string">
            <text:p>環；圈；塞環；振鈴；呼叫；按鈴；打電話；環繞；環形電路</text:p>
          </table:table-cell>
          <table:table-cell office:value-type="string">
            <text:p/>
          </table:table-cell>
          <table:table-cell office:value-type="string">
            <text:p>环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65</text:p>
          </table:table-cell>
          <table:table-cell office:value-type="string">
            <text:p>ring main unit</text:p>
          </table:table-cell>
          <table:table-cell office:value-type="string">
            <text:p>環形網路主開關單元</text:p>
          </table:table-cell>
          <table:table-cell office:value-type="string">
            <text:p/>
          </table:table-cell>
          <table:table-cell office:value-type="string">
            <text:p>环网柜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66</text:p>
          </table:table-cell>
          <table:table-cell office:value-type="string">
            <text:p>ripple</text:p>
          </table:table-cell>
          <table:table-cell office:value-type="string">
            <text:p>漣（波）；紋波；脈動；波動</text:p>
          </table:table-cell>
          <table:table-cell office:value-type="string">
            <text:p/>
          </table:table-cell>
          <table:table-cell office:value-type="string">
            <text:p>纹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67</text:p>
          </table:table-cell>
          <table:table-cell office:value-type="string">
            <text:p>ripple voltage</text:p>
          </table:table-cell>
          <table:table-cell office:value-type="string">
            <text:p>漣波電壓</text:p>
          </table:table-cell>
          <table:table-cell office:value-type="string">
            <text:p/>
          </table:table-cell>
          <table:table-cell office:value-type="string">
            <text:p>纹波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68</text:p>
          </table:table-cell>
          <table:table-cell office:value-type="string">
            <text:p>rise and fall pendant</text:p>
          </table:table-cell>
          <table:table-cell office:value-type="string">
            <text:p>昇降式吊燈</text:p>
          </table:table-cell>
          <table:table-cell office:value-type="string">
            <text:p/>
          </table:table-cell>
          <table:table-cell office:value-type="string">
            <text:p>升降式悬挂灯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69</text:p>
          </table:table-cell>
          <table:table-cell office:value-type="string">
            <text:p>rise time</text:p>
          </table:table-cell>
          <table:table-cell office:value-type="string">
            <text:p>上升時間</text:p>
          </table:table-cell>
          <table:table-cell office:value-type="string">
            <text:p/>
          </table:table-cell>
          <table:table-cell office:value-type="string">
            <text:p>上升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70</text:p>
          </table:table-cell>
          <table:table-cell office:value-type="string">
            <text:p>rising characteristic</text:p>
          </table:table-cell>
          <table:table-cell office:value-type="string">
            <text:p>上升特性曲線</text:p>
          </table:table-cell>
          <table:table-cell office:value-type="string">
            <text:p/>
          </table:table-cell>
          <table:table-cell office:value-type="string">
            <text:p>上升特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71</text:p>
          </table:table-cell>
          <table:table-cell office:value-type="string">
            <text:p>risk</text:p>
          </table:table-cell>
          <table:table-cell office:value-type="string">
            <text:p>危險度</text:p>
          </table:table-cell>
          <table:table-cell office:value-type="string">
            <text:p/>
          </table:table-cell>
          <table:table-cell office:value-type="string">
            <text:p>危险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72</text:p>
          </table:table-cell>
          <table:table-cell office:value-type="string">
            <text:p>RMS ripple factor</text:p>
          </table:table-cell>
          <table:table-cell office:value-type="string">
            <text:p>有效紋波因數</text:p>
          </table:table-cell>
          <table:table-cell office:value-type="string">
            <text:p/>
          </table:table-cell>
          <table:table-cell office:value-type="string">
            <text:p>方均根纹波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73</text:p>
          </table:table-cell>
          <table:table-cell office:value-type="string">
            <text:p>road marking</text:p>
          </table:table-cell>
          <table:table-cell office:value-type="string">
            <text:p>路面標示</text:p>
          </table:table-cell>
          <table:table-cell office:value-type="string">
            <text:p/>
          </table:table-cell>
          <table:table-cell office:value-type="string">
            <text:p>道路标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74</text:p>
          </table:table-cell>
          <table:table-cell office:value-type="string">
            <text:p>rod drive</text:p>
          </table:table-cell>
          <table:table-cell office:value-type="string">
            <text:p>棒驅動</text:p>
          </table:table-cell>
          <table:table-cell office:value-type="string">
            <text:p/>
          </table:table-cell>
          <table:table-cell office:value-type="string">
            <text:p>连杆驱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75</text:p>
          </table:table-cell>
          <table:table-cell office:value-type="string">
            <text:p>rods</text:p>
          </table:table-cell>
          <table:table-cell office:value-type="string">
            <text:p>棒；桿</text:p>
          </table:table-cell>
          <table:table-cell office:value-type="string">
            <text:p/>
          </table:table-cell>
          <table:table-cell office:value-type="string">
            <text:p>柱状细胞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76</text:p>
          </table:table-cell>
          <table:table-cell office:value-type="string">
            <text:p>Roebel transposition</text:p>
          </table:table-cell>
          <table:table-cell office:value-type="string">
            <text:p>羅貝爾換位</text:p>
          </table:table-cell>
          <table:table-cell office:value-type="string">
            <text:p/>
          </table:table-cell>
          <table:table-cell office:value-type="string">
            <text:p>罗贝尔换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77</text:p>
          </table:table-cell>
          <table:table-cell office:value-type="string">
            <text:p>roentgen</text:p>
          </table:table-cell>
          <table:table-cell office:value-type="string">
            <text:p>侖琴（放射量單位）；侖琴射線；X射線</text:p>
          </table:table-cell>
          <table:table-cell office:value-type="string">
            <text:p/>
          </table:table-cell>
          <table:table-cell office:value-type="string">
            <text:p>伦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78</text:p>
          </table:table-cell>
          <table:table-cell office:value-type="string">
            <text:p>roller</text:p>
          </table:table-cell>
          <table:table-cell office:value-type="string">
            <text:p>滾輪；滾筒</text:p>
          </table:table-cell>
          <table:table-cell office:value-type="string">
            <text:p/>
          </table:table-cell>
          <table:table-cell office:value-type="string">
            <text:p>滚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79</text:p>
          </table:table-cell>
          <table:table-cell office:value-type="string">
            <text:p>roller bearing</text:p>
          </table:table-cell>
          <table:table-cell office:value-type="string">
            <text:p>滾柱軸承</text:p>
          </table:table-cell>
          <table:table-cell office:value-type="string">
            <text:p/>
          </table:table-cell>
          <table:table-cell office:value-type="string">
            <text:p>滚子轴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82</text:p>
          </table:table-cell>
          <table:table-cell office:value-type="string">
            <text:p>rolling</text:p>
          </table:table-cell>
          <table:table-cell office:value-type="string">
            <text:p>滾動；軋；輾</text:p>
          </table:table-cell>
          <table:table-cell office:value-type="string">
            <text:p/>
          </table:table-cell>
          <table:table-cell office:value-type="string">
            <text:p>辊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83</text:p>
          </table:table-cell>
          <table:table-cell office:value-type="string">
            <text:p>rolling contact</text:p>
          </table:table-cell>
          <table:table-cell office:value-type="string">
            <text:p>滾動接點</text:p>
          </table:table-cell>
          <table:table-cell office:value-type="string">
            <text:p/>
          </table:table-cell>
          <table:table-cell office:value-type="string">
            <text:p>滚动接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84</text:p>
          </table:table-cell>
          <table:table-cell office:value-type="string">
            <text:p>rolling contact</text:p>
          </table:table-cell>
          <table:table-cell office:value-type="string">
            <text:p>滾動接點</text:p>
          </table:table-cell>
          <table:table-cell office:value-type="string">
            <text:p/>
          </table:table-cell>
          <table:table-cell office:value-type="string">
            <text:p>滚动触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85</text:p>
          </table:table-cell>
          <table:table-cell office:value-type="string">
            <text:p>rooflight</text:p>
          </table:table-cell>
          <table:table-cell office:value-type="string">
            <text:p>天窗</text:p>
          </table:table-cell>
          <table:table-cell office:value-type="string">
            <text:p/>
          </table:table-cell>
          <table:table-cell office:value-type="string">
            <text:p>顶棚采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86</text:p>
          </table:table-cell>
          <table:table-cell office:value-type="string">
            <text:p>room index</text:p>
          </table:table-cell>
          <table:table-cell office:value-type="string">
            <text:p>室形指數；房間指標</text:p>
          </table:table-cell>
          <table:table-cell office:value-type="string">
            <text:p/>
          </table:table-cell>
          <table:table-cell office:value-type="string">
            <text:p>室形指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87</text:p>
          </table:table-cell>
          <table:table-cell office:value-type="string">
            <text:p>rotary amplifier</text:p>
          </table:table-cell>
          <table:table-cell office:value-type="string">
            <text:p>電機放大機；電力擴大機</text:p>
          </table:table-cell>
          <table:table-cell office:value-type="string">
            <text:p/>
          </table:table-cell>
          <table:table-cell office:value-type="string">
            <text:p>电机扩大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88</text:p>
          </table:table-cell>
          <table:table-cell office:value-type="string">
            <text:p>rotary switch</text:p>
          </table:table-cell>
          <table:table-cell office:value-type="string">
            <text:p>旋轉開關；旋轉交換（機）鍵</text:p>
          </table:table-cell>
          <table:table-cell office:value-type="string">
            <text:p/>
          </table:table-cell>
          <table:table-cell office:value-type="string">
            <text:p>旋转开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89</text:p>
          </table:table-cell>
          <table:table-cell office:value-type="string">
            <text:p>rotation test</text:p>
          </table:table-cell>
          <table:table-cell office:value-type="string">
            <text:p>旋轉試驗；轉向試驗</text:p>
          </table:table-cell>
          <table:table-cell office:value-type="string">
            <text:p/>
          </table:table-cell>
          <table:table-cell office:value-type="string">
            <text:p>转向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90</text:p>
          </table:table-cell>
          <table:table-cell office:value-type="string">
            <text:p>rotor</text:p>
          </table:table-cell>
          <table:table-cell office:value-type="string">
            <text:p>轉子</text:p>
          </table:table-cell>
          <table:table-cell office:value-type="string">
            <text:p/>
          </table:table-cell>
          <table:table-cell office:value-type="string">
            <text:p>转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91</text:p>
          </table:table-cell>
          <table:table-cell office:value-type="string">
            <text:p>rotor winding</text:p>
          </table:table-cell>
          <table:table-cell office:value-type="string">
            <text:p>轉子繞組；轉子繞圈</text:p>
          </table:table-cell>
          <table:table-cell office:value-type="string">
            <text:p/>
          </table:table-cell>
          <table:table-cell office:value-type="string">
            <text:p>转子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92</text:p>
          </table:table-cell>
          <table:table-cell office:value-type="string">
            <text:p>rotor yoke</text:p>
          </table:table-cell>
          <table:table-cell office:value-type="string">
            <text:p>轉子軛；轉子鐵心</text:p>
          </table:table-cell>
          <table:table-cell office:value-type="string">
            <text:p/>
          </table:table-cell>
          <table:table-cell office:value-type="string">
            <text:p>转子磁轭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93</text:p>
          </table:table-cell>
          <table:table-cell office:value-type="string">
            <text:p>rough service lamp</text:p>
          </table:table-cell>
          <table:table-cell office:value-type="string">
            <text:p>耐振燈泡</text:p>
          </table:table-cell>
          <table:table-cell office:value-type="string">
            <text:p/>
          </table:table-cell>
          <table:table-cell office:value-type="string">
            <text:p>耐震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94</text:p>
          </table:table-cell>
          <table:table-cell office:value-type="string">
            <text:p>round brush</text:p>
          </table:table-cell>
          <table:table-cell office:value-type="string">
            <text:p>圓電刷</text:p>
          </table:table-cell>
          <table:table-cell office:value-type="string">
            <text:p/>
          </table:table-cell>
          <table:table-cell office:value-type="string">
            <text:p>滚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95</text:p>
          </table:table-cell>
          <table:table-cell office:value-type="string">
            <text:p>routine test</text:p>
          </table:table-cell>
          <table:table-cell office:value-type="string">
            <text:p>定期試驗；例行試驗</text:p>
          </table:table-cell>
          <table:table-cell office:value-type="string">
            <text:p/>
          </table:table-cell>
          <table:table-cell office:value-type="string">
            <text:p>常规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96</text:p>
          </table:table-cell>
          <table:table-cell office:value-type="string">
            <text:p>rubber insulation</text:p>
          </table:table-cell>
          <table:table-cell office:value-type="string">
            <text:p>橡皮絕緣</text:p>
          </table:table-cell>
          <table:table-cell office:value-type="string">
            <text:p/>
          </table:table-cell>
          <table:table-cell office:value-type="string">
            <text:p>橡皮绝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97</text:p>
          </table:table-cell>
          <table:table-cell office:value-type="string">
            <text:p>runaway speed</text:p>
          </table:table-cell>
          <table:table-cell office:value-type="string">
            <text:p>飛脫速率</text:p>
          </table:table-cell>
          <table:table-cell office:value-type="string">
            <text:p/>
          </table:table-cell>
          <table:table-cell office:value-type="string">
            <text:p>飞车转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98</text:p>
          </table:table-cell>
          <table:table-cell office:value-type="string">
            <text:p>running test</text:p>
          </table:table-cell>
          <table:table-cell office:value-type="string">
            <text:p>運轉試驗</text:p>
          </table:table-cell>
          <table:table-cell office:value-type="string">
            <text:p/>
          </table:table-cell>
          <table:table-cell office:value-type="string">
            <text:p>运行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899</text:p>
          </table:table-cell>
          <table:table-cell office:value-type="string">
            <text:p>runway lights</text:p>
          </table:table-cell>
          <table:table-cell office:value-type="string">
            <text:p>跑道燈光</text:p>
          </table:table-cell>
          <table:table-cell office:value-type="string">
            <text:p/>
          </table:table-cell>
          <table:table-cell office:value-type="string">
            <text:p>跑道光信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00</text:p>
          </table:table-cell>
          <table:table-cell office:value-type="string">
            <text:p>safe distance</text:p>
          </table:table-cell>
          <table:table-cell office:value-type="string">
            <text:p>安全距離</text:p>
          </table:table-cell>
          <table:table-cell office:value-type="string">
            <text:p/>
          </table:table-cell>
          <table:table-cell office:value-type="string">
            <text:p>安全距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01</text:p>
          </table:table-cell>
          <table:table-cell office:value-type="string">
            <text:p>safe working voltage to ground</text:p>
          </table:table-cell>
          <table:table-cell office:value-type="string">
            <text:p>對地安全工作電壓</text:p>
          </table:table-cell>
          <table:table-cell office:value-type="string">
            <text:p/>
          </table:table-cell>
          <table:table-cell office:value-type="string">
            <text:p>安全对地工作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02</text:p>
          </table:table-cell>
          <table:table-cell office:value-type="string">
            <text:p>safety</text:p>
          </table:table-cell>
          <table:table-cell office:value-type="string">
            <text:p>安全；安全措施</text:p>
          </table:table-cell>
          <table:table-cell office:value-type="string">
            <text:p/>
          </table:table-cell>
          <table:table-cell office:value-type="string">
            <text:p>安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03</text:p>
          </table:table-cell>
          <table:table-cell office:value-type="string">
            <text:p>safety action</text:p>
          </table:table-cell>
          <table:table-cell office:value-type="string">
            <text:p>安全動作</text:p>
          </table:table-cell>
          <table:table-cell office:value-type="string">
            <text:p/>
          </table:table-cell>
          <table:table-cell office:value-type="string">
            <text:p>安全动作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04</text:p>
          </table:table-cell>
          <table:table-cell office:value-type="string">
            <text:p>safety analysis</text:p>
          </table:table-cell>
          <table:table-cell office:value-type="string">
            <text:p>安全分析</text:p>
          </table:table-cell>
          <table:table-cell office:value-type="string">
            <text:p/>
          </table:table-cell>
          <table:table-cell office:value-type="string">
            <text:p>安全分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05</text:p>
          </table:table-cell>
          <table:table-cell office:value-type="string">
            <text:p>safety circuit</text:p>
          </table:table-cell>
          <table:table-cell office:value-type="string">
            <text:p>安全電路</text:p>
          </table:table-cell>
          <table:table-cell office:value-type="string">
            <text:p/>
          </table:table-cell>
          <table:table-cell office:value-type="string">
            <text:p>安全电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06</text:p>
          </table:table-cell>
          <table:table-cell office:value-type="string">
            <text:p>safety factor</text:p>
          </table:table-cell>
          <table:table-cell office:value-type="string">
            <text:p>安全因數</text:p>
          </table:table-cell>
          <table:table-cell office:value-type="string">
            <text:p/>
          </table:table-cell>
          <table:table-cell office:value-type="string">
            <text:p>安全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07</text:p>
          </table:table-cell>
          <table:table-cell office:value-type="string">
            <text:p>safety impedance</text:p>
          </table:table-cell>
          <table:table-cell office:value-type="string">
            <text:p>安全阻抗</text:p>
          </table:table-cell>
          <table:table-cell office:value-type="string">
            <text:p/>
          </table:table-cell>
          <table:table-cell office:value-type="string">
            <text:p>安全阻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08</text:p>
          </table:table-cell>
          <table:table-cell office:value-type="string">
            <text:p>safety lighting</text:p>
          </table:table-cell>
          <table:table-cell office:value-type="string">
            <text:p>安全照明</text:p>
          </table:table-cell>
          <table:table-cell office:value-type="string">
            <text:p/>
          </table:table-cell>
          <table:table-cell office:value-type="string">
            <text:p>安全照明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09</text:p>
          </table:table-cell>
          <table:table-cell office:value-type="string">
            <text:p>safety member</text:p>
          </table:table-cell>
          <table:table-cell office:value-type="string">
            <text:p>安全成件</text:p>
          </table:table-cell>
          <table:table-cell office:value-type="string">
            <text:p/>
          </table:table-cell>
          <table:table-cell office:value-type="string">
            <text:p>安全组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10</text:p>
          </table:table-cell>
          <table:table-cell office:value-type="string">
            <text:p>safety signal</text:p>
          </table:table-cell>
          <table:table-cell office:value-type="string">
            <text:p>安全信號</text:p>
          </table:table-cell>
          <table:table-cell office:value-type="string">
            <text:p/>
          </table:table-cell>
          <table:table-cell office:value-type="string">
            <text:p>安全信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11</text:p>
          </table:table-cell>
          <table:table-cell office:value-type="string">
            <text:p>safety switch</text:p>
          </table:table-cell>
          <table:table-cell office:value-type="string">
            <text:p>安全開關</text:p>
          </table:table-cell>
          <table:table-cell office:value-type="string">
            <text:p/>
          </table:table-cell>
          <table:table-cell office:value-type="string">
            <text:p>安全开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12</text:p>
          </table:table-cell>
          <table:table-cell office:value-type="string">
            <text:p>safety system</text:p>
          </table:table-cell>
          <table:table-cell office:value-type="string">
            <text:p>安全系統</text:p>
          </table:table-cell>
          <table:table-cell office:value-type="string">
            <text:p/>
          </table:table-cell>
          <table:table-cell office:value-type="string">
            <text:p>安全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13</text:p>
          </table:table-cell>
          <table:table-cell office:value-type="string">
            <text:p>safety voltage</text:p>
          </table:table-cell>
          <table:table-cell office:value-type="string">
            <text:p>安全電壓</text:p>
          </table:table-cell>
          <table:table-cell office:value-type="string">
            <text:p/>
          </table:table-cell>
          <table:table-cell office:value-type="string">
            <text:p>安全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14</text:p>
          </table:table-cell>
          <table:table-cell office:value-type="string">
            <text:p>salient pole</text:p>
          </table:table-cell>
          <table:table-cell office:value-type="string">
            <text:p>凸極；顯極</text:p>
          </table:table-cell>
          <table:table-cell office:value-type="string">
            <text:p/>
          </table:table-cell>
          <table:table-cell office:value-type="string">
            <text:p>凸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15</text:p>
          </table:table-cell>
          <table:table-cell office:value-type="string">
            <text:p>salient pole machine</text:p>
          </table:table-cell>
          <table:table-cell office:value-type="string">
            <text:p>凸極電機</text:p>
          </table:table-cell>
          <table:table-cell office:value-type="string">
            <text:p/>
          </table:table-cell>
          <table:table-cell office:value-type="string">
            <text:p>凸极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16</text:p>
          </table:table-cell>
          <table:table-cell office:value-type="string">
            <text:p>saline fog method</text:p>
          </table:table-cell>
          <table:table-cell office:value-type="string">
            <text:p>鹽霧法</text:p>
          </table:table-cell>
          <table:table-cell office:value-type="string">
            <text:p/>
          </table:table-cell>
          <table:table-cell office:value-type="string">
            <text:p>盐雾法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17</text:p>
          </table:table-cell>
          <table:table-cell office:value-type="string">
            <text:p>salinity</text:p>
          </table:table-cell>
          <table:table-cell office:value-type="string">
            <text:p>鹽度</text:p>
          </table:table-cell>
          <table:table-cell office:value-type="string">
            <text:p/>
          </table:table-cell>
          <table:table-cell office:value-type="string">
            <text:p>盐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18</text:p>
          </table:table-cell>
          <table:table-cell office:value-type="string">
            <text:p>salt bath furnace</text:p>
          </table:table-cell>
          <table:table-cell office:value-type="string">
            <text:p>鹽浴爐</text:p>
          </table:table-cell>
          <table:table-cell office:value-type="string">
            <text:p/>
          </table:table-cell>
          <table:table-cell office:value-type="string">
            <text:p>盐浴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19</text:p>
          </table:table-cell>
          <table:table-cell office:value-type="string">
            <text:p>sample</text:p>
          </table:table-cell>
          <table:table-cell office:value-type="string">
            <text:p>試樣；樣本；樣品</text:p>
          </table:table-cell>
          <table:table-cell office:value-type="string">
            <text:p/>
          </table:table-cell>
          <table:table-cell office:value-type="string">
            <text:p>样本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20</text:p>
          </table:table-cell>
          <table:table-cell office:value-type="string">
            <text:p>sample</text:p>
          </table:table-cell>
          <table:table-cell office:value-type="string">
            <text:p>試樣；樣本；樣品</text:p>
          </table:table-cell>
          <table:table-cell office:value-type="string">
            <text:p/>
          </table:table-cell>
          <table:table-cell office:value-type="string">
            <text:p>样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21</text:p>
          </table:table-cell>
          <table:table-cell office:value-type="string">
            <text:p>sampled signal</text:p>
          </table:table-cell>
          <table:table-cell office:value-type="string">
            <text:p>採樣信號</text:p>
          </table:table-cell>
          <table:table-cell office:value-type="string">
            <text:p/>
          </table:table-cell>
          <table:table-cell office:value-type="string">
            <text:p>采样信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22</text:p>
          </table:table-cell>
          <table:table-cell office:value-type="string">
            <text:p>sampler</text:p>
          </table:table-cell>
          <table:table-cell office:value-type="string">
            <text:p>取樣器</text:p>
          </table:table-cell>
          <table:table-cell office:value-type="string">
            <text:p/>
          </table:table-cell>
          <table:table-cell office:value-type="string">
            <text:p>采样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23</text:p>
          </table:table-cell>
          <table:table-cell office:value-type="string">
            <text:p>sampling</text:p>
          </table:table-cell>
          <table:table-cell office:value-type="string">
            <text:p>取樣；抽樣</text:p>
          </table:table-cell>
          <table:table-cell office:value-type="string">
            <text:p/>
          </table:table-cell>
          <table:table-cell office:value-type="string">
            <text:p>抽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24</text:p>
          </table:table-cell>
          <table:table-cell office:value-type="string">
            <text:p>sampling</text:p>
          </table:table-cell>
          <table:table-cell office:value-type="string">
            <text:p>取樣；抽樣</text:p>
          </table:table-cell>
          <table:table-cell office:value-type="string">
            <text:p/>
          </table:table-cell>
          <table:table-cell office:value-type="string">
            <text:p>采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25</text:p>
          </table:table-cell>
          <table:table-cell office:value-type="string">
            <text:p>sampling action</text:p>
          </table:table-cell>
          <table:table-cell office:value-type="string">
            <text:p>取樣作用</text:p>
          </table:table-cell>
          <table:table-cell office:value-type="string">
            <text:p/>
          </table:table-cell>
          <table:table-cell office:value-type="string">
            <text:p>采样作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26</text:p>
          </table:table-cell>
          <table:table-cell office:value-type="string">
            <text:p>sampling control</text:p>
          </table:table-cell>
          <table:table-cell office:value-type="string">
            <text:p>取樣控制</text:p>
          </table:table-cell>
          <table:table-cell office:value-type="string">
            <text:p/>
          </table:table-cell>
          <table:table-cell office:value-type="string">
            <text:p>采样控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27</text:p>
          </table:table-cell>
          <table:table-cell office:value-type="string">
            <text:p>sampling element</text:p>
          </table:table-cell>
          <table:table-cell office:value-type="string">
            <text:p>抽樣元件</text:p>
          </table:table-cell>
          <table:table-cell office:value-type="string">
            <text:p/>
          </table:table-cell>
          <table:table-cell office:value-type="string">
            <text:p>采样元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28</text:p>
          </table:table-cell>
          <table:table-cell office:value-type="string">
            <text:p>sampling oscilloscope</text:p>
          </table:table-cell>
          <table:table-cell office:value-type="string">
            <text:p>取樣示波器</text:p>
          </table:table-cell>
          <table:table-cell office:value-type="string">
            <text:p/>
          </table:table-cell>
          <table:table-cell office:value-type="string">
            <text:p>取样示波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29</text:p>
          </table:table-cell>
          <table:table-cell office:value-type="string">
            <text:p>sampling period</text:p>
          </table:table-cell>
          <table:table-cell office:value-type="string">
            <text:p>抽樣周期</text:p>
          </table:table-cell>
          <table:table-cell office:value-type="string">
            <text:p/>
          </table:table-cell>
          <table:table-cell office:value-type="string">
            <text:p>采样周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30</text:p>
          </table:table-cell>
          <table:table-cell office:value-type="string">
            <text:p>sampling test</text:p>
          </table:table-cell>
          <table:table-cell office:value-type="string">
            <text:p>樣品試驗；抽樣試驗</text:p>
          </table:table-cell>
          <table:table-cell office:value-type="string">
            <text:p/>
          </table:table-cell>
          <table:table-cell office:value-type="string">
            <text:p>抽样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31</text:p>
          </table:table-cell>
          <table:table-cell office:value-type="string">
            <text:p>saturable reactor</text:p>
          </table:table-cell>
          <table:table-cell office:value-type="string">
            <text:p>飽和電抗器；飽和扼流圈</text:p>
          </table:table-cell>
          <table:table-cell office:value-type="string">
            <text:p/>
          </table:table-cell>
          <table:table-cell office:value-type="string">
            <text:p>饱和电抗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32</text:p>
          </table:table-cell>
          <table:table-cell office:value-type="string">
            <text:p>saturated air</text:p>
          </table:table-cell>
          <table:table-cell office:value-type="string">
            <text:p>飽和空氣</text:p>
          </table:table-cell>
          <table:table-cell office:value-type="string">
            <text:p/>
          </table:table-cell>
          <table:table-cell office:value-type="string">
            <text:p>饱和空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33</text:p>
          </table:table-cell>
          <table:table-cell office:value-type="string">
            <text:p>saturation</text:p>
          </table:table-cell>
          <table:table-cell office:value-type="string">
            <text:p>飽和；飽和度</text:p>
          </table:table-cell>
          <table:table-cell office:value-type="string">
            <text:p/>
          </table:table-cell>
          <table:table-cell office:value-type="string">
            <text:p>色饱和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34</text:p>
          </table:table-cell>
          <table:table-cell office:value-type="string">
            <text:p>saturation</text:p>
          </table:table-cell>
          <table:table-cell office:value-type="string">
            <text:p>飽和；飽和度</text:p>
          </table:table-cell>
          <table:table-cell office:value-type="string">
            <text:p/>
          </table:table-cell>
          <table:table-cell office:value-type="string">
            <text:p>饱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35</text:p>
          </table:table-cell>
          <table:table-cell office:value-type="string">
            <text:p>saturation characteristic</text:p>
          </table:table-cell>
          <table:table-cell office:value-type="string">
            <text:p>飽和特性</text:p>
          </table:table-cell>
          <table:table-cell office:value-type="string">
            <text:p/>
          </table:table-cell>
          <table:table-cell office:value-type="string">
            <text:p>饱和特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36</text:p>
          </table:table-cell>
          <table:table-cell office:value-type="string">
            <text:p>saturation curve</text:p>
          </table:table-cell>
          <table:table-cell office:value-type="string">
            <text:p>飽和曲線</text:p>
          </table:table-cell>
          <table:table-cell office:value-type="string">
            <text:p/>
          </table:table-cell>
          <table:table-cell office:value-type="string">
            <text:p>饱和曲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37</text:p>
          </table:table-cell>
          <table:table-cell office:value-type="string">
            <text:p>saturation factor</text:p>
          </table:table-cell>
          <table:table-cell office:value-type="string">
            <text:p>飽和因數</text:p>
          </table:table-cell>
          <table:table-cell office:value-type="string">
            <text:p/>
          </table:table-cell>
          <table:table-cell office:value-type="string">
            <text:p>饱和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38</text:p>
          </table:table-cell>
          <table:table-cell office:value-type="string">
            <text:p>saturation magnetization</text:p>
          </table:table-cell>
          <table:table-cell office:value-type="string">
            <text:p>飽和磁化（強度）；磁飽和</text:p>
          </table:table-cell>
          <table:table-cell office:value-type="string">
            <text:p/>
          </table:table-cell>
          <table:table-cell office:value-type="string">
            <text:p>饱和磁化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39</text:p>
          </table:table-cell>
          <table:table-cell office:value-type="string">
            <text:p>saturation magnetization</text:p>
          </table:table-cell>
          <table:table-cell office:value-type="string">
            <text:p>飽和磁化（強度）；磁飽和</text:p>
          </table:table-cell>
          <table:table-cell office:value-type="string">
            <text:p/>
          </table:table-cell>
          <table:table-cell office:value-type="string">
            <text:p>饱和磁化强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40</text:p>
          </table:table-cell>
          <table:table-cell office:value-type="string">
            <text:p>scalar field</text:p>
          </table:table-cell>
          <table:table-cell office:value-type="string">
            <text:p>無向量場；標量場</text:p>
          </table:table-cell>
          <table:table-cell office:value-type="string">
            <text:p/>
          </table:table-cell>
          <table:table-cell office:value-type="string">
            <text:p>标量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41</text:p>
          </table:table-cell>
          <table:table-cell office:value-type="string">
            <text:p>scalar potential</text:p>
          </table:table-cell>
          <table:table-cell office:value-type="string">
            <text:p>標量電位；標量電勢</text:p>
          </table:table-cell>
          <table:table-cell office:value-type="string">
            <text:p/>
          </table:table-cell>
          <table:table-cell office:value-type="string">
            <text:p>标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42</text:p>
          </table:table-cell>
          <table:table-cell office:value-type="string">
            <text:p>scalar product</text:p>
          </table:table-cell>
          <table:table-cell office:value-type="string">
            <text:p>純量積</text:p>
          </table:table-cell>
          <table:table-cell office:value-type="string">
            <text:p/>
          </table:table-cell>
          <table:table-cell office:value-type="string">
            <text:p>标[量]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43</text:p>
          </table:table-cell>
          <table:table-cell office:value-type="string">
            <text:p>scalar quantity</text:p>
          </table:table-cell>
          <table:table-cell office:value-type="string">
            <text:p>純數量；無向量；純量</text:p>
          </table:table-cell>
          <table:table-cell office:value-type="string">
            <text:p/>
          </table:table-cell>
          <table:table-cell office:value-type="string">
            <text:p>标量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44</text:p>
          </table:table-cell>
          <table:table-cell office:value-type="string">
            <text:p>scale</text:p>
          </table:table-cell>
          <table:table-cell office:value-type="string">
            <text:p>標尺；比例尺；刻度尺；音階；標度</text:p>
          </table:table-cell>
          <table:table-cell office:value-type="string">
            <text:p/>
          </table:table-cell>
          <table:table-cell office:value-type="string">
            <text:p>定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45</text:p>
          </table:table-cell>
          <table:table-cell office:value-type="string">
            <text:p>scale division</text:p>
          </table:table-cell>
          <table:table-cell office:value-type="string">
            <text:p>刻度</text:p>
          </table:table-cell>
          <table:table-cell office:value-type="string">
            <text:p/>
          </table:table-cell>
          <table:table-cell office:value-type="string">
            <text:p>[标度尺]分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46</text:p>
          </table:table-cell>
          <table:table-cell office:value-type="string">
            <text:p>scale factor</text:p>
          </table:table-cell>
          <table:table-cell office:value-type="string">
            <text:p>標度因數；比例因數</text:p>
          </table:table-cell>
          <table:table-cell office:value-type="string">
            <text:p/>
          </table:table-cell>
          <table:table-cell office:value-type="string">
            <text:p>刻度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47</text:p>
          </table:table-cell>
          <table:table-cell office:value-type="string">
            <text:p>scaler</text:p>
          </table:table-cell>
          <table:table-cell office:value-type="string">
            <text:p>定標器；計數器</text:p>
          </table:table-cell>
          <table:table-cell office:value-type="string">
            <text:p/>
          </table:table-cell>
          <table:table-cell office:value-type="string">
            <text:p>定标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48</text:p>
          </table:table-cell>
          <table:table-cell office:value-type="string">
            <text:p>scanner</text:p>
          </table:table-cell>
          <table:table-cell office:value-type="string">
            <text:p>掃描天線；掃描器</text:p>
          </table:table-cell>
          <table:table-cell office:value-type="string">
            <text:p/>
          </table:table-cell>
          <table:table-cell office:value-type="string">
            <text:p>扫描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49</text:p>
          </table:table-cell>
          <table:table-cell office:value-type="string">
            <text:p>scanning</text:p>
          </table:table-cell>
          <table:table-cell office:value-type="string">
            <text:p>掃描</text:p>
          </table:table-cell>
          <table:table-cell office:value-type="string">
            <text:p/>
          </table:table-cell>
          <table:table-cell office:value-type="string">
            <text:p>扫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50</text:p>
          </table:table-cell>
          <table:table-cell office:value-type="string">
            <text:p>scanning frequency</text:p>
          </table:table-cell>
          <table:table-cell office:value-type="string">
            <text:p>掃描頻（率）</text:p>
          </table:table-cell>
          <table:table-cell office:value-type="string">
            <text:p/>
          </table:table-cell>
          <table:table-cell office:value-type="string">
            <text:p>扫描频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51</text:p>
          </table:table-cell>
          <table:table-cell office:value-type="string">
            <text:p>scattering</text:p>
          </table:table-cell>
          <table:table-cell office:value-type="string">
            <text:p>擴散；散射</text:p>
          </table:table-cell>
          <table:table-cell office:value-type="string">
            <text:p/>
          </table:table-cell>
          <table:table-cell office:value-type="string">
            <text:p>散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52</text:p>
          </table:table-cell>
          <table:table-cell office:value-type="string">
            <text:p>scavenger</text:p>
          </table:table-cell>
          <table:table-cell office:value-type="string">
            <text:p>清除劑；清除機</text:p>
          </table:table-cell>
          <table:table-cell office:value-type="string">
            <text:p/>
          </table:table-cell>
          <table:table-cell office:value-type="string">
            <text:p>净化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53</text:p>
          </table:table-cell>
          <table:table-cell office:value-type="string">
            <text:p>schedule speed</text:p>
          </table:table-cell>
          <table:table-cell office:value-type="string">
            <text:p>規定速率；表定速率</text:p>
          </table:table-cell>
          <table:table-cell office:value-type="string">
            <text:p/>
          </table:table-cell>
          <table:table-cell office:value-type="string">
            <text:p>表定速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54</text:p>
          </table:table-cell>
          <table:table-cell office:value-type="string">
            <text:p>Scherbius machine</text:p>
          </table:table-cell>
          <table:table-cell office:value-type="string">
            <text:p>謝爾必斯電機</text:p>
          </table:table-cell>
          <table:table-cell office:value-type="string">
            <text:p/>
          </table:table-cell>
          <table:table-cell office:value-type="string">
            <text:p>舍比乌斯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55</text:p>
          </table:table-cell>
          <table:table-cell office:value-type="string">
            <text:p>Schrage motor</text:p>
          </table:table-cell>
          <table:table-cell office:value-type="string">
            <text:p>施拉吉電動機；三相並勵換向器式電動機</text:p>
          </table:table-cell>
          <table:table-cell office:value-type="string">
            <text:p/>
          </table:table-cell>
          <table:table-cell office:value-type="string">
            <text:p>多相换向器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56</text:p>
          </table:table-cell>
          <table:table-cell office:value-type="string">
            <text:p>scintillating material</text:p>
          </table:table-cell>
          <table:table-cell office:value-type="string">
            <text:p>閃爍材料</text:p>
          </table:table-cell>
          <table:table-cell office:value-type="string">
            <text:p/>
          </table:table-cell>
          <table:table-cell office:value-type="string">
            <text:p>闪烁物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57</text:p>
          </table:table-cell>
          <table:table-cell office:value-type="string">
            <text:p>scintillation counter</text:p>
          </table:table-cell>
          <table:table-cell office:value-type="string">
            <text:p>閃爍計數器</text:p>
          </table:table-cell>
          <table:table-cell office:value-type="string">
            <text:p/>
          </table:table-cell>
          <table:table-cell office:value-type="string">
            <text:p>闪烁计数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58</text:p>
          </table:table-cell>
          <table:table-cell office:value-type="string">
            <text:p>scintillation detector</text:p>
          </table:table-cell>
          <table:table-cell office:value-type="string">
            <text:p>閃爍偵檢器</text:p>
          </table:table-cell>
          <table:table-cell office:value-type="string">
            <text:p/>
          </table:table-cell>
          <table:table-cell office:value-type="string">
            <text:p>闪烁探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59</text:p>
          </table:table-cell>
          <table:table-cell office:value-type="string">
            <text:p>scintillation duration</text:p>
          </table:table-cell>
          <table:table-cell office:value-type="string">
            <text:p>閃爍期間</text:p>
          </table:table-cell>
          <table:table-cell office:value-type="string">
            <text:p/>
          </table:table-cell>
          <table:table-cell office:value-type="string">
            <text:p>闪烁持续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60</text:p>
          </table:table-cell>
          <table:table-cell office:value-type="string">
            <text:p>scintillation rise time</text:p>
          </table:table-cell>
          <table:table-cell office:value-type="string">
            <text:p>閃爍上升時間</text:p>
          </table:table-cell>
          <table:table-cell office:value-type="string">
            <text:p/>
          </table:table-cell>
          <table:table-cell office:value-type="string">
            <text:p>闪烁上升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61</text:p>
          </table:table-cell>
          <table:table-cell office:value-type="string">
            <text:p>scintillator</text:p>
          </table:table-cell>
          <table:table-cell office:value-type="string">
            <text:p>閃爍體；閃爍器</text:p>
          </table:table-cell>
          <table:table-cell office:value-type="string">
            <text:p/>
          </table:table-cell>
          <table:table-cell office:value-type="string">
            <text:p>闪烁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62</text:p>
          </table:table-cell>
          <table:table-cell office:value-type="string">
            <text:p>scotopic vision</text:p>
          </table:table-cell>
          <table:table-cell office:value-type="string">
            <text:p>暗視；夜間視覺；微光視覺</text:p>
          </table:table-cell>
          <table:table-cell office:value-type="string">
            <text:p/>
          </table:table-cell>
          <table:table-cell office:value-type="string">
            <text:p>暗视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63</text:p>
          </table:table-cell>
          <table:table-cell office:value-type="string">
            <text:p>Scott connection</text:p>
          </table:table-cell>
          <table:table-cell office:value-type="string">
            <text:p>史考特接線法（把三相變為兩個單相）</text:p>
          </table:table-cell>
          <table:table-cell office:value-type="string">
            <text:p/>
          </table:table-cell>
          <table:table-cell office:value-type="string">
            <text:p>T联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64</text:p>
          </table:table-cell>
          <table:table-cell office:value-type="string">
            <text:p>scram</text:p>
          </table:table-cell>
          <table:table-cell office:value-type="string">
            <text:p>急停；緊急剎車</text:p>
          </table:table-cell>
          <table:table-cell office:value-type="string">
            <text:p/>
          </table:table-cell>
          <table:table-cell office:value-type="string">
            <text:p>紧急停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65</text:p>
          </table:table-cell>
          <table:table-cell office:value-type="string">
            <text:p>screen</text:p>
          </table:table-cell>
          <table:table-cell office:value-type="string">
            <text:p>光屏；銀幕；屏蔽；簾柵極；防護網罩；隔板；篩；濾器</text:p>
          </table:table-cell>
          <table:table-cell office:value-type="string">
            <text:p/>
          </table:table-cell>
          <table:table-cell office:value-type="string">
            <text:p>屏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66</text:p>
          </table:table-cell>
          <table:table-cell office:value-type="string">
            <text:p>screen</text:p>
          </table:table-cell>
          <table:table-cell office:value-type="string">
            <text:p>光屏；銀幕；屏蔽；簾柵極；防護網罩；隔板；篩；濾器</text:p>
          </table:table-cell>
          <table:table-cell office:value-type="string">
            <text:p/>
          </table:table-cell>
          <table:table-cell office:value-type="string">
            <text:p>格网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67</text:p>
          </table:table-cell>
          <table:table-cell office:value-type="string">
            <text:p>screening test</text:p>
          </table:table-cell>
          <table:table-cell office:value-type="string">
            <text:p>篩選試驗；甄別試驗</text:p>
          </table:table-cell>
          <table:table-cell office:value-type="string">
            <text:p/>
          </table:table-cell>
          <table:table-cell office:value-type="string">
            <text:p>筛选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68</text:p>
          </table:table-cell>
          <table:table-cell office:value-type="string">
            <text:p>screw feeder</text:p>
          </table:table-cell>
          <table:table-cell office:value-type="string">
            <text:p>螺飼機</text:p>
          </table:table-cell>
          <table:table-cell office:value-type="string">
            <text:p/>
          </table:table-cell>
          <table:table-cell office:value-type="string">
            <text:p>螺旋送料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69</text:p>
          </table:table-cell>
          <table:table-cell office:value-type="string">
            <text:p>screw terminal</text:p>
          </table:table-cell>
          <table:table-cell office:value-type="string">
            <text:p>螺絲終端；螺絲端子</text:p>
          </table:table-cell>
          <table:table-cell office:value-type="string">
            <text:p/>
          </table:table-cell>
          <table:table-cell office:value-type="string">
            <text:p>螺钉端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70</text:p>
          </table:table-cell>
          <table:table-cell office:value-type="string">
            <text:p>sealed</text:p>
          </table:table-cell>
          <table:table-cell office:value-type="string">
            <text:p>密封的；氣密的</text:p>
          </table:table-cell>
          <table:table-cell office:value-type="string">
            <text:p/>
          </table:table-cell>
          <table:table-cell office:value-type="string">
            <text:p>密封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71</text:p>
          </table:table-cell>
          <table:table-cell office:value-type="string">
            <text:p>sealed beam lamp</text:p>
          </table:table-cell>
          <table:table-cell office:value-type="string">
            <text:p>密封光束燈泡</text:p>
          </table:table-cell>
          <table:table-cell office:value-type="string">
            <text:p/>
          </table:table-cell>
          <table:table-cell office:value-type="string">
            <text:p>光束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72</text:p>
          </table:table-cell>
          <table:table-cell office:value-type="string">
            <text:p>sealed reactor</text:p>
          </table:table-cell>
          <table:table-cell office:value-type="string">
            <text:p>密封式電抗器</text:p>
          </table:table-cell>
          <table:table-cell office:value-type="string">
            <text:p/>
          </table:table-cell>
          <table:table-cell office:value-type="string">
            <text:p>密封式电抗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73</text:p>
          </table:table-cell>
          <table:table-cell office:value-type="string">
            <text:p>sealed source</text:p>
          </table:table-cell>
          <table:table-cell office:value-type="string">
            <text:p>密閉源</text:p>
          </table:table-cell>
          <table:table-cell office:value-type="string">
            <text:p/>
          </table:table-cell>
          <table:table-cell office:value-type="string">
            <text:p>密封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74</text:p>
          </table:table-cell>
          <table:table-cell office:value-type="string">
            <text:p>sealed transformer</text:p>
          </table:table-cell>
          <table:table-cell office:value-type="string">
            <text:p>密封（型）變壓器</text:p>
          </table:table-cell>
          <table:table-cell office:value-type="string">
            <text:p/>
          </table:table-cell>
          <table:table-cell office:value-type="string">
            <text:p>密封式变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75</text:p>
          </table:table-cell>
          <table:table-cell office:value-type="string">
            <text:p>sealing device</text:p>
          </table:table-cell>
          <table:table-cell office:value-type="string">
            <text:p>密封裝置</text:p>
          </table:table-cell>
          <table:table-cell office:value-type="string">
            <text:p/>
          </table:table-cell>
          <table:table-cell office:value-type="string">
            <text:p>密封装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76</text:p>
          </table:table-cell>
          <table:table-cell office:value-type="string">
            <text:p>search coil</text:p>
          </table:table-cell>
          <table:table-cell office:value-type="string">
            <text:p>探查線圈；探測線圈</text:p>
          </table:table-cell>
          <table:table-cell office:value-type="string">
            <text:p/>
          </table:table-cell>
          <table:table-cell office:value-type="string">
            <text:p>测试线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77</text:p>
          </table:table-cell>
          <table:table-cell office:value-type="string">
            <text:p>searchlight</text:p>
          </table:table-cell>
          <table:table-cell office:value-type="string">
            <text:p>探照燈</text:p>
          </table:table-cell>
          <table:table-cell office:value-type="string">
            <text:p/>
          </table:table-cell>
          <table:table-cell office:value-type="string">
            <text:p>探照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78</text:p>
          </table:table-cell>
          <table:table-cell office:value-type="string">
            <text:p>second</text:p>
          </table:table-cell>
          <table:table-cell office:value-type="string">
            <text:p>秒</text:p>
          </table:table-cell>
          <table:table-cell office:value-type="string">
            <text:p/>
          </table:table-cell>
          <table:table-cell office:value-type="string">
            <text:p>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79</text:p>
          </table:table-cell>
          <table:table-cell office:value-type="string">
            <text:p>secondary coolant</text:p>
          </table:table-cell>
          <table:table-cell office:value-type="string">
            <text:p>二次冷卻劑</text:p>
          </table:table-cell>
          <table:table-cell office:value-type="string">
            <text:p/>
          </table:table-cell>
          <table:table-cell office:value-type="string">
            <text:p>次级冷却介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80</text:p>
          </table:table-cell>
          <table:table-cell office:value-type="string">
            <text:p>secondary coolant circuit</text:p>
          </table:table-cell>
          <table:table-cell office:value-type="string">
            <text:p>二次冷卻劑迴路</text:p>
          </table:table-cell>
          <table:table-cell office:value-type="string">
            <text:p/>
          </table:table-cell>
          <table:table-cell office:value-type="string">
            <text:p>二[次冷却剂]回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81</text:p>
          </table:table-cell>
          <table:table-cell office:value-type="string">
            <text:p>secondary current</text:p>
          </table:table-cell>
          <table:table-cell office:value-type="string">
            <text:p>二次電流；副電流</text:p>
          </table:table-cell>
          <table:table-cell office:value-type="string">
            <text:p/>
          </table:table-cell>
          <table:table-cell office:value-type="string">
            <text:p>二次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82</text:p>
          </table:table-cell>
          <table:table-cell office:value-type="string">
            <text:p>secondary electron</text:p>
          </table:table-cell>
          <table:table-cell office:value-type="string">
            <text:p>二次電子</text:p>
          </table:table-cell>
          <table:table-cell office:value-type="string">
            <text:p/>
          </table:table-cell>
          <table:table-cell office:value-type="string">
            <text:p>次级电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83</text:p>
          </table:table-cell>
          <table:table-cell office:value-type="string">
            <text:p>secondary electron emission</text:p>
          </table:table-cell>
          <table:table-cell office:value-type="string">
            <text:p>二次電子發射</text:p>
          </table:table-cell>
          <table:table-cell office:value-type="string">
            <text:p/>
          </table:table-cell>
          <table:table-cell office:value-type="string">
            <text:p>次级电子发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84</text:p>
          </table:table-cell>
          <table:table-cell office:value-type="string">
            <text:p>secondary failure</text:p>
          </table:table-cell>
          <table:table-cell office:value-type="string">
            <text:p>二次故障</text:p>
          </table:table-cell>
          <table:table-cell office:value-type="string">
            <text:p/>
          </table:table-cell>
          <table:table-cell office:value-type="string">
            <text:p>继发性失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85</text:p>
          </table:table-cell>
          <table:table-cell office:value-type="string">
            <text:p>secondary light source</text:p>
          </table:table-cell>
          <table:table-cell office:value-type="string">
            <text:p>二次光源</text:p>
          </table:table-cell>
          <table:table-cell office:value-type="string">
            <text:p/>
          </table:table-cell>
          <table:table-cell office:value-type="string">
            <text:p>二次光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86</text:p>
          </table:table-cell>
          <table:table-cell office:value-type="string">
            <text:p>secondary photometric standard</text:p>
          </table:table-cell>
          <table:table-cell office:value-type="string">
            <text:p>二次測光標準</text:p>
          </table:table-cell>
          <table:table-cell office:value-type="string">
            <text:p/>
          </table:table-cell>
          <table:table-cell office:value-type="string">
            <text:p>次级光度标准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87</text:p>
          </table:table-cell>
          <table:table-cell office:value-type="string">
            <text:p>secondary radiation</text:p>
          </table:table-cell>
          <table:table-cell office:value-type="string">
            <text:p>二次輻射</text:p>
          </table:table-cell>
          <table:table-cell office:value-type="string">
            <text:p/>
          </table:table-cell>
          <table:table-cell office:value-type="string">
            <text:p>次级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88</text:p>
          </table:table-cell>
          <table:table-cell office:value-type="string">
            <text:p>secondary relay</text:p>
          </table:table-cell>
          <table:table-cell office:value-type="string">
            <text:p>二次繼電器</text:p>
          </table:table-cell>
          <table:table-cell office:value-type="string">
            <text:p/>
          </table:table-cell>
          <table:table-cell office:value-type="string">
            <text:p>二次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89</text:p>
          </table:table-cell>
          <table:table-cell office:value-type="string">
            <text:p>secondary standard</text:p>
          </table:table-cell>
          <table:table-cell office:value-type="string">
            <text:p>副標準；二次標準</text:p>
          </table:table-cell>
          <table:table-cell office:value-type="string">
            <text:p/>
          </table:table-cell>
          <table:table-cell office:value-type="string">
            <text:p>次级标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90</text:p>
          </table:table-cell>
          <table:table-cell office:value-type="string">
            <text:p>secondary voltage</text:p>
          </table:table-cell>
          <table:table-cell office:value-type="string">
            <text:p>二次電壓；次級電壓</text:p>
          </table:table-cell>
          <table:table-cell office:value-type="string">
            <text:p/>
          </table:table-cell>
          <table:table-cell office:value-type="string">
            <text:p>二次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91</text:p>
          </table:table-cell>
          <table:table-cell office:value-type="string">
            <text:p>secondary winding</text:p>
          </table:table-cell>
          <table:table-cell office:value-type="string">
            <text:p>二次繞組；次級繞組</text:p>
          </table:table-cell>
          <table:table-cell office:value-type="string">
            <text:p/>
          </table:table-cell>
          <table:table-cell office:value-type="string">
            <text:p>二次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92</text:p>
          </table:table-cell>
          <table:table-cell office:value-type="string">
            <text:p>secondary winding</text:p>
          </table:table-cell>
          <table:table-cell office:value-type="string">
            <text:p>二次繞組；次級繞組</text:p>
          </table:table-cell>
          <table:table-cell office:value-type="string">
            <text:p/>
          </table:table-cell>
          <table:table-cell office:value-type="string">
            <text:p>次级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93</text:p>
          </table:table-cell>
          <table:table-cell office:value-type="string">
            <text:p>section</text:p>
          </table:table-cell>
          <table:table-cell office:value-type="string">
            <text:p>部分；節；段；剖面圖；區域</text:p>
          </table:table-cell>
          <table:table-cell office:value-type="string">
            <text:p/>
          </table:table-cell>
          <table:table-cell office:value-type="string">
            <text:p>线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94</text:p>
          </table:table-cell>
          <table:table-cell office:value-type="string">
            <text:p>section insulator</text:p>
          </table:table-cell>
          <table:table-cell office:value-type="string">
            <text:p>分段用絕緣子；區隔絕緣體</text:p>
          </table:table-cell>
          <table:table-cell office:value-type="string">
            <text:p/>
          </table:table-cell>
          <table:table-cell office:value-type="string">
            <text:p>分段绝缘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95</text:p>
          </table:table-cell>
          <table:table-cell office:value-type="string">
            <text:p>sectionalizer</text:p>
          </table:table-cell>
          <table:table-cell office:value-type="string">
            <text:p>分段器</text:p>
          </table:table-cell>
          <table:table-cell office:value-type="string">
            <text:p/>
          </table:table-cell>
          <table:table-cell office:value-type="string">
            <text:p>分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96</text:p>
          </table:table-cell>
          <table:table-cell office:value-type="string">
            <text:p>sector</text:p>
          </table:table-cell>
          <table:table-cell office:value-type="string">
            <text:p>扇形（物）；扇形齒輪；扇形衝片（電機的）；扇形瓦；軸瓦（推力軸承的）；量角器；兩腳規；區；部分</text:p>
          </table:table-cell>
          <table:table-cell office:value-type="string">
            <text:p/>
          </table:table-cell>
          <table:table-cell office:value-type="string">
            <text:p>扇形叶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97</text:p>
          </table:table-cell>
          <table:table-cell office:value-type="string">
            <text:p>sector light</text:p>
          </table:table-cell>
          <table:table-cell office:value-type="string">
            <text:p>分弧燈</text:p>
          </table:table-cell>
          <table:table-cell office:value-type="string">
            <text:p/>
          </table:table-cell>
          <table:table-cell office:value-type="string">
            <text:p>扇形灯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98</text:p>
          </table:table-cell>
          <table:table-cell office:value-type="string">
            <text:p>security [of an electric power system]</text:p>
          </table:table-cell>
          <table:table-cell office:value-type="string">
            <text:p>（電力系統的）安全性</text:p>
          </table:table-cell>
          <table:table-cell office:value-type="string">
            <text:p/>
          </table:table-cell>
          <table:table-cell office:value-type="string">
            <text:p>[电力系统的]安全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4999</text:p>
          </table:table-cell>
          <table:table-cell office:value-type="string">
            <text:p>Seebeck coefficient</text:p>
          </table:table-cell>
          <table:table-cell office:value-type="string">
            <text:p>西白克係數</text:p>
          </table:table-cell>
          <table:table-cell office:value-type="string">
            <text:p/>
          </table:table-cell>
          <table:table-cell office:value-type="string">
            <text:p>泽贝克系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00</text:p>
          </table:table-cell>
          <table:table-cell office:value-type="string">
            <text:p>Seebeck effect</text:p>
          </table:table-cell>
          <table:table-cell office:value-type="string">
            <text:p>席貝克效應</text:p>
          </table:table-cell>
          <table:table-cell office:value-type="string">
            <text:p/>
          </table:table-cell>
          <table:table-cell office:value-type="string">
            <text:p>泽贝克效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01</text:p>
          </table:table-cell>
          <table:table-cell office:value-type="string">
            <text:p>segregation</text:p>
          </table:table-cell>
          <table:table-cell office:value-type="string">
            <text:p>隔離；分離</text:p>
          </table:table-cell>
          <table:table-cell office:value-type="string">
            <text:p/>
          </table:table-cell>
          <table:table-cell office:value-type="string">
            <text:p>分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02</text:p>
          </table:table-cell>
          <table:table-cell office:value-type="string">
            <text:p>selective radiator</text:p>
          </table:table-cell>
          <table:table-cell office:value-type="string">
            <text:p>選擇輻射器</text:p>
          </table:table-cell>
          <table:table-cell office:value-type="string">
            <text:p/>
          </table:table-cell>
          <table:table-cell office:value-type="string">
            <text:p>选择性辐射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03</text:p>
          </table:table-cell>
          <table:table-cell office:value-type="string">
            <text:p>selectivity</text:p>
          </table:table-cell>
          <table:table-cell office:value-type="string">
            <text:p>選擇性；選擇度</text:p>
          </table:table-cell>
          <table:table-cell office:value-type="string">
            <text:p/>
          </table:table-cell>
          <table:table-cell office:value-type="string">
            <text:p>选择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04</text:p>
          </table:table-cell>
          <table:table-cell office:value-type="string">
            <text:p>selector switch</text:p>
          </table:table-cell>
          <table:table-cell office:value-type="string">
            <text:p>選擇開關</text:p>
          </table:table-cell>
          <table:table-cell office:value-type="string">
            <text:p/>
          </table:table-cell>
          <table:table-cell office:value-type="string">
            <text:p>选择开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05</text:p>
          </table:table-cell>
          <table:table-cell office:value-type="string">
            <text:p>self inductance</text:p>
          </table:table-cell>
          <table:table-cell office:value-type="string">
            <text:p>自感</text:p>
          </table:table-cell>
          <table:table-cell office:value-type="string">
            <text:p/>
          </table:table-cell>
          <table:table-cell office:value-type="string">
            <text:p>自感[系数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06</text:p>
          </table:table-cell>
          <table:table-cell office:value-type="string">
            <text:p>self induction</text:p>
          </table:table-cell>
          <table:table-cell office:value-type="string">
            <text:p>自感應</text:p>
          </table:table-cell>
          <table:table-cell office:value-type="string">
            <text:p/>
          </table:table-cell>
          <table:table-cell office:value-type="string">
            <text:p>自感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07</text:p>
          </table:table-cell>
          <table:table-cell office:value-type="string">
            <text:p>self-cooled machine</text:p>
          </table:table-cell>
          <table:table-cell office:value-type="string">
            <text:p>自冷式電機</text:p>
          </table:table-cell>
          <table:table-cell office:value-type="string">
            <text:p/>
          </table:table-cell>
          <table:table-cell office:value-type="string">
            <text:p>自冷式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08</text:p>
          </table:table-cell>
          <table:table-cell office:value-type="string">
            <text:p>self-exchange coefficient</text:p>
          </table:table-cell>
          <table:table-cell office:value-type="string">
            <text:p>自我交換係數</text:p>
          </table:table-cell>
          <table:table-cell office:value-type="string">
            <text:p/>
          </table:table-cell>
          <table:table-cell office:value-type="string">
            <text:p>自传递系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10</text:p>
          </table:table-cell>
          <table:table-cell office:value-type="string">
            <text:p>self-lubricating bearing</text:p>
          </table:table-cell>
          <table:table-cell office:value-type="string">
            <text:p>自潤滑軸承</text:p>
          </table:table-cell>
          <table:table-cell office:value-type="string">
            <text:p/>
          </table:table-cell>
          <table:table-cell office:value-type="string">
            <text:p>自润滑轴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11</text:p>
          </table:table-cell>
          <table:table-cell office:value-type="string">
            <text:p>self-quenched counter tube</text:p>
          </table:table-cell>
          <table:table-cell office:value-type="string">
            <text:p>自淬熄計數器管</text:p>
          </table:table-cell>
          <table:table-cell office:value-type="string">
            <text:p/>
          </table:table-cell>
          <table:table-cell office:value-type="string">
            <text:p>自猝灭计数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12</text:p>
          </table:table-cell>
          <table:table-cell office:value-type="string">
            <text:p>self-ventilated motor</text:p>
          </table:table-cell>
          <table:table-cell office:value-type="string">
            <text:p>自通風電動機</text:p>
          </table:table-cell>
          <table:table-cell office:value-type="string">
            <text:p/>
          </table:table-cell>
          <table:table-cell office:value-type="string">
            <text:p>自通风式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13</text:p>
          </table:table-cell>
          <table:table-cell office:value-type="string">
            <text:p>self-ventilation</text:p>
          </table:table-cell>
          <table:table-cell office:value-type="string">
            <text:p>自通風</text:p>
          </table:table-cell>
          <table:table-cell office:value-type="string">
            <text:p/>
          </table:table-cell>
          <table:table-cell office:value-type="string">
            <text:p>自通风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14</text:p>
          </table:table-cell>
          <table:table-cell office:value-type="string">
            <text:p>semi-automatic operation</text:p>
          </table:table-cell>
          <table:table-cell office:value-type="string">
            <text:p>半自動操作</text:p>
          </table:table-cell>
          <table:table-cell office:value-type="string">
            <text:p/>
          </table:table-cell>
          <table:table-cell office:value-type="string">
            <text:p>半自动操作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15</text:p>
          </table:table-cell>
          <table:table-cell office:value-type="string">
            <text:p>semiconductive varnish</text:p>
          </table:table-cell>
          <table:table-cell office:value-type="string">
            <text:p>半導體漆</text:p>
          </table:table-cell>
          <table:table-cell office:value-type="string">
            <text:p/>
          </table:table-cell>
          <table:table-cell office:value-type="string">
            <text:p>半导电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16</text:p>
          </table:table-cell>
          <table:table-cell office:value-type="string">
            <text:p>semiconductor</text:p>
          </table:table-cell>
          <table:table-cell office:value-type="string">
            <text:p>半導體</text:p>
          </table:table-cell>
          <table:table-cell office:value-type="string">
            <text:p/>
          </table:table-cell>
          <table:table-cell office:value-type="string">
            <text:p>半导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17</text:p>
          </table:table-cell>
          <table:table-cell office:value-type="string">
            <text:p>semiconductor detector</text:p>
          </table:table-cell>
          <table:table-cell office:value-type="string">
            <text:p>半導體偵檢器</text:p>
          </table:table-cell>
          <table:table-cell office:value-type="string">
            <text:p/>
          </table:table-cell>
          <table:table-cell office:value-type="string">
            <text:p>半导体探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18</text:p>
          </table:table-cell>
          <table:table-cell office:value-type="string">
            <text:p>semiconductor device</text:p>
          </table:table-cell>
          <table:table-cell office:value-type="string">
            <text:p>半導體元件</text:p>
          </table:table-cell>
          <table:table-cell office:value-type="string">
            <text:p/>
          </table:table-cell>
          <table:table-cell office:value-type="string">
            <text:p>半导体器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19</text:p>
          </table:table-cell>
          <table:table-cell office:value-type="string">
            <text:p>semi-indirect lighting</text:p>
          </table:table-cell>
          <table:table-cell office:value-type="string">
            <text:p>半間接照明</text:p>
          </table:table-cell>
          <table:table-cell office:value-type="string">
            <text:p/>
          </table:table-cell>
          <table:table-cell office:value-type="string">
            <text:p>半间接照明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20</text:p>
          </table:table-cell>
          <table:table-cell office:value-type="string">
            <text:p>sensation</text:p>
          </table:table-cell>
          <table:table-cell office:value-type="string">
            <text:p>感覺；響度</text:p>
          </table:table-cell>
          <table:table-cell office:value-type="string">
            <text:p/>
          </table:table-cell>
          <table:table-cell office:value-type="string">
            <text:p>感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21</text:p>
          </table:table-cell>
          <table:table-cell office:value-type="string">
            <text:p>sensitivity</text:p>
          </table:table-cell>
          <table:table-cell office:value-type="string">
            <text:p>靈敏度；靈敏性</text:p>
          </table:table-cell>
          <table:table-cell office:value-type="string">
            <text:p/>
          </table:table-cell>
          <table:table-cell office:value-type="string">
            <text:p>灵敏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22</text:p>
          </table:table-cell>
          <table:table-cell office:value-type="string">
            <text:p>separate winding transformer</text:p>
          </table:table-cell>
          <table:table-cell office:value-type="string">
            <text:p>獨立繞組變壓器</text:p>
          </table:table-cell>
          <table:table-cell office:value-type="string">
            <text:p/>
          </table:table-cell>
          <table:table-cell office:value-type="string">
            <text:p>独立绕组变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23</text:p>
          </table:table-cell>
          <table:table-cell office:value-type="string">
            <text:p>separately excited</text:p>
          </table:table-cell>
          <table:table-cell office:value-type="string">
            <text:p>他勵的；他激的</text:p>
          </table:table-cell>
          <table:table-cell office:value-type="string">
            <text:p/>
          </table:table-cell>
          <table:table-cell office:value-type="string">
            <text:p>他励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24</text:p>
          </table:table-cell>
          <table:table-cell office:value-type="string">
            <text:p>separately excited motor</text:p>
          </table:table-cell>
          <table:table-cell office:value-type="string">
            <text:p>他勵電動機</text:p>
          </table:table-cell>
          <table:table-cell office:value-type="string">
            <text:p/>
          </table:table-cell>
          <table:table-cell office:value-type="string">
            <text:p>他励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25</text:p>
          </table:table-cell>
          <table:table-cell office:value-type="string">
            <text:p>separately-cooled machine</text:p>
          </table:table-cell>
          <table:table-cell office:value-type="string">
            <text:p>外冷式電機</text:p>
          </table:table-cell>
          <table:table-cell office:value-type="string">
            <text:p/>
          </table:table-cell>
          <table:table-cell office:value-type="string">
            <text:p>他冷式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26</text:p>
          </table:table-cell>
          <table:table-cell office:value-type="string">
            <text:p>separation</text:p>
          </table:table-cell>
          <table:table-cell office:value-type="string">
            <text:p>分開；分離；區別；間隔；間距；導線間距</text:p>
          </table:table-cell>
          <table:table-cell office:value-type="string">
            <text:p/>
          </table:table-cell>
          <table:table-cell office:value-type="string">
            <text:p>分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27</text:p>
          </table:table-cell>
          <table:table-cell office:value-type="string">
            <text:p>separator</text:p>
          </table:table-cell>
          <table:table-cell office:value-type="string">
            <text:p>分離器</text:p>
          </table:table-cell>
          <table:table-cell office:value-type="string">
            <text:p/>
          </table:table-cell>
          <table:table-cell office:value-type="string">
            <text:p>隔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28</text:p>
          </table:table-cell>
          <table:table-cell office:value-type="string">
            <text:p>separator</text:p>
          </table:table-cell>
          <table:table-cell office:value-type="string">
            <text:p>分離器</text:p>
          </table:table-cell>
          <table:table-cell office:value-type="string">
            <text:p/>
          </table:table-cell>
          <table:table-cell office:value-type="string">
            <text:p>隔离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29</text:p>
          </table:table-cell>
          <table:table-cell office:value-type="string">
            <text:p>septum</text:p>
          </table:table-cell>
          <table:table-cell office:value-type="string">
            <text:p>隔板</text:p>
          </table:table-cell>
          <table:table-cell office:value-type="string">
            <text:p/>
          </table:table-cell>
          <table:table-cell office:value-type="string">
            <text:p>切割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30</text:p>
          </table:table-cell>
          <table:table-cell office:value-type="string">
            <text:p>sequential control</text:p>
          </table:table-cell>
          <table:table-cell office:value-type="string">
            <text:p>順序控制；時序控制；程序控制</text:p>
          </table:table-cell>
          <table:table-cell office:value-type="string">
            <text:p/>
          </table:table-cell>
          <table:table-cell office:value-type="string">
            <text:p>顺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31</text:p>
          </table:table-cell>
          <table:table-cell office:value-type="string">
            <text:p>sequential phase control</text:p>
          </table:table-cell>
          <table:table-cell office:value-type="string">
            <text:p>順序相位控制</text:p>
          </table:table-cell>
          <table:table-cell office:value-type="string">
            <text:p/>
          </table:table-cell>
          <table:table-cell office:value-type="string">
            <text:p>顺序相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32</text:p>
          </table:table-cell>
          <table:table-cell office:value-type="string">
            <text:p>sequential program</text:p>
          </table:table-cell>
          <table:table-cell office:value-type="string">
            <text:p>順序程序</text:p>
          </table:table-cell>
          <table:table-cell office:value-type="string">
            <text:p/>
          </table:table-cell>
          <table:table-cell office:value-type="string">
            <text:p>顺序程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33</text:p>
          </table:table-cell>
          <table:table-cell office:value-type="string">
            <text:p>sequential sampling</text:p>
          </table:table-cell>
          <table:table-cell office:value-type="string">
            <text:p>序列取樣；順序抽樣</text:p>
          </table:table-cell>
          <table:table-cell office:value-type="string">
            <text:p/>
          </table:table-cell>
          <table:table-cell office:value-type="string">
            <text:p>序贯抽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34</text:p>
          </table:table-cell>
          <table:table-cell office:value-type="string">
            <text:p>series</text:p>
          </table:table-cell>
          <table:table-cell office:value-type="string">
            <text:p>級數；串聯；序；系列</text:p>
          </table:table-cell>
          <table:table-cell office:value-type="string">
            <text:p/>
          </table:table-cell>
          <table:table-cell office:value-type="string">
            <text:p>串励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35</text:p>
          </table:table-cell>
          <table:table-cell office:value-type="string">
            <text:p>series capacitor</text:p>
          </table:table-cell>
          <table:table-cell office:value-type="string">
            <text:p>串聯電容器</text:p>
          </table:table-cell>
          <table:table-cell office:value-type="string">
            <text:p/>
          </table:table-cell>
          <table:table-cell office:value-type="string">
            <text:p>串联电容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36</text:p>
          </table:table-cell>
          <table:table-cell office:value-type="string">
            <text:p>series connection</text:p>
          </table:table-cell>
          <table:table-cell office:value-type="string">
            <text:p>串聯連接</text:p>
          </table:table-cell>
          <table:table-cell office:value-type="string">
            <text:p/>
          </table:table-cell>
          <table:table-cell office:value-type="string">
            <text:p>串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37</text:p>
          </table:table-cell>
          <table:table-cell office:value-type="string">
            <text:p>series inductance</text:p>
          </table:table-cell>
          <table:table-cell office:value-type="string">
            <text:p>串聯電感</text:p>
          </table:table-cell>
          <table:table-cell office:value-type="string">
            <text:p/>
          </table:table-cell>
          <table:table-cell office:value-type="string">
            <text:p>串联电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38</text:p>
          </table:table-cell>
          <table:table-cell office:value-type="string">
            <text:p>series lamp</text:p>
          </table:table-cell>
          <table:table-cell office:value-type="string">
            <text:p>串聯燈</text:p>
          </table:table-cell>
          <table:table-cell office:value-type="string">
            <text:p/>
          </table:table-cell>
          <table:table-cell office:value-type="string">
            <text:p>串联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39</text:p>
          </table:table-cell>
          <table:table-cell office:value-type="string">
            <text:p>series motor</text:p>
          </table:table-cell>
          <table:table-cell office:value-type="string">
            <text:p>串激電動機</text:p>
          </table:table-cell>
          <table:table-cell office:value-type="string">
            <text:p/>
          </table:table-cell>
          <table:table-cell office:value-type="string">
            <text:p>串励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40</text:p>
          </table:table-cell>
          <table:table-cell office:value-type="string">
            <text:p>series operation</text:p>
          </table:table-cell>
          <table:table-cell office:value-type="string">
            <text:p>串聯運行</text:p>
          </table:table-cell>
          <table:table-cell office:value-type="string">
            <text:p/>
          </table:table-cell>
          <table:table-cell office:value-type="string">
            <text:p>串联运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41</text:p>
          </table:table-cell>
          <table:table-cell office:value-type="string">
            <text:p>series resonant testing equipment</text:p>
          </table:table-cell>
          <table:table-cell office:value-type="string">
            <text:p>串聯諧振試驗裝置</text:p>
          </table:table-cell>
          <table:table-cell office:value-type="string">
            <text:p/>
          </table:table-cell>
          <table:table-cell office:value-type="string">
            <text:p>串联谐振试验设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42</text:p>
          </table:table-cell>
          <table:table-cell office:value-type="string">
            <text:p>series spark gap</text:p>
          </table:table-cell>
          <table:table-cell office:value-type="string">
            <text:p>串聯火花間隙</text:p>
          </table:table-cell>
          <table:table-cell office:value-type="string">
            <text:p/>
          </table:table-cell>
          <table:table-cell office:value-type="string">
            <text:p>串联放电间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43</text:p>
          </table:table-cell>
          <table:table-cell office:value-type="string">
            <text:p>series system</text:p>
          </table:table-cell>
          <table:table-cell office:value-type="string">
            <text:p>串聯制</text:p>
          </table:table-cell>
          <table:table-cell office:value-type="string">
            <text:p/>
          </table:table-cell>
          <table:table-cell office:value-type="string">
            <text:p>串联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44</text:p>
          </table:table-cell>
          <table:table-cell office:value-type="string">
            <text:p>series winding</text:p>
          </table:table-cell>
          <table:table-cell office:value-type="string">
            <text:p>串聯繞組；串激繞法</text:p>
          </table:table-cell>
          <table:table-cell office:value-type="string">
            <text:p/>
          </table:table-cell>
          <table:table-cell office:value-type="string">
            <text:p>串励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45</text:p>
          </table:table-cell>
          <table:table-cell office:value-type="string">
            <text:p>series winding</text:p>
          </table:table-cell>
          <table:table-cell office:value-type="string">
            <text:p>串聯繞組；串激繞法</text:p>
          </table:table-cell>
          <table:table-cell office:value-type="string">
            <text:p/>
          </table:table-cell>
          <table:table-cell office:value-type="string">
            <text:p>串联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46</text:p>
          </table:table-cell>
          <table:table-cell office:value-type="string">
            <text:p>service</text:p>
          </table:table-cell>
          <table:table-cell office:value-type="string">
            <text:p>服務；供電；接戶；維修；營運</text:p>
          </table:table-cell>
          <table:table-cell office:value-type="string">
            <text:p/>
          </table:table-cell>
          <table:table-cell office:value-type="string">
            <text:p>服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47</text:p>
          </table:table-cell>
          <table:table-cell office:value-type="string">
            <text:p>servo system</text:p>
          </table:table-cell>
          <table:table-cell office:value-type="string">
            <text:p>伺服系統</text:p>
          </table:table-cell>
          <table:table-cell office:value-type="string">
            <text:p/>
          </table:table-cell>
          <table:table-cell office:value-type="string">
            <text:p>伺服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48</text:p>
          </table:table-cell>
          <table:table-cell office:value-type="string">
            <text:p>servomotor</text:p>
          </table:table-cell>
          <table:table-cell office:value-type="string">
            <text:p>伺服電動機；伺服馬達</text:p>
          </table:table-cell>
          <table:table-cell office:value-type="string">
            <text:p/>
          </table:table-cell>
          <table:table-cell office:value-type="string">
            <text:p>伺服电[动]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49</text:p>
          </table:table-cell>
          <table:table-cell office:value-type="string">
            <text:p>servomotor actuator</text:p>
          </table:table-cell>
          <table:table-cell office:value-type="string">
            <text:p>伺服馬達驅動器</text:p>
          </table:table-cell>
          <table:table-cell office:value-type="string">
            <text:p/>
          </table:table-cell>
          <table:table-cell office:value-type="string">
            <text:p>伺服电机执行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50</text:p>
          </table:table-cell>
          <table:table-cell office:value-type="string">
            <text:p>set</text:p>
          </table:table-cell>
          <table:table-cell office:value-type="string">
            <text:p>設定；套</text:p>
          </table:table-cell>
          <table:table-cell office:value-type="string">
            <text:p/>
          </table:table-cell>
          <table:table-cell office:value-type="string">
            <text:p>集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51</text:p>
          </table:table-cell>
          <table:table-cell office:value-type="string">
            <text:p>set point</text:p>
          </table:table-cell>
          <table:table-cell office:value-type="string">
            <text:p>設定值</text:p>
          </table:table-cell>
          <table:table-cell office:value-type="string">
            <text:p/>
          </table:table-cell>
          <table:table-cell office:value-type="string">
            <text:p>设定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52</text:p>
          </table:table-cell>
          <table:table-cell office:value-type="string">
            <text:p>setting</text:p>
          </table:table-cell>
          <table:table-cell office:value-type="string">
            <text:p>設定；標置；調節；調整；裝定；裝配</text:p>
          </table:table-cell>
          <table:table-cell office:value-type="string">
            <text:p/>
          </table:table-cell>
          <table:table-cell office:value-type="string">
            <text:p>整定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53</text:p>
          </table:table-cell>
          <table:table-cell office:value-type="string">
            <text:p>setting accuracy</text:p>
          </table:table-cell>
          <table:table-cell office:value-type="string">
            <text:p>設定準確度</text:p>
          </table:table-cell>
          <table:table-cell office:value-type="string">
            <text:p/>
          </table:table-cell>
          <table:table-cell office:value-type="string">
            <text:p>整定准确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54</text:p>
          </table:table-cell>
          <table:table-cell office:value-type="string">
            <text:p>setting range</text:p>
          </table:table-cell>
          <table:table-cell office:value-type="string">
            <text:p>整定範圍</text:p>
          </table:table-cell>
          <table:table-cell office:value-type="string">
            <text:p/>
          </table:table-cell>
          <table:table-cell office:value-type="string">
            <text:p>整定范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55</text:p>
          </table:table-cell>
          <table:table-cell office:value-type="string">
            <text:p>setting time</text:p>
          </table:table-cell>
          <table:table-cell office:value-type="string">
            <text:p>設定時間；定置時間</text:p>
          </table:table-cell>
          <table:table-cell office:value-type="string">
            <text:p/>
          </table:table-cell>
          <table:table-cell office:value-type="string">
            <text:p>整定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56</text:p>
          </table:table-cell>
          <table:table-cell office:value-type="string">
            <text:p>setting value</text:p>
          </table:table-cell>
          <table:table-cell office:value-type="string">
            <text:p>標置值</text:p>
          </table:table-cell>
          <table:table-cell office:value-type="string">
            <text:p/>
          </table:table-cell>
          <table:table-cell office:value-type="string">
            <text:p>整定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57</text:p>
          </table:table-cell>
          <table:table-cell office:value-type="string">
            <text:p>settling time</text:p>
          </table:table-cell>
          <table:table-cell office:value-type="string">
            <text:p>穩定時間；安定時間</text:p>
          </table:table-cell>
          <table:table-cell office:value-type="string">
            <text:p/>
          </table:table-cell>
          <table:table-cell office:value-type="string">
            <text:p>建立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58</text:p>
          </table:table-cell>
          <table:table-cell office:value-type="string">
            <text:p>shackle insulator</text:p>
          </table:table-cell>
          <table:table-cell office:value-type="string">
            <text:p>穿心式絕緣器</text:p>
          </table:table-cell>
          <table:table-cell office:value-type="string">
            <text:p/>
          </table:table-cell>
          <table:table-cell office:value-type="string">
            <text:p>蝶式绝缘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59</text:p>
          </table:table-cell>
          <table:table-cell office:value-type="string">
            <text:p>shade</text:p>
          </table:table-cell>
          <table:table-cell office:value-type="string">
            <text:p>燈罩；遮光物；遮光體</text:p>
          </table:table-cell>
          <table:table-cell office:value-type="string">
            <text:p/>
          </table:table-cell>
          <table:table-cell office:value-type="string">
            <text:p>灯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60</text:p>
          </table:table-cell>
          <table:table-cell office:value-type="string">
            <text:p>shaded pole motor</text:p>
          </table:table-cell>
          <table:table-cell office:value-type="string">
            <text:p>蔽極電動機；罩極式電動機</text:p>
          </table:table-cell>
          <table:table-cell office:value-type="string">
            <text:p/>
          </table:table-cell>
          <table:table-cell office:value-type="string">
            <text:p>罩极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61</text:p>
          </table:table-cell>
          <table:table-cell office:value-type="string">
            <text:p>shading</text:p>
          </table:table-cell>
          <table:table-cell office:value-type="string">
            <text:p>遮光；蔭影</text:p>
          </table:table-cell>
          <table:table-cell office:value-type="string">
            <text:p/>
          </table:table-cell>
          <table:table-cell office:value-type="string">
            <text:p>遮光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62</text:p>
          </table:table-cell>
          <table:table-cell office:value-type="string">
            <text:p>shading coil</text:p>
          </table:table-cell>
          <table:table-cell office:value-type="string">
            <text:p>罩極線圈；屏蔽線圈；短路環；校正線圈；蔽圈</text:p>
          </table:table-cell>
          <table:table-cell office:value-type="string">
            <text:p/>
          </table:table-cell>
          <table:table-cell office:value-type="string">
            <text:p>罩极线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63</text:p>
          </table:table-cell>
          <table:table-cell office:value-type="string">
            <text:p>shadow column instrument</text:p>
          </table:table-cell>
          <table:table-cell office:value-type="string">
            <text:p>陰影指針式儀表</text:p>
          </table:table-cell>
          <table:table-cell office:value-type="string">
            <text:p/>
          </table:table-cell>
          <table:table-cell office:value-type="string">
            <text:p>影条式仪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64</text:p>
          </table:table-cell>
          <table:table-cell office:value-type="string">
            <text:p>shaft</text:p>
          </table:table-cell>
          <table:table-cell office:value-type="string">
            <text:p>軸</text:p>
          </table:table-cell>
          <table:table-cell office:value-type="string">
            <text:p/>
          </table:table-cell>
          <table:table-cell office:value-type="string">
            <text:p>转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65</text:p>
          </table:table-cell>
          <table:table-cell office:value-type="string">
            <text:p>shaft</text:p>
          </table:table-cell>
          <table:table-cell office:value-type="string">
            <text:p>軸</text:p>
          </table:table-cell>
          <table:table-cell office:value-type="string">
            <text:p/>
          </table:table-cell>
          <table:table-cell office:value-type="string">
            <text:p>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66</text:p>
          </table:table-cell>
          <table:table-cell office:value-type="string">
            <text:p>shaft end</text:p>
          </table:table-cell>
          <table:table-cell office:value-type="string">
            <text:p>軸端</text:p>
          </table:table-cell>
          <table:table-cell office:value-type="string">
            <text:p/>
          </table:table-cell>
          <table:table-cell office:value-type="string">
            <text:p>轴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67</text:p>
          </table:table-cell>
          <table:table-cell office:value-type="string">
            <text:p>shaft extension</text:p>
          </table:table-cell>
          <table:table-cell office:value-type="string">
            <text:p>軸伸</text:p>
          </table:table-cell>
          <table:table-cell office:value-type="string">
            <text:p/>
          </table:table-cell>
          <table:table-cell office:value-type="string">
            <text:p>轴伸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68</text:p>
          </table:table-cell>
          <table:table-cell office:value-type="string">
            <text:p>shaped conductor</text:p>
          </table:table-cell>
          <table:table-cell office:value-type="string">
            <text:p>成形導線；非圓形導體</text:p>
          </table:table-cell>
          <table:table-cell office:value-type="string">
            <text:p/>
          </table:table-cell>
          <table:table-cell office:value-type="string">
            <text:p>异形导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69</text:p>
          </table:table-cell>
          <table:table-cell office:value-type="string">
            <text:p>shed</text:p>
          </table:table-cell>
          <table:table-cell office:value-type="string">
            <text:p>流出；瀉下；卸下；擺脫</text:p>
          </table:table-cell>
          <table:table-cell office:value-type="string">
            <text:p/>
          </table:table-cell>
          <table:table-cell office:value-type="string">
            <text:p>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70</text:p>
          </table:table-cell>
          <table:table-cell office:value-type="string">
            <text:p>sheet</text:p>
          </table:table-cell>
          <table:table-cell office:value-type="string">
            <text:p>張；片；板；層；頁；薄板；圖表</text:p>
          </table:table-cell>
          <table:table-cell office:value-type="string">
            <text:p/>
          </table:table-cell>
          <table:table-cell office:value-type="string">
            <text:p>片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71</text:p>
          </table:table-cell>
          <table:table-cell office:value-type="string">
            <text:p>shelf</text:p>
          </table:table-cell>
          <table:table-cell office:value-type="string">
            <text:p>架子；格；層</text:p>
          </table:table-cell>
          <table:table-cell office:value-type="string">
            <text:p/>
          </table:table-cell>
          <table:table-cell office:value-type="string">
            <text:p>搁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72</text:p>
          </table:table-cell>
          <table:table-cell office:value-type="string">
            <text:p>shell type transformer</text:p>
          </table:table-cell>
          <table:table-cell office:value-type="string">
            <text:p>外鐵式變壓器</text:p>
          </table:table-cell>
          <table:table-cell office:value-type="string">
            <text:p/>
          </table:table-cell>
          <table:table-cell office:value-type="string">
            <text:p>壳式变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73</text:p>
          </table:table-cell>
          <table:table-cell office:value-type="string">
            <text:p>shield</text:p>
          </table:table-cell>
          <table:table-cell office:value-type="string">
            <text:p>屏蔽；鎧裝；保護裝置</text:p>
          </table:table-cell>
          <table:table-cell office:value-type="string">
            <text:p/>
          </table:table-cell>
          <table:table-cell office:value-type="string">
            <text:p>接地屏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74</text:p>
          </table:table-cell>
          <table:table-cell office:value-type="string">
            <text:p>shielded joint</text:p>
          </table:table-cell>
          <table:table-cell office:value-type="string">
            <text:p>屏蔽接頭</text:p>
          </table:table-cell>
          <table:table-cell office:value-type="string">
            <text:p/>
          </table:table-cell>
          <table:table-cell office:value-type="string">
            <text:p>屏蔽接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75</text:p>
          </table:table-cell>
          <table:table-cell office:value-type="string">
            <text:p>shielding angle</text:p>
          </table:table-cell>
          <table:table-cell office:value-type="string">
            <text:p>遮光角；屏蔽角</text:p>
          </table:table-cell>
          <table:table-cell office:value-type="string">
            <text:p/>
          </table:table-cell>
          <table:table-cell office:value-type="string">
            <text:p>保护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76</text:p>
          </table:table-cell>
          <table:table-cell office:value-type="string">
            <text:p>shimming</text:p>
          </table:table-cell>
          <table:table-cell office:value-type="string">
            <text:p>抑制</text:p>
          </table:table-cell>
          <table:table-cell office:value-type="string">
            <text:p/>
          </table:table-cell>
          <table:table-cell office:value-type="string">
            <text:p>补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77</text:p>
          </table:table-cell>
          <table:table-cell office:value-type="string">
            <text:p>shock</text:p>
          </table:table-cell>
          <table:table-cell office:value-type="string">
            <text:p>震動；衝擊；電擊；衝擊波</text:p>
          </table:table-cell>
          <table:table-cell office:value-type="string">
            <text:p/>
          </table:table-cell>
          <table:table-cell office:value-type="string">
            <text:p>[机械]冲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78</text:p>
          </table:table-cell>
          <table:table-cell office:value-type="string">
            <text:p>shock current</text:p>
          </table:table-cell>
          <table:table-cell office:value-type="string">
            <text:p>衝擊電流</text:p>
          </table:table-cell>
          <table:table-cell office:value-type="string">
            <text:p/>
          </table:table-cell>
          <table:table-cell office:value-type="string">
            <text:p>电击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79</text:p>
          </table:table-cell>
          <table:table-cell office:value-type="string">
            <text:p>shock pulse</text:p>
          </table:table-cell>
          <table:table-cell office:value-type="string">
            <text:p>衝擊脈波</text:p>
          </table:table-cell>
          <table:table-cell office:value-type="string">
            <text:p/>
          </table:table-cell>
          <table:table-cell office:value-type="string">
            <text:p>冲击脉冲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80</text:p>
          </table:table-cell>
          <table:table-cell office:value-type="string">
            <text:p>shock test</text:p>
          </table:table-cell>
          <table:table-cell office:value-type="string">
            <text:p>衝擊試驗；震擊試驗</text:p>
          </table:table-cell>
          <table:table-cell office:value-type="string">
            <text:p/>
          </table:table-cell>
          <table:table-cell office:value-type="string">
            <text:p>冲击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81</text:p>
          </table:table-cell>
          <table:table-cell office:value-type="string">
            <text:p>short arc lamp</text:p>
          </table:table-cell>
          <table:table-cell office:value-type="string">
            <text:p>短弧燈；超高壓力的弧光燈</text:p>
          </table:table-cell>
          <table:table-cell office:value-type="string">
            <text:p/>
          </table:table-cell>
          <table:table-cell office:value-type="string">
            <text:p>短弧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82</text:p>
          </table:table-cell>
          <table:table-cell office:value-type="string">
            <text:p>short circuit</text:p>
          </table:table-cell>
          <table:table-cell office:value-type="string">
            <text:p>短路</text:p>
          </table:table-cell>
          <table:table-cell office:value-type="string">
            <text:p/>
          </table:table-cell>
          <table:table-cell office:value-type="string">
            <text:p>短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83</text:p>
          </table:table-cell>
          <table:table-cell office:value-type="string">
            <text:p>short circuit characteristic</text:p>
          </table:table-cell>
          <table:table-cell office:value-type="string">
            <text:p>短路特性</text:p>
          </table:table-cell>
          <table:table-cell office:value-type="string">
            <text:p/>
          </table:table-cell>
          <table:table-cell office:value-type="string">
            <text:p>短路特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84</text:p>
          </table:table-cell>
          <table:table-cell office:value-type="string">
            <text:p>short circuit current</text:p>
          </table:table-cell>
          <table:table-cell office:value-type="string">
            <text:p>短路電流</text:p>
          </table:table-cell>
          <table:table-cell office:value-type="string">
            <text:p/>
          </table:table-cell>
          <table:table-cell office:value-type="string">
            <text:p>短路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85</text:p>
          </table:table-cell>
          <table:table-cell office:value-type="string">
            <text:p>short circuit ratio</text:p>
          </table:table-cell>
          <table:table-cell office:value-type="string">
            <text:p>短路比</text:p>
          </table:table-cell>
          <table:table-cell office:value-type="string">
            <text:p/>
          </table:table-cell>
          <table:table-cell office:value-type="string">
            <text:p>短路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86</text:p>
          </table:table-cell>
          <table:table-cell office:value-type="string">
            <text:p>short circuit test</text:p>
          </table:table-cell>
          <table:table-cell office:value-type="string">
            <text:p>短路試驗</text:p>
          </table:table-cell>
          <table:table-cell office:value-type="string">
            <text:p/>
          </table:table-cell>
          <table:table-cell office:value-type="string">
            <text:p>短路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87</text:p>
          </table:table-cell>
          <table:table-cell office:value-type="string">
            <text:p>short time duty</text:p>
          </table:table-cell>
          <table:table-cell office:value-type="string">
            <text:p>短時責務；短時間負載</text:p>
          </table:table-cell>
          <table:table-cell office:value-type="string">
            <text:p/>
          </table:table-cell>
          <table:table-cell office:value-type="string">
            <text:p>短时工作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88</text:p>
          </table:table-cell>
          <table:table-cell office:value-type="string">
            <text:p>short-circuited</text:p>
          </table:table-cell>
          <table:table-cell office:value-type="string">
            <text:p>短路的</text:p>
          </table:table-cell>
          <table:table-cell office:value-type="string">
            <text:p/>
          </table:table-cell>
          <table:table-cell office:value-type="string">
            <text:p>短路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89</text:p>
          </table:table-cell>
          <table:table-cell office:value-type="string">
            <text:p>short-circuiting device</text:p>
          </table:table-cell>
          <table:table-cell office:value-type="string">
            <text:p>短路裝置</text:p>
          </table:table-cell>
          <table:table-cell office:value-type="string">
            <text:p/>
          </table:table-cell>
          <table:table-cell office:value-type="string">
            <text:p>短路装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90</text:p>
          </table:table-cell>
          <table:table-cell office:value-type="string">
            <text:p>shower unit</text:p>
          </table:table-cell>
          <table:table-cell office:value-type="string">
            <text:p>射叢裝置</text:p>
          </table:table-cell>
          <table:table-cell office:value-type="string">
            <text:p/>
          </table:table-cell>
          <table:table-cell office:value-type="string">
            <text:p>冲洗组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91</text:p>
          </table:table-cell>
          <table:table-cell office:value-type="string">
            <text:p>shrinkage</text:p>
          </table:table-cell>
          <table:table-cell office:value-type="string">
            <text:p>壓縮；收縮</text:p>
          </table:table-cell>
          <table:table-cell office:value-type="string">
            <text:p/>
          </table:table-cell>
          <table:table-cell office:value-type="string">
            <text:p>收缩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92</text:p>
          </table:table-cell>
          <table:table-cell office:value-type="string">
            <text:p>shunt</text:p>
          </table:table-cell>
          <table:table-cell office:value-type="string">
            <text:p>分路；分流；分流器</text:p>
          </table:table-cell>
          <table:table-cell office:value-type="string">
            <text:p/>
          </table:table-cell>
          <table:table-cell office:value-type="string">
            <text:p>分流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93</text:p>
          </table:table-cell>
          <table:table-cell office:value-type="string">
            <text:p>shunt</text:p>
          </table:table-cell>
          <table:table-cell office:value-type="string">
            <text:p>分路；分流；分流器</text:p>
          </table:table-cell>
          <table:table-cell office:value-type="string">
            <text:p/>
          </table:table-cell>
          <table:table-cell office:value-type="string">
            <text:p>并励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94</text:p>
          </table:table-cell>
          <table:table-cell office:value-type="string">
            <text:p>shunt capacitor</text:p>
          </table:table-cell>
          <table:table-cell office:value-type="string">
            <text:p>並聯電容器</text:p>
          </table:table-cell>
          <table:table-cell office:value-type="string">
            <text:p/>
          </table:table-cell>
          <table:table-cell office:value-type="string">
            <text:p>并联电容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95</text:p>
          </table:table-cell>
          <table:table-cell office:value-type="string">
            <text:p>shunt motor</text:p>
          </table:table-cell>
          <table:table-cell office:value-type="string">
            <text:p>分激電動機；並激電動機</text:p>
          </table:table-cell>
          <table:table-cell office:value-type="string">
            <text:p/>
          </table:table-cell>
          <table:table-cell office:value-type="string">
            <text:p>并励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96</text:p>
          </table:table-cell>
          <table:table-cell office:value-type="string">
            <text:p>shunt reactor</text:p>
          </table:table-cell>
          <table:table-cell office:value-type="string">
            <text:p>並聯電抗器；分路電抗器</text:p>
          </table:table-cell>
          <table:table-cell office:value-type="string">
            <text:p/>
          </table:table-cell>
          <table:table-cell office:value-type="string">
            <text:p>并联电抗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97</text:p>
          </table:table-cell>
          <table:table-cell office:value-type="string">
            <text:p>shunt release</text:p>
          </table:table-cell>
          <table:table-cell office:value-type="string">
            <text:p>並聯脫扣器</text:p>
          </table:table-cell>
          <table:table-cell office:value-type="string">
            <text:p/>
          </table:table-cell>
          <table:table-cell office:value-type="string">
            <text:p>分励脱扣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98</text:p>
          </table:table-cell>
          <table:table-cell office:value-type="string">
            <text:p>shunt resistor</text:p>
          </table:table-cell>
          <table:table-cell office:value-type="string">
            <text:p>分路電阻器</text:p>
          </table:table-cell>
          <table:table-cell office:value-type="string">
            <text:p/>
          </table:table-cell>
          <table:table-cell office:value-type="string">
            <text:p>分流电阻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099</text:p>
          </table:table-cell>
          <table:table-cell office:value-type="string">
            <text:p>shunt transition</text:p>
          </table:table-cell>
          <table:table-cell office:value-type="string">
            <text:p>分路換接過程</text:p>
          </table:table-cell>
          <table:table-cell office:value-type="string">
            <text:p/>
          </table:table-cell>
          <table:table-cell office:value-type="string">
            <text:p>分路转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00</text:p>
          </table:table-cell>
          <table:table-cell office:value-type="string">
            <text:p>shunt winding</text:p>
          </table:table-cell>
          <table:table-cell office:value-type="string">
            <text:p>並聯繞組；並激繞組；分繞組</text:p>
          </table:table-cell>
          <table:table-cell office:value-type="string">
            <text:p/>
          </table:table-cell>
          <table:table-cell office:value-type="string">
            <text:p>并励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01</text:p>
          </table:table-cell>
          <table:table-cell office:value-type="string">
            <text:p>SI base unit</text:p>
          </table:table-cell>
          <table:table-cell office:value-type="string">
            <text:p>SI基本單位</text:p>
          </table:table-cell>
          <table:table-cell office:value-type="string">
            <text:p/>
          </table:table-cell>
          <table:table-cell office:value-type="string">
            <text:p>SI基本单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02</text:p>
          </table:table-cell>
          <table:table-cell office:value-type="string">
            <text:p>SI derived unit</text:p>
          </table:table-cell>
          <table:table-cell office:value-type="string">
            <text:p>SI匯出單位</text:p>
          </table:table-cell>
          <table:table-cell office:value-type="string">
            <text:p/>
          </table:table-cell>
          <table:table-cell office:value-type="string">
            <text:p>SI导出单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03</text:p>
          </table:table-cell>
          <table:table-cell office:value-type="string">
            <text:p>sideflash</text:p>
          </table:table-cell>
          <table:table-cell office:value-type="string">
            <text:p>側擊雷；側面放電</text:p>
          </table:table-cell>
          <table:table-cell office:value-type="string">
            <text:p/>
          </table:table-cell>
          <table:table-cell office:value-type="string">
            <text:p>侧向放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04</text:p>
          </table:table-cell>
          <table:table-cell office:value-type="string">
            <text:p>sign</text:p>
          </table:table-cell>
          <table:table-cell office:value-type="string">
            <text:p>記號；符號；簽字；標誌；標記；信號</text:p>
          </table:table-cell>
          <table:table-cell office:value-type="string">
            <text:p/>
          </table:table-cell>
          <table:table-cell office:value-type="string">
            <text:p>标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05</text:p>
          </table:table-cell>
          <table:table-cell office:value-type="string">
            <text:p>signal</text:p>
          </table:table-cell>
          <table:table-cell office:value-type="string">
            <text:p>信號；號誌；訊號</text:p>
          </table:table-cell>
          <table:table-cell office:value-type="string">
            <text:p/>
          </table:table-cell>
          <table:table-cell office:value-type="string">
            <text:p>信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06</text:p>
          </table:table-cell>
          <table:table-cell office:value-type="string">
            <text:p>signal circuit</text:p>
          </table:table-cell>
          <table:table-cell office:value-type="string">
            <text:p>信號回路</text:p>
          </table:table-cell>
          <table:table-cell office:value-type="string">
            <text:p/>
          </table:table-cell>
          <table:table-cell office:value-type="string">
            <text:p>信号电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07</text:p>
          </table:table-cell>
          <table:table-cell office:value-type="string">
            <text:p>signal converter</text:p>
          </table:table-cell>
          <table:table-cell office:value-type="string">
            <text:p>信號轉換器</text:p>
          </table:table-cell>
          <table:table-cell office:value-type="string">
            <text:p/>
          </table:table-cell>
          <table:table-cell office:value-type="string">
            <text:p>信号转换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08</text:p>
          </table:table-cell>
          <table:table-cell office:value-type="string">
            <text:p>signal generator</text:p>
          </table:table-cell>
          <table:table-cell office:value-type="string">
            <text:p>信號產生器</text:p>
          </table:table-cell>
          <table:table-cell office:value-type="string">
            <text:p/>
          </table:table-cell>
          <table:table-cell office:value-type="string">
            <text:p>信号发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09</text:p>
          </table:table-cell>
          <table:table-cell office:value-type="string">
            <text:p>signal indicator</text:p>
          </table:table-cell>
          <table:table-cell office:value-type="string">
            <text:p>信號指示器</text:p>
          </table:table-cell>
          <table:table-cell office:value-type="string">
            <text:p/>
          </table:table-cell>
          <table:table-cell office:value-type="string">
            <text:p>信号指示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10</text:p>
          </table:table-cell>
          <table:table-cell office:value-type="string">
            <text:p>signal lamp</text:p>
          </table:table-cell>
          <table:table-cell office:value-type="string">
            <text:p>信號燈</text:p>
          </table:table-cell>
          <table:table-cell office:value-type="string">
            <text:p/>
          </table:table-cell>
          <table:table-cell office:value-type="string">
            <text:p>信号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11</text:p>
          </table:table-cell>
          <table:table-cell office:value-type="string">
            <text:p>signal level</text:p>
          </table:table-cell>
          <table:table-cell office:value-type="string">
            <text:p>信號位準</text:p>
          </table:table-cell>
          <table:table-cell office:value-type="string">
            <text:p/>
          </table:table-cell>
          <table:table-cell office:value-type="string">
            <text:p>信号电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12</text:p>
          </table:table-cell>
          <table:table-cell office:value-type="string">
            <text:p>signal relay</text:p>
          </table:table-cell>
          <table:table-cell office:value-type="string">
            <text:p>信號繼電器</text:p>
          </table:table-cell>
          <table:table-cell office:value-type="string">
            <text:p/>
          </table:table-cell>
          <table:table-cell office:value-type="string">
            <text:p>信号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13</text:p>
          </table:table-cell>
          <table:table-cell office:value-type="string">
            <text:p>signal repeater</text:p>
          </table:table-cell>
          <table:table-cell office:value-type="string">
            <text:p>信號複示器；信號中繼器</text:p>
          </table:table-cell>
          <table:table-cell office:value-type="string">
            <text:p/>
          </table:table-cell>
          <table:table-cell office:value-type="string">
            <text:p>信号复示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14</text:p>
          </table:table-cell>
          <table:table-cell office:value-type="string">
            <text:p>signal to noise ratio</text:p>
          </table:table-cell>
          <table:table-cell office:value-type="string">
            <text:p>信號雜音比</text:p>
          </table:table-cell>
          <table:table-cell office:value-type="string">
            <text:p/>
          </table:table-cell>
          <table:table-cell office:value-type="string">
            <text:p>信噪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15</text:p>
          </table:table-cell>
          <table:table-cell office:value-type="string">
            <text:p>signum</text:p>
          </table:table-cell>
          <table:table-cell office:value-type="string">
            <text:p>正負號函數</text:p>
          </table:table-cell>
          <table:table-cell office:value-type="string">
            <text:p/>
          </table:table-cell>
          <table:table-cell office:value-type="string">
            <text:p>正负号函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16</text:p>
          </table:table-cell>
          <table:table-cell office:value-type="string">
            <text:p>silicon steel</text:p>
          </table:table-cell>
          <table:table-cell office:value-type="string">
            <text:p>矽鋼</text:p>
          </table:table-cell>
          <table:table-cell office:value-type="string">
            <text:p/>
          </table:table-cell>
          <table:table-cell office:value-type="string">
            <text:p>电工[硅]钢[片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17</text:p>
          </table:table-cell>
          <table:table-cell office:value-type="string">
            <text:p>silicone oil</text:p>
          </table:table-cell>
          <table:table-cell office:value-type="string">
            <text:p>矽油</text:p>
          </table:table-cell>
          <table:table-cell office:value-type="string">
            <text:p/>
          </table:table-cell>
          <table:table-cell office:value-type="string">
            <text:p>硅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18</text:p>
          </table:table-cell>
          <table:table-cell office:value-type="string">
            <text:p>silk covered wire</text:p>
          </table:table-cell>
          <table:table-cell office:value-type="string">
            <text:p>絲包線</text:p>
          </table:table-cell>
          <table:table-cell office:value-type="string">
            <text:p/>
          </table:table-cell>
          <table:table-cell office:value-type="string">
            <text:p>丝包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19</text:p>
          </table:table-cell>
          <table:table-cell office:value-type="string">
            <text:p>simple harmonic vibration</text:p>
          </table:table-cell>
          <table:table-cell office:value-type="string">
            <text:p>簡諧振動</text:p>
          </table:table-cell>
          <table:table-cell office:value-type="string">
            <text:p/>
          </table:table-cell>
          <table:table-cell office:value-type="string">
            <text:p>简谐振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20</text:p>
          </table:table-cell>
          <table:table-cell office:value-type="string">
            <text:p>simple separation</text:p>
          </table:table-cell>
          <table:table-cell office:value-type="string">
            <text:p>簡單分隔</text:p>
          </table:table-cell>
          <table:table-cell office:value-type="string">
            <text:p/>
          </table:table-cell>
          <table:table-cell office:value-type="string">
            <text:p>简单分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21</text:p>
          </table:table-cell>
          <table:table-cell office:value-type="string">
            <text:p>simplex lap winding</text:p>
          </table:table-cell>
          <table:table-cell office:value-type="string">
            <text:p>單疊繞組</text:p>
          </table:table-cell>
          <table:table-cell office:value-type="string">
            <text:p/>
          </table:table-cell>
          <table:table-cell office:value-type="string">
            <text:p>单叠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22</text:p>
          </table:table-cell>
          <table:table-cell office:value-type="string">
            <text:p>simulation test</text:p>
          </table:table-cell>
          <table:table-cell office:value-type="string">
            <text:p>模擬試驗</text:p>
          </table:table-cell>
          <table:table-cell office:value-type="string">
            <text:p/>
          </table:table-cell>
          <table:table-cell office:value-type="string">
            <text:p>模拟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23</text:p>
          </table:table-cell>
          <table:table-cell office:value-type="string">
            <text:p>single crystal</text:p>
          </table:table-cell>
          <table:table-cell office:value-type="string">
            <text:p>單晶；單晶體</text:p>
          </table:table-cell>
          <table:table-cell office:value-type="string">
            <text:p/>
          </table:table-cell>
          <table:table-cell office:value-type="string">
            <text:p>单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24</text:p>
          </table:table-cell>
          <table:table-cell office:value-type="string">
            <text:p>single failure criterion</text:p>
          </table:table-cell>
          <table:table-cell office:value-type="string">
            <text:p>單一故障準則</text:p>
          </table:table-cell>
          <table:table-cell office:value-type="string">
            <text:p/>
          </table:table-cell>
          <table:table-cell office:value-type="string">
            <text:p>单一故障准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25</text:p>
          </table:table-cell>
          <table:table-cell office:value-type="string">
            <text:p>single layer winding</text:p>
          </table:table-cell>
          <table:table-cell office:value-type="string">
            <text:p>單層繞組</text:p>
          </table:table-cell>
          <table:table-cell office:value-type="string">
            <text:p/>
          </table:table-cell>
          <table:table-cell office:value-type="string">
            <text:p>单层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26</text:p>
          </table:table-cell>
          <table:table-cell office:value-type="string">
            <text:p>single phase system</text:p>
          </table:table-cell>
          <table:table-cell office:value-type="string">
            <text:p>單相制</text:p>
          </table:table-cell>
          <table:table-cell office:value-type="string">
            <text:p/>
          </table:table-cell>
          <table:table-cell office:value-type="string">
            <text:p>单相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27</text:p>
          </table:table-cell>
          <table:table-cell office:value-type="string">
            <text:p>single sampling</text:p>
          </table:table-cell>
          <table:table-cell office:value-type="string">
            <text:p>單次取樣</text:p>
          </table:table-cell>
          <table:table-cell office:value-type="string">
            <text:p/>
          </table:table-cell>
          <table:table-cell office:value-type="string">
            <text:p>一次抽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28</text:p>
          </table:table-cell>
          <table:table-cell office:value-type="string">
            <text:p>single wire circuit</text:p>
          </table:table-cell>
          <table:table-cell office:value-type="string">
            <text:p>單線電路</text:p>
          </table:table-cell>
          <table:table-cell office:value-type="string">
            <text:p/>
          </table:table-cell>
          <table:table-cell office:value-type="string">
            <text:p>单线电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29</text:p>
          </table:table-cell>
          <table:table-cell office:value-type="string">
            <text:p>single-phase machine</text:p>
          </table:table-cell>
          <table:table-cell office:value-type="string">
            <text:p>單相電機</text:p>
          </table:table-cell>
          <table:table-cell office:value-type="string">
            <text:p/>
          </table:table-cell>
          <table:table-cell office:value-type="string">
            <text:p>单相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30</text:p>
          </table:table-cell>
          <table:table-cell office:value-type="string">
            <text:p>single-phase motor</text:p>
          </table:table-cell>
          <table:table-cell office:value-type="string">
            <text:p>單相電動機</text:p>
          </table:table-cell>
          <table:table-cell office:value-type="string">
            <text:p/>
          </table:table-cell>
          <table:table-cell office:value-type="string">
            <text:p>单相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31</text:p>
          </table:table-cell>
          <table:table-cell office:value-type="string">
            <text:p>sintering</text:p>
          </table:table-cell>
          <table:table-cell office:value-type="string">
            <text:p>燒結</text:p>
          </table:table-cell>
          <table:table-cell office:value-type="string">
            <text:p/>
          </table:table-cell>
          <table:table-cell office:value-type="string">
            <text:p>烧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32</text:p>
          </table:table-cell>
          <table:table-cell office:value-type="string">
            <text:p>sintering furnace</text:p>
          </table:table-cell>
          <table:table-cell office:value-type="string">
            <text:p>燒結爐</text:p>
          </table:table-cell>
          <table:table-cell office:value-type="string">
            <text:p/>
          </table:table-cell>
          <table:table-cell office:value-type="string">
            <text:p>烧结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33</text:p>
          </table:table-cell>
          <table:table-cell office:value-type="string">
            <text:p>sinusoidal quantity</text:p>
          </table:table-cell>
          <table:table-cell office:value-type="string">
            <text:p>正弦量</text:p>
          </table:table-cell>
          <table:table-cell office:value-type="string">
            <text:p/>
          </table:table-cell>
          <table:table-cell office:value-type="string">
            <text:p>正弦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34</text:p>
          </table:table-cell>
          <table:table-cell office:value-type="string">
            <text:p>skewed slot</text:p>
          </table:table-cell>
          <table:table-cell office:value-type="string">
            <text:p>斜槽</text:p>
          </table:table-cell>
          <table:table-cell office:value-type="string">
            <text:p/>
          </table:table-cell>
          <table:table-cell office:value-type="string">
            <text:p>斜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35</text:p>
          </table:table-cell>
          <table:table-cell office:value-type="string">
            <text:p>skin effect</text:p>
          </table:table-cell>
          <table:table-cell office:value-type="string">
            <text:p>皮膚效應；集膚效應</text:p>
          </table:table-cell>
          <table:table-cell office:value-type="string">
            <text:p/>
          </table:table-cell>
          <table:table-cell office:value-type="string">
            <text:p>趋肤效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36</text:p>
          </table:table-cell>
          <table:table-cell office:value-type="string">
            <text:p>skip hoist</text:p>
          </table:table-cell>
          <table:table-cell office:value-type="string">
            <text:p>吊斗吊車</text:p>
          </table:table-cell>
          <table:table-cell office:value-type="string">
            <text:p/>
          </table:table-cell>
          <table:table-cell office:value-type="string">
            <text:p>翻斗提升装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37</text:p>
          </table:table-cell>
          <table:table-cell office:value-type="string">
            <text:p>sky component of daylight factor</text:p>
          </table:table-cell>
          <table:table-cell office:value-type="string">
            <text:p>晝光因數的天空成分</text:p>
          </table:table-cell>
          <table:table-cell office:value-type="string">
            <text:p/>
          </table:table-cell>
          <table:table-cell office:value-type="string">
            <text:p>昼光系数的天空分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38</text:p>
          </table:table-cell>
          <table:table-cell office:value-type="string">
            <text:p>sleeve</text:p>
          </table:table-cell>
          <table:table-cell office:value-type="string">
            <text:p>套管；套筒；管接頭</text:p>
          </table:table-cell>
          <table:table-cell office:value-type="string">
            <text:p/>
          </table:table-cell>
          <table:table-cell office:value-type="string">
            <text:p>插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39</text:p>
          </table:table-cell>
          <table:table-cell office:value-type="string">
            <text:p>sleeve bearing</text:p>
          </table:table-cell>
          <table:table-cell office:value-type="string">
            <text:p>套筒軸承</text:p>
          </table:table-cell>
          <table:table-cell office:value-type="string">
            <text:p/>
          </table:table-cell>
          <table:table-cell office:value-type="string">
            <text:p>套筒轴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40</text:p>
          </table:table-cell>
          <table:table-cell office:value-type="string">
            <text:p>slide</text:p>
          </table:table-cell>
          <table:table-cell office:value-type="string">
            <text:p>滑動；滑件</text:p>
          </table:table-cell>
          <table:table-cell office:value-type="string">
            <text:p/>
          </table:table-cell>
          <table:table-cell office:value-type="string">
            <text:p>滑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41</text:p>
          </table:table-cell>
          <table:table-cell office:value-type="string">
            <text:p>slide projector</text:p>
          </table:table-cell>
          <table:table-cell office:value-type="string">
            <text:p>幻燈片放映機</text:p>
          </table:table-cell>
          <table:table-cell office:value-type="string">
            <text:p/>
          </table:table-cell>
          <table:table-cell office:value-type="string">
            <text:p>幻灯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42</text:p>
          </table:table-cell>
          <table:table-cell office:value-type="string">
            <text:p>sliding contact</text:p>
          </table:table-cell>
          <table:table-cell office:value-type="string">
            <text:p>滑動接觸；滑動觸點</text:p>
          </table:table-cell>
          <table:table-cell office:value-type="string">
            <text:p/>
          </table:table-cell>
          <table:table-cell office:value-type="string">
            <text:p>滑动接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43</text:p>
          </table:table-cell>
          <table:table-cell office:value-type="string">
            <text:p>sliding contact</text:p>
          </table:table-cell>
          <table:table-cell office:value-type="string">
            <text:p>滑動接觸；滑動觸點</text:p>
          </table:table-cell>
          <table:table-cell office:value-type="string">
            <text:p/>
          </table:table-cell>
          <table:table-cell office:value-type="string">
            <text:p>滑动触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44</text:p>
          </table:table-cell>
          <table:table-cell office:value-type="string">
            <text:p>slip</text:p>
          </table:table-cell>
          <table:table-cell office:value-type="string">
            <text:p>轉差（率）；滑脫；退移</text:p>
          </table:table-cell>
          <table:table-cell office:value-type="string">
            <text:p/>
          </table:table-cell>
          <table:table-cell office:value-type="string">
            <text:p>转差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45</text:p>
          </table:table-cell>
          <table:table-cell office:value-type="string">
            <text:p>slot</text:p>
          </table:table-cell>
          <table:table-cell office:value-type="string">
            <text:p>槽</text:p>
          </table:table-cell>
          <table:table-cell office:value-type="string">
            <text:p/>
          </table:table-cell>
          <table:table-cell office:value-type="string">
            <text:p>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46</text:p>
          </table:table-cell>
          <table:table-cell office:value-type="string">
            <text:p>slot wedge</text:p>
          </table:table-cell>
          <table:table-cell office:value-type="string">
            <text:p>縫楔；槽楔</text:p>
          </table:table-cell>
          <table:table-cell office:value-type="string">
            <text:p/>
          </table:table-cell>
          <table:table-cell office:value-type="string">
            <text:p>槽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47</text:p>
          </table:table-cell>
          <table:table-cell office:value-type="string">
            <text:p>slow neutron</text:p>
          </table:table-cell>
          <table:table-cell office:value-type="string">
            <text:p>熱中子；慢中子</text:p>
          </table:table-cell>
          <table:table-cell office:value-type="string">
            <text:p/>
          </table:table-cell>
          <table:table-cell office:value-type="string">
            <text:p>慢中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48</text:p>
          </table:table-cell>
          <table:table-cell office:value-type="string">
            <text:p>slowing-down area</text:p>
          </table:table-cell>
          <table:table-cell office:value-type="string">
            <text:p>減速面積；慢化面積</text:p>
          </table:table-cell>
          <table:table-cell office:value-type="string">
            <text:p/>
          </table:table-cell>
          <table:table-cell office:value-type="string">
            <text:p>慢化面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49</text:p>
          </table:table-cell>
          <table:table-cell office:value-type="string">
            <text:p>slowing-down length</text:p>
          </table:table-cell>
          <table:table-cell office:value-type="string">
            <text:p>減速長度</text:p>
          </table:table-cell>
          <table:table-cell office:value-type="string">
            <text:p/>
          </table:table-cell>
          <table:table-cell office:value-type="string">
            <text:p>慢化长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50</text:p>
          </table:table-cell>
          <table:table-cell office:value-type="string">
            <text:p>slowing-down power</text:p>
          </table:table-cell>
          <table:table-cell office:value-type="string">
            <text:p>減能本領；慢化能力</text:p>
          </table:table-cell>
          <table:table-cell office:value-type="string">
            <text:p/>
          </table:table-cell>
          <table:table-cell office:value-type="string">
            <text:p>慢化能力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51</text:p>
          </table:table-cell>
          <table:table-cell office:value-type="string">
            <text:p>sludge</text:p>
          </table:table-cell>
          <table:table-cell office:value-type="string">
            <text:p>淤渣；沈澱物</text:p>
          </table:table-cell>
          <table:table-cell office:value-type="string">
            <text:p/>
          </table:table-cell>
          <table:table-cell office:value-type="string">
            <text:p>油泥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52</text:p>
          </table:table-cell>
          <table:table-cell office:value-type="string">
            <text:p>smoke detector</text:p>
          </table:table-cell>
          <table:table-cell office:value-type="string">
            <text:p>探煙器</text:p>
          </table:table-cell>
          <table:table-cell office:value-type="string">
            <text:p/>
          </table:table-cell>
          <table:table-cell office:value-type="string">
            <text:p>烟尘探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53</text:p>
          </table:table-cell>
          <table:table-cell office:value-type="string">
            <text:p>snow load</text:p>
          </table:table-cell>
          <table:table-cell office:value-type="string">
            <text:p>雪荷載</text:p>
          </table:table-cell>
          <table:table-cell office:value-type="string">
            <text:p/>
          </table:table-cell>
          <table:table-cell office:value-type="string">
            <text:p>雪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54</text:p>
          </table:table-cell>
          <table:table-cell office:value-type="string">
            <text:p>socket</text:p>
          </table:table-cell>
          <table:table-cell office:value-type="string">
            <text:p>插座；燈座</text:p>
          </table:table-cell>
          <table:table-cell office:value-type="string">
            <text:p/>
          </table:table-cell>
          <table:table-cell office:value-type="string">
            <text:p>帽窝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55</text:p>
          </table:table-cell>
          <table:table-cell office:value-type="string">
            <text:p>socket</text:p>
          </table:table-cell>
          <table:table-cell office:value-type="string">
            <text:p>插座；燈座</text:p>
          </table:table-cell>
          <table:table-cell office:value-type="string">
            <text:p/>
          </table:table-cell>
          <table:table-cell office:value-type="string">
            <text:p>插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56</text:p>
          </table:table-cell>
          <table:table-cell office:value-type="string">
            <text:p>solar radiation</text:p>
          </table:table-cell>
          <table:table-cell office:value-type="string">
            <text:p>太陽輻射</text:p>
          </table:table-cell>
          <table:table-cell office:value-type="string">
            <text:p/>
          </table:table-cell>
          <table:table-cell office:value-type="string">
            <text:p>太阳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57</text:p>
          </table:table-cell>
          <table:table-cell office:value-type="string">
            <text:p>solar spectrum</text:p>
          </table:table-cell>
          <table:table-cell office:value-type="string">
            <text:p>太陽光譜</text:p>
          </table:table-cell>
          <table:table-cell office:value-type="string">
            <text:p/>
          </table:table-cell>
          <table:table-cell office:value-type="string">
            <text:p>太阳光谱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58</text:p>
          </table:table-cell>
          <table:table-cell office:value-type="string">
            <text:p>soldering</text:p>
          </table:table-cell>
          <table:table-cell office:value-type="string">
            <text:p>焊；焊接</text:p>
          </table:table-cell>
          <table:table-cell office:value-type="string">
            <text:p/>
          </table:table-cell>
          <table:table-cell office:value-type="string">
            <text:p>钎焊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59</text:p>
          </table:table-cell>
          <table:table-cell office:value-type="string">
            <text:p>soldering iron</text:p>
          </table:table-cell>
          <table:table-cell office:value-type="string">
            <text:p>烙鐵；焊鐵</text:p>
          </table:table-cell>
          <table:table-cell office:value-type="string">
            <text:p/>
          </table:table-cell>
          <table:table-cell office:value-type="string">
            <text:p>焊接烙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60</text:p>
          </table:table-cell>
          <table:table-cell office:value-type="string">
            <text:p>solenoid</text:p>
          </table:table-cell>
          <table:table-cell office:value-type="string">
            <text:p>螺線管</text:p>
          </table:table-cell>
          <table:table-cell office:value-type="string">
            <text:p/>
          </table:table-cell>
          <table:table-cell office:value-type="string">
            <text:p>螺线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61</text:p>
          </table:table-cell>
          <table:table-cell office:value-type="string">
            <text:p>solid angle</text:p>
          </table:table-cell>
          <table:table-cell office:value-type="string">
            <text:p>立體角</text:p>
          </table:table-cell>
          <table:table-cell office:value-type="string">
            <text:p/>
          </table:table-cell>
          <table:table-cell office:value-type="string">
            <text:p>立体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62</text:p>
          </table:table-cell>
          <table:table-cell office:value-type="string">
            <text:p>solid conductor</text:p>
          </table:table-cell>
          <table:table-cell office:value-type="string">
            <text:p>實心導體</text:p>
          </table:table-cell>
          <table:table-cell office:value-type="string">
            <text:p/>
          </table:table-cell>
          <table:table-cell office:value-type="string">
            <text:p>实心导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63</text:p>
          </table:table-cell>
          <table:table-cell office:value-type="string">
            <text:p>solidifying point</text:p>
          </table:table-cell>
          <table:table-cell office:value-type="string">
            <text:p>凝點</text:p>
          </table:table-cell>
          <table:table-cell office:value-type="string">
            <text:p/>
          </table:table-cell>
          <table:table-cell office:value-type="string">
            <text:p>凝固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64</text:p>
          </table:table-cell>
          <table:table-cell office:value-type="string">
            <text:p>solution</text:p>
          </table:table-cell>
          <table:table-cell office:value-type="string">
            <text:p>溶液</text:p>
          </table:table-cell>
          <table:table-cell office:value-type="string">
            <text:p/>
          </table:table-cell>
          <table:table-cell office:value-type="string">
            <text:p>解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65</text:p>
          </table:table-cell>
          <table:table-cell office:value-type="string">
            <text:p>sonic boom</text:p>
          </table:table-cell>
          <table:table-cell office:value-type="string">
            <text:p>聲爆</text:p>
          </table:table-cell>
          <table:table-cell office:value-type="string">
            <text:p/>
          </table:table-cell>
          <table:table-cell office:value-type="string">
            <text:p>声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66</text:p>
          </table:table-cell>
          <table:table-cell office:value-type="string">
            <text:p>source range</text:p>
          </table:table-cell>
          <table:table-cell office:value-type="string">
            <text:p>源範圍</text:p>
          </table:table-cell>
          <table:table-cell office:value-type="string">
            <text:p/>
          </table:table-cell>
          <table:table-cell office:value-type="string">
            <text:p>源区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67</text:p>
          </table:table-cell>
          <table:table-cell office:value-type="string">
            <text:p>space</text:p>
          </table:table-cell>
          <table:table-cell office:value-type="string">
            <text:p>空間；太空；間隔；空格；留空白</text:p>
          </table:table-cell>
          <table:table-cell office:value-type="string">
            <text:p/>
          </table:table-cell>
          <table:table-cell office:value-type="string">
            <text:p>空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68</text:p>
          </table:table-cell>
          <table:table-cell office:value-type="string">
            <text:p>space charge</text:p>
          </table:table-cell>
          <table:table-cell office:value-type="string">
            <text:p>空間電荷</text:p>
          </table:table-cell>
          <table:table-cell office:value-type="string">
            <text:p/>
          </table:table-cell>
          <table:table-cell office:value-type="string">
            <text:p>空间电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69</text:p>
          </table:table-cell>
          <table:table-cell office:value-type="string">
            <text:p>space charge region</text:p>
          </table:table-cell>
          <table:table-cell office:value-type="string">
            <text:p>空間電荷區</text:p>
          </table:table-cell>
          <table:table-cell office:value-type="string">
            <text:p/>
          </table:table-cell>
          <table:table-cell office:value-type="string">
            <text:p>空间电荷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70</text:p>
          </table:table-cell>
          <table:table-cell office:value-type="string">
            <text:p>spacer</text:p>
          </table:table-cell>
          <table:table-cell office:value-type="string">
            <text:p>間隔器；間隔物</text:p>
          </table:table-cell>
          <table:table-cell office:value-type="string">
            <text:p/>
          </table:table-cell>
          <table:table-cell office:value-type="string">
            <text:p>隔离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71</text:p>
          </table:table-cell>
          <table:table-cell office:value-type="string">
            <text:p>space-time</text:p>
          </table:table-cell>
          <table:table-cell office:value-type="string">
            <text:p>時空</text:p>
          </table:table-cell>
          <table:table-cell office:value-type="string">
            <text:p/>
          </table:table-cell>
          <table:table-cell office:value-type="string">
            <text:p>空[间]—时[间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72</text:p>
          </table:table-cell>
          <table:table-cell office:value-type="string">
            <text:p>spacing</text:p>
          </table:table-cell>
          <table:table-cell office:value-type="string">
            <text:p>間隔；間距</text:p>
          </table:table-cell>
          <table:table-cell office:value-type="string">
            <text:p/>
          </table:table-cell>
          <table:table-cell office:value-type="string">
            <text:p>结构高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73</text:p>
          </table:table-cell>
          <table:table-cell office:value-type="string">
            <text:p>spacing</text:p>
          </table:table-cell>
          <table:table-cell office:value-type="string">
            <text:p>間隔；間距</text:p>
          </table:table-cell>
          <table:table-cell office:value-type="string">
            <text:p/>
          </table:table-cell>
          <table:table-cell office:value-type="string">
            <text:p>间距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74</text:p>
          </table:table-cell>
          <table:table-cell office:value-type="string">
            <text:p>spark chamber</text:p>
          </table:table-cell>
          <table:table-cell office:value-type="string">
            <text:p>火花室</text:p>
          </table:table-cell>
          <table:table-cell office:value-type="string">
            <text:p/>
          </table:table-cell>
          <table:table-cell office:value-type="string">
            <text:p>火花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75</text:p>
          </table:table-cell>
          <table:table-cell office:value-type="string">
            <text:p>spark counter</text:p>
          </table:table-cell>
          <table:table-cell office:value-type="string">
            <text:p>火花計數器</text:p>
          </table:table-cell>
          <table:table-cell office:value-type="string">
            <text:p/>
          </table:table-cell>
          <table:table-cell office:value-type="string">
            <text:p>火花计数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76</text:p>
          </table:table-cell>
          <table:table-cell office:value-type="string">
            <text:p>spark gap</text:p>
          </table:table-cell>
          <table:table-cell office:value-type="string">
            <text:p>火花隙；火花放電器；避雷器</text:p>
          </table:table-cell>
          <table:table-cell office:value-type="string">
            <text:p/>
          </table:table-cell>
          <table:table-cell office:value-type="string">
            <text:p>火花间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77</text:p>
          </table:table-cell>
          <table:table-cell office:value-type="string">
            <text:p>sparkover</text:p>
          </table:table-cell>
          <table:table-cell office:value-type="string">
            <text:p>火花放電；火花跳越；絕緣擊穿；飛火花</text:p>
          </table:table-cell>
          <table:table-cell office:value-type="string">
            <text:p/>
          </table:table-cell>
          <table:table-cell office:value-type="string">
            <text:p>火花放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78</text:p>
          </table:table-cell>
          <table:table-cell office:value-type="string">
            <text:p>specific burn-up</text:p>
          </table:table-cell>
          <table:table-cell office:value-type="string">
            <text:p>燃耗比度</text:p>
          </table:table-cell>
          <table:table-cell office:value-type="string">
            <text:p/>
          </table:table-cell>
          <table:table-cell office:value-type="string">
            <text:p>比燃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79</text:p>
          </table:table-cell>
          <table:table-cell office:value-type="string">
            <text:p>specific energy</text:p>
          </table:table-cell>
          <table:table-cell office:value-type="string">
            <text:p>比能；能量密度；比能量</text:p>
          </table:table-cell>
          <table:table-cell office:value-type="string">
            <text:p/>
          </table:table-cell>
          <table:table-cell office:value-type="string">
            <text:p>比能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80</text:p>
          </table:table-cell>
          <table:table-cell office:value-type="string">
            <text:p>specific power</text:p>
          </table:table-cell>
          <table:table-cell office:value-type="string">
            <text:p>功率比度</text:p>
          </table:table-cell>
          <table:table-cell office:value-type="string">
            <text:p/>
          </table:table-cell>
          <table:table-cell office:value-type="string">
            <text:p>比功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81</text:p>
          </table:table-cell>
          <table:table-cell office:value-type="string">
            <text:p>specified time relay</text:p>
          </table:table-cell>
          <table:table-cell office:value-type="string">
            <text:p>定時繼電器</text:p>
          </table:table-cell>
          <table:table-cell office:value-type="string">
            <text:p/>
          </table:table-cell>
          <table:table-cell office:value-type="string">
            <text:p>定时限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82</text:p>
          </table:table-cell>
          <table:table-cell office:value-type="string">
            <text:p>specimen</text:p>
          </table:table-cell>
          <table:table-cell office:value-type="string">
            <text:p>試樣；樣品</text:p>
          </table:table-cell>
          <table:table-cell office:value-type="string">
            <text:p/>
          </table:table-cell>
          <table:table-cell office:value-type="string">
            <text:p>试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83</text:p>
          </table:table-cell>
          <table:table-cell office:value-type="string">
            <text:p>spectral distribution</text:p>
          </table:table-cell>
          <table:table-cell office:value-type="string">
            <text:p>能譜分布；光譜分布</text:p>
          </table:table-cell>
          <table:table-cell office:value-type="string">
            <text:p/>
          </table:table-cell>
          <table:table-cell office:value-type="string">
            <text:p>光谱分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84</text:p>
          </table:table-cell>
          <table:table-cell office:value-type="string">
            <text:p>spectral line</text:p>
          </table:table-cell>
          <table:table-cell office:value-type="string">
            <text:p>光譜線</text:p>
          </table:table-cell>
          <table:table-cell office:value-type="string">
            <text:p/>
          </table:table-cell>
          <table:table-cell office:value-type="string">
            <text:p>光谱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85</text:p>
          </table:table-cell>
          <table:table-cell office:value-type="string">
            <text:p>spectral shift reactor</text:p>
          </table:table-cell>
          <table:table-cell office:value-type="string">
            <text:p>譜移型反應器</text:p>
          </table:table-cell>
          <table:table-cell office:value-type="string">
            <text:p/>
          </table:table-cell>
          <table:table-cell office:value-type="string">
            <text:p>谱移[反应]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86</text:p>
          </table:table-cell>
          <table:table-cell office:value-type="string">
            <text:p>spectrophotometer</text:p>
          </table:table-cell>
          <table:table-cell office:value-type="string">
            <text:p>分光光度計</text:p>
          </table:table-cell>
          <table:table-cell office:value-type="string">
            <text:p/>
          </table:table-cell>
          <table:table-cell office:value-type="string">
            <text:p>光谱光度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87</text:p>
          </table:table-cell>
          <table:table-cell office:value-type="string">
            <text:p>spectroradiometer</text:p>
          </table:table-cell>
          <table:table-cell office:value-type="string">
            <text:p>分光輻射計</text:p>
          </table:table-cell>
          <table:table-cell office:value-type="string">
            <text:p/>
          </table:table-cell>
          <table:table-cell office:value-type="string">
            <text:p>光谱辐射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88</text:p>
          </table:table-cell>
          <table:table-cell office:value-type="string">
            <text:p>spectrum analyzer</text:p>
          </table:table-cell>
          <table:table-cell office:value-type="string">
            <text:p>頻譜分析儀；析譜儀</text:p>
          </table:table-cell>
          <table:table-cell office:value-type="string">
            <text:p/>
          </table:table-cell>
          <table:table-cell office:value-type="string">
            <text:p>频谱分析仪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89</text:p>
          </table:table-cell>
          <table:table-cell office:value-type="string">
            <text:p>spectrum stabilizer</text:p>
          </table:table-cell>
          <table:table-cell office:value-type="string">
            <text:p>譜穩定器</text:p>
          </table:table-cell>
          <table:table-cell office:value-type="string">
            <text:p/>
          </table:table-cell>
          <table:table-cell office:value-type="string">
            <text:p>稳谱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90</text:p>
          </table:table-cell>
          <table:table-cell office:value-type="string">
            <text:p>specular surface</text:p>
          </table:table-cell>
          <table:table-cell office:value-type="string">
            <text:p>單向反射面</text:p>
          </table:table-cell>
          <table:table-cell office:value-type="string">
            <text:p/>
          </table:table-cell>
          <table:table-cell office:value-type="string">
            <text:p>镜面表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91</text:p>
          </table:table-cell>
          <table:table-cell office:value-type="string">
            <text:p>speed regulating rheostat</text:p>
          </table:table-cell>
          <table:table-cell office:value-type="string">
            <text:p>調速變阻器</text:p>
          </table:table-cell>
          <table:table-cell office:value-type="string">
            <text:p/>
          </table:table-cell>
          <table:table-cell office:value-type="string">
            <text:p>调速变阻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92</text:p>
          </table:table-cell>
          <table:table-cell office:value-type="string">
            <text:p>speed regulation</text:p>
          </table:table-cell>
          <table:table-cell office:value-type="string">
            <text:p>速率調整</text:p>
          </table:table-cell>
          <table:table-cell office:value-type="string">
            <text:p/>
          </table:table-cell>
          <table:table-cell office:value-type="string">
            <text:p>转速调整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93</text:p>
          </table:table-cell>
          <table:table-cell office:value-type="string">
            <text:p>speed regulator</text:p>
          </table:table-cell>
          <table:table-cell office:value-type="string">
            <text:p>調速器</text:p>
          </table:table-cell>
          <table:table-cell office:value-type="string">
            <text:p/>
          </table:table-cell>
          <table:table-cell office:value-type="string">
            <text:p>调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94</text:p>
          </table:table-cell>
          <table:table-cell office:value-type="string">
            <text:p>speedometer</text:p>
          </table:table-cell>
          <table:table-cell office:value-type="string">
            <text:p>速率計</text:p>
          </table:table-cell>
          <table:table-cell office:value-type="string">
            <text:p/>
          </table:table-cell>
          <table:table-cell office:value-type="string">
            <text:p>速度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95</text:p>
          </table:table-cell>
          <table:table-cell office:value-type="string">
            <text:p>sphere</text:p>
          </table:table-cell>
          <table:table-cell office:value-type="string">
            <text:p>球；球體；範圍</text:p>
          </table:table-cell>
          <table:table-cell office:value-type="string">
            <text:p/>
          </table:table-cell>
          <table:table-cell office:value-type="string">
            <text:p>球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96</text:p>
          </table:table-cell>
          <table:table-cell office:value-type="string">
            <text:p>sphere gap</text:p>
          </table:table-cell>
          <table:table-cell office:value-type="string">
            <text:p>球間隙</text:p>
          </table:table-cell>
          <table:table-cell office:value-type="string">
            <text:p/>
          </table:table-cell>
          <table:table-cell office:value-type="string">
            <text:p>球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97</text:p>
          </table:table-cell>
          <table:table-cell office:value-type="string">
            <text:p>spider</text:p>
          </table:table-cell>
          <table:table-cell office:value-type="string">
            <text:p>輻；星形輪；支架；十字叉</text:p>
          </table:table-cell>
          <table:table-cell office:value-type="string">
            <text:p/>
          </table:table-cell>
          <table:table-cell office:value-type="string">
            <text:p>转子支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98</text:p>
          </table:table-cell>
          <table:table-cell office:value-type="string">
            <text:p>spike</text:p>
          </table:table-cell>
          <table:table-cell office:value-type="string">
            <text:p>（尖峰）脈衝；測試信號；釘；尖端；點火（燃料組件）</text:p>
          </table:table-cell>
          <table:table-cell office:value-type="string">
            <text:p/>
          </table:table-cell>
          <table:table-cell office:value-type="string">
            <text:p>尖峰信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199</text:p>
          </table:table-cell>
          <table:table-cell office:value-type="string">
            <text:p>spin</text:p>
          </table:table-cell>
          <table:table-cell office:value-type="string">
            <text:p>自轉；自旋</text:p>
          </table:table-cell>
          <table:table-cell office:value-type="string">
            <text:p/>
          </table:table-cell>
          <table:table-cell office:value-type="string">
            <text:p>自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00</text:p>
          </table:table-cell>
          <table:table-cell office:value-type="string">
            <text:p>spontaneous emission</text:p>
          </table:table-cell>
          <table:table-cell office:value-type="string">
            <text:p>自（發）發射</text:p>
          </table:table-cell>
          <table:table-cell office:value-type="string">
            <text:p/>
          </table:table-cell>
          <table:table-cell office:value-type="string">
            <text:p>自发发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01</text:p>
          </table:table-cell>
          <table:table-cell office:value-type="string">
            <text:p>spontaneous fission</text:p>
          </table:table-cell>
          <table:table-cell office:value-type="string">
            <text:p>自發分裂；自然分裂</text:p>
          </table:table-cell>
          <table:table-cell office:value-type="string">
            <text:p/>
          </table:table-cell>
          <table:table-cell office:value-type="string">
            <text:p>自发裂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02</text:p>
          </table:table-cell>
          <table:table-cell office:value-type="string">
            <text:p>spontaneous magnetization</text:p>
          </table:table-cell>
          <table:table-cell office:value-type="string">
            <text:p>自發磁化</text:p>
          </table:table-cell>
          <table:table-cell office:value-type="string">
            <text:p/>
          </table:table-cell>
          <table:table-cell office:value-type="string">
            <text:p>自发磁化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03</text:p>
          </table:table-cell>
          <table:table-cell office:value-type="string">
            <text:p>spool insulator</text:p>
          </table:table-cell>
          <table:table-cell office:value-type="string">
            <text:p>圓柱形絕緣子；直腳絕緣子</text:p>
          </table:table-cell>
          <table:table-cell office:value-type="string">
            <text:p/>
          </table:table-cell>
          <table:table-cell office:value-type="string">
            <text:p>线轴式绝缘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04</text:p>
          </table:table-cell>
          <table:table-cell office:value-type="string">
            <text:p>spring contact</text:p>
          </table:table-cell>
          <table:table-cell office:value-type="string">
            <text:p>彈簧接觸；彈簧觸點</text:p>
          </table:table-cell>
          <table:table-cell office:value-type="string">
            <text:p/>
          </table:table-cell>
          <table:table-cell office:value-type="string">
            <text:p>弹性触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05</text:p>
          </table:table-cell>
          <table:table-cell office:value-type="string">
            <text:p>sputtering</text:p>
          </table:table-cell>
          <table:table-cell office:value-type="string">
            <text:p>噴鍍；濺散</text:p>
          </table:table-cell>
          <table:table-cell office:value-type="string">
            <text:p/>
          </table:table-cell>
          <table:table-cell office:value-type="string">
            <text:p>溅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06</text:p>
          </table:table-cell>
          <table:table-cell office:value-type="string">
            <text:p>stability</text:p>
          </table:table-cell>
          <table:table-cell office:value-type="string">
            <text:p>穩定性；穩定度</text:p>
          </table:table-cell>
          <table:table-cell office:value-type="string">
            <text:p/>
          </table:table-cell>
          <table:table-cell office:value-type="string">
            <text:p>稳定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07</text:p>
          </table:table-cell>
          <table:table-cell office:value-type="string">
            <text:p>stabilization</text:p>
          </table:table-cell>
          <table:table-cell office:value-type="string">
            <text:p>穩定</text:p>
          </table:table-cell>
          <table:table-cell office:value-type="string">
            <text:p/>
          </table:table-cell>
          <table:table-cell office:value-type="string">
            <text:p>稳定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08</text:p>
          </table:table-cell>
          <table:table-cell office:value-type="string">
            <text:p>stabilizer</text:p>
          </table:table-cell>
          <table:table-cell office:value-type="string">
            <text:p>穩定器</text:p>
          </table:table-cell>
          <table:table-cell office:value-type="string">
            <text:p/>
          </table:table-cell>
          <table:table-cell office:value-type="string">
            <text:p>稳定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09</text:p>
          </table:table-cell>
          <table:table-cell office:value-type="string">
            <text:p>stabilizing winding</text:p>
          </table:table-cell>
          <table:table-cell office:value-type="string">
            <text:p>穩定繞組</text:p>
          </table:table-cell>
          <table:table-cell office:value-type="string">
            <text:p/>
          </table:table-cell>
          <table:table-cell office:value-type="string">
            <text:p>稳定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10</text:p>
          </table:table-cell>
          <table:table-cell office:value-type="string">
            <text:p>standard capacitor</text:p>
          </table:table-cell>
          <table:table-cell office:value-type="string">
            <text:p>標準電容器</text:p>
          </table:table-cell>
          <table:table-cell office:value-type="string">
            <text:p/>
          </table:table-cell>
          <table:table-cell office:value-type="string">
            <text:p>标准电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11</text:p>
          </table:table-cell>
          <table:table-cell office:value-type="string">
            <text:p>standard capacitor</text:p>
          </table:table-cell>
          <table:table-cell office:value-type="string">
            <text:p>標準電容器</text:p>
          </table:table-cell>
          <table:table-cell office:value-type="string">
            <text:p/>
          </table:table-cell>
          <table:table-cell office:value-type="string">
            <text:p>标准电容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12</text:p>
          </table:table-cell>
          <table:table-cell office:value-type="string">
            <text:p>standard cell</text:p>
          </table:table-cell>
          <table:table-cell office:value-type="string">
            <text:p>標準電池</text:p>
          </table:table-cell>
          <table:table-cell office:value-type="string">
            <text:p/>
          </table:table-cell>
          <table:table-cell office:value-type="string">
            <text:p>标准电池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13</text:p>
          </table:table-cell>
          <table:table-cell office:value-type="string">
            <text:p>standard chopped lightning impulse</text:p>
          </table:table-cell>
          <table:table-cell office:value-type="string">
            <text:p>標準雷電衝擊截波</text:p>
          </table:table-cell>
          <table:table-cell office:value-type="string">
            <text:p/>
          </table:table-cell>
          <table:table-cell office:value-type="string">
            <text:p>标准雷电冲击截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14</text:p>
          </table:table-cell>
          <table:table-cell office:value-type="string">
            <text:p>standard deviation</text:p>
          </table:table-cell>
          <table:table-cell office:value-type="string">
            <text:p>標準偏差</text:p>
          </table:table-cell>
          <table:table-cell office:value-type="string">
            <text:p/>
          </table:table-cell>
          <table:table-cell office:value-type="string">
            <text:p>标准偏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15</text:p>
          </table:table-cell>
          <table:table-cell office:value-type="string">
            <text:p>standard insulation level</text:p>
          </table:table-cell>
          <table:table-cell office:value-type="string">
            <text:p>標準絕緣水準</text:p>
          </table:table-cell>
          <table:table-cell office:value-type="string">
            <text:p/>
          </table:table-cell>
          <table:table-cell office:value-type="string">
            <text:p>标准绝缘水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16</text:p>
          </table:table-cell>
          <table:table-cell office:value-type="string">
            <text:p>standard switching impulse</text:p>
          </table:table-cell>
          <table:table-cell office:value-type="string">
            <text:p>標準開關衝擊</text:p>
          </table:table-cell>
          <table:table-cell office:value-type="string">
            <text:p/>
          </table:table-cell>
          <table:table-cell office:value-type="string">
            <text:p>标准操作冲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17</text:p>
          </table:table-cell>
          <table:table-cell office:value-type="string">
            <text:p>standard test frequency</text:p>
          </table:table-cell>
          <table:table-cell office:value-type="string">
            <text:p>標準試驗頻率</text:p>
          </table:table-cell>
          <table:table-cell office:value-type="string">
            <text:p/>
          </table:table-cell>
          <table:table-cell office:value-type="string">
            <text:p>标准试验频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18</text:p>
          </table:table-cell>
          <table:table-cell office:value-type="string">
            <text:p>standing wave</text:p>
          </table:table-cell>
          <table:table-cell office:value-type="string">
            <text:p>駐波</text:p>
          </table:table-cell>
          <table:table-cell office:value-type="string">
            <text:p/>
          </table:table-cell>
          <table:table-cell office:value-type="string">
            <text:p>驻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19</text:p>
          </table:table-cell>
          <table:table-cell office:value-type="string">
            <text:p>star</text:p>
          </table:table-cell>
          <table:table-cell office:value-type="string">
            <text:p>跡花；星裂</text:p>
          </table:table-cell>
          <table:table-cell office:value-type="string">
            <text:p/>
          </table:table-cell>
          <table:table-cell office:value-type="string">
            <text:p>星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20</text:p>
          </table:table-cell>
          <table:table-cell office:value-type="string">
            <text:p>star connection</text:p>
          </table:table-cell>
          <table:table-cell office:value-type="string">
            <text:p>星形接法；Y（形）接（法）</text:p>
          </table:table-cell>
          <table:table-cell office:value-type="string">
            <text:p/>
          </table:table-cell>
          <table:table-cell office:value-type="string">
            <text:p>星形联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21</text:p>
          </table:table-cell>
          <table:table-cell office:value-type="string">
            <text:p>star delta starting</text:p>
          </table:table-cell>
          <table:table-cell office:value-type="string">
            <text:p>星角起動</text:p>
          </table:table-cell>
          <table:table-cell office:value-type="string">
            <text:p/>
          </table:table-cell>
          <table:table-cell office:value-type="string">
            <text:p>星-三角起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23</text:p>
          </table:table-cell>
          <table:table-cell office:value-type="string">
            <text:p>starter</text:p>
          </table:table-cell>
          <table:table-cell office:value-type="string">
            <text:p>啟動器；起動器</text:p>
          </table:table-cell>
          <table:table-cell office:value-type="string">
            <text:p/>
          </table:table-cell>
          <table:table-cell office:value-type="string">
            <text:p>起动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24</text:p>
          </table:table-cell>
          <table:table-cell office:value-type="string">
            <text:p>starting</text:p>
          </table:table-cell>
          <table:table-cell office:value-type="string">
            <text:p>起動</text:p>
          </table:table-cell>
          <table:table-cell office:value-type="string">
            <text:p/>
          </table:table-cell>
          <table:table-cell office:value-type="string">
            <text:p>起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25</text:p>
          </table:table-cell>
          <table:table-cell office:value-type="string">
            <text:p>starting current</text:p>
          </table:table-cell>
          <table:table-cell office:value-type="string">
            <text:p>起動電流</text:p>
          </table:table-cell>
          <table:table-cell office:value-type="string">
            <text:p/>
          </table:table-cell>
          <table:table-cell office:value-type="string">
            <text:p>起动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26</text:p>
          </table:table-cell>
          <table:table-cell office:value-type="string">
            <text:p>starting device</text:p>
          </table:table-cell>
          <table:table-cell office:value-type="string">
            <text:p>起動裝置</text:p>
          </table:table-cell>
          <table:table-cell office:value-type="string">
            <text:p/>
          </table:table-cell>
          <table:table-cell office:value-type="string">
            <text:p>启动装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27</text:p>
          </table:table-cell>
          <table:table-cell office:value-type="string">
            <text:p>starting relay</text:p>
          </table:table-cell>
          <table:table-cell office:value-type="string">
            <text:p>起動電驛</text:p>
          </table:table-cell>
          <table:table-cell office:value-type="string">
            <text:p/>
          </table:table-cell>
          <table:table-cell office:value-type="string">
            <text:p>启动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28</text:p>
          </table:table-cell>
          <table:table-cell office:value-type="string">
            <text:p>starting resistor</text:p>
          </table:table-cell>
          <table:table-cell office:value-type="string">
            <text:p>起動電阻器</text:p>
          </table:table-cell>
          <table:table-cell office:value-type="string">
            <text:p/>
          </table:table-cell>
          <table:table-cell office:value-type="string">
            <text:p>起动电阻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29</text:p>
          </table:table-cell>
          <table:table-cell office:value-type="string">
            <text:p>starting torque</text:p>
          </table:table-cell>
          <table:table-cell office:value-type="string">
            <text:p>起動轉矩</text:p>
          </table:table-cell>
          <table:table-cell office:value-type="string">
            <text:p/>
          </table:table-cell>
          <table:table-cell office:value-type="string">
            <text:p>起动转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30</text:p>
          </table:table-cell>
          <table:table-cell office:value-type="string">
            <text:p>starting winding</text:p>
          </table:table-cell>
          <table:table-cell office:value-type="string">
            <text:p>起動繞阻</text:p>
          </table:table-cell>
          <table:table-cell office:value-type="string">
            <text:p/>
          </table:table-cell>
          <table:table-cell office:value-type="string">
            <text:p>起动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31</text:p>
          </table:table-cell>
          <table:table-cell office:value-type="string">
            <text:p>state variable</text:p>
          </table:table-cell>
          <table:table-cell office:value-type="string">
            <text:p>狀態變數</text:p>
          </table:table-cell>
          <table:table-cell office:value-type="string">
            <text:p/>
          </table:table-cell>
          <table:table-cell office:value-type="string">
            <text:p>状态变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32</text:p>
          </table:table-cell>
          <table:table-cell office:value-type="string">
            <text:p>static relay</text:p>
          </table:table-cell>
          <table:table-cell office:value-type="string">
            <text:p>靜態繼電器</text:p>
          </table:table-cell>
          <table:table-cell office:value-type="string">
            <text:p/>
          </table:table-cell>
          <table:table-cell office:value-type="string">
            <text:p>静态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33</text:p>
          </table:table-cell>
          <table:table-cell office:value-type="string">
            <text:p>station service transformer</text:p>
          </table:table-cell>
          <table:table-cell office:value-type="string">
            <text:p>廠用變壓器</text:p>
          </table:table-cell>
          <table:table-cell office:value-type="string">
            <text:p/>
          </table:table-cell>
          <table:table-cell office:value-type="string">
            <text:p>电站变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34</text:p>
          </table:table-cell>
          <table:table-cell office:value-type="string">
            <text:p>stationary electric contact</text:p>
          </table:table-cell>
          <table:table-cell office:value-type="string">
            <text:p>固定電接觸</text:p>
          </table:table-cell>
          <table:table-cell office:value-type="string">
            <text:p/>
          </table:table-cell>
          <table:table-cell office:value-type="string">
            <text:p>固定电接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35</text:p>
          </table:table-cell>
          <table:table-cell office:value-type="string">
            <text:p>statistical procedure of insulation coordination</text:p>
          </table:table-cell>
          <table:table-cell office:value-type="string">
            <text:p>絕緣協調統計程序</text:p>
          </table:table-cell>
          <table:table-cell office:value-type="string">
            <text:p/>
          </table:table-cell>
          <table:table-cell office:value-type="string">
            <text:p>绝缘配合统计法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36</text:p>
          </table:table-cell>
          <table:table-cell office:value-type="string">
            <text:p>stator</text:p>
          </table:table-cell>
          <table:table-cell office:value-type="string">
            <text:p>（靜）定子</text:p>
          </table:table-cell>
          <table:table-cell office:value-type="string">
            <text:p/>
          </table:table-cell>
          <table:table-cell office:value-type="string">
            <text:p>定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37</text:p>
          </table:table-cell>
          <table:table-cell office:value-type="string">
            <text:p>stator winding</text:p>
          </table:table-cell>
          <table:table-cell office:value-type="string">
            <text:p>定子繞組</text:p>
          </table:table-cell>
          <table:table-cell office:value-type="string">
            <text:p/>
          </table:table-cell>
          <table:table-cell office:value-type="string">
            <text:p>定子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38</text:p>
          </table:table-cell>
          <table:table-cell office:value-type="string">
            <text:p>steady short circuit current</text:p>
          </table:table-cell>
          <table:table-cell office:value-type="string">
            <text:p>定態短路電流；穩定短路電流</text:p>
          </table:table-cell>
          <table:table-cell office:value-type="string">
            <text:p/>
          </table:table-cell>
          <table:table-cell office:value-type="string">
            <text:p>稳态短路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39</text:p>
          </table:table-cell>
          <table:table-cell office:value-type="string">
            <text:p>steady state</text:p>
          </table:table-cell>
          <table:table-cell office:value-type="string">
            <text:p>穩態</text:p>
          </table:table-cell>
          <table:table-cell office:value-type="string">
            <text:p/>
          </table:table-cell>
          <table:table-cell office:value-type="string">
            <text:p>稳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40</text:p>
          </table:table-cell>
          <table:table-cell office:value-type="string">
            <text:p>steady state deviation</text:p>
          </table:table-cell>
          <table:table-cell office:value-type="string">
            <text:p>穩態偏差</text:p>
          </table:table-cell>
          <table:table-cell office:value-type="string">
            <text:p/>
          </table:table-cell>
          <table:table-cell office:value-type="string">
            <text:p>稳态偏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41</text:p>
          </table:table-cell>
          <table:table-cell office:value-type="string">
            <text:p>steam generator</text:p>
          </table:table-cell>
          <table:table-cell office:value-type="string">
            <text:p>蒸汽產生器；蒸汽鍋爐</text:p>
          </table:table-cell>
          <table:table-cell office:value-type="string">
            <text:p/>
          </table:table-cell>
          <table:table-cell office:value-type="string">
            <text:p>蒸汽发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42</text:p>
          </table:table-cell>
          <table:table-cell office:value-type="string">
            <text:p>stem</text:p>
          </table:table-cell>
          <table:table-cell office:value-type="string">
            <text:p>桿；柄</text:p>
          </table:table-cell>
          <table:table-cell office:value-type="string">
            <text:p/>
          </table:table-cell>
          <table:table-cell office:value-type="string">
            <text:p>芯柱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43</text:p>
          </table:table-cell>
          <table:table-cell office:value-type="string">
            <text:p>step</text:p>
          </table:table-cell>
          <table:table-cell office:value-type="string">
            <text:p>步；階；階段；級；步驟</text:p>
          </table:table-cell>
          <table:table-cell office:value-type="string">
            <text:p/>
          </table:table-cell>
          <table:table-cell office:value-type="string">
            <text:p>步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44</text:p>
          </table:table-cell>
          <table:table-cell office:value-type="string">
            <text:p>step function</text:p>
          </table:table-cell>
          <table:table-cell office:value-type="string">
            <text:p>階梯函數</text:p>
          </table:table-cell>
          <table:table-cell office:value-type="string">
            <text:p/>
          </table:table-cell>
          <table:table-cell office:value-type="string">
            <text:p>阶跃函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45</text:p>
          </table:table-cell>
          <table:table-cell office:value-type="string">
            <text:p>step response</text:p>
          </table:table-cell>
          <table:table-cell office:value-type="string">
            <text:p>階狀響應</text:p>
          </table:table-cell>
          <table:table-cell office:value-type="string">
            <text:p/>
          </table:table-cell>
          <table:table-cell office:value-type="string">
            <text:p>阶跃响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46</text:p>
          </table:table-cell>
          <table:table-cell office:value-type="string">
            <text:p>step stress test</text:p>
          </table:table-cell>
          <table:table-cell office:value-type="string">
            <text:p>逐步應力試驗</text:p>
          </table:table-cell>
          <table:table-cell office:value-type="string">
            <text:p/>
          </table:table-cell>
          <table:table-cell office:value-type="string">
            <text:p>步进应力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47</text:p>
          </table:table-cell>
          <table:table-cell office:value-type="string">
            <text:p>step voltage</text:p>
          </table:table-cell>
          <table:table-cell office:value-type="string">
            <text:p>步級電壓；階躍電壓</text:p>
          </table:table-cell>
          <table:table-cell office:value-type="string">
            <text:p/>
          </table:table-cell>
          <table:table-cell office:value-type="string">
            <text:p>跨步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48</text:p>
          </table:table-cell>
          <table:table-cell office:value-type="string">
            <text:p>step voltage</text:p>
          </table:table-cell>
          <table:table-cell office:value-type="string">
            <text:p>步級電壓；階躍電壓</text:p>
          </table:table-cell>
          <table:table-cell office:value-type="string">
            <text:p/>
          </table:table-cell>
          <table:table-cell office:value-type="string">
            <text:p>级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49</text:p>
          </table:table-cell>
          <table:table-cell office:value-type="string">
            <text:p>steradian</text:p>
          </table:table-cell>
          <table:table-cell office:value-type="string">
            <text:p>球面度；立體弧度</text:p>
          </table:table-cell>
          <table:table-cell office:value-type="string">
            <text:p/>
          </table:table-cell>
          <table:table-cell office:value-type="string">
            <text:p>球面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50</text:p>
          </table:table-cell>
          <table:table-cell office:value-type="string">
            <text:p>stiffness</text:p>
          </table:table-cell>
          <table:table-cell office:value-type="string">
            <text:p>剛性；勁度；韌性</text:p>
          </table:table-cell>
          <table:table-cell office:value-type="string">
            <text:p/>
          </table:table-cell>
          <table:table-cell office:value-type="string">
            <text:p>硬挺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51</text:p>
          </table:table-cell>
          <table:table-cell office:value-type="string">
            <text:p>stimulated emission</text:p>
          </table:table-cell>
          <table:table-cell office:value-type="string">
            <text:p>受激發射</text:p>
          </table:table-cell>
          <table:table-cell office:value-type="string">
            <text:p/>
          </table:table-cell>
          <table:table-cell office:value-type="string">
            <text:p>受激发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52</text:p>
          </table:table-cell>
          <table:table-cell office:value-type="string">
            <text:p>storage</text:p>
          </table:table-cell>
          <table:table-cell office:value-type="string">
            <text:p>儲存；儲存器</text:p>
          </table:table-cell>
          <table:table-cell office:value-type="string">
            <text:p/>
          </table:table-cell>
          <table:table-cell office:value-type="string">
            <text:p>贮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53</text:p>
          </table:table-cell>
          <table:table-cell office:value-type="string">
            <text:p>storage oscilloscope</text:p>
          </table:table-cell>
          <table:table-cell office:value-type="string">
            <text:p>儲存示波器</text:p>
          </table:table-cell>
          <table:table-cell office:value-type="string">
            <text:p/>
          </table:table-cell>
          <table:table-cell office:value-type="string">
            <text:p>存储示波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54</text:p>
          </table:table-cell>
          <table:table-cell office:value-type="string">
            <text:p>storage temperature</text:p>
          </table:table-cell>
          <table:table-cell office:value-type="string">
            <text:p>儲存溫度</text:p>
          </table:table-cell>
          <table:table-cell office:value-type="string">
            <text:p/>
          </table:table-cell>
          <table:table-cell office:value-type="string">
            <text:p>储存温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55</text:p>
          </table:table-cell>
          <table:table-cell office:value-type="string">
            <text:p>stored energy operating mechanism</text:p>
          </table:table-cell>
          <table:table-cell office:value-type="string">
            <text:p>儲能操作機構</text:p>
          </table:table-cell>
          <table:table-cell office:value-type="string">
            <text:p/>
          </table:table-cell>
          <table:table-cell office:value-type="string">
            <text:p>储能操作机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56</text:p>
          </table:table-cell>
          <table:table-cell office:value-type="string">
            <text:p>strain</text:p>
          </table:table-cell>
          <table:table-cell office:value-type="string">
            <text:p>應變</text:p>
          </table:table-cell>
          <table:table-cell office:value-type="string">
            <text:p/>
          </table:table-cell>
          <table:table-cell office:value-type="string">
            <text:p>应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57</text:p>
          </table:table-cell>
          <table:table-cell office:value-type="string">
            <text:p>strain insulator</text:p>
          </table:table-cell>
          <table:table-cell office:value-type="string">
            <text:p>耐拉絕緣器；耐拉絕緣體</text:p>
          </table:table-cell>
          <table:table-cell office:value-type="string">
            <text:p/>
          </table:table-cell>
          <table:table-cell office:value-type="string">
            <text:p>拉紧绝缘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58</text:p>
          </table:table-cell>
          <table:table-cell office:value-type="string">
            <text:p>strand</text:p>
          </table:table-cell>
          <table:table-cell office:value-type="string">
            <text:p>股；絞</text:p>
          </table:table-cell>
          <table:table-cell office:value-type="string">
            <text:p/>
          </table:table-cell>
          <table:table-cell office:value-type="string">
            <text:p>股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59</text:p>
          </table:table-cell>
          <table:table-cell office:value-type="string">
            <text:p>stranded conductor</text:p>
          </table:table-cell>
          <table:table-cell office:value-type="string">
            <text:p>絞線導體</text:p>
          </table:table-cell>
          <table:table-cell office:value-type="string">
            <text:p/>
          </table:table-cell>
          <table:table-cell office:value-type="string">
            <text:p>绞合导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60</text:p>
          </table:table-cell>
          <table:table-cell office:value-type="string">
            <text:p>streaming</text:p>
          </table:table-cell>
          <table:table-cell office:value-type="string">
            <text:p>流動；單向流</text:p>
          </table:table-cell>
          <table:table-cell office:value-type="string">
            <text:p/>
          </table:table-cell>
          <table:table-cell office:value-type="string">
            <text:p>漏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61</text:p>
          </table:table-cell>
          <table:table-cell office:value-type="string">
            <text:p>stress</text:p>
          </table:table-cell>
          <table:table-cell office:value-type="string">
            <text:p>應力</text:p>
          </table:table-cell>
          <table:table-cell office:value-type="string">
            <text:p/>
          </table:table-cell>
          <table:table-cell office:value-type="string">
            <text:p>应力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62</text:p>
          </table:table-cell>
          <table:table-cell office:value-type="string">
            <text:p>stress corrosion</text:p>
          </table:table-cell>
          <table:table-cell office:value-type="string">
            <text:p>應力腐蝕</text:p>
          </table:table-cell>
          <table:table-cell office:value-type="string">
            <text:p/>
          </table:table-cell>
          <table:table-cell office:value-type="string">
            <text:p>应力腐蚀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63</text:p>
          </table:table-cell>
          <table:table-cell office:value-type="string">
            <text:p>string galvanometer</text:p>
          </table:table-cell>
          <table:table-cell office:value-type="string">
            <text:p>弦線電流計</text:p>
          </table:table-cell>
          <table:table-cell office:value-type="string">
            <text:p/>
          </table:table-cell>
          <table:table-cell office:value-type="string">
            <text:p>弦线检流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64</text:p>
          </table:table-cell>
          <table:table-cell office:value-type="string">
            <text:p>strip chart recorder</text:p>
          </table:table-cell>
          <table:table-cell office:value-type="string">
            <text:p>捲條線圖記錄器</text:p>
          </table:table-cell>
          <table:table-cell office:value-type="string">
            <text:p/>
          </table:table-cell>
          <table:table-cell office:value-type="string">
            <text:p>带形纸记录仪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65</text:p>
          </table:table-cell>
          <table:table-cell office:value-type="string">
            <text:p>structure</text:p>
          </table:table-cell>
          <table:table-cell office:value-type="string">
            <text:p>結構；構架</text:p>
          </table:table-cell>
          <table:table-cell office:value-type="string">
            <text:p/>
          </table:table-cell>
          <table:table-cell office:value-type="string">
            <text:p>结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66</text:p>
          </table:table-cell>
          <table:table-cell office:value-type="string">
            <text:p>stub shaft</text:p>
          </table:table-cell>
          <table:table-cell office:value-type="string">
            <text:p>短軸</text:p>
          </table:table-cell>
          <table:table-cell office:value-type="string">
            <text:p/>
          </table:table-cell>
          <table:table-cell office:value-type="string">
            <text:p>加伸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67</text:p>
          </table:table-cell>
          <table:table-cell office:value-type="string">
            <text:p>subcritical reactor</text:p>
          </table:table-cell>
          <table:table-cell office:value-type="string">
            <text:p>次臨界反應器</text:p>
          </table:table-cell>
          <table:table-cell office:value-type="string">
            <text:p/>
          </table:table-cell>
          <table:table-cell office:value-type="string">
            <text:p>次临界反应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68</text:p>
          </table:table-cell>
          <table:table-cell office:value-type="string">
            <text:p>submarine cable</text:p>
          </table:table-cell>
          <table:table-cell office:value-type="string">
            <text:p>水底電纜；海底電纜</text:p>
          </table:table-cell>
          <table:table-cell office:value-type="string">
            <text:p/>
          </table:table-cell>
          <table:table-cell office:value-type="string">
            <text:p>海底电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69</text:p>
          </table:table-cell>
          <table:table-cell office:value-type="string">
            <text:p>subset</text:p>
          </table:table-cell>
          <table:table-cell office:value-type="string">
            <text:p>支組；子集；分設備</text:p>
          </table:table-cell>
          <table:table-cell office:value-type="string">
            <text:p/>
          </table:table-cell>
          <table:table-cell office:value-type="string">
            <text:p>子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70</text:p>
          </table:table-cell>
          <table:table-cell office:value-type="string">
            <text:p>subspace</text:p>
          </table:table-cell>
          <table:table-cell office:value-type="string">
            <text:p>次空間</text:p>
          </table:table-cell>
          <table:table-cell office:value-type="string">
            <text:p/>
          </table:table-cell>
          <table:table-cell office:value-type="string">
            <text:p>子空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71</text:p>
          </table:table-cell>
          <table:table-cell office:value-type="string">
            <text:p>substrate</text:p>
          </table:table-cell>
          <table:table-cell office:value-type="string">
            <text:p>襯底；基片；基體</text:p>
          </table:table-cell>
          <table:table-cell office:value-type="string">
            <text:p/>
          </table:table-cell>
          <table:table-cell office:value-type="string">
            <text:p>衬底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72</text:p>
          </table:table-cell>
          <table:table-cell office:value-type="string">
            <text:p>subtraction</text:p>
          </table:table-cell>
          <table:table-cell office:value-type="string">
            <text:p>減法</text:p>
          </table:table-cell>
          <table:table-cell office:value-type="string">
            <text:p/>
          </table:table-cell>
          <table:table-cell office:value-type="string">
            <text:p>减法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73</text:p>
          </table:table-cell>
          <table:table-cell office:value-type="string">
            <text:p>subtransient reactance</text:p>
          </table:table-cell>
          <table:table-cell office:value-type="string">
            <text:p>次暫態電抗</text:p>
          </table:table-cell>
          <table:table-cell office:value-type="string">
            <text:p/>
          </table:table-cell>
          <table:table-cell office:value-type="string">
            <text:p>初始瞬态电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74</text:p>
          </table:table-cell>
          <table:table-cell office:value-type="string">
            <text:p>sudden failure</text:p>
          </table:table-cell>
          <table:table-cell office:value-type="string">
            <text:p>突發故障</text:p>
          </table:table-cell>
          <table:table-cell office:value-type="string">
            <text:p/>
          </table:table-cell>
          <table:table-cell office:value-type="string">
            <text:p>突变失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75</text:p>
          </table:table-cell>
          <table:table-cell office:value-type="string">
            <text:p>sum</text:p>
          </table:table-cell>
          <table:table-cell office:value-type="string">
            <text:p>和；總額</text:p>
          </table:table-cell>
          <table:table-cell office:value-type="string">
            <text:p/>
          </table:table-cell>
          <table:table-cell office:value-type="string">
            <text:p>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76</text:p>
          </table:table-cell>
          <table:table-cell office:value-type="string">
            <text:p>summing point</text:p>
          </table:table-cell>
          <table:table-cell office:value-type="string">
            <text:p>總和點</text:p>
          </table:table-cell>
          <table:table-cell office:value-type="string">
            <text:p/>
          </table:table-cell>
          <table:table-cell office:value-type="string">
            <text:p>相加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77</text:p>
          </table:table-cell>
          <table:table-cell office:value-type="string">
            <text:p>supercritical reactor</text:p>
          </table:table-cell>
          <table:table-cell office:value-type="string">
            <text:p>超臨界反應器</text:p>
          </table:table-cell>
          <table:table-cell office:value-type="string">
            <text:p/>
          </table:table-cell>
          <table:table-cell office:value-type="string">
            <text:p>超临界反应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78</text:p>
          </table:table-cell>
          <table:table-cell office:value-type="string">
            <text:p>superheating</text:p>
          </table:table-cell>
          <table:table-cell office:value-type="string">
            <text:p>過熱</text:p>
          </table:table-cell>
          <table:table-cell office:value-type="string">
            <text:p/>
          </table:table-cell>
          <table:table-cell office:value-type="string">
            <text:p>过热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79</text:p>
          </table:table-cell>
          <table:table-cell office:value-type="string">
            <text:p>superposition theorem</text:p>
          </table:table-cell>
          <table:table-cell office:value-type="string">
            <text:p>重疊定理</text:p>
          </table:table-cell>
          <table:table-cell office:value-type="string">
            <text:p/>
          </table:table-cell>
          <table:table-cell office:value-type="string">
            <text:p>叠加定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80</text:p>
          </table:table-cell>
          <table:table-cell office:value-type="string">
            <text:p>supersaturation</text:p>
          </table:table-cell>
          <table:table-cell office:value-type="string">
            <text:p>過飽和</text:p>
          </table:table-cell>
          <table:table-cell office:value-type="string">
            <text:p/>
          </table:table-cell>
          <table:table-cell office:value-type="string">
            <text:p>过饱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81</text:p>
          </table:table-cell>
          <table:table-cell office:value-type="string">
            <text:p>supplementary insulation</text:p>
          </table:table-cell>
          <table:table-cell office:value-type="string">
            <text:p>附加絕緣</text:p>
          </table:table-cell>
          <table:table-cell office:value-type="string">
            <text:p/>
          </table:table-cell>
          <table:table-cell office:value-type="string">
            <text:p>附加绝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82</text:p>
          </table:table-cell>
          <table:table-cell office:value-type="string">
            <text:p>supplementary load loss</text:p>
          </table:table-cell>
          <table:table-cell office:value-type="string">
            <text:p>附加損耗</text:p>
          </table:table-cell>
          <table:table-cell office:value-type="string">
            <text:p/>
          </table:table-cell>
          <table:table-cell office:value-type="string">
            <text:p>附加损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83</text:p>
          </table:table-cell>
          <table:table-cell office:value-type="string">
            <text:p>support type current transformer</text:p>
          </table:table-cell>
          <table:table-cell office:value-type="string">
            <text:p>支柱式電流互感器</text:p>
          </table:table-cell>
          <table:table-cell office:value-type="string">
            <text:p/>
          </table:table-cell>
          <table:table-cell office:value-type="string">
            <text:p>支柱式电流互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84</text:p>
          </table:table-cell>
          <table:table-cell office:value-type="string">
            <text:p>suppression</text:p>
          </table:table-cell>
          <table:table-cell office:value-type="string">
            <text:p>抑制；遏止</text:p>
          </table:table-cell>
          <table:table-cell office:value-type="string">
            <text:p/>
          </table:table-cell>
          <table:table-cell office:value-type="string">
            <text:p>抑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85</text:p>
          </table:table-cell>
          <table:table-cell office:value-type="string">
            <text:p>surface</text:p>
          </table:table-cell>
          <table:table-cell office:value-type="string">
            <text:p>面；表面</text:p>
          </table:table-cell>
          <table:table-cell office:value-type="string">
            <text:p/>
          </table:table-cell>
          <table:table-cell office:value-type="string">
            <text:p>曲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86</text:p>
          </table:table-cell>
          <table:table-cell office:value-type="string">
            <text:p>surface barrier detector</text:p>
          </table:table-cell>
          <table:table-cell office:value-type="string">
            <text:p>面障偵檢器</text:p>
          </table:table-cell>
          <table:table-cell office:value-type="string">
            <text:p/>
          </table:table-cell>
          <table:table-cell office:value-type="string">
            <text:p>表面势垒探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87</text:p>
          </table:table-cell>
          <table:table-cell office:value-type="string">
            <text:p>surface contact</text:p>
          </table:table-cell>
          <table:table-cell office:value-type="string">
            <text:p>表面接觸</text:p>
          </table:table-cell>
          <table:table-cell office:value-type="string">
            <text:p/>
          </table:table-cell>
          <table:table-cell office:value-type="string">
            <text:p>面接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88</text:p>
          </table:table-cell>
          <table:table-cell office:value-type="string">
            <text:p>surface discharge</text:p>
          </table:table-cell>
          <table:table-cell office:value-type="string">
            <text:p>沿面放電；表面放電</text:p>
          </table:table-cell>
          <table:table-cell office:value-type="string">
            <text:p/>
          </table:table-cell>
          <table:table-cell office:value-type="string">
            <text:p>表面放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89</text:p>
          </table:table-cell>
          <table:table-cell office:value-type="string">
            <text:p>surface integral</text:p>
          </table:table-cell>
          <table:table-cell office:value-type="string">
            <text:p>面積分</text:p>
          </table:table-cell>
          <table:table-cell office:value-type="string">
            <text:p/>
          </table:table-cell>
          <table:table-cell office:value-type="string">
            <text:p>面积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90</text:p>
          </table:table-cell>
          <table:table-cell office:value-type="string">
            <text:p>surface passivation</text:p>
          </table:table-cell>
          <table:table-cell office:value-type="string">
            <text:p>表面鈍化</text:p>
          </table:table-cell>
          <table:table-cell office:value-type="string">
            <text:p/>
          </table:table-cell>
          <table:table-cell office:value-type="string">
            <text:p>表面钝化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91</text:p>
          </table:table-cell>
          <table:table-cell office:value-type="string">
            <text:p>surface recombination velocity</text:p>
          </table:table-cell>
          <table:table-cell office:value-type="string">
            <text:p>表面復合速度</text:p>
          </table:table-cell>
          <table:table-cell office:value-type="string">
            <text:p/>
          </table:table-cell>
          <table:table-cell office:value-type="string">
            <text:p>表面复合速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92</text:p>
          </table:table-cell>
          <table:table-cell office:value-type="string">
            <text:p>surface temperature</text:p>
          </table:table-cell>
          <table:table-cell office:value-type="string">
            <text:p>表面溫度</text:p>
          </table:table-cell>
          <table:table-cell office:value-type="string">
            <text:p/>
          </table:table-cell>
          <table:table-cell office:value-type="string">
            <text:p>表面温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93</text:p>
          </table:table-cell>
          <table:table-cell office:value-type="string">
            <text:p>susceptance</text:p>
          </table:table-cell>
          <table:table-cell office:value-type="string">
            <text:p>電納</text:p>
          </table:table-cell>
          <table:table-cell office:value-type="string">
            <text:p/>
          </table:table-cell>
          <table:table-cell office:value-type="string">
            <text:p>电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94</text:p>
          </table:table-cell>
          <table:table-cell office:value-type="string">
            <text:p>suspension clamp</text:p>
          </table:table-cell>
          <table:table-cell office:value-type="string">
            <text:p>懸掛線夾；懸垂線夾</text:p>
          </table:table-cell>
          <table:table-cell office:value-type="string">
            <text:p/>
          </table:table-cell>
          <table:table-cell office:value-type="string">
            <text:p>吊线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95</text:p>
          </table:table-cell>
          <table:table-cell office:value-type="string">
            <text:p>suspension insulator</text:p>
          </table:table-cell>
          <table:table-cell office:value-type="string">
            <text:p>懸垂礙子；懸式絕緣體</text:p>
          </table:table-cell>
          <table:table-cell office:value-type="string">
            <text:p/>
          </table:table-cell>
          <table:table-cell office:value-type="string">
            <text:p>悬式绝缘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96</text:p>
          </table:table-cell>
          <table:table-cell office:value-type="string">
            <text:p>sweep</text:p>
          </table:table-cell>
          <table:table-cell office:value-type="string">
            <text:p>掃；掃描；掃掠；拂掠</text:p>
          </table:table-cell>
          <table:table-cell office:value-type="string">
            <text:p/>
          </table:table-cell>
          <table:table-cell office:value-type="string">
            <text:p>扫频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97</text:p>
          </table:table-cell>
          <table:table-cell office:value-type="string">
            <text:p>switch</text:p>
          </table:table-cell>
          <table:table-cell office:value-type="string">
            <text:p>開關；電鍵；轉接；換接</text:p>
          </table:table-cell>
          <table:table-cell office:value-type="string">
            <text:p/>
          </table:table-cell>
          <table:table-cell office:value-type="string">
            <text:p>开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98</text:p>
          </table:table-cell>
          <table:table-cell office:value-type="string">
            <text:p>switchgear</text:p>
          </table:table-cell>
          <table:table-cell office:value-type="string">
            <text:p>開關設備；交換設備</text:p>
          </table:table-cell>
          <table:table-cell office:value-type="string">
            <text:p/>
          </table:table-cell>
          <table:table-cell office:value-type="string">
            <text:p>开关设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299</text:p>
          </table:table-cell>
          <table:table-cell office:value-type="string">
            <text:p>switching</text:p>
          </table:table-cell>
          <table:table-cell office:value-type="string">
            <text:p>開關；轉接；交換</text:p>
          </table:table-cell>
          <table:table-cell office:value-type="string">
            <text:p/>
          </table:table-cell>
          <table:table-cell office:value-type="string">
            <text:p>切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02</text:p>
          </table:table-cell>
          <table:table-cell office:value-type="string">
            <text:p>switching circuit</text:p>
          </table:table-cell>
          <table:table-cell office:value-type="string">
            <text:p>交換電路</text:p>
          </table:table-cell>
          <table:table-cell office:value-type="string">
            <text:p/>
          </table:table-cell>
          <table:table-cell office:value-type="string">
            <text:p>开关电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03</text:p>
          </table:table-cell>
          <table:table-cell office:value-type="string">
            <text:p>switching device</text:p>
          </table:table-cell>
          <table:table-cell office:value-type="string">
            <text:p>交換裝置；開關裝置</text:p>
          </table:table-cell>
          <table:table-cell office:value-type="string">
            <text:p/>
          </table:table-cell>
          <table:table-cell office:value-type="string">
            <text:p>开关装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04</text:p>
          </table:table-cell>
          <table:table-cell office:value-type="string">
            <text:p>switching diode</text:p>
          </table:table-cell>
          <table:table-cell office:value-type="string">
            <text:p>開關二極體</text:p>
          </table:table-cell>
          <table:table-cell office:value-type="string">
            <text:p/>
          </table:table-cell>
          <table:table-cell office:value-type="string">
            <text:p>开关二极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05</text:p>
          </table:table-cell>
          <table:table-cell office:value-type="string">
            <text:p>switching function</text:p>
          </table:table-cell>
          <table:table-cell office:value-type="string">
            <text:p>（電路）開閉函數；（電路）開閉作用</text:p>
          </table:table-cell>
          <table:table-cell office:value-type="string">
            <text:p/>
          </table:table-cell>
          <table:table-cell office:value-type="string">
            <text:p>切换函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06</text:p>
          </table:table-cell>
          <table:table-cell office:value-type="string">
            <text:p>symmetric matrix</text:p>
          </table:table-cell>
          <table:table-cell office:value-type="string">
            <text:p>對稱矩陣</text:p>
          </table:table-cell>
          <table:table-cell office:value-type="string">
            <text:p/>
          </table:table-cell>
          <table:table-cell office:value-type="string">
            <text:p>对称矩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07</text:p>
          </table:table-cell>
          <table:table-cell office:value-type="string">
            <text:p>symmetrical coordinates</text:p>
          </table:table-cell>
          <table:table-cell office:value-type="string">
            <text:p>對稱坐標</text:p>
          </table:table-cell>
          <table:table-cell office:value-type="string">
            <text:p/>
          </table:table-cell>
          <table:table-cell office:value-type="string">
            <text:p>对称坐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08</text:p>
          </table:table-cell>
          <table:table-cell office:value-type="string">
            <text:p>symmetrical deflection</text:p>
          </table:table-cell>
          <table:table-cell office:value-type="string">
            <text:p>對稱偏向；對稱偏轉</text:p>
          </table:table-cell>
          <table:table-cell office:value-type="string">
            <text:p/>
          </table:table-cell>
          <table:table-cell office:value-type="string">
            <text:p>对称偏转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09</text:p>
          </table:table-cell>
          <table:table-cell office:value-type="string">
            <text:p>symmetrical phase control</text:p>
          </table:table-cell>
          <table:table-cell office:value-type="string">
            <text:p>對稱相控制</text:p>
          </table:table-cell>
          <table:table-cell office:value-type="string">
            <text:p/>
          </table:table-cell>
          <table:table-cell office:value-type="string">
            <text:p>对称相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10</text:p>
          </table:table-cell>
          <table:table-cell office:value-type="string">
            <text:p>symmetry</text:p>
          </table:table-cell>
          <table:table-cell office:value-type="string">
            <text:p>對稱</text:p>
          </table:table-cell>
          <table:table-cell office:value-type="string">
            <text:p/>
          </table:table-cell>
          <table:table-cell office:value-type="string">
            <text:p>对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11</text:p>
          </table:table-cell>
          <table:table-cell office:value-type="string">
            <text:p>synchronism</text:p>
          </table:table-cell>
          <table:table-cell office:value-type="string">
            <text:p>同步；同步性；同期；同時性</text:p>
          </table:table-cell>
          <table:table-cell office:value-type="string">
            <text:p/>
          </table:table-cell>
          <table:table-cell office:value-type="string">
            <text:p>同步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12</text:p>
          </table:table-cell>
          <table:table-cell office:value-type="string">
            <text:p>synchronizing</text:p>
          </table:table-cell>
          <table:table-cell office:value-type="string">
            <text:p>同步；整步；同步的</text:p>
          </table:table-cell>
          <table:table-cell office:value-type="string">
            <text:p/>
          </table:table-cell>
          <table:table-cell office:value-type="string">
            <text:p>整步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13</text:p>
          </table:table-cell>
          <table:table-cell office:value-type="string">
            <text:p>synchronizing relay</text:p>
          </table:table-cell>
          <table:table-cell office:value-type="string">
            <text:p>同步電驛；同步繼電器</text:p>
          </table:table-cell>
          <table:table-cell office:value-type="string">
            <text:p/>
          </table:table-cell>
          <table:table-cell office:value-type="string">
            <text:p>整步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14</text:p>
          </table:table-cell>
          <table:table-cell office:value-type="string">
            <text:p>synchronous condenser</text:p>
          </table:table-cell>
          <table:table-cell office:value-type="string">
            <text:p>同步調相機；同步電容器</text:p>
          </table:table-cell>
          <table:table-cell office:value-type="string">
            <text:p/>
          </table:table-cell>
          <table:table-cell office:value-type="string">
            <text:p>同步调相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15</text:p>
          </table:table-cell>
          <table:table-cell office:value-type="string">
            <text:p>synchronous impedance</text:p>
          </table:table-cell>
          <table:table-cell office:value-type="string">
            <text:p>同步阻抗</text:p>
          </table:table-cell>
          <table:table-cell office:value-type="string">
            <text:p/>
          </table:table-cell>
          <table:table-cell office:value-type="string">
            <text:p>同步阻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16</text:p>
          </table:table-cell>
          <table:table-cell office:value-type="string">
            <text:p>synchronous machine</text:p>
          </table:table-cell>
          <table:table-cell office:value-type="string">
            <text:p>同步電機</text:p>
          </table:table-cell>
          <table:table-cell office:value-type="string">
            <text:p/>
          </table:table-cell>
          <table:table-cell office:value-type="string">
            <text:p>同步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17</text:p>
          </table:table-cell>
          <table:table-cell office:value-type="string">
            <text:p>synchronous motor</text:p>
          </table:table-cell>
          <table:table-cell office:value-type="string">
            <text:p>同步馬達；同步電動機</text:p>
          </table:table-cell>
          <table:table-cell office:value-type="string">
            <text:p/>
          </table:table-cell>
          <table:table-cell office:value-type="string">
            <text:p>同步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18</text:p>
          </table:table-cell>
          <table:table-cell office:value-type="string">
            <text:p>synchronous reactance</text:p>
          </table:table-cell>
          <table:table-cell office:value-type="string">
            <text:p>同步電抗</text:p>
          </table:table-cell>
          <table:table-cell office:value-type="string">
            <text:p/>
          </table:table-cell>
          <table:table-cell office:value-type="string">
            <text:p>同步电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19</text:p>
          </table:table-cell>
          <table:table-cell office:value-type="string">
            <text:p>synchronous speed</text:p>
          </table:table-cell>
          <table:table-cell office:value-type="string">
            <text:p>同步速率</text:p>
          </table:table-cell>
          <table:table-cell office:value-type="string">
            <text:p/>
          </table:table-cell>
          <table:table-cell office:value-type="string">
            <text:p>同步转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20</text:p>
          </table:table-cell>
          <table:table-cell office:value-type="string">
            <text:p>synchroscope</text:p>
          </table:table-cell>
          <table:table-cell office:value-type="string">
            <text:p>同步指示器</text:p>
          </table:table-cell>
          <table:table-cell office:value-type="string">
            <text:p/>
          </table:table-cell>
          <table:table-cell office:value-type="string">
            <text:p>同步指示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21</text:p>
          </table:table-cell>
          <table:table-cell office:value-type="string">
            <text:p>synchrotron</text:p>
          </table:table-cell>
          <table:table-cell office:value-type="string">
            <text:p>同步加速器</text:p>
          </table:table-cell>
          <table:table-cell office:value-type="string">
            <text:p/>
          </table:table-cell>
          <table:table-cell office:value-type="string">
            <text:p>同步加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22</text:p>
          </table:table-cell>
          <table:table-cell office:value-type="string">
            <text:p>synchrotron oscillation</text:p>
          </table:table-cell>
          <table:table-cell office:value-type="string">
            <text:p>同步加速器振盪</text:p>
          </table:table-cell>
          <table:table-cell office:value-type="string">
            <text:p/>
          </table:table-cell>
          <table:table-cell office:value-type="string">
            <text:p>同步加速器振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23</text:p>
          </table:table-cell>
          <table:table-cell office:value-type="string">
            <text:p>synchrotron radiation</text:p>
          </table:table-cell>
          <table:table-cell office:value-type="string">
            <text:p>同步輻射</text:p>
          </table:table-cell>
          <table:table-cell office:value-type="string">
            <text:p/>
          </table:table-cell>
          <table:table-cell office:value-type="string">
            <text:p>同步[加速器]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24</text:p>
          </table:table-cell>
          <table:table-cell office:value-type="string">
            <text:p>system</text:p>
          </table:table-cell>
          <table:table-cell office:value-type="string">
            <text:p>系統；制度</text:p>
          </table:table-cell>
          <table:table-cell office:value-type="string">
            <text:p/>
          </table:table-cell>
          <table:table-cell office:value-type="string">
            <text:p>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25</text:p>
          </table:table-cell>
          <table:table-cell office:value-type="string">
            <text:p>system deviation</text:p>
          </table:table-cell>
          <table:table-cell office:value-type="string">
            <text:p>系統偏差</text:p>
          </table:table-cell>
          <table:table-cell office:value-type="string">
            <text:p/>
          </table:table-cell>
          <table:table-cell office:value-type="string">
            <text:p>系统偏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26</text:p>
          </table:table-cell>
          <table:table-cell office:value-type="string">
            <text:p>system interconnection transformer</text:p>
          </table:table-cell>
          <table:table-cell office:value-type="string">
            <text:p>聯絡變壓器</text:p>
          </table:table-cell>
          <table:table-cell office:value-type="string">
            <text:p/>
          </table:table-cell>
          <table:table-cell office:value-type="string">
            <text:p>联络变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27</text:p>
          </table:table-cell>
          <table:table-cell office:value-type="string">
            <text:p>system parameter</text:p>
          </table:table-cell>
          <table:table-cell office:value-type="string">
            <text:p>系統參數</text:p>
          </table:table-cell>
          <table:table-cell office:value-type="string">
            <text:p/>
          </table:table-cell>
          <table:table-cell office:value-type="string">
            <text:p>系统参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28</text:p>
          </table:table-cell>
          <table:table-cell office:value-type="string">
            <text:p>systematic error</text:p>
          </table:table-cell>
          <table:table-cell office:value-type="string">
            <text:p>系統誤差</text:p>
          </table:table-cell>
          <table:table-cell office:value-type="string">
            <text:p/>
          </table:table-cell>
          <table:table-cell office:value-type="string">
            <text:p>系统误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29</text:p>
          </table:table-cell>
          <table:table-cell office:value-type="string">
            <text:p>table</text:p>
          </table:table-cell>
          <table:table-cell office:value-type="string">
            <text:p>表；表格</text:p>
          </table:table-cell>
          <table:table-cell office:value-type="string">
            <text:p/>
          </table:table-cell>
          <table:table-cell office:value-type="string">
            <text:p>表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30</text:p>
          </table:table-cell>
          <table:table-cell office:value-type="string">
            <text:p>table fan</text:p>
          </table:table-cell>
          <table:table-cell office:value-type="string">
            <text:p>檯扇</text:p>
          </table:table-cell>
          <table:table-cell office:value-type="string">
            <text:p/>
          </table:table-cell>
          <table:table-cell office:value-type="string">
            <text:p>台[式电风]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31</text:p>
          </table:table-cell>
          <table:table-cell office:value-type="string">
            <text:p>tachogenerator</text:p>
          </table:table-cell>
          <table:table-cell office:value-type="string">
            <text:p>測速發電機</text:p>
          </table:table-cell>
          <table:table-cell office:value-type="string">
            <text:p/>
          </table:table-cell>
          <table:table-cell office:value-type="string">
            <text:p>测速发电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32</text:p>
          </table:table-cell>
          <table:table-cell office:value-type="string">
            <text:p>tachometer</text:p>
          </table:table-cell>
          <table:table-cell office:value-type="string">
            <text:p>轉速計；速度計；流速計</text:p>
          </table:table-cell>
          <table:table-cell office:value-type="string">
            <text:p/>
          </table:table-cell>
          <table:table-cell office:value-type="string">
            <text:p>转速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33</text:p>
          </table:table-cell>
          <table:table-cell office:value-type="string">
            <text:p>tap</text:p>
          </table:table-cell>
          <table:table-cell office:value-type="string">
            <text:p>分接頭</text:p>
          </table:table-cell>
          <table:table-cell office:value-type="string">
            <text:p/>
          </table:table-cell>
          <table:table-cell office:value-type="string">
            <text:p>抽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34</text:p>
          </table:table-cell>
          <table:table-cell office:value-type="string">
            <text:p>tape</text:p>
          </table:table-cell>
          <table:table-cell office:value-type="string">
            <text:p>帶；帶子；捲尺；捲帶；磁帶；紙帶</text:p>
          </table:table-cell>
          <table:table-cell office:value-type="string">
            <text:p/>
          </table:table-cell>
          <table:table-cell office:value-type="string">
            <text:p>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35</text:p>
          </table:table-cell>
          <table:table-cell office:value-type="string">
            <text:p>tapping</text:p>
          </table:table-cell>
          <table:table-cell office:value-type="string">
            <text:p>分接頭；抽頭；分接</text:p>
          </table:table-cell>
          <table:table-cell office:value-type="string">
            <text:p/>
          </table:table-cell>
          <table:table-cell office:value-type="string">
            <text:p>分接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36</text:p>
          </table:table-cell>
          <table:table-cell office:value-type="string">
            <text:p>target</text:p>
          </table:table-cell>
          <table:table-cell office:value-type="string">
            <text:p>靶；目標</text:p>
          </table:table-cell>
          <table:table-cell office:value-type="string">
            <text:p/>
          </table:table-cell>
          <table:table-cell office:value-type="string">
            <text:p>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37</text:p>
          </table:table-cell>
          <table:table-cell office:value-type="string">
            <text:p>tee</text:p>
          </table:table-cell>
          <table:table-cell office:value-type="string">
            <text:p>Ｔ形；Ｔ形物；分接；三通</text:p>
          </table:table-cell>
          <table:table-cell office:value-type="string">
            <text:p/>
          </table:table-cell>
          <table:table-cell office:value-type="string">
            <text:p>三通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38</text:p>
          </table:table-cell>
          <table:table-cell office:value-type="string">
            <text:p>teleadjusting</text:p>
          </table:table-cell>
          <table:table-cell office:value-type="string">
            <text:p>遠程調節；遙調</text:p>
          </table:table-cell>
          <table:table-cell office:value-type="string">
            <text:p/>
          </table:table-cell>
          <table:table-cell office:value-type="string">
            <text:p>远距离调节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39</text:p>
          </table:table-cell>
          <table:table-cell office:value-type="string">
            <text:p>teleinstruction</text:p>
          </table:table-cell>
          <table:table-cell office:value-type="string">
            <text:p>遠距離指令</text:p>
          </table:table-cell>
          <table:table-cell office:value-type="string">
            <text:p/>
          </table:table-cell>
          <table:table-cell office:value-type="string">
            <text:p>远距离指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40</text:p>
          </table:table-cell>
          <table:table-cell office:value-type="string">
            <text:p>telemonitoring</text:p>
          </table:table-cell>
          <table:table-cell office:value-type="string">
            <text:p>遠端監視</text:p>
          </table:table-cell>
          <table:table-cell office:value-type="string">
            <text:p/>
          </table:table-cell>
          <table:table-cell office:value-type="string">
            <text:p>远距离监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41</text:p>
          </table:table-cell>
          <table:table-cell office:value-type="string">
            <text:p>temperature coefficient</text:p>
          </table:table-cell>
          <table:table-cell office:value-type="string">
            <text:p>溫度係數</text:p>
          </table:table-cell>
          <table:table-cell office:value-type="string">
            <text:p/>
          </table:table-cell>
          <table:table-cell office:value-type="string">
            <text:p>温度系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42</text:p>
          </table:table-cell>
          <table:table-cell office:value-type="string">
            <text:p>temperature coefficient of resistance</text:p>
          </table:table-cell>
          <table:table-cell office:value-type="string">
            <text:p>電阻溫度係數</text:p>
          </table:table-cell>
          <table:table-cell office:value-type="string">
            <text:p/>
          </table:table-cell>
          <table:table-cell office:value-type="string">
            <text:p>电阻温度系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43</text:p>
          </table:table-cell>
          <table:table-cell office:value-type="string">
            <text:p>temperature control device</text:p>
          </table:table-cell>
          <table:table-cell office:value-type="string">
            <text:p>溫度控制裝置</text:p>
          </table:table-cell>
          <table:table-cell office:value-type="string">
            <text:p/>
          </table:table-cell>
          <table:table-cell office:value-type="string">
            <text:p>温度控制装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44</text:p>
          </table:table-cell>
          <table:table-cell office:value-type="string">
            <text:p>temperature field</text:p>
          </table:table-cell>
          <table:table-cell office:value-type="string">
            <text:p>溫度場</text:p>
          </table:table-cell>
          <table:table-cell office:value-type="string">
            <text:p/>
          </table:table-cell>
          <table:table-cell office:value-type="string">
            <text:p>温度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45</text:p>
          </table:table-cell>
          <table:table-cell office:value-type="string">
            <text:p>temperature gradient</text:p>
          </table:table-cell>
          <table:table-cell office:value-type="string">
            <text:p>溫度梯度</text:p>
          </table:table-cell>
          <table:table-cell office:value-type="string">
            <text:p/>
          </table:table-cell>
          <table:table-cell office:value-type="string">
            <text:p>温度梯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46</text:p>
          </table:table-cell>
          <table:table-cell office:value-type="string">
            <text:p>temperature relay</text:p>
          </table:table-cell>
          <table:table-cell office:value-type="string">
            <text:p>溫度電驛；溫度繼電器</text:p>
          </table:table-cell>
          <table:table-cell office:value-type="string">
            <text:p/>
          </table:table-cell>
          <table:table-cell office:value-type="string">
            <text:p>温度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47</text:p>
          </table:table-cell>
          <table:table-cell office:value-type="string">
            <text:p>temperature rise test</text:p>
          </table:table-cell>
          <table:table-cell office:value-type="string">
            <text:p>溫升試驗</text:p>
          </table:table-cell>
          <table:table-cell office:value-type="string">
            <text:p/>
          </table:table-cell>
          <table:table-cell office:value-type="string">
            <text:p>温升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48</text:p>
          </table:table-cell>
          <table:table-cell office:value-type="string">
            <text:p>temporary overvoltage</text:p>
          </table:table-cell>
          <table:table-cell office:value-type="string">
            <text:p>暫時過電壓</text:p>
          </table:table-cell>
          <table:table-cell office:value-type="string">
            <text:p/>
          </table:table-cell>
          <table:table-cell office:value-type="string">
            <text:p>暂态过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51</text:p>
          </table:table-cell>
          <table:table-cell office:value-type="string">
            <text:p>terminal</text:p>
          </table:table-cell>
          <table:table-cell office:value-type="string">
            <text:p>端子；接線柱；終端設備</text:p>
          </table:table-cell>
          <table:table-cell office:value-type="string">
            <text:p/>
          </table:table-cell>
          <table:table-cell office:value-type="string">
            <text:p>端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52</text:p>
          </table:table-cell>
          <table:table-cell office:value-type="string">
            <text:p>terminal block</text:p>
          </table:table-cell>
          <table:table-cell office:value-type="string">
            <text:p>接線板</text:p>
          </table:table-cell>
          <table:table-cell office:value-type="string">
            <text:p/>
          </table:table-cell>
          <table:table-cell office:value-type="string">
            <text:p>接线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53</text:p>
          </table:table-cell>
          <table:table-cell office:value-type="string">
            <text:p>terminal box</text:p>
          </table:table-cell>
          <table:table-cell office:value-type="string">
            <text:p>出線盒；端線盒；終端箱</text:p>
          </table:table-cell>
          <table:table-cell office:value-type="string">
            <text:p/>
          </table:table-cell>
          <table:table-cell office:value-type="string">
            <text:p>接线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54</text:p>
          </table:table-cell>
          <table:table-cell office:value-type="string">
            <text:p>terminal box</text:p>
          </table:table-cell>
          <table:table-cell office:value-type="string">
            <text:p>出線盒；端線盒；終端箱</text:p>
          </table:table-cell>
          <table:table-cell office:value-type="string">
            <text:p/>
          </table:table-cell>
          <table:table-cell office:value-type="string">
            <text:p>终端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55</text:p>
          </table:table-cell>
          <table:table-cell office:value-type="string">
            <text:p>terminal marking</text:p>
          </table:table-cell>
          <table:table-cell office:value-type="string">
            <text:p>線端記號；端子記號；終端標記</text:p>
          </table:table-cell>
          <table:table-cell office:value-type="string">
            <text:p/>
          </table:table-cell>
          <table:table-cell office:value-type="string">
            <text:p>接线端子标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56</text:p>
          </table:table-cell>
          <table:table-cell office:value-type="string">
            <text:p>terminal voltage</text:p>
          </table:table-cell>
          <table:table-cell office:value-type="string">
            <text:p>終端電壓；端電壓</text:p>
          </table:table-cell>
          <table:table-cell office:value-type="string">
            <text:p/>
          </table:table-cell>
          <table:table-cell office:value-type="string">
            <text:p>端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57</text:p>
          </table:table-cell>
          <table:table-cell office:value-type="string">
            <text:p>terminating immittance</text:p>
          </table:table-cell>
          <table:table-cell office:value-type="string">
            <text:p>端接導抗</text:p>
          </table:table-cell>
          <table:table-cell office:value-type="string">
            <text:p/>
          </table:table-cell>
          <table:table-cell office:value-type="string">
            <text:p>端接导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58</text:p>
          </table:table-cell>
          <table:table-cell office:value-type="string">
            <text:p>tertiary winding</text:p>
          </table:table-cell>
          <table:table-cell office:value-type="string">
            <text:p>三次繞組；第三繞組</text:p>
          </table:table-cell>
          <table:table-cell office:value-type="string">
            <text:p/>
          </table:table-cell>
          <table:table-cell office:value-type="string">
            <text:p>三次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59</text:p>
          </table:table-cell>
          <table:table-cell office:value-type="string">
            <text:p>test</text:p>
          </table:table-cell>
          <table:table-cell office:value-type="string">
            <text:p>試驗；測試</text:p>
          </table:table-cell>
          <table:table-cell office:value-type="string">
            <text:p/>
          </table:table-cell>
          <table:table-cell office:value-type="string">
            <text:p>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60</text:p>
          </table:table-cell>
          <table:table-cell office:value-type="string">
            <text:p>test data</text:p>
          </table:table-cell>
          <table:table-cell office:value-type="string">
            <text:p>測試數據；試驗數據</text:p>
          </table:table-cell>
          <table:table-cell office:value-type="string">
            <text:p/>
          </table:table-cell>
          <table:table-cell office:value-type="string">
            <text:p>试验数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61</text:p>
          </table:table-cell>
          <table:table-cell office:value-type="string">
            <text:p>test duration</text:p>
          </table:table-cell>
          <table:table-cell office:value-type="string">
            <text:p>試驗期間</text:p>
          </table:table-cell>
          <table:table-cell office:value-type="string">
            <text:p/>
          </table:table-cell>
          <table:table-cell office:value-type="string">
            <text:p>试验[持续]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62</text:p>
          </table:table-cell>
          <table:table-cell office:value-type="string">
            <text:p>thermal breakdown</text:p>
          </table:table-cell>
          <table:table-cell office:value-type="string">
            <text:p>熱崩潰</text:p>
          </table:table-cell>
          <table:table-cell office:value-type="string">
            <text:p/>
          </table:table-cell>
          <table:table-cell office:value-type="string">
            <text:p>热击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63</text:p>
          </table:table-cell>
          <table:table-cell office:value-type="string">
            <text:p>thermal conductivity</text:p>
          </table:table-cell>
          <table:table-cell office:value-type="string">
            <text:p>熱導率；導熱性</text:p>
          </table:table-cell>
          <table:table-cell office:value-type="string">
            <text:p/>
          </table:table-cell>
          <table:table-cell office:value-type="string">
            <text:p>热导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64</text:p>
          </table:table-cell>
          <table:table-cell office:value-type="string">
            <text:p>thermal convection</text:p>
          </table:table-cell>
          <table:table-cell office:value-type="string">
            <text:p>熱對流</text:p>
          </table:table-cell>
          <table:table-cell office:value-type="string">
            <text:p/>
          </table:table-cell>
          <table:table-cell office:value-type="string">
            <text:p>热对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65</text:p>
          </table:table-cell>
          <table:table-cell office:value-type="string">
            <text:p>thermal cutting</text:p>
          </table:table-cell>
          <table:table-cell office:value-type="string">
            <text:p>熱割削</text:p>
          </table:table-cell>
          <table:table-cell office:value-type="string">
            <text:p/>
          </table:table-cell>
          <table:table-cell office:value-type="string">
            <text:p>热切割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66</text:p>
          </table:table-cell>
          <table:table-cell office:value-type="string">
            <text:p>thermal derating factor</text:p>
          </table:table-cell>
          <table:table-cell office:value-type="string">
            <text:p>熱降額定因數；熱減額定因數</text:p>
          </table:table-cell>
          <table:table-cell office:value-type="string">
            <text:p/>
          </table:table-cell>
          <table:table-cell office:value-type="string">
            <text:p>热降额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67</text:p>
          </table:table-cell>
          <table:table-cell office:value-type="string">
            <text:p>thermal detector</text:p>
          </table:table-cell>
          <table:table-cell office:value-type="string">
            <text:p>熱檢測器</text:p>
          </table:table-cell>
          <table:table-cell office:value-type="string">
            <text:p/>
          </table:table-cell>
          <table:table-cell office:value-type="string">
            <text:p>热探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68</text:p>
          </table:table-cell>
          <table:table-cell office:value-type="string">
            <text:p>thermal diffusion</text:p>
          </table:table-cell>
          <table:table-cell office:value-type="string">
            <text:p>熱擴散</text:p>
          </table:table-cell>
          <table:table-cell office:value-type="string">
            <text:p/>
          </table:table-cell>
          <table:table-cell office:value-type="string">
            <text:p>热扩散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69</text:p>
          </table:table-cell>
          <table:table-cell office:value-type="string">
            <text:p>thermal equilibrium</text:p>
          </table:table-cell>
          <table:table-cell office:value-type="string">
            <text:p>熱平衡</text:p>
          </table:table-cell>
          <table:table-cell office:value-type="string">
            <text:p/>
          </table:table-cell>
          <table:table-cell office:value-type="string">
            <text:p>热平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70</text:p>
          </table:table-cell>
          <table:table-cell office:value-type="string">
            <text:p>thermal equilibrium</text:p>
          </table:table-cell>
          <table:table-cell office:value-type="string">
            <text:p>熱平衡</text:p>
          </table:table-cell>
          <table:table-cell office:value-type="string">
            <text:p/>
          </table:table-cell>
          <table:table-cell office:value-type="string">
            <text:p>热稳定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71</text:p>
          </table:table-cell>
          <table:table-cell office:value-type="string">
            <text:p>thermal fission</text:p>
          </table:table-cell>
          <table:table-cell office:value-type="string">
            <text:p>熱分裂</text:p>
          </table:table-cell>
          <table:table-cell office:value-type="string">
            <text:p/>
          </table:table-cell>
          <table:table-cell office:value-type="string">
            <text:p>热裂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72</text:p>
          </table:table-cell>
          <table:table-cell office:value-type="string">
            <text:p>thermal instrument</text:p>
          </table:table-cell>
          <table:table-cell office:value-type="string">
            <text:p>熱電儀表；熱儀表</text:p>
          </table:table-cell>
          <table:table-cell office:value-type="string">
            <text:p/>
          </table:table-cell>
          <table:table-cell office:value-type="string">
            <text:p>电热系仪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73</text:p>
          </table:table-cell>
          <table:table-cell office:value-type="string">
            <text:p>thermal insulation</text:p>
          </table:table-cell>
          <table:table-cell office:value-type="string">
            <text:p>熱絕緣</text:p>
          </table:table-cell>
          <table:table-cell office:value-type="string">
            <text:p/>
          </table:table-cell>
          <table:table-cell office:value-type="string">
            <text:p>热绝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74</text:p>
          </table:table-cell>
          <table:table-cell office:value-type="string">
            <text:p>thermal insulation</text:p>
          </table:table-cell>
          <table:table-cell office:value-type="string">
            <text:p>熱絕緣</text:p>
          </table:table-cell>
          <table:table-cell office:value-type="string">
            <text:p/>
          </table:table-cell>
          <table:table-cell office:value-type="string">
            <text:p>绝热材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75</text:p>
          </table:table-cell>
          <table:table-cell office:value-type="string">
            <text:p>thermal neutron</text:p>
          </table:table-cell>
          <table:table-cell office:value-type="string">
            <text:p>熱中子；慢中子</text:p>
          </table:table-cell>
          <table:table-cell office:value-type="string">
            <text:p/>
          </table:table-cell>
          <table:table-cell office:value-type="string">
            <text:p>热中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76</text:p>
          </table:table-cell>
          <table:table-cell office:value-type="string">
            <text:p>thermal power</text:p>
          </table:table-cell>
          <table:table-cell office:value-type="string">
            <text:p>熱能；火力；熱力；熱功率</text:p>
          </table:table-cell>
          <table:table-cell office:value-type="string">
            <text:p/>
          </table:table-cell>
          <table:table-cell office:value-type="string">
            <text:p>热功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77</text:p>
          </table:table-cell>
          <table:table-cell office:value-type="string">
            <text:p>thermal power measuring assembly</text:p>
          </table:table-cell>
          <table:table-cell office:value-type="string">
            <text:p>熱功率度量裝置</text:p>
          </table:table-cell>
          <table:table-cell office:value-type="string">
            <text:p/>
          </table:table-cell>
          <table:table-cell office:value-type="string">
            <text:p>热功率测量装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78</text:p>
          </table:table-cell>
          <table:table-cell office:value-type="string">
            <text:p>thermal radiation</text:p>
          </table:table-cell>
          <table:table-cell office:value-type="string">
            <text:p>熱輻射</text:p>
          </table:table-cell>
          <table:table-cell office:value-type="string">
            <text:p/>
          </table:table-cell>
          <table:table-cell office:value-type="string">
            <text:p>热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79</text:p>
          </table:table-cell>
          <table:table-cell office:value-type="string">
            <text:p>thermal reactor</text:p>
          </table:table-cell>
          <table:table-cell office:value-type="string">
            <text:p>熱〔中子〕反應器</text:p>
          </table:table-cell>
          <table:table-cell office:value-type="string">
            <text:p/>
          </table:table-cell>
          <table:table-cell office:value-type="string">
            <text:p>热中子[反应]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80</text:p>
          </table:table-cell>
          <table:table-cell office:value-type="string">
            <text:p>thermal resistance</text:p>
          </table:table-cell>
          <table:table-cell office:value-type="string">
            <text:p>熱電阻；熱阻</text:p>
          </table:table-cell>
          <table:table-cell office:value-type="string">
            <text:p/>
          </table:table-cell>
          <table:table-cell office:value-type="string">
            <text:p>热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81</text:p>
          </table:table-cell>
          <table:table-cell office:value-type="string">
            <text:p>thermal runaway</text:p>
          </table:table-cell>
          <table:table-cell office:value-type="string">
            <text:p>熱散逸</text:p>
          </table:table-cell>
          <table:table-cell office:value-type="string">
            <text:p/>
          </table:table-cell>
          <table:table-cell office:value-type="string">
            <text:p>热失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82</text:p>
          </table:table-cell>
          <table:table-cell office:value-type="string">
            <text:p>thermal runaway</text:p>
          </table:table-cell>
          <table:table-cell office:value-type="string">
            <text:p>熱散逸</text:p>
          </table:table-cell>
          <table:table-cell office:value-type="string">
            <text:p/>
          </table:table-cell>
          <table:table-cell office:value-type="string">
            <text:p>热崩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83</text:p>
          </table:table-cell>
          <table:table-cell office:value-type="string">
            <text:p>thermal shield</text:p>
          </table:table-cell>
          <table:table-cell office:value-type="string">
            <text:p>熱遮蔽</text:p>
          </table:table-cell>
          <table:table-cell office:value-type="string">
            <text:p/>
          </table:table-cell>
          <table:table-cell office:value-type="string">
            <text:p>热屏蔽[体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84</text:p>
          </table:table-cell>
          <table:table-cell office:value-type="string">
            <text:p>thermal stability</text:p>
          </table:table-cell>
          <table:table-cell office:value-type="string">
            <text:p>熱穩定度；熱穩定性</text:p>
          </table:table-cell>
          <table:table-cell office:value-type="string">
            <text:p/>
          </table:table-cell>
          <table:table-cell office:value-type="string">
            <text:p>热稳定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85</text:p>
          </table:table-cell>
          <table:table-cell office:value-type="string">
            <text:p>thermionic emission</text:p>
          </table:table-cell>
          <table:table-cell office:value-type="string">
            <text:p>熱離子發射</text:p>
          </table:table-cell>
          <table:table-cell office:value-type="string">
            <text:p/>
          </table:table-cell>
          <table:table-cell office:value-type="string">
            <text:p>热离子发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86</text:p>
          </table:table-cell>
          <table:table-cell office:value-type="string">
            <text:p>thermistor</text:p>
          </table:table-cell>
          <table:table-cell office:value-type="string">
            <text:p>熱敏電阻</text:p>
          </table:table-cell>
          <table:table-cell office:value-type="string">
            <text:p/>
          </table:table-cell>
          <table:table-cell office:value-type="string">
            <text:p>热敏电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87</text:p>
          </table:table-cell>
          <table:table-cell office:value-type="string">
            <text:p>thermistor</text:p>
          </table:table-cell>
          <table:table-cell office:value-type="string">
            <text:p>熱敏電阻</text:p>
          </table:table-cell>
          <table:table-cell office:value-type="string">
            <text:p/>
          </table:table-cell>
          <table:table-cell office:value-type="string">
            <text:p>热敏电阻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88</text:p>
          </table:table-cell>
          <table:table-cell office:value-type="string">
            <text:p>thermocouple</text:p>
          </table:table-cell>
          <table:table-cell office:value-type="string">
            <text:p>熱電偶</text:p>
          </table:table-cell>
          <table:table-cell office:value-type="string">
            <text:p/>
          </table:table-cell>
          <table:table-cell office:value-type="string">
            <text:p>热电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89</text:p>
          </table:table-cell>
          <table:table-cell office:value-type="string">
            <text:p>thermostat</text:p>
          </table:table-cell>
          <table:table-cell office:value-type="string">
            <text:p>恒溫器；恒溫箱；恒溫調節器；熱動開關；恆溫槽</text:p>
          </table:table-cell>
          <table:table-cell office:value-type="string">
            <text:p/>
          </table:table-cell>
          <table:table-cell office:value-type="string">
            <text:p>温控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90</text:p>
          </table:table-cell>
          <table:table-cell office:value-type="string">
            <text:p>Thevenin theorem</text:p>
          </table:table-cell>
          <table:table-cell office:value-type="string">
            <text:p>戴維寧定理</text:p>
          </table:table-cell>
          <table:table-cell office:value-type="string">
            <text:p/>
          </table:table-cell>
          <table:table-cell office:value-type="string">
            <text:p>戴维南定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91</text:p>
          </table:table-cell>
          <table:table-cell office:value-type="string">
            <text:p>thimble ionization chamber</text:p>
          </table:table-cell>
          <table:table-cell office:value-type="string">
            <text:p>套管游離腔</text:p>
          </table:table-cell>
          <table:table-cell office:value-type="string">
            <text:p/>
          </table:table-cell>
          <table:table-cell office:value-type="string">
            <text:p>指套形电离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92</text:p>
          </table:table-cell>
          <table:table-cell office:value-type="string">
            <text:p>Thomson effect</text:p>
          </table:table-cell>
          <table:table-cell office:value-type="string">
            <text:p>湯姆生效應</text:p>
          </table:table-cell>
          <table:table-cell office:value-type="string">
            <text:p/>
          </table:table-cell>
          <table:table-cell office:value-type="string">
            <text:p>汤姆孙效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93</text:p>
          </table:table-cell>
          <table:table-cell office:value-type="string">
            <text:p>three phase neutral reactor</text:p>
          </table:table-cell>
          <table:table-cell office:value-type="string">
            <text:p>三相中性點電抗器</text:p>
          </table:table-cell>
          <table:table-cell office:value-type="string">
            <text:p/>
          </table:table-cell>
          <table:table-cell office:value-type="string">
            <text:p>三相中性点电抗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94</text:p>
          </table:table-cell>
          <table:table-cell office:value-type="string">
            <text:p>threshold voltage</text:p>
          </table:table-cell>
          <table:table-cell office:value-type="string">
            <text:p>臨限電壓；臨界電壓</text:p>
          </table:table-cell>
          <table:table-cell office:value-type="string">
            <text:p/>
          </table:table-cell>
          <table:table-cell office:value-type="string">
            <text:p>阈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95</text:p>
          </table:table-cell>
          <table:table-cell office:value-type="string">
            <text:p>thrust bearing</text:p>
          </table:table-cell>
          <table:table-cell office:value-type="string">
            <text:p>推力軸承</text:p>
          </table:table-cell>
          <table:table-cell office:value-type="string">
            <text:p/>
          </table:table-cell>
          <table:table-cell office:value-type="string">
            <text:p>推力轴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96</text:p>
          </table:table-cell>
          <table:table-cell office:value-type="string">
            <text:p>thyristor</text:p>
          </table:table-cell>
          <table:table-cell office:value-type="string">
            <text:p>閘流體</text:p>
          </table:table-cell>
          <table:table-cell office:value-type="string">
            <text:p/>
          </table:table-cell>
          <table:table-cell office:value-type="string">
            <text:p>晶闸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97</text:p>
          </table:table-cell>
          <table:table-cell office:value-type="string">
            <text:p>time</text:p>
          </table:table-cell>
          <table:table-cell office:value-type="string">
            <text:p>時間</text:p>
          </table:table-cell>
          <table:table-cell office:value-type="string">
            <text:p/>
          </table:table-cell>
          <table:table-cell office:value-type="string">
            <text:p>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98</text:p>
          </table:table-cell>
          <table:table-cell office:value-type="string">
            <text:p>time between failures</text:p>
          </table:table-cell>
          <table:table-cell office:value-type="string">
            <text:p>故障間隔</text:p>
          </table:table-cell>
          <table:table-cell office:value-type="string">
            <text:p/>
          </table:table-cell>
          <table:table-cell office:value-type="string">
            <text:p>无故障工作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399</text:p>
          </table:table-cell>
          <table:table-cell office:value-type="string">
            <text:p>time constant</text:p>
          </table:table-cell>
          <table:table-cell office:value-type="string">
            <text:p>時間常數</text:p>
          </table:table-cell>
          <table:table-cell office:value-type="string">
            <text:p/>
          </table:table-cell>
          <table:table-cell office:value-type="string">
            <text:p>时间常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00</text:p>
          </table:table-cell>
          <table:table-cell office:value-type="string">
            <text:p>time constant range</text:p>
          </table:table-cell>
          <table:table-cell office:value-type="string">
            <text:p>時間常數範圍</text:p>
          </table:table-cell>
          <table:table-cell office:value-type="string">
            <text:p/>
          </table:table-cell>
          <table:table-cell office:value-type="string">
            <text:p>时间常量区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01</text:p>
          </table:table-cell>
          <table:table-cell office:value-type="string">
            <text:p>time current characteristic</text:p>
          </table:table-cell>
          <table:table-cell office:value-type="string">
            <text:p>時間電流特性</text:p>
          </table:table-cell>
          <table:table-cell office:value-type="string">
            <text:p/>
          </table:table-cell>
          <table:table-cell office:value-type="string">
            <text:p>时间-电流特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02</text:p>
          </table:table-cell>
          <table:table-cell office:value-type="string">
            <text:p>time delay relay</text:p>
          </table:table-cell>
          <table:table-cell office:value-type="string">
            <text:p>延時電驛</text:p>
          </table:table-cell>
          <table:table-cell office:value-type="string">
            <text:p/>
          </table:table-cell>
          <table:table-cell office:value-type="string">
            <text:p>时间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03</text:p>
          </table:table-cell>
          <table:table-cell office:value-type="string">
            <text:p>time domain</text:p>
          </table:table-cell>
          <table:table-cell office:value-type="string">
            <text:p>時域</text:p>
          </table:table-cell>
          <table:table-cell office:value-type="string">
            <text:p/>
          </table:table-cell>
          <table:table-cell office:value-type="string">
            <text:p>时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04</text:p>
          </table:table-cell>
          <table:table-cell office:value-type="string">
            <text:p>time response</text:p>
          </table:table-cell>
          <table:table-cell office:value-type="string">
            <text:p>時間回應</text:p>
          </table:table-cell>
          <table:table-cell office:value-type="string">
            <text:p/>
          </table:table-cell>
          <table:table-cell office:value-type="string">
            <text:p>时间响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05</text:p>
          </table:table-cell>
          <table:table-cell office:value-type="string">
            <text:p>time scale</text:p>
          </table:table-cell>
          <table:table-cell office:value-type="string">
            <text:p>時間標度</text:p>
          </table:table-cell>
          <table:table-cell office:value-type="string">
            <text:p/>
          </table:table-cell>
          <table:table-cell office:value-type="string">
            <text:p>时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06</text:p>
          </table:table-cell>
          <table:table-cell office:value-type="string">
            <text:p>timer</text:p>
          </table:table-cell>
          <table:table-cell office:value-type="string">
            <text:p>定時器</text:p>
          </table:table-cell>
          <table:table-cell office:value-type="string">
            <text:p/>
          </table:table-cell>
          <table:table-cell office:value-type="string">
            <text:p>定时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07</text:p>
          </table:table-cell>
          <table:table-cell office:value-type="string">
            <text:p>tinned conductor</text:p>
          </table:table-cell>
          <table:table-cell office:value-type="string">
            <text:p>鍍錫導體</text:p>
          </table:table-cell>
          <table:table-cell office:value-type="string">
            <text:p/>
          </table:table-cell>
          <table:table-cell office:value-type="string">
            <text:p>镀锡导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08</text:p>
          </table:table-cell>
          <table:table-cell office:value-type="string">
            <text:p>tissue-equivalent ionization chamber</text:p>
          </table:table-cell>
          <table:table-cell office:value-type="string">
            <text:p>組織等值游離腔</text:p>
          </table:table-cell>
          <table:table-cell office:value-type="string">
            <text:p/>
          </table:table-cell>
          <table:table-cell office:value-type="string">
            <text:p>生物组织等效电离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09</text:p>
          </table:table-cell>
          <table:table-cell office:value-type="string">
            <text:p>T-network</text:p>
          </table:table-cell>
          <table:table-cell office:value-type="string">
            <text:p>Ｔ形網路</text:p>
          </table:table-cell>
          <table:table-cell office:value-type="string">
            <text:p/>
          </table:table-cell>
          <table:table-cell office:value-type="string">
            <text:p>T形网络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10</text:p>
          </table:table-cell>
          <table:table-cell office:value-type="string">
            <text:p>toggle switch</text:p>
          </table:table-cell>
          <table:table-cell office:value-type="string">
            <text:p>捺跳開關</text:p>
          </table:table-cell>
          <table:table-cell office:value-type="string">
            <text:p/>
          </table:table-cell>
          <table:table-cell office:value-type="string">
            <text:p>拨动开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11</text:p>
          </table:table-cell>
          <table:table-cell office:value-type="string">
            <text:p>tolerance</text:p>
          </table:table-cell>
          <table:table-cell office:value-type="string">
            <text:p>公差；容限；裕度</text:p>
          </table:table-cell>
          <table:table-cell office:value-type="string">
            <text:p/>
          </table:table-cell>
          <table:table-cell office:value-type="string">
            <text:p>容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12</text:p>
          </table:table-cell>
          <table:table-cell office:value-type="string">
            <text:p>tongue</text:p>
          </table:table-cell>
          <table:table-cell office:value-type="string">
            <text:p>銜鐵；舌片；語言</text:p>
          </table:table-cell>
          <table:table-cell office:value-type="string">
            <text:p/>
          </table:table-cell>
          <table:table-cell office:value-type="string">
            <text:p>扁脚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13</text:p>
          </table:table-cell>
          <table:table-cell office:value-type="string">
            <text:p>tool</text:p>
          </table:table-cell>
          <table:table-cell office:value-type="string">
            <text:p>工具；刀具</text:p>
          </table:table-cell>
          <table:table-cell office:value-type="string">
            <text:p/>
          </table:table-cell>
          <table:table-cell office:value-type="string">
            <text:p>工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14</text:p>
          </table:table-cell>
          <table:table-cell office:value-type="string">
            <text:p>torch</text:p>
          </table:table-cell>
          <table:table-cell office:value-type="string">
            <text:p>火炬；火燄</text:p>
          </table:table-cell>
          <table:table-cell office:value-type="string">
            <text:p/>
          </table:table-cell>
          <table:table-cell office:value-type="string">
            <text:p>焊炬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15</text:p>
          </table:table-cell>
          <table:table-cell office:value-type="string">
            <text:p>torque</text:p>
          </table:table-cell>
          <table:table-cell office:value-type="string">
            <text:p>轉（力）矩；扭矩</text:p>
          </table:table-cell>
          <table:table-cell office:value-type="string">
            <text:p/>
          </table:table-cell>
          <table:table-cell office:value-type="string">
            <text:p>转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16</text:p>
          </table:table-cell>
          <table:table-cell office:value-type="string">
            <text:p>torque motor</text:p>
          </table:table-cell>
          <table:table-cell office:value-type="string">
            <text:p>轉矩電動機</text:p>
          </table:table-cell>
          <table:table-cell office:value-type="string">
            <text:p/>
          </table:table-cell>
          <table:table-cell office:value-type="string">
            <text:p>力矩电[动]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17</text:p>
          </table:table-cell>
          <table:table-cell office:value-type="string">
            <text:p>Townsend avalanche</text:p>
          </table:table-cell>
          <table:table-cell office:value-type="string">
            <text:p>湯生突崩；湯生崩瀉</text:p>
          </table:table-cell>
          <table:table-cell office:value-type="string">
            <text:p/>
          </table:table-cell>
          <table:table-cell office:value-type="string">
            <text:p>汤森雪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18</text:p>
          </table:table-cell>
          <table:table-cell office:value-type="string">
            <text:p>trace</text:p>
          </table:table-cell>
          <table:table-cell office:value-type="string">
            <text:p>微量</text:p>
          </table:table-cell>
          <table:table-cell office:value-type="string">
            <text:p/>
          </table:table-cell>
          <table:table-cell office:value-type="string">
            <text:p>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19</text:p>
          </table:table-cell>
          <table:table-cell office:value-type="string">
            <text:p>track</text:p>
          </table:table-cell>
          <table:table-cell office:value-type="string">
            <text:p>軌跡；軌道</text:p>
          </table:table-cell>
          <table:table-cell office:value-type="string">
            <text:p/>
          </table:table-cell>
          <table:table-cell office:value-type="string">
            <text:p>电痕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20</text:p>
          </table:table-cell>
          <table:table-cell office:value-type="string">
            <text:p>track chamber</text:p>
          </table:table-cell>
          <table:table-cell office:value-type="string">
            <text:p>徑跡腔</text:p>
          </table:table-cell>
          <table:table-cell office:value-type="string">
            <text:p/>
          </table:table-cell>
          <table:table-cell office:value-type="string">
            <text:p>径迹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21</text:p>
          </table:table-cell>
          <table:table-cell office:value-type="string">
            <text:p>tracking</text:p>
          </table:table-cell>
          <table:table-cell office:value-type="string">
            <text:p>追蹤；有痕閃絡</text:p>
          </table:table-cell>
          <table:table-cell office:value-type="string">
            <text:p/>
          </table:table-cell>
          <table:table-cell office:value-type="string">
            <text:p>[漏电]起痕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22</text:p>
          </table:table-cell>
          <table:table-cell office:value-type="string">
            <text:p>traffic</text:p>
          </table:table-cell>
          <table:table-cell office:value-type="string">
            <text:p>交通；話務</text:p>
          </table:table-cell>
          <table:table-cell office:value-type="string">
            <text:p/>
          </table:table-cell>
          <table:table-cell office:value-type="string">
            <text:p>运输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23</text:p>
          </table:table-cell>
          <table:table-cell office:value-type="string">
            <text:p>trailer</text:p>
          </table:table-cell>
          <table:table-cell office:value-type="string">
            <text:p>拖車</text:p>
          </table:table-cell>
          <table:table-cell office:value-type="string">
            <text:p/>
          </table:table-cell>
          <table:table-cell office:value-type="string">
            <text:p>拖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24</text:p>
          </table:table-cell>
          <table:table-cell office:value-type="string">
            <text:p>trajectory</text:p>
          </table:table-cell>
          <table:table-cell office:value-type="string">
            <text:p>彈道；（射體）之軌道；射道；軌跡</text:p>
          </table:table-cell>
          <table:table-cell office:value-type="string">
            <text:p/>
          </table:table-cell>
          <table:table-cell office:value-type="string">
            <text:p>轨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25</text:p>
          </table:table-cell>
          <table:table-cell office:value-type="string">
            <text:p>transconductance</text:p>
          </table:table-cell>
          <table:table-cell office:value-type="string">
            <text:p>互導；跨導</text:p>
          </table:table-cell>
          <table:table-cell office:value-type="string">
            <text:p/>
          </table:table-cell>
          <table:table-cell office:value-type="string">
            <text:p>跨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26</text:p>
          </table:table-cell>
          <table:table-cell office:value-type="string">
            <text:p>transfer factor</text:p>
          </table:table-cell>
          <table:table-cell office:value-type="string">
            <text:p>轉移因數</text:p>
          </table:table-cell>
          <table:table-cell office:value-type="string">
            <text:p/>
          </table:table-cell>
          <table:table-cell office:value-type="string">
            <text:p>传递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27</text:p>
          </table:table-cell>
          <table:table-cell office:value-type="string">
            <text:p>transfer function</text:p>
          </table:table-cell>
          <table:table-cell office:value-type="string">
            <text:p>轉移函數；傳遞函數</text:p>
          </table:table-cell>
          <table:table-cell office:value-type="string">
            <text:p/>
          </table:table-cell>
          <table:table-cell office:value-type="string">
            <text:p>传递函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28</text:p>
          </table:table-cell>
          <table:table-cell office:value-type="string">
            <text:p>transformer</text:p>
          </table:table-cell>
          <table:table-cell office:value-type="string">
            <text:p>變壓器；變換器；變量器</text:p>
          </table:table-cell>
          <table:table-cell office:value-type="string">
            <text:p/>
          </table:table-cell>
          <table:table-cell office:value-type="string">
            <text:p>变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29</text:p>
          </table:table-cell>
          <table:table-cell office:value-type="string">
            <text:p>transient current</text:p>
          </table:table-cell>
          <table:table-cell office:value-type="string">
            <text:p>暫態電流</text:p>
          </table:table-cell>
          <table:table-cell office:value-type="string">
            <text:p/>
          </table:table-cell>
          <table:table-cell office:value-type="string">
            <text:p>瞬态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30</text:p>
          </table:table-cell>
          <table:table-cell office:value-type="string">
            <text:p>transient deviation</text:p>
          </table:table-cell>
          <table:table-cell office:value-type="string">
            <text:p>暫態偏差</text:p>
          </table:table-cell>
          <table:table-cell office:value-type="string">
            <text:p/>
          </table:table-cell>
          <table:table-cell office:value-type="string">
            <text:p>瞬态偏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31</text:p>
          </table:table-cell>
          <table:table-cell office:value-type="string">
            <text:p>transient reactance</text:p>
          </table:table-cell>
          <table:table-cell office:value-type="string">
            <text:p>暫態電抗</text:p>
          </table:table-cell>
          <table:table-cell office:value-type="string">
            <text:p/>
          </table:table-cell>
          <table:table-cell office:value-type="string">
            <text:p>瞬态电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32</text:p>
          </table:table-cell>
          <table:table-cell office:value-type="string">
            <text:p>transient state</text:p>
          </table:table-cell>
          <table:table-cell office:value-type="string">
            <text:p>暫態</text:p>
          </table:table-cell>
          <table:table-cell office:value-type="string">
            <text:p/>
          </table:table-cell>
          <table:table-cell office:value-type="string">
            <text:p>瞬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33</text:p>
          </table:table-cell>
          <table:table-cell office:value-type="string">
            <text:p>transient voltage</text:p>
          </table:table-cell>
          <table:table-cell office:value-type="string">
            <text:p>暫態電壓</text:p>
          </table:table-cell>
          <table:table-cell office:value-type="string">
            <text:p/>
          </table:table-cell>
          <table:table-cell office:value-type="string">
            <text:p>瞬态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34</text:p>
          </table:table-cell>
          <table:table-cell office:value-type="string">
            <text:p>transition</text:p>
          </table:table-cell>
          <table:table-cell office:value-type="string">
            <text:p>過渡；轉變；變遷</text:p>
          </table:table-cell>
          <table:table-cell office:value-type="string">
            <text:p/>
          </table:table-cell>
          <table:table-cell office:value-type="string">
            <text:p>转移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35</text:p>
          </table:table-cell>
          <table:table-cell office:value-type="string">
            <text:p>transition matrix</text:p>
          </table:table-cell>
          <table:table-cell office:value-type="string">
            <text:p>過渡矩陣</text:p>
          </table:table-cell>
          <table:table-cell office:value-type="string">
            <text:p/>
          </table:table-cell>
          <table:table-cell office:value-type="string">
            <text:p>转移矩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36</text:p>
          </table:table-cell>
          <table:table-cell office:value-type="string">
            <text:p>transition region</text:p>
          </table:table-cell>
          <table:table-cell office:value-type="string">
            <text:p>過渡區</text:p>
          </table:table-cell>
          <table:table-cell office:value-type="string">
            <text:p/>
          </table:table-cell>
          <table:table-cell office:value-type="string">
            <text:p>过渡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37</text:p>
          </table:table-cell>
          <table:table-cell office:value-type="string">
            <text:p>translucent body</text:p>
          </table:table-cell>
          <table:table-cell office:value-type="string">
            <text:p>半透明體</text:p>
          </table:table-cell>
          <table:table-cell office:value-type="string">
            <text:p/>
          </table:table-cell>
          <table:table-cell office:value-type="string">
            <text:p>半透明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38</text:p>
          </table:table-cell>
          <table:table-cell office:value-type="string">
            <text:p>transmission</text:p>
          </table:table-cell>
          <table:table-cell office:value-type="string">
            <text:p>傳輸；輸電；發送</text:p>
          </table:table-cell>
          <table:table-cell office:value-type="string">
            <text:p/>
          </table:table-cell>
          <table:table-cell office:value-type="string">
            <text:p>透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39</text:p>
          </table:table-cell>
          <table:table-cell office:value-type="string">
            <text:p>transmission line</text:p>
          </table:table-cell>
          <table:table-cell office:value-type="string">
            <text:p>傳輸線；輸電線</text:p>
          </table:table-cell>
          <table:table-cell office:value-type="string">
            <text:p/>
          </table:table-cell>
          <table:table-cell office:value-type="string">
            <text:p>传输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40</text:p>
          </table:table-cell>
          <table:table-cell office:value-type="string">
            <text:p>transmission performance</text:p>
          </table:table-cell>
          <table:table-cell office:value-type="string">
            <text:p>傳輸性能</text:p>
          </table:table-cell>
          <table:table-cell office:value-type="string">
            <text:p/>
          </table:table-cell>
          <table:table-cell office:value-type="string">
            <text:p>传输性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41</text:p>
          </table:table-cell>
          <table:table-cell office:value-type="string">
            <text:p>transmission system</text:p>
          </table:table-cell>
          <table:table-cell office:value-type="string">
            <text:p>輸電系統；傳輸系統；發射系統</text:p>
          </table:table-cell>
          <table:table-cell office:value-type="string">
            <text:p/>
          </table:table-cell>
          <table:table-cell office:value-type="string">
            <text:p>传输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42</text:p>
          </table:table-cell>
          <table:table-cell office:value-type="string">
            <text:p>transmissivity</text:p>
          </table:table-cell>
          <table:table-cell office:value-type="string">
            <text:p>透射比</text:p>
          </table:table-cell>
          <table:table-cell office:value-type="string">
            <text:p/>
          </table:table-cell>
          <table:table-cell office:value-type="string">
            <text:p>透射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43</text:p>
          </table:table-cell>
          <table:table-cell office:value-type="string">
            <text:p>transmittance</text:p>
          </table:table-cell>
          <table:table-cell office:value-type="string">
            <text:p>透射率；傳遞係數；透明性</text:p>
          </table:table-cell>
          <table:table-cell office:value-type="string">
            <text:p/>
          </table:table-cell>
          <table:table-cell office:value-type="string">
            <text:p>透射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44</text:p>
          </table:table-cell>
          <table:table-cell office:value-type="string">
            <text:p>transmutation</text:p>
          </table:table-cell>
          <table:table-cell office:value-type="string">
            <text:p>蛻變；轉變</text:p>
          </table:table-cell>
          <table:table-cell office:value-type="string">
            <text:p/>
          </table:table-cell>
          <table:table-cell office:value-type="string">
            <text:p>嬗变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45</text:p>
          </table:table-cell>
          <table:table-cell office:value-type="string">
            <text:p>transparent body</text:p>
          </table:table-cell>
          <table:table-cell office:value-type="string">
            <text:p>透明體</text:p>
          </table:table-cell>
          <table:table-cell office:value-type="string">
            <text:p/>
          </table:table-cell>
          <table:table-cell office:value-type="string">
            <text:p>透明体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46</text:p>
          </table:table-cell>
          <table:table-cell office:value-type="string">
            <text:p>transposition</text:p>
          </table:table-cell>
          <table:table-cell office:value-type="string">
            <text:p>換位</text:p>
          </table:table-cell>
          <table:table-cell office:value-type="string">
            <text:p/>
          </table:table-cell>
          <table:table-cell office:value-type="string">
            <text:p>换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47</text:p>
          </table:table-cell>
          <table:table-cell office:value-type="string">
            <text:p>transverse vibration</text:p>
          </table:table-cell>
          <table:table-cell office:value-type="string">
            <text:p>橫向振動</text:p>
          </table:table-cell>
          <table:table-cell office:value-type="string">
            <text:p/>
          </table:table-cell>
          <table:table-cell office:value-type="string">
            <text:p>横向振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48</text:p>
          </table:table-cell>
          <table:table-cell office:value-type="string">
            <text:p>transverse wave</text:p>
          </table:table-cell>
          <table:table-cell office:value-type="string">
            <text:p>橫波</text:p>
          </table:table-cell>
          <table:table-cell office:value-type="string">
            <text:p/>
          </table:table-cell>
          <table:table-cell office:value-type="string">
            <text:p>横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49</text:p>
          </table:table-cell>
          <table:table-cell office:value-type="string">
            <text:p>trap</text:p>
          </table:table-cell>
          <table:table-cell office:value-type="string">
            <text:p>陷阱</text:p>
          </table:table-cell>
          <table:table-cell office:value-type="string">
            <text:p/>
          </table:table-cell>
          <table:table-cell office:value-type="string">
            <text:p>[陷]阱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50</text:p>
          </table:table-cell>
          <table:table-cell office:value-type="string">
            <text:p>travel</text:p>
          </table:table-cell>
          <table:table-cell office:value-type="string">
            <text:p>旅行</text:p>
          </table:table-cell>
          <table:table-cell office:value-type="string">
            <text:p/>
          </table:table-cell>
          <table:table-cell office:value-type="string">
            <text:p>行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51</text:p>
          </table:table-cell>
          <table:table-cell office:value-type="string">
            <text:p>travelling wave</text:p>
          </table:table-cell>
          <table:table-cell office:value-type="string">
            <text:p>行進波；行波</text:p>
          </table:table-cell>
          <table:table-cell office:value-type="string">
            <text:p/>
          </table:table-cell>
          <table:table-cell office:value-type="string">
            <text:p>行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52</text:p>
          </table:table-cell>
          <table:table-cell office:value-type="string">
            <text:p>triboluminescence</text:p>
          </table:table-cell>
          <table:table-cell office:value-type="string">
            <text:p>摩擦熱發光</text:p>
          </table:table-cell>
          <table:table-cell office:value-type="string">
            <text:p/>
          </table:table-cell>
          <table:table-cell office:value-type="string">
            <text:p>磨擦发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53</text:p>
          </table:table-cell>
          <table:table-cell office:value-type="string">
            <text:p>trichromatic system</text:p>
          </table:table-cell>
          <table:table-cell office:value-type="string">
            <text:p>三色制</text:p>
          </table:table-cell>
          <table:table-cell office:value-type="string">
            <text:p/>
          </table:table-cell>
          <table:table-cell office:value-type="string">
            <text:p>三色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54</text:p>
          </table:table-cell>
          <table:table-cell office:value-type="string">
            <text:p>triggered time base</text:p>
          </table:table-cell>
          <table:table-cell office:value-type="string">
            <text:p>起始時間度標</text:p>
          </table:table-cell>
          <table:table-cell office:value-type="string">
            <text:p/>
          </table:table-cell>
          <table:table-cell office:value-type="string">
            <text:p>触发时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55</text:p>
          </table:table-cell>
          <table:table-cell office:value-type="string">
            <text:p>triggering</text:p>
          </table:table-cell>
          <table:table-cell office:value-type="string">
            <text:p>板機；激發</text:p>
          </table:table-cell>
          <table:table-cell office:value-type="string">
            <text:p/>
          </table:table-cell>
          <table:table-cell office:value-type="string">
            <text:p>触发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56</text:p>
          </table:table-cell>
          <table:table-cell office:value-type="string">
            <text:p>triggering failure</text:p>
          </table:table-cell>
          <table:table-cell office:value-type="string">
            <text:p>觸發失敗</text:p>
          </table:table-cell>
          <table:table-cell office:value-type="string">
            <text:p/>
          </table:table-cell>
          <table:table-cell office:value-type="string">
            <text:p>失触发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57</text:p>
          </table:table-cell>
          <table:table-cell office:value-type="string">
            <text:p>trip free</text:p>
          </table:table-cell>
          <table:table-cell office:value-type="string">
            <text:p>自由跳脫</text:p>
          </table:table-cell>
          <table:table-cell office:value-type="string">
            <text:p/>
          </table:table-cell>
          <table:table-cell office:value-type="string">
            <text:p>自由脱扣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58</text:p>
          </table:table-cell>
          <table:table-cell office:value-type="string">
            <text:p>triple point</text:p>
          </table:table-cell>
          <table:table-cell office:value-type="string">
            <text:p>三交點</text:p>
          </table:table-cell>
          <table:table-cell office:value-type="string">
            <text:p/>
          </table:table-cell>
          <table:table-cell office:value-type="string">
            <text:p>三相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59</text:p>
          </table:table-cell>
          <table:table-cell office:value-type="string">
            <text:p>tripping</text:p>
          </table:table-cell>
          <table:table-cell office:value-type="string">
            <text:p>跳脫；切斷；跳閘</text:p>
          </table:table-cell>
          <table:table-cell office:value-type="string">
            <text:p/>
          </table:table-cell>
          <table:table-cell office:value-type="string">
            <text:p>脱扣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60</text:p>
          </table:table-cell>
          <table:table-cell office:value-type="string">
            <text:p>tripping device</text:p>
          </table:table-cell>
          <table:table-cell office:value-type="string">
            <text:p>跳脫裝置</text:p>
          </table:table-cell>
          <table:table-cell office:value-type="string">
            <text:p/>
          </table:table-cell>
          <table:table-cell office:value-type="string">
            <text:p>脱扣机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61</text:p>
          </table:table-cell>
          <table:table-cell office:value-type="string">
            <text:p>triton</text:p>
          </table:table-cell>
          <table:table-cell office:value-type="string">
            <text:p>氚核</text:p>
          </table:table-cell>
          <table:table-cell office:value-type="string">
            <text:p/>
          </table:table-cell>
          <table:table-cell office:value-type="string">
            <text:p>氚核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62</text:p>
          </table:table-cell>
          <table:table-cell office:value-type="string">
            <text:p>trolley</text:p>
          </table:table-cell>
          <table:table-cell office:value-type="string">
            <text:p>滑接輪；電車</text:p>
          </table:table-cell>
          <table:table-cell office:value-type="string">
            <text:p/>
          </table:table-cell>
          <table:table-cell office:value-type="string">
            <text:p>杆形受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63</text:p>
          </table:table-cell>
          <table:table-cell office:value-type="string">
            <text:p>trolley wheel</text:p>
          </table:table-cell>
          <table:table-cell office:value-type="string">
            <text:p>滑接輪</text:p>
          </table:table-cell>
          <table:table-cell office:value-type="string">
            <text:p/>
          </table:table-cell>
          <table:table-cell office:value-type="string">
            <text:p>触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64</text:p>
          </table:table-cell>
          <table:table-cell office:value-type="string">
            <text:p>trough</text:p>
          </table:table-cell>
          <table:table-cell office:value-type="string">
            <text:p>波谷；槽</text:p>
          </table:table-cell>
          <table:table-cell office:value-type="string">
            <text:p/>
          </table:table-cell>
          <table:table-cell office:value-type="string">
            <text:p>水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65</text:p>
          </table:table-cell>
          <table:table-cell office:value-type="string">
            <text:p>true coincidence</text:p>
          </table:table-cell>
          <table:table-cell office:value-type="string">
            <text:p>真符合</text:p>
          </table:table-cell>
          <table:table-cell office:value-type="string">
            <text:p/>
          </table:table-cell>
          <table:table-cell office:value-type="string">
            <text:p>真符合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66</text:p>
          </table:table-cell>
          <table:table-cell office:value-type="string">
            <text:p>true value</text:p>
          </table:table-cell>
          <table:table-cell office:value-type="string">
            <text:p>真值</text:p>
          </table:table-cell>
          <table:table-cell office:value-type="string">
            <text:p/>
          </table:table-cell>
          <table:table-cell office:value-type="string">
            <text:p>真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67</text:p>
          </table:table-cell>
          <table:table-cell office:value-type="string">
            <text:p>TT system</text:p>
          </table:table-cell>
          <table:table-cell office:value-type="string">
            <text:p>TT系統</text:p>
          </table:table-cell>
          <table:table-cell office:value-type="string">
            <text:p/>
          </table:table-cell>
          <table:table-cell office:value-type="string">
            <text:p>TT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68</text:p>
          </table:table-cell>
          <table:table-cell office:value-type="string">
            <text:p>tube</text:p>
          </table:table-cell>
          <table:table-cell office:value-type="string">
            <text:p>管</text:p>
          </table:table-cell>
          <table:table-cell office:value-type="string">
            <text:p/>
          </table:table-cell>
          <table:table-cell office:value-type="string">
            <text:p>管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69</text:p>
          </table:table-cell>
          <table:table-cell office:value-type="string">
            <text:p>tube of force</text:p>
          </table:table-cell>
          <table:table-cell office:value-type="string">
            <text:p>力管</text:p>
          </table:table-cell>
          <table:table-cell office:value-type="string">
            <text:p/>
          </table:table-cell>
          <table:table-cell office:value-type="string">
            <text:p>力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70</text:p>
          </table:table-cell>
          <table:table-cell office:value-type="string">
            <text:p>tuning</text:p>
          </table:table-cell>
          <table:table-cell office:value-type="string">
            <text:p>調諧</text:p>
          </table:table-cell>
          <table:table-cell office:value-type="string">
            <text:p/>
          </table:table-cell>
          <table:table-cell office:value-type="string">
            <text:p>调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71</text:p>
          </table:table-cell>
          <table:table-cell office:value-type="string">
            <text:p>tunnel diode</text:p>
          </table:table-cell>
          <table:table-cell office:value-type="string">
            <text:p>透納二極體；隧道二極體</text:p>
          </table:table-cell>
          <table:table-cell office:value-type="string">
            <text:p/>
          </table:table-cell>
          <table:table-cell office:value-type="string">
            <text:p>隧道二极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72</text:p>
          </table:table-cell>
          <table:table-cell office:value-type="string">
            <text:p>turn</text:p>
          </table:table-cell>
          <table:table-cell office:value-type="string">
            <text:p>轉；扭轉；轉向；匝（線圈）</text:p>
          </table:table-cell>
          <table:table-cell office:value-type="string">
            <text:p/>
          </table:table-cell>
          <table:table-cell office:value-type="string">
            <text:p>匝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73</text:p>
          </table:table-cell>
          <table:table-cell office:value-type="string">
            <text:p>turn ratio</text:p>
          </table:table-cell>
          <table:table-cell office:value-type="string">
            <text:p>匝（數）比</text:p>
          </table:table-cell>
          <table:table-cell office:value-type="string">
            <text:p/>
          </table:table-cell>
          <table:table-cell office:value-type="string">
            <text:p>匝[数]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74</text:p>
          </table:table-cell>
          <table:table-cell office:value-type="string">
            <text:p>twinning</text:p>
          </table:table-cell>
          <table:table-cell office:value-type="string">
            <text:p>雙晶作用；成對</text:p>
          </table:table-cell>
          <table:table-cell office:value-type="string">
            <text:p/>
          </table:table-cell>
          <table:table-cell office:value-type="string">
            <text:p>对绞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75</text:p>
          </table:table-cell>
          <table:table-cell office:value-type="string">
            <text:p>two phase operation</text:p>
          </table:table-cell>
          <table:table-cell office:value-type="string">
            <text:p>兩相運轉；二相作業</text:p>
          </table:table-cell>
          <table:table-cell office:value-type="string">
            <text:p/>
          </table:table-cell>
          <table:table-cell office:value-type="string">
            <text:p>两相运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76</text:p>
          </table:table-cell>
          <table:table-cell office:value-type="string">
            <text:p>two winding transformer</text:p>
          </table:table-cell>
          <table:table-cell office:value-type="string">
            <text:p>雙繞組變壓器</text:p>
          </table:table-cell>
          <table:table-cell office:value-type="string">
            <text:p/>
          </table:table-cell>
          <table:table-cell office:value-type="string">
            <text:p>双绕组变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77</text:p>
          </table:table-cell>
          <table:table-cell office:value-type="string">
            <text:p>two-terminal element</text:p>
          </table:table-cell>
          <table:table-cell office:value-type="string">
            <text:p>二端元件</text:p>
          </table:table-cell>
          <table:table-cell office:value-type="string">
            <text:p/>
          </table:table-cell>
          <table:table-cell office:value-type="string">
            <text:p>二端元件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78</text:p>
          </table:table-cell>
          <table:table-cell office:value-type="string">
            <text:p>ultra violet ray</text:p>
          </table:table-cell>
          <table:table-cell office:value-type="string">
            <text:p>紫外（射）線</text:p>
          </table:table-cell>
          <table:table-cell office:value-type="string">
            <text:p/>
          </table:table-cell>
          <table:table-cell office:value-type="string">
            <text:p>紫外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79</text:p>
          </table:table-cell>
          <table:table-cell office:value-type="string">
            <text:p>ultrasonic equipment</text:p>
          </table:table-cell>
          <table:table-cell office:value-type="string">
            <text:p>超音波裝備</text:p>
          </table:table-cell>
          <table:table-cell office:value-type="string">
            <text:p/>
          </table:table-cell>
          <table:table-cell office:value-type="string">
            <text:p>超声设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80</text:p>
          </table:table-cell>
          <table:table-cell office:value-type="string">
            <text:p>ultraviolet radiation</text:p>
          </table:table-cell>
          <table:table-cell office:value-type="string">
            <text:p>紫外輻射</text:p>
          </table:table-cell>
          <table:table-cell office:value-type="string">
            <text:p/>
          </table:table-cell>
          <table:table-cell office:value-type="string">
            <text:p>紫外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81</text:p>
          </table:table-cell>
          <table:table-cell office:value-type="string">
            <text:p>under current relay</text:p>
          </table:table-cell>
          <table:table-cell office:value-type="string">
            <text:p>欠流電驛（器）</text:p>
          </table:table-cell>
          <table:table-cell office:value-type="string">
            <text:p/>
          </table:table-cell>
          <table:table-cell office:value-type="string">
            <text:p>欠电流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82</text:p>
          </table:table-cell>
          <table:table-cell office:value-type="string">
            <text:p>under voltage</text:p>
          </table:table-cell>
          <table:table-cell office:value-type="string">
            <text:p>欠壓；低電壓</text:p>
          </table:table-cell>
          <table:table-cell office:value-type="string">
            <text:p/>
          </table:table-cell>
          <table:table-cell office:value-type="string">
            <text:p>欠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83</text:p>
          </table:table-cell>
          <table:table-cell office:value-type="string">
            <text:p>under voltage protection</text:p>
          </table:table-cell>
          <table:table-cell office:value-type="string">
            <text:p>低電壓保護</text:p>
          </table:table-cell>
          <table:table-cell office:value-type="string">
            <text:p/>
          </table:table-cell>
          <table:table-cell office:value-type="string">
            <text:p>欠电压保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84</text:p>
          </table:table-cell>
          <table:table-cell office:value-type="string">
            <text:p>under voltage relay</text:p>
          </table:table-cell>
          <table:table-cell office:value-type="string">
            <text:p>欠壓電驛（器）</text:p>
          </table:table-cell>
          <table:table-cell office:value-type="string">
            <text:p/>
          </table:table-cell>
          <table:table-cell office:value-type="string">
            <text:p>欠电压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85</text:p>
          </table:table-cell>
          <table:table-cell office:value-type="string">
            <text:p>under voltage release</text:p>
          </table:table-cell>
          <table:table-cell office:value-type="string">
            <text:p>欠壓釋放器</text:p>
          </table:table-cell>
          <table:table-cell office:value-type="string">
            <text:p/>
          </table:table-cell>
          <table:table-cell office:value-type="string">
            <text:p>欠电压脱扣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86</text:p>
          </table:table-cell>
          <table:table-cell office:value-type="string">
            <text:p>underground</text:p>
          </table:table-cell>
          <table:table-cell office:value-type="string">
            <text:p>地下的；在地下；地下鐵道</text:p>
          </table:table-cell>
          <table:table-cell office:value-type="string">
            <text:p/>
          </table:table-cell>
          <table:table-cell office:value-type="string">
            <text:p>地下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87</text:p>
          </table:table-cell>
          <table:table-cell office:value-type="string">
            <text:p>underground cable</text:p>
          </table:table-cell>
          <table:table-cell office:value-type="string">
            <text:p>地下電纜</text:p>
          </table:table-cell>
          <table:table-cell office:value-type="string">
            <text:p/>
          </table:table-cell>
          <table:table-cell office:value-type="string">
            <text:p>地下电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88</text:p>
          </table:table-cell>
          <table:table-cell office:value-type="string">
            <text:p>underload</text:p>
          </table:table-cell>
          <table:table-cell office:value-type="string">
            <text:p>負載不足</text:p>
          </table:table-cell>
          <table:table-cell office:value-type="string">
            <text:p/>
          </table:table-cell>
          <table:table-cell office:value-type="string">
            <text:p>欠载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89</text:p>
          </table:table-cell>
          <table:table-cell office:value-type="string">
            <text:p>unearthed voltage transformer</text:p>
          </table:table-cell>
          <table:table-cell office:value-type="string">
            <text:p>不接地電壓互感器</text:p>
          </table:table-cell>
          <table:table-cell office:value-type="string">
            <text:p/>
          </table:table-cell>
          <table:table-cell office:value-type="string">
            <text:p>不接地电压互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90</text:p>
          </table:table-cell>
          <table:table-cell office:value-type="string">
            <text:p>unidirectional current</text:p>
          </table:table-cell>
          <table:table-cell office:value-type="string">
            <text:p>單向電流</text:p>
          </table:table-cell>
          <table:table-cell office:value-type="string">
            <text:p/>
          </table:table-cell>
          <table:table-cell office:value-type="string">
            <text:p>单向电流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91</text:p>
          </table:table-cell>
          <table:table-cell office:value-type="string">
            <text:p>uniform field</text:p>
          </table:table-cell>
          <table:table-cell office:value-type="string">
            <text:p>均勻場；均強場</text:p>
          </table:table-cell>
          <table:table-cell office:value-type="string">
            <text:p/>
          </table:table-cell>
          <table:table-cell office:value-type="string">
            <text:p>均匀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92</text:p>
          </table:table-cell>
          <table:table-cell office:value-type="string">
            <text:p>unit matrix</text:p>
          </table:table-cell>
          <table:table-cell office:value-type="string">
            <text:p>單位矩陣</text:p>
          </table:table-cell>
          <table:table-cell office:value-type="string">
            <text:p/>
          </table:table-cell>
          <table:table-cell office:value-type="string">
            <text:p>单位矩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93</text:p>
          </table:table-cell>
          <table:table-cell office:value-type="string">
            <text:p>unit step response</text:p>
          </table:table-cell>
          <table:table-cell office:value-type="string">
            <text:p>步級響應</text:p>
          </table:table-cell>
          <table:table-cell office:value-type="string">
            <text:p/>
          </table:table-cell>
          <table:table-cell office:value-type="string">
            <text:p>单位阶跃响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94</text:p>
          </table:table-cell>
          <table:table-cell office:value-type="string">
            <text:p>universal motor</text:p>
          </table:table-cell>
          <table:table-cell office:value-type="string">
            <text:p>交直流兩用電動機；通用電動機</text:p>
          </table:table-cell>
          <table:table-cell office:value-type="string">
            <text:p/>
          </table:table-cell>
          <table:table-cell office:value-type="string">
            <text:p>交直流两用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95</text:p>
          </table:table-cell>
          <table:table-cell office:value-type="string">
            <text:p>up time</text:p>
          </table:table-cell>
          <table:table-cell office:value-type="string">
            <text:p>順時</text:p>
          </table:table-cell>
          <table:table-cell office:value-type="string">
            <text:p/>
          </table:table-cell>
          <table:table-cell office:value-type="string">
            <text:p>能工作时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96</text:p>
          </table:table-cell>
          <table:table-cell office:value-type="string">
            <text:p>user</text:p>
          </table:table-cell>
          <table:table-cell office:value-type="string">
            <text:p>用戶</text:p>
          </table:table-cell>
          <table:table-cell office:value-type="string">
            <text:p/>
          </table:table-cell>
          <table:table-cell office:value-type="string">
            <text:p>用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97</text:p>
          </table:table-cell>
          <table:table-cell office:value-type="string">
            <text:p>utilization factor</text:p>
          </table:table-cell>
          <table:table-cell office:value-type="string">
            <text:p>利用因數；利用率；照明因數</text:p>
          </table:table-cell>
          <table:table-cell office:value-type="string">
            <text:p/>
          </table:table-cell>
          <table:table-cell office:value-type="string">
            <text:p>利用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98</text:p>
          </table:table-cell>
          <table:table-cell office:value-type="string">
            <text:p>vacuum brake</text:p>
          </table:table-cell>
          <table:table-cell office:value-type="string">
            <text:p>真空煞車；真空軔；真空制動器</text:p>
          </table:table-cell>
          <table:table-cell office:value-type="string">
            <text:p/>
          </table:table-cell>
          <table:table-cell office:value-type="string">
            <text:p>真空制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499</text:p>
          </table:table-cell>
          <table:table-cell office:value-type="string">
            <text:p>vacuum chamber</text:p>
          </table:table-cell>
          <table:table-cell office:value-type="string">
            <text:p>真空室</text:p>
          </table:table-cell>
          <table:table-cell office:value-type="string">
            <text:p/>
          </table:table-cell>
          <table:table-cell office:value-type="string">
            <text:p>真空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00</text:p>
          </table:table-cell>
          <table:table-cell office:value-type="string">
            <text:p>vacuum circuit breaker</text:p>
          </table:table-cell>
          <table:table-cell office:value-type="string">
            <text:p>真空斷路器</text:p>
          </table:table-cell>
          <table:table-cell office:value-type="string">
            <text:p/>
          </table:table-cell>
          <table:table-cell office:value-type="string">
            <text:p>真空断路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01</text:p>
          </table:table-cell>
          <table:table-cell office:value-type="string">
            <text:p>vacuum cleaner</text:p>
          </table:table-cell>
          <table:table-cell office:value-type="string">
            <text:p>真空吸塵器</text:p>
          </table:table-cell>
          <table:table-cell office:value-type="string">
            <text:p/>
          </table:table-cell>
          <table:table-cell office:value-type="string">
            <text:p>真空吸尘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02</text:p>
          </table:table-cell>
          <table:table-cell office:value-type="string">
            <text:p>vacuum degree</text:p>
          </table:table-cell>
          <table:table-cell office:value-type="string">
            <text:p>真空度</text:p>
          </table:table-cell>
          <table:table-cell office:value-type="string">
            <text:p/>
          </table:table-cell>
          <table:table-cell office:value-type="string">
            <text:p>真空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03</text:p>
          </table:table-cell>
          <table:table-cell office:value-type="string">
            <text:p>vacuum pumping system</text:p>
          </table:table-cell>
          <table:table-cell office:value-type="string">
            <text:p>真空抽氣系統</text:p>
          </table:table-cell>
          <table:table-cell office:value-type="string">
            <text:p/>
          </table:table-cell>
          <table:table-cell office:value-type="string">
            <text:p>真空抽气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04</text:p>
          </table:table-cell>
          <table:table-cell office:value-type="string">
            <text:p>vacuum tube</text:p>
          </table:table-cell>
          <table:table-cell office:value-type="string">
            <text:p>真空管</text:p>
          </table:table-cell>
          <table:table-cell office:value-type="string">
            <text:p/>
          </table:table-cell>
          <table:table-cell office:value-type="string">
            <text:p>真空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05</text:p>
          </table:table-cell>
          <table:table-cell office:value-type="string">
            <text:p>valence band</text:p>
          </table:table-cell>
          <table:table-cell office:value-type="string">
            <text:p>價能帶</text:p>
          </table:table-cell>
          <table:table-cell office:value-type="string">
            <text:p/>
          </table:table-cell>
          <table:table-cell office:value-type="string">
            <text:p>价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06</text:p>
          </table:table-cell>
          <table:table-cell office:value-type="string">
            <text:p>valley value</text:p>
          </table:table-cell>
          <table:table-cell office:value-type="string">
            <text:p>谷值</text:p>
          </table:table-cell>
          <table:table-cell office:value-type="string">
            <text:p/>
          </table:table-cell>
          <table:table-cell office:value-type="string">
            <text:p>谷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07</text:p>
          </table:table-cell>
          <table:table-cell office:value-type="string">
            <text:p>valve</text:p>
          </table:table-cell>
          <table:table-cell office:value-type="string">
            <text:p>真空管；電子管 ；閥（門）；活門 ；換流閥</text:p>
          </table:table-cell>
          <table:table-cell office:value-type="string">
            <text:p/>
          </table:table-cell>
          <table:table-cell office:value-type="string">
            <text:p>阀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08</text:p>
          </table:table-cell>
          <table:table-cell office:value-type="string">
            <text:p>valve side winding</text:p>
          </table:table-cell>
          <table:table-cell office:value-type="string">
            <text:p>閥側繞組</text:p>
          </table:table-cell>
          <table:table-cell office:value-type="string">
            <text:p/>
          </table:table-cell>
          <table:table-cell office:value-type="string">
            <text:p>阀侧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09</text:p>
          </table:table-cell>
          <table:table-cell office:value-type="string">
            <text:p>vapour pressure</text:p>
          </table:table-cell>
          <table:table-cell office:value-type="string">
            <text:p>汽壓</text:p>
          </table:table-cell>
          <table:table-cell office:value-type="string">
            <text:p/>
          </table:table-cell>
          <table:table-cell office:value-type="string">
            <text:p>蒸气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10</text:p>
          </table:table-cell>
          <table:table-cell office:value-type="string">
            <text:p>var</text:p>
          </table:table-cell>
          <table:table-cell office:value-type="string">
            <text:p>乏；無功伏安（無功功率單位；電抗功率單位）</text:p>
          </table:table-cell>
          <table:table-cell office:value-type="string">
            <text:p/>
          </table:table-cell>
          <table:table-cell office:value-type="string">
            <text:p>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11</text:p>
          </table:table-cell>
          <table:table-cell office:value-type="string">
            <text:p>var hour meter</text:p>
          </table:table-cell>
          <table:table-cell office:value-type="string">
            <text:p>乏時計</text:p>
          </table:table-cell>
          <table:table-cell office:value-type="string">
            <text:p/>
          </table:table-cell>
          <table:table-cell office:value-type="string">
            <text:p>乏时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12</text:p>
          </table:table-cell>
          <table:table-cell office:value-type="string">
            <text:p>variable</text:p>
          </table:table-cell>
          <table:table-cell office:value-type="string">
            <text:p>可變；變數</text:p>
          </table:table-cell>
          <table:table-cell office:value-type="string">
            <text:p/>
          </table:table-cell>
          <table:table-cell office:value-type="string">
            <text:p>变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13</text:p>
          </table:table-cell>
          <table:table-cell office:value-type="string">
            <text:p>variation of the mean error</text:p>
          </table:table-cell>
          <table:table-cell office:value-type="string">
            <text:p>平均誤差的變差</text:p>
          </table:table-cell>
          <table:table-cell office:value-type="string">
            <text:p/>
          </table:table-cell>
          <table:table-cell office:value-type="string">
            <text:p>平均误差的变差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14</text:p>
          </table:table-cell>
          <table:table-cell office:value-type="string">
            <text:p>variometer</text:p>
          </table:table-cell>
          <table:table-cell office:value-type="string">
            <text:p>可變電感器；變感器</text:p>
          </table:table-cell>
          <table:table-cell office:value-type="string">
            <text:p/>
          </table:table-cell>
          <table:table-cell office:value-type="string">
            <text:p>变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15</text:p>
          </table:table-cell>
          <table:table-cell office:value-type="string">
            <text:p>varistor</text:p>
          </table:table-cell>
          <table:table-cell office:value-type="string">
            <text:p>變阻體；變阻器；非線性電阻；壓敏電阻</text:p>
          </table:table-cell>
          <table:table-cell office:value-type="string">
            <text:p/>
          </table:table-cell>
          <table:table-cell office:value-type="string">
            <text:p>[电]压敏变阻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16</text:p>
          </table:table-cell>
          <table:table-cell office:value-type="string">
            <text:p>varnish</text:p>
          </table:table-cell>
          <table:table-cell office:value-type="string">
            <text:p>油漆；清漆；上漆；塗漆</text:p>
          </table:table-cell>
          <table:table-cell office:value-type="string">
            <text:p/>
          </table:table-cell>
          <table:table-cell office:value-type="string">
            <text:p>清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17</text:p>
          </table:table-cell>
          <table:table-cell office:value-type="string">
            <text:p>varying speed motor</text:p>
          </table:table-cell>
          <table:table-cell office:value-type="string">
            <text:p>變速電動機</text:p>
          </table:table-cell>
          <table:table-cell office:value-type="string">
            <text:p/>
          </table:table-cell>
          <table:table-cell office:value-type="string">
            <text:p>变速电动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18</text:p>
          </table:table-cell>
          <table:table-cell office:value-type="string">
            <text:p>vector field</text:p>
          </table:table-cell>
          <table:table-cell office:value-type="string">
            <text:p>向量場</text:p>
          </table:table-cell>
          <table:table-cell office:value-type="string">
            <text:p/>
          </table:table-cell>
          <table:table-cell office:value-type="string">
            <text:p>矢量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19</text:p>
          </table:table-cell>
          <table:table-cell office:value-type="string">
            <text:p>vector potential</text:p>
          </table:table-cell>
          <table:table-cell office:value-type="string">
            <text:p>有向位；向量位；向量勢</text:p>
          </table:table-cell>
          <table:table-cell office:value-type="string">
            <text:p/>
          </table:table-cell>
          <table:table-cell office:value-type="string">
            <text:p>矢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20</text:p>
          </table:table-cell>
          <table:table-cell office:value-type="string">
            <text:p>vector product</text:p>
          </table:table-cell>
          <table:table-cell office:value-type="string">
            <text:p>向量積</text:p>
          </table:table-cell>
          <table:table-cell office:value-type="string">
            <text:p/>
          </table:table-cell>
          <table:table-cell office:value-type="string">
            <text:p>矢[量]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21</text:p>
          </table:table-cell>
          <table:table-cell office:value-type="string">
            <text:p>ventilating fan</text:p>
          </table:table-cell>
          <table:table-cell office:value-type="string">
            <text:p>通風扇；通風機風扇</text:p>
          </table:table-cell>
          <table:table-cell office:value-type="string">
            <text:p/>
          </table:table-cell>
          <table:table-cell office:value-type="string">
            <text:p>排气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22</text:p>
          </table:table-cell>
          <table:table-cell office:value-type="string">
            <text:p>ventilation</text:p>
          </table:table-cell>
          <table:table-cell office:value-type="string">
            <text:p>通風；吹風</text:p>
          </table:table-cell>
          <table:table-cell office:value-type="string">
            <text:p/>
          </table:table-cell>
          <table:table-cell office:value-type="string">
            <text:p>通风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23</text:p>
          </table:table-cell>
          <table:table-cell office:value-type="string">
            <text:p>vestibule</text:p>
          </table:table-cell>
          <table:table-cell office:value-type="string">
            <text:p>內耳腔；前庭</text:p>
          </table:table-cell>
          <table:table-cell office:value-type="string">
            <text:p/>
          </table:table-cell>
          <table:table-cell office:value-type="string">
            <text:p>前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24</text:p>
          </table:table-cell>
          <table:table-cell office:value-type="string">
            <text:p>vibration</text:p>
          </table:table-cell>
          <table:table-cell office:value-type="string">
            <text:p>振動；振盪</text:p>
          </table:table-cell>
          <table:table-cell office:value-type="string">
            <text:p/>
          </table:table-cell>
          <table:table-cell office:value-type="string">
            <text:p>振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25</text:p>
          </table:table-cell>
          <table:table-cell office:value-type="string">
            <text:p>vibration galvanometer</text:p>
          </table:table-cell>
          <table:table-cell office:value-type="string">
            <text:p>振動檢流計；振動電流計</text:p>
          </table:table-cell>
          <table:table-cell office:value-type="string">
            <text:p/>
          </table:table-cell>
          <table:table-cell office:value-type="string">
            <text:p>振动检流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26</text:p>
          </table:table-cell>
          <table:table-cell office:value-type="string">
            <text:p>vibration isolator</text:p>
          </table:table-cell>
          <table:table-cell office:value-type="string">
            <text:p>隔振器；隔振體</text:p>
          </table:table-cell>
          <table:table-cell office:value-type="string">
            <text:p/>
          </table:table-cell>
          <table:table-cell office:value-type="string">
            <text:p>减振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27</text:p>
          </table:table-cell>
          <table:table-cell office:value-type="string">
            <text:p>vibration period</text:p>
          </table:table-cell>
          <table:table-cell office:value-type="string">
            <text:p>振動周期</text:p>
          </table:table-cell>
          <table:table-cell office:value-type="string">
            <text:p/>
          </table:table-cell>
          <table:table-cell office:value-type="string">
            <text:p>振动周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28</text:p>
          </table:table-cell>
          <table:table-cell office:value-type="string">
            <text:p>virtual origin</text:p>
          </table:table-cell>
          <table:table-cell office:value-type="string">
            <text:p>虛擬原點</text:p>
          </table:table-cell>
          <table:table-cell office:value-type="string">
            <text:p/>
          </table:table-cell>
          <table:table-cell office:value-type="string">
            <text:p>视在原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29</text:p>
          </table:table-cell>
          <table:table-cell office:value-type="string">
            <text:p>viscosity</text:p>
          </table:table-cell>
          <table:table-cell office:value-type="string">
            <text:p>粘度</text:p>
          </table:table-cell>
          <table:table-cell office:value-type="string">
            <text:p/>
          </table:table-cell>
          <table:table-cell office:value-type="string">
            <text:p>黏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30</text:p>
          </table:table-cell>
          <table:table-cell office:value-type="string">
            <text:p>visibility</text:p>
          </table:table-cell>
          <table:table-cell office:value-type="string">
            <text:p>能見度；視程</text:p>
          </table:table-cell>
          <table:table-cell office:value-type="string">
            <text:p/>
          </table:table-cell>
          <table:table-cell office:value-type="string">
            <text:p>可见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31</text:p>
          </table:table-cell>
          <table:table-cell office:value-type="string">
            <text:p>vision</text:p>
          </table:table-cell>
          <table:table-cell office:value-type="string">
            <text:p>視覺</text:p>
          </table:table-cell>
          <table:table-cell office:value-type="string">
            <text:p/>
          </table:table-cell>
          <table:table-cell office:value-type="string">
            <text:p>视觉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32</text:p>
          </table:table-cell>
          <table:table-cell office:value-type="string">
            <text:p>visual signal</text:p>
          </table:table-cell>
          <table:table-cell office:value-type="string">
            <text:p>視覺信號</text:p>
          </table:table-cell>
          <table:table-cell office:value-type="string">
            <text:p/>
          </table:table-cell>
          <table:table-cell office:value-type="string">
            <text:p>视觉信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33</text:p>
          </table:table-cell>
          <table:table-cell office:value-type="string">
            <text:p>Volta effect</text:p>
          </table:table-cell>
          <table:table-cell office:value-type="string">
            <text:p>伏打效應</text:p>
          </table:table-cell>
          <table:table-cell office:value-type="string">
            <text:p/>
          </table:table-cell>
          <table:table-cell office:value-type="string">
            <text:p>伏打效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34</text:p>
          </table:table-cell>
          <table:table-cell office:value-type="string">
            <text:p>voltage</text:p>
          </table:table-cell>
          <table:table-cell office:value-type="string">
            <text:p>電壓；伏（特）數</text:p>
          </table:table-cell>
          <table:table-cell office:value-type="string">
            <text:p/>
          </table:table-cell>
          <table:table-cell office:value-type="string">
            <text:p>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35</text:p>
          </table:table-cell>
          <table:table-cell office:value-type="string">
            <text:p>voltage collapse</text:p>
          </table:table-cell>
          <table:table-cell office:value-type="string">
            <text:p>電壓崩潰</text:p>
          </table:table-cell>
          <table:table-cell office:value-type="string">
            <text:p/>
          </table:table-cell>
          <table:table-cell office:value-type="string">
            <text:p>电压骤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36</text:p>
          </table:table-cell>
          <table:table-cell office:value-type="string">
            <text:p>voltage dip</text:p>
          </table:table-cell>
          <table:table-cell office:value-type="string">
            <text:p>電壓驟降</text:p>
          </table:table-cell>
          <table:table-cell office:value-type="string">
            <text:p/>
          </table:table-cell>
          <table:table-cell office:value-type="string">
            <text:p>电压暂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37</text:p>
          </table:table-cell>
          <table:table-cell office:value-type="string">
            <text:p>voltage divider</text:p>
          </table:table-cell>
          <table:table-cell office:value-type="string">
            <text:p>分壓器</text:p>
          </table:table-cell>
          <table:table-cell office:value-type="string">
            <text:p/>
          </table:table-cell>
          <table:table-cell office:value-type="string">
            <text:p>分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38</text:p>
          </table:table-cell>
          <table:table-cell office:value-type="string">
            <text:p>voltage drop</text:p>
          </table:table-cell>
          <table:table-cell office:value-type="string">
            <text:p>（電）壓降（落）</text:p>
          </table:table-cell>
          <table:table-cell office:value-type="string">
            <text:p/>
          </table:table-cell>
          <table:table-cell office:value-type="string">
            <text:p>电压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39</text:p>
          </table:table-cell>
          <table:table-cell office:value-type="string">
            <text:p>voltage fluctuation</text:p>
          </table:table-cell>
          <table:table-cell office:value-type="string">
            <text:p>電壓波動</text:p>
          </table:table-cell>
          <table:table-cell office:value-type="string">
            <text:p/>
          </table:table-cell>
          <table:table-cell office:value-type="string">
            <text:p>电压波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40</text:p>
          </table:table-cell>
          <table:table-cell office:value-type="string">
            <text:p>voltage gradient</text:p>
          </table:table-cell>
          <table:table-cell office:value-type="string">
            <text:p>電壓梯度</text:p>
          </table:table-cell>
          <table:table-cell office:value-type="string">
            <text:p/>
          </table:table-cell>
          <table:table-cell office:value-type="string">
            <text:p>比电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41</text:p>
          </table:table-cell>
          <table:table-cell office:value-type="string">
            <text:p>voltage matching transformer</text:p>
          </table:table-cell>
          <table:table-cell office:value-type="string">
            <text:p>電壓匹配變壓器</text:p>
          </table:table-cell>
          <table:table-cell office:value-type="string">
            <text:p/>
          </table:table-cell>
          <table:table-cell office:value-type="string">
            <text:p>匹配用电压互感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42</text:p>
          </table:table-cell>
          <table:table-cell office:value-type="string">
            <text:p>voltage ratio</text:p>
          </table:table-cell>
          <table:table-cell office:value-type="string">
            <text:p>電壓比</text:p>
          </table:table-cell>
          <table:table-cell office:value-type="string">
            <text:p/>
          </table:table-cell>
          <table:table-cell office:value-type="string">
            <text:p>分压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43</text:p>
          </table:table-cell>
          <table:table-cell office:value-type="string">
            <text:p>voltage ratio</text:p>
          </table:table-cell>
          <table:table-cell office:value-type="string">
            <text:p>電壓比</text:p>
          </table:table-cell>
          <table:table-cell office:value-type="string">
            <text:p/>
          </table:table-cell>
          <table:table-cell office:value-type="string">
            <text:p>电压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44</text:p>
          </table:table-cell>
          <table:table-cell office:value-type="string">
            <text:p>voltage regulation</text:p>
          </table:table-cell>
          <table:table-cell office:value-type="string">
            <text:p>電壓調整</text:p>
          </table:table-cell>
          <table:table-cell office:value-type="string">
            <text:p/>
          </table:table-cell>
          <table:table-cell office:value-type="string">
            <text:p>电压调整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45</text:p>
          </table:table-cell>
          <table:table-cell office:value-type="string">
            <text:p>voltage regulator</text:p>
          </table:table-cell>
          <table:table-cell office:value-type="string">
            <text:p>電壓調整器</text:p>
          </table:table-cell>
          <table:table-cell office:value-type="string">
            <text:p/>
          </table:table-cell>
          <table:table-cell office:value-type="string">
            <text:p>调压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46</text:p>
          </table:table-cell>
          <table:table-cell office:value-type="string">
            <text:p>voltage relay</text:p>
          </table:table-cell>
          <table:table-cell office:value-type="string">
            <text:p>電壓電驛</text:p>
          </table:table-cell>
          <table:table-cell office:value-type="string">
            <text:p/>
          </table:table-cell>
          <table:table-cell office:value-type="string">
            <text:p>电压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47</text:p>
          </table:table-cell>
          <table:table-cell office:value-type="string">
            <text:p>voltage sensitivity</text:p>
          </table:table-cell>
          <table:table-cell office:value-type="string">
            <text:p>電壓靈敏度</text:p>
          </table:table-cell>
          <table:table-cell office:value-type="string">
            <text:p/>
          </table:table-cell>
          <table:table-cell office:value-type="string">
            <text:p>电压敏感性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48</text:p>
          </table:table-cell>
          <table:table-cell office:value-type="string">
            <text:p>voltage surge</text:p>
          </table:table-cell>
          <table:table-cell office:value-type="string">
            <text:p>電壓突波</text:p>
          </table:table-cell>
          <table:table-cell office:value-type="string">
            <text:p/>
          </table:table-cell>
          <table:table-cell office:value-type="string">
            <text:p>电压浪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49</text:p>
          </table:table-cell>
          <table:table-cell office:value-type="string">
            <text:p>voltmeter</text:p>
          </table:table-cell>
          <table:table-cell office:value-type="string">
            <text:p>電壓計；伏特計</text:p>
          </table:table-cell>
          <table:table-cell office:value-type="string">
            <text:p/>
          </table:table-cell>
          <table:table-cell office:value-type="string">
            <text:p>电压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50</text:p>
          </table:table-cell>
          <table:table-cell office:value-type="string">
            <text:p>volume</text:p>
          </table:table-cell>
          <table:table-cell office:value-type="string">
            <text:p>體積；容積 ；音量；響度；卷；冊；部</text:p>
          </table:table-cell>
          <table:table-cell office:value-type="string">
            <text:p/>
          </table:table-cell>
          <table:table-cell office:value-type="string">
            <text:p>体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51</text:p>
          </table:table-cell>
          <table:table-cell office:value-type="string">
            <text:p>volume integral</text:p>
          </table:table-cell>
          <table:table-cell office:value-type="string">
            <text:p>體積分</text:p>
          </table:table-cell>
          <table:table-cell office:value-type="string">
            <text:p/>
          </table:table-cell>
          <table:table-cell office:value-type="string">
            <text:p>体积分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52</text:p>
          </table:table-cell>
          <table:table-cell office:value-type="string">
            <text:p>volume resistivity</text:p>
          </table:table-cell>
          <table:table-cell office:value-type="string">
            <text:p>體積電阻係數</text:p>
          </table:table-cell>
          <table:table-cell office:value-type="string">
            <text:p/>
          </table:table-cell>
          <table:table-cell office:value-type="string">
            <text:p>体电阻率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53</text:p>
          </table:table-cell>
          <table:table-cell office:value-type="string">
            <text:p>vulcanization</text:p>
          </table:table-cell>
          <table:table-cell office:value-type="string">
            <text:p>（橡膠）硫化；硬化</text:p>
          </table:table-cell>
          <table:table-cell office:value-type="string">
            <text:p/>
          </table:table-cell>
          <table:table-cell office:value-type="string">
            <text:p>硫化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54</text:p>
          </table:table-cell>
          <table:table-cell office:value-type="string">
            <text:p>waist</text:p>
          </table:table-cell>
          <table:table-cell office:value-type="string">
            <text:p>平口</text:p>
          </table:table-cell>
          <table:table-cell office:value-type="string">
            <text:p/>
          </table:table-cell>
          <table:table-cell office:value-type="string">
            <text:p>束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55</text:p>
          </table:table-cell>
          <table:table-cell office:value-type="string">
            <text:p>wall effect</text:p>
          </table:table-cell>
          <table:table-cell office:value-type="string">
            <text:p>壁效應</text:p>
          </table:table-cell>
          <table:table-cell office:value-type="string">
            <text:p/>
          </table:table-cell>
          <table:table-cell office:value-type="string">
            <text:p>壁效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56</text:p>
          </table:table-cell>
          <table:table-cell office:value-type="string">
            <text:p>wall-less ionization chamber</text:p>
          </table:table-cell>
          <table:table-cell office:value-type="string">
            <text:p>無壁游離腔</text:p>
          </table:table-cell>
          <table:table-cell office:value-type="string">
            <text:p/>
          </table:table-cell>
          <table:table-cell office:value-type="string">
            <text:p>无壁电离室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57</text:p>
          </table:table-cell>
          <table:table-cell office:value-type="string">
            <text:p>Ward Leonard system</text:p>
          </table:table-cell>
          <table:table-cell office:value-type="string">
            <text:p>瓦德冷納系統</text:p>
          </table:table-cell>
          <table:table-cell office:value-type="string">
            <text:p/>
          </table:table-cell>
          <table:table-cell office:value-type="string">
            <text:p>沃德-伦纳德系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58</text:p>
          </table:table-cell>
          <table:table-cell office:value-type="string">
            <text:p>washing machine</text:p>
          </table:table-cell>
          <table:table-cell office:value-type="string">
            <text:p>洗衣機</text:p>
          </table:table-cell>
          <table:table-cell office:value-type="string">
            <text:p/>
          </table:table-cell>
          <table:table-cell office:value-type="string">
            <text:p>洗衣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59</text:p>
          </table:table-cell>
          <table:table-cell office:value-type="string">
            <text:p>waste</text:p>
          </table:table-cell>
          <table:table-cell office:value-type="string">
            <text:p>廢棄物；廢料</text:p>
          </table:table-cell>
          <table:table-cell office:value-type="string">
            <text:p/>
          </table:table-cell>
          <table:table-cell office:value-type="string">
            <text:p>豁免废物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60</text:p>
          </table:table-cell>
          <table:table-cell office:value-type="string">
            <text:p>water heater</text:p>
          </table:table-cell>
          <table:table-cell office:value-type="string">
            <text:p>熱水器</text:p>
          </table:table-cell>
          <table:table-cell office:value-type="string">
            <text:p/>
          </table:table-cell>
          <table:table-cell office:value-type="string">
            <text:p>热水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61</text:p>
          </table:table-cell>
          <table:table-cell office:value-type="string">
            <text:p>water tank</text:p>
          </table:table-cell>
          <table:table-cell office:value-type="string">
            <text:p>水櫃；水箱；水槽</text:p>
          </table:table-cell>
          <table:table-cell office:value-type="string">
            <text:p/>
          </table:table-cell>
          <table:table-cell office:value-type="string">
            <text:p>水箱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62</text:p>
          </table:table-cell>
          <table:table-cell office:value-type="string">
            <text:p>watt-hour meter</text:p>
          </table:table-cell>
          <table:table-cell office:value-type="string">
            <text:p>瓦時計；電度表</text:p>
          </table:table-cell>
          <table:table-cell office:value-type="string">
            <text:p/>
          </table:table-cell>
          <table:table-cell office:value-type="string">
            <text:p>[有功]电度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63</text:p>
          </table:table-cell>
          <table:table-cell office:value-type="string">
            <text:p>wattmeter</text:p>
          </table:table-cell>
          <table:table-cell office:value-type="string">
            <text:p>瓦特計</text:p>
          </table:table-cell>
          <table:table-cell office:value-type="string">
            <text:p/>
          </table:table-cell>
          <table:table-cell office:value-type="string">
            <text:p>功率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64</text:p>
          </table:table-cell>
          <table:table-cell office:value-type="string">
            <text:p>wave front</text:p>
          </table:table-cell>
          <table:table-cell office:value-type="string">
            <text:p>波前</text:p>
          </table:table-cell>
          <table:table-cell office:value-type="string">
            <text:p/>
          </table:table-cell>
          <table:table-cell office:value-type="string">
            <text:p>波前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65</text:p>
          </table:table-cell>
          <table:table-cell office:value-type="string">
            <text:p>wave length</text:p>
          </table:table-cell>
          <table:table-cell office:value-type="string">
            <text:p>波長</text:p>
          </table:table-cell>
          <table:table-cell office:value-type="string">
            <text:p/>
          </table:table-cell>
          <table:table-cell office:value-type="string">
            <text:p>波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66</text:p>
          </table:table-cell>
          <table:table-cell office:value-type="string">
            <text:p>wave number</text:p>
          </table:table-cell>
          <table:table-cell office:value-type="string">
            <text:p>波數</text:p>
          </table:table-cell>
          <table:table-cell office:value-type="string">
            <text:p/>
          </table:table-cell>
          <table:table-cell office:value-type="string">
            <text:p>波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67</text:p>
          </table:table-cell>
          <table:table-cell office:value-type="string">
            <text:p>wave tail</text:p>
          </table:table-cell>
          <table:table-cell office:value-type="string">
            <text:p>波尾</text:p>
          </table:table-cell>
          <table:table-cell office:value-type="string">
            <text:p/>
          </table:table-cell>
          <table:table-cell office:value-type="string">
            <text:p>波尾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68</text:p>
          </table:table-cell>
          <table:table-cell office:value-type="string">
            <text:p>wave winding</text:p>
          </table:table-cell>
          <table:table-cell office:value-type="string">
            <text:p>波形繞組</text:p>
          </table:table-cell>
          <table:table-cell office:value-type="string">
            <text:p/>
          </table:table-cell>
          <table:table-cell office:value-type="string">
            <text:p>波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69</text:p>
          </table:table-cell>
          <table:table-cell office:value-type="string">
            <text:p>waveform</text:p>
          </table:table-cell>
          <table:table-cell office:value-type="string">
            <text:p>波形</text:p>
          </table:table-cell>
          <table:table-cell office:value-type="string">
            <text:p/>
          </table:table-cell>
          <table:table-cell office:value-type="string">
            <text:p>波形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70</text:p>
          </table:table-cell>
          <table:table-cell office:value-type="string">
            <text:p>waveform analysis</text:p>
          </table:table-cell>
          <table:table-cell office:value-type="string">
            <text:p>波形分析</text:p>
          </table:table-cell>
          <table:table-cell office:value-type="string">
            <text:p/>
          </table:table-cell>
          <table:table-cell office:value-type="string">
            <text:p>波形分析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71</text:p>
          </table:table-cell>
          <table:table-cell office:value-type="string">
            <text:p>waveguide</text:p>
          </table:table-cell>
          <table:table-cell office:value-type="string">
            <text:p>波導；導波管</text:p>
          </table:table-cell>
          <table:table-cell office:value-type="string">
            <text:p/>
          </table:table-cell>
          <table:table-cell office:value-type="string">
            <text:p>波导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72</text:p>
          </table:table-cell>
          <table:table-cell office:value-type="string">
            <text:p>waveguide window</text:p>
          </table:table-cell>
          <table:table-cell office:value-type="string">
            <text:p>波導窗</text:p>
          </table:table-cell>
          <table:table-cell office:value-type="string">
            <text:p/>
          </table:table-cell>
          <table:table-cell office:value-type="string">
            <text:p>波导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73</text:p>
          </table:table-cell>
          <table:table-cell office:value-type="string">
            <text:p>weather-proof</text:p>
          </table:table-cell>
          <table:table-cell office:value-type="string">
            <text:p>耐風雨；耐氣候</text:p>
          </table:table-cell>
          <table:table-cell office:value-type="string">
            <text:p/>
          </table:table-cell>
          <table:table-cell office:value-type="string">
            <text:p>耐[气]候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74</text:p>
          </table:table-cell>
          <table:table-cell office:value-type="string">
            <text:p>Weibull distribution</text:p>
          </table:table-cell>
          <table:table-cell office:value-type="string">
            <text:p>韋布林分佈</text:p>
          </table:table-cell>
          <table:table-cell office:value-type="string">
            <text:p/>
          </table:table-cell>
          <table:table-cell office:value-type="string">
            <text:p>韦布尔分布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75</text:p>
          </table:table-cell>
          <table:table-cell office:value-type="string">
            <text:p>welded bond</text:p>
          </table:table-cell>
          <table:table-cell office:value-type="string">
            <text:p>熔接綁線</text:p>
          </table:table-cell>
          <table:table-cell office:value-type="string">
            <text:p/>
          </table:table-cell>
          <table:table-cell office:value-type="string">
            <text:p>焊接轨隙连接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76</text:p>
          </table:table-cell>
          <table:table-cell office:value-type="string">
            <text:p>welding</text:p>
          </table:table-cell>
          <table:table-cell office:value-type="string">
            <text:p>熔接</text:p>
          </table:table-cell>
          <table:table-cell office:value-type="string">
            <text:p/>
          </table:table-cell>
          <table:table-cell office:value-type="string">
            <text:p>焊接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77</text:p>
          </table:table-cell>
          <table:table-cell office:value-type="string">
            <text:p>wet test</text:p>
          </table:table-cell>
          <table:table-cell office:value-type="string">
            <text:p>濕試驗</text:p>
          </table:table-cell>
          <table:table-cell office:value-type="string">
            <text:p/>
          </table:table-cell>
          <table:table-cell office:value-type="string">
            <text:p>湿试验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78</text:p>
          </table:table-cell>
          <table:table-cell office:value-type="string">
            <text:p>Wheatstone bridge</text:p>
          </table:table-cell>
          <table:table-cell office:value-type="string">
            <text:p>惠斯登電橋</text:p>
          </table:table-cell>
          <table:table-cell office:value-type="string">
            <text:p/>
          </table:table-cell>
          <table:table-cell office:value-type="string">
            <text:p>惠斯通电桥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79</text:p>
          </table:table-cell>
          <table:table-cell office:value-type="string">
            <text:p>white noise</text:p>
          </table:table-cell>
          <table:table-cell office:value-type="string">
            <text:p>白雜訊；白噪音</text:p>
          </table:table-cell>
          <table:table-cell office:value-type="string">
            <text:p/>
          </table:table-cell>
          <table:table-cell office:value-type="string">
            <text:p>白噪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80</text:p>
          </table:table-cell>
          <table:table-cell office:value-type="string">
            <text:p>whole body counter</text:p>
          </table:table-cell>
          <table:table-cell office:value-type="string">
            <text:p>全身計數器</text:p>
          </table:table-cell>
          <table:table-cell office:value-type="string">
            <text:p/>
          </table:table-cell>
          <table:table-cell office:value-type="string">
            <text:p>全身计数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81</text:p>
          </table:table-cell>
          <table:table-cell office:value-type="string">
            <text:p>whole body exposure</text:p>
          </table:table-cell>
          <table:table-cell office:value-type="string">
            <text:p>全身曝露</text:p>
          </table:table-cell>
          <table:table-cell office:value-type="string">
            <text:p/>
          </table:table-cell>
          <table:table-cell office:value-type="string">
            <text:p>全身照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82</text:p>
          </table:table-cell>
          <table:table-cell office:value-type="string">
            <text:p>Wigner effect</text:p>
          </table:table-cell>
          <table:table-cell office:value-type="string">
            <text:p>威格納效應</text:p>
          </table:table-cell>
          <table:table-cell office:value-type="string">
            <text:p/>
          </table:table-cell>
          <table:table-cell office:value-type="string">
            <text:p>维格纳效应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83</text:p>
          </table:table-cell>
          <table:table-cell office:value-type="string">
            <text:p>wind pressure</text:p>
          </table:table-cell>
          <table:table-cell office:value-type="string">
            <text:p>風壓</text:p>
          </table:table-cell>
          <table:table-cell office:value-type="string">
            <text:p/>
          </table:table-cell>
          <table:table-cell office:value-type="string">
            <text:p>风压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84</text:p>
          </table:table-cell>
          <table:table-cell office:value-type="string">
            <text:p>winding</text:p>
          </table:table-cell>
          <table:table-cell office:value-type="string">
            <text:p>繞組；繞法；捲</text:p>
          </table:table-cell>
          <table:table-cell office:value-type="string">
            <text:p/>
          </table:table-cell>
          <table:table-cell office:value-type="string">
            <text:p>绕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85</text:p>
          </table:table-cell>
          <table:table-cell office:value-type="string">
            <text:p>winding factor</text:p>
          </table:table-cell>
          <table:table-cell office:value-type="string">
            <text:p>繞組因數</text:p>
          </table:table-cell>
          <table:table-cell office:value-type="string">
            <text:p/>
          </table:table-cell>
          <table:table-cell office:value-type="string">
            <text:p>绕组因数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86</text:p>
          </table:table-cell>
          <table:table-cell office:value-type="string">
            <text:p>winding pitch</text:p>
          </table:table-cell>
          <table:table-cell office:value-type="string">
            <text:p>繞組間距</text:p>
          </table:table-cell>
          <table:table-cell office:value-type="string">
            <text:p/>
          </table:table-cell>
          <table:table-cell office:value-type="string">
            <text:p>绕组节距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87</text:p>
          </table:table-cell>
          <table:table-cell office:value-type="string">
            <text:p>window</text:p>
          </table:table-cell>
          <table:table-cell office:value-type="string">
            <text:p>窗；視窗</text:p>
          </table:table-cell>
          <table:table-cell office:value-type="string">
            <text:p/>
          </table:table-cell>
          <table:table-cell office:value-type="string">
            <text:p>窗户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88</text:p>
          </table:table-cell>
          <table:table-cell office:value-type="string">
            <text:p>window counter tube</text:p>
          </table:table-cell>
          <table:table-cell office:value-type="string">
            <text:p>窗計數器管</text:p>
          </table:table-cell>
          <table:table-cell office:value-type="string">
            <text:p/>
          </table:table-cell>
          <table:table-cell office:value-type="string">
            <text:p>窗计数管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89</text:p>
          </table:table-cell>
          <table:table-cell office:value-type="string">
            <text:p>work</text:p>
          </table:table-cell>
          <table:table-cell office:value-type="string">
            <text:p>工作</text:p>
          </table:table-cell>
          <table:table-cell office:value-type="string">
            <text:p/>
          </table:table-cell>
          <table:table-cell office:value-type="string">
            <text:p>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90</text:p>
          </table:table-cell>
          <table:table-cell office:value-type="string">
            <text:p>work function</text:p>
          </table:table-cell>
          <table:table-cell office:value-type="string">
            <text:p>工作函數</text:p>
          </table:table-cell>
          <table:table-cell office:value-type="string">
            <text:p/>
          </table:table-cell>
          <table:table-cell office:value-type="string">
            <text:p>逸出功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91</text:p>
          </table:table-cell>
          <table:table-cell office:value-type="string">
            <text:p>working clearance</text:p>
          </table:table-cell>
          <table:table-cell office:value-type="string">
            <text:p>工作間距</text:p>
          </table:table-cell>
          <table:table-cell office:value-type="string">
            <text:p/>
          </table:table-cell>
          <table:table-cell office:value-type="string">
            <text:p>工作间隙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92</text:p>
          </table:table-cell>
          <table:table-cell office:value-type="string">
            <text:p>working point</text:p>
          </table:table-cell>
          <table:table-cell office:value-type="string">
            <text:p>工作點</text:p>
          </table:table-cell>
          <table:table-cell office:value-type="string">
            <text:p/>
          </table:table-cell>
          <table:table-cell office:value-type="string">
            <text:p>工作点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93</text:p>
          </table:table-cell>
          <table:table-cell office:value-type="string">
            <text:p>working space</text:p>
          </table:table-cell>
          <table:table-cell office:value-type="string">
            <text:p>作業空間</text:p>
          </table:table-cell>
          <table:table-cell office:value-type="string">
            <text:p/>
          </table:table-cell>
          <table:table-cell office:value-type="string">
            <text:p>工作空间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94</text:p>
          </table:table-cell>
          <table:table-cell office:value-type="string">
            <text:p>working standard</text:p>
          </table:table-cell>
          <table:table-cell office:value-type="string">
            <text:p>工作標準</text:p>
          </table:table-cell>
          <table:table-cell office:value-type="string">
            <text:p/>
          </table:table-cell>
          <table:table-cell office:value-type="string">
            <text:p>工作标准[器]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95</text:p>
          </table:table-cell>
          <table:table-cell office:value-type="string">
            <text:p>working standard lamp</text:p>
          </table:table-cell>
          <table:table-cell office:value-type="string">
            <text:p>工作標準燈</text:p>
          </table:table-cell>
          <table:table-cell office:value-type="string">
            <text:p/>
          </table:table-cell>
          <table:table-cell office:value-type="string">
            <text:p>工作标准灯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96</text:p>
          </table:table-cell>
          <table:table-cell office:value-type="string">
            <text:p>working temperature</text:p>
          </table:table-cell>
          <table:table-cell office:value-type="string">
            <text:p>工作溫度</text:p>
          </table:table-cell>
          <table:table-cell office:value-type="string">
            <text:p/>
          </table:table-cell>
          <table:table-cell office:value-type="string">
            <text:p>工作温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97</text:p>
          </table:table-cell>
          <table:table-cell office:value-type="string">
            <text:p>X radiation</text:p>
          </table:table-cell>
          <table:table-cell office:value-type="string">
            <text:p>X輻射</text:p>
          </table:table-cell>
          <table:table-cell office:value-type="string">
            <text:p/>
          </table:table-cell>
          <table:table-cell office:value-type="string">
            <text:p>X辐射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98</text:p>
          </table:table-cell>
          <table:table-cell office:value-type="string">
            <text:p>xenon effect</text:p>
          </table:table-cell>
          <table:table-cell office:value-type="string">
            <text:p>氙效應</text:p>
          </table:table-cell>
          <table:table-cell office:value-type="string">
            <text:p/>
          </table:table-cell>
          <table:table-cell office:value-type="string">
            <text:p>氙中毒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599</text:p>
          </table:table-cell>
          <table:table-cell office:value-type="string">
            <text:p>X-network</text:p>
          </table:table-cell>
          <table:table-cell office:value-type="string">
            <text:p>X形網路</text:p>
          </table:table-cell>
          <table:table-cell office:value-type="string">
            <text:p/>
          </table:table-cell>
          <table:table-cell office:value-type="string">
            <text:p>X形网络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600</text:p>
          </table:table-cell>
          <table:table-cell office:value-type="string">
            <text:p>yield strength</text:p>
          </table:table-cell>
          <table:table-cell office:value-type="string">
            <text:p>屈服強度</text:p>
          </table:table-cell>
          <table:table-cell office:value-type="string">
            <text:p/>
          </table:table-cell>
          <table:table-cell office:value-type="string">
            <text:p>屈服强度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601</text:p>
          </table:table-cell>
          <table:table-cell office:value-type="string">
            <text:p>yoke</text:p>
          </table:table-cell>
          <table:table-cell office:value-type="string">
            <text:p>軛（鐵）</text:p>
          </table:table-cell>
          <table:table-cell office:value-type="string">
            <text:p/>
          </table:table-cell>
          <table:table-cell office:value-type="string">
            <text:p>磁轭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602</text:p>
          </table:table-cell>
          <table:table-cell office:value-type="string">
            <text:p>Zener breakdown</text:p>
          </table:table-cell>
          <table:table-cell office:value-type="string">
            <text:p>齊納崩潰</text:p>
          </table:table-cell>
          <table:table-cell office:value-type="string">
            <text:p/>
          </table:table-cell>
          <table:table-cell office:value-type="string">
            <text:p>齐纳击穿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603</text:p>
          </table:table-cell>
          <table:table-cell office:value-type="string">
            <text:p>zero matrix</text:p>
          </table:table-cell>
          <table:table-cell office:value-type="string">
            <text:p>零矩陣</text:p>
          </table:table-cell>
          <table:table-cell office:value-type="string">
            <text:p/>
          </table:table-cell>
          <table:table-cell office:value-type="string">
            <text:p>零矩阵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604</text:p>
          </table:table-cell>
          <table:table-cell office:value-type="string">
            <text:p>zero phase sequence relay</text:p>
          </table:table-cell>
          <table:table-cell office:value-type="string">
            <text:p>零（相）序電驛</text:p>
          </table:table-cell>
          <table:table-cell office:value-type="string">
            <text:p/>
          </table:table-cell>
          <table:table-cell office:value-type="string">
            <text:p>零序继电器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605</text:p>
          </table:table-cell>
          <table:table-cell office:value-type="string">
            <text:p>zero sequence</text:p>
          </table:table-cell>
          <table:table-cell office:value-type="string">
            <text:p>零（相）序</text:p>
          </table:table-cell>
          <table:table-cell office:value-type="string">
            <text:p/>
          </table:table-cell>
          <table:table-cell office:value-type="string">
            <text:p>零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606</text:p>
          </table:table-cell>
          <table:table-cell office:value-type="string">
            <text:p>zero sequence component</text:p>
          </table:table-cell>
          <table:table-cell office:value-type="string">
            <text:p>零（相）序分量</text:p>
          </table:table-cell>
          <table:table-cell office:value-type="string">
            <text:p/>
          </table:table-cell>
          <table:table-cell office:value-type="string">
            <text:p>零序分量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607</text:p>
          </table:table-cell>
          <table:table-cell office:value-type="string">
            <text:p>zero sequence impedance</text:p>
          </table:table-cell>
          <table:table-cell office:value-type="string">
            <text:p>零序阻抗</text:p>
          </table:table-cell>
          <table:table-cell office:value-type="string">
            <text:p/>
          </table:table-cell>
          <table:table-cell office:value-type="string">
            <text:p>零序阻抗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608</text:p>
          </table:table-cell>
          <table:table-cell office:value-type="string">
            <text:p>zone 1</text:p>
          </table:table-cell>
          <table:table-cell office:value-type="string">
            <text:p>第一區</text:p>
          </table:table-cell>
          <table:table-cell office:value-type="string">
            <text:p/>
          </table:table-cell>
          <table:table-cell office:value-type="string">
            <text:p>1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609</text:p>
          </table:table-cell>
          <table:table-cell office:value-type="string">
            <text:p>zone 2</text:p>
          </table:table-cell>
          <table:table-cell office:value-type="string">
            <text:p>第二區</text:p>
          </table:table-cell>
          <table:table-cell office:value-type="string">
            <text:p/>
          </table:table-cell>
          <table:table-cell office:value-type="string">
            <text:p>2区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610</text:p>
          </table:table-cell>
          <table:table-cell office:value-type="string">
            <text:p>zone levelling</text:p>
          </table:table-cell>
          <table:table-cell office:value-type="string">
            <text:p>區分層法</text:p>
          </table:table-cell>
          <table:table-cell office:value-type="string">
            <text:p/>
          </table:table-cell>
          <table:table-cell office:value-type="string">
            <text:p>区熔夷平</text:p>
          </table:table-cell>
          <table:table-cell office:value-type="string">
            <text:p>2012-11-26</text:p>
          </table:table-cell>
        </table:table-row>
        <table:table-row>
          <table:table-cell office:value-type="string">
            <text:p>1255611</text:p>
          </table:table-cell>
          <table:table-cell office:value-type="string">
            <text:p>zone refining</text:p>
          </table:table-cell>
          <table:table-cell office:value-type="string">
            <text:p>分區精煉</text:p>
          </table:table-cell>
          <table:table-cell office:value-type="string">
            <text:p/>
          </table:table-cell>
          <table:table-cell office:value-type="string">
            <text:p>区熔提纯</text:p>
          </table:table-cell>
          <table:table-cell office:value-type="string">
            <text:p>2012-11-26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10-25T15:17:46.318894</meta:creation-date>
    <dc:date>2022-10-25T15:17:47.481306</dc:date>
    <meta:generator>http://pypi.python.org/pypi/ezodf/0.1.0$Python3.9.10 (main, Feb  8 2022, 15:28:05) 
[GCC 9.3.0]</meta:generator>
    <meta:document-statistic/>
    <meta:editing-cycles>1</meta:editing-cycles>
  </office:meta>
</office:document-meta>
</file>